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79.93pt" svg:height="280.57pt" svg:x="1685.71pt" svg:y="110.64pt">
            <loext:p draw:notify-on-update-of-ranges="Sheet1.A1:Sheet1.A501 Sheet1.B1:Sheet1.B501 Sheet1.A1:Sheet1.A501 Sheet1.C1:Sheet1.C501 Sheet1.A1:Sheet1.A501 Sheet1.D1:Sheet1.D501 Sheet1.A1:Sheet1.A501 Sheet1.E1:Sheet1.E501 Sheet1.A1:Sheet1.A501 Sheet1.F1:Sheet1.F501 Sheet1.A1:Sheet1.A501 Sheet1.G1:Sheet1.G501 Sheet1.A1:Sheet1.A501 Sheet1.H1:Sheet1.H5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231.37pt" svg:y="297.95pt">
            <loext:p draw:notify-on-update-of-ranges="Sheet1.A1:Sheet1.A501 Sheet1.J1:Sheet1.J501 Sheet1.A1:Sheet1.A501 Sheet1.K1:Sheet1.K501 Sheet1.A1:Sheet1.A501 Sheet1.L1:Sheet1.L5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153.59pt" svg:y="16.58pt">
            <loext:p draw:notify-on-update-of-ranges="Sheet1.A1:Sheet1.A501 Sheet1.N1:Sheet1.N501 Sheet1.A1:Sheet1.A501 Sheet1.O1:Sheet1.O501 Sheet1.A1:Sheet1.A501 Sheet1.P1:Sheet1.P50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65" calcext:value-type="float">
            <text:p>-0.65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319048" calcext:value-type="float">
            <text:p>0.319048</text:p>
          </table:table-cell>
          <table:table-cell table:style-name="ce1" office:value-type="float" office:value="3.36778E-018" calcext:value-type="float">
            <text:p>3.37E-18</text:p>
          </table:table-cell>
          <table:table-cell office:value-type="float" office:value="0.878589" calcext:value-type="float">
            <text:p>0.878589</text:p>
          </table:table-cell>
          <table:table-cell office:value-type="string" calcext:value-type="string">
            <text:p><text:s/></text:p>
          </table:table-cell>
          <table:table-cell office:value-type="float" office:value="-1.5708" calcext:value-type="float">
            <text:p>-1.5708</text:p>
          </table:table-cell>
          <table:table-cell table:style-name="ce1" office:value-type="float" office:value="-4.87609E-020" calcext:value-type="float">
            <text:p>-4.88E-20</text:p>
          </table:table-cell>
          <table:table-cell office:value-type="float" office:value="-1.57" calcext:value-type="float">
            <text:p>-1.5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65" calcext:value-type="float">
            <text:p>-0.65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319048" calcext:value-type="float">
            <text:p>0.319048</text:p>
          </table:table-cell>
          <table:table-cell table:style-name="ce1" office:value-type="float" office:value="3.36778E-018" calcext:value-type="float">
            <text:p>3.37E-18</text:p>
          </table:table-cell>
          <table:table-cell office:value-type="float" office:value="0.878589" calcext:value-type="float">
            <text:p>0.878589</text:p>
          </table:table-cell>
          <table:table-cell office:value-type="string" calcext:value-type="string">
            <text:p><text:s/></text:p>
          </table:table-cell>
          <table:table-cell office:value-type="float" office:value="-1.5708" calcext:value-type="float">
            <text:p>-1.5708</text:p>
          </table:table-cell>
          <table:table-cell table:style-name="ce1" office:value-type="float" office:value="-4.87609E-020" calcext:value-type="float">
            <text:p>-4.88E-20</text:p>
          </table:table-cell>
          <table:table-cell office:value-type="float" office:value="-1.57" calcext:value-type="float">
            <text:p>-1.57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755021" calcext:value-type="float">
            <text:p>0.00755021</text:p>
          </table:table-cell>
          <table:table-cell office:value-type="float" office:value="-0.65" calcext:value-type="float">
            <text:p>-0.65</text:p>
          </table:table-cell>
          <table:table-cell office:value-type="float" office:value="-0.0100418" calcext:value-type="float">
            <text:p>-0.0100418</text:p>
          </table:table-cell>
          <table:table-cell office:value-type="float" office:value="1.8" calcext:value-type="float">
            <text:p>1.8</text:p>
          </table:table-cell>
          <table:table-cell office:value-type="float" office:value="0.00110056" calcext:value-type="float">
            <text:p>0.00110056</text:p>
          </table:table-cell>
          <table:table-cell office:value-type="float" office:value="0.42" calcext:value-type="float">
            <text:p>0.42</text:p>
          </table:table-cell>
          <table:table-cell table:style-name="ce1" office:value-type="float" office:value="-0.00708172" calcext:value-type="float">
            <text:p>-7.08E-03</text:p>
          </table:table-cell>
          <table:table-cell office:value-type="string" calcext:value-type="string">
            <text:p><text:s/></text:p>
          </table:table-cell>
          <table:table-cell office:value-type="float" office:value="0.31906" calcext:value-type="float">
            <text:p>0.31906</text:p>
          </table:table-cell>
          <table:table-cell office:value-type="float" office:value="-0.00349993" calcext:value-type="float">
            <text:p>-0.00349993</text:p>
          </table:table-cell>
          <table:table-cell office:value-type="float" office:value="0.878571" calcext:value-type="float">
            <text:p>0.878571</text:p>
          </table:table-cell>
          <table:table-cell office:value-type="string" calcext:value-type="string">
            <text:p><text:s/></text:p>
          </table:table-cell>
          <table:table-cell office:value-type="float" office:value="-1.5708" calcext:value-type="float">
            <text:p>-1.5708</text:p>
          </table:table-cell>
          <table:table-cell table:style-name="ce1" office:value-type="float" office:value="-0.0000000545754" calcext:value-type="float">
            <text:p>-5.46E-08</text:p>
          </table:table-cell>
          <table:table-cell office:value-type="float" office:value="-1.57002" calcext:value-type="float">
            <text:p>-1.5700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51005" calcext:value-type="float">
            <text:p>0.0151005</text:p>
          </table:table-cell>
          <table:table-cell office:value-type="float" office:value="-0.649996" calcext:value-type="float">
            <text:p>-0.649996</text:p>
          </table:table-cell>
          <table:table-cell office:value-type="float" office:value="-0.0200836" calcext:value-type="float">
            <text:p>-0.0200836</text:p>
          </table:table-cell>
          <table:table-cell office:value-type="float" office:value="1.79987" calcext:value-type="float">
            <text:p>1.79987</text:p>
          </table:table-cell>
          <table:table-cell office:value-type="float" office:value="0.002201" calcext:value-type="float">
            <text:p>0.002201</text:p>
          </table:table-cell>
          <table:table-cell office:value-type="float" office:value="0.420083" calcext:value-type="float">
            <text:p>0.420083</text:p>
          </table:table-cell>
          <table:table-cell office:value-type="float" office:value="-0.014163" calcext:value-type="float">
            <text:p>-0.014163</text:p>
          </table:table-cell>
          <table:table-cell office:value-type="string" calcext:value-type="string">
            <text:p><text:s/></text:p>
          </table:table-cell>
          <table:table-cell office:value-type="float" office:value="0.319072" calcext:value-type="float">
            <text:p>0.319072</text:p>
          </table:table-cell>
          <table:table-cell office:value-type="float" office:value="-0.00700012" calcext:value-type="float">
            <text:p>-0.00700012</text:p>
          </table:table-cell>
          <table:table-cell office:value-type="float" office:value="0.878582" calcext:value-type="float">
            <text:p>0.878582</text:p>
          </table:table-cell>
          <table:table-cell office:value-type="string" calcext:value-type="string">
            <text:p><text:s/></text:p>
          </table:table-cell>
          <table:table-cell office:value-type="float" office:value="-1.5708" calcext:value-type="float">
            <text:p>-1.5708</text:p>
          </table:table-cell>
          <table:table-cell table:style-name="ce1" office:value-type="float" office:value="-0.000000306417" calcext:value-type="float">
            <text:p>-3.06E-07</text:p>
          </table:table-cell>
          <table:table-cell office:value-type="float" office:value="-1.57004" calcext:value-type="float">
            <text:p>-1.5700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26494" calcext:value-type="float">
            <text:p>0.0226494</text:p>
          </table:table-cell>
          <table:table-cell office:value-type="float" office:value="-0.650016" calcext:value-type="float">
            <text:p>-0.650016</text:p>
          </table:table-cell>
          <table:table-cell office:value-type="float" office:value="-0.0301231" calcext:value-type="float">
            <text:p>-0.0301231</text:p>
          </table:table-cell>
          <table:table-cell office:value-type="float" office:value="1.79969" calcext:value-type="float">
            <text:p>1.79969</text:p>
          </table:table-cell>
          <table:table-cell office:value-type="float" office:value="0.0033013" calcext:value-type="float">
            <text:p>0.0033013</text:p>
          </table:table-cell>
          <table:table-cell office:value-type="float" office:value="0.420201" calcext:value-type="float">
            <text:p>0.420201</text:p>
          </table:table-cell>
          <table:table-cell office:value-type="float" office:value="-0.0212422" calcext:value-type="float">
            <text:p>-0.0212422</text:p>
          </table:table-cell>
          <table:table-cell office:value-type="string" calcext:value-type="string">
            <text:p><text:s/></text:p>
          </table:table-cell>
          <table:table-cell office:value-type="float" office:value="0.319084" calcext:value-type="float">
            <text:p>0.319084</text:p>
          </table:table-cell>
          <table:table-cell office:value-type="float" office:value="-0.0105002" calcext:value-type="float">
            <text:p>-0.0105002</text:p>
          </table:table-cell>
          <table:table-cell office:value-type="float" office:value="0.878593" calcext:value-type="float">
            <text:p>0.878593</text:p>
          </table:table-cell>
          <table:table-cell office:value-type="string" calcext:value-type="string">
            <text:p><text:s/></text:p>
          </table:table-cell>
          <table:table-cell office:value-type="float" office:value="-1.5708" calcext:value-type="float">
            <text:p>-1.5708</text:p>
          </table:table-cell>
          <table:table-cell table:style-name="ce1" office:value-type="float" office:value="-0.000000325846" calcext:value-type="float">
            <text:p>-3.26E-07</text:p>
          </table:table-cell>
          <table:table-cell office:value-type="float" office:value="-1.57006" calcext:value-type="float">
            <text:p>-1.5700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01966" calcext:value-type="float">
            <text:p>0.0301966</text:p>
          </table:table-cell>
          <table:table-cell office:value-type="float" office:value="-0.650057" calcext:value-type="float">
            <text:p>-0.650057</text:p>
          </table:table-cell>
          <table:table-cell office:value-type="float" office:value="-0.04016" calcext:value-type="float">
            <text:p>-0.04016</text:p>
          </table:table-cell>
          <table:table-cell office:value-type="float" office:value="1.79945" calcext:value-type="float">
            <text:p>1.79945</text:p>
          </table:table-cell>
          <table:table-cell office:value-type="float" office:value="0.00440086" calcext:value-type="float">
            <text:p>0.00440086</text:p>
          </table:table-cell>
          <table:table-cell office:value-type="float" office:value="0.420356" calcext:value-type="float">
            <text:p>0.420356</text:p>
          </table:table-cell>
          <table:table-cell office:value-type="float" office:value="-0.0283189" calcext:value-type="float">
            <text:p>-0.0283189</text:p>
          </table:table-cell>
          <table:table-cell office:value-type="string" calcext:value-type="string">
            <text:p><text:s/></text:p>
          </table:table-cell>
          <table:table-cell office:value-type="float" office:value="0.319096" calcext:value-type="float">
            <text:p>0.319096</text:p>
          </table:table-cell>
          <table:table-cell office:value-type="float" office:value="-0.0140003" calcext:value-type="float">
            <text:p>-0.0140003</text:p>
          </table:table-cell>
          <table:table-cell office:value-type="float" office:value="0.878603" calcext:value-type="float">
            <text:p>0.878603</text:p>
          </table:table-cell>
          <table:table-cell office:value-type="string" calcext:value-type="string">
            <text:p><text:s/></text:p>
          </table:table-cell>
          <table:table-cell office:value-type="float" office:value="-1.5708" calcext:value-type="float">
            <text:p>-1.5708</text:p>
          </table:table-cell>
          <table:table-cell table:style-name="ce1" office:value-type="float" office:value="-0.000000345239" calcext:value-type="float">
            <text:p>-3.45E-07</text:p>
          </table:table-cell>
          <table:table-cell office:value-type="float" office:value="-1.57009" calcext:value-type="float">
            <text:p>-1.570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77417" calcext:value-type="float">
            <text:p>0.0377417</text:p>
          </table:table-cell>
          <table:table-cell office:value-type="float" office:value="-0.650122" calcext:value-type="float">
            <text:p>-0.650122</text:p>
          </table:table-cell>
          <table:table-cell office:value-type="float" office:value="-0.0501933" calcext:value-type="float">
            <text:p>-0.0501933</text:p>
          </table:table-cell>
          <table:table-cell office:value-type="float" office:value="1.79915" calcext:value-type="float">
            <text:p>1.79915</text:p>
          </table:table-cell>
          <table:table-cell office:value-type="float" office:value="0.00549913" calcext:value-type="float">
            <text:p>0.00549913</text:p>
          </table:table-cell>
          <table:table-cell office:value-type="float" office:value="0.420546" calcext:value-type="float">
            <text:p>0.420546</text:p>
          </table:table-cell>
          <table:table-cell office:value-type="float" office:value="-0.035392" calcext:value-type="float">
            <text:p>-0.035392</text:p>
          </table:table-cell>
          <table:table-cell office:value-type="string" calcext:value-type="string">
            <text:p><text:s/></text:p>
          </table:table-cell>
          <table:table-cell office:value-type="float" office:value="0.319109" calcext:value-type="float">
            <text:p>0.319109</text:p>
          </table:table-cell>
          <table:table-cell office:value-type="float" office:value="-0.0175004" calcext:value-type="float">
            <text:p>-0.0175004</text:p>
          </table:table-cell>
          <table:table-cell office:value-type="float" office:value="0.878614" calcext:value-type="float">
            <text:p>0.878614</text:p>
          </table:table-cell>
          <table:table-cell office:value-type="string" calcext:value-type="string">
            <text:p><text:s/></text:p>
          </table:table-cell>
          <table:table-cell office:value-type="float" office:value="-1.5708" calcext:value-type="float">
            <text:p>-1.5708</text:p>
          </table:table-cell>
          <table:table-cell table:style-name="ce1" office:value-type="float" office:value="-0.000000364712" calcext:value-type="float">
            <text:p>-3.65E-07</text:p>
          </table:table-cell>
          <table:table-cell office:value-type="float" office:value="-1.57011" calcext:value-type="float">
            <text:p>-1.5701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52842" calcext:value-type="float">
            <text:p>0.0452842</text:p>
          </table:table-cell>
          <table:table-cell office:value-type="float" office:value="-0.65021" calcext:value-type="float">
            <text:p>-0.65021</text:p>
          </table:table-cell>
          <table:table-cell office:value-type="float" office:value="-0.0602219" calcext:value-type="float">
            <text:p>-0.0602219</text:p>
          </table:table-cell>
          <table:table-cell office:value-type="float" office:value="1.7988" calcext:value-type="float">
            <text:p>1.7988</text:p>
          </table:table-cell>
          <table:table-cell office:value-type="float" office:value="0.00659557" calcext:value-type="float">
            <text:p>0.00659557</text:p>
          </table:table-cell>
          <table:table-cell office:value-type="float" office:value="0.420773" calcext:value-type="float">
            <text:p>0.420773</text:p>
          </table:table-cell>
          <table:table-cell office:value-type="float" office:value="-0.0424605" calcext:value-type="float">
            <text:p>-0.0424605</text:p>
          </table:table-cell>
          <table:table-cell office:value-type="string" calcext:value-type="string">
            <text:p><text:s/></text:p>
          </table:table-cell>
          <table:table-cell office:value-type="float" office:value="0.319121" calcext:value-type="float">
            <text:p>0.319121</text:p>
          </table:table-cell>
          <table:table-cell office:value-type="float" office:value="-0.0210005" calcext:value-type="float">
            <text:p>-0.0210005</text:p>
          </table:table-cell>
          <table:table-cell office:value-type="float" office:value="0.878625" calcext:value-type="float">
            <text:p>0.878625</text:p>
          </table:table-cell>
          <table:table-cell office:value-type="string" calcext:value-type="string">
            <text:p><text:s/></text:p>
          </table:table-cell>
          <table:table-cell office:value-type="float" office:value="-1.5708" calcext:value-type="float">
            <text:p>-1.5708</text:p>
          </table:table-cell>
          <table:table-cell table:style-name="ce1" office:value-type="float" office:value="-0.00000038426" calcext:value-type="float">
            <text:p>-3.84E-07</text:p>
          </table:table-cell>
          <table:table-cell office:value-type="float" office:value="-1.57013" calcext:value-type="float">
            <text:p>-1.5701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28235" calcext:value-type="float">
            <text:p>0.0528235</text:p>
          </table:table-cell>
          <table:table-cell office:value-type="float" office:value="-0.65032" calcext:value-type="float">
            <text:p>-0.65032</text:p>
          </table:table-cell>
          <table:table-cell office:value-type="float" office:value="-0.0702449" calcext:value-type="float">
            <text:p>-0.0702449</text:p>
          </table:table-cell>
          <table:table-cell office:value-type="float" office:value="1.79839" calcext:value-type="float">
            <text:p>1.79839</text:p>
          </table:table-cell>
          <table:table-cell office:value-type="float" office:value="0.00768963" calcext:value-type="float">
            <text:p>0.00768963</text:p>
          </table:table-cell>
          <table:table-cell office:value-type="float" office:value="0.421035" calcext:value-type="float">
            <text:p>0.421035</text:p>
          </table:table-cell>
          <table:table-cell office:value-type="float" office:value="-0.0495236" calcext:value-type="float">
            <text:p>-0.0495236</text:p>
          </table:table-cell>
          <table:table-cell office:value-type="string" calcext:value-type="string">
            <text:p><text:s/></text:p>
          </table:table-cell>
          <table:table-cell office:value-type="float" office:value="0.319133" calcext:value-type="float">
            <text:p>0.319133</text:p>
          </table:table-cell>
          <table:table-cell office:value-type="float" office:value="-0.0245007" calcext:value-type="float">
            <text:p>-0.0245007</text:p>
          </table:table-cell>
          <table:table-cell office:value-type="float" office:value="0.878635" calcext:value-type="float">
            <text:p>0.878635</text:p>
          </table:table-cell>
          <table:table-cell office:value-type="string" calcext:value-type="string">
            <text:p><text:s/></text:p>
          </table:table-cell>
          <table:table-cell office:value-type="float" office:value="-1.5708" calcext:value-type="float">
            <text:p>-1.5708</text:p>
          </table:table-cell>
          <table:table-cell table:style-name="ce1" office:value-type="float" office:value="-0.000000403907" calcext:value-type="float">
            <text:p>-4.04E-07</text:p>
          </table:table-cell>
          <table:table-cell office:value-type="float" office:value="-1.57015" calcext:value-type="float">
            <text:p>-1.5701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603591" calcext:value-type="float">
            <text:p>0.0603591</text:p>
          </table:table-cell>
          <table:table-cell office:value-type="float" office:value="-0.650452" calcext:value-type="float">
            <text:p>-0.650452</text:p>
          </table:table-cell>
          <table:table-cell office:value-type="float" office:value="-0.0802614" calcext:value-type="float">
            <text:p>-0.0802614</text:p>
          </table:table-cell>
          <table:table-cell office:value-type="float" office:value="1.79792" calcext:value-type="float">
            <text:p>1.79792</text:p>
          </table:table-cell>
          <table:table-cell office:value-type="float" office:value="0.00878077" calcext:value-type="float">
            <text:p>0.00878077</text:p>
          </table:table-cell>
          <table:table-cell office:value-type="float" office:value="0.421334" calcext:value-type="float">
            <text:p>0.421334</text:p>
          </table:table-cell>
          <table:table-cell office:value-type="float" office:value="-0.0565803" calcext:value-type="float">
            <text:p>-0.0565803</text:p>
          </table:table-cell>
          <table:table-cell office:value-type="string" calcext:value-type="string">
            <text:p><text:s/></text:p>
          </table:table-cell>
          <table:table-cell office:value-type="float" office:value="0.319145" calcext:value-type="float">
            <text:p>0.319145</text:p>
          </table:table-cell>
          <table:table-cell office:value-type="float" office:value="-0.0280008" calcext:value-type="float">
            <text:p>-0.0280008</text:p>
          </table:table-cell>
          <table:table-cell office:value-type="float" office:value="0.878646" calcext:value-type="float">
            <text:p>0.878646</text:p>
          </table:table-cell>
          <table:table-cell office:value-type="string" calcext:value-type="string">
            <text:p><text:s/></text:p>
          </table:table-cell>
          <table:table-cell office:value-type="float" office:value="-1.5708" calcext:value-type="float">
            <text:p>-1.5708</text:p>
          </table:table-cell>
          <table:table-cell table:style-name="ce1" office:value-type="float" office:value="-0.000000423677" calcext:value-type="float">
            <text:p>-4.24E-07</text:p>
          </table:table-cell>
          <table:table-cell office:value-type="float" office:value="-1.57017" calcext:value-type="float">
            <text:p>-1.5701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78905" calcext:value-type="float">
            <text:p>0.0678905</text:p>
          </table:table-cell>
          <table:table-cell office:value-type="float" office:value="-0.650607" calcext:value-type="float">
            <text:p>-0.650607</text:p>
          </table:table-cell>
          <table:table-cell office:value-type="float" office:value="-0.0902703" calcext:value-type="float">
            <text:p>-0.0902703</text:p>
          </table:table-cell>
          <table:table-cell office:value-type="float" office:value="1.7974" calcext:value-type="float">
            <text:p>1.7974</text:p>
          </table:table-cell>
          <table:table-cell office:value-type="float" office:value="0.00986845" calcext:value-type="float">
            <text:p>0.00986845</text:p>
          </table:table-cell>
          <table:table-cell office:value-type="float" office:value="0.421668" calcext:value-type="float">
            <text:p>0.421668</text:p>
          </table:table-cell>
          <table:table-cell office:value-type="float" office:value="-0.0636295" calcext:value-type="float">
            <text:p>-0.0636295</text:p>
          </table:table-cell>
          <table:table-cell office:value-type="string" calcext:value-type="string">
            <text:p><text:s/></text:p>
          </table:table-cell>
          <table:table-cell office:value-type="float" office:value="0.319157" calcext:value-type="float">
            <text:p>0.319157</text:p>
          </table:table-cell>
          <table:table-cell office:value-type="float" office:value="-0.031501" calcext:value-type="float">
            <text:p>-0.031501</text:p>
          </table:table-cell>
          <table:table-cell office:value-type="float" office:value="0.878657" calcext:value-type="float">
            <text:p>0.878657</text:p>
          </table:table-cell>
          <table:table-cell office:value-type="string" calcext:value-type="string">
            <text:p><text:s/></text:p>
          </table:table-cell>
          <table:table-cell office:value-type="float" office:value="-1.5708" calcext:value-type="float">
            <text:p>-1.5708</text:p>
          </table:table-cell>
          <table:table-cell table:style-name="ce1" office:value-type="float" office:value="-0.000000443593" calcext:value-type="float">
            <text:p>-4.44E-07</text:p>
          </table:table-cell>
          <table:table-cell office:value-type="float" office:value="-1.57019" calcext:value-type="float">
            <text:p>-1.5701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754171" calcext:value-type="float">
            <text:p>0.0754171</text:p>
          </table:table-cell>
          <table:table-cell office:value-type="float" office:value="-0.650785" calcext:value-type="float">
            <text:p>-0.650785</text:p>
          </table:table-cell>
          <table:table-cell office:value-type="float" office:value="-0.100271" calcext:value-type="float">
            <text:p>-0.100271</text:p>
          </table:table-cell>
          <table:table-cell office:value-type="float" office:value="1.79683" calcext:value-type="float">
            <text:p>1.79683</text:p>
          </table:table-cell>
          <table:table-cell office:value-type="float" office:value="0.0109521" calcext:value-type="float">
            <text:p>0.0109521</text:p>
          </table:table-cell>
          <table:table-cell office:value-type="float" office:value="0.422038" calcext:value-type="float">
            <text:p>0.422038</text:p>
          </table:table-cell>
          <table:table-cell office:value-type="float" office:value="-0.0706704" calcext:value-type="float">
            <text:p>-0.0706704</text:p>
          </table:table-cell>
          <table:table-cell office:value-type="string" calcext:value-type="string">
            <text:p><text:s/></text:p>
          </table:table-cell>
          <table:table-cell office:value-type="float" office:value="0.319169" calcext:value-type="float">
            <text:p>0.319169</text:p>
          </table:table-cell>
          <table:table-cell office:value-type="float" office:value="-0.0350013" calcext:value-type="float">
            <text:p>-0.0350013</text:p>
          </table:table-cell>
          <table:table-cell office:value-type="float" office:value="0.878667" calcext:value-type="float">
            <text:p>0.878667</text:p>
          </table:table-cell>
          <table:table-cell office:value-type="string" calcext:value-type="string">
            <text:p><text:s/></text:p>
          </table:table-cell>
          <table:table-cell office:value-type="float" office:value="-1.57079" calcext:value-type="float">
            <text:p>-1.57079</text:p>
          </table:table-cell>
          <table:table-cell table:style-name="ce1" office:value-type="float" office:value="-0.000000463677" calcext:value-type="float">
            <text:p>-4.64E-07</text:p>
          </table:table-cell>
          <table:table-cell office:value-type="float" office:value="-1.57021" calcext:value-type="float">
            <text:p>-1.5702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829385" calcext:value-type="float">
            <text:p>0.0829385</text:p>
          </table:table-cell>
          <table:table-cell office:value-type="float" office:value="-0.650985" calcext:value-type="float">
            <text:p>-0.650985</text:p>
          </table:table-cell>
          <table:table-cell office:value-type="float" office:value="-0.110262" calcext:value-type="float">
            <text:p>-0.110262</text:p>
          </table:table-cell>
          <table:table-cell office:value-type="float" office:value="1.7962" calcext:value-type="float">
            <text:p>1.7962</text:p>
          </table:table-cell>
          <table:table-cell office:value-type="float" office:value="0.0120313" calcext:value-type="float">
            <text:p>0.0120313</text:p>
          </table:table-cell>
          <table:table-cell office:value-type="float" office:value="0.422444" calcext:value-type="float">
            <text:p>0.422444</text:p>
          </table:table-cell>
          <table:table-cell office:value-type="float" office:value="-0.0777019" calcext:value-type="float">
            <text:p>-0.0777019</text:p>
          </table:table-cell>
          <table:table-cell office:value-type="string" calcext:value-type="string">
            <text:p><text:s/></text:p>
          </table:table-cell>
          <table:table-cell office:value-type="float" office:value="0.319181" calcext:value-type="float">
            <text:p>0.319181</text:p>
          </table:table-cell>
          <table:table-cell office:value-type="float" office:value="-0.0385015" calcext:value-type="float">
            <text:p>-0.0385015</text:p>
          </table:table-cell>
          <table:table-cell office:value-type="float" office:value="0.878678" calcext:value-type="float">
            <text:p>0.878678</text:p>
          </table:table-cell>
          <table:table-cell office:value-type="string" calcext:value-type="string">
            <text:p><text:s/></text:p>
          </table:table-cell>
          <table:table-cell office:value-type="float" office:value="-1.57079" calcext:value-type="float">
            <text:p>-1.57079</text:p>
          </table:table-cell>
          <table:table-cell table:style-name="ce1" office:value-type="float" office:value="-0.00000048395" calcext:value-type="float">
            <text:p>-4.84E-07</text:p>
          </table:table-cell>
          <table:table-cell office:value-type="float" office:value="-1.57024" calcext:value-type="float">
            <text:p>-1.5702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904542" calcext:value-type="float">
            <text:p>0.0904542</text:p>
          </table:table-cell>
          <table:table-cell office:value-type="float" office:value="-0.651207" calcext:value-type="float">
            <text:p>-0.651207</text:p>
          </table:table-cell>
          <table:table-cell office:value-type="float" office:value="-0.120243" calcext:value-type="float">
            <text:p>-0.120243</text:p>
          </table:table-cell>
          <table:table-cell office:value-type="float" office:value="1.79551" calcext:value-type="float">
            <text:p>1.79551</text:p>
          </table:table-cell>
          <table:table-cell office:value-type="float" office:value="0.0131054" calcext:value-type="float">
            <text:p>0.0131054</text:p>
          </table:table-cell>
          <table:table-cell office:value-type="float" office:value="0.422886" calcext:value-type="float">
            <text:p>0.422886</text:p>
          </table:table-cell>
          <table:table-cell office:value-type="float" office:value="-0.0847232" calcext:value-type="float">
            <text:p>-0.0847232</text:p>
          </table:table-cell>
          <table:table-cell office:value-type="string" calcext:value-type="string">
            <text:p><text:s/></text:p>
          </table:table-cell>
          <table:table-cell office:value-type="float" office:value="0.319193" calcext:value-type="float">
            <text:p>0.319193</text:p>
          </table:table-cell>
          <table:table-cell office:value-type="float" office:value="-0.0420018" calcext:value-type="float">
            <text:p>-0.0420018</text:p>
          </table:table-cell>
          <table:table-cell office:value-type="float" office:value="0.878689" calcext:value-type="float">
            <text:p>0.878689</text:p>
          </table:table-cell>
          <table:table-cell office:value-type="string" calcext:value-type="string">
            <text:p><text:s/></text:p>
          </table:table-cell>
          <table:table-cell office:value-type="float" office:value="-1.57079" calcext:value-type="float">
            <text:p>-1.57079</text:p>
          </table:table-cell>
          <table:table-cell table:style-name="ce1" office:value-type="float" office:value="-0.000000504433" calcext:value-type="float">
            <text:p>-5.04E-07</text:p>
          </table:table-cell>
          <table:table-cell office:value-type="float" office:value="-1.57026" calcext:value-type="float">
            <text:p>-1.5702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979636" calcext:value-type="float">
            <text:p>0.0979636</text:p>
          </table:table-cell>
          <table:table-cell office:value-type="float" office:value="-0.651451" calcext:value-type="float">
            <text:p>-0.651451</text:p>
          </table:table-cell>
          <table:table-cell office:value-type="float" office:value="-0.130212" calcext:value-type="float">
            <text:p>-0.130212</text:p>
          </table:table-cell>
          <table:table-cell office:value-type="float" office:value="1.79477" calcext:value-type="float">
            <text:p>1.79477</text:p>
          </table:table-cell>
          <table:table-cell office:value-type="float" office:value="0.014174" calcext:value-type="float">
            <text:p>0.014174</text:p>
          </table:table-cell>
          <table:table-cell office:value-type="float" office:value="0.423364" calcext:value-type="float">
            <text:p>0.423364</text:p>
          </table:table-cell>
          <table:table-cell office:value-type="float" office:value="-0.0917333" calcext:value-type="float">
            <text:p>-0.0917333</text:p>
          </table:table-cell>
          <table:table-cell office:value-type="string" calcext:value-type="string">
            <text:p><text:s/></text:p>
          </table:table-cell>
          <table:table-cell office:value-type="float" office:value="0.319205" calcext:value-type="float">
            <text:p>0.319205</text:p>
          </table:table-cell>
          <table:table-cell office:value-type="float" office:value="-0.0455021" calcext:value-type="float">
            <text:p>-0.0455021</text:p>
          </table:table-cell>
          <table:table-cell office:value-type="float" office:value="0.8787" calcext:value-type="float">
            <text:p>0.8787</text:p>
          </table:table-cell>
          <table:table-cell office:value-type="string" calcext:value-type="string">
            <text:p><text:s/></text:p>
          </table:table-cell>
          <table:table-cell office:value-type="float" office:value="-1.57079" calcext:value-type="float">
            <text:p>-1.57079</text:p>
          </table:table-cell>
          <table:table-cell table:style-name="ce1" office:value-type="float" office:value="-0.000000525145" calcext:value-type="float">
            <text:p>-5.25E-07</text:p>
          </table:table-cell>
          <table:table-cell office:value-type="float" office:value="-1.57028" calcext:value-type="float">
            <text:p>-1.5702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05466" calcext:value-type="float">
            <text:p>0.105466</text:p>
          </table:table-cell>
          <table:table-cell office:value-type="float" office:value="-0.651717" calcext:value-type="float">
            <text:p>-0.651717</text:p>
          </table:table-cell>
          <table:table-cell office:value-type="float" office:value="-0.14017" calcext:value-type="float">
            <text:p>-0.14017</text:p>
          </table:table-cell>
          <table:table-cell office:value-type="float" office:value="1.79397" calcext:value-type="float">
            <text:p>1.79397</text:p>
          </table:table-cell>
          <table:table-cell office:value-type="float" office:value="0.0152364" calcext:value-type="float">
            <text:p>0.0152364</text:p>
          </table:table-cell>
          <table:table-cell office:value-type="float" office:value="0.423877" calcext:value-type="float">
            <text:p>0.423877</text:p>
          </table:table-cell>
          <table:table-cell office:value-type="float" office:value="-0.0987313" calcext:value-type="float">
            <text:p>-0.0987313</text:p>
          </table:table-cell>
          <table:table-cell office:value-type="string" calcext:value-type="string">
            <text:p><text:s/></text:p>
          </table:table-cell>
          <table:table-cell office:value-type="float" office:value="0.319217" calcext:value-type="float">
            <text:p>0.319217</text:p>
          </table:table-cell>
          <table:table-cell office:value-type="float" office:value="-0.0490024" calcext:value-type="float">
            <text:p>-0.0490024</text:p>
          </table:table-cell>
          <table:table-cell office:value-type="float" office:value="0.87871" calcext:value-type="float">
            <text:p>0.87871</text:p>
          </table:table-cell>
          <table:table-cell office:value-type="string" calcext:value-type="string">
            <text:p><text:s/></text:p>
          </table:table-cell>
          <table:table-cell office:value-type="float" office:value="-1.57079" calcext:value-type="float">
            <text:p>-1.57079</text:p>
          </table:table-cell>
          <table:table-cell table:style-name="ce1" office:value-type="float" office:value="-0.000000546104" calcext:value-type="float">
            <text:p>-5.46E-07</text:p>
          </table:table-cell>
          <table:table-cell office:value-type="float" office:value="-1.5703" calcext:value-type="float">
            <text:p>-1.570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12962" calcext:value-type="float">
            <text:p>0.112962</text:p>
          </table:table-cell>
          <table:table-cell office:value-type="float" office:value="-0.652005" calcext:value-type="float">
            <text:p>-0.652005</text:p>
          </table:table-cell>
          <table:table-cell office:value-type="float" office:value="-0.150114" calcext:value-type="float">
            <text:p>-0.150114</text:p>
          </table:table-cell>
          <table:table-cell office:value-type="float" office:value="1.79311" calcext:value-type="float">
            <text:p>1.79311</text:p>
          </table:table-cell>
          <table:table-cell office:value-type="float" office:value="0.0162922" calcext:value-type="float">
            <text:p>0.0162922</text:p>
          </table:table-cell>
          <table:table-cell office:value-type="float" office:value="0.424425" calcext:value-type="float">
            <text:p>0.424425</text:p>
          </table:table-cell>
          <table:table-cell office:value-type="float" office:value="-0.105716" calcext:value-type="float">
            <text:p>-0.105716</text:p>
          </table:table-cell>
          <table:table-cell office:value-type="string" calcext:value-type="string">
            <text:p><text:s/></text:p>
          </table:table-cell>
          <table:table-cell office:value-type="float" office:value="0.319229" calcext:value-type="float">
            <text:p>0.319229</text:p>
          </table:table-cell>
          <table:table-cell office:value-type="float" office:value="-0.0525027" calcext:value-type="float">
            <text:p>-0.0525027</text:p>
          </table:table-cell>
          <table:table-cell office:value-type="float" office:value="0.878721" calcext:value-type="float">
            <text:p>0.878721</text:p>
          </table:table-cell>
          <table:table-cell office:value-type="string" calcext:value-type="string">
            <text:p><text:s/></text:p>
          </table:table-cell>
          <table:table-cell office:value-type="float" office:value="-1.57079" calcext:value-type="float">
            <text:p>-1.57079</text:p>
          </table:table-cell>
          <table:table-cell table:style-name="ce1" office:value-type="float" office:value="-0.000000567327" calcext:value-type="float">
            <text:p>-5.67E-07</text:p>
          </table:table-cell>
          <table:table-cell office:value-type="float" office:value="-1.57032" calcext:value-type="float">
            <text:p>-1.5703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2045" calcext:value-type="float">
            <text:p>0.12045</text:p>
          </table:table-cell>
          <table:table-cell office:value-type="float" office:value="-0.652316" calcext:value-type="float">
            <text:p>-0.652316</text:p>
          </table:table-cell>
          <table:table-cell office:value-type="float" office:value="-0.160045" calcext:value-type="float">
            <text:p>-0.160045</text:p>
          </table:table-cell>
          <table:table-cell office:value-type="float" office:value="1.7922" calcext:value-type="float">
            <text:p>1.7922</text:p>
          </table:table-cell>
          <table:table-cell office:value-type="float" office:value="0.017341" calcext:value-type="float">
            <text:p>0.017341</text:p>
          </table:table-cell>
          <table:table-cell office:value-type="float" office:value="0.425009" calcext:value-type="float">
            <text:p>0.425009</text:p>
          </table:table-cell>
          <table:table-cell office:value-type="float" office:value="-0.112687" calcext:value-type="float">
            <text:p>-0.112687</text:p>
          </table:table-cell>
          <table:table-cell office:value-type="string" calcext:value-type="string">
            <text:p><text:s/></text:p>
          </table:table-cell>
          <table:table-cell office:value-type="float" office:value="0.319241" calcext:value-type="float">
            <text:p>0.319241</text:p>
          </table:table-cell>
          <table:table-cell office:value-type="float" office:value="-0.056003" calcext:value-type="float">
            <text:p>-0.056003</text:p>
          </table:table-cell>
          <table:table-cell office:value-type="float" office:value="0.878732" calcext:value-type="float">
            <text:p>0.878732</text:p>
          </table:table-cell>
          <table:table-cell office:value-type="string" calcext:value-type="string">
            <text:p><text:s/></text:p>
          </table:table-cell>
          <table:table-cell office:value-type="float" office:value="-1.57079" calcext:value-type="float">
            <text:p>-1.57079</text:p>
          </table:table-cell>
          <table:table-cell table:style-name="ce1" office:value-type="float" office:value="-0.00000058883" calcext:value-type="float">
            <text:p>-5.89E-07</text:p>
          </table:table-cell>
          <table:table-cell office:value-type="float" office:value="-1.57034" calcext:value-type="float">
            <text:p>-1.5703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2793" calcext:value-type="float">
            <text:p>0.12793</text:p>
          </table:table-cell>
          <table:table-cell office:value-type="float" office:value="-0.652647" calcext:value-type="float">
            <text:p>-0.652647</text:p>
          </table:table-cell>
          <table:table-cell office:value-type="float" office:value="-0.16996" calcext:value-type="float">
            <text:p>-0.16996</text:p>
          </table:table-cell>
          <table:table-cell office:value-type="float" office:value="1.79124" calcext:value-type="float">
            <text:p>1.79124</text:p>
          </table:table-cell>
          <table:table-cell office:value-type="float" office:value="0.0183821" calcext:value-type="float">
            <text:p>0.0183821</text:p>
          </table:table-cell>
          <table:table-cell office:value-type="float" office:value="0.425629" calcext:value-type="float">
            <text:p>0.425629</text:p>
          </table:table-cell>
          <table:table-cell office:value-type="float" office:value="-0.119643" calcext:value-type="float">
            <text:p>-0.119643</text:p>
          </table:table-cell>
          <table:table-cell office:value-type="string" calcext:value-type="string">
            <text:p><text:s/></text:p>
          </table:table-cell>
          <table:table-cell office:value-type="float" office:value="0.319253" calcext:value-type="float">
            <text:p>0.319253</text:p>
          </table:table-cell>
          <table:table-cell office:value-type="float" office:value="-0.0595034" calcext:value-type="float">
            <text:p>-0.0595034</text:p>
          </table:table-cell>
          <table:table-cell office:value-type="float" office:value="0.878742" calcext:value-type="float">
            <text:p>0.878742</text:p>
          </table:table-cell>
          <table:table-cell office:value-type="string" calcext:value-type="string">
            <text:p><text:s/></text:p>
          </table:table-cell>
          <table:table-cell office:value-type="float" office:value="-1.57079" calcext:value-type="float">
            <text:p>-1.57079</text:p>
          </table:table-cell>
          <table:table-cell table:style-name="ce1" office:value-type="float" office:value="-0.000000610627" calcext:value-type="float">
            <text:p>-6.11E-07</text:p>
          </table:table-cell>
          <table:table-cell office:value-type="float" office:value="-1.57036" calcext:value-type="float">
            <text:p>-1.5703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35401" calcext:value-type="float">
            <text:p>0.135401</text:p>
          </table:table-cell>
          <table:table-cell office:value-type="float" office:value="-0.653001" calcext:value-type="float">
            <text:p>-0.653001</text:p>
          </table:table-cell>
          <table:table-cell office:value-type="float" office:value="-0.17986" calcext:value-type="float">
            <text:p>-0.17986</text:p>
          </table:table-cell>
          <table:table-cell office:value-type="float" office:value="1.79022" calcext:value-type="float">
            <text:p>1.79022</text:p>
          </table:table-cell>
          <table:table-cell office:value-type="float" office:value="0.0194151" calcext:value-type="float">
            <text:p>0.0194151</text:p>
          </table:table-cell>
          <table:table-cell office:value-type="float" office:value="0.426284" calcext:value-type="float">
            <text:p>0.426284</text:p>
          </table:table-cell>
          <table:table-cell office:value-type="float" office:value="-0.126584" calcext:value-type="float">
            <text:p>-0.126584</text:p>
          </table:table-cell>
          <table:table-cell office:value-type="string" calcext:value-type="string">
            <text:p><text:s/></text:p>
          </table:table-cell>
          <table:table-cell office:value-type="float" office:value="0.319265" calcext:value-type="float">
            <text:p>0.319265</text:p>
          </table:table-cell>
          <table:table-cell office:value-type="float" office:value="-0.0630038" calcext:value-type="float">
            <text:p>-0.0630038</text:p>
          </table:table-cell>
          <table:table-cell office:value-type="float" office:value="0.878753" calcext:value-type="float">
            <text:p>0.878753</text:p>
          </table:table-cell>
          <table:table-cell office:value-type="string" calcext:value-type="string">
            <text:p><text:s/></text:p>
          </table:table-cell>
          <table:table-cell office:value-type="float" office:value="-1.57079" calcext:value-type="float">
            <text:p>-1.57079</text:p>
          </table:table-cell>
          <table:table-cell table:style-name="ce1" office:value-type="float" office:value="-0.000000632731" calcext:value-type="float">
            <text:p>-6.33E-07</text:p>
          </table:table-cell>
          <table:table-cell office:value-type="float" office:value="-1.57038" calcext:value-type="float">
            <text:p>-1.5703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42863" calcext:value-type="float">
            <text:p>0.142863</text:p>
          </table:table-cell>
          <table:table-cell office:value-type="float" office:value="-0.653375" calcext:value-type="float">
            <text:p>-0.653375</text:p>
          </table:table-cell>
          <table:table-cell office:value-type="float" office:value="-0.189743" calcext:value-type="float">
            <text:p>-0.189743</text:p>
          </table:table-cell>
          <table:table-cell office:value-type="float" office:value="1.78914" calcext:value-type="float">
            <text:p>1.78914</text:p>
          </table:table-cell>
          <table:table-cell office:value-type="float" office:value="0.0204396" calcext:value-type="float">
            <text:p>0.0204396</text:p>
          </table:table-cell>
          <table:table-cell office:value-type="float" office:value="0.426974" calcext:value-type="float">
            <text:p>0.426974</text:p>
          </table:table-cell>
          <table:table-cell office:value-type="float" office:value="-0.133508" calcext:value-type="float">
            <text:p>-0.133508</text:p>
          </table:table-cell>
          <table:table-cell office:value-type="string" calcext:value-type="string">
            <text:p><text:s/></text:p>
          </table:table-cell>
          <table:table-cell office:value-type="float" office:value="0.319277" calcext:value-type="float">
            <text:p>0.319277</text:p>
          </table:table-cell>
          <table:table-cell office:value-type="float" office:value="-0.0665041" calcext:value-type="float">
            <text:p>-0.0665041</text:p>
          </table:table-cell>
          <table:table-cell office:value-type="float" office:value="0.878764" calcext:value-type="float">
            <text:p>0.878764</text:p>
          </table:table-cell>
          <table:table-cell office:value-type="string" calcext:value-type="string">
            <text:p><text:s/></text:p>
          </table:table-cell>
          <table:table-cell office:value-type="float" office:value="-1.57079" calcext:value-type="float">
            <text:p>-1.57079</text:p>
          </table:table-cell>
          <table:table-cell table:style-name="ce1" office:value-type="float" office:value="-0.000000655155" calcext:value-type="float">
            <text:p>-6.55E-07</text:p>
          </table:table-cell>
          <table:table-cell office:value-type="float" office:value="-1.57041" calcext:value-type="float">
            <text:p>-1.5704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50316" calcext:value-type="float">
            <text:p>0.150316</text:p>
          </table:table-cell>
          <table:table-cell office:value-type="float" office:value="-0.653771" calcext:value-type="float">
            <text:p>-0.653771</text:p>
          </table:table-cell>
          <table:table-cell office:value-type="float" office:value="-0.199609" calcext:value-type="float">
            <text:p>-0.199609</text:p>
          </table:table-cell>
          <table:table-cell office:value-type="float" office:value="1.78801" calcext:value-type="float">
            <text:p>1.78801</text:p>
          </table:table-cell>
          <table:table-cell office:value-type="float" office:value="0.021455" calcext:value-type="float">
            <text:p>0.021455</text:p>
          </table:table-cell>
          <table:table-cell office:value-type="float" office:value="0.4277" calcext:value-type="float">
            <text:p>0.4277</text:p>
          </table:table-cell>
          <table:table-cell office:value-type="float" office:value="-0.140414" calcext:value-type="float">
            <text:p>-0.140414</text:p>
          </table:table-cell>
          <table:table-cell office:value-type="string" calcext:value-type="string">
            <text:p><text:s/></text:p>
          </table:table-cell>
          <table:table-cell office:value-type="float" office:value="0.319289" calcext:value-type="float">
            <text:p>0.319289</text:p>
          </table:table-cell>
          <table:table-cell office:value-type="float" office:value="-0.0700045" calcext:value-type="float">
            <text:p>-0.0700045</text:p>
          </table:table-cell>
          <table:table-cell office:value-type="float" office:value="0.878774" calcext:value-type="float">
            <text:p>0.878774</text:p>
          </table:table-cell>
          <table:table-cell office:value-type="string" calcext:value-type="string">
            <text:p><text:s/></text:p>
          </table:table-cell>
          <table:table-cell office:value-type="float" office:value="-1.57079" calcext:value-type="float">
            <text:p>-1.57079</text:p>
          </table:table-cell>
          <table:table-cell table:style-name="ce1" office:value-type="float" office:value="-0.000000677907" calcext:value-type="float">
            <text:p>-6.78E-07</text:p>
          </table:table-cell>
          <table:table-cell office:value-type="float" office:value="-1.57043" calcext:value-type="float">
            <text:p>-1.5704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57759" calcext:value-type="float">
            <text:p>0.157759</text:p>
          </table:table-cell>
          <table:table-cell office:value-type="float" office:value="-0.654188" calcext:value-type="float">
            <text:p>-0.654188</text:p>
          </table:table-cell>
          <table:table-cell office:value-type="float" office:value="-0.209457" calcext:value-type="float">
            <text:p>-0.209457</text:p>
          </table:table-cell>
          <table:table-cell office:value-type="float" office:value="1.78682" calcext:value-type="float">
            <text:p>1.78682</text:p>
          </table:table-cell>
          <table:table-cell office:value-type="float" office:value="0.0224609" calcext:value-type="float">
            <text:p>0.0224609</text:p>
          </table:table-cell>
          <table:table-cell office:value-type="float" office:value="0.42846" calcext:value-type="float">
            <text:p>0.42846</text:p>
          </table:table-cell>
          <table:table-cell office:value-type="float" office:value="-0.147302" calcext:value-type="float">
            <text:p>-0.147302</text:p>
          </table:table-cell>
          <table:table-cell office:value-type="string" calcext:value-type="string">
            <text:p><text:s/></text:p>
          </table:table-cell>
          <table:table-cell office:value-type="float" office:value="0.319301" calcext:value-type="float">
            <text:p>0.319301</text:p>
          </table:table-cell>
          <table:table-cell office:value-type="float" office:value="-0.073505" calcext:value-type="float">
            <text:p>-0.073505</text:p>
          </table:table-cell>
          <table:table-cell office:value-type="float" office:value="0.878785" calcext:value-type="float">
            <text:p>0.878785</text:p>
          </table:table-cell>
          <table:table-cell office:value-type="string" calcext:value-type="string">
            <text:p><text:s/></text:p>
          </table:table-cell>
          <table:table-cell office:value-type="float" office:value="-1.57079" calcext:value-type="float">
            <text:p>-1.57079</text:p>
          </table:table-cell>
          <table:table-cell table:style-name="ce1" office:value-type="float" office:value="-0.000000700996" calcext:value-type="float">
            <text:p>-7.01E-07</text:p>
          </table:table-cell>
          <table:table-cell office:value-type="float" office:value="-1.57045" calcext:value-type="float">
            <text:p>-1.5704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65192" calcext:value-type="float">
            <text:p>0.165192</text:p>
          </table:table-cell>
          <table:table-cell office:value-type="float" office:value="-0.654627" calcext:value-type="float">
            <text:p>-0.654627</text:p>
          </table:table-cell>
          <table:table-cell office:value-type="float" office:value="-0.219285" calcext:value-type="float">
            <text:p>-0.219285</text:p>
          </table:table-cell>
          <table:table-cell office:value-type="float" office:value="1.78558" calcext:value-type="float">
            <text:p>1.78558</text:p>
          </table:table-cell>
          <table:table-cell office:value-type="float" office:value="0.0234568" calcext:value-type="float">
            <text:p>0.0234568</text:p>
          </table:table-cell>
          <table:table-cell office:value-type="float" office:value="0.429256" calcext:value-type="float">
            <text:p>0.429256</text:p>
          </table:table-cell>
          <table:table-cell office:value-type="float" office:value="-0.154171" calcext:value-type="float">
            <text:p>-0.154171</text:p>
          </table:table-cell>
          <table:table-cell office:value-type="string" calcext:value-type="string">
            <text:p><text:s/></text:p>
          </table:table-cell>
          <table:table-cell office:value-type="float" office:value="0.319312" calcext:value-type="float">
            <text:p>0.319312</text:p>
          </table:table-cell>
          <table:table-cell office:value-type="float" office:value="-0.0770054" calcext:value-type="float">
            <text:p>-0.0770054</text:p>
          </table:table-cell>
          <table:table-cell office:value-type="float" office:value="0.878796" calcext:value-type="float">
            <text:p>0.878796</text:p>
          </table:table-cell>
          <table:table-cell office:value-type="string" calcext:value-type="string">
            <text:p><text:s/></text:p>
          </table:table-cell>
          <table:table-cell office:value-type="float" office:value="-1.57079" calcext:value-type="float">
            <text:p>-1.57079</text:p>
          </table:table-cell>
          <table:table-cell table:style-name="ce1" office:value-type="float" office:value="-0.000000724431" calcext:value-type="float">
            <text:p>-7.24E-07</text:p>
          </table:table-cell>
          <table:table-cell office:value-type="float" office:value="-1.57047" calcext:value-type="float">
            <text:p>-1.5704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72614" calcext:value-type="float">
            <text:p>0.172614</text:p>
          </table:table-cell>
          <table:table-cell office:value-type="float" office:value="-0.655085" calcext:value-type="float">
            <text:p>-0.655085</text:p>
          </table:table-cell>
          <table:table-cell office:value-type="float" office:value="-0.229094" calcext:value-type="float">
            <text:p>-0.229094</text:p>
          </table:table-cell>
          <table:table-cell office:value-type="float" office:value="1.78428" calcext:value-type="float">
            <text:p>1.78428</text:p>
          </table:table-cell>
          <table:table-cell office:value-type="float" office:value="0.0244422" calcext:value-type="float">
            <text:p>0.0244422</text:p>
          </table:table-cell>
          <table:table-cell office:value-type="float" office:value="0.430086" calcext:value-type="float">
            <text:p>0.430086</text:p>
          </table:table-cell>
          <table:table-cell office:value-type="float" office:value="-0.16102" calcext:value-type="float">
            <text:p>-0.16102</text:p>
          </table:table-cell>
          <table:table-cell office:value-type="string" calcext:value-type="string">
            <text:p><text:s/></text:p>
          </table:table-cell>
          <table:table-cell office:value-type="float" office:value="0.319324" calcext:value-type="float">
            <text:p>0.319324</text:p>
          </table:table-cell>
          <table:table-cell office:value-type="float" office:value="-0.0805058" calcext:value-type="float">
            <text:p>-0.0805058</text:p>
          </table:table-cell>
          <table:table-cell office:value-type="float" office:value="0.878806" calcext:value-type="float">
            <text:p>0.878806</text:p>
          </table:table-cell>
          <table:table-cell office:value-type="string" calcext:value-type="string">
            <text:p><text:s/></text:p>
          </table:table-cell>
          <table:table-cell office:value-type="float" office:value="-1.57079" calcext:value-type="float">
            <text:p>-1.57079</text:p>
          </table:table-cell>
          <table:table-cell table:style-name="ce1" office:value-type="float" office:value="-0.000000748215" calcext:value-type="float">
            <text:p>-7.48E-07</text:p>
          </table:table-cell>
          <table:table-cell office:value-type="float" office:value="-1.57049" calcext:value-type="float">
            <text:p>-1.5704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80026" calcext:value-type="float">
            <text:p>0.180026</text:p>
          </table:table-cell>
          <table:table-cell office:value-type="float" office:value="-0.655565" calcext:value-type="float">
            <text:p>-0.655565</text:p>
          </table:table-cell>
          <table:table-cell office:value-type="float" office:value="-0.238882" calcext:value-type="float">
            <text:p>-0.238882</text:p>
          </table:table-cell>
          <table:table-cell office:value-type="float" office:value="1.78292" calcext:value-type="float">
            <text:p>1.78292</text:p>
          </table:table-cell>
          <table:table-cell office:value-type="float" office:value="0.0254168" calcext:value-type="float">
            <text:p>0.0254168</text:p>
          </table:table-cell>
          <table:table-cell office:value-type="float" office:value="0.430952" calcext:value-type="float">
            <text:p>0.430952</text:p>
          </table:table-cell>
          <table:table-cell office:value-type="float" office:value="-0.167848" calcext:value-type="float">
            <text:p>-0.167848</text:p>
          </table:table-cell>
          <table:table-cell office:value-type="string" calcext:value-type="string">
            <text:p><text:s/></text:p>
          </table:table-cell>
          <table:table-cell office:value-type="float" office:value="0.319336" calcext:value-type="float">
            <text:p>0.319336</text:p>
          </table:table-cell>
          <table:table-cell office:value-type="float" office:value="-0.0840062" calcext:value-type="float">
            <text:p>-0.0840062</text:p>
          </table:table-cell>
          <table:table-cell office:value-type="float" office:value="0.878817" calcext:value-type="float">
            <text:p>0.878817</text:p>
          </table:table-cell>
          <table:table-cell office:value-type="string" calcext:value-type="string">
            <text:p><text:s/></text:p>
          </table:table-cell>
          <table:table-cell office:value-type="float" office:value="-1.57079" calcext:value-type="float">
            <text:p>-1.57079</text:p>
          </table:table-cell>
          <table:table-cell table:style-name="ce1" office:value-type="float" office:value="-0.000000772353" calcext:value-type="float">
            <text:p>-7.72E-07</text:p>
          </table:table-cell>
          <table:table-cell office:value-type="float" office:value="-1.57051" calcext:value-type="float">
            <text:p>-1.5705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87426" calcext:value-type="float">
            <text:p>0.187426</text:p>
          </table:table-cell>
          <table:table-cell office:value-type="float" office:value="-0.656065" calcext:value-type="float">
            <text:p>-0.656065</text:p>
          </table:table-cell>
          <table:table-cell office:value-type="float" office:value="-0.248648" calcext:value-type="float">
            <text:p>-0.248648</text:p>
          </table:table-cell>
          <table:table-cell office:value-type="float" office:value="1.78152" calcext:value-type="float">
            <text:p>1.78152</text:p>
          </table:table-cell>
          <table:table-cell office:value-type="float" office:value="0.0263801" calcext:value-type="float">
            <text:p>0.0263801</text:p>
          </table:table-cell>
          <table:table-cell office:value-type="float" office:value="0.431852" calcext:value-type="float">
            <text:p>0.431852</text:p>
          </table:table-cell>
          <table:table-cell office:value-type="float" office:value="-0.174654" calcext:value-type="float">
            <text:p>-0.174654</text:p>
          </table:table-cell>
          <table:table-cell office:value-type="string" calcext:value-type="string">
            <text:p><text:s/></text:p>
          </table:table-cell>
          <table:table-cell office:value-type="float" office:value="0.319348" calcext:value-type="float">
            <text:p>0.319348</text:p>
          </table:table-cell>
          <table:table-cell office:value-type="float" office:value="-0.0875067" calcext:value-type="float">
            <text:p>-0.0875067</text:p>
          </table:table-cell>
          <table:table-cell office:value-type="float" office:value="0.878827" calcext:value-type="float">
            <text:p>0.878827</text:p>
          </table:table-cell>
          <table:table-cell office:value-type="string" calcext:value-type="string">
            <text:p><text:s/></text:p>
          </table:table-cell>
          <table:table-cell office:value-type="float" office:value="-1.57079" calcext:value-type="float">
            <text:p>-1.57079</text:p>
          </table:table-cell>
          <table:table-cell table:style-name="ce1" office:value-type="float" office:value="-0.000000796848" calcext:value-type="float">
            <text:p>-7.97E-07</text:p>
          </table:table-cell>
          <table:table-cell office:value-type="float" office:value="-1.57053" calcext:value-type="float">
            <text:p>-1.5705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4814" calcext:value-type="float">
            <text:p>0.194814</text:p>
          </table:table-cell>
          <table:table-cell office:value-type="float" office:value="-0.656585" calcext:value-type="float">
            <text:p>-0.656585</text:p>
          </table:table-cell>
          <table:table-cell office:value-type="float" office:value="-0.258393" calcext:value-type="float">
            <text:p>-0.258393</text:p>
          </table:table-cell>
          <table:table-cell office:value-type="float" office:value="1.78005" calcext:value-type="float">
            <text:p>1.78005</text:p>
          </table:table-cell>
          <table:table-cell office:value-type="float" office:value="0.0273316" calcext:value-type="float">
            <text:p>0.0273316</text:p>
          </table:table-cell>
          <table:table-cell office:value-type="float" office:value="0.432787" calcext:value-type="float">
            <text:p>0.432787</text:p>
          </table:table-cell>
          <table:table-cell office:value-type="float" office:value="-0.181438" calcext:value-type="float">
            <text:p>-0.181438</text:p>
          </table:table-cell>
          <table:table-cell office:value-type="string" calcext:value-type="string">
            <text:p><text:s/></text:p>
          </table:table-cell>
          <table:table-cell office:value-type="float" office:value="0.31936" calcext:value-type="float">
            <text:p>0.31936</text:p>
          </table:table-cell>
          <table:table-cell office:value-type="float" office:value="-0.0910072" calcext:value-type="float">
            <text:p>-0.0910072</text:p>
          </table:table-cell>
          <table:table-cell office:value-type="float" office:value="0.878838" calcext:value-type="float">
            <text:p>0.878838</text:p>
          </table:table-cell>
          <table:table-cell office:value-type="string" calcext:value-type="string">
            <text:p><text:s/></text:p>
          </table:table-cell>
          <table:table-cell office:value-type="float" office:value="-1.57078" calcext:value-type="float">
            <text:p>-1.57078</text:p>
          </table:table-cell>
          <table:table-cell table:style-name="ce1" office:value-type="float" office:value="-0.000000821699" calcext:value-type="float">
            <text:p>-8.22E-07</text:p>
          </table:table-cell>
          <table:table-cell office:value-type="float" office:value="-1.57055" calcext:value-type="float">
            <text:p>-1.5705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0219" calcext:value-type="float">
            <text:p>0.20219</text:p>
          </table:table-cell>
          <table:table-cell office:value-type="float" office:value="-0.657126" calcext:value-type="float">
            <text:p>-0.657126</text:p>
          </table:table-cell>
          <table:table-cell office:value-type="float" office:value="-0.268114" calcext:value-type="float">
            <text:p>-0.268114</text:p>
          </table:table-cell>
          <table:table-cell office:value-type="float" office:value="1.77853" calcext:value-type="float">
            <text:p>1.77853</text:p>
          </table:table-cell>
          <table:table-cell office:value-type="float" office:value="0.028271" calcext:value-type="float">
            <text:p>0.028271</text:p>
          </table:table-cell>
          <table:table-cell office:value-type="float" office:value="0.433756" calcext:value-type="float">
            <text:p>0.433756</text:p>
          </table:table-cell>
          <table:table-cell office:value-type="float" office:value="-0.188199" calcext:value-type="float">
            <text:p>-0.188199</text:p>
          </table:table-cell>
          <table:table-cell office:value-type="string" calcext:value-type="string">
            <text:p><text:s/></text:p>
          </table:table-cell>
          <table:table-cell office:value-type="float" office:value="0.319372" calcext:value-type="float">
            <text:p>0.319372</text:p>
          </table:table-cell>
          <table:table-cell office:value-type="float" office:value="-0.0945076" calcext:value-type="float">
            <text:p>-0.0945076</text:p>
          </table:table-cell>
          <table:table-cell office:value-type="float" office:value="0.878849" calcext:value-type="float">
            <text:p>0.878849</text:p>
          </table:table-cell>
          <table:table-cell office:value-type="string" calcext:value-type="string">
            <text:p><text:s/></text:p>
          </table:table-cell>
          <table:table-cell office:value-type="float" office:value="-1.57078" calcext:value-type="float">
            <text:p>-1.57078</text:p>
          </table:table-cell>
          <table:table-cell table:style-name="ce1" office:value-type="float" office:value="-0.000000846906" calcext:value-type="float">
            <text:p>-8.47E-07</text:p>
          </table:table-cell>
          <table:table-cell office:value-type="float" office:value="-1.57058" calcext:value-type="float">
            <text:p>-1.5705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09554" calcext:value-type="float">
            <text:p>0.209554</text:p>
          </table:table-cell>
          <table:table-cell office:value-type="float" office:value="-0.657686" calcext:value-type="float">
            <text:p>-0.657686</text:p>
          </table:table-cell>
          <table:table-cell office:value-type="float" office:value="-0.277811" calcext:value-type="float">
            <text:p>-0.277811</text:p>
          </table:table-cell>
          <table:table-cell office:value-type="float" office:value="1.77696" calcext:value-type="float">
            <text:p>1.77696</text:p>
          </table:table-cell>
          <table:table-cell office:value-type="float" office:value="0.0291978" calcext:value-type="float">
            <text:p>0.0291978</text:p>
          </table:table-cell>
          <table:table-cell office:value-type="float" office:value="0.43476" calcext:value-type="float">
            <text:p>0.43476</text:p>
          </table:table-cell>
          <table:table-cell office:value-type="float" office:value="-0.194936" calcext:value-type="float">
            <text:p>-0.194936</text:p>
          </table:table-cell>
          <table:table-cell office:value-type="string" calcext:value-type="string">
            <text:p><text:s/></text:p>
          </table:table-cell>
          <table:table-cell office:value-type="float" office:value="0.319383" calcext:value-type="float">
            <text:p>0.319383</text:p>
          </table:table-cell>
          <table:table-cell office:value-type="float" office:value="-0.0980081" calcext:value-type="float">
            <text:p>-0.0980081</text:p>
          </table:table-cell>
          <table:table-cell office:value-type="float" office:value="0.878859" calcext:value-type="float">
            <text:p>0.878859</text:p>
          </table:table-cell>
          <table:table-cell office:value-type="string" calcext:value-type="string">
            <text:p><text:s/></text:p>
          </table:table-cell>
          <table:table-cell office:value-type="float" office:value="-1.57078" calcext:value-type="float">
            <text:p>-1.57078</text:p>
          </table:table-cell>
          <table:table-cell table:style-name="ce1" office:value-type="float" office:value="-0.000000872467" calcext:value-type="float">
            <text:p>-8.72E-07</text:p>
          </table:table-cell>
          <table:table-cell office:value-type="float" office:value="-1.5706" calcext:value-type="float">
            <text:p>-1.570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16906" calcext:value-type="float">
            <text:p>0.216906</text:p>
          </table:table-cell>
          <table:table-cell office:value-type="float" office:value="-0.658266" calcext:value-type="float">
            <text:p>-0.658266</text:p>
          </table:table-cell>
          <table:table-cell office:value-type="float" office:value="-0.287485" calcext:value-type="float">
            <text:p>-0.287485</text:p>
          </table:table-cell>
          <table:table-cell office:value-type="float" office:value="1.77533" calcext:value-type="float">
            <text:p>1.77533</text:p>
          </table:table-cell>
          <table:table-cell office:value-type="float" office:value="0.0301117" calcext:value-type="float">
            <text:p>0.0301117</text:p>
          </table:table-cell>
          <table:table-cell office:value-type="float" office:value="0.435798" calcext:value-type="float">
            <text:p>0.435798</text:p>
          </table:table-cell>
          <table:table-cell office:value-type="float" office:value="-0.201648" calcext:value-type="float">
            <text:p>-0.201648</text:p>
          </table:table-cell>
          <table:table-cell office:value-type="string" calcext:value-type="string">
            <text:p><text:s/></text:p>
          </table:table-cell>
          <table:table-cell office:value-type="float" office:value="0.319395" calcext:value-type="float">
            <text:p>0.319395</text:p>
          </table:table-cell>
          <table:table-cell office:value-type="float" office:value="-0.101509" calcext:value-type="float">
            <text:p>-0.101509</text:p>
          </table:table-cell>
          <table:table-cell office:value-type="float" office:value="0.87887" calcext:value-type="float">
            <text:p>0.87887</text:p>
          </table:table-cell>
          <table:table-cell office:value-type="string" calcext:value-type="string">
            <text:p><text:s/></text:p>
          </table:table-cell>
          <table:table-cell office:value-type="float" office:value="-1.57078" calcext:value-type="float">
            <text:p>-1.57078</text:p>
          </table:table-cell>
          <table:table-cell table:style-name="ce1" office:value-type="float" office:value="-0.000000898377" calcext:value-type="float">
            <text:p>-8.98E-07</text:p>
          </table:table-cell>
          <table:table-cell office:value-type="float" office:value="-1.57062" calcext:value-type="float">
            <text:p>-1.5706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24244" calcext:value-type="float">
            <text:p>0.224244</text:p>
          </table:table-cell>
          <table:table-cell office:value-type="float" office:value="-0.658866" calcext:value-type="float">
            <text:p>-0.658866</text:p>
          </table:table-cell>
          <table:table-cell office:value-type="float" office:value="-0.297133" calcext:value-type="float">
            <text:p>-0.297133</text:p>
          </table:table-cell>
          <table:table-cell office:value-type="float" office:value="1.77364" calcext:value-type="float">
            <text:p>1.77364</text:p>
          </table:table-cell>
          <table:table-cell office:value-type="float" office:value="0.0310123" calcext:value-type="float">
            <text:p>0.0310123</text:p>
          </table:table-cell>
          <table:table-cell office:value-type="float" office:value="0.43687" calcext:value-type="float">
            <text:p>0.43687</text:p>
          </table:table-cell>
          <table:table-cell office:value-type="float" office:value="-0.208335" calcext:value-type="float">
            <text:p>-0.208335</text:p>
          </table:table-cell>
          <table:table-cell office:value-type="string" calcext:value-type="string">
            <text:p><text:s/></text:p>
          </table:table-cell>
          <table:table-cell office:value-type="float" office:value="0.319407" calcext:value-type="float">
            <text:p>0.319407</text:p>
          </table:table-cell>
          <table:table-cell office:value-type="float" office:value="-0.105009" calcext:value-type="float">
            <text:p>-0.105009</text:p>
          </table:table-cell>
          <table:table-cell office:value-type="float" office:value="0.87888" calcext:value-type="float">
            <text:p>0.87888</text:p>
          </table:table-cell>
          <table:table-cell office:value-type="string" calcext:value-type="string">
            <text:p><text:s/></text:p>
          </table:table-cell>
          <table:table-cell office:value-type="float" office:value="-1.57078" calcext:value-type="float">
            <text:p>-1.57078</text:p>
          </table:table-cell>
          <table:table-cell table:style-name="ce1" office:value-type="float" office:value="-0.00000092463" calcext:value-type="float">
            <text:p>-9.25E-07</text:p>
          </table:table-cell>
          <table:table-cell office:value-type="float" office:value="-1.57064" calcext:value-type="float">
            <text:p>-1.5706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31569" calcext:value-type="float">
            <text:p>0.231569</text:p>
          </table:table-cell>
          <table:table-cell office:value-type="float" office:value="-0.659485" calcext:value-type="float">
            <text:p>-0.659485</text:p>
          </table:table-cell>
          <table:table-cell office:value-type="float" office:value="-0.306755" calcext:value-type="float">
            <text:p>-0.306755</text:p>
          </table:table-cell>
          <table:table-cell office:value-type="float" office:value="1.7719" calcext:value-type="float">
            <text:p>1.7719</text:p>
          </table:table-cell>
          <table:table-cell office:value-type="float" office:value="0.0318991" calcext:value-type="float">
            <text:p>0.0318991</text:p>
          </table:table-cell>
          <table:table-cell office:value-type="float" office:value="0.437977" calcext:value-type="float">
            <text:p>0.437977</text:p>
          </table:table-cell>
          <table:table-cell office:value-type="float" office:value="-0.214996" calcext:value-type="float">
            <text:p>-0.214996</text:p>
          </table:table-cell>
          <table:table-cell office:value-type="string" calcext:value-type="string">
            <text:p><text:s/></text:p>
          </table:table-cell>
          <table:table-cell office:value-type="float" office:value="0.319419" calcext:value-type="float">
            <text:p>0.319419</text:p>
          </table:table-cell>
          <table:table-cell office:value-type="float" office:value="-0.10851" calcext:value-type="float">
            <text:p>-0.10851</text:p>
          </table:table-cell>
          <table:table-cell office:value-type="float" office:value="0.878891" calcext:value-type="float">
            <text:p>0.878891</text:p>
          </table:table-cell>
          <table:table-cell office:value-type="string" calcext:value-type="string">
            <text:p><text:s/></text:p>
          </table:table-cell>
          <table:table-cell office:value-type="float" office:value="-1.57078" calcext:value-type="float">
            <text:p>-1.57078</text:p>
          </table:table-cell>
          <table:table-cell table:style-name="ce1" office:value-type="float" office:value="-0.000000951218" calcext:value-type="float">
            <text:p>-9.51E-07</text:p>
          </table:table-cell>
          <table:table-cell office:value-type="float" office:value="-1.57066" calcext:value-type="float">
            <text:p>-1.5706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38881" calcext:value-type="float">
            <text:p>0.238881</text:p>
          </table:table-cell>
          <table:table-cell office:value-type="float" office:value="-0.660123" calcext:value-type="float">
            <text:p>-0.660123</text:p>
          </table:table-cell>
          <table:table-cell office:value-type="float" office:value="-0.31635" calcext:value-type="float">
            <text:p>-0.31635</text:p>
          </table:table-cell>
          <table:table-cell office:value-type="float" office:value="1.77011" calcext:value-type="float">
            <text:p>1.77011</text:p>
          </table:table-cell>
          <table:table-cell office:value-type="float" office:value="0.0327719" calcext:value-type="float">
            <text:p>0.0327719</text:p>
          </table:table-cell>
          <table:table-cell office:value-type="float" office:value="0.439117" calcext:value-type="float">
            <text:p>0.439117</text:p>
          </table:table-cell>
          <table:table-cell office:value-type="float" office:value="-0.22163" calcext:value-type="float">
            <text:p>-0.22163</text:p>
          </table:table-cell>
          <table:table-cell office:value-type="string" calcext:value-type="string">
            <text:p><text:s/></text:p>
          </table:table-cell>
          <table:table-cell office:value-type="float" office:value="0.31943" calcext:value-type="float">
            <text:p>0.31943</text:p>
          </table:table-cell>
          <table:table-cell office:value-type="float" office:value="-0.11201" calcext:value-type="float">
            <text:p>-0.11201</text:p>
          </table:table-cell>
          <table:table-cell office:value-type="float" office:value="0.878901" calcext:value-type="float">
            <text:p>0.878901</text:p>
          </table:table-cell>
          <table:table-cell office:value-type="string" calcext:value-type="string">
            <text:p><text:s/></text:p>
          </table:table-cell>
          <table:table-cell office:value-type="float" office:value="-1.57078" calcext:value-type="float">
            <text:p>-1.57078</text:p>
          </table:table-cell>
          <table:table-cell table:style-name="ce1" office:value-type="float" office:value="-0.000000978134" calcext:value-type="float">
            <text:p>-9.78E-07</text:p>
          </table:table-cell>
          <table:table-cell office:value-type="float" office:value="-1.57068" calcext:value-type="float">
            <text:p>-1.5706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46179" calcext:value-type="float">
            <text:p>0.246179</text:p>
          </table:table-cell>
          <table:table-cell office:value-type="float" office:value="-0.66078" calcext:value-type="float">
            <text:p>-0.66078</text:p>
          </table:table-cell>
          <table:table-cell office:value-type="float" office:value="-0.325919" calcext:value-type="float">
            <text:p>-0.325919</text:p>
          </table:table-cell>
          <table:table-cell office:value-type="float" office:value="1.76826" calcext:value-type="float">
            <text:p>1.76826</text:p>
          </table:table-cell>
          <table:table-cell office:value-type="float" office:value="0.0336302" calcext:value-type="float">
            <text:p>0.0336302</text:p>
          </table:table-cell>
          <table:table-cell office:value-type="float" office:value="0.440292" calcext:value-type="float">
            <text:p>0.440292</text:p>
          </table:table-cell>
          <table:table-cell office:value-type="float" office:value="-0.228237" calcext:value-type="float">
            <text:p>-0.228237</text:p>
          </table:table-cell>
          <table:table-cell office:value-type="string" calcext:value-type="string">
            <text:p><text:s/></text:p>
          </table:table-cell>
          <table:table-cell office:value-type="float" office:value="0.319442" calcext:value-type="float">
            <text:p>0.319442</text:p>
          </table:table-cell>
          <table:table-cell office:value-type="float" office:value="-0.11551" calcext:value-type="float">
            <text:p>-0.11551</text:p>
          </table:table-cell>
          <table:table-cell office:value-type="float" office:value="0.878912" calcext:value-type="float">
            <text:p>0.878912</text:p>
          </table:table-cell>
          <table:table-cell office:value-type="string" calcext:value-type="string">
            <text:p><text:s/></text:p>
          </table:table-cell>
          <table:table-cell office:value-type="float" office:value="-1.57078" calcext:value-type="float">
            <text:p>-1.57078</text:p>
          </table:table-cell>
          <table:table-cell table:style-name="ce1" office:value-type="float" office:value="-0.00000100537" calcext:value-type="float">
            <text:p>-1.01E-06</text:p>
          </table:table-cell>
          <table:table-cell office:value-type="float" office:value="-1.5707" calcext:value-type="float">
            <text:p>-1.570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53463" calcext:value-type="float">
            <text:p>0.253463</text:p>
          </table:table-cell>
          <table:table-cell office:value-type="float" office:value="-0.661455" calcext:value-type="float">
            <text:p>-0.661455</text:p>
          </table:table-cell>
          <table:table-cell office:value-type="float" office:value="-0.33546" calcext:value-type="float">
            <text:p>-0.33546</text:p>
          </table:table-cell>
          <table:table-cell office:value-type="float" office:value="1.76636" calcext:value-type="float">
            <text:p>1.76636</text:p>
          </table:table-cell>
          <table:table-cell office:value-type="float" office:value="0.0344738" calcext:value-type="float">
            <text:p>0.0344738</text:p>
          </table:table-cell>
          <table:table-cell office:value-type="float" office:value="0.4415" calcext:value-type="float">
            <text:p>0.4415</text:p>
          </table:table-cell>
          <table:table-cell office:value-type="float" office:value="-0.234815" calcext:value-type="float">
            <text:p>-0.234815</text:p>
          </table:table-cell>
          <table:table-cell office:value-type="string" calcext:value-type="string">
            <text:p><text:s/></text:p>
          </table:table-cell>
          <table:table-cell office:value-type="float" office:value="0.319454" calcext:value-type="float">
            <text:p>0.319454</text:p>
          </table:table-cell>
          <table:table-cell office:value-type="float" office:value="-0.119011" calcext:value-type="float">
            <text:p>-0.119011</text:p>
          </table:table-cell>
          <table:table-cell office:value-type="float" office:value="0.878922" calcext:value-type="float">
            <text:p>0.878922</text:p>
          </table:table-cell>
          <table:table-cell office:value-type="string" calcext:value-type="string">
            <text:p><text:s/></text:p>
          </table:table-cell>
          <table:table-cell office:value-type="float" office:value="-1.57078" calcext:value-type="float">
            <text:p>-1.57078</text:p>
          </table:table-cell>
          <table:table-cell table:style-name="ce1" office:value-type="float" office:value="-0.0000010329" calcext:value-type="float">
            <text:p>-1.03E-06</text:p>
          </table:table-cell>
          <table:table-cell office:value-type="float" office:value="-1.57072" calcext:value-type="float">
            <text:p>-1.5707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60733" calcext:value-type="float">
            <text:p>0.260733</text:p>
          </table:table-cell>
          <table:table-cell office:value-type="float" office:value="-0.66215" calcext:value-type="float">
            <text:p>-0.66215</text:p>
          </table:table-cell>
          <table:table-cell office:value-type="float" office:value="-0.344972" calcext:value-type="float">
            <text:p>-0.344972</text:p>
          </table:table-cell>
          <table:table-cell office:value-type="float" office:value="1.7644" calcext:value-type="float">
            <text:p>1.7644</text:p>
          </table:table-cell>
          <table:table-cell office:value-type="float" office:value="0.0353022" calcext:value-type="float">
            <text:p>0.0353022</text:p>
          </table:table-cell>
          <table:table-cell office:value-type="float" office:value="0.442741" calcext:value-type="float">
            <text:p>0.442741</text:p>
          </table:table-cell>
          <table:table-cell office:value-type="float" office:value="-0.241365" calcext:value-type="float">
            <text:p>-0.241365</text:p>
          </table:table-cell>
          <table:table-cell office:value-type="string" calcext:value-type="string">
            <text:p><text:s/></text:p>
          </table:table-cell>
          <table:table-cell office:value-type="float" office:value="0.319465" calcext:value-type="float">
            <text:p>0.319465</text:p>
          </table:table-cell>
          <table:table-cell office:value-type="float" office:value="-0.122511" calcext:value-type="float">
            <text:p>-0.122511</text:p>
          </table:table-cell>
          <table:table-cell office:value-type="float" office:value="0.878933" calcext:value-type="float">
            <text:p>0.878933</text:p>
          </table:table-cell>
          <table:table-cell office:value-type="string" calcext:value-type="string">
            <text:p><text:s/></text:p>
          </table:table-cell>
          <table:table-cell office:value-type="float" office:value="-1.57078" calcext:value-type="float">
            <text:p>-1.57078</text:p>
          </table:table-cell>
          <table:table-cell table:style-name="ce1" office:value-type="float" office:value="-0.00000106073" calcext:value-type="float">
            <text:p>-1.06E-06</text:p>
          </table:table-cell>
          <table:table-cell office:value-type="float" office:value="-1.57074" calcext:value-type="float">
            <text:p>-1.5707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67988" calcext:value-type="float">
            <text:p>0.267988</text:p>
          </table:table-cell>
          <table:table-cell office:value-type="float" office:value="-0.662862" calcext:value-type="float">
            <text:p>-0.662862</text:p>
          </table:table-cell>
          <table:table-cell office:value-type="float" office:value="-0.354456" calcext:value-type="float">
            <text:p>-0.354456</text:p>
          </table:table-cell>
          <table:table-cell office:value-type="float" office:value="1.76238" calcext:value-type="float">
            <text:p>1.76238</text:p>
          </table:table-cell>
          <table:table-cell office:value-type="float" office:value="0.0361153" calcext:value-type="float">
            <text:p>0.0361153</text:p>
          </table:table-cell>
          <table:table-cell office:value-type="float" office:value="0.444016" calcext:value-type="float">
            <text:p>0.444016</text:p>
          </table:table-cell>
          <table:table-cell office:value-type="float" office:value="-0.247885" calcext:value-type="float">
            <text:p>-0.247885</text:p>
          </table:table-cell>
          <table:table-cell office:value-type="string" calcext:value-type="string">
            <text:p><text:s/></text:p>
          </table:table-cell>
          <table:table-cell office:value-type="float" office:value="0.319477" calcext:value-type="float">
            <text:p>0.319477</text:p>
          </table:table-cell>
          <table:table-cell office:value-type="float" office:value="-0.126012" calcext:value-type="float">
            <text:p>-0.126012</text:p>
          </table:table-cell>
          <table:table-cell office:value-type="float" office:value="0.878943" calcext:value-type="float">
            <text:p>0.878943</text:p>
          </table:table-cell>
          <table:table-cell office:value-type="string" calcext:value-type="string">
            <text:p><text:s/></text:p>
          </table:table-cell>
          <table:table-cell office:value-type="float" office:value="-1.57078" calcext:value-type="float">
            <text:p>-1.57078</text:p>
          </table:table-cell>
          <table:table-cell table:style-name="ce1" office:value-type="float" office:value="-0.00000108884" calcext:value-type="float">
            <text:p>-1.09E-06</text:p>
          </table:table-cell>
          <table:table-cell office:value-type="float" office:value="-1.57077" calcext:value-type="float">
            <text:p>-1.5707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75229" calcext:value-type="float">
            <text:p>0.275229</text:p>
          </table:table-cell>
          <table:table-cell office:value-type="float" office:value="-0.663593" calcext:value-type="float">
            <text:p>-0.663593</text:p>
          </table:table-cell>
          <table:table-cell office:value-type="float" office:value="-0.363909" calcext:value-type="float">
            <text:p>-0.363909</text:p>
          </table:table-cell>
          <table:table-cell office:value-type="float" office:value="1.76032" calcext:value-type="float">
            <text:p>1.76032</text:p>
          </table:table-cell>
          <table:table-cell office:value-type="float" office:value="0.0369125" calcext:value-type="float">
            <text:p>0.0369125</text:p>
          </table:table-cell>
          <table:table-cell office:value-type="float" office:value="0.445325" calcext:value-type="float">
            <text:p>0.445325</text:p>
          </table:table-cell>
          <table:table-cell office:value-type="float" office:value="-0.254376" calcext:value-type="float">
            <text:p>-0.254376</text:p>
          </table:table-cell>
          <table:table-cell office:value-type="string" calcext:value-type="string">
            <text:p><text:s/></text:p>
          </table:table-cell>
          <table:table-cell office:value-type="float" office:value="0.319489" calcext:value-type="float">
            <text:p>0.319489</text:p>
          </table:table-cell>
          <table:table-cell office:value-type="float" office:value="-0.129512" calcext:value-type="float">
            <text:p>-0.129512</text:p>
          </table:table-cell>
          <table:table-cell office:value-type="float" office:value="0.878954" calcext:value-type="float">
            <text:p>0.878954</text:p>
          </table:table-cell>
          <table:table-cell office:value-type="string" calcext:value-type="string">
            <text:p><text:s/></text:p>
          </table:table-cell>
          <table:table-cell office:value-type="float" office:value="-1.57077" calcext:value-type="float">
            <text:p>-1.57077</text:p>
          </table:table-cell>
          <table:table-cell table:style-name="ce1" office:value-type="float" office:value="-0.0000011172" calcext:value-type="float">
            <text:p>-1.12E-06</text:p>
          </table:table-cell>
          <table:table-cell office:value-type="float" office:value="-1.57079" calcext:value-type="float">
            <text:p>-1.5707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82455" calcext:value-type="float">
            <text:p>0.282455</text:p>
          </table:table-cell>
          <table:table-cell office:value-type="float" office:value="-0.664342" calcext:value-type="float">
            <text:p>-0.664342</text:p>
          </table:table-cell>
          <table:table-cell office:value-type="float" office:value="-0.373333" calcext:value-type="float">
            <text:p>-0.373333</text:p>
          </table:table-cell>
          <table:table-cell office:value-type="float" office:value="1.75819" calcext:value-type="float">
            <text:p>1.75819</text:p>
          </table:table-cell>
          <table:table-cell office:value-type="float" office:value="0.0376938" calcext:value-type="float">
            <text:p>0.0376938</text:p>
          </table:table-cell>
          <table:table-cell office:value-type="float" office:value="0.446666" calcext:value-type="float">
            <text:p>0.446666</text:p>
          </table:table-cell>
          <table:table-cell office:value-type="float" office:value="-0.260836" calcext:value-type="float">
            <text:p>-0.260836</text:p>
          </table:table-cell>
          <table:table-cell office:value-type="string" calcext:value-type="string">
            <text:p><text:s/></text:p>
          </table:table-cell>
          <table:table-cell office:value-type="float" office:value="0.3195" calcext:value-type="float">
            <text:p>0.3195</text:p>
          </table:table-cell>
          <table:table-cell office:value-type="float" office:value="-0.133013" calcext:value-type="float">
            <text:p>-0.133013</text:p>
          </table:table-cell>
          <table:table-cell office:value-type="float" office:value="0.878964" calcext:value-type="float">
            <text:p>0.878964</text:p>
          </table:table-cell>
          <table:table-cell office:value-type="string" calcext:value-type="string">
            <text:p><text:s/></text:p>
          </table:table-cell>
          <table:table-cell office:value-type="float" office:value="-1.57077" calcext:value-type="float">
            <text:p>-1.57077</text:p>
          </table:table-cell>
          <table:table-cell table:style-name="ce1" office:value-type="float" office:value="-0.00000114581" calcext:value-type="float">
            <text:p>-1.15E-06</text:p>
          </table:table-cell>
          <table:table-cell office:value-type="float" office:value="-1.57081" calcext:value-type="float">
            <text:p>-1.5708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89667" calcext:value-type="float">
            <text:p>0.289667</text:p>
          </table:table-cell>
          <table:table-cell office:value-type="float" office:value="-0.665108" calcext:value-type="float">
            <text:p>-0.665108</text:p>
          </table:table-cell>
          <table:table-cell office:value-type="float" office:value="-0.382726" calcext:value-type="float">
            <text:p>-0.382726</text:p>
          </table:table-cell>
          <table:table-cell office:value-type="float" office:value="1.75602" calcext:value-type="float">
            <text:p>1.75602</text:p>
          </table:table-cell>
          <table:table-cell office:value-type="float" office:value="0.0384587" calcext:value-type="float">
            <text:p>0.0384587</text:p>
          </table:table-cell>
          <table:table-cell office:value-type="float" office:value="0.448041" calcext:value-type="float">
            <text:p>0.448041</text:p>
          </table:table-cell>
          <table:table-cell office:value-type="float" office:value="-0.267264" calcext:value-type="float">
            <text:p>-0.267264</text:p>
          </table:table-cell>
          <table:table-cell office:value-type="string" calcext:value-type="string">
            <text:p><text:s/></text:p>
          </table:table-cell>
          <table:table-cell office:value-type="float" office:value="0.319512" calcext:value-type="float">
            <text:p>0.319512</text:p>
          </table:table-cell>
          <table:table-cell office:value-type="float" office:value="-0.136513" calcext:value-type="float">
            <text:p>-0.136513</text:p>
          </table:table-cell>
          <table:table-cell office:value-type="float" office:value="0.878975" calcext:value-type="float">
            <text:p>0.878975</text:p>
          </table:table-cell>
          <table:table-cell office:value-type="string" calcext:value-type="string">
            <text:p><text:s/></text:p>
          </table:table-cell>
          <table:table-cell office:value-type="float" office:value="-1.57077" calcext:value-type="float">
            <text:p>-1.57077</text:p>
          </table:table-cell>
          <table:table-cell table:style-name="ce1" office:value-type="float" office:value="-0.00000117464" calcext:value-type="float">
            <text:p>-1.17E-06</text:p>
          </table:table-cell>
          <table:table-cell office:value-type="float" office:value="-1.57083" calcext:value-type="float">
            <text:p>-1.5708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96863" calcext:value-type="float">
            <text:p>0.296863</text:p>
          </table:table-cell>
          <table:table-cell office:value-type="float" office:value="-0.665892" calcext:value-type="float">
            <text:p>-0.665892</text:p>
          </table:table-cell>
          <table:table-cell office:value-type="float" office:value="-0.392088" calcext:value-type="float">
            <text:p>-0.392088</text:p>
          </table:table-cell>
          <table:table-cell office:value-type="float" office:value="1.75379" calcext:value-type="float">
            <text:p>1.75379</text:p>
          </table:table-cell>
          <table:table-cell office:value-type="float" office:value="0.039207" calcext:value-type="float">
            <text:p>0.039207</text:p>
          </table:table-cell>
          <table:table-cell office:value-type="float" office:value="0.449449" calcext:value-type="float">
            <text:p>0.449449</text:p>
          </table:table-cell>
          <table:table-cell office:value-type="float" office:value="-0.273661" calcext:value-type="float">
            <text:p>-0.273661</text:p>
          </table:table-cell>
          <table:table-cell office:value-type="string" calcext:value-type="string">
            <text:p><text:s/></text:p>
          </table:table-cell>
          <table:table-cell office:value-type="float" office:value="0.319523" calcext:value-type="float">
            <text:p>0.319523</text:p>
          </table:table-cell>
          <table:table-cell office:value-type="float" office:value="-0.140014" calcext:value-type="float">
            <text:p>-0.140014</text:p>
          </table:table-cell>
          <table:table-cell office:value-type="float" office:value="0.878985" calcext:value-type="float">
            <text:p>0.878985</text:p>
          </table:table-cell>
          <table:table-cell office:value-type="string" calcext:value-type="string">
            <text:p><text:s/></text:p>
          </table:table-cell>
          <table:table-cell office:value-type="float" office:value="-1.57077" calcext:value-type="float">
            <text:p>-1.57077</text:p>
          </table:table-cell>
          <table:table-cell table:style-name="ce1" office:value-type="float" office:value="-0.00000120367" calcext:value-type="float">
            <text:p>-1.20E-06</text:p>
          </table:table-cell>
          <table:table-cell office:value-type="float" office:value="-1.57085" calcext:value-type="float">
            <text:p>-1.5708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04044" calcext:value-type="float">
            <text:p>0.304044</text:p>
          </table:table-cell>
          <table:table-cell office:value-type="float" office:value="-0.666693" calcext:value-type="float">
            <text:p>-0.666693</text:p>
          </table:table-cell>
          <table:table-cell office:value-type="float" office:value="-0.401418" calcext:value-type="float">
            <text:p>-0.401418</text:p>
          </table:table-cell>
          <table:table-cell office:value-type="float" office:value="1.7515" calcext:value-type="float">
            <text:p>1.7515</text:p>
          </table:table-cell>
          <table:table-cell office:value-type="float" office:value="0.0399384" calcext:value-type="float">
            <text:p>0.0399384</text:p>
          </table:table-cell>
          <table:table-cell office:value-type="float" office:value="0.45089" calcext:value-type="float">
            <text:p>0.45089</text:p>
          </table:table-cell>
          <table:table-cell office:value-type="float" office:value="-0.280026" calcext:value-type="float">
            <text:p>-0.280026</text:p>
          </table:table-cell>
          <table:table-cell office:value-type="string" calcext:value-type="string">
            <text:p><text:s/></text:p>
          </table:table-cell>
          <table:table-cell office:value-type="float" office:value="0.319535" calcext:value-type="float">
            <text:p>0.319535</text:p>
          </table:table-cell>
          <table:table-cell office:value-type="float" office:value="-0.143514" calcext:value-type="float">
            <text:p>-0.143514</text:p>
          </table:table-cell>
          <table:table-cell office:value-type="float" office:value="0.878996" calcext:value-type="float">
            <text:p>0.878996</text:p>
          </table:table-cell>
          <table:table-cell office:value-type="string" calcext:value-type="string">
            <text:p><text:s/></text:p>
          </table:table-cell>
          <table:table-cell office:value-type="float" office:value="-1.57077" calcext:value-type="float">
            <text:p>-1.57077</text:p>
          </table:table-cell>
          <table:table-cell table:style-name="ce1" office:value-type="float" office:value="-0.00000123289" calcext:value-type="float">
            <text:p>-1.23E-06</text:p>
          </table:table-cell>
          <table:table-cell office:value-type="float" office:value="-1.57087" calcext:value-type="float">
            <text:p>-1.5708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1121" calcext:value-type="float">
            <text:p>0.31121</text:p>
          </table:table-cell>
          <table:table-cell office:value-type="float" office:value="-0.667511" calcext:value-type="float">
            <text:p>-0.667511</text:p>
          </table:table-cell>
          <table:table-cell office:value-type="float" office:value="-0.410716" calcext:value-type="float">
            <text:p>-0.410716</text:p>
          </table:table-cell>
          <table:table-cell office:value-type="float" office:value="1.74916" calcext:value-type="float">
            <text:p>1.74916</text:p>
          </table:table-cell>
          <table:table-cell office:value-type="float" office:value="0.0406527" calcext:value-type="float">
            <text:p>0.0406527</text:p>
          </table:table-cell>
          <table:table-cell office:value-type="float" office:value="0.452363" calcext:value-type="float">
            <text:p>0.452363</text:p>
          </table:table-cell>
          <table:table-cell office:value-type="float" office:value="-0.286358" calcext:value-type="float">
            <text:p>-0.286358</text:p>
          </table:table-cell>
          <table:table-cell office:value-type="string" calcext:value-type="string">
            <text:p><text:s/></text:p>
          </table:table-cell>
          <table:table-cell office:value-type="float" office:value="0.319546" calcext:value-type="float">
            <text:p>0.319546</text:p>
          </table:table-cell>
          <table:table-cell office:value-type="float" office:value="-0.147015" calcext:value-type="float">
            <text:p>-0.147015</text:p>
          </table:table-cell>
          <table:table-cell office:value-type="float" office:value="0.879006" calcext:value-type="float">
            <text:p>0.879006</text:p>
          </table:table-cell>
          <table:table-cell office:value-type="string" calcext:value-type="string">
            <text:p><text:s/></text:p>
          </table:table-cell>
          <table:table-cell office:value-type="float" office:value="-1.57077" calcext:value-type="float">
            <text:p>-1.57077</text:p>
          </table:table-cell>
          <table:table-cell table:style-name="ce1" office:value-type="float" office:value="-0.00000126226" calcext:value-type="float">
            <text:p>-1.26E-06</text:p>
          </table:table-cell>
          <table:table-cell office:value-type="float" office:value="-1.57089" calcext:value-type="float">
            <text:p>-1.5708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1836" calcext:value-type="float">
            <text:p>0.31836</text:p>
          </table:table-cell>
          <table:table-cell office:value-type="float" office:value="-0.668345" calcext:value-type="float">
            <text:p>-0.668345</text:p>
          </table:table-cell>
          <table:table-cell office:value-type="float" office:value="-0.419981" calcext:value-type="float">
            <text:p>-0.419981</text:p>
          </table:table-cell>
          <table:table-cell office:value-type="float" office:value="1.74676" calcext:value-type="float">
            <text:p>1.74676</text:p>
          </table:table-cell>
          <table:table-cell office:value-type="float" office:value="0.0413495" calcext:value-type="float">
            <text:p>0.0413495</text:p>
          </table:table-cell>
          <table:table-cell office:value-type="float" office:value="0.453869" calcext:value-type="float">
            <text:p>0.453869</text:p>
          </table:table-cell>
          <table:table-cell office:value-type="float" office:value="-0.292656" calcext:value-type="float">
            <text:p>-0.292656</text:p>
          </table:table-cell>
          <table:table-cell office:value-type="string" calcext:value-type="string">
            <text:p><text:s/></text:p>
          </table:table-cell>
          <table:table-cell office:value-type="float" office:value="0.319558" calcext:value-type="float">
            <text:p>0.319558</text:p>
          </table:table-cell>
          <table:table-cell office:value-type="float" office:value="-0.150515" calcext:value-type="float">
            <text:p>-0.150515</text:p>
          </table:table-cell>
          <table:table-cell office:value-type="float" office:value="0.879016" calcext:value-type="float">
            <text:p>0.879016</text:p>
          </table:table-cell>
          <table:table-cell office:value-type="string" calcext:value-type="string">
            <text:p><text:s/></text:p>
          </table:table-cell>
          <table:table-cell office:value-type="float" office:value="-1.57077" calcext:value-type="float">
            <text:p>-1.57077</text:p>
          </table:table-cell>
          <table:table-cell table:style-name="ce1" office:value-type="float" office:value="-0.00000129178" calcext:value-type="float">
            <text:p>-1.29E-06</text:p>
          </table:table-cell>
          <table:table-cell office:value-type="float" office:value="-1.57091" calcext:value-type="float">
            <text:p>-1.5709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25495" calcext:value-type="float">
            <text:p>0.325495</text:p>
          </table:table-cell>
          <table:table-cell office:value-type="float" office:value="-0.669197" calcext:value-type="float">
            <text:p>-0.669197</text:p>
          </table:table-cell>
          <table:table-cell office:value-type="float" office:value="-0.429213" calcext:value-type="float">
            <text:p>-0.429213</text:p>
          </table:table-cell>
          <table:table-cell office:value-type="float" office:value="1.74432" calcext:value-type="float">
            <text:p>1.74432</text:p>
          </table:table-cell>
          <table:table-cell office:value-type="float" office:value="0.0420287" calcext:value-type="float">
            <text:p>0.0420287</text:p>
          </table:table-cell>
          <table:table-cell office:value-type="float" office:value="0.455407" calcext:value-type="float">
            <text:p>0.455407</text:p>
          </table:table-cell>
          <table:table-cell office:value-type="float" office:value="-0.298921" calcext:value-type="float">
            <text:p>-0.298921</text:p>
          </table:table-cell>
          <table:table-cell office:value-type="string" calcext:value-type="string">
            <text:p><text:s/></text:p>
          </table:table-cell>
          <table:table-cell office:value-type="float" office:value="0.319569" calcext:value-type="float">
            <text:p>0.319569</text:p>
          </table:table-cell>
          <table:table-cell office:value-type="float" office:value="-0.154015" calcext:value-type="float">
            <text:p>-0.154015</text:p>
          </table:table-cell>
          <table:table-cell office:value-type="float" office:value="0.879027" calcext:value-type="float">
            <text:p>0.879027</text:p>
          </table:table-cell>
          <table:table-cell office:value-type="string" calcext:value-type="string">
            <text:p><text:s/></text:p>
          </table:table-cell>
          <table:table-cell office:value-type="float" office:value="-1.57077" calcext:value-type="float">
            <text:p>-1.57077</text:p>
          </table:table-cell>
          <table:table-cell table:style-name="ce1" office:value-type="float" office:value="-0.0000013214" calcext:value-type="float">
            <text:p>-1.32E-06</text:p>
          </table:table-cell>
          <table:table-cell office:value-type="float" office:value="-1.57093" calcext:value-type="float">
            <text:p>-1.5709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32615" calcext:value-type="float">
            <text:p>0.332615</text:p>
          </table:table-cell>
          <table:table-cell office:value-type="float" office:value="-0.670065" calcext:value-type="float">
            <text:p>-0.670065</text:p>
          </table:table-cell>
          <table:table-cell office:value-type="float" office:value="-0.438412" calcext:value-type="float">
            <text:p>-0.438412</text:p>
          </table:table-cell>
          <table:table-cell office:value-type="float" office:value="1.74181" calcext:value-type="float">
            <text:p>1.74181</text:p>
          </table:table-cell>
          <table:table-cell office:value-type="float" office:value="0.0426901" calcext:value-type="float">
            <text:p>0.0426901</text:p>
          </table:table-cell>
          <table:table-cell office:value-type="float" office:value="0.456977" calcext:value-type="float">
            <text:p>0.456977</text:p>
          </table:table-cell>
          <table:table-cell office:value-type="float" office:value="-0.305152" calcext:value-type="float">
            <text:p>-0.305152</text:p>
          </table:table-cell>
          <table:table-cell office:value-type="string" calcext:value-type="string">
            <text:p><text:s/></text:p>
          </table:table-cell>
          <table:table-cell office:value-type="float" office:value="0.31958" calcext:value-type="float">
            <text:p>0.31958</text:p>
          </table:table-cell>
          <table:table-cell office:value-type="float" office:value="-0.157516" calcext:value-type="float">
            <text:p>-0.157516</text:p>
          </table:table-cell>
          <table:table-cell office:value-type="float" office:value="0.879037" calcext:value-type="float">
            <text:p>0.879037</text:p>
          </table:table-cell>
          <table:table-cell office:value-type="string" calcext:value-type="string">
            <text:p><text:s/></text:p>
          </table:table-cell>
          <table:table-cell office:value-type="float" office:value="-1.57077" calcext:value-type="float">
            <text:p>-1.57077</text:p>
          </table:table-cell>
          <table:table-cell table:style-name="ce1" office:value-type="float" office:value="-0.00000135111" calcext:value-type="float">
            <text:p>-1.35E-06</text:p>
          </table:table-cell>
          <table:table-cell office:value-type="float" office:value="-1.57095" calcext:value-type="float">
            <text:p>-1.5709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39719" calcext:value-type="float">
            <text:p>0.339719</text:p>
          </table:table-cell>
          <table:table-cell office:value-type="float" office:value="-0.670949" calcext:value-type="float">
            <text:p>-0.670949</text:p>
          </table:table-cell>
          <table:table-cell office:value-type="float" office:value="-0.447576" calcext:value-type="float">
            <text:p>-0.447576</text:p>
          </table:table-cell>
          <table:table-cell office:value-type="float" office:value="1.73926" calcext:value-type="float">
            <text:p>1.73926</text:p>
          </table:table-cell>
          <table:table-cell office:value-type="float" office:value="0.0433334" calcext:value-type="float">
            <text:p>0.0433334</text:p>
          </table:table-cell>
          <table:table-cell office:value-type="float" office:value="0.45858" calcext:value-type="float">
            <text:p>0.45858</text:p>
          </table:table-cell>
          <table:table-cell office:value-type="float" office:value="-0.311348" calcext:value-type="float">
            <text:p>-0.311348</text:p>
          </table:table-cell>
          <table:table-cell office:value-type="string" calcext:value-type="string">
            <text:p><text:s/></text:p>
          </table:table-cell>
          <table:table-cell office:value-type="float" office:value="0.319592" calcext:value-type="float">
            <text:p>0.319592</text:p>
          </table:table-cell>
          <table:table-cell office:value-type="float" office:value="-0.161016" calcext:value-type="float">
            <text:p>-0.161016</text:p>
          </table:table-cell>
          <table:table-cell office:value-type="float" office:value="0.879047" calcext:value-type="float">
            <text:p>0.879047</text:p>
          </table:table-cell>
          <table:table-cell office:value-type="string" calcext:value-type="string">
            <text:p><text:s/></text:p>
          </table:table-cell>
          <table:table-cell office:value-type="float" office:value="-1.57077" calcext:value-type="float">
            <text:p>-1.57077</text:p>
          </table:table-cell>
          <table:table-cell table:style-name="ce1" office:value-type="float" office:value="-0.00000138088" calcext:value-type="float">
            <text:p>-1.38E-06</text:p>
          </table:table-cell>
          <table:table-cell office:value-type="float" office:value="-1.57097" calcext:value-type="float">
            <text:p>-1.5709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46807" calcext:value-type="float">
            <text:p>0.346807</text:p>
          </table:table-cell>
          <table:table-cell office:value-type="float" office:value="-0.671849" calcext:value-type="float">
            <text:p>-0.671849</text:p>
          </table:table-cell>
          <table:table-cell office:value-type="float" office:value="-0.456706" calcext:value-type="float">
            <text:p>-0.456706</text:p>
          </table:table-cell>
          <table:table-cell office:value-type="float" office:value="1.73665" calcext:value-type="float">
            <text:p>1.73665</text:p>
          </table:table-cell>
          <table:table-cell office:value-type="float" office:value="0.0439583" calcext:value-type="float">
            <text:p>0.0439583</text:p>
          </table:table-cell>
          <table:table-cell office:value-type="float" office:value="0.460215" calcext:value-type="float">
            <text:p>0.460215</text:p>
          </table:table-cell>
          <table:table-cell office:value-type="float" office:value="-0.317509" calcext:value-type="float">
            <text:p>-0.317509</text:p>
          </table:table-cell>
          <table:table-cell office:value-type="string" calcext:value-type="string">
            <text:p><text:s/></text:p>
          </table:table-cell>
          <table:table-cell office:value-type="float" office:value="0.319603" calcext:value-type="float">
            <text:p>0.319603</text:p>
          </table:table-cell>
          <table:table-cell office:value-type="float" office:value="-0.164517" calcext:value-type="float">
            <text:p>-0.164517</text:p>
          </table:table-cell>
          <table:table-cell office:value-type="float" office:value="0.879058" calcext:value-type="float">
            <text:p>0.879058</text:p>
          </table:table-cell>
          <table:table-cell office:value-type="string" calcext:value-type="string">
            <text:p><text:s/></text:p>
          </table:table-cell>
          <table:table-cell office:value-type="float" office:value="-1.57077" calcext:value-type="float">
            <text:p>-1.57077</text:p>
          </table:table-cell>
          <table:table-cell table:style-name="ce1" office:value-type="float" office:value="-0.00000141069" calcext:value-type="float">
            <text:p>-1.41E-06</text:p>
          </table:table-cell>
          <table:table-cell office:value-type="float" office:value="-1.57099" calcext:value-type="float">
            <text:p>-1.5709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5388" calcext:value-type="float">
            <text:p>0.35388</text:p>
          </table:table-cell>
          <table:table-cell office:value-type="float" office:value="-0.672764" calcext:value-type="float">
            <text:p>-0.672764</text:p>
          </table:table-cell>
          <table:table-cell office:value-type="float" office:value="-0.465801" calcext:value-type="float">
            <text:p>-0.465801</text:p>
          </table:table-cell>
          <table:table-cell office:value-type="float" office:value="1.73398" calcext:value-type="float">
            <text:p>1.73398</text:p>
          </table:table-cell>
          <table:table-cell office:value-type="float" office:value="0.0445648" calcext:value-type="float">
            <text:p>0.0445648</text:p>
          </table:table-cell>
          <table:table-cell office:value-type="float" office:value="0.461881" calcext:value-type="float">
            <text:p>0.461881</text:p>
          </table:table-cell>
          <table:table-cell office:value-type="float" office:value="-0.323634" calcext:value-type="float">
            <text:p>-0.323634</text:p>
          </table:table-cell>
          <table:table-cell office:value-type="string" calcext:value-type="string">
            <text:p><text:s/></text:p>
          </table:table-cell>
          <table:table-cell office:value-type="float" office:value="0.319614" calcext:value-type="float">
            <text:p>0.319614</text:p>
          </table:table-cell>
          <table:table-cell office:value-type="float" office:value="-0.168017" calcext:value-type="float">
            <text:p>-0.168017</text:p>
          </table:table-cell>
          <table:table-cell office:value-type="float" office:value="0.879068" calcext:value-type="float">
            <text:p>0.879068</text:p>
          </table:table-cell>
          <table:table-cell office:value-type="string" calcext:value-type="string">
            <text:p><text:s/></text:p>
          </table:table-cell>
          <table:table-cell office:value-type="float" office:value="-1.57077" calcext:value-type="float">
            <text:p>-1.57077</text:p>
          </table:table-cell>
          <table:table-cell table:style-name="ce1" office:value-type="float" office:value="-0.00000144049" calcext:value-type="float">
            <text:p>-1.44E-06</text:p>
          </table:table-cell>
          <table:table-cell office:value-type="float" office:value="-1.57101" calcext:value-type="float">
            <text:p>-1.571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60938" calcext:value-type="float">
            <text:p>0.360938</text:p>
          </table:table-cell>
          <table:table-cell office:value-type="float" office:value="-0.673696" calcext:value-type="float">
            <text:p>-0.673696</text:p>
          </table:table-cell>
          <table:table-cell office:value-type="float" office:value="-0.474861" calcext:value-type="float">
            <text:p>-0.474861</text:p>
          </table:table-cell>
          <table:table-cell office:value-type="float" office:value="1.73126" calcext:value-type="float">
            <text:p>1.73126</text:p>
          </table:table-cell>
          <table:table-cell office:value-type="float" office:value="0.0451526" calcext:value-type="float">
            <text:p>0.0451526</text:p>
          </table:table-cell>
          <table:table-cell office:value-type="float" office:value="0.46358" calcext:value-type="float">
            <text:p>0.46358</text:p>
          </table:table-cell>
          <table:table-cell office:value-type="float" office:value="-0.329723" calcext:value-type="float">
            <text:p>-0.329723</text:p>
          </table:table-cell>
          <table:table-cell office:value-type="string" calcext:value-type="string">
            <text:p><text:s/></text:p>
          </table:table-cell>
          <table:table-cell office:value-type="float" office:value="0.319626" calcext:value-type="float">
            <text:p>0.319626</text:p>
          </table:table-cell>
          <table:table-cell office:value-type="float" office:value="-0.171517" calcext:value-type="float">
            <text:p>-0.171517</text:p>
          </table:table-cell>
          <table:table-cell office:value-type="float" office:value="0.879078" calcext:value-type="float">
            <text:p>0.879078</text:p>
          </table:table-cell>
          <table:table-cell office:value-type="string" calcext:value-type="string">
            <text:p><text:s/></text:p>
          </table:table-cell>
          <table:table-cell office:value-type="float" office:value="-1.57077" calcext:value-type="float">
            <text:p>-1.57077</text:p>
          </table:table-cell>
          <table:table-cell table:style-name="ce1" office:value-type="float" office:value="-0.00000147028" calcext:value-type="float">
            <text:p>-1.47E-06</text:p>
          </table:table-cell>
          <table:table-cell office:value-type="float" office:value="-1.57104" calcext:value-type="float">
            <text:p>-1.5710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67979" calcext:value-type="float">
            <text:p>0.367979</text:p>
          </table:table-cell>
          <table:table-cell office:value-type="float" office:value="-0.674642" calcext:value-type="float">
            <text:p>-0.674642</text:p>
          </table:table-cell>
          <table:table-cell office:value-type="float" office:value="-0.483885" calcext:value-type="float">
            <text:p>-0.483885</text:p>
          </table:table-cell>
          <table:table-cell office:value-type="float" office:value="1.72849" calcext:value-type="float">
            <text:p>1.72849</text:p>
          </table:table-cell>
          <table:table-cell office:value-type="float" office:value="0.0457215" calcext:value-type="float">
            <text:p>0.0457215</text:p>
          </table:table-cell>
          <table:table-cell office:value-type="float" office:value="0.465309" calcext:value-type="float">
            <text:p>0.465309</text:p>
          </table:table-cell>
          <table:table-cell office:value-type="float" office:value="-0.335776" calcext:value-type="float">
            <text:p>-0.335776</text:p>
          </table:table-cell>
          <table:table-cell office:value-type="string" calcext:value-type="string">
            <text:p><text:s/></text:p>
          </table:table-cell>
          <table:table-cell office:value-type="float" office:value="0.319637" calcext:value-type="float">
            <text:p>0.319637</text:p>
          </table:table-cell>
          <table:table-cell office:value-type="float" office:value="-0.175018" calcext:value-type="float">
            <text:p>-0.175018</text:p>
          </table:table-cell>
          <table:table-cell office:value-type="float" office:value="0.879089" calcext:value-type="float">
            <text:p>0.879089</text:p>
          </table:table-cell>
          <table:table-cell office:value-type="string" calcext:value-type="string">
            <text:p><text:s/></text:p>
          </table:table-cell>
          <table:table-cell office:value-type="float" office:value="-1.57077" calcext:value-type="float">
            <text:p>-1.57077</text:p>
          </table:table-cell>
          <table:table-cell table:style-name="ce1" office:value-type="float" office:value="-0.00000150001" calcext:value-type="float">
            <text:p>-1.50E-06</text:p>
          </table:table-cell>
          <table:table-cell office:value-type="float" office:value="-1.57106" calcext:value-type="float">
            <text:p>-1.5710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75005" calcext:value-type="float">
            <text:p>0.375005</text:p>
          </table:table-cell>
          <table:table-cell office:value-type="float" office:value="-0.675604" calcext:value-type="float">
            <text:p>-0.675604</text:p>
          </table:table-cell>
          <table:table-cell office:value-type="float" office:value="-0.492874" calcext:value-type="float">
            <text:p>-0.492874</text:p>
          </table:table-cell>
          <table:table-cell office:value-type="float" office:value="1.72566" calcext:value-type="float">
            <text:p>1.72566</text:p>
          </table:table-cell>
          <table:table-cell office:value-type="float" office:value="0.0462714" calcext:value-type="float">
            <text:p>0.0462714</text:p>
          </table:table-cell>
          <table:table-cell office:value-type="float" office:value="0.467071" calcext:value-type="float">
            <text:p>0.467071</text:p>
          </table:table-cell>
          <table:table-cell office:value-type="float" office:value="-0.341793" calcext:value-type="float">
            <text:p>-0.341793</text:p>
          </table:table-cell>
          <table:table-cell office:value-type="string" calcext:value-type="string">
            <text:p><text:s/></text:p>
          </table:table-cell>
          <table:table-cell office:value-type="float" office:value="0.319648" calcext:value-type="float">
            <text:p>0.319648</text:p>
          </table:table-cell>
          <table:table-cell office:value-type="float" office:value="-0.178518" calcext:value-type="float">
            <text:p>-0.178518</text:p>
          </table:table-cell>
          <table:table-cell office:value-type="float" office:value="0.879099" calcext:value-type="float">
            <text:p>0.879099</text:p>
          </table:table-cell>
          <table:table-cell office:value-type="string" calcext:value-type="string">
            <text:p><text:s/></text:p>
          </table:table-cell>
          <table:table-cell office:value-type="float" office:value="-1.57076" calcext:value-type="float">
            <text:p>-1.57076</text:p>
          </table:table-cell>
          <table:table-cell table:style-name="ce1" office:value-type="float" office:value="-0.00000152966" calcext:value-type="float">
            <text:p>-1.53E-06</text:p>
          </table:table-cell>
          <table:table-cell office:value-type="float" office:value="-1.57108" calcext:value-type="float">
            <text:p>-1.5710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82016" calcext:value-type="float">
            <text:p>0.382016</text:p>
          </table:table-cell>
          <table:table-cell office:value-type="float" office:value="-0.67658" calcext:value-type="float">
            <text:p>-0.67658</text:p>
          </table:table-cell>
          <table:table-cell office:value-type="float" office:value="-0.501826" calcext:value-type="float">
            <text:p>-0.501826</text:p>
          </table:table-cell>
          <table:table-cell office:value-type="float" office:value="1.72278" calcext:value-type="float">
            <text:p>1.72278</text:p>
          </table:table-cell>
          <table:table-cell office:value-type="float" office:value="0.046802" calcext:value-type="float">
            <text:p>0.046802</text:p>
          </table:table-cell>
          <table:table-cell office:value-type="float" office:value="0.468863" calcext:value-type="float">
            <text:p>0.468863</text:p>
          </table:table-cell>
          <table:table-cell office:value-type="float" office:value="-0.347772" calcext:value-type="float">
            <text:p>-0.347772</text:p>
          </table:table-cell>
          <table:table-cell office:value-type="string" calcext:value-type="string">
            <text:p><text:s/></text:p>
          </table:table-cell>
          <table:table-cell office:value-type="float" office:value="0.31966" calcext:value-type="float">
            <text:p>0.31966</text:p>
          </table:table-cell>
          <table:table-cell office:value-type="float" office:value="-0.182018" calcext:value-type="float">
            <text:p>-0.182018</text:p>
          </table:table-cell>
          <table:table-cell office:value-type="float" office:value="0.879109" calcext:value-type="float">
            <text:p>0.879109</text:p>
          </table:table-cell>
          <table:table-cell office:value-type="string" calcext:value-type="string">
            <text:p><text:s/></text:p>
          </table:table-cell>
          <table:table-cell office:value-type="float" office:value="-1.57076" calcext:value-type="float">
            <text:p>-1.57076</text:p>
          </table:table-cell>
          <table:table-cell table:style-name="ce1" office:value-type="float" office:value="-0.0000015592" calcext:value-type="float">
            <text:p>-1.56E-06</text:p>
          </table:table-cell>
          <table:table-cell office:value-type="float" office:value="-1.5711" calcext:value-type="float">
            <text:p>-1.571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89011" calcext:value-type="float">
            <text:p>0.389011</text:p>
          </table:table-cell>
          <table:table-cell office:value-type="float" office:value="-0.677571" calcext:value-type="float">
            <text:p>-0.677571</text:p>
          </table:table-cell>
          <table:table-cell office:value-type="float" office:value="-0.510741" calcext:value-type="float">
            <text:p>-0.510741</text:p>
          </table:table-cell>
          <table:table-cell office:value-type="float" office:value="1.71985" calcext:value-type="float">
            <text:p>1.71985</text:p>
          </table:table-cell>
          <table:table-cell office:value-type="float" office:value="0.0473133" calcext:value-type="float">
            <text:p>0.0473133</text:p>
          </table:table-cell>
          <table:table-cell office:value-type="float" office:value="0.470687" calcext:value-type="float">
            <text:p>0.470687</text:p>
          </table:table-cell>
          <table:table-cell office:value-type="float" office:value="-0.353714" calcext:value-type="float">
            <text:p>-0.353714</text:p>
          </table:table-cell>
          <table:table-cell office:value-type="string" calcext:value-type="string">
            <text:p><text:s/></text:p>
          </table:table-cell>
          <table:table-cell office:value-type="float" office:value="0.319671" calcext:value-type="float">
            <text:p>0.319671</text:p>
          </table:table-cell>
          <table:table-cell office:value-type="float" office:value="-0.185518" calcext:value-type="float">
            <text:p>-0.185518</text:p>
          </table:table-cell>
          <table:table-cell office:value-type="float" office:value="0.879119" calcext:value-type="float">
            <text:p>0.879119</text:p>
          </table:table-cell>
          <table:table-cell office:value-type="string" calcext:value-type="string">
            <text:p><text:s/></text:p>
          </table:table-cell>
          <table:table-cell office:value-type="float" office:value="-1.57076" calcext:value-type="float">
            <text:p>-1.57076</text:p>
          </table:table-cell>
          <table:table-cell table:style-name="ce1" office:value-type="float" office:value="-0.00000158859" calcext:value-type="float">
            <text:p>-1.59E-06</text:p>
          </table:table-cell>
          <table:table-cell office:value-type="float" office:value="-1.57112" calcext:value-type="float">
            <text:p>-1.5711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9599" calcext:value-type="float">
            <text:p>0.39599</text:p>
          </table:table-cell>
          <table:table-cell office:value-type="float" office:value="-0.678577" calcext:value-type="float">
            <text:p>-0.678577</text:p>
          </table:table-cell>
          <table:table-cell office:value-type="float" office:value="-0.51962" calcext:value-type="float">
            <text:p>-0.51962</text:p>
          </table:table-cell>
          <table:table-cell office:value-type="float" office:value="1.71686" calcext:value-type="float">
            <text:p>1.71686</text:p>
          </table:table-cell>
          <table:table-cell office:value-type="float" office:value="0.0478051" calcext:value-type="float">
            <text:p>0.0478051</text:p>
          </table:table-cell>
          <table:table-cell office:value-type="float" office:value="0.472542" calcext:value-type="float">
            <text:p>0.472542</text:p>
          </table:table-cell>
          <table:table-cell office:value-type="float" office:value="-0.359618" calcext:value-type="float">
            <text:p>-0.359618</text:p>
          </table:table-cell>
          <table:table-cell office:value-type="string" calcext:value-type="string">
            <text:p><text:s/></text:p>
          </table:table-cell>
          <table:table-cell office:value-type="float" office:value="0.319682" calcext:value-type="float">
            <text:p>0.319682</text:p>
          </table:table-cell>
          <table:table-cell office:value-type="float" office:value="-0.189019" calcext:value-type="float">
            <text:p>-0.189019</text:p>
          </table:table-cell>
          <table:table-cell office:value-type="float" office:value="0.87913" calcext:value-type="float">
            <text:p>0.87913</text:p>
          </table:table-cell>
          <table:table-cell office:value-type="string" calcext:value-type="string">
            <text:p><text:s/></text:p>
          </table:table-cell>
          <table:table-cell office:value-type="float" office:value="-1.57076" calcext:value-type="float">
            <text:p>-1.57076</text:p>
          </table:table-cell>
          <table:table-cell table:style-name="ce1" office:value-type="float" office:value="-0.00000161781" calcext:value-type="float">
            <text:p>-1.62E-06</text:p>
          </table:table-cell>
          <table:table-cell office:value-type="float" office:value="-1.57114" calcext:value-type="float">
            <text:p>-1.5711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02954" calcext:value-type="float">
            <text:p>0.402954</text:p>
          </table:table-cell>
          <table:table-cell office:value-type="float" office:value="-0.679597" calcext:value-type="float">
            <text:p>-0.679597</text:p>
          </table:table-cell>
          <table:table-cell office:value-type="float" office:value="-0.528461" calcext:value-type="float">
            <text:p>-0.528461</text:p>
          </table:table-cell>
          <table:table-cell office:value-type="float" office:value="1.71382" calcext:value-type="float">
            <text:p>1.71382</text:p>
          </table:table-cell>
          <table:table-cell office:value-type="float" office:value="0.0482773" calcext:value-type="float">
            <text:p>0.0482773</text:p>
          </table:table-cell>
          <table:table-cell office:value-type="float" office:value="0.474428" calcext:value-type="float">
            <text:p>0.474428</text:p>
          </table:table-cell>
          <table:table-cell office:value-type="float" office:value="-0.365485" calcext:value-type="float">
            <text:p>-0.365485</text:p>
          </table:table-cell>
          <table:table-cell office:value-type="string" calcext:value-type="string">
            <text:p><text:s/></text:p>
          </table:table-cell>
          <table:table-cell office:value-type="float" office:value="0.319693" calcext:value-type="float">
            <text:p>0.319693</text:p>
          </table:table-cell>
          <table:table-cell office:value-type="float" office:value="-0.192519" calcext:value-type="float">
            <text:p>-0.192519</text:p>
          </table:table-cell>
          <table:table-cell office:value-type="float" office:value="0.87914" calcext:value-type="float">
            <text:p>0.87914</text:p>
          </table:table-cell>
          <table:table-cell office:value-type="string" calcext:value-type="string">
            <text:p><text:s/></text:p>
          </table:table-cell>
          <table:table-cell office:value-type="float" office:value="-1.57076" calcext:value-type="float">
            <text:p>-1.57076</text:p>
          </table:table-cell>
          <table:table-cell table:style-name="ce1" office:value-type="float" office:value="-0.00000164682" calcext:value-type="float">
            <text:p>-1.65E-06</text:p>
          </table:table-cell>
          <table:table-cell office:value-type="float" office:value="-1.57116" calcext:value-type="float">
            <text:p>-1.5711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09903" calcext:value-type="float">
            <text:p>0.409903</text:p>
          </table:table-cell>
          <table:table-cell office:value-type="float" office:value="-0.680631" calcext:value-type="float">
            <text:p>-0.680631</text:p>
          </table:table-cell>
          <table:table-cell office:value-type="float" office:value="-0.537266" calcext:value-type="float">
            <text:p>-0.537266</text:p>
          </table:table-cell>
          <table:table-cell office:value-type="float" office:value="1.71073" calcext:value-type="float">
            <text:p>1.71073</text:p>
          </table:table-cell>
          <table:table-cell office:value-type="float" office:value="0.0487296" calcext:value-type="float">
            <text:p>0.0487296</text:p>
          </table:table-cell>
          <table:table-cell office:value-type="float" office:value="0.476344" calcext:value-type="float">
            <text:p>0.476344</text:p>
          </table:table-cell>
          <table:table-cell office:value-type="float" office:value="-0.371313" calcext:value-type="float">
            <text:p>-0.371313</text:p>
          </table:table-cell>
          <table:table-cell office:value-type="string" calcext:value-type="string">
            <text:p><text:s/></text:p>
          </table:table-cell>
          <table:table-cell office:value-type="float" office:value="0.319704" calcext:value-type="float">
            <text:p>0.319704</text:p>
          </table:table-cell>
          <table:table-cell office:value-type="float" office:value="-0.196019" calcext:value-type="float">
            <text:p>-0.196019</text:p>
          </table:table-cell>
          <table:table-cell office:value-type="float" office:value="0.87915" calcext:value-type="float">
            <text:p>0.87915</text:p>
          </table:table-cell>
          <table:table-cell office:value-type="string" calcext:value-type="string">
            <text:p><text:s/></text:p>
          </table:table-cell>
          <table:table-cell office:value-type="float" office:value="-1.57076" calcext:value-type="float">
            <text:p>-1.57076</text:p>
          </table:table-cell>
          <table:table-cell table:style-name="ce1" office:value-type="float" office:value="-0.00000167559" calcext:value-type="float">
            <text:p>-1.68E-06</text:p>
          </table:table-cell>
          <table:table-cell office:value-type="float" office:value="-1.57118" calcext:value-type="float">
            <text:p>-1.5711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416837" calcext:value-type="float">
            <text:p>0.416837</text:p>
          </table:table-cell>
          <table:table-cell office:value-type="float" office:value="-0.681679" calcext:value-type="float">
            <text:p>-0.681679</text:p>
          </table:table-cell>
          <table:table-cell office:value-type="float" office:value="-0.546032" calcext:value-type="float">
            <text:p>-0.546032</text:p>
          </table:table-cell>
          <table:table-cell office:value-type="float" office:value="1.70758" calcext:value-type="float">
            <text:p>1.70758</text:p>
          </table:table-cell>
          <table:table-cell office:value-type="float" office:value="0.0491621" calcext:value-type="float">
            <text:p>0.0491621</text:p>
          </table:table-cell>
          <table:table-cell office:value-type="float" office:value="0.478291" calcext:value-type="float">
            <text:p>0.478291</text:p>
          </table:table-cell>
          <table:table-cell office:value-type="float" office:value="-0.377102" calcext:value-type="float">
            <text:p>-0.377102</text:p>
          </table:table-cell>
          <table:table-cell office:value-type="string" calcext:value-type="string">
            <text:p><text:s/></text:p>
          </table:table-cell>
          <table:table-cell office:value-type="float" office:value="0.319715" calcext:value-type="float">
            <text:p>0.319715</text:p>
          </table:table-cell>
          <table:table-cell office:value-type="float" office:value="-0.199519" calcext:value-type="float">
            <text:p>-0.199519</text:p>
          </table:table-cell>
          <table:table-cell office:value-type="float" office:value="0.87916" calcext:value-type="float">
            <text:p>0.87916</text:p>
          </table:table-cell>
          <table:table-cell office:value-type="string" calcext:value-type="string">
            <text:p><text:s/></text:p>
          </table:table-cell>
          <table:table-cell office:value-type="float" office:value="-1.57076" calcext:value-type="float">
            <text:p>-1.57076</text:p>
          </table:table-cell>
          <table:table-cell table:style-name="ce1" office:value-type="float" office:value="-0.00000170409" calcext:value-type="float">
            <text:p>-1.70E-06</text:p>
          </table:table-cell>
          <table:table-cell office:value-type="float" office:value="-1.5712" calcext:value-type="float">
            <text:p>-1.571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423755" calcext:value-type="float">
            <text:p>0.423755</text:p>
          </table:table-cell>
          <table:table-cell office:value-type="float" office:value="-0.68274" calcext:value-type="float">
            <text:p>-0.68274</text:p>
          </table:table-cell>
          <table:table-cell office:value-type="float" office:value="-0.55476" calcext:value-type="float">
            <text:p>-0.55476</text:p>
          </table:table-cell>
          <table:table-cell office:value-type="float" office:value="1.70438" calcext:value-type="float">
            <text:p>1.70438</text:p>
          </table:table-cell>
          <table:table-cell office:value-type="float" office:value="0.0495746" calcext:value-type="float">
            <text:p>0.0495746</text:p>
          </table:table-cell>
          <table:table-cell office:value-type="float" office:value="0.480269" calcext:value-type="float">
            <text:p>0.480269</text:p>
          </table:table-cell>
          <table:table-cell office:value-type="float" office:value="-0.382853" calcext:value-type="float">
            <text:p>-0.382853</text:p>
          </table:table-cell>
          <table:table-cell office:value-type="string" calcext:value-type="string">
            <text:p><text:s/></text:p>
          </table:table-cell>
          <table:table-cell office:value-type="float" office:value="0.319726" calcext:value-type="float">
            <text:p>0.319726</text:p>
          </table:table-cell>
          <table:table-cell office:value-type="float" office:value="-0.203019" calcext:value-type="float">
            <text:p>-0.203019</text:p>
          </table:table-cell>
          <table:table-cell office:value-type="float" office:value="0.879171" calcext:value-type="float">
            <text:p>0.879171</text:p>
          </table:table-cell>
          <table:table-cell office:value-type="string" calcext:value-type="string">
            <text:p><text:s/></text:p>
          </table:table-cell>
          <table:table-cell office:value-type="float" office:value="-1.57076" calcext:value-type="float">
            <text:p>-1.57076</text:p>
          </table:table-cell>
          <table:table-cell table:style-name="ce1" office:value-type="float" office:value="-0.00000173229" calcext:value-type="float">
            <text:p>-1.73E-06</text:p>
          </table:table-cell>
          <table:table-cell office:value-type="float" office:value="-1.57122" calcext:value-type="float">
            <text:p>-1.5712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30659" calcext:value-type="float">
            <text:p>0.430659</text:p>
          </table:table-cell>
          <table:table-cell office:value-type="float" office:value="-0.683815" calcext:value-type="float">
            <text:p>-0.683815</text:p>
          </table:table-cell>
          <table:table-cell office:value-type="float" office:value="-0.563451" calcext:value-type="float">
            <text:p>-0.563451</text:p>
          </table:table-cell>
          <table:table-cell office:value-type="float" office:value="1.70112" calcext:value-type="float">
            <text:p>1.70112</text:p>
          </table:table-cell>
          <table:table-cell office:value-type="float" office:value="0.0499669" calcext:value-type="float">
            <text:p>0.0499669</text:p>
          </table:table-cell>
          <table:table-cell office:value-type="float" office:value="0.482277" calcext:value-type="float">
            <text:p>0.482277</text:p>
          </table:table-cell>
          <table:table-cell office:value-type="float" office:value="-0.388564" calcext:value-type="float">
            <text:p>-0.388564</text:p>
          </table:table-cell>
          <table:table-cell office:value-type="string" calcext:value-type="string">
            <text:p><text:s/></text:p>
          </table:table-cell>
          <table:table-cell office:value-type="float" office:value="0.319737" calcext:value-type="float">
            <text:p>0.319737</text:p>
          </table:table-cell>
          <table:table-cell office:value-type="float" office:value="-0.206519" calcext:value-type="float">
            <text:p>-0.206519</text:p>
          </table:table-cell>
          <table:table-cell office:value-type="float" office:value="0.879181" calcext:value-type="float">
            <text:p>0.879181</text:p>
          </table:table-cell>
          <table:table-cell office:value-type="string" calcext:value-type="string">
            <text:p><text:s/></text:p>
          </table:table-cell>
          <table:table-cell office:value-type="float" office:value="-1.57076" calcext:value-type="float">
            <text:p>-1.57076</text:p>
          </table:table-cell>
          <table:table-cell table:style-name="ce1" office:value-type="float" office:value="-0.00000176015" calcext:value-type="float">
            <text:p>-1.76E-06</text:p>
          </table:table-cell>
          <table:table-cell office:value-type="float" office:value="-1.57124" calcext:value-type="float">
            <text:p>-1.5712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437548" calcext:value-type="float">
            <text:p>0.437548</text:p>
          </table:table-cell>
          <table:table-cell office:value-type="float" office:value="-0.684904" calcext:value-type="float">
            <text:p>-0.684904</text:p>
          </table:table-cell>
          <table:table-cell office:value-type="float" office:value="-0.572103" calcext:value-type="float">
            <text:p>-0.572103</text:p>
          </table:table-cell>
          <table:table-cell office:value-type="float" office:value="1.69781" calcext:value-type="float">
            <text:p>1.69781</text:p>
          </table:table-cell>
          <table:table-cell office:value-type="float" office:value="0.050339" calcext:value-type="float">
            <text:p>0.050339</text:p>
          </table:table-cell>
          <table:table-cell office:value-type="float" office:value="0.484315" calcext:value-type="float">
            <text:p>0.484315</text:p>
          </table:table-cell>
          <table:table-cell office:value-type="float" office:value="-0.394237" calcext:value-type="float">
            <text:p>-0.394237</text:p>
          </table:table-cell>
          <table:table-cell office:value-type="string" calcext:value-type="string">
            <text:p><text:s/></text:p>
          </table:table-cell>
          <table:table-cell office:value-type="float" office:value="0.319748" calcext:value-type="float">
            <text:p>0.319748</text:p>
          </table:table-cell>
          <table:table-cell office:value-type="float" office:value="-0.210019" calcext:value-type="float">
            <text:p>-0.210019</text:p>
          </table:table-cell>
          <table:table-cell office:value-type="float" office:value="0.879191" calcext:value-type="float">
            <text:p>0.879191</text:p>
          </table:table-cell>
          <table:table-cell office:value-type="string" calcext:value-type="string">
            <text:p><text:s/></text:p>
          </table:table-cell>
          <table:table-cell office:value-type="float" office:value="-1.57076" calcext:value-type="float">
            <text:p>-1.57076</text:p>
          </table:table-cell>
          <table:table-cell table:style-name="ce1" office:value-type="float" office:value="-0.00000178764" calcext:value-type="float">
            <text:p>-1.79E-06</text:p>
          </table:table-cell>
          <table:table-cell office:value-type="float" office:value="-1.57126" calcext:value-type="float">
            <text:p>-1.5712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444422" calcext:value-type="float">
            <text:p>0.444422</text:p>
          </table:table-cell>
          <table:table-cell office:value-type="float" office:value="-0.686005" calcext:value-type="float">
            <text:p>-0.686005</text:p>
          </table:table-cell>
          <table:table-cell office:value-type="float" office:value="-0.580716" calcext:value-type="float">
            <text:p>-0.580716</text:p>
          </table:table-cell>
          <table:table-cell office:value-type="float" office:value="1.69445" calcext:value-type="float">
            <text:p>1.69445</text:p>
          </table:table-cell>
          <table:table-cell office:value-type="float" office:value="0.0506909" calcext:value-type="float">
            <text:p>0.0506909</text:p>
          </table:table-cell>
          <table:table-cell office:value-type="float" office:value="0.486383" calcext:value-type="float">
            <text:p>0.486383</text:p>
          </table:table-cell>
          <table:table-cell office:value-type="float" office:value="-0.39987" calcext:value-type="float">
            <text:p>-0.39987</text:p>
          </table:table-cell>
          <table:table-cell office:value-type="string" calcext:value-type="string">
            <text:p><text:s/></text:p>
          </table:table-cell>
          <table:table-cell office:value-type="float" office:value="0.319759" calcext:value-type="float">
            <text:p>0.319759</text:p>
          </table:table-cell>
          <table:table-cell office:value-type="float" office:value="-0.213519" calcext:value-type="float">
            <text:p>-0.213519</text:p>
          </table:table-cell>
          <table:table-cell office:value-type="float" office:value="0.879201" calcext:value-type="float">
            <text:p>0.879201</text:p>
          </table:table-cell>
          <table:table-cell office:value-type="string" calcext:value-type="string">
            <text:p><text:s/></text:p>
          </table:table-cell>
          <table:table-cell office:value-type="float" office:value="-1.57076" calcext:value-type="float">
            <text:p>-1.57076</text:p>
          </table:table-cell>
          <table:table-cell table:style-name="ce1" office:value-type="float" office:value="-0.00000181474" calcext:value-type="float">
            <text:p>-1.81E-06</text:p>
          </table:table-cell>
          <table:table-cell office:value-type="float" office:value="-1.57128" calcext:value-type="float">
            <text:p>-1.5712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451282" calcext:value-type="float">
            <text:p>0.451282</text:p>
          </table:table-cell>
          <table:table-cell office:value-type="float" office:value="-0.68712" calcext:value-type="float">
            <text:p>-0.68712</text:p>
          </table:table-cell>
          <table:table-cell office:value-type="float" office:value="-0.589291" calcext:value-type="float">
            <text:p>-0.589291</text:p>
          </table:table-cell>
          <table:table-cell office:value-type="float" office:value="1.69103" calcext:value-type="float">
            <text:p>1.69103</text:p>
          </table:table-cell>
          <table:table-cell office:value-type="float" office:value="0.0510223" calcext:value-type="float">
            <text:p>0.0510223</text:p>
          </table:table-cell>
          <table:table-cell office:value-type="float" office:value="0.488482" calcext:value-type="float">
            <text:p>0.488482</text:p>
          </table:table-cell>
          <table:table-cell office:value-type="float" office:value="-0.405463" calcext:value-type="float">
            <text:p>-0.405463</text:p>
          </table:table-cell>
          <table:table-cell office:value-type="string" calcext:value-type="string">
            <text:p><text:s/></text:p>
          </table:table-cell>
          <table:table-cell office:value-type="float" office:value="0.31977" calcext:value-type="float">
            <text:p>0.31977</text:p>
          </table:table-cell>
          <table:table-cell office:value-type="float" office:value="-0.217019" calcext:value-type="float">
            <text:p>-0.217019</text:p>
          </table:table-cell>
          <table:table-cell office:value-type="float" office:value="0.879211" calcext:value-type="float">
            <text:p>0.879211</text:p>
          </table:table-cell>
          <table:table-cell office:value-type="string" calcext:value-type="string">
            <text:p><text:s/></text:p>
          </table:table-cell>
          <table:table-cell office:value-type="float" office:value="-1.57076" calcext:value-type="float">
            <text:p>-1.57076</text:p>
          </table:table-cell>
          <table:table-cell table:style-name="ce1" office:value-type="float" office:value="-0.0000018414" calcext:value-type="float">
            <text:p>-1.84E-06</text:p>
          </table:table-cell>
          <table:table-cell office:value-type="float" office:value="-1.5713" calcext:value-type="float">
            <text:p>-1.571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58127" calcext:value-type="float">
            <text:p>0.458127</text:p>
          </table:table-cell>
          <table:table-cell office:value-type="float" office:value="-0.688247" calcext:value-type="float">
            <text:p>-0.688247</text:p>
          </table:table-cell>
          <table:table-cell office:value-type="float" office:value="-0.597826" calcext:value-type="float">
            <text:p>-0.597826</text:p>
          </table:table-cell>
          <table:table-cell office:value-type="float" office:value="1.68757" calcext:value-type="float">
            <text:p>1.68757</text:p>
          </table:table-cell>
          <table:table-cell office:value-type="float" office:value="0.0513332" calcext:value-type="float">
            <text:p>0.0513332</text:p>
          </table:table-cell>
          <table:table-cell office:value-type="float" office:value="0.49061" calcext:value-type="float">
            <text:p>0.49061</text:p>
          </table:table-cell>
          <table:table-cell office:value-type="float" office:value="-0.411017" calcext:value-type="float">
            <text:p>-0.411017</text:p>
          </table:table-cell>
          <table:table-cell office:value-type="string" calcext:value-type="string">
            <text:p><text:s/></text:p>
          </table:table-cell>
          <table:table-cell office:value-type="float" office:value="0.319781" calcext:value-type="float">
            <text:p>0.319781</text:p>
          </table:table-cell>
          <table:table-cell office:value-type="float" office:value="-0.220519" calcext:value-type="float">
            <text:p>-0.220519</text:p>
          </table:table-cell>
          <table:table-cell office:value-type="float" office:value="0.879221" calcext:value-type="float">
            <text:p>0.879221</text:p>
          </table:table-cell>
          <table:table-cell office:value-type="string" calcext:value-type="string">
            <text:p><text:s/></text:p>
          </table:table-cell>
          <table:table-cell office:value-type="float" office:value="-1.57076" calcext:value-type="float">
            <text:p>-1.57076</text:p>
          </table:table-cell>
          <table:table-cell table:style-name="ce1" office:value-type="float" office:value="-0.00000186759" calcext:value-type="float">
            <text:p>-1.87E-06</text:p>
          </table:table-cell>
          <table:table-cell office:value-type="float" office:value="-1.57132" calcext:value-type="float">
            <text:p>-1.5713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464958" calcext:value-type="float">
            <text:p>0.464958</text:p>
          </table:table-cell>
          <table:table-cell office:value-type="float" office:value="-0.689387" calcext:value-type="float">
            <text:p>-0.689387</text:p>
          </table:table-cell>
          <table:table-cell office:value-type="float" office:value="-0.606323" calcext:value-type="float">
            <text:p>-0.606323</text:p>
          </table:table-cell>
          <table:table-cell office:value-type="float" office:value="1.68404" calcext:value-type="float">
            <text:p>1.68404</text:p>
          </table:table-cell>
          <table:table-cell office:value-type="float" office:value="0.0516237" calcext:value-type="float">
            <text:p>0.0516237</text:p>
          </table:table-cell>
          <table:table-cell office:value-type="float" office:value="0.492767" calcext:value-type="float">
            <text:p>0.492767</text:p>
          </table:table-cell>
          <table:table-cell office:value-type="float" office:value="-0.41653" calcext:value-type="float">
            <text:p>-0.41653</text:p>
          </table:table-cell>
          <table:table-cell office:value-type="string" calcext:value-type="string">
            <text:p><text:s/></text:p>
          </table:table-cell>
          <table:table-cell office:value-type="float" office:value="0.319792" calcext:value-type="float">
            <text:p>0.319792</text:p>
          </table:table-cell>
          <table:table-cell office:value-type="float" office:value="-0.224019" calcext:value-type="float">
            <text:p>-0.224019</text:p>
          </table:table-cell>
          <table:table-cell office:value-type="float" office:value="0.879232" calcext:value-type="float">
            <text:p>0.879232</text:p>
          </table:table-cell>
          <table:table-cell office:value-type="string" calcext:value-type="string">
            <text:p><text:s/></text:p>
          </table:table-cell>
          <table:table-cell office:value-type="float" office:value="-1.57076" calcext:value-type="float">
            <text:p>-1.57076</text:p>
          </table:table-cell>
          <table:table-cell table:style-name="ce1" office:value-type="float" office:value="-0.00000189329" calcext:value-type="float">
            <text:p>-1.89E-06</text:p>
          </table:table-cell>
          <table:table-cell office:value-type="float" office:value="-1.57134" calcext:value-type="float">
            <text:p>-1.5713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71776" calcext:value-type="float">
            <text:p>0.471776</text:p>
          </table:table-cell>
          <table:table-cell office:value-type="float" office:value="-0.690539" calcext:value-type="float">
            <text:p>-0.690539</text:p>
          </table:table-cell>
          <table:table-cell office:value-type="float" office:value="-0.61478" calcext:value-type="float">
            <text:p>-0.61478</text:p>
          </table:table-cell>
          <table:table-cell office:value-type="float" office:value="1.68047" calcext:value-type="float">
            <text:p>1.68047</text:p>
          </table:table-cell>
          <table:table-cell office:value-type="float" office:value="0.0518935" calcext:value-type="float">
            <text:p>0.0518935</text:p>
          </table:table-cell>
          <table:table-cell office:value-type="float" office:value="0.494955" calcext:value-type="float">
            <text:p>0.494955</text:p>
          </table:table-cell>
          <table:table-cell office:value-type="float" office:value="-0.422003" calcext:value-type="float">
            <text:p>-0.422003</text:p>
          </table:table-cell>
          <table:table-cell office:value-type="string" calcext:value-type="string">
            <text:p><text:s/></text:p>
          </table:table-cell>
          <table:table-cell office:value-type="float" office:value="0.319803" calcext:value-type="float">
            <text:p>0.319803</text:p>
          </table:table-cell>
          <table:table-cell office:value-type="float" office:value="-0.227519" calcext:value-type="float">
            <text:p>-0.227519</text:p>
          </table:table-cell>
          <table:table-cell office:value-type="float" office:value="0.879242" calcext:value-type="float">
            <text:p>0.879242</text:p>
          </table:table-cell>
          <table:table-cell office:value-type="string" calcext:value-type="string">
            <text:p><text:s/></text:p>
          </table:table-cell>
          <table:table-cell office:value-type="float" office:value="-1.57076" calcext:value-type="float">
            <text:p>-1.57076</text:p>
          </table:table-cell>
          <table:table-cell table:style-name="ce1" office:value-type="float" office:value="-0.00000191845" calcext:value-type="float">
            <text:p>-1.92E-06</text:p>
          </table:table-cell>
          <table:table-cell office:value-type="float" office:value="-1.57136" calcext:value-type="float">
            <text:p>-1.5713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78579" calcext:value-type="float">
            <text:p>0.478579</text:p>
          </table:table-cell>
          <table:table-cell office:value-type="float" office:value="-0.691703" calcext:value-type="float">
            <text:p>-0.691703</text:p>
          </table:table-cell>
          <table:table-cell office:value-type="float" office:value="-0.623198" calcext:value-type="float">
            <text:p>-0.623198</text:p>
          </table:table-cell>
          <table:table-cell office:value-type="float" office:value="1.67684" calcext:value-type="float">
            <text:p>1.67684</text:p>
          </table:table-cell>
          <table:table-cell office:value-type="float" office:value="0.0521426" calcext:value-type="float">
            <text:p>0.0521426</text:p>
          </table:table-cell>
          <table:table-cell office:value-type="float" office:value="0.497172" calcext:value-type="float">
            <text:p>0.497172</text:p>
          </table:table-cell>
          <table:table-cell office:value-type="float" office:value="-0.427437" calcext:value-type="float">
            <text:p>-0.427437</text:p>
          </table:table-cell>
          <table:table-cell office:value-type="string" calcext:value-type="string">
            <text:p><text:s/></text:p>
          </table:table-cell>
          <table:table-cell office:value-type="float" office:value="0.319814" calcext:value-type="float">
            <text:p>0.319814</text:p>
          </table:table-cell>
          <table:table-cell office:value-type="float" office:value="-0.231019" calcext:value-type="float">
            <text:p>-0.231019</text:p>
          </table:table-cell>
          <table:table-cell office:value-type="float" office:value="0.879252" calcext:value-type="float">
            <text:p>0.879252</text:p>
          </table:table-cell>
          <table:table-cell office:value-type="string" calcext:value-type="string">
            <text:p><text:s/></text:p>
          </table:table-cell>
          <table:table-cell office:value-type="float" office:value="-1.57076" calcext:value-type="float">
            <text:p>-1.57076</text:p>
          </table:table-cell>
          <table:table-cell table:style-name="ce1" office:value-type="float" office:value="-0.00000194305" calcext:value-type="float">
            <text:p>-1.94E-06</text:p>
          </table:table-cell>
          <table:table-cell office:value-type="float" office:value="-1.57138" calcext:value-type="float">
            <text:p>-1.5713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85369" calcext:value-type="float">
            <text:p>0.485369</text:p>
          </table:table-cell>
          <table:table-cell office:value-type="float" office:value="-0.69288" calcext:value-type="float">
            <text:p>-0.69288</text:p>
          </table:table-cell>
          <table:table-cell office:value-type="float" office:value="-0.631577" calcext:value-type="float">
            <text:p>-0.631577</text:p>
          </table:table-cell>
          <table:table-cell office:value-type="float" office:value="1.67316" calcext:value-type="float">
            <text:p>1.67316</text:p>
          </table:table-cell>
          <table:table-cell office:value-type="float" office:value="0.052371" calcext:value-type="float">
            <text:p>0.052371</text:p>
          </table:table-cell>
          <table:table-cell office:value-type="float" office:value="0.499418" calcext:value-type="float">
            <text:p>0.499418</text:p>
          </table:table-cell>
          <table:table-cell office:value-type="float" office:value="-0.432829" calcext:value-type="float">
            <text:p>-0.432829</text:p>
          </table:table-cell>
          <table:table-cell office:value-type="string" calcext:value-type="string">
            <text:p><text:s/></text:p>
          </table:table-cell>
          <table:table-cell office:value-type="float" office:value="0.319824" calcext:value-type="float">
            <text:p>0.319824</text:p>
          </table:table-cell>
          <table:table-cell office:value-type="float" office:value="-0.234519" calcext:value-type="float">
            <text:p>-0.234519</text:p>
          </table:table-cell>
          <table:table-cell office:value-type="float" office:value="0.879262" calcext:value-type="float">
            <text:p>0.879262</text:p>
          </table:table-cell>
          <table:table-cell office:value-type="string" calcext:value-type="string">
            <text:p><text:s/></text:p>
          </table:table-cell>
          <table:table-cell office:value-type="float" office:value="-1.57076" calcext:value-type="float">
            <text:p>-1.57076</text:p>
          </table:table-cell>
          <table:table-cell table:style-name="ce1" office:value-type="float" office:value="-0.00000196706" calcext:value-type="float">
            <text:p>-1.97E-06</text:p>
          </table:table-cell>
          <table:table-cell office:value-type="float" office:value="-1.5714" calcext:value-type="float">
            <text:p>-1.571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492146" calcext:value-type="float">
            <text:p>0.492146</text:p>
          </table:table-cell>
          <table:table-cell office:value-type="float" office:value="-0.694068" calcext:value-type="float">
            <text:p>-0.694068</text:p>
          </table:table-cell>
          <table:table-cell office:value-type="float" office:value="-0.639916" calcext:value-type="float">
            <text:p>-0.639916</text:p>
          </table:table-cell>
          <table:table-cell office:value-type="float" office:value="1.66942" calcext:value-type="float">
            <text:p>1.66942</text:p>
          </table:table-cell>
          <table:table-cell office:value-type="float" office:value="0.0525787" calcext:value-type="float">
            <text:p>0.0525787</text:p>
          </table:table-cell>
          <table:table-cell office:value-type="float" office:value="0.501693" calcext:value-type="float">
            <text:p>0.501693</text:p>
          </table:table-cell>
          <table:table-cell office:value-type="float" office:value="-0.438181" calcext:value-type="float">
            <text:p>-0.438181</text:p>
          </table:table-cell>
          <table:table-cell office:value-type="string" calcext:value-type="string">
            <text:p><text:s/></text:p>
          </table:table-cell>
          <table:table-cell office:value-type="float" office:value="0.319835" calcext:value-type="float">
            <text:p>0.319835</text:p>
          </table:table-cell>
          <table:table-cell office:value-type="float" office:value="-0.238019" calcext:value-type="float">
            <text:p>-0.238019</text:p>
          </table:table-cell>
          <table:table-cell office:value-type="float" office:value="0.879272" calcext:value-type="float">
            <text:p>0.879272</text:p>
          </table:table-cell>
          <table:table-cell office:value-type="string" calcext:value-type="string">
            <text:p><text:s/></text:p>
          </table:table-cell>
          <table:table-cell office:value-type="float" office:value="-1.57076" calcext:value-type="float">
            <text:p>-1.57076</text:p>
          </table:table-cell>
          <table:table-cell table:style-name="ce1" office:value-type="float" office:value="-0.00000199044" calcext:value-type="float">
            <text:p>-1.99E-06</text:p>
          </table:table-cell>
          <table:table-cell office:value-type="float" office:value="-1.57142" calcext:value-type="float">
            <text:p>-1.5714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98909" calcext:value-type="float">
            <text:p>0.498909</text:p>
          </table:table-cell>
          <table:table-cell office:value-type="float" office:value="-0.695268" calcext:value-type="float">
            <text:p>-0.695268</text:p>
          </table:table-cell>
          <table:table-cell office:value-type="float" office:value="-0.648215" calcext:value-type="float">
            <text:p>-0.648215</text:p>
          </table:table-cell>
          <table:table-cell office:value-type="float" office:value="1.66564" calcext:value-type="float">
            <text:p>1.66564</text:p>
          </table:table-cell>
          <table:table-cell office:value-type="float" office:value="0.0527656" calcext:value-type="float">
            <text:p>0.0527656</text:p>
          </table:table-cell>
          <table:table-cell office:value-type="float" office:value="0.503998" calcext:value-type="float">
            <text:p>0.503998</text:p>
          </table:table-cell>
          <table:table-cell office:value-type="float" office:value="-0.443493" calcext:value-type="float">
            <text:p>-0.443493</text:p>
          </table:table-cell>
          <table:table-cell office:value-type="string" calcext:value-type="string">
            <text:p><text:s/></text:p>
          </table:table-cell>
          <table:table-cell office:value-type="float" office:value="0.319846" calcext:value-type="float">
            <text:p>0.319846</text:p>
          </table:table-cell>
          <table:table-cell office:value-type="float" office:value="-0.241519" calcext:value-type="float">
            <text:p>-0.241519</text:p>
          </table:table-cell>
          <table:table-cell office:value-type="float" office:value="0.879282" calcext:value-type="float">
            <text:p>0.879282</text:p>
          </table:table-cell>
          <table:table-cell office:value-type="string" calcext:value-type="string">
            <text:p><text:s/></text:p>
          </table:table-cell>
          <table:table-cell office:value-type="float" office:value="-1.57076" calcext:value-type="float">
            <text:p>-1.57076</text:p>
          </table:table-cell>
          <table:table-cell table:style-name="ce1" office:value-type="float" office:value="-0.00000201317" calcext:value-type="float">
            <text:p>-2.01E-06</text:p>
          </table:table-cell>
          <table:table-cell office:value-type="float" office:value="-1.57144" calcext:value-type="float">
            <text:p>-1.5714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0566" calcext:value-type="float">
            <text:p>0.50566</text:p>
          </table:table-cell>
          <table:table-cell office:value-type="float" office:value="-0.69648" calcext:value-type="float">
            <text:p>-0.69648</text:p>
          </table:table-cell>
          <table:table-cell office:value-type="float" office:value="-0.656474" calcext:value-type="float">
            <text:p>-0.656474</text:p>
          </table:table-cell>
          <table:table-cell office:value-type="float" office:value="1.66179" calcext:value-type="float">
            <text:p>1.66179</text:p>
          </table:table-cell>
          <table:table-cell office:value-type="float" office:value="0.0529316" calcext:value-type="float">
            <text:p>0.0529316</text:p>
          </table:table-cell>
          <table:table-cell office:value-type="float" office:value="0.506332" calcext:value-type="float">
            <text:p>0.506332</text:p>
          </table:table-cell>
          <table:table-cell office:value-type="float" office:value="-0.448764" calcext:value-type="float">
            <text:p>-0.448764</text:p>
          </table:table-cell>
          <table:table-cell office:value-type="string" calcext:value-type="string">
            <text:p><text:s/></text:p>
          </table:table-cell>
          <table:table-cell office:value-type="float" office:value="0.319857" calcext:value-type="float">
            <text:p>0.319857</text:p>
          </table:table-cell>
          <table:table-cell office:value-type="float" office:value="-0.245018" calcext:value-type="float">
            <text:p>-0.245018</text:p>
          </table:table-cell>
          <table:table-cell office:value-type="float" office:value="0.879292" calcext:value-type="float">
            <text:p>0.879292</text:p>
          </table:table-cell>
          <table:table-cell office:value-type="string" calcext:value-type="string">
            <text:p><text:s/></text:p>
          </table:table-cell>
          <table:table-cell office:value-type="float" office:value="-1.57076" calcext:value-type="float">
            <text:p>-1.57076</text:p>
          </table:table-cell>
          <table:table-cell table:style-name="ce1" office:value-type="float" office:value="-0.0000020352" calcext:value-type="float">
            <text:p>-2.04E-06</text:p>
          </table:table-cell>
          <table:table-cell office:value-type="float" office:value="-1.57146" calcext:value-type="float">
            <text:p>-1.5714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512397" calcext:value-type="float">
            <text:p>0.512397</text:p>
          </table:table-cell>
          <table:table-cell office:value-type="float" office:value="-0.697703" calcext:value-type="float">
            <text:p>-0.697703</text:p>
          </table:table-cell>
          <table:table-cell office:value-type="float" office:value="-0.664693" calcext:value-type="float">
            <text:p>-0.664693</text:p>
          </table:table-cell>
          <table:table-cell office:value-type="float" office:value="1.6579" calcext:value-type="float">
            <text:p>1.6579</text:p>
          </table:table-cell>
          <table:table-cell office:value-type="float" office:value="0.0530767" calcext:value-type="float">
            <text:p>0.0530767</text:p>
          </table:table-cell>
          <table:table-cell office:value-type="float" office:value="0.508694" calcext:value-type="float">
            <text:p>0.508694</text:p>
          </table:table-cell>
          <table:table-cell office:value-type="float" office:value="-0.453994" calcext:value-type="float">
            <text:p>-0.453994</text:p>
          </table:table-cell>
          <table:table-cell office:value-type="string" calcext:value-type="string">
            <text:p><text:s/></text:p>
          </table:table-cell>
          <table:table-cell office:value-type="float" office:value="0.319867" calcext:value-type="float">
            <text:p>0.319867</text:p>
          </table:table-cell>
          <table:table-cell office:value-type="float" office:value="-0.248518" calcext:value-type="float">
            <text:p>-0.248518</text:p>
          </table:table-cell>
          <table:table-cell office:value-type="float" office:value="0.879302" calcext:value-type="float">
            <text:p>0.879302</text:p>
          </table:table-cell>
          <table:table-cell office:value-type="string" calcext:value-type="string">
            <text:p><text:s/></text:p>
          </table:table-cell>
          <table:table-cell office:value-type="float" office:value="-1.57076" calcext:value-type="float">
            <text:p>-1.57076</text:p>
          </table:table-cell>
          <table:table-cell table:style-name="ce1" office:value-type="float" office:value="-0.00000205652" calcext:value-type="float">
            <text:p>-2.06E-06</text:p>
          </table:table-cell>
          <table:table-cell office:value-type="float" office:value="-1.57148" calcext:value-type="float">
            <text:p>-1.5714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519123" calcext:value-type="float">
            <text:p>0.519123</text:p>
          </table:table-cell>
          <table:table-cell office:value-type="float" office:value="-0.698937" calcext:value-type="float">
            <text:p>-0.698937</text:p>
          </table:table-cell>
          <table:table-cell office:value-type="float" office:value="-0.672873" calcext:value-type="float">
            <text:p>-0.672873</text:p>
          </table:table-cell>
          <table:table-cell office:value-type="float" office:value="1.65395" calcext:value-type="float">
            <text:p>1.65395</text:p>
          </table:table-cell>
          <table:table-cell office:value-type="float" office:value="0.053201" calcext:value-type="float">
            <text:p>0.053201</text:p>
          </table:table-cell>
          <table:table-cell office:value-type="float" office:value="0.511085" calcext:value-type="float">
            <text:p>0.511085</text:p>
          </table:table-cell>
          <table:table-cell office:value-type="float" office:value="-0.459183" calcext:value-type="float">
            <text:p>-0.459183</text:p>
          </table:table-cell>
          <table:table-cell office:value-type="string" calcext:value-type="string">
            <text:p><text:s/></text:p>
          </table:table-cell>
          <table:table-cell office:value-type="float" office:value="0.319878" calcext:value-type="float">
            <text:p>0.319878</text:p>
          </table:table-cell>
          <table:table-cell office:value-type="float" office:value="-0.252018" calcext:value-type="float">
            <text:p>-0.252018</text:p>
          </table:table-cell>
          <table:table-cell office:value-type="float" office:value="0.879312" calcext:value-type="float">
            <text:p>0.879312</text:p>
          </table:table-cell>
          <table:table-cell office:value-type="string" calcext:value-type="string">
            <text:p><text:s/></text:p>
          </table:table-cell>
          <table:table-cell office:value-type="float" office:value="-1.57077" calcext:value-type="float">
            <text:p>-1.57077</text:p>
          </table:table-cell>
          <table:table-cell table:style-name="ce1" office:value-type="float" office:value="-0.00000207708" calcext:value-type="float">
            <text:p>-2.08E-06</text:p>
          </table:table-cell>
          <table:table-cell office:value-type="float" office:value="-1.5715" calcext:value-type="float">
            <text:p>-1.571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525836" calcext:value-type="float">
            <text:p>0.525836</text:p>
          </table:table-cell>
          <table:table-cell office:value-type="float" office:value="-0.700183" calcext:value-type="float">
            <text:p>-0.700183</text:p>
          </table:table-cell>
          <table:table-cell office:value-type="float" office:value="-0.681012" calcext:value-type="float">
            <text:p>-0.681012</text:p>
          </table:table-cell>
          <table:table-cell office:value-type="float" office:value="1.64995" calcext:value-type="float">
            <text:p>1.64995</text:p>
          </table:table-cell>
          <table:table-cell office:value-type="float" office:value="0.0533043" calcext:value-type="float">
            <text:p>0.0533043</text:p>
          </table:table-cell>
          <table:table-cell office:value-type="float" office:value="0.513505" calcext:value-type="float">
            <text:p>0.513505</text:p>
          </table:table-cell>
          <table:table-cell office:value-type="float" office:value="-0.464332" calcext:value-type="float">
            <text:p>-0.464332</text:p>
          </table:table-cell>
          <table:table-cell office:value-type="string" calcext:value-type="string">
            <text:p><text:s/></text:p>
          </table:table-cell>
          <table:table-cell office:value-type="float" office:value="0.319889" calcext:value-type="float">
            <text:p>0.319889</text:p>
          </table:table-cell>
          <table:table-cell office:value-type="float" office:value="-0.255517" calcext:value-type="float">
            <text:p>-0.255517</text:p>
          </table:table-cell>
          <table:table-cell office:value-type="float" office:value="0.879322" calcext:value-type="float">
            <text:p>0.879322</text:p>
          </table:table-cell>
          <table:table-cell office:value-type="string" calcext:value-type="string">
            <text:p><text:s/></text:p>
          </table:table-cell>
          <table:table-cell office:value-type="float" office:value="-1.57077" calcext:value-type="float">
            <text:p>-1.57077</text:p>
          </table:table-cell>
          <table:table-cell table:style-name="ce1" office:value-type="float" office:value="-0.00000209686" calcext:value-type="float">
            <text:p>-2.10E-06</text:p>
          </table:table-cell>
          <table:table-cell office:value-type="float" office:value="-1.57152" calcext:value-type="float">
            <text:p>-1.5715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32538" calcext:value-type="float">
            <text:p>0.532538</text:p>
          </table:table-cell>
          <table:table-cell office:value-type="float" office:value="-0.701439" calcext:value-type="float">
            <text:p>-0.701439</text:p>
          </table:table-cell>
          <table:table-cell office:value-type="float" office:value="-0.689111" calcext:value-type="float">
            <text:p>-0.689111</text:p>
          </table:table-cell>
          <table:table-cell office:value-type="float" office:value="1.6459" calcext:value-type="float">
            <text:p>1.6459</text:p>
          </table:table-cell>
          <table:table-cell office:value-type="float" office:value="0.0533866" calcext:value-type="float">
            <text:p>0.0533866</text:p>
          </table:table-cell>
          <table:table-cell office:value-type="float" office:value="0.515954" calcext:value-type="float">
            <text:p>0.515954</text:p>
          </table:table-cell>
          <table:table-cell office:value-type="float" office:value="-0.469439" calcext:value-type="float">
            <text:p>-0.469439</text:p>
          </table:table-cell>
          <table:table-cell office:value-type="string" calcext:value-type="string">
            <text:p><text:s/></text:p>
          </table:table-cell>
          <table:table-cell office:value-type="float" office:value="0.319899" calcext:value-type="float">
            <text:p>0.319899</text:p>
          </table:table-cell>
          <table:table-cell office:value-type="float" office:value="-0.259017" calcext:value-type="float">
            <text:p>-0.259017</text:p>
          </table:table-cell>
          <table:table-cell office:value-type="float" office:value="0.879332" calcext:value-type="float">
            <text:p>0.879332</text:p>
          </table:table-cell>
          <table:table-cell office:value-type="string" calcext:value-type="string">
            <text:p><text:s/></text:p>
          </table:table-cell>
          <table:table-cell office:value-type="float" office:value="-1.57077" calcext:value-type="float">
            <text:p>-1.57077</text:p>
          </table:table-cell>
          <table:table-cell table:style-name="ce1" office:value-type="float" office:value="-0.00000211584" calcext:value-type="float">
            <text:p>-2.12E-06</text:p>
          </table:table-cell>
          <table:table-cell office:value-type="float" office:value="-1.57154" calcext:value-type="float">
            <text:p>-1.5715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39228" calcext:value-type="float">
            <text:p>0.539228</text:p>
          </table:table-cell>
          <table:table-cell office:value-type="float" office:value="-0.702707" calcext:value-type="float">
            <text:p>-0.702707</text:p>
          </table:table-cell>
          <table:table-cell office:value-type="float" office:value="-0.69717" calcext:value-type="float">
            <text:p>-0.69717</text:p>
          </table:table-cell>
          <table:table-cell office:value-type="float" office:value="1.64179" calcext:value-type="float">
            <text:p>1.64179</text:p>
          </table:table-cell>
          <table:table-cell office:value-type="float" office:value="0.0534481" calcext:value-type="float">
            <text:p>0.0534481</text:p>
          </table:table-cell>
          <table:table-cell office:value-type="float" office:value="0.518431" calcext:value-type="float">
            <text:p>0.518431</text:p>
          </table:table-cell>
          <table:table-cell office:value-type="float" office:value="-0.474506" calcext:value-type="float">
            <text:p>-0.474506</text:p>
          </table:table-cell>
          <table:table-cell office:value-type="string" calcext:value-type="string">
            <text:p><text:s/></text:p>
          </table:table-cell>
          <table:table-cell office:value-type="float" office:value="0.31991" calcext:value-type="float">
            <text:p>0.31991</text:p>
          </table:table-cell>
          <table:table-cell office:value-type="float" office:value="-0.262517" calcext:value-type="float">
            <text:p>-0.262517</text:p>
          </table:table-cell>
          <table:table-cell office:value-type="float" office:value="0.879342" calcext:value-type="float">
            <text:p>0.879342</text:p>
          </table:table-cell>
          <table:table-cell office:value-type="string" calcext:value-type="string">
            <text:p><text:s/></text:p>
          </table:table-cell>
          <table:table-cell office:value-type="float" office:value="-1.57077" calcext:value-type="float">
            <text:p>-1.57077</text:p>
          </table:table-cell>
          <table:table-cell table:style-name="ce1" office:value-type="float" office:value="-0.00000213397" calcext:value-type="float">
            <text:p>-2.13E-06</text:p>
          </table:table-cell>
          <table:table-cell office:value-type="float" office:value="-1.57156" calcext:value-type="float">
            <text:p>-1.5715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45906" calcext:value-type="float">
            <text:p>0.545906</text:p>
          </table:table-cell>
          <table:table-cell office:value-type="float" office:value="-0.703985" calcext:value-type="float">
            <text:p>-0.703985</text:p>
          </table:table-cell>
          <table:table-cell office:value-type="float" office:value="-0.705188" calcext:value-type="float">
            <text:p>-0.705188</text:p>
          </table:table-cell>
          <table:table-cell office:value-type="float" office:value="1.63763" calcext:value-type="float">
            <text:p>1.63763</text:p>
          </table:table-cell>
          <table:table-cell office:value-type="float" office:value="0.0534885" calcext:value-type="float">
            <text:p>0.0534885</text:p>
          </table:table-cell>
          <table:table-cell office:value-type="float" office:value="0.520937" calcext:value-type="float">
            <text:p>0.520937</text:p>
          </table:table-cell>
          <table:table-cell office:value-type="float" office:value="-0.479531" calcext:value-type="float">
            <text:p>-0.479531</text:p>
          </table:table-cell>
          <table:table-cell office:value-type="string" calcext:value-type="string">
            <text:p><text:s/></text:p>
          </table:table-cell>
          <table:table-cell office:value-type="float" office:value="0.31992" calcext:value-type="float">
            <text:p>0.31992</text:p>
          </table:table-cell>
          <table:table-cell office:value-type="float" office:value="-0.266016" calcext:value-type="float">
            <text:p>-0.266016</text:p>
          </table:table-cell>
          <table:table-cell office:value-type="float" office:value="0.879352" calcext:value-type="float">
            <text:p>0.879352</text:p>
          </table:table-cell>
          <table:table-cell office:value-type="string" calcext:value-type="string">
            <text:p><text:s/></text:p>
          </table:table-cell>
          <table:table-cell office:value-type="float" office:value="-1.57077" calcext:value-type="float">
            <text:p>-1.57077</text:p>
          </table:table-cell>
          <table:table-cell table:style-name="ce1" office:value-type="float" office:value="-0.00000215124" calcext:value-type="float">
            <text:p>-2.15E-06</text:p>
          </table:table-cell>
          <table:table-cell office:value-type="float" office:value="-1.57158" calcext:value-type="float">
            <text:p>-1.5715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552574" calcext:value-type="float">
            <text:p>0.552574</text:p>
          </table:table-cell>
          <table:table-cell office:value-type="float" office:value="-0.705274" calcext:value-type="float">
            <text:p>-0.705274</text:p>
          </table:table-cell>
          <table:table-cell office:value-type="float" office:value="-0.713166" calcext:value-type="float">
            <text:p>-0.713166</text:p>
          </table:table-cell>
          <table:table-cell office:value-type="float" office:value="1.63341" calcext:value-type="float">
            <text:p>1.63341</text:p>
          </table:table-cell>
          <table:table-cell office:value-type="float" office:value="0.053508" calcext:value-type="float">
            <text:p>0.053508</text:p>
          </table:table-cell>
          <table:table-cell office:value-type="float" office:value="0.52347" calcext:value-type="float">
            <text:p>0.52347</text:p>
          </table:table-cell>
          <table:table-cell office:value-type="float" office:value="-0.484516" calcext:value-type="float">
            <text:p>-0.484516</text:p>
          </table:table-cell>
          <table:table-cell office:value-type="string" calcext:value-type="string">
            <text:p><text:s/></text:p>
          </table:table-cell>
          <table:table-cell office:value-type="float" office:value="0.319931" calcext:value-type="float">
            <text:p>0.319931</text:p>
          </table:table-cell>
          <table:table-cell office:value-type="float" office:value="-0.269516" calcext:value-type="float">
            <text:p>-0.269516</text:p>
          </table:table-cell>
          <table:table-cell office:value-type="float" office:value="0.879362" calcext:value-type="float">
            <text:p>0.879362</text:p>
          </table:table-cell>
          <table:table-cell office:value-type="string" calcext:value-type="string">
            <text:p><text:s/></text:p>
          </table:table-cell>
          <table:table-cell office:value-type="float" office:value="-1.57077" calcext:value-type="float">
            <text:p>-1.57077</text:p>
          </table:table-cell>
          <table:table-cell table:style-name="ce1" office:value-type="float" office:value="-0.00000216761" calcext:value-type="float">
            <text:p>-2.17E-06</text:p>
          </table:table-cell>
          <table:table-cell office:value-type="float" office:value="-1.5716" calcext:value-type="float">
            <text:p>-1.571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559231" calcext:value-type="float">
            <text:p>0.559231</text:p>
          </table:table-cell>
          <table:table-cell office:value-type="float" office:value="-0.706573" calcext:value-type="float">
            <text:p>-0.706573</text:p>
          </table:table-cell>
          <table:table-cell office:value-type="float" office:value="-0.721104" calcext:value-type="float">
            <text:p>-0.721104</text:p>
          </table:table-cell>
          <table:table-cell office:value-type="float" office:value="1.62915" calcext:value-type="float">
            <text:p>1.62915</text:p>
          </table:table-cell>
          <table:table-cell office:value-type="float" office:value="0.0535065" calcext:value-type="float">
            <text:p>0.0535065</text:p>
          </table:table-cell>
          <table:table-cell office:value-type="float" office:value="0.526032" calcext:value-type="float">
            <text:p>0.526032</text:p>
          </table:table-cell>
          <table:table-cell office:value-type="float" office:value="-0.48946" calcext:value-type="float">
            <text:p>-0.48946</text:p>
          </table:table-cell>
          <table:table-cell office:value-type="string" calcext:value-type="string">
            <text:p><text:s/></text:p>
          </table:table-cell>
          <table:table-cell office:value-type="float" office:value="0.319941" calcext:value-type="float">
            <text:p>0.319941</text:p>
          </table:table-cell>
          <table:table-cell office:value-type="float" office:value="-0.273015" calcext:value-type="float">
            <text:p>-0.273015</text:p>
          </table:table-cell>
          <table:table-cell office:value-type="float" office:value="0.879372" calcext:value-type="float">
            <text:p>0.879372</text:p>
          </table:table-cell>
          <table:table-cell office:value-type="string" calcext:value-type="string">
            <text:p><text:s/></text:p>
          </table:table-cell>
          <table:table-cell office:value-type="float" office:value="-1.57077" calcext:value-type="float">
            <text:p>-1.57077</text:p>
          </table:table-cell>
          <table:table-cell table:style-name="ce1" office:value-type="float" office:value="-0.00000218305" calcext:value-type="float">
            <text:p>-2.18E-06</text:p>
          </table:table-cell>
          <table:table-cell office:value-type="float" office:value="-1.57162" calcext:value-type="float">
            <text:p>-1.5716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65877" calcext:value-type="float">
            <text:p>0.565877</text:p>
          </table:table-cell>
          <table:table-cell office:value-type="float" office:value="-0.707883" calcext:value-type="float">
            <text:p>-0.707883</text:p>
          </table:table-cell>
          <table:table-cell office:value-type="float" office:value="-0.729002" calcext:value-type="float">
            <text:p>-0.729002</text:p>
          </table:table-cell>
          <table:table-cell office:value-type="float" office:value="1.62483" calcext:value-type="float">
            <text:p>1.62483</text:p>
          </table:table-cell>
          <table:table-cell office:value-type="float" office:value="0.0534841" calcext:value-type="float">
            <text:p>0.0534841</text:p>
          </table:table-cell>
          <table:table-cell office:value-type="float" office:value="0.528623" calcext:value-type="float">
            <text:p>0.528623</text:p>
          </table:table-cell>
          <table:table-cell office:value-type="float" office:value="-0.494363" calcext:value-type="float">
            <text:p>-0.494363</text:p>
          </table:table-cell>
          <table:table-cell office:value-type="string" calcext:value-type="string">
            <text:p><text:s/></text:p>
          </table:table-cell>
          <table:table-cell office:value-type="float" office:value="0.319952" calcext:value-type="float">
            <text:p>0.319952</text:p>
          </table:table-cell>
          <table:table-cell office:value-type="float" office:value="-0.276514" calcext:value-type="float">
            <text:p>-0.276514</text:p>
          </table:table-cell>
          <table:table-cell office:value-type="float" office:value="0.879382" calcext:value-type="float">
            <text:p>0.879382</text:p>
          </table:table-cell>
          <table:table-cell office:value-type="string" calcext:value-type="string">
            <text:p><text:s/></text:p>
          </table:table-cell>
          <table:table-cell office:value-type="float" office:value="-1.57077" calcext:value-type="float">
            <text:p>-1.57077</text:p>
          </table:table-cell>
          <table:table-cell table:style-name="ce1" office:value-type="float" office:value="-0.00000219754" calcext:value-type="float">
            <text:p>-2.20E-06</text:p>
          </table:table-cell>
          <table:table-cell office:value-type="float" office:value="-1.57164" calcext:value-type="float">
            <text:p>-1.5716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72514" calcext:value-type="float">
            <text:p>0.572514</text:p>
          </table:table-cell>
          <table:table-cell office:value-type="float" office:value="-0.709203" calcext:value-type="float">
            <text:p>-0.709203</text:p>
          </table:table-cell>
          <table:table-cell office:value-type="float" office:value="-0.736859" calcext:value-type="float">
            <text:p>-0.736859</text:p>
          </table:table-cell>
          <table:table-cell office:value-type="float" office:value="1.62045" calcext:value-type="float">
            <text:p>1.62045</text:p>
          </table:table-cell>
          <table:table-cell office:value-type="float" office:value="0.0534407" calcext:value-type="float">
            <text:p>0.0534407</text:p>
          </table:table-cell>
          <table:table-cell office:value-type="float" office:value="0.531241" calcext:value-type="float">
            <text:p>0.531241</text:p>
          </table:table-cell>
          <table:table-cell office:value-type="float" office:value="-0.499225" calcext:value-type="float">
            <text:p>-0.499225</text:p>
          </table:table-cell>
          <table:table-cell office:value-type="string" calcext:value-type="string">
            <text:p><text:s/></text:p>
          </table:table-cell>
          <table:table-cell office:value-type="float" office:value="0.319962" calcext:value-type="float">
            <text:p>0.319962</text:p>
          </table:table-cell>
          <table:table-cell office:value-type="float" office:value="-0.280014" calcext:value-type="float">
            <text:p>-0.280014</text:p>
          </table:table-cell>
          <table:table-cell office:value-type="float" office:value="0.879393" calcext:value-type="float">
            <text:p>0.879393</text:p>
          </table:table-cell>
          <table:table-cell office:value-type="string" calcext:value-type="string">
            <text:p><text:s/></text:p>
          </table:table-cell>
          <table:table-cell office:value-type="float" office:value="-1.57077" calcext:value-type="float">
            <text:p>-1.57077</text:p>
          </table:table-cell>
          <table:table-cell table:style-name="ce1" office:value-type="float" office:value="-0.00000221106" calcext:value-type="float">
            <text:p>-2.21E-06</text:p>
          </table:table-cell>
          <table:table-cell office:value-type="float" office:value="-1.57166" calcext:value-type="float">
            <text:p>-1.5716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57914" calcext:value-type="float">
            <text:p>0.57914</text:p>
          </table:table-cell>
          <table:table-cell office:value-type="float" office:value="-0.710533" calcext:value-type="float">
            <text:p>-0.710533</text:p>
          </table:table-cell>
          <table:table-cell office:value-type="float" office:value="-0.744676" calcext:value-type="float">
            <text:p>-0.744676</text:p>
          </table:table-cell>
          <table:table-cell office:value-type="float" office:value="1.61603" calcext:value-type="float">
            <text:p>1.61603</text:p>
          </table:table-cell>
          <table:table-cell office:value-type="float" office:value="0.0533763" calcext:value-type="float">
            <text:p>0.0533763</text:p>
          </table:table-cell>
          <table:table-cell office:value-type="float" office:value="0.533887" calcext:value-type="float">
            <text:p>0.533887</text:p>
          </table:table-cell>
          <table:table-cell office:value-type="float" office:value="-0.504046" calcext:value-type="float">
            <text:p>-0.504046</text:p>
          </table:table-cell>
          <table:table-cell office:value-type="string" calcext:value-type="string">
            <text:p><text:s/></text:p>
          </table:table-cell>
          <table:table-cell office:value-type="float" office:value="0.319972" calcext:value-type="float">
            <text:p>0.319972</text:p>
          </table:table-cell>
          <table:table-cell office:value-type="float" office:value="-0.283513" calcext:value-type="float">
            <text:p>-0.283513</text:p>
          </table:table-cell>
          <table:table-cell office:value-type="float" office:value="0.879403" calcext:value-type="float">
            <text:p>0.879403</text:p>
          </table:table-cell>
          <table:table-cell office:value-type="string" calcext:value-type="string">
            <text:p><text:s/></text:p>
          </table:table-cell>
          <table:table-cell office:value-type="float" office:value="-1.57077" calcext:value-type="float">
            <text:p>-1.57077</text:p>
          </table:table-cell>
          <table:table-cell table:style-name="ce1" office:value-type="float" office:value="-0.00000222356" calcext:value-type="float">
            <text:p>-2.22E-06</text:p>
          </table:table-cell>
          <table:table-cell office:value-type="float" office:value="-1.57168" calcext:value-type="float">
            <text:p>-1.5716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585757" calcext:value-type="float">
            <text:p>0.585757</text:p>
          </table:table-cell>
          <table:table-cell office:value-type="float" office:value="-0.711873" calcext:value-type="float">
            <text:p>-0.711873</text:p>
          </table:table-cell>
          <table:table-cell office:value-type="float" office:value="-0.752453" calcext:value-type="float">
            <text:p>-0.752453</text:p>
          </table:table-cell>
          <table:table-cell office:value-type="float" office:value="1.61154" calcext:value-type="float">
            <text:p>1.61154</text:p>
          </table:table-cell>
          <table:table-cell office:value-type="float" office:value="0.053291" calcext:value-type="float">
            <text:p>0.053291</text:p>
          </table:table-cell>
          <table:table-cell office:value-type="float" office:value="0.536561" calcext:value-type="float">
            <text:p>0.536561</text:p>
          </table:table-cell>
          <table:table-cell office:value-type="float" office:value="-0.508827" calcext:value-type="float">
            <text:p>-0.508827</text:p>
          </table:table-cell>
          <table:table-cell office:value-type="string" calcext:value-type="string">
            <text:p><text:s/></text:p>
          </table:table-cell>
          <table:table-cell office:value-type="float" office:value="0.319983" calcext:value-type="float">
            <text:p>0.319983</text:p>
          </table:table-cell>
          <table:table-cell office:value-type="float" office:value="-0.287012" calcext:value-type="float">
            <text:p>-0.287012</text:p>
          </table:table-cell>
          <table:table-cell office:value-type="float" office:value="0.879413" calcext:value-type="float">
            <text:p>0.879413</text:p>
          </table:table-cell>
          <table:table-cell office:value-type="string" calcext:value-type="string">
            <text:p><text:s/></text:p>
          </table:table-cell>
          <table:table-cell office:value-type="float" office:value="-1.57078" calcext:value-type="float">
            <text:p>-1.57078</text:p>
          </table:table-cell>
          <table:table-cell table:style-name="ce1" office:value-type="float" office:value="-0.00000223504" calcext:value-type="float">
            <text:p>-2.24E-06</text:p>
          </table:table-cell>
          <table:table-cell office:value-type="float" office:value="-1.5717" calcext:value-type="float">
            <text:p>-1.571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92365" calcext:value-type="float">
            <text:p>0.592365</text:p>
          </table:table-cell>
          <table:table-cell office:value-type="float" office:value="-0.713223" calcext:value-type="float">
            <text:p>-0.713223</text:p>
          </table:table-cell>
          <table:table-cell office:value-type="float" office:value="-0.760189" calcext:value-type="float">
            <text:p>-0.760189</text:p>
          </table:table-cell>
          <table:table-cell office:value-type="float" office:value="1.60701" calcext:value-type="float">
            <text:p>1.60701</text:p>
          </table:table-cell>
          <table:table-cell office:value-type="float" office:value="0.0531848" calcext:value-type="float">
            <text:p>0.0531848</text:p>
          </table:table-cell>
          <table:table-cell office:value-type="float" office:value="0.539263" calcext:value-type="float">
            <text:p>0.539263</text:p>
          </table:table-cell>
          <table:table-cell office:value-type="float" office:value="-0.513566" calcext:value-type="float">
            <text:p>-0.513566</text:p>
          </table:table-cell>
          <table:table-cell office:value-type="string" calcext:value-type="string">
            <text:p><text:s/></text:p>
          </table:table-cell>
          <table:table-cell office:value-type="float" office:value="0.319993" calcext:value-type="float">
            <text:p>0.319993</text:p>
          </table:table-cell>
          <table:table-cell office:value-type="float" office:value="-0.290512" calcext:value-type="float">
            <text:p>-0.290512</text:p>
          </table:table-cell>
          <table:table-cell office:value-type="float" office:value="0.879423" calcext:value-type="float">
            <text:p>0.879423</text:p>
          </table:table-cell>
          <table:table-cell office:value-type="string" calcext:value-type="string">
            <text:p><text:s/></text:p>
          </table:table-cell>
          <table:table-cell office:value-type="float" office:value="-1.57078" calcext:value-type="float">
            <text:p>-1.57078</text:p>
          </table:table-cell>
          <table:table-cell table:style-name="ce1" office:value-type="float" office:value="-0.00000224546" calcext:value-type="float">
            <text:p>-2.25E-06</text:p>
          </table:table-cell>
          <table:table-cell office:value-type="float" office:value="-1.57173" calcext:value-type="float">
            <text:p>-1.5717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98964" calcext:value-type="float">
            <text:p>0.598964</text:p>
          </table:table-cell>
          <table:table-cell office:value-type="float" office:value="-0.714583" calcext:value-type="float">
            <text:p>-0.714583</text:p>
          </table:table-cell>
          <table:table-cell office:value-type="float" office:value="-0.767885" calcext:value-type="float">
            <text:p>-0.767885</text:p>
          </table:table-cell>
          <table:table-cell office:value-type="float" office:value="1.60242" calcext:value-type="float">
            <text:p>1.60242</text:p>
          </table:table-cell>
          <table:table-cell office:value-type="float" office:value="0.0530577" calcext:value-type="float">
            <text:p>0.0530577</text:p>
          </table:table-cell>
          <table:table-cell office:value-type="float" office:value="0.541993" calcext:value-type="float">
            <text:p>0.541993</text:p>
          </table:table-cell>
          <table:table-cell office:value-type="float" office:value="-0.518265" calcext:value-type="float">
            <text:p>-0.518265</text:p>
          </table:table-cell>
          <table:table-cell office:value-type="string" calcext:value-type="string">
            <text:p><text:s/></text:p>
          </table:table-cell>
          <table:table-cell office:value-type="float" office:value="0.320003" calcext:value-type="float">
            <text:p>0.320003</text:p>
          </table:table-cell>
          <table:table-cell office:value-type="float" office:value="-0.294011" calcext:value-type="float">
            <text:p>-0.294011</text:p>
          </table:table-cell>
          <table:table-cell office:value-type="float" office:value="0.879433" calcext:value-type="float">
            <text:p>0.879433</text:p>
          </table:table-cell>
          <table:table-cell office:value-type="string" calcext:value-type="string">
            <text:p><text:s/></text:p>
          </table:table-cell>
          <table:table-cell office:value-type="float" office:value="-1.57078" calcext:value-type="float">
            <text:p>-1.57078</text:p>
          </table:table-cell>
          <table:table-cell table:style-name="ce1" office:value-type="float" office:value="-0.00000225479" calcext:value-type="float">
            <text:p>-2.25E-06</text:p>
          </table:table-cell>
          <table:table-cell office:value-type="float" office:value="-1.57175" calcext:value-type="float">
            <text:p>-1.5717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605554" calcext:value-type="float">
            <text:p>0.605554</text:p>
          </table:table-cell>
          <table:table-cell office:value-type="float" office:value="-0.715952" calcext:value-type="float">
            <text:p>-0.715952</text:p>
          </table:table-cell>
          <table:table-cell office:value-type="float" office:value="-0.77554" calcext:value-type="float">
            <text:p>-0.77554</text:p>
          </table:table-cell>
          <table:table-cell office:value-type="float" office:value="1.59778" calcext:value-type="float">
            <text:p>1.59778</text:p>
          </table:table-cell>
          <table:table-cell office:value-type="float" office:value="0.0529096" calcext:value-type="float">
            <text:p>0.0529096</text:p>
          </table:table-cell>
          <table:table-cell office:value-type="float" office:value="0.544751" calcext:value-type="float">
            <text:p>0.544751</text:p>
          </table:table-cell>
          <table:table-cell office:value-type="float" office:value="-0.522924" calcext:value-type="float">
            <text:p>-0.522924</text:p>
          </table:table-cell>
          <table:table-cell office:value-type="string" calcext:value-type="string">
            <text:p><text:s/></text:p>
          </table:table-cell>
          <table:table-cell office:value-type="float" office:value="0.320014" calcext:value-type="float">
            <text:p>0.320014</text:p>
          </table:table-cell>
          <table:table-cell office:value-type="float" office:value="-0.29751" calcext:value-type="float">
            <text:p>-0.29751</text:p>
          </table:table-cell>
          <table:table-cell office:value-type="float" office:value="0.879443" calcext:value-type="float">
            <text:p>0.879443</text:p>
          </table:table-cell>
          <table:table-cell office:value-type="string" calcext:value-type="string">
            <text:p><text:s/></text:p>
          </table:table-cell>
          <table:table-cell office:value-type="float" office:value="-1.57078" calcext:value-type="float">
            <text:p>-1.57078</text:p>
          </table:table-cell>
          <table:table-cell table:style-name="ce1" office:value-type="float" office:value="-0.00000226302" calcext:value-type="float">
            <text:p>-2.26E-06</text:p>
          </table:table-cell>
          <table:table-cell office:value-type="float" office:value="-1.57177" calcext:value-type="float">
            <text:p>-1.5717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612137" calcext:value-type="float">
            <text:p>0.612137</text:p>
          </table:table-cell>
          <table:table-cell office:value-type="float" office:value="-0.717331" calcext:value-type="float">
            <text:p>-0.717331</text:p>
          </table:table-cell>
          <table:table-cell office:value-type="float" office:value="-0.783155" calcext:value-type="float">
            <text:p>-0.783155</text:p>
          </table:table-cell>
          <table:table-cell office:value-type="float" office:value="1.59309" calcext:value-type="float">
            <text:p>1.59309</text:p>
          </table:table-cell>
          <table:table-cell office:value-type="float" office:value="0.0527408" calcext:value-type="float">
            <text:p>0.0527408</text:p>
          </table:table-cell>
          <table:table-cell office:value-type="float" office:value="0.547536" calcext:value-type="float">
            <text:p>0.547536</text:p>
          </table:table-cell>
          <table:table-cell office:value-type="float" office:value="-0.527542" calcext:value-type="float">
            <text:p>-0.527542</text:p>
          </table:table-cell>
          <table:table-cell office:value-type="string" calcext:value-type="string">
            <text:p><text:s/></text:p>
          </table:table-cell>
          <table:table-cell office:value-type="float" office:value="0.320024" calcext:value-type="float">
            <text:p>0.320024</text:p>
          </table:table-cell>
          <table:table-cell office:value-type="float" office:value="-0.301009" calcext:value-type="float">
            <text:p>-0.301009</text:p>
          </table:table-cell>
          <table:table-cell office:value-type="float" office:value="0.879453" calcext:value-type="float">
            <text:p>0.879453</text:p>
          </table:table-cell>
          <table:table-cell office:value-type="string" calcext:value-type="string">
            <text:p><text:s/></text:p>
          </table:table-cell>
          <table:table-cell office:value-type="float" office:value="-1.57078" calcext:value-type="float">
            <text:p>-1.57078</text:p>
          </table:table-cell>
          <table:table-cell table:style-name="ce1" office:value-type="float" office:value="-0.00000227012" calcext:value-type="float">
            <text:p>-2.27E-06</text:p>
          </table:table-cell>
          <table:table-cell office:value-type="float" office:value="-1.57179" calcext:value-type="float">
            <text:p>-1.5717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618711" calcext:value-type="float">
            <text:p>0.618711</text:p>
          </table:table-cell>
          <table:table-cell office:value-type="float" office:value="-0.71872" calcext:value-type="float">
            <text:p>-0.71872</text:p>
          </table:table-cell>
          <table:table-cell office:value-type="float" office:value="-0.79073" calcext:value-type="float">
            <text:p>-0.79073</text:p>
          </table:table-cell>
          <table:table-cell office:value-type="float" office:value="1.58834" calcext:value-type="float">
            <text:p>1.58834</text:p>
          </table:table-cell>
          <table:table-cell office:value-type="float" office:value="0.0525511" calcext:value-type="float">
            <text:p>0.0525511</text:p>
          </table:table-cell>
          <table:table-cell office:value-type="float" office:value="0.550349" calcext:value-type="float">
            <text:p>0.550349</text:p>
          </table:table-cell>
          <table:table-cell office:value-type="float" office:value="-0.53212" calcext:value-type="float">
            <text:p>-0.53212</text:p>
          </table:table-cell>
          <table:table-cell office:value-type="string" calcext:value-type="string">
            <text:p><text:s/></text:p>
          </table:table-cell>
          <table:table-cell office:value-type="float" office:value="0.320034" calcext:value-type="float">
            <text:p>0.320034</text:p>
          </table:table-cell>
          <table:table-cell office:value-type="float" office:value="-0.304508" calcext:value-type="float">
            <text:p>-0.304508</text:p>
          </table:table-cell>
          <table:table-cell office:value-type="float" office:value="0.879463" calcext:value-type="float">
            <text:p>0.879463</text:p>
          </table:table-cell>
          <table:table-cell office:value-type="string" calcext:value-type="string">
            <text:p><text:s/></text:p>
          </table:table-cell>
          <table:table-cell office:value-type="float" office:value="-1.57078" calcext:value-type="float">
            <text:p>-1.57078</text:p>
          </table:table-cell>
          <table:table-cell table:style-name="ce1" office:value-type="float" office:value="-0.00000227607" calcext:value-type="float">
            <text:p>-2.28E-06</text:p>
          </table:table-cell>
          <table:table-cell office:value-type="float" office:value="-1.57181" calcext:value-type="float">
            <text:p>-1.5718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625278" calcext:value-type="float">
            <text:p>0.625278</text:p>
          </table:table-cell>
          <table:table-cell office:value-type="float" office:value="-0.720118" calcext:value-type="float">
            <text:p>-0.720118</text:p>
          </table:table-cell>
          <table:table-cell office:value-type="float" office:value="-0.798264" calcext:value-type="float">
            <text:p>-0.798264</text:p>
          </table:table-cell>
          <table:table-cell office:value-type="float" office:value="1.58353" calcext:value-type="float">
            <text:p>1.58353</text:p>
          </table:table-cell>
          <table:table-cell office:value-type="float" office:value="0.0523405" calcext:value-type="float">
            <text:p>0.0523405</text:p>
          </table:table-cell>
          <table:table-cell office:value-type="float" office:value="0.55319" calcext:value-type="float">
            <text:p>0.55319</text:p>
          </table:table-cell>
          <table:table-cell office:value-type="float" office:value="-0.536657" calcext:value-type="float">
            <text:p>-0.536657</text:p>
          </table:table-cell>
          <table:table-cell office:value-type="string" calcext:value-type="string">
            <text:p><text:s/></text:p>
          </table:table-cell>
          <table:table-cell office:value-type="float" office:value="0.320044" calcext:value-type="float">
            <text:p>0.320044</text:p>
          </table:table-cell>
          <table:table-cell office:value-type="float" office:value="-0.308007" calcext:value-type="float">
            <text:p>-0.308007</text:p>
          </table:table-cell>
          <table:table-cell office:value-type="float" office:value="0.879473" calcext:value-type="float">
            <text:p>0.879473</text:p>
          </table:table-cell>
          <table:table-cell office:value-type="string" calcext:value-type="string">
            <text:p><text:s/></text:p>
          </table:table-cell>
          <table:table-cell office:value-type="float" office:value="-1.57079" calcext:value-type="float">
            <text:p>-1.57079</text:p>
          </table:table-cell>
          <table:table-cell table:style-name="ce1" office:value-type="float" office:value="-0.00000228084" calcext:value-type="float">
            <text:p>-2.28E-06</text:p>
          </table:table-cell>
          <table:table-cell office:value-type="float" office:value="-1.57183" calcext:value-type="float">
            <text:p>-1.5718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31838" calcext:value-type="float">
            <text:p>0.631838</text:p>
          </table:table-cell>
          <table:table-cell office:value-type="float" office:value="-0.721526" calcext:value-type="float">
            <text:p>-0.721526</text:p>
          </table:table-cell>
          <table:table-cell office:value-type="float" office:value="-0.805759" calcext:value-type="float">
            <text:p>-0.805759</text:p>
          </table:table-cell>
          <table:table-cell office:value-type="float" office:value="1.57868" calcext:value-type="float">
            <text:p>1.57868</text:p>
          </table:table-cell>
          <table:table-cell office:value-type="float" office:value="0.0521093" calcext:value-type="float">
            <text:p>0.0521093</text:p>
          </table:table-cell>
          <table:table-cell office:value-type="float" office:value="0.556058" calcext:value-type="float">
            <text:p>0.556058</text:p>
          </table:table-cell>
          <table:table-cell office:value-type="float" office:value="-0.541155" calcext:value-type="float">
            <text:p>-0.541155</text:p>
          </table:table-cell>
          <table:table-cell office:value-type="string" calcext:value-type="string">
            <text:p><text:s/></text:p>
          </table:table-cell>
          <table:table-cell office:value-type="float" office:value="0.320054" calcext:value-type="float">
            <text:p>0.320054</text:p>
          </table:table-cell>
          <table:table-cell office:value-type="float" office:value="-0.311506" calcext:value-type="float">
            <text:p>-0.311506</text:p>
          </table:table-cell>
          <table:table-cell office:value-type="float" office:value="0.879483" calcext:value-type="float">
            <text:p>0.879483</text:p>
          </table:table-cell>
          <table:table-cell office:value-type="string" calcext:value-type="string">
            <text:p><text:s/></text:p>
          </table:table-cell>
          <table:table-cell office:value-type="float" office:value="-1.57079" calcext:value-type="float">
            <text:p>-1.57079</text:p>
          </table:table-cell>
          <table:table-cell table:style-name="ce1" office:value-type="float" office:value="-0.0000022844" calcext:value-type="float">
            <text:p>-2.28E-06</text:p>
          </table:table-cell>
          <table:table-cell office:value-type="float" office:value="-1.57185" calcext:value-type="float">
            <text:p>-1.5718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38391" calcext:value-type="float">
            <text:p>0.638391</text:p>
          </table:table-cell>
          <table:table-cell office:value-type="float" office:value="-0.722943" calcext:value-type="float">
            <text:p>-0.722943</text:p>
          </table:table-cell>
          <table:table-cell office:value-type="float" office:value="-0.813213" calcext:value-type="float">
            <text:p>-0.813213</text:p>
          </table:table-cell>
          <table:table-cell office:value-type="float" office:value="1.57376" calcext:value-type="float">
            <text:p>1.57376</text:p>
          </table:table-cell>
          <table:table-cell office:value-type="float" office:value="0.0518572" calcext:value-type="float">
            <text:p>0.0518572</text:p>
          </table:table-cell>
          <table:table-cell office:value-type="float" office:value="0.558954" calcext:value-type="float">
            <text:p>0.558954</text:p>
          </table:table-cell>
          <table:table-cell office:value-type="float" office:value="-0.545612" calcext:value-type="float">
            <text:p>-0.545612</text:p>
          </table:table-cell>
          <table:table-cell office:value-type="string" calcext:value-type="string">
            <text:p><text:s/></text:p>
          </table:table-cell>
          <table:table-cell office:value-type="float" office:value="0.320065" calcext:value-type="float">
            <text:p>0.320065</text:p>
          </table:table-cell>
          <table:table-cell office:value-type="float" office:value="-0.315005" calcext:value-type="float">
            <text:p>-0.315005</text:p>
          </table:table-cell>
          <table:table-cell office:value-type="float" office:value="0.879493" calcext:value-type="float">
            <text:p>0.879493</text:p>
          </table:table-cell>
          <table:table-cell office:value-type="string" calcext:value-type="string">
            <text:p><text:s/></text:p>
          </table:table-cell>
          <table:table-cell office:value-type="float" office:value="-1.57079" calcext:value-type="float">
            <text:p>-1.57079</text:p>
          </table:table-cell>
          <table:table-cell table:style-name="ce1" office:value-type="float" office:value="-0.00000228675" calcext:value-type="float">
            <text:p>-2.29E-06</text:p>
          </table:table-cell>
          <table:table-cell office:value-type="float" office:value="-1.57187" calcext:value-type="float">
            <text:p>-1.5718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644938" calcext:value-type="float">
            <text:p>0.644938</text:p>
          </table:table-cell>
          <table:table-cell office:value-type="float" office:value="-0.724369" calcext:value-type="float">
            <text:p>-0.724369</text:p>
          </table:table-cell>
          <table:table-cell office:value-type="float" office:value="-0.820627" calcext:value-type="float">
            <text:p>-0.820627</text:p>
          </table:table-cell>
          <table:table-cell office:value-type="float" office:value="1.5688" calcext:value-type="float">
            <text:p>1.5688</text:p>
          </table:table-cell>
          <table:table-cell office:value-type="float" office:value="0.0515845" calcext:value-type="float">
            <text:p>0.0515845</text:p>
          </table:table-cell>
          <table:table-cell office:value-type="float" office:value="0.561877" calcext:value-type="float">
            <text:p>0.561877</text:p>
          </table:table-cell>
          <table:table-cell office:value-type="float" office:value="-0.55003" calcext:value-type="float">
            <text:p>-0.55003</text:p>
          </table:table-cell>
          <table:table-cell office:value-type="string" calcext:value-type="string">
            <text:p><text:s/></text:p>
          </table:table-cell>
          <table:table-cell office:value-type="float" office:value="0.320075" calcext:value-type="float">
            <text:p>0.320075</text:p>
          </table:table-cell>
          <table:table-cell office:value-type="float" office:value="-0.318504" calcext:value-type="float">
            <text:p>-0.318504</text:p>
          </table:table-cell>
          <table:table-cell office:value-type="float" office:value="0.879503" calcext:value-type="float">
            <text:p>0.879503</text:p>
          </table:table-cell>
          <table:table-cell office:value-type="string" calcext:value-type="string">
            <text:p><text:s/></text:p>
          </table:table-cell>
          <table:table-cell office:value-type="float" office:value="-1.57079" calcext:value-type="float">
            <text:p>-1.57079</text:p>
          </table:table-cell>
          <table:table-cell table:style-name="ce1" office:value-type="float" office:value="-0.00000228785" calcext:value-type="float">
            <text:p>-2.29E-06</text:p>
          </table:table-cell>
          <table:table-cell office:value-type="float" office:value="-1.57189" calcext:value-type="float">
            <text:p>-1.5718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51479" calcext:value-type="float">
            <text:p>0.651479</text:p>
          </table:table-cell>
          <table:table-cell office:value-type="float" office:value="-0.725804" calcext:value-type="float">
            <text:p>-0.725804</text:p>
          </table:table-cell>
          <table:table-cell office:value-type="float" office:value="-0.828" calcext:value-type="float">
            <text:p>-0.828</text:p>
          </table:table-cell>
          <table:table-cell office:value-type="float" office:value="1.56378" calcext:value-type="float">
            <text:p>1.56378</text:p>
          </table:table-cell>
          <table:table-cell office:value-type="float" office:value="0.0512911" calcext:value-type="float">
            <text:p>0.0512911</text:p>
          </table:table-cell>
          <table:table-cell office:value-type="float" office:value="0.564827" calcext:value-type="float">
            <text:p>0.564827</text:p>
          </table:table-cell>
          <table:table-cell office:value-type="float" office:value="-0.554408" calcext:value-type="float">
            <text:p>-0.554408</text:p>
          </table:table-cell>
          <table:table-cell office:value-type="string" calcext:value-type="string">
            <text:p><text:s/></text:p>
          </table:table-cell>
          <table:table-cell office:value-type="float" office:value="0.320085" calcext:value-type="float">
            <text:p>0.320085</text:p>
          </table:table-cell>
          <table:table-cell office:value-type="float" office:value="-0.322002" calcext:value-type="float">
            <text:p>-0.322002</text:p>
          </table:table-cell>
          <table:table-cell office:value-type="float" office:value="0.879513" calcext:value-type="float">
            <text:p>0.879513</text:p>
          </table:table-cell>
          <table:table-cell office:value-type="string" calcext:value-type="string">
            <text:p><text:s/></text:p>
          </table:table-cell>
          <table:table-cell office:value-type="float" office:value="-1.5708" calcext:value-type="float">
            <text:p>-1.5708</text:p>
          </table:table-cell>
          <table:table-cell table:style-name="ce1" office:value-type="float" office:value="-0.00000228769" calcext:value-type="float">
            <text:p>-2.29E-06</text:p>
          </table:table-cell>
          <table:table-cell office:value-type="float" office:value="-1.57191" calcext:value-type="float">
            <text:p>-1.5719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58014" calcext:value-type="float">
            <text:p>0.658014</text:p>
          </table:table-cell>
          <table:table-cell office:value-type="float" office:value="-0.727249" calcext:value-type="float">
            <text:p>-0.727249</text:p>
          </table:table-cell>
          <table:table-cell office:value-type="float" office:value="-0.835334" calcext:value-type="float">
            <text:p>-0.835334</text:p>
          </table:table-cell>
          <table:table-cell office:value-type="float" office:value="1.55871" calcext:value-type="float">
            <text:p>1.55871</text:p>
          </table:table-cell>
          <table:table-cell office:value-type="float" office:value="0.050977" calcext:value-type="float">
            <text:p>0.050977</text:p>
          </table:table-cell>
          <table:table-cell office:value-type="float" office:value="0.567806" calcext:value-type="float">
            <text:p>0.567806</text:p>
          </table:table-cell>
          <table:table-cell office:value-type="float" office:value="-0.558746" calcext:value-type="float">
            <text:p>-0.558746</text:p>
          </table:table-cell>
          <table:table-cell office:value-type="string" calcext:value-type="string">
            <text:p><text:s/></text:p>
          </table:table-cell>
          <table:table-cell office:value-type="float" office:value="0.320095" calcext:value-type="float">
            <text:p>0.320095</text:p>
          </table:table-cell>
          <table:table-cell office:value-type="float" office:value="-0.325501" calcext:value-type="float">
            <text:p>-0.325501</text:p>
          </table:table-cell>
          <table:table-cell office:value-type="float" office:value="0.879523" calcext:value-type="float">
            <text:p>0.879523</text:p>
          </table:table-cell>
          <table:table-cell office:value-type="string" calcext:value-type="string">
            <text:p><text:s/></text:p>
          </table:table-cell>
          <table:table-cell office:value-type="float" office:value="-1.5708" calcext:value-type="float">
            <text:p>-1.5708</text:p>
          </table:table-cell>
          <table:table-cell table:style-name="ce1" office:value-type="float" office:value="-0.00000228625" calcext:value-type="float">
            <text:p>-2.29E-06</text:p>
          </table:table-cell>
          <table:table-cell office:value-type="float" office:value="-1.57193" calcext:value-type="float">
            <text:p>-1.5719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64544" calcext:value-type="float">
            <text:p>0.664544</text:p>
          </table:table-cell>
          <table:table-cell office:value-type="float" office:value="-0.728702" calcext:value-type="float">
            <text:p>-0.728702</text:p>
          </table:table-cell>
          <table:table-cell office:value-type="float" office:value="-0.842627" calcext:value-type="float">
            <text:p>-0.842627</text:p>
          </table:table-cell>
          <table:table-cell office:value-type="float" office:value="1.55358" calcext:value-type="float">
            <text:p>1.55358</text:p>
          </table:table-cell>
          <table:table-cell office:value-type="float" office:value="0.0506424" calcext:value-type="float">
            <text:p>0.0506424</text:p>
          </table:table-cell>
          <table:table-cell office:value-type="float" office:value="0.570811" calcext:value-type="float">
            <text:p>0.570811</text:p>
          </table:table-cell>
          <table:table-cell office:value-type="float" office:value="-0.563045" calcext:value-type="float">
            <text:p>-0.563045</text:p>
          </table:table-cell>
          <table:table-cell office:value-type="string" calcext:value-type="string">
            <text:p><text:s/></text:p>
          </table:table-cell>
          <table:table-cell office:value-type="float" office:value="0.320105" calcext:value-type="float">
            <text:p>0.320105</text:p>
          </table:table-cell>
          <table:table-cell office:value-type="float" office:value="-0.329" calcext:value-type="float">
            <text:p>-0.329</text:p>
          </table:table-cell>
          <table:table-cell office:value-type="float" office:value="0.879533" calcext:value-type="float">
            <text:p>0.879533</text:p>
          </table:table-cell>
          <table:table-cell office:value-type="string" calcext:value-type="string">
            <text:p><text:s/></text:p>
          </table:table-cell>
          <table:table-cell office:value-type="float" office:value="-1.5708" calcext:value-type="float">
            <text:p>-1.5708</text:p>
          </table:table-cell>
          <table:table-cell table:style-name="ce1" office:value-type="float" office:value="-0.0000022835" calcext:value-type="float">
            <text:p>-2.28E-06</text:p>
          </table:table-cell>
          <table:table-cell office:value-type="float" office:value="-1.57195" calcext:value-type="float">
            <text:p>-1.5719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71069" calcext:value-type="float">
            <text:p>0.671069</text:p>
          </table:table-cell>
          <table:table-cell office:value-type="float" office:value="-0.730164" calcext:value-type="float">
            <text:p>-0.730164</text:p>
          </table:table-cell>
          <table:table-cell office:value-type="float" office:value="-0.849881" calcext:value-type="float">
            <text:p>-0.849881</text:p>
          </table:table-cell>
          <table:table-cell office:value-type="float" office:value="1.54839" calcext:value-type="float">
            <text:p>1.54839</text:p>
          </table:table-cell>
          <table:table-cell office:value-type="float" office:value="0.0502872" calcext:value-type="float">
            <text:p>0.0502872</text:p>
          </table:table-cell>
          <table:table-cell office:value-type="float" office:value="0.573844" calcext:value-type="float">
            <text:p>0.573844</text:p>
          </table:table-cell>
          <table:table-cell office:value-type="float" office:value="-0.567305" calcext:value-type="float">
            <text:p>-0.567305</text:p>
          </table:table-cell>
          <table:table-cell office:value-type="string" calcext:value-type="string">
            <text:p><text:s/></text:p>
          </table:table-cell>
          <table:table-cell office:value-type="float" office:value="0.320115" calcext:value-type="float">
            <text:p>0.320115</text:p>
          </table:table-cell>
          <table:table-cell office:value-type="float" office:value="-0.332498" calcext:value-type="float">
            <text:p>-0.332498</text:p>
          </table:table-cell>
          <table:table-cell office:value-type="float" office:value="0.879543" calcext:value-type="float">
            <text:p>0.879543</text:p>
          </table:table-cell>
          <table:table-cell office:value-type="string" calcext:value-type="string">
            <text:p><text:s/></text:p>
          </table:table-cell>
          <table:table-cell office:value-type="float" office:value="-1.5708" calcext:value-type="float">
            <text:p>-1.5708</text:p>
          </table:table-cell>
          <table:table-cell table:style-name="ce1" office:value-type="float" office:value="-0.00000227942" calcext:value-type="float">
            <text:p>-2.28E-06</text:p>
          </table:table-cell>
          <table:table-cell office:value-type="float" office:value="-1.57197" calcext:value-type="float">
            <text:p>-1.5719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77589" calcext:value-type="float">
            <text:p>0.677589</text:p>
          </table:table-cell>
          <table:table-cell office:value-type="float" office:value="-0.731635" calcext:value-type="float">
            <text:p>-0.731635</text:p>
          </table:table-cell>
          <table:table-cell office:value-type="float" office:value="-0.857095" calcext:value-type="float">
            <text:p>-0.857095</text:p>
          </table:table-cell>
          <table:table-cell office:value-type="float" office:value="1.54315" calcext:value-type="float">
            <text:p>1.54315</text:p>
          </table:table-cell>
          <table:table-cell office:value-type="float" office:value="0.0499116" calcext:value-type="float">
            <text:p>0.0499116</text:p>
          </table:table-cell>
          <table:table-cell office:value-type="float" office:value="0.576905" calcext:value-type="float">
            <text:p>0.576905</text:p>
          </table:table-cell>
          <table:table-cell office:value-type="float" office:value="-0.571525" calcext:value-type="float">
            <text:p>-0.571525</text:p>
          </table:table-cell>
          <table:table-cell office:value-type="string" calcext:value-type="string">
            <text:p><text:s/></text:p>
          </table:table-cell>
          <table:table-cell office:value-type="float" office:value="0.320125" calcext:value-type="float">
            <text:p>0.320125</text:p>
          </table:table-cell>
          <table:table-cell office:value-type="float" office:value="-0.335997" calcext:value-type="float">
            <text:p>-0.335997</text:p>
          </table:table-cell>
          <table:table-cell office:value-type="float" office:value="0.879553" calcext:value-type="float">
            <text:p>0.879553</text:p>
          </table:table-cell>
          <table:table-cell office:value-type="string" calcext:value-type="string">
            <text:p><text:s/></text:p>
          </table:table-cell>
          <table:table-cell office:value-type="float" office:value="-1.57081" calcext:value-type="float">
            <text:p>-1.57081</text:p>
          </table:table-cell>
          <table:table-cell table:style-name="ce1" office:value-type="float" office:value="-0.00000227401" calcext:value-type="float">
            <text:p>-2.27E-06</text:p>
          </table:table-cell>
          <table:table-cell office:value-type="float" office:value="-1.57199" calcext:value-type="float">
            <text:p>-1.5719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84105" calcext:value-type="float">
            <text:p>0.684105</text:p>
          </table:table-cell>
          <table:table-cell office:value-type="float" office:value="-0.733115" calcext:value-type="float">
            <text:p>-0.733115</text:p>
          </table:table-cell>
          <table:table-cell office:value-type="float" office:value="-0.864268" calcext:value-type="float">
            <text:p>-0.864268</text:p>
          </table:table-cell>
          <table:table-cell office:value-type="float" office:value="1.53786" calcext:value-type="float">
            <text:p>1.53786</text:p>
          </table:table-cell>
          <table:table-cell office:value-type="float" office:value="0.0495154" calcext:value-type="float">
            <text:p>0.0495154</text:p>
          </table:table-cell>
          <table:table-cell office:value-type="float" office:value="0.579993" calcext:value-type="float">
            <text:p>0.579993</text:p>
          </table:table-cell>
          <table:table-cell office:value-type="float" office:value="-0.575707" calcext:value-type="float">
            <text:p>-0.575707</text:p>
          </table:table-cell>
          <table:table-cell office:value-type="string" calcext:value-type="string">
            <text:p><text:s/></text:p>
          </table:table-cell>
          <table:table-cell office:value-type="float" office:value="0.320135" calcext:value-type="float">
            <text:p>0.320135</text:p>
          </table:table-cell>
          <table:table-cell office:value-type="float" office:value="-0.339496" calcext:value-type="float">
            <text:p>-0.339496</text:p>
          </table:table-cell>
          <table:table-cell office:value-type="float" office:value="0.879563" calcext:value-type="float">
            <text:p>0.879563</text:p>
          </table:table-cell>
          <table:table-cell office:value-type="string" calcext:value-type="string">
            <text:p><text:s/></text:p>
          </table:table-cell>
          <table:table-cell office:value-type="float" office:value="-1.57081" calcext:value-type="float">
            <text:p>-1.57081</text:p>
          </table:table-cell>
          <table:table-cell table:style-name="ce1" office:value-type="float" office:value="-0.00000226723" calcext:value-type="float">
            <text:p>-2.27E-06</text:p>
          </table:table-cell>
          <table:table-cell office:value-type="float" office:value="-1.57201" calcext:value-type="float">
            <text:p>-1.572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690617" calcext:value-type="float">
            <text:p>0.690617</text:p>
          </table:table-cell>
          <table:table-cell office:value-type="float" office:value="-0.734604" calcext:value-type="float">
            <text:p>-0.734604</text:p>
          </table:table-cell>
          <table:table-cell office:value-type="float" office:value="-0.871402" calcext:value-type="float">
            <text:p>-0.871402</text:p>
          </table:table-cell>
          <table:table-cell office:value-type="float" office:value="1.53251" calcext:value-type="float">
            <text:p>1.53251</text:p>
          </table:table-cell>
          <table:table-cell office:value-type="float" office:value="0.0490989" calcext:value-type="float">
            <text:p>0.0490989</text:p>
          </table:table-cell>
          <table:table-cell office:value-type="float" office:value="0.583108" calcext:value-type="float">
            <text:p>0.583108</text:p>
          </table:table-cell>
          <table:table-cell office:value-type="float" office:value="-0.57985" calcext:value-type="float">
            <text:p>-0.57985</text:p>
          </table:table-cell>
          <table:table-cell office:value-type="string" calcext:value-type="string">
            <text:p><text:s/></text:p>
          </table:table-cell>
          <table:table-cell office:value-type="float" office:value="0.320145" calcext:value-type="float">
            <text:p>0.320145</text:p>
          </table:table-cell>
          <table:table-cell office:value-type="float" office:value="-0.342994" calcext:value-type="float">
            <text:p>-0.342994</text:p>
          </table:table-cell>
          <table:table-cell office:value-type="float" office:value="0.879573" calcext:value-type="float">
            <text:p>0.879573</text:p>
          </table:table-cell>
          <table:table-cell office:value-type="string" calcext:value-type="string">
            <text:p><text:s/></text:p>
          </table:table-cell>
          <table:table-cell office:value-type="float" office:value="-1.57081" calcext:value-type="float">
            <text:p>-1.57081</text:p>
          </table:table-cell>
          <table:table-cell table:style-name="ce1" office:value-type="float" office:value="-0.00000225907" calcext:value-type="float">
            <text:p>-2.26E-06</text:p>
          </table:table-cell>
          <table:table-cell office:value-type="float" office:value="-1.57203" calcext:value-type="float">
            <text:p>-1.5720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97127" calcext:value-type="float">
            <text:p>0.697127</text:p>
          </table:table-cell>
          <table:table-cell office:value-type="float" office:value="-0.736101" calcext:value-type="float">
            <text:p>-0.736101</text:p>
          </table:table-cell>
          <table:table-cell office:value-type="float" office:value="-0.878497" calcext:value-type="float">
            <text:p>-0.878497</text:p>
          </table:table-cell>
          <table:table-cell office:value-type="float" office:value="1.52711" calcext:value-type="float">
            <text:p>1.52711</text:p>
          </table:table-cell>
          <table:table-cell office:value-type="float" office:value="0.0486619" calcext:value-type="float">
            <text:p>0.0486619</text:p>
          </table:table-cell>
          <table:table-cell office:value-type="float" office:value="0.586251" calcext:value-type="float">
            <text:p>0.586251</text:p>
          </table:table-cell>
          <table:table-cell office:value-type="float" office:value="-0.583955" calcext:value-type="float">
            <text:p>-0.583955</text:p>
          </table:table-cell>
          <table:table-cell office:value-type="string" calcext:value-type="string">
            <text:p><text:s/></text:p>
          </table:table-cell>
          <table:table-cell office:value-type="float" office:value="0.320154" calcext:value-type="float">
            <text:p>0.320154</text:p>
          </table:table-cell>
          <table:table-cell office:value-type="float" office:value="-0.346492" calcext:value-type="float">
            <text:p>-0.346492</text:p>
          </table:table-cell>
          <table:table-cell office:value-type="float" office:value="0.879583" calcext:value-type="float">
            <text:p>0.879583</text:p>
          </table:table-cell>
          <table:table-cell office:value-type="string" calcext:value-type="string">
            <text:p><text:s/></text:p>
          </table:table-cell>
          <table:table-cell office:value-type="float" office:value="-1.57082" calcext:value-type="float">
            <text:p>-1.57082</text:p>
          </table:table-cell>
          <table:table-cell table:style-name="ce1" office:value-type="float" office:value="-0.00000224951" calcext:value-type="float">
            <text:p>-2.25E-06</text:p>
          </table:table-cell>
          <table:table-cell office:value-type="float" office:value="-1.57205" calcext:value-type="float">
            <text:p>-1.5720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703633" calcext:value-type="float">
            <text:p>0.703633</text:p>
          </table:table-cell>
          <table:table-cell office:value-type="float" office:value="-0.737607" calcext:value-type="float">
            <text:p>-0.737607</text:p>
          </table:table-cell>
          <table:table-cell office:value-type="float" office:value="-0.885551" calcext:value-type="float">
            <text:p>-0.885551</text:p>
          </table:table-cell>
          <table:table-cell office:value-type="float" office:value="1.52165" calcext:value-type="float">
            <text:p>1.52165</text:p>
          </table:table-cell>
          <table:table-cell office:value-type="float" office:value="0.0482047" calcext:value-type="float">
            <text:p>0.0482047</text:p>
          </table:table-cell>
          <table:table-cell office:value-type="float" office:value="0.589422" calcext:value-type="float">
            <text:p>0.589422</text:p>
          </table:table-cell>
          <table:table-cell office:value-type="float" office:value="-0.588021" calcext:value-type="float">
            <text:p>-0.588021</text:p>
          </table:table-cell>
          <table:table-cell office:value-type="string" calcext:value-type="string">
            <text:p><text:s/></text:p>
          </table:table-cell>
          <table:table-cell office:value-type="float" office:value="0.320164" calcext:value-type="float">
            <text:p>0.320164</text:p>
          </table:table-cell>
          <table:table-cell office:value-type="float" office:value="-0.349991" calcext:value-type="float">
            <text:p>-0.349991</text:p>
          </table:table-cell>
          <table:table-cell office:value-type="float" office:value="0.879593" calcext:value-type="float">
            <text:p>0.879593</text:p>
          </table:table-cell>
          <table:table-cell office:value-type="string" calcext:value-type="string">
            <text:p><text:s/></text:p>
          </table:table-cell>
          <table:table-cell office:value-type="float" office:value="-1.57082" calcext:value-type="float">
            <text:p>-1.57082</text:p>
          </table:table-cell>
          <table:table-cell table:style-name="ce1" office:value-type="float" office:value="-0.00000223854" calcext:value-type="float">
            <text:p>-2.24E-06</text:p>
          </table:table-cell>
          <table:table-cell office:value-type="float" office:value="-1.57207" calcext:value-type="float">
            <text:p>-1.5720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704294" calcext:value-type="float">
            <text:p>0.704294</text:p>
          </table:table-cell>
          <table:table-cell office:value-type="float" office:value="-0.738666" calcext:value-type="float">
            <text:p>-0.738666</text:p>
          </table:table-cell>
          <table:table-cell office:value-type="float" office:value="-0.884191" calcext:value-type="float">
            <text:p>-0.884191</text:p>
          </table:table-cell>
          <table:table-cell office:value-type="float" office:value="1.5223" calcext:value-type="float">
            <text:p>1.5223</text:p>
          </table:table-cell>
          <table:table-cell office:value-type="float" office:value="0.0443572" calcext:value-type="float">
            <text:p>0.0443572</text:p>
          </table:table-cell>
          <table:table-cell office:value-type="float" office:value="0.58901" calcext:value-type="float">
            <text:p>0.58901</text:p>
          </table:table-cell>
          <table:table-cell office:value-type="float" office:value="-0.594823" calcext:value-type="float">
            <text:p>-0.594823</text:p>
          </table:table-cell>
          <table:table-cell office:value-type="string" calcext:value-type="string">
            <text:p><text:s/></text:p>
          </table:table-cell>
          <table:table-cell office:value-type="float" office:value="0.320139" calcext:value-type="float">
            <text:p>0.320139</text:p>
          </table:table-cell>
          <table:table-cell office:value-type="float" office:value="-0.349539" calcext:value-type="float">
            <text:p>-0.349539</text:p>
          </table:table-cell>
          <table:table-cell office:value-type="float" office:value="0.879624" calcext:value-type="float">
            <text:p>0.879624</text:p>
          </table:table-cell>
          <table:table-cell office:value-type="string" calcext:value-type="string">
            <text:p><text:s/></text:p>
          </table:table-cell>
          <table:table-cell office:value-type="float" office:value="-1.57081" calcext:value-type="float">
            <text:p>-1.57081</text:p>
          </table:table-cell>
          <table:table-cell office:value-type="float" office:value="-0.0100007" calcext:value-type="float">
            <text:p>-0.0100007</text:p>
          </table:table-cell>
          <table:table-cell office:value-type="float" office:value="-1.57206" calcext:value-type="float">
            <text:p>-1.5720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704943" calcext:value-type="float">
            <text:p>0.704943</text:p>
          </table:table-cell>
          <table:table-cell office:value-type="float" office:value="-0.739774" calcext:value-type="float">
            <text:p>-0.739774</text:p>
          </table:table-cell>
          <table:table-cell office:value-type="float" office:value="-0.882834" calcext:value-type="float">
            <text:p>-0.882834</text:p>
          </table:table-cell>
          <table:table-cell office:value-type="float" office:value="1.52305" calcext:value-type="float">
            <text:p>1.52305</text:p>
          </table:table-cell>
          <table:table-cell office:value-type="float" office:value="0.0404996" calcext:value-type="float">
            <text:p>0.0404996</text:p>
          </table:table-cell>
          <table:table-cell office:value-type="float" office:value="0.588546" calcext:value-type="float">
            <text:p>0.588546</text:p>
          </table:table-cell>
          <table:table-cell office:value-type="float" office:value="-0.601652" calcext:value-type="float">
            <text:p>-0.601652</text:p>
          </table:table-cell>
          <table:table-cell office:value-type="string" calcext:value-type="string">
            <text:p><text:s/></text:p>
          </table:table-cell>
          <table:table-cell office:value-type="float" office:value="0.320113" calcext:value-type="float">
            <text:p>0.320113</text:p>
          </table:table-cell>
          <table:table-cell office:value-type="float" office:value="-0.349087" calcext:value-type="float">
            <text:p>-0.349087</text:p>
          </table:table-cell>
          <table:table-cell office:value-type="float" office:value="0.879615" calcext:value-type="float">
            <text:p>0.879615</text:p>
          </table:table-cell>
          <table:table-cell office:value-type="string" calcext:value-type="string">
            <text:p><text:s/></text:p>
          </table:table-cell>
          <table:table-cell office:value-type="float" office:value="-1.5708" calcext:value-type="float">
            <text:p>-1.5708</text:p>
          </table:table-cell>
          <table:table-cell office:value-type="float" office:value="-0.0200009" calcext:value-type="float">
            <text:p>-0.0200009</text:p>
          </table:table-cell>
          <table:table-cell office:value-type="float" office:value="-1.57206" calcext:value-type="float">
            <text:p>-1.5720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705592" calcext:value-type="float">
            <text:p>0.705592</text:p>
          </table:table-cell>
          <table:table-cell office:value-type="float" office:value="-0.740885" calcext:value-type="float">
            <text:p>-0.740885</text:p>
          </table:table-cell>
          <table:table-cell office:value-type="float" office:value="-0.881481" calcext:value-type="float">
            <text:p>-0.881481</text:p>
          </table:table-cell>
          <table:table-cell office:value-type="float" office:value="1.5238" calcext:value-type="float">
            <text:p>1.5238</text:p>
          </table:table-cell>
          <table:table-cell office:value-type="float" office:value="0.0366396" calcext:value-type="float">
            <text:p>0.0366396</text:p>
          </table:table-cell>
          <table:table-cell office:value-type="float" office:value="0.588082" calcext:value-type="float">
            <text:p>0.588082</text:p>
          </table:table-cell>
          <table:table-cell office:value-type="float" office:value="-0.60848" calcext:value-type="float">
            <text:p>-0.60848</text:p>
          </table:table-cell>
          <table:table-cell office:value-type="string" calcext:value-type="string">
            <text:p><text:s/></text:p>
          </table:table-cell>
          <table:table-cell office:value-type="float" office:value="0.320087" calcext:value-type="float">
            <text:p>0.320087</text:p>
          </table:table-cell>
          <table:table-cell office:value-type="float" office:value="-0.348636" calcext:value-type="float">
            <text:p>-0.348636</text:p>
          </table:table-cell>
          <table:table-cell office:value-type="float" office:value="0.879601" calcext:value-type="float">
            <text:p>0.879601</text:p>
          </table:table-cell>
          <table:table-cell office:value-type="string" calcext:value-type="string">
            <text:p><text:s/></text:p>
          </table:table-cell>
          <table:table-cell office:value-type="float" office:value="-1.57079" calcext:value-type="float">
            <text:p>-1.57079</text:p>
          </table:table-cell>
          <table:table-cell office:value-type="float" office:value="-0.0300009" calcext:value-type="float">
            <text:p>-0.0300009</text:p>
          </table:table-cell>
          <table:table-cell office:value-type="float" office:value="-1.57205" calcext:value-type="float">
            <text:p>-1.5720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706243" calcext:value-type="float">
            <text:p>0.706243</text:p>
          </table:table-cell>
          <table:table-cell office:value-type="float" office:value="-0.742" calcext:value-type="float">
            <text:p>-0.742</text:p>
          </table:table-cell>
          <table:table-cell office:value-type="float" office:value="-0.880131" calcext:value-type="float">
            <text:p>-0.880131</text:p>
          </table:table-cell>
          <table:table-cell office:value-type="float" office:value="1.52457" calcext:value-type="float">
            <text:p>1.52457</text:p>
          </table:table-cell>
          <table:table-cell office:value-type="float" office:value="0.0327771" calcext:value-type="float">
            <text:p>0.0327771</text:p>
          </table:table-cell>
          <table:table-cell office:value-type="float" office:value="0.587618" calcext:value-type="float">
            <text:p>0.587618</text:p>
          </table:table-cell>
          <table:table-cell office:value-type="float" office:value="-0.615308" calcext:value-type="float">
            <text:p>-0.615308</text:p>
          </table:table-cell>
          <table:table-cell office:value-type="string" calcext:value-type="string">
            <text:p><text:s/></text:p>
          </table:table-cell>
          <table:table-cell office:value-type="float" office:value="0.320062" calcext:value-type="float">
            <text:p>0.320062</text:p>
          </table:table-cell>
          <table:table-cell office:value-type="float" office:value="-0.348185" calcext:value-type="float">
            <text:p>-0.348185</text:p>
          </table:table-cell>
          <table:table-cell office:value-type="float" office:value="0.879583" calcext:value-type="float">
            <text:p>0.879583</text:p>
          </table:table-cell>
          <table:table-cell office:value-type="string" calcext:value-type="string">
            <text:p><text:s/></text:p>
          </table:table-cell>
          <table:table-cell office:value-type="float" office:value="-1.57078" calcext:value-type="float">
            <text:p>-1.57078</text:p>
          </table:table-cell>
          <table:table-cell office:value-type="float" office:value="-0.0400009" calcext:value-type="float">
            <text:p>-0.0400009</text:p>
          </table:table-cell>
          <table:table-cell office:value-type="float" office:value="-1.57205" calcext:value-type="float">
            <text:p>-1.5720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706894" calcext:value-type="float">
            <text:p>0.706894</text:p>
          </table:table-cell>
          <table:table-cell office:value-type="float" office:value="-0.743117" calcext:value-type="float">
            <text:p>-0.743117</text:p>
          </table:table-cell>
          <table:table-cell office:value-type="float" office:value="-0.878784" calcext:value-type="float">
            <text:p>-0.878784</text:p>
          </table:table-cell>
          <table:table-cell office:value-type="float" office:value="1.52535" calcext:value-type="float">
            <text:p>1.52535</text:p>
          </table:table-cell>
          <table:table-cell office:value-type="float" office:value="0.0289123" calcext:value-type="float">
            <text:p>0.0289123</text:p>
          </table:table-cell>
          <table:table-cell office:value-type="float" office:value="0.587154" calcext:value-type="float">
            <text:p>0.587154</text:p>
          </table:table-cell>
          <table:table-cell office:value-type="float" office:value="-0.622136" calcext:value-type="float">
            <text:p>-0.622136</text:p>
          </table:table-cell>
          <table:table-cell office:value-type="string" calcext:value-type="string">
            <text:p><text:s/></text:p>
          </table:table-cell>
          <table:table-cell office:value-type="float" office:value="0.320036" calcext:value-type="float">
            <text:p>0.320036</text:p>
          </table:table-cell>
          <table:table-cell office:value-type="float" office:value="-0.347735" calcext:value-type="float">
            <text:p>-0.347735</text:p>
          </table:table-cell>
          <table:table-cell office:value-type="float" office:value="0.87956" calcext:value-type="float">
            <text:p>0.87956</text:p>
          </table:table-cell>
          <table:table-cell office:value-type="string" calcext:value-type="string">
            <text:p><text:s/></text:p>
          </table:table-cell>
          <table:table-cell office:value-type="float" office:value="-1.57077" calcext:value-type="float">
            <text:p>-1.57077</text:p>
          </table:table-cell>
          <table:table-cell office:value-type="float" office:value="-0.0500009" calcext:value-type="float">
            <text:p>-0.0500009</text:p>
          </table:table-cell>
          <table:table-cell office:value-type="float" office:value="-1.57204" calcext:value-type="float">
            <text:p>-1.5720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707547" calcext:value-type="float">
            <text:p>0.707547</text:p>
          </table:table-cell>
          <table:table-cell office:value-type="float" office:value="-0.744239" calcext:value-type="float">
            <text:p>-0.744239</text:p>
          </table:table-cell>
          <table:table-cell office:value-type="float" office:value="-0.877441" calcext:value-type="float">
            <text:p>-0.877441</text:p>
          </table:table-cell>
          <table:table-cell office:value-type="float" office:value="1.52614" calcext:value-type="float">
            <text:p>1.52614</text:p>
          </table:table-cell>
          <table:table-cell office:value-type="float" office:value="0.0250451" calcext:value-type="float">
            <text:p>0.0250451</text:p>
          </table:table-cell>
          <table:table-cell office:value-type="float" office:value="0.586689" calcext:value-type="float">
            <text:p>0.586689</text:p>
          </table:table-cell>
          <table:table-cell office:value-type="float" office:value="-0.628963" calcext:value-type="float">
            <text:p>-0.628963</text:p>
          </table:table-cell>
          <table:table-cell office:value-type="string" calcext:value-type="string">
            <text:p><text:s/>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-0.347284" calcext:value-type="float">
            <text:p>-0.347284</text:p>
          </table:table-cell>
          <table:table-cell office:value-type="float" office:value="0.879533" calcext:value-type="float">
            <text:p>0.879533</text:p>
          </table:table-cell>
          <table:table-cell office:value-type="string" calcext:value-type="string">
            <text:p><text:s/></text:p>
          </table:table-cell>
          <table:table-cell office:value-type="float" office:value="-1.57076" calcext:value-type="float">
            <text:p>-1.57076</text:p>
          </table:table-cell>
          <table:table-cell office:value-type="float" office:value="-0.0600009" calcext:value-type="float">
            <text:p>-0.0600009</text:p>
          </table:table-cell>
          <table:table-cell office:value-type="float" office:value="-1.57204" calcext:value-type="float">
            <text:p>-1.5720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7082" calcext:value-type="float">
            <text:p>0.7082</text:p>
          </table:table-cell>
          <table:table-cell office:value-type="float" office:value="-0.745364" calcext:value-type="float">
            <text:p>-0.745364</text:p>
          </table:table-cell>
          <table:table-cell office:value-type="float" office:value="-0.876102" calcext:value-type="float">
            <text:p>-0.876102</text:p>
          </table:table-cell>
          <table:table-cell office:value-type="float" office:value="1.52693" calcext:value-type="float">
            <text:p>1.52693</text:p>
          </table:table-cell>
          <table:table-cell office:value-type="float" office:value="0.0211756" calcext:value-type="float">
            <text:p>0.0211756</text:p>
          </table:table-cell>
          <table:table-cell office:value-type="float" office:value="0.586225" calcext:value-type="float">
            <text:p>0.586225</text:p>
          </table:table-cell>
          <table:table-cell office:value-type="float" office:value="-0.63579" calcext:value-type="float">
            <text:p>-0.63579</text:p>
          </table:table-cell>
          <table:table-cell office:value-type="string" calcext:value-type="string">
            <text:p><text:s/></text:p>
          </table:table-cell>
          <table:table-cell office:value-type="float" office:value="0.319985" calcext:value-type="float">
            <text:p>0.319985</text:p>
          </table:table-cell>
          <table:table-cell office:value-type="float" office:value="-0.346834" calcext:value-type="float">
            <text:p>-0.346834</text:p>
          </table:table-cell>
          <table:table-cell office:value-type="float" office:value="0.879501" calcext:value-type="float">
            <text:p>0.879501</text:p>
          </table:table-cell>
          <table:table-cell office:value-type="string" calcext:value-type="string">
            <text:p><text:s/></text:p>
          </table:table-cell>
          <table:table-cell office:value-type="float" office:value="-1.57075" calcext:value-type="float">
            <text:p>-1.57075</text:p>
          </table:table-cell>
          <table:table-cell office:value-type="float" office:value="-0.0700009" calcext:value-type="float">
            <text:p>-0.0700009</text:p>
          </table:table-cell>
          <table:table-cell office:value-type="float" office:value="-1.57204" calcext:value-type="float">
            <text:p>-1.5720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708854" calcext:value-type="float">
            <text:p>0.708854</text:p>
          </table:table-cell>
          <table:table-cell office:value-type="float" office:value="-0.746492" calcext:value-type="float">
            <text:p>-0.746492</text:p>
          </table:table-cell>
          <table:table-cell office:value-type="float" office:value="-0.874766" calcext:value-type="float">
            <text:p>-0.874766</text:p>
          </table:table-cell>
          <table:table-cell office:value-type="float" office:value="1.52774" calcext:value-type="float">
            <text:p>1.52774</text:p>
          </table:table-cell>
          <table:table-cell office:value-type="float" office:value="0.0173037" calcext:value-type="float">
            <text:p>0.0173037</text:p>
          </table:table-cell>
          <table:table-cell office:value-type="float" office:value="0.58576" calcext:value-type="float">
            <text:p>0.58576</text:p>
          </table:table-cell>
          <table:table-cell office:value-type="float" office:value="-0.642616" calcext:value-type="float">
            <text:p>-0.642616</text:p>
          </table:table-cell>
          <table:table-cell office:value-type="string" calcext:value-type="string">
            <text:p><text:s/></text:p>
          </table:table-cell>
          <table:table-cell office:value-type="float" office:value="0.319959" calcext:value-type="float">
            <text:p>0.319959</text:p>
          </table:table-cell>
          <table:table-cell office:value-type="float" office:value="-0.346385" calcext:value-type="float">
            <text:p>-0.346385</text:p>
          </table:table-cell>
          <table:table-cell office:value-type="float" office:value="0.879465" calcext:value-type="float">
            <text:p>0.879465</text:p>
          </table:table-cell>
          <table:table-cell office:value-type="string" calcext:value-type="string">
            <text:p><text:s/></text:p>
          </table:table-cell>
          <table:table-cell office:value-type="float" office:value="-1.57074" calcext:value-type="float">
            <text:p>-1.57074</text:p>
          </table:table-cell>
          <table:table-cell office:value-type="float" office:value="-0.0800009" calcext:value-type="float">
            <text:p>-0.0800009</text:p>
          </table:table-cell>
          <table:table-cell office:value-type="float" office:value="-1.57203" calcext:value-type="float">
            <text:p>-1.5720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709509" calcext:value-type="float">
            <text:p>0.709509</text:p>
          </table:table-cell>
          <table:table-cell office:value-type="float" office:value="-0.747623" calcext:value-type="float">
            <text:p>-0.747623</text:p>
          </table:table-cell>
          <table:table-cell office:value-type="float" office:value="-0.873434" calcext:value-type="float">
            <text:p>-0.873434</text:p>
          </table:table-cell>
          <table:table-cell office:value-type="float" office:value="1.52856" calcext:value-type="float">
            <text:p>1.52856</text:p>
          </table:table-cell>
          <table:table-cell office:value-type="float" office:value="0.0134294" calcext:value-type="float">
            <text:p>0.0134294</text:p>
          </table:table-cell>
          <table:table-cell office:value-type="float" office:value="0.585295" calcext:value-type="float">
            <text:p>0.585295</text:p>
          </table:table-cell>
          <table:table-cell office:value-type="float" office:value="-0.649442" calcext:value-type="float">
            <text:p>-0.649442</text:p>
          </table:table-cell>
          <table:table-cell office:value-type="string" calcext:value-type="string">
            <text:p><text:s/></text:p>
          </table:table-cell>
          <table:table-cell office:value-type="float" office:value="0.319933" calcext:value-type="float">
            <text:p>0.319933</text:p>
          </table:table-cell>
          <table:table-cell office:value-type="float" office:value="-0.345935" calcext:value-type="float">
            <text:p>-0.345935</text:p>
          </table:table-cell>
          <table:table-cell office:value-type="float" office:value="0.879424" calcext:value-type="float">
            <text:p>0.879424</text:p>
          </table:table-cell>
          <table:table-cell office:value-type="string" calcext:value-type="string">
            <text:p><text:s/></text:p>
          </table:table-cell>
          <table:table-cell office:value-type="float" office:value="-1.57073" calcext:value-type="float">
            <text:p>-1.57073</text:p>
          </table:table-cell>
          <table:table-cell office:value-type="float" office:value="-0.0900009" calcext:value-type="float">
            <text:p>-0.0900009</text:p>
          </table:table-cell>
          <table:table-cell office:value-type="float" office:value="-1.57203" calcext:value-type="float">
            <text:p>-1.5720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10165" calcext:value-type="float">
            <text:p>0.710165</text:p>
          </table:table-cell>
          <table:table-cell office:value-type="float" office:value="-0.748758" calcext:value-type="float">
            <text:p>-0.748758</text:p>
          </table:table-cell>
          <table:table-cell office:value-type="float" office:value="-0.872106" calcext:value-type="float">
            <text:p>-0.872106</text:p>
          </table:table-cell>
          <table:table-cell office:value-type="float" office:value="1.52939" calcext:value-type="float">
            <text:p>1.52939</text:p>
          </table:table-cell>
          <table:table-cell office:value-type="float" office:value="0.00955285" calcext:value-type="float">
            <text:p>0.00955285</text:p>
          </table:table-cell>
          <table:table-cell office:value-type="float" office:value="0.58483" calcext:value-type="float">
            <text:p>0.58483</text:p>
          </table:table-cell>
          <table:table-cell office:value-type="float" office:value="-0.656268" calcext:value-type="float">
            <text:p>-0.656268</text:p>
          </table:table-cell>
          <table:table-cell office:value-type="string" calcext:value-type="string">
            <text:p><text:s/></text:p>
          </table:table-cell>
          <table:table-cell office:value-type="float" office:value="0.319908" calcext:value-type="float">
            <text:p>0.319908</text:p>
          </table:table-cell>
          <table:table-cell office:value-type="float" office:value="-0.345487" calcext:value-type="float">
            <text:p>-0.345487</text:p>
          </table:table-cell>
          <table:table-cell office:value-type="float" office:value="0.879379" calcext:value-type="float">
            <text:p>0.879379</text:p>
          </table:table-cell>
          <table:table-cell office:value-type="string" calcext:value-type="string">
            <text:p><text:s/></text:p>
          </table:table-cell>
          <table:table-cell office:value-type="float" office:value="-1.57072" calcext:value-type="float">
            <text:p>-1.57072</text:p>
          </table:table-cell>
          <table:table-cell office:value-type="float" office:value="-0.100001" calcext:value-type="float">
            <text:p>-0.100001</text:p>
          </table:table-cell>
          <table:table-cell office:value-type="float" office:value="-1.57202" calcext:value-type="float">
            <text:p>-1.5720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710823" calcext:value-type="float">
            <text:p>0.710823</text:p>
          </table:table-cell>
          <table:table-cell office:value-type="float" office:value="-0.749897" calcext:value-type="float">
            <text:p>-0.749897</text:p>
          </table:table-cell>
          <table:table-cell office:value-type="float" office:value="-0.870782" calcext:value-type="float">
            <text:p>-0.870782</text:p>
          </table:table-cell>
          <table:table-cell office:value-type="float" office:value="1.53022" calcext:value-type="float">
            <text:p>1.53022</text:p>
          </table:table-cell>
          <table:table-cell office:value-type="float" office:value="0.00567394" calcext:value-type="float">
            <text:p>0.00567394</text:p>
          </table:table-cell>
          <table:table-cell office:value-type="float" office:value="0.584365" calcext:value-type="float">
            <text:p>0.584365</text:p>
          </table:table-cell>
          <table:table-cell office:value-type="float" office:value="-0.663094" calcext:value-type="float">
            <text:p>-0.663094</text:p>
          </table:table-cell>
          <table:table-cell office:value-type="string" calcext:value-type="string">
            <text:p><text:s/></text:p>
          </table:table-cell>
          <table:table-cell office:value-type="float" office:value="0.319882" calcext:value-type="float">
            <text:p>0.319882</text:p>
          </table:table-cell>
          <table:table-cell office:value-type="float" office:value="-0.345038" calcext:value-type="float">
            <text:p>-0.345038</text:p>
          </table:table-cell>
          <table:table-cell office:value-type="float" office:value="0.879329" calcext:value-type="float">
            <text:p>0.879329</text:p>
          </table:table-cell>
          <table:table-cell office:value-type="string" calcext:value-type="string">
            <text:p><text:s/></text:p>
          </table:table-cell>
          <table:table-cell office:value-type="float" office:value="-1.57071" calcext:value-type="float">
            <text:p>-1.57071</text:p>
          </table:table-cell>
          <table:table-cell office:value-type="float" office:value="-0.110001" calcext:value-type="float">
            <text:p>-0.110001</text:p>
          </table:table-cell>
          <table:table-cell office:value-type="float" office:value="-1.57202" calcext:value-type="float">
            <text:p>-1.5720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711481" calcext:value-type="float">
            <text:p>0.711481</text:p>
          </table:table-cell>
          <table:table-cell office:value-type="float" office:value="-0.751038" calcext:value-type="float">
            <text:p>-0.751038</text:p>
          </table:table-cell>
          <table:table-cell office:value-type="float" office:value="-0.869462" calcext:value-type="float">
            <text:p>-0.869462</text:p>
          </table:table-cell>
          <table:table-cell office:value-type="float" office:value="1.53107" calcext:value-type="float">
            <text:p>1.53107</text:p>
          </table:table-cell>
          <table:table-cell office:value-type="float" office:value="0.00179273" calcext:value-type="float">
            <text:p>0.00179273</text:p>
          </table:table-cell>
          <table:table-cell office:value-type="float" office:value="0.5839" calcext:value-type="float">
            <text:p>0.5839</text:p>
          </table:table-cell>
          <table:table-cell office:value-type="float" office:value="-0.669919" calcext:value-type="float">
            <text:p>-0.669919</text:p>
          </table:table-cell>
          <table:table-cell office:value-type="string" calcext:value-type="string">
            <text:p><text:s/></text:p>
          </table:table-cell>
          <table:table-cell office:value-type="float" office:value="0.319856" calcext:value-type="float">
            <text:p>0.319856</text:p>
          </table:table-cell>
          <table:table-cell office:value-type="float" office:value="-0.344591" calcext:value-type="float">
            <text:p>-0.344591</text:p>
          </table:table-cell>
          <table:table-cell office:value-type="float" office:value="0.879275" calcext:value-type="float">
            <text:p>0.879275</text:p>
          </table:table-cell>
          <table:table-cell office:value-type="string" calcext:value-type="string">
            <text:p><text:s/></text:p>
          </table:table-cell>
          <table:table-cell office:value-type="float" office:value="-1.5707" calcext:value-type="float">
            <text:p>-1.5707</text:p>
          </table:table-cell>
          <table:table-cell office:value-type="float" office:value="-0.120001" calcext:value-type="float">
            <text:p>-0.120001</text:p>
          </table:table-cell>
          <table:table-cell office:value-type="float" office:value="-1.57202" calcext:value-type="float">
            <text:p>-1.5720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712141" calcext:value-type="float">
            <text:p>0.712141</text:p>
          </table:table-cell>
          <table:table-cell office:value-type="float" office:value="-0.752184" calcext:value-type="float">
            <text:p>-0.752184</text:p>
          </table:table-cell>
          <table:table-cell office:value-type="float" office:value="-0.868147" calcext:value-type="float">
            <text:p>-0.868147</text:p>
          </table:table-cell>
          <table:table-cell office:value-type="float" office:value="1.53192" calcext:value-type="float">
            <text:p>1.53192</text:p>
          </table:table-cell>
          <table:table-cell office:value-type="float" office:value="-0.00209079" calcext:value-type="float">
            <text:p>-0.00209079</text:p>
          </table:table-cell>
          <table:table-cell office:value-type="float" office:value="0.583435" calcext:value-type="float">
            <text:p>0.583435</text:p>
          </table:table-cell>
          <table:table-cell office:value-type="float" office:value="-0.676745" calcext:value-type="float">
            <text:p>-0.676745</text:p>
          </table:table-cell>
          <table:table-cell office:value-type="string" calcext:value-type="string">
            <text:p><text:s/></text:p>
          </table:table-cell>
          <table:table-cell office:value-type="float" office:value="0.319831" calcext:value-type="float">
            <text:p>0.319831</text:p>
          </table:table-cell>
          <table:table-cell office:value-type="float" office:value="-0.344143" calcext:value-type="float">
            <text:p>-0.344143</text:p>
          </table:table-cell>
          <table:table-cell office:value-type="float" office:value="0.879216" calcext:value-type="float">
            <text:p>0.879216</text:p>
          </table:table-cell>
          <table:table-cell office:value-type="string" calcext:value-type="string">
            <text:p><text:s/></text:p>
          </table:table-cell>
          <table:table-cell office:value-type="float" office:value="-1.57069" calcext:value-type="float">
            <text:p>-1.57069</text:p>
          </table:table-cell>
          <table:table-cell office:value-type="float" office:value="-0.130001" calcext:value-type="float">
            <text:p>-0.130001</text:p>
          </table:table-cell>
          <table:table-cell office:value-type="float" office:value="-1.57201" calcext:value-type="float">
            <text:p>-1.572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12802" calcext:value-type="float">
            <text:p>0.712802</text:p>
          </table:table-cell>
          <table:table-cell office:value-type="float" office:value="-0.753333" calcext:value-type="float">
            <text:p>-0.753333</text:p>
          </table:table-cell>
          <table:table-cell office:value-type="float" office:value="-0.866835" calcext:value-type="float">
            <text:p>-0.866835</text:p>
          </table:table-cell>
          <table:table-cell office:value-type="float" office:value="1.53279" calcext:value-type="float">
            <text:p>1.53279</text:p>
          </table:table-cell>
          <table:table-cell office:value-type="float" office:value="-0.0059766" calcext:value-type="float">
            <text:p>-0.0059766</text:p>
          </table:table-cell>
          <table:table-cell office:value-type="float" office:value="0.58297" calcext:value-type="float">
            <text:p>0.58297</text:p>
          </table:table-cell>
          <table:table-cell office:value-type="float" office:value="-0.68357" calcext:value-type="float">
            <text:p>-0.68357</text:p>
          </table:table-cell>
          <table:table-cell office:value-type="string" calcext:value-type="string">
            <text:p><text:s/></text:p>
          </table:table-cell>
          <table:table-cell office:value-type="float" office:value="0.319805" calcext:value-type="float">
            <text:p>0.319805</text:p>
          </table:table-cell>
          <table:table-cell office:value-type="float" office:value="-0.343697" calcext:value-type="float">
            <text:p>-0.343697</text:p>
          </table:table-cell>
          <table:table-cell office:value-type="float" office:value="0.879153" calcext:value-type="float">
            <text:p>0.879153</text:p>
          </table:table-cell>
          <table:table-cell office:value-type="string" calcext:value-type="string">
            <text:p><text:s/></text:p>
          </table:table-cell>
          <table:table-cell office:value-type="float" office:value="-1.57068" calcext:value-type="float">
            <text:p>-1.57068</text:p>
          </table:table-cell>
          <table:table-cell office:value-type="float" office:value="-0.140001" calcext:value-type="float">
            <text:p>-0.140001</text:p>
          </table:table-cell>
          <table:table-cell office:value-type="float" office:value="-1.57201" calcext:value-type="float">
            <text:p>-1.572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713465" calcext:value-type="float">
            <text:p>0.713465</text:p>
          </table:table-cell>
          <table:table-cell office:value-type="float" office:value="-0.754485" calcext:value-type="float">
            <text:p>-0.754485</text:p>
          </table:table-cell>
          <table:table-cell office:value-type="float" office:value="-0.865528" calcext:value-type="float">
            <text:p>-0.865528</text:p>
          </table:table-cell>
          <table:table-cell office:value-type="float" office:value="1.53366" calcext:value-type="float">
            <text:p>1.53366</text:p>
          </table:table-cell>
          <table:table-cell office:value-type="float" office:value="-0.00986468" calcext:value-type="float">
            <text:p>-0.00986468</text:p>
          </table:table-cell>
          <table:table-cell office:value-type="float" office:value="0.582506" calcext:value-type="float">
            <text:p>0.582506</text:p>
          </table:table-cell>
          <table:table-cell office:value-type="float" office:value="-0.690395" calcext:value-type="float">
            <text:p>-0.690395</text:p>
          </table:table-cell>
          <table:table-cell office:value-type="string" calcext:value-type="string">
            <text:p><text:s/></text:p>
          </table:table-cell>
          <table:table-cell office:value-type="float" office:value="0.319779" calcext:value-type="float">
            <text:p>0.319779</text:p>
          </table:table-cell>
          <table:table-cell office:value-type="float" office:value="-0.343251" calcext:value-type="float">
            <text:p>-0.343251</text:p>
          </table:table-cell>
          <table:table-cell office:value-type="float" office:value="0.879086" calcext:value-type="float">
            <text:p>0.879086</text:p>
          </table:table-cell>
          <table:table-cell office:value-type="string" calcext:value-type="string">
            <text:p><text:s/></text:p>
          </table:table-cell>
          <table:table-cell office:value-type="float" office:value="-1.57067" calcext:value-type="float">
            <text:p>-1.57067</text:p>
          </table:table-cell>
          <table:table-cell office:value-type="float" office:value="-0.150001" calcext:value-type="float">
            <text:p>-0.150001</text:p>
          </table:table-cell>
          <table:table-cell office:value-type="float" office:value="-1.572" calcext:value-type="float">
            <text:p>-1.57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714129" calcext:value-type="float">
            <text:p>0.714129</text:p>
          </table:table-cell>
          <table:table-cell office:value-type="float" office:value="-0.755641" calcext:value-type="float">
            <text:p>-0.755641</text:p>
          </table:table-cell>
          <table:table-cell office:value-type="float" office:value="-0.864226" calcext:value-type="float">
            <text:p>-0.864226</text:p>
          </table:table-cell>
          <table:table-cell office:value-type="float" office:value="1.53454" calcext:value-type="float">
            <text:p>1.53454</text:p>
          </table:table-cell>
          <table:table-cell office:value-type="float" office:value="-0.013755" calcext:value-type="float">
            <text:p>-0.013755</text:p>
          </table:table-cell>
          <table:table-cell office:value-type="float" office:value="0.582042" calcext:value-type="float">
            <text:p>0.582042</text:p>
          </table:table-cell>
          <table:table-cell office:value-type="float" office:value="-0.69722" calcext:value-type="float">
            <text:p>-0.69722</text:p>
          </table:table-cell>
          <table:table-cell office:value-type="string" calcext:value-type="string">
            <text:p><text:s/></text:p>
          </table:table-cell>
          <table:table-cell office:value-type="float" office:value="0.319754" calcext:value-type="float">
            <text:p>0.319754</text:p>
          </table:table-cell>
          <table:table-cell office:value-type="float" office:value="-0.342806" calcext:value-type="float">
            <text:p>-0.342806</text:p>
          </table:table-cell>
          <table:table-cell office:value-type="float" office:value="0.879013" calcext:value-type="float">
            <text:p>0.879013</text:p>
          </table:table-cell>
          <table:table-cell office:value-type="string" calcext:value-type="string">
            <text:p><text:s/></text:p>
          </table:table-cell>
          <table:table-cell office:value-type="float" office:value="-1.57066" calcext:value-type="float">
            <text:p>-1.57066</text:p>
          </table:table-cell>
          <table:table-cell office:value-type="float" office:value="-0.160001" calcext:value-type="float">
            <text:p>-0.160001</text:p>
          </table:table-cell>
          <table:table-cell office:value-type="float" office:value="-1.572" calcext:value-type="float">
            <text:p>-1.57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714794" calcext:value-type="float">
            <text:p>0.714794</text:p>
          </table:table-cell>
          <table:table-cell office:value-type="float" office:value="-0.7568" calcext:value-type="float">
            <text:p>-0.7568</text:p>
          </table:table-cell>
          <table:table-cell office:value-type="float" office:value="-0.862928" calcext:value-type="float">
            <text:p>-0.862928</text:p>
          </table:table-cell>
          <table:table-cell office:value-type="float" office:value="1.53544" calcext:value-type="float">
            <text:p>1.53544</text:p>
          </table:table-cell>
          <table:table-cell office:value-type="float" office:value="-0.0176476" calcext:value-type="float">
            <text:p>-0.0176476</text:p>
          </table:table-cell>
          <table:table-cell office:value-type="float" office:value="0.581578" calcext:value-type="float">
            <text:p>0.581578</text:p>
          </table:table-cell>
          <table:table-cell office:value-type="float" office:value="-0.704045" calcext:value-type="float">
            <text:p>-0.704045</text:p>
          </table:table-cell>
          <table:table-cell office:value-type="string" calcext:value-type="string">
            <text:p><text:s/></text:p>
          </table:table-cell>
          <table:table-cell office:value-type="float" office:value="0.319728" calcext:value-type="float">
            <text:p>0.319728</text:p>
          </table:table-cell>
          <table:table-cell office:value-type="float" office:value="-0.342361" calcext:value-type="float">
            <text:p>-0.342361</text:p>
          </table:table-cell>
          <table:table-cell office:value-type="float" office:value="0.878937" calcext:value-type="float">
            <text:p>0.878937</text:p>
          </table:table-cell>
          <table:table-cell office:value-type="string" calcext:value-type="string">
            <text:p><text:s/></text:p>
          </table:table-cell>
          <table:table-cell office:value-type="float" office:value="-1.57065" calcext:value-type="float">
            <text:p>-1.57065</text:p>
          </table:table-cell>
          <table:table-cell office:value-type="float" office:value="-0.170001" calcext:value-type="float">
            <text:p>-0.170001</text:p>
          </table:table-cell>
          <table:table-cell office:value-type="float" office:value="-1.572" calcext:value-type="float">
            <text:p>-1.57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715461" calcext:value-type="float">
            <text:p>0.715461</text:p>
          </table:table-cell>
          <table:table-cell office:value-type="float" office:value="-0.757963" calcext:value-type="float">
            <text:p>-0.757963</text:p>
          </table:table-cell>
          <table:table-cell office:value-type="float" office:value="-0.861635" calcext:value-type="float">
            <text:p>-0.861635</text:p>
          </table:table-cell>
          <table:table-cell office:value-type="float" office:value="1.53634" calcext:value-type="float">
            <text:p>1.53634</text:p>
          </table:table-cell>
          <table:table-cell office:value-type="float" office:value="-0.0215425" calcext:value-type="float">
            <text:p>-0.0215425</text:p>
          </table:table-cell>
          <table:table-cell office:value-type="float" office:value="0.581115" calcext:value-type="float">
            <text:p>0.581115</text:p>
          </table:table-cell>
          <table:table-cell office:value-type="float" office:value="-0.710871" calcext:value-type="float">
            <text:p>-0.710871</text:p>
          </table:table-cell>
          <table:table-cell office:value-type="string" calcext:value-type="string">
            <text:p><text:s/></text:p>
          </table:table-cell>
          <table:table-cell office:value-type="float" office:value="0.319702" calcext:value-type="float">
            <text:p>0.319702</text:p>
          </table:table-cell>
          <table:table-cell office:value-type="float" office:value="-0.341917" calcext:value-type="float">
            <text:p>-0.341917</text:p>
          </table:table-cell>
          <table:table-cell office:value-type="float" office:value="0.878856" calcext:value-type="float">
            <text:p>0.878856</text:p>
          </table:table-cell>
          <table:table-cell office:value-type="string" calcext:value-type="string">
            <text:p><text:s/></text:p>
          </table:table-cell>
          <table:table-cell office:value-type="float" office:value="-1.57064" calcext:value-type="float">
            <text:p>-1.57064</text:p>
          </table:table-cell>
          <table:table-cell office:value-type="float" office:value="-0.180001" calcext:value-type="float">
            <text:p>-0.180001</text:p>
          </table:table-cell>
          <table:table-cell office:value-type="float" office:value="-1.57199" calcext:value-type="float">
            <text:p>-1.5719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71613" calcext:value-type="float">
            <text:p>0.71613</text:p>
          </table:table-cell>
          <table:table-cell office:value-type="float" office:value="-0.759129" calcext:value-type="float">
            <text:p>-0.759129</text:p>
          </table:table-cell>
          <table:table-cell office:value-type="float" office:value="-0.860346" calcext:value-type="float">
            <text:p>-0.860346</text:p>
          </table:table-cell>
          <table:table-cell office:value-type="float" office:value="1.53725" calcext:value-type="float">
            <text:p>1.53725</text:p>
          </table:table-cell>
          <table:table-cell office:value-type="float" office:value="-0.0254395" calcext:value-type="float">
            <text:p>-0.0254395</text:p>
          </table:table-cell>
          <table:table-cell office:value-type="float" office:value="0.580652" calcext:value-type="float">
            <text:p>0.580652</text:p>
          </table:table-cell>
          <table:table-cell office:value-type="float" office:value="-0.717696" calcext:value-type="float">
            <text:p>-0.717696</text:p>
          </table:table-cell>
          <table:table-cell office:value-type="string" calcext:value-type="string">
            <text:p><text:s/></text:p>
          </table:table-cell>
          <table:table-cell office:value-type="float" office:value="0.319677" calcext:value-type="float">
            <text:p>0.319677</text:p>
          </table:table-cell>
          <table:table-cell office:value-type="float" office:value="-0.341475" calcext:value-type="float">
            <text:p>-0.341475</text:p>
          </table:table-cell>
          <table:table-cell office:value-type="float" office:value="0.878771" calcext:value-type="float">
            <text:p>0.878771</text:p>
          </table:table-cell>
          <table:table-cell office:value-type="string" calcext:value-type="string">
            <text:p><text:s/></text:p>
          </table:table-cell>
          <table:table-cell office:value-type="float" office:value="-1.57063" calcext:value-type="float">
            <text:p>-1.57063</text:p>
          </table:table-cell>
          <table:table-cell office:value-type="float" office:value="-0.190001" calcext:value-type="float">
            <text:p>-0.190001</text:p>
          </table:table-cell>
          <table:table-cell office:value-type="float" office:value="-1.57199" calcext:value-type="float">
            <text:p>-1.5719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7168" calcext:value-type="float">
            <text:p>0.7168</text:p>
          </table:table-cell>
          <table:table-cell office:value-type="float" office:value="-0.760299" calcext:value-type="float">
            <text:p>-0.760299</text:p>
          </table:table-cell>
          <table:table-cell office:value-type="float" office:value="-0.859063" calcext:value-type="float">
            <text:p>-0.859063</text:p>
          </table:table-cell>
          <table:table-cell office:value-type="float" office:value="1.53817" calcext:value-type="float">
            <text:p>1.53817</text:p>
          </table:table-cell>
          <table:table-cell office:value-type="float" office:value="-0.0293388" calcext:value-type="float">
            <text:p>-0.0293388</text:p>
          </table:table-cell>
          <table:table-cell office:value-type="float" office:value="0.58019" calcext:value-type="float">
            <text:p>0.58019</text:p>
          </table:table-cell>
          <table:table-cell office:value-type="float" office:value="-0.724521" calcext:value-type="float">
            <text:p>-0.724521</text:p>
          </table:table-cell>
          <table:table-cell office:value-type="string" calcext:value-type="string">
            <text:p><text:s/></text:p>
          </table:table-cell>
          <table:table-cell office:value-type="float" office:value="0.319651" calcext:value-type="float">
            <text:p>0.319651</text:p>
          </table:table-cell>
          <table:table-cell office:value-type="float" office:value="-0.341033" calcext:value-type="float">
            <text:p>-0.341033</text:p>
          </table:table-cell>
          <table:table-cell office:value-type="float" office:value="0.878681" calcext:value-type="float">
            <text:p>0.878681</text:p>
          </table:table-cell>
          <table:table-cell office:value-type="string" calcext:value-type="string">
            <text:p><text:s/></text:p>
          </table:table-cell>
          <table:table-cell office:value-type="float" office:value="-1.57062" calcext:value-type="float">
            <text:p>-1.57062</text:p>
          </table:table-cell>
          <table:table-cell office:value-type="float" office:value="-0.200001" calcext:value-type="float">
            <text:p>-0.200001</text:p>
          </table:table-cell>
          <table:table-cell office:value-type="float" office:value="-1.57199" calcext:value-type="float">
            <text:p>-1.5719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717472" calcext:value-type="float">
            <text:p>0.717472</text:p>
          </table:table-cell>
          <table:table-cell office:value-type="float" office:value="-0.761472" calcext:value-type="float">
            <text:p>-0.761472</text:p>
          </table:table-cell>
          <table:table-cell office:value-type="float" office:value="-0.857784" calcext:value-type="float">
            <text:p>-0.857784</text:p>
          </table:table-cell>
          <table:table-cell office:value-type="float" office:value="1.53909" calcext:value-type="float">
            <text:p>1.53909</text:p>
          </table:table-cell>
          <table:table-cell office:value-type="float" office:value="-0.0332403" calcext:value-type="float">
            <text:p>-0.0332403</text:p>
          </table:table-cell>
          <table:table-cell office:value-type="float" office:value="0.579728" calcext:value-type="float">
            <text:p>0.579728</text:p>
          </table:table-cell>
          <table:table-cell office:value-type="float" office:value="-0.731347" calcext:value-type="float">
            <text:p>-0.731347</text:p>
          </table:table-cell>
          <table:table-cell office:value-type="string" calcext:value-type="string">
            <text:p><text:s/></text:p>
          </table:table-cell>
          <table:table-cell office:value-type="float" office:value="0.319625" calcext:value-type="float">
            <text:p>0.319625</text:p>
          </table:table-cell>
          <table:table-cell office:value-type="float" office:value="-0.340592" calcext:value-type="float">
            <text:p>-0.340592</text:p>
          </table:table-cell>
          <table:table-cell office:value-type="float" office:value="0.878586" calcext:value-type="float">
            <text:p>0.878586</text:p>
          </table:table-cell>
          <table:table-cell office:value-type="string" calcext:value-type="string">
            <text:p><text:s/></text:p>
          </table:table-cell>
          <table:table-cell office:value-type="float" office:value="-1.57061" calcext:value-type="float">
            <text:p>-1.57061</text:p>
          </table:table-cell>
          <table:table-cell office:value-type="float" office:value="-0.210001" calcext:value-type="float">
            <text:p>-0.210001</text:p>
          </table:table-cell>
          <table:table-cell office:value-type="float" office:value="-1.57199" calcext:value-type="float">
            <text:p>-1.5719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718145" calcext:value-type="float">
            <text:p>0.718145</text:p>
          </table:table-cell>
          <table:table-cell office:value-type="float" office:value="-0.762649" calcext:value-type="float">
            <text:p>-0.762649</text:p>
          </table:table-cell>
          <table:table-cell office:value-type="float" office:value="-0.856511" calcext:value-type="float">
            <text:p>-0.856511</text:p>
          </table:table-cell>
          <table:table-cell office:value-type="float" office:value="1.54003" calcext:value-type="float">
            <text:p>1.54003</text:p>
          </table:table-cell>
          <table:table-cell office:value-type="float" office:value="-0.0371439" calcext:value-type="float">
            <text:p>-0.0371439</text:p>
          </table:table-cell>
          <table:table-cell office:value-type="float" office:value="0.579267" calcext:value-type="float">
            <text:p>0.579267</text:p>
          </table:table-cell>
          <table:table-cell office:value-type="float" office:value="-0.738172" calcext:value-type="float">
            <text:p>-0.738172</text:p>
          </table:table-cell>
          <table:table-cell office:value-type="string" calcext:value-type="string">
            <text:p><text:s/></text:p>
          </table:table-cell>
          <table:table-cell office:value-type="float" office:value="0.319599" calcext:value-type="float">
            <text:p>0.319599</text:p>
          </table:table-cell>
          <table:table-cell office:value-type="float" office:value="-0.340152" calcext:value-type="float">
            <text:p>-0.340152</text:p>
          </table:table-cell>
          <table:table-cell office:value-type="float" office:value="0.878488" calcext:value-type="float">
            <text:p>0.878488</text:p>
          </table:table-cell>
          <table:table-cell office:value-type="string" calcext:value-type="string">
            <text:p><text:s/></text:p>
          </table:table-cell>
          <table:table-cell office:value-type="float" office:value="-1.5706" calcext:value-type="float">
            <text:p>-1.5706</text:p>
          </table:table-cell>
          <table:table-cell office:value-type="float" office:value="-0.220001" calcext:value-type="float">
            <text:p>-0.220001</text:p>
          </table:table-cell>
          <table:table-cell office:value-type="float" office:value="-1.57198" calcext:value-type="float">
            <text:p>-1.5719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718821" calcext:value-type="float">
            <text:p>0.718821</text:p>
          </table:table-cell>
          <table:table-cell office:value-type="float" office:value="-0.76383" calcext:value-type="float">
            <text:p>-0.76383</text:p>
          </table:table-cell>
          <table:table-cell office:value-type="float" office:value="-0.855242" calcext:value-type="float">
            <text:p>-0.855242</text:p>
          </table:table-cell>
          <table:table-cell office:value-type="float" office:value="1.54097" calcext:value-type="float">
            <text:p>1.54097</text:p>
          </table:table-cell>
          <table:table-cell office:value-type="float" office:value="-0.0410498" calcext:value-type="float">
            <text:p>-0.0410498</text:p>
          </table:table-cell>
          <table:table-cell office:value-type="float" office:value="0.578806" calcext:value-type="float">
            <text:p>0.578806</text:p>
          </table:table-cell>
          <table:table-cell office:value-type="float" office:value="-0.744998" calcext:value-type="float">
            <text:p>-0.744998</text:p>
          </table:table-cell>
          <table:table-cell office:value-type="string" calcext:value-type="string">
            <text:p><text:s/></text:p>
          </table:table-cell>
          <table:table-cell office:value-type="float" office:value="0.319574" calcext:value-type="float">
            <text:p>0.319574</text:p>
          </table:table-cell>
          <table:table-cell office:value-type="float" office:value="-0.339713" calcext:value-type="float">
            <text:p>-0.339713</text:p>
          </table:table-cell>
          <table:table-cell office:value-type="float" office:value="0.878385" calcext:value-type="float">
            <text:p>0.878385</text:p>
          </table:table-cell>
          <table:table-cell office:value-type="string" calcext:value-type="string">
            <text:p><text:s/></text:p>
          </table:table-cell>
          <table:table-cell office:value-type="float" office:value="-1.57059" calcext:value-type="float">
            <text:p>-1.57059</text:p>
          </table:table-cell>
          <table:table-cell office:value-type="float" office:value="-0.230001" calcext:value-type="float">
            <text:p>-0.230001</text:p>
          </table:table-cell>
          <table:table-cell office:value-type="float" office:value="-1.57198" calcext:value-type="float">
            <text:p>-1.5719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719498" calcext:value-type="float">
            <text:p>0.719498</text:p>
          </table:table-cell>
          <table:table-cell office:value-type="float" office:value="-0.765014" calcext:value-type="float">
            <text:p>-0.765014</text:p>
          </table:table-cell>
          <table:table-cell office:value-type="float" office:value="-0.853979" calcext:value-type="float">
            <text:p>-0.853979</text:p>
          </table:table-cell>
          <table:table-cell office:value-type="float" office:value="1.54193" calcext:value-type="float">
            <text:p>1.54193</text:p>
          </table:table-cell>
          <table:table-cell office:value-type="float" office:value="-0.0449578" calcext:value-type="float">
            <text:p>-0.0449578</text:p>
          </table:table-cell>
          <table:table-cell office:value-type="float" office:value="0.578346" calcext:value-type="float">
            <text:p>0.578346</text:p>
          </table:table-cell>
          <table:table-cell office:value-type="float" office:value="-0.751824" calcext:value-type="float">
            <text:p>-0.751824</text:p>
          </table:table-cell>
          <table:table-cell office:value-type="string" calcext:value-type="string">
            <text:p><text:s/></text:p>
          </table:table-cell>
          <table:table-cell office:value-type="float" office:value="0.319548" calcext:value-type="float">
            <text:p>0.319548</text:p>
          </table:table-cell>
          <table:table-cell office:value-type="float" office:value="-0.339275" calcext:value-type="float">
            <text:p>-0.339275</text:p>
          </table:table-cell>
          <table:table-cell office:value-type="float" office:value="0.878277" calcext:value-type="float">
            <text:p>0.878277</text:p>
          </table:table-cell>
          <table:table-cell office:value-type="string" calcext:value-type="string">
            <text:p><text:s/></text:p>
          </table:table-cell>
          <table:table-cell office:value-type="float" office:value="-1.57058" calcext:value-type="float">
            <text:p>-1.57058</text:p>
          </table:table-cell>
          <table:table-cell office:value-type="float" office:value="-0.240001" calcext:value-type="float">
            <text:p>-0.240001</text:p>
          </table:table-cell>
          <table:table-cell office:value-type="float" office:value="-1.57198" calcext:value-type="float">
            <text:p>-1.5719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720177" calcext:value-type="float">
            <text:p>0.720177</text:p>
          </table:table-cell>
          <table:table-cell office:value-type="float" office:value="-0.766201" calcext:value-type="float">
            <text:p>-0.766201</text:p>
          </table:table-cell>
          <table:table-cell office:value-type="float" office:value="-0.852721" calcext:value-type="float">
            <text:p>-0.852721</text:p>
          </table:table-cell>
          <table:table-cell office:value-type="float" office:value="1.54289" calcext:value-type="float">
            <text:p>1.54289</text:p>
          </table:table-cell>
          <table:table-cell office:value-type="float" office:value="-0.0488679" calcext:value-type="float">
            <text:p>-0.0488679</text:p>
          </table:table-cell>
          <table:table-cell office:value-type="float" office:value="0.577887" calcext:value-type="float">
            <text:p>0.577887</text:p>
          </table:table-cell>
          <table:table-cell office:value-type="float" office:value="-0.758651" calcext:value-type="float">
            <text:p>-0.758651</text:p>
          </table:table-cell>
          <table:table-cell office:value-type="string" calcext:value-type="string">
            <text:p><text:s/></text:p>
          </table:table-cell>
          <table:table-cell office:value-type="float" office:value="0.319522" calcext:value-type="float">
            <text:p>0.319522</text:p>
          </table:table-cell>
          <table:table-cell office:value-type="float" office:value="-0.338838" calcext:value-type="float">
            <text:p>-0.338838</text:p>
          </table:table-cell>
          <table:table-cell office:value-type="float" office:value="0.878166" calcext:value-type="float">
            <text:p>0.878166</text:p>
          </table:table-cell>
          <table:table-cell office:value-type="string" calcext:value-type="string">
            <text:p><text:s/></text:p>
          </table:table-cell>
          <table:table-cell office:value-type="float" office:value="-1.57057" calcext:value-type="float">
            <text:p>-1.57057</text:p>
          </table:table-cell>
          <table:table-cell office:value-type="float" office:value="-0.250001" calcext:value-type="float">
            <text:p>-0.250001</text:p>
          </table:table-cell>
          <table:table-cell office:value-type="float" office:value="-1.57197" calcext:value-type="float">
            <text:p>-1.5719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720859" calcext:value-type="float">
            <text:p>0.720859</text:p>
          </table:table-cell>
          <table:table-cell office:value-type="float" office:value="-0.767393" calcext:value-type="float">
            <text:p>-0.767393</text:p>
          </table:table-cell>
          <table:table-cell office:value-type="float" office:value="-0.851469" calcext:value-type="float">
            <text:p>-0.851469</text:p>
          </table:table-cell>
          <table:table-cell office:value-type="float" office:value="1.54386" calcext:value-type="float">
            <text:p>1.54386</text:p>
          </table:table-cell>
          <table:table-cell office:value-type="float" office:value="-0.0527802" calcext:value-type="float">
            <text:p>-0.0527802</text:p>
          </table:table-cell>
          <table:table-cell office:value-type="float" office:value="0.577429" calcext:value-type="float">
            <text:p>0.577429</text:p>
          </table:table-cell>
          <table:table-cell office:value-type="float" office:value="-0.765478" calcext:value-type="float">
            <text:p>-0.765478</text:p>
          </table:table-cell>
          <table:table-cell office:value-type="string" calcext:value-type="string">
            <text:p><text:s/></text:p>
          </table:table-cell>
          <table:table-cell office:value-type="float" office:value="0.319497" calcext:value-type="float">
            <text:p>0.319497</text:p>
          </table:table-cell>
          <table:table-cell office:value-type="float" office:value="-0.338402" calcext:value-type="float">
            <text:p>-0.338402</text:p>
          </table:table-cell>
          <table:table-cell office:value-type="float" office:value="0.878049" calcext:value-type="float">
            <text:p>0.878049</text:p>
          </table:table-cell>
          <table:table-cell office:value-type="string" calcext:value-type="string">
            <text:p><text:s/></text:p>
          </table:table-cell>
          <table:table-cell office:value-type="float" office:value="-1.57056" calcext:value-type="float">
            <text:p>-1.57056</text:p>
          </table:table-cell>
          <table:table-cell office:value-type="float" office:value="-0.260001" calcext:value-type="float">
            <text:p>-0.260001</text:p>
          </table:table-cell>
          <table:table-cell office:value-type="float" office:value="-1.57197" calcext:value-type="float">
            <text:p>-1.5719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21542" calcext:value-type="float">
            <text:p>0.721542</text:p>
          </table:table-cell>
          <table:table-cell office:value-type="float" office:value="-0.768588" calcext:value-type="float">
            <text:p>-0.768588</text:p>
          </table:table-cell>
          <table:table-cell office:value-type="float" office:value="-0.850222" calcext:value-type="float">
            <text:p>-0.850222</text:p>
          </table:table-cell>
          <table:table-cell office:value-type="float" office:value="1.54483" calcext:value-type="float">
            <text:p>1.54483</text:p>
          </table:table-cell>
          <table:table-cell office:value-type="float" office:value="-0.0566946" calcext:value-type="float">
            <text:p>-0.0566946</text:p>
          </table:table-cell>
          <table:table-cell office:value-type="float" office:value="0.576972" calcext:value-type="float">
            <text:p>0.576972</text:p>
          </table:table-cell>
          <table:table-cell office:value-type="float" office:value="-0.772305" calcext:value-type="float">
            <text:p>-0.772305</text:p>
          </table:table-cell>
          <table:table-cell office:value-type="string" calcext:value-type="string">
            <text:p><text:s/></text:p>
          </table:table-cell>
          <table:table-cell office:value-type="float" office:value="0.319471" calcext:value-type="float">
            <text:p>0.319471</text:p>
          </table:table-cell>
          <table:table-cell office:value-type="float" office:value="-0.337968" calcext:value-type="float">
            <text:p>-0.337968</text:p>
          </table:table-cell>
          <table:table-cell office:value-type="float" office:value="0.877929" calcext:value-type="float">
            <text:p>0.877929</text:p>
          </table:table-cell>
          <table:table-cell office:value-type="string" calcext:value-type="string">
            <text:p><text:s/></text:p>
          </table:table-cell>
          <table:table-cell office:value-type="float" office:value="-1.57055" calcext:value-type="float">
            <text:p>-1.57055</text:p>
          </table:table-cell>
          <table:table-cell office:value-type="float" office:value="-0.270001" calcext:value-type="float">
            <text:p>-0.270001</text:p>
          </table:table-cell>
          <table:table-cell office:value-type="float" office:value="-1.57197" calcext:value-type="float">
            <text:p>-1.5719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722227" calcext:value-type="float">
            <text:p>0.722227</text:p>
          </table:table-cell>
          <table:table-cell office:value-type="float" office:value="-0.769786" calcext:value-type="float">
            <text:p>-0.769786</text:p>
          </table:table-cell>
          <table:table-cell office:value-type="float" office:value="-0.84898" calcext:value-type="float">
            <text:p>-0.84898</text:p>
          </table:table-cell>
          <table:table-cell office:value-type="float" office:value="1.54582" calcext:value-type="float">
            <text:p>1.54582</text:p>
          </table:table-cell>
          <table:table-cell office:value-type="float" office:value="-0.0606111" calcext:value-type="float">
            <text:p>-0.0606111</text:p>
          </table:table-cell>
          <table:table-cell office:value-type="float" office:value="0.576516" calcext:value-type="float">
            <text:p>0.576516</text:p>
          </table:table-cell>
          <table:table-cell office:value-type="float" office:value="-0.779133" calcext:value-type="float">
            <text:p>-0.779133</text:p>
          </table:table-cell>
          <table:table-cell office:value-type="string" calcext:value-type="string">
            <text:p><text:s/></text:p>
          </table:table-cell>
          <table:table-cell office:value-type="float" office:value="0.319445" calcext:value-type="float">
            <text:p>0.319445</text:p>
          </table:table-cell>
          <table:table-cell office:value-type="float" office:value="-0.337535" calcext:value-type="float">
            <text:p>-0.337535</text:p>
          </table:table-cell>
          <table:table-cell office:value-type="float" office:value="0.877804" calcext:value-type="float">
            <text:p>0.877804</text:p>
          </table:table-cell>
          <table:table-cell office:value-type="string" calcext:value-type="string">
            <text:p><text:s/></text:p>
          </table:table-cell>
          <table:table-cell office:value-type="float" office:value="-1.57054" calcext:value-type="float">
            <text:p>-1.57054</text:p>
          </table:table-cell>
          <table:table-cell office:value-type="float" office:value="-0.280001" calcext:value-type="float">
            <text:p>-0.280001</text:p>
          </table:table-cell>
          <table:table-cell office:value-type="float" office:value="-1.57197" calcext:value-type="float">
            <text:p>-1.5719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722914" calcext:value-type="float">
            <text:p>0.722914</text:p>
          </table:table-cell>
          <table:table-cell office:value-type="float" office:value="-0.770988" calcext:value-type="float">
            <text:p>-0.770988</text:p>
          </table:table-cell>
          <table:table-cell office:value-type="float" office:value="-0.847745" calcext:value-type="float">
            <text:p>-0.847745</text:p>
          </table:table-cell>
          <table:table-cell office:value-type="float" office:value="1.54681" calcext:value-type="float">
            <text:p>1.54681</text:p>
          </table:table-cell>
          <table:table-cell office:value-type="float" office:value="-0.0645297" calcext:value-type="float">
            <text:p>-0.0645297</text:p>
          </table:table-cell>
          <table:table-cell office:value-type="float" office:value="0.57606" calcext:value-type="float">
            <text:p>0.57606</text:p>
          </table:table-cell>
          <table:table-cell office:value-type="float" office:value="-0.785961" calcext:value-type="float">
            <text:p>-0.785961</text:p>
          </table:table-cell>
          <table:table-cell office:value-type="string" calcext:value-type="string">
            <text:p><text:s/></text:p>
          </table:table-cell>
          <table:table-cell office:value-type="float" office:value="0.31942" calcext:value-type="float">
            <text:p>0.31942</text:p>
          </table:table-cell>
          <table:table-cell office:value-type="float" office:value="-0.337103" calcext:value-type="float">
            <text:p>-0.337103</text:p>
          </table:table-cell>
          <table:table-cell office:value-type="float" office:value="0.877675" calcext:value-type="float">
            <text:p>0.877675</text:p>
          </table:table-cell>
          <table:table-cell office:value-type="string" calcext:value-type="string">
            <text:p><text:s/></text:p>
          </table:table-cell>
          <table:table-cell office:value-type="float" office:value="-1.57053" calcext:value-type="float">
            <text:p>-1.57053</text:p>
          </table:table-cell>
          <table:table-cell office:value-type="float" office:value="-0.290001" calcext:value-type="float">
            <text:p>-0.290001</text:p>
          </table:table-cell>
          <table:table-cell office:value-type="float" office:value="-1.57197" calcext:value-type="float">
            <text:p>-1.5719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23604" calcext:value-type="float">
            <text:p>0.723604</text:p>
          </table:table-cell>
          <table:table-cell office:value-type="float" office:value="-0.772194" calcext:value-type="float">
            <text:p>-0.772194</text:p>
          </table:table-cell>
          <table:table-cell office:value-type="float" office:value="-0.846515" calcext:value-type="float">
            <text:p>-0.846515</text:p>
          </table:table-cell>
          <table:table-cell office:value-type="float" office:value="1.54781" calcext:value-type="float">
            <text:p>1.54781</text:p>
          </table:table-cell>
          <table:table-cell office:value-type="float" office:value="-0.0684504" calcext:value-type="float">
            <text:p>-0.0684504</text:p>
          </table:table-cell>
          <table:table-cell office:value-type="float" office:value="0.575606" calcext:value-type="float">
            <text:p>0.575606</text:p>
          </table:table-cell>
          <table:table-cell office:value-type="float" office:value="-0.79279" calcext:value-type="float">
            <text:p>-0.79279</text:p>
          </table:table-cell>
          <table:table-cell office:value-type="string" calcext:value-type="string">
            <text:p><text:s/></text:p>
          </table:table-cell>
          <table:table-cell office:value-type="float" office:value="0.319394" calcext:value-type="float">
            <text:p>0.319394</text:p>
          </table:table-cell>
          <table:table-cell office:value-type="float" office:value="-0.336672" calcext:value-type="float">
            <text:p>-0.336672</text:p>
          </table:table-cell>
          <table:table-cell office:value-type="float" office:value="0.877542" calcext:value-type="float">
            <text:p>0.877542</text:p>
          </table:table-cell>
          <table:table-cell office:value-type="string" calcext:value-type="string">
            <text:p><text:s/></text:p>
          </table:table-cell>
          <table:table-cell office:value-type="float" office:value="-1.57052" calcext:value-type="float">
            <text:p>-1.57052</text:p>
          </table:table-cell>
          <table:table-cell office:value-type="float" office:value="-0.300001" calcext:value-type="float">
            <text:p>-0.300001</text:p>
          </table:table-cell>
          <table:table-cell office:value-type="float" office:value="-1.57196" calcext:value-type="float">
            <text:p>-1.5719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724296" calcext:value-type="float">
            <text:p>0.724296</text:p>
          </table:table-cell>
          <table:table-cell office:value-type="float" office:value="-0.773403" calcext:value-type="float">
            <text:p>-0.773403</text:p>
          </table:table-cell>
          <table:table-cell office:value-type="float" office:value="-0.845291" calcext:value-type="float">
            <text:p>-0.845291</text:p>
          </table:table-cell>
          <table:table-cell office:value-type="float" office:value="1.54882" calcext:value-type="float">
            <text:p>1.54882</text:p>
          </table:table-cell>
          <table:table-cell office:value-type="float" office:value="-0.0723731" calcext:value-type="float">
            <text:p>-0.0723731</text:p>
          </table:table-cell>
          <table:table-cell office:value-type="float" office:value="0.575153" calcext:value-type="float">
            <text:p>0.575153</text:p>
          </table:table-cell>
          <table:table-cell office:value-type="float" office:value="-0.799619" calcext:value-type="float">
            <text:p>-0.799619</text:p>
          </table:table-cell>
          <table:table-cell office:value-type="string" calcext:value-type="string">
            <text:p><text:s/></text:p>
          </table:table-cell>
          <table:table-cell office:value-type="float" office:value="0.319368" calcext:value-type="float">
            <text:p>0.319368</text:p>
          </table:table-cell>
          <table:table-cell office:value-type="float" office:value="-0.336243" calcext:value-type="float">
            <text:p>-0.336243</text:p>
          </table:table-cell>
          <table:table-cell office:value-type="float" office:value="0.877404" calcext:value-type="float">
            <text:p>0.877404</text:p>
          </table:table-cell>
          <table:table-cell office:value-type="string" calcext:value-type="string">
            <text:p><text:s/></text:p>
          </table:table-cell>
          <table:table-cell office:value-type="float" office:value="-1.57051" calcext:value-type="float">
            <text:p>-1.57051</text:p>
          </table:table-cell>
          <table:table-cell office:value-type="float" office:value="-0.310001" calcext:value-type="float">
            <text:p>-0.310001</text:p>
          </table:table-cell>
          <table:table-cell office:value-type="float" office:value="-1.57196" calcext:value-type="float">
            <text:p>-1.5719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72499" calcext:value-type="float">
            <text:p>0.72499</text:p>
          </table:table-cell>
          <table:table-cell office:value-type="float" office:value="-0.774616" calcext:value-type="float">
            <text:p>-0.774616</text:p>
          </table:table-cell>
          <table:table-cell office:value-type="float" office:value="-0.844072" calcext:value-type="float">
            <text:p>-0.844072</text:p>
          </table:table-cell>
          <table:table-cell office:value-type="float" office:value="1.54984" calcext:value-type="float">
            <text:p>1.54984</text:p>
          </table:table-cell>
          <table:table-cell office:value-type="float" office:value="-0.0762978" calcext:value-type="float">
            <text:p>-0.0762978</text:p>
          </table:table-cell>
          <table:table-cell office:value-type="float" office:value="0.574702" calcext:value-type="float">
            <text:p>0.574702</text:p>
          </table:table-cell>
          <table:table-cell office:value-type="float" office:value="-0.806449" calcext:value-type="float">
            <text:p>-0.806449</text:p>
          </table:table-cell>
          <table:table-cell office:value-type="string" calcext:value-type="string">
            <text:p><text:s/></text:p>
          </table:table-cell>
          <table:table-cell office:value-type="float" office:value="0.319342" calcext:value-type="float">
            <text:p>0.319342</text:p>
          </table:table-cell>
          <table:table-cell office:value-type="float" office:value="-0.335815" calcext:value-type="float">
            <text:p>-0.335815</text:p>
          </table:table-cell>
          <table:table-cell office:value-type="float" office:value="0.877262" calcext:value-type="float">
            <text:p>0.877262</text:p>
          </table:table-cell>
          <table:table-cell office:value-type="string" calcext:value-type="string">
            <text:p><text:s/></text:p>
          </table:table-cell>
          <table:table-cell office:value-type="float" office:value="-1.5705" calcext:value-type="float">
            <text:p>-1.5705</text:p>
          </table:table-cell>
          <table:table-cell office:value-type="float" office:value="-0.320001" calcext:value-type="float">
            <text:p>-0.320001</text:p>
          </table:table-cell>
          <table:table-cell office:value-type="float" office:value="-1.57196" calcext:value-type="float">
            <text:p>-1.5719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725686" calcext:value-type="float">
            <text:p>0.725686</text:p>
          </table:table-cell>
          <table:table-cell office:value-type="float" office:value="-0.775832" calcext:value-type="float">
            <text:p>-0.775832</text:p>
          </table:table-cell>
          <table:table-cell office:value-type="float" office:value="-0.84286" calcext:value-type="float">
            <text:p>-0.84286</text:p>
          </table:table-cell>
          <table:table-cell office:value-type="float" office:value="1.55086" calcext:value-type="float">
            <text:p>1.55086</text:p>
          </table:table-cell>
          <table:table-cell office:value-type="float" office:value="-0.0802246" calcext:value-type="float">
            <text:p>-0.0802246</text:p>
          </table:table-cell>
          <table:table-cell office:value-type="float" office:value="0.574251" calcext:value-type="float">
            <text:p>0.574251</text:p>
          </table:table-cell>
          <table:table-cell office:value-type="float" office:value="-0.813279" calcext:value-type="float">
            <text:p>-0.813279</text:p>
          </table:table-cell>
          <table:table-cell office:value-type="string" calcext:value-type="string">
            <text:p><text:s/></text:p>
          </table:table-cell>
          <table:table-cell office:value-type="float" office:value="0.319317" calcext:value-type="float">
            <text:p>0.319317</text:p>
          </table:table-cell>
          <table:table-cell office:value-type="float" office:value="-0.335388" calcext:value-type="float">
            <text:p>-0.335388</text:p>
          </table:table-cell>
          <table:table-cell office:value-type="float" office:value="0.877116" calcext:value-type="float">
            <text:p>0.877116</text:p>
          </table:table-cell>
          <table:table-cell office:value-type="string" calcext:value-type="string">
            <text:p><text:s/></text:p>
          </table:table-cell>
          <table:table-cell office:value-type="float" office:value="-1.57049" calcext:value-type="float">
            <text:p>-1.57049</text:p>
          </table:table-cell>
          <table:table-cell office:value-type="float" office:value="-0.330001" calcext:value-type="float">
            <text:p>-0.330001</text:p>
          </table:table-cell>
          <table:table-cell office:value-type="float" office:value="-1.57196" calcext:value-type="float">
            <text:p>-1.5719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726385" calcext:value-type="float">
            <text:p>0.726385</text:p>
          </table:table-cell>
          <table:table-cell office:value-type="float" office:value="-0.777053" calcext:value-type="float">
            <text:p>-0.777053</text:p>
          </table:table-cell>
          <table:table-cell office:value-type="float" office:value="-0.841654" calcext:value-type="float">
            <text:p>-0.841654</text:p>
          </table:table-cell>
          <table:table-cell office:value-type="float" office:value="1.55189" calcext:value-type="float">
            <text:p>1.55189</text:p>
          </table:table-cell>
          <table:table-cell office:value-type="float" office:value="-0.0841534" calcext:value-type="float">
            <text:p>-0.0841534</text:p>
          </table:table-cell>
          <table:table-cell office:value-type="float" office:value="0.573802" calcext:value-type="float">
            <text:p>0.573802</text:p>
          </table:table-cell>
          <table:table-cell office:value-type="float" office:value="-0.820111" calcext:value-type="float">
            <text:p>-0.820111</text:p>
          </table:table-cell>
          <table:table-cell office:value-type="string" calcext:value-type="string">
            <text:p><text:s/></text:p>
          </table:table-cell>
          <table:table-cell office:value-type="float" office:value="0.319291" calcext:value-type="float">
            <text:p>0.319291</text:p>
          </table:table-cell>
          <table:table-cell office:value-type="float" office:value="-0.334963" calcext:value-type="float">
            <text:p>-0.334963</text:p>
          </table:table-cell>
          <table:table-cell office:value-type="float" office:value="0.876965" calcext:value-type="float">
            <text:p>0.876965</text:p>
          </table:table-cell>
          <table:table-cell office:value-type="string" calcext:value-type="string">
            <text:p><text:s/></text:p>
          </table:table-cell>
          <table:table-cell office:value-type="float" office:value="-1.57048" calcext:value-type="float">
            <text:p>-1.57048</text:p>
          </table:table-cell>
          <table:table-cell office:value-type="float" office:value="-0.340001" calcext:value-type="float">
            <text:p>-0.340001</text:p>
          </table:table-cell>
          <table:table-cell office:value-type="float" office:value="-1.57196" calcext:value-type="float">
            <text:p>-1.5719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727086" calcext:value-type="float">
            <text:p>0.727086</text:p>
          </table:table-cell>
          <table:table-cell office:value-type="float" office:value="-0.778277" calcext:value-type="float">
            <text:p>-0.778277</text:p>
          </table:table-cell>
          <table:table-cell office:value-type="float" office:value="-0.840453" calcext:value-type="float">
            <text:p>-0.840453</text:p>
          </table:table-cell>
          <table:table-cell office:value-type="float" office:value="1.55293" calcext:value-type="float">
            <text:p>1.55293</text:p>
          </table:table-cell>
          <table:table-cell office:value-type="float" office:value="-0.0880842" calcext:value-type="float">
            <text:p>-0.0880842</text:p>
          </table:table-cell>
          <table:table-cell office:value-type="float" office:value="0.573354" calcext:value-type="float">
            <text:p>0.573354</text:p>
          </table:table-cell>
          <table:table-cell office:value-type="float" office:value="-0.826943" calcext:value-type="float">
            <text:p>-0.826943</text:p>
          </table:table-cell>
          <table:table-cell office:value-type="string" calcext:value-type="string">
            <text:p><text:s/></text:p>
          </table:table-cell>
          <table:table-cell office:value-type="float" office:value="0.319265" calcext:value-type="float">
            <text:p>0.319265</text:p>
          </table:table-cell>
          <table:table-cell office:value-type="float" office:value="-0.33454" calcext:value-type="float">
            <text:p>-0.33454</text:p>
          </table:table-cell>
          <table:table-cell office:value-type="float" office:value="0.87681" calcext:value-type="float">
            <text:p>0.87681</text:p>
          </table:table-cell>
          <table:table-cell office:value-type="string" calcext:value-type="string">
            <text:p><text:s/></text:p>
          </table:table-cell>
          <table:table-cell office:value-type="float" office:value="-1.57046" calcext:value-type="float">
            <text:p>-1.57046</text:p>
          </table:table-cell>
          <table:table-cell office:value-type="float" office:value="-0.350001" calcext:value-type="float">
            <text:p>-0.350001</text:p>
          </table:table-cell>
          <table:table-cell office:value-type="float" office:value="-1.57195" calcext:value-type="float">
            <text:p>-1.5719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727789" calcext:value-type="float">
            <text:p>0.727789</text:p>
          </table:table-cell>
          <table:table-cell office:value-type="float" office:value="-0.779504" calcext:value-type="float">
            <text:p>-0.779504</text:p>
          </table:table-cell>
          <table:table-cell office:value-type="float" office:value="-0.839259" calcext:value-type="float">
            <text:p>-0.839259</text:p>
          </table:table-cell>
          <table:table-cell office:value-type="float" office:value="1.55398" calcext:value-type="float">
            <text:p>1.55398</text:p>
          </table:table-cell>
          <table:table-cell office:value-type="float" office:value="-0.092017" calcext:value-type="float">
            <text:p>-0.092017</text:p>
          </table:table-cell>
          <table:table-cell office:value-type="float" office:value="0.572908" calcext:value-type="float">
            <text:p>0.572908</text:p>
          </table:table-cell>
          <table:table-cell office:value-type="float" office:value="-0.833776" calcext:value-type="float">
            <text:p>-0.833776</text:p>
          </table:table-cell>
          <table:table-cell office:value-type="string" calcext:value-type="string">
            <text:p><text:s/></text:p>
          </table:table-cell>
          <table:table-cell office:value-type="float" office:value="0.31924" calcext:value-type="float">
            <text:p>0.31924</text:p>
          </table:table-cell>
          <table:table-cell office:value-type="float" office:value="-0.334118" calcext:value-type="float">
            <text:p>-0.334118</text:p>
          </table:table-cell>
          <table:table-cell office:value-type="float" office:value="0.876651" calcext:value-type="float">
            <text:p>0.876651</text:p>
          </table:table-cell>
          <table:table-cell office:value-type="string" calcext:value-type="string">
            <text:p><text:s/></text:p>
          </table:table-cell>
          <table:table-cell office:value-type="float" office:value="-1.57045" calcext:value-type="float">
            <text:p>-1.57045</text:p>
          </table:table-cell>
          <table:table-cell office:value-type="float" office:value="-0.360001" calcext:value-type="float">
            <text:p>-0.360001</text:p>
          </table:table-cell>
          <table:table-cell office:value-type="float" office:value="-1.57195" calcext:value-type="float">
            <text:p>-1.5719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728495" calcext:value-type="float">
            <text:p>0.728495</text:p>
          </table:table-cell>
          <table:table-cell office:value-type="float" office:value="-0.780735" calcext:value-type="float">
            <text:p>-0.780735</text:p>
          </table:table-cell>
          <table:table-cell office:value-type="float" office:value="-0.838072" calcext:value-type="float">
            <text:p>-0.838072</text:p>
          </table:table-cell>
          <table:table-cell office:value-type="float" office:value="1.55503" calcext:value-type="float">
            <text:p>1.55503</text:p>
          </table:table-cell>
          <table:table-cell office:value-type="float" office:value="-0.0959518" calcext:value-type="float">
            <text:p>-0.0959518</text:p>
          </table:table-cell>
          <table:table-cell office:value-type="float" office:value="0.572463" calcext:value-type="float">
            <text:p>0.572463</text:p>
          </table:table-cell>
          <table:table-cell office:value-type="float" office:value="-0.840609" calcext:value-type="float">
            <text:p>-0.840609</text:p>
          </table:table-cell>
          <table:table-cell office:value-type="string" calcext:value-type="string">
            <text:p><text:s/></text:p>
          </table:table-cell>
          <table:table-cell office:value-type="float" office:value="0.319214" calcext:value-type="float">
            <text:p>0.319214</text:p>
          </table:table-cell>
          <table:table-cell office:value-type="float" office:value="-0.333698" calcext:value-type="float">
            <text:p>-0.333698</text:p>
          </table:table-cell>
          <table:table-cell office:value-type="float" office:value="0.876488" calcext:value-type="float">
            <text:p>0.876488</text:p>
          </table:table-cell>
          <table:table-cell office:value-type="string" calcext:value-type="string">
            <text:p><text:s/></text:p>
          </table:table-cell>
          <table:table-cell office:value-type="float" office:value="-1.57044" calcext:value-type="float">
            <text:p>-1.57044</text:p>
          </table:table-cell>
          <table:table-cell office:value-type="float" office:value="-0.370001" calcext:value-type="float">
            <text:p>-0.370001</text:p>
          </table:table-cell>
          <table:table-cell office:value-type="float" office:value="-1.57195" calcext:value-type="float">
            <text:p>-1.5719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729203" calcext:value-type="float">
            <text:p>0.729203</text:p>
          </table:table-cell>
          <table:table-cell office:value-type="float" office:value="-0.78197" calcext:value-type="float">
            <text:p>-0.78197</text:p>
          </table:table-cell>
          <table:table-cell office:value-type="float" office:value="-0.83689" calcext:value-type="float">
            <text:p>-0.83689</text:p>
          </table:table-cell>
          <table:table-cell office:value-type="float" office:value="1.55609" calcext:value-type="float">
            <text:p>1.55609</text:p>
          </table:table-cell>
          <table:table-cell office:value-type="float" office:value="-0.0998885" calcext:value-type="float">
            <text:p>-0.0998885</text:p>
          </table:table-cell>
          <table:table-cell office:value-type="float" office:value="0.57202" calcext:value-type="float">
            <text:p>0.57202</text:p>
          </table:table-cell>
          <table:table-cell office:value-type="float" office:value="-0.847444" calcext:value-type="float">
            <text:p>-0.847444</text:p>
          </table:table-cell>
          <table:table-cell office:value-type="string" calcext:value-type="string">
            <text:p><text:s/></text:p>
          </table:table-cell>
          <table:table-cell office:value-type="float" office:value="0.319188" calcext:value-type="float">
            <text:p>0.319188</text:p>
          </table:table-cell>
          <table:table-cell office:value-type="float" office:value="-0.333279" calcext:value-type="float">
            <text:p>-0.333279</text:p>
          </table:table-cell>
          <table:table-cell office:value-type="float" office:value="0.876321" calcext:value-type="float">
            <text:p>0.876321</text:p>
          </table:table-cell>
          <table:table-cell office:value-type="string" calcext:value-type="string">
            <text:p><text:s/></text:p>
          </table:table-cell>
          <table:table-cell office:value-type="float" office:value="-1.57043" calcext:value-type="float">
            <text:p>-1.57043</text:p>
          </table:table-cell>
          <table:table-cell office:value-type="float" office:value="-0.380001" calcext:value-type="float">
            <text:p>-0.380001</text:p>
          </table:table-cell>
          <table:table-cell office:value-type="float" office:value="-1.57195" calcext:value-type="float">
            <text:p>-1.5719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729915" calcext:value-type="float">
            <text:p>0.729915</text:p>
          </table:table-cell>
          <table:table-cell office:value-type="float" office:value="-0.783209" calcext:value-type="float">
            <text:p>-0.783209</text:p>
          </table:table-cell>
          <table:table-cell office:value-type="float" office:value="-0.835715" calcext:value-type="float">
            <text:p>-0.835715</text:p>
          </table:table-cell>
          <table:table-cell office:value-type="float" office:value="1.55716" calcext:value-type="float">
            <text:p>1.55716</text:p>
          </table:table-cell>
          <table:table-cell office:value-type="float" office:value="-0.103827" calcext:value-type="float">
            <text:p>-0.103827</text:p>
          </table:table-cell>
          <table:table-cell office:value-type="float" office:value="0.571579" calcext:value-type="float">
            <text:p>0.571579</text:p>
          </table:table-cell>
          <table:table-cell office:value-type="float" office:value="-0.85428" calcext:value-type="float">
            <text:p>-0.85428</text:p>
          </table:table-cell>
          <table:table-cell office:value-type="string" calcext:value-type="string">
            <text:p><text:s/></text:p>
          </table:table-cell>
          <table:table-cell office:value-type="float" office:value="0.319163" calcext:value-type="float">
            <text:p>0.319163</text:p>
          </table:table-cell>
          <table:table-cell office:value-type="float" office:value="-0.332862" calcext:value-type="float">
            <text:p>-0.332862</text:p>
          </table:table-cell>
          <table:table-cell office:value-type="float" office:value="0.876149" calcext:value-type="float">
            <text:p>0.876149</text:p>
          </table:table-cell>
          <table:table-cell office:value-type="string" calcext:value-type="string">
            <text:p><text:s/></text:p>
          </table:table-cell>
          <table:table-cell office:value-type="float" office:value="-1.57042" calcext:value-type="float">
            <text:p>-1.57042</text:p>
          </table:table-cell>
          <table:table-cell office:value-type="float" office:value="-0.390001" calcext:value-type="float">
            <text:p>-0.390001</text:p>
          </table:table-cell>
          <table:table-cell office:value-type="float" office:value="-1.57195" calcext:value-type="float">
            <text:p>-1.5719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30628" calcext:value-type="float">
            <text:p>0.730628</text:p>
          </table:table-cell>
          <table:table-cell office:value-type="float" office:value="-0.784451" calcext:value-type="float">
            <text:p>-0.784451</text:p>
          </table:table-cell>
          <table:table-cell office:value-type="float" office:value="-0.834547" calcext:value-type="float">
            <text:p>-0.834547</text:p>
          </table:table-cell>
          <table:table-cell office:value-type="float" office:value="1.55823" calcext:value-type="float">
            <text:p>1.55823</text:p>
          </table:table-cell>
          <table:table-cell office:value-type="float" office:value="-0.107768" calcext:value-type="float">
            <text:p>-0.107768</text:p>
          </table:table-cell>
          <table:table-cell office:value-type="float" office:value="0.571139" calcext:value-type="float">
            <text:p>0.571139</text:p>
          </table:table-cell>
          <table:table-cell office:value-type="float" office:value="-0.861116" calcext:value-type="float">
            <text:p>-0.861116</text:p>
          </table:table-cell>
          <table:table-cell office:value-type="string" calcext:value-type="string">
            <text:p><text:s/></text:p>
          </table:table-cell>
          <table:table-cell office:value-type="float" office:value="0.319137" calcext:value-type="float">
            <text:p>0.319137</text:p>
          </table:table-cell>
          <table:table-cell office:value-type="float" office:value="-0.332447" calcext:value-type="float">
            <text:p>-0.332447</text:p>
          </table:table-cell>
          <table:table-cell office:value-type="float" office:value="0.875974" calcext:value-type="float">
            <text:p>0.875974</text:p>
          </table:table-cell>
          <table:table-cell office:value-type="string" calcext:value-type="string">
            <text:p><text:s/></text:p>
          </table:table-cell>
          <table:table-cell office:value-type="float" office:value="-1.57041" calcext:value-type="float">
            <text:p>-1.57041</text:p>
          </table:table-cell>
          <table:table-cell office:value-type="float" office:value="-0.400001" calcext:value-type="float">
            <text:p>-0.400001</text:p>
          </table:table-cell>
          <table:table-cell office:value-type="float" office:value="-1.57195" calcext:value-type="float">
            <text:p>-1.5719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731345" calcext:value-type="float">
            <text:p>0.731345</text:p>
          </table:table-cell>
          <table:table-cell office:value-type="float" office:value="-0.785697" calcext:value-type="float">
            <text:p>-0.785697</text:p>
          </table:table-cell>
          <table:table-cell office:value-type="float" office:value="-0.833385" calcext:value-type="float">
            <text:p>-0.833385</text:p>
          </table:table-cell>
          <table:table-cell office:value-type="float" office:value="1.55931" calcext:value-type="float">
            <text:p>1.55931</text:p>
          </table:table-cell>
          <table:table-cell office:value-type="float" office:value="-0.11171" calcext:value-type="float">
            <text:p>-0.11171</text:p>
          </table:table-cell>
          <table:table-cell office:value-type="float" office:value="0.570701" calcext:value-type="float">
            <text:p>0.570701</text:p>
          </table:table-cell>
          <table:table-cell office:value-type="float" office:value="-0.867954" calcext:value-type="float">
            <text:p>-0.867954</text:p>
          </table:table-cell>
          <table:table-cell office:value-type="string" calcext:value-type="string">
            <text:p><text:s/></text:p>
          </table:table-cell>
          <table:table-cell office:value-type="float" office:value="0.319111" calcext:value-type="float">
            <text:p>0.319111</text:p>
          </table:table-cell>
          <table:table-cell office:value-type="float" office:value="-0.332034" calcext:value-type="float">
            <text:p>-0.332034</text:p>
          </table:table-cell>
          <table:table-cell office:value-type="float" office:value="0.875794" calcext:value-type="float">
            <text:p>0.875794</text:p>
          </table:table-cell>
          <table:table-cell office:value-type="string" calcext:value-type="string">
            <text:p><text:s/></text:p>
          </table:table-cell>
          <table:table-cell office:value-type="float" office:value="-1.5704" calcext:value-type="float">
            <text:p>-1.5704</text:p>
          </table:table-cell>
          <table:table-cell office:value-type="float" office:value="-0.410001" calcext:value-type="float">
            <text:p>-0.410001</text:p>
          </table:table-cell>
          <table:table-cell office:value-type="float" office:value="-1.57195" calcext:value-type="float">
            <text:p>-1.5719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732064" calcext:value-type="float">
            <text:p>0.732064</text:p>
          </table:table-cell>
          <table:table-cell office:value-type="float" office:value="-0.786947" calcext:value-type="float">
            <text:p>-0.786947</text:p>
          </table:table-cell>
          <table:table-cell office:value-type="float" office:value="-0.83223" calcext:value-type="float">
            <text:p>-0.83223</text:p>
          </table:table-cell>
          <table:table-cell office:value-type="float" office:value="1.5604" calcext:value-type="float">
            <text:p>1.5604</text:p>
          </table:table-cell>
          <table:table-cell office:value-type="float" office:value="-0.115654" calcext:value-type="float">
            <text:p>-0.115654</text:p>
          </table:table-cell>
          <table:table-cell office:value-type="float" office:value="0.570265" calcext:value-type="float">
            <text:p>0.570265</text:p>
          </table:table-cell>
          <table:table-cell office:value-type="float" office:value="-0.874793" calcext:value-type="float">
            <text:p>-0.874793</text:p>
          </table:table-cell>
          <table:table-cell office:value-type="string" calcext:value-type="string">
            <text:p><text:s/></text:p>
          </table:table-cell>
          <table:table-cell office:value-type="float" office:value="0.319085" calcext:value-type="float">
            <text:p>0.319085</text:p>
          </table:table-cell>
          <table:table-cell office:value-type="float" office:value="-0.331623" calcext:value-type="float">
            <text:p>-0.331623</text:p>
          </table:table-cell>
          <table:table-cell office:value-type="float" office:value="0.87561" calcext:value-type="float">
            <text:p>0.87561</text:p>
          </table:table-cell>
          <table:table-cell office:value-type="string" calcext:value-type="string">
            <text:p><text:s/></text:p>
          </table:table-cell>
          <table:table-cell office:value-type="float" office:value="-1.57039" calcext:value-type="float">
            <text:p>-1.57039</text:p>
          </table:table-cell>
          <table:table-cell office:value-type="float" office:value="-0.420001" calcext:value-type="float">
            <text:p>-0.420001</text:p>
          </table:table-cell>
          <table:table-cell office:value-type="float" office:value="-1.57195" calcext:value-type="float">
            <text:p>-1.5719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732786" calcext:value-type="float">
            <text:p>0.732786</text:p>
          </table:table-cell>
          <table:table-cell office:value-type="float" office:value="-0.7882" calcext:value-type="float">
            <text:p>-0.7882</text:p>
          </table:table-cell>
          <table:table-cell office:value-type="float" office:value="-0.831081" calcext:value-type="float">
            <text:p>-0.831081</text:p>
          </table:table-cell>
          <table:table-cell office:value-type="float" office:value="1.5615" calcext:value-type="float">
            <text:p>1.5615</text:p>
          </table:table-cell>
          <table:table-cell office:value-type="float" office:value="-0.1196" calcext:value-type="float">
            <text:p>-0.1196</text:p>
          </table:table-cell>
          <table:table-cell office:value-type="float" office:value="0.56983" calcext:value-type="float">
            <text:p>0.56983</text:p>
          </table:table-cell>
          <table:table-cell office:value-type="float" office:value="-0.881633" calcext:value-type="float">
            <text:p>-0.881633</text:p>
          </table:table-cell>
          <table:table-cell office:value-type="string" calcext:value-type="string">
            <text:p><text:s/></text:p>
          </table:table-cell>
          <table:table-cell office:value-type="float" office:value="0.31906" calcext:value-type="float">
            <text:p>0.31906</text:p>
          </table:table-cell>
          <table:table-cell office:value-type="float" office:value="-0.331213" calcext:value-type="float">
            <text:p>-0.331213</text:p>
          </table:table-cell>
          <table:table-cell office:value-type="float" office:value="0.875422" calcext:value-type="float">
            <text:p>0.875422</text:p>
          </table:table-cell>
          <table:table-cell office:value-type="string" calcext:value-type="string">
            <text:p><text:s/></text:p>
          </table:table-cell>
          <table:table-cell office:value-type="float" office:value="-1.57038" calcext:value-type="float">
            <text:p>-1.57038</text:p>
          </table:table-cell>
          <table:table-cell office:value-type="float" office:value="-0.430001" calcext:value-type="float">
            <text:p>-0.430001</text:p>
          </table:table-cell>
          <table:table-cell office:value-type="float" office:value="-1.57195" calcext:value-type="float">
            <text:p>-1.5719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3351" calcext:value-type="float">
            <text:p>0.73351</text:p>
          </table:table-cell>
          <table:table-cell office:value-type="float" office:value="-0.789457" calcext:value-type="float">
            <text:p>-0.789457</text:p>
          </table:table-cell>
          <table:table-cell office:value-type="float" office:value="-0.829939" calcext:value-type="float">
            <text:p>-0.829939</text:p>
          </table:table-cell>
          <table:table-cell office:value-type="float" office:value="1.5626" calcext:value-type="float">
            <text:p>1.5626</text:p>
          </table:table-cell>
          <table:table-cell office:value-type="float" office:value="-0.123548" calcext:value-type="float">
            <text:p>-0.123548</text:p>
          </table:table-cell>
          <table:table-cell office:value-type="float" office:value="0.569398" calcext:value-type="float">
            <text:p>0.569398</text:p>
          </table:table-cell>
          <table:table-cell office:value-type="float" office:value="-0.888474" calcext:value-type="float">
            <text:p>-0.888474</text:p>
          </table:table-cell>
          <table:table-cell office:value-type="string" calcext:value-type="string">
            <text:p><text:s/></text:p>
          </table:table-cell>
          <table:table-cell office:value-type="float" office:value="0.319034" calcext:value-type="float">
            <text:p>0.319034</text:p>
          </table:table-cell>
          <table:table-cell office:value-type="float" office:value="-0.330805" calcext:value-type="float">
            <text:p>-0.330805</text:p>
          </table:table-cell>
          <table:table-cell office:value-type="float" office:value="0.87523" calcext:value-type="float">
            <text:p>0.87523</text:p>
          </table:table-cell>
          <table:table-cell office:value-type="string" calcext:value-type="string">
            <text:p><text:s/></text:p>
          </table:table-cell>
          <table:table-cell office:value-type="float" office:value="-1.57037" calcext:value-type="float">
            <text:p>-1.57037</text:p>
          </table:table-cell>
          <table:table-cell office:value-type="float" office:value="-0.440001" calcext:value-type="float">
            <text:p>-0.440001</text:p>
          </table:table-cell>
          <table:table-cell office:value-type="float" office:value="-1.57195" calcext:value-type="float">
            <text:p>-1.5719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734238" calcext:value-type="float">
            <text:p>0.734238</text:p>
          </table:table-cell>
          <table:table-cell office:value-type="float" office:value="-0.790718" calcext:value-type="float">
            <text:p>-0.790718</text:p>
          </table:table-cell>
          <table:table-cell office:value-type="float" office:value="-0.828804" calcext:value-type="float">
            <text:p>-0.828804</text:p>
          </table:table-cell>
          <table:table-cell office:value-type="float" office:value="1.5637" calcext:value-type="float">
            <text:p>1.5637</text:p>
          </table:table-cell>
          <table:table-cell office:value-type="float" office:value="-0.127498" calcext:value-type="float">
            <text:p>-0.127498</text:p>
          </table:table-cell>
          <table:table-cell office:value-type="float" office:value="0.568968" calcext:value-type="float">
            <text:p>0.568968</text:p>
          </table:table-cell>
          <table:table-cell office:value-type="float" office:value="-0.895316" calcext:value-type="float">
            <text:p>-0.895316</text:p>
          </table:table-cell>
          <table:table-cell office:value-type="string" calcext:value-type="string">
            <text:p><text:s/></text:p>
          </table:table-cell>
          <table:table-cell office:value-type="float" office:value="0.319008" calcext:value-type="float">
            <text:p>0.319008</text:p>
          </table:table-cell>
          <table:table-cell office:value-type="float" office:value="-0.330399" calcext:value-type="float">
            <text:p>-0.330399</text:p>
          </table:table-cell>
          <table:table-cell office:value-type="float" office:value="0.875034" calcext:value-type="float">
            <text:p>0.875034</text:p>
          </table:table-cell>
          <table:table-cell office:value-type="string" calcext:value-type="string">
            <text:p><text:s/></text:p>
          </table:table-cell>
          <table:table-cell office:value-type="float" office:value="-1.57036" calcext:value-type="float">
            <text:p>-1.57036</text:p>
          </table:table-cell>
          <table:table-cell office:value-type="float" office:value="-0.450001" calcext:value-type="float">
            <text:p>-0.450001</text:p>
          </table:table-cell>
          <table:table-cell office:value-type="float" office:value="-1.57195" calcext:value-type="float">
            <text:p>-1.5719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734968" calcext:value-type="float">
            <text:p>0.734968</text:p>
          </table:table-cell>
          <table:table-cell office:value-type="float" office:value="-0.791983" calcext:value-type="float">
            <text:p>-0.791983</text:p>
          </table:table-cell>
          <table:table-cell office:value-type="float" office:value="-0.827676" calcext:value-type="float">
            <text:p>-0.827676</text:p>
          </table:table-cell>
          <table:table-cell office:value-type="float" office:value="1.56481" calcext:value-type="float">
            <text:p>1.56481</text:p>
          </table:table-cell>
          <table:table-cell office:value-type="float" office:value="-0.13145" calcext:value-type="float">
            <text:p>-0.13145</text:p>
          </table:table-cell>
          <table:table-cell office:value-type="float" office:value="0.56854" calcext:value-type="float">
            <text:p>0.56854</text:p>
          </table:table-cell>
          <table:table-cell office:value-type="float" office:value="-0.90216" calcext:value-type="float">
            <text:p>-0.90216</text:p>
          </table:table-cell>
          <table:table-cell office:value-type="string" calcext:value-type="string">
            <text:p><text:s/></text:p>
          </table:table-cell>
          <table:table-cell office:value-type="float" office:value="0.318983" calcext:value-type="float">
            <text:p>0.318983</text:p>
          </table:table-cell>
          <table:table-cell office:value-type="float" office:value="-0.329996" calcext:value-type="float">
            <text:p>-0.329996</text:p>
          </table:table-cell>
          <table:table-cell office:value-type="float" office:value="0.874834" calcext:value-type="float">
            <text:p>0.874834</text:p>
          </table:table-cell>
          <table:table-cell office:value-type="string" calcext:value-type="string">
            <text:p><text:s/></text:p>
          </table:table-cell>
          <table:table-cell office:value-type="float" office:value="-1.57035" calcext:value-type="float">
            <text:p>-1.57035</text:p>
          </table:table-cell>
          <table:table-cell office:value-type="float" office:value="-0.460001" calcext:value-type="float">
            <text:p>-0.460001</text:p>
          </table:table-cell>
          <table:table-cell office:value-type="float" office:value="-1.57195" calcext:value-type="float">
            <text:p>-1.5719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735701" calcext:value-type="float">
            <text:p>0.735701</text:p>
          </table:table-cell>
          <table:table-cell office:value-type="float" office:value="-0.793251" calcext:value-type="float">
            <text:p>-0.793251</text:p>
          </table:table-cell>
          <table:table-cell office:value-type="float" office:value="-0.826554" calcext:value-type="float">
            <text:p>-0.826554</text:p>
          </table:table-cell>
          <table:table-cell office:value-type="float" office:value="1.56593" calcext:value-type="float">
            <text:p>1.56593</text:p>
          </table:table-cell>
          <table:table-cell office:value-type="float" office:value="-0.135403" calcext:value-type="float">
            <text:p>-0.135403</text:p>
          </table:table-cell>
          <table:table-cell office:value-type="float" office:value="0.568114" calcext:value-type="float">
            <text:p>0.568114</text:p>
          </table:table-cell>
          <table:table-cell office:value-type="float" office:value="-0.909005" calcext:value-type="float">
            <text:p>-0.909005</text:p>
          </table:table-cell>
          <table:table-cell office:value-type="string" calcext:value-type="string">
            <text:p><text:s/></text:p>
          </table:table-cell>
          <table:table-cell office:value-type="float" office:value="0.318957" calcext:value-type="float">
            <text:p>0.318957</text:p>
          </table:table-cell>
          <table:table-cell office:value-type="float" office:value="-0.329594" calcext:value-type="float">
            <text:p>-0.329594</text:p>
          </table:table-cell>
          <table:table-cell office:value-type="float" office:value="0.874629" calcext:value-type="float">
            <text:p>0.874629</text:p>
          </table:table-cell>
          <table:table-cell office:value-type="string" calcext:value-type="string">
            <text:p><text:s/></text:p>
          </table:table-cell>
          <table:table-cell office:value-type="float" office:value="-1.57034" calcext:value-type="float">
            <text:p>-1.57034</text:p>
          </table:table-cell>
          <table:table-cell office:value-type="float" office:value="-0.470001" calcext:value-type="float">
            <text:p>-0.470001</text:p>
          </table:table-cell>
          <table:table-cell office:value-type="float" office:value="-1.57195" calcext:value-type="float">
            <text:p>-1.5719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736438" calcext:value-type="float">
            <text:p>0.736438</text:p>
          </table:table-cell>
          <table:table-cell office:value-type="float" office:value="-0.794523" calcext:value-type="float">
            <text:p>-0.794523</text:p>
          </table:table-cell>
          <table:table-cell office:value-type="float" office:value="-0.82544" calcext:value-type="float">
            <text:p>-0.82544</text:p>
          </table:table-cell>
          <table:table-cell office:value-type="float" office:value="1.56706" calcext:value-type="float">
            <text:p>1.56706</text:p>
          </table:table-cell>
          <table:table-cell office:value-type="float" office:value="-0.139359" calcext:value-type="float">
            <text:p>-0.139359</text:p>
          </table:table-cell>
          <table:table-cell office:value-type="float" office:value="0.56769" calcext:value-type="float">
            <text:p>0.56769</text:p>
          </table:table-cell>
          <table:table-cell office:value-type="float" office:value="-0.915852" calcext:value-type="float">
            <text:p>-0.915852</text:p>
          </table:table-cell>
          <table:table-cell office:value-type="string" calcext:value-type="string">
            <text:p><text:s/></text:p>
          </table:table-cell>
          <table:table-cell office:value-type="float" office:value="0.318931" calcext:value-type="float">
            <text:p>0.318931</text:p>
          </table:table-cell>
          <table:table-cell office:value-type="float" office:value="-0.329194" calcext:value-type="float">
            <text:p>-0.329194</text:p>
          </table:table-cell>
          <table:table-cell office:value-type="float" office:value="0.874421" calcext:value-type="float">
            <text:p>0.874421</text:p>
          </table:table-cell>
          <table:table-cell office:value-type="string" calcext:value-type="string">
            <text:p><text:s/></text:p>
          </table:table-cell>
          <table:table-cell office:value-type="float" office:value="-1.57032" calcext:value-type="float">
            <text:p>-1.57032</text:p>
          </table:table-cell>
          <table:table-cell office:value-type="float" office:value="-0.480001" calcext:value-type="float">
            <text:p>-0.480001</text:p>
          </table:table-cell>
          <table:table-cell office:value-type="float" office:value="-1.57195" calcext:value-type="float">
            <text:p>-1.5719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737177" calcext:value-type="float">
            <text:p>0.737177</text:p>
          </table:table-cell>
          <table:table-cell office:value-type="float" office:value="-0.795799" calcext:value-type="float">
            <text:p>-0.795799</text:p>
          </table:table-cell>
          <table:table-cell office:value-type="float" office:value="-0.824333" calcext:value-type="float">
            <text:p>-0.824333</text:p>
          </table:table-cell>
          <table:table-cell office:value-type="float" office:value="1.56819" calcext:value-type="float">
            <text:p>1.56819</text:p>
          </table:table-cell>
          <table:table-cell office:value-type="float" office:value="-0.143315" calcext:value-type="float">
            <text:p>-0.143315</text:p>
          </table:table-cell>
          <table:table-cell office:value-type="float" office:value="0.567268" calcext:value-type="float">
            <text:p>0.567268</text:p>
          </table:table-cell>
          <table:table-cell office:value-type="float" office:value="-0.9227" calcext:value-type="float">
            <text:p>-0.9227</text:p>
          </table:table-cell>
          <table:table-cell office:value-type="string" calcext:value-type="string">
            <text:p><text:s/></text:p>
          </table:table-cell>
          <table:table-cell office:value-type="float" office:value="0.318906" calcext:value-type="float">
            <text:p>0.318906</text:p>
          </table:table-cell>
          <table:table-cell office:value-type="float" office:value="-0.328796" calcext:value-type="float">
            <text:p>-0.328796</text:p>
          </table:table-cell>
          <table:table-cell office:value-type="float" office:value="0.874209" calcext:value-type="float">
            <text:p>0.874209</text:p>
          </table:table-cell>
          <table:table-cell office:value-type="string" calcext:value-type="string">
            <text:p><text:s/></text:p>
          </table:table-cell>
          <table:table-cell office:value-type="float" office:value="-1.57031" calcext:value-type="float">
            <text:p>-1.57031</text:p>
          </table:table-cell>
          <table:table-cell office:value-type="float" office:value="-0.490001" calcext:value-type="float">
            <text:p>-0.490001</text:p>
          </table:table-cell>
          <table:table-cell office:value-type="float" office:value="-1.57195" calcext:value-type="float">
            <text:p>-1.5719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37919" calcext:value-type="float">
            <text:p>0.737919</text:p>
          </table:table-cell>
          <table:table-cell office:value-type="float" office:value="-0.797079" calcext:value-type="float">
            <text:p>-0.797079</text:p>
          </table:table-cell>
          <table:table-cell office:value-type="float" office:value="-0.823233" calcext:value-type="float">
            <text:p>-0.823233</text:p>
          </table:table-cell>
          <table:table-cell office:value-type="float" office:value="1.56932" calcext:value-type="float">
            <text:p>1.56932</text:p>
          </table:table-cell>
          <table:table-cell office:value-type="float" office:value="-0.147274" calcext:value-type="float">
            <text:p>-0.147274</text:p>
          </table:table-cell>
          <table:table-cell office:value-type="float" office:value="0.566849" calcext:value-type="float">
            <text:p>0.566849</text:p>
          </table:table-cell>
          <table:table-cell office:value-type="float" office:value="-0.929549" calcext:value-type="float">
            <text:p>-0.929549</text:p>
          </table:table-cell>
          <table:table-cell office:value-type="string" calcext:value-type="string">
            <text:p><text:s/></text:p>
          </table:table-cell>
          <table:table-cell office:value-type="float" office:value="0.31888" calcext:value-type="float">
            <text:p>0.31888</text:p>
          </table:table-cell>
          <table:table-cell office:value-type="float" office:value="-0.328401" calcext:value-type="float">
            <text:p>-0.328401</text:p>
          </table:table-cell>
          <table:table-cell office:value-type="float" office:value="0.873993" calcext:value-type="float">
            <text:p>0.873993</text:p>
          </table:table-cell>
          <table:table-cell office:value-type="string" calcext:value-type="string">
            <text:p><text:s/></text:p>
          </table:table-cell>
          <table:table-cell office:value-type="float" office:value="-1.5703" calcext:value-type="float">
            <text:p>-1.5703</text:p>
          </table:table-cell>
          <table:table-cell office:value-type="float" office:value="-0.500001" calcext:value-type="float">
            <text:p>-0.500001</text:p>
          </table:table-cell>
          <table:table-cell office:value-type="float" office:value="-1.57195" calcext:value-type="float">
            <text:p>-1.5719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738665" calcext:value-type="float">
            <text:p>0.738665</text:p>
          </table:table-cell>
          <table:table-cell office:value-type="float" office:value="-0.798363" calcext:value-type="float">
            <text:p>-0.798363</text:p>
          </table:table-cell>
          <table:table-cell office:value-type="float" office:value="-0.82214" calcext:value-type="float">
            <text:p>-0.82214</text:p>
          </table:table-cell>
          <table:table-cell office:value-type="float" office:value="1.57047" calcext:value-type="float">
            <text:p>1.57047</text:p>
          </table:table-cell>
          <table:table-cell office:value-type="float" office:value="-0.151234" calcext:value-type="float">
            <text:p>-0.151234</text:p>
          </table:table-cell>
          <table:table-cell office:value-type="float" office:value="0.566433" calcext:value-type="float">
            <text:p>0.566433</text:p>
          </table:table-cell>
          <table:table-cell office:value-type="float" office:value="-0.9364" calcext:value-type="float">
            <text:p>-0.9364</text:p>
          </table:table-cell>
          <table:table-cell office:value-type="string" calcext:value-type="string">
            <text:p><text:s/></text:p>
          </table:table-cell>
          <table:table-cell office:value-type="float" office:value="0.318854" calcext:value-type="float">
            <text:p>0.318854</text:p>
          </table:table-cell>
          <table:table-cell office:value-type="float" office:value="-0.328008" calcext:value-type="float">
            <text:p>-0.328008</text:p>
          </table:table-cell>
          <table:table-cell office:value-type="float" office:value="0.873773" calcext:value-type="float">
            <text:p>0.873773</text:p>
          </table:table-cell>
          <table:table-cell office:value-type="string" calcext:value-type="string">
            <text:p><text:s/></text:p>
          </table:table-cell>
          <table:table-cell office:value-type="float" office:value="-1.57029" calcext:value-type="float">
            <text:p>-1.57029</text:p>
          </table:table-cell>
          <table:table-cell office:value-type="float" office:value="-0.510001" calcext:value-type="float">
            <text:p>-0.510001</text:p>
          </table:table-cell>
          <table:table-cell office:value-type="float" office:value="-1.57195" calcext:value-type="float">
            <text:p>-1.5719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739414" calcext:value-type="float">
            <text:p>0.739414</text:p>
          </table:table-cell>
          <table:table-cell office:value-type="float" office:value="-0.79965" calcext:value-type="float">
            <text:p>-0.79965</text:p>
          </table:table-cell>
          <table:table-cell office:value-type="float" office:value="-0.821054" calcext:value-type="float">
            <text:p>-0.821054</text:p>
          </table:table-cell>
          <table:table-cell office:value-type="float" office:value="1.57161" calcext:value-type="float">
            <text:p>1.57161</text:p>
          </table:table-cell>
          <table:table-cell office:value-type="float" office:value="-0.155196" calcext:value-type="float">
            <text:p>-0.155196</text:p>
          </table:table-cell>
          <table:table-cell office:value-type="float" office:value="0.566018" calcext:value-type="float">
            <text:p>0.566018</text:p>
          </table:table-cell>
          <table:table-cell office:value-type="float" office:value="-0.943253" calcext:value-type="float">
            <text:p>-0.943253</text:p>
          </table:table-cell>
          <table:table-cell office:value-type="string" calcext:value-type="string">
            <text:p><text:s/></text:p>
          </table:table-cell>
          <table:table-cell office:value-type="float" office:value="0.318829" calcext:value-type="float">
            <text:p>0.318829</text:p>
          </table:table-cell>
          <table:table-cell office:value-type="float" office:value="-0.327616" calcext:value-type="float">
            <text:p>-0.327616</text:p>
          </table:table-cell>
          <table:table-cell office:value-type="float" office:value="0.873549" calcext:value-type="float">
            <text:p>0.873549</text:p>
          </table:table-cell>
          <table:table-cell office:value-type="string" calcext:value-type="string">
            <text:p><text:s/></text:p>
          </table:table-cell>
          <table:table-cell office:value-type="float" office:value="-1.57028" calcext:value-type="float">
            <text:p>-1.57028</text:p>
          </table:table-cell>
          <table:table-cell office:value-type="float" office:value="-0.520001" calcext:value-type="float">
            <text:p>-0.520001</text:p>
          </table:table-cell>
          <table:table-cell office:value-type="float" office:value="-1.57195" calcext:value-type="float">
            <text:p>-1.5719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740165" calcext:value-type="float">
            <text:p>0.740165</text:p>
          </table:table-cell>
          <table:table-cell office:value-type="float" office:value="-0.800941" calcext:value-type="float">
            <text:p>-0.800941</text:p>
          </table:table-cell>
          <table:table-cell office:value-type="float" office:value="-0.819975" calcext:value-type="float">
            <text:p>-0.819975</text:p>
          </table:table-cell>
          <table:table-cell office:value-type="float" office:value="1.57277" calcext:value-type="float">
            <text:p>1.57277</text:p>
          </table:table-cell>
          <table:table-cell office:value-type="float" office:value="-0.15916" calcext:value-type="float">
            <text:p>-0.15916</text:p>
          </table:table-cell>
          <table:table-cell office:value-type="float" office:value="0.565607" calcext:value-type="float">
            <text:p>0.565607</text:p>
          </table:table-cell>
          <table:table-cell office:value-type="float" office:value="-0.950108" calcext:value-type="float">
            <text:p>-0.950108</text:p>
          </table:table-cell>
          <table:table-cell office:value-type="string" calcext:value-type="string">
            <text:p><text:s/></text:p>
          </table:table-cell>
          <table:table-cell office:value-type="float" office:value="0.318803" calcext:value-type="float">
            <text:p>0.318803</text:p>
          </table:table-cell>
          <table:table-cell office:value-type="float" office:value="-0.327228" calcext:value-type="float">
            <text:p>-0.327228</text:p>
          </table:table-cell>
          <table:table-cell office:value-type="float" office:value="0.873321" calcext:value-type="float">
            <text:p>0.873321</text:p>
          </table:table-cell>
          <table:table-cell office:value-type="string" calcext:value-type="string">
            <text:p><text:s/></text:p>
          </table:table-cell>
          <table:table-cell office:value-type="float" office:value="-1.57027" calcext:value-type="float">
            <text:p>-1.57027</text:p>
          </table:table-cell>
          <table:table-cell office:value-type="float" office:value="-0.530001" calcext:value-type="float">
            <text:p>-0.530001</text:p>
          </table:table-cell>
          <table:table-cell office:value-type="float" office:value="-1.57195" calcext:value-type="float">
            <text:p>-1.5719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4092" calcext:value-type="float">
            <text:p>0.74092</text:p>
          </table:table-cell>
          <table:table-cell office:value-type="float" office:value="-0.802236" calcext:value-type="float">
            <text:p>-0.802236</text:p>
          </table:table-cell>
          <table:table-cell office:value-type="float" office:value="-0.818904" calcext:value-type="float">
            <text:p>-0.818904</text:p>
          </table:table-cell>
          <table:table-cell office:value-type="float" office:value="1.57392" calcext:value-type="float">
            <text:p>1.57392</text:p>
          </table:table-cell>
          <table:table-cell office:value-type="float" office:value="-0.163125" calcext:value-type="float">
            <text:p>-0.163125</text:p>
          </table:table-cell>
          <table:table-cell office:value-type="float" office:value="0.565198" calcext:value-type="float">
            <text:p>0.565198</text:p>
          </table:table-cell>
          <table:table-cell office:value-type="float" office:value="-0.956964" calcext:value-type="float">
            <text:p>-0.956964</text:p>
          </table:table-cell>
          <table:table-cell office:value-type="string" calcext:value-type="string">
            <text:p><text:s/></text:p>
          </table:table-cell>
          <table:table-cell office:value-type="float" office:value="0.318777" calcext:value-type="float">
            <text:p>0.318777</text:p>
          </table:table-cell>
          <table:table-cell office:value-type="float" office:value="-0.326841" calcext:value-type="float">
            <text:p>-0.326841</text:p>
          </table:table-cell>
          <table:table-cell office:value-type="float" office:value="0.873089" calcext:value-type="float">
            <text:p>0.873089</text:p>
          </table:table-cell>
          <table:table-cell office:value-type="string" calcext:value-type="string">
            <text:p><text:s/></text:p>
          </table:table-cell>
          <table:table-cell office:value-type="float" office:value="-1.57026" calcext:value-type="float">
            <text:p>-1.57026</text:p>
          </table:table-cell>
          <table:table-cell office:value-type="float" office:value="-0.540001" calcext:value-type="float">
            <text:p>-0.540001</text:p>
          </table:table-cell>
          <table:table-cell office:value-type="float" office:value="-1.57196" calcext:value-type="float">
            <text:p>-1.5719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741679" calcext:value-type="float">
            <text:p>0.741679</text:p>
          </table:table-cell>
          <table:table-cell office:value-type="float" office:value="-0.803534" calcext:value-type="float">
            <text:p>-0.803534</text:p>
          </table:table-cell>
          <table:table-cell office:value-type="float" office:value="-0.81784" calcext:value-type="float">
            <text:p>-0.81784</text:p>
          </table:table-cell>
          <table:table-cell office:value-type="float" office:value="1.57509" calcext:value-type="float">
            <text:p>1.57509</text:p>
          </table:table-cell>
          <table:table-cell office:value-type="float" office:value="-0.167092" calcext:value-type="float">
            <text:p>-0.167092</text:p>
          </table:table-cell>
          <table:table-cell office:value-type="float" office:value="0.564791" calcext:value-type="float">
            <text:p>0.564791</text:p>
          </table:table-cell>
          <table:table-cell office:value-type="float" office:value="-0.963822" calcext:value-type="float">
            <text:p>-0.963822</text:p>
          </table:table-cell>
          <table:table-cell office:value-type="string" calcext:value-type="string">
            <text:p><text:s/></text:p>
          </table:table-cell>
          <table:table-cell office:value-type="float" office:value="0.318751" calcext:value-type="float">
            <text:p>0.318751</text:p>
          </table:table-cell>
          <table:table-cell office:value-type="float" office:value="-0.326457" calcext:value-type="float">
            <text:p>-0.326457</text:p>
          </table:table-cell>
          <table:table-cell office:value-type="float" office:value="0.872854" calcext:value-type="float">
            <text:p>0.872854</text:p>
          </table:table-cell>
          <table:table-cell office:value-type="string" calcext:value-type="string">
            <text:p><text:s/></text:p>
          </table:table-cell>
          <table:table-cell office:value-type="float" office:value="-1.57024" calcext:value-type="float">
            <text:p>-1.57024</text:p>
          </table:table-cell>
          <table:table-cell office:value-type="float" office:value="-0.550001" calcext:value-type="float">
            <text:p>-0.550001</text:p>
          </table:table-cell>
          <table:table-cell office:value-type="float" office:value="-1.57196" calcext:value-type="float">
            <text:p>-1.5719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74244" calcext:value-type="float">
            <text:p>0.74244</text:p>
          </table:table-cell>
          <table:table-cell office:value-type="float" office:value="-0.804837" calcext:value-type="float">
            <text:p>-0.804837</text:p>
          </table:table-cell>
          <table:table-cell office:value-type="float" office:value="-0.816784" calcext:value-type="float">
            <text:p>-0.816784</text:p>
          </table:table-cell>
          <table:table-cell office:value-type="float" office:value="1.57626" calcext:value-type="float">
            <text:p>1.57626</text:p>
          </table:table-cell>
          <table:table-cell office:value-type="float" office:value="-0.171061" calcext:value-type="float">
            <text:p>-0.171061</text:p>
          </table:table-cell>
          <table:table-cell office:value-type="float" office:value="0.564388" calcext:value-type="float">
            <text:p>0.564388</text:p>
          </table:table-cell>
          <table:table-cell office:value-type="float" office:value="-0.970683" calcext:value-type="float">
            <text:p>-0.970683</text:p>
          </table:table-cell>
          <table:table-cell office:value-type="string" calcext:value-type="string">
            <text:p><text:s/></text:p>
          </table:table-cell>
          <table:table-cell office:value-type="float" office:value="0.318726" calcext:value-type="float">
            <text:p>0.318726</text:p>
          </table:table-cell>
          <table:table-cell office:value-type="float" office:value="-0.326075" calcext:value-type="float">
            <text:p>-0.326075</text:p>
          </table:table-cell>
          <table:table-cell office:value-type="float" office:value="0.872615" calcext:value-type="float">
            <text:p>0.872615</text:p>
          </table:table-cell>
          <table:table-cell office:value-type="string" calcext:value-type="string">
            <text:p><text:s/></text:p>
          </table:table-cell>
          <table:table-cell office:value-type="float" office:value="-1.57023" calcext:value-type="float">
            <text:p>-1.57023</text:p>
          </table:table-cell>
          <table:table-cell office:value-type="float" office:value="-0.560001" calcext:value-type="float">
            <text:p>-0.560001</text:p>
          </table:table-cell>
          <table:table-cell office:value-type="float" office:value="-1.57196" calcext:value-type="float">
            <text:p>-1.5719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743205" calcext:value-type="float">
            <text:p>0.743205</text:p>
          </table:table-cell>
          <table:table-cell office:value-type="float" office:value="-0.806143" calcext:value-type="float">
            <text:p>-0.806143</text:p>
          </table:table-cell>
          <table:table-cell office:value-type="float" office:value="-0.815735" calcext:value-type="float">
            <text:p>-0.815735</text:p>
          </table:table-cell>
          <table:table-cell office:value-type="float" office:value="1.57743" calcext:value-type="float">
            <text:p>1.57743</text:p>
          </table:table-cell>
          <table:table-cell office:value-type="float" office:value="-0.175031" calcext:value-type="float">
            <text:p>-0.175031</text:p>
          </table:table-cell>
          <table:table-cell office:value-type="float" office:value="0.563987" calcext:value-type="float">
            <text:p>0.563987</text:p>
          </table:table-cell>
          <table:table-cell office:value-type="float" office:value="-0.977545" calcext:value-type="float">
            <text:p>-0.977545</text:p>
          </table:table-cell>
          <table:table-cell office:value-type="string" calcext:value-type="string">
            <text:p><text:s/></text:p>
          </table:table-cell>
          <table:table-cell office:value-type="float" office:value="0.3187" calcext:value-type="float">
            <text:p>0.3187</text:p>
          </table:table-cell>
          <table:table-cell office:value-type="float" office:value="-0.325696" calcext:value-type="float">
            <text:p>-0.325696</text:p>
          </table:table-cell>
          <table:table-cell office:value-type="float" office:value="0.872371" calcext:value-type="float">
            <text:p>0.872371</text:p>
          </table:table-cell>
          <table:table-cell office:value-type="string" calcext:value-type="string">
            <text:p><text:s/></text:p>
          </table:table-cell>
          <table:table-cell office:value-type="float" office:value="-1.57022" calcext:value-type="float">
            <text:p>-1.57022</text:p>
          </table:table-cell>
          <table:table-cell office:value-type="float" office:value="-0.570001" calcext:value-type="float">
            <text:p>-0.570001</text:p>
          </table:table-cell>
          <table:table-cell office:value-type="float" office:value="-1.57196" calcext:value-type="float">
            <text:p>-1.5719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743973" calcext:value-type="float">
            <text:p>0.743973</text:p>
          </table:table-cell>
          <table:table-cell office:value-type="float" office:value="-0.807453" calcext:value-type="float">
            <text:p>-0.807453</text:p>
          </table:table-cell>
          <table:table-cell office:value-type="float" office:value="-0.814693" calcext:value-type="float">
            <text:p>-0.814693</text:p>
          </table:table-cell>
          <table:table-cell office:value-type="float" office:value="1.57861" calcext:value-type="float">
            <text:p>1.57861</text:p>
          </table:table-cell>
          <table:table-cell office:value-type="float" office:value="-0.179003" calcext:value-type="float">
            <text:p>-0.179003</text:p>
          </table:table-cell>
          <table:table-cell office:value-type="float" office:value="0.563589" calcext:value-type="float">
            <text:p>0.563589</text:p>
          </table:table-cell>
          <table:table-cell office:value-type="float" office:value="-0.984409" calcext:value-type="float">
            <text:p>-0.984409</text:p>
          </table:table-cell>
          <table:table-cell office:value-type="string" calcext:value-type="string">
            <text:p><text:s/></text:p>
          </table:table-cell>
          <table:table-cell office:value-type="float" office:value="0.318674" calcext:value-type="float">
            <text:p>0.318674</text:p>
          </table:table-cell>
          <table:table-cell office:value-type="float" office:value="-0.325319" calcext:value-type="float">
            <text:p>-0.325319</text:p>
          </table:table-cell>
          <table:table-cell office:value-type="float" office:value="0.872125" calcext:value-type="float">
            <text:p>0.872125</text:p>
          </table:table-cell>
          <table:table-cell office:value-type="string" calcext:value-type="string">
            <text:p><text:s/></text:p>
          </table:table-cell>
          <table:table-cell office:value-type="float" office:value="-1.57021" calcext:value-type="float">
            <text:p>-1.57021</text:p>
          </table:table-cell>
          <table:table-cell office:value-type="float" office:value="-0.580001" calcext:value-type="float">
            <text:p>-0.580001</text:p>
          </table:table-cell>
          <table:table-cell office:value-type="float" office:value="-1.57196" calcext:value-type="float">
            <text:p>-1.5719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744745" calcext:value-type="float">
            <text:p>0.744745</text:p>
          </table:table-cell>
          <table:table-cell office:value-type="float" office:value="-0.808767" calcext:value-type="float">
            <text:p>-0.808767</text:p>
          </table:table-cell>
          <table:table-cell office:value-type="float" office:value="-0.813659" calcext:value-type="float">
            <text:p>-0.813659</text:p>
          </table:table-cell>
          <table:table-cell office:value-type="float" office:value="1.57979" calcext:value-type="float">
            <text:p>1.57979</text:p>
          </table:table-cell>
          <table:table-cell office:value-type="float" office:value="-0.182976" calcext:value-type="float">
            <text:p>-0.182976</text:p>
          </table:table-cell>
          <table:table-cell office:value-type="float" office:value="0.563194" calcext:value-type="float">
            <text:p>0.563194</text:p>
          </table:table-cell>
          <table:table-cell office:value-type="float" office:value="-0.991275" calcext:value-type="float">
            <text:p>-0.991275</text:p>
          </table:table-cell>
          <table:table-cell office:value-type="string" calcext:value-type="string">
            <text:p><text:s/></text:p>
          </table:table-cell>
          <table:table-cell office:value-type="float" office:value="0.318649" calcext:value-type="float">
            <text:p>0.318649</text:p>
          </table:table-cell>
          <table:table-cell office:value-type="float" office:value="-0.324944" calcext:value-type="float">
            <text:p>-0.324944</text:p>
          </table:table-cell>
          <table:table-cell office:value-type="float" office:value="0.871874" calcext:value-type="float">
            <text:p>0.871874</text:p>
          </table:table-cell>
          <table:table-cell office:value-type="string" calcext:value-type="string">
            <text:p><text:s/></text:p>
          </table:table-cell>
          <table:table-cell office:value-type="float" office:value="-1.5702" calcext:value-type="float">
            <text:p>-1.5702</text:p>
          </table:table-cell>
          <table:table-cell office:value-type="float" office:value="-0.590001" calcext:value-type="float">
            <text:p>-0.590001</text:p>
          </table:table-cell>
          <table:table-cell office:value-type="float" office:value="-1.57197" calcext:value-type="float">
            <text:p>-1.5719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74552" calcext:value-type="float">
            <text:p>0.74552</text:p>
          </table:table-cell>
          <table:table-cell office:value-type="float" office:value="-0.810085" calcext:value-type="float">
            <text:p>-0.810085</text:p>
          </table:table-cell>
          <table:table-cell office:value-type="float" office:value="-0.812633" calcext:value-type="float">
            <text:p>-0.812633</text:p>
          </table:table-cell>
          <table:table-cell office:value-type="float" office:value="1.58098" calcext:value-type="float">
            <text:p>1.58098</text:p>
          </table:table-cell>
          <table:table-cell office:value-type="float" office:value="-0.186951" calcext:value-type="float">
            <text:p>-0.186951</text:p>
          </table:table-cell>
          <table:table-cell office:value-type="float" office:value="0.562802" calcext:value-type="float">
            <text:p>0.562802</text:p>
          </table:table-cell>
          <table:table-cell office:value-type="float" office:value="-0.998143" calcext:value-type="float">
            <text:p>-0.998143</text:p>
          </table:table-cell>
          <table:table-cell office:value-type="string" calcext:value-type="string">
            <text:p><text:s/></text:p>
          </table:table-cell>
          <table:table-cell office:value-type="float" office:value="0.318623" calcext:value-type="float">
            <text:p>0.318623</text:p>
          </table:table-cell>
          <table:table-cell office:value-type="float" office:value="-0.324572" calcext:value-type="float">
            <text:p>-0.324572</text:p>
          </table:table-cell>
          <table:table-cell office:value-type="float" office:value="0.87162" calcext:value-type="float">
            <text:p>0.87162</text:p>
          </table:table-cell>
          <table:table-cell office:value-type="string" calcext:value-type="string">
            <text:p><text:s/></text:p>
          </table:table-cell>
          <table:table-cell office:value-type="float" office:value="-1.57018" calcext:value-type="float">
            <text:p>-1.57018</text:p>
          </table:table-cell>
          <table:table-cell office:value-type="float" office:value="-0.600001" calcext:value-type="float">
            <text:p>-0.600001</text:p>
          </table:table-cell>
          <table:table-cell office:value-type="float" office:value="-1.57197" calcext:value-type="float">
            <text:p>-1.5719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746299" calcext:value-type="float">
            <text:p>0.746299</text:p>
          </table:table-cell>
          <table:table-cell office:value-type="float" office:value="-0.811407" calcext:value-type="float">
            <text:p>-0.811407</text:p>
          </table:table-cell>
          <table:table-cell office:value-type="float" office:value="-0.811614" calcext:value-type="float">
            <text:p>-0.811614</text:p>
          </table:table-cell>
          <table:table-cell office:value-type="float" office:value="1.58217" calcext:value-type="float">
            <text:p>1.58217</text:p>
          </table:table-cell>
          <table:table-cell office:value-type="float" office:value="-0.190927" calcext:value-type="float">
            <text:p>-0.190927</text:p>
          </table:table-cell>
          <table:table-cell office:value-type="float" office:value="0.562413" calcext:value-type="float">
            <text:p>0.562413</text:p>
          </table:table-cell>
          <table:table-cell office:value-type="float" office:value="-1.00501" calcext:value-type="float">
            <text:p>-1.00501</text:p>
          </table:table-cell>
          <table:table-cell office:value-type="string" calcext:value-type="string">
            <text:p><text:s/></text:p>
          </table:table-cell>
          <table:table-cell office:value-type="float" office:value="0.318597" calcext:value-type="float">
            <text:p>0.318597</text:p>
          </table:table-cell>
          <table:table-cell office:value-type="float" office:value="-0.324203" calcext:value-type="float">
            <text:p>-0.324203</text:p>
          </table:table-cell>
          <table:table-cell office:value-type="float" office:value="0.871361" calcext:value-type="float">
            <text:p>0.871361</text:p>
          </table:table-cell>
          <table:table-cell office:value-type="string" calcext:value-type="string">
            <text:p><text:s/></text:p>
          </table:table-cell>
          <table:table-cell office:value-type="float" office:value="-1.57017" calcext:value-type="float">
            <text:p>-1.57017</text:p>
          </table:table-cell>
          <table:table-cell office:value-type="float" office:value="-0.610001" calcext:value-type="float">
            <text:p>-0.610001</text:p>
          </table:table-cell>
          <table:table-cell office:value-type="float" office:value="-1.57197" calcext:value-type="float">
            <text:p>-1.5719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747081" calcext:value-type="float">
            <text:p>0.747081</text:p>
          </table:table-cell>
          <table:table-cell office:value-type="float" office:value="-0.812732" calcext:value-type="float">
            <text:p>-0.812732</text:p>
          </table:table-cell>
          <table:table-cell office:value-type="float" office:value="-0.810603" calcext:value-type="float">
            <text:p>-0.810603</text:p>
          </table:table-cell>
          <table:table-cell office:value-type="float" office:value="1.58337" calcext:value-type="float">
            <text:p>1.58337</text:p>
          </table:table-cell>
          <table:table-cell office:value-type="float" office:value="-0.194905" calcext:value-type="float">
            <text:p>-0.194905</text:p>
          </table:table-cell>
          <table:table-cell office:value-type="float" office:value="0.562028" calcext:value-type="float">
            <text:p>0.562028</text:p>
          </table:table-cell>
          <table:table-cell office:value-type="float" office:value="-1.01189" calcext:value-type="float">
            <text:p>-1.01189</text:p>
          </table:table-cell>
          <table:table-cell office:value-type="string" calcext:value-type="string">
            <text:p><text:s/></text:p>
          </table:table-cell>
          <table:table-cell office:value-type="float" office:value="0.318572" calcext:value-type="float">
            <text:p>0.318572</text:p>
          </table:table-cell>
          <table:table-cell office:value-type="float" office:value="-0.323836" calcext:value-type="float">
            <text:p>-0.323836</text:p>
          </table:table-cell>
          <table:table-cell office:value-type="float" office:value="0.8711" calcext:value-type="float">
            <text:p>0.8711</text:p>
          </table:table-cell>
          <table:table-cell office:value-type="string" calcext:value-type="string">
            <text:p><text:s/></text:p>
          </table:table-cell>
          <table:table-cell office:value-type="float" office:value="-1.57016" calcext:value-type="float">
            <text:p>-1.57016</text:p>
          </table:table-cell>
          <table:table-cell office:value-type="float" office:value="-0.620001" calcext:value-type="float">
            <text:p>-0.620001</text:p>
          </table:table-cell>
          <table:table-cell office:value-type="float" office:value="-1.57197" calcext:value-type="float">
            <text:p>-1.5719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747866" calcext:value-type="float">
            <text:p>0.747866</text:p>
          </table:table-cell>
          <table:table-cell office:value-type="float" office:value="-0.814062" calcext:value-type="float">
            <text:p>-0.814062</text:p>
          </table:table-cell>
          <table:table-cell office:value-type="float" office:value="-0.8096" calcext:value-type="float">
            <text:p>-0.8096</text:p>
          </table:table-cell>
          <table:table-cell office:value-type="float" office:value="1.58457" calcext:value-type="float">
            <text:p>1.58457</text:p>
          </table:table-cell>
          <table:table-cell office:value-type="float" office:value="-0.198884" calcext:value-type="float">
            <text:p>-0.198884</text:p>
          </table:table-cell>
          <table:table-cell office:value-type="float" office:value="0.561645" calcext:value-type="float">
            <text:p>0.561645</text:p>
          </table:table-cell>
          <table:table-cell office:value-type="float" office:value="-1.01876" calcext:value-type="float">
            <text:p>-1.01876</text:p>
          </table:table-cell>
          <table:table-cell office:value-type="string" calcext:value-type="string">
            <text:p><text:s/></text:p>
          </table:table-cell>
          <table:table-cell office:value-type="float" office:value="0.318546" calcext:value-type="float">
            <text:p>0.318546</text:p>
          </table:table-cell>
          <table:table-cell office:value-type="float" office:value="-0.323472" calcext:value-type="float">
            <text:p>-0.323472</text:p>
          </table:table-cell>
          <table:table-cell office:value-type="float" office:value="0.870834" calcext:value-type="float">
            <text:p>0.870834</text:p>
          </table:table-cell>
          <table:table-cell office:value-type="string" calcext:value-type="string">
            <text:p><text:s/></text:p>
          </table:table-cell>
          <table:table-cell office:value-type="float" office:value="-1.57014" calcext:value-type="float">
            <text:p>-1.57014</text:p>
          </table:table-cell>
          <table:table-cell office:value-type="float" office:value="-0.630001" calcext:value-type="float">
            <text:p>-0.630001</text:p>
          </table:table-cell>
          <table:table-cell office:value-type="float" office:value="-1.57198" calcext:value-type="float">
            <text:p>-1.5719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748656" calcext:value-type="float">
            <text:p>0.748656</text:p>
          </table:table-cell>
          <table:table-cell office:value-type="float" office:value="-0.815395" calcext:value-type="float">
            <text:p>-0.815395</text:p>
          </table:table-cell>
          <table:table-cell office:value-type="float" office:value="-0.808605" calcext:value-type="float">
            <text:p>-0.808605</text:p>
          </table:table-cell>
          <table:table-cell office:value-type="float" office:value="1.58577" calcext:value-type="float">
            <text:p>1.58577</text:p>
          </table:table-cell>
          <table:table-cell office:value-type="float" office:value="-0.202864" calcext:value-type="float">
            <text:p>-0.202864</text:p>
          </table:table-cell>
          <table:table-cell office:value-type="float" office:value="0.561266" calcext:value-type="float">
            <text:p>0.561266</text:p>
          </table:table-cell>
          <table:table-cell office:value-type="float" office:value="-1.02564" calcext:value-type="float">
            <text:p>-1.02564</text:p>
          </table:table-cell>
          <table:table-cell office:value-type="string" calcext:value-type="string">
            <text:p><text:s/></text:p>
          </table:table-cell>
          <table:table-cell office:value-type="float" office:value="0.31852" calcext:value-type="float">
            <text:p>0.31852</text:p>
          </table:table-cell>
          <table:table-cell office:value-type="float" office:value="-0.32311" calcext:value-type="float">
            <text:p>-0.32311</text:p>
          </table:table-cell>
          <table:table-cell office:value-type="float" office:value="0.870565" calcext:value-type="float">
            <text:p>0.870565</text:p>
          </table:table-cell>
          <table:table-cell office:value-type="string" calcext:value-type="string">
            <text:p><text:s/></text:p>
          </table:table-cell>
          <table:table-cell office:value-type="float" office:value="-1.57013" calcext:value-type="float">
            <text:p>-1.57013</text:p>
          </table:table-cell>
          <table:table-cell office:value-type="float" office:value="-0.640001" calcext:value-type="float">
            <text:p>-0.640001</text:p>
          </table:table-cell>
          <table:table-cell office:value-type="float" office:value="-1.57198" calcext:value-type="float">
            <text:p>-1.5719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749449" calcext:value-type="float">
            <text:p>0.749449</text:p>
          </table:table-cell>
          <table:table-cell office:value-type="float" office:value="-0.816732" calcext:value-type="float">
            <text:p>-0.816732</text:p>
          </table:table-cell>
          <table:table-cell office:value-type="float" office:value="-0.807617" calcext:value-type="float">
            <text:p>-0.807617</text:p>
          </table:table-cell>
          <table:table-cell office:value-type="float" office:value="1.58698" calcext:value-type="float">
            <text:p>1.58698</text:p>
          </table:table-cell>
          <table:table-cell office:value-type="float" office:value="-0.206846" calcext:value-type="float">
            <text:p>-0.206846</text:p>
          </table:table-cell>
          <table:table-cell office:value-type="float" office:value="0.560891" calcext:value-type="float">
            <text:p>0.560891</text:p>
          </table:table-cell>
          <table:table-cell office:value-type="float" office:value="-1.03252" calcext:value-type="float">
            <text:p>-1.03252</text:p>
          </table:table-cell>
          <table:table-cell office:value-type="string" calcext:value-type="string">
            <text:p><text:s/></text:p>
          </table:table-cell>
          <table:table-cell office:value-type="float" office:value="0.318495" calcext:value-type="float">
            <text:p>0.318495</text:p>
          </table:table-cell>
          <table:table-cell office:value-type="float" office:value="-0.322751" calcext:value-type="float">
            <text:p>-0.322751</text:p>
          </table:table-cell>
          <table:table-cell office:value-type="float" office:value="0.870293" calcext:value-type="float">
            <text:p>0.870293</text:p>
          </table:table-cell>
          <table:table-cell office:value-type="string" calcext:value-type="string">
            <text:p><text:s/></text:p>
          </table:table-cell>
          <table:table-cell office:value-type="float" office:value="-1.57012" calcext:value-type="float">
            <text:p>-1.57012</text:p>
          </table:table-cell>
          <table:table-cell office:value-type="float" office:value="-0.650001" calcext:value-type="float">
            <text:p>-0.650001</text:p>
          </table:table-cell>
          <table:table-cell office:value-type="float" office:value="-1.57198" calcext:value-type="float">
            <text:p>-1.5719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750245" calcext:value-type="float">
            <text:p>0.750245</text:p>
          </table:table-cell>
          <table:table-cell office:value-type="float" office:value="-0.818073" calcext:value-type="float">
            <text:p>-0.818073</text:p>
          </table:table-cell>
          <table:table-cell office:value-type="float" office:value="-0.806637" calcext:value-type="float">
            <text:p>-0.806637</text:p>
          </table:table-cell>
          <table:table-cell office:value-type="float" office:value="1.58819" calcext:value-type="float">
            <text:p>1.58819</text:p>
          </table:table-cell>
          <table:table-cell office:value-type="float" office:value="-0.210829" calcext:value-type="float">
            <text:p>-0.210829</text:p>
          </table:table-cell>
          <table:table-cell office:value-type="float" office:value="0.560518" calcext:value-type="float">
            <text:p>0.560518</text:p>
          </table:table-cell>
          <table:table-cell office:value-type="float" office:value="-1.0394" calcext:value-type="float">
            <text:p>-1.0394</text:p>
          </table:table-cell>
          <table:table-cell office:value-type="string" calcext:value-type="string">
            <text:p><text:s/></text:p>
          </table:table-cell>
          <table:table-cell office:value-type="float" office:value="0.318469" calcext:value-type="float">
            <text:p>0.318469</text:p>
          </table:table-cell>
          <table:table-cell office:value-type="float" office:value="-0.322395" calcext:value-type="float">
            <text:p>-0.322395</text:p>
          </table:table-cell>
          <table:table-cell office:value-type="float" office:value="0.870017" calcext:value-type="float">
            <text:p>0.870017</text:p>
          </table:table-cell>
          <table:table-cell office:value-type="string" calcext:value-type="string">
            <text:p><text:s/></text:p>
          </table:table-cell>
          <table:table-cell office:value-type="float" office:value="-1.57011" calcext:value-type="float">
            <text:p>-1.57011</text:p>
          </table:table-cell>
          <table:table-cell office:value-type="float" office:value="-0.660001" calcext:value-type="float">
            <text:p>-0.660001</text:p>
          </table:table-cell>
          <table:table-cell office:value-type="float" office:value="-1.57199" calcext:value-type="float">
            <text:p>-1.5719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751045" calcext:value-type="float">
            <text:p>0.751045</text:p>
          </table:table-cell>
          <table:table-cell office:value-type="float" office:value="-0.819418" calcext:value-type="float">
            <text:p>-0.819418</text:p>
          </table:table-cell>
          <table:table-cell office:value-type="float" office:value="-0.805665" calcext:value-type="float">
            <text:p>-0.805665</text:p>
          </table:table-cell>
          <table:table-cell office:value-type="float" office:value="1.58941" calcext:value-type="float">
            <text:p>1.58941</text:p>
          </table:table-cell>
          <table:table-cell office:value-type="float" office:value="-0.214814" calcext:value-type="float">
            <text:p>-0.214814</text:p>
          </table:table-cell>
          <table:table-cell office:value-type="float" office:value="0.56015" calcext:value-type="float">
            <text:p>0.56015</text:p>
          </table:table-cell>
          <table:table-cell office:value-type="float" office:value="-1.04629" calcext:value-type="float">
            <text:p>-1.04629</text:p>
          </table:table-cell>
          <table:table-cell office:value-type="string" calcext:value-type="string">
            <text:p><text:s/></text:p>
          </table:table-cell>
          <table:table-cell office:value-type="float" office:value="0.318444" calcext:value-type="float">
            <text:p>0.318444</text:p>
          </table:table-cell>
          <table:table-cell office:value-type="float" office:value="-0.322042" calcext:value-type="float">
            <text:p>-0.322042</text:p>
          </table:table-cell>
          <table:table-cell office:value-type="float" office:value="0.869737" calcext:value-type="float">
            <text:p>0.869737</text:p>
          </table:table-cell>
          <table:table-cell office:value-type="string" calcext:value-type="string">
            <text:p><text:s/></text:p>
          </table:table-cell>
          <table:table-cell office:value-type="float" office:value="-1.57009" calcext:value-type="float">
            <text:p>-1.57009</text:p>
          </table:table-cell>
          <table:table-cell office:value-type="float" office:value="-0.670001" calcext:value-type="float">
            <text:p>-0.670001</text:p>
          </table:table-cell>
          <table:table-cell office:value-type="float" office:value="-1.57199" calcext:value-type="float">
            <text:p>-1.5719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751849" calcext:value-type="float">
            <text:p>0.751849</text:p>
          </table:table-cell>
          <table:table-cell office:value-type="float" office:value="-0.820767" calcext:value-type="float">
            <text:p>-0.820767</text:p>
          </table:table-cell>
          <table:table-cell office:value-type="float" office:value="-0.804701" calcext:value-type="float">
            <text:p>-0.804701</text:p>
          </table:table-cell>
          <table:table-cell office:value-type="float" office:value="1.59063" calcext:value-type="float">
            <text:p>1.59063</text:p>
          </table:table-cell>
          <table:table-cell office:value-type="float" office:value="-0.2188" calcext:value-type="float">
            <text:p>-0.2188</text:p>
          </table:table-cell>
          <table:table-cell office:value-type="float" office:value="0.559785" calcext:value-type="float">
            <text:p>0.559785</text:p>
          </table:table-cell>
          <table:table-cell office:value-type="float" office:value="-1.05318" calcext:value-type="float">
            <text:p>-1.05318</text:p>
          </table:table-cell>
          <table:table-cell office:value-type="string" calcext:value-type="string">
            <text:p><text:s/></text:p>
          </table:table-cell>
          <table:table-cell office:value-type="float" office:value="0.318418" calcext:value-type="float">
            <text:p>0.318418</text:p>
          </table:table-cell>
          <table:table-cell office:value-type="float" office:value="-0.321691" calcext:value-type="float">
            <text:p>-0.321691</text:p>
          </table:table-cell>
          <table:table-cell office:value-type="float" office:value="0.869454" calcext:value-type="float">
            <text:p>0.869454</text:p>
          </table:table-cell>
          <table:table-cell office:value-type="string" calcext:value-type="string">
            <text:p><text:s/></text:p>
          </table:table-cell>
          <table:table-cell office:value-type="float" office:value="-1.57008" calcext:value-type="float">
            <text:p>-1.57008</text:p>
          </table:table-cell>
          <table:table-cell office:value-type="float" office:value="-0.680001" calcext:value-type="float">
            <text:p>-0.680001</text:p>
          </table:table-cell>
          <table:table-cell office:value-type="float" office:value="-1.572" calcext:value-type="float">
            <text:p>-1.57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752657" calcext:value-type="float">
            <text:p>0.752657</text:p>
          </table:table-cell>
          <table:table-cell office:value-type="float" office:value="-0.82212" calcext:value-type="float">
            <text:p>-0.82212</text:p>
          </table:table-cell>
          <table:table-cell office:value-type="float" office:value="-0.803745" calcext:value-type="float">
            <text:p>-0.803745</text:p>
          </table:table-cell>
          <table:table-cell office:value-type="float" office:value="1.59186" calcext:value-type="float">
            <text:p>1.59186</text:p>
          </table:table-cell>
          <table:table-cell office:value-type="float" office:value="-0.222787" calcext:value-type="float">
            <text:p>-0.222787</text:p>
          </table:table-cell>
          <table:table-cell office:value-type="float" office:value="0.559423" calcext:value-type="float">
            <text:p>0.559423</text:p>
          </table:table-cell>
          <table:table-cell office:value-type="float" office:value="-1.06007" calcext:value-type="float">
            <text:p>-1.06007</text:p>
          </table:table-cell>
          <table:table-cell office:value-type="string" calcext:value-type="string">
            <text:p><text:s/></text:p>
          </table:table-cell>
          <table:table-cell office:value-type="float" office:value="0.318392" calcext:value-type="float">
            <text:p>0.318392</text:p>
          </table:table-cell>
          <table:table-cell office:value-type="float" office:value="-0.321343" calcext:value-type="float">
            <text:p>-0.321343</text:p>
          </table:table-cell>
          <table:table-cell office:value-type="float" office:value="0.869167" calcext:value-type="float">
            <text:p>0.869167</text:p>
          </table:table-cell>
          <table:table-cell office:value-type="string" calcext:value-type="string">
            <text:p><text:s/></text:p>
          </table:table-cell>
          <table:table-cell office:value-type="float" office:value="-1.57007" calcext:value-type="float">
            <text:p>-1.57007</text:p>
          </table:table-cell>
          <table:table-cell office:value-type="float" office:value="-0.690001" calcext:value-type="float">
            <text:p>-0.690001</text:p>
          </table:table-cell>
          <table:table-cell office:value-type="float" office:value="-1.572" calcext:value-type="float">
            <text:p>-1.57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753469" calcext:value-type="float">
            <text:p>0.753469</text:p>
          </table:table-cell>
          <table:table-cell office:value-type="float" office:value="-0.823476" calcext:value-type="float">
            <text:p>-0.823476</text:p>
          </table:table-cell>
          <table:table-cell office:value-type="float" office:value="-0.802797" calcext:value-type="float">
            <text:p>-0.802797</text:p>
          </table:table-cell>
          <table:table-cell office:value-type="float" office:value="1.59308" calcext:value-type="float">
            <text:p>1.59308</text:p>
          </table:table-cell>
          <table:table-cell office:value-type="float" office:value="-0.226776" calcext:value-type="float">
            <text:p>-0.226776</text:p>
          </table:table-cell>
          <table:table-cell office:value-type="float" office:value="0.559065" calcext:value-type="float">
            <text:p>0.559065</text:p>
          </table:table-cell>
          <table:table-cell office:value-type="float" office:value="-1.06696" calcext:value-type="float">
            <text:p>-1.06696</text:p>
          </table:table-cell>
          <table:table-cell office:value-type="string" calcext:value-type="string">
            <text:p><text:s/></text:p>
          </table:table-cell>
          <table:table-cell office:value-type="float" office:value="0.318367" calcext:value-type="float">
            <text:p>0.318367</text:p>
          </table:table-cell>
          <table:table-cell office:value-type="float" office:value="-0.320998" calcext:value-type="float">
            <text:p>-0.320998</text:p>
          </table:table-cell>
          <table:table-cell office:value-type="float" office:value="0.868877" calcext:value-type="float">
            <text:p>0.868877</text:p>
          </table:table-cell>
          <table:table-cell office:value-type="string" calcext:value-type="string">
            <text:p><text:s/></text:p>
          </table:table-cell>
          <table:table-cell office:value-type="float" office:value="-1.57005" calcext:value-type="float">
            <text:p>-1.57005</text:p>
          </table:table-cell>
          <table:table-cell office:value-type="float" office:value="-0.700001" calcext:value-type="float">
            <text:p>-0.700001</text:p>
          </table:table-cell>
          <table:table-cell office:value-type="float" office:value="-1.57201" calcext:value-type="float">
            <text:p>-1.572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754284" calcext:value-type="float">
            <text:p>0.754284</text:p>
          </table:table-cell>
          <table:table-cell office:value-type="float" office:value="-0.824837" calcext:value-type="float">
            <text:p>-0.824837</text:p>
          </table:table-cell>
          <table:table-cell office:value-type="float" office:value="-0.801857" calcext:value-type="float">
            <text:p>-0.801857</text:p>
          </table:table-cell>
          <table:table-cell office:value-type="float" office:value="1.59431" calcext:value-type="float">
            <text:p>1.59431</text:p>
          </table:table-cell>
          <table:table-cell office:value-type="float" office:value="-0.230765" calcext:value-type="float">
            <text:p>-0.230765</text:p>
          </table:table-cell>
          <table:table-cell office:value-type="float" office:value="0.558711" calcext:value-type="float">
            <text:p>0.558711</text:p>
          </table:table-cell>
          <table:table-cell office:value-type="float" office:value="-1.07386" calcext:value-type="float">
            <text:p>-1.07386</text:p>
          </table:table-cell>
          <table:table-cell office:value-type="string" calcext:value-type="string">
            <text:p><text:s/></text:p>
          </table:table-cell>
          <table:table-cell office:value-type="float" office:value="0.318341" calcext:value-type="float">
            <text:p>0.318341</text:p>
          </table:table-cell>
          <table:table-cell office:value-type="float" office:value="-0.320656" calcext:value-type="float">
            <text:p>-0.320656</text:p>
          </table:table-cell>
          <table:table-cell office:value-type="float" office:value="0.868584" calcext:value-type="float">
            <text:p>0.868584</text:p>
          </table:table-cell>
          <table:table-cell office:value-type="string" calcext:value-type="string">
            <text:p><text:s/></text:p>
          </table:table-cell>
          <table:table-cell office:value-type="float" office:value="-1.57004" calcext:value-type="float">
            <text:p>-1.57004</text:p>
          </table:table-cell>
          <table:table-cell office:value-type="float" office:value="-0.710001" calcext:value-type="float">
            <text:p>-0.710001</text:p>
          </table:table-cell>
          <table:table-cell office:value-type="float" office:value="-1.57201" calcext:value-type="float">
            <text:p>-1.572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755103" calcext:value-type="float">
            <text:p>0.755103</text:p>
          </table:table-cell>
          <table:table-cell office:value-type="float" office:value="-0.826202" calcext:value-type="float">
            <text:p>-0.826202</text:p>
          </table:table-cell>
          <table:table-cell office:value-type="float" office:value="-0.800925" calcext:value-type="float">
            <text:p>-0.800925</text:p>
          </table:table-cell>
          <table:table-cell office:value-type="float" office:value="1.59555" calcext:value-type="float">
            <text:p>1.59555</text:p>
          </table:table-cell>
          <table:table-cell office:value-type="float" office:value="-0.234756" calcext:value-type="float">
            <text:p>-0.234756</text:p>
          </table:table-cell>
          <table:table-cell office:value-type="float" office:value="0.558361" calcext:value-type="float">
            <text:p>0.558361</text:p>
          </table:table-cell>
          <table:table-cell office:value-type="float" office:value="-1.08075" calcext:value-type="float">
            <text:p>-1.08075</text:p>
          </table:table-cell>
          <table:table-cell office:value-type="string" calcext:value-type="string">
            <text:p><text:s/></text:p>
          </table:table-cell>
          <table:table-cell office:value-type="float" office:value="0.318315" calcext:value-type="float">
            <text:p>0.318315</text:p>
          </table:table-cell>
          <table:table-cell office:value-type="float" office:value="-0.320317" calcext:value-type="float">
            <text:p>-0.320317</text:p>
          </table:table-cell>
          <table:table-cell office:value-type="float" office:value="0.868287" calcext:value-type="float">
            <text:p>0.868287</text:p>
          </table:table-cell>
          <table:table-cell office:value-type="string" calcext:value-type="string">
            <text:p><text:s/></text:p>
          </table:table-cell>
          <table:table-cell office:value-type="float" office:value="-1.57002" calcext:value-type="float">
            <text:p>-1.57002</text:p>
          </table:table-cell>
          <table:table-cell office:value-type="float" office:value="-0.720001" calcext:value-type="float">
            <text:p>-0.720001</text:p>
          </table:table-cell>
          <table:table-cell office:value-type="float" office:value="-1.57202" calcext:value-type="float">
            <text:p>-1.5720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755927" calcext:value-type="float">
            <text:p>0.755927</text:p>
          </table:table-cell>
          <table:table-cell office:value-type="float" office:value="-0.82757" calcext:value-type="float">
            <text:p>-0.82757</text:p>
          </table:table-cell>
          <table:table-cell office:value-type="float" office:value="-0.800001" calcext:value-type="float">
            <text:p>-0.800001</text:p>
          </table:table-cell>
          <table:table-cell office:value-type="float" office:value="1.59678" calcext:value-type="float">
            <text:p>1.59678</text:p>
          </table:table-cell>
          <table:table-cell office:value-type="float" office:value="-0.238748" calcext:value-type="float">
            <text:p>-0.238748</text:p>
          </table:table-cell>
          <table:table-cell office:value-type="float" office:value="0.558015" calcext:value-type="float">
            <text:p>0.558015</text:p>
          </table:table-cell>
          <table:table-cell office:value-type="float" office:value="-1.08766" calcext:value-type="float">
            <text:p>-1.08766</text:p>
          </table:table-cell>
          <table:table-cell office:value-type="string" calcext:value-type="string">
            <text:p><text:s/></text:p>
          </table:table-cell>
          <table:table-cell office:value-type="float" office:value="0.31829" calcext:value-type="float">
            <text:p>0.31829</text:p>
          </table:table-cell>
          <table:table-cell office:value-type="float" office:value="-0.319981" calcext:value-type="float">
            <text:p>-0.319981</text:p>
          </table:table-cell>
          <table:table-cell office:value-type="float" office:value="0.867987" calcext:value-type="float">
            <text:p>0.867987</text:p>
          </table:table-cell>
          <table:table-cell office:value-type="string" calcext:value-type="string">
            <text:p><text:s/></text:p>
          </table:table-cell>
          <table:table-cell office:value-type="float" office:value="-1.57001" calcext:value-type="float">
            <text:p>-1.57001</text:p>
          </table:table-cell>
          <table:table-cell office:value-type="float" office:value="-0.730001" calcext:value-type="float">
            <text:p>-0.730001</text:p>
          </table:table-cell>
          <table:table-cell office:value-type="float" office:value="-1.57202" calcext:value-type="float">
            <text:p>-1.5720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756754" calcext:value-type="float">
            <text:p>0.756754</text:p>
          </table:table-cell>
          <table:table-cell office:value-type="float" office:value="-0.828943" calcext:value-type="float">
            <text:p>-0.828943</text:p>
          </table:table-cell>
          <table:table-cell office:value-type="float" office:value="-0.799085" calcext:value-type="float">
            <text:p>-0.799085</text:p>
          </table:table-cell>
          <table:table-cell office:value-type="float" office:value="1.59803" calcext:value-type="float">
            <text:p>1.59803</text:p>
          </table:table-cell>
          <table:table-cell office:value-type="float" office:value="-0.242741" calcext:value-type="float">
            <text:p>-0.242741</text:p>
          </table:table-cell>
          <table:table-cell office:value-type="float" office:value="0.557673" calcext:value-type="float">
            <text:p>0.557673</text:p>
          </table:table-cell>
          <table:table-cell office:value-type="float" office:value="-1.09456" calcext:value-type="float">
            <text:p>-1.09456</text:p>
          </table:table-cell>
          <table:table-cell office:value-type="string" calcext:value-type="string">
            <text:p><text:s/></text:p>
          </table:table-cell>
          <table:table-cell office:value-type="float" office:value="0.318264" calcext:value-type="float">
            <text:p>0.318264</text:p>
          </table:table-cell>
          <table:table-cell office:value-type="float" office:value="-0.319648" calcext:value-type="float">
            <text:p>-0.319648</text:p>
          </table:table-cell>
          <table:table-cell office:value-type="float" office:value="0.867683" calcext:value-type="float">
            <text:p>0.867683</text:p>
          </table:table-cell>
          <table:table-cell office:value-type="string" calcext:value-type="string">
            <text:p><text:s/></text:p>
          </table:table-cell>
          <table:table-cell office:value-type="float" office:value="-1.56999" calcext:value-type="float">
            <text:p>-1.56999</text:p>
          </table:table-cell>
          <table:table-cell office:value-type="float" office:value="-0.740001" calcext:value-type="float">
            <text:p>-0.740001</text:p>
          </table:table-cell>
          <table:table-cell office:value-type="float" office:value="-1.57203" calcext:value-type="float">
            <text:p>-1.5720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757585" calcext:value-type="float">
            <text:p>0.757585</text:p>
          </table:table-cell>
          <table:table-cell office:value-type="float" office:value="-0.830319" calcext:value-type="float">
            <text:p>-0.830319</text:p>
          </table:table-cell>
          <table:table-cell office:value-type="float" office:value="-0.798177" calcext:value-type="float">
            <text:p>-0.798177</text:p>
          </table:table-cell>
          <table:table-cell office:value-type="float" office:value="1.59927" calcext:value-type="float">
            <text:p>1.59927</text:p>
          </table:table-cell>
          <table:table-cell office:value-type="float" office:value="-0.246736" calcext:value-type="float">
            <text:p>-0.246736</text:p>
          </table:table-cell>
          <table:table-cell office:value-type="float" office:value="0.557335" calcext:value-type="float">
            <text:p>0.557335</text:p>
          </table:table-cell>
          <table:table-cell office:value-type="float" office:value="-1.10147" calcext:value-type="float">
            <text:p>-1.10147</text:p>
          </table:table-cell>
          <table:table-cell office:value-type="string" calcext:value-type="string">
            <text:p><text:s/></text:p>
          </table:table-cell>
          <table:table-cell office:value-type="float" office:value="0.318239" calcext:value-type="float">
            <text:p>0.318239</text:p>
          </table:table-cell>
          <table:table-cell office:value-type="float" office:value="-0.319318" calcext:value-type="float">
            <text:p>-0.319318</text:p>
          </table:table-cell>
          <table:table-cell office:value-type="float" office:value="0.867376" calcext:value-type="float">
            <text:p>0.867376</text:p>
          </table:table-cell>
          <table:table-cell office:value-type="string" calcext:value-type="string">
            <text:p><text:s/></text:p>
          </table:table-cell>
          <table:table-cell office:value-type="float" office:value="-1.56998" calcext:value-type="float">
            <text:p>-1.56998</text:p>
          </table:table-cell>
          <table:table-cell office:value-type="float" office:value="-0.750001" calcext:value-type="float">
            <text:p>-0.750001</text:p>
          </table:table-cell>
          <table:table-cell office:value-type="float" office:value="-1.57204" calcext:value-type="float">
            <text:p>-1.5720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75842" calcext:value-type="float">
            <text:p>0.75842</text:p>
          </table:table-cell>
          <table:table-cell office:value-type="float" office:value="-0.8317" calcext:value-type="float">
            <text:p>-0.8317</text:p>
          </table:table-cell>
          <table:table-cell office:value-type="float" office:value="-0.797277" calcext:value-type="float">
            <text:p>-0.797277</text:p>
          </table:table-cell>
          <table:table-cell office:value-type="float" office:value="1.60051" calcext:value-type="float">
            <text:p>1.60051</text:p>
          </table:table-cell>
          <table:table-cell office:value-type="float" office:value="-0.250731" calcext:value-type="float">
            <text:p>-0.250731</text:p>
          </table:table-cell>
          <table:table-cell office:value-type="float" office:value="0.557001" calcext:value-type="float">
            <text:p>0.557001</text:p>
          </table:table-cell>
          <table:table-cell office:value-type="float" office:value="-1.10838" calcext:value-type="float">
            <text:p>-1.10838</text:p>
          </table:table-cell>
          <table:table-cell office:value-type="string" calcext:value-type="string">
            <text:p><text:s/></text:p>
          </table:table-cell>
          <table:table-cell office:value-type="float" office:value="0.318213" calcext:value-type="float">
            <text:p>0.318213</text:p>
          </table:table-cell>
          <table:table-cell office:value-type="float" office:value="-0.318991" calcext:value-type="float">
            <text:p>-0.318991</text:p>
          </table:table-cell>
          <table:table-cell office:value-type="float" office:value="0.867066" calcext:value-type="float">
            <text:p>0.867066</text:p>
          </table:table-cell>
          <table:table-cell office:value-type="string" calcext:value-type="string">
            <text:p><text:s/></text:p>
          </table:table-cell>
          <table:table-cell office:value-type="float" office:value="-1.56996" calcext:value-type="float">
            <text:p>-1.56996</text:p>
          </table:table-cell>
          <table:table-cell office:value-type="float" office:value="-0.760001" calcext:value-type="float">
            <text:p>-0.760001</text:p>
          </table:table-cell>
          <table:table-cell office:value-type="float" office:value="-1.57204" calcext:value-type="float">
            <text:p>-1.5720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759259" calcext:value-type="float">
            <text:p>0.759259</text:p>
          </table:table-cell>
          <table:table-cell office:value-type="float" office:value="-0.833084" calcext:value-type="float">
            <text:p>-0.833084</text:p>
          </table:table-cell>
          <table:table-cell office:value-type="float" office:value="-0.796386" calcext:value-type="float">
            <text:p>-0.796386</text:p>
          </table:table-cell>
          <table:table-cell office:value-type="float" office:value="1.60176" calcext:value-type="float">
            <text:p>1.60176</text:p>
          </table:table-cell>
          <table:table-cell office:value-type="float" office:value="-0.254727" calcext:value-type="float">
            <text:p>-0.254727</text:p>
          </table:table-cell>
          <table:table-cell office:value-type="float" office:value="0.556671" calcext:value-type="float">
            <text:p>0.556671</text:p>
          </table:table-cell>
          <table:table-cell office:value-type="float" office:value="-1.1153" calcext:value-type="float">
            <text:p>-1.1153</text:p>
          </table:table-cell>
          <table:table-cell office:value-type="string" calcext:value-type="string">
            <text:p><text:s/></text:p>
          </table:table-cell>
          <table:table-cell office:value-type="float" office:value="0.318187" calcext:value-type="float">
            <text:p>0.318187</text:p>
          </table:table-cell>
          <table:table-cell office:value-type="float" office:value="-0.318668" calcext:value-type="float">
            <text:p>-0.318668</text:p>
          </table:table-cell>
          <table:table-cell office:value-type="float" office:value="0.866753" calcext:value-type="float">
            <text:p>0.866753</text:p>
          </table:table-cell>
          <table:table-cell office:value-type="string" calcext:value-type="string">
            <text:p><text:s/></text:p>
          </table:table-cell>
          <table:table-cell office:value-type="float" office:value="-1.56995" calcext:value-type="float">
            <text:p>-1.56995</text:p>
          </table:table-cell>
          <table:table-cell office:value-type="float" office:value="-0.770001" calcext:value-type="float">
            <text:p>-0.770001</text:p>
          </table:table-cell>
          <table:table-cell office:value-type="float" office:value="-1.57205" calcext:value-type="float">
            <text:p>-1.5720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760102" calcext:value-type="float">
            <text:p>0.760102</text:p>
          </table:table-cell>
          <table:table-cell office:value-type="float" office:value="-0.834473" calcext:value-type="float">
            <text:p>-0.834473</text:p>
          </table:table-cell>
          <table:table-cell office:value-type="float" office:value="-0.795502" calcext:value-type="float">
            <text:p>-0.795502</text:p>
          </table:table-cell>
          <table:table-cell office:value-type="float" office:value="1.60301" calcext:value-type="float">
            <text:p>1.60301</text:p>
          </table:table-cell>
          <table:table-cell office:value-type="float" office:value="-0.258725" calcext:value-type="float">
            <text:p>-0.258725</text:p>
          </table:table-cell>
          <table:table-cell office:value-type="float" office:value="0.556346" calcext:value-type="float">
            <text:p>0.556346</text:p>
          </table:table-cell>
          <table:table-cell office:value-type="float" office:value="-1.12222" calcext:value-type="float">
            <text:p>-1.12222</text:p>
          </table:table-cell>
          <table:table-cell office:value-type="string" calcext:value-type="string">
            <text:p><text:s/></text:p>
          </table:table-cell>
          <table:table-cell office:value-type="float" office:value="0.318162" calcext:value-type="float">
            <text:p>0.318162</text:p>
          </table:table-cell>
          <table:table-cell office:value-type="float" office:value="-0.318347" calcext:value-type="float">
            <text:p>-0.318347</text:p>
          </table:table-cell>
          <table:table-cell office:value-type="float" office:value="0.866436" calcext:value-type="float">
            <text:p>0.866436</text:p>
          </table:table-cell>
          <table:table-cell office:value-type="string" calcext:value-type="string">
            <text:p><text:s/></text:p>
          </table:table-cell>
          <table:table-cell office:value-type="float" office:value="-1.56993" calcext:value-type="float">
            <text:p>-1.56993</text:p>
          </table:table-cell>
          <table:table-cell office:value-type="float" office:value="-0.780001" calcext:value-type="float">
            <text:p>-0.780001</text:p>
          </table:table-cell>
          <table:table-cell office:value-type="float" office:value="-1.57206" calcext:value-type="float">
            <text:p>-1.5720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76095" calcext:value-type="float">
            <text:p>0.76095</text:p>
          </table:table-cell>
          <table:table-cell office:value-type="float" office:value="-0.835865" calcext:value-type="float">
            <text:p>-0.835865</text:p>
          </table:table-cell>
          <table:table-cell office:value-type="float" office:value="-0.794627" calcext:value-type="float">
            <text:p>-0.794627</text:p>
          </table:table-cell>
          <table:table-cell office:value-type="float" office:value="1.60427" calcext:value-type="float">
            <text:p>1.60427</text:p>
          </table:table-cell>
          <table:table-cell office:value-type="float" office:value="-0.262723" calcext:value-type="float">
            <text:p>-0.262723</text:p>
          </table:table-cell>
          <table:table-cell office:value-type="float" office:value="0.556024" calcext:value-type="float">
            <text:p>0.556024</text:p>
          </table:table-cell>
          <table:table-cell office:value-type="float" office:value="-1.12914" calcext:value-type="float">
            <text:p>-1.12914</text:p>
          </table:table-cell>
          <table:table-cell office:value-type="string" calcext:value-type="string">
            <text:p><text:s/></text:p>
          </table:table-cell>
          <table:table-cell office:value-type="float" office:value="0.318136" calcext:value-type="float">
            <text:p>0.318136</text:p>
          </table:table-cell>
          <table:table-cell office:value-type="float" office:value="-0.318029" calcext:value-type="float">
            <text:p>-0.318029</text:p>
          </table:table-cell>
          <table:table-cell office:value-type="float" office:value="0.866117" calcext:value-type="float">
            <text:p>0.866117</text:p>
          </table:table-cell>
          <table:table-cell office:value-type="string" calcext:value-type="string">
            <text:p><text:s/></text:p>
          </table:table-cell>
          <table:table-cell office:value-type="float" office:value="-1.56992" calcext:value-type="float">
            <text:p>-1.56992</text:p>
          </table:table-cell>
          <table:table-cell office:value-type="float" office:value="-0.790001" calcext:value-type="float">
            <text:p>-0.790001</text:p>
          </table:table-cell>
          <table:table-cell office:value-type="float" office:value="-1.57206" calcext:value-type="float">
            <text:p>-1.5720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761801" calcext:value-type="float">
            <text:p>0.761801</text:p>
          </table:table-cell>
          <table:table-cell office:value-type="float" office:value="-0.837261" calcext:value-type="float">
            <text:p>-0.837261</text:p>
          </table:table-cell>
          <table:table-cell office:value-type="float" office:value="-0.79376" calcext:value-type="float">
            <text:p>-0.79376</text:p>
          </table:table-cell>
          <table:table-cell office:value-type="float" office:value="1.60552" calcext:value-type="float">
            <text:p>1.60552</text:p>
          </table:table-cell>
          <table:table-cell office:value-type="float" office:value="-0.266723" calcext:value-type="float">
            <text:p>-0.266723</text:p>
          </table:table-cell>
          <table:table-cell office:value-type="float" office:value="0.555708" calcext:value-type="float">
            <text:p>0.555708</text:p>
          </table:table-cell>
          <table:table-cell office:value-type="float" office:value="-1.13606" calcext:value-type="float">
            <text:p>-1.13606</text:p>
          </table:table-cell>
          <table:table-cell office:value-type="string" calcext:value-type="string">
            <text:p><text:s/></text:p>
          </table:table-cell>
          <table:table-cell office:value-type="float" office:value="0.318111" calcext:value-type="float">
            <text:p>0.318111</text:p>
          </table:table-cell>
          <table:table-cell office:value-type="float" office:value="-0.317715" calcext:value-type="float">
            <text:p>-0.317715</text:p>
          </table:table-cell>
          <table:table-cell office:value-type="float" office:value="0.865794" calcext:value-type="float">
            <text:p>0.865794</text:p>
          </table:table-cell>
          <table:table-cell office:value-type="string" calcext:value-type="string">
            <text:p><text:s/></text:p>
          </table:table-cell>
          <table:table-cell office:value-type="float" office:value="-1.5699" calcext:value-type="float">
            <text:p>-1.5699</text:p>
          </table:table-cell>
          <table:table-cell office:value-type="float" office:value="-0.800001" calcext:value-type="float">
            <text:p>-0.800001</text:p>
          </table:table-cell>
          <table:table-cell office:value-type="float" office:value="-1.57207" calcext:value-type="float">
            <text:p>-1.5720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762657" calcext:value-type="float">
            <text:p>0.762657</text:p>
          </table:table-cell>
          <table:table-cell office:value-type="float" office:value="-0.838662" calcext:value-type="float">
            <text:p>-0.838662</text:p>
          </table:table-cell>
          <table:table-cell office:value-type="float" office:value="-0.792901" calcext:value-type="float">
            <text:p>-0.792901</text:p>
          </table:table-cell>
          <table:table-cell office:value-type="float" office:value="1.60678" calcext:value-type="float">
            <text:p>1.60678</text:p>
          </table:table-cell>
          <table:table-cell office:value-type="float" office:value="-0.270723" calcext:value-type="float">
            <text:p>-0.270723</text:p>
          </table:table-cell>
          <table:table-cell office:value-type="float" office:value="0.555396" calcext:value-type="float">
            <text:p>0.555396</text:p>
          </table:table-cell>
          <table:table-cell office:value-type="float" office:value="-1.14299" calcext:value-type="float">
            <text:p>-1.14299</text:p>
          </table:table-cell>
          <table:table-cell office:value-type="string" calcext:value-type="string">
            <text:p><text:s/></text:p>
          </table:table-cell>
          <table:table-cell office:value-type="float" office:value="0.318085" calcext:value-type="float">
            <text:p>0.318085</text:p>
          </table:table-cell>
          <table:table-cell office:value-type="float" office:value="-0.317404" calcext:value-type="float">
            <text:p>-0.317404</text:p>
          </table:table-cell>
          <table:table-cell office:value-type="float" office:value="0.865468" calcext:value-type="float">
            <text:p>0.865468</text:p>
          </table:table-cell>
          <table:table-cell office:value-type="string" calcext:value-type="string">
            <text:p><text:s/></text:p>
          </table:table-cell>
          <table:table-cell office:value-type="float" office:value="-1.56988" calcext:value-type="float">
            <text:p>-1.56988</text:p>
          </table:table-cell>
          <table:table-cell office:value-type="float" office:value="-0.810001" calcext:value-type="float">
            <text:p>-0.810001</text:p>
          </table:table-cell>
          <table:table-cell office:value-type="float" office:value="-1.57208" calcext:value-type="float">
            <text:p>-1.5720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763516" calcext:value-type="float">
            <text:p>0.763516</text:p>
          </table:table-cell>
          <table:table-cell office:value-type="float" office:value="-0.840066" calcext:value-type="float">
            <text:p>-0.840066</text:p>
          </table:table-cell>
          <table:table-cell office:value-type="float" office:value="-0.792051" calcext:value-type="float">
            <text:p>-0.792051</text:p>
          </table:table-cell>
          <table:table-cell office:value-type="float" office:value="1.60804" calcext:value-type="float">
            <text:p>1.60804</text:p>
          </table:table-cell>
          <table:table-cell office:value-type="float" office:value="-0.274724" calcext:value-type="float">
            <text:p>-0.274724</text:p>
          </table:table-cell>
          <table:table-cell office:value-type="float" office:value="0.555088" calcext:value-type="float">
            <text:p>0.555088</text:p>
          </table:table-cell>
          <table:table-cell office:value-type="float" office:value="-1.14993" calcext:value-type="float">
            <text:p>-1.14993</text:p>
          </table:table-cell>
          <table:table-cell office:value-type="string" calcext:value-type="string">
            <text:p><text:s/></text:p>
          </table:table-cell>
          <table:table-cell office:value-type="float" office:value="0.318059" calcext:value-type="float">
            <text:p>0.318059</text:p>
          </table:table-cell>
          <table:table-cell office:value-type="float" office:value="-0.317096" calcext:value-type="float">
            <text:p>-0.317096</text:p>
          </table:table-cell>
          <table:table-cell office:value-type="float" office:value="0.865139" calcext:value-type="float">
            <text:p>0.865139</text:p>
          </table:table-cell>
          <table:table-cell office:value-type="string" calcext:value-type="string">
            <text:p><text:s/></text:p>
          </table:table-cell>
          <table:table-cell office:value-type="float" office:value="-1.56987" calcext:value-type="float">
            <text:p>-1.56987</text:p>
          </table:table-cell>
          <table:table-cell office:value-type="float" office:value="-0.820001" calcext:value-type="float">
            <text:p>-0.820001</text:p>
          </table:table-cell>
          <table:table-cell office:value-type="float" office:value="-1.57209" calcext:value-type="float">
            <text:p>-1.572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76438" calcext:value-type="float">
            <text:p>0.76438</text:p>
          </table:table-cell>
          <table:table-cell office:value-type="float" office:value="-0.841475" calcext:value-type="float">
            <text:p>-0.841475</text:p>
          </table:table-cell>
          <table:table-cell office:value-type="float" office:value="-0.791208" calcext:value-type="float">
            <text:p>-0.791208</text:p>
          </table:table-cell>
          <table:table-cell office:value-type="float" office:value="1.6093" calcext:value-type="float">
            <text:p>1.6093</text:p>
          </table:table-cell>
          <table:table-cell office:value-type="float" office:value="-0.278727" calcext:value-type="float">
            <text:p>-0.278727</text:p>
          </table:table-cell>
          <table:table-cell office:value-type="float" office:value="0.554785" calcext:value-type="float">
            <text:p>0.554785</text:p>
          </table:table-cell>
          <table:table-cell office:value-type="float" office:value="-1.15686" calcext:value-type="float">
            <text:p>-1.15686</text:p>
          </table:table-cell>
          <table:table-cell office:value-type="string" calcext:value-type="string">
            <text:p><text:s/></text:p>
          </table:table-cell>
          <table:table-cell office:value-type="float" office:value="0.318034" calcext:value-type="float">
            <text:p>0.318034</text:p>
          </table:table-cell>
          <table:table-cell office:value-type="float" office:value="-0.316791" calcext:value-type="float">
            <text:p>-0.316791</text:p>
          </table:table-cell>
          <table:table-cell office:value-type="float" office:value="0.864807" calcext:value-type="float">
            <text:p>0.864807</text:p>
          </table:table-cell>
          <table:table-cell office:value-type="string" calcext:value-type="string">
            <text:p><text:s/></text:p>
          </table:table-cell>
          <table:table-cell office:value-type="float" office:value="-1.56985" calcext:value-type="float">
            <text:p>-1.56985</text:p>
          </table:table-cell>
          <table:table-cell office:value-type="float" office:value="-0.830001" calcext:value-type="float">
            <text:p>-0.830001</text:p>
          </table:table-cell>
          <table:table-cell office:value-type="float" office:value="-1.5721" calcext:value-type="float">
            <text:p>-1.572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65249" calcext:value-type="float">
            <text:p>0.765249</text:p>
          </table:table-cell>
          <table:table-cell office:value-type="float" office:value="-0.842887" calcext:value-type="float">
            <text:p>-0.842887</text:p>
          </table:table-cell>
          <table:table-cell office:value-type="float" office:value="-0.790374" calcext:value-type="float">
            <text:p>-0.790374</text:p>
          </table:table-cell>
          <table:table-cell office:value-type="float" office:value="1.61057" calcext:value-type="float">
            <text:p>1.61057</text:p>
          </table:table-cell>
          <table:table-cell office:value-type="float" office:value="-0.28273" calcext:value-type="float">
            <text:p>-0.28273</text:p>
          </table:table-cell>
          <table:table-cell office:value-type="float" office:value="0.554487" calcext:value-type="float">
            <text:p>0.554487</text:p>
          </table:table-cell>
          <table:table-cell office:value-type="float" office:value="-1.1638" calcext:value-type="float">
            <text:p>-1.1638</text:p>
          </table:table-cell>
          <table:table-cell office:value-type="string" calcext:value-type="string">
            <text:p><text:s/></text:p>
          </table:table-cell>
          <table:table-cell office:value-type="float" office:value="0.318008" calcext:value-type="float">
            <text:p>0.318008</text:p>
          </table:table-cell>
          <table:table-cell office:value-type="float" office:value="-0.31649" calcext:value-type="float">
            <text:p>-0.31649</text:p>
          </table:table-cell>
          <table:table-cell office:value-type="float" office:value="0.864472" calcext:value-type="float">
            <text:p>0.864472</text:p>
          </table:table-cell>
          <table:table-cell office:value-type="string" calcext:value-type="string">
            <text:p><text:s/></text:p>
          </table:table-cell>
          <table:table-cell office:value-type="float" office:value="-1.56983" calcext:value-type="float">
            <text:p>-1.56983</text:p>
          </table:table-cell>
          <table:table-cell office:value-type="float" office:value="-0.840001" calcext:value-type="float">
            <text:p>-0.840001</text:p>
          </table:table-cell>
          <table:table-cell office:value-type="float" office:value="-1.57211" calcext:value-type="float">
            <text:p>-1.5721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766121" calcext:value-type="float">
            <text:p>0.766121</text:p>
          </table:table-cell>
          <table:table-cell office:value-type="float" office:value="-0.844304" calcext:value-type="float">
            <text:p>-0.844304</text:p>
          </table:table-cell>
          <table:table-cell office:value-type="float" office:value="-0.789549" calcext:value-type="float">
            <text:p>-0.789549</text:p>
          </table:table-cell>
          <table:table-cell office:value-type="float" office:value="1.61183" calcext:value-type="float">
            <text:p>1.61183</text:p>
          </table:table-cell>
          <table:table-cell office:value-type="float" office:value="-0.286733" calcext:value-type="float">
            <text:p>-0.286733</text:p>
          </table:table-cell>
          <table:table-cell office:value-type="float" office:value="0.554194" calcext:value-type="float">
            <text:p>0.554194</text:p>
          </table:table-cell>
          <table:table-cell office:value-type="float" office:value="-1.17075" calcext:value-type="float">
            <text:p>-1.17075</text:p>
          </table:table-cell>
          <table:table-cell office:value-type="string" calcext:value-type="string">
            <text:p><text:s/></text:p>
          </table:table-cell>
          <table:table-cell office:value-type="float" office:value="0.317983" calcext:value-type="float">
            <text:p>0.317983</text:p>
          </table:table-cell>
          <table:table-cell office:value-type="float" office:value="-0.316192" calcext:value-type="float">
            <text:p>-0.316192</text:p>
          </table:table-cell>
          <table:table-cell office:value-type="float" office:value="0.864134" calcext:value-type="float">
            <text:p>0.864134</text:p>
          </table:table-cell>
          <table:table-cell office:value-type="string" calcext:value-type="string">
            <text:p><text:s/></text:p>
          </table:table-cell>
          <table:table-cell office:value-type="float" office:value="-1.56982" calcext:value-type="float">
            <text:p>-1.56982</text:p>
          </table:table-cell>
          <table:table-cell office:value-type="float" office:value="-0.850001" calcext:value-type="float">
            <text:p>-0.850001</text:p>
          </table:table-cell>
          <table:table-cell office:value-type="float" office:value="-1.57212" calcext:value-type="float">
            <text:p>-1.5721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766998" calcext:value-type="float">
            <text:p>0.766998</text:p>
          </table:table-cell>
          <table:table-cell office:value-type="float" office:value="-0.845725" calcext:value-type="float">
            <text:p>-0.845725</text:p>
          </table:table-cell>
          <table:table-cell office:value-type="float" office:value="-0.788731" calcext:value-type="float">
            <text:p>-0.788731</text:p>
          </table:table-cell>
          <table:table-cell office:value-type="float" office:value="1.6131" calcext:value-type="float">
            <text:p>1.6131</text:p>
          </table:table-cell>
          <table:table-cell office:value-type="float" office:value="-0.290738" calcext:value-type="float">
            <text:p>-0.290738</text:p>
          </table:table-cell>
          <table:table-cell office:value-type="float" office:value="0.553905" calcext:value-type="float">
            <text:p>0.553905</text:p>
          </table:table-cell>
          <table:table-cell office:value-type="float" office:value="-1.1777" calcext:value-type="float">
            <text:p>-1.1777</text:p>
          </table:table-cell>
          <table:table-cell office:value-type="string" calcext:value-type="string">
            <text:p><text:s/></text:p>
          </table:table-cell>
          <table:table-cell office:value-type="float" office:value="0.317957" calcext:value-type="float">
            <text:p>0.317957</text:p>
          </table:table-cell>
          <table:table-cell office:value-type="float" office:value="-0.315898" calcext:value-type="float">
            <text:p>-0.315898</text:p>
          </table:table-cell>
          <table:table-cell office:value-type="float" office:value="0.863792" calcext:value-type="float">
            <text:p>0.863792</text:p>
          </table:table-cell>
          <table:table-cell office:value-type="string" calcext:value-type="string">
            <text:p><text:s/></text:p>
          </table:table-cell>
          <table:table-cell office:value-type="float" office:value="-1.5698" calcext:value-type="float">
            <text:p>-1.5698</text:p>
          </table:table-cell>
          <table:table-cell office:value-type="float" office:value="-0.860001" calcext:value-type="float">
            <text:p>-0.860001</text:p>
          </table:table-cell>
          <table:table-cell office:value-type="float" office:value="-1.57213" calcext:value-type="float">
            <text:p>-1.5721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767879" calcext:value-type="float">
            <text:p>0.767879</text:p>
          </table:table-cell>
          <table:table-cell office:value-type="float" office:value="-0.847149" calcext:value-type="float">
            <text:p>-0.847149</text:p>
          </table:table-cell>
          <table:table-cell office:value-type="float" office:value="-0.787922" calcext:value-type="float">
            <text:p>-0.787922</text:p>
          </table:table-cell>
          <table:table-cell office:value-type="float" office:value="1.61437" calcext:value-type="float">
            <text:p>1.61437</text:p>
          </table:table-cell>
          <table:table-cell office:value-type="float" office:value="-0.294743" calcext:value-type="float">
            <text:p>-0.294743</text:p>
          </table:table-cell>
          <table:table-cell office:value-type="float" office:value="0.553622" calcext:value-type="float">
            <text:p>0.553622</text:p>
          </table:table-cell>
          <table:table-cell office:value-type="float" office:value="-1.18465" calcext:value-type="float">
            <text:p>-1.18465</text:p>
          </table:table-cell>
          <table:table-cell office:value-type="string" calcext:value-type="string">
            <text:p><text:s/></text:p>
          </table:table-cell>
          <table:table-cell office:value-type="float" office:value="0.317932" calcext:value-type="float">
            <text:p>0.317932</text:p>
          </table:table-cell>
          <table:table-cell office:value-type="float" office:value="-0.315607" calcext:value-type="float">
            <text:p>-0.315607</text:p>
          </table:table-cell>
          <table:table-cell office:value-type="float" office:value="0.863449" calcext:value-type="float">
            <text:p>0.863449</text:p>
          </table:table-cell>
          <table:table-cell office:value-type="string" calcext:value-type="string">
            <text:p><text:s/></text:p>
          </table:table-cell>
          <table:table-cell office:value-type="float" office:value="-1.56978" calcext:value-type="float">
            <text:p>-1.56978</text:p>
          </table:table-cell>
          <table:table-cell office:value-type="float" office:value="-0.870001" calcext:value-type="float">
            <text:p>-0.870001</text:p>
          </table:table-cell>
          <table:table-cell office:value-type="float" office:value="-1.57214" calcext:value-type="float">
            <text:p>-1.5721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768765" calcext:value-type="float">
            <text:p>0.768765</text:p>
          </table:table-cell>
          <table:table-cell office:value-type="float" office:value="-0.848578" calcext:value-type="float">
            <text:p>-0.848578</text:p>
          </table:table-cell>
          <table:table-cell office:value-type="float" office:value="-0.787121" calcext:value-type="float">
            <text:p>-0.787121</text:p>
          </table:table-cell>
          <table:table-cell office:value-type="float" office:value="1.61564" calcext:value-type="float">
            <text:p>1.61564</text:p>
          </table:table-cell>
          <table:table-cell office:value-type="float" office:value="-0.298749" calcext:value-type="float">
            <text:p>-0.298749</text:p>
          </table:table-cell>
          <table:table-cell office:value-type="float" office:value="0.553343" calcext:value-type="float">
            <text:p>0.553343</text:p>
          </table:table-cell>
          <table:table-cell office:value-type="float" office:value="-1.19161" calcext:value-type="float">
            <text:p>-1.19161</text:p>
          </table:table-cell>
          <table:table-cell office:value-type="string" calcext:value-type="string">
            <text:p><text:s/></text:p>
          </table:table-cell>
          <table:table-cell office:value-type="float" office:value="0.317906" calcext:value-type="float">
            <text:p>0.317906</text:p>
          </table:table-cell>
          <table:table-cell office:value-type="float" office:value="-0.315319" calcext:value-type="float">
            <text:p>-0.315319</text:p>
          </table:table-cell>
          <table:table-cell office:value-type="float" office:value="0.863102" calcext:value-type="float">
            <text:p>0.863102</text:p>
          </table:table-cell>
          <table:table-cell office:value-type="string" calcext:value-type="string">
            <text:p><text:s/></text:p>
          </table:table-cell>
          <table:table-cell office:value-type="float" office:value="-1.56976" calcext:value-type="float">
            <text:p>-1.56976</text:p>
          </table:table-cell>
          <table:table-cell office:value-type="float" office:value="-0.880001" calcext:value-type="float">
            <text:p>-0.880001</text:p>
          </table:table-cell>
          <table:table-cell office:value-type="float" office:value="-1.57215" calcext:value-type="float">
            <text:p>-1.5721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769655" calcext:value-type="float">
            <text:p>0.769655</text:p>
          </table:table-cell>
          <table:table-cell office:value-type="float" office:value="-0.850011" calcext:value-type="float">
            <text:p>-0.850011</text:p>
          </table:table-cell>
          <table:table-cell office:value-type="float" office:value="-0.786328" calcext:value-type="float">
            <text:p>-0.786328</text:p>
          </table:table-cell>
          <table:table-cell office:value-type="float" office:value="1.61691" calcext:value-type="float">
            <text:p>1.61691</text:p>
          </table:table-cell>
          <table:table-cell office:value-type="float" office:value="-0.302756" calcext:value-type="float">
            <text:p>-0.302756</text:p>
          </table:table-cell>
          <table:table-cell office:value-type="float" office:value="0.55307" calcext:value-type="float">
            <text:p>0.55307</text:p>
          </table:table-cell>
          <table:table-cell office:value-type="float" office:value="-1.19857" calcext:value-type="float">
            <text:p>-1.19857</text:p>
          </table:table-cell>
          <table:table-cell office:value-type="string" calcext:value-type="string">
            <text:p><text:s/></text:p>
          </table:table-cell>
          <table:table-cell office:value-type="float" office:value="0.31788" calcext:value-type="float">
            <text:p>0.31788</text:p>
          </table:table-cell>
          <table:table-cell office:value-type="float" office:value="-0.315035" calcext:value-type="float">
            <text:p>-0.315035</text:p>
          </table:table-cell>
          <table:table-cell office:value-type="float" office:value="0.862752" calcext:value-type="float">
            <text:p>0.862752</text:p>
          </table:table-cell>
          <table:table-cell office:value-type="string" calcext:value-type="string">
            <text:p><text:s/></text:p>
          </table:table-cell>
          <table:table-cell office:value-type="float" office:value="-1.56974" calcext:value-type="float">
            <text:p>-1.56974</text:p>
          </table:table-cell>
          <table:table-cell office:value-type="float" office:value="-0.890001" calcext:value-type="float">
            <text:p>-0.890001</text:p>
          </table:table-cell>
          <table:table-cell office:value-type="float" office:value="-1.57216" calcext:value-type="float">
            <text:p>-1.5721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770549" calcext:value-type="float">
            <text:p>0.770549</text:p>
          </table:table-cell>
          <table:table-cell office:value-type="float" office:value="-0.851448" calcext:value-type="float">
            <text:p>-0.851448</text:p>
          </table:table-cell>
          <table:table-cell office:value-type="float" office:value="-0.785544" calcext:value-type="float">
            <text:p>-0.785544</text:p>
          </table:table-cell>
          <table:table-cell office:value-type="float" office:value="1.61818" calcext:value-type="float">
            <text:p>1.61818</text:p>
          </table:table-cell>
          <table:table-cell office:value-type="float" office:value="-0.306763" calcext:value-type="float">
            <text:p>-0.306763</text:p>
          </table:table-cell>
          <table:table-cell office:value-type="float" office:value="0.552802" calcext:value-type="float">
            <text:p>0.552802</text:p>
          </table:table-cell>
          <table:table-cell office:value-type="float" office:value="-1.20553" calcext:value-type="float">
            <text:p>-1.20553</text:p>
          </table:table-cell>
          <table:table-cell office:value-type="string" calcext:value-type="string">
            <text:p><text:s/></text:p>
          </table:table-cell>
          <table:table-cell office:value-type="float" office:value="0.317855" calcext:value-type="float">
            <text:p>0.317855</text:p>
          </table:table-cell>
          <table:table-cell office:value-type="float" office:value="-0.314754" calcext:value-type="float">
            <text:p>-0.314754</text:p>
          </table:table-cell>
          <table:table-cell office:value-type="float" office:value="0.8624" calcext:value-type="float">
            <text:p>0.8624</text:p>
          </table:table-cell>
          <table:table-cell office:value-type="string" calcext:value-type="string">
            <text:p><text:s/></text:p>
          </table:table-cell>
          <table:table-cell office:value-type="float" office:value="-1.56972" calcext:value-type="float">
            <text:p>-1.56972</text:p>
          </table:table-cell>
          <table:table-cell office:value-type="float" office:value="-0.900001" calcext:value-type="float">
            <text:p>-0.900001</text:p>
          </table:table-cell>
          <table:table-cell office:value-type="float" office:value="-1.57218" calcext:value-type="float">
            <text:p>-1.5721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771448" calcext:value-type="float">
            <text:p>0.771448</text:p>
          </table:table-cell>
          <table:table-cell office:value-type="float" office:value="-0.852889" calcext:value-type="float">
            <text:p>-0.852889</text:p>
          </table:table-cell>
          <table:table-cell office:value-type="float" office:value="-0.784768" calcext:value-type="float">
            <text:p>-0.784768</text:p>
          </table:table-cell>
          <table:table-cell office:value-type="float" office:value="1.61946" calcext:value-type="float">
            <text:p>1.61946</text:p>
          </table:table-cell>
          <table:table-cell office:value-type="float" office:value="-0.310771" calcext:value-type="float">
            <text:p>-0.310771</text:p>
          </table:table-cell>
          <table:table-cell office:value-type="float" office:value="0.552539" calcext:value-type="float">
            <text:p>0.552539</text:p>
          </table:table-cell>
          <table:table-cell office:value-type="float" office:value="-1.2125" calcext:value-type="float">
            <text:p>-1.2125</text:p>
          </table:table-cell>
          <table:table-cell office:value-type="string" calcext:value-type="string">
            <text:p><text:s/></text:p>
          </table:table-cell>
          <table:table-cell office:value-type="float" office:value="0.317829" calcext:value-type="float">
            <text:p>0.317829</text:p>
          </table:table-cell>
          <table:table-cell office:value-type="float" office:value="-0.314477" calcext:value-type="float">
            <text:p>-0.314477</text:p>
          </table:table-cell>
          <table:table-cell office:value-type="float" office:value="0.862044" calcext:value-type="float">
            <text:p>0.862044</text:p>
          </table:table-cell>
          <table:table-cell office:value-type="string" calcext:value-type="string">
            <text:p><text:s/></text:p>
          </table:table-cell>
          <table:table-cell office:value-type="float" office:value="-1.5697" calcext:value-type="float">
            <text:p>-1.5697</text:p>
          </table:table-cell>
          <table:table-cell office:value-type="float" office:value="-0.910001" calcext:value-type="float">
            <text:p>-0.910001</text:p>
          </table:table-cell>
          <table:table-cell office:value-type="float" office:value="-1.57219" calcext:value-type="float">
            <text:p>-1.5721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772351" calcext:value-type="float">
            <text:p>0.772351</text:p>
          </table:table-cell>
          <table:table-cell office:value-type="float" office:value="-0.854335" calcext:value-type="float">
            <text:p>-0.854335</text:p>
          </table:table-cell>
          <table:table-cell office:value-type="float" office:value="-0.784001" calcext:value-type="float">
            <text:p>-0.784001</text:p>
          </table:table-cell>
          <table:table-cell office:value-type="float" office:value="1.62073" calcext:value-type="float">
            <text:p>1.62073</text:p>
          </table:table-cell>
          <table:table-cell office:value-type="float" office:value="-0.314779" calcext:value-type="float">
            <text:p>-0.314779</text:p>
          </table:table-cell>
          <table:table-cell office:value-type="float" office:value="0.552281" calcext:value-type="float">
            <text:p>0.552281</text:p>
          </table:table-cell>
          <table:table-cell office:value-type="float" office:value="-1.21948" calcext:value-type="float">
            <text:p>-1.21948</text:p>
          </table:table-cell>
          <table:table-cell office:value-type="string" calcext:value-type="string">
            <text:p><text:s/></text:p>
          </table:table-cell>
          <table:table-cell office:value-type="float" office:value="0.317804" calcext:value-type="float">
            <text:p>0.317804</text:p>
          </table:table-cell>
          <table:table-cell office:value-type="float" office:value="-0.314203" calcext:value-type="float">
            <text:p>-0.314203</text:p>
          </table:table-cell>
          <table:table-cell office:value-type="float" office:value="0.861686" calcext:value-type="float">
            <text:p>0.861686</text:p>
          </table:table-cell>
          <table:table-cell office:value-type="string" calcext:value-type="string">
            <text:p><text:s/></text:p>
          </table:table-cell>
          <table:table-cell office:value-type="float" office:value="-1.56968" calcext:value-type="float">
            <text:p>-1.56968</text:p>
          </table:table-cell>
          <table:table-cell office:value-type="float" office:value="-0.920001" calcext:value-type="float">
            <text:p>-0.920001</text:p>
          </table:table-cell>
          <table:table-cell office:value-type="float" office:value="-1.5722" calcext:value-type="float">
            <text:p>-1.572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73259" calcext:value-type="float">
            <text:p>0.773259</text:p>
          </table:table-cell>
          <table:table-cell office:value-type="float" office:value="-0.855784" calcext:value-type="float">
            <text:p>-0.855784</text:p>
          </table:table-cell>
          <table:table-cell office:value-type="float" office:value="-0.783241" calcext:value-type="float">
            <text:p>-0.783241</text:p>
          </table:table-cell>
          <table:table-cell office:value-type="float" office:value="1.622" calcext:value-type="float">
            <text:p>1.622</text:p>
          </table:table-cell>
          <table:table-cell office:value-type="float" office:value="-0.318788" calcext:value-type="float">
            <text:p>-0.318788</text:p>
          </table:table-cell>
          <table:table-cell office:value-type="float" office:value="0.552029" calcext:value-type="float">
            <text:p>0.552029</text:p>
          </table:table-cell>
          <table:table-cell office:value-type="float" office:value="-1.22646" calcext:value-type="float">
            <text:p>-1.22646</text:p>
          </table:table-cell>
          <table:table-cell office:value-type="string" calcext:value-type="string">
            <text:p><text:s/></text:p>
          </table:table-cell>
          <table:table-cell office:value-type="float" office:value="0.317778" calcext:value-type="float">
            <text:p>0.317778</text:p>
          </table:table-cell>
          <table:table-cell office:value-type="float" office:value="-0.313933" calcext:value-type="float">
            <text:p>-0.313933</text:p>
          </table:table-cell>
          <table:table-cell office:value-type="float" office:value="0.861326" calcext:value-type="float">
            <text:p>0.861326</text:p>
          </table:table-cell>
          <table:table-cell office:value-type="string" calcext:value-type="string">
            <text:p><text:s/></text:p>
          </table:table-cell>
          <table:table-cell office:value-type="float" office:value="-1.56966" calcext:value-type="float">
            <text:p>-1.56966</text:p>
          </table:table-cell>
          <table:table-cell office:value-type="float" office:value="-0.930001" calcext:value-type="float">
            <text:p>-0.930001</text:p>
          </table:table-cell>
          <table:table-cell office:value-type="float" office:value="-1.57222" calcext:value-type="float">
            <text:p>-1.5722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74172" calcext:value-type="float">
            <text:p>0.774172</text:p>
          </table:table-cell>
          <table:table-cell office:value-type="float" office:value="-0.857238" calcext:value-type="float">
            <text:p>-0.857238</text:p>
          </table:table-cell>
          <table:table-cell office:value-type="float" office:value="-0.78249" calcext:value-type="float">
            <text:p>-0.78249</text:p>
          </table:table-cell>
          <table:table-cell office:value-type="float" office:value="1.62328" calcext:value-type="float">
            <text:p>1.62328</text:p>
          </table:table-cell>
          <table:table-cell office:value-type="float" office:value="-0.322797" calcext:value-type="float">
            <text:p>-0.322797</text:p>
          </table:table-cell>
          <table:table-cell office:value-type="float" office:value="0.551782" calcext:value-type="float">
            <text:p>0.551782</text:p>
          </table:table-cell>
          <table:table-cell office:value-type="float" office:value="-1.23344" calcext:value-type="float">
            <text:p>-1.23344</text:p>
          </table:table-cell>
          <table:table-cell office:value-type="string" calcext:value-type="string">
            <text:p><text:s/></text:p>
          </table:table-cell>
          <table:table-cell office:value-type="float" office:value="0.317753" calcext:value-type="float">
            <text:p>0.317753</text:p>
          </table:table-cell>
          <table:table-cell office:value-type="float" office:value="-0.313666" calcext:value-type="float">
            <text:p>-0.313666</text:p>
          </table:table-cell>
          <table:table-cell office:value-type="float" office:value="0.860962" calcext:value-type="float">
            <text:p>0.860962</text:p>
          </table:table-cell>
          <table:table-cell office:value-type="string" calcext:value-type="string">
            <text:p><text:s/></text:p>
          </table:table-cell>
          <table:table-cell office:value-type="float" office:value="-1.56964" calcext:value-type="float">
            <text:p>-1.56964</text:p>
          </table:table-cell>
          <table:table-cell office:value-type="float" office:value="-0.940001" calcext:value-type="float">
            <text:p>-0.940001</text:p>
          </table:table-cell>
          <table:table-cell office:value-type="float" office:value="-1.57223" calcext:value-type="float">
            <text:p>-1.5722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775088" calcext:value-type="float">
            <text:p>0.775088</text:p>
          </table:table-cell>
          <table:table-cell office:value-type="float" office:value="-0.858695" calcext:value-type="float">
            <text:p>-0.858695</text:p>
          </table:table-cell>
          <table:table-cell office:value-type="float" office:value="-0.781748" calcext:value-type="float">
            <text:p>-0.781748</text:p>
          </table:table-cell>
          <table:table-cell office:value-type="float" office:value="1.62456" calcext:value-type="float">
            <text:p>1.62456</text:p>
          </table:table-cell>
          <table:table-cell office:value-type="float" office:value="-0.326807" calcext:value-type="float">
            <text:p>-0.326807</text:p>
          </table:table-cell>
          <table:table-cell office:value-type="float" office:value="0.551541" calcext:value-type="float">
            <text:p>0.551541</text:p>
          </table:table-cell>
          <table:table-cell office:value-type="float" office:value="-1.24043" calcext:value-type="float">
            <text:p>-1.24043</text:p>
          </table:table-cell>
          <table:table-cell office:value-type="string" calcext:value-type="string">
            <text:p><text:s/></text:p>
          </table:table-cell>
          <table:table-cell office:value-type="float" office:value="0.317727" calcext:value-type="float">
            <text:p>0.317727</text:p>
          </table:table-cell>
          <table:table-cell office:value-type="float" office:value="-0.313403" calcext:value-type="float">
            <text:p>-0.313403</text:p>
          </table:table-cell>
          <table:table-cell office:value-type="float" office:value="0.860596" calcext:value-type="float">
            <text:p>0.860596</text:p>
          </table:table-cell>
          <table:table-cell office:value-type="string" calcext:value-type="string">
            <text:p><text:s/></text:p>
          </table:table-cell>
          <table:table-cell office:value-type="float" office:value="-1.56962" calcext:value-type="float">
            <text:p>-1.56962</text:p>
          </table:table-cell>
          <table:table-cell office:value-type="float" office:value="-0.950001" calcext:value-type="float">
            <text:p>-0.950001</text:p>
          </table:table-cell>
          <table:table-cell office:value-type="float" office:value="-1.57225" calcext:value-type="float">
            <text:p>-1.5722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77601" calcext:value-type="float">
            <text:p>0.77601</text:p>
          </table:table-cell>
          <table:table-cell office:value-type="float" office:value="-0.860157" calcext:value-type="float">
            <text:p>-0.860157</text:p>
          </table:table-cell>
          <table:table-cell office:value-type="float" office:value="-0.781013" calcext:value-type="float">
            <text:p>-0.781013</text:p>
          </table:table-cell>
          <table:table-cell office:value-type="float" office:value="1.62583" calcext:value-type="float">
            <text:p>1.62583</text:p>
          </table:table-cell>
          <table:table-cell office:value-type="float" office:value="-0.330817" calcext:value-type="float">
            <text:p>-0.330817</text:p>
          </table:table-cell>
          <table:table-cell office:value-type="float" office:value="0.551305" calcext:value-type="float">
            <text:p>0.551305</text:p>
          </table:table-cell>
          <table:table-cell office:value-type="float" office:value="-1.24742" calcext:value-type="float">
            <text:p>-1.24742</text:p>
          </table:table-cell>
          <table:table-cell office:value-type="string" calcext:value-type="string">
            <text:p><text:s/></text:p>
          </table:table-cell>
          <table:table-cell office:value-type="float" office:value="0.317702" calcext:value-type="float">
            <text:p>0.317702</text:p>
          </table:table-cell>
          <table:table-cell office:value-type="float" office:value="-0.313144" calcext:value-type="float">
            <text:p>-0.313144</text:p>
          </table:table-cell>
          <table:table-cell office:value-type="float" office:value="0.860228" calcext:value-type="float">
            <text:p>0.860228</text:p>
          </table:table-cell>
          <table:table-cell office:value-type="string" calcext:value-type="string">
            <text:p><text:s/></text:p>
          </table:table-cell>
          <table:table-cell office:value-type="float" office:value="-1.56959" calcext:value-type="float">
            <text:p>-1.56959</text:p>
          </table:table-cell>
          <table:table-cell office:value-type="float" office:value="-0.96" calcext:value-type="float">
            <text:p>-0.96</text:p>
          </table:table-cell>
          <table:table-cell office:value-type="float" office:value="-1.57226" calcext:value-type="float">
            <text:p>-1.5722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776936" calcext:value-type="float">
            <text:p>0.776936</text:p>
          </table:table-cell>
          <table:table-cell office:value-type="float" office:value="-0.861623" calcext:value-type="float">
            <text:p>-0.861623</text:p>
          </table:table-cell>
          <table:table-cell office:value-type="float" office:value="-0.780287" calcext:value-type="float">
            <text:p>-0.780287</text:p>
          </table:table-cell>
          <table:table-cell office:value-type="float" office:value="1.62711" calcext:value-type="float">
            <text:p>1.62711</text:p>
          </table:table-cell>
          <table:table-cell office:value-type="float" office:value="-0.334827" calcext:value-type="float">
            <text:p>-0.334827</text:p>
          </table:table-cell>
          <table:table-cell office:value-type="float" office:value="0.551075" calcext:value-type="float">
            <text:p>0.551075</text:p>
          </table:table-cell>
          <table:table-cell office:value-type="float" office:value="-1.25442" calcext:value-type="float">
            <text:p>-1.25442</text:p>
          </table:table-cell>
          <table:table-cell office:value-type="string" calcext:value-type="string">
            <text:p><text:s/></text:p>
          </table:table-cell>
          <table:table-cell office:value-type="float" office:value="0.317676" calcext:value-type="float">
            <text:p>0.317676</text:p>
          </table:table-cell>
          <table:table-cell office:value-type="float" office:value="-0.312889" calcext:value-type="float">
            <text:p>-0.312889</text:p>
          </table:table-cell>
          <table:table-cell office:value-type="float" office:value="0.859856" calcext:value-type="float">
            <text:p>0.859856</text:p>
          </table:table-cell>
          <table:table-cell office:value-type="string" calcext:value-type="string">
            <text:p><text:s/></text:p>
          </table:table-cell>
          <table:table-cell office:value-type="float" office:value="-1.56957" calcext:value-type="float">
            <text:p>-1.56957</text:p>
          </table:table-cell>
          <table:table-cell office:value-type="float" office:value="-0.97" calcext:value-type="float">
            <text:p>-0.97</text:p>
          </table:table-cell>
          <table:table-cell office:value-type="float" office:value="-1.57228" calcext:value-type="float">
            <text:p>-1.5722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777867" calcext:value-type="float">
            <text:p>0.777867</text:p>
          </table:table-cell>
          <table:table-cell office:value-type="float" office:value="-0.863093" calcext:value-type="float">
            <text:p>-0.863093</text:p>
          </table:table-cell>
          <table:table-cell office:value-type="float" office:value="-0.779569" calcext:value-type="float">
            <text:p>-0.779569</text:p>
          </table:table-cell>
          <table:table-cell office:value-type="float" office:value="1.62838" calcext:value-type="float">
            <text:p>1.62838</text:p>
          </table:table-cell>
          <table:table-cell office:value-type="float" office:value="-0.338838" calcext:value-type="float">
            <text:p>-0.338838</text:p>
          </table:table-cell>
          <table:table-cell office:value-type="float" office:value="0.550851" calcext:value-type="float">
            <text:p>0.550851</text:p>
          </table:table-cell>
          <table:table-cell office:value-type="float" office:value="-1.26142" calcext:value-type="float">
            <text:p>-1.26142</text:p>
          </table:table-cell>
          <table:table-cell office:value-type="string" calcext:value-type="string">
            <text:p><text:s/></text:p>
          </table:table-cell>
          <table:table-cell office:value-type="float" office:value="0.317651" calcext:value-type="float">
            <text:p>0.317651</text:p>
          </table:table-cell>
          <table:table-cell office:value-type="float" office:value="-0.312637" calcext:value-type="float">
            <text:p>-0.312637</text:p>
          </table:table-cell>
          <table:table-cell office:value-type="float" office:value="0.859483" calcext:value-type="float">
            <text:p>0.859483</text:p>
          </table:table-cell>
          <table:table-cell office:value-type="string" calcext:value-type="string">
            <text:p><text:s/></text:p>
          </table:table-cell>
          <table:table-cell office:value-type="float" office:value="-1.56955" calcext:value-type="float">
            <text:p>-1.56955</text:p>
          </table:table-cell>
          <table:table-cell office:value-type="float" office:value="-0.98" calcext:value-type="float">
            <text:p>-0.98</text:p>
          </table:table-cell>
          <table:table-cell office:value-type="float" office:value="-1.5723" calcext:value-type="float">
            <text:p>-1.572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778802" calcext:value-type="float">
            <text:p>0.778802</text:p>
          </table:table-cell>
          <table:table-cell office:value-type="float" office:value="-0.864567" calcext:value-type="float">
            <text:p>-0.864567</text:p>
          </table:table-cell>
          <table:table-cell office:value-type="float" office:value="-0.77886" calcext:value-type="float">
            <text:p>-0.77886</text:p>
          </table:table-cell>
          <table:table-cell office:value-type="float" office:value="1.62966" calcext:value-type="float">
            <text:p>1.62966</text:p>
          </table:table-cell>
          <table:table-cell office:value-type="float" office:value="-0.342849" calcext:value-type="float">
            <text:p>-0.342849</text:p>
          </table:table-cell>
          <table:table-cell office:value-type="float" office:value="0.550632" calcext:value-type="float">
            <text:p>0.550632</text:p>
          </table:table-cell>
          <table:table-cell office:value-type="float" office:value="-1.26843" calcext:value-type="float">
            <text:p>-1.26843</text:p>
          </table:table-cell>
          <table:table-cell office:value-type="string" calcext:value-type="string">
            <text:p><text:s/></text:p>
          </table:table-cell>
          <table:table-cell office:value-type="float" office:value="0.317625" calcext:value-type="float">
            <text:p>0.317625</text:p>
          </table:table-cell>
          <table:table-cell office:value-type="float" office:value="-0.312388" calcext:value-type="float">
            <text:p>-0.312388</text:p>
          </table:table-cell>
          <table:table-cell office:value-type="float" office:value="0.859106" calcext:value-type="float">
            <text:p>0.859106</text:p>
          </table:table-cell>
          <table:table-cell office:value-type="string" calcext:value-type="string">
            <text:p><text:s/></text:p>
          </table:table-cell>
          <table:table-cell office:value-type="float" office:value="-1.56952" calcext:value-type="float">
            <text:p>-1.56952</text:p>
          </table:table-cell>
          <table:table-cell office:value-type="float" office:value="-0.99" calcext:value-type="float">
            <text:p>-0.99</text:p>
          </table:table-cell>
          <table:table-cell office:value-type="float" office:value="-1.57231" calcext:value-type="float">
            <text:p>-1.5723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779742" calcext:value-type="float">
            <text:p>0.779742</text:p>
          </table:table-cell>
          <table:table-cell office:value-type="float" office:value="-0.866046" calcext:value-type="float">
            <text:p>-0.866046</text:p>
          </table:table-cell>
          <table:table-cell office:value-type="float" office:value="-0.778158" calcext:value-type="float">
            <text:p>-0.778158</text:p>
          </table:table-cell>
          <table:table-cell office:value-type="float" office:value="1.63094" calcext:value-type="float">
            <text:p>1.63094</text:p>
          </table:table-cell>
          <table:table-cell office:value-type="float" office:value="-0.34686" calcext:value-type="float">
            <text:p>-0.34686</text:p>
          </table:table-cell>
          <table:table-cell office:value-type="float" office:value="0.55042" calcext:value-type="float">
            <text:p>0.55042</text:p>
          </table:table-cell>
          <table:table-cell office:value-type="float" office:value="-1.27545" calcext:value-type="float">
            <text:p>-1.27545</text:p>
          </table:table-cell>
          <table:table-cell office:value-type="string" calcext:value-type="string">
            <text:p><text:s/></text:p>
          </table:table-cell>
          <table:table-cell office:value-type="float" office:value="0.3176" calcext:value-type="float">
            <text:p>0.3176</text:p>
          </table:table-cell>
          <table:table-cell office:value-type="float" office:value="-0.312144" calcext:value-type="float">
            <text:p>-0.312144</text:p>
          </table:table-cell>
          <table:table-cell office:value-type="float" office:value="0.858728" calcext:value-type="float">
            <text:p>0.858728</text:p>
          </table:table-cell>
          <table:table-cell office:value-type="string" calcext:value-type="string">
            <text:p><text:s/></text:p>
          </table:table-cell>
          <table:table-cell office:value-type="float" office:value="-1.5695" calcext:value-type="float">
            <text:p>-1.5695</text:p>
          </table:table-cell>
          <table:table-cell office:value-type="float" office:value="-1" calcext:value-type="float">
            <text:p>-1</text:p>
          </table:table-cell>
          <table:table-cell office:value-type="float" office:value="-1.57233" calcext:value-type="float">
            <text:p>-1.5723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775071" calcext:value-type="float">
            <text:p>0.775071</text:p>
          </table:table-cell>
          <table:table-cell office:value-type="float" office:value="-0.861739" calcext:value-type="float">
            <text:p>-0.861739</text:p>
          </table:table-cell>
          <table:table-cell office:value-type="float" office:value="-0.77242" calcext:value-type="float">
            <text:p>-0.77242</text:p>
          </table:table-cell>
          <table:table-cell office:value-type="float" office:value="1.63218" calcext:value-type="float">
            <text:p>1.63218</text:p>
          </table:table-cell>
          <table:table-cell office:value-type="float" office:value="-0.345788" calcext:value-type="float">
            <text:p>-0.345788</text:p>
          </table:table-cell>
          <table:table-cell office:value-type="float" office:value="0.549525" calcext:value-type="float">
            <text:p>0.549525</text:p>
          </table:table-cell>
          <table:table-cell office:value-type="float" office:value="-1.27" calcext:value-type="float">
            <text:p>-1.27</text:p>
          </table:table-cell>
          <table:table-cell office:value-type="string" calcext:value-type="string">
            <text:p><text:s/></text:p>
          </table:table-cell>
          <table:table-cell office:value-type="float" office:value="0.317617" calcext:value-type="float">
            <text:p>0.317617</text:p>
          </table:table-cell>
          <table:table-cell office:value-type="float" office:value="-0.308646" calcext:value-type="float">
            <text:p>-0.308646</text:p>
          </table:table-cell>
          <table:table-cell office:value-type="float" office:value="0.860203" calcext:value-type="float">
            <text:p>0.860203</text:p>
          </table:table-cell>
          <table:table-cell office:value-type="string" calcext:value-type="string">
            <text:p><text:s/></text:p>
          </table:table-cell>
          <table:table-cell office:value-type="float" office:value="-1.56945" calcext:value-type="float">
            <text:p>-1.56945</text:p>
          </table:table-cell>
          <table:table-cell office:value-type="float" office:value="-0.999993" calcext:value-type="float">
            <text:p>-0.999993</text:p>
          </table:table-cell>
          <table:table-cell office:value-type="float" office:value="-1.57238" calcext:value-type="float">
            <text:p>-1.5723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770408" calcext:value-type="float">
            <text:p>0.770408</text:p>
          </table:table-cell>
          <table:table-cell office:value-type="float" office:value="-0.857404" calcext:value-type="float">
            <text:p>-0.857404</text:p>
          </table:table-cell>
          <table:table-cell office:value-type="float" office:value="-0.766625" calcext:value-type="float">
            <text:p>-0.766625</text:p>
          </table:table-cell>
          <table:table-cell office:value-type="float" office:value="1.63326" calcext:value-type="float">
            <text:p>1.63326</text:p>
          </table:table-cell>
          <table:table-cell office:value-type="float" office:value="-0.344723" calcext:value-type="float">
            <text:p>-0.344723</text:p>
          </table:table-cell>
          <table:table-cell office:value-type="float" office:value="0.548728" calcext:value-type="float">
            <text:p>0.548728</text:p>
          </table:table-cell>
          <table:table-cell office:value-type="float" office:value="-1.26455" calcext:value-type="float">
            <text:p>-1.26455</text:p>
          </table:table-cell>
          <table:table-cell office:value-type="string" calcext:value-type="string">
            <text:p><text:s/></text:p>
          </table:table-cell>
          <table:table-cell office:value-type="float" office:value="0.317633" calcext:value-type="float">
            <text:p>0.317633</text:p>
          </table:table-cell>
          <table:table-cell office:value-type="float" office:value="-0.30515" calcext:value-type="float">
            <text:p>-0.30515</text:p>
          </table:table-cell>
          <table:table-cell office:value-type="float" office:value="0.861715" calcext:value-type="float">
            <text:p>0.861715</text:p>
          </table:table-cell>
          <table:table-cell office:value-type="string" calcext:value-type="string">
            <text:p><text:s/></text:p>
          </table:table-cell>
          <table:table-cell office:value-type="float" office:value="-1.5694" calcext:value-type="float">
            <text:p>-1.5694</text:p>
          </table:table-cell>
          <table:table-cell office:value-type="float" office:value="-0.999993" calcext:value-type="float">
            <text:p>-0.999993</text:p>
          </table:table-cell>
          <table:table-cell office:value-type="float" office:value="-1.57242" calcext:value-type="float">
            <text:p>-1.5724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765726" calcext:value-type="float">
            <text:p>0.765726</text:p>
          </table:table-cell>
          <table:table-cell office:value-type="float" office:value="-0.853081" calcext:value-type="float">
            <text:p>-0.853081</text:p>
          </table:table-cell>
          <table:table-cell office:value-type="float" office:value="-0.760779" calcext:value-type="float">
            <text:p>-0.760779</text:p>
          </table:table-cell>
          <table:table-cell office:value-type="float" office:value="1.63428" calcext:value-type="float">
            <text:p>1.63428</text:p>
          </table:table-cell>
          <table:table-cell office:value-type="float" office:value="-0.343676" calcext:value-type="float">
            <text:p>-0.343676</text:p>
          </table:table-cell>
          <table:table-cell office:value-type="float" office:value="0.547973" calcext:value-type="float">
            <text:p>0.547973</text:p>
          </table:table-cell>
          <table:table-cell office:value-type="float" office:value="-1.25909" calcext:value-type="float">
            <text:p>-1.25909</text:p>
          </table:table-cell>
          <table:table-cell office:value-type="string" calcext:value-type="string">
            <text:p><text:s/></text:p>
          </table:table-cell>
          <table:table-cell office:value-type="float" office:value="0.31765" calcext:value-type="float">
            <text:p>0.31765</text:p>
          </table:table-cell>
          <table:table-cell office:value-type="float" office:value="-0.301656" calcext:value-type="float">
            <text:p>-0.301656</text:p>
          </table:table-cell>
          <table:table-cell office:value-type="float" office:value="0.863227" calcext:value-type="float">
            <text:p>0.863227</text:p>
          </table:table-cell>
          <table:table-cell office:value-type="string" calcext:value-type="string">
            <text:p><text:s/></text:p>
          </table:table-cell>
          <table:table-cell office:value-type="float" office:value="-1.56935" calcext:value-type="float">
            <text:p>-1.56935</text:p>
          </table:table-cell>
          <table:table-cell office:value-type="float" office:value="-0.999993" calcext:value-type="float">
            <text:p>-0.999993</text:p>
          </table:table-cell>
          <table:table-cell office:value-type="float" office:value="-1.57247" calcext:value-type="float">
            <text:p>-1.5724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761024" calcext:value-type="float">
            <text:p>0.761024</text:p>
          </table:table-cell>
          <table:table-cell office:value-type="float" office:value="-0.848769" calcext:value-type="float">
            <text:p>-0.848769</text:p>
          </table:table-cell>
          <table:table-cell office:value-type="float" office:value="-0.754883" calcext:value-type="float">
            <text:p>-0.754883</text:p>
          </table:table-cell>
          <table:table-cell office:value-type="float" office:value="1.63523" calcext:value-type="float">
            <text:p>1.63523</text:p>
          </table:table-cell>
          <table:table-cell office:value-type="float" office:value="-0.342646" calcext:value-type="float">
            <text:p>-0.342646</text:p>
          </table:table-cell>
          <table:table-cell office:value-type="float" office:value="0.547261" calcext:value-type="float">
            <text:p>0.547261</text:p>
          </table:table-cell>
          <table:table-cell office:value-type="float" office:value="-1.25362" calcext:value-type="float">
            <text:p>-1.25362</text:p>
          </table:table-cell>
          <table:table-cell office:value-type="string" calcext:value-type="string">
            <text:p><text:s/></text:p>
          </table:table-cell>
          <table:table-cell office:value-type="float" office:value="0.317667" calcext:value-type="float">
            <text:p>0.317667</text:p>
          </table:table-cell>
          <table:table-cell office:value-type="float" office:value="-0.298161" calcext:value-type="float">
            <text:p>-0.298161</text:p>
          </table:table-cell>
          <table:table-cell office:value-type="float" office:value="0.864739" calcext:value-type="float">
            <text:p>0.864739</text:p>
          </table:table-cell>
          <table:table-cell office:value-type="string" calcext:value-type="string">
            <text:p><text:s/></text:p>
          </table:table-cell>
          <table:table-cell office:value-type="float" office:value="-1.56931" calcext:value-type="float">
            <text:p>-1.56931</text:p>
          </table:table-cell>
          <table:table-cell office:value-type="float" office:value="-0.999993" calcext:value-type="float">
            <text:p>-0.999993</text:p>
          </table:table-cell>
          <table:table-cell office:value-type="float" office:value="-1.57251" calcext:value-type="float">
            <text:p>-1.5725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756303" calcext:value-type="float">
            <text:p>0.756303</text:p>
          </table:table-cell>
          <table:table-cell office:value-type="float" office:value="-0.844469" calcext:value-type="float">
            <text:p>-0.844469</text:p>
          </table:table-cell>
          <table:table-cell office:value-type="float" office:value="-0.748936" calcext:value-type="float">
            <text:p>-0.748936</text:p>
          </table:table-cell>
          <table:table-cell office:value-type="float" office:value="1.63612" calcext:value-type="float">
            <text:p>1.63612</text:p>
          </table:table-cell>
          <table:table-cell office:value-type="float" office:value="-0.341634" calcext:value-type="float">
            <text:p>-0.341634</text:p>
          </table:table-cell>
          <table:table-cell office:value-type="float" office:value="0.54659" calcext:value-type="float">
            <text:p>0.54659</text:p>
          </table:table-cell>
          <table:table-cell office:value-type="float" office:value="-1.24814" calcext:value-type="float">
            <text:p>-1.24814</text:p>
          </table:table-cell>
          <table:table-cell office:value-type="string" calcext:value-type="string">
            <text:p><text:s/></text:p>
          </table:table-cell>
          <table:table-cell office:value-type="float" office:value="0.317683" calcext:value-type="float">
            <text:p>0.317683</text:p>
          </table:table-cell>
          <table:table-cell office:value-type="float" office:value="-0.294666" calcext:value-type="float">
            <text:p>-0.294666</text:p>
          </table:table-cell>
          <table:table-cell office:value-type="float" office:value="0.866252" calcext:value-type="float">
            <text:p>0.866252</text:p>
          </table:table-cell>
          <table:table-cell office:value-type="string" calcext:value-type="string">
            <text:p><text:s/></text:p>
          </table:table-cell>
          <table:table-cell office:value-type="float" office:value="-1.56926" calcext:value-type="float">
            <text:p>-1.56926</text:p>
          </table:table-cell>
          <table:table-cell office:value-type="float" office:value="-0.999993" calcext:value-type="float">
            <text:p>-0.999993</text:p>
          </table:table-cell>
          <table:table-cell office:value-type="float" office:value="-1.57256" calcext:value-type="float">
            <text:p>-1.5725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751563" calcext:value-type="float">
            <text:p>0.751563</text:p>
          </table:table-cell>
          <table:table-cell office:value-type="float" office:value="-0.840181" calcext:value-type="float">
            <text:p>-0.840181</text:p>
          </table:table-cell>
          <table:table-cell office:value-type="float" office:value="-0.742939" calcext:value-type="float">
            <text:p>-0.742939</text:p>
          </table:table-cell>
          <table:table-cell office:value-type="float" office:value="1.63695" calcext:value-type="float">
            <text:p>1.63695</text:p>
          </table:table-cell>
          <table:table-cell office:value-type="float" office:value="-0.340641" calcext:value-type="float">
            <text:p>-0.340641</text:p>
          </table:table-cell>
          <table:table-cell office:value-type="float" office:value="0.545962" calcext:value-type="float">
            <text:p>0.545962</text:p>
          </table:table-cell>
          <table:table-cell office:value-type="float" office:value="-1.24265" calcext:value-type="float">
            <text:p>-1.24265</text:p>
          </table:table-cell>
          <table:table-cell office:value-type="string" calcext:value-type="string">
            <text:p><text:s/></text:p>
          </table:table-cell>
          <table:table-cell office:value-type="float" office:value="0.3177" calcext:value-type="float">
            <text:p>0.3177</text:p>
          </table:table-cell>
          <table:table-cell office:value-type="float" office:value="-0.291172" calcext:value-type="float">
            <text:p>-0.291172</text:p>
          </table:table-cell>
          <table:table-cell office:value-type="float" office:value="0.867764" calcext:value-type="float">
            <text:p>0.867764</text:p>
          </table:table-cell>
          <table:table-cell office:value-type="string" calcext:value-type="string">
            <text:p><text:s/></text:p>
          </table:table-cell>
          <table:table-cell office:value-type="float" office:value="-1.56921" calcext:value-type="float">
            <text:p>-1.56921</text:p>
          </table:table-cell>
          <table:table-cell office:value-type="float" office:value="-0.999993" calcext:value-type="float">
            <text:p>-0.999993</text:p>
          </table:table-cell>
          <table:table-cell office:value-type="float" office:value="-1.5726" calcext:value-type="float">
            <text:p>-1.572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746804" calcext:value-type="float">
            <text:p>0.746804</text:p>
          </table:table-cell>
          <table:table-cell office:value-type="float" office:value="-0.835906" calcext:value-type="float">
            <text:p>-0.835906</text:p>
          </table:table-cell>
          <table:table-cell office:value-type="float" office:value="-0.736893" calcext:value-type="float">
            <text:p>-0.736893</text:p>
          </table:table-cell>
          <table:table-cell office:value-type="float" office:value="1.63771" calcext:value-type="float">
            <text:p>1.63771</text:p>
          </table:table-cell>
          <table:table-cell office:value-type="float" office:value="-0.339667" calcext:value-type="float">
            <text:p>-0.339667</text:p>
          </table:table-cell>
          <table:table-cell office:value-type="float" office:value="0.545376" calcext:value-type="float">
            <text:p>0.545376</text:p>
          </table:table-cell>
          <table:table-cell office:value-type="float" office:value="-1.23714" calcext:value-type="float">
            <text:p>-1.23714</text:p>
          </table:table-cell>
          <table:table-cell office:value-type="string" calcext:value-type="string">
            <text:p><text:s/></text:p>
          </table:table-cell>
          <table:table-cell office:value-type="float" office:value="0.317717" calcext:value-type="float">
            <text:p>0.317717</text:p>
          </table:table-cell>
          <table:table-cell office:value-type="float" office:value="-0.287677" calcext:value-type="float">
            <text:p>-0.287677</text:p>
          </table:table-cell>
          <table:table-cell office:value-type="float" office:value="0.869276" calcext:value-type="float">
            <text:p>0.869276</text:p>
          </table:table-cell>
          <table:table-cell office:value-type="string" calcext:value-type="string">
            <text:p><text:s/></text:p>
          </table:table-cell>
          <table:table-cell office:value-type="float" office:value="-1.56916" calcext:value-type="float">
            <text:p>-1.56916</text:p>
          </table:table-cell>
          <table:table-cell office:value-type="float" office:value="-0.999992" calcext:value-type="float">
            <text:p>-0.999992</text:p>
          </table:table-cell>
          <table:table-cell office:value-type="float" office:value="-1.57265" calcext:value-type="float">
            <text:p>-1.5726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742026" calcext:value-type="float">
            <text:p>0.742026</text:p>
          </table:table-cell>
          <table:table-cell office:value-type="float" office:value="-0.831644" calcext:value-type="float">
            <text:p>-0.831644</text:p>
          </table:table-cell>
          <table:table-cell office:value-type="float" office:value="-0.730797" calcext:value-type="float">
            <text:p>-0.730797</text:p>
          </table:table-cell>
          <table:table-cell office:value-type="float" office:value="1.6384" calcext:value-type="float">
            <text:p>1.6384</text:p>
          </table:table-cell>
          <table:table-cell office:value-type="float" office:value="-0.338714" calcext:value-type="float">
            <text:p>-0.338714</text:p>
          </table:table-cell>
          <table:table-cell office:value-type="float" office:value="0.544833" calcext:value-type="float">
            <text:p>0.544833</text:p>
          </table:table-cell>
          <table:table-cell office:value-type="float" office:value="-1.23163" calcext:value-type="float">
            <text:p>-1.23163</text:p>
          </table:table-cell>
          <table:table-cell office:value-type="string" calcext:value-type="string">
            <text:p><text:s/></text:p>
          </table:table-cell>
          <table:table-cell office:value-type="float" office:value="0.317734" calcext:value-type="float">
            <text:p>0.317734</text:p>
          </table:table-cell>
          <table:table-cell office:value-type="float" office:value="-0.284183" calcext:value-type="float">
            <text:p>-0.284183</text:p>
          </table:table-cell>
          <table:table-cell office:value-type="float" office:value="0.870788" calcext:value-type="float">
            <text:p>0.870788</text:p>
          </table:table-cell>
          <table:table-cell office:value-type="string" calcext:value-type="string">
            <text:p><text:s/></text:p>
          </table:table-cell>
          <table:table-cell office:value-type="float" office:value="-1.56911" calcext:value-type="float">
            <text:p>-1.56911</text:p>
          </table:table-cell>
          <table:table-cell office:value-type="float" office:value="-0.999992" calcext:value-type="float">
            <text:p>-0.999992</text:p>
          </table:table-cell>
          <table:table-cell office:value-type="float" office:value="-1.57269" calcext:value-type="float">
            <text:p>-1.5726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737229" calcext:value-type="float">
            <text:p>0.737229</text:p>
          </table:table-cell>
          <table:table-cell office:value-type="float" office:value="-0.827396" calcext:value-type="float">
            <text:p>-0.827396</text:p>
          </table:table-cell>
          <table:table-cell office:value-type="float" office:value="-0.724652" calcext:value-type="float">
            <text:p>-0.724652</text:p>
          </table:table-cell>
          <table:table-cell office:value-type="float" office:value="1.63903" calcext:value-type="float">
            <text:p>1.63903</text:p>
          </table:table-cell>
          <table:table-cell office:value-type="float" office:value="-0.337783" calcext:value-type="float">
            <text:p>-0.337783</text:p>
          </table:table-cell>
          <table:table-cell office:value-type="float" office:value="0.544332" calcext:value-type="float">
            <text:p>0.544332</text:p>
          </table:table-cell>
          <table:table-cell office:value-type="float" office:value="-1.22611" calcext:value-type="float">
            <text:p>-1.22611</text:p>
          </table:table-cell>
          <table:table-cell office:value-type="string" calcext:value-type="string">
            <text:p><text:s/></text:p>
          </table:table-cell>
          <table:table-cell office:value-type="float" office:value="0.317751" calcext:value-type="float">
            <text:p>0.317751</text:p>
          </table:table-cell>
          <table:table-cell office:value-type="float" office:value="-0.280689" calcext:value-type="float">
            <text:p>-0.280689</text:p>
          </table:table-cell>
          <table:table-cell office:value-type="float" office:value="0.8723" calcext:value-type="float">
            <text:p>0.8723</text:p>
          </table:table-cell>
          <table:table-cell office:value-type="string" calcext:value-type="string">
            <text:p><text:s/></text:p>
          </table:table-cell>
          <table:table-cell office:value-type="float" office:value="-1.56906" calcext:value-type="float">
            <text:p>-1.56906</text:p>
          </table:table-cell>
          <table:table-cell office:value-type="float" office:value="-0.999992" calcext:value-type="float">
            <text:p>-0.999992</text:p>
          </table:table-cell>
          <table:table-cell office:value-type="float" office:value="-1.57274" calcext:value-type="float">
            <text:p>-1.5727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732414" calcext:value-type="float">
            <text:p>0.732414</text:p>
          </table:table-cell>
          <table:table-cell office:value-type="float" office:value="-0.823162" calcext:value-type="float">
            <text:p>-0.823162</text:p>
          </table:table-cell>
          <table:table-cell office:value-type="float" office:value="-0.718458" calcext:value-type="float">
            <text:p>-0.718458</text:p>
          </table:table-cell>
          <table:table-cell office:value-type="float" office:value="1.63959" calcext:value-type="float">
            <text:p>1.63959</text:p>
          </table:table-cell>
          <table:table-cell office:value-type="float" office:value="-0.336873" calcext:value-type="float">
            <text:p>-0.336873</text:p>
          </table:table-cell>
          <table:table-cell office:value-type="float" office:value="0.543874" calcext:value-type="float">
            <text:p>0.543874</text:p>
          </table:table-cell>
          <table:table-cell office:value-type="float" office:value="-1.22058" calcext:value-type="float">
            <text:p>-1.22058</text:p>
          </table:table-cell>
          <table:table-cell office:value-type="string" calcext:value-type="string">
            <text:p><text:s/></text:p>
          </table:table-cell>
          <table:table-cell office:value-type="float" office:value="0.317768" calcext:value-type="float">
            <text:p>0.317768</text:p>
          </table:table-cell>
          <table:table-cell office:value-type="float" office:value="-0.277194" calcext:value-type="float">
            <text:p>-0.277194</text:p>
          </table:table-cell>
          <table:table-cell office:value-type="float" office:value="0.873812" calcext:value-type="float">
            <text:p>0.873812</text:p>
          </table:table-cell>
          <table:table-cell office:value-type="string" calcext:value-type="string">
            <text:p><text:s/></text:p>
          </table:table-cell>
          <table:table-cell office:value-type="float" office:value="-1.56901" calcext:value-type="float">
            <text:p>-1.56901</text:p>
          </table:table-cell>
          <table:table-cell office:value-type="float" office:value="-0.999992" calcext:value-type="float">
            <text:p>-0.999992</text:p>
          </table:table-cell>
          <table:table-cell office:value-type="float" office:value="-1.57278" calcext:value-type="float">
            <text:p>-1.5727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72758" calcext:value-type="float">
            <text:p>0.72758</text:p>
          </table:table-cell>
          <table:table-cell office:value-type="float" office:value="-0.818942" calcext:value-type="float">
            <text:p>-0.818942</text:p>
          </table:table-cell>
          <table:table-cell office:value-type="float" office:value="-0.712215" calcext:value-type="float">
            <text:p>-0.712215</text:p>
          </table:table-cell>
          <table:table-cell office:value-type="float" office:value="1.64009" calcext:value-type="float">
            <text:p>1.64009</text:p>
          </table:table-cell>
          <table:table-cell office:value-type="float" office:value="-0.335985" calcext:value-type="float">
            <text:p>-0.335985</text:p>
          </table:table-cell>
          <table:table-cell office:value-type="float" office:value="0.543459" calcext:value-type="float">
            <text:p>0.543459</text:p>
          </table:table-cell>
          <table:table-cell office:value-type="float" office:value="-1.21503" calcext:value-type="float">
            <text:p>-1.21503</text:p>
          </table:table-cell>
          <table:table-cell office:value-type="string" calcext:value-type="string">
            <text:p><text:s/></text:p>
          </table:table-cell>
          <table:table-cell office:value-type="float" office:value="0.317785" calcext:value-type="float">
            <text:p>0.317785</text:p>
          </table:table-cell>
          <table:table-cell office:value-type="float" office:value="-0.2737" calcext:value-type="float">
            <text:p>-0.2737</text:p>
          </table:table-cell>
          <table:table-cell office:value-type="float" office:value="0.875325" calcext:value-type="float">
            <text:p>0.875325</text:p>
          </table:table-cell>
          <table:table-cell office:value-type="string" calcext:value-type="string">
            <text:p><text:s/></text:p>
          </table:table-cell>
          <table:table-cell office:value-type="float" office:value="-1.56896" calcext:value-type="float">
            <text:p>-1.56896</text:p>
          </table:table-cell>
          <table:table-cell office:value-type="float" office:value="-0.999992" calcext:value-type="float">
            <text:p>-0.999992</text:p>
          </table:table-cell>
          <table:table-cell office:value-type="float" office:value="-1.57283" calcext:value-type="float">
            <text:p>-1.5728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722728" calcext:value-type="float">
            <text:p>0.722728</text:p>
          </table:table-cell>
          <table:table-cell office:value-type="float" office:value="-0.814737" calcext:value-type="float">
            <text:p>-0.814737</text:p>
          </table:table-cell>
          <table:table-cell office:value-type="float" office:value="-0.705925" calcext:value-type="float">
            <text:p>-0.705925</text:p>
          </table:table-cell>
          <table:table-cell office:value-type="float" office:value="1.64053" calcext:value-type="float">
            <text:p>1.64053</text:p>
          </table:table-cell>
          <table:table-cell office:value-type="float" office:value="-0.335121" calcext:value-type="float">
            <text:p>-0.335121</text:p>
          </table:table-cell>
          <table:table-cell office:value-type="float" office:value="0.543086" calcext:value-type="float">
            <text:p>0.543086</text:p>
          </table:table-cell>
          <table:table-cell office:value-type="float" office:value="-1.20948" calcext:value-type="float">
            <text:p>-1.20948</text:p>
          </table:table-cell>
          <table:table-cell office:value-type="string" calcext:value-type="string">
            <text:p><text:s/></text:p>
          </table:table-cell>
          <table:table-cell office:value-type="float" office:value="0.317802" calcext:value-type="float">
            <text:p>0.317802</text:p>
          </table:table-cell>
          <table:table-cell office:value-type="float" office:value="-0.270206" calcext:value-type="float">
            <text:p>-0.270206</text:p>
          </table:table-cell>
          <table:table-cell office:value-type="float" office:value="0.876837" calcext:value-type="float">
            <text:p>0.876837</text:p>
          </table:table-cell>
          <table:table-cell office:value-type="string" calcext:value-type="string">
            <text:p><text:s/></text:p>
          </table:table-cell>
          <table:table-cell office:value-type="float" office:value="-1.56891" calcext:value-type="float">
            <text:p>-1.56891</text:p>
          </table:table-cell>
          <table:table-cell office:value-type="float" office:value="-0.999992" calcext:value-type="float">
            <text:p>-0.999992</text:p>
          </table:table-cell>
          <table:table-cell office:value-type="float" office:value="-1.57287" calcext:value-type="float">
            <text:p>-1.5728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717858" calcext:value-type="float">
            <text:p>0.717858</text:p>
          </table:table-cell>
          <table:table-cell office:value-type="float" office:value="-0.810546" calcext:value-type="float">
            <text:p>-0.810546</text:p>
          </table:table-cell>
          <table:table-cell office:value-type="float" office:value="-0.699587" calcext:value-type="float">
            <text:p>-0.699587</text:p>
          </table:table-cell>
          <table:table-cell office:value-type="float" office:value="1.6409" calcext:value-type="float">
            <text:p>1.6409</text:p>
          </table:table-cell>
          <table:table-cell office:value-type="float" office:value="-0.334281" calcext:value-type="float">
            <text:p>-0.334281</text:p>
          </table:table-cell>
          <table:table-cell office:value-type="float" office:value="0.542756" calcext:value-type="float">
            <text:p>0.542756</text:p>
          </table:table-cell>
          <table:table-cell office:value-type="float" office:value="-1.20391" calcext:value-type="float">
            <text:p>-1.20391</text:p>
          </table:table-cell>
          <table:table-cell office:value-type="string" calcext:value-type="string">
            <text:p><text:s/></text:p>
          </table:table-cell>
          <table:table-cell office:value-type="float" office:value="0.317818" calcext:value-type="float">
            <text:p>0.317818</text:p>
          </table:table-cell>
          <table:table-cell office:value-type="float" office:value="-0.266712" calcext:value-type="float">
            <text:p>-0.266712</text:p>
          </table:table-cell>
          <table:table-cell office:value-type="float" office:value="0.878349" calcext:value-type="float">
            <text:p>0.878349</text:p>
          </table:table-cell>
          <table:table-cell office:value-type="string" calcext:value-type="string">
            <text:p><text:s/></text:p>
          </table:table-cell>
          <table:table-cell office:value-type="float" office:value="-1.56886" calcext:value-type="float">
            <text:p>-1.56886</text:p>
          </table:table-cell>
          <table:table-cell office:value-type="float" office:value="-0.999992" calcext:value-type="float">
            <text:p>-0.999992</text:p>
          </table:table-cell>
          <table:table-cell office:value-type="float" office:value="-1.57292" calcext:value-type="float">
            <text:p>-1.5729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712971" calcext:value-type="float">
            <text:p>0.712971</text:p>
          </table:table-cell>
          <table:table-cell office:value-type="float" office:value="-0.806371" calcext:value-type="float">
            <text:p>-0.806371</text:p>
          </table:table-cell>
          <table:table-cell office:value-type="float" office:value="-0.693202" calcext:value-type="float">
            <text:p>-0.693202</text:p>
          </table:table-cell>
          <table:table-cell office:value-type="float" office:value="1.64121" calcext:value-type="float">
            <text:p>1.64121</text:p>
          </table:table-cell>
          <table:table-cell office:value-type="float" office:value="-0.333466" calcext:value-type="float">
            <text:p>-0.333466</text:p>
          </table:table-cell>
          <table:table-cell office:value-type="float" office:value="0.54247" calcext:value-type="float">
            <text:p>0.54247</text:p>
          </table:table-cell>
          <table:table-cell office:value-type="float" office:value="-1.19833" calcext:value-type="float">
            <text:p>-1.19833</text:p>
          </table:table-cell>
          <table:table-cell office:value-type="string" calcext:value-type="string">
            <text:p><text:s/></text:p>
          </table:table-cell>
          <table:table-cell office:value-type="float" office:value="0.317835" calcext:value-type="float">
            <text:p>0.317835</text:p>
          </table:table-cell>
          <table:table-cell office:value-type="float" office:value="-0.263218" calcext:value-type="float">
            <text:p>-0.263218</text:p>
          </table:table-cell>
          <table:table-cell office:value-type="float" office:value="0.879862" calcext:value-type="float">
            <text:p>0.879862</text:p>
          </table:table-cell>
          <table:table-cell office:value-type="string" calcext:value-type="string">
            <text:p><text:s/></text:p>
          </table:table-cell>
          <table:table-cell office:value-type="float" office:value="-1.56881" calcext:value-type="float">
            <text:p>-1.56881</text:p>
          </table:table-cell>
          <table:table-cell office:value-type="float" office:value="-0.999992" calcext:value-type="float">
            <text:p>-0.999992</text:p>
          </table:table-cell>
          <table:table-cell office:value-type="float" office:value="-1.57296" calcext:value-type="float">
            <text:p>-1.5729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708067" calcext:value-type="float">
            <text:p>0.708067</text:p>
          </table:table-cell>
          <table:table-cell office:value-type="float" office:value="-0.802212" calcext:value-type="float">
            <text:p>-0.802212</text:p>
          </table:table-cell>
          <table:table-cell office:value-type="float" office:value="-0.686771" calcext:value-type="float">
            <text:p>-0.686771</text:p>
          </table:table-cell>
          <table:table-cell office:value-type="float" office:value="1.64145" calcext:value-type="float">
            <text:p>1.64145</text:p>
          </table:table-cell>
          <table:table-cell office:value-type="float" office:value="-0.332677" calcext:value-type="float">
            <text:p>-0.332677</text:p>
          </table:table-cell>
          <table:table-cell office:value-type="float" office:value="0.542226" calcext:value-type="float">
            <text:p>0.542226</text:p>
          </table:table-cell>
          <table:table-cell office:value-type="float" office:value="-1.19275" calcext:value-type="float">
            <text:p>-1.19275</text:p>
          </table:table-cell>
          <table:table-cell office:value-type="string" calcext:value-type="string">
            <text:p><text:s/></text:p>
          </table:table-cell>
          <table:table-cell office:value-type="float" office:value="0.317852" calcext:value-type="float">
            <text:p>0.317852</text:p>
          </table:table-cell>
          <table:table-cell office:value-type="float" office:value="-0.259724" calcext:value-type="float">
            <text:p>-0.259724</text:p>
          </table:table-cell>
          <table:table-cell office:value-type="float" office:value="0.881374" calcext:value-type="float">
            <text:p>0.881374</text:p>
          </table:table-cell>
          <table:table-cell office:value-type="string" calcext:value-type="string">
            <text:p><text:s/></text:p>
          </table:table-cell>
          <table:table-cell office:value-type="float" office:value="-1.56876" calcext:value-type="float">
            <text:p>-1.56876</text:p>
          </table:table-cell>
          <table:table-cell office:value-type="float" office:value="-0.999992" calcext:value-type="float">
            <text:p>-0.999992</text:p>
          </table:table-cell>
          <table:table-cell office:value-type="float" office:value="-1.57301" calcext:value-type="float">
            <text:p>-1.573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703145" calcext:value-type="float">
            <text:p>0.703145</text:p>
          </table:table-cell>
          <table:table-cell office:value-type="float" office:value="-0.798068" calcext:value-type="float">
            <text:p>-0.798068</text:p>
          </table:table-cell>
          <table:table-cell office:value-type="float" office:value="-0.680293" calcext:value-type="float">
            <text:p>-0.680293</text:p>
          </table:table-cell>
          <table:table-cell office:value-type="float" office:value="1.64162" calcext:value-type="float">
            <text:p>1.64162</text:p>
          </table:table-cell>
          <table:table-cell office:value-type="float" office:value="-0.331913" calcext:value-type="float">
            <text:p>-0.331913</text:p>
          </table:table-cell>
          <table:table-cell office:value-type="float" office:value="0.542026" calcext:value-type="float">
            <text:p>0.542026</text:p>
          </table:table-cell>
          <table:table-cell office:value-type="float" office:value="-1.18715" calcext:value-type="float">
            <text:p>-1.18715</text:p>
          </table:table-cell>
          <table:table-cell office:value-type="string" calcext:value-type="string">
            <text:p><text:s/></text:p>
          </table:table-cell>
          <table:table-cell office:value-type="float" office:value="0.317869" calcext:value-type="float">
            <text:p>0.317869</text:p>
          </table:table-cell>
          <table:table-cell office:value-type="float" office:value="-0.25623" calcext:value-type="float">
            <text:p>-0.25623</text:p>
          </table:table-cell>
          <table:table-cell office:value-type="float" office:value="0.882886" calcext:value-type="float">
            <text:p>0.882886</text:p>
          </table:table-cell>
          <table:table-cell office:value-type="string" calcext:value-type="string">
            <text:p><text:s/></text:p>
          </table:table-cell>
          <table:table-cell office:value-type="float" office:value="-1.56871" calcext:value-type="float">
            <text:p>-1.56871</text:p>
          </table:table-cell>
          <table:table-cell office:value-type="float" office:value="-0.999991" calcext:value-type="float">
            <text:p>-0.999991</text:p>
          </table:table-cell>
          <table:table-cell office:value-type="float" office:value="-1.57305" calcext:value-type="float">
            <text:p>-1.5730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698207" calcext:value-type="float">
            <text:p>0.698207</text:p>
          </table:table-cell>
          <table:table-cell office:value-type="float" office:value="-0.79394" calcext:value-type="float">
            <text:p>-0.79394</text:p>
          </table:table-cell>
          <table:table-cell office:value-type="float" office:value="-0.673769" calcext:value-type="float">
            <text:p>-0.673769</text:p>
          </table:table-cell>
          <table:table-cell office:value-type="float" office:value="1.64173" calcext:value-type="float">
            <text:p>1.64173</text:p>
          </table:table-cell>
          <table:table-cell office:value-type="float" office:value="-0.331177" calcext:value-type="float">
            <text:p>-0.331177</text:p>
          </table:table-cell>
          <table:table-cell office:value-type="float" office:value="0.541868" calcext:value-type="float">
            <text:p>0.541868</text:p>
          </table:table-cell>
          <table:table-cell office:value-type="float" office:value="-1.18153" calcext:value-type="float">
            <text:p>-1.18153</text:p>
          </table:table-cell>
          <table:table-cell office:value-type="string" calcext:value-type="string">
            <text:p><text:s/></text:p>
          </table:table-cell>
          <table:table-cell office:value-type="float" office:value="0.317886" calcext:value-type="float">
            <text:p>0.317886</text:p>
          </table:table-cell>
          <table:table-cell office:value-type="float" office:value="-0.252736" calcext:value-type="float">
            <text:p>-0.252736</text:p>
          </table:table-cell>
          <table:table-cell office:value-type="float" office:value="0.884399" calcext:value-type="float">
            <text:p>0.884399</text:p>
          </table:table-cell>
          <table:table-cell office:value-type="string" calcext:value-type="string">
            <text:p><text:s/></text:p>
          </table:table-cell>
          <table:table-cell office:value-type="float" office:value="-1.56866" calcext:value-type="float">
            <text:p>-1.56866</text:p>
          </table:table-cell>
          <table:table-cell office:value-type="float" office:value="-0.999991" calcext:value-type="float">
            <text:p>-0.999991</text:p>
          </table:table-cell>
          <table:table-cell office:value-type="float" office:value="-1.5731" calcext:value-type="float">
            <text:p>-1.573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693252" calcext:value-type="float">
            <text:p>0.693252</text:p>
          </table:table-cell>
          <table:table-cell office:value-type="float" office:value="-0.789829" calcext:value-type="float">
            <text:p>-0.789829</text:p>
          </table:table-cell>
          <table:table-cell office:value-type="float" office:value="-0.6672" calcext:value-type="float">
            <text:p>-0.6672</text:p>
          </table:table-cell>
          <table:table-cell office:value-type="float" office:value="1.64178" calcext:value-type="float">
            <text:p>1.64178</text:p>
          </table:table-cell>
          <table:table-cell office:value-type="float" office:value="-0.330469" calcext:value-type="float">
            <text:p>-0.330469</text:p>
          </table:table-cell>
          <table:table-cell office:value-type="float" office:value="0.541754" calcext:value-type="float">
            <text:p>0.541754</text:p>
          </table:table-cell>
          <table:table-cell office:value-type="float" office:value="-1.17591" calcext:value-type="float">
            <text:p>-1.17591</text:p>
          </table:table-cell>
          <table:table-cell office:value-type="string" calcext:value-type="string">
            <text:p><text:s/></text:p>
          </table:table-cell>
          <table:table-cell office:value-type="float" office:value="0.317903" calcext:value-type="float">
            <text:p>0.317903</text:p>
          </table:table-cell>
          <table:table-cell office:value-type="float" office:value="-0.249243" calcext:value-type="float">
            <text:p>-0.249243</text:p>
          </table:table-cell>
          <table:table-cell office:value-type="float" office:value="0.885911" calcext:value-type="float">
            <text:p>0.885911</text:p>
          </table:table-cell>
          <table:table-cell office:value-type="string" calcext:value-type="string">
            <text:p><text:s/></text:p>
          </table:table-cell>
          <table:table-cell office:value-type="float" office:value="-1.56861" calcext:value-type="float">
            <text:p>-1.56861</text:p>
          </table:table-cell>
          <table:table-cell office:value-type="float" office:value="-0.999991" calcext:value-type="float">
            <text:p>-0.999991</text:p>
          </table:table-cell>
          <table:table-cell office:value-type="float" office:value="-1.57314" calcext:value-type="float">
            <text:p>-1.5731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688282" calcext:value-type="float">
            <text:p>0.688282</text:p>
          </table:table-cell>
          <table:table-cell office:value-type="float" office:value="-0.785734" calcext:value-type="float">
            <text:p>-0.785734</text:p>
          </table:table-cell>
          <table:table-cell office:value-type="float" office:value="-0.660586" calcext:value-type="float">
            <text:p>-0.660586</text:p>
          </table:table-cell>
          <table:table-cell office:value-type="float" office:value="1.64176" calcext:value-type="float">
            <text:p>1.64176</text:p>
          </table:table-cell>
          <table:table-cell office:value-type="float" office:value="-0.329789" calcext:value-type="float">
            <text:p>-0.329789</text:p>
          </table:table-cell>
          <table:table-cell office:value-type="float" office:value="0.541683" calcext:value-type="float">
            <text:p>0.541683</text:p>
          </table:table-cell>
          <table:table-cell office:value-type="float" office:value="-1.17027" calcext:value-type="float">
            <text:p>-1.17027</text:p>
          </table:table-cell>
          <table:table-cell office:value-type="string" calcext:value-type="string">
            <text:p><text:s/></text:p>
          </table:table-cell>
          <table:table-cell office:value-type="float" office:value="0.31792" calcext:value-type="float">
            <text:p>0.31792</text:p>
          </table:table-cell>
          <table:table-cell office:value-type="float" office:value="-0.245749" calcext:value-type="float">
            <text:p>-0.245749</text:p>
          </table:table-cell>
          <table:table-cell office:value-type="float" office:value="0.887424" calcext:value-type="float">
            <text:p>0.887424</text:p>
          </table:table-cell>
          <table:table-cell office:value-type="string" calcext:value-type="string">
            <text:p><text:s/></text:p>
          </table:table-cell>
          <table:table-cell office:value-type="float" office:value="-1.56856" calcext:value-type="float">
            <text:p>-1.56856</text:p>
          </table:table-cell>
          <table:table-cell office:value-type="float" office:value="-0.999991" calcext:value-type="float">
            <text:p>-0.999991</text:p>
          </table:table-cell>
          <table:table-cell office:value-type="float" office:value="-1.57319" calcext:value-type="float">
            <text:p>-1.5731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683296" calcext:value-type="float">
            <text:p>0.683296</text:p>
          </table:table-cell>
          <table:table-cell office:value-type="float" office:value="-0.781656" calcext:value-type="float">
            <text:p>-0.781656</text:p>
          </table:table-cell>
          <table:table-cell office:value-type="float" office:value="-0.653928" calcext:value-type="float">
            <text:p>-0.653928</text:p>
          </table:table-cell>
          <table:table-cell office:value-type="float" office:value="1.64168" calcext:value-type="float">
            <text:p>1.64168</text:p>
          </table:table-cell>
          <table:table-cell office:value-type="float" office:value="-0.329138" calcext:value-type="float">
            <text:p>-0.329138</text:p>
          </table:table-cell>
          <table:table-cell office:value-type="float" office:value="0.541656" calcext:value-type="float">
            <text:p>0.541656</text:p>
          </table:table-cell>
          <table:table-cell office:value-type="float" office:value="-1.16463" calcext:value-type="float">
            <text:p>-1.16463</text:p>
          </table:table-cell>
          <table:table-cell office:value-type="string" calcext:value-type="string">
            <text:p><text:s/></text:p>
          </table:table-cell>
          <table:table-cell office:value-type="float" office:value="0.317936" calcext:value-type="float">
            <text:p>0.317936</text:p>
          </table:table-cell>
          <table:table-cell office:value-type="float" office:value="-0.242255" calcext:value-type="float">
            <text:p>-0.242255</text:p>
          </table:table-cell>
          <table:table-cell office:value-type="float" office:value="0.888936" calcext:value-type="float">
            <text:p>0.888936</text:p>
          </table:table-cell>
          <table:table-cell office:value-type="string" calcext:value-type="string">
            <text:p><text:s/></text:p>
          </table:table-cell>
          <table:table-cell office:value-type="float" office:value="-1.56851" calcext:value-type="float">
            <text:p>-1.56851</text:p>
          </table:table-cell>
          <table:table-cell office:value-type="float" office:value="-0.999991" calcext:value-type="float">
            <text:p>-0.999991</text:p>
          </table:table-cell>
          <table:table-cell office:value-type="float" office:value="-1.57323" calcext:value-type="float">
            <text:p>-1.5732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678295" calcext:value-type="float">
            <text:p>0.678295</text:p>
          </table:table-cell>
          <table:table-cell office:value-type="float" office:value="-0.777596" calcext:value-type="float">
            <text:p>-0.777596</text:p>
          </table:table-cell>
          <table:table-cell office:value-type="float" office:value="-0.647226" calcext:value-type="float">
            <text:p>-0.647226</text:p>
          </table:table-cell>
          <table:table-cell office:value-type="float" office:value="1.64153" calcext:value-type="float">
            <text:p>1.64153</text:p>
          </table:table-cell>
          <table:table-cell office:value-type="float" office:value="-0.328517" calcext:value-type="float">
            <text:p>-0.328517</text:p>
          </table:table-cell>
          <table:table-cell office:value-type="float" office:value="0.541671" calcext:value-type="float">
            <text:p>0.541671</text:p>
          </table:table-cell>
          <table:table-cell office:value-type="float" office:value="-1.15897" calcext:value-type="float">
            <text:p>-1.15897</text:p>
          </table:table-cell>
          <table:table-cell office:value-type="string" calcext:value-type="string">
            <text:p><text:s/></text:p>
          </table:table-cell>
          <table:table-cell office:value-type="float" office:value="0.317953" calcext:value-type="float">
            <text:p>0.317953</text:p>
          </table:table-cell>
          <table:table-cell office:value-type="float" office:value="-0.238762" calcext:value-type="float">
            <text:p>-0.238762</text:p>
          </table:table-cell>
          <table:table-cell office:value-type="float" office:value="0.890448" calcext:value-type="float">
            <text:p>0.890448</text:p>
          </table:table-cell>
          <table:table-cell office:value-type="string" calcext:value-type="string">
            <text:p><text:s/></text:p>
          </table:table-cell>
          <table:table-cell office:value-type="float" office:value="-1.56846" calcext:value-type="float">
            <text:p>-1.56846</text:p>
          </table:table-cell>
          <table:table-cell office:value-type="float" office:value="-0.999991" calcext:value-type="float">
            <text:p>-0.999991</text:p>
          </table:table-cell>
          <table:table-cell office:value-type="float" office:value="-1.57328" calcext:value-type="float">
            <text:p>-1.5732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673279" calcext:value-type="float">
            <text:p>0.673279</text:p>
          </table:table-cell>
          <table:table-cell office:value-type="float" office:value="-0.773552" calcext:value-type="float">
            <text:p>-0.773552</text:p>
          </table:table-cell>
          <table:table-cell office:value-type="float" office:value="-0.640481" calcext:value-type="float">
            <text:p>-0.640481</text:p>
          </table:table-cell>
          <table:table-cell office:value-type="float" office:value="1.64132" calcext:value-type="float">
            <text:p>1.64132</text:p>
          </table:table-cell>
          <table:table-cell office:value-type="float" office:value="-0.327926" calcext:value-type="float">
            <text:p>-0.327926</text:p>
          </table:table-cell>
          <table:table-cell office:value-type="float" office:value="0.541731" calcext:value-type="float">
            <text:p>0.541731</text:p>
          </table:table-cell>
          <table:table-cell office:value-type="float" office:value="-1.15329" calcext:value-type="float">
            <text:p>-1.15329</text:p>
          </table:table-cell>
          <table:table-cell office:value-type="string" calcext:value-type="string">
            <text:p><text:s/></text:p>
          </table:table-cell>
          <table:table-cell office:value-type="float" office:value="0.31797" calcext:value-type="float">
            <text:p>0.31797</text:p>
          </table:table-cell>
          <table:table-cell office:value-type="float" office:value="-0.235268" calcext:value-type="float">
            <text:p>-0.235268</text:p>
          </table:table-cell>
          <table:table-cell office:value-type="float" office:value="0.891961" calcext:value-type="float">
            <text:p>0.891961</text:p>
          </table:table-cell>
          <table:table-cell office:value-type="string" calcext:value-type="string">
            <text:p><text:s/></text:p>
          </table:table-cell>
          <table:table-cell office:value-type="float" office:value="-1.5684" calcext:value-type="float">
            <text:p>-1.5684</text:p>
          </table:table-cell>
          <table:table-cell office:value-type="float" office:value="-0.999991" calcext:value-type="float">
            <text:p>-0.999991</text:p>
          </table:table-cell>
          <table:table-cell office:value-type="float" office:value="-1.57333" calcext:value-type="float">
            <text:p>-1.5733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66825" calcext:value-type="float">
            <text:p>0.66825</text:p>
          </table:table-cell>
          <table:table-cell office:value-type="float" office:value="-0.769526" calcext:value-type="float">
            <text:p>-0.769526</text:p>
          </table:table-cell>
          <table:table-cell office:value-type="float" office:value="-0.633693" calcext:value-type="float">
            <text:p>-0.633693</text:p>
          </table:table-cell>
          <table:table-cell office:value-type="float" office:value="1.64105" calcext:value-type="float">
            <text:p>1.64105</text:p>
          </table:table-cell>
          <table:table-cell office:value-type="float" office:value="-0.327367" calcext:value-type="float">
            <text:p>-0.327367</text:p>
          </table:table-cell>
          <table:table-cell office:value-type="float" office:value="0.541833" calcext:value-type="float">
            <text:p>0.541833</text:p>
          </table:table-cell>
          <table:table-cell office:value-type="float" office:value="-1.14761" calcext:value-type="float">
            <text:p>-1.14761</text:p>
          </table:table-cell>
          <table:table-cell office:value-type="string" calcext:value-type="string">
            <text:p><text:s/></text:p>
          </table:table-cell>
          <table:table-cell office:value-type="float" office:value="0.317987" calcext:value-type="float">
            <text:p>0.317987</text:p>
          </table:table-cell>
          <table:table-cell office:value-type="float" office:value="-0.231775" calcext:value-type="float">
            <text:p>-0.231775</text:p>
          </table:table-cell>
          <table:table-cell office:value-type="float" office:value="0.893473" calcext:value-type="float">
            <text:p>0.893473</text:p>
          </table:table-cell>
          <table:table-cell office:value-type="string" calcext:value-type="string">
            <text:p><text:s/></text:p>
          </table:table-cell>
          <table:table-cell office:value-type="float" office:value="-1.56835" calcext:value-type="float">
            <text:p>-1.56835</text:p>
          </table:table-cell>
          <table:table-cell office:value-type="float" office:value="-0.99999" calcext:value-type="float">
            <text:p>-0.99999</text:p>
          </table:table-cell>
          <table:table-cell office:value-type="float" office:value="-1.57337" calcext:value-type="float">
            <text:p>-1.5733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63206" calcext:value-type="float">
            <text:p>0.663206</text:p>
          </table:table-cell>
          <table:table-cell office:value-type="float" office:value="-0.765517" calcext:value-type="float">
            <text:p>-0.765517</text:p>
          </table:table-cell>
          <table:table-cell office:value-type="float" office:value="-0.626863" calcext:value-type="float">
            <text:p>-0.626863</text:p>
          </table:table-cell>
          <table:table-cell office:value-type="float" office:value="1.64071" calcext:value-type="float">
            <text:p>1.64071</text:p>
          </table:table-cell>
          <table:table-cell office:value-type="float" office:value="-0.32684" calcext:value-type="float">
            <text:p>-0.32684</text:p>
          </table:table-cell>
          <table:table-cell office:value-type="float" office:value="0.541979" calcext:value-type="float">
            <text:p>0.541979</text:p>
          </table:table-cell>
          <table:table-cell office:value-type="float" office:value="-1.14191" calcext:value-type="float">
            <text:p>-1.14191</text:p>
          </table:table-cell>
          <table:table-cell office:value-type="string" calcext:value-type="string">
            <text:p><text:s/></text:p>
          </table:table-cell>
          <table:table-cell office:value-type="float" office:value="0.318003" calcext:value-type="float">
            <text:p>0.318003</text:p>
          </table:table-cell>
          <table:table-cell office:value-type="float" office:value="-0.228282" calcext:value-type="float">
            <text:p>-0.228282</text:p>
          </table:table-cell>
          <table:table-cell office:value-type="float" office:value="0.894986" calcext:value-type="float">
            <text:p>0.894986</text:p>
          </table:table-cell>
          <table:table-cell office:value-type="string" calcext:value-type="string">
            <text:p><text:s/></text:p>
          </table:table-cell>
          <table:table-cell office:value-type="float" office:value="-1.5683" calcext:value-type="float">
            <text:p>-1.5683</text:p>
          </table:table-cell>
          <table:table-cell office:value-type="float" office:value="-0.99999" calcext:value-type="float">
            <text:p>-0.99999</text:p>
          </table:table-cell>
          <table:table-cell office:value-type="float" office:value="-1.57342" calcext:value-type="float">
            <text:p>-1.5734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658149" calcext:value-type="float">
            <text:p>0.658149</text:p>
          </table:table-cell>
          <table:table-cell office:value-type="float" office:value="-0.761527" calcext:value-type="float">
            <text:p>-0.761527</text:p>
          </table:table-cell>
          <table:table-cell office:value-type="float" office:value="-0.619992" calcext:value-type="float">
            <text:p>-0.619992</text:p>
          </table:table-cell>
          <table:table-cell office:value-type="float" office:value="1.6403" calcext:value-type="float">
            <text:p>1.6403</text:p>
          </table:table-cell>
          <table:table-cell office:value-type="float" office:value="-0.326345" calcext:value-type="float">
            <text:p>-0.326345</text:p>
          </table:table-cell>
          <table:table-cell office:value-type="float" office:value="0.542169" calcext:value-type="float">
            <text:p>0.542169</text:p>
          </table:table-cell>
          <table:table-cell office:value-type="float" office:value="-1.1362" calcext:value-type="float">
            <text:p>-1.1362</text:p>
          </table:table-cell>
          <table:table-cell office:value-type="string" calcext:value-type="string">
            <text:p><text:s/></text:p>
          </table:table-cell>
          <table:table-cell office:value-type="float" office:value="0.31802" calcext:value-type="float">
            <text:p>0.31802</text:p>
          </table:table-cell>
          <table:table-cell office:value-type="float" office:value="-0.224788" calcext:value-type="float">
            <text:p>-0.224788</text:p>
          </table:table-cell>
          <table:table-cell office:value-type="float" office:value="0.896498" calcext:value-type="float">
            <text:p>0.896498</text:p>
          </table:table-cell>
          <table:table-cell office:value-type="string" calcext:value-type="string">
            <text:p><text:s/></text:p>
          </table:table-cell>
          <table:table-cell office:value-type="float" office:value="-1.56825" calcext:value-type="float">
            <text:p>-1.56825</text:p>
          </table:table-cell>
          <table:table-cell office:value-type="float" office:value="-0.99999" calcext:value-type="float">
            <text:p>-0.99999</text:p>
          </table:table-cell>
          <table:table-cell office:value-type="float" office:value="-1.57346" calcext:value-type="float">
            <text:p>-1.5734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653079" calcext:value-type="float">
            <text:p>0.653079</text:p>
          </table:table-cell>
          <table:table-cell office:value-type="float" office:value="-0.757554" calcext:value-type="float">
            <text:p>-0.757554</text:p>
          </table:table-cell>
          <table:table-cell office:value-type="float" office:value="-0.61308" calcext:value-type="float">
            <text:p>-0.61308</text:p>
          </table:table-cell>
          <table:table-cell office:value-type="float" office:value="1.63983" calcext:value-type="float">
            <text:p>1.63983</text:p>
          </table:table-cell>
          <table:table-cell office:value-type="float" office:value="-0.325884" calcext:value-type="float">
            <text:p>-0.325884</text:p>
          </table:table-cell>
          <table:table-cell office:value-type="float" office:value="0.542402" calcext:value-type="float">
            <text:p>0.542402</text:p>
          </table:table-cell>
          <table:table-cell office:value-type="float" office:value="-1.13048" calcext:value-type="float">
            <text:p>-1.13048</text:p>
          </table:table-cell>
          <table:table-cell office:value-type="string" calcext:value-type="string">
            <text:p><text:s/></text:p>
          </table:table-cell>
          <table:table-cell office:value-type="float" office:value="0.318037" calcext:value-type="float">
            <text:p>0.318037</text:p>
          </table:table-cell>
          <table:table-cell office:value-type="float" office:value="-0.221295" calcext:value-type="float">
            <text:p>-0.221295</text:p>
          </table:table-cell>
          <table:table-cell office:value-type="float" office:value="0.898011" calcext:value-type="float">
            <text:p>0.898011</text:p>
          </table:table-cell>
          <table:table-cell office:value-type="string" calcext:value-type="string">
            <text:p><text:s/></text:p>
          </table:table-cell>
          <table:table-cell office:value-type="float" office:value="-1.5682" calcext:value-type="float">
            <text:p>-1.5682</text:p>
          </table:table-cell>
          <table:table-cell office:value-type="float" office:value="-0.99999" calcext:value-type="float">
            <text:p>-0.99999</text:p>
          </table:table-cell>
          <table:table-cell office:value-type="float" office:value="-1.57351" calcext:value-type="float">
            <text:p>-1.5735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647997" calcext:value-type="float">
            <text:p>0.647997</text:p>
          </table:table-cell>
          <table:table-cell office:value-type="float" office:value="-0.753599" calcext:value-type="float">
            <text:p>-0.753599</text:p>
          </table:table-cell>
          <table:table-cell office:value-type="float" office:value="-0.606128" calcext:value-type="float">
            <text:p>-0.606128</text:p>
          </table:table-cell>
          <table:table-cell office:value-type="float" office:value="1.63929" calcext:value-type="float">
            <text:p>1.63929</text:p>
          </table:table-cell>
          <table:table-cell office:value-type="float" office:value="-0.325456" calcext:value-type="float">
            <text:p>-0.325456</text:p>
          </table:table-cell>
          <table:table-cell office:value-type="float" office:value="0.542679" calcext:value-type="float">
            <text:p>0.542679</text:p>
          </table:table-cell>
          <table:table-cell office:value-type="float" office:value="-1.12475" calcext:value-type="float">
            <text:p>-1.12475</text:p>
          </table:table-cell>
          <table:table-cell office:value-type="string" calcext:value-type="string">
            <text:p><text:s/></text:p>
          </table:table-cell>
          <table:table-cell office:value-type="float" office:value="0.318053" calcext:value-type="float">
            <text:p>0.318053</text:p>
          </table:table-cell>
          <table:table-cell office:value-type="float" office:value="-0.217802" calcext:value-type="float">
            <text:p>-0.217802</text:p>
          </table:table-cell>
          <table:table-cell office:value-type="float" office:value="0.899523" calcext:value-type="float">
            <text:p>0.899523</text:p>
          </table:table-cell>
          <table:table-cell office:value-type="string" calcext:value-type="string">
            <text:p><text:s/></text:p>
          </table:table-cell>
          <table:table-cell office:value-type="float" office:value="-1.56814" calcext:value-type="float">
            <text:p>-1.56814</text:p>
          </table:table-cell>
          <table:table-cell office:value-type="float" office:value="-0.99999" calcext:value-type="float">
            <text:p>-0.99999</text:p>
          </table:table-cell>
          <table:table-cell office:value-type="float" office:value="-1.57356" calcext:value-type="float">
            <text:p>-1.5735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642904" calcext:value-type="float">
            <text:p>0.642904</text:p>
          </table:table-cell>
          <table:table-cell office:value-type="float" office:value="-0.749661" calcext:value-type="float">
            <text:p>-0.749661</text:p>
          </table:table-cell>
          <table:table-cell office:value-type="float" office:value="-0.599137" calcext:value-type="float">
            <text:p>-0.599137</text:p>
          </table:table-cell>
          <table:table-cell office:value-type="float" office:value="1.6387" calcext:value-type="float">
            <text:p>1.6387</text:p>
          </table:table-cell>
          <table:table-cell office:value-type="float" office:value="-0.325063" calcext:value-type="float">
            <text:p>-0.325063</text:p>
          </table:table-cell>
          <table:table-cell office:value-type="float" office:value="0.542999" calcext:value-type="float">
            <text:p>0.542999</text:p>
          </table:table-cell>
          <table:table-cell office:value-type="float" office:value="-1.119" calcext:value-type="float">
            <text:p>-1.119</text:p>
          </table:table-cell>
          <table:table-cell office:value-type="string" calcext:value-type="string">
            <text:p><text:s/></text:p>
          </table:table-cell>
          <table:table-cell office:value-type="float" office:value="0.318069" calcext:value-type="float">
            <text:p>0.318069</text:p>
          </table:table-cell>
          <table:table-cell office:value-type="float" office:value="-0.214309" calcext:value-type="float">
            <text:p>-0.214309</text:p>
          </table:table-cell>
          <table:table-cell office:value-type="float" office:value="0.901036" calcext:value-type="float">
            <text:p>0.901036</text:p>
          </table:table-cell>
          <table:table-cell office:value-type="string" calcext:value-type="string">
            <text:p><text:s/></text:p>
          </table:table-cell>
          <table:table-cell office:value-type="float" office:value="-1.56809" calcext:value-type="float">
            <text:p>-1.56809</text:p>
          </table:table-cell>
          <table:table-cell office:value-type="float" office:value="-0.99999" calcext:value-type="float">
            <text:p>-0.99999</text:p>
          </table:table-cell>
          <table:table-cell office:value-type="float" office:value="-1.5736" calcext:value-type="float">
            <text:p>-1.573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637799" calcext:value-type="float">
            <text:p>0.637799</text:p>
          </table:table-cell>
          <table:table-cell office:value-type="float" office:value="-0.745743" calcext:value-type="float">
            <text:p>-0.745743</text:p>
          </table:table-cell>
          <table:table-cell office:value-type="float" office:value="-0.592106" calcext:value-type="float">
            <text:p>-0.592106</text:p>
          </table:table-cell>
          <table:table-cell office:value-type="float" office:value="1.63803" calcext:value-type="float">
            <text:p>1.63803</text:p>
          </table:table-cell>
          <table:table-cell office:value-type="float" office:value="-0.324706" calcext:value-type="float">
            <text:p>-0.324706</text:p>
          </table:table-cell>
          <table:table-cell office:value-type="float" office:value="0.543363" calcext:value-type="float">
            <text:p>0.543363</text:p>
          </table:table-cell>
          <table:table-cell office:value-type="float" office:value="-1.11324" calcext:value-type="float">
            <text:p>-1.11324</text:p>
          </table:table-cell>
          <table:table-cell office:value-type="string" calcext:value-type="string">
            <text:p><text:s/></text:p>
          </table:table-cell>
          <table:table-cell office:value-type="float" office:value="0.318086" calcext:value-type="float">
            <text:p>0.318086</text:p>
          </table:table-cell>
          <table:table-cell office:value-type="float" office:value="-0.210815" calcext:value-type="float">
            <text:p>-0.210815</text:p>
          </table:table-cell>
          <table:table-cell office:value-type="float" office:value="0.902548" calcext:value-type="float">
            <text:p>0.902548</text:p>
          </table:table-cell>
          <table:table-cell office:value-type="string" calcext:value-type="string">
            <text:p><text:s/></text:p>
          </table:table-cell>
          <table:table-cell office:value-type="float" office:value="-1.56804" calcext:value-type="float">
            <text:p>-1.56804</text:p>
          </table:table-cell>
          <table:table-cell office:value-type="float" office:value="-0.999989" calcext:value-type="float">
            <text:p>-0.999989</text:p>
          </table:table-cell>
          <table:table-cell office:value-type="float" office:value="-1.57365" calcext:value-type="float">
            <text:p>-1.5736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632684" calcext:value-type="float">
            <text:p>0.632684</text:p>
          </table:table-cell>
          <table:table-cell office:value-type="float" office:value="-0.741842" calcext:value-type="float">
            <text:p>-0.741842</text:p>
          </table:table-cell>
          <table:table-cell office:value-type="float" office:value="-0.585037" calcext:value-type="float">
            <text:p>-0.585037</text:p>
          </table:table-cell>
          <table:table-cell office:value-type="float" office:value="1.6373" calcext:value-type="float">
            <text:p>1.6373</text:p>
          </table:table-cell>
          <table:table-cell office:value-type="float" office:value="-0.324384" calcext:value-type="float">
            <text:p>-0.324384</text:p>
          </table:table-cell>
          <table:table-cell office:value-type="float" office:value="0.543771" calcext:value-type="float">
            <text:p>0.543771</text:p>
          </table:table-cell>
          <table:table-cell office:value-type="float" office:value="-1.10747" calcext:value-type="float">
            <text:p>-1.10747</text:p>
          </table:table-cell>
          <table:table-cell office:value-type="string" calcext:value-type="string">
            <text:p><text:s/></text:p>
          </table:table-cell>
          <table:table-cell office:value-type="float" office:value="0.318102" calcext:value-type="float">
            <text:p>0.318102</text:p>
          </table:table-cell>
          <table:table-cell office:value-type="float" office:value="-0.207322" calcext:value-type="float">
            <text:p>-0.207322</text:p>
          </table:table-cell>
          <table:table-cell office:value-type="float" office:value="0.904061" calcext:value-type="float">
            <text:p>0.904061</text:p>
          </table:table-cell>
          <table:table-cell office:value-type="string" calcext:value-type="string">
            <text:p><text:s/></text:p>
          </table:table-cell>
          <table:table-cell office:value-type="float" office:value="-1.56799" calcext:value-type="float">
            <text:p>-1.56799</text:p>
          </table:table-cell>
          <table:table-cell office:value-type="float" office:value="-0.999989" calcext:value-type="float">
            <text:p>-0.999989</text:p>
          </table:table-cell>
          <table:table-cell office:value-type="float" office:value="-1.57369" calcext:value-type="float">
            <text:p>-1.5736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627559" calcext:value-type="float">
            <text:p>0.627559</text:p>
          </table:table-cell>
          <table:table-cell office:value-type="float" office:value="-0.737959" calcext:value-type="float">
            <text:p>-0.737959</text:p>
          </table:table-cell>
          <table:table-cell office:value-type="float" office:value="-0.577931" calcext:value-type="float">
            <text:p>-0.577931</text:p>
          </table:table-cell>
          <table:table-cell office:value-type="float" office:value="1.63651" calcext:value-type="float">
            <text:p>1.63651</text:p>
          </table:table-cell>
          <table:table-cell office:value-type="float" office:value="-0.324099" calcext:value-type="float">
            <text:p>-0.324099</text:p>
          </table:table-cell>
          <table:table-cell office:value-type="float" office:value="0.544222" calcext:value-type="float">
            <text:p>0.544222</text:p>
          </table:table-cell>
          <table:table-cell office:value-type="float" office:value="-1.10168" calcext:value-type="float">
            <text:p>-1.10168</text:p>
          </table:table-cell>
          <table:table-cell office:value-type="string" calcext:value-type="string">
            <text:p><text:s/></text:p>
          </table:table-cell>
          <table:table-cell office:value-type="float" office:value="0.318118" calcext:value-type="float">
            <text:p>0.318118</text:p>
          </table:table-cell>
          <table:table-cell office:value-type="float" office:value="-0.203829" calcext:value-type="float">
            <text:p>-0.203829</text:p>
          </table:table-cell>
          <table:table-cell office:value-type="float" office:value="0.905573" calcext:value-type="float">
            <text:p>0.905573</text:p>
          </table:table-cell>
          <table:table-cell office:value-type="string" calcext:value-type="string">
            <text:p><text:s/></text:p>
          </table:table-cell>
          <table:table-cell office:value-type="float" office:value="-1.56793" calcext:value-type="float">
            <text:p>-1.56793</text:p>
          </table:table-cell>
          <table:table-cell office:value-type="float" office:value="-0.999989" calcext:value-type="float">
            <text:p>-0.999989</text:p>
          </table:table-cell>
          <table:table-cell office:value-type="float" office:value="-1.57374" calcext:value-type="float">
            <text:p>-1.5737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622424" calcext:value-type="float">
            <text:p>0.622424</text:p>
          </table:table-cell>
          <table:table-cell office:value-type="float" office:value="-0.734094" calcext:value-type="float">
            <text:p>-0.734094</text:p>
          </table:table-cell>
          <table:table-cell office:value-type="float" office:value="-0.570787" calcext:value-type="float">
            <text:p>-0.570787</text:p>
          </table:table-cell>
          <table:table-cell office:value-type="float" office:value="1.63565" calcext:value-type="float">
            <text:p>1.63565</text:p>
          </table:table-cell>
          <table:table-cell office:value-type="float" office:value="-0.323851" calcext:value-type="float">
            <text:p>-0.323851</text:p>
          </table:table-cell>
          <table:table-cell office:value-type="float" office:value="0.544717" calcext:value-type="float">
            <text:p>0.544717</text:p>
          </table:table-cell>
          <table:table-cell office:value-type="float" office:value="-1.09589" calcext:value-type="float">
            <text:p>-1.09589</text:p>
          </table:table-cell>
          <table:table-cell office:value-type="string" calcext:value-type="string">
            <text:p><text:s/></text:p>
          </table:table-cell>
          <table:table-cell office:value-type="float" office:value="0.318135" calcext:value-type="float">
            <text:p>0.318135</text:p>
          </table:table-cell>
          <table:table-cell office:value-type="float" office:value="-0.200336" calcext:value-type="float">
            <text:p>-0.200336</text:p>
          </table:table-cell>
          <table:table-cell office:value-type="float" office:value="0.907086" calcext:value-type="float">
            <text:p>0.907086</text:p>
          </table:table-cell>
          <table:table-cell office:value-type="string" calcext:value-type="string">
            <text:p><text:s/></text:p>
          </table:table-cell>
          <table:table-cell office:value-type="float" office:value="-1.56788" calcext:value-type="float">
            <text:p>-1.56788</text:p>
          </table:table-cell>
          <table:table-cell office:value-type="float" office:value="-0.999989" calcext:value-type="float">
            <text:p>-0.999989</text:p>
          </table:table-cell>
          <table:table-cell office:value-type="float" office:value="-1.57378" calcext:value-type="float">
            <text:p>-1.5737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617281" calcext:value-type="float">
            <text:p>0.617281</text:p>
          </table:table-cell>
          <table:table-cell office:value-type="float" office:value="-0.730248" calcext:value-type="float">
            <text:p>-0.730248</text:p>
          </table:table-cell>
          <table:table-cell office:value-type="float" office:value="-0.563608" calcext:value-type="float">
            <text:p>-0.563608</text:p>
          </table:table-cell>
          <table:table-cell office:value-type="float" office:value="1.63473" calcext:value-type="float">
            <text:p>1.63473</text:p>
          </table:table-cell>
          <table:table-cell office:value-type="float" office:value="-0.323641" calcext:value-type="float">
            <text:p>-0.323641</text:p>
          </table:table-cell>
          <table:table-cell office:value-type="float" office:value="0.545256" calcext:value-type="float">
            <text:p>0.545256</text:p>
          </table:table-cell>
          <table:table-cell office:value-type="float" office:value="-1.09008" calcext:value-type="float">
            <text:p>-1.09008</text:p>
          </table:table-cell>
          <table:table-cell office:value-type="string" calcext:value-type="string">
            <text:p><text:s/></text:p>
          </table:table-cell>
          <table:table-cell office:value-type="float" office:value="0.318151" calcext:value-type="float">
            <text:p>0.318151</text:p>
          </table:table-cell>
          <table:table-cell office:value-type="float" office:value="-0.196843" calcext:value-type="float">
            <text:p>-0.196843</text:p>
          </table:table-cell>
          <table:table-cell office:value-type="float" office:value="0.908598" calcext:value-type="float">
            <text:p>0.908598</text:p>
          </table:table-cell>
          <table:table-cell office:value-type="string" calcext:value-type="string">
            <text:p><text:s/></text:p>
          </table:table-cell>
          <table:table-cell office:value-type="float" office:value="-1.56783" calcext:value-type="float">
            <text:p>-1.56783</text:p>
          </table:table-cell>
          <table:table-cell office:value-type="float" office:value="-0.999989" calcext:value-type="float">
            <text:p>-0.999989</text:p>
          </table:table-cell>
          <table:table-cell office:value-type="float" office:value="-1.57383" calcext:value-type="float">
            <text:p>-1.5738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612129" calcext:value-type="float">
            <text:p>0.612129</text:p>
          </table:table-cell>
          <table:table-cell office:value-type="float" office:value="-0.72642" calcext:value-type="float">
            <text:p>-0.72642</text:p>
          </table:table-cell>
          <table:table-cell office:value-type="float" office:value="-0.556393" calcext:value-type="float">
            <text:p>-0.556393</text:p>
          </table:table-cell>
          <table:table-cell office:value-type="float" office:value="1.63375" calcext:value-type="float">
            <text:p>1.63375</text:p>
          </table:table-cell>
          <table:table-cell office:value-type="float" office:value="-0.323469" calcext:value-type="float">
            <text:p>-0.323469</text:p>
          </table:table-cell>
          <table:table-cell office:value-type="float" office:value="0.545838" calcext:value-type="float">
            <text:p>0.545838</text:p>
          </table:table-cell>
          <table:table-cell office:value-type="float" office:value="-1.08426" calcext:value-type="float">
            <text:p>-1.08426</text:p>
          </table:table-cell>
          <table:table-cell office:value-type="string" calcext:value-type="string">
            <text:p><text:s/></text:p>
          </table:table-cell>
          <table:table-cell office:value-type="float" office:value="0.318167" calcext:value-type="float">
            <text:p>0.318167</text:p>
          </table:table-cell>
          <table:table-cell office:value-type="float" office:value="-0.193351" calcext:value-type="float">
            <text:p>-0.193351</text:p>
          </table:table-cell>
          <table:table-cell office:value-type="float" office:value="0.910111" calcext:value-type="float">
            <text:p>0.910111</text:p>
          </table:table-cell>
          <table:table-cell office:value-type="string" calcext:value-type="string">
            <text:p><text:s/></text:p>
          </table:table-cell>
          <table:table-cell office:value-type="float" office:value="-1.56778" calcext:value-type="float">
            <text:p>-1.56778</text:p>
          </table:table-cell>
          <table:table-cell office:value-type="float" office:value="-0.999989" calcext:value-type="float">
            <text:p>-0.999989</text:p>
          </table:table-cell>
          <table:table-cell office:value-type="float" office:value="-1.57388" calcext:value-type="float">
            <text:p>-1.573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60697" calcext:value-type="float">
            <text:p>0.60697</text:p>
          </table:table-cell>
          <table:table-cell office:value-type="float" office:value="-0.722609" calcext:value-type="float">
            <text:p>-0.722609</text:p>
          </table:table-cell>
          <table:table-cell office:value-type="float" office:value="-0.549143" calcext:value-type="float">
            <text:p>-0.549143</text:p>
          </table:table-cell>
          <table:table-cell office:value-type="float" office:value="1.63269" calcext:value-type="float">
            <text:p>1.63269</text:p>
          </table:table-cell>
          <table:table-cell office:value-type="float" office:value="-0.323336" calcext:value-type="float">
            <text:p>-0.323336</text:p>
          </table:table-cell>
          <table:table-cell office:value-type="float" office:value="0.546464" calcext:value-type="float">
            <text:p>0.546464</text:p>
          </table:table-cell>
          <table:table-cell office:value-type="float" office:value="-1.07842" calcext:value-type="float">
            <text:p>-1.07842</text:p>
          </table:table-cell>
          <table:table-cell office:value-type="string" calcext:value-type="string">
            <text:p><text:s/></text:p>
          </table:table-cell>
          <table:table-cell office:value-type="float" office:value="0.318183" calcext:value-type="float">
            <text:p>0.318183</text:p>
          </table:table-cell>
          <table:table-cell office:value-type="float" office:value="-0.189858" calcext:value-type="float">
            <text:p>-0.189858</text:p>
          </table:table-cell>
          <table:table-cell office:value-type="float" office:value="0.911623" calcext:value-type="float">
            <text:p>0.911623</text:p>
          </table:table-cell>
          <table:table-cell office:value-type="string" calcext:value-type="string">
            <text:p><text:s/></text:p>
          </table:table-cell>
          <table:table-cell office:value-type="float" office:value="-1.56772" calcext:value-type="float">
            <text:p>-1.56772</text:p>
          </table:table-cell>
          <table:table-cell office:value-type="float" office:value="-0.999988" calcext:value-type="float">
            <text:p>-0.999988</text:p>
          </table:table-cell>
          <table:table-cell office:value-type="float" office:value="-1.57392" calcext:value-type="float">
            <text:p>-1.5739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601805" calcext:value-type="float">
            <text:p>0.601805</text:p>
          </table:table-cell>
          <table:table-cell office:value-type="float" office:value="-0.718817" calcext:value-type="float">
            <text:p>-0.718817</text:p>
          </table:table-cell>
          <table:table-cell office:value-type="float" office:value="-0.541859" calcext:value-type="float">
            <text:p>-0.541859</text:p>
          </table:table-cell>
          <table:table-cell office:value-type="float" office:value="1.63158" calcext:value-type="float">
            <text:p>1.63158</text:p>
          </table:table-cell>
          <table:table-cell office:value-type="float" office:value="-0.323242" calcext:value-type="float">
            <text:p>-0.323242</text:p>
          </table:table-cell>
          <table:table-cell office:value-type="float" office:value="0.547134" calcext:value-type="float">
            <text:p>0.547134</text:p>
          </table:table-cell>
          <table:table-cell office:value-type="float" office:value="-1.07257" calcext:value-type="float">
            <text:p>-1.07257</text:p>
          </table:table-cell>
          <table:table-cell office:value-type="string" calcext:value-type="string">
            <text:p><text:s/></text:p>
          </table:table-cell>
          <table:table-cell office:value-type="float" office:value="0.318198" calcext:value-type="float">
            <text:p>0.318198</text:p>
          </table:table-cell>
          <table:table-cell office:value-type="float" office:value="-0.186365" calcext:value-type="float">
            <text:p>-0.186365</text:p>
          </table:table-cell>
          <table:table-cell office:value-type="float" office:value="0.913136" calcext:value-type="float">
            <text:p>0.913136</text:p>
          </table:table-cell>
          <table:table-cell office:value-type="string" calcext:value-type="string">
            <text:p><text:s/></text:p>
          </table:table-cell>
          <table:table-cell office:value-type="float" office:value="-1.56767" calcext:value-type="float">
            <text:p>-1.56767</text:p>
          </table:table-cell>
          <table:table-cell office:value-type="float" office:value="-0.999988" calcext:value-type="float">
            <text:p>-0.999988</text:p>
          </table:table-cell>
          <table:table-cell office:value-type="float" office:value="-1.57397" calcext:value-type="float">
            <text:p>-1.5739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596633" calcext:value-type="float">
            <text:p>0.596633</text:p>
          </table:table-cell>
          <table:table-cell office:value-type="float" office:value="-0.715043" calcext:value-type="float">
            <text:p>-0.715043</text:p>
          </table:table-cell>
          <table:table-cell office:value-type="float" office:value="-0.534542" calcext:value-type="float">
            <text:p>-0.534542</text:p>
          </table:table-cell>
          <table:table-cell office:value-type="float" office:value="1.6304" calcext:value-type="float">
            <text:p>1.6304</text:p>
          </table:table-cell>
          <table:table-cell office:value-type="float" office:value="-0.323188" calcext:value-type="float">
            <text:p>-0.323188</text:p>
          </table:table-cell>
          <table:table-cell office:value-type="float" office:value="0.547848" calcext:value-type="float">
            <text:p>0.547848</text:p>
          </table:table-cell>
          <table:table-cell office:value-type="float" office:value="-1.06672" calcext:value-type="float">
            <text:p>-1.06672</text:p>
          </table:table-cell>
          <table:table-cell office:value-type="string" calcext:value-type="string">
            <text:p><text:s/></text:p>
          </table:table-cell>
          <table:table-cell office:value-type="float" office:value="0.318214" calcext:value-type="float">
            <text:p>0.318214</text:p>
          </table:table-cell>
          <table:table-cell office:value-type="float" office:value="-0.182872" calcext:value-type="float">
            <text:p>-0.182872</text:p>
          </table:table-cell>
          <table:table-cell office:value-type="float" office:value="0.914648" calcext:value-type="float">
            <text:p>0.914648</text:p>
          </table:table-cell>
          <table:table-cell office:value-type="string" calcext:value-type="string">
            <text:p><text:s/></text:p>
          </table:table-cell>
          <table:table-cell office:value-type="float" office:value="-1.56762" calcext:value-type="float">
            <text:p>-1.56762</text:p>
          </table:table-cell>
          <table:table-cell office:value-type="float" office:value="-0.999988" calcext:value-type="float">
            <text:p>-0.999988</text:p>
          </table:table-cell>
          <table:table-cell office:value-type="float" office:value="-1.57401" calcext:value-type="float">
            <text:p>-1.574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591456" calcext:value-type="float">
            <text:p>0.591456</text:p>
          </table:table-cell>
          <table:table-cell office:value-type="float" office:value="-0.711286" calcext:value-type="float">
            <text:p>-0.711286</text:p>
          </table:table-cell>
          <table:table-cell office:value-type="float" office:value="-0.527192" calcext:value-type="float">
            <text:p>-0.527192</text:p>
          </table:table-cell>
          <table:table-cell office:value-type="float" office:value="1.62916" calcext:value-type="float">
            <text:p>1.62916</text:p>
          </table:table-cell>
          <table:table-cell office:value-type="float" office:value="-0.323175" calcext:value-type="float">
            <text:p>-0.323175</text:p>
          </table:table-cell>
          <table:table-cell office:value-type="float" office:value="0.548605" calcext:value-type="float">
            <text:p>0.548605</text:p>
          </table:table-cell>
          <table:table-cell office:value-type="float" office:value="-1.06085" calcext:value-type="float">
            <text:p>-1.06085</text:p>
          </table:table-cell>
          <table:table-cell office:value-type="string" calcext:value-type="string">
            <text:p><text:s/></text:p>
          </table:table-cell>
          <table:table-cell office:value-type="float" office:value="0.31823" calcext:value-type="float">
            <text:p>0.31823</text:p>
          </table:table-cell>
          <table:table-cell office:value-type="float" office:value="-0.179379" calcext:value-type="float">
            <text:p>-0.179379</text:p>
          </table:table-cell>
          <table:table-cell office:value-type="float" office:value="0.916161" calcext:value-type="float">
            <text:p>0.916161</text:p>
          </table:table-cell>
          <table:table-cell office:value-type="string" calcext:value-type="string">
            <text:p><text:s/></text:p>
          </table:table-cell>
          <table:table-cell office:value-type="float" office:value="-1.56757" calcext:value-type="float">
            <text:p>-1.56757</text:p>
          </table:table-cell>
          <table:table-cell office:value-type="float" office:value="-0.999988" calcext:value-type="float">
            <text:p>-0.999988</text:p>
          </table:table-cell>
          <table:table-cell office:value-type="float" office:value="-1.57406" calcext:value-type="float">
            <text:p>-1.5740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586274" calcext:value-type="float">
            <text:p>0.586274</text:p>
          </table:table-cell>
          <table:table-cell office:value-type="float" office:value="-0.707547" calcext:value-type="float">
            <text:p>-0.707547</text:p>
          </table:table-cell>
          <table:table-cell office:value-type="float" office:value="-0.519811" calcext:value-type="float">
            <text:p>-0.519811</text:p>
          </table:table-cell>
          <table:table-cell office:value-type="float" office:value="1.62785" calcext:value-type="float">
            <text:p>1.62785</text:p>
          </table:table-cell>
          <table:table-cell office:value-type="float" office:value="-0.323202" calcext:value-type="float">
            <text:p>-0.323202</text:p>
          </table:table-cell>
          <table:table-cell office:value-type="float" office:value="0.549406" calcext:value-type="float">
            <text:p>0.549406</text:p>
          </table:table-cell>
          <table:table-cell office:value-type="float" office:value="-1.05496" calcext:value-type="float">
            <text:p>-1.05496</text:p>
          </table:table-cell>
          <table:table-cell office:value-type="string" calcext:value-type="string">
            <text:p><text:s/></text:p>
          </table:table-cell>
          <table:table-cell office:value-type="float" office:value="0.318245" calcext:value-type="float">
            <text:p>0.318245</text:p>
          </table:table-cell>
          <table:table-cell office:value-type="float" office:value="-0.175887" calcext:value-type="float">
            <text:p>-0.175887</text:p>
          </table:table-cell>
          <table:table-cell office:value-type="float" office:value="0.917673" calcext:value-type="float">
            <text:p>0.917673</text:p>
          </table:table-cell>
          <table:table-cell office:value-type="string" calcext:value-type="string">
            <text:p><text:s/></text:p>
          </table:table-cell>
          <table:table-cell office:value-type="float" office:value="-1.56751" calcext:value-type="float">
            <text:p>-1.56751</text:p>
          </table:table-cell>
          <table:table-cell office:value-type="float" office:value="-0.999988" calcext:value-type="float">
            <text:p>-0.999988</text:p>
          </table:table-cell>
          <table:table-cell office:value-type="float" office:value="-1.5741" calcext:value-type="float">
            <text:p>-1.574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581088" calcext:value-type="float">
            <text:p>0.581088</text:p>
          </table:table-cell>
          <table:table-cell office:value-type="float" office:value="-0.703826" calcext:value-type="float">
            <text:p>-0.703826</text:p>
          </table:table-cell>
          <table:table-cell office:value-type="float" office:value="-0.512398" calcext:value-type="float">
            <text:p>-0.512398</text:p>
          </table:table-cell>
          <table:table-cell office:value-type="float" office:value="1.62648" calcext:value-type="float">
            <text:p>1.62648</text:p>
          </table:table-cell>
          <table:table-cell office:value-type="float" office:value="-0.323271" calcext:value-type="float">
            <text:p>-0.323271</text:p>
          </table:table-cell>
          <table:table-cell office:value-type="float" office:value="0.550251" calcext:value-type="float">
            <text:p>0.550251</text:p>
          </table:table-cell>
          <table:table-cell office:value-type="float" office:value="-1.04907" calcext:value-type="float">
            <text:p>-1.04907</text:p>
          </table:table-cell>
          <table:table-cell office:value-type="string" calcext:value-type="string">
            <text:p><text:s/></text:p>
          </table:table-cell>
          <table:table-cell office:value-type="float" office:value="0.318261" calcext:value-type="float">
            <text:p>0.318261</text:p>
          </table:table-cell>
          <table:table-cell office:value-type="float" office:value="-0.172394" calcext:value-type="float">
            <text:p>-0.172394</text:p>
          </table:table-cell>
          <table:table-cell office:value-type="float" office:value="0.919186" calcext:value-type="float">
            <text:p>0.919186</text:p>
          </table:table-cell>
          <table:table-cell office:value-type="string" calcext:value-type="string">
            <text:p><text:s/></text:p>
          </table:table-cell>
          <table:table-cell office:value-type="float" office:value="-1.56746" calcext:value-type="float">
            <text:p>-1.56746</text:p>
          </table:table-cell>
          <table:table-cell office:value-type="float" office:value="-0.999987" calcext:value-type="float">
            <text:p>-0.999987</text:p>
          </table:table-cell>
          <table:table-cell office:value-type="float" office:value="-1.57415" calcext:value-type="float">
            <text:p>-1.5741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575899" calcext:value-type="float">
            <text:p>0.575899</text:p>
          </table:table-cell>
          <table:table-cell office:value-type="float" office:value="-0.700121" calcext:value-type="float">
            <text:p>-0.700121</text:p>
          </table:table-cell>
          <table:table-cell office:value-type="float" office:value="-0.504955" calcext:value-type="float">
            <text:p>-0.504955</text:p>
          </table:table-cell>
          <table:table-cell office:value-type="float" office:value="1.62504" calcext:value-type="float">
            <text:p>1.62504</text:p>
          </table:table-cell>
          <table:table-cell office:value-type="float" office:value="-0.323383" calcext:value-type="float">
            <text:p>-0.323383</text:p>
          </table:table-cell>
          <table:table-cell office:value-type="float" office:value="0.551139" calcext:value-type="float">
            <text:p>0.551139</text:p>
          </table:table-cell>
          <table:table-cell office:value-type="float" office:value="-1.04316" calcext:value-type="float">
            <text:p>-1.04316</text:p>
          </table:table-cell>
          <table:table-cell office:value-type="string" calcext:value-type="string">
            <text:p><text:s/></text:p>
          </table:table-cell>
          <table:table-cell office:value-type="float" office:value="0.318276" calcext:value-type="float">
            <text:p>0.318276</text:p>
          </table:table-cell>
          <table:table-cell office:value-type="float" office:value="-0.168901" calcext:value-type="float">
            <text:p>-0.168901</text:p>
          </table:table-cell>
          <table:table-cell office:value-type="float" office:value="0.920698" calcext:value-type="float">
            <text:p>0.920698</text:p>
          </table:table-cell>
          <table:table-cell office:value-type="string" calcext:value-type="string">
            <text:p><text:s/></text:p>
          </table:table-cell>
          <table:table-cell office:value-type="float" office:value="-1.56741" calcext:value-type="float">
            <text:p>-1.56741</text:p>
          </table:table-cell>
          <table:table-cell office:value-type="float" office:value="-0.999987" calcext:value-type="float">
            <text:p>-0.999987</text:p>
          </table:table-cell>
          <table:table-cell office:value-type="float" office:value="-1.5742" calcext:value-type="float">
            <text:p>-1.574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570707" calcext:value-type="float">
            <text:p>0.570707</text:p>
          </table:table-cell>
          <table:table-cell office:value-type="float" office:value="-0.696434" calcext:value-type="float">
            <text:p>-0.696434</text:p>
          </table:table-cell>
          <table:table-cell office:value-type="float" office:value="-0.497482" calcext:value-type="float">
            <text:p>-0.497482</text:p>
          </table:table-cell>
          <table:table-cell office:value-type="float" office:value="1.62354" calcext:value-type="float">
            <text:p>1.62354</text:p>
          </table:table-cell>
          <table:table-cell office:value-type="float" office:value="-0.323536" calcext:value-type="float">
            <text:p>-0.323536</text:p>
          </table:table-cell>
          <table:table-cell office:value-type="float" office:value="0.552072" calcext:value-type="float">
            <text:p>0.552072</text:p>
          </table:table-cell>
          <table:table-cell office:value-type="float" office:value="-1.03724" calcext:value-type="float">
            <text:p>-1.03724</text:p>
          </table:table-cell>
          <table:table-cell office:value-type="string" calcext:value-type="string">
            <text:p><text:s/></text:p>
          </table:table-cell>
          <table:table-cell office:value-type="float" office:value="0.318291" calcext:value-type="float">
            <text:p>0.318291</text:p>
          </table:table-cell>
          <table:table-cell office:value-type="float" office:value="-0.165409" calcext:value-type="float">
            <text:p>-0.165409</text:p>
          </table:table-cell>
          <table:table-cell office:value-type="float" office:value="0.922211" calcext:value-type="float">
            <text:p>0.922211</text:p>
          </table:table-cell>
          <table:table-cell office:value-type="string" calcext:value-type="string">
            <text:p><text:s/></text:p>
          </table:table-cell>
          <table:table-cell office:value-type="float" office:value="-1.56735" calcext:value-type="float">
            <text:p>-1.56735</text:p>
          </table:table-cell>
          <table:table-cell office:value-type="float" office:value="-0.999987" calcext:value-type="float">
            <text:p>-0.999987</text:p>
          </table:table-cell>
          <table:table-cell office:value-type="float" office:value="-1.57424" calcext:value-type="float">
            <text:p>-1.5742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565513" calcext:value-type="float">
            <text:p>0.565513</text:p>
          </table:table-cell>
          <table:table-cell office:value-type="float" office:value="-0.692764" calcext:value-type="float">
            <text:p>-0.692764</text:p>
          </table:table-cell>
          <table:table-cell office:value-type="float" office:value="-0.489981" calcext:value-type="float">
            <text:p>-0.489981</text:p>
          </table:table-cell>
          <table:table-cell office:value-type="float" office:value="1.62198" calcext:value-type="float">
            <text:p>1.62198</text:p>
          </table:table-cell>
          <table:table-cell office:value-type="float" office:value="-0.323732" calcext:value-type="float">
            <text:p>-0.323732</text:p>
          </table:table-cell>
          <table:table-cell office:value-type="float" office:value="0.553048" calcext:value-type="float">
            <text:p>0.553048</text:p>
          </table:table-cell>
          <table:table-cell office:value-type="float" office:value="-1.03132" calcext:value-type="float">
            <text:p>-1.03132</text:p>
          </table:table-cell>
          <table:table-cell office:value-type="string" calcext:value-type="string">
            <text:p><text:s/></text:p>
          </table:table-cell>
          <table:table-cell office:value-type="float" office:value="0.318307" calcext:value-type="float">
            <text:p>0.318307</text:p>
          </table:table-cell>
          <table:table-cell office:value-type="float" office:value="-0.161916" calcext:value-type="float">
            <text:p>-0.161916</text:p>
          </table:table-cell>
          <table:table-cell office:value-type="float" office:value="0.923723" calcext:value-type="float">
            <text:p>0.923723</text:p>
          </table:table-cell>
          <table:table-cell office:value-type="string" calcext:value-type="string">
            <text:p><text:s/></text:p>
          </table:table-cell>
          <table:table-cell office:value-type="float" office:value="-1.5673" calcext:value-type="float">
            <text:p>-1.5673</text:p>
          </table:table-cell>
          <table:table-cell office:value-type="float" office:value="-0.999987" calcext:value-type="float">
            <text:p>-0.999987</text:p>
          </table:table-cell>
          <table:table-cell office:value-type="float" office:value="-1.57429" calcext:value-type="float">
            <text:p>-1.5742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560318" calcext:value-type="float">
            <text:p>0.560318</text:p>
          </table:table-cell>
          <table:table-cell office:value-type="float" office:value="-0.689111" calcext:value-type="float">
            <text:p>-0.689111</text:p>
          </table:table-cell>
          <table:table-cell office:value-type="float" office:value="-0.482451" calcext:value-type="float">
            <text:p>-0.482451</text:p>
          </table:table-cell>
          <table:table-cell office:value-type="float" office:value="1.62035" calcext:value-type="float">
            <text:p>1.62035</text:p>
          </table:table-cell>
          <table:table-cell office:value-type="float" office:value="-0.323972" calcext:value-type="float">
            <text:p>-0.323972</text:p>
          </table:table-cell>
          <table:table-cell office:value-type="float" office:value="0.554068" calcext:value-type="float">
            <text:p>0.554068</text:p>
          </table:table-cell>
          <table:table-cell office:value-type="float" office:value="-1.02538" calcext:value-type="float">
            <text:p>-1.02538</text:p>
          </table:table-cell>
          <table:table-cell office:value-type="string" calcext:value-type="string">
            <text:p><text:s/></text:p>
          </table:table-cell>
          <table:table-cell office:value-type="float" office:value="0.318322" calcext:value-type="float">
            <text:p>0.318322</text:p>
          </table:table-cell>
          <table:table-cell office:value-type="float" office:value="-0.158424" calcext:value-type="float">
            <text:p>-0.158424</text:p>
          </table:table-cell>
          <table:table-cell office:value-type="float" office:value="0.925235" calcext:value-type="float">
            <text:p>0.925235</text:p>
          </table:table-cell>
          <table:table-cell office:value-type="string" calcext:value-type="string">
            <text:p><text:s/></text:p>
          </table:table-cell>
          <table:table-cell office:value-type="float" office:value="-1.56725" calcext:value-type="float">
            <text:p>-1.56725</text:p>
          </table:table-cell>
          <table:table-cell office:value-type="float" office:value="-0.999986" calcext:value-type="float">
            <text:p>-0.999986</text:p>
          </table:table-cell>
          <table:table-cell office:value-type="float" office:value="-1.57433" calcext:value-type="float">
            <text:p>-1.5743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555123" calcext:value-type="float">
            <text:p>0.555123</text:p>
          </table:table-cell>
          <table:table-cell office:value-type="float" office:value="-0.685473" calcext:value-type="float">
            <text:p>-0.685473</text:p>
          </table:table-cell>
          <table:table-cell office:value-type="float" office:value="-0.474894" calcext:value-type="float">
            <text:p>-0.474894</text:p>
          </table:table-cell>
          <table:table-cell office:value-type="float" office:value="1.61865" calcext:value-type="float">
            <text:p>1.61865</text:p>
          </table:table-cell>
          <table:table-cell office:value-type="float" office:value="-0.324256" calcext:value-type="float">
            <text:p>-0.324256</text:p>
          </table:table-cell>
          <table:table-cell office:value-type="float" office:value="0.555131" calcext:value-type="float">
            <text:p>0.555131</text:p>
          </table:table-cell>
          <table:table-cell office:value-type="float" office:value="-1.01942" calcext:value-type="float">
            <text:p>-1.01942</text:p>
          </table:table-cell>
          <table:table-cell office:value-type="string" calcext:value-type="string">
            <text:p><text:s/></text:p>
          </table:table-cell>
          <table:table-cell office:value-type="float" office:value="0.318336" calcext:value-type="float">
            <text:p>0.318336</text:p>
          </table:table-cell>
          <table:table-cell office:value-type="float" office:value="-0.154931" calcext:value-type="float">
            <text:p>-0.154931</text:p>
          </table:table-cell>
          <table:table-cell office:value-type="float" office:value="0.926748" calcext:value-type="float">
            <text:p>0.926748</text:p>
          </table:table-cell>
          <table:table-cell office:value-type="string" calcext:value-type="string">
            <text:p><text:s/></text:p>
          </table:table-cell>
          <table:table-cell office:value-type="float" office:value="-1.5672" calcext:value-type="float">
            <text:p>-1.5672</text:p>
          </table:table-cell>
          <table:table-cell office:value-type="float" office:value="-0.999986" calcext:value-type="float">
            <text:p>-0.999986</text:p>
          </table:table-cell>
          <table:table-cell office:value-type="float" office:value="-1.57438" calcext:value-type="float">
            <text:p>-1.5743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549928" calcext:value-type="float">
            <text:p>0.549928</text:p>
          </table:table-cell>
          <table:table-cell office:value-type="float" office:value="-0.681852" calcext:value-type="float">
            <text:p>-0.681852</text:p>
          </table:table-cell>
          <table:table-cell office:value-type="float" office:value="-0.467311" calcext:value-type="float">
            <text:p>-0.467311</text:p>
          </table:table-cell>
          <table:table-cell office:value-type="float" office:value="1.6169" calcext:value-type="float">
            <text:p>1.6169</text:p>
          </table:table-cell>
          <table:table-cell office:value-type="float" office:value="-0.324583" calcext:value-type="float">
            <text:p>-0.324583</text:p>
          </table:table-cell>
          <table:table-cell office:value-type="float" office:value="0.556238" calcext:value-type="float">
            <text:p>0.556238</text:p>
          </table:table-cell>
          <table:table-cell office:value-type="float" office:value="-1.01346" calcext:value-type="float">
            <text:p>-1.01346</text:p>
          </table:table-cell>
          <table:table-cell office:value-type="string" calcext:value-type="string">
            <text:p><text:s/></text:p>
          </table:table-cell>
          <table:table-cell office:value-type="float" office:value="0.318351" calcext:value-type="float">
            <text:p>0.318351</text:p>
          </table:table-cell>
          <table:table-cell office:value-type="float" office:value="-0.151438" calcext:value-type="float">
            <text:p>-0.151438</text:p>
          </table:table-cell>
          <table:table-cell office:value-type="float" office:value="0.92826" calcext:value-type="float">
            <text:p>0.92826</text:p>
          </table:table-cell>
          <table:table-cell office:value-type="string" calcext:value-type="string">
            <text:p><text:s/></text:p>
          </table:table-cell>
          <table:table-cell office:value-type="float" office:value="-1.56714" calcext:value-type="float">
            <text:p>-1.56714</text:p>
          </table:table-cell>
          <table:table-cell office:value-type="float" office:value="-0.999986" calcext:value-type="float">
            <text:p>-0.999986</text:p>
          </table:table-cell>
          <table:table-cell office:value-type="float" office:value="-1.57442" calcext:value-type="float">
            <text:p>-1.5744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544734" calcext:value-type="float">
            <text:p>0.544734</text:p>
          </table:table-cell>
          <table:table-cell office:value-type="float" office:value="-0.678247" calcext:value-type="float">
            <text:p>-0.678247</text:p>
          </table:table-cell>
          <table:table-cell office:value-type="float" office:value="-0.459702" calcext:value-type="float">
            <text:p>-0.459702</text:p>
          </table:table-cell>
          <table:table-cell office:value-type="float" office:value="1.61508" calcext:value-type="float">
            <text:p>1.61508</text:p>
          </table:table-cell>
          <table:table-cell office:value-type="float" office:value="-0.324955" calcext:value-type="float">
            <text:p>-0.324955</text:p>
          </table:table-cell>
          <table:table-cell office:value-type="float" office:value="0.557389" calcext:value-type="float">
            <text:p>0.557389</text:p>
          </table:table-cell>
          <table:table-cell office:value-type="float" office:value="-1.00749" calcext:value-type="float">
            <text:p>-1.00749</text:p>
          </table:table-cell>
          <table:table-cell office:value-type="string" calcext:value-type="string">
            <text:p><text:s/></text:p>
          </table:table-cell>
          <table:table-cell office:value-type="float" office:value="0.318366" calcext:value-type="float">
            <text:p>0.318366</text:p>
          </table:table-cell>
          <table:table-cell office:value-type="float" office:value="-0.147946" calcext:value-type="float">
            <text:p>-0.147946</text:p>
          </table:table-cell>
          <table:table-cell office:value-type="float" office:value="0.929772" calcext:value-type="float">
            <text:p>0.929772</text:p>
          </table:table-cell>
          <table:table-cell office:value-type="string" calcext:value-type="string">
            <text:p><text:s/></text:p>
          </table:table-cell>
          <table:table-cell office:value-type="float" office:value="-1.56709" calcext:value-type="float">
            <text:p>-1.56709</text:p>
          </table:table-cell>
          <table:table-cell office:value-type="float" office:value="-0.999986" calcext:value-type="float">
            <text:p>-0.999986</text:p>
          </table:table-cell>
          <table:table-cell office:value-type="float" office:value="-1.57447" calcext:value-type="float">
            <text:p>-1.5744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539542" calcext:value-type="float">
            <text:p>0.539542</text:p>
          </table:table-cell>
          <table:table-cell office:value-type="float" office:value="-0.674657" calcext:value-type="float">
            <text:p>-0.674657</text:p>
          </table:table-cell>
          <table:table-cell office:value-type="float" office:value="-0.452067" calcext:value-type="float">
            <text:p>-0.452067</text:p>
          </table:table-cell>
          <table:table-cell office:value-type="float" office:value="1.61319" calcext:value-type="float">
            <text:p>1.61319</text:p>
          </table:table-cell>
          <table:table-cell office:value-type="float" office:value="-0.325372" calcext:value-type="float">
            <text:p>-0.325372</text:p>
          </table:table-cell>
          <table:table-cell office:value-type="float" office:value="0.558584" calcext:value-type="float">
            <text:p>0.558584</text:p>
          </table:table-cell>
          <table:table-cell office:value-type="float" office:value="-1.00151" calcext:value-type="float">
            <text:p>-1.00151</text:p>
          </table:table-cell>
          <table:table-cell office:value-type="string" calcext:value-type="string">
            <text:p><text:s/></text:p>
          </table:table-cell>
          <table:table-cell office:value-type="float" office:value="0.31838" calcext:value-type="float">
            <text:p>0.31838</text:p>
          </table:table-cell>
          <table:table-cell office:value-type="float" office:value="-0.144453" calcext:value-type="float">
            <text:p>-0.144453</text:p>
          </table:table-cell>
          <table:table-cell office:value-type="float" office:value="0.931285" calcext:value-type="float">
            <text:p>0.931285</text:p>
          </table:table-cell>
          <table:table-cell office:value-type="string" calcext:value-type="string">
            <text:p><text:s/></text:p>
          </table:table-cell>
          <table:table-cell office:value-type="float" office:value="-1.56704" calcext:value-type="float">
            <text:p>-1.56704</text:p>
          </table:table-cell>
          <table:table-cell office:value-type="float" office:value="-0.999986" calcext:value-type="float">
            <text:p>-0.999986</text:p>
          </table:table-cell>
          <table:table-cell office:value-type="float" office:value="-1.57451" calcext:value-type="float">
            <text:p>-1.5745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534352" calcext:value-type="float">
            <text:p>0.534352</text:p>
          </table:table-cell>
          <table:table-cell office:value-type="float" office:value="-0.671082" calcext:value-type="float">
            <text:p>-0.671082</text:p>
          </table:table-cell>
          <table:table-cell office:value-type="float" office:value="-0.444408" calcext:value-type="float">
            <text:p>-0.444408</text:p>
          </table:table-cell>
          <table:table-cell office:value-type="float" office:value="1.61124" calcext:value-type="float">
            <text:p>1.61124</text:p>
          </table:table-cell>
          <table:table-cell office:value-type="float" office:value="-0.325835" calcext:value-type="float">
            <text:p>-0.325835</text:p>
          </table:table-cell>
          <table:table-cell office:value-type="float" office:value="0.559823" calcext:value-type="float">
            <text:p>0.559823</text:p>
          </table:table-cell>
          <table:table-cell office:value-type="float" office:value="-0.995516" calcext:value-type="float">
            <text:p>-0.995516</text:p>
          </table:table-cell>
          <table:table-cell office:value-type="string" calcext:value-type="string">
            <text:p><text:s/></text:p>
          </table:table-cell>
          <table:table-cell office:value-type="float" office:value="0.318395" calcext:value-type="float">
            <text:p>0.318395</text:p>
          </table:table-cell>
          <table:table-cell office:value-type="float" office:value="-0.140961" calcext:value-type="float">
            <text:p>-0.140961</text:p>
          </table:table-cell>
          <table:table-cell office:value-type="float" office:value="0.932797" calcext:value-type="float">
            <text:p>0.932797</text:p>
          </table:table-cell>
          <table:table-cell office:value-type="string" calcext:value-type="string">
            <text:p><text:s/></text:p>
          </table:table-cell>
          <table:table-cell office:value-type="float" office:value="-1.56699" calcext:value-type="float">
            <text:p>-1.56699</text:p>
          </table:table-cell>
          <table:table-cell office:value-type="float" office:value="-0.999985" calcext:value-type="float">
            <text:p>-0.999985</text:p>
          </table:table-cell>
          <table:table-cell office:value-type="float" office:value="-1.57456" calcext:value-type="float">
            <text:p>-1.5745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529166" calcext:value-type="float">
            <text:p>0.529166</text:p>
          </table:table-cell>
          <table:table-cell office:value-type="float" office:value="-0.667522" calcext:value-type="float">
            <text:p>-0.667522</text:p>
          </table:table-cell>
          <table:table-cell office:value-type="float" office:value="-0.436726" calcext:value-type="float">
            <text:p>-0.436726</text:p>
          </table:table-cell>
          <table:table-cell office:value-type="float" office:value="1.60923" calcext:value-type="float">
            <text:p>1.60923</text:p>
          </table:table-cell>
          <table:table-cell office:value-type="float" office:value="-0.326342" calcext:value-type="float">
            <text:p>-0.326342</text:p>
          </table:table-cell>
          <table:table-cell office:value-type="float" office:value="0.561105" calcext:value-type="float">
            <text:p>0.561105</text:p>
          </table:table-cell>
          <table:table-cell office:value-type="float" office:value="-0.989514" calcext:value-type="float">
            <text:p>-0.989514</text:p>
          </table:table-cell>
          <table:table-cell office:value-type="string" calcext:value-type="string">
            <text:p><text:s/></text:p>
          </table:table-cell>
          <table:table-cell office:value-type="float" office:value="0.318409" calcext:value-type="float">
            <text:p>0.318409</text:p>
          </table:table-cell>
          <table:table-cell office:value-type="float" office:value="-0.137469" calcext:value-type="float">
            <text:p>-0.137469</text:p>
          </table:table-cell>
          <table:table-cell office:value-type="float" office:value="0.934309" calcext:value-type="float">
            <text:p>0.934309</text:p>
          </table:table-cell>
          <table:table-cell office:value-type="string" calcext:value-type="string">
            <text:p><text:s/></text:p>
          </table:table-cell>
          <table:table-cell office:value-type="float" office:value="-1.56693" calcext:value-type="float">
            <text:p>-1.56693</text:p>
          </table:table-cell>
          <table:table-cell office:value-type="float" office:value="-0.999985" calcext:value-type="float">
            <text:p>-0.999985</text:p>
          </table:table-cell>
          <table:table-cell office:value-type="float" office:value="-1.5746" calcext:value-type="float">
            <text:p>-1.574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523984" calcext:value-type="float">
            <text:p>0.523984</text:p>
          </table:table-cell>
          <table:table-cell office:value-type="float" office:value="-0.663977" calcext:value-type="float">
            <text:p>-0.663977</text:p>
          </table:table-cell>
          <table:table-cell office:value-type="float" office:value="-0.429021" calcext:value-type="float">
            <text:p>-0.429021</text:p>
          </table:table-cell>
          <table:table-cell office:value-type="float" office:value="1.60715" calcext:value-type="float">
            <text:p>1.60715</text:p>
          </table:table-cell>
          <table:table-cell office:value-type="float" office:value="-0.326896" calcext:value-type="float">
            <text:p>-0.326896</text:p>
          </table:table-cell>
          <table:table-cell office:value-type="float" office:value="0.562431" calcext:value-type="float">
            <text:p>0.562431</text:p>
          </table:table-cell>
          <table:table-cell office:value-type="float" office:value="-0.983503" calcext:value-type="float">
            <text:p>-0.983503</text:p>
          </table:table-cell>
          <table:table-cell office:value-type="string" calcext:value-type="string">
            <text:p><text:s/></text:p>
          </table:table-cell>
          <table:table-cell office:value-type="float" office:value="0.318423" calcext:value-type="float">
            <text:p>0.318423</text:p>
          </table:table-cell>
          <table:table-cell office:value-type="float" office:value="-0.133976" calcext:value-type="float">
            <text:p>-0.133976</text:p>
          </table:table-cell>
          <table:table-cell office:value-type="float" office:value="0.935821" calcext:value-type="float">
            <text:p>0.935821</text:p>
          </table:table-cell>
          <table:table-cell office:value-type="string" calcext:value-type="string">
            <text:p><text:s/></text:p>
          </table:table-cell>
          <table:table-cell office:value-type="float" office:value="-1.56688" calcext:value-type="float">
            <text:p>-1.56688</text:p>
          </table:table-cell>
          <table:table-cell office:value-type="float" office:value="-0.999985" calcext:value-type="float">
            <text:p>-0.999985</text:p>
          </table:table-cell>
          <table:table-cell office:value-type="float" office:value="-1.57465" calcext:value-type="float">
            <text:p>-1.5746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518806" calcext:value-type="float">
            <text:p>0.518806</text:p>
          </table:table-cell>
          <table:table-cell office:value-type="float" office:value="-0.660445" calcext:value-type="float">
            <text:p>-0.660445</text:p>
          </table:table-cell>
          <table:table-cell office:value-type="float" office:value="-0.421294" calcext:value-type="float">
            <text:p>-0.421294</text:p>
          </table:table-cell>
          <table:table-cell office:value-type="float" office:value="1.60501" calcext:value-type="float">
            <text:p>1.60501</text:p>
          </table:table-cell>
          <table:table-cell office:value-type="float" office:value="-0.327496" calcext:value-type="float">
            <text:p>-0.327496</text:p>
          </table:table-cell>
          <table:table-cell office:value-type="float" office:value="0.563801" calcext:value-type="float">
            <text:p>0.563801</text:p>
          </table:table-cell>
          <table:table-cell office:value-type="float" office:value="-0.977482" calcext:value-type="float">
            <text:p>-0.977482</text:p>
          </table:table-cell>
          <table:table-cell office:value-type="string" calcext:value-type="string">
            <text:p><text:s/></text:p>
          </table:table-cell>
          <table:table-cell office:value-type="float" office:value="0.318437" calcext:value-type="float">
            <text:p>0.318437</text:p>
          </table:table-cell>
          <table:table-cell office:value-type="float" office:value="-0.130484" calcext:value-type="float">
            <text:p>-0.130484</text:p>
          </table:table-cell>
          <table:table-cell office:value-type="float" office:value="0.937333" calcext:value-type="float">
            <text:p>0.937333</text:p>
          </table:table-cell>
          <table:table-cell office:value-type="string" calcext:value-type="string">
            <text:p><text:s/></text:p>
          </table:table-cell>
          <table:table-cell office:value-type="float" office:value="-1.56683" calcext:value-type="float">
            <text:p>-1.56683</text:p>
          </table:table-cell>
          <table:table-cell office:value-type="float" office:value="-0.999984" calcext:value-type="float">
            <text:p>-0.999984</text:p>
          </table:table-cell>
          <table:table-cell office:value-type="float" office:value="-1.57469" calcext:value-type="float">
            <text:p>-1.5746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513634" calcext:value-type="float">
            <text:p>0.513634</text:p>
          </table:table-cell>
          <table:table-cell office:value-type="float" office:value="-0.656928" calcext:value-type="float">
            <text:p>-0.656928</text:p>
          </table:table-cell>
          <table:table-cell office:value-type="float" office:value="-0.413545" calcext:value-type="float">
            <text:p>-0.413545</text:p>
          </table:table-cell>
          <table:table-cell office:value-type="float" office:value="1.6028" calcext:value-type="float">
            <text:p>1.6028</text:p>
          </table:table-cell>
          <table:table-cell office:value-type="float" office:value="-0.328143" calcext:value-type="float">
            <text:p>-0.328143</text:p>
          </table:table-cell>
          <table:table-cell office:value-type="float" office:value="0.565214" calcext:value-type="float">
            <text:p>0.565214</text:p>
          </table:table-cell>
          <table:table-cell office:value-type="float" office:value="-0.971453" calcext:value-type="float">
            <text:p>-0.971453</text:p>
          </table:table-cell>
          <table:table-cell office:value-type="string" calcext:value-type="string">
            <text:p><text:s/></text:p>
          </table:table-cell>
          <table:table-cell office:value-type="float" office:value="0.318451" calcext:value-type="float">
            <text:p>0.318451</text:p>
          </table:table-cell>
          <table:table-cell office:value-type="float" office:value="-0.126991" calcext:value-type="float">
            <text:p>-0.126991</text:p>
          </table:table-cell>
          <table:table-cell office:value-type="float" office:value="0.938846" calcext:value-type="float">
            <text:p>0.938846</text:p>
          </table:table-cell>
          <table:table-cell office:value-type="string" calcext:value-type="string">
            <text:p><text:s/></text:p>
          </table:table-cell>
          <table:table-cell office:value-type="float" office:value="-1.56678" calcext:value-type="float">
            <text:p>-1.56678</text:p>
          </table:table-cell>
          <table:table-cell office:value-type="float" office:value="-0.999984" calcext:value-type="float">
            <text:p>-0.999984</text:p>
          </table:table-cell>
          <table:table-cell office:value-type="float" office:value="-1.57473" calcext:value-type="float">
            <text:p>-1.5747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508469" calcext:value-type="float">
            <text:p>0.508469</text:p>
          </table:table-cell>
          <table:table-cell office:value-type="float" office:value="-0.653423" calcext:value-type="float">
            <text:p>-0.653423</text:p>
          </table:table-cell>
          <table:table-cell office:value-type="float" office:value="-0.405775" calcext:value-type="float">
            <text:p>-0.405775</text:p>
          </table:table-cell>
          <table:table-cell office:value-type="float" office:value="1.60053" calcext:value-type="float">
            <text:p>1.60053</text:p>
          </table:table-cell>
          <table:table-cell office:value-type="float" office:value="-0.328836" calcext:value-type="float">
            <text:p>-0.328836</text:p>
          </table:table-cell>
          <table:table-cell office:value-type="float" office:value="0.566671" calcext:value-type="float">
            <text:p>0.566671</text:p>
          </table:table-cell>
          <table:table-cell office:value-type="float" office:value="-0.965415" calcext:value-type="float">
            <text:p>-0.965415</text:p>
          </table:table-cell>
          <table:table-cell office:value-type="string" calcext:value-type="string">
            <text:p><text:s/></text:p>
          </table:table-cell>
          <table:table-cell office:value-type="float" office:value="0.318464" calcext:value-type="float">
            <text:p>0.318464</text:p>
          </table:table-cell>
          <table:table-cell office:value-type="float" office:value="-0.123499" calcext:value-type="float">
            <text:p>-0.123499</text:p>
          </table:table-cell>
          <table:table-cell office:value-type="float" office:value="0.940358" calcext:value-type="float">
            <text:p>0.940358</text:p>
          </table:table-cell>
          <table:table-cell office:value-type="string" calcext:value-type="string">
            <text:p><text:s/></text:p>
          </table:table-cell>
          <table:table-cell office:value-type="float" office:value="-1.56672" calcext:value-type="float">
            <text:p>-1.56672</text:p>
          </table:table-cell>
          <table:table-cell office:value-type="float" office:value="-0.999984" calcext:value-type="float">
            <text:p>-0.999984</text:p>
          </table:table-cell>
          <table:table-cell office:value-type="float" office:value="-1.57478" calcext:value-type="float">
            <text:p>-1.5747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50331" calcext:value-type="float">
            <text:p>0.50331</text:p>
          </table:table-cell>
          <table:table-cell office:value-type="float" office:value="-0.649931" calcext:value-type="float">
            <text:p>-0.649931</text:p>
          </table:table-cell>
          <table:table-cell office:value-type="float" office:value="-0.397986" calcext:value-type="float">
            <text:p>-0.397986</text:p>
          </table:table-cell>
          <table:table-cell office:value-type="float" office:value="1.5982" calcext:value-type="float">
            <text:p>1.5982</text:p>
          </table:table-cell>
          <table:table-cell office:value-type="float" office:value="-0.329577" calcext:value-type="float">
            <text:p>-0.329577</text:p>
          </table:table-cell>
          <table:table-cell office:value-type="float" office:value="0.568172" calcext:value-type="float">
            <text:p>0.568172</text:p>
          </table:table-cell>
          <table:table-cell office:value-type="float" office:value="-0.95937" calcext:value-type="float">
            <text:p>-0.95937</text:p>
          </table:table-cell>
          <table:table-cell office:value-type="string" calcext:value-type="string">
            <text:p><text:s/></text:p>
          </table:table-cell>
          <table:table-cell office:value-type="float" office:value="0.318478" calcext:value-type="float">
            <text:p>0.318478</text:p>
          </table:table-cell>
          <table:table-cell office:value-type="float" office:value="-0.120006" calcext:value-type="float">
            <text:p>-0.120006</text:p>
          </table:table-cell>
          <table:table-cell office:value-type="float" office:value="0.94187" calcext:value-type="float">
            <text:p>0.94187</text:p>
          </table:table-cell>
          <table:table-cell office:value-type="string" calcext:value-type="string">
            <text:p><text:s/></text:p>
          </table:table-cell>
          <table:table-cell office:value-type="float" office:value="-1.56667" calcext:value-type="float">
            <text:p>-1.56667</text:p>
          </table:table-cell>
          <table:table-cell office:value-type="float" office:value="-0.999984" calcext:value-type="float">
            <text:p>-0.999984</text:p>
          </table:table-cell>
          <table:table-cell office:value-type="float" office:value="-1.57482" calcext:value-type="float">
            <text:p>-1.5748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498159" calcext:value-type="float">
            <text:p>0.498159</text:p>
          </table:table-cell>
          <table:table-cell office:value-type="float" office:value="-0.646451" calcext:value-type="float">
            <text:p>-0.646451</text:p>
          </table:table-cell>
          <table:table-cell office:value-type="float" office:value="-0.390177" calcext:value-type="float">
            <text:p>-0.390177</text:p>
          </table:table-cell>
          <table:table-cell office:value-type="float" office:value="1.5958" calcext:value-type="float">
            <text:p>1.5958</text:p>
          </table:table-cell>
          <table:table-cell office:value-type="float" office:value="-0.330365" calcext:value-type="float">
            <text:p>-0.330365</text:p>
          </table:table-cell>
          <table:table-cell office:value-type="float" office:value="0.569717" calcext:value-type="float">
            <text:p>0.569717</text:p>
          </table:table-cell>
          <table:table-cell office:value-type="float" office:value="-0.953316" calcext:value-type="float">
            <text:p>-0.953316</text:p>
          </table:table-cell>
          <table:table-cell office:value-type="string" calcext:value-type="string">
            <text:p><text:s/></text:p>
          </table:table-cell>
          <table:table-cell office:value-type="float" office:value="0.318491" calcext:value-type="float">
            <text:p>0.318491</text:p>
          </table:table-cell>
          <table:table-cell office:value-type="float" office:value="-0.116514" calcext:value-type="float">
            <text:p>-0.116514</text:p>
          </table:table-cell>
          <table:table-cell office:value-type="float" office:value="0.943382" calcext:value-type="float">
            <text:p>0.943382</text:p>
          </table:table-cell>
          <table:table-cell office:value-type="string" calcext:value-type="string">
            <text:p><text:s/></text:p>
          </table:table-cell>
          <table:table-cell office:value-type="float" office:value="-1.56662" calcext:value-type="float">
            <text:p>-1.56662</text:p>
          </table:table-cell>
          <table:table-cell office:value-type="float" office:value="-0.999983" calcext:value-type="float">
            <text:p>-0.999983</text:p>
          </table:table-cell>
          <table:table-cell office:value-type="float" office:value="-1.57487" calcext:value-type="float">
            <text:p>-1.5748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493017" calcext:value-type="float">
            <text:p>0.493017</text:p>
          </table:table-cell>
          <table:table-cell office:value-type="float" office:value="-0.642983" calcext:value-type="float">
            <text:p>-0.642983</text:p>
          </table:table-cell>
          <table:table-cell office:value-type="float" office:value="-0.38235" calcext:value-type="float">
            <text:p>-0.38235</text:p>
          </table:table-cell>
          <table:table-cell office:value-type="float" office:value="1.59334" calcext:value-type="float">
            <text:p>1.59334</text:p>
          </table:table-cell>
          <table:table-cell office:value-type="float" office:value="-0.3312" calcext:value-type="float">
            <text:p>-0.3312</text:p>
          </table:table-cell>
          <table:table-cell office:value-type="float" office:value="0.571305" calcext:value-type="float">
            <text:p>0.571305</text:p>
          </table:table-cell>
          <table:table-cell office:value-type="float" office:value="-0.947255" calcext:value-type="float">
            <text:p>-0.947255</text:p>
          </table:table-cell>
          <table:table-cell office:value-type="string" calcext:value-type="string">
            <text:p><text:s/></text:p>
          </table:table-cell>
          <table:table-cell office:value-type="float" office:value="0.318505" calcext:value-type="float">
            <text:p>0.318505</text:p>
          </table:table-cell>
          <table:table-cell office:value-type="float" office:value="-0.113022" calcext:value-type="float">
            <text:p>-0.113022</text:p>
          </table:table-cell>
          <table:table-cell office:value-type="float" office:value="0.944894" calcext:value-type="float">
            <text:p>0.944894</text:p>
          </table:table-cell>
          <table:table-cell office:value-type="string" calcext:value-type="string">
            <text:p><text:s/></text:p>
          </table:table-cell>
          <table:table-cell office:value-type="float" office:value="-1.56657" calcext:value-type="float">
            <text:p>-1.56657</text:p>
          </table:table-cell>
          <table:table-cell office:value-type="float" office:value="-0.999983" calcext:value-type="float">
            <text:p>-0.999983</text:p>
          </table:table-cell>
          <table:table-cell office:value-type="float" office:value="-1.57491" calcext:value-type="float">
            <text:p>-1.5749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487883" calcext:value-type="float">
            <text:p>0.487883</text:p>
          </table:table-cell>
          <table:table-cell office:value-type="float" office:value="-0.639526" calcext:value-type="float">
            <text:p>-0.639526</text:p>
          </table:table-cell>
          <table:table-cell office:value-type="float" office:value="-0.374504" calcext:value-type="float">
            <text:p>-0.374504</text:p>
          </table:table-cell>
          <table:table-cell office:value-type="float" office:value="1.59081" calcext:value-type="float">
            <text:p>1.59081</text:p>
          </table:table-cell>
          <table:table-cell office:value-type="float" office:value="-0.332083" calcext:value-type="float">
            <text:p>-0.332083</text:p>
          </table:table-cell>
          <table:table-cell office:value-type="float" office:value="0.572937" calcext:value-type="float">
            <text:p>0.572937</text:p>
          </table:table-cell>
          <table:table-cell office:value-type="float" office:value="-0.941188" calcext:value-type="float">
            <text:p>-0.941188</text:p>
          </table:table-cell>
          <table:table-cell office:value-type="string" calcext:value-type="string">
            <text:p><text:s/></text:p>
          </table:table-cell>
          <table:table-cell office:value-type="float" office:value="0.318518" calcext:value-type="float">
            <text:p>0.318518</text:p>
          </table:table-cell>
          <table:table-cell office:value-type="float" office:value="-0.109529" calcext:value-type="float">
            <text:p>-0.109529</text:p>
          </table:table-cell>
          <table:table-cell office:value-type="float" office:value="0.946406" calcext:value-type="float">
            <text:p>0.946406</text:p>
          </table:table-cell>
          <table:table-cell office:value-type="string" calcext:value-type="string">
            <text:p><text:s/></text:p>
          </table:table-cell>
          <table:table-cell office:value-type="float" office:value="-1.56652" calcext:value-type="float">
            <text:p>-1.56652</text:p>
          </table:table-cell>
          <table:table-cell office:value-type="float" office:value="-0.999983" calcext:value-type="float">
            <text:p>-0.999983</text:p>
          </table:table-cell>
          <table:table-cell office:value-type="float" office:value="-1.57495" calcext:value-type="float">
            <text:p>-1.5749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48276" calcext:value-type="float">
            <text:p>0.48276</text:p>
          </table:table-cell>
          <table:table-cell office:value-type="float" office:value="-0.636079" calcext:value-type="float">
            <text:p>-0.636079</text:p>
          </table:table-cell>
          <table:table-cell office:value-type="float" office:value="-0.366642" calcext:value-type="float">
            <text:p>-0.366642</text:p>
          </table:table-cell>
          <table:table-cell office:value-type="float" office:value="1.58822" calcext:value-type="float">
            <text:p>1.58822</text:p>
          </table:table-cell>
          <table:table-cell office:value-type="float" office:value="-0.333015" calcext:value-type="float">
            <text:p>-0.333015</text:p>
          </table:table-cell>
          <table:table-cell office:value-type="float" office:value="0.574613" calcext:value-type="float">
            <text:p>0.574613</text:p>
          </table:table-cell>
          <table:table-cell office:value-type="float" office:value="-0.935113" calcext:value-type="float">
            <text:p>-0.935113</text:p>
          </table:table-cell>
          <table:table-cell office:value-type="string" calcext:value-type="string">
            <text:p><text:s/></text:p>
          </table:table-cell>
          <table:table-cell office:value-type="float" office:value="0.318531" calcext:value-type="float">
            <text:p>0.318531</text:p>
          </table:table-cell>
          <table:table-cell office:value-type="float" office:value="-0.106037" calcext:value-type="float">
            <text:p>-0.106037</text:p>
          </table:table-cell>
          <table:table-cell office:value-type="float" office:value="0.947918" calcext:value-type="float">
            <text:p>0.947918</text:p>
          </table:table-cell>
          <table:table-cell office:value-type="string" calcext:value-type="string">
            <text:p><text:s/></text:p>
          </table:table-cell>
          <table:table-cell office:value-type="float" office:value="-1.56646" calcext:value-type="float">
            <text:p>-1.56646</text:p>
          </table:table-cell>
          <table:table-cell office:value-type="float" office:value="-0.999982" calcext:value-type="float">
            <text:p>-0.999982</text:p>
          </table:table-cell>
          <table:table-cell office:value-type="float" office:value="-1.575" calcext:value-type="float">
            <text:p>-1.57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477647" calcext:value-type="float">
            <text:p>0.477647</text:p>
          </table:table-cell>
          <table:table-cell office:value-type="float" office:value="-0.632643" calcext:value-type="float">
            <text:p>-0.632643</text:p>
          </table:table-cell>
          <table:table-cell office:value-type="float" office:value="-0.358762" calcext:value-type="float">
            <text:p>-0.358762</text:p>
          </table:table-cell>
          <table:table-cell office:value-type="float" office:value="1.58557" calcext:value-type="float">
            <text:p>1.58557</text:p>
          </table:table-cell>
          <table:table-cell office:value-type="float" office:value="-0.333994" calcext:value-type="float">
            <text:p>-0.333994</text:p>
          </table:table-cell>
          <table:table-cell office:value-type="float" office:value="0.576332" calcext:value-type="float">
            <text:p>0.576332</text:p>
          </table:table-cell>
          <table:table-cell office:value-type="float" office:value="-0.929033" calcext:value-type="float">
            <text:p>-0.929033</text:p>
          </table:table-cell>
          <table:table-cell office:value-type="string" calcext:value-type="string">
            <text:p><text:s/></text:p>
          </table:table-cell>
          <table:table-cell office:value-type="float" office:value="0.318543" calcext:value-type="float">
            <text:p>0.318543</text:p>
          </table:table-cell>
          <table:table-cell office:value-type="float" office:value="-0.102545" calcext:value-type="float">
            <text:p>-0.102545</text:p>
          </table:table-cell>
          <table:table-cell office:value-type="float" office:value="0.94943" calcext:value-type="float">
            <text:p>0.94943</text:p>
          </table:table-cell>
          <table:table-cell office:value-type="string" calcext:value-type="string">
            <text:p><text:s/></text:p>
          </table:table-cell>
          <table:table-cell office:value-type="float" office:value="-1.56641" calcext:value-type="float">
            <text:p>-1.56641</text:p>
          </table:table-cell>
          <table:table-cell office:value-type="float" office:value="-0.999982" calcext:value-type="float">
            <text:p>-0.999982</text:p>
          </table:table-cell>
          <table:table-cell office:value-type="float" office:value="-1.57504" calcext:value-type="float">
            <text:p>-1.5750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472545" calcext:value-type="float">
            <text:p>0.472545</text:p>
          </table:table-cell>
          <table:table-cell office:value-type="float" office:value="-0.629217" calcext:value-type="float">
            <text:p>-0.629217</text:p>
          </table:table-cell>
          <table:table-cell office:value-type="float" office:value="-0.350866" calcext:value-type="float">
            <text:p>-0.350866</text:p>
          </table:table-cell>
          <table:table-cell office:value-type="float" office:value="1.58285" calcext:value-type="float">
            <text:p>1.58285</text:p>
          </table:table-cell>
          <table:table-cell office:value-type="float" office:value="-0.335022" calcext:value-type="float">
            <text:p>-0.335022</text:p>
          </table:table-cell>
          <table:table-cell office:value-type="float" office:value="0.578096" calcext:value-type="float">
            <text:p>0.578096</text:p>
          </table:table-cell>
          <table:table-cell office:value-type="float" office:value="-0.922947" calcext:value-type="float">
            <text:p>-0.922947</text:p>
          </table:table-cell>
          <table:table-cell office:value-type="string" calcext:value-type="string">
            <text:p><text:s/></text:p>
          </table:table-cell>
          <table:table-cell office:value-type="float" office:value="0.318556" calcext:value-type="float">
            <text:p>0.318556</text:p>
          </table:table-cell>
          <table:table-cell office:value-type="float" office:value="-0.0990523" calcext:value-type="float">
            <text:p>-0.0990523</text:p>
          </table:table-cell>
          <table:table-cell office:value-type="float" office:value="0.950941" calcext:value-type="float">
            <text:p>0.950941</text:p>
          </table:table-cell>
          <table:table-cell office:value-type="string" calcext:value-type="string">
            <text:p><text:s/></text:p>
          </table:table-cell>
          <table:table-cell office:value-type="float" office:value="-1.56636" calcext:value-type="float">
            <text:p>-1.56636</text:p>
          </table:table-cell>
          <table:table-cell office:value-type="float" office:value="-0.999982" calcext:value-type="float">
            <text:p>-0.999982</text:p>
          </table:table-cell>
          <table:table-cell office:value-type="float" office:value="-1.57508" calcext:value-type="float">
            <text:p>-1.5750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467455" calcext:value-type="float">
            <text:p>0.467455</text:p>
          </table:table-cell>
          <table:table-cell office:value-type="float" office:value="-0.625799" calcext:value-type="float">
            <text:p>-0.625799</text:p>
          </table:table-cell>
          <table:table-cell office:value-type="float" office:value="-0.342955" calcext:value-type="float">
            <text:p>-0.342955</text:p>
          </table:table-cell>
          <table:table-cell office:value-type="float" office:value="1.58007" calcext:value-type="float">
            <text:p>1.58007</text:p>
          </table:table-cell>
          <table:table-cell office:value-type="float" office:value="-0.336099" calcext:value-type="float">
            <text:p>-0.336099</text:p>
          </table:table-cell>
          <table:table-cell office:value-type="float" office:value="0.579903" calcext:value-type="float">
            <text:p>0.579903</text:p>
          </table:table-cell>
          <table:table-cell office:value-type="float" office:value="-0.916856" calcext:value-type="float">
            <text:p>-0.916856</text:p>
          </table:table-cell>
          <table:table-cell office:value-type="string" calcext:value-type="string">
            <text:p><text:s/></text:p>
          </table:table-cell>
          <table:table-cell office:value-type="float" office:value="0.318568" calcext:value-type="float">
            <text:p>0.318568</text:p>
          </table:table-cell>
          <table:table-cell office:value-type="float" office:value="-0.0955599" calcext:value-type="float">
            <text:p>-0.0955599</text:p>
          </table:table-cell>
          <table:table-cell office:value-type="float" office:value="0.952453" calcext:value-type="float">
            <text:p>0.952453</text:p>
          </table:table-cell>
          <table:table-cell office:value-type="string" calcext:value-type="string">
            <text:p><text:s/></text:p>
          </table:table-cell>
          <table:table-cell office:value-type="float" office:value="-1.56631" calcext:value-type="float">
            <text:p>-1.56631</text:p>
          </table:table-cell>
          <table:table-cell office:value-type="float" office:value="-0.999982" calcext:value-type="float">
            <text:p>-0.999982</text:p>
          </table:table-cell>
          <table:table-cell office:value-type="float" office:value="-1.57513" calcext:value-type="float">
            <text:p>-1.5751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462378" calcext:value-type="float">
            <text:p>0.462378</text:p>
          </table:table-cell>
          <table:table-cell office:value-type="float" office:value="-0.62239" calcext:value-type="float">
            <text:p>-0.62239</text:p>
          </table:table-cell>
          <table:table-cell office:value-type="float" office:value="-0.335029" calcext:value-type="float">
            <text:p>-0.335029</text:p>
          </table:table-cell>
          <table:table-cell office:value-type="float" office:value="1.57723" calcext:value-type="float">
            <text:p>1.57723</text:p>
          </table:table-cell>
          <table:table-cell office:value-type="float" office:value="-0.337224" calcext:value-type="float">
            <text:p>-0.337224</text:p>
          </table:table-cell>
          <table:table-cell office:value-type="float" office:value="0.581754" calcext:value-type="float">
            <text:p>0.581754</text:p>
          </table:table-cell>
          <table:table-cell office:value-type="float" office:value="-0.910759" calcext:value-type="float">
            <text:p>-0.910759</text:p>
          </table:table-cell>
          <table:table-cell office:value-type="string" calcext:value-type="string">
            <text:p><text:s/></text:p>
          </table:table-cell>
          <table:table-cell office:value-type="float" office:value="0.318581" calcext:value-type="float">
            <text:p>0.318581</text:p>
          </table:table-cell>
          <table:table-cell office:value-type="float" office:value="-0.0920676" calcext:value-type="float">
            <text:p>-0.0920676</text:p>
          </table:table-cell>
          <table:table-cell office:value-type="float" office:value="0.953965" calcext:value-type="float">
            <text:p>0.953965</text:p>
          </table:table-cell>
          <table:table-cell office:value-type="string" calcext:value-type="string">
            <text:p><text:s/></text:p>
          </table:table-cell>
          <table:table-cell office:value-type="float" office:value="-1.56626" calcext:value-type="float">
            <text:p>-1.56626</text:p>
          </table:table-cell>
          <table:table-cell office:value-type="float" office:value="-0.999981" calcext:value-type="float">
            <text:p>-0.999981</text:p>
          </table:table-cell>
          <table:table-cell office:value-type="float" office:value="-1.57517" calcext:value-type="float">
            <text:p>-1.5751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457314" calcext:value-type="float">
            <text:p>0.457314</text:p>
          </table:table-cell>
          <table:table-cell office:value-type="float" office:value="-0.618989" calcext:value-type="float">
            <text:p>-0.618989</text:p>
          </table:table-cell>
          <table:table-cell office:value-type="float" office:value="-0.327089" calcext:value-type="float">
            <text:p>-0.327089</text:p>
          </table:table-cell>
          <table:table-cell office:value-type="float" office:value="1.57432" calcext:value-type="float">
            <text:p>1.57432</text:p>
          </table:table-cell>
          <table:table-cell office:value-type="float" office:value="-0.338399" calcext:value-type="float">
            <text:p>-0.338399</text:p>
          </table:table-cell>
          <table:table-cell office:value-type="float" office:value="0.583649" calcext:value-type="float">
            <text:p>0.583649</text:p>
          </table:table-cell>
          <table:table-cell office:value-type="float" office:value="-0.904659" calcext:value-type="float">
            <text:p>-0.904659</text:p>
          </table:table-cell>
          <table:table-cell office:value-type="string" calcext:value-type="string">
            <text:p><text:s/></text:p>
          </table:table-cell>
          <table:table-cell office:value-type="float" office:value="0.318593" calcext:value-type="float">
            <text:p>0.318593</text:p>
          </table:table-cell>
          <table:table-cell office:value-type="float" office:value="-0.0885752" calcext:value-type="float">
            <text:p>-0.0885752</text:p>
          </table:table-cell>
          <table:table-cell office:value-type="float" office:value="0.955477" calcext:value-type="float">
            <text:p>0.955477</text:p>
          </table:table-cell>
          <table:table-cell office:value-type="string" calcext:value-type="string">
            <text:p><text:s/></text:p>
          </table:table-cell>
          <table:table-cell office:value-type="float" office:value="-1.56621" calcext:value-type="float">
            <text:p>-1.56621</text:p>
          </table:table-cell>
          <table:table-cell office:value-type="float" office:value="-0.999981" calcext:value-type="float">
            <text:p>-0.999981</text:p>
          </table:table-cell>
          <table:table-cell office:value-type="float" office:value="-1.57521" calcext:value-type="float">
            <text:p>-1.5752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452263" calcext:value-type="float">
            <text:p>0.452263</text:p>
          </table:table-cell>
          <table:table-cell office:value-type="float" office:value="-0.615595" calcext:value-type="float">
            <text:p>-0.615595</text:p>
          </table:table-cell>
          <table:table-cell office:value-type="float" office:value="-0.319134" calcext:value-type="float">
            <text:p>-0.319134</text:p>
          </table:table-cell>
          <table:table-cell office:value-type="float" office:value="1.57134" calcext:value-type="float">
            <text:p>1.57134</text:p>
          </table:table-cell>
          <table:table-cell office:value-type="float" office:value="-0.339622" calcext:value-type="float">
            <text:p>-0.339622</text:p>
          </table:table-cell>
          <table:table-cell office:value-type="float" office:value="0.585587" calcext:value-type="float">
            <text:p>0.585587</text:p>
          </table:table-cell>
          <table:table-cell office:value-type="float" office:value="-0.898554" calcext:value-type="float">
            <text:p>-0.898554</text:p>
          </table:table-cell>
          <table:table-cell office:value-type="string" calcext:value-type="string">
            <text:p><text:s/></text:p>
          </table:table-cell>
          <table:table-cell office:value-type="float" office:value="0.318605" calcext:value-type="float">
            <text:p>0.318605</text:p>
          </table:table-cell>
          <table:table-cell office:value-type="float" office:value="-0.0850829" calcext:value-type="float">
            <text:p>-0.0850829</text:p>
          </table:table-cell>
          <table:table-cell office:value-type="float" office:value="0.956988" calcext:value-type="float">
            <text:p>0.956988</text:p>
          </table:table-cell>
          <table:table-cell office:value-type="string" calcext:value-type="string">
            <text:p><text:s/></text:p>
          </table:table-cell>
          <table:table-cell office:value-type="float" office:value="-1.56616" calcext:value-type="float">
            <text:p>-1.56616</text:p>
          </table:table-cell>
          <table:table-cell office:value-type="float" office:value="-0.999981" calcext:value-type="float">
            <text:p>-0.999981</text:p>
          </table:table-cell>
          <table:table-cell office:value-type="float" office:value="-1.57525" calcext:value-type="float">
            <text:p>-1.5752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447228" calcext:value-type="float">
            <text:p>0.447228</text:p>
          </table:table-cell>
          <table:table-cell office:value-type="float" office:value="-0.612207" calcext:value-type="float">
            <text:p>-0.612207</text:p>
          </table:table-cell>
          <table:table-cell office:value-type="float" office:value="-0.311167" calcext:value-type="float">
            <text:p>-0.311167</text:p>
          </table:table-cell>
          <table:table-cell office:value-type="float" office:value="1.56831" calcext:value-type="float">
            <text:p>1.56831</text:p>
          </table:table-cell>
          <table:table-cell office:value-type="float" office:value="-0.340895" calcext:value-type="float">
            <text:p>-0.340895</text:p>
          </table:table-cell>
          <table:table-cell office:value-type="float" office:value="0.58757" calcext:value-type="float">
            <text:p>0.58757</text:p>
          </table:table-cell>
          <table:table-cell office:value-type="float" office:value="-0.892446" calcext:value-type="float">
            <text:p>-0.892446</text:p>
          </table:table-cell>
          <table:table-cell office:value-type="string" calcext:value-type="string">
            <text:p><text:s/></text:p>
          </table:table-cell>
          <table:table-cell office:value-type="float" office:value="0.318616" calcext:value-type="float">
            <text:p>0.318616</text:p>
          </table:table-cell>
          <table:table-cell office:value-type="float" office:value="-0.0815905" calcext:value-type="float">
            <text:p>-0.0815905</text:p>
          </table:table-cell>
          <table:table-cell office:value-type="float" office:value="0.9585" calcext:value-type="float">
            <text:p>0.9585</text:p>
          </table:table-cell>
          <table:table-cell office:value-type="string" calcext:value-type="string">
            <text:p><text:s/></text:p>
          </table:table-cell>
          <table:table-cell office:value-type="float" office:value="-1.56611" calcext:value-type="float">
            <text:p>-1.56611</text:p>
          </table:table-cell>
          <table:table-cell office:value-type="float" office:value="-0.99998" calcext:value-type="float">
            <text:p>-0.99998</text:p>
          </table:table-cell>
          <table:table-cell office:value-type="float" office:value="-1.5753" calcext:value-type="float">
            <text:p>-1.575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442207" calcext:value-type="float">
            <text:p>0.442207</text:p>
          </table:table-cell>
          <table:table-cell office:value-type="float" office:value="-0.608825" calcext:value-type="float">
            <text:p>-0.608825</text:p>
          </table:table-cell>
          <table:table-cell office:value-type="float" office:value="-0.303186" calcext:value-type="float">
            <text:p>-0.303186</text:p>
          </table:table-cell>
          <table:table-cell office:value-type="float" office:value="1.56521" calcext:value-type="float">
            <text:p>1.56521</text:p>
          </table:table-cell>
          <table:table-cell office:value-type="float" office:value="-0.342217" calcext:value-type="float">
            <text:p>-0.342217</text:p>
          </table:table-cell>
          <table:table-cell office:value-type="float" office:value="0.589596" calcext:value-type="float">
            <text:p>0.589596</text:p>
          </table:table-cell>
          <table:table-cell office:value-type="float" office:value="-0.886335" calcext:value-type="float">
            <text:p>-0.886335</text:p>
          </table:table-cell>
          <table:table-cell office:value-type="string" calcext:value-type="string">
            <text:p><text:s/></text:p>
          </table:table-cell>
          <table:table-cell office:value-type="float" office:value="0.318628" calcext:value-type="float">
            <text:p>0.318628</text:p>
          </table:table-cell>
          <table:table-cell office:value-type="float" office:value="-0.0780982" calcext:value-type="float">
            <text:p>-0.0780982</text:p>
          </table:table-cell>
          <table:table-cell office:value-type="float" office:value="0.960011" calcext:value-type="float">
            <text:p>0.960011</text:p>
          </table:table-cell>
          <table:table-cell office:value-type="string" calcext:value-type="string">
            <text:p><text:s/></text:p>
          </table:table-cell>
          <table:table-cell office:value-type="float" office:value="-1.56606" calcext:value-type="float">
            <text:p>-1.56606</text:p>
          </table:table-cell>
          <table:table-cell office:value-type="float" office:value="-0.99998" calcext:value-type="float">
            <text:p>-0.99998</text:p>
          </table:table-cell>
          <table:table-cell office:value-type="float" office:value="-1.57534" calcext:value-type="float">
            <text:p>-1.5753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437202" calcext:value-type="float">
            <text:p>0.437202</text:p>
          </table:table-cell>
          <table:table-cell office:value-type="float" office:value="-0.605449" calcext:value-type="float">
            <text:p>-0.605449</text:p>
          </table:table-cell>
          <table:table-cell office:value-type="float" office:value="-0.295193" calcext:value-type="float">
            <text:p>-0.295193</text:p>
          </table:table-cell>
          <table:table-cell office:value-type="float" office:value="1.56204" calcext:value-type="float">
            <text:p>1.56204</text:p>
          </table:table-cell>
          <table:table-cell office:value-type="float" office:value="-0.343589" calcext:value-type="float">
            <text:p>-0.343589</text:p>
          </table:table-cell>
          <table:table-cell office:value-type="float" office:value="0.591666" calcext:value-type="float">
            <text:p>0.591666</text:p>
          </table:table-cell>
          <table:table-cell office:value-type="float" office:value="-0.880222" calcext:value-type="float">
            <text:p>-0.880222</text:p>
          </table:table-cell>
          <table:table-cell office:value-type="string" calcext:value-type="string">
            <text:p><text:s/></text:p>
          </table:table-cell>
          <table:table-cell office:value-type="float" office:value="0.318639" calcext:value-type="float">
            <text:p>0.318639</text:p>
          </table:table-cell>
          <table:table-cell office:value-type="float" office:value="-0.0746058" calcext:value-type="float">
            <text:p>-0.0746058</text:p>
          </table:table-cell>
          <table:table-cell office:value-type="float" office:value="0.961523" calcext:value-type="float">
            <text:p>0.961523</text:p>
          </table:table-cell>
          <table:table-cell office:value-type="string" calcext:value-type="string">
            <text:p><text:s/></text:p>
          </table:table-cell>
          <table:table-cell office:value-type="float" office:value="-1.56601" calcext:value-type="float">
            <text:p>-1.56601</text:p>
          </table:table-cell>
          <table:table-cell office:value-type="float" office:value="-0.999979" calcext:value-type="float">
            <text:p>-0.999979</text:p>
          </table:table-cell>
          <table:table-cell office:value-type="float" office:value="-1.57538" calcext:value-type="float">
            <text:p>-1.5753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432213" calcext:value-type="float">
            <text:p>0.432213</text:p>
          </table:table-cell>
          <table:table-cell office:value-type="float" office:value="-0.602077" calcext:value-type="float">
            <text:p>-0.602077</text:p>
          </table:table-cell>
          <table:table-cell office:value-type="float" office:value="-0.287188" calcext:value-type="float">
            <text:p>-0.287188</text:p>
          </table:table-cell>
          <table:table-cell office:value-type="float" office:value="1.55881" calcext:value-type="float">
            <text:p>1.55881</text:p>
          </table:table-cell>
          <table:table-cell office:value-type="float" office:value="-0.345011" calcext:value-type="float">
            <text:p>-0.345011</text:p>
          </table:table-cell>
          <table:table-cell office:value-type="float" office:value="0.59378" calcext:value-type="float">
            <text:p>0.59378</text:p>
          </table:table-cell>
          <table:table-cell office:value-type="float" office:value="-0.874107" calcext:value-type="float">
            <text:p>-0.874107</text:p>
          </table:table-cell>
          <table:table-cell office:value-type="string" calcext:value-type="string">
            <text:p><text:s/></text:p>
          </table:table-cell>
          <table:table-cell office:value-type="float" office:value="0.318651" calcext:value-type="float">
            <text:p>0.318651</text:p>
          </table:table-cell>
          <table:table-cell office:value-type="float" office:value="-0.0711134" calcext:value-type="float">
            <text:p>-0.0711134</text:p>
          </table:table-cell>
          <table:table-cell office:value-type="float" office:value="0.963034" calcext:value-type="float">
            <text:p>0.963034</text:p>
          </table:table-cell>
          <table:table-cell office:value-type="string" calcext:value-type="string">
            <text:p><text:s/></text:p>
          </table:table-cell>
          <table:table-cell office:value-type="float" office:value="-1.56596" calcext:value-type="float">
            <text:p>-1.56596</text:p>
          </table:table-cell>
          <table:table-cell office:value-type="float" office:value="-0.999979" calcext:value-type="float">
            <text:p>-0.999979</text:p>
          </table:table-cell>
          <table:table-cell office:value-type="float" office:value="-1.57542" calcext:value-type="float">
            <text:p>-1.5754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42724" calcext:value-type="float">
            <text:p>0.42724</text:p>
          </table:table-cell>
          <table:table-cell office:value-type="float" office:value="-0.598709" calcext:value-type="float">
            <text:p>-0.598709</text:p>
          </table:table-cell>
          <table:table-cell office:value-type="float" office:value="-0.279171" calcext:value-type="float">
            <text:p>-0.279171</text:p>
          </table:table-cell>
          <table:table-cell office:value-type="float" office:value="1.55552" calcext:value-type="float">
            <text:p>1.55552</text:p>
          </table:table-cell>
          <table:table-cell office:value-type="float" office:value="-0.346482" calcext:value-type="float">
            <text:p>-0.346482</text:p>
          </table:table-cell>
          <table:table-cell office:value-type="float" office:value="0.595938" calcext:value-type="float">
            <text:p>0.595938</text:p>
          </table:table-cell>
          <table:table-cell office:value-type="float" office:value="-0.86799" calcext:value-type="float">
            <text:p>-0.86799</text:p>
          </table:table-cell>
          <table:table-cell office:value-type="string" calcext:value-type="string">
            <text:p><text:s/></text:p>
          </table:table-cell>
          <table:table-cell office:value-type="float" office:value="0.318662" calcext:value-type="float">
            <text:p>0.318662</text:p>
          </table:table-cell>
          <table:table-cell office:value-type="float" office:value="-0.0676211" calcext:value-type="float">
            <text:p>-0.0676211</text:p>
          </table:table-cell>
          <table:table-cell office:value-type="float" office:value="0.964546" calcext:value-type="float">
            <text:p>0.964546</text:p>
          </table:table-cell>
          <table:table-cell office:value-type="string" calcext:value-type="string">
            <text:p><text:s/></text:p>
          </table:table-cell>
          <table:table-cell office:value-type="float" office:value="-1.56591" calcext:value-type="float">
            <text:p>-1.56591</text:p>
          </table:table-cell>
          <table:table-cell office:value-type="float" office:value="-0.999979" calcext:value-type="float">
            <text:p>-0.999979</text:p>
          </table:table-cell>
          <table:table-cell office:value-type="float" office:value="-1.57546" calcext:value-type="float">
            <text:p>-1.5754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422285" calcext:value-type="float">
            <text:p>0.422285</text:p>
          </table:table-cell>
          <table:table-cell office:value-type="float" office:value="-0.595344" calcext:value-type="float">
            <text:p>-0.595344</text:p>
          </table:table-cell>
          <table:table-cell office:value-type="float" office:value="-0.271144" calcext:value-type="float">
            <text:p>-0.271144</text:p>
          </table:table-cell>
          <table:table-cell office:value-type="float" office:value="1.55216" calcext:value-type="float">
            <text:p>1.55216</text:p>
          </table:table-cell>
          <table:table-cell office:value-type="float" office:value="-0.348004" calcext:value-type="float">
            <text:p>-0.348004</text:p>
          </table:table-cell>
          <table:table-cell office:value-type="float" office:value="0.598141" calcext:value-type="float">
            <text:p>0.598141</text:p>
          </table:table-cell>
          <table:table-cell office:value-type="float" office:value="-0.861872" calcext:value-type="float">
            <text:p>-0.861872</text:p>
          </table:table-cell>
          <table:table-cell office:value-type="string" calcext:value-type="string">
            <text:p><text:s/></text:p>
          </table:table-cell>
          <table:table-cell office:value-type="float" office:value="0.318673" calcext:value-type="float">
            <text:p>0.318673</text:p>
          </table:table-cell>
          <table:table-cell office:value-type="float" office:value="-0.0641287" calcext:value-type="float">
            <text:p>-0.0641287</text:p>
          </table:table-cell>
          <table:table-cell office:value-type="float" office:value="0.966057" calcext:value-type="float">
            <text:p>0.966057</text:p>
          </table:table-cell>
          <table:table-cell office:value-type="string" calcext:value-type="string">
            <text:p><text:s/></text:p>
          </table:table-cell>
          <table:table-cell office:value-type="float" office:value="-1.56586" calcext:value-type="float">
            <text:p>-1.56586</text:p>
          </table:table-cell>
          <table:table-cell office:value-type="float" office:value="-0.999978" calcext:value-type="float">
            <text:p>-0.999978</text:p>
          </table:table-cell>
          <table:table-cell office:value-type="float" office:value="-1.5755" calcext:value-type="float">
            <text:p>-1.575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417348" calcext:value-type="float">
            <text:p>0.417348</text:p>
          </table:table-cell>
          <table:table-cell office:value-type="float" office:value="-0.591981" calcext:value-type="float">
            <text:p>-0.591981</text:p>
          </table:table-cell>
          <table:table-cell office:value-type="float" office:value="-0.263105" calcext:value-type="float">
            <text:p>-0.263105</text:p>
          </table:table-cell>
          <table:table-cell office:value-type="float" office:value="1.54874" calcext:value-type="float">
            <text:p>1.54874</text:p>
          </table:table-cell>
          <table:table-cell office:value-type="float" office:value="-0.349575" calcext:value-type="float">
            <text:p>-0.349575</text:p>
          </table:table-cell>
          <table:table-cell office:value-type="float" office:value="0.600387" calcext:value-type="float">
            <text:p>0.600387</text:p>
          </table:table-cell>
          <table:table-cell office:value-type="float" office:value="-0.855753" calcext:value-type="float">
            <text:p>-0.855753</text:p>
          </table:table-cell>
          <table:table-cell office:value-type="string" calcext:value-type="string">
            <text:p><text:s/></text:p>
          </table:table-cell>
          <table:table-cell office:value-type="float" office:value="0.318683" calcext:value-type="float">
            <text:p>0.318683</text:p>
          </table:table-cell>
          <table:table-cell office:value-type="float" office:value="-0.0606363" calcext:value-type="float">
            <text:p>-0.0606363</text:p>
          </table:table-cell>
          <table:table-cell office:value-type="float" office:value="0.967569" calcext:value-type="float">
            <text:p>0.967569</text:p>
          </table:table-cell>
          <table:table-cell office:value-type="string" calcext:value-type="string">
            <text:p><text:s/></text:p>
          </table:table-cell>
          <table:table-cell office:value-type="float" office:value="-1.56581" calcext:value-type="float">
            <text:p>-1.56581</text:p>
          </table:table-cell>
          <table:table-cell office:value-type="float" office:value="-0.999978" calcext:value-type="float">
            <text:p>-0.999978</text:p>
          </table:table-cell>
          <table:table-cell office:value-type="float" office:value="-1.57554" calcext:value-type="float">
            <text:p>-1.5755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41243" calcext:value-type="float">
            <text:p>0.41243</text:p>
          </table:table-cell>
          <table:table-cell office:value-type="float" office:value="-0.588621" calcext:value-type="float">
            <text:p>-0.588621</text:p>
          </table:table-cell>
          <table:table-cell office:value-type="float" office:value="-0.255056" calcext:value-type="float">
            <text:p>-0.255056</text:p>
          </table:table-cell>
          <table:table-cell office:value-type="float" office:value="1.54525" calcext:value-type="float">
            <text:p>1.54525</text:p>
          </table:table-cell>
          <table:table-cell office:value-type="float" office:value="-0.351197" calcext:value-type="float">
            <text:p>-0.351197</text:p>
          </table:table-cell>
          <table:table-cell office:value-type="float" office:value="0.602677" calcext:value-type="float">
            <text:p>0.602677</text:p>
          </table:table-cell>
          <table:table-cell office:value-type="float" office:value="-0.849635" calcext:value-type="float">
            <text:p>-0.849635</text:p>
          </table:table-cell>
          <table:table-cell office:value-type="string" calcext:value-type="string">
            <text:p><text:s/></text:p>
          </table:table-cell>
          <table:table-cell office:value-type="float" office:value="0.318694" calcext:value-type="float">
            <text:p>0.318694</text:p>
          </table:table-cell>
          <table:table-cell office:value-type="float" office:value="-0.0571439" calcext:value-type="float">
            <text:p>-0.0571439</text:p>
          </table:table-cell>
          <table:table-cell office:value-type="float" office:value="0.96908" calcext:value-type="float">
            <text:p>0.96908</text:p>
          </table:table-cell>
          <table:table-cell office:value-type="string" calcext:value-type="string">
            <text:p><text:s/></text:p>
          </table:table-cell>
          <table:table-cell office:value-type="float" office:value="-1.56576" calcext:value-type="float">
            <text:p>-1.56576</text:p>
          </table:table-cell>
          <table:table-cell office:value-type="float" office:value="-0.999978" calcext:value-type="float">
            <text:p>-0.999978</text:p>
          </table:table-cell>
          <table:table-cell office:value-type="float" office:value="-1.57559" calcext:value-type="float">
            <text:p>-1.5755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40753" calcext:value-type="float">
            <text:p>0.40753</text:p>
          </table:table-cell>
          <table:table-cell office:value-type="float" office:value="-0.585261" calcext:value-type="float">
            <text:p>-0.585261</text:p>
          </table:table-cell>
          <table:table-cell office:value-type="float" office:value="-0.246996" calcext:value-type="float">
            <text:p>-0.246996</text:p>
          </table:table-cell>
          <table:table-cell office:value-type="float" office:value="1.5417" calcext:value-type="float">
            <text:p>1.5417</text:p>
          </table:table-cell>
          <table:table-cell office:value-type="float" office:value="-0.352869" calcext:value-type="float">
            <text:p>-0.352869</text:p>
          </table:table-cell>
          <table:table-cell office:value-type="float" office:value="0.605012" calcext:value-type="float">
            <text:p>0.605012</text:p>
          </table:table-cell>
          <table:table-cell office:value-type="float" office:value="-0.843517" calcext:value-type="float">
            <text:p>-0.843517</text:p>
          </table:table-cell>
          <table:table-cell office:value-type="string" calcext:value-type="string">
            <text:p><text:s/></text:p>
          </table:table-cell>
          <table:table-cell office:value-type="float" office:value="0.318704" calcext:value-type="float">
            <text:p>0.318704</text:p>
          </table:table-cell>
          <table:table-cell office:value-type="float" office:value="-0.0536515" calcext:value-type="float">
            <text:p>-0.0536515</text:p>
          </table:table-cell>
          <table:table-cell office:value-type="float" office:value="0.970591" calcext:value-type="float">
            <text:p>0.970591</text:p>
          </table:table-cell>
          <table:table-cell office:value-type="string" calcext:value-type="string">
            <text:p><text:s/></text:p>
          </table:table-cell>
          <table:table-cell office:value-type="float" office:value="-1.56571" calcext:value-type="float">
            <text:p>-1.56571</text:p>
          </table:table-cell>
          <table:table-cell office:value-type="float" office:value="-0.999977" calcext:value-type="float">
            <text:p>-0.999977</text:p>
          </table:table-cell>
          <table:table-cell office:value-type="float" office:value="-1.57563" calcext:value-type="float">
            <text:p>-1.5756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402649" calcext:value-type="float">
            <text:p>0.402649</text:p>
          </table:table-cell>
          <table:table-cell office:value-type="float" office:value="-0.581901" calcext:value-type="float">
            <text:p>-0.581901</text:p>
          </table:table-cell>
          <table:table-cell office:value-type="float" office:value="-0.238926" calcext:value-type="float">
            <text:p>-0.238926</text:p>
          </table:table-cell>
          <table:table-cell office:value-type="float" office:value="1.53808" calcext:value-type="float">
            <text:p>1.53808</text:p>
          </table:table-cell>
          <table:table-cell office:value-type="float" office:value="-0.354592" calcext:value-type="float">
            <text:p>-0.354592</text:p>
          </table:table-cell>
          <table:table-cell office:value-type="float" office:value="0.607391" calcext:value-type="float">
            <text:p>0.607391</text:p>
          </table:table-cell>
          <table:table-cell office:value-type="float" office:value="-0.837401" calcext:value-type="float">
            <text:p>-0.837401</text:p>
          </table:table-cell>
          <table:table-cell office:value-type="string" calcext:value-type="string">
            <text:p><text:s/></text:p>
          </table:table-cell>
          <table:table-cell office:value-type="float" office:value="0.318715" calcext:value-type="float">
            <text:p>0.318715</text:p>
          </table:table-cell>
          <table:table-cell office:value-type="float" office:value="-0.0501591" calcext:value-type="float">
            <text:p>-0.0501591</text:p>
          </table:table-cell>
          <table:table-cell office:value-type="float" office:value="0.972102" calcext:value-type="float">
            <text:p>0.972102</text:p>
          </table:table-cell>
          <table:table-cell office:value-type="string" calcext:value-type="string">
            <text:p><text:s/></text:p>
          </table:table-cell>
          <table:table-cell office:value-type="float" office:value="-1.56566" calcext:value-type="float">
            <text:p>-1.56566</text:p>
          </table:table-cell>
          <table:table-cell office:value-type="float" office:value="-0.999977" calcext:value-type="float">
            <text:p>-0.999977</text:p>
          </table:table-cell>
          <table:table-cell office:value-type="float" office:value="-1.57567" calcext:value-type="float">
            <text:p>-1.5756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397788" calcext:value-type="float">
            <text:p>0.397788</text:p>
          </table:table-cell>
          <table:table-cell office:value-type="float" office:value="-0.578541" calcext:value-type="float">
            <text:p>-0.578541</text:p>
          </table:table-cell>
          <table:table-cell office:value-type="float" office:value="-0.230847" calcext:value-type="float">
            <text:p>-0.230847</text:p>
          </table:table-cell>
          <table:table-cell office:value-type="float" office:value="1.5344" calcext:value-type="float">
            <text:p>1.5344</text:p>
          </table:table-cell>
          <table:table-cell office:value-type="float" office:value="-0.356365" calcext:value-type="float">
            <text:p>-0.356365</text:p>
          </table:table-cell>
          <table:table-cell office:value-type="float" office:value="0.609814" calcext:value-type="float">
            <text:p>0.609814</text:p>
          </table:table-cell>
          <table:table-cell office:value-type="float" office:value="-0.831286" calcext:value-type="float">
            <text:p>-0.831286</text:p>
          </table:table-cell>
          <table:table-cell office:value-type="string" calcext:value-type="string">
            <text:p><text:s/></text:p>
          </table:table-cell>
          <table:table-cell office:value-type="float" office:value="0.318725" calcext:value-type="float">
            <text:p>0.318725</text:p>
          </table:table-cell>
          <table:table-cell office:value-type="float" office:value="-0.0466667" calcext:value-type="float">
            <text:p>-0.0466667</text:p>
          </table:table-cell>
          <table:table-cell office:value-type="float" office:value="0.973613" calcext:value-type="float">
            <text:p>0.973613</text:p>
          </table:table-cell>
          <table:table-cell office:value-type="string" calcext:value-type="string">
            <text:p><text:s/></text:p>
          </table:table-cell>
          <table:table-cell office:value-type="float" office:value="-1.56561" calcext:value-type="float">
            <text:p>-1.56561</text:p>
          </table:table-cell>
          <table:table-cell office:value-type="float" office:value="-0.999976" calcext:value-type="float">
            <text:p>-0.999976</text:p>
          </table:table-cell>
          <table:table-cell office:value-type="float" office:value="-1.57571" calcext:value-type="float">
            <text:p>-1.5757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392947" calcext:value-type="float">
            <text:p>0.392947</text:p>
          </table:table-cell>
          <table:table-cell office:value-type="float" office:value="-0.575179" calcext:value-type="float">
            <text:p>-0.575179</text:p>
          </table:table-cell>
          <table:table-cell office:value-type="float" office:value="-0.222758" calcext:value-type="float">
            <text:p>-0.222758</text:p>
          </table:table-cell>
          <table:table-cell office:value-type="float" office:value="1.53066" calcext:value-type="float">
            <text:p>1.53066</text:p>
          </table:table-cell>
          <table:table-cell office:value-type="float" office:value="-0.35819" calcext:value-type="float">
            <text:p>-0.35819</text:p>
          </table:table-cell>
          <table:table-cell office:value-type="float" office:value="0.612282" calcext:value-type="float">
            <text:p>0.612282</text:p>
          </table:table-cell>
          <table:table-cell office:value-type="float" office:value="-0.825173" calcext:value-type="float">
            <text:p>-0.825173</text:p>
          </table:table-cell>
          <table:table-cell office:value-type="string" calcext:value-type="string">
            <text:p><text:s/></text:p>
          </table:table-cell>
          <table:table-cell office:value-type="float" office:value="0.318735" calcext:value-type="float">
            <text:p>0.318735</text:p>
          </table:table-cell>
          <table:table-cell office:value-type="float" office:value="-0.0431743" calcext:value-type="float">
            <text:p>-0.0431743</text:p>
          </table:table-cell>
          <table:table-cell office:value-type="float" office:value="0.975124" calcext:value-type="float">
            <text:p>0.975124</text:p>
          </table:table-cell>
          <table:table-cell office:value-type="string" calcext:value-type="string">
            <text:p><text:s/></text:p>
          </table:table-cell>
          <table:table-cell office:value-type="float" office:value="-1.56556" calcext:value-type="float">
            <text:p>-1.56556</text:p>
          </table:table-cell>
          <table:table-cell office:value-type="float" office:value="-0.999976" calcext:value-type="float">
            <text:p>-0.999976</text:p>
          </table:table-cell>
          <table:table-cell office:value-type="float" office:value="-1.57575" calcext:value-type="float">
            <text:p>-1.5757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388127" calcext:value-type="float">
            <text:p>0.388127</text:p>
          </table:table-cell>
          <table:table-cell office:value-type="float" office:value="-0.571816" calcext:value-type="float">
            <text:p>-0.571816</text:p>
          </table:table-cell>
          <table:table-cell office:value-type="float" office:value="-0.21466" calcext:value-type="float">
            <text:p>-0.21466</text:p>
          </table:table-cell>
          <table:table-cell office:value-type="float" office:value="1.52685" calcext:value-type="float">
            <text:p>1.52685</text:p>
          </table:table-cell>
          <table:table-cell office:value-type="float" office:value="-0.360065" calcext:value-type="float">
            <text:p>-0.360065</text:p>
          </table:table-cell>
          <table:table-cell office:value-type="float" office:value="0.614794" calcext:value-type="float">
            <text:p>0.614794</text:p>
          </table:table-cell>
          <table:table-cell office:value-type="float" office:value="-0.819062" calcext:value-type="float">
            <text:p>-0.819062</text:p>
          </table:table-cell>
          <table:table-cell office:value-type="string" calcext:value-type="string">
            <text:p><text:s/></text:p>
          </table:table-cell>
          <table:table-cell office:value-type="float" office:value="0.318744" calcext:value-type="float">
            <text:p>0.318744</text:p>
          </table:table-cell>
          <table:table-cell office:value-type="float" office:value="-0.0396818" calcext:value-type="float">
            <text:p>-0.0396818</text:p>
          </table:table-cell>
          <table:table-cell office:value-type="float" office:value="0.976635" calcext:value-type="float">
            <text:p>0.976635</text:p>
          </table:table-cell>
          <table:table-cell office:value-type="string" calcext:value-type="string">
            <text:p><text:s/></text:p>
          </table:table-cell>
          <table:table-cell office:value-type="float" office:value="-1.56552" calcext:value-type="float">
            <text:p>-1.56552</text:p>
          </table:table-cell>
          <table:table-cell office:value-type="float" office:value="-0.999975" calcext:value-type="float">
            <text:p>-0.999975</text:p>
          </table:table-cell>
          <table:table-cell office:value-type="float" office:value="-1.57579" calcext:value-type="float">
            <text:p>-1.5757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383328" calcext:value-type="float">
            <text:p>0.383328</text:p>
          </table:table-cell>
          <table:table-cell office:value-type="float" office:value="-0.568449" calcext:value-type="float">
            <text:p>-0.568449</text:p>
          </table:table-cell>
          <table:table-cell office:value-type="float" office:value="-0.206552" calcext:value-type="float">
            <text:p>-0.206552</text:p>
          </table:table-cell>
          <table:table-cell office:value-type="float" office:value="1.52298" calcext:value-type="float">
            <text:p>1.52298</text:p>
          </table:table-cell>
          <table:table-cell office:value-type="float" office:value="-0.361991" calcext:value-type="float">
            <text:p>-0.361991</text:p>
          </table:table-cell>
          <table:table-cell office:value-type="float" office:value="0.61735" calcext:value-type="float">
            <text:p>0.61735</text:p>
          </table:table-cell>
          <table:table-cell office:value-type="float" office:value="-0.812955" calcext:value-type="float">
            <text:p>-0.812955</text:p>
          </table:table-cell>
          <table:table-cell office:value-type="string" calcext:value-type="string">
            <text:p><text:s/></text:p>
          </table:table-cell>
          <table:table-cell office:value-type="float" office:value="0.318754" calcext:value-type="float">
            <text:p>0.318754</text:p>
          </table:table-cell>
          <table:table-cell office:value-type="float" office:value="-0.0361894" calcext:value-type="float">
            <text:p>-0.0361894</text:p>
          </table:table-cell>
          <table:table-cell office:value-type="float" office:value="0.978146" calcext:value-type="float">
            <text:p>0.978146</text:p>
          </table:table-cell>
          <table:table-cell office:value-type="string" calcext:value-type="string">
            <text:p><text:s/></text:p>
          </table:table-cell>
          <table:table-cell office:value-type="float" office:value="-1.56547" calcext:value-type="float">
            <text:p>-1.56547</text:p>
          </table:table-cell>
          <table:table-cell office:value-type="float" office:value="-0.999975" calcext:value-type="float">
            <text:p>-0.999975</text:p>
          </table:table-cell>
          <table:table-cell office:value-type="float" office:value="-1.57583" calcext:value-type="float">
            <text:p>-1.5758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37855" calcext:value-type="float">
            <text:p>0.37855</text:p>
          </table:table-cell>
          <table:table-cell office:value-type="float" office:value="-0.565079" calcext:value-type="float">
            <text:p>-0.565079</text:p>
          </table:table-cell>
          <table:table-cell office:value-type="float" office:value="-0.198435" calcext:value-type="float">
            <text:p>-0.198435</text:p>
          </table:table-cell>
          <table:table-cell office:value-type="float" office:value="1.51904" calcext:value-type="float">
            <text:p>1.51904</text:p>
          </table:table-cell>
          <table:table-cell office:value-type="float" office:value="-0.363969" calcext:value-type="float">
            <text:p>-0.363969</text:p>
          </table:table-cell>
          <table:table-cell office:value-type="float" office:value="0.619952" calcext:value-type="float">
            <text:p>0.619952</text:p>
          </table:table-cell>
          <table:table-cell office:value-type="float" office:value="-0.806852" calcext:value-type="float">
            <text:p>-0.806852</text:p>
          </table:table-cell>
          <table:table-cell office:value-type="string" calcext:value-type="string">
            <text:p><text:s/></text:p>
          </table:table-cell>
          <table:table-cell office:value-type="float" office:value="0.318763" calcext:value-type="float">
            <text:p>0.318763</text:p>
          </table:table-cell>
          <table:table-cell office:value-type="float" office:value="-0.0326969" calcext:value-type="float">
            <text:p>-0.0326969</text:p>
          </table:table-cell>
          <table:table-cell office:value-type="float" office:value="0.979657" calcext:value-type="float">
            <text:p>0.979657</text:p>
          </table:table-cell>
          <table:table-cell office:value-type="string" calcext:value-type="string">
            <text:p><text:s/></text:p>
          </table:table-cell>
          <table:table-cell office:value-type="float" office:value="-1.56542" calcext:value-type="float">
            <text:p>-1.56542</text:p>
          </table:table-cell>
          <table:table-cell office:value-type="float" office:value="-0.999975" calcext:value-type="float">
            <text:p>-0.999975</text:p>
          </table:table-cell>
          <table:table-cell office:value-type="float" office:value="-1.57587" calcext:value-type="float">
            <text:p>-1.5758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373793" calcext:value-type="float">
            <text:p>0.373793</text:p>
          </table:table-cell>
          <table:table-cell office:value-type="float" office:value="-0.561704" calcext:value-type="float">
            <text:p>-0.561704</text:p>
          </table:table-cell>
          <table:table-cell office:value-type="float" office:value="-0.190308" calcext:value-type="float">
            <text:p>-0.190308</text:p>
          </table:table-cell>
          <table:table-cell office:value-type="float" office:value="1.51504" calcext:value-type="float">
            <text:p>1.51504</text:p>
          </table:table-cell>
          <table:table-cell office:value-type="float" office:value="-0.365998" calcext:value-type="float">
            <text:p>-0.365998</text:p>
          </table:table-cell>
          <table:table-cell office:value-type="float" office:value="0.622598" calcext:value-type="float">
            <text:p>0.622598</text:p>
          </table:table-cell>
          <table:table-cell office:value-type="float" office:value="-0.800753" calcext:value-type="float">
            <text:p>-0.800753</text:p>
          </table:table-cell>
          <table:table-cell office:value-type="string" calcext:value-type="string">
            <text:p><text:s/></text:p>
          </table:table-cell>
          <table:table-cell office:value-type="float" office:value="0.318772" calcext:value-type="float">
            <text:p>0.318772</text:p>
          </table:table-cell>
          <table:table-cell office:value-type="float" office:value="-0.0292045" calcext:value-type="float">
            <text:p>-0.0292045</text:p>
          </table:table-cell>
          <table:table-cell office:value-type="float" office:value="0.981168" calcext:value-type="float">
            <text:p>0.981168</text:p>
          </table:table-cell>
          <table:table-cell office:value-type="string" calcext:value-type="string">
            <text:p><text:s/></text:p>
          </table:table-cell>
          <table:table-cell office:value-type="float" office:value="-1.56537" calcext:value-type="float">
            <text:p>-1.56537</text:p>
          </table:table-cell>
          <table:table-cell office:value-type="float" office:value="-0.999974" calcext:value-type="float">
            <text:p>-0.999974</text:p>
          </table:table-cell>
          <table:table-cell office:value-type="float" office:value="-1.57591" calcext:value-type="float">
            <text:p>-1.5759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369059" calcext:value-type="float">
            <text:p>0.369059</text:p>
          </table:table-cell>
          <table:table-cell office:value-type="float" office:value="-0.558323" calcext:value-type="float">
            <text:p>-0.558323</text:p>
          </table:table-cell>
          <table:table-cell office:value-type="float" office:value="-0.182173" calcext:value-type="float">
            <text:p>-0.182173</text:p>
          </table:table-cell>
          <table:table-cell office:value-type="float" office:value="1.51097" calcext:value-type="float">
            <text:p>1.51097</text:p>
          </table:table-cell>
          <table:table-cell office:value-type="float" office:value="-0.368079" calcext:value-type="float">
            <text:p>-0.368079</text:p>
          </table:table-cell>
          <table:table-cell office:value-type="float" office:value="0.625289" calcext:value-type="float">
            <text:p>0.625289</text:p>
          </table:table-cell>
          <table:table-cell office:value-type="float" office:value="-0.794659" calcext:value-type="float">
            <text:p>-0.794659</text:p>
          </table:table-cell>
          <table:table-cell office:value-type="string" calcext:value-type="string">
            <text:p><text:s/></text:p>
          </table:table-cell>
          <table:table-cell office:value-type="float" office:value="0.318781" calcext:value-type="float">
            <text:p>0.318781</text:p>
          </table:table-cell>
          <table:table-cell office:value-type="float" office:value="-0.025712" calcext:value-type="float">
            <text:p>-0.025712</text:p>
          </table:table-cell>
          <table:table-cell office:value-type="float" office:value="0.982679" calcext:value-type="float">
            <text:p>0.982679</text:p>
          </table:table-cell>
          <table:table-cell office:value-type="string" calcext:value-type="string">
            <text:p><text:s/></text:p>
          </table:table-cell>
          <table:table-cell office:value-type="float" office:value="-1.56532" calcext:value-type="float">
            <text:p>-1.56532</text:p>
          </table:table-cell>
          <table:table-cell office:value-type="float" office:value="-0.999974" calcext:value-type="float">
            <text:p>-0.999974</text:p>
          </table:table-cell>
          <table:table-cell office:value-type="float" office:value="-1.57595" calcext:value-type="float">
            <text:p>-1.5759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364347" calcext:value-type="float">
            <text:p>0.364347</text:p>
          </table:table-cell>
          <table:table-cell office:value-type="float" office:value="-0.554937" calcext:value-type="float">
            <text:p>-0.554937</text:p>
          </table:table-cell>
          <table:table-cell office:value-type="float" office:value="-0.174028" calcext:value-type="float">
            <text:p>-0.174028</text:p>
          </table:table-cell>
          <table:table-cell office:value-type="float" office:value="1.50684" calcext:value-type="float">
            <text:p>1.50684</text:p>
          </table:table-cell>
          <table:table-cell office:value-type="float" office:value="-0.370212" calcext:value-type="float">
            <text:p>-0.370212</text:p>
          </table:table-cell>
          <table:table-cell office:value-type="float" office:value="0.628025" calcext:value-type="float">
            <text:p>0.628025</text:p>
          </table:table-cell>
          <table:table-cell office:value-type="float" office:value="-0.78857" calcext:value-type="float">
            <text:p>-0.78857</text:p>
          </table:table-cell>
          <table:table-cell office:value-type="string" calcext:value-type="string">
            <text:p><text:s/></text:p>
          </table:table-cell>
          <table:table-cell office:value-type="float" office:value="0.31879" calcext:value-type="float">
            <text:p>0.31879</text:p>
          </table:table-cell>
          <table:table-cell office:value-type="float" office:value="-0.0222195" calcext:value-type="float">
            <text:p>-0.0222195</text:p>
          </table:table-cell>
          <table:table-cell office:value-type="float" office:value="0.98419" calcext:value-type="float">
            <text:p>0.98419</text:p>
          </table:table-cell>
          <table:table-cell office:value-type="string" calcext:value-type="string">
            <text:p><text:s/></text:p>
          </table:table-cell>
          <table:table-cell office:value-type="float" office:value="-1.56528" calcext:value-type="float">
            <text:p>-1.56528</text:p>
          </table:table-cell>
          <table:table-cell office:value-type="float" office:value="-0.999973" calcext:value-type="float">
            <text:p>-0.999973</text:p>
          </table:table-cell>
          <table:table-cell office:value-type="float" office:value="-1.57598" calcext:value-type="float">
            <text:p>-1.5759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359658" calcext:value-type="float">
            <text:p>0.359658</text:p>
          </table:table-cell>
          <table:table-cell office:value-type="float" office:value="-0.551543" calcext:value-type="float">
            <text:p>-0.551543</text:p>
          </table:table-cell>
          <table:table-cell office:value-type="float" office:value="-0.165874" calcext:value-type="float">
            <text:p>-0.165874</text:p>
          </table:table-cell>
          <table:table-cell office:value-type="float" office:value="1.50264" calcext:value-type="float">
            <text:p>1.50264</text:p>
          </table:table-cell>
          <table:table-cell office:value-type="float" office:value="-0.372397" calcext:value-type="float">
            <text:p>-0.372397</text:p>
          </table:table-cell>
          <table:table-cell office:value-type="float" office:value="0.630806" calcext:value-type="float">
            <text:p>0.630806</text:p>
          </table:table-cell>
          <table:table-cell office:value-type="float" office:value="-0.782487" calcext:value-type="float">
            <text:p>-0.782487</text:p>
          </table:table-cell>
          <table:table-cell office:value-type="string" calcext:value-type="string">
            <text:p><text:s/></text:p>
          </table:table-cell>
          <table:table-cell office:value-type="float" office:value="0.318799" calcext:value-type="float">
            <text:p>0.318799</text:p>
          </table:table-cell>
          <table:table-cell office:value-type="float" office:value="-0.018727" calcext:value-type="float">
            <text:p>-0.018727</text:p>
          </table:table-cell>
          <table:table-cell office:value-type="float" office:value="0.9857" calcext:value-type="float">
            <text:p>0.9857</text:p>
          </table:table-cell>
          <table:table-cell office:value-type="string" calcext:value-type="string">
            <text:p><text:s/></text:p>
          </table:table-cell>
          <table:table-cell office:value-type="float" office:value="-1.56523" calcext:value-type="float">
            <text:p>-1.56523</text:p>
          </table:table-cell>
          <table:table-cell office:value-type="float" office:value="-0.999973" calcext:value-type="float">
            <text:p>-0.999973</text:p>
          </table:table-cell>
          <table:table-cell office:value-type="float" office:value="-1.57602" calcext:value-type="float">
            <text:p>-1.5760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354991" calcext:value-type="float">
            <text:p>0.354991</text:p>
          </table:table-cell>
          <table:table-cell office:value-type="float" office:value="-0.548142" calcext:value-type="float">
            <text:p>-0.548142</text:p>
          </table:table-cell>
          <table:table-cell office:value-type="float" office:value="-0.15771" calcext:value-type="float">
            <text:p>-0.15771</text:p>
          </table:table-cell>
          <table:table-cell office:value-type="float" office:value="1.49837" calcext:value-type="float">
            <text:p>1.49837</text:p>
          </table:table-cell>
          <table:table-cell office:value-type="float" office:value="-0.374634" calcext:value-type="float">
            <text:p>-0.374634</text:p>
          </table:table-cell>
          <table:table-cell office:value-type="float" office:value="0.633632" calcext:value-type="float">
            <text:p>0.633632</text:p>
          </table:table-cell>
          <table:table-cell office:value-type="float" office:value="-0.776411" calcext:value-type="float">
            <text:p>-0.776411</text:p>
          </table:table-cell>
          <table:table-cell office:value-type="string" calcext:value-type="string">
            <text:p><text:s/></text:p>
          </table:table-cell>
          <table:table-cell office:value-type="float" office:value="0.318807" calcext:value-type="float">
            <text:p>0.318807</text:p>
          </table:table-cell>
          <table:table-cell office:value-type="float" office:value="-0.0152345" calcext:value-type="float">
            <text:p>-0.0152345</text:p>
          </table:table-cell>
          <table:table-cell office:value-type="float" office:value="0.987211" calcext:value-type="float">
            <text:p>0.987211</text:p>
          </table:table-cell>
          <table:table-cell office:value-type="string" calcext:value-type="string">
            <text:p><text:s/></text:p>
          </table:table-cell>
          <table:table-cell office:value-type="float" office:value="-1.56518" calcext:value-type="float">
            <text:p>-1.56518</text:p>
          </table:table-cell>
          <table:table-cell office:value-type="float" office:value="-0.999972" calcext:value-type="float">
            <text:p>-0.999972</text:p>
          </table:table-cell>
          <table:table-cell office:value-type="float" office:value="-1.57606" calcext:value-type="float">
            <text:p>-1.5760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350348" calcext:value-type="float">
            <text:p>0.350348</text:p>
          </table:table-cell>
          <table:table-cell office:value-type="float" office:value="-0.544732" calcext:value-type="float">
            <text:p>-0.544732</text:p>
          </table:table-cell>
          <table:table-cell office:value-type="float" office:value="-0.149537" calcext:value-type="float">
            <text:p>-0.149537</text:p>
          </table:table-cell>
          <table:table-cell office:value-type="float" office:value="1.49404" calcext:value-type="float">
            <text:p>1.49404</text:p>
          </table:table-cell>
          <table:table-cell office:value-type="float" office:value="-0.376924" calcext:value-type="float">
            <text:p>-0.376924</text:p>
          </table:table-cell>
          <table:table-cell office:value-type="float" office:value="0.636504" calcext:value-type="float">
            <text:p>0.636504</text:p>
          </table:table-cell>
          <table:table-cell office:value-type="float" office:value="-0.770341" calcext:value-type="float">
            <text:p>-0.770341</text:p>
          </table:table-cell>
          <table:table-cell office:value-type="string" calcext:value-type="string">
            <text:p><text:s/></text:p>
          </table:table-cell>
          <table:table-cell office:value-type="float" office:value="0.318815" calcext:value-type="float">
            <text:p>0.318815</text:p>
          </table:table-cell>
          <table:table-cell office:value-type="float" office:value="-0.0117419" calcext:value-type="float">
            <text:p>-0.0117419</text:p>
          </table:table-cell>
          <table:table-cell office:value-type="float" office:value="0.988722" calcext:value-type="float">
            <text:p>0.988722</text:p>
          </table:table-cell>
          <table:table-cell office:value-type="string" calcext:value-type="string">
            <text:p><text:s/></text:p>
          </table:table-cell>
          <table:table-cell office:value-type="float" office:value="-1.56514" calcext:value-type="float">
            <text:p>-1.56514</text:p>
          </table:table-cell>
          <table:table-cell office:value-type="float" office:value="-0.999972" calcext:value-type="float">
            <text:p>-0.999972</text:p>
          </table:table-cell>
          <table:table-cell office:value-type="float" office:value="-1.5761" calcext:value-type="float">
            <text:p>-1.576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345727" calcext:value-type="float">
            <text:p>0.345727</text:p>
          </table:table-cell>
          <table:table-cell office:value-type="float" office:value="-0.541312" calcext:value-type="float">
            <text:p>-0.541312</text:p>
          </table:table-cell>
          <table:table-cell office:value-type="float" office:value="-0.141353" calcext:value-type="float">
            <text:p>-0.141353</text:p>
          </table:table-cell>
          <table:table-cell office:value-type="float" office:value="1.48965" calcext:value-type="float">
            <text:p>1.48965</text:p>
          </table:table-cell>
          <table:table-cell office:value-type="float" office:value="-0.379267" calcext:value-type="float">
            <text:p>-0.379267</text:p>
          </table:table-cell>
          <table:table-cell office:value-type="float" office:value="0.639421" calcext:value-type="float">
            <text:p>0.639421</text:p>
          </table:table-cell>
          <table:table-cell office:value-type="float" office:value="-0.764279" calcext:value-type="float">
            <text:p>-0.764279</text:p>
          </table:table-cell>
          <table:table-cell office:value-type="string" calcext:value-type="string">
            <text:p><text:s/></text:p>
          </table:table-cell>
          <table:table-cell office:value-type="float" office:value="0.318823" calcext:value-type="float">
            <text:p>0.318823</text:p>
          </table:table-cell>
          <table:table-cell office:value-type="float" office:value="-0.00824939" calcext:value-type="float">
            <text:p>-0.00824939</text:p>
          </table:table-cell>
          <table:table-cell office:value-type="float" office:value="0.990232" calcext:value-type="float">
            <text:p>0.990232</text:p>
          </table:table-cell>
          <table:table-cell office:value-type="string" calcext:value-type="string">
            <text:p><text:s/></text:p>
          </table:table-cell>
          <table:table-cell office:value-type="float" office:value="-1.56509" calcext:value-type="float">
            <text:p>-1.56509</text:p>
          </table:table-cell>
          <table:table-cell office:value-type="float" office:value="-0.999971" calcext:value-type="float">
            <text:p>-0.999971</text:p>
          </table:table-cell>
          <table:table-cell office:value-type="float" office:value="-1.57614" calcext:value-type="float">
            <text:p>-1.5761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341131" calcext:value-type="float">
            <text:p>0.341131</text:p>
          </table:table-cell>
          <table:table-cell office:value-type="float" office:value="-0.537881" calcext:value-type="float">
            <text:p>-0.537881</text:p>
          </table:table-cell>
          <table:table-cell office:value-type="float" office:value="-0.13316" calcext:value-type="float">
            <text:p>-0.13316</text:p>
          </table:table-cell>
          <table:table-cell office:value-type="float" office:value="1.48519" calcext:value-type="float">
            <text:p>1.48519</text:p>
          </table:table-cell>
          <table:table-cell office:value-type="float" office:value="-0.381663" calcext:value-type="float">
            <text:p>-0.381663</text:p>
          </table:table-cell>
          <table:table-cell office:value-type="float" office:value="0.642384" calcext:value-type="float">
            <text:p>0.642384</text:p>
          </table:table-cell>
          <table:table-cell office:value-type="float" office:value="-0.758225" calcext:value-type="float">
            <text:p>-0.758225</text:p>
          </table:table-cell>
          <table:table-cell office:value-type="string" calcext:value-type="string">
            <text:p><text:s/></text:p>
          </table:table-cell>
          <table:table-cell office:value-type="float" office:value="0.318831" calcext:value-type="float">
            <text:p>0.318831</text:p>
          </table:table-cell>
          <table:table-cell office:value-type="float" office:value="-0.00475684" calcext:value-type="float">
            <text:p>-0.00475684</text:p>
          </table:table-cell>
          <table:table-cell office:value-type="float" office:value="0.991743" calcext:value-type="float">
            <text:p>0.991743</text:p>
          </table:table-cell>
          <table:table-cell office:value-type="string" calcext:value-type="string">
            <text:p><text:s/></text:p>
          </table:table-cell>
          <table:table-cell office:value-type="float" office:value="-1.56504" calcext:value-type="float">
            <text:p>-1.56504</text:p>
          </table:table-cell>
          <table:table-cell office:value-type="float" office:value="-0.999971" calcext:value-type="float">
            <text:p>-0.999971</text:p>
          </table:table-cell>
          <table:table-cell office:value-type="float" office:value="-1.57618" calcext:value-type="float">
            <text:p>-1.5761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336558" calcext:value-type="float">
            <text:p>0.336558</text:p>
          </table:table-cell>
          <table:table-cell office:value-type="float" office:value="-0.53444" calcext:value-type="float">
            <text:p>-0.53444</text:p>
          </table:table-cell>
          <table:table-cell office:value-type="float" office:value="-0.124956" calcext:value-type="float">
            <text:p>-0.124956</text:p>
          </table:table-cell>
          <table:table-cell office:value-type="float" office:value="1.48066" calcext:value-type="float">
            <text:p>1.48066</text:p>
          </table:table-cell>
          <table:table-cell office:value-type="float" office:value="-0.384113" calcext:value-type="float">
            <text:p>-0.384113</text:p>
          </table:table-cell>
          <table:table-cell office:value-type="float" office:value="0.645392" calcext:value-type="float">
            <text:p>0.645392</text:p>
          </table:table-cell>
          <table:table-cell office:value-type="float" office:value="-0.752179" calcext:value-type="float">
            <text:p>-0.752179</text:p>
          </table:table-cell>
          <table:table-cell office:value-type="string" calcext:value-type="string">
            <text:p><text:s/></text:p>
          </table:table-cell>
          <table:table-cell office:value-type="float" office:value="0.318839" calcext:value-type="float">
            <text:p>0.318839</text:p>
          </table:table-cell>
          <table:table-cell office:value-type="float" office:value="-0.00126427" calcext:value-type="float">
            <text:p>-0.00126427</text:p>
          </table:table-cell>
          <table:table-cell office:value-type="float" office:value="0.993253" calcext:value-type="float">
            <text:p>0.993253</text:p>
          </table:table-cell>
          <table:table-cell office:value-type="string" calcext:value-type="string">
            <text:p><text:s/></text:p>
          </table:table-cell>
          <table:table-cell office:value-type="float" office:value="-1.565" calcext:value-type="float">
            <text:p>-1.565</text:p>
          </table:table-cell>
          <table:table-cell office:value-type="float" office:value="-0.99997" calcext:value-type="float">
            <text:p>-0.99997</text:p>
          </table:table-cell>
          <table:table-cell office:value-type="float" office:value="-1.57621" calcext:value-type="float">
            <text:p>-1.5762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332009" calcext:value-type="float">
            <text:p>0.332009</text:p>
          </table:table-cell>
          <table:table-cell office:value-type="float" office:value="-0.530985" calcext:value-type="float">
            <text:p>-0.530985</text:p>
          </table:table-cell>
          <table:table-cell office:value-type="float" office:value="-0.116742" calcext:value-type="float">
            <text:p>-0.116742</text:p>
          </table:table-cell>
          <table:table-cell office:value-type="float" office:value="1.47607" calcext:value-type="float">
            <text:p>1.47607</text:p>
          </table:table-cell>
          <table:table-cell office:value-type="float" office:value="-0.386616" calcext:value-type="float">
            <text:p>-0.386616</text:p>
          </table:table-cell>
          <table:table-cell office:value-type="float" office:value="0.648447" calcext:value-type="float">
            <text:p>0.648447</text:p>
          </table:table-cell>
          <table:table-cell office:value-type="float" office:value="-0.746142" calcext:value-type="float">
            <text:p>-0.746142</text:p>
          </table:table-cell>
          <table:table-cell office:value-type="string" calcext:value-type="string">
            <text:p><text:s/></text:p>
          </table:table-cell>
          <table:table-cell office:value-type="float" office:value="0.318847" calcext:value-type="float">
            <text:p>0.318847</text:p>
          </table:table-cell>
          <table:table-cell office:value-type="float" office:value="0.00222832" calcext:value-type="float">
            <text:p>0.00222832</text:p>
          </table:table-cell>
          <table:table-cell office:value-type="float" office:value="0.994763" calcext:value-type="float">
            <text:p>0.994763</text:p>
          </table:table-cell>
          <table:table-cell office:value-type="string" calcext:value-type="string">
            <text:p><text:s/></text:p>
          </table:table-cell>
          <table:table-cell office:value-type="float" office:value="-1.56495" calcext:value-type="float">
            <text:p>-1.56495</text:p>
          </table:table-cell>
          <table:table-cell office:value-type="float" office:value="-0.999969" calcext:value-type="float">
            <text:p>-0.999969</text:p>
          </table:table-cell>
          <table:table-cell office:value-type="float" office:value="-1.57625" calcext:value-type="float">
            <text:p>-1.5762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327484" calcext:value-type="float">
            <text:p>0.327484</text:p>
          </table:table-cell>
          <table:table-cell office:value-type="float" office:value="-0.527518" calcext:value-type="float">
            <text:p>-0.527518</text:p>
          </table:table-cell>
          <table:table-cell office:value-type="float" office:value="-0.108516" calcext:value-type="float">
            <text:p>-0.108516</text:p>
          </table:table-cell>
          <table:table-cell office:value-type="float" office:value="1.47141" calcext:value-type="float">
            <text:p>1.47141</text:p>
          </table:table-cell>
          <table:table-cell office:value-type="float" office:value="-0.389174" calcext:value-type="float">
            <text:p>-0.389174</text:p>
          </table:table-cell>
          <table:table-cell office:value-type="float" office:value="0.651548" calcext:value-type="float">
            <text:p>0.651548</text:p>
          </table:table-cell>
          <table:table-cell office:value-type="float" office:value="-0.740115" calcext:value-type="float">
            <text:p>-0.740115</text:p>
          </table:table-cell>
          <table:table-cell office:value-type="string" calcext:value-type="string">
            <text:p><text:s/></text:p>
          </table:table-cell>
          <table:table-cell office:value-type="float" office:value="0.318854" calcext:value-type="float">
            <text:p>0.318854</text:p>
          </table:table-cell>
          <table:table-cell office:value-type="float" office:value="0.00572092" calcext:value-type="float">
            <text:p>0.00572092</text:p>
          </table:table-cell>
          <table:table-cell office:value-type="float" office:value="0.996274" calcext:value-type="float">
            <text:p>0.996274</text:p>
          </table:table-cell>
          <table:table-cell office:value-type="string" calcext:value-type="string">
            <text:p><text:s/></text:p>
          </table:table-cell>
          <table:table-cell office:value-type="float" office:value="-1.5649" calcext:value-type="float">
            <text:p>-1.5649</text:p>
          </table:table-cell>
          <table:table-cell office:value-type="float" office:value="-0.999969" calcext:value-type="float">
            <text:p>-0.999969</text:p>
          </table:table-cell>
          <table:table-cell office:value-type="float" office:value="-1.57629" calcext:value-type="float">
            <text:p>-1.5762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322983" calcext:value-type="float">
            <text:p>0.322983</text:p>
          </table:table-cell>
          <table:table-cell office:value-type="float" office:value="-0.524037" calcext:value-type="float">
            <text:p>-0.524037</text:p>
          </table:table-cell>
          <table:table-cell office:value-type="float" office:value="-0.100279" calcext:value-type="float">
            <text:p>-0.100279</text:p>
          </table:table-cell>
          <table:table-cell office:value-type="float" office:value="1.46668" calcext:value-type="float">
            <text:p>1.46668</text:p>
          </table:table-cell>
          <table:table-cell office:value-type="float" office:value="-0.391786" calcext:value-type="float">
            <text:p>-0.391786</text:p>
          </table:table-cell>
          <table:table-cell office:value-type="float" office:value="0.654696" calcext:value-type="float">
            <text:p>0.654696</text:p>
          </table:table-cell>
          <table:table-cell office:value-type="float" office:value="-0.734098" calcext:value-type="float">
            <text:p>-0.734098</text:p>
          </table:table-cell>
          <table:table-cell office:value-type="string" calcext:value-type="string">
            <text:p><text:s/></text:p>
          </table:table-cell>
          <table:table-cell office:value-type="float" office:value="0.318861" calcext:value-type="float">
            <text:p>0.318861</text:p>
          </table:table-cell>
          <table:table-cell office:value-type="float" office:value="0.00921353" calcext:value-type="float">
            <text:p>0.00921353</text:p>
          </table:table-cell>
          <table:table-cell office:value-type="float" office:value="0.997784" calcext:value-type="float">
            <text:p>0.997784</text:p>
          </table:table-cell>
          <table:table-cell office:value-type="string" calcext:value-type="string">
            <text:p><text:s/></text:p>
          </table:table-cell>
          <table:table-cell office:value-type="float" office:value="-1.56486" calcext:value-type="float">
            <text:p>-1.56486</text:p>
          </table:table-cell>
          <table:table-cell office:value-type="float" office:value="-0.999968" calcext:value-type="float">
            <text:p>-0.999968</text:p>
          </table:table-cell>
          <table:table-cell office:value-type="float" office:value="-1.57633" calcext:value-type="float">
            <text:p>-1.5763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318507" calcext:value-type="float">
            <text:p>0.318507</text:p>
          </table:table-cell>
          <table:table-cell office:value-type="float" office:value="-0.52054" calcext:value-type="float">
            <text:p>-0.52054</text:p>
          </table:table-cell>
          <table:table-cell office:value-type="float" office:value="-0.0920298" calcext:value-type="float">
            <text:p>-0.0920298</text:p>
          </table:table-cell>
          <table:table-cell office:value-type="float" office:value="1.46189" calcext:value-type="float">
            <text:p>1.46189</text:p>
          </table:table-cell>
          <table:table-cell office:value-type="float" office:value="-0.394454" calcext:value-type="float">
            <text:p>-0.394454</text:p>
          </table:table-cell>
          <table:table-cell office:value-type="float" office:value="0.65789" calcext:value-type="float">
            <text:p>0.65789</text:p>
          </table:table-cell>
          <table:table-cell office:value-type="float" office:value="-0.728091" calcext:value-type="float">
            <text:p>-0.728091</text:p>
          </table:table-cell>
          <table:table-cell office:value-type="string" calcext:value-type="string">
            <text:p><text:s/></text:p>
          </table:table-cell>
          <table:table-cell office:value-type="float" office:value="0.318868" calcext:value-type="float">
            <text:p>0.318868</text:p>
          </table:table-cell>
          <table:table-cell office:value-type="float" office:value="0.0127062" calcext:value-type="float">
            <text:p>0.0127062</text:p>
          </table:table-cell>
          <table:table-cell office:value-type="float" office:value="0.999294" calcext:value-type="float">
            <text:p>0.999294</text:p>
          </table:table-cell>
          <table:table-cell office:value-type="string" calcext:value-type="string">
            <text:p><text:s/></text:p>
          </table:table-cell>
          <table:table-cell office:value-type="float" office:value="-1.56481" calcext:value-type="float">
            <text:p>-1.56481</text:p>
          </table:table-cell>
          <table:table-cell office:value-type="float" office:value="-0.999968" calcext:value-type="float">
            <text:p>-0.999968</text:p>
          </table:table-cell>
          <table:table-cell office:value-type="float" office:value="-1.57636" calcext:value-type="float">
            <text:p>-1.5763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314055" calcext:value-type="float">
            <text:p>0.314055</text:p>
          </table:table-cell>
          <table:table-cell office:value-type="float" office:value="-0.517027" calcext:value-type="float">
            <text:p>-0.517027</text:p>
          </table:table-cell>
          <table:table-cell office:value-type="float" office:value="-0.0837678" calcext:value-type="float">
            <text:p>-0.0837678</text:p>
          </table:table-cell>
          <table:table-cell office:value-type="float" office:value="1.45703" calcext:value-type="float">
            <text:p>1.45703</text:p>
          </table:table-cell>
          <table:table-cell office:value-type="float" office:value="-0.397177" calcext:value-type="float">
            <text:p>-0.397177</text:p>
          </table:table-cell>
          <table:table-cell office:value-type="float" office:value="0.661131" calcext:value-type="float">
            <text:p>0.661131</text:p>
          </table:table-cell>
          <table:table-cell office:value-type="float" office:value="-0.722095" calcext:value-type="float">
            <text:p>-0.722095</text:p>
          </table:table-cell>
          <table:table-cell office:value-type="string" calcext:value-type="string">
            <text:p><text:s/></text:p>
          </table:table-cell>
          <table:table-cell office:value-type="float" office:value="0.318875" calcext:value-type="float">
            <text:p>0.318875</text:p>
          </table:table-cell>
          <table:table-cell office:value-type="float" office:value="0.0161988" calcext:value-type="float">
            <text:p>0.0161988</text:p>
          </table:table-cell>
          <table:table-cell office:value-type="float" office:value="1.0008" calcext:value-type="float">
            <text:p>1.0008</text:p>
          </table:table-cell>
          <table:table-cell office:value-type="string" calcext:value-type="string">
            <text:p><text:s/></text:p>
          </table:table-cell>
          <table:table-cell office:value-type="float" office:value="-1.56477" calcext:value-type="float">
            <text:p>-1.56477</text:p>
          </table:table-cell>
          <table:table-cell office:value-type="float" office:value="-0.999967" calcext:value-type="float">
            <text:p>-0.999967</text:p>
          </table:table-cell>
          <table:table-cell office:value-type="float" office:value="-1.5764" calcext:value-type="float">
            <text:p>-1.576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309627" calcext:value-type="float">
            <text:p>0.309627</text:p>
          </table:table-cell>
          <table:table-cell office:value-type="float" office:value="-0.513498" calcext:value-type="float">
            <text:p>-0.513498</text:p>
          </table:table-cell>
          <table:table-cell office:value-type="float" office:value="-0.0754927" calcext:value-type="float">
            <text:p>-0.0754927</text:p>
          </table:table-cell>
          <table:table-cell office:value-type="float" office:value="1.4521" calcext:value-type="float">
            <text:p>1.4521</text:p>
          </table:table-cell>
          <table:table-cell office:value-type="float" office:value="-0.399956" calcext:value-type="float">
            <text:p>-0.399956</text:p>
          </table:table-cell>
          <table:table-cell office:value-type="float" office:value="0.664419" calcext:value-type="float">
            <text:p>0.664419</text:p>
          </table:table-cell>
          <table:table-cell office:value-type="float" office:value="-0.716111" calcext:value-type="float">
            <text:p>-0.716111</text:p>
          </table:table-cell>
          <table:table-cell office:value-type="string" calcext:value-type="string">
            <text:p><text:s/></text:p>
          </table:table-cell>
          <table:table-cell office:value-type="float" office:value="0.318882" calcext:value-type="float">
            <text:p>0.318882</text:p>
          </table:table-cell>
          <table:table-cell office:value-type="float" office:value="0.0196915" calcext:value-type="float">
            <text:p>0.0196915</text:p>
          </table:table-cell>
          <table:table-cell office:value-type="float" office:value="1.00231" calcext:value-type="float">
            <text:p>1.00231</text:p>
          </table:table-cell>
          <table:table-cell office:value-type="string" calcext:value-type="string">
            <text:p><text:s/></text:p>
          </table:table-cell>
          <table:table-cell office:value-type="float" office:value="-1.56472" calcext:value-type="float">
            <text:p>-1.56472</text:p>
          </table:table-cell>
          <table:table-cell office:value-type="float" office:value="-0.999966" calcext:value-type="float">
            <text:p>-0.999966</text:p>
          </table:table-cell>
          <table:table-cell office:value-type="float" office:value="-1.57644" calcext:value-type="float">
            <text:p>-1.5764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305224" calcext:value-type="float">
            <text:p>0.305224</text:p>
          </table:table-cell>
          <table:table-cell office:value-type="float" office:value="-0.50995" calcext:value-type="float">
            <text:p>-0.50995</text:p>
          </table:table-cell>
          <table:table-cell office:value-type="float" office:value="-0.0672036" calcext:value-type="float">
            <text:p>-0.0672036</text:p>
          </table:table-cell>
          <table:table-cell office:value-type="float" office:value="1.44711" calcext:value-type="float">
            <text:p>1.44711</text:p>
          </table:table-cell>
          <table:table-cell office:value-type="float" office:value="-0.402792" calcext:value-type="float">
            <text:p>-0.402792</text:p>
          </table:table-cell>
          <table:table-cell office:value-type="float" office:value="0.667754" calcext:value-type="float">
            <text:p>0.667754</text:p>
          </table:table-cell>
          <table:table-cell office:value-type="float" office:value="-0.710139" calcext:value-type="float">
            <text:p>-0.710139</text:p>
          </table:table-cell>
          <table:table-cell office:value-type="string" calcext:value-type="string">
            <text:p><text:s/></text:p>
          </table:table-cell>
          <table:table-cell office:value-type="float" office:value="0.318888" calcext:value-type="float">
            <text:p>0.318888</text:p>
          </table:table-cell>
          <table:table-cell office:value-type="float" office:value="0.0231841" calcext:value-type="float">
            <text:p>0.0231841</text:p>
          </table:table-cell>
          <table:table-cell office:value-type="float" office:value="1.00382" calcext:value-type="float">
            <text:p>1.00382</text:p>
          </table:table-cell>
          <table:table-cell office:value-type="string" calcext:value-type="string">
            <text:p><text:s/></text:p>
          </table:table-cell>
          <table:table-cell office:value-type="float" office:value="-1.56468" calcext:value-type="float">
            <text:p>-1.56468</text:p>
          </table:table-cell>
          <table:table-cell office:value-type="float" office:value="-0.999966" calcext:value-type="float">
            <text:p>-0.999966</text:p>
          </table:table-cell>
          <table:table-cell office:value-type="float" office:value="-1.57647" calcext:value-type="float">
            <text:p>-1.5764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300846" calcext:value-type="float">
            <text:p>0.300846</text:p>
          </table:table-cell>
          <table:table-cell office:value-type="float" office:value="-0.506383" calcext:value-type="float">
            <text:p>-0.506383</text:p>
          </table:table-cell>
          <table:table-cell office:value-type="float" office:value="-0.0588999" calcext:value-type="float">
            <text:p>-0.0588999</text:p>
          </table:table-cell>
          <table:table-cell office:value-type="float" office:value="1.44205" calcext:value-type="float">
            <text:p>1.44205</text:p>
          </table:table-cell>
          <table:table-cell office:value-type="float" office:value="-0.405685" calcext:value-type="float">
            <text:p>-0.405685</text:p>
          </table:table-cell>
          <table:table-cell office:value-type="float" office:value="0.671138" calcext:value-type="float">
            <text:p>0.671138</text:p>
          </table:table-cell>
          <table:table-cell office:value-type="float" office:value="-0.704178" calcext:value-type="float">
            <text:p>-0.704178</text:p>
          </table:table-cell>
          <table:table-cell office:value-type="string" calcext:value-type="string">
            <text:p><text:s/></text:p>
          </table:table-cell>
          <table:table-cell office:value-type="float" office:value="0.318895" calcext:value-type="float">
            <text:p>0.318895</text:p>
          </table:table-cell>
          <table:table-cell office:value-type="float" office:value="0.0266768" calcext:value-type="float">
            <text:p>0.0266768</text:p>
          </table:table-cell>
          <table:table-cell office:value-type="float" office:value="1.00533" calcext:value-type="float">
            <text:p>1.00533</text:p>
          </table:table-cell>
          <table:table-cell office:value-type="string" calcext:value-type="string">
            <text:p><text:s/></text:p>
          </table:table-cell>
          <table:table-cell office:value-type="float" office:value="-1.56463" calcext:value-type="float">
            <text:p>-1.56463</text:p>
          </table:table-cell>
          <table:table-cell office:value-type="float" office:value="-0.999965" calcext:value-type="float">
            <text:p>-0.999965</text:p>
          </table:table-cell>
          <table:table-cell office:value-type="float" office:value="-1.57651" calcext:value-type="float">
            <text:p>-1.5765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296492" calcext:value-type="float">
            <text:p>0.296492</text:p>
          </table:table-cell>
          <table:table-cell office:value-type="float" office:value="-0.502797" calcext:value-type="float">
            <text:p>-0.502797</text:p>
          </table:table-cell>
          <table:table-cell office:value-type="float" office:value="-0.0505809" calcext:value-type="float">
            <text:p>-0.0505809</text:p>
          </table:table-cell>
          <table:table-cell office:value-type="float" office:value="1.43692" calcext:value-type="float">
            <text:p>1.43692</text:p>
          </table:table-cell>
          <table:table-cell office:value-type="float" office:value="-0.408636" calcext:value-type="float">
            <text:p>-0.408636</text:p>
          </table:table-cell>
          <table:table-cell office:value-type="float" office:value="0.674569" calcext:value-type="float">
            <text:p>0.674569</text:p>
          </table:table-cell>
          <table:table-cell office:value-type="float" office:value="-0.698231" calcext:value-type="float">
            <text:p>-0.698231</text:p>
          </table:table-cell>
          <table:table-cell office:value-type="string" calcext:value-type="string">
            <text:p><text:s/></text:p>
          </table:table-cell>
          <table:table-cell office:value-type="float" office:value="0.318901" calcext:value-type="float">
            <text:p>0.318901</text:p>
          </table:table-cell>
          <table:table-cell office:value-type="float" office:value="0.0301695" calcext:value-type="float">
            <text:p>0.0301695</text:p>
          </table:table-cell>
          <table:table-cell office:value-type="float" office:value="1.00684" calcext:value-type="float">
            <text:p>1.00684</text:p>
          </table:table-cell>
          <table:table-cell office:value-type="string" calcext:value-type="string">
            <text:p><text:s/></text:p>
          </table:table-cell>
          <table:table-cell office:value-type="float" office:value="-1.56459" calcext:value-type="float">
            <text:p>-1.56459</text:p>
          </table:table-cell>
          <table:table-cell office:value-type="float" office:value="-0.999964" calcext:value-type="float">
            <text:p>-0.999964</text:p>
          </table:table-cell>
          <table:table-cell office:value-type="float" office:value="-1.57655" calcext:value-type="float">
            <text:p>-1.5765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292163" calcext:value-type="float">
            <text:p>0.292163</text:p>
          </table:table-cell>
          <table:table-cell office:value-type="float" office:value="-0.49919" calcext:value-type="float">
            <text:p>-0.49919</text:p>
          </table:table-cell>
          <table:table-cell office:value-type="float" office:value="-0.0422457" calcext:value-type="float">
            <text:p>-0.0422457</text:p>
          </table:table-cell>
          <table:table-cell office:value-type="float" office:value="1.43172" calcext:value-type="float">
            <text:p>1.43172</text:p>
          </table:table-cell>
          <table:table-cell office:value-type="float" office:value="-0.411645" calcext:value-type="float">
            <text:p>-0.411645</text:p>
          </table:table-cell>
          <table:table-cell office:value-type="float" office:value="0.678048" calcext:value-type="float">
            <text:p>0.678048</text:p>
          </table:table-cell>
          <table:table-cell office:value-type="float" office:value="-0.692297" calcext:value-type="float">
            <text:p>-0.692297</text:p>
          </table:table-cell>
          <table:table-cell office:value-type="string" calcext:value-type="string">
            <text:p><text:s/></text:p>
          </table:table-cell>
          <table:table-cell office:value-type="float" office:value="0.318907" calcext:value-type="float">
            <text:p>0.318907</text:p>
          </table:table-cell>
          <table:table-cell office:value-type="float" office:value="0.0336623" calcext:value-type="float">
            <text:p>0.0336623</text:p>
          </table:table-cell>
          <table:table-cell office:value-type="float" office:value="1.00835" calcext:value-type="float">
            <text:p>1.00835</text:p>
          </table:table-cell>
          <table:table-cell office:value-type="string" calcext:value-type="string">
            <text:p><text:s/></text:p>
          </table:table-cell>
          <table:table-cell office:value-type="float" office:value="-1.56455" calcext:value-type="float">
            <text:p>-1.56455</text:p>
          </table:table-cell>
          <table:table-cell office:value-type="float" office:value="-0.999964" calcext:value-type="float">
            <text:p>-0.999964</text:p>
          </table:table-cell>
          <table:table-cell office:value-type="float" office:value="-1.57658" calcext:value-type="float">
            <text:p>-1.5765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287858" calcext:value-type="float">
            <text:p>0.287858</text:p>
          </table:table-cell>
          <table:table-cell office:value-type="float" office:value="-0.49556" calcext:value-type="float">
            <text:p>-0.49556</text:p>
          </table:table-cell>
          <table:table-cell office:value-type="float" office:value="-0.0338935" calcext:value-type="float">
            <text:p>-0.0338935</text:p>
          </table:table-cell>
          <table:table-cell office:value-type="float" office:value="1.42645" calcext:value-type="float">
            <text:p>1.42645</text:p>
          </table:table-cell>
          <table:table-cell office:value-type="float" office:value="-0.414713" calcext:value-type="float">
            <text:p>-0.414713</text:p>
          </table:table-cell>
          <table:table-cell office:value-type="float" office:value="0.681576" calcext:value-type="float">
            <text:p>0.681576</text:p>
          </table:table-cell>
          <table:table-cell table:style-name="ce1" office:value-type="float" office:value="-0.686377" calcext:value-type="float">
            <text:p>-6.86E-01</text:p>
          </table:table-cell>
          <table:table-cell office:value-type="string" calcext:value-type="string">
            <text:p><text:s/></text:p>
          </table:table-cell>
          <table:table-cell office:value-type="float" office:value="0.318913" calcext:value-type="float">
            <text:p>0.318913</text:p>
          </table:table-cell>
          <table:table-cell office:value-type="float" office:value="0.037155" calcext:value-type="float">
            <text:p>0.037155</text:p>
          </table:table-cell>
          <table:table-cell office:value-type="float" office:value="1.00986" calcext:value-type="float">
            <text:p>1.00986</text:p>
          </table:table-cell>
          <table:table-cell office:value-type="string" calcext:value-type="string">
            <text:p><text:s/></text:p>
          </table:table-cell>
          <table:table-cell office:value-type="float" office:value="-1.5645" calcext:value-type="float">
            <text:p>-1.5645</text:p>
          </table:table-cell>
          <table:table-cell office:value-type="float" office:value="-0.999963" calcext:value-type="float">
            <text:p>-0.999963</text:p>
          </table:table-cell>
          <table:table-cell office:value-type="float" office:value="-1.57662" calcext:value-type="float">
            <text:p>-1.5766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287893" calcext:value-type="float">
            <text:p>0.287893</text:p>
          </table:table-cell>
          <table:table-cell office:value-type="float" office:value="-0.495526" calcext:value-type="float">
            <text:p>-0.495526</text:p>
          </table:table-cell>
          <table:table-cell office:value-type="float" office:value="-0.0339148" calcext:value-type="float">
            <text:p>-0.0339148</text:p>
          </table:table-cell>
          <table:table-cell office:value-type="float" office:value="1.42638" calcext:value-type="float">
            <text:p>1.42638</text:p>
          </table:table-cell>
          <table:table-cell office:value-type="float" office:value="-0.414699" calcext:value-type="float">
            <text:p>-0.414699</text:p>
          </table:table-cell>
          <table:table-cell office:value-type="float" office:value="0.681628" calcext:value-type="float">
            <text:p>0.681628</text:p>
          </table:table-cell>
          <table:table-cell table:style-name="ce1" office:value-type="float" office:value="-0.686436" calcext:value-type="float">
            <text:p>-6.86E-01</text:p>
          </table:table-cell>
          <table:table-cell office:value-type="string" calcext:value-type="string">
            <text:p><text:s/></text:p>
          </table:table-cell>
          <table:table-cell office:value-type="float" office:value="0.318915" calcext:value-type="float">
            <text:p>0.318915</text:p>
          </table:table-cell>
          <table:table-cell office:value-type="float" office:value="0.0371529" calcext:value-type="float">
            <text:p>0.0371529</text:p>
          </table:table-cell>
          <table:table-cell office:value-type="float" office:value="1.00989" calcext:value-type="float">
            <text:p>1.00989</text:p>
          </table:table-cell>
          <table:table-cell office:value-type="string" calcext:value-type="string">
            <text:p><text:s/></text:p>
          </table:table-cell>
          <table:table-cell office:value-type="float" office:value="-1.56447" calcext:value-type="float">
            <text:p>-1.56447</text:p>
          </table:table-cell>
          <table:table-cell office:value-type="float" office:value="-0.999992" calcext:value-type="float">
            <text:p>-0.999992</text:p>
          </table:table-cell>
          <table:table-cell office:value-type="float" office:value="-1.57664" calcext:value-type="float">
            <text:p>-1.5766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287917" calcext:value-type="float">
            <text:p>0.287917</text:p>
          </table:table-cell>
          <table:table-cell office:value-type="float" office:value="-0.495514" calcext:value-type="float">
            <text:p>-0.495514</text:p>
          </table:table-cell>
          <table:table-cell office:value-type="float" office:value="-0.0339353" calcext:value-type="float">
            <text:p>-0.0339353</text:p>
          </table:table-cell>
          <table:table-cell office:value-type="float" office:value="1.42635" calcext:value-type="float">
            <text:p>1.42635</text:p>
          </table:table-cell>
          <table:table-cell office:value-type="float" office:value="-0.414681" calcext:value-type="float">
            <text:p>-0.414681</text:p>
          </table:table-cell>
          <table:table-cell office:value-type="float" office:value="0.681651" calcext:value-type="float">
            <text:p>0.681651</text:p>
          </table:table-cell>
          <table:table-cell table:style-name="ce1" office:value-type="float" office:value="-0.686463" calcext:value-type="float">
            <text:p>-6.86E-01</text:p>
          </table:table-cell>
          <table:table-cell office:value-type="string" calcext:value-type="string">
            <text:p><text:s/></text:p>
          </table:table-cell>
          <table:table-cell office:value-type="float" office:value="0.318917" calcext:value-type="float">
            <text:p>0.318917</text:p>
          </table:table-cell>
          <table:table-cell office:value-type="float" office:value="0.0371487" calcext:value-type="float">
            <text:p>0.0371487</text:p>
          </table:table-cell>
          <table:table-cell office:value-type="float" office:value="1.00989" calcext:value-type="float">
            <text:p>1.00989</text:p>
          </table:table-cell>
          <table:table-cell office:value-type="string" calcext:value-type="string">
            <text:p><text:s/></text:p>
          </table:table-cell>
          <table:table-cell office:value-type="float" office:value="-1.56444" calcext:value-type="float">
            <text:p>-1.56444</text:p>
          </table:table-cell>
          <table:table-cell office:value-type="float" office:value="-0.999992" calcext:value-type="float">
            <text:p>-0.999992</text:p>
          </table:table-cell>
          <table:table-cell office:value-type="float" office:value="-1.57667" calcext:value-type="float">
            <text:p>-1.5766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28794" calcext:value-type="float">
            <text:p>0.28794</text:p>
          </table:table-cell>
          <table:table-cell office:value-type="float" office:value="-0.495501" calcext:value-type="float">
            <text:p>-0.495501</text:p>
          </table:table-cell>
          <table:table-cell office:value-type="float" office:value="-0.033956" calcext:value-type="float">
            <text:p>-0.033956</text:p>
          </table:table-cell>
          <table:table-cell office:value-type="float" office:value="1.42632" calcext:value-type="float">
            <text:p>1.42632</text:p>
          </table:table-cell>
          <table:table-cell office:value-type="float" office:value="-0.414663" calcext:value-type="float">
            <text:p>-0.414663</text:p>
          </table:table-cell>
          <table:table-cell office:value-type="float" office:value="0.681675" calcext:value-type="float">
            <text:p>0.681675</text:p>
          </table:table-cell>
          <table:table-cell table:style-name="ce1" office:value-type="float" office:value="-0.68649" calcext:value-type="float">
            <text:p>-6.86E-01</text:p>
          </table:table-cell>
          <table:table-cell office:value-type="string" calcext:value-type="string">
            <text:p><text:s/></text:p>
          </table:table-cell>
          <table:table-cell office:value-type="float" office:value="0.318919" calcext:value-type="float">
            <text:p>0.318919</text:p>
          </table:table-cell>
          <table:table-cell office:value-type="float" office:value="0.0371445" calcext:value-type="float">
            <text:p>0.0371445</text:p>
          </table:table-cell>
          <table:table-cell office:value-type="float" office:value="1.0099" calcext:value-type="float">
            <text:p>1.0099</text:p>
          </table:table-cell>
          <table:table-cell office:value-type="string" calcext:value-type="string">
            <text:p><text:s/></text:p>
          </table:table-cell>
          <table:table-cell office:value-type="float" office:value="-1.56441" calcext:value-type="float">
            <text:p>-1.56441</text:p>
          </table:table-cell>
          <table:table-cell office:value-type="float" office:value="-0.999992" calcext:value-type="float">
            <text:p>-0.999992</text:p>
          </table:table-cell>
          <table:table-cell office:value-type="float" office:value="-1.57669" calcext:value-type="float">
            <text:p>-1.5766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287964" calcext:value-type="float">
            <text:p>0.287964</text:p>
          </table:table-cell>
          <table:table-cell office:value-type="float" office:value="-0.495488" calcext:value-type="float">
            <text:p>-0.495488</text:p>
          </table:table-cell>
          <table:table-cell office:value-type="float" office:value="-0.0339768" calcext:value-type="float">
            <text:p>-0.0339768</text:p>
          </table:table-cell>
          <table:table-cell office:value-type="float" office:value="1.42629" calcext:value-type="float">
            <text:p>1.42629</text:p>
          </table:table-cell>
          <table:table-cell office:value-type="float" office:value="-0.414645" calcext:value-type="float">
            <text:p>-0.414645</text:p>
          </table:table-cell>
          <table:table-cell office:value-type="float" office:value="0.681699" calcext:value-type="float">
            <text:p>0.681699</text:p>
          </table:table-cell>
          <table:table-cell table:style-name="ce1" office:value-type="float" office:value="-0.686517" calcext:value-type="float">
            <text:p>-6.87E-01</text:p>
          </table:table-cell>
          <table:table-cell office:value-type="string" calcext:value-type="string">
            <text:p><text:s/></text:p>
          </table:table-cell>
          <table:table-cell office:value-type="float" office:value="0.318921" calcext:value-type="float">
            <text:p>0.318921</text:p>
          </table:table-cell>
          <table:table-cell office:value-type="float" office:value="0.0371402" calcext:value-type="float">
            <text:p>0.0371402</text:p>
          </table:table-cell>
          <table:table-cell office:value-type="float" office:value="1.00991" calcext:value-type="float">
            <text:p>1.00991</text:p>
          </table:table-cell>
          <table:table-cell office:value-type="string" calcext:value-type="string">
            <text:p><text:s/></text:p>
          </table:table-cell>
          <table:table-cell office:value-type="float" office:value="-1.56438" calcext:value-type="float">
            <text:p>-1.56438</text:p>
          </table:table-cell>
          <table:table-cell office:value-type="float" office:value="-0.999991" calcext:value-type="float">
            <text:p>-0.999991</text:p>
          </table:table-cell>
          <table:table-cell office:value-type="float" office:value="-1.57672" calcext:value-type="float">
            <text:p>-1.5767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287988" calcext:value-type="float">
            <text:p>0.287988</text:p>
          </table:table-cell>
          <table:table-cell office:value-type="float" office:value="-0.495475" calcext:value-type="float">
            <text:p>-0.495475</text:p>
          </table:table-cell>
          <table:table-cell office:value-type="float" office:value="-0.0339977" calcext:value-type="float">
            <text:p>-0.0339977</text:p>
          </table:table-cell>
          <table:table-cell office:value-type="float" office:value="1.42626" calcext:value-type="float">
            <text:p>1.42626</text:p>
          </table:table-cell>
          <table:table-cell office:value-type="float" office:value="-0.414627" calcext:value-type="float">
            <text:p>-0.414627</text:p>
          </table:table-cell>
          <table:table-cell office:value-type="float" office:value="0.681723" calcext:value-type="float">
            <text:p>0.681723</text:p>
          </table:table-cell>
          <table:table-cell table:style-name="ce1" office:value-type="float" office:value="-0.686544" calcext:value-type="float">
            <text:p>-6.87E-01</text:p>
          </table:table-cell>
          <table:table-cell office:value-type="string" calcext:value-type="string">
            <text:p><text:s/></text:p>
          </table:table-cell>
          <table:table-cell office:value-type="float" office:value="0.318923" calcext:value-type="float">
            <text:p>0.318923</text:p>
          </table:table-cell>
          <table:table-cell office:value-type="float" office:value="0.037136" calcext:value-type="float">
            <text:p>0.037136</text:p>
          </table:table-cell>
          <table:table-cell office:value-type="float" office:value="1.00991" calcext:value-type="float">
            <text:p>1.00991</text:p>
          </table:table-cell>
          <table:table-cell office:value-type="string" calcext:value-type="string">
            <text:p><text:s/></text:p>
          </table:table-cell>
          <table:table-cell office:value-type="float" office:value="-1.56435" calcext:value-type="float">
            <text:p>-1.56435</text:p>
          </table:table-cell>
          <table:table-cell office:value-type="float" office:value="-0.999991" calcext:value-type="float">
            <text:p>-0.999991</text:p>
          </table:table-cell>
          <table:table-cell office:value-type="float" office:value="-1.57675" calcext:value-type="float">
            <text:p>-1.5767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288012" calcext:value-type="float">
            <text:p>0.288012</text:p>
          </table:table-cell>
          <table:table-cell office:value-type="float" office:value="-0.495462" calcext:value-type="float">
            <text:p>-0.495462</text:p>
          </table:table-cell>
          <table:table-cell office:value-type="float" office:value="-0.0340188" calcext:value-type="float">
            <text:p>-0.0340188</text:p>
          </table:table-cell>
          <table:table-cell office:value-type="float" office:value="1.42624" calcext:value-type="float">
            <text:p>1.42624</text:p>
          </table:table-cell>
          <table:table-cell office:value-type="float" office:value="-0.414608" calcext:value-type="float">
            <text:p>-0.414608</text:p>
          </table:table-cell>
          <table:table-cell office:value-type="float" office:value="0.681747" calcext:value-type="float">
            <text:p>0.681747</text:p>
          </table:table-cell>
          <table:table-cell table:style-name="ce1" office:value-type="float" office:value="-0.686572" calcext:value-type="float">
            <text:p>-6.87E-01</text:p>
          </table:table-cell>
          <table:table-cell office:value-type="string" calcext:value-type="string">
            <text:p><text:s/></text:p>
          </table:table-cell>
          <table:table-cell office:value-type="float" office:value="0.318926" calcext:value-type="float">
            <text:p>0.318926</text:p>
          </table:table-cell>
          <table:table-cell office:value-type="float" office:value="0.0371317" calcext:value-type="float">
            <text:p>0.0371317</text:p>
          </table:table-cell>
          <table:table-cell office:value-type="float" office:value="1.00992" calcext:value-type="float">
            <text:p>1.00992</text:p>
          </table:table-cell>
          <table:table-cell office:value-type="string" calcext:value-type="string">
            <text:p><text:s/></text:p>
          </table:table-cell>
          <table:table-cell office:value-type="float" office:value="-1.56432" calcext:value-type="float">
            <text:p>-1.56432</text:p>
          </table:table-cell>
          <table:table-cell office:value-type="float" office:value="-0.999991" calcext:value-type="float">
            <text:p>-0.999991</text:p>
          </table:table-cell>
          <table:table-cell office:value-type="float" office:value="-1.57677" calcext:value-type="float">
            <text:p>-1.5767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288036" calcext:value-type="float">
            <text:p>0.288036</text:p>
          </table:table-cell>
          <table:table-cell office:value-type="float" office:value="-0.495449" calcext:value-type="float">
            <text:p>-0.495449</text:p>
          </table:table-cell>
          <table:table-cell office:value-type="float" office:value="-0.03404" calcext:value-type="float">
            <text:p>-0.03404</text:p>
          </table:table-cell>
          <table:table-cell office:value-type="float" office:value="1.42621" calcext:value-type="float">
            <text:p>1.42621</text:p>
          </table:table-cell>
          <table:table-cell office:value-type="float" office:value="-0.41459" calcext:value-type="float">
            <text:p>-0.41459</text:p>
          </table:table-cell>
          <table:table-cell office:value-type="float" office:value="0.681772" calcext:value-type="float">
            <text:p>0.681772</text:p>
          </table:table-cell>
          <table:table-cell table:style-name="ce1" office:value-type="float" office:value="-0.6866" calcext:value-type="float">
            <text:p>-6.87E-01</text:p>
          </table:table-cell>
          <table:table-cell office:value-type="string" calcext:value-type="string">
            <text:p><text:s/></text:p>
          </table:table-cell>
          <table:table-cell office:value-type="float" office:value="0.318928" calcext:value-type="float">
            <text:p>0.318928</text:p>
          </table:table-cell>
          <table:table-cell office:value-type="float" office:value="0.0371274" calcext:value-type="float">
            <text:p>0.0371274</text:p>
          </table:table-cell>
          <table:table-cell office:value-type="float" office:value="1.00993" calcext:value-type="float">
            <text:p>1.00993</text:p>
          </table:table-cell>
          <table:table-cell office:value-type="string" calcext:value-type="string">
            <text:p><text:s/></text:p>
          </table:table-cell>
          <table:table-cell office:value-type="float" office:value="-1.56429" calcext:value-type="float">
            <text:p>-1.56429</text:p>
          </table:table-cell>
          <table:table-cell office:value-type="float" office:value="-0.999991" calcext:value-type="float">
            <text:p>-0.999991</text:p>
          </table:table-cell>
          <table:table-cell office:value-type="float" office:value="-1.5768" calcext:value-type="float">
            <text:p>-1.576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28806" calcext:value-type="float">
            <text:p>0.28806</text:p>
          </table:table-cell>
          <table:table-cell office:value-type="float" office:value="-0.495435" calcext:value-type="float">
            <text:p>-0.495435</text:p>
          </table:table-cell>
          <table:table-cell office:value-type="float" office:value="-0.0340613" calcext:value-type="float">
            <text:p>-0.0340613</text:p>
          </table:table-cell>
          <table:table-cell office:value-type="float" office:value="1.42618" calcext:value-type="float">
            <text:p>1.42618</text:p>
          </table:table-cell>
          <table:table-cell office:value-type="float" office:value="-0.414571" calcext:value-type="float">
            <text:p>-0.414571</text:p>
          </table:table-cell>
          <table:table-cell office:value-type="float" office:value="0.681796" calcext:value-type="float">
            <text:p>0.681796</text:p>
          </table:table-cell>
          <table:table-cell table:style-name="ce1" office:value-type="float" office:value="-0.686627" calcext:value-type="float">
            <text:p>-6.87E-01</text:p>
          </table:table-cell>
          <table:table-cell office:value-type="string" calcext:value-type="string">
            <text:p><text:s/></text:p>
          </table:table-cell>
          <table:table-cell office:value-type="float" office:value="0.31893" calcext:value-type="float">
            <text:p>0.31893</text:p>
          </table:table-cell>
          <table:table-cell office:value-type="float" office:value="0.037123" calcext:value-type="float">
            <text:p>0.037123</text:p>
          </table:table-cell>
          <table:table-cell office:value-type="float" office:value="1.00994" calcext:value-type="float">
            <text:p>1.00994</text:p>
          </table:table-cell>
          <table:table-cell office:value-type="string" calcext:value-type="string">
            <text:p><text:s/></text:p>
          </table:table-cell>
          <table:table-cell office:value-type="float" office:value="-1.56426" calcext:value-type="float">
            <text:p>-1.56426</text:p>
          </table:table-cell>
          <table:table-cell office:value-type="float" office:value="-0.999991" calcext:value-type="float">
            <text:p>-0.999991</text:p>
          </table:table-cell>
          <table:table-cell office:value-type="float" office:value="-1.57682" calcext:value-type="float">
            <text:p>-1.5768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288085" calcext:value-type="float">
            <text:p>0.288085</text:p>
          </table:table-cell>
          <table:table-cell office:value-type="float" office:value="-0.495422" calcext:value-type="float">
            <text:p>-0.495422</text:p>
          </table:table-cell>
          <table:table-cell office:value-type="float" office:value="-0.0340827" calcext:value-type="float">
            <text:p>-0.0340827</text:p>
          </table:table-cell>
          <table:table-cell office:value-type="float" office:value="1.42615" calcext:value-type="float">
            <text:p>1.42615</text:p>
          </table:table-cell>
          <table:table-cell office:value-type="float" office:value="-0.414552" calcext:value-type="float">
            <text:p>-0.414552</text:p>
          </table:table-cell>
          <table:table-cell office:value-type="float" office:value="0.681821" calcext:value-type="float">
            <text:p>0.681821</text:p>
          </table:table-cell>
          <table:table-cell table:style-name="ce1" office:value-type="float" office:value="-0.686656" calcext:value-type="float">
            <text:p>-6.87E-01</text:p>
          </table:table-cell>
          <table:table-cell office:value-type="string" calcext:value-type="string">
            <text:p><text:s/></text:p>
          </table:table-cell>
          <table:table-cell office:value-type="float" office:value="0.318932" calcext:value-type="float">
            <text:p>0.318932</text:p>
          </table:table-cell>
          <table:table-cell office:value-type="float" office:value="0.0371187" calcext:value-type="float">
            <text:p>0.0371187</text:p>
          </table:table-cell>
          <table:table-cell office:value-type="float" office:value="1.00994" calcext:value-type="float">
            <text:p>1.00994</text:p>
          </table:table-cell>
          <table:table-cell office:value-type="string" calcext:value-type="string">
            <text:p><text:s/></text:p>
          </table:table-cell>
          <table:table-cell office:value-type="float" office:value="-1.56423" calcext:value-type="float">
            <text:p>-1.56423</text:p>
          </table:table-cell>
          <table:table-cell office:value-type="float" office:value="-0.999991" calcext:value-type="float">
            <text:p>-0.999991</text:p>
          </table:table-cell>
          <table:table-cell office:value-type="float" office:value="-1.57685" calcext:value-type="float">
            <text:p>-1.5768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28811" calcext:value-type="float">
            <text:p>0.28811</text:p>
          </table:table-cell>
          <table:table-cell office:value-type="float" office:value="-0.495408" calcext:value-type="float">
            <text:p>-0.495408</text:p>
          </table:table-cell>
          <table:table-cell office:value-type="float" office:value="-0.0341043" calcext:value-type="float">
            <text:p>-0.0341043</text:p>
          </table:table-cell>
          <table:table-cell office:value-type="float" office:value="1.42612" calcext:value-type="float">
            <text:p>1.42612</text:p>
          </table:table-cell>
          <table:table-cell office:value-type="float" office:value="-0.414534" calcext:value-type="float">
            <text:p>-0.414534</text:p>
          </table:table-cell>
          <table:table-cell office:value-type="float" office:value="0.681846" calcext:value-type="float">
            <text:p>0.681846</text:p>
          </table:table-cell>
          <table:table-cell table:style-name="ce1" office:value-type="float" office:value="-0.686684" calcext:value-type="float">
            <text:p>-6.87E-01</text:p>
          </table:table-cell>
          <table:table-cell office:value-type="string" calcext:value-type="string">
            <text:p><text:s/></text:p>
          </table:table-cell>
          <table:table-cell office:value-type="float" office:value="0.318935" calcext:value-type="float">
            <text:p>0.318935</text:p>
          </table:table-cell>
          <table:table-cell office:value-type="float" office:value="0.0371143" calcext:value-type="float">
            <text:p>0.0371143</text:p>
          </table:table-cell>
          <table:table-cell office:value-type="float" office:value="1.00995" calcext:value-type="float">
            <text:p>1.00995</text:p>
          </table:table-cell>
          <table:table-cell office:value-type="string" calcext:value-type="string">
            <text:p><text:s/></text:p>
          </table:table-cell>
          <table:table-cell office:value-type="float" office:value="-1.5642" calcext:value-type="float">
            <text:p>-1.5642</text:p>
          </table:table-cell>
          <table:table-cell office:value-type="float" office:value="-0.999991" calcext:value-type="float">
            <text:p>-0.999991</text:p>
          </table:table-cell>
          <table:table-cell office:value-type="float" office:value="-1.57688" calcext:value-type="float">
            <text:p>-1.576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288134" calcext:value-type="float">
            <text:p>0.288134</text:p>
          </table:table-cell>
          <table:table-cell office:value-type="float" office:value="-0.495394" calcext:value-type="float">
            <text:p>-0.495394</text:p>
          </table:table-cell>
          <table:table-cell office:value-type="float" office:value="-0.034126" calcext:value-type="float">
            <text:p>-0.034126</text:p>
          </table:table-cell>
          <table:table-cell office:value-type="float" office:value="1.42609" calcext:value-type="float">
            <text:p>1.42609</text:p>
          </table:table-cell>
          <table:table-cell office:value-type="float" office:value="-0.414515" calcext:value-type="float">
            <text:p>-0.414515</text:p>
          </table:table-cell>
          <table:table-cell office:value-type="float" office:value="0.681872" calcext:value-type="float">
            <text:p>0.681872</text:p>
          </table:table-cell>
          <table:table-cell table:style-name="ce1" office:value-type="float" office:value="-0.686712" calcext:value-type="float">
            <text:p>-6.87E-01</text:p>
          </table:table-cell>
          <table:table-cell office:value-type="string" calcext:value-type="string">
            <text:p><text:s/></text:p>
          </table:table-cell>
          <table:table-cell office:value-type="float" office:value="0.318937" calcext:value-type="float">
            <text:p>0.318937</text:p>
          </table:table-cell>
          <table:table-cell office:value-type="float" office:value="0.0371099" calcext:value-type="float">
            <text:p>0.0371099</text:p>
          </table:table-cell>
          <table:table-cell office:value-type="float" office:value="1.00996" calcext:value-type="float">
            <text:p>1.00996</text:p>
          </table:table-cell>
          <table:table-cell office:value-type="string" calcext:value-type="string">
            <text:p><text:s/></text:p>
          </table:table-cell>
          <table:table-cell office:value-type="float" office:value="-1.56416" calcext:value-type="float">
            <text:p>-1.56416</text:p>
          </table:table-cell>
          <table:table-cell office:value-type="float" office:value="-0.999991" calcext:value-type="float">
            <text:p>-0.999991</text:p>
          </table:table-cell>
          <table:table-cell office:value-type="float" office:value="-1.57691" calcext:value-type="float">
            <text:p>-1.5769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288159" calcext:value-type="float">
            <text:p>0.288159</text:p>
          </table:table-cell>
          <table:table-cell office:value-type="float" office:value="-0.495381" calcext:value-type="float">
            <text:p>-0.495381</text:p>
          </table:table-cell>
          <table:table-cell office:value-type="float" office:value="-0.0341478" calcext:value-type="float">
            <text:p>-0.0341478</text:p>
          </table:table-cell>
          <table:table-cell office:value-type="float" office:value="1.42606" calcext:value-type="float">
            <text:p>1.42606</text:p>
          </table:table-cell>
          <table:table-cell office:value-type="float" office:value="-0.414495" calcext:value-type="float">
            <text:p>-0.414495</text:p>
          </table:table-cell>
          <table:table-cell office:value-type="float" office:value="0.681897" calcext:value-type="float">
            <text:p>0.681897</text:p>
          </table:table-cell>
          <table:table-cell table:style-name="ce1" office:value-type="float" office:value="-0.686741" calcext:value-type="float">
            <text:p>-6.87E-01</text:p>
          </table:table-cell>
          <table:table-cell office:value-type="string" calcext:value-type="string">
            <text:p><text:s/></text:p>
          </table:table-cell>
          <table:table-cell office:value-type="float" office:value="0.318939" calcext:value-type="float">
            <text:p>0.318939</text:p>
          </table:table-cell>
          <table:table-cell office:value-type="float" office:value="0.0371054" calcext:value-type="float">
            <text:p>0.0371054</text:p>
          </table:table-cell>
          <table:table-cell office:value-type="float" office:value="1.00997" calcext:value-type="float">
            <text:p>1.00997</text:p>
          </table:table-cell>
          <table:table-cell office:value-type="string" calcext:value-type="string">
            <text:p><text:s/></text:p>
          </table:table-cell>
          <table:table-cell office:value-type="float" office:value="-1.56413" calcext:value-type="float">
            <text:p>-1.56413</text:p>
          </table:table-cell>
          <table:table-cell office:value-type="float" office:value="-0.999991" calcext:value-type="float">
            <text:p>-0.999991</text:p>
          </table:table-cell>
          <table:table-cell office:value-type="float" office:value="-1.57693" calcext:value-type="float">
            <text:p>-1.5769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288184" calcext:value-type="float">
            <text:p>0.288184</text:p>
          </table:table-cell>
          <table:table-cell office:value-type="float" office:value="-0.495367" calcext:value-type="float">
            <text:p>-0.495367</text:p>
          </table:table-cell>
          <table:table-cell office:value-type="float" office:value="-0.0341698" calcext:value-type="float">
            <text:p>-0.0341698</text:p>
          </table:table-cell>
          <table:table-cell office:value-type="float" office:value="1.42603" calcext:value-type="float">
            <text:p>1.42603</text:p>
          </table:table-cell>
          <table:table-cell office:value-type="float" office:value="-0.414476" calcext:value-type="float">
            <text:p>-0.414476</text:p>
          </table:table-cell>
          <table:table-cell office:value-type="float" office:value="0.681923" calcext:value-type="float">
            <text:p>0.681923</text:p>
          </table:table-cell>
          <table:table-cell table:style-name="ce1" office:value-type="float" office:value="-0.68677" calcext:value-type="float">
            <text:p>-6.87E-01</text:p>
          </table:table-cell>
          <table:table-cell office:value-type="string" calcext:value-type="string">
            <text:p><text:s/></text:p>
          </table:table-cell>
          <table:table-cell office:value-type="float" office:value="0.318942" calcext:value-type="float">
            <text:p>0.318942</text:p>
          </table:table-cell>
          <table:table-cell office:value-type="float" office:value="0.037101" calcext:value-type="float">
            <text:p>0.037101</text:p>
          </table:table-cell>
          <table:table-cell office:value-type="float" office:value="1.00997" calcext:value-type="float">
            <text:p>1.00997</text:p>
          </table:table-cell>
          <table:table-cell office:value-type="string" calcext:value-type="string">
            <text:p><text:s/></text:p>
          </table:table-cell>
          <table:table-cell office:value-type="float" office:value="-1.5641" calcext:value-type="float">
            <text:p>-1.5641</text:p>
          </table:table-cell>
          <table:table-cell office:value-type="float" office:value="-0.999991" calcext:value-type="float">
            <text:p>-0.999991</text:p>
          </table:table-cell>
          <table:table-cell office:value-type="float" office:value="-1.57696" calcext:value-type="float">
            <text:p>-1.5769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28821" calcext:value-type="float">
            <text:p>0.28821</text:p>
          </table:table-cell>
          <table:table-cell office:value-type="float" office:value="-0.495352" calcext:value-type="float">
            <text:p>-0.495352</text:p>
          </table:table-cell>
          <table:table-cell office:value-type="float" office:value="-0.0341919" calcext:value-type="float">
            <text:p>-0.0341919</text:p>
          </table:table-cell>
          <table:table-cell office:value-type="float" office:value="1.426" calcext:value-type="float">
            <text:p>1.426</text:p>
          </table:table-cell>
          <table:table-cell office:value-type="float" office:value="-0.414457" calcext:value-type="float">
            <text:p>-0.414457</text:p>
          </table:table-cell>
          <table:table-cell office:value-type="float" office:value="0.681949" calcext:value-type="float">
            <text:p>0.681949</text:p>
          </table:table-cell>
          <table:table-cell table:style-name="ce1" office:value-type="float" office:value="-0.686799" calcext:value-type="float">
            <text:p>-6.87E-01</text:p>
          </table:table-cell>
          <table:table-cell office:value-type="string" calcext:value-type="string">
            <text:p><text:s/></text:p>
          </table:table-cell>
          <table:table-cell office:value-type="float" office:value="0.318944" calcext:value-type="float">
            <text:p>0.318944</text:p>
          </table:table-cell>
          <table:table-cell office:value-type="float" office:value="0.0370965" calcext:value-type="float">
            <text:p>0.0370965</text:p>
          </table:table-cell>
          <table:table-cell office:value-type="float" office:value="1.00998" calcext:value-type="float">
            <text:p>1.00998</text:p>
          </table:table-cell>
          <table:table-cell office:value-type="string" calcext:value-type="string">
            <text:p><text:s/></text:p>
          </table:table-cell>
          <table:table-cell office:value-type="float" office:value="-1.56407" calcext:value-type="float">
            <text:p>-1.56407</text:p>
          </table:table-cell>
          <table:table-cell office:value-type="float" office:value="-0.999991" calcext:value-type="float">
            <text:p>-0.999991</text:p>
          </table:table-cell>
          <table:table-cell office:value-type="float" office:value="-1.57699" calcext:value-type="float">
            <text:p>-1.5769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288235" calcext:value-type="float">
            <text:p>0.288235</text:p>
          </table:table-cell>
          <table:table-cell office:value-type="float" office:value="-0.495338" calcext:value-type="float">
            <text:p>-0.495338</text:p>
          </table:table-cell>
          <table:table-cell office:value-type="float" office:value="-0.0342142" calcext:value-type="float">
            <text:p>-0.0342142</text:p>
          </table:table-cell>
          <table:table-cell office:value-type="float" office:value="1.42596" calcext:value-type="float">
            <text:p>1.42596</text:p>
          </table:table-cell>
          <table:table-cell office:value-type="float" office:value="-0.414437" calcext:value-type="float">
            <text:p>-0.414437</text:p>
          </table:table-cell>
          <table:table-cell office:value-type="float" office:value="0.681976" calcext:value-type="float">
            <text:p>0.681976</text:p>
          </table:table-cell>
          <table:table-cell table:style-name="ce1" office:value-type="float" office:value="-0.686828" calcext:value-type="float">
            <text:p>-6.87E-01</text:p>
          </table:table-cell>
          <table:table-cell office:value-type="string" calcext:value-type="string">
            <text:p><text:s/></text:p>
          </table:table-cell>
          <table:table-cell office:value-type="float" office:value="0.318946" calcext:value-type="float">
            <text:p>0.318946</text:p>
          </table:table-cell>
          <table:table-cell office:value-type="float" office:value="0.037092" calcext:value-type="float">
            <text:p>0.037092</text:p>
          </table:table-cell>
          <table:table-cell office:value-type="float" office:value="1.00999" calcext:value-type="float">
            <text:p>1.00999</text:p>
          </table:table-cell>
          <table:table-cell office:value-type="string" calcext:value-type="string">
            <text:p><text:s/></text:p>
          </table:table-cell>
          <table:table-cell office:value-type="float" office:value="-1.56404" calcext:value-type="float">
            <text:p>-1.56404</text:p>
          </table:table-cell>
          <table:table-cell office:value-type="float" office:value="-0.999991" calcext:value-type="float">
            <text:p>-0.999991</text:p>
          </table:table-cell>
          <table:table-cell office:value-type="float" office:value="-1.57702" calcext:value-type="float">
            <text:p>-1.5770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288261" calcext:value-type="float">
            <text:p>0.288261</text:p>
          </table:table-cell>
          <table:table-cell office:value-type="float" office:value="-0.495324" calcext:value-type="float">
            <text:p>-0.495324</text:p>
          </table:table-cell>
          <table:table-cell office:value-type="float" office:value="-0.0342366" calcext:value-type="float">
            <text:p>-0.0342366</text:p>
          </table:table-cell>
          <table:table-cell office:value-type="float" office:value="1.42593" calcext:value-type="float">
            <text:p>1.42593</text:p>
          </table:table-cell>
          <table:table-cell office:value-type="float" office:value="-0.414418" calcext:value-type="float">
            <text:p>-0.414418</text:p>
          </table:table-cell>
          <table:table-cell office:value-type="float" office:value="0.682002" calcext:value-type="float">
            <text:p>0.682002</text:p>
          </table:table-cell>
          <table:table-cell table:style-name="ce1" office:value-type="float" office:value="-0.686857" calcext:value-type="float">
            <text:p>-6.87E-01</text:p>
          </table:table-cell>
          <table:table-cell office:value-type="string" calcext:value-type="string">
            <text:p><text:s/></text:p>
          </table:table-cell>
          <table:table-cell office:value-type="float" office:value="0.318949" calcext:value-type="float">
            <text:p>0.318949</text:p>
          </table:table-cell>
          <table:table-cell office:value-type="float" office:value="0.0370875" calcext:value-type="float">
            <text:p>0.0370875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<text:s/></text:p>
          </table:table-cell>
          <table:table-cell office:value-type="float" office:value="-1.564" calcext:value-type="float">
            <text:p>-1.564</text:p>
          </table:table-cell>
          <table:table-cell office:value-type="float" office:value="-0.99999" calcext:value-type="float">
            <text:p>-0.99999</text:p>
          </table:table-cell>
          <table:table-cell office:value-type="float" office:value="-1.57705" calcext:value-type="float">
            <text:p>-1.5770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288287" calcext:value-type="float">
            <text:p>0.288287</text:p>
          </table:table-cell>
          <table:table-cell office:value-type="float" office:value="-0.495309" calcext:value-type="float">
            <text:p>-0.495309</text:p>
          </table:table-cell>
          <table:table-cell office:value-type="float" office:value="-0.0342591" calcext:value-type="float">
            <text:p>-0.0342591</text:p>
          </table:table-cell>
          <table:table-cell office:value-type="float" office:value="1.4259" calcext:value-type="float">
            <text:p>1.4259</text:p>
          </table:table-cell>
          <table:table-cell office:value-type="float" office:value="-0.414398" calcext:value-type="float">
            <text:p>-0.414398</text:p>
          </table:table-cell>
          <table:table-cell office:value-type="float" office:value="0.682029" calcext:value-type="float">
            <text:p>0.682029</text:p>
          </table:table-cell>
          <table:table-cell table:style-name="ce1" office:value-type="float" office:value="-0.686887" calcext:value-type="float">
            <text:p>-6.87E-01</text:p>
          </table:table-cell>
          <table:table-cell office:value-type="string" calcext:value-type="string">
            <text:p><text:s/></text:p>
          </table:table-cell>
          <table:table-cell office:value-type="float" office:value="0.318951" calcext:value-type="float">
            <text:p>0.318951</text:p>
          </table:table-cell>
          <table:table-cell office:value-type="float" office:value="0.0370829" calcext:value-type="float">
            <text:p>0.0370829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<text:s/></text:p>
          </table:table-cell>
          <table:table-cell office:value-type="float" office:value="-1.56397" calcext:value-type="float">
            <text:p>-1.56397</text:p>
          </table:table-cell>
          <table:table-cell office:value-type="float" office:value="-0.99999" calcext:value-type="float">
            <text:p>-0.99999</text:p>
          </table:table-cell>
          <table:table-cell office:value-type="float" office:value="-1.57707" calcext:value-type="float">
            <text:p>-1.5770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288313" calcext:value-type="float">
            <text:p>0.288313</text:p>
          </table:table-cell>
          <table:table-cell office:value-type="float" office:value="-0.495294" calcext:value-type="float">
            <text:p>-0.495294</text:p>
          </table:table-cell>
          <table:table-cell office:value-type="float" office:value="-0.0342818" calcext:value-type="float">
            <text:p>-0.0342818</text:p>
          </table:table-cell>
          <table:table-cell office:value-type="float" office:value="1.42587" calcext:value-type="float">
            <text:p>1.42587</text:p>
          </table:table-cell>
          <table:table-cell office:value-type="float" office:value="-0.414378" calcext:value-type="float">
            <text:p>-0.414378</text:p>
          </table:table-cell>
          <table:table-cell office:value-type="float" office:value="0.682056" calcext:value-type="float">
            <text:p>0.682056</text:p>
          </table:table-cell>
          <table:table-cell table:style-name="ce1" office:value-type="float" office:value="-0.686917" calcext:value-type="float">
            <text:p>-6.87E-01</text:p>
          </table:table-cell>
          <table:table-cell office:value-type="string" calcext:value-type="string">
            <text:p><text:s/></text:p>
          </table:table-cell>
          <table:table-cell office:value-type="float" office:value="0.318954" calcext:value-type="float">
            <text:p>0.318954</text:p>
          </table:table-cell>
          <table:table-cell office:value-type="float" office:value="0.0370783" calcext:value-type="float">
            <text:p>0.0370783</text:p>
          </table:table-cell>
          <table:table-cell office:value-type="float" office:value="1.01001" calcext:value-type="float">
            <text:p>1.01001</text:p>
          </table:table-cell>
          <table:table-cell office:value-type="string" calcext:value-type="string">
            <text:p><text:s/></text:p>
          </table:table-cell>
          <table:table-cell office:value-type="float" office:value="-1.56394" calcext:value-type="float">
            <text:p>-1.56394</text:p>
          </table:table-cell>
          <table:table-cell office:value-type="float" office:value="-0.99999" calcext:value-type="float">
            <text:p>-0.99999</text:p>
          </table:table-cell>
          <table:table-cell office:value-type="float" office:value="-1.5771" calcext:value-type="float">
            <text:p>-1.577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288339" calcext:value-type="float">
            <text:p>0.288339</text:p>
          </table:table-cell>
          <table:table-cell office:value-type="float" office:value="-0.49528" calcext:value-type="float">
            <text:p>-0.49528</text:p>
          </table:table-cell>
          <table:table-cell office:value-type="float" office:value="-0.0343047" calcext:value-type="float">
            <text:p>-0.0343047</text:p>
          </table:table-cell>
          <table:table-cell office:value-type="float" office:value="1.42584" calcext:value-type="float">
            <text:p>1.42584</text:p>
          </table:table-cell>
          <table:table-cell office:value-type="float" office:value="-0.414358" calcext:value-type="float">
            <text:p>-0.414358</text:p>
          </table:table-cell>
          <table:table-cell office:value-type="float" office:value="0.682083" calcext:value-type="float">
            <text:p>0.682083</text:p>
          </table:table-cell>
          <table:table-cell table:style-name="ce1" office:value-type="float" office:value="-0.686947" calcext:value-type="float">
            <text:p>-6.87E-01</text:p>
          </table:table-cell>
          <table:table-cell office:value-type="string" calcext:value-type="string">
            <text:p><text:s/></text:p>
          </table:table-cell>
          <table:table-cell office:value-type="float" office:value="0.318956" calcext:value-type="float">
            <text:p>0.318956</text:p>
          </table:table-cell>
          <table:table-cell office:value-type="float" office:value="0.0370737" calcext:value-type="float">
            <text:p>0.0370737</text:p>
          </table:table-cell>
          <table:table-cell office:value-type="float" office:value="1.01002" calcext:value-type="float">
            <text:p>1.01002</text:p>
          </table:table-cell>
          <table:table-cell office:value-type="string" calcext:value-type="string">
            <text:p><text:s/></text:p>
          </table:table-cell>
          <table:table-cell office:value-type="float" office:value="-1.5639" calcext:value-type="float">
            <text:p>-1.5639</text:p>
          </table:table-cell>
          <table:table-cell office:value-type="float" office:value="-0.99999" calcext:value-type="float">
            <text:p>-0.99999</text:p>
          </table:table-cell>
          <table:table-cell office:value-type="float" office:value="-1.57713" calcext:value-type="float">
            <text:p>-1.5771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288365" calcext:value-type="float">
            <text:p>0.288365</text:p>
          </table:table-cell>
          <table:table-cell office:value-type="float" office:value="-0.495265" calcext:value-type="float">
            <text:p>-0.495265</text:p>
          </table:table-cell>
          <table:table-cell office:value-type="float" office:value="-0.0343277" calcext:value-type="float">
            <text:p>-0.0343277</text:p>
          </table:table-cell>
          <table:table-cell office:value-type="float" office:value="1.4258" calcext:value-type="float">
            <text:p>1.4258</text:p>
          </table:table-cell>
          <table:table-cell office:value-type="float" office:value="-0.414337" calcext:value-type="float">
            <text:p>-0.414337</text:p>
          </table:table-cell>
          <table:table-cell office:value-type="float" office:value="0.682111" calcext:value-type="float">
            <text:p>0.682111</text:p>
          </table:table-cell>
          <table:table-cell table:style-name="ce1" office:value-type="float" office:value="-0.686977" calcext:value-type="float">
            <text:p>-6.87E-01</text:p>
          </table:table-cell>
          <table:table-cell office:value-type="string" calcext:value-type="string">
            <text:p><text:s/></text:p>
          </table:table-cell>
          <table:table-cell office:value-type="float" office:value="0.318959" calcext:value-type="float">
            <text:p>0.318959</text:p>
          </table:table-cell>
          <table:table-cell office:value-type="float" office:value="0.0370691" calcext:value-type="float">
            <text:p>0.0370691</text:p>
          </table:table-cell>
          <table:table-cell office:value-type="float" office:value="1.01003" calcext:value-type="float">
            <text:p>1.01003</text:p>
          </table:table-cell>
          <table:table-cell office:value-type="string" calcext:value-type="string">
            <text:p><text:s/></text:p>
          </table:table-cell>
          <table:table-cell office:value-type="float" office:value="-1.56387" calcext:value-type="float">
            <text:p>-1.56387</text:p>
          </table:table-cell>
          <table:table-cell office:value-type="float" office:value="-0.99999" calcext:value-type="float">
            <text:p>-0.99999</text:p>
          </table:table-cell>
          <table:table-cell office:value-type="float" office:value="-1.57716" calcext:value-type="float">
            <text:p>-1.5771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288392" calcext:value-type="float">
            <text:p>0.288392</text:p>
          </table:table-cell>
          <table:table-cell office:value-type="float" office:value="-0.495249" calcext:value-type="float">
            <text:p>-0.495249</text:p>
          </table:table-cell>
          <table:table-cell office:value-type="float" office:value="-0.0343509" calcext:value-type="float">
            <text:p>-0.0343509</text:p>
          </table:table-cell>
          <table:table-cell office:value-type="float" office:value="1.42577" calcext:value-type="float">
            <text:p>1.42577</text:p>
          </table:table-cell>
          <table:table-cell office:value-type="float" office:value="-0.414317" calcext:value-type="float">
            <text:p>-0.414317</text:p>
          </table:table-cell>
          <table:table-cell office:value-type="float" office:value="0.682139" calcext:value-type="float">
            <text:p>0.682139</text:p>
          </table:table-cell>
          <table:table-cell table:style-name="ce1" office:value-type="float" office:value="-0.687007" calcext:value-type="float">
            <text:p>-6.87E-01</text:p>
          </table:table-cell>
          <table:table-cell office:value-type="string" calcext:value-type="string">
            <text:p><text:s/></text:p>
          </table:table-cell>
          <table:table-cell office:value-type="float" office:value="0.318961" calcext:value-type="float">
            <text:p>0.318961</text:p>
          </table:table-cell>
          <table:table-cell office:value-type="float" office:value="0.0370644" calcext:value-type="float">
            <text:p>0.0370644</text:p>
          </table:table-cell>
          <table:table-cell office:value-type="float" office:value="1.01004" calcext:value-type="float">
            <text:p>1.01004</text:p>
          </table:table-cell>
          <table:table-cell office:value-type="string" calcext:value-type="string">
            <text:p><text:s/></text:p>
          </table:table-cell>
          <table:table-cell office:value-type="float" office:value="-1.56383" calcext:value-type="float">
            <text:p>-1.56383</text:p>
          </table:table-cell>
          <table:table-cell office:value-type="float" office:value="-0.99999" calcext:value-type="float">
            <text:p>-0.99999</text:p>
          </table:table-cell>
          <table:table-cell office:value-type="float" office:value="-1.57719" calcext:value-type="float">
            <text:p>-1.5771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288419" calcext:value-type="float">
            <text:p>0.288419</text:p>
          </table:table-cell>
          <table:table-cell office:value-type="float" office:value="-0.495234" calcext:value-type="float">
            <text:p>-0.495234</text:p>
          </table:table-cell>
          <table:table-cell office:value-type="float" office:value="-0.0343742" calcext:value-type="float">
            <text:p>-0.0343742</text:p>
          </table:table-cell>
          <table:table-cell office:value-type="float" office:value="1.42574" calcext:value-type="float">
            <text:p>1.42574</text:p>
          </table:table-cell>
          <table:table-cell office:value-type="float" office:value="-0.414297" calcext:value-type="float">
            <text:p>-0.414297</text:p>
          </table:table-cell>
          <table:table-cell office:value-type="float" office:value="0.682167" calcext:value-type="float">
            <text:p>0.682167</text:p>
          </table:table-cell>
          <table:table-cell table:style-name="ce1" office:value-type="float" office:value="-0.687038" calcext:value-type="float">
            <text:p>-6.87E-01</text:p>
          </table:table-cell>
          <table:table-cell office:value-type="string" calcext:value-type="string">
            <text:p><text:s/></text:p>
          </table:table-cell>
          <table:table-cell office:value-type="float" office:value="0.318964" calcext:value-type="float">
            <text:p>0.318964</text:p>
          </table:table-cell>
          <table:table-cell office:value-type="float" office:value="0.0370597" calcext:value-type="float">
            <text:p>0.0370597</text:p>
          </table:table-cell>
          <table:table-cell office:value-type="float" office:value="1.01004" calcext:value-type="float">
            <text:p>1.01004</text:p>
          </table:table-cell>
          <table:table-cell office:value-type="string" calcext:value-type="string">
            <text:p><text:s/></text:p>
          </table:table-cell>
          <table:table-cell office:value-type="float" office:value="-1.5638" calcext:value-type="float">
            <text:p>-1.5638</text:p>
          </table:table-cell>
          <table:table-cell office:value-type="float" office:value="-0.99999" calcext:value-type="float">
            <text:p>-0.99999</text:p>
          </table:table-cell>
          <table:table-cell office:value-type="float" office:value="-1.57722" calcext:value-type="float">
            <text:p>-1.5772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288445" calcext:value-type="float">
            <text:p>0.288445</text:p>
          </table:table-cell>
          <table:table-cell office:value-type="float" office:value="-0.495219" calcext:value-type="float">
            <text:p>-0.495219</text:p>
          </table:table-cell>
          <table:table-cell office:value-type="float" office:value="-0.0343977" calcext:value-type="float">
            <text:p>-0.0343977</text:p>
          </table:table-cell>
          <table:table-cell office:value-type="float" office:value="1.4257" calcext:value-type="float">
            <text:p>1.4257</text:p>
          </table:table-cell>
          <table:table-cell office:value-type="float" office:value="-0.414276" calcext:value-type="float">
            <text:p>-0.414276</text:p>
          </table:table-cell>
          <table:table-cell office:value-type="float" office:value="0.682195" calcext:value-type="float">
            <text:p>0.682195</text:p>
          </table:table-cell>
          <table:table-cell table:style-name="ce1" office:value-type="float" office:value="-0.687069" calcext:value-type="float">
            <text:p>-6.87E-01</text:p>
          </table:table-cell>
          <table:table-cell office:value-type="string" calcext:value-type="string">
            <text:p><text:s/></text:p>
          </table:table-cell>
          <table:table-cell office:value-type="float" office:value="0.318966" calcext:value-type="float">
            <text:p>0.318966</text:p>
          </table:table-cell>
          <table:table-cell office:value-type="float" office:value="0.037055" calcext:value-type="float">
            <text:p>0.037055</text:p>
          </table:table-cell>
          <table:table-cell office:value-type="float" office:value="1.01005" calcext:value-type="float">
            <text:p>1.01005</text:p>
          </table:table-cell>
          <table:table-cell office:value-type="string" calcext:value-type="string">
            <text:p><text:s/></text:p>
          </table:table-cell>
          <table:table-cell office:value-type="float" office:value="-1.56376" calcext:value-type="float">
            <text:p>-1.56376</text:p>
          </table:table-cell>
          <table:table-cell office:value-type="float" office:value="-0.99999" calcext:value-type="float">
            <text:p>-0.99999</text:p>
          </table:table-cell>
          <table:table-cell office:value-type="float" office:value="-1.57725" calcext:value-type="float">
            <text:p>-1.5772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288473" calcext:value-type="float">
            <text:p>0.288473</text:p>
          </table:table-cell>
          <table:table-cell office:value-type="float" office:value="-0.495203" calcext:value-type="float">
            <text:p>-0.495203</text:p>
          </table:table-cell>
          <table:table-cell office:value-type="float" office:value="-0.0344214" calcext:value-type="float">
            <text:p>-0.0344214</text:p>
          </table:table-cell>
          <table:table-cell office:value-type="float" office:value="1.42567" calcext:value-type="float">
            <text:p>1.42567</text:p>
          </table:table-cell>
          <table:table-cell office:value-type="float" office:value="-0.414255" calcext:value-type="float">
            <text:p>-0.414255</text:p>
          </table:table-cell>
          <table:table-cell office:value-type="float" office:value="0.682224" calcext:value-type="float">
            <text:p>0.682224</text:p>
          </table:table-cell>
          <table:table-cell table:style-name="ce1" office:value-type="float" office:value="-0.6871" calcext:value-type="float">
            <text:p>-6.87E-01</text:p>
          </table:table-cell>
          <table:table-cell office:value-type="string" calcext:value-type="string">
            <text:p><text:s/></text:p>
          </table:table-cell>
          <table:table-cell office:value-type="float" office:value="0.318969" calcext:value-type="float">
            <text:p>0.318969</text:p>
          </table:table-cell>
          <table:table-cell office:value-type="float" office:value="0.0370502" calcext:value-type="float">
            <text:p>0.0370502</text:p>
          </table:table-cell>
          <table:table-cell office:value-type="float" office:value="1.01006" calcext:value-type="float">
            <text:p>1.01006</text:p>
          </table:table-cell>
          <table:table-cell office:value-type="string" calcext:value-type="string">
            <text:p><text:s/></text:p>
          </table:table-cell>
          <table:table-cell office:value-type="float" office:value="-1.56373" calcext:value-type="float">
            <text:p>-1.56373</text:p>
          </table:table-cell>
          <table:table-cell office:value-type="float" office:value="-0.99999" calcext:value-type="float">
            <text:p>-0.99999</text:p>
          </table:table-cell>
          <table:table-cell office:value-type="float" office:value="-1.57728" calcext:value-type="float">
            <text:p>-1.5772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2885" calcext:value-type="float">
            <text:p>0.2885</text:p>
          </table:table-cell>
          <table:table-cell office:value-type="float" office:value="-0.495187" calcext:value-type="float">
            <text:p>-0.495187</text:p>
          </table:table-cell>
          <table:table-cell office:value-type="float" office:value="-0.0344452" calcext:value-type="float">
            <text:p>-0.0344452</text:p>
          </table:table-cell>
          <table:table-cell office:value-type="float" office:value="1.42563" calcext:value-type="float">
            <text:p>1.42563</text:p>
          </table:table-cell>
          <table:table-cell office:value-type="float" office:value="-0.414234" calcext:value-type="float">
            <text:p>-0.414234</text:p>
          </table:table-cell>
          <table:table-cell office:value-type="float" office:value="0.682253" calcext:value-type="float">
            <text:p>0.682253</text:p>
          </table:table-cell>
          <table:table-cell table:style-name="ce1" office:value-type="float" office:value="-0.687132" calcext:value-type="float">
            <text:p>-6.87E-01</text:p>
          </table:table-cell>
          <table:table-cell office:value-type="string" calcext:value-type="string">
            <text:p><text:s/></text:p>
          </table:table-cell>
          <table:table-cell office:value-type="float" office:value="0.318972" calcext:value-type="float">
            <text:p>0.318972</text:p>
          </table:table-cell>
          <table:table-cell office:value-type="float" office:value="0.0370454" calcext:value-type="float">
            <text:p>0.0370454</text:p>
          </table:table-cell>
          <table:table-cell office:value-type="float" office:value="1.01007" calcext:value-type="float">
            <text:p>1.01007</text:p>
          </table:table-cell>
          <table:table-cell office:value-type="string" calcext:value-type="string">
            <text:p><text:s/></text:p>
          </table:table-cell>
          <table:table-cell office:value-type="float" office:value="-1.56369" calcext:value-type="float">
            <text:p>-1.56369</text:p>
          </table:table-cell>
          <table:table-cell office:value-type="float" office:value="-0.99999" calcext:value-type="float">
            <text:p>-0.99999</text:p>
          </table:table-cell>
          <table:table-cell office:value-type="float" office:value="-1.57731" calcext:value-type="float">
            <text:p>-1.5773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288527" calcext:value-type="float">
            <text:p>0.288527</text:p>
          </table:table-cell>
          <table:table-cell office:value-type="float" office:value="-0.495171" calcext:value-type="float">
            <text:p>-0.495171</text:p>
          </table:table-cell>
          <table:table-cell office:value-type="float" office:value="-0.0344692" calcext:value-type="float">
            <text:p>-0.0344692</text:p>
          </table:table-cell>
          <table:table-cell office:value-type="float" office:value="1.4256" calcext:value-type="float">
            <text:p>1.4256</text:p>
          </table:table-cell>
          <table:table-cell office:value-type="float" office:value="-0.414213" calcext:value-type="float">
            <text:p>-0.414213</text:p>
          </table:table-cell>
          <table:table-cell office:value-type="float" office:value="0.682282" calcext:value-type="float">
            <text:p>0.682282</text:p>
          </table:table-cell>
          <table:table-cell table:style-name="ce1" office:value-type="float" office:value="-0.687163" calcext:value-type="float">
            <text:p>-6.87E-01</text:p>
          </table:table-cell>
          <table:table-cell office:value-type="string" calcext:value-type="string">
            <text:p><text:s/></text:p>
          </table:table-cell>
          <table:table-cell office:value-type="float" office:value="0.318974" calcext:value-type="float">
            <text:p>0.318974</text:p>
          </table:table-cell>
          <table:table-cell office:value-type="float" office:value="0.0370406" calcext:value-type="float">
            <text:p>0.0370406</text:p>
          </table:table-cell>
          <table:table-cell office:value-type="float" office:value="1.01008" calcext:value-type="float">
            <text:p>1.01008</text:p>
          </table:table-cell>
          <table:table-cell office:value-type="string" calcext:value-type="string">
            <text:p><text:s/></text:p>
          </table:table-cell>
          <table:table-cell office:value-type="float" office:value="-1.56366" calcext:value-type="float">
            <text:p>-1.56366</text:p>
          </table:table-cell>
          <table:table-cell office:value-type="float" office:value="-0.999989" calcext:value-type="float">
            <text:p>-0.999989</text:p>
          </table:table-cell>
          <table:table-cell office:value-type="float" office:value="-1.57735" calcext:value-type="float">
            <text:p>-1.5773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288555" calcext:value-type="float">
            <text:p>0.288555</text:p>
          </table:table-cell>
          <table:table-cell office:value-type="float" office:value="-0.495155" calcext:value-type="float">
            <text:p>-0.495155</text:p>
          </table:table-cell>
          <table:table-cell office:value-type="float" office:value="-0.0344933" calcext:value-type="float">
            <text:p>-0.0344933</text:p>
          </table:table-cell>
          <table:table-cell office:value-type="float" office:value="1.42557" calcext:value-type="float">
            <text:p>1.42557</text:p>
          </table:table-cell>
          <table:table-cell office:value-type="float" office:value="-0.414191" calcext:value-type="float">
            <text:p>-0.414191</text:p>
          </table:table-cell>
          <table:table-cell office:value-type="float" office:value="0.682311" calcext:value-type="float">
            <text:p>0.682311</text:p>
          </table:table-cell>
          <table:table-cell table:style-name="ce1" office:value-type="float" office:value="-0.687195" calcext:value-type="float">
            <text:p>-6.87E-01</text:p>
          </table:table-cell>
          <table:table-cell office:value-type="string" calcext:value-type="string">
            <text:p><text:s/></text:p>
          </table:table-cell>
          <table:table-cell office:value-type="float" office:value="0.318977" calcext:value-type="float">
            <text:p>0.318977</text:p>
          </table:table-cell>
          <table:table-cell office:value-type="float" office:value="0.0370358" calcext:value-type="float">
            <text:p>0.0370358</text:p>
          </table:table-cell>
          <table:table-cell office:value-type="float" office:value="1.01009" calcext:value-type="float">
            <text:p>1.01009</text:p>
          </table:table-cell>
          <table:table-cell office:value-type="string" calcext:value-type="string">
            <text:p><text:s/></text:p>
          </table:table-cell>
          <table:table-cell office:value-type="float" office:value="-1.56362" calcext:value-type="float">
            <text:p>-1.56362</text:p>
          </table:table-cell>
          <table:table-cell office:value-type="float" office:value="-0.999989" calcext:value-type="float">
            <text:p>-0.999989</text:p>
          </table:table-cell>
          <table:table-cell office:value-type="float" office:value="-1.57738" calcext:value-type="float">
            <text:p>-1.5773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288583" calcext:value-type="float">
            <text:p>0.288583</text:p>
          </table:table-cell>
          <table:table-cell office:value-type="float" office:value="-0.495139" calcext:value-type="float">
            <text:p>-0.495139</text:p>
          </table:table-cell>
          <table:table-cell office:value-type="float" office:value="-0.0345177" calcext:value-type="float">
            <text:p>-0.0345177</text:p>
          </table:table-cell>
          <table:table-cell office:value-type="float" office:value="1.42553" calcext:value-type="float">
            <text:p>1.42553</text:p>
          </table:table-cell>
          <table:table-cell office:value-type="float" office:value="-0.41417" calcext:value-type="float">
            <text:p>-0.41417</text:p>
          </table:table-cell>
          <table:table-cell office:value-type="float" office:value="0.682341" calcext:value-type="float">
            <text:p>0.682341</text:p>
          </table:table-cell>
          <table:table-cell table:style-name="ce1" office:value-type="float" office:value="-0.687227" calcext:value-type="float">
            <text:p>-6.87E-01</text:p>
          </table:table-cell>
          <table:table-cell office:value-type="string" calcext:value-type="string">
            <text:p><text:s/></text:p>
          </table:table-cell>
          <table:table-cell office:value-type="float" office:value="0.31898" calcext:value-type="float">
            <text:p>0.31898</text:p>
          </table:table-cell>
          <table:table-cell office:value-type="float" office:value="0.0370309" calcext:value-type="float">
            <text:p>0.0370309</text:p>
          </table:table-cell>
          <table:table-cell office:value-type="float" office:value="1.01009" calcext:value-type="float">
            <text:p>1.01009</text:p>
          </table:table-cell>
          <table:table-cell office:value-type="string" calcext:value-type="string">
            <text:p><text:s/></text:p>
          </table:table-cell>
          <table:table-cell office:value-type="float" office:value="-1.56358" calcext:value-type="float">
            <text:p>-1.56358</text:p>
          </table:table-cell>
          <table:table-cell office:value-type="float" office:value="-0.999989" calcext:value-type="float">
            <text:p>-0.999989</text:p>
          </table:table-cell>
          <table:table-cell office:value-type="float" office:value="-1.57741" calcext:value-type="float">
            <text:p>-1.5774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288611" calcext:value-type="float">
            <text:p>0.288611</text:p>
          </table:table-cell>
          <table:table-cell office:value-type="float" office:value="-0.495123" calcext:value-type="float">
            <text:p>-0.495123</text:p>
          </table:table-cell>
          <table:table-cell office:value-type="float" office:value="-0.0345422" calcext:value-type="float">
            <text:p>-0.0345422</text:p>
          </table:table-cell>
          <table:table-cell office:value-type="float" office:value="1.42549" calcext:value-type="float">
            <text:p>1.42549</text:p>
          </table:table-cell>
          <table:table-cell office:value-type="float" office:value="-0.414148" calcext:value-type="float">
            <text:p>-0.414148</text:p>
          </table:table-cell>
          <table:table-cell office:value-type="float" office:value="0.682371" calcext:value-type="float">
            <text:p>0.682371</text:p>
          </table:table-cell>
          <table:table-cell table:style-name="ce1" office:value-type="float" office:value="-0.68726" calcext:value-type="float">
            <text:p>-6.87E-01</text:p>
          </table:table-cell>
          <table:table-cell office:value-type="string" calcext:value-type="string">
            <text:p><text:s/></text:p>
          </table:table-cell>
          <table:table-cell office:value-type="float" office:value="0.318983" calcext:value-type="float">
            <text:p>0.318983</text:p>
          </table:table-cell>
          <table:table-cell office:value-type="float" office:value="0.037026" calcext:value-type="float">
            <text:p>0.037026</text:p>
          </table:table-cell>
          <table:table-cell office:value-type="float" office:value="1.0101" calcext:value-type="float">
            <text:p>1.0101</text:p>
          </table:table-cell>
          <table:table-cell office:value-type="string" calcext:value-type="string">
            <text:p><text:s/></text:p>
          </table:table-cell>
          <table:table-cell office:value-type="float" office:value="-1.56355" calcext:value-type="float">
            <text:p>-1.56355</text:p>
          </table:table-cell>
          <table:table-cell office:value-type="float" office:value="-0.999989" calcext:value-type="float">
            <text:p>-0.999989</text:p>
          </table:table-cell>
          <table:table-cell office:value-type="float" office:value="-1.57744" calcext:value-type="float">
            <text:p>-1.5774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28864" calcext:value-type="float">
            <text:p>0.28864</text:p>
          </table:table-cell>
          <table:table-cell office:value-type="float" office:value="-0.495106" calcext:value-type="float">
            <text:p>-0.495106</text:p>
          </table:table-cell>
          <table:table-cell office:value-type="float" office:value="-0.0345669" calcext:value-type="float">
            <text:p>-0.0345669</text:p>
          </table:table-cell>
          <table:table-cell office:value-type="float" office:value="1.42546" calcext:value-type="float">
            <text:p>1.42546</text:p>
          </table:table-cell>
          <table:table-cell office:value-type="float" office:value="-0.414126" calcext:value-type="float">
            <text:p>-0.414126</text:p>
          </table:table-cell>
          <table:table-cell office:value-type="float" office:value="0.682401" calcext:value-type="float">
            <text:p>0.682401</text:p>
          </table:table-cell>
          <table:table-cell table:style-name="ce1" office:value-type="float" office:value="-0.687292" calcext:value-type="float">
            <text:p>-6.87E-01</text:p>
          </table:table-cell>
          <table:table-cell office:value-type="string" calcext:value-type="string">
            <text:p><text:s/></text:p>
          </table:table-cell>
          <table:table-cell office:value-type="float" office:value="0.318985" calcext:value-type="float">
            <text:p>0.318985</text:p>
          </table:table-cell>
          <table:table-cell office:value-type="float" office:value="0.037021" calcext:value-type="float">
            <text:p>0.037021</text:p>
          </table:table-cell>
          <table:table-cell office:value-type="float" office:value="1.01011" calcext:value-type="float">
            <text:p>1.01011</text:p>
          </table:table-cell>
          <table:table-cell office:value-type="string" calcext:value-type="string">
            <text:p><text:s/></text:p>
          </table:table-cell>
          <table:table-cell office:value-type="float" office:value="-1.56351" calcext:value-type="float">
            <text:p>-1.56351</text:p>
          </table:table-cell>
          <table:table-cell office:value-type="float" office:value="-0.999989" calcext:value-type="float">
            <text:p>-0.999989</text:p>
          </table:table-cell>
          <table:table-cell office:value-type="float" office:value="-1.57747" calcext:value-type="float">
            <text:p>-1.5774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288668" calcext:value-type="float">
            <text:p>0.288668</text:p>
          </table:table-cell>
          <table:table-cell office:value-type="float" office:value="-0.495089" calcext:value-type="float">
            <text:p>-0.495089</text:p>
          </table:table-cell>
          <table:table-cell office:value-type="float" office:value="-0.0345917" calcext:value-type="float">
            <text:p>-0.0345917</text:p>
          </table:table-cell>
          <table:table-cell office:value-type="float" office:value="1.42542" calcext:value-type="float">
            <text:p>1.42542</text:p>
          </table:table-cell>
          <table:table-cell office:value-type="float" office:value="-0.414104" calcext:value-type="float">
            <text:p>-0.414104</text:p>
          </table:table-cell>
          <table:table-cell office:value-type="float" office:value="0.682432" calcext:value-type="float">
            <text:p>0.682432</text:p>
          </table:table-cell>
          <table:table-cell table:style-name="ce1" office:value-type="float" office:value="-0.687325" calcext:value-type="float">
            <text:p>-6.87E-01</text:p>
          </table:table-cell>
          <table:table-cell office:value-type="string" calcext:value-type="string">
            <text:p><text:s/></text:p>
          </table:table-cell>
          <table:table-cell office:value-type="float" office:value="0.318988" calcext:value-type="float">
            <text:p>0.318988</text:p>
          </table:table-cell>
          <table:table-cell office:value-type="float" office:value="0.037016" calcext:value-type="float">
            <text:p>0.037016</text:p>
          </table:table-cell>
          <table:table-cell office:value-type="float" office:value="1.01012" calcext:value-type="float">
            <text:p>1.01012</text:p>
          </table:table-cell>
          <table:table-cell office:value-type="string" calcext:value-type="string">
            <text:p><text:s/></text:p>
          </table:table-cell>
          <table:table-cell office:value-type="float" office:value="-1.56347" calcext:value-type="float">
            <text:p>-1.56347</text:p>
          </table:table-cell>
          <table:table-cell office:value-type="float" office:value="-0.999989" calcext:value-type="float">
            <text:p>-0.999989</text:p>
          </table:table-cell>
          <table:table-cell office:value-type="float" office:value="-1.57751" calcext:value-type="float">
            <text:p>-1.5775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288697" calcext:value-type="float">
            <text:p>0.288697</text:p>
          </table:table-cell>
          <table:table-cell office:value-type="float" office:value="-0.495072" calcext:value-type="float">
            <text:p>-0.495072</text:p>
          </table:table-cell>
          <table:table-cell office:value-type="float" office:value="-0.0346168" calcext:value-type="float">
            <text:p>-0.0346168</text:p>
          </table:table-cell>
          <table:table-cell office:value-type="float" office:value="1.42539" calcext:value-type="float">
            <text:p>1.42539</text:p>
          </table:table-cell>
          <table:table-cell office:value-type="float" office:value="-0.414082" calcext:value-type="float">
            <text:p>-0.414082</text:p>
          </table:table-cell>
          <table:table-cell office:value-type="float" office:value="0.682463" calcext:value-type="float">
            <text:p>0.682463</text:p>
          </table:table-cell>
          <table:table-cell table:style-name="ce1" office:value-type="float" office:value="-0.687358" calcext:value-type="float">
            <text:p>-6.87E-01</text:p>
          </table:table-cell>
          <table:table-cell office:value-type="string" calcext:value-type="string">
            <text:p><text:s/></text:p>
          </table:table-cell>
          <table:table-cell office:value-type="float" office:value="0.318991" calcext:value-type="float">
            <text:p>0.318991</text:p>
          </table:table-cell>
          <table:table-cell office:value-type="float" office:value="0.037011" calcext:value-type="float">
            <text:p>0.037011</text:p>
          </table:table-cell>
          <table:table-cell office:value-type="float" office:value="1.01013" calcext:value-type="float">
            <text:p>1.01013</text:p>
          </table:table-cell>
          <table:table-cell office:value-type="string" calcext:value-type="string">
            <text:p><text:s/></text:p>
          </table:table-cell>
          <table:table-cell office:value-type="float" office:value="-1.56343" calcext:value-type="float">
            <text:p>-1.56343</text:p>
          </table:table-cell>
          <table:table-cell office:value-type="float" office:value="-0.999989" calcext:value-type="float">
            <text:p>-0.999989</text:p>
          </table:table-cell>
          <table:table-cell office:value-type="float" office:value="-1.57754" calcext:value-type="float">
            <text:p>-1.5775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288726" calcext:value-type="float">
            <text:p>0.288726</text:p>
          </table:table-cell>
          <table:table-cell office:value-type="float" office:value="-0.495055" calcext:value-type="float">
            <text:p>-0.495055</text:p>
          </table:table-cell>
          <table:table-cell office:value-type="float" office:value="-0.034642" calcext:value-type="float">
            <text:p>-0.034642</text:p>
          </table:table-cell>
          <table:table-cell office:value-type="float" office:value="1.42535" calcext:value-type="float">
            <text:p>1.42535</text:p>
          </table:table-cell>
          <table:table-cell office:value-type="float" office:value="-0.41406" calcext:value-type="float">
            <text:p>-0.41406</text:p>
          </table:table-cell>
          <table:table-cell office:value-type="float" office:value="0.682494" calcext:value-type="float">
            <text:p>0.682494</text:p>
          </table:table-cell>
          <table:table-cell table:style-name="ce1" office:value-type="float" office:value="-0.687392" calcext:value-type="float">
            <text:p>-6.87E-01</text:p>
          </table:table-cell>
          <table:table-cell office:value-type="string" calcext:value-type="string">
            <text:p><text:s/></text:p>
          </table:table-cell>
          <table:table-cell office:value-type="float" office:value="0.318994" calcext:value-type="float">
            <text:p>0.318994</text:p>
          </table:table-cell>
          <table:table-cell office:value-type="float" office:value="0.037006" calcext:value-type="float">
            <text:p>0.037006</text:p>
          </table:table-cell>
          <table:table-cell office:value-type="float" office:value="1.01014" calcext:value-type="float">
            <text:p>1.01014</text:p>
          </table:table-cell>
          <table:table-cell office:value-type="string" calcext:value-type="string">
            <text:p><text:s/></text:p>
          </table:table-cell>
          <table:table-cell office:value-type="float" office:value="-1.5634" calcext:value-type="float">
            <text:p>-1.5634</text:p>
          </table:table-cell>
          <table:table-cell office:value-type="float" office:value="-0.999989" calcext:value-type="float">
            <text:p>-0.999989</text:p>
          </table:table-cell>
          <table:table-cell office:value-type="float" office:value="-1.57757" calcext:value-type="float">
            <text:p>-1.5775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288755" calcext:value-type="float">
            <text:p>0.288755</text:p>
          </table:table-cell>
          <table:table-cell office:value-type="float" office:value="-0.495038" calcext:value-type="float">
            <text:p>-0.495038</text:p>
          </table:table-cell>
          <table:table-cell office:value-type="float" office:value="-0.0346675" calcext:value-type="float">
            <text:p>-0.0346675</text:p>
          </table:table-cell>
          <table:table-cell office:value-type="float" office:value="1.42531" calcext:value-type="float">
            <text:p>1.42531</text:p>
          </table:table-cell>
          <table:table-cell office:value-type="float" office:value="-0.414037" calcext:value-type="float">
            <text:p>-0.414037</text:p>
          </table:table-cell>
          <table:table-cell office:value-type="float" office:value="0.682526" calcext:value-type="float">
            <text:p>0.682526</text:p>
          </table:table-cell>
          <table:table-cell table:style-name="ce1" office:value-type="float" office:value="-0.687426" calcext:value-type="float">
            <text:p>-6.87E-01</text:p>
          </table:table-cell>
          <table:table-cell office:value-type="string" calcext:value-type="string">
            <text:p><text:s/></text:p>
          </table:table-cell>
          <table:table-cell office:value-type="float" office:value="0.318997" calcext:value-type="float">
            <text:p>0.318997</text:p>
          </table:table-cell>
          <table:table-cell office:value-type="float" office:value="0.0370009" calcext:value-type="float">
            <text:p>0.0370009</text:p>
          </table:table-cell>
          <table:table-cell office:value-type="float" office:value="1.01015" calcext:value-type="float">
            <text:p>1.01015</text:p>
          </table:table-cell>
          <table:table-cell office:value-type="string" calcext:value-type="string">
            <text:p><text:s/></text:p>
          </table:table-cell>
          <table:table-cell office:value-type="float" office:value="-1.56336" calcext:value-type="float">
            <text:p>-1.56336</text:p>
          </table:table-cell>
          <table:table-cell office:value-type="float" office:value="-0.999989" calcext:value-type="float">
            <text:p>-0.999989</text:p>
          </table:table-cell>
          <table:table-cell office:value-type="float" office:value="-1.57761" calcext:value-type="float">
            <text:p>-1.5776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288785" calcext:value-type="float">
            <text:p>0.288785</text:p>
          </table:table-cell>
          <table:table-cell office:value-type="float" office:value="-0.49502" calcext:value-type="float">
            <text:p>-0.49502</text:p>
          </table:table-cell>
          <table:table-cell office:value-type="float" office:value="-0.0346931" calcext:value-type="float">
            <text:p>-0.0346931</text:p>
          </table:table-cell>
          <table:table-cell office:value-type="float" office:value="1.42527" calcext:value-type="float">
            <text:p>1.42527</text:p>
          </table:table-cell>
          <table:table-cell office:value-type="float" office:value="-0.414015" calcext:value-type="float">
            <text:p>-0.414015</text:p>
          </table:table-cell>
          <table:table-cell office:value-type="float" office:value="0.682558" calcext:value-type="float">
            <text:p>0.682558</text:p>
          </table:table-cell>
          <table:table-cell table:style-name="ce1" office:value-type="float" office:value="-0.68746" calcext:value-type="float">
            <text:p>-6.87E-01</text:p>
          </table:table-cell>
          <table:table-cell office:value-type="string" calcext:value-type="string">
            <text:p><text:s/></text:p>
          </table:table-cell>
          <table:table-cell office:value-type="float" office:value="0.319" calcext:value-type="float">
            <text:p>0.319</text:p>
          </table:table-cell>
          <table:table-cell office:value-type="float" office:value="0.0369958" calcext:value-type="float">
            <text:p>0.0369958</text:p>
          </table:table-cell>
          <table:table-cell office:value-type="float" office:value="1.01016" calcext:value-type="float">
            <text:p>1.01016</text:p>
          </table:table-cell>
          <table:table-cell office:value-type="string" calcext:value-type="string">
            <text:p><text:s/></text:p>
          </table:table-cell>
          <table:table-cell office:value-type="float" office:value="-1.56332" calcext:value-type="float">
            <text:p>-1.56332</text:p>
          </table:table-cell>
          <table:table-cell office:value-type="float" office:value="-0.999988" calcext:value-type="float">
            <text:p>-0.999988</text:p>
          </table:table-cell>
          <table:table-cell office:value-type="float" office:value="-1.57764" calcext:value-type="float">
            <text:p>-1.5776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288815" calcext:value-type="float">
            <text:p>0.288815</text:p>
          </table:table-cell>
          <table:table-cell office:value-type="float" office:value="-0.495003" calcext:value-type="float">
            <text:p>-0.495003</text:p>
          </table:table-cell>
          <table:table-cell office:value-type="float" office:value="-0.0347189" calcext:value-type="float">
            <text:p>-0.0347189</text:p>
          </table:table-cell>
          <table:table-cell office:value-type="float" office:value="1.42524" calcext:value-type="float">
            <text:p>1.42524</text:p>
          </table:table-cell>
          <table:table-cell office:value-type="float" office:value="-0.413992" calcext:value-type="float">
            <text:p>-0.413992</text:p>
          </table:table-cell>
          <table:table-cell office:value-type="float" office:value="0.68259" calcext:value-type="float">
            <text:p>0.68259</text:p>
          </table:table-cell>
          <table:table-cell table:style-name="ce1" office:value-type="float" office:value="-0.687494" calcext:value-type="float">
            <text:p>-6.87E-01</text:p>
          </table:table-cell>
          <table:table-cell office:value-type="string" calcext:value-type="string">
            <text:p><text:s/></text:p>
          </table:table-cell>
          <table:table-cell office:value-type="float" office:value="0.319003" calcext:value-type="float">
            <text:p>0.319003</text:p>
          </table:table-cell>
          <table:table-cell office:value-type="float" office:value="0.0369906" calcext:value-type="float">
            <text:p>0.0369906</text:p>
          </table:table-cell>
          <table:table-cell office:value-type="float" office:value="1.01017" calcext:value-type="float">
            <text:p>1.01017</text:p>
          </table:table-cell>
          <table:table-cell office:value-type="string" calcext:value-type="string">
            <text:p><text:s/></text:p>
          </table:table-cell>
          <table:table-cell office:value-type="float" office:value="-1.56328" calcext:value-type="float">
            <text:p>-1.56328</text:p>
          </table:table-cell>
          <table:table-cell office:value-type="float" office:value="-0.999988" calcext:value-type="float">
            <text:p>-0.999988</text:p>
          </table:table-cell>
          <table:table-cell office:value-type="float" office:value="-1.57767" calcext:value-type="float">
            <text:p>-1.5776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288845" calcext:value-type="float">
            <text:p>0.288845</text:p>
          </table:table-cell>
          <table:table-cell office:value-type="float" office:value="-0.494985" calcext:value-type="float">
            <text:p>-0.494985</text:p>
          </table:table-cell>
          <table:table-cell office:value-type="float" office:value="-0.0347449" calcext:value-type="float">
            <text:p>-0.0347449</text:p>
          </table:table-cell>
          <table:table-cell office:value-type="float" office:value="1.4252" calcext:value-type="float">
            <text:p>1.4252</text:p>
          </table:table-cell>
          <table:table-cell office:value-type="float" office:value="-0.413969" calcext:value-type="float">
            <text:p>-0.413969</text:p>
          </table:table-cell>
          <table:table-cell office:value-type="float" office:value="0.682622" calcext:value-type="float">
            <text:p>0.682622</text:p>
          </table:table-cell>
          <table:table-cell table:style-name="ce1" office:value-type="float" office:value="-0.687528" calcext:value-type="float">
            <text:p>-6.88E-01</text:p>
          </table:table-cell>
          <table:table-cell office:value-type="string" calcext:value-type="string">
            <text:p><text:s/></text:p>
          </table:table-cell>
          <table:table-cell office:value-type="float" office:value="0.319006" calcext:value-type="float">
            <text:p>0.319006</text:p>
          </table:table-cell>
          <table:table-cell office:value-type="float" office:value="0.0369855" calcext:value-type="float">
            <text:p>0.0369855</text:p>
          </table:table-cell>
          <table:table-cell office:value-type="float" office:value="1.01018" calcext:value-type="float">
            <text:p>1.01018</text:p>
          </table:table-cell>
          <table:table-cell office:value-type="string" calcext:value-type="string">
            <text:p><text:s/></text:p>
          </table:table-cell>
          <table:table-cell office:value-type="float" office:value="-1.56324" calcext:value-type="float">
            <text:p>-1.56324</text:p>
          </table:table-cell>
          <table:table-cell office:value-type="float" office:value="-0.999988" calcext:value-type="float">
            <text:p>-0.999988</text:p>
          </table:table-cell>
          <table:table-cell office:value-type="float" office:value="-1.57771" calcext:value-type="float">
            <text:p>-1.5777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288875" calcext:value-type="float">
            <text:p>0.288875</text:p>
          </table:table-cell>
          <table:table-cell office:value-type="float" office:value="-0.494967" calcext:value-type="float">
            <text:p>-0.494967</text:p>
          </table:table-cell>
          <table:table-cell office:value-type="float" office:value="-0.0347712" calcext:value-type="float">
            <text:p>-0.0347712</text:p>
          </table:table-cell>
          <table:table-cell office:value-type="float" office:value="1.42516" calcext:value-type="float">
            <text:p>1.42516</text:p>
          </table:table-cell>
          <table:table-cell office:value-type="float" office:value="-0.413945" calcext:value-type="float">
            <text:p>-0.413945</text:p>
          </table:table-cell>
          <table:table-cell office:value-type="float" office:value="0.682655" calcext:value-type="float">
            <text:p>0.682655</text:p>
          </table:table-cell>
          <table:table-cell table:style-name="ce1" office:value-type="float" office:value="-0.687563" calcext:value-type="float">
            <text:p>-6.88E-01</text:p>
          </table:table-cell>
          <table:table-cell office:value-type="string" calcext:value-type="string">
            <text:p><text:s/></text:p>
          </table:table-cell>
          <table:table-cell office:value-type="float" office:value="0.319009" calcext:value-type="float">
            <text:p>0.319009</text:p>
          </table:table-cell>
          <table:table-cell office:value-type="float" office:value="0.0369802" calcext:value-type="float">
            <text:p>0.0369802</text:p>
          </table:table-cell>
          <table:table-cell office:value-type="float" office:value="1.01018" calcext:value-type="float">
            <text:p>1.01018</text:p>
          </table:table-cell>
          <table:table-cell office:value-type="string" calcext:value-type="string">
            <text:p><text:s/></text:p>
          </table:table-cell>
          <table:table-cell office:value-type="float" office:value="-1.5632" calcext:value-type="float">
            <text:p>-1.5632</text:p>
          </table:table-cell>
          <table:table-cell office:value-type="float" office:value="-0.999988" calcext:value-type="float">
            <text:p>-0.999988</text:p>
          </table:table-cell>
          <table:table-cell office:value-type="float" office:value="-1.57774" calcext:value-type="float">
            <text:p>-1.5777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288905" calcext:value-type="float">
            <text:p>0.288905</text:p>
          </table:table-cell>
          <table:table-cell office:value-type="float" office:value="-0.494949" calcext:value-type="float">
            <text:p>-0.494949</text:p>
          </table:table-cell>
          <table:table-cell office:value-type="float" office:value="-0.0347976" calcext:value-type="float">
            <text:p>-0.0347976</text:p>
          </table:table-cell>
          <table:table-cell office:value-type="float" office:value="1.42512" calcext:value-type="float">
            <text:p>1.42512</text:p>
          </table:table-cell>
          <table:table-cell office:value-type="float" office:value="-0.413922" calcext:value-type="float">
            <text:p>-0.413922</text:p>
          </table:table-cell>
          <table:table-cell office:value-type="float" office:value="0.682688" calcext:value-type="float">
            <text:p>0.682688</text:p>
          </table:table-cell>
          <table:table-cell table:style-name="ce1" office:value-type="float" office:value="-0.687598" calcext:value-type="float">
            <text:p>-6.88E-01</text:p>
          </table:table-cell>
          <table:table-cell office:value-type="string" calcext:value-type="string">
            <text:p><text:s/></text:p>
          </table:table-cell>
          <table:table-cell office:value-type="float" office:value="0.319012" calcext:value-type="float">
            <text:p>0.319012</text:p>
          </table:table-cell>
          <table:table-cell office:value-type="float" office:value="0.036975" calcext:value-type="float">
            <text:p>0.036975</text:p>
          </table:table-cell>
          <table:table-cell office:value-type="float" office:value="1.01019" calcext:value-type="float">
            <text:p>1.01019</text:p>
          </table:table-cell>
          <table:table-cell office:value-type="string" calcext:value-type="string">
            <text:p><text:s/></text:p>
          </table:table-cell>
          <table:table-cell office:value-type="float" office:value="-1.56316" calcext:value-type="float">
            <text:p>-1.56316</text:p>
          </table:table-cell>
          <table:table-cell office:value-type="float" office:value="-0.999988" calcext:value-type="float">
            <text:p>-0.999988</text:p>
          </table:table-cell>
          <table:table-cell office:value-type="float" office:value="-1.57778" calcext:value-type="float">
            <text:p>-1.5777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288936" calcext:value-type="float">
            <text:p>0.288936</text:p>
          </table:table-cell>
          <table:table-cell office:value-type="float" office:value="-0.49493" calcext:value-type="float">
            <text:p>-0.49493</text:p>
          </table:table-cell>
          <table:table-cell office:value-type="float" office:value="-0.0348242" calcext:value-type="float">
            <text:p>-0.0348242</text:p>
          </table:table-cell>
          <table:table-cell office:value-type="float" office:value="1.42508" calcext:value-type="float">
            <text:p>1.42508</text:p>
          </table:table-cell>
          <table:table-cell office:value-type="float" office:value="-0.413898" calcext:value-type="float">
            <text:p>-0.413898</text:p>
          </table:table-cell>
          <table:table-cell office:value-type="float" office:value="0.682722" calcext:value-type="float">
            <text:p>0.682722</text:p>
          </table:table-cell>
          <table:table-cell table:style-name="ce1" office:value-type="float" office:value="-0.687634" calcext:value-type="float">
            <text:p>-6.88E-01</text:p>
          </table:table-cell>
          <table:table-cell office:value-type="string" calcext:value-type="string">
            <text:p><text:s/></text:p>
          </table:table-cell>
          <table:table-cell office:value-type="float" office:value="0.319015" calcext:value-type="float">
            <text:p>0.319015</text:p>
          </table:table-cell>
          <table:table-cell office:value-type="float" office:value="0.0369697" calcext:value-type="float">
            <text:p>0.0369697</text:p>
          </table:table-cell>
          <table:table-cell office:value-type="float" office:value="1.0102" calcext:value-type="float">
            <text:p>1.0102</text:p>
          </table:table-cell>
          <table:table-cell office:value-type="string" calcext:value-type="string">
            <text:p><text:s/></text:p>
          </table:table-cell>
          <table:table-cell office:value-type="float" office:value="-1.56312" calcext:value-type="float">
            <text:p>-1.56312</text:p>
          </table:table-cell>
          <table:table-cell office:value-type="float" office:value="-0.999988" calcext:value-type="float">
            <text:p>-0.999988</text:p>
          </table:table-cell>
          <table:table-cell office:value-type="float" office:value="-1.57782" calcext:value-type="float">
            <text:p>-1.5778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288967" calcext:value-type="float">
            <text:p>0.288967</text:p>
          </table:table-cell>
          <table:table-cell office:value-type="float" office:value="-0.494912" calcext:value-type="float">
            <text:p>-0.494912</text:p>
          </table:table-cell>
          <table:table-cell office:value-type="float" office:value="-0.0348511" calcext:value-type="float">
            <text:p>-0.0348511</text:p>
          </table:table-cell>
          <table:table-cell office:value-type="float" office:value="1.42504" calcext:value-type="float">
            <text:p>1.42504</text:p>
          </table:table-cell>
          <table:table-cell office:value-type="float" office:value="-0.413874" calcext:value-type="float">
            <text:p>-0.413874</text:p>
          </table:table-cell>
          <table:table-cell office:value-type="float" office:value="0.682756" calcext:value-type="float">
            <text:p>0.682756</text:p>
          </table:table-cell>
          <table:table-cell table:style-name="ce1" office:value-type="float" office:value="-0.687669" calcext:value-type="float">
            <text:p>-6.88E-01</text:p>
          </table:table-cell>
          <table:table-cell office:value-type="string" calcext:value-type="string">
            <text:p><text:s/></text:p>
          </table:table-cell>
          <table:table-cell office:value-type="float" office:value="0.319018" calcext:value-type="float">
            <text:p>0.319018</text:p>
          </table:table-cell>
          <table:table-cell office:value-type="float" office:value="0.0369643" calcext:value-type="float">
            <text:p>0.0369643</text:p>
          </table:table-cell>
          <table:table-cell office:value-type="float" office:value="1.01021" calcext:value-type="float">
            <text:p>1.01021</text:p>
          </table:table-cell>
          <table:table-cell office:value-type="string" calcext:value-type="string">
            <text:p><text:s/></text:p>
          </table:table-cell>
          <table:table-cell office:value-type="float" office:value="-1.56308" calcext:value-type="float">
            <text:p>-1.56308</text:p>
          </table:table-cell>
          <table:table-cell office:value-type="float" office:value="-0.999988" calcext:value-type="float">
            <text:p>-0.999988</text:p>
          </table:table-cell>
          <table:table-cell office:value-type="float" office:value="-1.57785" calcext:value-type="float">
            <text:p>-1.5778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288998" calcext:value-type="float">
            <text:p>0.288998</text:p>
          </table:table-cell>
          <table:table-cell office:value-type="float" office:value="-0.494893" calcext:value-type="float">
            <text:p>-0.494893</text:p>
          </table:table-cell>
          <table:table-cell office:value-type="float" office:value="-0.0348782" calcext:value-type="float">
            <text:p>-0.0348782</text:p>
          </table:table-cell>
          <table:table-cell office:value-type="float" office:value="1.425" calcext:value-type="float">
            <text:p>1.425</text:p>
          </table:table-cell>
          <table:table-cell office:value-type="float" office:value="-0.41385" calcext:value-type="float">
            <text:p>-0.41385</text:p>
          </table:table-cell>
          <table:table-cell office:value-type="float" office:value="0.68279" calcext:value-type="float">
            <text:p>0.68279</text:p>
          </table:table-cell>
          <table:table-cell table:style-name="ce1" office:value-type="float" office:value="-0.687705" calcext:value-type="float">
            <text:p>-6.88E-01</text:p>
          </table:table-cell>
          <table:table-cell office:value-type="string" calcext:value-type="string">
            <text:p><text:s/></text:p>
          </table:table-cell>
          <table:table-cell office:value-type="float" office:value="0.319021" calcext:value-type="float">
            <text:p>0.319021</text:p>
          </table:table-cell>
          <table:table-cell office:value-type="float" office:value="0.036959" calcext:value-type="float">
            <text:p>0.036959</text:p>
          </table:table-cell>
          <table:table-cell office:value-type="float" office:value="1.01022" calcext:value-type="float">
            <text:p>1.01022</text:p>
          </table:table-cell>
          <table:table-cell office:value-type="string" calcext:value-type="string">
            <text:p><text:s/></text:p>
          </table:table-cell>
          <table:table-cell office:value-type="float" office:value="-1.56304" calcext:value-type="float">
            <text:p>-1.56304</text:p>
          </table:table-cell>
          <table:table-cell office:value-type="float" office:value="-0.999988" calcext:value-type="float">
            <text:p>-0.999988</text:p>
          </table:table-cell>
          <table:table-cell office:value-type="float" office:value="-1.57789" calcext:value-type="float">
            <text:p>-1.5778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28903" calcext:value-type="float">
            <text:p>0.28903</text:p>
          </table:table-cell>
          <table:table-cell office:value-type="float" office:value="-0.494874" calcext:value-type="float">
            <text:p>-0.494874</text:p>
          </table:table-cell>
          <table:table-cell office:value-type="float" office:value="-0.0349055" calcext:value-type="float">
            <text:p>-0.0349055</text:p>
          </table:table-cell>
          <table:table-cell office:value-type="float" office:value="1.42496" calcext:value-type="float">
            <text:p>1.42496</text:p>
          </table:table-cell>
          <table:table-cell office:value-type="float" office:value="-0.413826" calcext:value-type="float">
            <text:p>-0.413826</text:p>
          </table:table-cell>
          <table:table-cell office:value-type="float" office:value="0.682824" calcext:value-type="float">
            <text:p>0.682824</text:p>
          </table:table-cell>
          <table:table-cell table:style-name="ce1" office:value-type="float" office:value="-0.687741" calcext:value-type="float">
            <text:p>-6.88E-01</text:p>
          </table:table-cell>
          <table:table-cell office:value-type="string" calcext:value-type="string">
            <text:p><text:s/></text:p>
          </table:table-cell>
          <table:table-cell office:value-type="float" office:value="0.319024" calcext:value-type="float">
            <text:p>0.319024</text:p>
          </table:table-cell>
          <table:table-cell office:value-type="float" office:value="0.0369535" calcext:value-type="float">
            <text:p>0.0369535</text:p>
          </table:table-cell>
          <table:table-cell office:value-type="float" office:value="1.01023" calcext:value-type="float">
            <text:p>1.01023</text:p>
          </table:table-cell>
          <table:table-cell office:value-type="string" calcext:value-type="string">
            <text:p><text:s/></text:p>
          </table:table-cell>
          <table:table-cell office:value-type="float" office:value="-1.56299" calcext:value-type="float">
            <text:p>-1.56299</text:p>
          </table:table-cell>
          <table:table-cell office:value-type="float" office:value="-0.999987" calcext:value-type="float">
            <text:p>-0.999987</text:p>
          </table:table-cell>
          <table:table-cell office:value-type="float" office:value="-1.57792" calcext:value-type="float">
            <text:p>-1.5779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289061" calcext:value-type="float">
            <text:p>0.289061</text:p>
          </table:table-cell>
          <table:table-cell office:value-type="float" office:value="-0.494855" calcext:value-type="float">
            <text:p>-0.494855</text:p>
          </table:table-cell>
          <table:table-cell office:value-type="float" office:value="-0.034933" calcext:value-type="float">
            <text:p>-0.034933</text:p>
          </table:table-cell>
          <table:table-cell office:value-type="float" office:value="1.42492" calcext:value-type="float">
            <text:p>1.42492</text:p>
          </table:table-cell>
          <table:table-cell office:value-type="float" office:value="-0.413801" calcext:value-type="float">
            <text:p>-0.413801</text:p>
          </table:table-cell>
          <table:table-cell office:value-type="float" office:value="0.682859" calcext:value-type="float">
            <text:p>0.682859</text:p>
          </table:table-cell>
          <table:table-cell table:style-name="ce1" office:value-type="float" office:value="-0.687778" calcext:value-type="float">
            <text:p>-6.88E-01</text:p>
          </table:table-cell>
          <table:table-cell office:value-type="string" calcext:value-type="string">
            <text:p><text:s/></text:p>
          </table:table-cell>
          <table:table-cell office:value-type="float" office:value="0.319027" calcext:value-type="float">
            <text:p>0.319027</text:p>
          </table:table-cell>
          <table:table-cell office:value-type="float" office:value="0.0369481" calcext:value-type="float">
            <text:p>0.0369481</text:p>
          </table:table-cell>
          <table:table-cell office:value-type="float" office:value="1.01024" calcext:value-type="float">
            <text:p>1.01024</text:p>
          </table:table-cell>
          <table:table-cell office:value-type="string" calcext:value-type="string">
            <text:p><text:s/></text:p>
          </table:table-cell>
          <table:table-cell office:value-type="float" office:value="-1.56295" calcext:value-type="float">
            <text:p>-1.56295</text:p>
          </table:table-cell>
          <table:table-cell office:value-type="float" office:value="-0.999987" calcext:value-type="float">
            <text:p>-0.999987</text:p>
          </table:table-cell>
          <table:table-cell office:value-type="float" office:value="-1.57796" calcext:value-type="float">
            <text:p>-1.5779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289093" calcext:value-type="float">
            <text:p>0.289093</text:p>
          </table:table-cell>
          <table:table-cell office:value-type="float" office:value="-0.494835" calcext:value-type="float">
            <text:p>-0.494835</text:p>
          </table:table-cell>
          <table:table-cell office:value-type="float" office:value="-0.0349607" calcext:value-type="float">
            <text:p>-0.0349607</text:p>
          </table:table-cell>
          <table:table-cell office:value-type="float" office:value="1.42487" calcext:value-type="float">
            <text:p>1.42487</text:p>
          </table:table-cell>
          <table:table-cell office:value-type="float" office:value="-0.413777" calcext:value-type="float">
            <text:p>-0.413777</text:p>
          </table:table-cell>
          <table:table-cell office:value-type="float" office:value="0.682894" calcext:value-type="float">
            <text:p>0.682894</text:p>
          </table:table-cell>
          <table:table-cell table:style-name="ce1" office:value-type="float" office:value="-0.687815" calcext:value-type="float">
            <text:p>-6.88E-01</text:p>
          </table:table-cell>
          <table:table-cell office:value-type="string" calcext:value-type="string">
            <text:p><text:s/></text:p>
          </table:table-cell>
          <table:table-cell office:value-type="float" office:value="0.319031" calcext:value-type="float">
            <text:p>0.319031</text:p>
          </table:table-cell>
          <table:table-cell office:value-type="float" office:value="0.0369426" calcext:value-type="float">
            <text:p>0.0369426</text:p>
          </table:table-cell>
          <table:table-cell office:value-type="float" office:value="1.01025" calcext:value-type="float">
            <text:p>1.01025</text:p>
          </table:table-cell>
          <table:table-cell office:value-type="string" calcext:value-type="string">
            <text:p><text:s/></text:p>
          </table:table-cell>
          <table:table-cell office:value-type="float" office:value="-1.56291" calcext:value-type="float">
            <text:p>-1.56291</text:p>
          </table:table-cell>
          <table:table-cell office:value-type="float" office:value="-0.999987" calcext:value-type="float">
            <text:p>-0.999987</text:p>
          </table:table-cell>
          <table:table-cell office:value-type="float" office:value="-1.578" calcext:value-type="float">
            <text:p>-1.57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289126" calcext:value-type="float">
            <text:p>0.289126</text:p>
          </table:table-cell>
          <table:table-cell office:value-type="float" office:value="-0.494816" calcext:value-type="float">
            <text:p>-0.494816</text:p>
          </table:table-cell>
          <table:table-cell office:value-type="float" office:value="-0.0349887" calcext:value-type="float">
            <text:p>-0.0349887</text:p>
          </table:table-cell>
          <table:table-cell office:value-type="float" office:value="1.42483" calcext:value-type="float">
            <text:p>1.42483</text:p>
          </table:table-cell>
          <table:table-cell office:value-type="float" office:value="-0.413752" calcext:value-type="float">
            <text:p>-0.413752</text:p>
          </table:table-cell>
          <table:table-cell office:value-type="float" office:value="0.68293" calcext:value-type="float">
            <text:p>0.68293</text:p>
          </table:table-cell>
          <table:table-cell table:style-name="ce1" office:value-type="float" office:value="-0.687852" calcext:value-type="float">
            <text:p>-6.88E-01</text:p>
          </table:table-cell>
          <table:table-cell office:value-type="string" calcext:value-type="string">
            <text:p><text:s/></text:p>
          </table:table-cell>
          <table:table-cell office:value-type="float" office:value="0.319034" calcext:value-type="float">
            <text:p>0.319034</text:p>
          </table:table-cell>
          <table:table-cell office:value-type="float" office:value="0.036937" calcext:value-type="float">
            <text:p>0.036937</text:p>
          </table:table-cell>
          <table:table-cell office:value-type="float" office:value="1.01026" calcext:value-type="float">
            <text:p>1.01026</text:p>
          </table:table-cell>
          <table:table-cell office:value-type="string" calcext:value-type="string">
            <text:p><text:s/></text:p>
          </table:table-cell>
          <table:table-cell office:value-type="float" office:value="-1.56287" calcext:value-type="float">
            <text:p>-1.56287</text:p>
          </table:table-cell>
          <table:table-cell office:value-type="float" office:value="-0.999987" calcext:value-type="float">
            <text:p>-0.999987</text:p>
          </table:table-cell>
          <table:table-cell office:value-type="float" office:value="-1.57804" calcext:value-type="float">
            <text:p>-1.5780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289158" calcext:value-type="float">
            <text:p>0.289158</text:p>
          </table:table-cell>
          <table:table-cell office:value-type="float" office:value="-0.494796" calcext:value-type="float">
            <text:p>-0.494796</text:p>
          </table:table-cell>
          <table:table-cell office:value-type="float" office:value="-0.0350169" calcext:value-type="float">
            <text:p>-0.0350169</text:p>
          </table:table-cell>
          <table:table-cell office:value-type="float" office:value="1.42479" calcext:value-type="float">
            <text:p>1.42479</text:p>
          </table:table-cell>
          <table:table-cell office:value-type="float" office:value="-0.413726" calcext:value-type="float">
            <text:p>-0.413726</text:p>
          </table:table-cell>
          <table:table-cell office:value-type="float" office:value="0.682966" calcext:value-type="float">
            <text:p>0.682966</text:p>
          </table:table-cell>
          <table:table-cell table:style-name="ce1" office:value-type="float" office:value="-0.68789" calcext:value-type="float">
            <text:p>-6.88E-01</text:p>
          </table:table-cell>
          <table:table-cell office:value-type="string" calcext:value-type="string">
            <text:p><text:s/></text:p>
          </table:table-cell>
          <table:table-cell office:value-type="float" office:value="0.319037" calcext:value-type="float">
            <text:p>0.319037</text:p>
          </table:table-cell>
          <table:table-cell office:value-type="float" office:value="0.0369315" calcext:value-type="float">
            <text:p>0.0369315</text:p>
          </table:table-cell>
          <table:table-cell office:value-type="float" office:value="1.01027" calcext:value-type="float">
            <text:p>1.01027</text:p>
          </table:table-cell>
          <table:table-cell office:value-type="string" calcext:value-type="string">
            <text:p><text:s/></text:p>
          </table:table-cell>
          <table:table-cell office:value-type="float" office:value="-1.56282" calcext:value-type="float">
            <text:p>-1.56282</text:p>
          </table:table-cell>
          <table:table-cell office:value-type="float" office:value="-0.999987" calcext:value-type="float">
            <text:p>-0.999987</text:p>
          </table:table-cell>
          <table:table-cell office:value-type="float" office:value="-1.57808" calcext:value-type="float">
            <text:p>-1.5780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289191" calcext:value-type="float">
            <text:p>0.289191</text:p>
          </table:table-cell>
          <table:table-cell office:value-type="float" office:value="-0.494776" calcext:value-type="float">
            <text:p>-0.494776</text:p>
          </table:table-cell>
          <table:table-cell office:value-type="float" office:value="-0.0350454" calcext:value-type="float">
            <text:p>-0.0350454</text:p>
          </table:table-cell>
          <table:table-cell office:value-type="float" office:value="1.42475" calcext:value-type="float">
            <text:p>1.42475</text:p>
          </table:table-cell>
          <table:table-cell office:value-type="float" office:value="-0.413701" calcext:value-type="float">
            <text:p>-0.413701</text:p>
          </table:table-cell>
          <table:table-cell office:value-type="float" office:value="0.683002" calcext:value-type="float">
            <text:p>0.683002</text:p>
          </table:table-cell>
          <table:table-cell table:style-name="ce1" office:value-type="float" office:value="-0.687928" calcext:value-type="float">
            <text:p>-6.88E-01</text:p>
          </table:table-cell>
          <table:table-cell office:value-type="string" calcext:value-type="string">
            <text:p><text:s/></text:p>
          </table:table-cell>
          <table:table-cell office:value-type="float" office:value="0.319041" calcext:value-type="float">
            <text:p>0.319041</text:p>
          </table:table-cell>
          <table:table-cell office:value-type="float" office:value="0.0369258" calcext:value-type="float">
            <text:p>0.0369258</text:p>
          </table:table-cell>
          <table:table-cell office:value-type="float" office:value="1.01028" calcext:value-type="float">
            <text:p>1.01028</text:p>
          </table:table-cell>
          <table:table-cell office:value-type="string" calcext:value-type="string">
            <text:p><text:s/></text:p>
          </table:table-cell>
          <table:table-cell office:value-type="float" office:value="-1.56278" calcext:value-type="float">
            <text:p>-1.56278</text:p>
          </table:table-cell>
          <table:table-cell office:value-type="float" office:value="-0.999987" calcext:value-type="float">
            <text:p>-0.999987</text:p>
          </table:table-cell>
          <table:table-cell office:value-type="float" office:value="-1.57811" calcext:value-type="float">
            <text:p>-1.5781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289224" calcext:value-type="float">
            <text:p>0.289224</text:p>
          </table:table-cell>
          <table:table-cell office:value-type="float" office:value="-0.494755" calcext:value-type="float">
            <text:p>-0.494755</text:p>
          </table:table-cell>
          <table:table-cell office:value-type="float" office:value="-0.035074" calcext:value-type="float">
            <text:p>-0.035074</text:p>
          </table:table-cell>
          <table:table-cell office:value-type="float" office:value="1.4247" calcext:value-type="float">
            <text:p>1.4247</text:p>
          </table:table-cell>
          <table:table-cell office:value-type="float" office:value="-0.413675" calcext:value-type="float">
            <text:p>-0.413675</text:p>
          </table:table-cell>
          <table:table-cell office:value-type="float" office:value="0.683039" calcext:value-type="float">
            <text:p>0.683039</text:p>
          </table:table-cell>
          <table:table-cell table:style-name="ce1" office:value-type="float" office:value="-0.687966" calcext:value-type="float">
            <text:p>-6.88E-01</text:p>
          </table:table-cell>
          <table:table-cell office:value-type="string" calcext:value-type="string">
            <text:p><text:s/></text:p>
          </table:table-cell>
          <table:table-cell office:value-type="float" office:value="0.319044" calcext:value-type="float">
            <text:p>0.319044</text:p>
          </table:table-cell>
          <table:table-cell office:value-type="float" office:value="0.0369202" calcext:value-type="float">
            <text:p>0.0369202</text:p>
          </table:table-cell>
          <table:table-cell office:value-type="float" office:value="1.0103" calcext:value-type="float">
            <text:p>1.0103</text:p>
          </table:table-cell>
          <table:table-cell office:value-type="string" calcext:value-type="string">
            <text:p><text:s/></text:p>
          </table:table-cell>
          <table:table-cell office:value-type="float" office:value="-1.56273" calcext:value-type="float">
            <text:p>-1.56273</text:p>
          </table:table-cell>
          <table:table-cell office:value-type="float" office:value="-0.999987" calcext:value-type="float">
            <text:p>-0.999987</text:p>
          </table:table-cell>
          <table:table-cell office:value-type="float" office:value="-1.57815" calcext:value-type="float">
            <text:p>-1.5781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289258" calcext:value-type="float">
            <text:p>0.289258</text:p>
          </table:table-cell>
          <table:table-cell office:value-type="float" office:value="-0.494735" calcext:value-type="float">
            <text:p>-0.494735</text:p>
          </table:table-cell>
          <table:table-cell office:value-type="float" office:value="-0.035103" calcext:value-type="float">
            <text:p>-0.035103</text:p>
          </table:table-cell>
          <table:table-cell office:value-type="float" office:value="1.42466" calcext:value-type="float">
            <text:p>1.42466</text:p>
          </table:table-cell>
          <table:table-cell office:value-type="float" office:value="-0.41365" calcext:value-type="float">
            <text:p>-0.41365</text:p>
          </table:table-cell>
          <table:table-cell office:value-type="float" office:value="0.683076" calcext:value-type="float">
            <text:p>0.683076</text:p>
          </table:table-cell>
          <table:table-cell table:style-name="ce1" office:value-type="float" office:value="-0.688005" calcext:value-type="float">
            <text:p>-6.88E-01</text:p>
          </table:table-cell>
          <table:table-cell office:value-type="string" calcext:value-type="string">
            <text:p><text:s/></text:p>
          </table:table-cell>
          <table:table-cell office:value-type="float" office:value="0.319047" calcext:value-type="float">
            <text:p>0.319047</text:p>
          </table:table-cell>
          <table:table-cell office:value-type="float" office:value="0.0369145" calcext:value-type="float">
            <text:p>0.0369145</text:p>
          </table:table-cell>
          <table:table-cell office:value-type="float" office:value="1.01031" calcext:value-type="float">
            <text:p>1.01031</text:p>
          </table:table-cell>
          <table:table-cell office:value-type="string" calcext:value-type="string">
            <text:p><text:s/></text:p>
          </table:table-cell>
          <table:table-cell office:value-type="float" office:value="-1.56269" calcext:value-type="float">
            <text:p>-1.56269</text:p>
          </table:table-cell>
          <table:table-cell office:value-type="float" office:value="-0.999986" calcext:value-type="float">
            <text:p>-0.999986</text:p>
          </table:table-cell>
          <table:table-cell office:value-type="float" office:value="-1.57819" calcext:value-type="float">
            <text:p>-1.5781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289292" calcext:value-type="float">
            <text:p>0.289292</text:p>
          </table:table-cell>
          <table:table-cell office:value-type="float" office:value="-0.494714" calcext:value-type="float">
            <text:p>-0.494714</text:p>
          </table:table-cell>
          <table:table-cell office:value-type="float" office:value="-0.0351322" calcext:value-type="float">
            <text:p>-0.0351322</text:p>
          </table:table-cell>
          <table:table-cell office:value-type="float" office:value="1.42461" calcext:value-type="float">
            <text:p>1.42461</text:p>
          </table:table-cell>
          <table:table-cell office:value-type="float" office:value="-0.413623" calcext:value-type="float">
            <text:p>-0.413623</text:p>
          </table:table-cell>
          <table:table-cell office:value-type="float" office:value="0.683114" calcext:value-type="float">
            <text:p>0.683114</text:p>
          </table:table-cell>
          <table:table-cell table:style-name="ce1" office:value-type="float" office:value="-0.688043" calcext:value-type="float">
            <text:p>-6.88E-01</text:p>
          </table:table-cell>
          <table:table-cell office:value-type="string" calcext:value-type="string">
            <text:p><text:s/></text:p>
          </table:table-cell>
          <table:table-cell office:value-type="float" office:value="0.319051" calcext:value-type="float">
            <text:p>0.319051</text:p>
          </table:table-cell>
          <table:table-cell office:value-type="float" office:value="0.0369087" calcext:value-type="float">
            <text:p>0.0369087</text:p>
          </table:table-cell>
          <table:table-cell office:value-type="float" office:value="1.01032" calcext:value-type="float">
            <text:p>1.01032</text:p>
          </table:table-cell>
          <table:table-cell office:value-type="string" calcext:value-type="string">
            <text:p><text:s/></text:p>
          </table:table-cell>
          <table:table-cell office:value-type="float" office:value="-1.56265" calcext:value-type="float">
            <text:p>-1.56265</text:p>
          </table:table-cell>
          <table:table-cell office:value-type="float" office:value="-0.999986" calcext:value-type="float">
            <text:p>-0.999986</text:p>
          </table:table-cell>
          <table:table-cell office:value-type="float" office:value="-1.57823" calcext:value-type="float">
            <text:p>-1.5782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289326" calcext:value-type="float">
            <text:p>0.289326</text:p>
          </table:table-cell>
          <table:table-cell office:value-type="float" office:value="-0.494693" calcext:value-type="float">
            <text:p>-0.494693</text:p>
          </table:table-cell>
          <table:table-cell office:value-type="float" office:value="-0.0351616" calcext:value-type="float">
            <text:p>-0.0351616</text:p>
          </table:table-cell>
          <table:table-cell office:value-type="float" office:value="1.42457" calcext:value-type="float">
            <text:p>1.42457</text:p>
          </table:table-cell>
          <table:table-cell office:value-type="float" office:value="-0.413597" calcext:value-type="float">
            <text:p>-0.413597</text:p>
          </table:table-cell>
          <table:table-cell office:value-type="float" office:value="0.683152" calcext:value-type="float">
            <text:p>0.683152</text:p>
          </table:table-cell>
          <table:table-cell table:style-name="ce1" office:value-type="float" office:value="-0.688083" calcext:value-type="float">
            <text:p>-6.88E-01</text:p>
          </table:table-cell>
          <table:table-cell office:value-type="string" calcext:value-type="string">
            <text:p><text:s/></text:p>
          </table:table-cell>
          <table:table-cell office:value-type="float" office:value="0.319054" calcext:value-type="float">
            <text:p>0.319054</text:p>
          </table:table-cell>
          <table:table-cell office:value-type="float" office:value="0.0369029" calcext:value-type="float">
            <text:p>0.0369029</text:p>
          </table:table-cell>
          <table:table-cell office:value-type="float" office:value="1.01033" calcext:value-type="float">
            <text:p>1.01033</text:p>
          </table:table-cell>
          <table:table-cell office:value-type="string" calcext:value-type="string">
            <text:p><text:s/></text:p>
          </table:table-cell>
          <table:table-cell office:value-type="float" office:value="-1.5626" calcext:value-type="float">
            <text:p>-1.5626</text:p>
          </table:table-cell>
          <table:table-cell office:value-type="float" office:value="-0.999986" calcext:value-type="float">
            <text:p>-0.999986</text:p>
          </table:table-cell>
          <table:table-cell office:value-type="float" office:value="-1.57827" calcext:value-type="float">
            <text:p>-1.5782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28936" calcext:value-type="float">
            <text:p>0.28936</text:p>
          </table:table-cell>
          <table:table-cell office:value-type="float" office:value="-0.494672" calcext:value-type="float">
            <text:p>-0.494672</text:p>
          </table:table-cell>
          <table:table-cell office:value-type="float" office:value="-0.0351913" calcext:value-type="float">
            <text:p>-0.0351913</text:p>
          </table:table-cell>
          <table:table-cell office:value-type="float" office:value="1.42452" calcext:value-type="float">
            <text:p>1.42452</text:p>
          </table:table-cell>
          <table:table-cell office:value-type="float" office:value="-0.413571" calcext:value-type="float">
            <text:p>-0.413571</text:p>
          </table:table-cell>
          <table:table-cell office:value-type="float" office:value="0.68319" calcext:value-type="float">
            <text:p>0.68319</text:p>
          </table:table-cell>
          <table:table-cell table:style-name="ce1" office:value-type="float" office:value="-0.688122" calcext:value-type="float">
            <text:p>-6.88E-01</text:p>
          </table:table-cell>
          <table:table-cell office:value-type="string" calcext:value-type="string">
            <text:p><text:s/></text:p>
          </table:table-cell>
          <table:table-cell office:value-type="float" office:value="0.319058" calcext:value-type="float">
            <text:p>0.319058</text:p>
          </table:table-cell>
          <table:table-cell office:value-type="float" office:value="0.036897" calcext:value-type="float">
            <text:p>0.036897</text:p>
          </table:table-cell>
          <table:table-cell office:value-type="float" office:value="1.01034" calcext:value-type="float">
            <text:p>1.01034</text:p>
          </table:table-cell>
          <table:table-cell office:value-type="string" calcext:value-type="string">
            <text:p><text:s/></text:p>
          </table:table-cell>
          <table:table-cell office:value-type="float" office:value="-1.56255" calcext:value-type="float">
            <text:p>-1.56255</text:p>
          </table:table-cell>
          <table:table-cell office:value-type="float" office:value="-0.999986" calcext:value-type="float">
            <text:p>-0.999986</text:p>
          </table:table-cell>
          <table:table-cell office:value-type="float" office:value="-1.57831" calcext:value-type="float">
            <text:p>-1.5783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289395" calcext:value-type="float">
            <text:p>0.289395</text:p>
          </table:table-cell>
          <table:table-cell office:value-type="float" office:value="-0.494651" calcext:value-type="float">
            <text:p>-0.494651</text:p>
          </table:table-cell>
          <table:table-cell office:value-type="float" office:value="-0.0352213" calcext:value-type="float">
            <text:p>-0.0352213</text:p>
          </table:table-cell>
          <table:table-cell office:value-type="float" office:value="1.42448" calcext:value-type="float">
            <text:p>1.42448</text:p>
          </table:table-cell>
          <table:table-cell office:value-type="float" office:value="-0.413544" calcext:value-type="float">
            <text:p>-0.413544</text:p>
          </table:table-cell>
          <table:table-cell office:value-type="float" office:value="0.683229" calcext:value-type="float">
            <text:p>0.683229</text:p>
          </table:table-cell>
          <table:table-cell table:style-name="ce1" office:value-type="float" office:value="-0.688162" calcext:value-type="float">
            <text:p>-6.88E-01</text:p>
          </table:table-cell>
          <table:table-cell office:value-type="string" calcext:value-type="string">
            <text:p><text:s/></text:p>
          </table:table-cell>
          <table:table-cell office:value-type="float" office:value="0.319062" calcext:value-type="float">
            <text:p>0.319062</text:p>
          </table:table-cell>
          <table:table-cell office:value-type="float" office:value="0.0368911" calcext:value-type="float">
            <text:p>0.0368911</text:p>
          </table:table-cell>
          <table:table-cell office:value-type="float" office:value="1.01035" calcext:value-type="float">
            <text:p>1.01035</text:p>
          </table:table-cell>
          <table:table-cell office:value-type="string" calcext:value-type="string">
            <text:p><text:s/></text:p>
          </table:table-cell>
          <table:table-cell office:value-type="float" office:value="-1.56251" calcext:value-type="float">
            <text:p>-1.56251</text:p>
          </table:table-cell>
          <table:table-cell office:value-type="float" office:value="-0.999986" calcext:value-type="float">
            <text:p>-0.999986</text:p>
          </table:table-cell>
          <table:table-cell office:value-type="float" office:value="-1.57836" calcext:value-type="float">
            <text:p>-1.5783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28943" calcext:value-type="float">
            <text:p>0.28943</text:p>
          </table:table-cell>
          <table:table-cell office:value-type="float" office:value="-0.494629" calcext:value-type="float">
            <text:p>-0.494629</text:p>
          </table:table-cell>
          <table:table-cell office:value-type="float" office:value="-0.0352515" calcext:value-type="float">
            <text:p>-0.0352515</text:p>
          </table:table-cell>
          <table:table-cell office:value-type="float" office:value="1.42443" calcext:value-type="float">
            <text:p>1.42443</text:p>
          </table:table-cell>
          <table:table-cell office:value-type="float" office:value="-0.413517" calcext:value-type="float">
            <text:p>-0.413517</text:p>
          </table:table-cell>
          <table:table-cell office:value-type="float" office:value="0.683268" calcext:value-type="float">
            <text:p>0.683268</text:p>
          </table:table-cell>
          <table:table-cell table:style-name="ce1" office:value-type="float" office:value="-0.688203" calcext:value-type="float">
            <text:p>-6.88E-01</text:p>
          </table:table-cell>
          <table:table-cell office:value-type="string" calcext:value-type="string">
            <text:p><text:s/></text:p>
          </table:table-cell>
          <table:table-cell office:value-type="float" office:value="0.319065" calcext:value-type="float">
            <text:p>0.319065</text:p>
          </table:table-cell>
          <table:table-cell office:value-type="float" office:value="0.0368852" calcext:value-type="float">
            <text:p>0.0368852</text:p>
          </table:table-cell>
          <table:table-cell office:value-type="float" office:value="1.01036" calcext:value-type="float">
            <text:p>1.01036</text:p>
          </table:table-cell>
          <table:table-cell office:value-type="string" calcext:value-type="string">
            <text:p><text:s/></text:p>
          </table:table-cell>
          <table:table-cell office:value-type="float" office:value="-1.56246" calcext:value-type="float">
            <text:p>-1.56246</text:p>
          </table:table-cell>
          <table:table-cell office:value-type="float" office:value="-0.999986" calcext:value-type="float">
            <text:p>-0.999986</text:p>
          </table:table-cell>
          <table:table-cell office:value-type="float" office:value="-1.5784" calcext:value-type="float">
            <text:p>-1.57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289465" calcext:value-type="float">
            <text:p>0.289465</text:p>
          </table:table-cell>
          <table:table-cell office:value-type="float" office:value="-0.494607" calcext:value-type="float">
            <text:p>-0.494607</text:p>
          </table:table-cell>
          <table:table-cell office:value-type="float" office:value="-0.035282" calcext:value-type="float">
            <text:p>-0.035282</text:p>
          </table:table-cell>
          <table:table-cell office:value-type="float" office:value="1.42438" calcext:value-type="float">
            <text:p>1.42438</text:p>
          </table:table-cell>
          <table:table-cell office:value-type="float" office:value="-0.413489" calcext:value-type="float">
            <text:p>-0.413489</text:p>
          </table:table-cell>
          <table:table-cell office:value-type="float" office:value="0.683308" calcext:value-type="float">
            <text:p>0.683308</text:p>
          </table:table-cell>
          <table:table-cell table:style-name="ce1" office:value-type="float" office:value="-0.688244" calcext:value-type="float">
            <text:p>-6.88E-01</text:p>
          </table:table-cell>
          <table:table-cell office:value-type="string" calcext:value-type="string">
            <text:p><text:s/></text:p>
          </table:table-cell>
          <table:table-cell office:value-type="float" office:value="0.319069" calcext:value-type="float">
            <text:p>0.319069</text:p>
          </table:table-cell>
          <table:table-cell office:value-type="float" office:value="0.0368792" calcext:value-type="float">
            <text:p>0.0368792</text:p>
          </table:table-cell>
          <table:table-cell office:value-type="float" office:value="1.01037" calcext:value-type="float">
            <text:p>1.01037</text:p>
          </table:table-cell>
          <table:table-cell office:value-type="string" calcext:value-type="string">
            <text:p><text:s/></text:p>
          </table:table-cell>
          <table:table-cell office:value-type="float" office:value="-1.56241" calcext:value-type="float">
            <text:p>-1.56241</text:p>
          </table:table-cell>
          <table:table-cell office:value-type="float" office:value="-0.999985" calcext:value-type="float">
            <text:p>-0.999985</text:p>
          </table:table-cell>
          <table:table-cell office:value-type="float" office:value="-1.57844" calcext:value-type="float">
            <text:p>-1.5784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289501" calcext:value-type="float">
            <text:p>0.289501</text:p>
          </table:table-cell>
          <table:table-cell office:value-type="float" office:value="-0.494585" calcext:value-type="float">
            <text:p>-0.494585</text:p>
          </table:table-cell>
          <table:table-cell office:value-type="float" office:value="-0.0353128" calcext:value-type="float">
            <text:p>-0.0353128</text:p>
          </table:table-cell>
          <table:table-cell office:value-type="float" office:value="1.42434" calcext:value-type="float">
            <text:p>1.42434</text:p>
          </table:table-cell>
          <table:table-cell office:value-type="float" office:value="-0.413462" calcext:value-type="float">
            <text:p>-0.413462</text:p>
          </table:table-cell>
          <table:table-cell office:value-type="float" office:value="0.683348" calcext:value-type="float">
            <text:p>0.683348</text:p>
          </table:table-cell>
          <table:table-cell table:style-name="ce1" office:value-type="float" office:value="-0.688285" calcext:value-type="float">
            <text:p>-6.88E-01</text:p>
          </table:table-cell>
          <table:table-cell office:value-type="string" calcext:value-type="string">
            <text:p><text:s/></text:p>
          </table:table-cell>
          <table:table-cell office:value-type="float" office:value="0.319073" calcext:value-type="float">
            <text:p>0.319073</text:p>
          </table:table-cell>
          <table:table-cell office:value-type="float" office:value="0.0368731" calcext:value-type="float">
            <text:p>0.0368731</text:p>
          </table:table-cell>
          <table:table-cell office:value-type="float" office:value="1.01038" calcext:value-type="float">
            <text:p>1.01038</text:p>
          </table:table-cell>
          <table:table-cell office:value-type="string" calcext:value-type="string">
            <text:p><text:s/></text:p>
          </table:table-cell>
          <table:table-cell office:value-type="float" office:value="-1.56236" calcext:value-type="float">
            <text:p>-1.56236</text:p>
          </table:table-cell>
          <table:table-cell office:value-type="float" office:value="-0.999985" calcext:value-type="float">
            <text:p>-0.999985</text:p>
          </table:table-cell>
          <table:table-cell office:value-type="float" office:value="-1.57848" calcext:value-type="float">
            <text:p>-1.5784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289537" calcext:value-type="float">
            <text:p>0.289537</text:p>
          </table:table-cell>
          <table:table-cell office:value-type="float" office:value="-0.494562" calcext:value-type="float">
            <text:p>-0.494562</text:p>
          </table:table-cell>
          <table:table-cell office:value-type="float" office:value="-0.0353439" calcext:value-type="float">
            <text:p>-0.0353439</text:p>
          </table:table-cell>
          <table:table-cell office:value-type="float" office:value="1.42429" calcext:value-type="float">
            <text:p>1.42429</text:p>
          </table:table-cell>
          <table:table-cell office:value-type="float" office:value="-0.413434" calcext:value-type="float">
            <text:p>-0.413434</text:p>
          </table:table-cell>
          <table:table-cell office:value-type="float" office:value="0.683388" calcext:value-type="float">
            <text:p>0.683388</text:p>
          </table:table-cell>
          <table:table-cell table:style-name="ce1" office:value-type="float" office:value="-0.688326" calcext:value-type="float">
            <text:p>-6.88E-01</text:p>
          </table:table-cell>
          <table:table-cell office:value-type="string" calcext:value-type="string">
            <text:p><text:s/></text:p>
          </table:table-cell>
          <table:table-cell office:value-type="float" office:value="0.319076" calcext:value-type="float">
            <text:p>0.319076</text:p>
          </table:table-cell>
          <table:table-cell office:value-type="float" office:value="0.036867" calcext:value-type="float">
            <text:p>0.036867</text:p>
          </table:table-cell>
          <table:table-cell office:value-type="float" office:value="1.0104" calcext:value-type="float">
            <text:p>1.0104</text:p>
          </table:table-cell>
          <table:table-cell office:value-type="string" calcext:value-type="string">
            <text:p><text:s/></text:p>
          </table:table-cell>
          <table:table-cell office:value-type="float" office:value="-1.56232" calcext:value-type="float">
            <text:p>-1.56232</text:p>
          </table:table-cell>
          <table:table-cell office:value-type="float" office:value="-0.999985" calcext:value-type="float">
            <text:p>-0.999985</text:p>
          </table:table-cell>
          <table:table-cell office:value-type="float" office:value="-1.57853" calcext:value-type="float">
            <text:p>-1.5785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289573" calcext:value-type="float">
            <text:p>0.289573</text:p>
          </table:table-cell>
          <table:table-cell office:value-type="float" office:value="-0.49454" calcext:value-type="float">
            <text:p>-0.49454</text:p>
          </table:table-cell>
          <table:table-cell office:value-type="float" office:value="-0.0353752" calcext:value-type="float">
            <text:p>-0.0353752</text:p>
          </table:table-cell>
          <table:table-cell office:value-type="float" office:value="1.42424" calcext:value-type="float">
            <text:p>1.42424</text:p>
          </table:table-cell>
          <table:table-cell office:value-type="float" office:value="-0.413406" calcext:value-type="float">
            <text:p>-0.413406</text:p>
          </table:table-cell>
          <table:table-cell office:value-type="float" office:value="0.683429" calcext:value-type="float">
            <text:p>0.683429</text:p>
          </table:table-cell>
          <table:table-cell table:style-name="ce1" office:value-type="float" office:value="-0.688368" calcext:value-type="float">
            <text:p>-6.88E-01</text:p>
          </table:table-cell>
          <table:table-cell office:value-type="string" calcext:value-type="string">
            <text:p><text:s/></text:p>
          </table:table-cell>
          <table:table-cell office:value-type="float" office:value="0.31908" calcext:value-type="float">
            <text:p>0.31908</text:p>
          </table:table-cell>
          <table:table-cell office:value-type="float" office:value="0.0368608" calcext:value-type="float">
            <text:p>0.0368608</text:p>
          </table:table-cell>
          <table:table-cell office:value-type="float" office:value="1.01041" calcext:value-type="float">
            <text:p>1.01041</text:p>
          </table:table-cell>
          <table:table-cell office:value-type="string" calcext:value-type="string">
            <text:p><text:s/></text:p>
          </table:table-cell>
          <table:table-cell office:value-type="float" office:value="-1.56227" calcext:value-type="float">
            <text:p>-1.56227</text:p>
          </table:table-cell>
          <table:table-cell office:value-type="float" office:value="-0.999985" calcext:value-type="float">
            <text:p>-0.999985</text:p>
          </table:table-cell>
          <table:table-cell office:value-type="float" office:value="-1.57857" calcext:value-type="float">
            <text:p>-1.5785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289609" calcext:value-type="float">
            <text:p>0.289609</text:p>
          </table:table-cell>
          <table:table-cell office:value-type="float" office:value="-0.494517" calcext:value-type="float">
            <text:p>-0.494517</text:p>
          </table:table-cell>
          <table:table-cell office:value-type="float" office:value="-0.0354069" calcext:value-type="float">
            <text:p>-0.0354069</text:p>
          </table:table-cell>
          <table:table-cell office:value-type="float" office:value="1.42419" calcext:value-type="float">
            <text:p>1.42419</text:p>
          </table:table-cell>
          <table:table-cell office:value-type="float" office:value="-0.413377" calcext:value-type="float">
            <text:p>-0.413377</text:p>
          </table:table-cell>
          <table:table-cell office:value-type="float" office:value="0.683471" calcext:value-type="float">
            <text:p>0.683471</text:p>
          </table:table-cell>
          <table:table-cell table:style-name="ce1" office:value-type="float" office:value="-0.688411" calcext:value-type="float">
            <text:p>-6.88E-01</text:p>
          </table:table-cell>
          <table:table-cell office:value-type="string" calcext:value-type="string">
            <text:p><text:s/></text:p>
          </table:table-cell>
          <table:table-cell office:value-type="float" office:value="0.319084" calcext:value-type="float">
            <text:p>0.319084</text:p>
          </table:table-cell>
          <table:table-cell office:value-type="float" office:value="0.0368546" calcext:value-type="float">
            <text:p>0.0368546</text:p>
          </table:table-cell>
          <table:table-cell office:value-type="float" office:value="1.01042" calcext:value-type="float">
            <text:p>1.01042</text:p>
          </table:table-cell>
          <table:table-cell office:value-type="string" calcext:value-type="string">
            <text:p><text:s/></text:p>
          </table:table-cell>
          <table:table-cell office:value-type="float" office:value="-1.56222" calcext:value-type="float">
            <text:p>-1.56222</text:p>
          </table:table-cell>
          <table:table-cell office:value-type="float" office:value="-0.999985" calcext:value-type="float">
            <text:p>-0.999985</text:p>
          </table:table-cell>
          <table:table-cell office:value-type="float" office:value="-1.57861" calcext:value-type="float">
            <text:p>-1.5786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289646" calcext:value-type="float">
            <text:p>0.289646</text:p>
          </table:table-cell>
          <table:table-cell office:value-type="float" office:value="-0.494493" calcext:value-type="float">
            <text:p>-0.494493</text:p>
          </table:table-cell>
          <table:table-cell office:value-type="float" office:value="-0.0354388" calcext:value-type="float">
            <text:p>-0.0354388</text:p>
          </table:table-cell>
          <table:table-cell office:value-type="float" office:value="1.42414" calcext:value-type="float">
            <text:p>1.42414</text:p>
          </table:table-cell>
          <table:table-cell office:value-type="float" office:value="-0.413349" calcext:value-type="float">
            <text:p>-0.413349</text:p>
          </table:table-cell>
          <table:table-cell office:value-type="float" office:value="0.683513" calcext:value-type="float">
            <text:p>0.683513</text:p>
          </table:table-cell>
          <table:table-cell table:style-name="ce1" office:value-type="float" office:value="-0.688453" calcext:value-type="float">
            <text:p>-6.88E-01</text:p>
          </table:table-cell>
          <table:table-cell office:value-type="string" calcext:value-type="string">
            <text:p><text:s/></text:p>
          </table:table-cell>
          <table:table-cell office:value-type="float" office:value="0.319088" calcext:value-type="float">
            <text:p>0.319088</text:p>
          </table:table-cell>
          <table:table-cell office:value-type="float" office:value="0.0368484" calcext:value-type="float">
            <text:p>0.0368484</text:p>
          </table:table-cell>
          <table:table-cell office:value-type="float" office:value="1.01043" calcext:value-type="float">
            <text:p>1.01043</text:p>
          </table:table-cell>
          <table:table-cell office:value-type="string" calcext:value-type="string">
            <text:p><text:s/></text:p>
          </table:table-cell>
          <table:table-cell office:value-type="float" office:value="-1.56217" calcext:value-type="float">
            <text:p>-1.56217</text:p>
          </table:table-cell>
          <table:table-cell office:value-type="float" office:value="-0.999985" calcext:value-type="float">
            <text:p>-0.999985</text:p>
          </table:table-cell>
          <table:table-cell office:value-type="float" office:value="-1.57866" calcext:value-type="float">
            <text:p>-1.5786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289684" calcext:value-type="float">
            <text:p>0.289684</text:p>
          </table:table-cell>
          <table:table-cell office:value-type="float" office:value="-0.49447" calcext:value-type="float">
            <text:p>-0.49447</text:p>
          </table:table-cell>
          <table:table-cell office:value-type="float" office:value="-0.035471" calcext:value-type="float">
            <text:p>-0.035471</text:p>
          </table:table-cell>
          <table:table-cell office:value-type="float" office:value="1.42409" calcext:value-type="float">
            <text:p>1.42409</text:p>
          </table:table-cell>
          <table:table-cell office:value-type="float" office:value="-0.41332" calcext:value-type="float">
            <text:p>-0.41332</text:p>
          </table:table-cell>
          <table:table-cell office:value-type="float" office:value="0.683555" calcext:value-type="float">
            <text:p>0.683555</text:p>
          </table:table-cell>
          <table:table-cell table:style-name="ce1" office:value-type="float" office:value="-0.688497" calcext:value-type="float">
            <text:p>-6.88E-01</text:p>
          </table:table-cell>
          <table:table-cell office:value-type="string" calcext:value-type="string">
            <text:p><text:s/></text:p>
          </table:table-cell>
          <table:table-cell office:value-type="float" office:value="0.319092" calcext:value-type="float">
            <text:p>0.319092</text:p>
          </table:table-cell>
          <table:table-cell office:value-type="float" office:value="0.036842" calcext:value-type="float">
            <text:p>0.036842</text:p>
          </table:table-cell>
          <table:table-cell office:value-type="float" office:value="1.01044" calcext:value-type="float">
            <text:p>1.01044</text:p>
          </table:table-cell>
          <table:table-cell office:value-type="string" calcext:value-type="string">
            <text:p><text:s/></text:p>
          </table:table-cell>
          <table:table-cell office:value-type="float" office:value="-1.56212" calcext:value-type="float">
            <text:p>-1.56212</text:p>
          </table:table-cell>
          <table:table-cell office:value-type="float" office:value="-0.999984" calcext:value-type="float">
            <text:p>-0.999984</text:p>
          </table:table-cell>
          <table:table-cell office:value-type="float" office:value="-1.5787" calcext:value-type="float">
            <text:p>-1.578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289722" calcext:value-type="float">
            <text:p>0.289722</text:p>
          </table:table-cell>
          <table:table-cell office:value-type="float" office:value="-0.494446" calcext:value-type="float">
            <text:p>-0.494446</text:p>
          </table:table-cell>
          <table:table-cell office:value-type="float" office:value="-0.0355036" calcext:value-type="float">
            <text:p>-0.0355036</text:p>
          </table:table-cell>
          <table:table-cell office:value-type="float" office:value="1.42404" calcext:value-type="float">
            <text:p>1.42404</text:p>
          </table:table-cell>
          <table:table-cell office:value-type="float" office:value="-0.41329" calcext:value-type="float">
            <text:p>-0.41329</text:p>
          </table:table-cell>
          <table:table-cell office:value-type="float" office:value="0.683598" calcext:value-type="float">
            <text:p>0.683598</text:p>
          </table:table-cell>
          <table:table-cell table:style-name="ce1" office:value-type="float" office:value="-0.68854" calcext:value-type="float">
            <text:p>-6.89E-01</text:p>
          </table:table-cell>
          <table:table-cell office:value-type="string" calcext:value-type="string">
            <text:p><text:s/></text:p>
          </table:table-cell>
          <table:table-cell office:value-type="float" office:value="0.319096" calcext:value-type="float">
            <text:p>0.319096</text:p>
          </table:table-cell>
          <table:table-cell office:value-type="float" office:value="0.0368357" calcext:value-type="float">
            <text:p>0.0368357</text:p>
          </table:table-cell>
          <table:table-cell office:value-type="float" office:value="1.01046" calcext:value-type="float">
            <text:p>1.01046</text:p>
          </table:table-cell>
          <table:table-cell office:value-type="string" calcext:value-type="string">
            <text:p><text:s/></text:p>
          </table:table-cell>
          <table:table-cell office:value-type="float" office:value="-1.56207" calcext:value-type="float">
            <text:p>-1.56207</text:p>
          </table:table-cell>
          <table:table-cell office:value-type="float" office:value="-0.999984" calcext:value-type="float">
            <text:p>-0.999984</text:p>
          </table:table-cell>
          <table:table-cell office:value-type="float" office:value="-1.57875" calcext:value-type="float">
            <text:p>-1.5787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28976" calcext:value-type="float">
            <text:p>0.28976</text:p>
          </table:table-cell>
          <table:table-cell office:value-type="float" office:value="-0.494422" calcext:value-type="float">
            <text:p>-0.494422</text:p>
          </table:table-cell>
          <table:table-cell office:value-type="float" office:value="-0.0355365" calcext:value-type="float">
            <text:p>-0.0355365</text:p>
          </table:table-cell>
          <table:table-cell office:value-type="float" office:value="1.42399" calcext:value-type="float">
            <text:p>1.42399</text:p>
          </table:table-cell>
          <table:table-cell office:value-type="float" office:value="-0.413261" calcext:value-type="float">
            <text:p>-0.413261</text:p>
          </table:table-cell>
          <table:table-cell office:value-type="float" office:value="0.683641" calcext:value-type="float">
            <text:p>0.683641</text:p>
          </table:table-cell>
          <table:table-cell table:style-name="ce1" office:value-type="float" office:value="-0.688584" calcext:value-type="float">
            <text:p>-6.89E-01</text:p>
          </table:table-cell>
          <table:table-cell office:value-type="string" calcext:value-type="string">
            <text:p><text:s/></text:p>
          </table:table-cell>
          <table:table-cell office:value-type="float" office:value="0.3191" calcext:value-type="float">
            <text:p>0.3191</text:p>
          </table:table-cell>
          <table:table-cell office:value-type="float" office:value="0.0368292" calcext:value-type="float">
            <text:p>0.0368292</text:p>
          </table:table-cell>
          <table:table-cell office:value-type="float" office:value="1.01047" calcext:value-type="float">
            <text:p>1.01047</text:p>
          </table:table-cell>
          <table:table-cell office:value-type="string" calcext:value-type="string">
            <text:p><text:s/></text:p>
          </table:table-cell>
          <table:table-cell office:value-type="float" office:value="-1.56201" calcext:value-type="float">
            <text:p>-1.56201</text:p>
          </table:table-cell>
          <table:table-cell office:value-type="float" office:value="-0.999984" calcext:value-type="float">
            <text:p>-0.999984</text:p>
          </table:table-cell>
          <table:table-cell office:value-type="float" office:value="-1.57879" calcext:value-type="float">
            <text:p>-1.5787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289798" calcext:value-type="float">
            <text:p>0.289798</text:p>
          </table:table-cell>
          <table:table-cell office:value-type="float" office:value="-0.494398" calcext:value-type="float">
            <text:p>-0.494398</text:p>
          </table:table-cell>
          <table:table-cell office:value-type="float" office:value="-0.0355696" calcext:value-type="float">
            <text:p>-0.0355696</text:p>
          </table:table-cell>
          <table:table-cell office:value-type="float" office:value="1.42394" calcext:value-type="float">
            <text:p>1.42394</text:p>
          </table:table-cell>
          <table:table-cell office:value-type="float" office:value="-0.413231" calcext:value-type="float">
            <text:p>-0.413231</text:p>
          </table:table-cell>
          <table:table-cell office:value-type="float" office:value="0.683685" calcext:value-type="float">
            <text:p>0.683685</text:p>
          </table:table-cell>
          <table:table-cell table:style-name="ce1" office:value-type="float" office:value="-0.688629" calcext:value-type="float">
            <text:p>-6.89E-01</text:p>
          </table:table-cell>
          <table:table-cell office:value-type="string" calcext:value-type="string">
            <text:p><text:s/></text:p>
          </table:table-cell>
          <table:table-cell office:value-type="float" office:value="0.319104" calcext:value-type="float">
            <text:p>0.319104</text:p>
          </table:table-cell>
          <table:table-cell office:value-type="float" office:value="0.0368227" calcext:value-type="float">
            <text:p>0.0368227</text:p>
          </table:table-cell>
          <table:table-cell office:value-type="float" office:value="1.01048" calcext:value-type="float">
            <text:p>1.01048</text:p>
          </table:table-cell>
          <table:table-cell office:value-type="string" calcext:value-type="string">
            <text:p><text:s/></text:p>
          </table:table-cell>
          <table:table-cell office:value-type="float" office:value="-1.56196" calcext:value-type="float">
            <text:p>-1.56196</text:p>
          </table:table-cell>
          <table:table-cell office:value-type="float" office:value="-0.999984" calcext:value-type="float">
            <text:p>-0.999984</text:p>
          </table:table-cell>
          <table:table-cell office:value-type="float" office:value="-1.57884" calcext:value-type="float">
            <text:p>-1.578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289837" calcext:value-type="float">
            <text:p>0.289837</text:p>
          </table:table-cell>
          <table:table-cell office:value-type="float" office:value="-0.494373" calcext:value-type="float">
            <text:p>-0.494373</text:p>
          </table:table-cell>
          <table:table-cell office:value-type="float" office:value="-0.0356031" calcext:value-type="float">
            <text:p>-0.0356031</text:p>
          </table:table-cell>
          <table:table-cell office:value-type="float" office:value="1.42389" calcext:value-type="float">
            <text:p>1.42389</text:p>
          </table:table-cell>
          <table:table-cell office:value-type="float" office:value="-0.413201" calcext:value-type="float">
            <text:p>-0.413201</text:p>
          </table:table-cell>
          <table:table-cell office:value-type="float" office:value="0.683729" calcext:value-type="float">
            <text:p>0.683729</text:p>
          </table:table-cell>
          <table:table-cell table:style-name="ce1" office:value-type="float" office:value="-0.688674" calcext:value-type="float">
            <text:p>-6.89E-01</text:p>
          </table:table-cell>
          <table:table-cell office:value-type="string" calcext:value-type="string">
            <text:p><text:s/></text:p>
          </table:table-cell>
          <table:table-cell office:value-type="float" office:value="0.319108" calcext:value-type="float">
            <text:p>0.319108</text:p>
          </table:table-cell>
          <table:table-cell office:value-type="float" office:value="0.0368162" calcext:value-type="float">
            <text:p>0.0368162</text:p>
          </table:table-cell>
          <table:table-cell office:value-type="float" office:value="1.01049" calcext:value-type="float">
            <text:p>1.01049</text:p>
          </table:table-cell>
          <table:table-cell office:value-type="string" calcext:value-type="string">
            <text:p><text:s/></text:p>
          </table:table-cell>
          <table:table-cell office:value-type="float" office:value="-1.56191" calcext:value-type="float">
            <text:p>-1.56191</text:p>
          </table:table-cell>
          <table:table-cell office:value-type="float" office:value="-0.999984" calcext:value-type="float">
            <text:p>-0.999984</text:p>
          </table:table-cell>
          <table:table-cell office:value-type="float" office:value="-1.57889" calcext:value-type="float">
            <text:p>-1.5788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289876" calcext:value-type="float">
            <text:p>0.289876</text:p>
          </table:table-cell>
          <table:table-cell office:value-type="float" office:value="-0.494348" calcext:value-type="float">
            <text:p>-0.494348</text:p>
          </table:table-cell>
          <table:table-cell office:value-type="float" office:value="-0.035637" calcext:value-type="float">
            <text:p>-0.035637</text:p>
          </table:table-cell>
          <table:table-cell office:value-type="float" office:value="1.42383" calcext:value-type="float">
            <text:p>1.42383</text:p>
          </table:table-cell>
          <table:table-cell office:value-type="float" office:value="-0.41317" calcext:value-type="float">
            <text:p>-0.41317</text:p>
          </table:table-cell>
          <table:table-cell office:value-type="float" office:value="0.683774" calcext:value-type="float">
            <text:p>0.683774</text:p>
          </table:table-cell>
          <table:table-cell table:style-name="ce1" office:value-type="float" office:value="-0.688719" calcext:value-type="float">
            <text:p>-6.89E-01</text:p>
          </table:table-cell>
          <table:table-cell office:value-type="string" calcext:value-type="string">
            <text:p><text:s/></text:p>
          </table:table-cell>
          <table:table-cell office:value-type="float" office:value="0.319112" calcext:value-type="float">
            <text:p>0.319112</text:p>
          </table:table-cell>
          <table:table-cell office:value-type="float" office:value="0.0368096" calcext:value-type="float">
            <text:p>0.0368096</text:p>
          </table:table-cell>
          <table:table-cell office:value-type="float" office:value="1.01051" calcext:value-type="float">
            <text:p>1.01051</text:p>
          </table:table-cell>
          <table:table-cell office:value-type="string" calcext:value-type="string">
            <text:p><text:s/></text:p>
          </table:table-cell>
          <table:table-cell office:value-type="float" office:value="-1.56186" calcext:value-type="float">
            <text:p>-1.56186</text:p>
          </table:table-cell>
          <table:table-cell office:value-type="float" office:value="-0.999983" calcext:value-type="float">
            <text:p>-0.999983</text:p>
          </table:table-cell>
          <table:table-cell office:value-type="float" office:value="-1.57894" calcext:value-type="float">
            <text:p>-1.5789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289916" calcext:value-type="float">
            <text:p>0.289916</text:p>
          </table:table-cell>
          <table:table-cell office:value-type="float" office:value="-0.494323" calcext:value-type="float">
            <text:p>-0.494323</text:p>
          </table:table-cell>
          <table:table-cell office:value-type="float" office:value="-0.0356712" calcext:value-type="float">
            <text:p>-0.0356712</text:p>
          </table:table-cell>
          <table:table-cell office:value-type="float" office:value="1.42378" calcext:value-type="float">
            <text:p>1.42378</text:p>
          </table:table-cell>
          <table:table-cell office:value-type="float" office:value="-0.413139" calcext:value-type="float">
            <text:p>-0.413139</text:p>
          </table:table-cell>
          <table:table-cell office:value-type="float" office:value="0.68382" calcext:value-type="float">
            <text:p>0.68382</text:p>
          </table:table-cell>
          <table:table-cell table:style-name="ce1" office:value-type="float" office:value="-0.688765" calcext:value-type="float">
            <text:p>-6.89E-01</text:p>
          </table:table-cell>
          <table:table-cell office:value-type="string" calcext:value-type="string">
            <text:p><text:s/></text:p>
          </table:table-cell>
          <table:table-cell office:value-type="float" office:value="0.319116" calcext:value-type="float">
            <text:p>0.319116</text:p>
          </table:table-cell>
          <table:table-cell office:value-type="float" office:value="0.0368029" calcext:value-type="float">
            <text:p>0.0368029</text:p>
          </table:table-cell>
          <table:table-cell office:value-type="float" office:value="1.01052" calcext:value-type="float">
            <text:p>1.01052</text:p>
          </table:table-cell>
          <table:table-cell office:value-type="string" calcext:value-type="string">
            <text:p><text:s/></text:p>
          </table:table-cell>
          <table:table-cell office:value-type="float" office:value="-1.5618" calcext:value-type="float">
            <text:p>-1.5618</text:p>
          </table:table-cell>
          <table:table-cell office:value-type="float" office:value="-0.999983" calcext:value-type="float">
            <text:p>-0.999983</text:p>
          </table:table-cell>
          <table:table-cell office:value-type="float" office:value="-1.57898" calcext:value-type="float">
            <text:p>-1.5789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289956" calcext:value-type="float">
            <text:p>0.289956</text:p>
          </table:table-cell>
          <table:table-cell office:value-type="float" office:value="-0.494297" calcext:value-type="float">
            <text:p>-0.494297</text:p>
          </table:table-cell>
          <table:table-cell office:value-type="float" office:value="-0.0357057" calcext:value-type="float">
            <text:p>-0.0357057</text:p>
          </table:table-cell>
          <table:table-cell office:value-type="float" office:value="1.42372" calcext:value-type="float">
            <text:p>1.42372</text:p>
          </table:table-cell>
          <table:table-cell office:value-type="float" office:value="-0.413108" calcext:value-type="float">
            <text:p>-0.413108</text:p>
          </table:table-cell>
          <table:table-cell office:value-type="float" office:value="0.683866" calcext:value-type="float">
            <text:p>0.683866</text:p>
          </table:table-cell>
          <table:table-cell table:style-name="ce1" office:value-type="float" office:value="-0.688811" calcext:value-type="float">
            <text:p>-6.89E-01</text:p>
          </table:table-cell>
          <table:table-cell office:value-type="string" calcext:value-type="string">
            <text:p><text:s/></text:p>
          </table:table-cell>
          <table:table-cell office:value-type="float" office:value="0.319121" calcext:value-type="float">
            <text:p>0.319121</text:p>
          </table:table-cell>
          <table:table-cell office:value-type="float" office:value="0.0367961" calcext:value-type="float">
            <text:p>0.0367961</text:p>
          </table:table-cell>
          <table:table-cell office:value-type="float" office:value="1.01053" calcext:value-type="float">
            <text:p>1.01053</text:p>
          </table:table-cell>
          <table:table-cell office:value-type="string" calcext:value-type="string">
            <text:p><text:s/></text:p>
          </table:table-cell>
          <table:table-cell office:value-type="float" office:value="-1.56175" calcext:value-type="float">
            <text:p>-1.56175</text:p>
          </table:table-cell>
          <table:table-cell office:value-type="float" office:value="-0.999983" calcext:value-type="float">
            <text:p>-0.999983</text:p>
          </table:table-cell>
          <table:table-cell office:value-type="float" office:value="-1.57903" calcext:value-type="float">
            <text:p>-1.5790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289996" calcext:value-type="float">
            <text:p>0.289996</text:p>
          </table:table-cell>
          <table:table-cell office:value-type="float" office:value="-0.494272" calcext:value-type="float">
            <text:p>-0.494272</text:p>
          </table:table-cell>
          <table:table-cell office:value-type="float" office:value="-0.0357405" calcext:value-type="float">
            <text:p>-0.0357405</text:p>
          </table:table-cell>
          <table:table-cell office:value-type="float" office:value="1.42367" calcext:value-type="float">
            <text:p>1.42367</text:p>
          </table:table-cell>
          <table:table-cell office:value-type="float" office:value="-0.413077" calcext:value-type="float">
            <text:p>-0.413077</text:p>
          </table:table-cell>
          <table:table-cell office:value-type="float" office:value="0.683912" calcext:value-type="float">
            <text:p>0.683912</text:p>
          </table:table-cell>
          <table:table-cell table:style-name="ce1" office:value-type="float" office:value="-0.688858" calcext:value-type="float">
            <text:p>-6.89E-01</text:p>
          </table:table-cell>
          <table:table-cell office:value-type="string" calcext:value-type="string">
            <text:p><text:s/></text:p>
          </table:table-cell>
          <table:table-cell office:value-type="float" office:value="0.319125" calcext:value-type="float">
            <text:p>0.319125</text:p>
          </table:table-cell>
          <table:table-cell office:value-type="float" office:value="0.0367893" calcext:value-type="float">
            <text:p>0.0367893</text:p>
          </table:table-cell>
          <table:table-cell office:value-type="float" office:value="1.01055" calcext:value-type="float">
            <text:p>1.01055</text:p>
          </table:table-cell>
          <table:table-cell office:value-type="string" calcext:value-type="string">
            <text:p><text:s/></text:p>
          </table:table-cell>
          <table:table-cell office:value-type="float" office:value="-1.56169" calcext:value-type="float">
            <text:p>-1.56169</text:p>
          </table:table-cell>
          <table:table-cell office:value-type="float" office:value="-0.999983" calcext:value-type="float">
            <text:p>-0.999983</text:p>
          </table:table-cell>
          <table:table-cell office:value-type="float" office:value="-1.57908" calcext:value-type="float">
            <text:p>-1.5790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290037" calcext:value-type="float">
            <text:p>0.290037</text:p>
          </table:table-cell>
          <table:table-cell office:value-type="float" office:value="-0.494245" calcext:value-type="float">
            <text:p>-0.494245</text:p>
          </table:table-cell>
          <table:table-cell office:value-type="float" office:value="-0.0357758" calcext:value-type="float">
            <text:p>-0.0357758</text:p>
          </table:table-cell>
          <table:table-cell office:value-type="float" office:value="1.42361" calcext:value-type="float">
            <text:p>1.42361</text:p>
          </table:table-cell>
          <table:table-cell office:value-type="float" office:value="-0.413045" calcext:value-type="float">
            <text:p>-0.413045</text:p>
          </table:table-cell>
          <table:table-cell office:value-type="float" office:value="0.683959" calcext:value-type="float">
            <text:p>0.683959</text:p>
          </table:table-cell>
          <table:table-cell table:style-name="ce1" office:value-type="float" office:value="-0.688905" calcext:value-type="float">
            <text:p>-6.89E-01</text:p>
          </table:table-cell>
          <table:table-cell office:value-type="string" calcext:value-type="string">
            <text:p><text:s/></text:p>
          </table:table-cell>
          <table:table-cell office:value-type="float" office:value="0.319129" calcext:value-type="float">
            <text:p>0.319129</text:p>
          </table:table-cell>
          <table:table-cell office:value-type="float" office:value="0.0367825" calcext:value-type="float">
            <text:p>0.0367825</text:p>
          </table:table-cell>
          <table:table-cell office:value-type="float" office:value="1.01056" calcext:value-type="float">
            <text:p>1.01056</text:p>
          </table:table-cell>
          <table:table-cell office:value-type="string" calcext:value-type="string">
            <text:p><text:s/></text:p>
          </table:table-cell>
          <table:table-cell office:value-type="float" office:value="-1.56164" calcext:value-type="float">
            <text:p>-1.56164</text:p>
          </table:table-cell>
          <table:table-cell office:value-type="float" office:value="-0.999983" calcext:value-type="float">
            <text:p>-0.999983</text:p>
          </table:table-cell>
          <table:table-cell office:value-type="float" office:value="-1.57913" calcext:value-type="float">
            <text:p>-1.5791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290079" calcext:value-type="float">
            <text:p>0.290079</text:p>
          </table:table-cell>
          <table:table-cell office:value-type="float" office:value="-0.494219" calcext:value-type="float">
            <text:p>-0.494219</text:p>
          </table:table-cell>
          <table:table-cell office:value-type="float" office:value="-0.0358114" calcext:value-type="float">
            <text:p>-0.0358114</text:p>
          </table:table-cell>
          <table:table-cell office:value-type="float" office:value="1.42356" calcext:value-type="float">
            <text:p>1.42356</text:p>
          </table:table-cell>
          <table:table-cell office:value-type="float" office:value="-0.413013" calcext:value-type="float">
            <text:p>-0.413013</text:p>
          </table:table-cell>
          <table:table-cell office:value-type="float" office:value="0.684007" calcext:value-type="float">
            <text:p>0.684007</text:p>
          </table:table-cell>
          <table:table-cell table:style-name="ce1" office:value-type="float" office:value="-0.688953" calcext:value-type="float">
            <text:p>-6.89E-01</text:p>
          </table:table-cell>
          <table:table-cell office:value-type="string" calcext:value-type="string">
            <text:p><text:s/></text:p>
          </table:table-cell>
          <table:table-cell office:value-type="float" office:value="0.319134" calcext:value-type="float">
            <text:p>0.319134</text:p>
          </table:table-cell>
          <table:table-cell office:value-type="float" office:value="0.0367755" calcext:value-type="float">
            <text:p>0.0367755</text:p>
          </table:table-cell>
          <table:table-cell office:value-type="float" office:value="1.01057" calcext:value-type="float">
            <text:p>1.01057</text:p>
          </table:table-cell>
          <table:table-cell office:value-type="string" calcext:value-type="string">
            <text:p><text:s/></text:p>
          </table:table-cell>
          <table:table-cell office:value-type="float" office:value="-1.56158" calcext:value-type="float">
            <text:p>-1.56158</text:p>
          </table:table-cell>
          <table:table-cell office:value-type="float" office:value="-0.999982" calcext:value-type="float">
            <text:p>-0.999982</text:p>
          </table:table-cell>
          <table:table-cell office:value-type="float" office:value="-1.57918" calcext:value-type="float">
            <text:p>-1.5791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29012" calcext:value-type="float">
            <text:p>0.29012</text:p>
          </table:table-cell>
          <table:table-cell office:value-type="float" office:value="-0.494192" calcext:value-type="float">
            <text:p>-0.494192</text:p>
          </table:table-cell>
          <table:table-cell office:value-type="float" office:value="-0.0358473" calcext:value-type="float">
            <text:p>-0.0358473</text:p>
          </table:table-cell>
          <table:table-cell office:value-type="float" office:value="1.4235" calcext:value-type="float">
            <text:p>1.4235</text:p>
          </table:table-cell>
          <table:table-cell office:value-type="float" office:value="-0.412981" calcext:value-type="float">
            <text:p>-0.412981</text:p>
          </table:table-cell>
          <table:table-cell office:value-type="float" office:value="0.684055" calcext:value-type="float">
            <text:p>0.684055</text:p>
          </table:table-cell>
          <table:table-cell table:style-name="ce1" office:value-type="float" office:value="-0.689002" calcext:value-type="float">
            <text:p>-6.89E-01</text:p>
          </table:table-cell>
          <table:table-cell office:value-type="string" calcext:value-type="string">
            <text:p><text:s/></text:p>
          </table:table-cell>
          <table:table-cell office:value-type="float" office:value="0.319138" calcext:value-type="float">
            <text:p>0.319138</text:p>
          </table:table-cell>
          <table:table-cell office:value-type="float" office:value="0.0367685" calcext:value-type="float">
            <text:p>0.0367685</text:p>
          </table:table-cell>
          <table:table-cell office:value-type="float" office:value="1.01059" calcext:value-type="float">
            <text:p>1.01059</text:p>
          </table:table-cell>
          <table:table-cell office:value-type="string" calcext:value-type="string">
            <text:p><text:s/></text:p>
          </table:table-cell>
          <table:table-cell office:value-type="float" office:value="-1.56152" calcext:value-type="float">
            <text:p>-1.56152</text:p>
          </table:table-cell>
          <table:table-cell office:value-type="float" office:value="-0.999982" calcext:value-type="float">
            <text:p>-0.999982</text:p>
          </table:table-cell>
          <table:table-cell office:value-type="float" office:value="-1.57923" calcext:value-type="float">
            <text:p>-1.5792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290163" calcext:value-type="float">
            <text:p>0.290163</text:p>
          </table:table-cell>
          <table:table-cell office:value-type="float" office:value="-0.494165" calcext:value-type="float">
            <text:p>-0.494165</text:p>
          </table:table-cell>
          <table:table-cell office:value-type="float" office:value="-0.0358836" calcext:value-type="float">
            <text:p>-0.0358836</text:p>
          </table:table-cell>
          <table:table-cell office:value-type="float" office:value="1.42344" calcext:value-type="float">
            <text:p>1.42344</text:p>
          </table:table-cell>
          <table:table-cell office:value-type="float" office:value="-0.412948" calcext:value-type="float">
            <text:p>-0.412948</text:p>
          </table:table-cell>
          <table:table-cell office:value-type="float" office:value="0.684103" calcext:value-type="float">
            <text:p>0.684103</text:p>
          </table:table-cell>
          <table:table-cell table:style-name="ce1" office:value-type="float" office:value="-0.68905" calcext:value-type="float">
            <text:p>-6.89E-01</text:p>
          </table:table-cell>
          <table:table-cell office:value-type="string" calcext:value-type="string">
            <text:p><text:s/></text:p>
          </table:table-cell>
          <table:table-cell office:value-type="float" office:value="0.319143" calcext:value-type="float">
            <text:p>0.319143</text:p>
          </table:table-cell>
          <table:table-cell office:value-type="float" office:value="0.0367614" calcext:value-type="float">
            <text:p>0.0367614</text:p>
          </table:table-cell>
          <table:table-cell office:value-type="float" office:value="1.0106" calcext:value-type="float">
            <text:p>1.0106</text:p>
          </table:table-cell>
          <table:table-cell office:value-type="string" calcext:value-type="string">
            <text:p><text:s/></text:p>
          </table:table-cell>
          <table:table-cell office:value-type="float" office:value="-1.56147" calcext:value-type="float">
            <text:p>-1.56147</text:p>
          </table:table-cell>
          <table:table-cell office:value-type="float" office:value="-0.999982" calcext:value-type="float">
            <text:p>-0.999982</text:p>
          </table:table-cell>
          <table:table-cell office:value-type="float" office:value="-1.57928" calcext:value-type="float">
            <text:p>-1.5792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290205" calcext:value-type="float">
            <text:p>0.290205</text:p>
          </table:table-cell>
          <table:table-cell office:value-type="float" office:value="-0.494138" calcext:value-type="float">
            <text:p>-0.494138</text:p>
          </table:table-cell>
          <table:table-cell office:value-type="float" office:value="-0.0359203" calcext:value-type="float">
            <text:p>-0.0359203</text:p>
          </table:table-cell>
          <table:table-cell office:value-type="float" office:value="1.42338" calcext:value-type="float">
            <text:p>1.42338</text:p>
          </table:table-cell>
          <table:table-cell office:value-type="float" office:value="-0.412915" calcext:value-type="float">
            <text:p>-0.412915</text:p>
          </table:table-cell>
          <table:table-cell office:value-type="float" office:value="0.684153" calcext:value-type="float">
            <text:p>0.684153</text:p>
          </table:table-cell>
          <table:table-cell table:style-name="ce1" office:value-type="float" office:value="-0.6891" calcext:value-type="float">
            <text:p>-6.89E-01</text:p>
          </table:table-cell>
          <table:table-cell office:value-type="string" calcext:value-type="string">
            <text:p><text:s/></text:p>
          </table:table-cell>
          <table:table-cell office:value-type="float" office:value="0.319147" calcext:value-type="float">
            <text:p>0.319147</text:p>
          </table:table-cell>
          <table:table-cell office:value-type="float" office:value="0.0367543" calcext:value-type="float">
            <text:p>0.0367543</text:p>
          </table:table-cell>
          <table:table-cell office:value-type="float" office:value="1.01061" calcext:value-type="float">
            <text:p>1.01061</text:p>
          </table:table-cell>
          <table:table-cell office:value-type="string" calcext:value-type="string">
            <text:p><text:s/></text:p>
          </table:table-cell>
          <table:table-cell office:value-type="float" office:value="-1.56141" calcext:value-type="float">
            <text:p>-1.56141</text:p>
          </table:table-cell>
          <table:table-cell office:value-type="float" office:value="-0.999982" calcext:value-type="float">
            <text:p>-0.999982</text:p>
          </table:table-cell>
          <table:table-cell office:value-type="float" office:value="-1.57934" calcext:value-type="float">
            <text:p>-1.5793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290248" calcext:value-type="float">
            <text:p>0.290248</text:p>
          </table:table-cell>
          <table:table-cell office:value-type="float" office:value="-0.49411" calcext:value-type="float">
            <text:p>-0.49411</text:p>
          </table:table-cell>
          <table:table-cell office:value-type="float" office:value="-0.0359574" calcext:value-type="float">
            <text:p>-0.0359574</text:p>
          </table:table-cell>
          <table:table-cell office:value-type="float" office:value="1.42333" calcext:value-type="float">
            <text:p>1.42333</text:p>
          </table:table-cell>
          <table:table-cell office:value-type="float" office:value="-0.412881" calcext:value-type="float">
            <text:p>-0.412881</text:p>
          </table:table-cell>
          <table:table-cell office:value-type="float" office:value="0.684203" calcext:value-type="float">
            <text:p>0.684203</text:p>
          </table:table-cell>
          <table:table-cell table:style-name="ce1" office:value-type="float" office:value="-0.68915" calcext:value-type="float">
            <text:p>-6.89E-01</text:p>
          </table:table-cell>
          <table:table-cell office:value-type="string" calcext:value-type="string">
            <text:p><text:s/></text:p>
          </table:table-cell>
          <table:table-cell office:value-type="float" office:value="0.319152" calcext:value-type="float">
            <text:p>0.319152</text:p>
          </table:table-cell>
          <table:table-cell office:value-type="float" office:value="0.0367471" calcext:value-type="float">
            <text:p>0.0367471</text:p>
          </table:table-cell>
          <table:table-cell office:value-type="float" office:value="1.01063" calcext:value-type="float">
            <text:p>1.01063</text:p>
          </table:table-cell>
          <table:table-cell office:value-type="string" calcext:value-type="string">
            <text:p><text:s/></text:p>
          </table:table-cell>
          <table:table-cell office:value-type="float" office:value="-1.56135" calcext:value-type="float">
            <text:p>-1.56135</text:p>
          </table:table-cell>
          <table:table-cell office:value-type="float" office:value="-0.999982" calcext:value-type="float">
            <text:p>-0.999982</text:p>
          </table:table-cell>
          <table:table-cell office:value-type="float" office:value="-1.57939" calcext:value-type="float">
            <text:p>-1.5793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290292" calcext:value-type="float">
            <text:p>0.290292</text:p>
          </table:table-cell>
          <table:table-cell office:value-type="float" office:value="-0.494082" calcext:value-type="float">
            <text:p>-0.494082</text:p>
          </table:table-cell>
          <table:table-cell office:value-type="float" office:value="-0.0359949" calcext:value-type="float">
            <text:p>-0.0359949</text:p>
          </table:table-cell>
          <table:table-cell office:value-type="float" office:value="1.42327" calcext:value-type="float">
            <text:p>1.42327</text:p>
          </table:table-cell>
          <table:table-cell office:value-type="float" office:value="-0.412847" calcext:value-type="float">
            <text:p>-0.412847</text:p>
          </table:table-cell>
          <table:table-cell office:value-type="float" office:value="0.684253" calcext:value-type="float">
            <text:p>0.684253</text:p>
          </table:table-cell>
          <table:table-cell table:style-name="ce1" office:value-type="float" office:value="-0.6892" calcext:value-type="float">
            <text:p>-6.89E-01</text:p>
          </table:table-cell>
          <table:table-cell office:value-type="string" calcext:value-type="string">
            <text:p><text:s/></text:p>
          </table:table-cell>
          <table:table-cell office:value-type="float" office:value="0.319157" calcext:value-type="float">
            <text:p>0.319157</text:p>
          </table:table-cell>
          <table:table-cell office:value-type="float" office:value="0.0367398" calcext:value-type="float">
            <text:p>0.0367398</text:p>
          </table:table-cell>
          <table:table-cell office:value-type="float" office:value="1.01064" calcext:value-type="float">
            <text:p>1.01064</text:p>
          </table:table-cell>
          <table:table-cell office:value-type="string" calcext:value-type="string">
            <text:p><text:s/></text:p>
          </table:table-cell>
          <table:table-cell office:value-type="float" office:value="-1.56129" calcext:value-type="float">
            <text:p>-1.56129</text:p>
          </table:table-cell>
          <table:table-cell office:value-type="float" office:value="-0.999981" calcext:value-type="float">
            <text:p>-0.999981</text:p>
          </table:table-cell>
          <table:table-cell office:value-type="float" office:value="-1.57944" calcext:value-type="float">
            <text:p>-1.5794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290336" calcext:value-type="float">
            <text:p>0.290336</text:p>
          </table:table-cell>
          <table:table-cell office:value-type="float" office:value="-0.494053" calcext:value-type="float">
            <text:p>-0.494053</text:p>
          </table:table-cell>
          <table:table-cell office:value-type="float" office:value="-0.0360328" calcext:value-type="float">
            <text:p>-0.0360328</text:p>
          </table:table-cell>
          <table:table-cell office:value-type="float" office:value="1.42321" calcext:value-type="float">
            <text:p>1.42321</text:p>
          </table:table-cell>
          <table:table-cell office:value-type="float" office:value="-0.412813" calcext:value-type="float">
            <text:p>-0.412813</text:p>
          </table:table-cell>
          <table:table-cell office:value-type="float" office:value="0.684304" calcext:value-type="float">
            <text:p>0.684304</text:p>
          </table:table-cell>
          <table:table-cell table:style-name="ce1" office:value-type="float" office:value="-0.689251" calcext:value-type="float">
            <text:p>-6.89E-01</text:p>
          </table:table-cell>
          <table:table-cell office:value-type="string" calcext:value-type="string">
            <text:p><text:s/></text:p>
          </table:table-cell>
          <table:table-cell office:value-type="float" office:value="0.319162" calcext:value-type="float">
            <text:p>0.319162</text:p>
          </table:table-cell>
          <table:table-cell office:value-type="float" office:value="0.0367324" calcext:value-type="float">
            <text:p>0.0367324</text:p>
          </table:table-cell>
          <table:table-cell office:value-type="float" office:value="1.01066" calcext:value-type="float">
            <text:p>1.01066</text:p>
          </table:table-cell>
          <table:table-cell office:value-type="string" calcext:value-type="string">
            <text:p><text:s/></text:p>
          </table:table-cell>
          <table:table-cell office:value-type="float" office:value="-1.56123" calcext:value-type="float">
            <text:p>-1.56123</text:p>
          </table:table-cell>
          <table:table-cell office:value-type="float" office:value="-0.999981" calcext:value-type="float">
            <text:p>-0.999981</text:p>
          </table:table-cell>
          <table:table-cell office:value-type="float" office:value="-1.5795" calcext:value-type="float">
            <text:p>-1.579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29038" calcext:value-type="float">
            <text:p>0.29038</text:p>
          </table:table-cell>
          <table:table-cell office:value-type="float" office:value="-0.494024" calcext:value-type="float">
            <text:p>-0.494024</text:p>
          </table:table-cell>
          <table:table-cell office:value-type="float" office:value="-0.0360712" calcext:value-type="float">
            <text:p>-0.0360712</text:p>
          </table:table-cell>
          <table:table-cell office:value-type="float" office:value="1.42314" calcext:value-type="float">
            <text:p>1.42314</text:p>
          </table:table-cell>
          <table:table-cell office:value-type="float" office:value="-0.412778" calcext:value-type="float">
            <text:p>-0.412778</text:p>
          </table:table-cell>
          <table:table-cell office:value-type="float" office:value="0.684356" calcext:value-type="float">
            <text:p>0.684356</text:p>
          </table:table-cell>
          <table:table-cell table:style-name="ce1" office:value-type="float" office:value="-0.689303" calcext:value-type="float">
            <text:p>-6.89E-01</text:p>
          </table:table-cell>
          <table:table-cell office:value-type="string" calcext:value-type="string">
            <text:p><text:s/></text:p>
          </table:table-cell>
          <table:table-cell office:value-type="float" office:value="0.319166" calcext:value-type="float">
            <text:p>0.319166</text:p>
          </table:table-cell>
          <table:table-cell office:value-type="float" office:value="0.036725" calcext:value-type="float">
            <text:p>0.036725</text:p>
          </table:table-cell>
          <table:table-cell office:value-type="float" office:value="1.01067" calcext:value-type="float">
            <text:p>1.01067</text:p>
          </table:table-cell>
          <table:table-cell office:value-type="string" calcext:value-type="string">
            <text:p><text:s/></text:p>
          </table:table-cell>
          <table:table-cell office:value-type="float" office:value="-1.56117" calcext:value-type="float">
            <text:p>-1.56117</text:p>
          </table:table-cell>
          <table:table-cell office:value-type="float" office:value="-0.999981" calcext:value-type="float">
            <text:p>-0.999981</text:p>
          </table:table-cell>
          <table:table-cell office:value-type="float" office:value="-1.57955" calcext:value-type="float">
            <text:p>-1.5795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290425" calcext:value-type="float">
            <text:p>0.290425</text:p>
          </table:table-cell>
          <table:table-cell office:value-type="float" office:value="-0.493995" calcext:value-type="float">
            <text:p>-0.493995</text:p>
          </table:table-cell>
          <table:table-cell office:value-type="float" office:value="-0.0361099" calcext:value-type="float">
            <text:p>-0.0361099</text:p>
          </table:table-cell>
          <table:table-cell office:value-type="float" office:value="1.42308" calcext:value-type="float">
            <text:p>1.42308</text:p>
          </table:table-cell>
          <table:table-cell office:value-type="float" office:value="-0.412743" calcext:value-type="float">
            <text:p>-0.412743</text:p>
          </table:table-cell>
          <table:table-cell office:value-type="float" office:value="0.684409" calcext:value-type="float">
            <text:p>0.684409</text:p>
          </table:table-cell>
          <table:table-cell table:style-name="ce1" office:value-type="float" office:value="-0.689355" calcext:value-type="float">
            <text:p>-6.89E-01</text:p>
          </table:table-cell>
          <table:table-cell office:value-type="string" calcext:value-type="string">
            <text:p><text:s/></text:p>
          </table:table-cell>
          <table:table-cell office:value-type="float" office:value="0.319171" calcext:value-type="float">
            <text:p>0.319171</text:p>
          </table:table-cell>
          <table:table-cell office:value-type="float" office:value="0.0367175" calcext:value-type="float">
            <text:p>0.0367175</text:p>
          </table:table-cell>
          <table:table-cell office:value-type="float" office:value="1.01069" calcext:value-type="float">
            <text:p>1.01069</text:p>
          </table:table-cell>
          <table:table-cell office:value-type="string" calcext:value-type="string">
            <text:p><text:s/></text:p>
          </table:table-cell>
          <table:table-cell office:value-type="float" office:value="-1.56111" calcext:value-type="float">
            <text:p>-1.56111</text:p>
          </table:table-cell>
          <table:table-cell office:value-type="float" office:value="-0.999981" calcext:value-type="float">
            <text:p>-0.999981</text:p>
          </table:table-cell>
          <table:table-cell office:value-type="float" office:value="-1.57961" calcext:value-type="float">
            <text:p>-1.5796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290471" calcext:value-type="float">
            <text:p>0.290471</text:p>
          </table:table-cell>
          <table:table-cell office:value-type="float" office:value="-0.493965" calcext:value-type="float">
            <text:p>-0.493965</text:p>
          </table:table-cell>
          <table:table-cell office:value-type="float" office:value="-0.0361491" calcext:value-type="float">
            <text:p>-0.0361491</text:p>
          </table:table-cell>
          <table:table-cell office:value-type="float" office:value="1.42302" calcext:value-type="float">
            <text:p>1.42302</text:p>
          </table:table-cell>
          <table:table-cell office:value-type="float" office:value="-0.412708" calcext:value-type="float">
            <text:p>-0.412708</text:p>
          </table:table-cell>
          <table:table-cell office:value-type="float" office:value="0.684462" calcext:value-type="float">
            <text:p>0.684462</text:p>
          </table:table-cell>
          <table:table-cell table:style-name="ce1" office:value-type="float" office:value="-0.689408" calcext:value-type="float">
            <text:p>-6.89E-01</text:p>
          </table:table-cell>
          <table:table-cell office:value-type="string" calcext:value-type="string">
            <text:p><text:s/></text:p>
          </table:table-cell>
          <table:table-cell office:value-type="float" office:value="0.319176" calcext:value-type="float">
            <text:p>0.319176</text:p>
          </table:table-cell>
          <table:table-cell office:value-type="float" office:value="0.0367099" calcext:value-type="float">
            <text:p>0.0367099</text:p>
          </table:table-cell>
          <table:table-cell office:value-type="float" office:value="1.0107" calcext:value-type="float">
            <text:p>1.0107</text:p>
          </table:table-cell>
          <table:table-cell office:value-type="string" calcext:value-type="string">
            <text:p><text:s/></text:p>
          </table:table-cell>
          <table:table-cell office:value-type="float" office:value="-1.56104" calcext:value-type="float">
            <text:p>-1.56104</text:p>
          </table:table-cell>
          <table:table-cell office:value-type="float" office:value="-0.99998" calcext:value-type="float">
            <text:p>-0.99998</text:p>
          </table:table-cell>
          <table:table-cell office:value-type="float" office:value="-1.57966" calcext:value-type="float">
            <text:p>-1.5796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290517" calcext:value-type="float">
            <text:p>0.290517</text:p>
          </table:table-cell>
          <table:table-cell office:value-type="float" office:value="-0.493935" calcext:value-type="float">
            <text:p>-0.493935</text:p>
          </table:table-cell>
          <table:table-cell office:value-type="float" office:value="-0.0361887" calcext:value-type="float">
            <text:p>-0.0361887</text:p>
          </table:table-cell>
          <table:table-cell office:value-type="float" office:value="1.42296" calcext:value-type="float">
            <text:p>1.42296</text:p>
          </table:table-cell>
          <table:table-cell office:value-type="float" office:value="-0.412672" calcext:value-type="float">
            <text:p>-0.412672</text:p>
          </table:table-cell>
          <table:table-cell office:value-type="float" office:value="0.684515" calcext:value-type="float">
            <text:p>0.684515</text:p>
          </table:table-cell>
          <table:table-cell table:style-name="ce1" office:value-type="float" office:value="-0.689461" calcext:value-type="float">
            <text:p>-6.89E-01</text:p>
          </table:table-cell>
          <table:table-cell office:value-type="string" calcext:value-type="string">
            <text:p><text:s/></text:p>
          </table:table-cell>
          <table:table-cell office:value-type="float" office:value="0.319181" calcext:value-type="float">
            <text:p>0.319181</text:p>
          </table:table-cell>
          <table:table-cell office:value-type="float" office:value="0.0367022" calcext:value-type="float">
            <text:p>0.0367022</text:p>
          </table:table-cell>
          <table:table-cell office:value-type="float" office:value="1.01072" calcext:value-type="float">
            <text:p>1.01072</text:p>
          </table:table-cell>
          <table:table-cell office:value-type="string" calcext:value-type="string">
            <text:p><text:s/></text:p>
          </table:table-cell>
          <table:table-cell office:value-type="float" office:value="-1.56098" calcext:value-type="float">
            <text:p>-1.56098</text:p>
          </table:table-cell>
          <table:table-cell office:value-type="float" office:value="-0.99998" calcext:value-type="float">
            <text:p>-0.99998</text:p>
          </table:table-cell>
          <table:table-cell office:value-type="float" office:value="-1.57972" calcext:value-type="float">
            <text:p>-1.5797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290564" calcext:value-type="float">
            <text:p>0.290564</text:p>
          </table:table-cell>
          <table:table-cell office:value-type="float" office:value="-0.493905" calcext:value-type="float">
            <text:p>-0.493905</text:p>
          </table:table-cell>
          <table:table-cell office:value-type="float" office:value="-0.0362287" calcext:value-type="float">
            <text:p>-0.0362287</text:p>
          </table:table-cell>
          <table:table-cell office:value-type="float" office:value="1.42289" calcext:value-type="float">
            <text:p>1.42289</text:p>
          </table:table-cell>
          <table:table-cell office:value-type="float" office:value="-0.412635" calcext:value-type="float">
            <text:p>-0.412635</text:p>
          </table:table-cell>
          <table:table-cell office:value-type="float" office:value="0.68457" calcext:value-type="float">
            <text:p>0.68457</text:p>
          </table:table-cell>
          <table:table-cell table:style-name="ce1" office:value-type="float" office:value="-0.689515" calcext:value-type="float">
            <text:p>-6.90E-01</text:p>
          </table:table-cell>
          <table:table-cell office:value-type="string" calcext:value-type="string">
            <text:p><text:s/></text:p>
          </table:table-cell>
          <table:table-cell office:value-type="float" office:value="0.319186" calcext:value-type="float">
            <text:p>0.319186</text:p>
          </table:table-cell>
          <table:table-cell office:value-type="float" office:value="0.0366944" calcext:value-type="float">
            <text:p>0.0366944</text:p>
          </table:table-cell>
          <table:table-cell office:value-type="float" office:value="1.01073" calcext:value-type="float">
            <text:p>1.01073</text:p>
          </table:table-cell>
          <table:table-cell office:value-type="string" calcext:value-type="string">
            <text:p><text:s/></text:p>
          </table:table-cell>
          <table:table-cell office:value-type="float" office:value="-1.56092" calcext:value-type="float">
            <text:p>-1.56092</text:p>
          </table:table-cell>
          <table:table-cell office:value-type="float" office:value="-0.99998" calcext:value-type="float">
            <text:p>-0.99998</text:p>
          </table:table-cell>
          <table:table-cell office:value-type="float" office:value="-1.57978" calcext:value-type="float">
            <text:p>-1.5797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290611" calcext:value-type="float">
            <text:p>0.290611</text:p>
          </table:table-cell>
          <table:table-cell office:value-type="float" office:value="-0.493874" calcext:value-type="float">
            <text:p>-0.493874</text:p>
          </table:table-cell>
          <table:table-cell office:value-type="float" office:value="-0.0362692" calcext:value-type="float">
            <text:p>-0.0362692</text:p>
          </table:table-cell>
          <table:table-cell office:value-type="float" office:value="1.42283" calcext:value-type="float">
            <text:p>1.42283</text:p>
          </table:table-cell>
          <table:table-cell office:value-type="float" office:value="-0.412599" calcext:value-type="float">
            <text:p>-0.412599</text:p>
          </table:table-cell>
          <table:table-cell office:value-type="float" office:value="0.684625" calcext:value-type="float">
            <text:p>0.684625</text:p>
          </table:table-cell>
          <table:table-cell table:style-name="ce1" office:value-type="float" office:value="-0.68957" calcext:value-type="float">
            <text:p>-6.90E-01</text:p>
          </table:table-cell>
          <table:table-cell office:value-type="string" calcext:value-type="string">
            <text:p><text:s/></text:p>
          </table:table-cell>
          <table:table-cell office:value-type="float" office:value="0.319192" calcext:value-type="float">
            <text:p>0.319192</text:p>
          </table:table-cell>
          <table:table-cell office:value-type="float" office:value="0.0366866" calcext:value-type="float">
            <text:p>0.0366866</text:p>
          </table:table-cell>
          <table:table-cell office:value-type="float" office:value="1.01075" calcext:value-type="float">
            <text:p>1.01075</text:p>
          </table:table-cell>
          <table:table-cell office:value-type="string" calcext:value-type="string">
            <text:p><text:s/></text:p>
          </table:table-cell>
          <table:table-cell office:value-type="float" office:value="-1.56085" calcext:value-type="float">
            <text:p>-1.56085</text:p>
          </table:table-cell>
          <table:table-cell office:value-type="float" office:value="-0.99998" calcext:value-type="float">
            <text:p>-0.99998</text:p>
          </table:table-cell>
          <table:table-cell office:value-type="float" office:value="-1.57984" calcext:value-type="float">
            <text:p>-1.579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290658" calcext:value-type="float">
            <text:p>0.290658</text:p>
          </table:table-cell>
          <table:table-cell office:value-type="float" office:value="-0.493843" calcext:value-type="float">
            <text:p>-0.493843</text:p>
          </table:table-cell>
          <table:table-cell office:value-type="float" office:value="-0.0363102" calcext:value-type="float">
            <text:p>-0.0363102</text:p>
          </table:table-cell>
          <table:table-cell office:value-type="float" office:value="1.42276" calcext:value-type="float">
            <text:p>1.42276</text:p>
          </table:table-cell>
          <table:table-cell office:value-type="float" office:value="-0.412562" calcext:value-type="float">
            <text:p>-0.412562</text:p>
          </table:table-cell>
          <table:table-cell office:value-type="float" office:value="0.684681" calcext:value-type="float">
            <text:p>0.684681</text:p>
          </table:table-cell>
          <table:table-cell table:style-name="ce1" office:value-type="float" office:value="-0.689625" calcext:value-type="float">
            <text:p>-6.90E-01</text:p>
          </table:table-cell>
          <table:table-cell office:value-type="string" calcext:value-type="string">
            <text:p><text:s/></text:p>
          </table:table-cell>
          <table:table-cell office:value-type="float" office:value="0.319197" calcext:value-type="float">
            <text:p>0.319197</text:p>
          </table:table-cell>
          <table:table-cell office:value-type="float" office:value="0.0366786" calcext:value-type="float">
            <text:p>0.0366786</text:p>
          </table:table-cell>
          <table:table-cell office:value-type="float" office:value="1.01077" calcext:value-type="float">
            <text:p>1.01077</text:p>
          </table:table-cell>
          <table:table-cell office:value-type="string" calcext:value-type="string">
            <text:p><text:s/></text:p>
          </table:table-cell>
          <table:table-cell office:value-type="float" office:value="-1.56079" calcext:value-type="float">
            <text:p>-1.56079</text:p>
          </table:table-cell>
          <table:table-cell office:value-type="float" office:value="-0.999979" calcext:value-type="float">
            <text:p>-0.999979</text:p>
          </table:table-cell>
          <table:table-cell office:value-type="float" office:value="-1.5799" calcext:value-type="float">
            <text:p>-1.579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290707" calcext:value-type="float">
            <text:p>0.290707</text:p>
          </table:table-cell>
          <table:table-cell office:value-type="float" office:value="-0.493811" calcext:value-type="float">
            <text:p>-0.493811</text:p>
          </table:table-cell>
          <table:table-cell office:value-type="float" office:value="-0.0363516" calcext:value-type="float">
            <text:p>-0.0363516</text:p>
          </table:table-cell>
          <table:table-cell office:value-type="float" office:value="1.42269" calcext:value-type="float">
            <text:p>1.42269</text:p>
          </table:table-cell>
          <table:table-cell office:value-type="float" office:value="-0.412524" calcext:value-type="float">
            <text:p>-0.412524</text:p>
          </table:table-cell>
          <table:table-cell office:value-type="float" office:value="0.684737" calcext:value-type="float">
            <text:p>0.684737</text:p>
          </table:table-cell>
          <table:table-cell table:style-name="ce1" office:value-type="float" office:value="-0.689681" calcext:value-type="float">
            <text:p>-6.90E-01</text:p>
          </table:table-cell>
          <table:table-cell office:value-type="string" calcext:value-type="string">
            <text:p><text:s/></text:p>
          </table:table-cell>
          <table:table-cell office:value-type="float" office:value="0.319202" calcext:value-type="float">
            <text:p>0.319202</text:p>
          </table:table-cell>
          <table:table-cell office:value-type="float" office:value="0.0366706" calcext:value-type="float">
            <text:p>0.0366706</text:p>
          </table:table-cell>
          <table:table-cell office:value-type="float" office:value="1.01078" calcext:value-type="float">
            <text:p>1.01078</text:p>
          </table:table-cell>
          <table:table-cell office:value-type="string" calcext:value-type="string">
            <text:p><text:s/></text:p>
          </table:table-cell>
          <table:table-cell office:value-type="float" office:value="-1.56072" calcext:value-type="float">
            <text:p>-1.56072</text:p>
          </table:table-cell>
          <table:table-cell office:value-type="float" office:value="-0.999979" calcext:value-type="float">
            <text:p>-0.999979</text:p>
          </table:table-cell>
          <table:table-cell office:value-type="float" office:value="-1.57996" calcext:value-type="float">
            <text:p>-1.5799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290755" calcext:value-type="float">
            <text:p>0.290755</text:p>
          </table:table-cell>
          <table:table-cell office:value-type="float" office:value="-0.493779" calcext:value-type="float">
            <text:p>-0.493779</text:p>
          </table:table-cell>
          <table:table-cell office:value-type="float" office:value="-0.0363935" calcext:value-type="float">
            <text:p>-0.0363935</text:p>
          </table:table-cell>
          <table:table-cell office:value-type="float" office:value="1.42263" calcext:value-type="float">
            <text:p>1.42263</text:p>
          </table:table-cell>
          <table:table-cell office:value-type="float" office:value="-0.412486" calcext:value-type="float">
            <text:p>-0.412486</text:p>
          </table:table-cell>
          <table:table-cell office:value-type="float" office:value="0.684795" calcext:value-type="float">
            <text:p>0.684795</text:p>
          </table:table-cell>
          <table:table-cell table:style-name="ce1" office:value-type="float" office:value="-0.689738" calcext:value-type="float">
            <text:p>-6.90E-01</text:p>
          </table:table-cell>
          <table:table-cell office:value-type="string" calcext:value-type="string">
            <text:p><text:s/></text:p>
          </table:table-cell>
          <table:table-cell office:value-type="float" office:value="0.319208" calcext:value-type="float">
            <text:p>0.319208</text:p>
          </table:table-cell>
          <table:table-cell office:value-type="float" office:value="0.0366625" calcext:value-type="float">
            <text:p>0.0366625</text:p>
          </table:table-cell>
          <table:table-cell office:value-type="float" office:value="1.0108" calcext:value-type="float">
            <text:p>1.0108</text:p>
          </table:table-cell>
          <table:table-cell office:value-type="string" calcext:value-type="string">
            <text:p><text:s/></text:p>
          </table:table-cell>
          <table:table-cell office:value-type="float" office:value="-1.56065" calcext:value-type="float">
            <text:p>-1.56065</text:p>
          </table:table-cell>
          <table:table-cell office:value-type="float" office:value="-0.999979" calcext:value-type="float">
            <text:p>-0.999979</text:p>
          </table:table-cell>
          <table:table-cell office:value-type="float" office:value="-1.58002" calcext:value-type="float">
            <text:p>-1.5800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290805" calcext:value-type="float">
            <text:p>0.290805</text:p>
          </table:table-cell>
          <table:table-cell office:value-type="float" office:value="-0.493747" calcext:value-type="float">
            <text:p>-0.493747</text:p>
          </table:table-cell>
          <table:table-cell office:value-type="float" office:value="-0.0364359" calcext:value-type="float">
            <text:p>-0.0364359</text:p>
          </table:table-cell>
          <table:table-cell office:value-type="float" office:value="1.42256" calcext:value-type="float">
            <text:p>1.42256</text:p>
          </table:table-cell>
          <table:table-cell office:value-type="float" office:value="-0.412447" calcext:value-type="float">
            <text:p>-0.412447</text:p>
          </table:table-cell>
          <table:table-cell office:value-type="float" office:value="0.684853" calcext:value-type="float">
            <text:p>0.684853</text:p>
          </table:table-cell>
          <table:table-cell table:style-name="ce1" office:value-type="float" office:value="-0.689795" calcext:value-type="float">
            <text:p>-6.90E-01</text:p>
          </table:table-cell>
          <table:table-cell office:value-type="string" calcext:value-type="string">
            <text:p><text:s/></text:p>
          </table:table-cell>
          <table:table-cell office:value-type="float" office:value="0.319213" calcext:value-type="float">
            <text:p>0.319213</text:p>
          </table:table-cell>
          <table:table-cell office:value-type="float" office:value="0.0366543" calcext:value-type="float">
            <text:p>0.0366543</text:p>
          </table:table-cell>
          <table:table-cell office:value-type="float" office:value="1.01081" calcext:value-type="float">
            <text:p>1.01081</text:p>
          </table:table-cell>
          <table:table-cell office:value-type="string" calcext:value-type="string">
            <text:p><text:s/></text:p>
          </table:table-cell>
          <table:table-cell office:value-type="float" office:value="-1.56058" calcext:value-type="float">
            <text:p>-1.56058</text:p>
          </table:table-cell>
          <table:table-cell office:value-type="float" office:value="-0.999978" calcext:value-type="float">
            <text:p>-0.999978</text:p>
          </table:table-cell>
          <table:table-cell office:value-type="float" office:value="-1.58008" calcext:value-type="float">
            <text:p>-1.5800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290855" calcext:value-type="float">
            <text:p>0.290855</text:p>
          </table:table-cell>
          <table:table-cell office:value-type="float" office:value="-0.493714" calcext:value-type="float">
            <text:p>-0.493714</text:p>
          </table:table-cell>
          <table:table-cell office:value-type="float" office:value="-0.0364788" calcext:value-type="float">
            <text:p>-0.0364788</text:p>
          </table:table-cell>
          <table:table-cell office:value-type="float" office:value="1.42249" calcext:value-type="float">
            <text:p>1.42249</text:p>
          </table:table-cell>
          <table:table-cell office:value-type="float" office:value="-0.412408" calcext:value-type="float">
            <text:p>-0.412408</text:p>
          </table:table-cell>
          <table:table-cell office:value-type="float" office:value="0.684911" calcext:value-type="float">
            <text:p>0.684911</text:p>
          </table:table-cell>
          <table:table-cell table:style-name="ce1" office:value-type="float" office:value="-0.689853" calcext:value-type="float">
            <text:p>-6.90E-01</text:p>
          </table:table-cell>
          <table:table-cell office:value-type="string" calcext:value-type="string">
            <text:p><text:s/></text:p>
          </table:table-cell>
          <table:table-cell office:value-type="float" office:value="0.319219" calcext:value-type="float">
            <text:p>0.319219</text:p>
          </table:table-cell>
          <table:table-cell office:value-type="float" office:value="0.036646" calcext:value-type="float">
            <text:p>0.036646</text:p>
          </table:table-cell>
          <table:table-cell office:value-type="float" office:value="1.01083" calcext:value-type="float">
            <text:p>1.01083</text:p>
          </table:table-cell>
          <table:table-cell office:value-type="string" calcext:value-type="string">
            <text:p><text:s/></text:p>
          </table:table-cell>
          <table:table-cell office:value-type="float" office:value="-1.56052" calcext:value-type="float">
            <text:p>-1.56052</text:p>
          </table:table-cell>
          <table:table-cell office:value-type="float" office:value="-0.999978" calcext:value-type="float">
            <text:p>-0.999978</text:p>
          </table:table-cell>
          <table:table-cell office:value-type="float" office:value="-1.58014" calcext:value-type="float">
            <text:p>-1.5801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290905" calcext:value-type="float">
            <text:p>0.290905</text:p>
          </table:table-cell>
          <table:table-cell office:value-type="float" office:value="-0.49368" calcext:value-type="float">
            <text:p>-0.49368</text:p>
          </table:table-cell>
          <table:table-cell office:value-type="float" office:value="-0.0365223" calcext:value-type="float">
            <text:p>-0.0365223</text:p>
          </table:table-cell>
          <table:table-cell office:value-type="float" office:value="1.42242" calcext:value-type="float">
            <text:p>1.42242</text:p>
          </table:table-cell>
          <table:table-cell office:value-type="float" office:value="-0.412369" calcext:value-type="float">
            <text:p>-0.412369</text:p>
          </table:table-cell>
          <table:table-cell office:value-type="float" office:value="0.684971" calcext:value-type="float">
            <text:p>0.684971</text:p>
          </table:table-cell>
          <table:table-cell table:style-name="ce1" office:value-type="float" office:value="-0.689911" calcext:value-type="float">
            <text:p>-6.90E-01</text:p>
          </table:table-cell>
          <table:table-cell office:value-type="string" calcext:value-type="string">
            <text:p><text:s/></text:p>
          </table:table-cell>
          <table:table-cell office:value-type="float" office:value="0.319224" calcext:value-type="float">
            <text:p>0.319224</text:p>
          </table:table-cell>
          <table:table-cell office:value-type="float" office:value="0.0366376" calcext:value-type="float">
            <text:p>0.0366376</text:p>
          </table:table-cell>
          <table:table-cell office:value-type="float" office:value="1.01085" calcext:value-type="float">
            <text:p>1.01085</text:p>
          </table:table-cell>
          <table:table-cell office:value-type="string" calcext:value-type="string">
            <text:p><text:s/></text:p>
          </table:table-cell>
          <table:table-cell office:value-type="float" office:value="-1.56045" calcext:value-type="float">
            <text:p>-1.56045</text:p>
          </table:table-cell>
          <table:table-cell office:value-type="float" office:value="-0.999978" calcext:value-type="float">
            <text:p>-0.999978</text:p>
          </table:table-cell>
          <table:table-cell office:value-type="float" office:value="-1.5802" calcext:value-type="float">
            <text:p>-1.580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290956" calcext:value-type="float">
            <text:p>0.290956</text:p>
          </table:table-cell>
          <table:table-cell office:value-type="float" office:value="-0.493647" calcext:value-type="float">
            <text:p>-0.493647</text:p>
          </table:table-cell>
          <table:table-cell office:value-type="float" office:value="-0.0365662" calcext:value-type="float">
            <text:p>-0.0365662</text:p>
          </table:table-cell>
          <table:table-cell office:value-type="float" office:value="1.42235" calcext:value-type="float">
            <text:p>1.42235</text:p>
          </table:table-cell>
          <table:table-cell office:value-type="float" office:value="-0.412329" calcext:value-type="float">
            <text:p>-0.412329</text:p>
          </table:table-cell>
          <table:table-cell office:value-type="float" office:value="0.685031" calcext:value-type="float">
            <text:p>0.685031</text:p>
          </table:table-cell>
          <table:table-cell table:style-name="ce1" office:value-type="float" office:value="-0.689971" calcext:value-type="float">
            <text:p>-6.90E-01</text:p>
          </table:table-cell>
          <table:table-cell office:value-type="string" calcext:value-type="string">
            <text:p><text:s/></text:p>
          </table:table-cell>
          <table:table-cell office:value-type="float" office:value="0.31923" calcext:value-type="float">
            <text:p>0.31923</text:p>
          </table:table-cell>
          <table:table-cell office:value-type="float" office:value="0.0366291" calcext:value-type="float">
            <text:p>0.0366291</text:p>
          </table:table-cell>
          <table:table-cell office:value-type="float" office:value="1.01087" calcext:value-type="float">
            <text:p>1.01087</text:p>
          </table:table-cell>
          <table:table-cell office:value-type="string" calcext:value-type="string">
            <text:p><text:s/></text:p>
          </table:table-cell>
          <table:table-cell office:value-type="float" office:value="-1.56037" calcext:value-type="float">
            <text:p>-1.56037</text:p>
          </table:table-cell>
          <table:table-cell office:value-type="float" office:value="-0.999978" calcext:value-type="float">
            <text:p>-0.999978</text:p>
          </table:table-cell>
          <table:table-cell office:value-type="float" office:value="-1.58027" calcext:value-type="float">
            <text:p>-1.5802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291008" calcext:value-type="float">
            <text:p>0.291008</text:p>
          </table:table-cell>
          <table:table-cell office:value-type="float" office:value="-0.493612" calcext:value-type="float">
            <text:p>-0.493612</text:p>
          </table:table-cell>
          <table:table-cell office:value-type="float" office:value="-0.0366107" calcext:value-type="float">
            <text:p>-0.0366107</text:p>
          </table:table-cell>
          <table:table-cell office:value-type="float" office:value="1.42227" calcext:value-type="float">
            <text:p>1.42227</text:p>
          </table:table-cell>
          <table:table-cell office:value-type="float" office:value="-0.412289" calcext:value-type="float">
            <text:p>-0.412289</text:p>
          </table:table-cell>
          <table:table-cell office:value-type="float" office:value="0.685093" calcext:value-type="float">
            <text:p>0.685093</text:p>
          </table:table-cell>
          <table:table-cell table:style-name="ce1" office:value-type="float" office:value="-0.690031" calcext:value-type="float">
            <text:p>-6.90E-01</text:p>
          </table:table-cell>
          <table:table-cell office:value-type="string" calcext:value-type="string">
            <text:p><text:s/></text:p>
          </table:table-cell>
          <table:table-cell office:value-type="float" office:value="0.319236" calcext:value-type="float">
            <text:p>0.319236</text:p>
          </table:table-cell>
          <table:table-cell office:value-type="float" office:value="0.0366206" calcext:value-type="float">
            <text:p>0.0366206</text:p>
          </table:table-cell>
          <table:table-cell office:value-type="float" office:value="1.01088" calcext:value-type="float">
            <text:p>1.01088</text:p>
          </table:table-cell>
          <table:table-cell office:value-type="string" calcext:value-type="string">
            <text:p><text:s/></text:p>
          </table:table-cell>
          <table:table-cell office:value-type="float" office:value="-1.5603" calcext:value-type="float">
            <text:p>-1.5603</text:p>
          </table:table-cell>
          <table:table-cell office:value-type="float" office:value="-0.999977" calcext:value-type="float">
            <text:p>-0.999977</text:p>
          </table:table-cell>
          <table:table-cell office:value-type="float" office:value="-1.58033" calcext:value-type="float">
            <text:p>-1.5803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291061" calcext:value-type="float">
            <text:p>0.291061</text:p>
          </table:table-cell>
          <table:table-cell office:value-type="float" office:value="-0.493578" calcext:value-type="float">
            <text:p>-0.493578</text:p>
          </table:table-cell>
          <table:table-cell office:value-type="float" office:value="-0.0366557" calcext:value-type="float">
            <text:p>-0.0366557</text:p>
          </table:table-cell>
          <table:table-cell office:value-type="float" office:value="1.4222" calcext:value-type="float">
            <text:p>1.4222</text:p>
          </table:table-cell>
          <table:table-cell office:value-type="float" office:value="-0.412248" calcext:value-type="float">
            <text:p>-0.412248</text:p>
          </table:table-cell>
          <table:table-cell office:value-type="float" office:value="0.685155" calcext:value-type="float">
            <text:p>0.685155</text:p>
          </table:table-cell>
          <table:table-cell table:style-name="ce1" office:value-type="float" office:value="-0.690092" calcext:value-type="float">
            <text:p>-6.90E-01</text:p>
          </table:table-cell>
          <table:table-cell office:value-type="string" calcext:value-type="string">
            <text:p><text:s/></text:p>
          </table:table-cell>
          <table:table-cell office:value-type="float" office:value="0.319241" calcext:value-type="float">
            <text:p>0.319241</text:p>
          </table:table-cell>
          <table:table-cell office:value-type="float" office:value="0.0366119" calcext:value-type="float">
            <text:p>0.0366119</text:p>
          </table:table-cell>
          <table:table-cell office:value-type="float" office:value="1.0109" calcext:value-type="float">
            <text:p>1.0109</text:p>
          </table:table-cell>
          <table:table-cell office:value-type="string" calcext:value-type="string">
            <text:p><text:s/></text:p>
          </table:table-cell>
          <table:table-cell office:value-type="float" office:value="-1.56023" calcext:value-type="float">
            <text:p>-1.56023</text:p>
          </table:table-cell>
          <table:table-cell office:value-type="float" office:value="-0.999977" calcext:value-type="float">
            <text:p>-0.999977</text:p>
          </table:table-cell>
          <table:table-cell office:value-type="float" office:value="-1.5804" calcext:value-type="float">
            <text:p>-1.580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291114" calcext:value-type="float">
            <text:p>0.291114</text:p>
          </table:table-cell>
          <table:table-cell office:value-type="float" office:value="-0.493542" calcext:value-type="float">
            <text:p>-0.493542</text:p>
          </table:table-cell>
          <table:table-cell office:value-type="float" office:value="-0.0367013" calcext:value-type="float">
            <text:p>-0.0367013</text:p>
          </table:table-cell>
          <table:table-cell office:value-type="float" office:value="1.42213" calcext:value-type="float">
            <text:p>1.42213</text:p>
          </table:table-cell>
          <table:table-cell office:value-type="float" office:value="-0.412206" calcext:value-type="float">
            <text:p>-0.412206</text:p>
          </table:table-cell>
          <table:table-cell office:value-type="float" office:value="0.685217" calcext:value-type="float">
            <text:p>0.685217</text:p>
          </table:table-cell>
          <table:table-cell table:style-name="ce1" office:value-type="float" office:value="-0.690153" calcext:value-type="float">
            <text:p>-6.90E-01</text:p>
          </table:table-cell>
          <table:table-cell office:value-type="string" calcext:value-type="string">
            <text:p><text:s/></text:p>
          </table:table-cell>
          <table:table-cell office:value-type="float" office:value="0.319247" calcext:value-type="float">
            <text:p>0.319247</text:p>
          </table:table-cell>
          <table:table-cell office:value-type="float" office:value="0.0366031" calcext:value-type="float">
            <text:p>0.0366031</text:p>
          </table:table-cell>
          <table:table-cell office:value-type="float" office:value="1.01092" calcext:value-type="float">
            <text:p>1.01092</text:p>
          </table:table-cell>
          <table:table-cell office:value-type="string" calcext:value-type="string">
            <text:p><text:s/></text:p>
          </table:table-cell>
          <table:table-cell office:value-type="float" office:value="-1.56016" calcext:value-type="float">
            <text:p>-1.56016</text:p>
          </table:table-cell>
          <table:table-cell office:value-type="float" office:value="-0.999977" calcext:value-type="float">
            <text:p>-0.999977</text:p>
          </table:table-cell>
          <table:table-cell office:value-type="float" office:value="-1.58046" calcext:value-type="float">
            <text:p>-1.5804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291167" calcext:value-type="float">
            <text:p>0.291167</text:p>
          </table:table-cell>
          <table:table-cell office:value-type="float" office:value="-0.493507" calcext:value-type="float">
            <text:p>-0.493507</text:p>
          </table:table-cell>
          <table:table-cell office:value-type="float" office:value="-0.0367474" calcext:value-type="float">
            <text:p>-0.0367474</text:p>
          </table:table-cell>
          <table:table-cell office:value-type="float" office:value="1.42205" calcext:value-type="float">
            <text:p>1.42205</text:p>
          </table:table-cell>
          <table:table-cell office:value-type="float" office:value="-0.412164" calcext:value-type="float">
            <text:p>-0.412164</text:p>
          </table:table-cell>
          <table:table-cell office:value-type="float" office:value="0.685281" calcext:value-type="float">
            <text:p>0.685281</text:p>
          </table:table-cell>
          <table:table-cell table:style-name="ce1" office:value-type="float" office:value="-0.690216" calcext:value-type="float">
            <text:p>-6.90E-01</text:p>
          </table:table-cell>
          <table:table-cell office:value-type="string" calcext:value-type="string">
            <text:p><text:s/></text:p>
          </table:table-cell>
          <table:table-cell office:value-type="float" office:value="0.319253" calcext:value-type="float">
            <text:p>0.319253</text:p>
          </table:table-cell>
          <table:table-cell office:value-type="float" office:value="0.0365942" calcext:value-type="float">
            <text:p>0.0365942</text:p>
          </table:table-cell>
          <table:table-cell office:value-type="float" office:value="1.01094" calcext:value-type="float">
            <text:p>1.01094</text:p>
          </table:table-cell>
          <table:table-cell office:value-type="string" calcext:value-type="string">
            <text:p><text:s/></text:p>
          </table:table-cell>
          <table:table-cell office:value-type="float" office:value="-1.56008" calcext:value-type="float">
            <text:p>-1.56008</text:p>
          </table:table-cell>
          <table:table-cell office:value-type="float" office:value="-0.999976" calcext:value-type="float">
            <text:p>-0.999976</text:p>
          </table:table-cell>
          <table:table-cell office:value-type="float" office:value="-1.58053" calcext:value-type="float">
            <text:p>-1.5805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291222" calcext:value-type="float">
            <text:p>0.291222</text:p>
          </table:table-cell>
          <table:table-cell office:value-type="float" office:value="-0.49347" calcext:value-type="float">
            <text:p>-0.49347</text:p>
          </table:table-cell>
          <table:table-cell office:value-type="float" office:value="-0.0367941" calcext:value-type="float">
            <text:p>-0.0367941</text:p>
          </table:table-cell>
          <table:table-cell office:value-type="float" office:value="1.42197" calcext:value-type="float">
            <text:p>1.42197</text:p>
          </table:table-cell>
          <table:table-cell office:value-type="float" office:value="-0.412122" calcext:value-type="float">
            <text:p>-0.412122</text:p>
          </table:table-cell>
          <table:table-cell office:value-type="float" office:value="0.685346" calcext:value-type="float">
            <text:p>0.685346</text:p>
          </table:table-cell>
          <table:table-cell table:style-name="ce1" office:value-type="float" office:value="-0.690279" calcext:value-type="float">
            <text:p>-6.90E-01</text:p>
          </table:table-cell>
          <table:table-cell office:value-type="string" calcext:value-type="string">
            <text:p><text:s/></text:p>
          </table:table-cell>
          <table:table-cell office:value-type="float" office:value="0.319259" calcext:value-type="float">
            <text:p>0.319259</text:p>
          </table:table-cell>
          <table:table-cell office:value-type="float" office:value="0.0365852" calcext:value-type="float">
            <text:p>0.0365852</text:p>
          </table:table-cell>
          <table:table-cell office:value-type="float" office:value="1.01096" calcext:value-type="float">
            <text:p>1.01096</text:p>
          </table:table-cell>
          <table:table-cell office:value-type="string" calcext:value-type="string">
            <text:p><text:s/></text:p>
          </table:table-cell>
          <table:table-cell office:value-type="float" office:value="-1.56001" calcext:value-type="float">
            <text:p>-1.56001</text:p>
          </table:table-cell>
          <table:table-cell office:value-type="float" office:value="-0.999976" calcext:value-type="float">
            <text:p>-0.999976</text:p>
          </table:table-cell>
          <table:table-cell office:value-type="float" office:value="-1.5806" calcext:value-type="float">
            <text:p>-1.580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291277" calcext:value-type="float">
            <text:p>0.291277</text:p>
          </table:table-cell>
          <table:table-cell office:value-type="float" office:value="-0.493434" calcext:value-type="float">
            <text:p>-0.493434</text:p>
          </table:table-cell>
          <table:table-cell office:value-type="float" office:value="-0.0368415" calcext:value-type="float">
            <text:p>-0.0368415</text:p>
          </table:table-cell>
          <table:table-cell office:value-type="float" office:value="1.4219" calcext:value-type="float">
            <text:p>1.4219</text:p>
          </table:table-cell>
          <table:table-cell office:value-type="float" office:value="-0.412079" calcext:value-type="float">
            <text:p>-0.412079</text:p>
          </table:table-cell>
          <table:table-cell office:value-type="float" office:value="0.685411" calcext:value-type="float">
            <text:p>0.685411</text:p>
          </table:table-cell>
          <table:table-cell table:style-name="ce1" office:value-type="float" office:value="-0.690343" calcext:value-type="float">
            <text:p>-6.90E-01</text:p>
          </table:table-cell>
          <table:table-cell office:value-type="string" calcext:value-type="string">
            <text:p><text:s/></text:p>
          </table:table-cell>
          <table:table-cell office:value-type="float" office:value="0.319266" calcext:value-type="float">
            <text:p>0.319266</text:p>
          </table:table-cell>
          <table:table-cell office:value-type="float" office:value="0.0365761" calcext:value-type="float">
            <text:p>0.0365761</text:p>
          </table:table-cell>
          <table:table-cell office:value-type="float" office:value="1.01097" calcext:value-type="float">
            <text:p>1.01097</text:p>
          </table:table-cell>
          <table:table-cell office:value-type="string" calcext:value-type="string">
            <text:p><text:s/></text:p>
          </table:table-cell>
          <table:table-cell office:value-type="float" office:value="-1.55993" calcext:value-type="float">
            <text:p>-1.55993</text:p>
          </table:table-cell>
          <table:table-cell office:value-type="float" office:value="-0.999976" calcext:value-type="float">
            <text:p>-0.999976</text:p>
          </table:table-cell>
          <table:table-cell office:value-type="float" office:value="-1.58067" calcext:value-type="float">
            <text:p>-1.5806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291333" calcext:value-type="float">
            <text:p>0.291333</text:p>
          </table:table-cell>
          <table:table-cell office:value-type="float" office:value="-0.493396" calcext:value-type="float">
            <text:p>-0.493396</text:p>
          </table:table-cell>
          <table:table-cell office:value-type="float" office:value="-0.0368894" calcext:value-type="float">
            <text:p>-0.0368894</text:p>
          </table:table-cell>
          <table:table-cell office:value-type="float" office:value="1.42182" calcext:value-type="float">
            <text:p>1.42182</text:p>
          </table:table-cell>
          <table:table-cell office:value-type="float" office:value="-0.412035" calcext:value-type="float">
            <text:p>-0.412035</text:p>
          </table:table-cell>
          <table:table-cell office:value-type="float" office:value="0.685478" calcext:value-type="float">
            <text:p>0.685478</text:p>
          </table:table-cell>
          <table:table-cell table:style-name="ce1" office:value-type="float" office:value="-0.690408" calcext:value-type="float">
            <text:p>-6.90E-01</text:p>
          </table:table-cell>
          <table:table-cell office:value-type="string" calcext:value-type="string">
            <text:p><text:s/></text:p>
          </table:table-cell>
          <table:table-cell office:value-type="float" office:value="0.319272" calcext:value-type="float">
            <text:p>0.319272</text:p>
          </table:table-cell>
          <table:table-cell office:value-type="float" office:value="0.0365668" calcext:value-type="float">
            <text:p>0.0365668</text:p>
          </table:table-cell>
          <table:table-cell office:value-type="float" office:value="1.01099" calcext:value-type="float">
            <text:p>1.01099</text:p>
          </table:table-cell>
          <table:table-cell office:value-type="string" calcext:value-type="string">
            <text:p><text:s/></text:p>
          </table:table-cell>
          <table:table-cell office:value-type="float" office:value="-1.55985" calcext:value-type="float">
            <text:p>-1.55985</text:p>
          </table:table-cell>
          <table:table-cell office:value-type="float" office:value="-0.999975" calcext:value-type="float">
            <text:p>-0.999975</text:p>
          </table:table-cell>
          <table:table-cell office:value-type="float" office:value="-1.58074" calcext:value-type="float">
            <text:p>-1.5807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291389" calcext:value-type="float">
            <text:p>0.291389</text:p>
          </table:table-cell>
          <table:table-cell office:value-type="float" office:value="-0.493359" calcext:value-type="float">
            <text:p>-0.493359</text:p>
          </table:table-cell>
          <table:table-cell office:value-type="float" office:value="-0.0369379" calcext:value-type="float">
            <text:p>-0.0369379</text:p>
          </table:table-cell>
          <table:table-cell office:value-type="float" office:value="1.42174" calcext:value-type="float">
            <text:p>1.42174</text:p>
          </table:table-cell>
          <table:table-cell office:value-type="float" office:value="-0.411991" calcext:value-type="float">
            <text:p>-0.411991</text:p>
          </table:table-cell>
          <table:table-cell office:value-type="float" office:value="0.685545" calcext:value-type="float">
            <text:p>0.685545</text:p>
          </table:table-cell>
          <table:table-cell table:style-name="ce1" office:value-type="float" office:value="-0.690473" calcext:value-type="float">
            <text:p>-6.90E-01</text:p>
          </table:table-cell>
          <table:table-cell office:value-type="string" calcext:value-type="string">
            <text:p><text:s/></text:p>
          </table:table-cell>
          <table:table-cell office:value-type="float" office:value="0.319278" calcext:value-type="float">
            <text:p>0.319278</text:p>
          </table:table-cell>
          <table:table-cell office:value-type="float" office:value="0.0365575" calcext:value-type="float">
            <text:p>0.0365575</text:p>
          </table:table-cell>
          <table:table-cell office:value-type="float" office:value="1.01101" calcext:value-type="float">
            <text:p>1.01101</text:p>
          </table:table-cell>
          <table:table-cell office:value-type="string" calcext:value-type="string">
            <text:p><text:s/></text:p>
          </table:table-cell>
          <table:table-cell office:value-type="float" office:value="-1.55977" calcext:value-type="float">
            <text:p>-1.55977</text:p>
          </table:table-cell>
          <table:table-cell office:value-type="float" office:value="-0.999975" calcext:value-type="float">
            <text:p>-0.999975</text:p>
          </table:table-cell>
          <table:table-cell office:value-type="float" office:value="-1.58081" calcext:value-type="float">
            <text:p>-1.5808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291446" calcext:value-type="float">
            <text:p>0.291446</text:p>
          </table:table-cell>
          <table:table-cell office:value-type="float" office:value="-0.49332" calcext:value-type="float">
            <text:p>-0.49332</text:p>
          </table:table-cell>
          <table:table-cell office:value-type="float" office:value="-0.0369871" calcext:value-type="float">
            <text:p>-0.0369871</text:p>
          </table:table-cell>
          <table:table-cell office:value-type="float" office:value="1.42166" calcext:value-type="float">
            <text:p>1.42166</text:p>
          </table:table-cell>
          <table:table-cell office:value-type="float" office:value="-0.411946" calcext:value-type="float">
            <text:p>-0.411946</text:p>
          </table:table-cell>
          <table:table-cell office:value-type="float" office:value="0.685613" calcext:value-type="float">
            <text:p>0.685613</text:p>
          </table:table-cell>
          <table:table-cell table:style-name="ce1" office:value-type="float" office:value="-0.69054" calcext:value-type="float">
            <text:p>-6.91E-01</text:p>
          </table:table-cell>
          <table:table-cell office:value-type="string" calcext:value-type="string">
            <text:p><text:s/></text:p>
          </table:table-cell>
          <table:table-cell office:value-type="float" office:value="0.319285" calcext:value-type="float">
            <text:p>0.319285</text:p>
          </table:table-cell>
          <table:table-cell office:value-type="float" office:value="0.036548" calcext:value-type="float">
            <text:p>0.036548</text:p>
          </table:table-cell>
          <table:table-cell office:value-type="float" office:value="1.01103" calcext:value-type="float">
            <text:p>1.01103</text:p>
          </table:table-cell>
          <table:table-cell office:value-type="string" calcext:value-type="string">
            <text:p><text:s/></text:p>
          </table:table-cell>
          <table:table-cell office:value-type="float" office:value="-1.55969" calcext:value-type="float">
            <text:p>-1.55969</text:p>
          </table:table-cell>
          <table:table-cell office:value-type="float" office:value="-0.999974" calcext:value-type="float">
            <text:p>-0.999974</text:p>
          </table:table-cell>
          <table:table-cell office:value-type="float" office:value="-1.58088" calcext:value-type="float">
            <text:p>-1.580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298391" calcext:value-type="float">
            <text:p>0.298391</text:p>
          </table:table-cell>
          <table:table-cell office:value-type="float" office:value="-0.495416" calcext:value-type="float">
            <text:p>-0.495416</text:p>
          </table:table-cell>
          <table:table-cell office:value-type="float" office:value="-0.0459287" calcext:value-type="float">
            <text:p>-0.0459287</text:p>
          </table:table-cell>
          <table:table-cell office:value-type="float" office:value="1.42341" calcext:value-type="float">
            <text:p>1.42341</text:p>
          </table:table-cell>
          <table:table-cell office:value-type="float" office:value="-0.411009" calcext:value-type="float">
            <text:p>-0.411009</text:p>
          </table:table-cell>
          <table:table-cell office:value-type="float" office:value="0.684528" calcext:value-type="float">
            <text:p>0.684528</text:p>
          </table:table-cell>
          <table:table-cell office:value-type="float" office:value="-0.705481" calcext:value-type="float">
            <text:p>-0.705481</text:p>
          </table:table-cell>
          <table:table-cell office:value-type="string" calcext:value-type="string">
            <text:p><text:s/></text:p>
          </table:table-cell>
          <table:table-cell office:value-type="float" office:value="0.319283" calcext:value-type="float">
            <text:p>0.319283</text:p>
          </table:table-cell>
          <table:table-cell table:style-name="ce1" office:value-type="float" office:value="0.0332807" calcext:value-type="float">
            <text:p>3.33E-02</text:p>
          </table:table-cell>
          <table:table-cell office:value-type="float" office:value="1.01063" calcext:value-type="float">
            <text:p>1.01063</text:p>
          </table:table-cell>
          <table:table-cell office:value-type="string" calcext:value-type="string">
            <text:p><text:s/></text:p>
          </table:table-cell>
          <table:table-cell office:value-type="float" office:value="-1.55939" calcext:value-type="float">
            <text:p>-1.55939</text:p>
          </table:table-cell>
          <table:table-cell office:value-type="float" office:value="-1.00996" calcext:value-type="float">
            <text:p>-1.00996</text:p>
          </table:table-cell>
          <table:table-cell office:value-type="float" office:value="-1.58115" calcext:value-type="float">
            <text:p>-1.5811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305385" calcext:value-type="float">
            <text:p>0.305385</text:p>
          </table:table-cell>
          <table:table-cell office:value-type="float" office:value="-0.497452" calcext:value-type="float">
            <text:p>-0.497452</text:p>
          </table:table-cell>
          <table:table-cell office:value-type="float" office:value="-0.0548736" calcext:value-type="float">
            <text:p>-0.0548736</text:p>
          </table:table-cell>
          <table:table-cell office:value-type="float" office:value="1.42495" calcext:value-type="float">
            <text:p>1.42495</text:p>
          </table:table-cell>
          <table:table-cell office:value-type="float" office:value="-0.410103" calcext:value-type="float">
            <text:p>-0.410103</text:p>
          </table:table-cell>
          <table:table-cell office:value-type="float" office:value="0.683568" calcext:value-type="float">
            <text:p>0.683568</text:p>
          </table:table-cell>
          <table:table-cell office:value-type="float" office:value="-0.720472" calcext:value-type="float">
            <text:p>-0.720472</text:p>
          </table:table-cell>
          <table:table-cell office:value-type="string" calcext:value-type="string">
            <text:p><text:s/></text:p>
          </table:table-cell>
          <table:table-cell office:value-type="float" office:value="0.319283" calcext:value-type="float">
            <text:p>0.319283</text:p>
          </table:table-cell>
          <table:table-cell office:value-type="float" office:value="0.0300065" calcext:value-type="float">
            <text:p>0.0300065</text:p>
          </table:table-cell>
          <table:table-cell office:value-type="float" office:value="1.01027" calcext:value-type="float">
            <text:p>1.01027</text:p>
          </table:table-cell>
          <table:table-cell office:value-type="string" calcext:value-type="string">
            <text:p><text:s/></text:p>
          </table:table-cell>
          <table:table-cell office:value-type="float" office:value="-1.55908" calcext:value-type="float">
            <text:p>-1.55908</text:p>
          </table:table-cell>
          <table:table-cell office:value-type="float" office:value="-1.01996" calcext:value-type="float">
            <text:p>-1.01996</text:p>
          </table:table-cell>
          <table:table-cell office:value-type="float" office:value="-1.58142" calcext:value-type="float">
            <text:p>-1.5814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312389" calcext:value-type="float">
            <text:p>0.312389</text:p>
          </table:table-cell>
          <table:table-cell office:value-type="float" office:value="-0.4995" calcext:value-type="float">
            <text:p>-0.4995</text:p>
          </table:table-cell>
          <table:table-cell table:style-name="ce1" office:value-type="float" office:value="-0.0637975" calcext:value-type="float">
            <text:p>-6.38E-02</text:p>
          </table:table-cell>
          <table:table-cell office:value-type="float" office:value="1.42645" calcext:value-type="float">
            <text:p>1.42645</text:p>
          </table:table-cell>
          <table:table-cell office:value-type="float" office:value="-0.409247" calcext:value-type="float">
            <text:p>-0.409247</text:p>
          </table:table-cell>
          <table:table-cell office:value-type="float" office:value="0.682641" calcext:value-type="float">
            <text:p>0.682641</text:p>
          </table:table-cell>
          <table:table-cell office:value-type="float" office:value="-0.735448" calcext:value-type="float">
            <text:p>-0.735448</text:p>
          </table:table-cell>
          <table:table-cell office:value-type="string" calcext:value-type="string">
            <text:p><text:s/></text:p>
          </table:table-cell>
          <table:table-cell office:value-type="float" office:value="0.319283" calcext:value-type="float">
            <text:p>0.319283</text:p>
          </table:table-cell>
          <table:table-cell office:value-type="float" office:value="0.0267297" calcext:value-type="float">
            <text:p>0.0267297</text:p>
          </table:table-cell>
          <table:table-cell office:value-type="float" office:value="1.00992" calcext:value-type="float">
            <text:p>1.00992</text:p>
          </table:table-cell>
          <table:table-cell office:value-type="string" calcext:value-type="string">
            <text:p><text:s/></text:p>
          </table:table-cell>
          <table:table-cell office:value-type="float" office:value="-1.55876" calcext:value-type="float">
            <text:p>-1.55876</text:p>
          </table:table-cell>
          <table:table-cell office:value-type="float" office:value="-1.02996" calcext:value-type="float">
            <text:p>-1.02996</text:p>
          </table:table-cell>
          <table:table-cell office:value-type="float" office:value="-1.58171" calcext:value-type="float">
            <text:p>-1.5817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319406" calcext:value-type="float">
            <text:p>0.319406</text:p>
          </table:table-cell>
          <table:table-cell office:value-type="float" office:value="-0.501558" calcext:value-type="float">
            <text:p>-0.501558</text:p>
          </table:table-cell>
          <table:table-cell office:value-type="float" office:value="-0.0727019" calcext:value-type="float">
            <text:p>-0.0727019</text:p>
          </table:table-cell>
          <table:table-cell office:value-type="float" office:value="1.42791" calcext:value-type="float">
            <text:p>1.42791</text:p>
          </table:table-cell>
          <table:table-cell office:value-type="float" office:value="-0.408442" calcext:value-type="float">
            <text:p>-0.408442</text:p>
          </table:table-cell>
          <table:table-cell office:value-type="float" office:value="0.681748" calcext:value-type="float">
            <text:p>0.681748</text:p>
          </table:table-cell>
          <table:table-cell office:value-type="float" office:value="-0.750412" calcext:value-type="float">
            <text:p>-0.750412</text:p>
          </table:table-cell>
          <table:table-cell office:value-type="string" calcext:value-type="string">
            <text:p><text:s/></text:p>
          </table:table-cell>
          <table:table-cell office:value-type="float" office:value="0.319283" calcext:value-type="float">
            <text:p>0.319283</text:p>
          </table:table-cell>
          <table:table-cell office:value-type="float" office:value="0.0234497" calcext:value-type="float">
            <text:p>0.0234497</text:p>
          </table:table-cell>
          <table:table-cell office:value-type="float" office:value="1.00956" calcext:value-type="float">
            <text:p>1.00956</text:p>
          </table:table-cell>
          <table:table-cell office:value-type="string" calcext:value-type="string">
            <text:p><text:s/></text:p>
          </table:table-cell>
          <table:table-cell office:value-type="float" office:value="-1.55842" calcext:value-type="float">
            <text:p>-1.55842</text:p>
          </table:table-cell>
          <table:table-cell office:value-type="float" office:value="-1.03996" calcext:value-type="float">
            <text:p>-1.03996</text:p>
          </table:table-cell>
          <table:table-cell office:value-type="float" office:value="-1.58201" calcext:value-type="float">
            <text:p>-1.582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326433" calcext:value-type="float">
            <text:p>0.326433</text:p>
          </table:table-cell>
          <table:table-cell office:value-type="float" office:value="-0.503629" calcext:value-type="float">
            <text:p>-0.503629</text:p>
          </table:table-cell>
          <table:table-cell office:value-type="float" office:value="-0.0815863" calcext:value-type="float">
            <text:p>-0.0815863</text:p>
          </table:table-cell>
          <table:table-cell office:value-type="float" office:value="1.42932" calcext:value-type="float">
            <text:p>1.42932</text:p>
          </table:table-cell>
          <table:table-cell office:value-type="float" office:value="-0.407687" calcext:value-type="float">
            <text:p>-0.407687</text:p>
          </table:table-cell>
          <table:table-cell office:value-type="float" office:value="0.680889" calcext:value-type="float">
            <text:p>0.680889</text:p>
          </table:table-cell>
          <table:table-cell office:value-type="float" office:value="-0.765364" calcext:value-type="float">
            <text:p>-0.765364</text:p>
          </table:table-cell>
          <table:table-cell office:value-type="string" calcext:value-type="string">
            <text:p><text:s/></text:p>
          </table:table-cell>
          <table:table-cell office:value-type="float" office:value="0.319284" calcext:value-type="float">
            <text:p>0.319284</text:p>
          </table:table-cell>
          <table:table-cell office:value-type="float" office:value="0.0201665" calcext:value-type="float">
            <text:p>0.0201665</text:p>
          </table:table-cell>
          <table:table-cell office:value-type="float" office:value="1.0092" calcext:value-type="float">
            <text:p>1.0092</text:p>
          </table:table-cell>
          <table:table-cell office:value-type="string" calcext:value-type="string">
            <text:p><text:s/></text:p>
          </table:table-cell>
          <table:table-cell office:value-type="float" office:value="-1.55808" calcext:value-type="float">
            <text:p>-1.55808</text:p>
          </table:table-cell>
          <table:table-cell office:value-type="float" office:value="-1.04996" calcext:value-type="float">
            <text:p>-1.04996</text:p>
          </table:table-cell>
          <table:table-cell office:value-type="float" office:value="-1.58232" calcext:value-type="float">
            <text:p>-1.5823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333473" calcext:value-type="float">
            <text:p>0.333473</text:p>
          </table:table-cell>
          <table:table-cell office:value-type="float" office:value="-0.505713" calcext:value-type="float">
            <text:p>-0.505713</text:p>
          </table:table-cell>
          <table:table-cell office:value-type="float" office:value="-0.0904506" calcext:value-type="float">
            <text:p>-0.0904506</text:p>
          </table:table-cell>
          <table:table-cell office:value-type="float" office:value="1.43069" calcext:value-type="float">
            <text:p>1.43069</text:p>
          </table:table-cell>
          <table:table-cell office:value-type="float" office:value="-0.406984" calcext:value-type="float">
            <text:p>-0.406984</text:p>
          </table:table-cell>
          <table:table-cell office:value-type="float" office:value="0.680063" calcext:value-type="float">
            <text:p>0.680063</text:p>
          </table:table-cell>
          <table:table-cell office:value-type="float" office:value="-0.780302" calcext:value-type="float">
            <text:p>-0.780302</text:p>
          </table:table-cell>
          <table:table-cell office:value-type="string" calcext:value-type="string">
            <text:p><text:s/></text:p>
          </table:table-cell>
          <table:table-cell office:value-type="float" office:value="0.319284" calcext:value-type="float">
            <text:p>0.319284</text:p>
          </table:table-cell>
          <table:table-cell office:value-type="float" office:value="0.01688" calcext:value-type="float">
            <text:p>0.01688</text:p>
          </table:table-cell>
          <table:table-cell office:value-type="float" office:value="1.00884" calcext:value-type="float">
            <text:p>1.00884</text:p>
          </table:table-cell>
          <table:table-cell office:value-type="string" calcext:value-type="string">
            <text:p><text:s/></text:p>
          </table:table-cell>
          <table:table-cell office:value-type="float" office:value="-1.55772" calcext:value-type="float">
            <text:p>-1.55772</text:p>
          </table:table-cell>
          <table:table-cell office:value-type="float" office:value="-1.05996" calcext:value-type="float">
            <text:p>-1.05996</text:p>
          </table:table-cell>
          <table:table-cell office:value-type="float" office:value="-1.58265" calcext:value-type="float">
            <text:p>-1.5826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340523" calcext:value-type="float">
            <text:p>0.340523</text:p>
          </table:table-cell>
          <table:table-cell office:value-type="float" office:value="-0.507809" calcext:value-type="float">
            <text:p>-0.507809</text:p>
          </table:table-cell>
          <table:table-cell office:value-type="float" office:value="-0.0992943" calcext:value-type="float">
            <text:p>-0.0992943</text:p>
          </table:table-cell>
          <table:table-cell office:value-type="float" office:value="1.43202" calcext:value-type="float">
            <text:p>1.43202</text:p>
          </table:table-cell>
          <table:table-cell office:value-type="float" office:value="-0.406332" calcext:value-type="float">
            <text:p>-0.406332</text:p>
          </table:table-cell>
          <table:table-cell office:value-type="float" office:value="0.679272" calcext:value-type="float">
            <text:p>0.679272</text:p>
          </table:table-cell>
          <table:table-cell office:value-type="float" office:value="-0.795226" calcext:value-type="float">
            <text:p>-0.795226</text:p>
          </table:table-cell>
          <table:table-cell office:value-type="string" calcext:value-type="string">
            <text:p><text:s/></text:p>
          </table:table-cell>
          <table:table-cell office:value-type="float" office:value="0.319286" calcext:value-type="float">
            <text:p>0.319286</text:p>
          </table:table-cell>
          <table:table-cell office:value-type="float" office:value="0.0135903" calcext:value-type="float">
            <text:p>0.0135903</text:p>
          </table:table-cell>
          <table:table-cell office:value-type="float" office:value="1.00847" calcext:value-type="float">
            <text:p>1.00847</text:p>
          </table:table-cell>
          <table:table-cell office:value-type="string" calcext:value-type="string">
            <text:p><text:s/></text:p>
          </table:table-cell>
          <table:table-cell office:value-type="float" office:value="-1.55735" calcext:value-type="float">
            <text:p>-1.55735</text:p>
          </table:table-cell>
          <table:table-cell office:value-type="float" office:value="-1.06996" calcext:value-type="float">
            <text:p>-1.06996</text:p>
          </table:table-cell>
          <table:table-cell office:value-type="float" office:value="-1.58299" calcext:value-type="float">
            <text:p>-1.5829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347585" calcext:value-type="float">
            <text:p>0.347585</text:p>
          </table:table-cell>
          <table:table-cell office:value-type="float" office:value="-0.509919" calcext:value-type="float">
            <text:p>-0.509919</text:p>
          </table:table-cell>
          <table:table-cell office:value-type="float" office:value="-0.108117" calcext:value-type="float">
            <text:p>-0.108117</text:p>
          </table:table-cell>
          <table:table-cell office:value-type="float" office:value="1.4333" calcext:value-type="float">
            <text:p>1.4333</text:p>
          </table:table-cell>
          <table:table-cell office:value-type="float" office:value="-0.405732" calcext:value-type="float">
            <text:p>-0.405732</text:p>
          </table:table-cell>
          <table:table-cell office:value-type="float" office:value="0.678514" calcext:value-type="float">
            <text:p>0.678514</text:p>
          </table:table-cell>
          <table:table-cell office:value-type="float" office:value="-0.810136" calcext:value-type="float">
            <text:p>-0.810136</text:p>
          </table:table-cell>
          <table:table-cell office:value-type="string" calcext:value-type="string">
            <text:p><text:s/></text:p>
          </table:table-cell>
          <table:table-cell office:value-type="float" office:value="0.319287" calcext:value-type="float">
            <text:p>0.319287</text:p>
          </table:table-cell>
          <table:table-cell office:value-type="float" office:value="0.0102974" calcext:value-type="float">
            <text:p>0.0102974</text:p>
          </table:table-cell>
          <table:table-cell office:value-type="float" office:value="1.00811" calcext:value-type="float">
            <text:p>1.00811</text:p>
          </table:table-cell>
          <table:table-cell office:value-type="string" calcext:value-type="string">
            <text:p><text:s/></text:p>
          </table:table-cell>
          <table:table-cell office:value-type="float" office:value="-1.55696" calcext:value-type="float">
            <text:p>-1.55696</text:p>
          </table:table-cell>
          <table:table-cell office:value-type="float" office:value="-1.07995" calcext:value-type="float">
            <text:p>-1.07995</text:p>
          </table:table-cell>
          <table:table-cell office:value-type="float" office:value="-1.58335" calcext:value-type="float">
            <text:p>-1.5833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354657" calcext:value-type="float">
            <text:p>0.354657</text:p>
          </table:table-cell>
          <table:table-cell office:value-type="float" office:value="-0.512043" calcext:value-type="float">
            <text:p>-0.512043</text:p>
          </table:table-cell>
          <table:table-cell office:value-type="float" office:value="-0.116918" calcext:value-type="float">
            <text:p>-0.116918</text:p>
          </table:table-cell>
          <table:table-cell office:value-type="float" office:value="1.43453" calcext:value-type="float">
            <text:p>1.43453</text:p>
          </table:table-cell>
          <table:table-cell office:value-type="float" office:value="-0.405184" calcext:value-type="float">
            <text:p>-0.405184</text:p>
          </table:table-cell>
          <table:table-cell office:value-type="float" office:value="0.677791" calcext:value-type="float">
            <text:p>0.677791</text:p>
          </table:table-cell>
          <table:table-cell office:value-type="float" office:value="-0.825031" calcext:value-type="float">
            <text:p>-0.825031</text:p>
          </table:table-cell>
          <table:table-cell office:value-type="string" calcext:value-type="string">
            <text:p><text:s/></text:p>
          </table:table-cell>
          <table:table-cell office:value-type="float" office:value="0.319289" calcext:value-type="float">
            <text:p>0.319289</text:p>
          </table:table-cell>
          <table:table-cell office:value-type="float" office:value="0.00700115" calcext:value-type="float">
            <text:p>0.00700115</text:p>
          </table:table-cell>
          <table:table-cell office:value-type="float" office:value="1.00774" calcext:value-type="float">
            <text:p>1.00774</text:p>
          </table:table-cell>
          <table:table-cell office:value-type="string" calcext:value-type="string">
            <text:p><text:s/></text:p>
          </table:table-cell>
          <table:table-cell office:value-type="float" office:value="-1.55656" calcext:value-type="float">
            <text:p>-1.55656</text:p>
          </table:table-cell>
          <table:table-cell office:value-type="float" office:value="-1.08995" calcext:value-type="float">
            <text:p>-1.08995</text:p>
          </table:table-cell>
          <table:table-cell office:value-type="float" office:value="-1.58372" calcext:value-type="float">
            <text:p>-1.5837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361741" calcext:value-type="float">
            <text:p>0.361741</text:p>
          </table:table-cell>
          <table:table-cell office:value-type="float" office:value="-0.514182" calcext:value-type="float">
            <text:p>-0.514182</text:p>
          </table:table-cell>
          <table:table-cell office:value-type="float" office:value="-0.125698" calcext:value-type="float">
            <text:p>-0.125698</text:p>
          </table:table-cell>
          <table:table-cell office:value-type="float" office:value="1.43572" calcext:value-type="float">
            <text:p>1.43572</text:p>
          </table:table-cell>
          <table:table-cell office:value-type="float" office:value="-0.404688" calcext:value-type="float">
            <text:p>-0.404688</text:p>
          </table:table-cell>
          <table:table-cell office:value-type="float" office:value="0.677101" calcext:value-type="float">
            <text:p>0.677101</text:p>
          </table:table-cell>
          <table:table-cell office:value-type="float" office:value="-0.839912" calcext:value-type="float">
            <text:p>-0.839912</text:p>
          </table:table-cell>
          <table:table-cell office:value-type="string" calcext:value-type="string">
            <text:p><text:s/></text:p>
          </table:table-cell>
          <table:table-cell office:value-type="float" office:value="0.319291" calcext:value-type="float">
            <text:p>0.319291</text:p>
          </table:table-cell>
          <table:table-cell office:value-type="float" office:value="0.00370168" calcext:value-type="float">
            <text:p>0.00370168</text:p>
          </table:table-cell>
          <table:table-cell office:value-type="float" office:value="1.00737" calcext:value-type="float">
            <text:p>1.00737</text:p>
          </table:table-cell>
          <table:table-cell office:value-type="string" calcext:value-type="string">
            <text:p><text:s/></text:p>
          </table:table-cell>
          <table:table-cell office:value-type="float" office:value="-1.55614" calcext:value-type="float">
            <text:p>-1.55614</text:p>
          </table:table-cell>
          <table:table-cell office:value-type="float" office:value="-1.09995" calcext:value-type="float">
            <text:p>-1.09995</text:p>
          </table:table-cell>
          <table:table-cell office:value-type="float" office:value="-1.58411" calcext:value-type="float">
            <text:p>-1.5841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368835" calcext:value-type="float">
            <text:p>0.368835</text:p>
          </table:table-cell>
          <table:table-cell office:value-type="float" office:value="-0.516336" calcext:value-type="float">
            <text:p>-0.516336</text:p>
          </table:table-cell>
          <table:table-cell office:value-type="float" office:value="-0.134455" calcext:value-type="float">
            <text:p>-0.134455</text:p>
          </table:table-cell>
          <table:table-cell office:value-type="float" office:value="1.43687" calcext:value-type="float">
            <text:p>1.43687</text:p>
          </table:table-cell>
          <table:table-cell office:value-type="float" office:value="-0.404245" calcext:value-type="float">
            <text:p>-0.404245</text:p>
          </table:table-cell>
          <table:table-cell office:value-type="float" office:value="0.676446" calcext:value-type="float">
            <text:p>0.676446</text:p>
          </table:table-cell>
          <table:table-cell office:value-type="float" office:value="-0.854776" calcext:value-type="float">
            <text:p>-0.854776</text:p>
          </table:table-cell>
          <table:table-cell office:value-type="string" calcext:value-type="string">
            <text:p><text:s/></text:p>
          </table:table-cell>
          <table:table-cell office:value-type="float" office:value="0.319294" calcext:value-type="float">
            <text:p>0.319294</text:p>
          </table:table-cell>
          <table:table-cell office:value-type="float" office:value="0.000398915" calcext:value-type="float">
            <text:p>0.000398915</text:p>
          </table:table-cell>
          <table:table-cell office:value-type="float" office:value="1.007" calcext:value-type="float">
            <text:p>1.007</text:p>
          </table:table-cell>
          <table:table-cell office:value-type="string" calcext:value-type="string">
            <text:p><text:s/></text:p>
          </table:table-cell>
          <table:table-cell office:value-type="float" office:value="-1.5557" calcext:value-type="float">
            <text:p>-1.5557</text:p>
          </table:table-cell>
          <table:table-cell office:value-type="float" office:value="-1.10995" calcext:value-type="float">
            <text:p>-1.10995</text:p>
          </table:table-cell>
          <table:table-cell office:value-type="float" office:value="-1.58452" calcext:value-type="float">
            <text:p>-1.5845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37594" calcext:value-type="float">
            <text:p>0.37594</text:p>
          </table:table-cell>
          <table:table-cell office:value-type="float" office:value="-0.518505" calcext:value-type="float">
            <text:p>-0.518505</text:p>
          </table:table-cell>
          <table:table-cell office:value-type="float" office:value="-0.14319" calcext:value-type="float">
            <text:p>-0.14319</text:p>
          </table:table-cell>
          <table:table-cell office:value-type="float" office:value="1.43797" calcext:value-type="float">
            <text:p>1.43797</text:p>
          </table:table-cell>
          <table:table-cell office:value-type="float" office:value="-0.403855" calcext:value-type="float">
            <text:p>-0.403855</text:p>
          </table:table-cell>
          <table:table-cell office:value-type="float" office:value="0.675826" calcext:value-type="float">
            <text:p>0.675826</text:p>
          </table:table-cell>
          <table:table-cell office:value-type="float" office:value="-0.869625" calcext:value-type="float">
            <text:p>-0.869625</text:p>
          </table:table-cell>
          <table:table-cell office:value-type="string" calcext:value-type="string">
            <text:p><text:s/></text:p>
          </table:table-cell>
          <table:table-cell office:value-type="float" office:value="0.319297" calcext:value-type="float">
            <text:p>0.319297</text:p>
          </table:table-cell>
          <table:table-cell office:value-type="float" office:value="-0.00290714" calcext:value-type="float">
            <text:p>-0.00290714</text:p>
          </table:table-cell>
          <table:table-cell office:value-type="float" office:value="1.00663" calcext:value-type="float">
            <text:p>1.00663</text:p>
          </table:table-cell>
          <table:table-cell office:value-type="string" calcext:value-type="string">
            <text:p><text:s/></text:p>
          </table:table-cell>
          <table:table-cell office:value-type="float" office:value="-1.55525" calcext:value-type="float">
            <text:p>-1.55525</text:p>
          </table:table-cell>
          <table:table-cell office:value-type="float" office:value="-1.11995" calcext:value-type="float">
            <text:p>-1.11995</text:p>
          </table:table-cell>
          <table:table-cell office:value-type="float" office:value="-1.58495" calcext:value-type="float">
            <text:p>-1.5849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383054" calcext:value-type="float">
            <text:p>0.383054</text:p>
          </table:table-cell>
          <table:table-cell office:value-type="float" office:value="-0.52069" calcext:value-type="float">
            <text:p>-0.52069</text:p>
          </table:table-cell>
          <table:table-cell office:value-type="float" office:value="-0.151901" calcext:value-type="float">
            <text:p>-0.151901</text:p>
          </table:table-cell>
          <table:table-cell office:value-type="float" office:value="1.43903" calcext:value-type="float">
            <text:p>1.43903</text:p>
          </table:table-cell>
          <table:table-cell office:value-type="float" office:value="-0.403518" calcext:value-type="float">
            <text:p>-0.403518</text:p>
          </table:table-cell>
          <table:table-cell office:value-type="float" office:value="0.675239" calcext:value-type="float">
            <text:p>0.675239</text:p>
          </table:table-cell>
          <table:table-cell office:value-type="float" office:value="-0.884457" calcext:value-type="float">
            <text:p>-0.884457</text:p>
          </table:table-cell>
          <table:table-cell office:value-type="string" calcext:value-type="string">
            <text:p><text:s/></text:p>
          </table:table-cell>
          <table:table-cell office:value-type="float" office:value="0.3193" calcext:value-type="float">
            <text:p>0.3193</text:p>
          </table:table-cell>
          <table:table-cell office:value-type="float" office:value="-0.00621649" calcext:value-type="float">
            <text:p>-0.00621649</text:p>
          </table:table-cell>
          <table:table-cell office:value-type="float" office:value="1.00625" calcext:value-type="float">
            <text:p>1.00625</text:p>
          </table:table-cell>
          <table:table-cell office:value-type="string" calcext:value-type="string">
            <text:p><text:s/></text:p>
          </table:table-cell>
          <table:table-cell office:value-type="float" office:value="-1.55477" calcext:value-type="float">
            <text:p>-1.55477</text:p>
          </table:table-cell>
          <table:table-cell office:value-type="float" office:value="-1.12995" calcext:value-type="float">
            <text:p>-1.12995</text:p>
          </table:table-cell>
          <table:table-cell office:value-type="float" office:value="-1.5854" calcext:value-type="float">
            <text:p>-1.585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390179" calcext:value-type="float">
            <text:p>0.390179</text:p>
          </table:table-cell>
          <table:table-cell office:value-type="float" office:value="-0.522892" calcext:value-type="float">
            <text:p>-0.522892</text:p>
          </table:table-cell>
          <table:table-cell office:value-type="float" office:value="-0.160589" calcext:value-type="float">
            <text:p>-0.160589</text:p>
          </table:table-cell>
          <table:table-cell office:value-type="float" office:value="1.44004" calcext:value-type="float">
            <text:p>1.44004</text:p>
          </table:table-cell>
          <table:table-cell office:value-type="float" office:value="-0.403234" calcext:value-type="float">
            <text:p>-0.403234</text:p>
          </table:table-cell>
          <table:table-cell office:value-type="float" office:value="0.674687" calcext:value-type="float">
            <text:p>0.674687</text:p>
          </table:table-cell>
          <table:table-cell office:value-type="float" office:value="-0.899272" calcext:value-type="float">
            <text:p>-0.899272</text:p>
          </table:table-cell>
          <table:table-cell office:value-type="string" calcext:value-type="string">
            <text:p><text:s/></text:p>
          </table:table-cell>
          <table:table-cell office:value-type="float" office:value="0.319304" calcext:value-type="float">
            <text:p>0.319304</text:p>
          </table:table-cell>
          <table:table-cell office:value-type="float" office:value="-0.00952916" calcext:value-type="float">
            <text:p>-0.00952916</text:p>
          </table:table-cell>
          <table:table-cell office:value-type="float" office:value="1.00588" calcext:value-type="float">
            <text:p>1.00588</text:p>
          </table:table-cell>
          <table:table-cell office:value-type="string" calcext:value-type="string">
            <text:p><text:s/></text:p>
          </table:table-cell>
          <table:table-cell office:value-type="float" office:value="-1.55428" calcext:value-type="float">
            <text:p>-1.55428</text:p>
          </table:table-cell>
          <table:table-cell office:value-type="float" office:value="-1.13994" calcext:value-type="float">
            <text:p>-1.13994</text:p>
          </table:table-cell>
          <table:table-cell office:value-type="float" office:value="-1.58587" calcext:value-type="float">
            <text:p>-1.5858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397314" calcext:value-type="float">
            <text:p>0.397314</text:p>
          </table:table-cell>
          <table:table-cell office:value-type="float" office:value="-0.525111" calcext:value-type="float">
            <text:p>-0.525111</text:p>
          </table:table-cell>
          <table:table-cell office:value-type="float" office:value="-0.169252" calcext:value-type="float">
            <text:p>-0.169252</text:p>
          </table:table-cell>
          <table:table-cell office:value-type="float" office:value="1.44101" calcext:value-type="float">
            <text:p>1.44101</text:p>
          </table:table-cell>
          <table:table-cell office:value-type="float" office:value="-0.403005" calcext:value-type="float">
            <text:p>-0.403005</text:p>
          </table:table-cell>
          <table:table-cell office:value-type="float" office:value="0.67417" calcext:value-type="float">
            <text:p>0.67417</text:p>
          </table:table-cell>
          <table:table-cell office:value-type="float" office:value="-0.914071" calcext:value-type="float">
            <text:p>-0.914071</text:p>
          </table:table-cell>
          <table:table-cell office:value-type="string" calcext:value-type="string">
            <text:p><text:s/></text:p>
          </table:table-cell>
          <table:table-cell office:value-type="float" office:value="0.319307" calcext:value-type="float">
            <text:p>0.319307</text:p>
          </table:table-cell>
          <table:table-cell office:value-type="float" office:value="-0.0128452" calcext:value-type="float">
            <text:p>-0.0128452</text:p>
          </table:table-cell>
          <table:table-cell office:value-type="float" office:value="1.0055" calcext:value-type="float">
            <text:p>1.0055</text:p>
          </table:table-cell>
          <table:table-cell office:value-type="string" calcext:value-type="string">
            <text:p><text:s/></text:p>
          </table:table-cell>
          <table:table-cell office:value-type="float" office:value="-1.55376" calcext:value-type="float">
            <text:p>-1.55376</text:p>
          </table:table-cell>
          <table:table-cell office:value-type="float" office:value="-1.14994" calcext:value-type="float">
            <text:p>-1.14994</text:p>
          </table:table-cell>
          <table:table-cell office:value-type="float" office:value="-1.58637" calcext:value-type="float">
            <text:p>-1.5863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404458" calcext:value-type="float">
            <text:p>0.404458</text:p>
          </table:table-cell>
          <table:table-cell office:value-type="float" office:value="-0.527348" calcext:value-type="float">
            <text:p>-0.527348</text:p>
          </table:table-cell>
          <table:table-cell office:value-type="float" office:value="-0.17789" calcext:value-type="float">
            <text:p>-0.17789</text:p>
          </table:table-cell>
          <table:table-cell office:value-type="float" office:value="1.44193" calcext:value-type="float">
            <text:p>1.44193</text:p>
          </table:table-cell>
          <table:table-cell office:value-type="float" office:value="-0.402829" calcext:value-type="float">
            <text:p>-0.402829</text:p>
          </table:table-cell>
          <table:table-cell office:value-type="float" office:value="0.673687" calcext:value-type="float">
            <text:p>0.673687</text:p>
          </table:table-cell>
          <table:table-cell office:value-type="float" office:value="-0.928851" calcext:value-type="float">
            <text:p>-0.928851</text:p>
          </table:table-cell>
          <table:table-cell office:value-type="string" calcext:value-type="string">
            <text:p><text:s/></text:p>
          </table:table-cell>
          <table:table-cell office:value-type="float" office:value="0.319312" calcext:value-type="float">
            <text:p>0.319312</text:p>
          </table:table-cell>
          <table:table-cell office:value-type="float" office:value="-0.0161645" calcext:value-type="float">
            <text:p>-0.0161645</text:p>
          </table:table-cell>
          <table:table-cell office:value-type="float" office:value="1.00512" calcext:value-type="float">
            <text:p>1.00512</text:p>
          </table:table-cell>
          <table:table-cell office:value-type="string" calcext:value-type="string">
            <text:p><text:s/></text:p>
          </table:table-cell>
          <table:table-cell office:value-type="float" office:value="-1.55322" calcext:value-type="float">
            <text:p>-1.55322</text:p>
          </table:table-cell>
          <table:table-cell office:value-type="float" office:value="-1.15994" calcext:value-type="float">
            <text:p>-1.15994</text:p>
          </table:table-cell>
          <table:table-cell office:value-type="float" office:value="-1.58689" calcext:value-type="float">
            <text:p>-1.5868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411611" calcext:value-type="float">
            <text:p>0.411611</text:p>
          </table:table-cell>
          <table:table-cell office:value-type="float" office:value="-0.529602" calcext:value-type="float">
            <text:p>-0.529602</text:p>
          </table:table-cell>
          <table:table-cell office:value-type="float" office:value="-0.186502" calcext:value-type="float">
            <text:p>-0.186502</text:p>
          </table:table-cell>
          <table:table-cell office:value-type="float" office:value="1.4428" calcext:value-type="float">
            <text:p>1.4428</text:p>
          </table:table-cell>
          <table:table-cell office:value-type="float" office:value="-0.402708" calcext:value-type="float">
            <text:p>-0.402708</text:p>
          </table:table-cell>
          <table:table-cell office:value-type="float" office:value="0.67324" calcext:value-type="float">
            <text:p>0.67324</text:p>
          </table:table-cell>
          <table:table-cell office:value-type="float" office:value="-0.943614" calcext:value-type="float">
            <text:p>-0.943614</text:p>
          </table:table-cell>
          <table:table-cell office:value-type="string" calcext:value-type="string">
            <text:p><text:s/></text:p>
          </table:table-cell>
          <table:table-cell office:value-type="float" office:value="0.319316" calcext:value-type="float">
            <text:p>0.319316</text:p>
          </table:table-cell>
          <table:table-cell office:value-type="float" office:value="-0.0194872" calcext:value-type="float">
            <text:p>-0.0194872</text:p>
          </table:table-cell>
          <table:table-cell office:value-type="float" office:value="1.00474" calcext:value-type="float">
            <text:p>1.00474</text:p>
          </table:table-cell>
          <table:table-cell office:value-type="string" calcext:value-type="string">
            <text:p><text:s/></text:p>
          </table:table-cell>
          <table:table-cell office:value-type="float" office:value="-1.55265" calcext:value-type="float">
            <text:p>-1.55265</text:p>
          </table:table-cell>
          <table:table-cell office:value-type="float" office:value="-1.16994" calcext:value-type="float">
            <text:p>-1.16994</text:p>
          </table:table-cell>
          <table:table-cell office:value-type="float" office:value="-1.58743" calcext:value-type="float">
            <text:p>-1.5874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418773" calcext:value-type="float">
            <text:p>0.418773</text:p>
          </table:table-cell>
          <table:table-cell office:value-type="float" office:value="-0.531875" calcext:value-type="float">
            <text:p>-0.531875</text:p>
          </table:table-cell>
          <table:table-cell office:value-type="float" office:value="-0.195089" calcext:value-type="float">
            <text:p>-0.195089</text:p>
          </table:table-cell>
          <table:table-cell office:value-type="float" office:value="1.44363" calcext:value-type="float">
            <text:p>1.44363</text:p>
          </table:table-cell>
          <table:table-cell office:value-type="float" office:value="-0.402641" calcext:value-type="float">
            <text:p>-0.402641</text:p>
          </table:table-cell>
          <table:table-cell office:value-type="float" office:value="0.672827" calcext:value-type="float">
            <text:p>0.672827</text:p>
          </table:table-cell>
          <table:table-cell office:value-type="float" office:value="-0.958358" calcext:value-type="float">
            <text:p>-0.958358</text:p>
          </table:table-cell>
          <table:table-cell office:value-type="string" calcext:value-type="string">
            <text:p><text:s/></text:p>
          </table:table-cell>
          <table:table-cell office:value-type="float" office:value="0.319321" calcext:value-type="float">
            <text:p>0.319321</text:p>
          </table:table-cell>
          <table:table-cell office:value-type="float" office:value="-0.0228132" calcext:value-type="float">
            <text:p>-0.0228132</text:p>
          </table:table-cell>
          <table:table-cell office:value-type="float" office:value="1.00436" calcext:value-type="float">
            <text:p>1.00436</text:p>
          </table:table-cell>
          <table:table-cell office:value-type="string" calcext:value-type="string">
            <text:p><text:s/></text:p>
          </table:table-cell>
          <table:table-cell office:value-type="float" office:value="-1.55205" calcext:value-type="float">
            <text:p>-1.55205</text:p>
          </table:table-cell>
          <table:table-cell office:value-type="float" office:value="-1.17994" calcext:value-type="float">
            <text:p>-1.17994</text:p>
          </table:table-cell>
          <table:table-cell office:value-type="float" office:value="-1.58801" calcext:value-type="float">
            <text:p>-1.58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425943" calcext:value-type="float">
            <text:p>0.425943</text:p>
          </table:table-cell>
          <table:table-cell office:value-type="float" office:value="-0.534167" calcext:value-type="float">
            <text:p>-0.534167</text:p>
          </table:table-cell>
          <table:table-cell office:value-type="float" office:value="-0.203648" calcext:value-type="float">
            <text:p>-0.203648</text:p>
          </table:table-cell>
          <table:table-cell office:value-type="float" office:value="1.44442" calcext:value-type="float">
            <text:p>1.44442</text:p>
          </table:table-cell>
          <table:table-cell office:value-type="float" office:value="-0.402629" calcext:value-type="float">
            <text:p>-0.402629</text:p>
          </table:table-cell>
          <table:table-cell office:value-type="float" office:value="0.672449" calcext:value-type="float">
            <text:p>0.672449</text:p>
          </table:table-cell>
          <table:table-cell office:value-type="float" office:value="-0.973083" calcext:value-type="float">
            <text:p>-0.973083</text:p>
          </table:table-cell>
          <table:table-cell office:value-type="string" calcext:value-type="string">
            <text:p><text:s/></text:p>
          </table:table-cell>
          <table:table-cell office:value-type="float" office:value="0.319326" calcext:value-type="float">
            <text:p>0.319326</text:p>
          </table:table-cell>
          <table:table-cell office:value-type="float" office:value="-0.0261426" calcext:value-type="float">
            <text:p>-0.0261426</text:p>
          </table:table-cell>
          <table:table-cell office:value-type="float" office:value="1.00397" calcext:value-type="float">
            <text:p>1.00397</text:p>
          </table:table-cell>
          <table:table-cell office:value-type="string" calcext:value-type="string">
            <text:p><text:s/></text:p>
          </table:table-cell>
          <table:table-cell office:value-type="float" office:value="-1.55143" calcext:value-type="float">
            <text:p>-1.55143</text:p>
          </table:table-cell>
          <table:table-cell office:value-type="float" office:value="-1.18993" calcext:value-type="float">
            <text:p>-1.18993</text:p>
          </table:table-cell>
          <table:table-cell office:value-type="float" office:value="-1.58862" calcext:value-type="float">
            <text:p>-1.5886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433122" calcext:value-type="float">
            <text:p>0.433122</text:p>
          </table:table-cell>
          <table:table-cell office:value-type="float" office:value="-0.536478" calcext:value-type="float">
            <text:p>-0.536478</text:p>
          </table:table-cell>
          <table:table-cell office:value-type="float" office:value="-0.21218" calcext:value-type="float">
            <text:p>-0.21218</text:p>
          </table:table-cell>
          <table:table-cell office:value-type="float" office:value="1.44515" calcext:value-type="float">
            <text:p>1.44515</text:p>
          </table:table-cell>
          <table:table-cell office:value-type="float" office:value="-0.402672" calcext:value-type="float">
            <text:p>-0.402672</text:p>
          </table:table-cell>
          <table:table-cell office:value-type="float" office:value="0.672106" calcext:value-type="float">
            <text:p>0.672106</text:p>
          </table:table-cell>
          <table:table-cell office:value-type="float" office:value="-0.987789" calcext:value-type="float">
            <text:p>-0.987789</text:p>
          </table:table-cell>
          <table:table-cell office:value-type="string" calcext:value-type="string">
            <text:p><text:s/></text:p>
          </table:table-cell>
          <table:table-cell office:value-type="float" office:value="0.319331" calcext:value-type="float">
            <text:p>0.319331</text:p>
          </table:table-cell>
          <table:table-cell office:value-type="float" office:value="-0.0294754" calcext:value-type="float">
            <text:p>-0.0294754</text:p>
          </table:table-cell>
          <table:table-cell office:value-type="float" office:value="1.00359" calcext:value-type="float">
            <text:p>1.00359</text:p>
          </table:table-cell>
          <table:table-cell office:value-type="string" calcext:value-type="string">
            <text:p><text:s/></text:p>
          </table:table-cell>
          <table:table-cell office:value-type="float" office:value="-1.55077" calcext:value-type="float">
            <text:p>-1.55077</text:p>
          </table:table-cell>
          <table:table-cell office:value-type="float" office:value="-1.19993" calcext:value-type="float">
            <text:p>-1.19993</text:p>
          </table:table-cell>
          <table:table-cell office:value-type="float" office:value="-1.58926" calcext:value-type="float">
            <text:p>-1.5892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440308" calcext:value-type="float">
            <text:p>0.440308</text:p>
          </table:table-cell>
          <table:table-cell office:value-type="float" office:value="-0.53881" calcext:value-type="float">
            <text:p>-0.53881</text:p>
          </table:table-cell>
          <table:table-cell office:value-type="float" office:value="-0.220684" calcext:value-type="float">
            <text:p>-0.220684</text:p>
          </table:table-cell>
          <table:table-cell office:value-type="float" office:value="1.44584" calcext:value-type="float">
            <text:p>1.44584</text:p>
          </table:table-cell>
          <table:table-cell office:value-type="float" office:value="-0.402771" calcext:value-type="float">
            <text:p>-0.402771</text:p>
          </table:table-cell>
          <table:table-cell office:value-type="float" office:value="0.671798" calcext:value-type="float">
            <text:p>0.671798</text:p>
          </table:table-cell>
          <table:table-cell office:value-type="float" office:value="-1.00248" calcext:value-type="float">
            <text:p>-1.00248</text:p>
          </table:table-cell>
          <table:table-cell office:value-type="string" calcext:value-type="string">
            <text:p><text:s/></text:p>
          </table:table-cell>
          <table:table-cell office:value-type="float" office:value="0.319337" calcext:value-type="float">
            <text:p>0.319337</text:p>
          </table:table-cell>
          <table:table-cell office:value-type="float" office:value="-0.0328116" calcext:value-type="float">
            <text:p>-0.0328116</text:p>
          </table:table-cell>
          <table:table-cell office:value-type="float" office:value="1.0032" calcext:value-type="float">
            <text:p>1.0032</text:p>
          </table:table-cell>
          <table:table-cell office:value-type="string" calcext:value-type="string">
            <text:p><text:s/></text:p>
          </table:table-cell>
          <table:table-cell office:value-type="float" office:value="-1.55007" calcext:value-type="float">
            <text:p>-1.55007</text:p>
          </table:table-cell>
          <table:table-cell office:value-type="float" office:value="-1.20993" calcext:value-type="float">
            <text:p>-1.20993</text:p>
          </table:table-cell>
          <table:table-cell office:value-type="float" office:value="-1.58993" calcext:value-type="float">
            <text:p>-1.5899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447502" calcext:value-type="float">
            <text:p>0.447502</text:p>
          </table:table-cell>
          <table:table-cell office:value-type="float" office:value="-0.541161" calcext:value-type="float">
            <text:p>-0.541161</text:p>
          </table:table-cell>
          <table:table-cell office:value-type="float" office:value="-0.229158" calcext:value-type="float">
            <text:p>-0.229158</text:p>
          </table:table-cell>
          <table:table-cell office:value-type="float" office:value="1.44649" calcext:value-type="float">
            <text:p>1.44649</text:p>
          </table:table-cell>
          <table:table-cell office:value-type="float" office:value="-0.402924" calcext:value-type="float">
            <text:p>-0.402924</text:p>
          </table:table-cell>
          <table:table-cell office:value-type="float" office:value="0.671526" calcext:value-type="float">
            <text:p>0.671526</text:p>
          </table:table-cell>
          <table:table-cell office:value-type="float" office:value="-1.01714" calcext:value-type="float">
            <text:p>-1.01714</text:p>
          </table:table-cell>
          <table:table-cell office:value-type="string" calcext:value-type="string">
            <text:p><text:s/></text:p>
          </table:table-cell>
          <table:table-cell office:value-type="float" office:value="0.319342" calcext:value-type="float">
            <text:p>0.319342</text:p>
          </table:table-cell>
          <table:table-cell office:value-type="float" office:value="-0.0361511" calcext:value-type="float">
            <text:p>-0.0361511</text:p>
          </table:table-cell>
          <table:table-cell office:value-type="float" office:value="1.00281" calcext:value-type="float">
            <text:p>1.00281</text:p>
          </table:table-cell>
          <table:table-cell office:value-type="string" calcext:value-type="string">
            <text:p><text:s/></text:p>
          </table:table-cell>
          <table:table-cell office:value-type="float" office:value="-1.54934" calcext:value-type="float">
            <text:p>-1.54934</text:p>
          </table:table-cell>
          <table:table-cell office:value-type="float" office:value="-1.21993" calcext:value-type="float">
            <text:p>-1.21993</text:p>
          </table:table-cell>
          <table:table-cell office:value-type="float" office:value="-1.59065" calcext:value-type="float">
            <text:p>-1.5906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454702" calcext:value-type="float">
            <text:p>0.454702</text:p>
          </table:table-cell>
          <table:table-cell office:value-type="float" office:value="-0.543533" calcext:value-type="float">
            <text:p>-0.543533</text:p>
          </table:table-cell>
          <table:table-cell office:value-type="float" office:value="-0.237603" calcext:value-type="float">
            <text:p>-0.237603</text:p>
          </table:table-cell>
          <table:table-cell office:value-type="float" office:value="1.44708" calcext:value-type="float">
            <text:p>1.44708</text:p>
          </table:table-cell>
          <table:table-cell office:value-type="float" office:value="-0.403134" calcext:value-type="float">
            <text:p>-0.403134</text:p>
          </table:table-cell>
          <table:table-cell office:value-type="float" office:value="0.671289" calcext:value-type="float">
            <text:p>0.671289</text:p>
          </table:table-cell>
          <table:table-cell office:value-type="float" office:value="-1.03179" calcext:value-type="float">
            <text:p>-1.03179</text:p>
          </table:table-cell>
          <table:table-cell office:value-type="string" calcext:value-type="string">
            <text:p><text:s/></text:p>
          </table:table-cell>
          <table:table-cell office:value-type="float" office:value="0.319349" calcext:value-type="float">
            <text:p>0.319349</text:p>
          </table:table-cell>
          <table:table-cell office:value-type="float" office:value="-0.0394942" calcext:value-type="float">
            <text:p>-0.0394942</text:p>
          </table:table-cell>
          <table:table-cell office:value-type="float" office:value="1.00242" calcext:value-type="float">
            <text:p>1.00242</text:p>
          </table:table-cell>
          <table:table-cell office:value-type="string" calcext:value-type="string">
            <text:p><text:s/></text:p>
          </table:table-cell>
          <table:table-cell office:value-type="float" office:value="-1.54857" calcext:value-type="float">
            <text:p>-1.54857</text:p>
          </table:table-cell>
          <table:table-cell office:value-type="float" office:value="-1.22992" calcext:value-type="float">
            <text:p>-1.22992</text:p>
          </table:table-cell>
          <table:table-cell office:value-type="float" office:value="-1.59141" calcext:value-type="float">
            <text:p>-1.5914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461909" calcext:value-type="float">
            <text:p>0.461909</text:p>
          </table:table-cell>
          <table:table-cell office:value-type="float" office:value="-0.545927" calcext:value-type="float">
            <text:p>-0.545927</text:p>
          </table:table-cell>
          <table:table-cell office:value-type="float" office:value="-0.246018" calcext:value-type="float">
            <text:p>-0.246018</text:p>
          </table:table-cell>
          <table:table-cell office:value-type="float" office:value="1.44763" calcext:value-type="float">
            <text:p>1.44763</text:p>
          </table:table-cell>
          <table:table-cell office:value-type="float" office:value="-0.4034" calcext:value-type="float">
            <text:p>-0.4034</text:p>
          </table:table-cell>
          <table:table-cell office:value-type="float" office:value="0.671087" calcext:value-type="float">
            <text:p>0.671087</text:p>
          </table:table-cell>
          <table:table-cell office:value-type="float" office:value="-1.04642" calcext:value-type="float">
            <text:p>-1.04642</text:p>
          </table:table-cell>
          <table:table-cell office:value-type="string" calcext:value-type="string">
            <text:p><text:s/></text:p>
          </table:table-cell>
          <table:table-cell office:value-type="float" office:value="0.319355" calcext:value-type="float">
            <text:p>0.319355</text:p>
          </table:table-cell>
          <table:table-cell office:value-type="float" office:value="-0.0428406" calcext:value-type="float">
            <text:p>-0.0428406</text:p>
          </table:table-cell>
          <table:table-cell office:value-type="float" office:value="1.00203" calcext:value-type="float">
            <text:p>1.00203</text:p>
          </table:table-cell>
          <table:table-cell office:value-type="string" calcext:value-type="string">
            <text:p><text:s/></text:p>
          </table:table-cell>
          <table:table-cell office:value-type="float" office:value="-1.54775" calcext:value-type="float">
            <text:p>-1.54775</text:p>
          </table:table-cell>
          <table:table-cell office:value-type="float" office:value="-1.23992" calcext:value-type="float">
            <text:p>-1.23992</text:p>
          </table:table-cell>
          <table:table-cell office:value-type="float" office:value="-1.59222" calcext:value-type="float">
            <text:p>-1.5922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469123" calcext:value-type="float">
            <text:p>0.469123</text:p>
          </table:table-cell>
          <table:table-cell office:value-type="float" office:value="-0.548342" calcext:value-type="float">
            <text:p>-0.548342</text:p>
          </table:table-cell>
          <table:table-cell office:value-type="float" office:value="-0.254401" calcext:value-type="float">
            <text:p>-0.254401</text:p>
          </table:table-cell>
          <table:table-cell office:value-type="float" office:value="1.44813" calcext:value-type="float">
            <text:p>1.44813</text:p>
          </table:table-cell>
          <table:table-cell office:value-type="float" office:value="-0.403721" calcext:value-type="float">
            <text:p>-0.403721</text:p>
          </table:table-cell>
          <table:table-cell office:value-type="float" office:value="0.670921" calcext:value-type="float">
            <text:p>0.670921</text:p>
          </table:table-cell>
          <table:table-cell office:value-type="float" office:value="-1.06102" calcext:value-type="float">
            <text:p>-1.06102</text:p>
          </table:table-cell>
          <table:table-cell office:value-type="string" calcext:value-type="string">
            <text:p><text:s/></text:p>
          </table:table-cell>
          <table:table-cell office:value-type="float" office:value="0.319362" calcext:value-type="float">
            <text:p>0.319362</text:p>
          </table:table-cell>
          <table:table-cell office:value-type="float" office:value="-0.0461905" calcext:value-type="float">
            <text:p>-0.0461905</text:p>
          </table:table-cell>
          <table:table-cell office:value-type="float" office:value="1.00164" calcext:value-type="float">
            <text:p>1.00164</text:p>
          </table:table-cell>
          <table:table-cell office:value-type="string" calcext:value-type="string">
            <text:p><text:s/></text:p>
          </table:table-cell>
          <table:table-cell office:value-type="float" office:value="-1.54688" calcext:value-type="float">
            <text:p>-1.54688</text:p>
          </table:table-cell>
          <table:table-cell office:value-type="float" office:value="-1.24992" calcext:value-type="float">
            <text:p>-1.24992</text:p>
          </table:table-cell>
          <table:table-cell office:value-type="float" office:value="-1.59307" calcext:value-type="float">
            <text:p>-1.5930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476342" calcext:value-type="float">
            <text:p>0.476342</text:p>
          </table:table-cell>
          <table:table-cell office:value-type="float" office:value="-0.550779" calcext:value-type="float">
            <text:p>-0.550779</text:p>
          </table:table-cell>
          <table:table-cell office:value-type="float" office:value="-0.262752" calcext:value-type="float">
            <text:p>-0.262752</text:p>
          </table:table-cell>
          <table:table-cell office:value-type="float" office:value="1.44859" calcext:value-type="float">
            <text:p>1.44859</text:p>
          </table:table-cell>
          <table:table-cell office:value-type="float" office:value="-0.404099" calcext:value-type="float">
            <text:p>-0.404099</text:p>
          </table:table-cell>
          <table:table-cell office:value-type="float" office:value="0.670791" calcext:value-type="float">
            <text:p>0.670791</text:p>
          </table:table-cell>
          <table:table-cell office:value-type="float" office:value="-1.07561" calcext:value-type="float">
            <text:p>-1.07561</text:p>
          </table:table-cell>
          <table:table-cell office:value-type="string" calcext:value-type="string">
            <text:p><text:s/></text:p>
          </table:table-cell>
          <table:table-cell office:value-type="float" office:value="0.319369" calcext:value-type="float">
            <text:p>0.319369</text:p>
          </table:table-cell>
          <table:table-cell office:value-type="float" office:value="-0.0495438" calcext:value-type="float">
            <text:p>-0.0495438</text:p>
          </table:table-cell>
          <table:table-cell office:value-type="float" office:value="1.00124" calcext:value-type="float">
            <text:p>1.00124</text:p>
          </table:table-cell>
          <table:table-cell office:value-type="string" calcext:value-type="string">
            <text:p><text:s/></text:p>
          </table:table-cell>
          <table:table-cell office:value-type="float" office:value="-1.54595" calcext:value-type="float">
            <text:p>-1.54595</text:p>
          </table:table-cell>
          <table:table-cell office:value-type="float" office:value="-1.25991" calcext:value-type="float">
            <text:p>-1.25991</text:p>
          </table:table-cell>
          <table:table-cell office:value-type="float" office:value="-1.59399" calcext:value-type="float">
            <text:p>-1.5939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483566" calcext:value-type="float">
            <text:p>0.483566</text:p>
          </table:table-cell>
          <table:table-cell office:value-type="float" office:value="-0.553239" calcext:value-type="float">
            <text:p>-0.553239</text:p>
          </table:table-cell>
          <table:table-cell office:value-type="float" office:value="-0.27107" calcext:value-type="float">
            <text:p>-0.27107</text:p>
          </table:table-cell>
          <table:table-cell office:value-type="float" office:value="1.44899" calcext:value-type="float">
            <text:p>1.44899</text:p>
          </table:table-cell>
          <table:table-cell office:value-type="float" office:value="-0.404533" calcext:value-type="float">
            <text:p>-0.404533</text:p>
          </table:table-cell>
          <table:table-cell office:value-type="float" office:value="0.670697" calcext:value-type="float">
            <text:p>0.670697</text:p>
          </table:table-cell>
          <table:table-cell office:value-type="float" office:value="-1.09017" calcext:value-type="float">
            <text:p>-1.09017</text:p>
          </table:table-cell>
          <table:table-cell office:value-type="string" calcext:value-type="string">
            <text:p><text:s/></text:p>
          </table:table-cell>
          <table:table-cell office:value-type="float" office:value="0.319376" calcext:value-type="float">
            <text:p>0.319376</text:p>
          </table:table-cell>
          <table:table-cell office:value-type="float" office:value="-0.0529006" calcext:value-type="float">
            <text:p>-0.0529006</text:p>
          </table:table-cell>
          <table:table-cell office:value-type="float" office:value="1.00085" calcext:value-type="float">
            <text:p>1.00085</text:p>
          </table:table-cell>
          <table:table-cell office:value-type="string" calcext:value-type="string">
            <text:p><text:s/></text:p>
          </table:table-cell>
          <table:table-cell office:value-type="float" office:value="-1.54497" calcext:value-type="float">
            <text:p>-1.54497</text:p>
          </table:table-cell>
          <table:table-cell office:value-type="float" office:value="-1.26991" calcext:value-type="float">
            <text:p>-1.26991</text:p>
          </table:table-cell>
          <table:table-cell office:value-type="float" office:value="-1.59496" calcext:value-type="float">
            <text:p>-1.5949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490795" calcext:value-type="float">
            <text:p>0.490795</text:p>
          </table:table-cell>
          <table:table-cell office:value-type="float" office:value="-0.555721" calcext:value-type="float">
            <text:p>-0.555721</text:p>
          </table:table-cell>
          <table:table-cell office:value-type="float" office:value="-0.279354" calcext:value-type="float">
            <text:p>-0.279354</text:p>
          </table:table-cell>
          <table:table-cell office:value-type="float" office:value="1.44935" calcext:value-type="float">
            <text:p>1.44935</text:p>
          </table:table-cell>
          <table:table-cell office:value-type="float" office:value="-0.405023" calcext:value-type="float">
            <text:p>-0.405023</text:p>
          </table:table-cell>
          <table:table-cell office:value-type="float" office:value="0.670639" calcext:value-type="float">
            <text:p>0.670639</text:p>
          </table:table-cell>
          <table:table-cell office:value-type="float" office:value="-1.10471" calcext:value-type="float">
            <text:p>-1.10471</text:p>
          </table:table-cell>
          <table:table-cell office:value-type="string" calcext:value-type="string">
            <text:p><text:s/></text:p>
          </table:table-cell>
          <table:table-cell office:value-type="float" office:value="0.319383" calcext:value-type="float">
            <text:p>0.319383</text:p>
          </table:table-cell>
          <table:table-cell office:value-type="float" office:value="-0.0562609" calcext:value-type="float">
            <text:p>-0.0562609</text:p>
          </table:table-cell>
          <table:table-cell office:value-type="float" office:value="1.00045" calcext:value-type="float">
            <text:p>1.00045</text:p>
          </table:table-cell>
          <table:table-cell office:value-type="string" calcext:value-type="string">
            <text:p><text:s/></text:p>
          </table:table-cell>
          <table:table-cell office:value-type="float" office:value="-1.54392" calcext:value-type="float">
            <text:p>-1.54392</text:p>
          </table:table-cell>
          <table:table-cell office:value-type="float" office:value="-1.2799" calcext:value-type="float">
            <text:p>-1.2799</text:p>
          </table:table-cell>
          <table:table-cell office:value-type="float" office:value="-1.596" calcext:value-type="float">
            <text:p>-1.59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498029" calcext:value-type="float">
            <text:p>0.498029</text:p>
          </table:table-cell>
          <table:table-cell office:value-type="float" office:value="-0.558227" calcext:value-type="float">
            <text:p>-0.558227</text:p>
          </table:table-cell>
          <table:table-cell office:value-type="float" office:value="-0.287603" calcext:value-type="float">
            <text:p>-0.287603</text:p>
          </table:table-cell>
          <table:table-cell office:value-type="float" office:value="1.44966" calcext:value-type="float">
            <text:p>1.44966</text:p>
          </table:table-cell>
          <table:table-cell office:value-type="float" office:value="-0.40557" calcext:value-type="float">
            <text:p>-0.40557</text:p>
          </table:table-cell>
          <table:table-cell office:value-type="float" office:value="0.670617" calcext:value-type="float">
            <text:p>0.670617</text:p>
          </table:table-cell>
          <table:table-cell office:value-type="float" office:value="-1.11923" calcext:value-type="float">
            <text:p>-1.11923</text:p>
          </table:table-cell>
          <table:table-cell office:value-type="string" calcext:value-type="string">
            <text:p><text:s/></text:p>
          </table:table-cell>
          <table:table-cell office:value-type="float" office:value="0.319391" calcext:value-type="float">
            <text:p>0.319391</text:p>
          </table:table-cell>
          <table:table-cell office:value-type="float" office:value="-0.0596247" calcext:value-type="float">
            <text:p>-0.0596247</text:p>
          </table:table-cell>
          <table:table-cell office:value-type="float" office:value="1.00005" calcext:value-type="float">
            <text:p>1.00005</text:p>
          </table:table-cell>
          <table:table-cell office:value-type="string" calcext:value-type="string">
            <text:p><text:s/></text:p>
          </table:table-cell>
          <table:table-cell office:value-type="float" office:value="-1.5428" calcext:value-type="float">
            <text:p>-1.5428</text:p>
          </table:table-cell>
          <table:table-cell office:value-type="float" office:value="-1.2899" calcext:value-type="float">
            <text:p>-1.2899</text:p>
          </table:table-cell>
          <table:table-cell office:value-type="float" office:value="-1.59711" calcext:value-type="float">
            <text:p>-1.5971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505266" calcext:value-type="float">
            <text:p>0.505266</text:p>
          </table:table-cell>
          <table:table-cell office:value-type="float" office:value="-0.560756" calcext:value-type="float">
            <text:p>-0.560756</text:p>
          </table:table-cell>
          <table:table-cell office:value-type="float" office:value="-0.295817" calcext:value-type="float">
            <text:p>-0.295817</text:p>
          </table:table-cell>
          <table:table-cell office:value-type="float" office:value="1.44992" calcext:value-type="float">
            <text:p>1.44992</text:p>
          </table:table-cell>
          <table:table-cell office:value-type="float" office:value="-0.406174" calcext:value-type="float">
            <text:p>-0.406174</text:p>
          </table:table-cell>
          <table:table-cell office:value-type="float" office:value="0.670631" calcext:value-type="float">
            <text:p>0.670631</text:p>
          </table:table-cell>
          <table:table-cell office:value-type="float" office:value="-1.13373" calcext:value-type="float">
            <text:p>-1.13373</text:p>
          </table:table-cell>
          <table:table-cell office:value-type="string" calcext:value-type="string">
            <text:p><text:s/></text:p>
          </table:table-cell>
          <table:table-cell office:value-type="float" office:value="0.319399" calcext:value-type="float">
            <text:p>0.319399</text:p>
          </table:table-cell>
          <table:table-cell office:value-type="float" office:value="-0.062992" calcext:value-type="float">
            <text:p>-0.062992</text:p>
          </table:table-cell>
          <table:table-cell office:value-type="float" office:value="0.999653" calcext:value-type="float">
            <text:p>0.999653</text:p>
          </table:table-cell>
          <table:table-cell office:value-type="string" calcext:value-type="string">
            <text:p><text:s/></text:p>
          </table:table-cell>
          <table:table-cell office:value-type="float" office:value="-1.54159" calcext:value-type="float">
            <text:p>-1.54159</text:p>
          </table:table-cell>
          <table:table-cell office:value-type="float" office:value="-1.29989" calcext:value-type="float">
            <text:p>-1.29989</text:p>
          </table:table-cell>
          <table:table-cell office:value-type="float" office:value="-1.59831" calcext:value-type="float">
            <text:p>-1.5983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512506" calcext:value-type="float">
            <text:p>0.512506</text:p>
          </table:table-cell>
          <table:table-cell office:value-type="float" office:value="-0.563309" calcext:value-type="float">
            <text:p>-0.563309</text:p>
          </table:table-cell>
          <table:table-cell office:value-type="float" office:value="-0.303995" calcext:value-type="float">
            <text:p>-0.303995</text:p>
          </table:table-cell>
          <table:table-cell office:value-type="float" office:value="1.45014" calcext:value-type="float">
            <text:p>1.45014</text:p>
          </table:table-cell>
          <table:table-cell office:value-type="float" office:value="-0.406834" calcext:value-type="float">
            <text:p>-0.406834</text:p>
          </table:table-cell>
          <table:table-cell office:value-type="float" office:value="0.670681" calcext:value-type="float">
            <text:p>0.670681</text:p>
          </table:table-cell>
          <table:table-cell office:value-type="float" office:value="-1.14821" calcext:value-type="float">
            <text:p>-1.14821</text:p>
          </table:table-cell>
          <table:table-cell office:value-type="string" calcext:value-type="string">
            <text:p><text:s/></text:p>
          </table:table-cell>
          <table:table-cell office:value-type="float" office:value="0.319407" calcext:value-type="float">
            <text:p>0.319407</text:p>
          </table:table-cell>
          <table:table-cell office:value-type="float" office:value="-0.0663628" calcext:value-type="float">
            <text:p>-0.0663628</text:p>
          </table:table-cell>
          <table:table-cell office:value-type="float" office:value="0.999252" calcext:value-type="float">
            <text:p>0.999252</text:p>
          </table:table-cell>
          <table:table-cell office:value-type="string" calcext:value-type="string">
            <text:p><text:s/></text:p>
          </table:table-cell>
          <table:table-cell office:value-type="float" office:value="-1.5403" calcext:value-type="float">
            <text:p>-1.5403</text:p>
          </table:table-cell>
          <table:table-cell office:value-type="float" office:value="-1.30989" calcext:value-type="float">
            <text:p>-1.30989</text:p>
          </table:table-cell>
          <table:table-cell office:value-type="float" office:value="-1.5996" calcext:value-type="float">
            <text:p>-1.599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519749" calcext:value-type="float">
            <text:p>0.519749</text:p>
          </table:table-cell>
          <table:table-cell office:value-type="float" office:value="-0.565887" calcext:value-type="float">
            <text:p>-0.565887</text:p>
          </table:table-cell>
          <table:table-cell office:value-type="float" office:value="-0.312135" calcext:value-type="float">
            <text:p>-0.312135</text:p>
          </table:table-cell>
          <table:table-cell office:value-type="float" office:value="1.4503" calcext:value-type="float">
            <text:p>1.4503</text:p>
          </table:table-cell>
          <table:table-cell office:value-type="float" office:value="-0.407551" calcext:value-type="float">
            <text:p>-0.407551</text:p>
          </table:table-cell>
          <table:table-cell office:value-type="float" office:value="0.670768" calcext:value-type="float">
            <text:p>0.670768</text:p>
          </table:table-cell>
          <table:table-cell office:value-type="float" office:value="-1.16267" calcext:value-type="float">
            <text:p>-1.16267</text:p>
          </table:table-cell>
          <table:table-cell office:value-type="string" calcext:value-type="string">
            <text:p><text:s/></text:p>
          </table:table-cell>
          <table:table-cell office:value-type="float" office:value="0.319415" calcext:value-type="float">
            <text:p>0.319415</text:p>
          </table:table-cell>
          <table:table-cell office:value-type="float" office:value="-0.0697372" calcext:value-type="float">
            <text:p>-0.0697372</text:p>
          </table:table-cell>
          <table:table-cell office:value-type="float" office:value="0.99885" calcext:value-type="float">
            <text:p>0.99885</text:p>
          </table:table-cell>
          <table:table-cell office:value-type="string" calcext:value-type="string">
            <text:p><text:s/></text:p>
          </table:table-cell>
          <table:table-cell office:value-type="float" office:value="-1.5389" calcext:value-type="float">
            <text:p>-1.5389</text:p>
          </table:table-cell>
          <table:table-cell office:value-type="float" office:value="-1.31988" calcext:value-type="float">
            <text:p>-1.31988</text:p>
          </table:table-cell>
          <table:table-cell office:value-type="float" office:value="-1.60099" calcext:value-type="float">
            <text:p>-1.6009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526995" calcext:value-type="float">
            <text:p>0.526995</text:p>
          </table:table-cell>
          <table:table-cell office:value-type="float" office:value="-0.56849" calcext:value-type="float">
            <text:p>-0.56849</text:p>
          </table:table-cell>
          <table:table-cell office:value-type="float" office:value="-0.320237" calcext:value-type="float">
            <text:p>-0.320237</text:p>
          </table:table-cell>
          <table:table-cell office:value-type="float" office:value="1.45042" calcext:value-type="float">
            <text:p>1.45042</text:p>
          </table:table-cell>
          <table:table-cell office:value-type="float" office:value="-0.408325" calcext:value-type="float">
            <text:p>-0.408325</text:p>
          </table:table-cell>
          <table:table-cell office:value-type="float" office:value="0.670892" calcext:value-type="float">
            <text:p>0.670892</text:p>
          </table:table-cell>
          <table:table-cell office:value-type="float" office:value="-1.1771" calcext:value-type="float">
            <text:p>-1.1771</text:p>
          </table:table-cell>
          <table:table-cell office:value-type="string" calcext:value-type="string">
            <text:p><text:s/></text:p>
          </table:table-cell>
          <table:table-cell office:value-type="float" office:value="0.319424" calcext:value-type="float">
            <text:p>0.319424</text:p>
          </table:table-cell>
          <table:table-cell office:value-type="float" office:value="-0.0731151" calcext:value-type="float">
            <text:p>-0.0731151</text:p>
          </table:table-cell>
          <table:table-cell office:value-type="float" office:value="0.998447" calcext:value-type="float">
            <text:p>0.998447</text:p>
          </table:table-cell>
          <table:table-cell office:value-type="string" calcext:value-type="string">
            <text:p><text:s/></text:p>
          </table:table-cell>
          <table:table-cell office:value-type="float" office:value="-1.53739" calcext:value-type="float">
            <text:p>-1.53739</text:p>
          </table:table-cell>
          <table:table-cell office:value-type="float" office:value="-1.32987" calcext:value-type="float">
            <text:p>-1.32987</text:p>
          </table:table-cell>
          <table:table-cell office:value-type="float" office:value="-1.6025" calcext:value-type="float">
            <text:p>-1.602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534241" calcext:value-type="float">
            <text:p>0.534241</text:p>
          </table:table-cell>
          <table:table-cell office:value-type="float" office:value="-0.571117" calcext:value-type="float">
            <text:p>-0.571117</text:p>
          </table:table-cell>
          <table:table-cell office:value-type="float" office:value="-0.3283" calcext:value-type="float">
            <text:p>-0.3283</text:p>
          </table:table-cell>
          <table:table-cell office:value-type="float" office:value="1.45048" calcext:value-type="float">
            <text:p>1.45048</text:p>
          </table:table-cell>
          <table:table-cell office:value-type="float" office:value="-0.409155" calcext:value-type="float">
            <text:p>-0.409155</text:p>
          </table:table-cell>
          <table:table-cell office:value-type="float" office:value="0.671052" calcext:value-type="float">
            <text:p>0.671052</text:p>
          </table:table-cell>
          <table:table-cell office:value-type="float" office:value="-1.19151" calcext:value-type="float">
            <text:p>-1.19151</text:p>
          </table:table-cell>
          <table:table-cell office:value-type="string" calcext:value-type="string">
            <text:p><text:s/></text:p>
          </table:table-cell>
          <table:table-cell office:value-type="float" office:value="0.319432" calcext:value-type="float">
            <text:p>0.319432</text:p>
          </table:table-cell>
          <table:table-cell office:value-type="float" office:value="-0.0764966" calcext:value-type="float">
            <text:p>-0.0764966</text:p>
          </table:table-cell>
          <table:table-cell office:value-type="float" office:value="0.998042" calcext:value-type="float">
            <text:p>0.998042</text:p>
          </table:table-cell>
          <table:table-cell office:value-type="string" calcext:value-type="string">
            <text:p><text:s/></text:p>
          </table:table-cell>
          <table:table-cell office:value-type="float" office:value="-1.53575" calcext:value-type="float">
            <text:p>-1.53575</text:p>
          </table:table-cell>
          <table:table-cell office:value-type="float" office:value="-1.33987" calcext:value-type="float">
            <text:p>-1.33987</text:p>
          </table:table-cell>
          <table:table-cell office:value-type="float" office:value="-1.60413" calcext:value-type="float">
            <text:p>-1.6041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541489" calcext:value-type="float">
            <text:p>0.541489</text:p>
          </table:table-cell>
          <table:table-cell office:value-type="float" office:value="-0.57377" calcext:value-type="float">
            <text:p>-0.57377</text:p>
          </table:table-cell>
          <table:table-cell office:value-type="float" office:value="-0.336323" calcext:value-type="float">
            <text:p>-0.336323</text:p>
          </table:table-cell>
          <table:table-cell office:value-type="float" office:value="1.4505" calcext:value-type="float">
            <text:p>1.4505</text:p>
          </table:table-cell>
          <table:table-cell office:value-type="float" office:value="-0.410042" calcext:value-type="float">
            <text:p>-0.410042</text:p>
          </table:table-cell>
          <table:table-cell office:value-type="float" office:value="0.671249" calcext:value-type="float">
            <text:p>0.671249</text:p>
          </table:table-cell>
          <table:table-cell office:value-type="float" office:value="-1.2059" calcext:value-type="float">
            <text:p>-1.2059</text:p>
          </table:table-cell>
          <table:table-cell office:value-type="string" calcext:value-type="string">
            <text:p><text:s/></text:p>
          </table:table-cell>
          <table:table-cell office:value-type="float" office:value="0.319441" calcext:value-type="float">
            <text:p>0.319441</text:p>
          </table:table-cell>
          <table:table-cell office:value-type="float" office:value="-0.0798816" calcext:value-type="float">
            <text:p>-0.0798816</text:p>
          </table:table-cell>
          <table:table-cell office:value-type="float" office:value="0.997636" calcext:value-type="float">
            <text:p>0.997636</text:p>
          </table:table-cell>
          <table:table-cell office:value-type="string" calcext:value-type="string">
            <text:p><text:s/></text:p>
          </table:table-cell>
          <table:table-cell office:value-type="float" office:value="-1.53396" calcext:value-type="float">
            <text:p>-1.53396</text:p>
          </table:table-cell>
          <table:table-cell office:value-type="float" office:value="-1.34986" calcext:value-type="float">
            <text:p>-1.34986</text:p>
          </table:table-cell>
          <table:table-cell office:value-type="float" office:value="-1.60591" calcext:value-type="float">
            <text:p>-1.6059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548738" calcext:value-type="float">
            <text:p>0.548738</text:p>
          </table:table-cell>
          <table:table-cell office:value-type="float" office:value="-0.576449" calcext:value-type="float">
            <text:p>-0.576449</text:p>
          </table:table-cell>
          <table:table-cell office:value-type="float" office:value="-0.344304" calcext:value-type="float">
            <text:p>-0.344304</text:p>
          </table:table-cell>
          <table:table-cell office:value-type="float" office:value="1.45047" calcext:value-type="float">
            <text:p>1.45047</text:p>
          </table:table-cell>
          <table:table-cell office:value-type="float" office:value="-0.410986" calcext:value-type="float">
            <text:p>-0.410986</text:p>
          </table:table-cell>
          <table:table-cell office:value-type="float" office:value="0.671483" calcext:value-type="float">
            <text:p>0.671483</text:p>
          </table:table-cell>
          <table:table-cell office:value-type="float" office:value="-1.22026" calcext:value-type="float">
            <text:p>-1.22026</text:p>
          </table:table-cell>
          <table:table-cell office:value-type="string" calcext:value-type="string">
            <text:p><text:s/></text:p>
          </table:table-cell>
          <table:table-cell office:value-type="float" office:value="0.31945" calcext:value-type="float">
            <text:p>0.31945</text:p>
          </table:table-cell>
          <table:table-cell office:value-type="float" office:value="-0.0832703" calcext:value-type="float">
            <text:p>-0.0832703</text:p>
          </table:table-cell>
          <table:table-cell office:value-type="float" office:value="0.997229" calcext:value-type="float">
            <text:p>0.997229</text:p>
          </table:table-cell>
          <table:table-cell office:value-type="string" calcext:value-type="string">
            <text:p><text:s/></text:p>
          </table:table-cell>
          <table:table-cell office:value-type="float" office:value="-1.53201" calcext:value-type="float">
            <text:p>-1.53201</text:p>
          </table:table-cell>
          <table:table-cell office:value-type="float" office:value="-1.35985" calcext:value-type="float">
            <text:p>-1.35985</text:p>
          </table:table-cell>
          <table:table-cell office:value-type="float" office:value="-1.60787" calcext:value-type="float">
            <text:p>-1.6078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555986" calcext:value-type="float">
            <text:p>0.555986</text:p>
          </table:table-cell>
          <table:table-cell office:value-type="float" office:value="-0.579154" calcext:value-type="float">
            <text:p>-0.579154</text:p>
          </table:table-cell>
          <table:table-cell office:value-type="float" office:value="-0.352244" calcext:value-type="float">
            <text:p>-0.352244</text:p>
          </table:table-cell>
          <table:table-cell office:value-type="float" office:value="1.45039" calcext:value-type="float">
            <text:p>1.45039</text:p>
          </table:table-cell>
          <table:table-cell office:value-type="float" office:value="-0.411986" calcext:value-type="float">
            <text:p>-0.411986</text:p>
          </table:table-cell>
          <table:table-cell office:value-type="float" office:value="0.671755" calcext:value-type="float">
            <text:p>0.671755</text:p>
          </table:table-cell>
          <table:table-cell office:value-type="float" office:value="-1.23461" calcext:value-type="float">
            <text:p>-1.23461</text:p>
          </table:table-cell>
          <table:table-cell office:value-type="string" calcext:value-type="string">
            <text:p><text:s/></text:p>
          </table:table-cell>
          <table:table-cell office:value-type="float" office:value="0.319459" calcext:value-type="float">
            <text:p>0.319459</text:p>
          </table:table-cell>
          <table:table-cell office:value-type="float" office:value="-0.0866625" calcext:value-type="float">
            <text:p>-0.0866625</text:p>
          </table:table-cell>
          <table:table-cell office:value-type="float" office:value="0.996821" calcext:value-type="float">
            <text:p>0.996821</text:p>
          </table:table-cell>
          <table:table-cell office:value-type="string" calcext:value-type="string">
            <text:p><text:s/></text:p>
          </table:table-cell>
          <table:table-cell office:value-type="float" office:value="-1.52986" calcext:value-type="float">
            <text:p>-1.52986</text:p>
          </table:table-cell>
          <table:table-cell office:value-type="float" office:value="-1.36984" calcext:value-type="float">
            <text:p>-1.36984</text:p>
          </table:table-cell>
          <table:table-cell office:value-type="float" office:value="-1.61001" calcext:value-type="float">
            <text:p>-1.610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563233" calcext:value-type="float">
            <text:p>0.563233</text:p>
          </table:table-cell>
          <table:table-cell office:value-type="float" office:value="-0.581885" calcext:value-type="float">
            <text:p>-0.581885</text:p>
          </table:table-cell>
          <table:table-cell office:value-type="float" office:value="-0.36014" calcext:value-type="float">
            <text:p>-0.36014</text:p>
          </table:table-cell>
          <table:table-cell office:value-type="float" office:value="1.45026" calcext:value-type="float">
            <text:p>1.45026</text:p>
          </table:table-cell>
          <table:table-cell office:value-type="float" office:value="-0.413042" calcext:value-type="float">
            <text:p>-0.413042</text:p>
          </table:table-cell>
          <table:table-cell office:value-type="float" office:value="0.672063" calcext:value-type="float">
            <text:p>0.672063</text:p>
          </table:table-cell>
          <table:table-cell office:value-type="float" office:value="-1.24893" calcext:value-type="float">
            <text:p>-1.24893</text:p>
          </table:table-cell>
          <table:table-cell office:value-type="string" calcext:value-type="string">
            <text:p><text:s/></text:p>
          </table:table-cell>
          <table:table-cell office:value-type="float" office:value="0.319469" calcext:value-type="float">
            <text:p>0.319469</text:p>
          </table:table-cell>
          <table:table-cell office:value-type="float" office:value="-0.0900584" calcext:value-type="float">
            <text:p>-0.0900584</text:p>
          </table:table-cell>
          <table:table-cell office:value-type="float" office:value="0.996412" calcext:value-type="float">
            <text:p>0.996412</text:p>
          </table:table-cell>
          <table:table-cell office:value-type="string" calcext:value-type="string">
            <text:p><text:s/></text:p>
          </table:table-cell>
          <table:table-cell office:value-type="float" office:value="-1.5275" calcext:value-type="float">
            <text:p>-1.5275</text:p>
          </table:table-cell>
          <table:table-cell office:value-type="float" office:value="-1.37983" calcext:value-type="float">
            <text:p>-1.37983</text:p>
          </table:table-cell>
          <table:table-cell office:value-type="float" office:value="-1.61238" calcext:value-type="float">
            <text:p>-1.6123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57048" calcext:value-type="float">
            <text:p>0.57048</text:p>
          </table:table-cell>
          <table:table-cell office:value-type="float" office:value="-0.584642" calcext:value-type="float">
            <text:p>-0.584642</text:p>
          </table:table-cell>
          <table:table-cell office:value-type="float" office:value="-0.367993" calcext:value-type="float">
            <text:p>-0.367993</text:p>
          </table:table-cell>
          <table:table-cell office:value-type="float" office:value="1.45007" calcext:value-type="float">
            <text:p>1.45007</text:p>
          </table:table-cell>
          <table:table-cell office:value-type="float" office:value="-0.414155" calcext:value-type="float">
            <text:p>-0.414155</text:p>
          </table:table-cell>
          <table:table-cell office:value-type="float" office:value="0.672409" calcext:value-type="float">
            <text:p>0.672409</text:p>
          </table:table-cell>
          <table:table-cell office:value-type="float" office:value="-1.26323" calcext:value-type="float">
            <text:p>-1.26323</text:p>
          </table:table-cell>
          <table:table-cell office:value-type="string" calcext:value-type="string">
            <text:p><text:s/></text:p>
          </table:table-cell>
          <table:table-cell office:value-type="float" office:value="0.319478" calcext:value-type="float">
            <text:p>0.319478</text:p>
          </table:table-cell>
          <table:table-cell office:value-type="float" office:value="-0.0934579" calcext:value-type="float">
            <text:p>-0.0934579</text:p>
          </table:table-cell>
          <table:table-cell office:value-type="float" office:value="0.996002" calcext:value-type="float">
            <text:p>0.996002</text:p>
          </table:table-cell>
          <table:table-cell office:value-type="string" calcext:value-type="string">
            <text:p><text:s/></text:p>
          </table:table-cell>
          <table:table-cell office:value-type="float" office:value="-1.52487" calcext:value-type="float">
            <text:p>-1.52487</text:p>
          </table:table-cell>
          <table:table-cell office:value-type="float" office:value="-1.38982" calcext:value-type="float">
            <text:p>-1.38982</text:p>
          </table:table-cell>
          <table:table-cell office:value-type="float" office:value="-1.615" calcext:value-type="float">
            <text:p>-1.61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577724" calcext:value-type="float">
            <text:p>0.577724</text:p>
          </table:table-cell>
          <table:table-cell office:value-type="float" office:value="-0.587426" calcext:value-type="float">
            <text:p>-0.587426</text:p>
          </table:table-cell>
          <table:table-cell office:value-type="float" office:value="-0.375801" calcext:value-type="float">
            <text:p>-0.375801</text:p>
          </table:table-cell>
          <table:table-cell office:value-type="float" office:value="1.44984" calcext:value-type="float">
            <text:p>1.44984</text:p>
          </table:table-cell>
          <table:table-cell office:value-type="float" office:value="-0.415324" calcext:value-type="float">
            <text:p>-0.415324</text:p>
          </table:table-cell>
          <table:table-cell office:value-type="float" office:value="0.672793" calcext:value-type="float">
            <text:p>0.672793</text:p>
          </table:table-cell>
          <table:table-cell office:value-type="float" office:value="-1.2775" calcext:value-type="float">
            <text:p>-1.2775</text:p>
          </table:table-cell>
          <table:table-cell office:value-type="string" calcext:value-type="string">
            <text:p><text:s/></text:p>
          </table:table-cell>
          <table:table-cell office:value-type="float" office:value="0.319488" calcext:value-type="float">
            <text:p>0.319488</text:p>
          </table:table-cell>
          <table:table-cell office:value-type="float" office:value="-0.096861" calcext:value-type="float">
            <text:p>-0.096861</text:p>
          </table:table-cell>
          <table:table-cell office:value-type="float" office:value="0.99559" calcext:value-type="float">
            <text:p>0.99559</text:p>
          </table:table-cell>
          <table:table-cell office:value-type="string" calcext:value-type="string">
            <text:p><text:s/></text:p>
          </table:table-cell>
          <table:table-cell office:value-type="float" office:value="-1.52194" calcext:value-type="float">
            <text:p>-1.52194</text:p>
          </table:table-cell>
          <table:table-cell office:value-type="float" office:value="-1.39981" calcext:value-type="float">
            <text:p>-1.39981</text:p>
          </table:table-cell>
          <table:table-cell office:value-type="float" office:value="-1.61794" calcext:value-type="float">
            <text:p>-1.6179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584965" calcext:value-type="float">
            <text:p>0.584965</text:p>
          </table:table-cell>
          <table:table-cell office:value-type="float" office:value="-0.590238" calcext:value-type="float">
            <text:p>-0.590238</text:p>
          </table:table-cell>
          <table:table-cell office:value-type="float" office:value="-0.383562" calcext:value-type="float">
            <text:p>-0.383562</text:p>
          </table:table-cell>
          <table:table-cell office:value-type="float" office:value="1.44956" calcext:value-type="float">
            <text:p>1.44956</text:p>
          </table:table-cell>
          <table:table-cell office:value-type="float" office:value="-0.416549" calcext:value-type="float">
            <text:p>-0.416549</text:p>
          </table:table-cell>
          <table:table-cell office:value-type="float" office:value="0.673214" calcext:value-type="float">
            <text:p>0.673214</text:p>
          </table:table-cell>
          <table:table-cell office:value-type="float" office:value="-1.29176" calcext:value-type="float">
            <text:p>-1.29176</text:p>
          </table:table-cell>
          <table:table-cell office:value-type="string" calcext:value-type="string">
            <text:p><text:s/></text:p>
          </table:table-cell>
          <table:table-cell office:value-type="float" office:value="0.319498" calcext:value-type="float">
            <text:p>0.319498</text:p>
          </table:table-cell>
          <table:table-cell office:value-type="float" office:value="-0.100268" calcext:value-type="float">
            <text:p>-0.100268</text:p>
          </table:table-cell>
          <table:table-cell office:value-type="float" office:value="0.995178" calcext:value-type="float">
            <text:p>0.995178</text:p>
          </table:table-cell>
          <table:table-cell office:value-type="string" calcext:value-type="string">
            <text:p><text:s/></text:p>
          </table:table-cell>
          <table:table-cell office:value-type="float" office:value="-1.51865" calcext:value-type="float">
            <text:p>-1.51865</text:p>
          </table:table-cell>
          <table:table-cell office:value-type="float" office:value="-1.40979" calcext:value-type="float">
            <text:p>-1.40979</text:p>
          </table:table-cell>
          <table:table-cell office:value-type="float" office:value="-1.62123" calcext:value-type="float">
            <text:p>-1.6212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592204" calcext:value-type="float">
            <text:p>0.592204</text:p>
          </table:table-cell>
          <table:table-cell office:value-type="float" office:value="-0.593076" calcext:value-type="float">
            <text:p>-0.593076</text:p>
          </table:table-cell>
          <table:table-cell office:value-type="float" office:value="-0.391277" calcext:value-type="float">
            <text:p>-0.391277</text:p>
          </table:table-cell>
          <table:table-cell office:value-type="float" office:value="1.44922" calcext:value-type="float">
            <text:p>1.44922</text:p>
          </table:table-cell>
          <table:table-cell office:value-type="float" office:value="-0.417829" calcext:value-type="float">
            <text:p>-0.417829</text:p>
          </table:table-cell>
          <table:table-cell office:value-type="float" office:value="0.673673" calcext:value-type="float">
            <text:p>0.673673</text:p>
          </table:table-cell>
          <table:table-cell office:value-type="float" office:value="-1.30599" calcext:value-type="float">
            <text:p>-1.30599</text:p>
          </table:table-cell>
          <table:table-cell office:value-type="string" calcext:value-type="string">
            <text:p><text:s/></text:p>
          </table:table-cell>
          <table:table-cell office:value-type="float" office:value="0.319508" calcext:value-type="float">
            <text:p>0.319508</text:p>
          </table:table-cell>
          <table:table-cell office:value-type="float" office:value="-0.103678" calcext:value-type="float">
            <text:p>-0.103678</text:p>
          </table:table-cell>
          <table:table-cell office:value-type="float" office:value="0.994764" calcext:value-type="float">
            <text:p>0.994764</text:p>
          </table:table-cell>
          <table:table-cell office:value-type="string" calcext:value-type="string">
            <text:p><text:s/></text:p>
          </table:table-cell>
          <table:table-cell office:value-type="float" office:value="-1.51492" calcext:value-type="float">
            <text:p>-1.51492</text:p>
          </table:table-cell>
          <table:table-cell office:value-type="float" office:value="-1.41977" calcext:value-type="float">
            <text:p>-1.41977</text:p>
          </table:table-cell>
          <table:table-cell office:value-type="float" office:value="-1.62496" calcext:value-type="float">
            <text:p>-1.6249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599438" calcext:value-type="float">
            <text:p>0.599438</text:p>
          </table:table-cell>
          <table:table-cell office:value-type="float" office:value="-0.595942" calcext:value-type="float">
            <text:p>-0.595942</text:p>
          </table:table-cell>
          <table:table-cell office:value-type="float" office:value="-0.398943" calcext:value-type="float">
            <text:p>-0.398943</text:p>
          </table:table-cell>
          <table:table-cell office:value-type="float" office:value="1.44883" calcext:value-type="float">
            <text:p>1.44883</text:p>
          </table:table-cell>
          <table:table-cell office:value-type="float" office:value="-0.419164" calcext:value-type="float">
            <text:p>-0.419164</text:p>
          </table:table-cell>
          <table:table-cell office:value-type="float" office:value="0.67417" calcext:value-type="float">
            <text:p>0.67417</text:p>
          </table:table-cell>
          <table:table-cell office:value-type="float" office:value="-1.3202" calcext:value-type="float">
            <text:p>-1.3202</text:p>
          </table:table-cell>
          <table:table-cell office:value-type="string" calcext:value-type="string">
            <text:p><text:s/></text:p>
          </table:table-cell>
          <table:table-cell office:value-type="float" office:value="0.319518" calcext:value-type="float">
            <text:p>0.319518</text:p>
          </table:table-cell>
          <table:table-cell office:value-type="float" office:value="-0.107092" calcext:value-type="float">
            <text:p>-0.107092</text:p>
          </table:table-cell>
          <table:table-cell office:value-type="float" office:value="0.99435" calcext:value-type="float">
            <text:p>0.99435</text:p>
          </table:table-cell>
          <table:table-cell office:value-type="string" calcext:value-type="string">
            <text:p><text:s/></text:p>
          </table:table-cell>
          <table:table-cell office:value-type="float" office:value="-1.51068" calcext:value-type="float">
            <text:p>-1.51068</text:p>
          </table:table-cell>
          <table:table-cell office:value-type="float" office:value="-1.42976" calcext:value-type="float">
            <text:p>-1.42976</text:p>
          </table:table-cell>
          <table:table-cell office:value-type="float" office:value="-1.62921" calcext:value-type="float">
            <text:p>-1.6292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606668" calcext:value-type="float">
            <text:p>0.606668</text:p>
          </table:table-cell>
          <table:table-cell office:value-type="float" office:value="-0.598836" calcext:value-type="float">
            <text:p>-0.598836</text:p>
          </table:table-cell>
          <table:table-cell office:value-type="float" office:value="-0.406561" calcext:value-type="float">
            <text:p>-0.406561</text:p>
          </table:table-cell>
          <table:table-cell office:value-type="float" office:value="1.4484" calcext:value-type="float">
            <text:p>1.4484</text:p>
          </table:table-cell>
          <table:table-cell office:value-type="float" office:value="-0.420555" calcext:value-type="float">
            <text:p>-0.420555</text:p>
          </table:table-cell>
          <table:table-cell office:value-type="float" office:value="0.674705" calcext:value-type="float">
            <text:p>0.674705</text:p>
          </table:table-cell>
          <table:table-cell office:value-type="float" office:value="-1.33438" calcext:value-type="float">
            <text:p>-1.33438</text:p>
          </table:table-cell>
          <table:table-cell office:value-type="string" calcext:value-type="string">
            <text:p><text:s/></text:p>
          </table:table-cell>
          <table:table-cell office:value-type="float" office:value="0.319528" calcext:value-type="float">
            <text:p>0.319528</text:p>
          </table:table-cell>
          <table:table-cell office:value-type="float" office:value="-0.11051" calcext:value-type="float">
            <text:p>-0.11051</text:p>
          </table:table-cell>
          <table:table-cell office:value-type="float" office:value="0.993935" calcext:value-type="float">
            <text:p>0.993935</text:p>
          </table:table-cell>
          <table:table-cell office:value-type="string" calcext:value-type="string">
            <text:p><text:s/></text:p>
          </table:table-cell>
          <table:table-cell office:value-type="float" office:value="-1.50579" calcext:value-type="float">
            <text:p>-1.50579</text:p>
          </table:table-cell>
          <table:table-cell office:value-type="float" office:value="-1.43973" calcext:value-type="float">
            <text:p>-1.43973</text:p>
          </table:table-cell>
          <table:table-cell office:value-type="float" office:value="-1.63411" calcext:value-type="float">
            <text:p>-1.6341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613893" calcext:value-type="float">
            <text:p>0.613893</text:p>
          </table:table-cell>
          <table:table-cell office:value-type="float" office:value="-0.601757" calcext:value-type="float">
            <text:p>-0.601757</text:p>
          </table:table-cell>
          <table:table-cell office:value-type="float" office:value="-0.414129" calcext:value-type="float">
            <text:p>-0.414129</text:p>
          </table:table-cell>
          <table:table-cell office:value-type="float" office:value="1.44791" calcext:value-type="float">
            <text:p>1.44791</text:p>
          </table:table-cell>
          <table:table-cell office:value-type="float" office:value="-0.422" calcext:value-type="float">
            <text:p>-0.422</text:p>
          </table:table-cell>
          <table:table-cell office:value-type="float" office:value="0.675279" calcext:value-type="float">
            <text:p>0.675279</text:p>
          </table:table-cell>
          <table:table-cell office:value-type="float" office:value="-1.34855" calcext:value-type="float">
            <text:p>-1.34855</text:p>
          </table:table-cell>
          <table:table-cell office:value-type="string" calcext:value-type="string">
            <text:p><text:s/></text:p>
          </table:table-cell>
          <table:table-cell office:value-type="float" office:value="0.319539" calcext:value-type="float">
            <text:p>0.319539</text:p>
          </table:table-cell>
          <table:table-cell office:value-type="float" office:value="-0.113932" calcext:value-type="float">
            <text:p>-0.113932</text:p>
          </table:table-cell>
          <table:table-cell office:value-type="float" office:value="0.993519" calcext:value-type="float">
            <text:p>0.993519</text:p>
          </table:table-cell>
          <table:table-cell office:value-type="string" calcext:value-type="string">
            <text:p><text:s/></text:p>
          </table:table-cell>
          <table:table-cell office:value-type="float" office:value="-1.50009" calcext:value-type="float">
            <text:p>-1.50009</text:p>
          </table:table-cell>
          <table:table-cell office:value-type="float" office:value="-1.44971" calcext:value-type="float">
            <text:p>-1.44971</text:p>
          </table:table-cell>
          <table:table-cell office:value-type="float" office:value="-1.63981" calcext:value-type="float">
            <text:p>-1.6398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621112" calcext:value-type="float">
            <text:p>0.621112</text:p>
          </table:table-cell>
          <table:table-cell office:value-type="float" office:value="-0.604706" calcext:value-type="float">
            <text:p>-0.604706</text:p>
          </table:table-cell>
          <table:table-cell office:value-type="float" office:value="-0.421646" calcext:value-type="float">
            <text:p>-0.421646</text:p>
          </table:table-cell>
          <table:table-cell office:value-type="float" office:value="1.44737" calcext:value-type="float">
            <text:p>1.44737</text:p>
          </table:table-cell>
          <table:table-cell office:value-type="float" office:value="-0.4235" calcext:value-type="float">
            <text:p>-0.4235</text:p>
          </table:table-cell>
          <table:table-cell office:value-type="float" office:value="0.67589" calcext:value-type="float">
            <text:p>0.67589</text:p>
          </table:table-cell>
          <table:table-cell office:value-type="float" office:value="-1.36269" calcext:value-type="float">
            <text:p>-1.36269</text:p>
          </table:table-cell>
          <table:table-cell office:value-type="string" calcext:value-type="string">
            <text:p><text:s/></text:p>
          </table:table-cell>
          <table:table-cell office:value-type="float" office:value="0.319549" calcext:value-type="float">
            <text:p>0.319549</text:p>
          </table:table-cell>
          <table:table-cell office:value-type="float" office:value="-0.117357" calcext:value-type="float">
            <text:p>-0.117357</text:p>
          </table:table-cell>
          <table:table-cell office:value-type="float" office:value="0.993102" calcext:value-type="float">
            <text:p>0.993102</text:p>
          </table:table-cell>
          <table:table-cell office:value-type="string" calcext:value-type="string">
            <text:p><text:s/></text:p>
          </table:table-cell>
          <table:table-cell office:value-type="float" office:value="-1.49338" calcext:value-type="float">
            <text:p>-1.49338</text:p>
          </table:table-cell>
          <table:table-cell office:value-type="float" office:value="-1.45968" calcext:value-type="float">
            <text:p>-1.45968</text:p>
          </table:table-cell>
          <table:table-cell office:value-type="float" office:value="-1.64653" calcext:value-type="float">
            <text:p>-1.6465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628324" calcext:value-type="float">
            <text:p>0.628324</text:p>
          </table:table-cell>
          <table:table-cell office:value-type="float" office:value="-0.607684" calcext:value-type="float">
            <text:p>-0.607684</text:p>
          </table:table-cell>
          <table:table-cell office:value-type="float" office:value="-0.429111" calcext:value-type="float">
            <text:p>-0.429111</text:p>
          </table:table-cell>
          <table:table-cell office:value-type="float" office:value="1.44677" calcext:value-type="float">
            <text:p>1.44677</text:p>
          </table:table-cell>
          <table:table-cell office:value-type="float" office:value="-0.425054" calcext:value-type="float">
            <text:p>-0.425054</text:p>
          </table:table-cell>
          <table:table-cell office:value-type="float" office:value="0.676541" calcext:value-type="float">
            <text:p>0.676541</text:p>
          </table:table-cell>
          <table:table-cell office:value-type="float" office:value="-1.37682" calcext:value-type="float">
            <text:p>-1.37682</text:p>
          </table:table-cell>
          <table:table-cell office:value-type="string" calcext:value-type="string">
            <text:p><text:s/></text:p>
          </table:table-cell>
          <table:table-cell office:value-type="float" office:value="0.31956" calcext:value-type="float">
            <text:p>0.31956</text:p>
          </table:table-cell>
          <table:table-cell office:value-type="float" office:value="-0.120786" calcext:value-type="float">
            <text:p>-0.120786</text:p>
          </table:table-cell>
          <table:table-cell office:value-type="float" office:value="0.992684" calcext:value-type="float">
            <text:p>0.992684</text:p>
          </table:table-cell>
          <table:table-cell office:value-type="string" calcext:value-type="string">
            <text:p><text:s/></text:p>
          </table:table-cell>
          <table:table-cell office:value-type="float" office:value="-1.48535" calcext:value-type="float">
            <text:p>-1.48535</text:p>
          </table:table-cell>
          <table:table-cell office:value-type="float" office:value="-1.46964" calcext:value-type="float">
            <text:p>-1.46964</text:p>
          </table:table-cell>
          <table:table-cell office:value-type="float" office:value="-1.65456" calcext:value-type="float">
            <text:p>-1.6545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635529" calcext:value-type="float">
            <text:p>0.635529</text:p>
          </table:table-cell>
          <table:table-cell office:value-type="float" office:value="-0.610689" calcext:value-type="float">
            <text:p>-0.610689</text:p>
          </table:table-cell>
          <table:table-cell office:value-type="float" office:value="-0.436522" calcext:value-type="float">
            <text:p>-0.436522</text:p>
          </table:table-cell>
          <table:table-cell office:value-type="float" office:value="1.44613" calcext:value-type="float">
            <text:p>1.44613</text:p>
          </table:table-cell>
          <table:table-cell office:value-type="float" office:value="-0.426661" calcext:value-type="float">
            <text:p>-0.426661</text:p>
          </table:table-cell>
          <table:table-cell office:value-type="float" office:value="0.677229" calcext:value-type="float">
            <text:p>0.677229</text:p>
          </table:table-cell>
          <table:table-cell office:value-type="float" office:value="-1.39092" calcext:value-type="float">
            <text:p>-1.39092</text:p>
          </table:table-cell>
          <table:table-cell office:value-type="string" calcext:value-type="string">
            <text:p><text:s/></text:p>
          </table:table-cell>
          <table:table-cell office:value-type="float" office:value="0.31957" calcext:value-type="float">
            <text:p>0.31957</text:p>
          </table:table-cell>
          <table:table-cell office:value-type="float" office:value="-0.124219" calcext:value-type="float">
            <text:p>-0.124219</text:p>
          </table:table-cell>
          <table:table-cell office:value-type="float" office:value="0.992265" calcext:value-type="float">
            <text:p>0.992265</text:p>
          </table:table-cell>
          <table:table-cell office:value-type="string" calcext:value-type="string">
            <text:p><text:s/></text:p>
          </table:table-cell>
          <table:table-cell office:value-type="float" office:value="-1.47557" calcext:value-type="float">
            <text:p>-1.47557</text:p>
          </table:table-cell>
          <table:table-cell office:value-type="float" office:value="-1.4796" calcext:value-type="float">
            <text:p>-1.4796</text:p>
          </table:table-cell>
          <table:table-cell office:value-type="float" office:value="-1.66435" calcext:value-type="float">
            <text:p>-1.6643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642727" calcext:value-type="float">
            <text:p>0.642727</text:p>
          </table:table-cell>
          <table:table-cell office:value-type="float" office:value="-0.613722" calcext:value-type="float">
            <text:p>-0.613722</text:p>
          </table:table-cell>
          <table:table-cell office:value-type="float" office:value="-0.44388" calcext:value-type="float">
            <text:p>-0.44388</text:p>
          </table:table-cell>
          <table:table-cell office:value-type="float" office:value="1.44543" calcext:value-type="float">
            <text:p>1.44543</text:p>
          </table:table-cell>
          <table:table-cell office:value-type="float" office:value="-0.428321" calcext:value-type="float">
            <text:p>-0.428321</text:p>
          </table:table-cell>
          <table:table-cell office:value-type="float" office:value="0.677957" calcext:value-type="float">
            <text:p>0.677957</text:p>
          </table:table-cell>
          <table:table-cell office:value-type="float" office:value="-1.405" calcext:value-type="float">
            <text:p>-1.405</text:p>
          </table:table-cell>
          <table:table-cell office:value-type="string" calcext:value-type="string">
            <text:p><text:s/></text:p>
          </table:table-cell>
          <table:table-cell office:value-type="float" office:value="0.319581" calcext:value-type="float">
            <text:p>0.319581</text:p>
          </table:table-cell>
          <table:table-cell office:value-type="float" office:value="-0.127656" calcext:value-type="float">
            <text:p>-0.127656</text:p>
          </table:table-cell>
          <table:table-cell office:value-type="float" office:value="0.991845" calcext:value-type="float">
            <text:p>0.991845</text:p>
          </table:table-cell>
          <table:table-cell office:value-type="string" calcext:value-type="string">
            <text:p><text:s/></text:p>
          </table:table-cell>
          <table:table-cell office:value-type="float" office:value="-1.4634" calcext:value-type="float">
            <text:p>-1.4634</text:p>
          </table:table-cell>
          <table:table-cell office:value-type="float" office:value="-1.48954" calcext:value-type="float">
            <text:p>-1.48954</text:p>
          </table:table-cell>
          <table:table-cell office:value-type="float" office:value="-1.67653" calcext:value-type="float">
            <text:p>-1.6765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649916" calcext:value-type="float">
            <text:p>0.649916</text:p>
          </table:table-cell>
          <table:table-cell office:value-type="float" office:value="-0.616784" calcext:value-type="float">
            <text:p>-0.616784</text:p>
          </table:table-cell>
          <table:table-cell office:value-type="float" office:value="-0.451183" calcext:value-type="float">
            <text:p>-0.451183</text:p>
          </table:table-cell>
          <table:table-cell office:value-type="float" office:value="1.44467" calcext:value-type="float">
            <text:p>1.44467</text:p>
          </table:table-cell>
          <table:table-cell office:value-type="float" office:value="-0.430034" calcext:value-type="float">
            <text:p>-0.430034</text:p>
          </table:table-cell>
          <table:table-cell office:value-type="float" office:value="0.678724" calcext:value-type="float">
            <text:p>0.678724</text:p>
          </table:table-cell>
          <table:table-cell office:value-type="float" office:value="-1.41906" calcext:value-type="float">
            <text:p>-1.41906</text:p>
          </table:table-cell>
          <table:table-cell office:value-type="string" calcext:value-type="string">
            <text:p><text:s/></text:p>
          </table:table-cell>
          <table:table-cell office:value-type="float" office:value="0.319592" calcext:value-type="float">
            <text:p>0.319592</text:p>
          </table:table-cell>
          <table:table-cell office:value-type="float" office:value="-0.131096" calcext:value-type="float">
            <text:p>-0.131096</text:p>
          </table:table-cell>
          <table:table-cell office:value-type="float" office:value="0.991425" calcext:value-type="float">
            <text:p>0.991425</text:p>
          </table:table-cell>
          <table:table-cell office:value-type="string" calcext:value-type="string">
            <text:p><text:s/></text:p>
          </table:table-cell>
          <table:table-cell office:value-type="float" office:value="-1.44784" calcext:value-type="float">
            <text:p>-1.44784</text:p>
          </table:table-cell>
          <table:table-cell office:value-type="float" office:value="-1.49947" calcext:value-type="float">
            <text:p>-1.49947</text:p>
          </table:table-cell>
          <table:table-cell office:value-type="float" office:value="-1.6921" calcext:value-type="float">
            <text:p>-1.692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657095" calcext:value-type="float">
            <text:p>0.657095</text:p>
          </table:table-cell>
          <table:table-cell office:value-type="float" office:value="-0.619874" calcext:value-type="float">
            <text:p>-0.619874</text:p>
          </table:table-cell>
          <table:table-cell office:value-type="float" office:value="-0.458431" calcext:value-type="float">
            <text:p>-0.458431</text:p>
          </table:table-cell>
          <table:table-cell office:value-type="float" office:value="1.44387" calcext:value-type="float">
            <text:p>1.44387</text:p>
          </table:table-cell>
          <table:table-cell office:value-type="float" office:value="-0.431799" calcext:value-type="float">
            <text:p>-0.431799</text:p>
          </table:table-cell>
          <table:table-cell office:value-type="float" office:value="0.679529" calcext:value-type="float">
            <text:p>0.679529</text:p>
          </table:table-cell>
          <table:table-cell office:value-type="float" office:value="-1.4331" calcext:value-type="float">
            <text:p>-1.4331</text:p>
          </table:table-cell>
          <table:table-cell office:value-type="string" calcext:value-type="string">
            <text:p><text:s/></text:p>
          </table:table-cell>
          <table:table-cell office:value-type="float" office:value="0.319603" calcext:value-type="float">
            <text:p>0.319603</text:p>
          </table:table-cell>
          <table:table-cell office:value-type="float" office:value="-0.13454" calcext:value-type="float">
            <text:p>-0.13454</text:p>
          </table:table-cell>
          <table:table-cell office:value-type="float" office:value="0.991004" calcext:value-type="float">
            <text:p>0.991004</text:p>
          </table:table-cell>
          <table:table-cell office:value-type="string" calcext:value-type="string">
            <text:p><text:s/></text:p>
          </table:table-cell>
          <table:table-cell office:value-type="float" office:value="-1.42727" calcext:value-type="float">
            <text:p>-1.42727</text:p>
          </table:table-cell>
          <table:table-cell office:value-type="float" office:value="-1.50938" calcext:value-type="float">
            <text:p>-1.50938</text:p>
          </table:table-cell>
          <table:table-cell office:value-type="float" office:value="-1.71268" calcext:value-type="float">
            <text:p>-1.7126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664265" calcext:value-type="float">
            <text:p>0.664265</text:p>
          </table:table-cell>
          <table:table-cell office:value-type="float" office:value="-0.622992" calcext:value-type="float">
            <text:p>-0.622992</text:p>
          </table:table-cell>
          <table:table-cell office:value-type="float" office:value="-0.465621" calcext:value-type="float">
            <text:p>-0.465621</text:p>
          </table:table-cell>
          <table:table-cell office:value-type="float" office:value="1.44301" calcext:value-type="float">
            <text:p>1.44301</text:p>
          </table:table-cell>
          <table:table-cell office:value-type="float" office:value="-0.433616" calcext:value-type="float">
            <text:p>-0.433616</text:p>
          </table:table-cell>
          <table:table-cell office:value-type="float" office:value="0.680374" calcext:value-type="float">
            <text:p>0.680374</text:p>
          </table:table-cell>
          <table:table-cell office:value-type="float" office:value="-1.44712" calcext:value-type="float">
            <text:p>-1.44712</text:p>
          </table:table-cell>
          <table:table-cell office:value-type="string" calcext:value-type="string">
            <text:p><text:s/></text:p>
          </table:table-cell>
          <table:table-cell office:value-type="float" office:value="0.319614" calcext:value-type="float">
            <text:p>0.319614</text:p>
          </table:table-cell>
          <table:table-cell office:value-type="float" office:value="-0.137988" calcext:value-type="float">
            <text:p>-0.137988</text:p>
          </table:table-cell>
          <table:table-cell office:value-type="float" office:value="0.990582" calcext:value-type="float">
            <text:p>0.990582</text:p>
          </table:table-cell>
          <table:table-cell office:value-type="string" calcext:value-type="string">
            <text:p><text:s/></text:p>
          </table:table-cell>
          <table:table-cell office:value-type="float" office:value="-1.39881" calcext:value-type="float">
            <text:p>-1.39881</text:p>
          </table:table-cell>
          <table:table-cell office:value-type="float" office:value="-1.51925" calcext:value-type="float">
            <text:p>-1.51925</text:p>
          </table:table-cell>
          <table:table-cell office:value-type="float" office:value="-1.74116" calcext:value-type="float">
            <text:p>-1.7411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671425" calcext:value-type="float">
            <text:p>0.671425</text:p>
          </table:table-cell>
          <table:table-cell office:value-type="float" office:value="-0.626139" calcext:value-type="float">
            <text:p>-0.626139</text:p>
          </table:table-cell>
          <table:table-cell office:value-type="float" office:value="-0.472754" calcext:value-type="float">
            <text:p>-0.472754</text:p>
          </table:table-cell>
          <table:table-cell office:value-type="float" office:value="1.4421" calcext:value-type="float">
            <text:p>1.4421</text:p>
          </table:table-cell>
          <table:table-cell office:value-type="float" office:value="-0.435484" calcext:value-type="float">
            <text:p>-0.435484</text:p>
          </table:table-cell>
          <table:table-cell office:value-type="float" office:value="0.681258" calcext:value-type="float">
            <text:p>0.681258</text:p>
          </table:table-cell>
          <table:table-cell office:value-type="float" office:value="-1.46112" calcext:value-type="float">
            <text:p>-1.46112</text:p>
          </table:table-cell>
          <table:table-cell office:value-type="string" calcext:value-type="string">
            <text:p><text:s/></text:p>
          </table:table-cell>
          <table:table-cell office:value-type="float" office:value="0.319625" calcext:value-type="float">
            <text:p>0.319625</text:p>
          </table:table-cell>
          <table:table-cell office:value-type="float" office:value="-0.14144" calcext:value-type="float">
            <text:p>-0.14144</text:p>
          </table:table-cell>
          <table:table-cell office:value-type="float" office:value="0.990159" calcext:value-type="float">
            <text:p>0.990159</text:p>
          </table:table-cell>
          <table:table-cell office:value-type="string" calcext:value-type="string">
            <text:p><text:s/></text:p>
          </table:table-cell>
          <table:table-cell office:value-type="float" office:value="-1.35693" calcext:value-type="float">
            <text:p>-1.35693</text:p>
          </table:table-cell>
          <table:table-cell office:value-type="float" office:value="-1.52906" calcext:value-type="float">
            <text:p>-1.52906</text:p>
          </table:table-cell>
          <table:table-cell office:value-type="float" office:value="-1.78305" calcext:value-type="float">
            <text:p>-1.7830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678573" calcext:value-type="float">
            <text:p>0.678573</text:p>
          </table:table-cell>
          <table:table-cell office:value-type="float" office:value="-0.629313" calcext:value-type="float">
            <text:p>-0.629313</text:p>
          </table:table-cell>
          <table:table-cell office:value-type="float" office:value="-0.479828" calcext:value-type="float">
            <text:p>-0.479828</text:p>
          </table:table-cell>
          <table:table-cell office:value-type="float" office:value="1.44113" calcext:value-type="float">
            <text:p>1.44113</text:p>
          </table:table-cell>
          <table:table-cell office:value-type="float" office:value="-0.437402" calcext:value-type="float">
            <text:p>-0.437402</text:p>
          </table:table-cell>
          <table:table-cell office:value-type="float" office:value="0.682181" calcext:value-type="float">
            <text:p>0.682181</text:p>
          </table:table-cell>
          <table:table-cell office:value-type="float" office:value="-1.47511" calcext:value-type="float">
            <text:p>-1.47511</text:p>
          </table:table-cell>
          <table:table-cell office:value-type="string" calcext:value-type="string">
            <text:p><text:s/></text:p>
          </table:table-cell>
          <table:table-cell office:value-type="float" office:value="0.319635" calcext:value-type="float">
            <text:p>0.319635</text:p>
          </table:table-cell>
          <table:table-cell office:value-type="float" office:value="-0.144896" calcext:value-type="float">
            <text:p>-0.144896</text:p>
          </table:table-cell>
          <table:table-cell office:value-type="float" office:value="0.989736" calcext:value-type="float">
            <text:p>0.989736</text:p>
          </table:table-cell>
          <table:table-cell office:value-type="string" calcext:value-type="string">
            <text:p><text:s/></text:p>
          </table:table-cell>
          <table:table-cell office:value-type="float" office:value="-1.28955" calcext:value-type="float">
            <text:p>-1.28955</text:p>
          </table:table-cell>
          <table:table-cell office:value-type="float" office:value="-1.53875" calcext:value-type="float">
            <text:p>-1.53875</text:p>
          </table:table-cell>
          <table:table-cell office:value-type="float" office:value="-1.85044" calcext:value-type="float">
            <text:p>-1.8504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68571" calcext:value-type="float">
            <text:p>0.68571</text:p>
          </table:table-cell>
          <table:table-cell office:value-type="float" office:value="-0.632516" calcext:value-type="float">
            <text:p>-0.632516</text:p>
          </table:table-cell>
          <table:table-cell office:value-type="float" office:value="-0.486842" calcext:value-type="float">
            <text:p>-0.486842</text:p>
          </table:table-cell>
          <table:table-cell office:value-type="float" office:value="1.44011" calcext:value-type="float">
            <text:p>1.44011</text:p>
          </table:table-cell>
          <table:table-cell office:value-type="float" office:value="-0.439369" calcext:value-type="float">
            <text:p>-0.439369</text:p>
          </table:table-cell>
          <table:table-cell office:value-type="float" office:value="0.683144" calcext:value-type="float">
            <text:p>0.683144</text:p>
          </table:table-cell>
          <table:table-cell office:value-type="float" office:value="-1.48907" calcext:value-type="float">
            <text:p>-1.48907</text:p>
          </table:table-cell>
          <table:table-cell office:value-type="string" calcext:value-type="string">
            <text:p><text:s/></text:p>
          </table:table-cell>
          <table:table-cell office:value-type="float" office:value="0.319646" calcext:value-type="float">
            <text:p>0.319646</text:p>
          </table:table-cell>
          <table:table-cell office:value-type="float" office:value="-0.148355" calcext:value-type="float">
            <text:p>-0.148355</text:p>
          </table:table-cell>
          <table:table-cell office:value-type="float" office:value="0.989313" calcext:value-type="float">
            <text:p>0.989313</text:p>
          </table:table-cell>
          <table:table-cell office:value-type="string" calcext:value-type="string">
            <text:p><text:s/></text:p>
          </table:table-cell>
          <table:table-cell office:value-type="float" office:value="-1.16502" calcext:value-type="float">
            <text:p>-1.16502</text:p>
          </table:table-cell>
          <table:table-cell office:value-type="float" office:value="-1.54817" calcext:value-type="float">
            <text:p>-1.54817</text:p>
          </table:table-cell>
          <table:table-cell office:value-type="float" office:value="-1.97498" calcext:value-type="float">
            <text:p>-1.9749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692835" calcext:value-type="float">
            <text:p>0.692835</text:p>
          </table:table-cell>
          <table:table-cell office:value-type="float" office:value="-0.635747" calcext:value-type="float">
            <text:p>-0.635747</text:p>
          </table:table-cell>
          <table:table-cell office:value-type="float" office:value="-0.493796" calcext:value-type="float">
            <text:p>-0.493796</text:p>
          </table:table-cell>
          <table:table-cell office:value-type="float" office:value="1.43903" calcext:value-type="float">
            <text:p>1.43903</text:p>
          </table:table-cell>
          <table:table-cell office:value-type="float" office:value="-0.441386" calcext:value-type="float">
            <text:p>-0.441386</text:p>
          </table:table-cell>
          <table:table-cell office:value-type="float" office:value="0.684147" calcext:value-type="float">
            <text:p>0.684147</text:p>
          </table:table-cell>
          <table:table-cell office:value-type="float" office:value="-1.50302" calcext:value-type="float">
            <text:p>-1.50302</text:p>
          </table:table-cell>
          <table:table-cell office:value-type="string" calcext:value-type="string">
            <text:p><text:s/></text:p>
          </table:table-cell>
          <table:table-cell office:value-type="float" office:value="0.319657" calcext:value-type="float">
            <text:p>0.319657</text:p>
          </table:table-cell>
          <table:table-cell office:value-type="float" office:value="-0.151819" calcext:value-type="float">
            <text:p>-0.151819</text:p>
          </table:table-cell>
          <table:table-cell office:value-type="float" office:value="0.988888" calcext:value-type="float">
            <text:p>0.988888</text:p>
          </table:table-cell>
          <table:table-cell office:value-type="string" calcext:value-type="string">
            <text:p><text:s/></text:p>
          </table:table-cell>
          <table:table-cell office:value-type="float" office:value="-0.87733" calcext:value-type="float">
            <text:p>-0.87733</text:p>
          </table:table-cell>
          <table:table-cell office:value-type="float" office:value="-1.55677" calcext:value-type="float">
            <text:p>-1.55677</text:p>
          </table:table-cell>
          <table:table-cell office:value-type="float" office:value="-2.26269" calcext:value-type="float">
            <text:p>-2.2626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699946" calcext:value-type="float">
            <text:p>0.699946</text:p>
          </table:table-cell>
          <table:table-cell office:value-type="float" office:value="-0.639005" calcext:value-type="float">
            <text:p>-0.639005</text:p>
          </table:table-cell>
          <table:table-cell office:value-type="float" office:value="-0.500688" calcext:value-type="float">
            <text:p>-0.500688</text:p>
          </table:table-cell>
          <table:table-cell office:value-type="float" office:value="1.4379" calcext:value-type="float">
            <text:p>1.4379</text:p>
          </table:table-cell>
          <table:table-cell office:value-type="float" office:value="-0.443451" calcext:value-type="float">
            <text:p>-0.443451</text:p>
          </table:table-cell>
          <table:table-cell office:value-type="float" office:value="0.685189" calcext:value-type="float">
            <text:p>0.685189</text:p>
          </table:table-cell>
          <table:table-cell office:value-type="float" office:value="-1.51695" calcext:value-type="float">
            <text:p>-1.51695</text:p>
          </table:table-cell>
          <table:table-cell office:value-type="string" calcext:value-type="string">
            <text:p><text:s/></text:p>
          </table:table-cell>
          <table:table-cell office:value-type="float" office:value="0.319668" calcext:value-type="float">
            <text:p>0.319668</text:p>
          </table:table-cell>
          <table:table-cell office:value-type="float" office:value="-0.155286" calcext:value-type="float">
            <text:p>-0.155286</text:p>
          </table:table-cell>
          <table:table-cell office:value-type="float" office:value="0.988463" calcext:value-type="float">
            <text:p>0.988463</text:p>
          </table:table-cell>
          <table:table-cell office:value-type="string" calcext:value-type="string">
            <text:p><text:s/></text:p>
          </table:table-cell>
          <table:table-cell office:value-type="float" office:value="-0.0871238" calcext:value-type="float">
            <text:p>-0.0871238</text:p>
          </table:table-cell>
          <table:table-cell office:value-type="float" office:value="-1.56176" calcext:value-type="float">
            <text:p>-1.56176</text:p>
          </table:table-cell>
          <table:table-cell office:value-type="float" office:value="-3.05291" calcext:value-type="float">
            <text:p>-3.0529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707044" calcext:value-type="float">
            <text:p>0.707044</text:p>
          </table:table-cell>
          <table:table-cell office:value-type="float" office:value="-0.642292" calcext:value-type="float">
            <text:p>-0.642292</text:p>
          </table:table-cell>
          <table:table-cell office:value-type="float" office:value="-0.507518" calcext:value-type="float">
            <text:p>-0.507518</text:p>
          </table:table-cell>
          <table:table-cell office:value-type="float" office:value="1.43672" calcext:value-type="float">
            <text:p>1.43672</text:p>
          </table:table-cell>
          <table:table-cell office:value-type="float" office:value="-0.445564" calcext:value-type="float">
            <text:p>-0.445564</text:p>
          </table:table-cell>
          <table:table-cell office:value-type="float" office:value="0.686271" calcext:value-type="float">
            <text:p>0.686271</text:p>
          </table:table-cell>
          <table:table-cell office:value-type="float" office:value="-1.53086" calcext:value-type="float">
            <text:p>-1.53086</text:p>
          </table:table-cell>
          <table:table-cell office:value-type="string" calcext:value-type="string">
            <text:p><text:s/></text:p>
          </table:table-cell>
          <table:table-cell office:value-type="float" office:value="0.319679" calcext:value-type="float">
            <text:p>0.319679</text:p>
          </table:table-cell>
          <table:table-cell office:value-type="float" office:value="-0.158757" calcext:value-type="float">
            <text:p>-0.158757</text:p>
          </table:table-cell>
          <table:table-cell office:value-type="float" office:value="0.988038" calcext:value-type="float">
            <text:p>0.988038</text:p>
          </table:table-cell>
          <table:table-cell office:value-type="string" calcext:value-type="string">
            <text:p><text:s/></text:p>
          </table:table-cell>
          <table:table-cell office:value-type="float" office:value="0.795238" calcext:value-type="float">
            <text:p>0.795238</text:p>
          </table:table-cell>
          <table:table-cell office:value-type="float" office:value="-1.55789" calcext:value-type="float">
            <text:p>-1.55789</text:p>
          </table:table-cell>
          <table:table-cell office:value-type="float" office:value="2.3479" calcext:value-type="float">
            <text:p>2.347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714127" calcext:value-type="float">
            <text:p>0.714127</text:p>
          </table:table-cell>
          <table:table-cell office:value-type="float" office:value="-0.645605" calcext:value-type="float">
            <text:p>-0.645605</text:p>
          </table:table-cell>
          <table:table-cell office:value-type="float" office:value="-0.514285" calcext:value-type="float">
            <text:p>-0.514285</text:p>
          </table:table-cell>
          <table:table-cell office:value-type="float" office:value="1.43548" calcext:value-type="float">
            <text:p>1.43548</text:p>
          </table:table-cell>
          <table:table-cell office:value-type="float" office:value="-0.447723" calcext:value-type="float">
            <text:p>-0.447723</text:p>
          </table:table-cell>
          <table:table-cell office:value-type="float" office:value="0.687393" calcext:value-type="float">
            <text:p>0.687393</text:p>
          </table:table-cell>
          <table:table-cell office:value-type="float" office:value="-1.54475" calcext:value-type="float">
            <text:p>-1.54475</text:p>
          </table:table-cell>
          <table:table-cell office:value-type="string" calcext:value-type="string">
            <text:p><text:s/></text:p>
          </table:table-cell>
          <table:table-cell office:value-type="float" office:value="0.31969" calcext:value-type="float">
            <text:p>0.31969</text:p>
          </table:table-cell>
          <table:table-cell office:value-type="float" office:value="-0.162232" calcext:value-type="float">
            <text:p>-0.162232</text:p>
          </table:table-cell>
          <table:table-cell office:value-type="float" office:value="0.987612" calcext:value-type="float">
            <text:p>0.987612</text:p>
          </table:table-cell>
          <table:table-cell office:value-type="string" calcext:value-type="string">
            <text:p><text:s/></text:p>
          </table:table-cell>
          <table:table-cell office:value-type="float" office:value="1.12983" calcext:value-type="float">
            <text:p>1.12983</text:p>
          </table:table-cell>
          <table:table-cell office:value-type="float" office:value="-1.54955" calcext:value-type="float">
            <text:p>-1.54955</text:p>
          </table:table-cell>
          <table:table-cell office:value-type="float" office:value="2.01329" calcext:value-type="float">
            <text:p>2.0132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721196" calcext:value-type="float">
            <text:p>0.721196</text:p>
          </table:table-cell>
          <table:table-cell office:value-type="float" office:value="-0.648947" calcext:value-type="float">
            <text:p>-0.648947</text:p>
          </table:table-cell>
          <table:table-cell office:value-type="float" office:value="-0.520988" calcext:value-type="float">
            <text:p>-0.520988</text:p>
          </table:table-cell>
          <table:table-cell office:value-type="float" office:value="1.43418" calcext:value-type="float">
            <text:p>1.43418</text:p>
          </table:table-cell>
          <table:table-cell office:value-type="float" office:value="-0.449929" calcext:value-type="float">
            <text:p>-0.449929</text:p>
          </table:table-cell>
          <table:table-cell office:value-type="float" office:value="0.688556" calcext:value-type="float">
            <text:p>0.688556</text:p>
          </table:table-cell>
          <table:table-cell office:value-type="float" office:value="-1.55863" calcext:value-type="float">
            <text:p>-1.55863</text:p>
          </table:table-cell>
          <table:table-cell office:value-type="string" calcext:value-type="string">
            <text:p><text:s/></text:p>
          </table:table-cell>
          <table:table-cell office:value-type="float" office:value="0.319701" calcext:value-type="float">
            <text:p>0.319701</text:p>
          </table:table-cell>
          <table:table-cell office:value-type="float" office:value="-0.165711" calcext:value-type="float">
            <text:p>-0.165711</text:p>
          </table:table-cell>
          <table:table-cell office:value-type="float" office:value="0.987186" calcext:value-type="float">
            <text:p>0.987186</text:p>
          </table:table-cell>
          <table:table-cell office:value-type="string" calcext:value-type="string">
            <text:p><text:s/></text:p>
          </table:table-cell>
          <table:table-cell office:value-type="float" office:value="1.26877" calcext:value-type="float">
            <text:p>1.26877</text:p>
          </table:table-cell>
          <table:table-cell office:value-type="float" office:value="-1.5402" calcext:value-type="float">
            <text:p>-1.5402</text:p>
          </table:table-cell>
          <table:table-cell office:value-type="float" office:value="1.87433" calcext:value-type="float">
            <text:p>1.8743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728249" calcext:value-type="float">
            <text:p>0.728249</text:p>
          </table:table-cell>
          <table:table-cell office:value-type="float" office:value="-0.652315" calcext:value-type="float">
            <text:p>-0.652315</text:p>
          </table:table-cell>
          <table:table-cell office:value-type="float" office:value="-0.527626" calcext:value-type="float">
            <text:p>-0.527626</text:p>
          </table:table-cell>
          <table:table-cell office:value-type="float" office:value="1.43282" calcext:value-type="float">
            <text:p>1.43282</text:p>
          </table:table-cell>
          <table:table-cell office:value-type="float" office:value="-0.452179" calcext:value-type="float">
            <text:p>-0.452179</text:p>
          </table:table-cell>
          <table:table-cell office:value-type="float" office:value="0.689758" calcext:value-type="float">
            <text:p>0.689758</text:p>
          </table:table-cell>
          <table:table-cell office:value-type="float" office:value="-1.5725" calcext:value-type="float">
            <text:p>-1.5725</text:p>
          </table:table-cell>
          <table:table-cell office:value-type="string" calcext:value-type="string">
            <text:p><text:s/></text:p>
          </table:table-cell>
          <table:table-cell office:value-type="float" office:value="0.319712" calcext:value-type="float">
            <text:p>0.319712</text:p>
          </table:table-cell>
          <table:table-cell office:value-type="float" office:value="-0.169194" calcext:value-type="float">
            <text:p>-0.169194</text:p>
          </table:table-cell>
          <table:table-cell office:value-type="float" office:value="0.986759" calcext:value-type="float">
            <text:p>0.986759</text:p>
          </table:table-cell>
          <table:table-cell office:value-type="string" calcext:value-type="string">
            <text:p><text:s/></text:p>
          </table:table-cell>
          <table:table-cell office:value-type="float" office:value="1.34193" calcext:value-type="float">
            <text:p>1.34193</text:p>
          </table:table-cell>
          <table:table-cell office:value-type="float" office:value="-1.53053" calcext:value-type="float">
            <text:p>-1.53053</text:p>
          </table:table-cell>
          <table:table-cell office:value-type="float" office:value="1.80115" calcext:value-type="float">
            <text:p>1.8011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735286" calcext:value-type="float">
            <text:p>0.735286</text:p>
          </table:table-cell>
          <table:table-cell office:value-type="float" office:value="-0.65571" calcext:value-type="float">
            <text:p>-0.65571</text:p>
          </table:table-cell>
          <table:table-cell office:value-type="float" office:value="-0.534198" calcext:value-type="float">
            <text:p>-0.534198</text:p>
          </table:table-cell>
          <table:table-cell office:value-type="float" office:value="1.43141" calcext:value-type="float">
            <text:p>1.43141</text:p>
          </table:table-cell>
          <table:table-cell office:value-type="float" office:value="-0.454474" calcext:value-type="float">
            <text:p>-0.454474</text:p>
          </table:table-cell>
          <table:table-cell office:value-type="float" office:value="0.691001" calcext:value-type="float">
            <text:p>0.691001</text:p>
          </table:table-cell>
          <table:table-cell office:value-type="float" office:value="-1.58635" calcext:value-type="float">
            <text:p>-1.58635</text:p>
          </table:table-cell>
          <table:table-cell office:value-type="string" calcext:value-type="string">
            <text:p><text:s/></text:p>
          </table:table-cell>
          <table:table-cell office:value-type="float" office:value="0.319722" calcext:value-type="float">
            <text:p>0.319722</text:p>
          </table:table-cell>
          <table:table-cell office:value-type="float" office:value="-0.172681" calcext:value-type="float">
            <text:p>-0.172681</text:p>
          </table:table-cell>
          <table:table-cell office:value-type="float" office:value="0.986332" calcext:value-type="float">
            <text:p>0.986332</text:p>
          </table:table-cell>
          <table:table-cell office:value-type="string" calcext:value-type="string">
            <text:p><text:s/></text:p>
          </table:table-cell>
          <table:table-cell office:value-type="float" office:value="1.38663" calcext:value-type="float">
            <text:p>1.38663</text:p>
          </table:table-cell>
          <table:table-cell office:value-type="float" office:value="-1.52074" calcext:value-type="float">
            <text:p>-1.52074</text:p>
          </table:table-cell>
          <table:table-cell office:value-type="float" office:value="1.75643" calcext:value-type="float">
            <text:p>1.7564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742307" calcext:value-type="float">
            <text:p>0.742307</text:p>
          </table:table-cell>
          <table:table-cell office:value-type="float" office:value="-0.659132" calcext:value-type="float">
            <text:p>-0.659132</text:p>
          </table:table-cell>
          <table:table-cell office:value-type="float" office:value="-0.540704" calcext:value-type="float">
            <text:p>-0.540704</text:p>
          </table:table-cell>
          <table:table-cell office:value-type="float" office:value="1.42995" calcext:value-type="float">
            <text:p>1.42995</text:p>
          </table:table-cell>
          <table:table-cell office:value-type="float" office:value="-0.456813" calcext:value-type="float">
            <text:p>-0.456813</text:p>
          </table:table-cell>
          <table:table-cell office:value-type="float" office:value="0.692284" calcext:value-type="float">
            <text:p>0.692284</text:p>
          </table:table-cell>
          <table:table-cell office:value-type="float" office:value="-1.60018" calcext:value-type="float">
            <text:p>-1.60018</text:p>
          </table:table-cell>
          <table:table-cell office:value-type="string" calcext:value-type="string">
            <text:p><text:s/></text:p>
          </table:table-cell>
          <table:table-cell office:value-type="float" office:value="0.319733" calcext:value-type="float">
            <text:p>0.319733</text:p>
          </table:table-cell>
          <table:table-cell office:value-type="float" office:value="-0.176171" calcext:value-type="float">
            <text:p>-0.176171</text:p>
          </table:table-cell>
          <table:table-cell office:value-type="float" office:value="0.985904" calcext:value-type="float">
            <text:p>0.985904</text:p>
          </table:table-cell>
          <table:table-cell office:value-type="string" calcext:value-type="string">
            <text:p><text:s/></text:p>
          </table:table-cell>
          <table:table-cell office:value-type="float" office:value="1.41666" calcext:value-type="float">
            <text:p>1.41666</text:p>
          </table:table-cell>
          <table:table-cell office:value-type="float" office:value="-1.51087" calcext:value-type="float">
            <text:p>-1.51087</text:p>
          </table:table-cell>
          <table:table-cell office:value-type="float" office:value="1.72638" calcext:value-type="float">
            <text:p>1.7263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74931" calcext:value-type="float">
            <text:p>0.74931</text:p>
          </table:table-cell>
          <table:table-cell office:value-type="float" office:value="-0.66258" calcext:value-type="float">
            <text:p>-0.66258</text:p>
          </table:table-cell>
          <table:table-cell office:value-type="float" office:value="-0.547143" calcext:value-type="float">
            <text:p>-0.547143</text:p>
          </table:table-cell>
          <table:table-cell office:value-type="float" office:value="1.42842" calcext:value-type="float">
            <text:p>1.42842</text:p>
          </table:table-cell>
          <table:table-cell office:value-type="float" office:value="-0.459193" calcext:value-type="float">
            <text:p>-0.459193</text:p>
          </table:table-cell>
          <table:table-cell office:value-type="float" office:value="0.693608" calcext:value-type="float">
            <text:p>0.693608</text:p>
          </table:table-cell>
          <table:table-cell office:value-type="float" office:value="-1.61401" calcext:value-type="float">
            <text:p>-1.61401</text:p>
          </table:table-cell>
          <table:table-cell office:value-type="string" calcext:value-type="string">
            <text:p><text:s/></text:p>
          </table:table-cell>
          <table:table-cell office:value-type="float" office:value="0.319744" calcext:value-type="float">
            <text:p>0.319744</text:p>
          </table:table-cell>
          <table:table-cell office:value-type="float" office:value="-0.179666" calcext:value-type="float">
            <text:p>-0.179666</text:p>
          </table:table-cell>
          <table:table-cell office:value-type="float" office:value="0.985476" calcext:value-type="float">
            <text:p>0.985476</text:p>
          </table:table-cell>
          <table:table-cell office:value-type="string" calcext:value-type="string">
            <text:p><text:s/></text:p>
          </table:table-cell>
          <table:table-cell office:value-type="float" office:value="1.4382" calcext:value-type="float">
            <text:p>1.4382</text:p>
          </table:table-cell>
          <table:table-cell office:value-type="float" office:value="-1.50097" calcext:value-type="float">
            <text:p>-1.50097</text:p>
          </table:table-cell>
          <table:table-cell office:value-type="float" office:value="1.70482" calcext:value-type="float">
            <text:p>1.7048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756296" calcext:value-type="float">
            <text:p>0.756296</text:p>
          </table:table-cell>
          <table:table-cell office:value-type="float" office:value="-0.666054" calcext:value-type="float">
            <text:p>-0.666054</text:p>
          </table:table-cell>
          <table:table-cell office:value-type="float" office:value="-0.553514" calcext:value-type="float">
            <text:p>-0.553514</text:p>
          </table:table-cell>
          <table:table-cell office:value-type="float" office:value="1.42684" calcext:value-type="float">
            <text:p>1.42684</text:p>
          </table:table-cell>
          <table:table-cell office:value-type="float" office:value="-0.461616" calcext:value-type="float">
            <text:p>-0.461616</text:p>
          </table:table-cell>
          <table:table-cell office:value-type="float" office:value="0.694972" calcext:value-type="float">
            <text:p>0.694972</text:p>
          </table:table-cell>
          <table:table-cell office:value-type="float" office:value="-1.62782" calcext:value-type="float">
            <text:p>-1.62782</text:p>
          </table:table-cell>
          <table:table-cell office:value-type="string" calcext:value-type="string">
            <text:p><text:s/></text:p>
          </table:table-cell>
          <table:table-cell office:value-type="float" office:value="0.319754" calcext:value-type="float">
            <text:p>0.319754</text:p>
          </table:table-cell>
          <table:table-cell office:value-type="float" office:value="-0.183165" calcext:value-type="float">
            <text:p>-0.183165</text:p>
          </table:table-cell>
          <table:table-cell office:value-type="float" office:value="0.985048" calcext:value-type="float">
            <text:p>0.985048</text:p>
          </table:table-cell>
          <table:table-cell office:value-type="string" calcext:value-type="string">
            <text:p><text:s/></text:p>
          </table:table-cell>
          <table:table-cell office:value-type="float" office:value="1.45439" calcext:value-type="float">
            <text:p>1.45439</text:p>
          </table:table-cell>
          <table:table-cell office:value-type="float" office:value="-1.49104" calcext:value-type="float">
            <text:p>-1.49104</text:p>
          </table:table-cell>
          <table:table-cell office:value-type="float" office:value="1.68861" calcext:value-type="float">
            <text:p>1.6886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763264" calcext:value-type="float">
            <text:p>0.763264</text:p>
          </table:table-cell>
          <table:table-cell office:value-type="float" office:value="-0.669554" calcext:value-type="float">
            <text:p>-0.669554</text:p>
          </table:table-cell>
          <table:table-cell office:value-type="float" office:value="-0.559816" calcext:value-type="float">
            <text:p>-0.559816</text:p>
          </table:table-cell>
          <table:table-cell office:value-type="float" office:value="1.4252" calcext:value-type="float">
            <text:p>1.4252</text:p>
          </table:table-cell>
          <table:table-cell office:value-type="float" office:value="-0.464079" calcext:value-type="float">
            <text:p>-0.464079</text:p>
          </table:table-cell>
          <table:table-cell office:value-type="float" office:value="0.696377" calcext:value-type="float">
            <text:p>0.696377</text:p>
          </table:table-cell>
          <table:table-cell office:value-type="float" office:value="-1.64162" calcext:value-type="float">
            <text:p>-1.64162</text:p>
          </table:table-cell>
          <table:table-cell office:value-type="string" calcext:value-type="string">
            <text:p><text:s/></text:p>
          </table:table-cell>
          <table:table-cell office:value-type="float" office:value="0.319765" calcext:value-type="float">
            <text:p>0.319765</text:p>
          </table:table-cell>
          <table:table-cell office:value-type="float" office:value="-0.186667" calcext:value-type="float">
            <text:p>-0.186667</text:p>
          </table:table-cell>
          <table:table-cell office:value-type="float" office:value="0.98462" calcext:value-type="float">
            <text:p>0.98462</text:p>
          </table:table-cell>
          <table:table-cell office:value-type="string" calcext:value-type="string">
            <text:p><text:s/></text:p>
          </table:table-cell>
          <table:table-cell office:value-type="float" office:value="1.46699" calcext:value-type="float">
            <text:p>1.46699</text:p>
          </table:table-cell>
          <table:table-cell office:value-type="float" office:value="-1.4811" calcext:value-type="float">
            <text:p>-1.4811</text:p>
          </table:table-cell>
          <table:table-cell office:value-type="float" office:value="1.67599" calcext:value-type="float">
            <text:p>1.6759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770213" calcext:value-type="float">
            <text:p>0.770213</text:p>
          </table:table-cell>
          <table:table-cell office:value-type="float" office:value="-0.673079" calcext:value-type="float">
            <text:p>-0.673079</text:p>
          </table:table-cell>
          <table:table-cell office:value-type="float" office:value="-0.566049" calcext:value-type="float">
            <text:p>-0.566049</text:p>
          </table:table-cell>
          <table:table-cell office:value-type="float" office:value="1.42351" calcext:value-type="float">
            <text:p>1.42351</text:p>
          </table:table-cell>
          <table:table-cell office:value-type="float" office:value="-0.466582" calcext:value-type="float">
            <text:p>-0.466582</text:p>
          </table:table-cell>
          <table:table-cell office:value-type="float" office:value="0.697823" calcext:value-type="float">
            <text:p>0.697823</text:p>
          </table:table-cell>
          <table:table-cell office:value-type="float" office:value="-1.65541" calcext:value-type="float">
            <text:p>-1.65541</text:p>
          </table:table-cell>
          <table:table-cell office:value-type="string" calcext:value-type="string">
            <text:p><text:s/></text:p>
          </table:table-cell>
          <table:table-cell office:value-type="float" office:value="0.319775" calcext:value-type="float">
            <text:p>0.319775</text:p>
          </table:table-cell>
          <table:table-cell office:value-type="float" office:value="-0.190174" calcext:value-type="float">
            <text:p>-0.190174</text:p>
          </table:table-cell>
          <table:table-cell office:value-type="float" office:value="0.984191" calcext:value-type="float">
            <text:p>0.984191</text:p>
          </table:table-cell>
          <table:table-cell office:value-type="string" calcext:value-type="string">
            <text:p><text:s/></text:p>
          </table:table-cell>
          <table:table-cell office:value-type="float" office:value="1.47708" calcext:value-type="float">
            <text:p>1.47708</text:p>
          </table:table-cell>
          <table:table-cell office:value-type="float" office:value="-1.47115" calcext:value-type="float">
            <text:p>-1.47115</text:p>
          </table:table-cell>
          <table:table-cell office:value-type="float" office:value="1.66587" calcext:value-type="float">
            <text:p>1.6658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777142" calcext:value-type="float">
            <text:p>0.777142</text:p>
          </table:table-cell>
          <table:table-cell office:value-type="float" office:value="-0.676629" calcext:value-type="float">
            <text:p>-0.676629</text:p>
          </table:table-cell>
          <table:table-cell office:value-type="float" office:value="-0.572212" calcext:value-type="float">
            <text:p>-0.572212</text:p>
          </table:table-cell>
          <table:table-cell office:value-type="float" office:value="1.42175" calcext:value-type="float">
            <text:p>1.42175</text:p>
          </table:table-cell>
          <table:table-cell office:value-type="float" office:value="-0.469123" calcext:value-type="float">
            <text:p>-0.469123</text:p>
          </table:table-cell>
          <table:table-cell office:value-type="float" office:value="0.699309" calcext:value-type="float">
            <text:p>0.699309</text:p>
          </table:table-cell>
          <table:table-cell office:value-type="float" office:value="-1.66918" calcext:value-type="float">
            <text:p>-1.66918</text:p>
          </table:table-cell>
          <table:table-cell office:value-type="string" calcext:value-type="string">
            <text:p><text:s/></text:p>
          </table:table-cell>
          <table:table-cell office:value-type="float" office:value="0.319785" calcext:value-type="float">
            <text:p>0.319785</text:p>
          </table:table-cell>
          <table:table-cell office:value-type="float" office:value="-0.193685" calcext:value-type="float">
            <text:p>-0.193685</text:p>
          </table:table-cell>
          <table:table-cell office:value-type="float" office:value="0.983762" calcext:value-type="float">
            <text:p>0.983762</text:p>
          </table:table-cell>
          <table:table-cell office:value-type="string" calcext:value-type="string">
            <text:p><text:s/></text:p>
          </table:table-cell>
          <table:table-cell office:value-type="float" office:value="1.48535" calcext:value-type="float">
            <text:p>1.48535</text:p>
          </table:table-cell>
          <table:table-cell office:value-type="float" office:value="-1.46118" calcext:value-type="float">
            <text:p>-1.46118</text:p>
          </table:table-cell>
          <table:table-cell office:value-type="float" office:value="1.65759" calcext:value-type="float">
            <text:p>1.6575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784053" calcext:value-type="float">
            <text:p>0.784053</text:p>
          </table:table-cell>
          <table:table-cell office:value-type="float" office:value="-0.680203" calcext:value-type="float">
            <text:p>-0.680203</text:p>
          </table:table-cell>
          <table:table-cell office:value-type="float" office:value="-0.578305" calcext:value-type="float">
            <text:p>-0.578305</text:p>
          </table:table-cell>
          <table:table-cell office:value-type="float" office:value="1.41994" calcext:value-type="float">
            <text:p>1.41994</text:p>
          </table:table-cell>
          <table:table-cell office:value-type="float" office:value="-0.471702" calcext:value-type="float">
            <text:p>-0.471702</text:p>
          </table:table-cell>
          <table:table-cell office:value-type="float" office:value="0.700836" calcext:value-type="float">
            <text:p>0.700836</text:p>
          </table:table-cell>
          <table:table-cell office:value-type="float" office:value="-1.68295" calcext:value-type="float">
            <text:p>-1.68295</text:p>
          </table:table-cell>
          <table:table-cell office:value-type="string" calcext:value-type="string">
            <text:p><text:s/></text:p>
          </table:table-cell>
          <table:table-cell office:value-type="float" office:value="0.319795" calcext:value-type="float">
            <text:p>0.319795</text:p>
          </table:table-cell>
          <table:table-cell office:value-type="float" office:value="-0.197199" calcext:value-type="float">
            <text:p>-0.197199</text:p>
          </table:table-cell>
          <table:table-cell office:value-type="float" office:value="0.983334" calcext:value-type="float">
            <text:p>0.983334</text:p>
          </table:table-cell>
          <table:table-cell office:value-type="string" calcext:value-type="string">
            <text:p><text:s/></text:p>
          </table:table-cell>
          <table:table-cell office:value-type="float" office:value="1.49224" calcext:value-type="float">
            <text:p>1.49224</text:p>
          </table:table-cell>
          <table:table-cell office:value-type="float" office:value="-1.45121" calcext:value-type="float">
            <text:p>-1.45121</text:p>
          </table:table-cell>
          <table:table-cell office:value-type="float" office:value="1.65067" calcext:value-type="float">
            <text:p>1.6506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790943" calcext:value-type="float">
            <text:p>0.790943</text:p>
          </table:table-cell>
          <table:table-cell office:value-type="float" office:value="-0.683801" calcext:value-type="float">
            <text:p>-0.683801</text:p>
          </table:table-cell>
          <table:table-cell office:value-type="float" office:value="-0.584326" calcext:value-type="float">
            <text:p>-0.584326</text:p>
          </table:table-cell>
          <table:table-cell office:value-type="float" office:value="1.41806" calcext:value-type="float">
            <text:p>1.41806</text:p>
          </table:table-cell>
          <table:table-cell office:value-type="float" office:value="-0.474318" calcext:value-type="float">
            <text:p>-0.474318</text:p>
          </table:table-cell>
          <table:table-cell office:value-type="float" office:value="0.702405" calcext:value-type="float">
            <text:p>0.702405</text:p>
          </table:table-cell>
          <table:table-cell office:value-type="float" office:value="-1.69671" calcext:value-type="float">
            <text:p>-1.69671</text:p>
          </table:table-cell>
          <table:table-cell office:value-type="string" calcext:value-type="string">
            <text:p><text:s/></text:p>
          </table:table-cell>
          <table:table-cell office:value-type="float" office:value="0.319805" calcext:value-type="float">
            <text:p>0.319805</text:p>
          </table:table-cell>
          <table:table-cell office:value-type="float" office:value="-0.200718" calcext:value-type="float">
            <text:p>-0.200718</text:p>
          </table:table-cell>
          <table:table-cell office:value-type="float" office:value="0.982904" calcext:value-type="float">
            <text:p>0.982904</text:p>
          </table:table-cell>
          <table:table-cell office:value-type="string" calcext:value-type="string">
            <text:p><text:s/></text:p>
          </table:table-cell>
          <table:table-cell office:value-type="float" office:value="1.49807" calcext:value-type="float">
            <text:p>1.49807</text:p>
          </table:table-cell>
          <table:table-cell office:value-type="float" office:value="-1.44124" calcext:value-type="float">
            <text:p>-1.44124</text:p>
          </table:table-cell>
          <table:table-cell office:value-type="float" office:value="1.64482" calcext:value-type="float">
            <text:p>1.6448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797812" calcext:value-type="float">
            <text:p>0.797812</text:p>
          </table:table-cell>
          <table:table-cell office:value-type="float" office:value="-0.687423" calcext:value-type="float">
            <text:p>-0.687423</text:p>
          </table:table-cell>
          <table:table-cell office:value-type="float" office:value="-0.590276" calcext:value-type="float">
            <text:p>-0.590276</text:p>
          </table:table-cell>
          <table:table-cell office:value-type="float" office:value="1.41613" calcext:value-type="float">
            <text:p>1.41613</text:p>
          </table:table-cell>
          <table:table-cell office:value-type="float" office:value="-0.476969" calcext:value-type="float">
            <text:p>-0.476969</text:p>
          </table:table-cell>
          <table:table-cell office:value-type="float" office:value="0.704014" calcext:value-type="float">
            <text:p>0.704014</text:p>
          </table:table-cell>
          <table:table-cell office:value-type="float" office:value="-1.71046" calcext:value-type="float">
            <text:p>-1.71046</text:p>
          </table:table-cell>
          <table:table-cell office:value-type="string" calcext:value-type="string">
            <text:p><text:s/></text:p>
          </table:table-cell>
          <table:table-cell office:value-type="float" office:value="0.319815" calcext:value-type="float">
            <text:p>0.319815</text:p>
          </table:table-cell>
          <table:table-cell office:value-type="float" office:value="-0.204241" calcext:value-type="float">
            <text:p>-0.204241</text:p>
          </table:table-cell>
          <table:table-cell office:value-type="float" office:value="0.982475" calcext:value-type="float">
            <text:p>0.982475</text:p>
          </table:table-cell>
          <table:table-cell office:value-type="string" calcext:value-type="string">
            <text:p><text:s/></text:p>
          </table:table-cell>
          <table:table-cell office:value-type="float" office:value="1.50307" calcext:value-type="float">
            <text:p>1.50307</text:p>
          </table:table-cell>
          <table:table-cell office:value-type="float" office:value="-1.43126" calcext:value-type="float">
            <text:p>-1.43126</text:p>
          </table:table-cell>
          <table:table-cell office:value-type="float" office:value="1.63979" calcext:value-type="float">
            <text:p>1.6397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804661" calcext:value-type="float">
            <text:p>0.804661</text:p>
          </table:table-cell>
          <table:table-cell office:value-type="float" office:value="-0.691067" calcext:value-type="float">
            <text:p>-0.691067</text:p>
          </table:table-cell>
          <table:table-cell office:value-type="float" office:value="-0.596154" calcext:value-type="float">
            <text:p>-0.596154</text:p>
          </table:table-cell>
          <table:table-cell office:value-type="float" office:value="1.41414" calcext:value-type="float">
            <text:p>1.41414</text:p>
          </table:table-cell>
          <table:table-cell office:value-type="float" office:value="-0.479654" calcext:value-type="float">
            <text:p>-0.479654</text:p>
          </table:table-cell>
          <table:table-cell office:value-type="float" office:value="0.705664" calcext:value-type="float">
            <text:p>0.705664</text:p>
          </table:table-cell>
          <table:table-cell office:value-type="float" office:value="-1.72421" calcext:value-type="float">
            <text:p>-1.72421</text:p>
          </table:table-cell>
          <table:table-cell office:value-type="string" calcext:value-type="string">
            <text:p><text:s/></text:p>
          </table:table-cell>
          <table:table-cell office:value-type="float" office:value="0.319825" calcext:value-type="float">
            <text:p>0.319825</text:p>
          </table:table-cell>
          <table:table-cell office:value-type="float" office:value="-0.207768" calcext:value-type="float">
            <text:p>-0.207768</text:p>
          </table:table-cell>
          <table:table-cell office:value-type="float" office:value="0.982046" calcext:value-type="float">
            <text:p>0.982046</text:p>
          </table:table-cell>
          <table:table-cell office:value-type="string" calcext:value-type="string">
            <text:p><text:s/></text:p>
          </table:table-cell>
          <table:table-cell office:value-type="float" office:value="1.5074" calcext:value-type="float">
            <text:p>1.5074</text:p>
          </table:table-cell>
          <table:table-cell office:value-type="float" office:value="-1.42128" calcext:value-type="float">
            <text:p>-1.42128</text:p>
          </table:table-cell>
          <table:table-cell office:value-type="float" office:value="1.63543" calcext:value-type="float">
            <text:p>1.6354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811489" calcext:value-type="float">
            <text:p>0.811489</text:p>
          </table:table-cell>
          <table:table-cell office:value-type="float" office:value="-0.694734" calcext:value-type="float">
            <text:p>-0.694734</text:p>
          </table:table-cell>
          <table:table-cell office:value-type="float" office:value="-0.601959" calcext:value-type="float">
            <text:p>-0.601959</text:p>
          </table:table-cell>
          <table:table-cell office:value-type="float" office:value="1.41208" calcext:value-type="float">
            <text:p>1.41208</text:p>
          </table:table-cell>
          <table:table-cell office:value-type="float" office:value="-0.482373" calcext:value-type="float">
            <text:p>-0.482373</text:p>
          </table:table-cell>
          <table:table-cell office:value-type="float" office:value="0.707355" calcext:value-type="float">
            <text:p>0.707355</text:p>
          </table:table-cell>
          <table:table-cell office:value-type="float" office:value="-1.73794" calcext:value-type="float">
            <text:p>-1.73794</text:p>
          </table:table-cell>
          <table:table-cell office:value-type="string" calcext:value-type="string">
            <text:p><text:s/></text:p>
          </table:table-cell>
          <table:table-cell office:value-type="float" office:value="0.319834" calcext:value-type="float">
            <text:p>0.319834</text:p>
          </table:table-cell>
          <table:table-cell office:value-type="float" office:value="-0.211299" calcext:value-type="float">
            <text:p>-0.211299</text:p>
          </table:table-cell>
          <table:table-cell office:value-type="float" office:value="0.981617" calcext:value-type="float">
            <text:p>0.981617</text:p>
          </table:table-cell>
          <table:table-cell office:value-type="string" calcext:value-type="string">
            <text:p><text:s/></text:p>
          </table:table-cell>
          <table:table-cell office:value-type="float" office:value="1.5112" calcext:value-type="float">
            <text:p>1.5112</text:p>
          </table:table-cell>
          <table:table-cell office:value-type="float" office:value="-1.4113" calcext:value-type="float">
            <text:p>-1.4113</text:p>
          </table:table-cell>
          <table:table-cell office:value-type="float" office:value="1.63161" calcext:value-type="float">
            <text:p>1.6316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818295" calcext:value-type="float">
            <text:p>0.818295</text:p>
          </table:table-cell>
          <table:table-cell office:value-type="float" office:value="-0.698422" calcext:value-type="float">
            <text:p>-0.698422</text:p>
          </table:table-cell>
          <table:table-cell office:value-type="float" office:value="-0.60769" calcext:value-type="float">
            <text:p>-0.60769</text:p>
          </table:table-cell>
          <table:table-cell office:value-type="float" office:value="1.40997" calcext:value-type="float">
            <text:p>1.40997</text:p>
          </table:table-cell>
          <table:table-cell office:value-type="float" office:value="-0.485124" calcext:value-type="float">
            <text:p>-0.485124</text:p>
          </table:table-cell>
          <table:table-cell office:value-type="float" office:value="0.709087" calcext:value-type="float">
            <text:p>0.709087</text:p>
          </table:table-cell>
          <table:table-cell office:value-type="float" office:value="-1.75168" calcext:value-type="float">
            <text:p>-1.75168</text:p>
          </table:table-cell>
          <table:table-cell office:value-type="string" calcext:value-type="string">
            <text:p><text:s/></text:p>
          </table:table-cell>
          <table:table-cell office:value-type="float" office:value="0.319843" calcext:value-type="float">
            <text:p>0.319843</text:p>
          </table:table-cell>
          <table:table-cell office:value-type="float" office:value="-0.214833" calcext:value-type="float">
            <text:p>-0.214833</text:p>
          </table:table-cell>
          <table:table-cell office:value-type="float" office:value="0.981188" calcext:value-type="float">
            <text:p>0.981188</text:p>
          </table:table-cell>
          <table:table-cell office:value-type="string" calcext:value-type="string">
            <text:p><text:s/></text:p>
          </table:table-cell>
          <table:table-cell office:value-type="float" office:value="1.51455" calcext:value-type="float">
            <text:p>1.51455</text:p>
          </table:table-cell>
          <table:table-cell office:value-type="float" office:value="-1.40132" calcext:value-type="float">
            <text:p>-1.40132</text:p>
          </table:table-cell>
          <table:table-cell office:value-type="float" office:value="1.62823" calcext:value-type="float">
            <text:p>1.6282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825079" calcext:value-type="float">
            <text:p>0.825079</text:p>
          </table:table-cell>
          <table:table-cell office:value-type="float" office:value="-0.702132" calcext:value-type="float">
            <text:p>-0.702132</text:p>
          </table:table-cell>
          <table:table-cell office:value-type="float" office:value="-0.613349" calcext:value-type="float">
            <text:p>-0.613349</text:p>
          </table:table-cell>
          <table:table-cell office:value-type="float" office:value="1.4078" calcext:value-type="float">
            <text:p>1.4078</text:p>
          </table:table-cell>
          <table:table-cell office:value-type="float" office:value="-0.487905" calcext:value-type="float">
            <text:p>-0.487905</text:p>
          </table:table-cell>
          <table:table-cell office:value-type="float" office:value="0.710861" calcext:value-type="float">
            <text:p>0.710861</text:p>
          </table:table-cell>
          <table:table-cell office:value-type="float" office:value="-1.7654" calcext:value-type="float">
            <text:p>-1.7654</text:p>
          </table:table-cell>
          <table:table-cell office:value-type="string" calcext:value-type="string">
            <text:p><text:s/></text:p>
          </table:table-cell>
          <table:table-cell office:value-type="float" office:value="0.319852" calcext:value-type="float">
            <text:p>0.319852</text:p>
          </table:table-cell>
          <table:table-cell office:value-type="float" office:value="-0.218372" calcext:value-type="float">
            <text:p>-0.218372</text:p>
          </table:table-cell>
          <table:table-cell office:value-type="float" office:value="0.980759" calcext:value-type="float">
            <text:p>0.980759</text:p>
          </table:table-cell>
          <table:table-cell office:value-type="string" calcext:value-type="string">
            <text:p><text:s/></text:p>
          </table:table-cell>
          <table:table-cell office:value-type="float" office:value="1.51753" calcext:value-type="float">
            <text:p>1.51753</text:p>
          </table:table-cell>
          <table:table-cell office:value-type="float" office:value="-1.39133" calcext:value-type="float">
            <text:p>-1.39133</text:p>
          </table:table-cell>
          <table:table-cell office:value-type="float" office:value="1.62522" calcext:value-type="float">
            <text:p>1.6252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83184" calcext:value-type="float">
            <text:p>0.83184</text:p>
          </table:table-cell>
          <table:table-cell office:value-type="float" office:value="-0.705862" calcext:value-type="float">
            <text:p>-0.705862</text:p>
          </table:table-cell>
          <table:table-cell office:value-type="float" office:value="-0.618933" calcext:value-type="float">
            <text:p>-0.618933</text:p>
          </table:table-cell>
          <table:table-cell office:value-type="float" office:value="1.40556" calcext:value-type="float">
            <text:p>1.40556</text:p>
          </table:table-cell>
          <table:table-cell office:value-type="float" office:value="-0.490717" calcext:value-type="float">
            <text:p>-0.490717</text:p>
          </table:table-cell>
          <table:table-cell office:value-type="float" office:value="0.712675" calcext:value-type="float">
            <text:p>0.712675</text:p>
          </table:table-cell>
          <table:table-cell office:value-type="float" office:value="-1.77913" calcext:value-type="float">
            <text:p>-1.77913</text:p>
          </table:table-cell>
          <table:table-cell office:value-type="string" calcext:value-type="string">
            <text:p><text:s/></text:p>
          </table:table-cell>
          <table:table-cell office:value-type="float" office:value="0.319861" calcext:value-type="float">
            <text:p>0.319861</text:p>
          </table:table-cell>
          <table:table-cell office:value-type="float" office:value="-0.221916" calcext:value-type="float">
            <text:p>-0.221916</text:p>
          </table:table-cell>
          <table:table-cell office:value-type="float" office:value="0.98033" calcext:value-type="float">
            <text:p>0.98033</text:p>
          </table:table-cell>
          <table:table-cell office:value-type="string" calcext:value-type="string">
            <text:p><text:s/></text:p>
          </table:table-cell>
          <table:table-cell office:value-type="float" office:value="1.5202" calcext:value-type="float">
            <text:p>1.5202</text:p>
          </table:table-cell>
          <table:table-cell office:value-type="float" office:value="-1.38134" calcext:value-type="float">
            <text:p>-1.38134</text:p>
          </table:table-cell>
          <table:table-cell office:value-type="float" office:value="1.62253" calcext:value-type="float">
            <text:p>1.6225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838579" calcext:value-type="float">
            <text:p>0.838579</text:p>
          </table:table-cell>
          <table:table-cell office:value-type="float" office:value="-0.709612" calcext:value-type="float">
            <text:p>-0.709612</text:p>
          </table:table-cell>
          <table:table-cell office:value-type="float" office:value="-0.624442" calcext:value-type="float">
            <text:p>-0.624442</text:p>
          </table:table-cell>
          <table:table-cell office:value-type="float" office:value="1.40326" calcext:value-type="float">
            <text:p>1.40326</text:p>
          </table:table-cell>
          <table:table-cell office:value-type="float" office:value="-0.493557" calcext:value-type="float">
            <text:p>-0.493557</text:p>
          </table:table-cell>
          <table:table-cell office:value-type="float" office:value="0.714531" calcext:value-type="float">
            <text:p>0.714531</text:p>
          </table:table-cell>
          <table:table-cell office:value-type="float" office:value="-1.79285" calcext:value-type="float">
            <text:p>-1.79285</text:p>
          </table:table-cell>
          <table:table-cell office:value-type="string" calcext:value-type="string">
            <text:p><text:s/></text:p>
          </table:table-cell>
          <table:table-cell office:value-type="float" office:value="0.31987" calcext:value-type="float">
            <text:p>0.31987</text:p>
          </table:table-cell>
          <table:table-cell office:value-type="float" office:value="-0.225463" calcext:value-type="float">
            <text:p>-0.225463</text:p>
          </table:table-cell>
          <table:table-cell office:value-type="float" office:value="0.979901" calcext:value-type="float">
            <text:p>0.979901</text:p>
          </table:table-cell>
          <table:table-cell office:value-type="string" calcext:value-type="string">
            <text:p><text:s/></text:p>
          </table:table-cell>
          <table:table-cell office:value-type="float" office:value="1.5226" calcext:value-type="float">
            <text:p>1.5226</text:p>
          </table:table-cell>
          <table:table-cell office:value-type="float" office:value="-1.37135" calcext:value-type="float">
            <text:p>-1.37135</text:p>
          </table:table-cell>
          <table:table-cell office:value-type="float" office:value="1.6201" calcext:value-type="float">
            <text:p>1.62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845296" calcext:value-type="float">
            <text:p>0.845296</text:p>
          </table:table-cell>
          <table:table-cell office:value-type="float" office:value="-0.713381" calcext:value-type="float">
            <text:p>-0.713381</text:p>
          </table:table-cell>
          <table:table-cell office:value-type="float" office:value="-0.629877" calcext:value-type="float">
            <text:p>-0.629877</text:p>
          </table:table-cell>
          <table:table-cell office:value-type="float" office:value="1.40091" calcext:value-type="float">
            <text:p>1.40091</text:p>
          </table:table-cell>
          <table:table-cell office:value-type="float" office:value="-0.496425" calcext:value-type="float">
            <text:p>-0.496425</text:p>
          </table:table-cell>
          <table:table-cell office:value-type="float" office:value="0.716428" calcext:value-type="float">
            <text:p>0.716428</text:p>
          </table:table-cell>
          <table:table-cell office:value-type="float" office:value="-1.80657" calcext:value-type="float">
            <text:p>-1.80657</text:p>
          </table:table-cell>
          <table:table-cell office:value-type="string" calcext:value-type="string">
            <text:p><text:s/></text:p>
          </table:table-cell>
          <table:table-cell office:value-type="float" office:value="0.319878" calcext:value-type="float">
            <text:p>0.319878</text:p>
          </table:table-cell>
          <table:table-cell office:value-type="float" office:value="-0.229014" calcext:value-type="float">
            <text:p>-0.229014</text:p>
          </table:table-cell>
          <table:table-cell office:value-type="float" office:value="0.979472" calcext:value-type="float">
            <text:p>0.979472</text:p>
          </table:table-cell>
          <table:table-cell office:value-type="string" calcext:value-type="string">
            <text:p><text:s/></text:p>
          </table:table-cell>
          <table:table-cell office:value-type="float" office:value="1.52478" calcext:value-type="float">
            <text:p>1.52478</text:p>
          </table:table-cell>
          <table:table-cell office:value-type="float" office:value="-1.36136" calcext:value-type="float">
            <text:p>-1.36136</text:p>
          </table:table-cell>
          <table:table-cell office:value-type="float" office:value="1.61789" calcext:value-type="float">
            <text:p>1.6178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851989" calcext:value-type="float">
            <text:p>0.851989</text:p>
          </table:table-cell>
          <table:table-cell office:value-type="float" office:value="-0.717169" calcext:value-type="float">
            <text:p>-0.717169</text:p>
          </table:table-cell>
          <table:table-cell office:value-type="float" office:value="-0.635237" calcext:value-type="float">
            <text:p>-0.635237</text:p>
          </table:table-cell>
          <table:table-cell office:value-type="float" office:value="1.39848" calcext:value-type="float">
            <text:p>1.39848</text:p>
          </table:table-cell>
          <table:table-cell office:value-type="float" office:value="-0.49932" calcext:value-type="float">
            <text:p>-0.49932</text:p>
          </table:table-cell>
          <table:table-cell office:value-type="float" office:value="0.718365" calcext:value-type="float">
            <text:p>0.718365</text:p>
          </table:table-cell>
          <table:table-cell office:value-type="float" office:value="-1.82029" calcext:value-type="float">
            <text:p>-1.82029</text:p>
          </table:table-cell>
          <table:table-cell office:value-type="string" calcext:value-type="string">
            <text:p><text:s/></text:p>
          </table:table-cell>
          <table:table-cell office:value-type="float" office:value="0.319887" calcext:value-type="float">
            <text:p>0.319887</text:p>
          </table:table-cell>
          <table:table-cell office:value-type="float" office:value="-0.232569" calcext:value-type="float">
            <text:p>-0.232569</text:p>
          </table:table-cell>
          <table:table-cell office:value-type="float" office:value="0.979044" calcext:value-type="float">
            <text:p>0.979044</text:p>
          </table:table-cell>
          <table:table-cell office:value-type="string" calcext:value-type="string">
            <text:p><text:s/></text:p>
          </table:table-cell>
          <table:table-cell office:value-type="float" office:value="1.52676" calcext:value-type="float">
            <text:p>1.52676</text:p>
          </table:table-cell>
          <table:table-cell office:value-type="float" office:value="-1.35137" calcext:value-type="float">
            <text:p>-1.35137</text:p>
          </table:table-cell>
          <table:table-cell office:value-type="float" office:value="1.61589" calcext:value-type="float">
            <text:p>1.6158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858659" calcext:value-type="float">
            <text:p>0.858659</text:p>
          </table:table-cell>
          <table:table-cell office:value-type="float" office:value="-0.720975" calcext:value-type="float">
            <text:p>-0.720975</text:p>
          </table:table-cell>
          <table:table-cell office:value-type="float" office:value="-0.640521" calcext:value-type="float">
            <text:p>-0.640521</text:p>
          </table:table-cell>
          <table:table-cell office:value-type="float" office:value="1.396" calcext:value-type="float">
            <text:p>1.396</text:p>
          </table:table-cell>
          <table:table-cell office:value-type="float" office:value="-0.502239" calcext:value-type="float">
            <text:p>-0.502239</text:p>
          </table:table-cell>
          <table:table-cell office:value-type="float" office:value="0.720344" calcext:value-type="float">
            <text:p>0.720344</text:p>
          </table:table-cell>
          <table:table-cell office:value-type="float" office:value="-1.83401" calcext:value-type="float">
            <text:p>-1.83401</text:p>
          </table:table-cell>
          <table:table-cell office:value-type="string" calcext:value-type="string">
            <text:p><text:s/></text:p>
          </table:table-cell>
          <table:table-cell office:value-type="float" office:value="0.319894" calcext:value-type="float">
            <text:p>0.319894</text:p>
          </table:table-cell>
          <table:table-cell office:value-type="float" office:value="-0.236129" calcext:value-type="float">
            <text:p>-0.236129</text:p>
          </table:table-cell>
          <table:table-cell office:value-type="float" office:value="0.978616" calcext:value-type="float">
            <text:p>0.978616</text:p>
          </table:table-cell>
          <table:table-cell office:value-type="string" calcext:value-type="string">
            <text:p><text:s/></text:p>
          </table:table-cell>
          <table:table-cell office:value-type="float" office:value="1.52857" calcext:value-type="float">
            <text:p>1.52857</text:p>
          </table:table-cell>
          <table:table-cell office:value-type="float" office:value="-1.34138" calcext:value-type="float">
            <text:p>-1.34138</text:p>
          </table:table-cell>
          <table:table-cell office:value-type="float" office:value="1.61405" calcext:value-type="float">
            <text:p>1.6140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865306" calcext:value-type="float">
            <text:p>0.865306</text:p>
          </table:table-cell>
          <table:table-cell office:value-type="float" office:value="-0.724798" calcext:value-type="float">
            <text:p>-0.724798</text:p>
          </table:table-cell>
          <table:table-cell office:value-type="float" office:value="-0.64573" calcext:value-type="float">
            <text:p>-0.64573</text:p>
          </table:table-cell>
          <table:table-cell office:value-type="float" office:value="1.39345" calcext:value-type="float">
            <text:p>1.39345</text:p>
          </table:table-cell>
          <table:table-cell office:value-type="float" office:value="-0.505182" calcext:value-type="float">
            <text:p>-0.505182</text:p>
          </table:table-cell>
          <table:table-cell office:value-type="float" office:value="0.722365" calcext:value-type="float">
            <text:p>0.722365</text:p>
          </table:table-cell>
          <table:table-cell office:value-type="float" office:value="-1.84773" calcext:value-type="float">
            <text:p>-1.84773</text:p>
          </table:table-cell>
          <table:table-cell office:value-type="string" calcext:value-type="string">
            <text:p><text:s/></text:p>
          </table:table-cell>
          <table:table-cell office:value-type="float" office:value="0.319902" calcext:value-type="float">
            <text:p>0.319902</text:p>
          </table:table-cell>
          <table:table-cell office:value-type="float" office:value="-0.239692" calcext:value-type="float">
            <text:p>-0.239692</text:p>
          </table:table-cell>
          <table:table-cell office:value-type="float" office:value="0.978188" calcext:value-type="float">
            <text:p>0.978188</text:p>
          </table:table-cell>
          <table:table-cell office:value-type="string" calcext:value-type="string">
            <text:p><text:s/></text:p>
          </table:table-cell>
          <table:table-cell office:value-type="float" office:value="1.53023" calcext:value-type="float">
            <text:p>1.53023</text:p>
          </table:table-cell>
          <table:table-cell office:value-type="float" office:value="-1.33139" calcext:value-type="float">
            <text:p>-1.33139</text:p>
          </table:table-cell>
          <table:table-cell office:value-type="float" office:value="1.61236" calcext:value-type="float">
            <text:p>1.6123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871928" calcext:value-type="float">
            <text:p>0.871928</text:p>
          </table:table-cell>
          <table:table-cell office:value-type="float" office:value="-0.728637" calcext:value-type="float">
            <text:p>-0.728637</text:p>
          </table:table-cell>
          <table:table-cell office:value-type="float" office:value="-0.650863" calcext:value-type="float">
            <text:p>-0.650863</text:p>
          </table:table-cell>
          <table:table-cell office:value-type="float" office:value="1.39084" calcext:value-type="float">
            <text:p>1.39084</text:p>
          </table:table-cell>
          <table:table-cell office:value-type="float" office:value="-0.508148" calcext:value-type="float">
            <text:p>-0.508148</text:p>
          </table:table-cell>
          <table:table-cell office:value-type="float" office:value="0.724426" calcext:value-type="float">
            <text:p>0.724426</text:p>
          </table:table-cell>
          <table:table-cell office:value-type="float" office:value="-1.86145" calcext:value-type="float">
            <text:p>-1.86145</text:p>
          </table:table-cell>
          <table:table-cell office:value-type="string" calcext:value-type="string">
            <text:p><text:s/></text:p>
          </table:table-cell>
          <table:table-cell office:value-type="float" office:value="0.31991" calcext:value-type="float">
            <text:p>0.31991</text:p>
          </table:table-cell>
          <table:table-cell office:value-type="float" office:value="-0.24326" calcext:value-type="float">
            <text:p>-0.24326</text:p>
          </table:table-cell>
          <table:table-cell office:value-type="float" office:value="0.977761" calcext:value-type="float">
            <text:p>0.977761</text:p>
          </table:table-cell>
          <table:table-cell office:value-type="string" calcext:value-type="string">
            <text:p><text:s/></text:p>
          </table:table-cell>
          <table:table-cell office:value-type="float" office:value="1.53175" calcext:value-type="float">
            <text:p>1.53175</text:p>
          </table:table-cell>
          <table:table-cell office:value-type="float" office:value="-1.3214" calcext:value-type="float">
            <text:p>-1.3214</text:p>
          </table:table-cell>
          <table:table-cell office:value-type="float" office:value="1.6108" calcext:value-type="float">
            <text:p>1.610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878528" calcext:value-type="float">
            <text:p>0.878528</text:p>
          </table:table-cell>
          <table:table-cell office:value-type="float" office:value="-0.732491" calcext:value-type="float">
            <text:p>-0.732491</text:p>
          </table:table-cell>
          <table:table-cell office:value-type="float" office:value="-0.655919" calcext:value-type="float">
            <text:p>-0.655919</text:p>
          </table:table-cell>
          <table:table-cell office:value-type="float" office:value="1.38816" calcext:value-type="float">
            <text:p>1.38816</text:p>
          </table:table-cell>
          <table:table-cell office:value-type="float" office:value="-0.511136" calcext:value-type="float">
            <text:p>-0.511136</text:p>
          </table:table-cell>
          <table:table-cell office:value-type="float" office:value="0.726528" calcext:value-type="float">
            <text:p>0.726528</text:p>
          </table:table-cell>
          <table:table-cell office:value-type="float" office:value="-1.87517" calcext:value-type="float">
            <text:p>-1.87517</text:p>
          </table:table-cell>
          <table:table-cell office:value-type="string" calcext:value-type="string">
            <text:p><text:s/></text:p>
          </table:table-cell>
          <table:table-cell office:value-type="float" office:value="0.319917" calcext:value-type="float">
            <text:p>0.319917</text:p>
          </table:table-cell>
          <table:table-cell office:value-type="float" office:value="-0.246832" calcext:value-type="float">
            <text:p>-0.246832</text:p>
          </table:table-cell>
          <table:table-cell office:value-type="float" office:value="0.977333" calcext:value-type="float">
            <text:p>0.977333</text:p>
          </table:table-cell>
          <table:table-cell office:value-type="string" calcext:value-type="string">
            <text:p><text:s/></text:p>
          </table:table-cell>
          <table:table-cell office:value-type="float" office:value="1.53317" calcext:value-type="float">
            <text:p>1.53317</text:p>
          </table:table-cell>
          <table:table-cell office:value-type="float" office:value="-1.3114" calcext:value-type="float">
            <text:p>-1.3114</text:p>
          </table:table-cell>
          <table:table-cell office:value-type="float" office:value="1.60936" calcext:value-type="float">
            <text:p>1.6093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885103" calcext:value-type="float">
            <text:p>0.885103</text:p>
          </table:table-cell>
          <table:table-cell office:value-type="float" office:value="-0.73636" calcext:value-type="float">
            <text:p>-0.73636</text:p>
          </table:table-cell>
          <table:table-cell office:value-type="float" office:value="-0.6609" calcext:value-type="float">
            <text:p>-0.6609</text:p>
          </table:table-cell>
          <table:table-cell office:value-type="float" office:value="1.38542" calcext:value-type="float">
            <text:p>1.38542</text:p>
          </table:table-cell>
          <table:table-cell office:value-type="float" office:value="-0.514143" calcext:value-type="float">
            <text:p>-0.514143</text:p>
          </table:table-cell>
          <table:table-cell office:value-type="float" office:value="0.728672" calcext:value-type="float">
            <text:p>0.728672</text:p>
          </table:table-cell>
          <table:table-cell office:value-type="float" office:value="-1.8889" calcext:value-type="float">
            <text:p>-1.8889</text:p>
          </table:table-cell>
          <table:table-cell office:value-type="string" calcext:value-type="string">
            <text:p><text:s/></text:p>
          </table:table-cell>
          <table:table-cell office:value-type="float" office:value="0.319924" calcext:value-type="float">
            <text:p>0.319924</text:p>
          </table:table-cell>
          <table:table-cell office:value-type="float" office:value="-0.250408" calcext:value-type="float">
            <text:p>-0.250408</text:p>
          </table:table-cell>
          <table:table-cell office:value-type="float" office:value="0.976907" calcext:value-type="float">
            <text:p>0.976907</text:p>
          </table:table-cell>
          <table:table-cell office:value-type="string" calcext:value-type="string">
            <text:p><text:s/></text:p>
          </table:table-cell>
          <table:table-cell office:value-type="float" office:value="1.53447" calcext:value-type="float">
            <text:p>1.53447</text:p>
          </table:table-cell>
          <table:table-cell office:value-type="float" office:value="-1.30141" calcext:value-type="float">
            <text:p>-1.30141</text:p>
          </table:table-cell>
          <table:table-cell office:value-type="float" office:value="1.60802" calcext:value-type="float">
            <text:p>1.6080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891654" calcext:value-type="float">
            <text:p>0.891654</text:p>
          </table:table-cell>
          <table:table-cell office:value-type="float" office:value="-0.740243" calcext:value-type="float">
            <text:p>-0.740243</text:p>
          </table:table-cell>
          <table:table-cell office:value-type="float" office:value="-0.665804" calcext:value-type="float">
            <text:p>-0.665804</text:p>
          </table:table-cell>
          <table:table-cell office:value-type="float" office:value="1.38262" calcext:value-type="float">
            <text:p>1.38262</text:p>
          </table:table-cell>
          <table:table-cell office:value-type="float" office:value="-0.51717" calcext:value-type="float">
            <text:p>-0.51717</text:p>
          </table:table-cell>
          <table:table-cell office:value-type="float" office:value="0.730856" calcext:value-type="float">
            <text:p>0.730856</text:p>
          </table:table-cell>
          <table:table-cell office:value-type="float" office:value="-1.90263" calcext:value-type="float">
            <text:p>-1.90263</text:p>
          </table:table-cell>
          <table:table-cell office:value-type="string" calcext:value-type="string">
            <text:p><text:s/></text:p>
          </table:table-cell>
          <table:table-cell office:value-type="float" office:value="0.31993" calcext:value-type="float">
            <text:p>0.31993</text:p>
          </table:table-cell>
          <table:table-cell office:value-type="float" office:value="-0.253988" calcext:value-type="float">
            <text:p>-0.253988</text:p>
          </table:table-cell>
          <table:table-cell office:value-type="float" office:value="0.976481" calcext:value-type="float">
            <text:p>0.976481</text:p>
          </table:table-cell>
          <table:table-cell office:value-type="string" calcext:value-type="string">
            <text:p><text:s/></text:p>
          </table:table-cell>
          <table:table-cell office:value-type="float" office:value="1.53569" calcext:value-type="float">
            <text:p>1.53569</text:p>
          </table:table-cell>
          <table:table-cell office:value-type="float" office:value="-1.29142" calcext:value-type="float">
            <text:p>-1.29142</text:p>
          </table:table-cell>
          <table:table-cell office:value-type="float" office:value="1.60677" calcext:value-type="float">
            <text:p>1.6067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898182" calcext:value-type="float">
            <text:p>0.898182</text:p>
          </table:table-cell>
          <table:table-cell office:value-type="float" office:value="-0.744139" calcext:value-type="float">
            <text:p>-0.744139</text:p>
          </table:table-cell>
          <table:table-cell office:value-type="float" office:value="-0.670632" calcext:value-type="float">
            <text:p>-0.670632</text:p>
          </table:table-cell>
          <table:table-cell office:value-type="float" office:value="1.37975" calcext:value-type="float">
            <text:p>1.37975</text:p>
          </table:table-cell>
          <table:table-cell office:value-type="float" office:value="-0.520215" calcext:value-type="float">
            <text:p>-0.520215</text:p>
          </table:table-cell>
          <table:table-cell office:value-type="float" office:value="0.733082" calcext:value-type="float">
            <text:p>0.733082</text:p>
          </table:table-cell>
          <table:table-cell office:value-type="float" office:value="-1.91637" calcext:value-type="float">
            <text:p>-1.91637</text:p>
          </table:table-cell>
          <table:table-cell office:value-type="string" calcext:value-type="string">
            <text:p><text:s/></text:p>
          </table:table-cell>
          <table:table-cell office:value-type="float" office:value="0.319937" calcext:value-type="float">
            <text:p>0.319937</text:p>
          </table:table-cell>
          <table:table-cell office:value-type="float" office:value="-0.257573" calcext:value-type="float">
            <text:p>-0.257573</text:p>
          </table:table-cell>
          <table:table-cell office:value-type="float" office:value="0.976055" calcext:value-type="float">
            <text:p>0.976055</text:p>
          </table:table-cell>
          <table:table-cell office:value-type="string" calcext:value-type="string">
            <text:p><text:s/></text:p>
          </table:table-cell>
          <table:table-cell office:value-type="float" office:value="1.53682" calcext:value-type="float">
            <text:p>1.53682</text:p>
          </table:table-cell>
          <table:table-cell office:value-type="float" office:value="-1.28142" calcext:value-type="float">
            <text:p>-1.28142</text:p>
          </table:table-cell>
          <table:table-cell office:value-type="float" office:value="1.60561" calcext:value-type="float">
            <text:p>1.6056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904685" calcext:value-type="float">
            <text:p>0.904685</text:p>
          </table:table-cell>
          <table:table-cell office:value-type="float" office:value="-0.748048" calcext:value-type="float">
            <text:p>-0.748048</text:p>
          </table:table-cell>
          <table:table-cell office:value-type="float" office:value="-0.675384" calcext:value-type="float">
            <text:p>-0.675384</text:p>
          </table:table-cell>
          <table:table-cell office:value-type="float" office:value="1.37681" calcext:value-type="float">
            <text:p>1.37681</text:p>
          </table:table-cell>
          <table:table-cell office:value-type="float" office:value="-0.523276" calcext:value-type="float">
            <text:p>-0.523276</text:p>
          </table:table-cell>
          <table:table-cell office:value-type="float" office:value="0.735348" calcext:value-type="float">
            <text:p>0.735348</text:p>
          </table:table-cell>
          <table:table-cell office:value-type="float" office:value="-1.93011" calcext:value-type="float">
            <text:p>-1.93011</text:p>
          </table:table-cell>
          <table:table-cell office:value-type="string" calcext:value-type="string">
            <text:p><text:s/></text:p>
          </table:table-cell>
          <table:table-cell office:value-type="float" office:value="0.319943" calcext:value-type="float">
            <text:p>0.319943</text:p>
          </table:table-cell>
          <table:table-cell office:value-type="float" office:value="-0.261161" calcext:value-type="float">
            <text:p>-0.261161</text:p>
          </table:table-cell>
          <table:table-cell office:value-type="float" office:value="0.97563" calcext:value-type="float">
            <text:p>0.97563</text:p>
          </table:table-cell>
          <table:table-cell office:value-type="string" calcext:value-type="string">
            <text:p><text:s/></text:p>
          </table:table-cell>
          <table:table-cell office:value-type="float" office:value="1.53788" calcext:value-type="float">
            <text:p>1.53788</text:p>
          </table:table-cell>
          <table:table-cell office:value-type="float" office:value="-1.27143" calcext:value-type="float">
            <text:p>-1.27143</text:p>
          </table:table-cell>
          <table:table-cell office:value-type="float" office:value="1.60452" calcext:value-type="float">
            <text:p>1.6045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911164" calcext:value-type="float">
            <text:p>0.911164</text:p>
          </table:table-cell>
          <table:table-cell office:value-type="float" office:value="-0.751967" calcext:value-type="float">
            <text:p>-0.751967</text:p>
          </table:table-cell>
          <table:table-cell office:value-type="float" office:value="-0.680059" calcext:value-type="float">
            <text:p>-0.680059</text:p>
          </table:table-cell>
          <table:table-cell office:value-type="float" office:value="1.37381" calcext:value-type="float">
            <text:p>1.37381</text:p>
          </table:table-cell>
          <table:table-cell office:value-type="float" office:value="-0.526353" calcext:value-type="float">
            <text:p>-0.526353</text:p>
          </table:table-cell>
          <table:table-cell office:value-type="float" office:value="0.737655" calcext:value-type="float">
            <text:p>0.737655</text:p>
          </table:table-cell>
          <table:table-cell office:value-type="float" office:value="-1.94386" calcext:value-type="float">
            <text:p>-1.94386</text:p>
          </table:table-cell>
          <table:table-cell office:value-type="string" calcext:value-type="string">
            <text:p><text:s/></text:p>
          </table:table-cell>
          <table:table-cell office:value-type="float" office:value="0.319949" calcext:value-type="float">
            <text:p>0.319949</text:p>
          </table:table-cell>
          <table:table-cell office:value-type="float" office:value="-0.264754" calcext:value-type="float">
            <text:p>-0.264754</text:p>
          </table:table-cell>
          <table:table-cell office:value-type="float" office:value="0.975205" calcext:value-type="float">
            <text:p>0.975205</text:p>
          </table:table-cell>
          <table:table-cell office:value-type="string" calcext:value-type="string">
            <text:p><text:s/></text:p>
          </table:table-cell>
          <table:table-cell office:value-type="float" office:value="1.53888" calcext:value-type="float">
            <text:p>1.53888</text:p>
          </table:table-cell>
          <table:table-cell office:value-type="float" office:value="-1.26143" calcext:value-type="float">
            <text:p>-1.26143</text:p>
          </table:table-cell>
          <table:table-cell office:value-type="float" office:value="1.60349" calcext:value-type="float">
            <text:p>1.6034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917619" calcext:value-type="float">
            <text:p>0.917619</text:p>
          </table:table-cell>
          <table:table-cell office:value-type="float" office:value="-0.755897" calcext:value-type="float">
            <text:p>-0.755897</text:p>
          </table:table-cell>
          <table:table-cell office:value-type="float" office:value="-0.684657" calcext:value-type="float">
            <text:p>-0.684657</text:p>
          </table:table-cell>
          <table:table-cell office:value-type="float" office:value="1.37074" calcext:value-type="float">
            <text:p>1.37074</text:p>
          </table:table-cell>
          <table:table-cell office:value-type="float" office:value="-0.529444" calcext:value-type="float">
            <text:p>-0.529444</text:p>
          </table:table-cell>
          <table:table-cell office:value-type="float" office:value="0.740003" calcext:value-type="float">
            <text:p>0.740003</text:p>
          </table:table-cell>
          <table:table-cell office:value-type="float" office:value="-1.95762" calcext:value-type="float">
            <text:p>-1.95762</text:p>
          </table:table-cell>
          <table:table-cell office:value-type="string" calcext:value-type="string">
            <text:p><text:s/></text:p>
          </table:table-cell>
          <table:table-cell office:value-type="float" office:value="0.319954" calcext:value-type="float">
            <text:p>0.319954</text:p>
          </table:table-cell>
          <table:table-cell office:value-type="float" office:value="-0.268351" calcext:value-type="float">
            <text:p>-0.268351</text:p>
          </table:table-cell>
          <table:table-cell office:value-type="float" office:value="0.974781" calcext:value-type="float">
            <text:p>0.974781</text:p>
          </table:table-cell>
          <table:table-cell office:value-type="string" calcext:value-type="string">
            <text:p><text:s/></text:p>
          </table:table-cell>
          <table:table-cell office:value-type="float" office:value="1.53981" calcext:value-type="float">
            <text:p>1.53981</text:p>
          </table:table-cell>
          <table:table-cell office:value-type="float" office:value="-1.25144" calcext:value-type="float">
            <text:p>-1.25144</text:p>
          </table:table-cell>
          <table:table-cell office:value-type="float" office:value="1.60253" calcext:value-type="float">
            <text:p>1.6025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92405" calcext:value-type="float">
            <text:p>0.92405</text:p>
          </table:table-cell>
          <table:table-cell office:value-type="float" office:value="-0.759836" calcext:value-type="float">
            <text:p>-0.759836</text:p>
          </table:table-cell>
          <table:table-cell office:value-type="float" office:value="-0.689179" calcext:value-type="float">
            <text:p>-0.689179</text:p>
          </table:table-cell>
          <table:table-cell office:value-type="float" office:value="1.3676" calcext:value-type="float">
            <text:p>1.3676</text:p>
          </table:table-cell>
          <table:table-cell office:value-type="float" office:value="-0.532548" calcext:value-type="float">
            <text:p>-0.532548</text:p>
          </table:table-cell>
          <table:table-cell office:value-type="float" office:value="0.742392" calcext:value-type="float">
            <text:p>0.742392</text:p>
          </table:table-cell>
          <table:table-cell office:value-type="float" office:value="-1.97139" calcext:value-type="float">
            <text:p>-1.97139</text:p>
          </table:table-cell>
          <table:table-cell office:value-type="string" calcext:value-type="string">
            <text:p><text:s/></text:p>
          </table:table-cell>
          <table:table-cell office:value-type="float" office:value="0.319959" calcext:value-type="float">
            <text:p>0.319959</text:p>
          </table:table-cell>
          <table:table-cell office:value-type="float" office:value="-0.271952" calcext:value-type="float">
            <text:p>-0.271952</text:p>
          </table:table-cell>
          <table:table-cell office:value-type="float" office:value="0.974358" calcext:value-type="float">
            <text:p>0.974358</text:p>
          </table:table-cell>
          <table:table-cell office:value-type="string" calcext:value-type="string">
            <text:p><text:s/></text:p>
          </table:table-cell>
          <table:table-cell office:value-type="float" office:value="1.54068" calcext:value-type="float">
            <text:p>1.54068</text:p>
          </table:table-cell>
          <table:table-cell office:value-type="float" office:value="-1.24144" calcext:value-type="float">
            <text:p>-1.24144</text:p>
          </table:table-cell>
          <table:table-cell office:value-type="float" office:value="1.60162" calcext:value-type="float">
            <text:p>1.6016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930458" calcext:value-type="float">
            <text:p>0.930458</text:p>
          </table:table-cell>
          <table:table-cell office:value-type="float" office:value="-0.763783" calcext:value-type="float">
            <text:p>-0.763783</text:p>
          </table:table-cell>
          <table:table-cell office:value-type="float" office:value="-0.693625" calcext:value-type="float">
            <text:p>-0.693625</text:p>
          </table:table-cell>
          <table:table-cell office:value-type="float" office:value="1.3644" calcext:value-type="float">
            <text:p>1.3644</text:p>
          </table:table-cell>
          <table:table-cell office:value-type="float" office:value="-0.535664" calcext:value-type="float">
            <text:p>-0.535664</text:p>
          </table:table-cell>
          <table:table-cell office:value-type="float" office:value="0.744821" calcext:value-type="float">
            <text:p>0.744821</text:p>
          </table:table-cell>
          <table:table-cell office:value-type="float" office:value="-1.98516" calcext:value-type="float">
            <text:p>-1.98516</text:p>
          </table:table-cell>
          <table:table-cell office:value-type="string" calcext:value-type="string">
            <text:p><text:s/></text:p>
          </table:table-cell>
          <table:table-cell office:value-type="float" office:value="0.319964" calcext:value-type="float">
            <text:p>0.319964</text:p>
          </table:table-cell>
          <table:table-cell office:value-type="float" office:value="-0.275557" calcext:value-type="float">
            <text:p>-0.275557</text:p>
          </table:table-cell>
          <table:table-cell office:value-type="float" office:value="0.973935" calcext:value-type="float">
            <text:p>0.973935</text:p>
          </table:table-cell>
          <table:table-cell office:value-type="string" calcext:value-type="string">
            <text:p><text:s/></text:p>
          </table:table-cell>
          <table:table-cell office:value-type="float" office:value="1.54151" calcext:value-type="float">
            <text:p>1.54151</text:p>
          </table:table-cell>
          <table:table-cell office:value-type="float" office:value="-1.23144" calcext:value-type="float">
            <text:p>-1.23144</text:p>
          </table:table-cell>
          <table:table-cell office:value-type="float" office:value="1.60076" calcext:value-type="float">
            <text:p>1.6007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936841" calcext:value-type="float">
            <text:p>0.936841</text:p>
          </table:table-cell>
          <table:table-cell office:value-type="float" office:value="-0.767738" calcext:value-type="float">
            <text:p>-0.767738</text:p>
          </table:table-cell>
          <table:table-cell office:value-type="float" office:value="-0.697994" calcext:value-type="float">
            <text:p>-0.697994</text:p>
          </table:table-cell>
          <table:table-cell office:value-type="float" office:value="1.36113" calcext:value-type="float">
            <text:p>1.36113</text:p>
          </table:table-cell>
          <table:table-cell office:value-type="float" office:value="-0.53879" calcext:value-type="float">
            <text:p>-0.53879</text:p>
          </table:table-cell>
          <table:table-cell office:value-type="float" office:value="0.747291" calcext:value-type="float">
            <text:p>0.747291</text:p>
          </table:table-cell>
          <table:table-cell office:value-type="float" office:value="-1.99895" calcext:value-type="float">
            <text:p>-1.99895</text:p>
          </table:table-cell>
          <table:table-cell office:value-type="string" calcext:value-type="string">
            <text:p><text:s/></text:p>
          </table:table-cell>
          <table:table-cell office:value-type="float" office:value="0.319968" calcext:value-type="float">
            <text:p>0.319968</text:p>
          </table:table-cell>
          <table:table-cell office:value-type="float" office:value="-0.279166" calcext:value-type="float">
            <text:p>-0.279166</text:p>
          </table:table-cell>
          <table:table-cell office:value-type="float" office:value="0.973513" calcext:value-type="float">
            <text:p>0.973513</text:p>
          </table:table-cell>
          <table:table-cell office:value-type="string" calcext:value-type="string">
            <text:p><text:s/></text:p>
          </table:table-cell>
          <table:table-cell office:value-type="float" office:value="1.54229" calcext:value-type="float">
            <text:p>1.54229</text:p>
          </table:table-cell>
          <table:table-cell office:value-type="float" office:value="-1.22145" calcext:value-type="float">
            <text:p>-1.22145</text:p>
          </table:table-cell>
          <table:table-cell office:value-type="float" office:value="1.59995" calcext:value-type="float">
            <text:p>1.5999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943201" calcext:value-type="float">
            <text:p>0.943201</text:p>
          </table:table-cell>
          <table:table-cell office:value-type="float" office:value="-0.7717" calcext:value-type="float">
            <text:p>-0.7717</text:p>
          </table:table-cell>
          <table:table-cell office:value-type="float" office:value="-0.702288" calcext:value-type="float">
            <text:p>-0.702288</text:p>
          </table:table-cell>
          <table:table-cell office:value-type="float" office:value="1.35778" calcext:value-type="float">
            <text:p>1.35778</text:p>
          </table:table-cell>
          <table:table-cell office:value-type="float" office:value="-0.541926" calcext:value-type="float">
            <text:p>-0.541926</text:p>
          </table:table-cell>
          <table:table-cell office:value-type="float" office:value="0.749801" calcext:value-type="float">
            <text:p>0.749801</text:p>
          </table:table-cell>
          <table:table-cell office:value-type="float" office:value="-2.01275" calcext:value-type="float">
            <text:p>-2.01275</text:p>
          </table:table-cell>
          <table:table-cell office:value-type="string" calcext:value-type="string">
            <text:p><text:s/></text:p>
          </table:table-cell>
          <table:table-cell office:value-type="float" office:value="0.319972" calcext:value-type="float">
            <text:p>0.319972</text:p>
          </table:table-cell>
          <table:table-cell office:value-type="float" office:value="-0.28278" calcext:value-type="float">
            <text:p>-0.28278</text:p>
          </table:table-cell>
          <table:table-cell office:value-type="float" office:value="0.973092" calcext:value-type="float">
            <text:p>0.973092</text:p>
          </table:table-cell>
          <table:table-cell office:value-type="string" calcext:value-type="string">
            <text:p><text:s/></text:p>
          </table:table-cell>
          <table:table-cell office:value-type="float" office:value="1.54303" calcext:value-type="float">
            <text:p>1.54303</text:p>
          </table:table-cell>
          <table:table-cell office:value-type="float" office:value="-1.21145" calcext:value-type="float">
            <text:p>-1.21145</text:p>
          </table:table-cell>
          <table:table-cell office:value-type="float" office:value="1.59918" calcext:value-type="float">
            <text:p>1.5991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949537" calcext:value-type="float">
            <text:p>0.949537</text:p>
          </table:table-cell>
          <table:table-cell office:value-type="float" office:value="-0.775667" calcext:value-type="float">
            <text:p>-0.775667</text:p>
          </table:table-cell>
          <table:table-cell office:value-type="float" office:value="-0.706505" calcext:value-type="float">
            <text:p>-0.706505</text:p>
          </table:table-cell>
          <table:table-cell office:value-type="float" office:value="1.35437" calcext:value-type="float">
            <text:p>1.35437</text:p>
          </table:table-cell>
          <table:table-cell office:value-type="float" office:value="-0.54507" calcext:value-type="float">
            <text:p>-0.54507</text:p>
          </table:table-cell>
          <table:table-cell office:value-type="float" office:value="0.752352" calcext:value-type="float">
            <text:p>0.752352</text:p>
          </table:table-cell>
          <table:table-cell office:value-type="float" office:value="-2.02657" calcext:value-type="float">
            <text:p>-2.02657</text:p>
          </table:table-cell>
          <table:table-cell office:value-type="string" calcext:value-type="string">
            <text:p><text:s/></text:p>
          </table:table-cell>
          <table:table-cell office:value-type="float" office:value="0.319976" calcext:value-type="float">
            <text:p>0.319976</text:p>
          </table:table-cell>
          <table:table-cell office:value-type="float" office:value="-0.286397" calcext:value-type="float">
            <text:p>-0.286397</text:p>
          </table:table-cell>
          <table:table-cell office:value-type="float" office:value="0.972672" calcext:value-type="float">
            <text:p>0.972672</text:p>
          </table:table-cell>
          <table:table-cell office:value-type="string" calcext:value-type="string">
            <text:p><text:s/></text:p>
          </table:table-cell>
          <table:table-cell office:value-type="float" office:value="1.54373" calcext:value-type="float">
            <text:p>1.54373</text:p>
          </table:table-cell>
          <table:table-cell office:value-type="float" office:value="-1.20145" calcext:value-type="float">
            <text:p>-1.20145</text:p>
          </table:table-cell>
          <table:table-cell office:value-type="float" office:value="1.59844" calcext:value-type="float">
            <text:p>1.5984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955849" calcext:value-type="float">
            <text:p>0.955849</text:p>
          </table:table-cell>
          <table:table-cell office:value-type="float" office:value="-0.779638" calcext:value-type="float">
            <text:p>-0.779638</text:p>
          </table:table-cell>
          <table:table-cell office:value-type="float" office:value="-0.710646" calcext:value-type="float">
            <text:p>-0.710646</text:p>
          </table:table-cell>
          <table:table-cell office:value-type="float" office:value="1.35089" calcext:value-type="float">
            <text:p>1.35089</text:p>
          </table:table-cell>
          <table:table-cell office:value-type="float" office:value="-0.548221" calcext:value-type="float">
            <text:p>-0.548221</text:p>
          </table:table-cell>
          <table:table-cell office:value-type="float" office:value="0.754943" calcext:value-type="float">
            <text:p>0.754943</text:p>
          </table:table-cell>
          <table:table-cell office:value-type="float" office:value="-2.04039" calcext:value-type="float">
            <text:p>-2.04039</text:p>
          </table:table-cell>
          <table:table-cell office:value-type="string" calcext:value-type="string">
            <text:p><text:s/></text:p>
          </table:table-cell>
          <table:table-cell office:value-type="float" office:value="0.31998" calcext:value-type="float">
            <text:p>0.31998</text:p>
          </table:table-cell>
          <table:table-cell office:value-type="float" office:value="-0.290019" calcext:value-type="float">
            <text:p>-0.290019</text:p>
          </table:table-cell>
          <table:table-cell office:value-type="float" office:value="0.972253" calcext:value-type="float">
            <text:p>0.972253</text:p>
          </table:table-cell>
          <table:table-cell office:value-type="string" calcext:value-type="string">
            <text:p><text:s/></text:p>
          </table:table-cell>
          <table:table-cell office:value-type="float" office:value="1.54439" calcext:value-type="float">
            <text:p>1.54439</text:p>
          </table:table-cell>
          <table:table-cell office:value-type="float" office:value="-1.19146" calcext:value-type="float">
            <text:p>-1.19146</text:p>
          </table:table-cell>
          <table:table-cell office:value-type="float" office:value="1.59775" calcext:value-type="float">
            <text:p>1.5977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962139" calcext:value-type="float">
            <text:p>0.962139</text:p>
          </table:table-cell>
          <table:table-cell office:value-type="float" office:value="-0.783613" calcext:value-type="float">
            <text:p>-0.783613</text:p>
          </table:table-cell>
          <table:table-cell office:value-type="float" office:value="-0.714712" calcext:value-type="float">
            <text:p>-0.714712</text:p>
          </table:table-cell>
          <table:table-cell office:value-type="float" office:value="1.34734" calcext:value-type="float">
            <text:p>1.34734</text:p>
          </table:table-cell>
          <table:table-cell office:value-type="float" office:value="-0.551378" calcext:value-type="float">
            <text:p>-0.551378</text:p>
          </table:table-cell>
          <table:table-cell office:value-type="float" office:value="0.757574" calcext:value-type="float">
            <text:p>0.757574</text:p>
          </table:table-cell>
          <table:table-cell office:value-type="float" office:value="-2.05423" calcext:value-type="float">
            <text:p>-2.05423</text:p>
          </table:table-cell>
          <table:table-cell office:value-type="string" calcext:value-type="string">
            <text:p><text:s/></text:p>
          </table:table-cell>
          <table:table-cell office:value-type="float" office:value="0.319983" calcext:value-type="float">
            <text:p>0.319983</text:p>
          </table:table-cell>
          <table:table-cell office:value-type="float" office:value="-0.293645" calcext:value-type="float">
            <text:p>-0.293645</text:p>
          </table:table-cell>
          <table:table-cell office:value-type="float" office:value="0.971835" calcext:value-type="float">
            <text:p>0.971835</text:p>
          </table:table-cell>
          <table:table-cell office:value-type="string" calcext:value-type="string">
            <text:p><text:s/></text:p>
          </table:table-cell>
          <table:table-cell office:value-type="float" office:value="1.54502" calcext:value-type="float">
            <text:p>1.54502</text:p>
          </table:table-cell>
          <table:table-cell office:value-type="float" office:value="-1.18146" calcext:value-type="float">
            <text:p>-1.18146</text:p>
          </table:table-cell>
          <table:table-cell office:value-type="float" office:value="1.59708" calcext:value-type="float">
            <text:p>1.5970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968405" calcext:value-type="float">
            <text:p>0.968405</text:p>
          </table:table-cell>
          <table:table-cell office:value-type="float" office:value="-0.78759" calcext:value-type="float">
            <text:p>-0.78759</text:p>
          </table:table-cell>
          <table:table-cell office:value-type="float" office:value="-0.718702" calcext:value-type="float">
            <text:p>-0.718702</text:p>
          </table:table-cell>
          <table:table-cell office:value-type="float" office:value="1.34372" calcext:value-type="float">
            <text:p>1.34372</text:p>
          </table:table-cell>
          <table:table-cell office:value-type="float" office:value="-0.55454" calcext:value-type="float">
            <text:p>-0.55454</text:p>
          </table:table-cell>
          <table:table-cell office:value-type="float" office:value="0.760246" calcext:value-type="float">
            <text:p>0.760246</text:p>
          </table:table-cell>
          <table:table-cell office:value-type="float" office:value="-2.06809" calcext:value-type="float">
            <text:p>-2.06809</text:p>
          </table:table-cell>
          <table:table-cell office:value-type="string" calcext:value-type="string">
            <text:p><text:s/></text:p>
          </table:table-cell>
          <table:table-cell office:value-type="float" office:value="0.319985" calcext:value-type="float">
            <text:p>0.319985</text:p>
          </table:table-cell>
          <table:table-cell office:value-type="float" office:value="-0.297276" calcext:value-type="float">
            <text:p>-0.297276</text:p>
          </table:table-cell>
          <table:table-cell office:value-type="float" office:value="0.971417" calcext:value-type="float">
            <text:p>0.971417</text:p>
          </table:table-cell>
          <table:table-cell office:value-type="string" calcext:value-type="string">
            <text:p><text:s/></text:p>
          </table:table-cell>
          <table:table-cell office:value-type="float" office:value="1.54562" calcext:value-type="float">
            <text:p>1.54562</text:p>
          </table:table-cell>
          <table:table-cell office:value-type="float" office:value="-1.17146" calcext:value-type="float">
            <text:p>-1.17146</text:p>
          </table:table-cell>
          <table:table-cell office:value-type="float" office:value="1.59645" calcext:value-type="float">
            <text:p>1.5964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974649" calcext:value-type="float">
            <text:p>0.974649</text:p>
          </table:table-cell>
          <table:table-cell office:value-type="float" office:value="-0.791568" calcext:value-type="float">
            <text:p>-0.791568</text:p>
          </table:table-cell>
          <table:table-cell office:value-type="float" office:value="-0.722617" calcext:value-type="float">
            <text:p>-0.722617</text:p>
          </table:table-cell>
          <table:table-cell office:value-type="float" office:value="1.34002" calcext:value-type="float">
            <text:p>1.34002</text:p>
          </table:table-cell>
          <table:table-cell office:value-type="float" office:value="-0.557706" calcext:value-type="float">
            <text:p>-0.557706</text:p>
          </table:table-cell>
          <table:table-cell office:value-type="float" office:value="0.762957" calcext:value-type="float">
            <text:p>0.762957</text:p>
          </table:table-cell>
          <table:table-cell office:value-type="float" office:value="-2.08196" calcext:value-type="float">
            <text:p>-2.08196</text:p>
          </table:table-cell>
          <table:table-cell office:value-type="string" calcext:value-type="string">
            <text:p><text:s/></text:p>
          </table:table-cell>
          <table:table-cell office:value-type="float" office:value="0.319987" calcext:value-type="float">
            <text:p>0.319987</text:p>
          </table:table-cell>
          <table:table-cell office:value-type="float" office:value="-0.30091" calcext:value-type="float">
            <text:p>-0.30091</text:p>
          </table:table-cell>
          <table:table-cell office:value-type="float" office:value="0.971001" calcext:value-type="float">
            <text:p>0.971001</text:p>
          </table:table-cell>
          <table:table-cell office:value-type="string" calcext:value-type="string">
            <text:p><text:s/></text:p>
          </table:table-cell>
          <table:table-cell office:value-type="float" office:value="1.54619" calcext:value-type="float">
            <text:p>1.54619</text:p>
          </table:table-cell>
          <table:table-cell office:value-type="float" office:value="-1.16147" calcext:value-type="float">
            <text:p>-1.16147</text:p>
          </table:table-cell>
          <table:table-cell office:value-type="float" office:value="1.59584" calcext:value-type="float">
            <text:p>1.595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980871" calcext:value-type="float">
            <text:p>0.980871</text:p>
          </table:table-cell>
          <table:table-cell office:value-type="float" office:value="-0.795547" calcext:value-type="float">
            <text:p>-0.795547</text:p>
          </table:table-cell>
          <table:table-cell office:value-type="float" office:value="-0.726458" calcext:value-type="float">
            <text:p>-0.726458</text:p>
          </table:table-cell>
          <table:table-cell office:value-type="float" office:value="1.33626" calcext:value-type="float">
            <text:p>1.33626</text:p>
          </table:table-cell>
          <table:table-cell office:value-type="float" office:value="-0.560874" calcext:value-type="float">
            <text:p>-0.560874</text:p>
          </table:table-cell>
          <table:table-cell office:value-type="float" office:value="0.765708" calcext:value-type="float">
            <text:p>0.765708</text:p>
          </table:table-cell>
          <table:table-cell office:value-type="float" office:value="-2.09585" calcext:value-type="float">
            <text:p>-2.09585</text:p>
          </table:table-cell>
          <table:table-cell office:value-type="string" calcext:value-type="string">
            <text:p><text:s/></text:p>
          </table:table-cell>
          <table:table-cell office:value-type="float" office:value="0.319989" calcext:value-type="float">
            <text:p>0.319989</text:p>
          </table:table-cell>
          <table:table-cell office:value-type="float" office:value="-0.304549" calcext:value-type="float">
            <text:p>-0.304549</text:p>
          </table:table-cell>
          <table:table-cell office:value-type="float" office:value="0.970585" calcext:value-type="float">
            <text:p>0.970585</text:p>
          </table:table-cell>
          <table:table-cell office:value-type="string" calcext:value-type="string">
            <text:p><text:s/></text:p>
          </table:table-cell>
          <table:table-cell office:value-type="float" office:value="1.54673" calcext:value-type="float">
            <text:p>1.54673</text:p>
          </table:table-cell>
          <table:table-cell office:value-type="float" office:value="-1.15147" calcext:value-type="float">
            <text:p>-1.15147</text:p>
          </table:table-cell>
          <table:table-cell office:value-type="float" office:value="1.59526" calcext:value-type="float">
            <text:p>1.5952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/00/0000</text:date>, <text:time style:data-style-name="N2" text:time-value="23:57:20.1690316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20:42:41.082704119</meta:creation-date>
    <dc:date>2016-12-16T00:01:59.734560249</dc:date>
    <meta:editing-duration>PT18M35S</meta:editing-duration>
    <meta:editing-cycles>7</meta:editing-cycles>
    <meta:generator>LibreOffice/5.2.3.3$Linux_X86_64 LibreOffice_project/20m0$Build-3</meta:generator>
    <meta:document-statistic meta:table-count="1" meta:cell-count="851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01cm" chart:symbol-height="0.01cm" chart:link-data-style-to-source="true"/>
      <style:graphic-properties svg:stroke-width="0.08cm" svg:stroke-color="#993366" draw:fill-color="#99336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01cm" chart:symbol-height="0.01cm" chart:link-data-style-to-source="true"/>
      <style:graphic-properties svg:stroke-width="0.08cm" svg:stroke-color="#ccffcc" draw:fill-color="#ccffc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01cm" chart:symbol-height="0.01cm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01cm" chart:symbol-height="0.0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01cm" chart:symbol-height="0.01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01cm" chart:symbol-height="0.01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01cm" chart:symbol-height="0.01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932cm" svg:height="9.899cm" xlink:href=".." xlink:type="simple" chart:class="chart:scatter" chart:style-name="ch1">
        <chart:title svg:x="6.941cm" svg:y="0.333cm" chart:style-name="ch2">
          <text:p>Joint Variables</text:p>
        </chart:title>
        <chart:legend chart:legend-position="end" svg:x="15.032cm" svg:y="3.156cm" style:legend-expansion="high" chart:style-name="ch3"/>
        <chart:plot-area chart:style-name="ch4" table:cell-range-address="Sheet1.A1:Sheet1.H501" chart:data-source-has-labels="row" svg:x="1.349cm" svg:y="1.309cm" svg:width="13.345cm" svg:height="7.412cm">
          <chartooo:coordinate-region svg:x="2.182cm" svg:y="1.508cm" svg:width="12.232cm" svg:height="7.014cm"/>
          <chart:axis chart:dimension="x" chart:name="primary-x" chart:style-name="ch5">
            <chart:title svg:x="6.509cm" svg:y="8.918cm" chart:style-name="ch6">
              <text:p>Marker motion steps</text:p>
            </chart:title>
          </chart:axis>
          <chart:axis chart:dimension="y" chart:name="primary-y" chart:style-name="ch7">
            <chart:title svg:x="0.451cm" svg:y="6.355cm" chart:style-name="ch8">
              <text:p>Variable (radians)</text:p>
            </chart:title>
            <chart:grid chart:style-name="ch9" chart:class="major"/>
          </chart:axis>
          <chart:series chart:style-name="ch10" chart:values-cell-range-address="Sheet1.B1:Sheet1.B501" loext:label-string="q_0" chart:class="chart:scatter">
            <chart:domain table:cell-range-address="Sheet1.A1:Sheet1.A501"/>
            <chart:data-point chart:repeated="501"/>
          </chart:series>
          <chart:series chart:style-name="ch11" chart:values-cell-range-address="Sheet1.C1:Sheet1.C501" loext:label-string="q_1" chart:class="chart:scatter">
            <chart:data-point chart:repeated="501"/>
          </chart:series>
          <chart:series chart:style-name="ch12" chart:values-cell-range-address="Sheet1.D1:Sheet1.D501" loext:label-string="q_2" chart:class="chart:scatter">
            <chart:data-point chart:repeated="501"/>
          </chart:series>
          <chart:series chart:style-name="ch13" chart:values-cell-range-address="Sheet1.E1:Sheet1.E501" loext:label-string="q_3" chart:class="chart:scatter">
            <chart:data-point chart:repeated="501"/>
          </chart:series>
          <chart:series chart:style-name="ch14" chart:values-cell-range-address="Sheet1.F1:Sheet1.F501" loext:label-string="q_4" chart:class="chart:scatter">
            <chart:data-point chart:repeated="501"/>
          </chart:series>
          <chart:series chart:style-name="ch15" chart:values-cell-range-address="Sheet1.G1:Sheet1.G501" loext:label-string="q_5" chart:class="chart:scatter">
            <chart:data-point chart:repeated="501"/>
          </chart:series>
          <chart:series chart:style-name="ch16" chart:values-cell-range-address="Sheet1.H1:Sheet1.H501" loext:label-string="q_6" chart:class="chart:scatter">
            <chart:data-point chart:repeated="50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_0</text:p>
              </table:table-cell>
              <table:table-cell office:value-type="string">
                <text:p>q_1</text:p>
              </table:table-cell>
              <table:table-cell office:value-type="string">
                <text:p>q_2</text:p>
              </table:table-cell>
              <table:table-cell office:value-type="string">
                <text:p>q_3</text:p>
              </table:table-cell>
              <table:table-cell office:value-type="string">
                <text:p>q_4</text:p>
              </table:table-cell>
              <table:table-cell office:value-type="string">
                <text:p>q_5</text:p>
              </table:table-cell>
              <table:table-cell office:value-type="string">
                <text:p>q_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501</svg:desc>
                </draw:g>
              </table:table-cell>
              <table:table-cell office:value-type="float" office:value="0">
                <text:p>0</text:p>
                <draw:g>
                  <svg:desc>Sheet1.B1:Sheet1.B501</svg:desc>
                </draw:g>
              </table:table-cell>
              <table:table-cell office:value-type="float" office:value="-0.65">
                <text:p>-0.65</text:p>
                <draw:g>
                  <svg:desc>Sheet1.C1:Sheet1.C501</svg:desc>
                </draw:g>
              </table:table-cell>
              <table:table-cell office:value-type="float" office:value="0">
                <text:p>0</text:p>
                <draw:g>
                  <svg:desc>Sheet1.D1:Sheet1.D501</svg:desc>
                </draw:g>
              </table:table-cell>
              <table:table-cell office:value-type="float" office:value="1.8">
                <text:p>1.8</text:p>
                <draw:g>
                  <svg:desc>Sheet1.E1:Sheet1.E501</svg:desc>
                </draw:g>
              </table:table-cell>
              <table:table-cell office:value-type="float" office:value="0">
                <text:p>0</text:p>
                <draw:g>
                  <svg:desc>Sheet1.F1:Sheet1.F501</svg:desc>
                </draw:g>
              </table:table-cell>
              <table:table-cell office:value-type="float" office:value="0.42">
                <text:p>0.42</text:p>
                <draw:g>
                  <svg:desc>Sheet1.G1:Sheet1.G501</svg:desc>
                </draw:g>
              </table:table-cell>
              <table:table-cell office:value-type="float" office:value="0">
                <text:p>0</text:p>
                <draw:g>
                  <svg:desc>Sheet1.H1:Sheet1.H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.65">
                <text:p>-0.65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755021">
                <text:p>0.00755021</text:p>
              </table:table-cell>
              <table:table-cell office:value-type="float" office:value="-0.65">
                <text:p>-0.65</text:p>
              </table:table-cell>
              <table:table-cell office:value-type="float" office:value="-0.0100418">
                <text:p>-0.0100418</text:p>
              </table:table-cell>
              <table:table-cell office:value-type="float" office:value="1.8">
                <text:p>1.8</text:p>
              </table:table-cell>
              <table:table-cell office:value-type="float" office:value="0.00110056">
                <text:p>0.00110056</text:p>
              </table:table-cell>
              <table:table-cell office:value-type="float" office:value="0.42">
                <text:p>0.42</text:p>
              </table:table-cell>
              <table:table-cell office:value-type="float" office:value="-0.00708172">
                <text:p>-0.007081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151005">
                <text:p>0.0151005</text:p>
              </table:table-cell>
              <table:table-cell office:value-type="float" office:value="-0.649996">
                <text:p>-0.649996</text:p>
              </table:table-cell>
              <table:table-cell office:value-type="float" office:value="-0.0200836">
                <text:p>-0.0200836</text:p>
              </table:table-cell>
              <table:table-cell office:value-type="float" office:value="1.79987">
                <text:p>1.79987</text:p>
              </table:table-cell>
              <table:table-cell office:value-type="float" office:value="0.002201">
                <text:p>0.002201</text:p>
              </table:table-cell>
              <table:table-cell office:value-type="float" office:value="0.420083">
                <text:p>0.420083</text:p>
              </table:table-cell>
              <table:table-cell office:value-type="float" office:value="-0.014163">
                <text:p>-0.0141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226494">
                <text:p>0.0226494</text:p>
              </table:table-cell>
              <table:table-cell office:value-type="float" office:value="-0.650016">
                <text:p>-0.650016</text:p>
              </table:table-cell>
              <table:table-cell office:value-type="float" office:value="-0.0301231">
                <text:p>-0.0301231</text:p>
              </table:table-cell>
              <table:table-cell office:value-type="float" office:value="1.79969">
                <text:p>1.79969</text:p>
              </table:table-cell>
              <table:table-cell office:value-type="float" office:value="0.0033013">
                <text:p>0.0033013</text:p>
              </table:table-cell>
              <table:table-cell office:value-type="float" office:value="0.420201">
                <text:p>0.420201</text:p>
              </table:table-cell>
              <table:table-cell office:value-type="float" office:value="-0.0212422">
                <text:p>-0.02124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301966">
                <text:p>0.0301966</text:p>
              </table:table-cell>
              <table:table-cell office:value-type="float" office:value="-0.650057">
                <text:p>-0.650057</text:p>
              </table:table-cell>
              <table:table-cell office:value-type="float" office:value="-0.04016">
                <text:p>-0.04016</text:p>
              </table:table-cell>
              <table:table-cell office:value-type="float" office:value="1.79945">
                <text:p>1.79945</text:p>
              </table:table-cell>
              <table:table-cell office:value-type="float" office:value="0.00440086">
                <text:p>0.00440086</text:p>
              </table:table-cell>
              <table:table-cell office:value-type="float" office:value="0.420356">
                <text:p>0.420356</text:p>
              </table:table-cell>
              <table:table-cell office:value-type="float" office:value="-0.0283189">
                <text:p>-0.02831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377417">
                <text:p>0.0377417</text:p>
              </table:table-cell>
              <table:table-cell office:value-type="float" office:value="-0.650122">
                <text:p>-0.650122</text:p>
              </table:table-cell>
              <table:table-cell office:value-type="float" office:value="-0.0501933">
                <text:p>-0.0501933</text:p>
              </table:table-cell>
              <table:table-cell office:value-type="float" office:value="1.79915">
                <text:p>1.79915</text:p>
              </table:table-cell>
              <table:table-cell office:value-type="float" office:value="0.00549913">
                <text:p>0.00549913</text:p>
              </table:table-cell>
              <table:table-cell office:value-type="float" office:value="0.420546">
                <text:p>0.420546</text:p>
              </table:table-cell>
              <table:table-cell office:value-type="float" office:value="-0.035392">
                <text:p>-0.035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452842">
                <text:p>0.0452842</text:p>
              </table:table-cell>
              <table:table-cell office:value-type="float" office:value="-0.65021">
                <text:p>-0.65021</text:p>
              </table:table-cell>
              <table:table-cell office:value-type="float" office:value="-0.0602219">
                <text:p>-0.0602219</text:p>
              </table:table-cell>
              <table:table-cell office:value-type="float" office:value="1.7988">
                <text:p>1.7988</text:p>
              </table:table-cell>
              <table:table-cell office:value-type="float" office:value="0.00659557">
                <text:p>0.00659557</text:p>
              </table:table-cell>
              <table:table-cell office:value-type="float" office:value="0.420773">
                <text:p>0.420773</text:p>
              </table:table-cell>
              <table:table-cell office:value-type="float" office:value="-0.0424605">
                <text:p>-0.04246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528235">
                <text:p>0.0528235</text:p>
              </table:table-cell>
              <table:table-cell office:value-type="float" office:value="-0.65032">
                <text:p>-0.65032</text:p>
              </table:table-cell>
              <table:table-cell office:value-type="float" office:value="-0.0702449">
                <text:p>-0.0702449</text:p>
              </table:table-cell>
              <table:table-cell office:value-type="float" office:value="1.79839">
                <text:p>1.79839</text:p>
              </table:table-cell>
              <table:table-cell office:value-type="float" office:value="0.00768963">
                <text:p>0.00768963</text:p>
              </table:table-cell>
              <table:table-cell office:value-type="float" office:value="0.421035">
                <text:p>0.421035</text:p>
              </table:table-cell>
              <table:table-cell office:value-type="float" office:value="-0.0495236">
                <text:p>-0.04952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603591">
                <text:p>0.0603591</text:p>
              </table:table-cell>
              <table:table-cell office:value-type="float" office:value="-0.650452">
                <text:p>-0.650452</text:p>
              </table:table-cell>
              <table:table-cell office:value-type="float" office:value="-0.0802614">
                <text:p>-0.0802614</text:p>
              </table:table-cell>
              <table:table-cell office:value-type="float" office:value="1.79792">
                <text:p>1.79792</text:p>
              </table:table-cell>
              <table:table-cell office:value-type="float" office:value="0.00878077">
                <text:p>0.00878077</text:p>
              </table:table-cell>
              <table:table-cell office:value-type="float" office:value="0.421334">
                <text:p>0.421334</text:p>
              </table:table-cell>
              <table:table-cell office:value-type="float" office:value="-0.0565803">
                <text:p>-0.05658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678905">
                <text:p>0.0678905</text:p>
              </table:table-cell>
              <table:table-cell office:value-type="float" office:value="-0.650607">
                <text:p>-0.650607</text:p>
              </table:table-cell>
              <table:table-cell office:value-type="float" office:value="-0.0902703">
                <text:p>-0.0902703</text:p>
              </table:table-cell>
              <table:table-cell office:value-type="float" office:value="1.7974">
                <text:p>1.7974</text:p>
              </table:table-cell>
              <table:table-cell office:value-type="float" office:value="0.00986845">
                <text:p>0.00986845</text:p>
              </table:table-cell>
              <table:table-cell office:value-type="float" office:value="0.421668">
                <text:p>0.421668</text:p>
              </table:table-cell>
              <table:table-cell office:value-type="float" office:value="-0.0636295">
                <text:p>-0.06362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754171">
                <text:p>0.0754171</text:p>
              </table:table-cell>
              <table:table-cell office:value-type="float" office:value="-0.650785">
                <text:p>-0.650785</text:p>
              </table:table-cell>
              <table:table-cell office:value-type="float" office:value="-0.100271">
                <text:p>-0.100271</text:p>
              </table:table-cell>
              <table:table-cell office:value-type="float" office:value="1.79683">
                <text:p>1.79683</text:p>
              </table:table-cell>
              <table:table-cell office:value-type="float" office:value="0.0109521">
                <text:p>0.0109521</text:p>
              </table:table-cell>
              <table:table-cell office:value-type="float" office:value="0.422038">
                <text:p>0.422038</text:p>
              </table:table-cell>
              <table:table-cell office:value-type="float" office:value="-0.0706704">
                <text:p>-0.07067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829385">
                <text:p>0.0829385</text:p>
              </table:table-cell>
              <table:table-cell office:value-type="float" office:value="-0.650985">
                <text:p>-0.650985</text:p>
              </table:table-cell>
              <table:table-cell office:value-type="float" office:value="-0.110262">
                <text:p>-0.110262</text:p>
              </table:table-cell>
              <table:table-cell office:value-type="float" office:value="1.7962">
                <text:p>1.7962</text:p>
              </table:table-cell>
              <table:table-cell office:value-type="float" office:value="0.0120313">
                <text:p>0.0120313</text:p>
              </table:table-cell>
              <table:table-cell office:value-type="float" office:value="0.422444">
                <text:p>0.422444</text:p>
              </table:table-cell>
              <table:table-cell office:value-type="float" office:value="-0.0777019">
                <text:p>-0.07770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904542">
                <text:p>0.0904542</text:p>
              </table:table-cell>
              <table:table-cell office:value-type="float" office:value="-0.651207">
                <text:p>-0.651207</text:p>
              </table:table-cell>
              <table:table-cell office:value-type="float" office:value="-0.120243">
                <text:p>-0.120243</text:p>
              </table:table-cell>
              <table:table-cell office:value-type="float" office:value="1.79551">
                <text:p>1.79551</text:p>
              </table:table-cell>
              <table:table-cell office:value-type="float" office:value="0.0131054">
                <text:p>0.0131054</text:p>
              </table:table-cell>
              <table:table-cell office:value-type="float" office:value="0.422886">
                <text:p>0.422886</text:p>
              </table:table-cell>
              <table:table-cell office:value-type="float" office:value="-0.0847232">
                <text:p>-0.08472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979636">
                <text:p>0.0979636</text:p>
              </table:table-cell>
              <table:table-cell office:value-type="float" office:value="-0.651451">
                <text:p>-0.651451</text:p>
              </table:table-cell>
              <table:table-cell office:value-type="float" office:value="-0.130212">
                <text:p>-0.130212</text:p>
              </table:table-cell>
              <table:table-cell office:value-type="float" office:value="1.79477">
                <text:p>1.79477</text:p>
              </table:table-cell>
              <table:table-cell office:value-type="float" office:value="0.014174">
                <text:p>0.014174</text:p>
              </table:table-cell>
              <table:table-cell office:value-type="float" office:value="0.423364">
                <text:p>0.423364</text:p>
              </table:table-cell>
              <table:table-cell office:value-type="float" office:value="-0.0917333">
                <text:p>-0.0917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105466">
                <text:p>0.105466</text:p>
              </table:table-cell>
              <table:table-cell office:value-type="float" office:value="-0.651717">
                <text:p>-0.651717</text:p>
              </table:table-cell>
              <table:table-cell office:value-type="float" office:value="-0.14017">
                <text:p>-0.14017</text:p>
              </table:table-cell>
              <table:table-cell office:value-type="float" office:value="1.79397">
                <text:p>1.79397</text:p>
              </table:table-cell>
              <table:table-cell office:value-type="float" office:value="0.0152364">
                <text:p>0.0152364</text:p>
              </table:table-cell>
              <table:table-cell office:value-type="float" office:value="0.423877">
                <text:p>0.423877</text:p>
              </table:table-cell>
              <table:table-cell office:value-type="float" office:value="-0.0987313">
                <text:p>-0.09873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112962">
                <text:p>0.112962</text:p>
              </table:table-cell>
              <table:table-cell office:value-type="float" office:value="-0.652005">
                <text:p>-0.652005</text:p>
              </table:table-cell>
              <table:table-cell office:value-type="float" office:value="-0.150114">
                <text:p>-0.150114</text:p>
              </table:table-cell>
              <table:table-cell office:value-type="float" office:value="1.79311">
                <text:p>1.79311</text:p>
              </table:table-cell>
              <table:table-cell office:value-type="float" office:value="0.0162922">
                <text:p>0.0162922</text:p>
              </table:table-cell>
              <table:table-cell office:value-type="float" office:value="0.424425">
                <text:p>0.424425</text:p>
              </table:table-cell>
              <table:table-cell office:value-type="float" office:value="-0.105716">
                <text:p>-0.1057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2045">
                <text:p>0.12045</text:p>
              </table:table-cell>
              <table:table-cell office:value-type="float" office:value="-0.652316">
                <text:p>-0.652316</text:p>
              </table:table-cell>
              <table:table-cell office:value-type="float" office:value="-0.160045">
                <text:p>-0.160045</text:p>
              </table:table-cell>
              <table:table-cell office:value-type="float" office:value="1.7922">
                <text:p>1.7922</text:p>
              </table:table-cell>
              <table:table-cell office:value-type="float" office:value="0.017341">
                <text:p>0.017341</text:p>
              </table:table-cell>
              <table:table-cell office:value-type="float" office:value="0.425009">
                <text:p>0.425009</text:p>
              </table:table-cell>
              <table:table-cell office:value-type="float" office:value="-0.112687">
                <text:p>-0.1126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12793">
                <text:p>0.12793</text:p>
              </table:table-cell>
              <table:table-cell office:value-type="float" office:value="-0.652647">
                <text:p>-0.652647</text:p>
              </table:table-cell>
              <table:table-cell office:value-type="float" office:value="-0.16996">
                <text:p>-0.16996</text:p>
              </table:table-cell>
              <table:table-cell office:value-type="float" office:value="1.79124">
                <text:p>1.79124</text:p>
              </table:table-cell>
              <table:table-cell office:value-type="float" office:value="0.0183821">
                <text:p>0.0183821</text:p>
              </table:table-cell>
              <table:table-cell office:value-type="float" office:value="0.425629">
                <text:p>0.425629</text:p>
              </table:table-cell>
              <table:table-cell office:value-type="float" office:value="-0.119643">
                <text:p>-0.1196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35401">
                <text:p>0.135401</text:p>
              </table:table-cell>
              <table:table-cell office:value-type="float" office:value="-0.653001">
                <text:p>-0.653001</text:p>
              </table:table-cell>
              <table:table-cell office:value-type="float" office:value="-0.17986">
                <text:p>-0.17986</text:p>
              </table:table-cell>
              <table:table-cell office:value-type="float" office:value="1.79022">
                <text:p>1.79022</text:p>
              </table:table-cell>
              <table:table-cell office:value-type="float" office:value="0.0194151">
                <text:p>0.0194151</text:p>
              </table:table-cell>
              <table:table-cell office:value-type="float" office:value="0.426284">
                <text:p>0.426284</text:p>
              </table:table-cell>
              <table:table-cell office:value-type="float" office:value="-0.126584">
                <text:p>-0.1265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42863">
                <text:p>0.142863</text:p>
              </table:table-cell>
              <table:table-cell office:value-type="float" office:value="-0.653375">
                <text:p>-0.653375</text:p>
              </table:table-cell>
              <table:table-cell office:value-type="float" office:value="-0.189743">
                <text:p>-0.189743</text:p>
              </table:table-cell>
              <table:table-cell office:value-type="float" office:value="1.78914">
                <text:p>1.78914</text:p>
              </table:table-cell>
              <table:table-cell office:value-type="float" office:value="0.0204396">
                <text:p>0.0204396</text:p>
              </table:table-cell>
              <table:table-cell office:value-type="float" office:value="0.426974">
                <text:p>0.426974</text:p>
              </table:table-cell>
              <table:table-cell office:value-type="float" office:value="-0.133508">
                <text:p>-0.1335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150316">
                <text:p>0.150316</text:p>
              </table:table-cell>
              <table:table-cell office:value-type="float" office:value="-0.653771">
                <text:p>-0.653771</text:p>
              </table:table-cell>
              <table:table-cell office:value-type="float" office:value="-0.199609">
                <text:p>-0.199609</text:p>
              </table:table-cell>
              <table:table-cell office:value-type="float" office:value="1.78801">
                <text:p>1.78801</text:p>
              </table:table-cell>
              <table:table-cell office:value-type="float" office:value="0.021455">
                <text:p>0.021455</text:p>
              </table:table-cell>
              <table:table-cell office:value-type="float" office:value="0.4277">
                <text:p>0.4277</text:p>
              </table:table-cell>
              <table:table-cell office:value-type="float" office:value="-0.140414">
                <text:p>-0.1404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157759">
                <text:p>0.157759</text:p>
              </table:table-cell>
              <table:table-cell office:value-type="float" office:value="-0.654188">
                <text:p>-0.654188</text:p>
              </table:table-cell>
              <table:table-cell office:value-type="float" office:value="-0.209457">
                <text:p>-0.209457</text:p>
              </table:table-cell>
              <table:table-cell office:value-type="float" office:value="1.78682">
                <text:p>1.78682</text:p>
              </table:table-cell>
              <table:table-cell office:value-type="float" office:value="0.0224609">
                <text:p>0.0224609</text:p>
              </table:table-cell>
              <table:table-cell office:value-type="float" office:value="0.42846">
                <text:p>0.42846</text:p>
              </table:table-cell>
              <table:table-cell office:value-type="float" office:value="-0.147302">
                <text:p>-0.1473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165192">
                <text:p>0.165192</text:p>
              </table:table-cell>
              <table:table-cell office:value-type="float" office:value="-0.654627">
                <text:p>-0.654627</text:p>
              </table:table-cell>
              <table:table-cell office:value-type="float" office:value="-0.219285">
                <text:p>-0.219285</text:p>
              </table:table-cell>
              <table:table-cell office:value-type="float" office:value="1.78558">
                <text:p>1.78558</text:p>
              </table:table-cell>
              <table:table-cell office:value-type="float" office:value="0.0234568">
                <text:p>0.0234568</text:p>
              </table:table-cell>
              <table:table-cell office:value-type="float" office:value="0.429256">
                <text:p>0.429256</text:p>
              </table:table-cell>
              <table:table-cell office:value-type="float" office:value="-0.154171">
                <text:p>-0.1541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172614">
                <text:p>0.172614</text:p>
              </table:table-cell>
              <table:table-cell office:value-type="float" office:value="-0.655085">
                <text:p>-0.655085</text:p>
              </table:table-cell>
              <table:table-cell office:value-type="float" office:value="-0.229094">
                <text:p>-0.229094</text:p>
              </table:table-cell>
              <table:table-cell office:value-type="float" office:value="1.78428">
                <text:p>1.78428</text:p>
              </table:table-cell>
              <table:table-cell office:value-type="float" office:value="0.0244422">
                <text:p>0.0244422</text:p>
              </table:table-cell>
              <table:table-cell office:value-type="float" office:value="0.430086">
                <text:p>0.430086</text:p>
              </table:table-cell>
              <table:table-cell office:value-type="float" office:value="-0.16102">
                <text:p>-0.161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180026">
                <text:p>0.180026</text:p>
              </table:table-cell>
              <table:table-cell office:value-type="float" office:value="-0.655565">
                <text:p>-0.655565</text:p>
              </table:table-cell>
              <table:table-cell office:value-type="float" office:value="-0.238882">
                <text:p>-0.238882</text:p>
              </table:table-cell>
              <table:table-cell office:value-type="float" office:value="1.78292">
                <text:p>1.78292</text:p>
              </table:table-cell>
              <table:table-cell office:value-type="float" office:value="0.0254168">
                <text:p>0.0254168</text:p>
              </table:table-cell>
              <table:table-cell office:value-type="float" office:value="0.430952">
                <text:p>0.430952</text:p>
              </table:table-cell>
              <table:table-cell office:value-type="float" office:value="-0.167848">
                <text:p>-0.1678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187426">
                <text:p>0.187426</text:p>
              </table:table-cell>
              <table:table-cell office:value-type="float" office:value="-0.656065">
                <text:p>-0.656065</text:p>
              </table:table-cell>
              <table:table-cell office:value-type="float" office:value="-0.248648">
                <text:p>-0.248648</text:p>
              </table:table-cell>
              <table:table-cell office:value-type="float" office:value="1.78152">
                <text:p>1.78152</text:p>
              </table:table-cell>
              <table:table-cell office:value-type="float" office:value="0.0263801">
                <text:p>0.0263801</text:p>
              </table:table-cell>
              <table:table-cell office:value-type="float" office:value="0.431852">
                <text:p>0.431852</text:p>
              </table:table-cell>
              <table:table-cell office:value-type="float" office:value="-0.174654">
                <text:p>-0.1746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194814">
                <text:p>0.194814</text:p>
              </table:table-cell>
              <table:table-cell office:value-type="float" office:value="-0.656585">
                <text:p>-0.656585</text:p>
              </table:table-cell>
              <table:table-cell office:value-type="float" office:value="-0.258393">
                <text:p>-0.258393</text:p>
              </table:table-cell>
              <table:table-cell office:value-type="float" office:value="1.78005">
                <text:p>1.78005</text:p>
              </table:table-cell>
              <table:table-cell office:value-type="float" office:value="0.0273316">
                <text:p>0.0273316</text:p>
              </table:table-cell>
              <table:table-cell office:value-type="float" office:value="0.432787">
                <text:p>0.432787</text:p>
              </table:table-cell>
              <table:table-cell office:value-type="float" office:value="-0.181438">
                <text:p>-0.1814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20219">
                <text:p>0.20219</text:p>
              </table:table-cell>
              <table:table-cell office:value-type="float" office:value="-0.657126">
                <text:p>-0.657126</text:p>
              </table:table-cell>
              <table:table-cell office:value-type="float" office:value="-0.268114">
                <text:p>-0.268114</text:p>
              </table:table-cell>
              <table:table-cell office:value-type="float" office:value="1.77853">
                <text:p>1.77853</text:p>
              </table:table-cell>
              <table:table-cell office:value-type="float" office:value="0.028271">
                <text:p>0.028271</text:p>
              </table:table-cell>
              <table:table-cell office:value-type="float" office:value="0.433756">
                <text:p>0.433756</text:p>
              </table:table-cell>
              <table:table-cell office:value-type="float" office:value="-0.188199">
                <text:p>-0.1881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09554">
                <text:p>0.209554</text:p>
              </table:table-cell>
              <table:table-cell office:value-type="float" office:value="-0.657686">
                <text:p>-0.657686</text:p>
              </table:table-cell>
              <table:table-cell office:value-type="float" office:value="-0.277811">
                <text:p>-0.277811</text:p>
              </table:table-cell>
              <table:table-cell office:value-type="float" office:value="1.77696">
                <text:p>1.77696</text:p>
              </table:table-cell>
              <table:table-cell office:value-type="float" office:value="0.0291978">
                <text:p>0.0291978</text:p>
              </table:table-cell>
              <table:table-cell office:value-type="float" office:value="0.43476">
                <text:p>0.43476</text:p>
              </table:table-cell>
              <table:table-cell office:value-type="float" office:value="-0.194936">
                <text:p>-0.1949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216906">
                <text:p>0.216906</text:p>
              </table:table-cell>
              <table:table-cell office:value-type="float" office:value="-0.658266">
                <text:p>-0.658266</text:p>
              </table:table-cell>
              <table:table-cell office:value-type="float" office:value="-0.287485">
                <text:p>-0.287485</text:p>
              </table:table-cell>
              <table:table-cell office:value-type="float" office:value="1.77533">
                <text:p>1.77533</text:p>
              </table:table-cell>
              <table:table-cell office:value-type="float" office:value="0.0301117">
                <text:p>0.0301117</text:p>
              </table:table-cell>
              <table:table-cell office:value-type="float" office:value="0.435798">
                <text:p>0.435798</text:p>
              </table:table-cell>
              <table:table-cell office:value-type="float" office:value="-0.201648">
                <text:p>-0.2016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224244">
                <text:p>0.224244</text:p>
              </table:table-cell>
              <table:table-cell office:value-type="float" office:value="-0.658866">
                <text:p>-0.658866</text:p>
              </table:table-cell>
              <table:table-cell office:value-type="float" office:value="-0.297133">
                <text:p>-0.297133</text:p>
              </table:table-cell>
              <table:table-cell office:value-type="float" office:value="1.77364">
                <text:p>1.77364</text:p>
              </table:table-cell>
              <table:table-cell office:value-type="float" office:value="0.0310123">
                <text:p>0.0310123</text:p>
              </table:table-cell>
              <table:table-cell office:value-type="float" office:value="0.43687">
                <text:p>0.43687</text:p>
              </table:table-cell>
              <table:table-cell office:value-type="float" office:value="-0.208335">
                <text:p>-0.2083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231569">
                <text:p>0.231569</text:p>
              </table:table-cell>
              <table:table-cell office:value-type="float" office:value="-0.659485">
                <text:p>-0.659485</text:p>
              </table:table-cell>
              <table:table-cell office:value-type="float" office:value="-0.306755">
                <text:p>-0.306755</text:p>
              </table:table-cell>
              <table:table-cell office:value-type="float" office:value="1.7719">
                <text:p>1.7719</text:p>
              </table:table-cell>
              <table:table-cell office:value-type="float" office:value="0.0318991">
                <text:p>0.0318991</text:p>
              </table:table-cell>
              <table:table-cell office:value-type="float" office:value="0.437977">
                <text:p>0.437977</text:p>
              </table:table-cell>
              <table:table-cell office:value-type="float" office:value="-0.214996">
                <text:p>-0.2149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238881">
                <text:p>0.238881</text:p>
              </table:table-cell>
              <table:table-cell office:value-type="float" office:value="-0.660123">
                <text:p>-0.660123</text:p>
              </table:table-cell>
              <table:table-cell office:value-type="float" office:value="-0.31635">
                <text:p>-0.31635</text:p>
              </table:table-cell>
              <table:table-cell office:value-type="float" office:value="1.77011">
                <text:p>1.77011</text:p>
              </table:table-cell>
              <table:table-cell office:value-type="float" office:value="0.0327719">
                <text:p>0.0327719</text:p>
              </table:table-cell>
              <table:table-cell office:value-type="float" office:value="0.439117">
                <text:p>0.439117</text:p>
              </table:table-cell>
              <table:table-cell office:value-type="float" office:value="-0.22163">
                <text:p>-0.221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246179">
                <text:p>0.246179</text:p>
              </table:table-cell>
              <table:table-cell office:value-type="float" office:value="-0.66078">
                <text:p>-0.66078</text:p>
              </table:table-cell>
              <table:table-cell office:value-type="float" office:value="-0.325919">
                <text:p>-0.325919</text:p>
              </table:table-cell>
              <table:table-cell office:value-type="float" office:value="1.76826">
                <text:p>1.76826</text:p>
              </table:table-cell>
              <table:table-cell office:value-type="float" office:value="0.0336302">
                <text:p>0.0336302</text:p>
              </table:table-cell>
              <table:table-cell office:value-type="float" office:value="0.440292">
                <text:p>0.440292</text:p>
              </table:table-cell>
              <table:table-cell office:value-type="float" office:value="-0.228237">
                <text:p>-0.2282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253463">
                <text:p>0.253463</text:p>
              </table:table-cell>
              <table:table-cell office:value-type="float" office:value="-0.661455">
                <text:p>-0.661455</text:p>
              </table:table-cell>
              <table:table-cell office:value-type="float" office:value="-0.33546">
                <text:p>-0.33546</text:p>
              </table:table-cell>
              <table:table-cell office:value-type="float" office:value="1.76636">
                <text:p>1.76636</text:p>
              </table:table-cell>
              <table:table-cell office:value-type="float" office:value="0.0344738">
                <text:p>0.0344738</text:p>
              </table:table-cell>
              <table:table-cell office:value-type="float" office:value="0.4415">
                <text:p>0.4415</text:p>
              </table:table-cell>
              <table:table-cell office:value-type="float" office:value="-0.234815">
                <text:p>-0.2348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260733">
                <text:p>0.260733</text:p>
              </table:table-cell>
              <table:table-cell office:value-type="float" office:value="-0.66215">
                <text:p>-0.66215</text:p>
              </table:table-cell>
              <table:table-cell office:value-type="float" office:value="-0.344972">
                <text:p>-0.344972</text:p>
              </table:table-cell>
              <table:table-cell office:value-type="float" office:value="1.7644">
                <text:p>1.7644</text:p>
              </table:table-cell>
              <table:table-cell office:value-type="float" office:value="0.0353022">
                <text:p>0.0353022</text:p>
              </table:table-cell>
              <table:table-cell office:value-type="float" office:value="0.442741">
                <text:p>0.442741</text:p>
              </table:table-cell>
              <table:table-cell office:value-type="float" office:value="-0.241365">
                <text:p>-0.2413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267988">
                <text:p>0.267988</text:p>
              </table:table-cell>
              <table:table-cell office:value-type="float" office:value="-0.662862">
                <text:p>-0.662862</text:p>
              </table:table-cell>
              <table:table-cell office:value-type="float" office:value="-0.354456">
                <text:p>-0.354456</text:p>
              </table:table-cell>
              <table:table-cell office:value-type="float" office:value="1.76238">
                <text:p>1.76238</text:p>
              </table:table-cell>
              <table:table-cell office:value-type="float" office:value="0.0361153">
                <text:p>0.0361153</text:p>
              </table:table-cell>
              <table:table-cell office:value-type="float" office:value="0.444016">
                <text:p>0.444016</text:p>
              </table:table-cell>
              <table:table-cell office:value-type="float" office:value="-0.247885">
                <text:p>-0.2478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75229">
                <text:p>0.275229</text:p>
              </table:table-cell>
              <table:table-cell office:value-type="float" office:value="-0.663593">
                <text:p>-0.663593</text:p>
              </table:table-cell>
              <table:table-cell office:value-type="float" office:value="-0.363909">
                <text:p>-0.363909</text:p>
              </table:table-cell>
              <table:table-cell office:value-type="float" office:value="1.76032">
                <text:p>1.76032</text:p>
              </table:table-cell>
              <table:table-cell office:value-type="float" office:value="0.0369125">
                <text:p>0.0369125</text:p>
              </table:table-cell>
              <table:table-cell office:value-type="float" office:value="0.445325">
                <text:p>0.445325</text:p>
              </table:table-cell>
              <table:table-cell office:value-type="float" office:value="-0.254376">
                <text:p>-0.2543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82455">
                <text:p>0.282455</text:p>
              </table:table-cell>
              <table:table-cell office:value-type="float" office:value="-0.664342">
                <text:p>-0.664342</text:p>
              </table:table-cell>
              <table:table-cell office:value-type="float" office:value="-0.373333">
                <text:p>-0.373333</text:p>
              </table:table-cell>
              <table:table-cell office:value-type="float" office:value="1.75819">
                <text:p>1.75819</text:p>
              </table:table-cell>
              <table:table-cell office:value-type="float" office:value="0.0376938">
                <text:p>0.0376938</text:p>
              </table:table-cell>
              <table:table-cell office:value-type="float" office:value="0.446666">
                <text:p>0.446666</text:p>
              </table:table-cell>
              <table:table-cell office:value-type="float" office:value="-0.260836">
                <text:p>-0.2608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289667">
                <text:p>0.289667</text:p>
              </table:table-cell>
              <table:table-cell office:value-type="float" office:value="-0.665108">
                <text:p>-0.665108</text:p>
              </table:table-cell>
              <table:table-cell office:value-type="float" office:value="-0.382726">
                <text:p>-0.382726</text:p>
              </table:table-cell>
              <table:table-cell office:value-type="float" office:value="1.75602">
                <text:p>1.75602</text:p>
              </table:table-cell>
              <table:table-cell office:value-type="float" office:value="0.0384587">
                <text:p>0.0384587</text:p>
              </table:table-cell>
              <table:table-cell office:value-type="float" office:value="0.448041">
                <text:p>0.448041</text:p>
              </table:table-cell>
              <table:table-cell office:value-type="float" office:value="-0.267264">
                <text:p>-0.2672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296863">
                <text:p>0.296863</text:p>
              </table:table-cell>
              <table:table-cell office:value-type="float" office:value="-0.665892">
                <text:p>-0.665892</text:p>
              </table:table-cell>
              <table:table-cell office:value-type="float" office:value="-0.392088">
                <text:p>-0.392088</text:p>
              </table:table-cell>
              <table:table-cell office:value-type="float" office:value="1.75379">
                <text:p>1.75379</text:p>
              </table:table-cell>
              <table:table-cell office:value-type="float" office:value="0.039207">
                <text:p>0.039207</text:p>
              </table:table-cell>
              <table:table-cell office:value-type="float" office:value="0.449449">
                <text:p>0.449449</text:p>
              </table:table-cell>
              <table:table-cell office:value-type="float" office:value="-0.273661">
                <text:p>-0.2736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304044">
                <text:p>0.304044</text:p>
              </table:table-cell>
              <table:table-cell office:value-type="float" office:value="-0.666693">
                <text:p>-0.666693</text:p>
              </table:table-cell>
              <table:table-cell office:value-type="float" office:value="-0.401418">
                <text:p>-0.401418</text:p>
              </table:table-cell>
              <table:table-cell office:value-type="float" office:value="1.7515">
                <text:p>1.7515</text:p>
              </table:table-cell>
              <table:table-cell office:value-type="float" office:value="0.0399384">
                <text:p>0.0399384</text:p>
              </table:table-cell>
              <table:table-cell office:value-type="float" office:value="0.45089">
                <text:p>0.45089</text:p>
              </table:table-cell>
              <table:table-cell office:value-type="float" office:value="-0.280026">
                <text:p>-0.2800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31121">
                <text:p>0.31121</text:p>
              </table:table-cell>
              <table:table-cell office:value-type="float" office:value="-0.667511">
                <text:p>-0.667511</text:p>
              </table:table-cell>
              <table:table-cell office:value-type="float" office:value="-0.410716">
                <text:p>-0.410716</text:p>
              </table:table-cell>
              <table:table-cell office:value-type="float" office:value="1.74916">
                <text:p>1.74916</text:p>
              </table:table-cell>
              <table:table-cell office:value-type="float" office:value="0.0406527">
                <text:p>0.0406527</text:p>
              </table:table-cell>
              <table:table-cell office:value-type="float" office:value="0.452363">
                <text:p>0.452363</text:p>
              </table:table-cell>
              <table:table-cell office:value-type="float" office:value="-0.286358">
                <text:p>-0.2863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31836">
                <text:p>0.31836</text:p>
              </table:table-cell>
              <table:table-cell office:value-type="float" office:value="-0.668345">
                <text:p>-0.668345</text:p>
              </table:table-cell>
              <table:table-cell office:value-type="float" office:value="-0.419981">
                <text:p>-0.419981</text:p>
              </table:table-cell>
              <table:table-cell office:value-type="float" office:value="1.74676">
                <text:p>1.74676</text:p>
              </table:table-cell>
              <table:table-cell office:value-type="float" office:value="0.0413495">
                <text:p>0.0413495</text:p>
              </table:table-cell>
              <table:table-cell office:value-type="float" office:value="0.453869">
                <text:p>0.453869</text:p>
              </table:table-cell>
              <table:table-cell office:value-type="float" office:value="-0.292656">
                <text:p>-0.2926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325495">
                <text:p>0.325495</text:p>
              </table:table-cell>
              <table:table-cell office:value-type="float" office:value="-0.669197">
                <text:p>-0.669197</text:p>
              </table:table-cell>
              <table:table-cell office:value-type="float" office:value="-0.429213">
                <text:p>-0.429213</text:p>
              </table:table-cell>
              <table:table-cell office:value-type="float" office:value="1.74432">
                <text:p>1.74432</text:p>
              </table:table-cell>
              <table:table-cell office:value-type="float" office:value="0.0420287">
                <text:p>0.0420287</text:p>
              </table:table-cell>
              <table:table-cell office:value-type="float" office:value="0.455407">
                <text:p>0.455407</text:p>
              </table:table-cell>
              <table:table-cell office:value-type="float" office:value="-0.298921">
                <text:p>-0.2989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332615">
                <text:p>0.332615</text:p>
              </table:table-cell>
              <table:table-cell office:value-type="float" office:value="-0.670065">
                <text:p>-0.670065</text:p>
              </table:table-cell>
              <table:table-cell office:value-type="float" office:value="-0.438412">
                <text:p>-0.438412</text:p>
              </table:table-cell>
              <table:table-cell office:value-type="float" office:value="1.74181">
                <text:p>1.74181</text:p>
              </table:table-cell>
              <table:table-cell office:value-type="float" office:value="0.0426901">
                <text:p>0.0426901</text:p>
              </table:table-cell>
              <table:table-cell office:value-type="float" office:value="0.456977">
                <text:p>0.456977</text:p>
              </table:table-cell>
              <table:table-cell office:value-type="float" office:value="-0.305152">
                <text:p>-0.3051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339719">
                <text:p>0.339719</text:p>
              </table:table-cell>
              <table:table-cell office:value-type="float" office:value="-0.670949">
                <text:p>-0.670949</text:p>
              </table:table-cell>
              <table:table-cell office:value-type="float" office:value="-0.447576">
                <text:p>-0.447576</text:p>
              </table:table-cell>
              <table:table-cell office:value-type="float" office:value="1.73926">
                <text:p>1.73926</text:p>
              </table:table-cell>
              <table:table-cell office:value-type="float" office:value="0.0433334">
                <text:p>0.0433334</text:p>
              </table:table-cell>
              <table:table-cell office:value-type="float" office:value="0.45858">
                <text:p>0.45858</text:p>
              </table:table-cell>
              <table:table-cell office:value-type="float" office:value="-0.311348">
                <text:p>-0.3113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346807">
                <text:p>0.346807</text:p>
              </table:table-cell>
              <table:table-cell office:value-type="float" office:value="-0.671849">
                <text:p>-0.671849</text:p>
              </table:table-cell>
              <table:table-cell office:value-type="float" office:value="-0.456706">
                <text:p>-0.456706</text:p>
              </table:table-cell>
              <table:table-cell office:value-type="float" office:value="1.73665">
                <text:p>1.73665</text:p>
              </table:table-cell>
              <table:table-cell office:value-type="float" office:value="0.0439583">
                <text:p>0.0439583</text:p>
              </table:table-cell>
              <table:table-cell office:value-type="float" office:value="0.460215">
                <text:p>0.460215</text:p>
              </table:table-cell>
              <table:table-cell office:value-type="float" office:value="-0.317509">
                <text:p>-0.3175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35388">
                <text:p>0.35388</text:p>
              </table:table-cell>
              <table:table-cell office:value-type="float" office:value="-0.672764">
                <text:p>-0.672764</text:p>
              </table:table-cell>
              <table:table-cell office:value-type="float" office:value="-0.465801">
                <text:p>-0.465801</text:p>
              </table:table-cell>
              <table:table-cell office:value-type="float" office:value="1.73398">
                <text:p>1.73398</text:p>
              </table:table-cell>
              <table:table-cell office:value-type="float" office:value="0.0445648">
                <text:p>0.0445648</text:p>
              </table:table-cell>
              <table:table-cell office:value-type="float" office:value="0.461881">
                <text:p>0.461881</text:p>
              </table:table-cell>
              <table:table-cell office:value-type="float" office:value="-0.323634">
                <text:p>-0.3236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360938">
                <text:p>0.360938</text:p>
              </table:table-cell>
              <table:table-cell office:value-type="float" office:value="-0.673696">
                <text:p>-0.673696</text:p>
              </table:table-cell>
              <table:table-cell office:value-type="float" office:value="-0.474861">
                <text:p>-0.474861</text:p>
              </table:table-cell>
              <table:table-cell office:value-type="float" office:value="1.73126">
                <text:p>1.73126</text:p>
              </table:table-cell>
              <table:table-cell office:value-type="float" office:value="0.0451526">
                <text:p>0.0451526</text:p>
              </table:table-cell>
              <table:table-cell office:value-type="float" office:value="0.46358">
                <text:p>0.46358</text:p>
              </table:table-cell>
              <table:table-cell office:value-type="float" office:value="-0.329723">
                <text:p>-0.3297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367979">
                <text:p>0.367979</text:p>
              </table:table-cell>
              <table:table-cell office:value-type="float" office:value="-0.674642">
                <text:p>-0.674642</text:p>
              </table:table-cell>
              <table:table-cell office:value-type="float" office:value="-0.483885">
                <text:p>-0.483885</text:p>
              </table:table-cell>
              <table:table-cell office:value-type="float" office:value="1.72849">
                <text:p>1.72849</text:p>
              </table:table-cell>
              <table:table-cell office:value-type="float" office:value="0.0457215">
                <text:p>0.0457215</text:p>
              </table:table-cell>
              <table:table-cell office:value-type="float" office:value="0.465309">
                <text:p>0.465309</text:p>
              </table:table-cell>
              <table:table-cell office:value-type="float" office:value="-0.335776">
                <text:p>-0.3357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375005">
                <text:p>0.375005</text:p>
              </table:table-cell>
              <table:table-cell office:value-type="float" office:value="-0.675604">
                <text:p>-0.675604</text:p>
              </table:table-cell>
              <table:table-cell office:value-type="float" office:value="-0.492874">
                <text:p>-0.492874</text:p>
              </table:table-cell>
              <table:table-cell office:value-type="float" office:value="1.72566">
                <text:p>1.72566</text:p>
              </table:table-cell>
              <table:table-cell office:value-type="float" office:value="0.0462714">
                <text:p>0.0462714</text:p>
              </table:table-cell>
              <table:table-cell office:value-type="float" office:value="0.467071">
                <text:p>0.467071</text:p>
              </table:table-cell>
              <table:table-cell office:value-type="float" office:value="-0.341793">
                <text:p>-0.3417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382016">
                <text:p>0.382016</text:p>
              </table:table-cell>
              <table:table-cell office:value-type="float" office:value="-0.67658">
                <text:p>-0.67658</text:p>
              </table:table-cell>
              <table:table-cell office:value-type="float" office:value="-0.501826">
                <text:p>-0.501826</text:p>
              </table:table-cell>
              <table:table-cell office:value-type="float" office:value="1.72278">
                <text:p>1.72278</text:p>
              </table:table-cell>
              <table:table-cell office:value-type="float" office:value="0.046802">
                <text:p>0.046802</text:p>
              </table:table-cell>
              <table:table-cell office:value-type="float" office:value="0.468863">
                <text:p>0.468863</text:p>
              </table:table-cell>
              <table:table-cell office:value-type="float" office:value="-0.347772">
                <text:p>-0.3477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389011">
                <text:p>0.389011</text:p>
              </table:table-cell>
              <table:table-cell office:value-type="float" office:value="-0.677571">
                <text:p>-0.677571</text:p>
              </table:table-cell>
              <table:table-cell office:value-type="float" office:value="-0.510741">
                <text:p>-0.510741</text:p>
              </table:table-cell>
              <table:table-cell office:value-type="float" office:value="1.71985">
                <text:p>1.71985</text:p>
              </table:table-cell>
              <table:table-cell office:value-type="float" office:value="0.0473133">
                <text:p>0.0473133</text:p>
              </table:table-cell>
              <table:table-cell office:value-type="float" office:value="0.470687">
                <text:p>0.470687</text:p>
              </table:table-cell>
              <table:table-cell office:value-type="float" office:value="-0.353714">
                <text:p>-0.3537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39599">
                <text:p>0.39599</text:p>
              </table:table-cell>
              <table:table-cell office:value-type="float" office:value="-0.678577">
                <text:p>-0.678577</text:p>
              </table:table-cell>
              <table:table-cell office:value-type="float" office:value="-0.51962">
                <text:p>-0.51962</text:p>
              </table:table-cell>
              <table:table-cell office:value-type="float" office:value="1.71686">
                <text:p>1.71686</text:p>
              </table:table-cell>
              <table:table-cell office:value-type="float" office:value="0.0478051">
                <text:p>0.0478051</text:p>
              </table:table-cell>
              <table:table-cell office:value-type="float" office:value="0.472542">
                <text:p>0.472542</text:p>
              </table:table-cell>
              <table:table-cell office:value-type="float" office:value="-0.359618">
                <text:p>-0.3596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402954">
                <text:p>0.402954</text:p>
              </table:table-cell>
              <table:table-cell office:value-type="float" office:value="-0.679597">
                <text:p>-0.679597</text:p>
              </table:table-cell>
              <table:table-cell office:value-type="float" office:value="-0.528461">
                <text:p>-0.528461</text:p>
              </table:table-cell>
              <table:table-cell office:value-type="float" office:value="1.71382">
                <text:p>1.71382</text:p>
              </table:table-cell>
              <table:table-cell office:value-type="float" office:value="0.0482773">
                <text:p>0.0482773</text:p>
              </table:table-cell>
              <table:table-cell office:value-type="float" office:value="0.474428">
                <text:p>0.474428</text:p>
              </table:table-cell>
              <table:table-cell office:value-type="float" office:value="-0.365485">
                <text:p>-0.3654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409903">
                <text:p>0.409903</text:p>
              </table:table-cell>
              <table:table-cell office:value-type="float" office:value="-0.680631">
                <text:p>-0.680631</text:p>
              </table:table-cell>
              <table:table-cell office:value-type="float" office:value="-0.537266">
                <text:p>-0.537266</text:p>
              </table:table-cell>
              <table:table-cell office:value-type="float" office:value="1.71073">
                <text:p>1.71073</text:p>
              </table:table-cell>
              <table:table-cell office:value-type="float" office:value="0.0487296">
                <text:p>0.0487296</text:p>
              </table:table-cell>
              <table:table-cell office:value-type="float" office:value="0.476344">
                <text:p>0.476344</text:p>
              </table:table-cell>
              <table:table-cell office:value-type="float" office:value="-0.371313">
                <text:p>-0.3713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416837">
                <text:p>0.416837</text:p>
              </table:table-cell>
              <table:table-cell office:value-type="float" office:value="-0.681679">
                <text:p>-0.681679</text:p>
              </table:table-cell>
              <table:table-cell office:value-type="float" office:value="-0.546032">
                <text:p>-0.546032</text:p>
              </table:table-cell>
              <table:table-cell office:value-type="float" office:value="1.70758">
                <text:p>1.70758</text:p>
              </table:table-cell>
              <table:table-cell office:value-type="float" office:value="0.0491621">
                <text:p>0.0491621</text:p>
              </table:table-cell>
              <table:table-cell office:value-type="float" office:value="0.478291">
                <text:p>0.478291</text:p>
              </table:table-cell>
              <table:table-cell office:value-type="float" office:value="-0.377102">
                <text:p>-0.3771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423755">
                <text:p>0.423755</text:p>
              </table:table-cell>
              <table:table-cell office:value-type="float" office:value="-0.68274">
                <text:p>-0.68274</text:p>
              </table:table-cell>
              <table:table-cell office:value-type="float" office:value="-0.55476">
                <text:p>-0.55476</text:p>
              </table:table-cell>
              <table:table-cell office:value-type="float" office:value="1.70438">
                <text:p>1.70438</text:p>
              </table:table-cell>
              <table:table-cell office:value-type="float" office:value="0.0495746">
                <text:p>0.0495746</text:p>
              </table:table-cell>
              <table:table-cell office:value-type="float" office:value="0.480269">
                <text:p>0.480269</text:p>
              </table:table-cell>
              <table:table-cell office:value-type="float" office:value="-0.382853">
                <text:p>-0.3828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430659">
                <text:p>0.430659</text:p>
              </table:table-cell>
              <table:table-cell office:value-type="float" office:value="-0.683815">
                <text:p>-0.683815</text:p>
              </table:table-cell>
              <table:table-cell office:value-type="float" office:value="-0.563451">
                <text:p>-0.563451</text:p>
              </table:table-cell>
              <table:table-cell office:value-type="float" office:value="1.70112">
                <text:p>1.70112</text:p>
              </table:table-cell>
              <table:table-cell office:value-type="float" office:value="0.0499669">
                <text:p>0.0499669</text:p>
              </table:table-cell>
              <table:table-cell office:value-type="float" office:value="0.482277">
                <text:p>0.482277</text:p>
              </table:table-cell>
              <table:table-cell office:value-type="float" office:value="-0.388564">
                <text:p>-0.3885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437548">
                <text:p>0.437548</text:p>
              </table:table-cell>
              <table:table-cell office:value-type="float" office:value="-0.684904">
                <text:p>-0.684904</text:p>
              </table:table-cell>
              <table:table-cell office:value-type="float" office:value="-0.572103">
                <text:p>-0.572103</text:p>
              </table:table-cell>
              <table:table-cell office:value-type="float" office:value="1.69781">
                <text:p>1.69781</text:p>
              </table:table-cell>
              <table:table-cell office:value-type="float" office:value="0.050339">
                <text:p>0.050339</text:p>
              </table:table-cell>
              <table:table-cell office:value-type="float" office:value="0.484315">
                <text:p>0.484315</text:p>
              </table:table-cell>
              <table:table-cell office:value-type="float" office:value="-0.394237">
                <text:p>-0.3942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444422">
                <text:p>0.444422</text:p>
              </table:table-cell>
              <table:table-cell office:value-type="float" office:value="-0.686005">
                <text:p>-0.686005</text:p>
              </table:table-cell>
              <table:table-cell office:value-type="float" office:value="-0.580716">
                <text:p>-0.580716</text:p>
              </table:table-cell>
              <table:table-cell office:value-type="float" office:value="1.69445">
                <text:p>1.69445</text:p>
              </table:table-cell>
              <table:table-cell office:value-type="float" office:value="0.0506909">
                <text:p>0.0506909</text:p>
              </table:table-cell>
              <table:table-cell office:value-type="float" office:value="0.486383">
                <text:p>0.486383</text:p>
              </table:table-cell>
              <table:table-cell office:value-type="float" office:value="-0.39987">
                <text:p>-0.399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451282">
                <text:p>0.451282</text:p>
              </table:table-cell>
              <table:table-cell office:value-type="float" office:value="-0.68712">
                <text:p>-0.68712</text:p>
              </table:table-cell>
              <table:table-cell office:value-type="float" office:value="-0.589291">
                <text:p>-0.589291</text:p>
              </table:table-cell>
              <table:table-cell office:value-type="float" office:value="1.69103">
                <text:p>1.69103</text:p>
              </table:table-cell>
              <table:table-cell office:value-type="float" office:value="0.0510223">
                <text:p>0.0510223</text:p>
              </table:table-cell>
              <table:table-cell office:value-type="float" office:value="0.488482">
                <text:p>0.488482</text:p>
              </table:table-cell>
              <table:table-cell office:value-type="float" office:value="-0.405463">
                <text:p>-0.4054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458127">
                <text:p>0.458127</text:p>
              </table:table-cell>
              <table:table-cell office:value-type="float" office:value="-0.688247">
                <text:p>-0.688247</text:p>
              </table:table-cell>
              <table:table-cell office:value-type="float" office:value="-0.597826">
                <text:p>-0.597826</text:p>
              </table:table-cell>
              <table:table-cell office:value-type="float" office:value="1.68757">
                <text:p>1.68757</text:p>
              </table:table-cell>
              <table:table-cell office:value-type="float" office:value="0.0513332">
                <text:p>0.0513332</text:p>
              </table:table-cell>
              <table:table-cell office:value-type="float" office:value="0.49061">
                <text:p>0.49061</text:p>
              </table:table-cell>
              <table:table-cell office:value-type="float" office:value="-0.411017">
                <text:p>-0.4110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464958">
                <text:p>0.464958</text:p>
              </table:table-cell>
              <table:table-cell office:value-type="float" office:value="-0.689387">
                <text:p>-0.689387</text:p>
              </table:table-cell>
              <table:table-cell office:value-type="float" office:value="-0.606323">
                <text:p>-0.606323</text:p>
              </table:table-cell>
              <table:table-cell office:value-type="float" office:value="1.68404">
                <text:p>1.68404</text:p>
              </table:table-cell>
              <table:table-cell office:value-type="float" office:value="0.0516237">
                <text:p>0.0516237</text:p>
              </table:table-cell>
              <table:table-cell office:value-type="float" office:value="0.492767">
                <text:p>0.492767</text:p>
              </table:table-cell>
              <table:table-cell office:value-type="float" office:value="-0.41653">
                <text:p>-0.416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471776">
                <text:p>0.471776</text:p>
              </table:table-cell>
              <table:table-cell office:value-type="float" office:value="-0.690539">
                <text:p>-0.690539</text:p>
              </table:table-cell>
              <table:table-cell office:value-type="float" office:value="-0.61478">
                <text:p>-0.61478</text:p>
              </table:table-cell>
              <table:table-cell office:value-type="float" office:value="1.68047">
                <text:p>1.68047</text:p>
              </table:table-cell>
              <table:table-cell office:value-type="float" office:value="0.0518935">
                <text:p>0.0518935</text:p>
              </table:table-cell>
              <table:table-cell office:value-type="float" office:value="0.494955">
                <text:p>0.494955</text:p>
              </table:table-cell>
              <table:table-cell office:value-type="float" office:value="-0.422003">
                <text:p>-0.4220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478579">
                <text:p>0.478579</text:p>
              </table:table-cell>
              <table:table-cell office:value-type="float" office:value="-0.691703">
                <text:p>-0.691703</text:p>
              </table:table-cell>
              <table:table-cell office:value-type="float" office:value="-0.623198">
                <text:p>-0.623198</text:p>
              </table:table-cell>
              <table:table-cell office:value-type="float" office:value="1.67684">
                <text:p>1.67684</text:p>
              </table:table-cell>
              <table:table-cell office:value-type="float" office:value="0.0521426">
                <text:p>0.0521426</text:p>
              </table:table-cell>
              <table:table-cell office:value-type="float" office:value="0.497172">
                <text:p>0.497172</text:p>
              </table:table-cell>
              <table:table-cell office:value-type="float" office:value="-0.427437">
                <text:p>-0.4274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485369">
                <text:p>0.485369</text:p>
              </table:table-cell>
              <table:table-cell office:value-type="float" office:value="-0.69288">
                <text:p>-0.69288</text:p>
              </table:table-cell>
              <table:table-cell office:value-type="float" office:value="-0.631577">
                <text:p>-0.631577</text:p>
              </table:table-cell>
              <table:table-cell office:value-type="float" office:value="1.67316">
                <text:p>1.67316</text:p>
              </table:table-cell>
              <table:table-cell office:value-type="float" office:value="0.052371">
                <text:p>0.052371</text:p>
              </table:table-cell>
              <table:table-cell office:value-type="float" office:value="0.499418">
                <text:p>0.499418</text:p>
              </table:table-cell>
              <table:table-cell office:value-type="float" office:value="-0.432829">
                <text:p>-0.4328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492146">
                <text:p>0.492146</text:p>
              </table:table-cell>
              <table:table-cell office:value-type="float" office:value="-0.694068">
                <text:p>-0.694068</text:p>
              </table:table-cell>
              <table:table-cell office:value-type="float" office:value="-0.639916">
                <text:p>-0.639916</text:p>
              </table:table-cell>
              <table:table-cell office:value-type="float" office:value="1.66942">
                <text:p>1.66942</text:p>
              </table:table-cell>
              <table:table-cell office:value-type="float" office:value="0.0525787">
                <text:p>0.0525787</text:p>
              </table:table-cell>
              <table:table-cell office:value-type="float" office:value="0.501693">
                <text:p>0.501693</text:p>
              </table:table-cell>
              <table:table-cell office:value-type="float" office:value="-0.438181">
                <text:p>-0.4381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498909">
                <text:p>0.498909</text:p>
              </table:table-cell>
              <table:table-cell office:value-type="float" office:value="-0.695268">
                <text:p>-0.695268</text:p>
              </table:table-cell>
              <table:table-cell office:value-type="float" office:value="-0.648215">
                <text:p>-0.648215</text:p>
              </table:table-cell>
              <table:table-cell office:value-type="float" office:value="1.66564">
                <text:p>1.66564</text:p>
              </table:table-cell>
              <table:table-cell office:value-type="float" office:value="0.0527656">
                <text:p>0.0527656</text:p>
              </table:table-cell>
              <table:table-cell office:value-type="float" office:value="0.503998">
                <text:p>0.503998</text:p>
              </table:table-cell>
              <table:table-cell office:value-type="float" office:value="-0.443493">
                <text:p>-0.4434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50566">
                <text:p>0.50566</text:p>
              </table:table-cell>
              <table:table-cell office:value-type="float" office:value="-0.69648">
                <text:p>-0.69648</text:p>
              </table:table-cell>
              <table:table-cell office:value-type="float" office:value="-0.656474">
                <text:p>-0.656474</text:p>
              </table:table-cell>
              <table:table-cell office:value-type="float" office:value="1.66179">
                <text:p>1.66179</text:p>
              </table:table-cell>
              <table:table-cell office:value-type="float" office:value="0.0529316">
                <text:p>0.0529316</text:p>
              </table:table-cell>
              <table:table-cell office:value-type="float" office:value="0.506332">
                <text:p>0.506332</text:p>
              </table:table-cell>
              <table:table-cell office:value-type="float" office:value="-0.448764">
                <text:p>-0.4487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512397">
                <text:p>0.512397</text:p>
              </table:table-cell>
              <table:table-cell office:value-type="float" office:value="-0.697703">
                <text:p>-0.697703</text:p>
              </table:table-cell>
              <table:table-cell office:value-type="float" office:value="-0.664693">
                <text:p>-0.664693</text:p>
              </table:table-cell>
              <table:table-cell office:value-type="float" office:value="1.6579">
                <text:p>1.6579</text:p>
              </table:table-cell>
              <table:table-cell office:value-type="float" office:value="0.0530767">
                <text:p>0.0530767</text:p>
              </table:table-cell>
              <table:table-cell office:value-type="float" office:value="0.508694">
                <text:p>0.508694</text:p>
              </table:table-cell>
              <table:table-cell office:value-type="float" office:value="-0.453994">
                <text:p>-0.4539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519123">
                <text:p>0.519123</text:p>
              </table:table-cell>
              <table:table-cell office:value-type="float" office:value="-0.698937">
                <text:p>-0.698937</text:p>
              </table:table-cell>
              <table:table-cell office:value-type="float" office:value="-0.672873">
                <text:p>-0.672873</text:p>
              </table:table-cell>
              <table:table-cell office:value-type="float" office:value="1.65395">
                <text:p>1.65395</text:p>
              </table:table-cell>
              <table:table-cell office:value-type="float" office:value="0.053201">
                <text:p>0.053201</text:p>
              </table:table-cell>
              <table:table-cell office:value-type="float" office:value="0.511085">
                <text:p>0.511085</text:p>
              </table:table-cell>
              <table:table-cell office:value-type="float" office:value="-0.459183">
                <text:p>-0.4591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525836">
                <text:p>0.525836</text:p>
              </table:table-cell>
              <table:table-cell office:value-type="float" office:value="-0.700183">
                <text:p>-0.700183</text:p>
              </table:table-cell>
              <table:table-cell office:value-type="float" office:value="-0.681012">
                <text:p>-0.681012</text:p>
              </table:table-cell>
              <table:table-cell office:value-type="float" office:value="1.64995">
                <text:p>1.64995</text:p>
              </table:table-cell>
              <table:table-cell office:value-type="float" office:value="0.0533043">
                <text:p>0.0533043</text:p>
              </table:table-cell>
              <table:table-cell office:value-type="float" office:value="0.513505">
                <text:p>0.513505</text:p>
              </table:table-cell>
              <table:table-cell office:value-type="float" office:value="-0.464332">
                <text:p>-0.4643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532538">
                <text:p>0.532538</text:p>
              </table:table-cell>
              <table:table-cell office:value-type="float" office:value="-0.701439">
                <text:p>-0.701439</text:p>
              </table:table-cell>
              <table:table-cell office:value-type="float" office:value="-0.689111">
                <text:p>-0.689111</text:p>
              </table:table-cell>
              <table:table-cell office:value-type="float" office:value="1.6459">
                <text:p>1.6459</text:p>
              </table:table-cell>
              <table:table-cell office:value-type="float" office:value="0.0533866">
                <text:p>0.0533866</text:p>
              </table:table-cell>
              <table:table-cell office:value-type="float" office:value="0.515954">
                <text:p>0.515954</text:p>
              </table:table-cell>
              <table:table-cell office:value-type="float" office:value="-0.469439">
                <text:p>-0.4694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539228">
                <text:p>0.539228</text:p>
              </table:table-cell>
              <table:table-cell office:value-type="float" office:value="-0.702707">
                <text:p>-0.702707</text:p>
              </table:table-cell>
              <table:table-cell office:value-type="float" office:value="-0.69717">
                <text:p>-0.69717</text:p>
              </table:table-cell>
              <table:table-cell office:value-type="float" office:value="1.64179">
                <text:p>1.64179</text:p>
              </table:table-cell>
              <table:table-cell office:value-type="float" office:value="0.0534481">
                <text:p>0.0534481</text:p>
              </table:table-cell>
              <table:table-cell office:value-type="float" office:value="0.518431">
                <text:p>0.518431</text:p>
              </table:table-cell>
              <table:table-cell office:value-type="float" office:value="-0.474506">
                <text:p>-0.4745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545906">
                <text:p>0.545906</text:p>
              </table:table-cell>
              <table:table-cell office:value-type="float" office:value="-0.703985">
                <text:p>-0.703985</text:p>
              </table:table-cell>
              <table:table-cell office:value-type="float" office:value="-0.705188">
                <text:p>-0.705188</text:p>
              </table:table-cell>
              <table:table-cell office:value-type="float" office:value="1.63763">
                <text:p>1.63763</text:p>
              </table:table-cell>
              <table:table-cell office:value-type="float" office:value="0.0534885">
                <text:p>0.0534885</text:p>
              </table:table-cell>
              <table:table-cell office:value-type="float" office:value="0.520937">
                <text:p>0.520937</text:p>
              </table:table-cell>
              <table:table-cell office:value-type="float" office:value="-0.479531">
                <text:p>-0.4795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552574">
                <text:p>0.552574</text:p>
              </table:table-cell>
              <table:table-cell office:value-type="float" office:value="-0.705274">
                <text:p>-0.705274</text:p>
              </table:table-cell>
              <table:table-cell office:value-type="float" office:value="-0.713166">
                <text:p>-0.713166</text:p>
              </table:table-cell>
              <table:table-cell office:value-type="float" office:value="1.63341">
                <text:p>1.63341</text:p>
              </table:table-cell>
              <table:table-cell office:value-type="float" office:value="0.053508">
                <text:p>0.053508</text:p>
              </table:table-cell>
              <table:table-cell office:value-type="float" office:value="0.52347">
                <text:p>0.52347</text:p>
              </table:table-cell>
              <table:table-cell office:value-type="float" office:value="-0.484516">
                <text:p>-0.4845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559231">
                <text:p>0.559231</text:p>
              </table:table-cell>
              <table:table-cell office:value-type="float" office:value="-0.706573">
                <text:p>-0.706573</text:p>
              </table:table-cell>
              <table:table-cell office:value-type="float" office:value="-0.721104">
                <text:p>-0.721104</text:p>
              </table:table-cell>
              <table:table-cell office:value-type="float" office:value="1.62915">
                <text:p>1.62915</text:p>
              </table:table-cell>
              <table:table-cell office:value-type="float" office:value="0.0535065">
                <text:p>0.0535065</text:p>
              </table:table-cell>
              <table:table-cell office:value-type="float" office:value="0.526032">
                <text:p>0.526032</text:p>
              </table:table-cell>
              <table:table-cell office:value-type="float" office:value="-0.48946">
                <text:p>-0.489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565877">
                <text:p>0.565877</text:p>
              </table:table-cell>
              <table:table-cell office:value-type="float" office:value="-0.707883">
                <text:p>-0.707883</text:p>
              </table:table-cell>
              <table:table-cell office:value-type="float" office:value="-0.729002">
                <text:p>-0.729002</text:p>
              </table:table-cell>
              <table:table-cell office:value-type="float" office:value="1.62483">
                <text:p>1.62483</text:p>
              </table:table-cell>
              <table:table-cell office:value-type="float" office:value="0.0534841">
                <text:p>0.0534841</text:p>
              </table:table-cell>
              <table:table-cell office:value-type="float" office:value="0.528623">
                <text:p>0.528623</text:p>
              </table:table-cell>
              <table:table-cell office:value-type="float" office:value="-0.494363">
                <text:p>-0.4943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572514">
                <text:p>0.572514</text:p>
              </table:table-cell>
              <table:table-cell office:value-type="float" office:value="-0.709203">
                <text:p>-0.709203</text:p>
              </table:table-cell>
              <table:table-cell office:value-type="float" office:value="-0.736859">
                <text:p>-0.736859</text:p>
              </table:table-cell>
              <table:table-cell office:value-type="float" office:value="1.62045">
                <text:p>1.62045</text:p>
              </table:table-cell>
              <table:table-cell office:value-type="float" office:value="0.0534407">
                <text:p>0.0534407</text:p>
              </table:table-cell>
              <table:table-cell office:value-type="float" office:value="0.531241">
                <text:p>0.531241</text:p>
              </table:table-cell>
              <table:table-cell office:value-type="float" office:value="-0.499225">
                <text:p>-0.4992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57914">
                <text:p>0.57914</text:p>
              </table:table-cell>
              <table:table-cell office:value-type="float" office:value="-0.710533">
                <text:p>-0.710533</text:p>
              </table:table-cell>
              <table:table-cell office:value-type="float" office:value="-0.744676">
                <text:p>-0.744676</text:p>
              </table:table-cell>
              <table:table-cell office:value-type="float" office:value="1.61603">
                <text:p>1.61603</text:p>
              </table:table-cell>
              <table:table-cell office:value-type="float" office:value="0.0533763">
                <text:p>0.0533763</text:p>
              </table:table-cell>
              <table:table-cell office:value-type="float" office:value="0.533887">
                <text:p>0.533887</text:p>
              </table:table-cell>
              <table:table-cell office:value-type="float" office:value="-0.504046">
                <text:p>-0.5040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585757">
                <text:p>0.585757</text:p>
              </table:table-cell>
              <table:table-cell office:value-type="float" office:value="-0.711873">
                <text:p>-0.711873</text:p>
              </table:table-cell>
              <table:table-cell office:value-type="float" office:value="-0.752453">
                <text:p>-0.752453</text:p>
              </table:table-cell>
              <table:table-cell office:value-type="float" office:value="1.61154">
                <text:p>1.61154</text:p>
              </table:table-cell>
              <table:table-cell office:value-type="float" office:value="0.053291">
                <text:p>0.053291</text:p>
              </table:table-cell>
              <table:table-cell office:value-type="float" office:value="0.536561">
                <text:p>0.536561</text:p>
              </table:table-cell>
              <table:table-cell office:value-type="float" office:value="-0.508827">
                <text:p>-0.5088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592365">
                <text:p>0.592365</text:p>
              </table:table-cell>
              <table:table-cell office:value-type="float" office:value="-0.713223">
                <text:p>-0.713223</text:p>
              </table:table-cell>
              <table:table-cell office:value-type="float" office:value="-0.760189">
                <text:p>-0.760189</text:p>
              </table:table-cell>
              <table:table-cell office:value-type="float" office:value="1.60701">
                <text:p>1.60701</text:p>
              </table:table-cell>
              <table:table-cell office:value-type="float" office:value="0.0531848">
                <text:p>0.0531848</text:p>
              </table:table-cell>
              <table:table-cell office:value-type="float" office:value="0.539263">
                <text:p>0.539263</text:p>
              </table:table-cell>
              <table:table-cell office:value-type="float" office:value="-0.513566">
                <text:p>-0.5135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598964">
                <text:p>0.598964</text:p>
              </table:table-cell>
              <table:table-cell office:value-type="float" office:value="-0.714583">
                <text:p>-0.714583</text:p>
              </table:table-cell>
              <table:table-cell office:value-type="float" office:value="-0.767885">
                <text:p>-0.767885</text:p>
              </table:table-cell>
              <table:table-cell office:value-type="float" office:value="1.60242">
                <text:p>1.60242</text:p>
              </table:table-cell>
              <table:table-cell office:value-type="float" office:value="0.0530577">
                <text:p>0.0530577</text:p>
              </table:table-cell>
              <table:table-cell office:value-type="float" office:value="0.541993">
                <text:p>0.541993</text:p>
              </table:table-cell>
              <table:table-cell office:value-type="float" office:value="-0.518265">
                <text:p>-0.5182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605554">
                <text:p>0.605554</text:p>
              </table:table-cell>
              <table:table-cell office:value-type="float" office:value="-0.715952">
                <text:p>-0.715952</text:p>
              </table:table-cell>
              <table:table-cell office:value-type="float" office:value="-0.77554">
                <text:p>-0.77554</text:p>
              </table:table-cell>
              <table:table-cell office:value-type="float" office:value="1.59778">
                <text:p>1.59778</text:p>
              </table:table-cell>
              <table:table-cell office:value-type="float" office:value="0.0529096">
                <text:p>0.0529096</text:p>
              </table:table-cell>
              <table:table-cell office:value-type="float" office:value="0.544751">
                <text:p>0.544751</text:p>
              </table:table-cell>
              <table:table-cell office:value-type="float" office:value="-0.522924">
                <text:p>-0.5229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612137">
                <text:p>0.612137</text:p>
              </table:table-cell>
              <table:table-cell office:value-type="float" office:value="-0.717331">
                <text:p>-0.717331</text:p>
              </table:table-cell>
              <table:table-cell office:value-type="float" office:value="-0.783155">
                <text:p>-0.783155</text:p>
              </table:table-cell>
              <table:table-cell office:value-type="float" office:value="1.59309">
                <text:p>1.59309</text:p>
              </table:table-cell>
              <table:table-cell office:value-type="float" office:value="0.0527408">
                <text:p>0.0527408</text:p>
              </table:table-cell>
              <table:table-cell office:value-type="float" office:value="0.547536">
                <text:p>0.547536</text:p>
              </table:table-cell>
              <table:table-cell office:value-type="float" office:value="-0.527542">
                <text:p>-0.5275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618711">
                <text:p>0.618711</text:p>
              </table:table-cell>
              <table:table-cell office:value-type="float" office:value="-0.71872">
                <text:p>-0.71872</text:p>
              </table:table-cell>
              <table:table-cell office:value-type="float" office:value="-0.79073">
                <text:p>-0.79073</text:p>
              </table:table-cell>
              <table:table-cell office:value-type="float" office:value="1.58834">
                <text:p>1.58834</text:p>
              </table:table-cell>
              <table:table-cell office:value-type="float" office:value="0.0525511">
                <text:p>0.0525511</text:p>
              </table:table-cell>
              <table:table-cell office:value-type="float" office:value="0.550349">
                <text:p>0.550349</text:p>
              </table:table-cell>
              <table:table-cell office:value-type="float" office:value="-0.53212">
                <text:p>-0.532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625278">
                <text:p>0.625278</text:p>
              </table:table-cell>
              <table:table-cell office:value-type="float" office:value="-0.720118">
                <text:p>-0.720118</text:p>
              </table:table-cell>
              <table:table-cell office:value-type="float" office:value="-0.798264">
                <text:p>-0.798264</text:p>
              </table:table-cell>
              <table:table-cell office:value-type="float" office:value="1.58353">
                <text:p>1.58353</text:p>
              </table:table-cell>
              <table:table-cell office:value-type="float" office:value="0.0523405">
                <text:p>0.0523405</text:p>
              </table:table-cell>
              <table:table-cell office:value-type="float" office:value="0.55319">
                <text:p>0.55319</text:p>
              </table:table-cell>
              <table:table-cell office:value-type="float" office:value="-0.536657">
                <text:p>-0.5366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631838">
                <text:p>0.631838</text:p>
              </table:table-cell>
              <table:table-cell office:value-type="float" office:value="-0.721526">
                <text:p>-0.721526</text:p>
              </table:table-cell>
              <table:table-cell office:value-type="float" office:value="-0.805759">
                <text:p>-0.805759</text:p>
              </table:table-cell>
              <table:table-cell office:value-type="float" office:value="1.57868">
                <text:p>1.57868</text:p>
              </table:table-cell>
              <table:table-cell office:value-type="float" office:value="0.0521093">
                <text:p>0.0521093</text:p>
              </table:table-cell>
              <table:table-cell office:value-type="float" office:value="0.556058">
                <text:p>0.556058</text:p>
              </table:table-cell>
              <table:table-cell office:value-type="float" office:value="-0.541155">
                <text:p>-0.5411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638391">
                <text:p>0.638391</text:p>
              </table:table-cell>
              <table:table-cell office:value-type="float" office:value="-0.722943">
                <text:p>-0.722943</text:p>
              </table:table-cell>
              <table:table-cell office:value-type="float" office:value="-0.813213">
                <text:p>-0.813213</text:p>
              </table:table-cell>
              <table:table-cell office:value-type="float" office:value="1.57376">
                <text:p>1.57376</text:p>
              </table:table-cell>
              <table:table-cell office:value-type="float" office:value="0.0518572">
                <text:p>0.0518572</text:p>
              </table:table-cell>
              <table:table-cell office:value-type="float" office:value="0.558954">
                <text:p>0.558954</text:p>
              </table:table-cell>
              <table:table-cell office:value-type="float" office:value="-0.545612">
                <text:p>-0.5456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644938">
                <text:p>0.644938</text:p>
              </table:table-cell>
              <table:table-cell office:value-type="float" office:value="-0.724369">
                <text:p>-0.724369</text:p>
              </table:table-cell>
              <table:table-cell office:value-type="float" office:value="-0.820627">
                <text:p>-0.820627</text:p>
              </table:table-cell>
              <table:table-cell office:value-type="float" office:value="1.5688">
                <text:p>1.5688</text:p>
              </table:table-cell>
              <table:table-cell office:value-type="float" office:value="0.0515845">
                <text:p>0.0515845</text:p>
              </table:table-cell>
              <table:table-cell office:value-type="float" office:value="0.561877">
                <text:p>0.561877</text:p>
              </table:table-cell>
              <table:table-cell office:value-type="float" office:value="-0.55003">
                <text:p>-0.550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651479">
                <text:p>0.651479</text:p>
              </table:table-cell>
              <table:table-cell office:value-type="float" office:value="-0.725804">
                <text:p>-0.725804</text:p>
              </table:table-cell>
              <table:table-cell office:value-type="float" office:value="-0.828">
                <text:p>-0.828</text:p>
              </table:table-cell>
              <table:table-cell office:value-type="float" office:value="1.56378">
                <text:p>1.56378</text:p>
              </table:table-cell>
              <table:table-cell office:value-type="float" office:value="0.0512911">
                <text:p>0.0512911</text:p>
              </table:table-cell>
              <table:table-cell office:value-type="float" office:value="0.564827">
                <text:p>0.564827</text:p>
              </table:table-cell>
              <table:table-cell office:value-type="float" office:value="-0.554408">
                <text:p>-0.5544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658014">
                <text:p>0.658014</text:p>
              </table:table-cell>
              <table:table-cell office:value-type="float" office:value="-0.727249">
                <text:p>-0.727249</text:p>
              </table:table-cell>
              <table:table-cell office:value-type="float" office:value="-0.835334">
                <text:p>-0.835334</text:p>
              </table:table-cell>
              <table:table-cell office:value-type="float" office:value="1.55871">
                <text:p>1.55871</text:p>
              </table:table-cell>
              <table:table-cell office:value-type="float" office:value="0.050977">
                <text:p>0.050977</text:p>
              </table:table-cell>
              <table:table-cell office:value-type="float" office:value="0.567806">
                <text:p>0.567806</text:p>
              </table:table-cell>
              <table:table-cell office:value-type="float" office:value="-0.558746">
                <text:p>-0.5587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664544">
                <text:p>0.664544</text:p>
              </table:table-cell>
              <table:table-cell office:value-type="float" office:value="-0.728702">
                <text:p>-0.728702</text:p>
              </table:table-cell>
              <table:table-cell office:value-type="float" office:value="-0.842627">
                <text:p>-0.842627</text:p>
              </table:table-cell>
              <table:table-cell office:value-type="float" office:value="1.55358">
                <text:p>1.55358</text:p>
              </table:table-cell>
              <table:table-cell office:value-type="float" office:value="0.0506424">
                <text:p>0.0506424</text:p>
              </table:table-cell>
              <table:table-cell office:value-type="float" office:value="0.570811">
                <text:p>0.570811</text:p>
              </table:table-cell>
              <table:table-cell office:value-type="float" office:value="-0.563045">
                <text:p>-0.5630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671069">
                <text:p>0.671069</text:p>
              </table:table-cell>
              <table:table-cell office:value-type="float" office:value="-0.730164">
                <text:p>-0.730164</text:p>
              </table:table-cell>
              <table:table-cell office:value-type="float" office:value="-0.849881">
                <text:p>-0.849881</text:p>
              </table:table-cell>
              <table:table-cell office:value-type="float" office:value="1.54839">
                <text:p>1.54839</text:p>
              </table:table-cell>
              <table:table-cell office:value-type="float" office:value="0.0502872">
                <text:p>0.0502872</text:p>
              </table:table-cell>
              <table:table-cell office:value-type="float" office:value="0.573844">
                <text:p>0.573844</text:p>
              </table:table-cell>
              <table:table-cell office:value-type="float" office:value="-0.567305">
                <text:p>-0.5673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677589">
                <text:p>0.677589</text:p>
              </table:table-cell>
              <table:table-cell office:value-type="float" office:value="-0.731635">
                <text:p>-0.731635</text:p>
              </table:table-cell>
              <table:table-cell office:value-type="float" office:value="-0.857095">
                <text:p>-0.857095</text:p>
              </table:table-cell>
              <table:table-cell office:value-type="float" office:value="1.54315">
                <text:p>1.54315</text:p>
              </table:table-cell>
              <table:table-cell office:value-type="float" office:value="0.0499116">
                <text:p>0.0499116</text:p>
              </table:table-cell>
              <table:table-cell office:value-type="float" office:value="0.576905">
                <text:p>0.576905</text:p>
              </table:table-cell>
              <table:table-cell office:value-type="float" office:value="-0.571525">
                <text:p>-0.5715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684105">
                <text:p>0.684105</text:p>
              </table:table-cell>
              <table:table-cell office:value-type="float" office:value="-0.733115">
                <text:p>-0.733115</text:p>
              </table:table-cell>
              <table:table-cell office:value-type="float" office:value="-0.864268">
                <text:p>-0.864268</text:p>
              </table:table-cell>
              <table:table-cell office:value-type="float" office:value="1.53786">
                <text:p>1.53786</text:p>
              </table:table-cell>
              <table:table-cell office:value-type="float" office:value="0.0495154">
                <text:p>0.0495154</text:p>
              </table:table-cell>
              <table:table-cell office:value-type="float" office:value="0.579993">
                <text:p>0.579993</text:p>
              </table:table-cell>
              <table:table-cell office:value-type="float" office:value="-0.575707">
                <text:p>-0.5757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690617">
                <text:p>0.690617</text:p>
              </table:table-cell>
              <table:table-cell office:value-type="float" office:value="-0.734604">
                <text:p>-0.734604</text:p>
              </table:table-cell>
              <table:table-cell office:value-type="float" office:value="-0.871402">
                <text:p>-0.871402</text:p>
              </table:table-cell>
              <table:table-cell office:value-type="float" office:value="1.53251">
                <text:p>1.53251</text:p>
              </table:table-cell>
              <table:table-cell office:value-type="float" office:value="0.0490989">
                <text:p>0.0490989</text:p>
              </table:table-cell>
              <table:table-cell office:value-type="float" office:value="0.583108">
                <text:p>0.583108</text:p>
              </table:table-cell>
              <table:table-cell office:value-type="float" office:value="-0.57985">
                <text:p>-0.579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697127">
                <text:p>0.697127</text:p>
              </table:table-cell>
              <table:table-cell office:value-type="float" office:value="-0.736101">
                <text:p>-0.736101</text:p>
              </table:table-cell>
              <table:table-cell office:value-type="float" office:value="-0.878497">
                <text:p>-0.878497</text:p>
              </table:table-cell>
              <table:table-cell office:value-type="float" office:value="1.52711">
                <text:p>1.52711</text:p>
              </table:table-cell>
              <table:table-cell office:value-type="float" office:value="0.0486619">
                <text:p>0.0486619</text:p>
              </table:table-cell>
              <table:table-cell office:value-type="float" office:value="0.586251">
                <text:p>0.586251</text:p>
              </table:table-cell>
              <table:table-cell office:value-type="float" office:value="-0.583955">
                <text:p>-0.5839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703633">
                <text:p>0.703633</text:p>
              </table:table-cell>
              <table:table-cell office:value-type="float" office:value="-0.737607">
                <text:p>-0.737607</text:p>
              </table:table-cell>
              <table:table-cell office:value-type="float" office:value="-0.885551">
                <text:p>-0.885551</text:p>
              </table:table-cell>
              <table:table-cell office:value-type="float" office:value="1.52165">
                <text:p>1.52165</text:p>
              </table:table-cell>
              <table:table-cell office:value-type="float" office:value="0.0482047">
                <text:p>0.0482047</text:p>
              </table:table-cell>
              <table:table-cell office:value-type="float" office:value="0.589422">
                <text:p>0.589422</text:p>
              </table:table-cell>
              <table:table-cell office:value-type="float" office:value="-0.588021">
                <text:p>-0.5880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704294">
                <text:p>0.704294</text:p>
              </table:table-cell>
              <table:table-cell office:value-type="float" office:value="-0.738666">
                <text:p>-0.738666</text:p>
              </table:table-cell>
              <table:table-cell office:value-type="float" office:value="-0.884191">
                <text:p>-0.884191</text:p>
              </table:table-cell>
              <table:table-cell office:value-type="float" office:value="1.5223">
                <text:p>1.5223</text:p>
              </table:table-cell>
              <table:table-cell office:value-type="float" office:value="0.0443572">
                <text:p>0.0443572</text:p>
              </table:table-cell>
              <table:table-cell office:value-type="float" office:value="0.58901">
                <text:p>0.58901</text:p>
              </table:table-cell>
              <table:table-cell office:value-type="float" office:value="-0.594823">
                <text:p>-0.5948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704943">
                <text:p>0.704943</text:p>
              </table:table-cell>
              <table:table-cell office:value-type="float" office:value="-0.739774">
                <text:p>-0.739774</text:p>
              </table:table-cell>
              <table:table-cell office:value-type="float" office:value="-0.882834">
                <text:p>-0.882834</text:p>
              </table:table-cell>
              <table:table-cell office:value-type="float" office:value="1.52305">
                <text:p>1.52305</text:p>
              </table:table-cell>
              <table:table-cell office:value-type="float" office:value="0.0404996">
                <text:p>0.0404996</text:p>
              </table:table-cell>
              <table:table-cell office:value-type="float" office:value="0.588546">
                <text:p>0.588546</text:p>
              </table:table-cell>
              <table:table-cell office:value-type="float" office:value="-0.601652">
                <text:p>-0.6016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705592">
                <text:p>0.705592</text:p>
              </table:table-cell>
              <table:table-cell office:value-type="float" office:value="-0.740885">
                <text:p>-0.740885</text:p>
              </table:table-cell>
              <table:table-cell office:value-type="float" office:value="-0.881481">
                <text:p>-0.881481</text:p>
              </table:table-cell>
              <table:table-cell office:value-type="float" office:value="1.5238">
                <text:p>1.5238</text:p>
              </table:table-cell>
              <table:table-cell office:value-type="float" office:value="0.0366396">
                <text:p>0.0366396</text:p>
              </table:table-cell>
              <table:table-cell office:value-type="float" office:value="0.588082">
                <text:p>0.588082</text:p>
              </table:table-cell>
              <table:table-cell office:value-type="float" office:value="-0.60848">
                <text:p>-0.608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706243">
                <text:p>0.706243</text:p>
              </table:table-cell>
              <table:table-cell office:value-type="float" office:value="-0.742">
                <text:p>-0.742</text:p>
              </table:table-cell>
              <table:table-cell office:value-type="float" office:value="-0.880131">
                <text:p>-0.880131</text:p>
              </table:table-cell>
              <table:table-cell office:value-type="float" office:value="1.52457">
                <text:p>1.52457</text:p>
              </table:table-cell>
              <table:table-cell office:value-type="float" office:value="0.0327771">
                <text:p>0.0327771</text:p>
              </table:table-cell>
              <table:table-cell office:value-type="float" office:value="0.587618">
                <text:p>0.587618</text:p>
              </table:table-cell>
              <table:table-cell office:value-type="float" office:value="-0.615308">
                <text:p>-0.6153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706894">
                <text:p>0.706894</text:p>
              </table:table-cell>
              <table:table-cell office:value-type="float" office:value="-0.743117">
                <text:p>-0.743117</text:p>
              </table:table-cell>
              <table:table-cell office:value-type="float" office:value="-0.878784">
                <text:p>-0.878784</text:p>
              </table:table-cell>
              <table:table-cell office:value-type="float" office:value="1.52535">
                <text:p>1.52535</text:p>
              </table:table-cell>
              <table:table-cell office:value-type="float" office:value="0.0289123">
                <text:p>0.0289123</text:p>
              </table:table-cell>
              <table:table-cell office:value-type="float" office:value="0.587154">
                <text:p>0.587154</text:p>
              </table:table-cell>
              <table:table-cell office:value-type="float" office:value="-0.622136">
                <text:p>-0.6221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707547">
                <text:p>0.707547</text:p>
              </table:table-cell>
              <table:table-cell office:value-type="float" office:value="-0.744239">
                <text:p>-0.744239</text:p>
              </table:table-cell>
              <table:table-cell office:value-type="float" office:value="-0.877441">
                <text:p>-0.877441</text:p>
              </table:table-cell>
              <table:table-cell office:value-type="float" office:value="1.52614">
                <text:p>1.52614</text:p>
              </table:table-cell>
              <table:table-cell office:value-type="float" office:value="0.0250451">
                <text:p>0.0250451</text:p>
              </table:table-cell>
              <table:table-cell office:value-type="float" office:value="0.586689">
                <text:p>0.586689</text:p>
              </table:table-cell>
              <table:table-cell office:value-type="float" office:value="-0.628963">
                <text:p>-0.6289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7082">
                <text:p>0.7082</text:p>
              </table:table-cell>
              <table:table-cell office:value-type="float" office:value="-0.745364">
                <text:p>-0.745364</text:p>
              </table:table-cell>
              <table:table-cell office:value-type="float" office:value="-0.876102">
                <text:p>-0.876102</text:p>
              </table:table-cell>
              <table:table-cell office:value-type="float" office:value="1.52693">
                <text:p>1.52693</text:p>
              </table:table-cell>
              <table:table-cell office:value-type="float" office:value="0.0211756">
                <text:p>0.0211756</text:p>
              </table:table-cell>
              <table:table-cell office:value-type="float" office:value="0.586225">
                <text:p>0.586225</text:p>
              </table:table-cell>
              <table:table-cell office:value-type="float" office:value="-0.63579">
                <text:p>-0.635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708854">
                <text:p>0.708854</text:p>
              </table:table-cell>
              <table:table-cell office:value-type="float" office:value="-0.746492">
                <text:p>-0.746492</text:p>
              </table:table-cell>
              <table:table-cell office:value-type="float" office:value="-0.874766">
                <text:p>-0.874766</text:p>
              </table:table-cell>
              <table:table-cell office:value-type="float" office:value="1.52774">
                <text:p>1.52774</text:p>
              </table:table-cell>
              <table:table-cell office:value-type="float" office:value="0.0173037">
                <text:p>0.0173037</text:p>
              </table:table-cell>
              <table:table-cell office:value-type="float" office:value="0.58576">
                <text:p>0.58576</text:p>
              </table:table-cell>
              <table:table-cell office:value-type="float" office:value="-0.642616">
                <text:p>-0.6426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709509">
                <text:p>0.709509</text:p>
              </table:table-cell>
              <table:table-cell office:value-type="float" office:value="-0.747623">
                <text:p>-0.747623</text:p>
              </table:table-cell>
              <table:table-cell office:value-type="float" office:value="-0.873434">
                <text:p>-0.873434</text:p>
              </table:table-cell>
              <table:table-cell office:value-type="float" office:value="1.52856">
                <text:p>1.52856</text:p>
              </table:table-cell>
              <table:table-cell office:value-type="float" office:value="0.0134294">
                <text:p>0.0134294</text:p>
              </table:table-cell>
              <table:table-cell office:value-type="float" office:value="0.585295">
                <text:p>0.585295</text:p>
              </table:table-cell>
              <table:table-cell office:value-type="float" office:value="-0.649442">
                <text:p>-0.6494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710165">
                <text:p>0.710165</text:p>
              </table:table-cell>
              <table:table-cell office:value-type="float" office:value="-0.748758">
                <text:p>-0.748758</text:p>
              </table:table-cell>
              <table:table-cell office:value-type="float" office:value="-0.872106">
                <text:p>-0.872106</text:p>
              </table:table-cell>
              <table:table-cell office:value-type="float" office:value="1.52939">
                <text:p>1.52939</text:p>
              </table:table-cell>
              <table:table-cell office:value-type="float" office:value="0.00955285">
                <text:p>0.00955285</text:p>
              </table:table-cell>
              <table:table-cell office:value-type="float" office:value="0.58483">
                <text:p>0.58483</text:p>
              </table:table-cell>
              <table:table-cell office:value-type="float" office:value="-0.656268">
                <text:p>-0.6562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710823">
                <text:p>0.710823</text:p>
              </table:table-cell>
              <table:table-cell office:value-type="float" office:value="-0.749897">
                <text:p>-0.749897</text:p>
              </table:table-cell>
              <table:table-cell office:value-type="float" office:value="-0.870782">
                <text:p>-0.870782</text:p>
              </table:table-cell>
              <table:table-cell office:value-type="float" office:value="1.53022">
                <text:p>1.53022</text:p>
              </table:table-cell>
              <table:table-cell office:value-type="float" office:value="0.00567394">
                <text:p>0.00567394</text:p>
              </table:table-cell>
              <table:table-cell office:value-type="float" office:value="0.584365">
                <text:p>0.584365</text:p>
              </table:table-cell>
              <table:table-cell office:value-type="float" office:value="-0.663094">
                <text:p>-0.6630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711481">
                <text:p>0.711481</text:p>
              </table:table-cell>
              <table:table-cell office:value-type="float" office:value="-0.751038">
                <text:p>-0.751038</text:p>
              </table:table-cell>
              <table:table-cell office:value-type="float" office:value="-0.869462">
                <text:p>-0.869462</text:p>
              </table:table-cell>
              <table:table-cell office:value-type="float" office:value="1.53107">
                <text:p>1.53107</text:p>
              </table:table-cell>
              <table:table-cell office:value-type="float" office:value="0.00179273">
                <text:p>0.00179273</text:p>
              </table:table-cell>
              <table:table-cell office:value-type="float" office:value="0.5839">
                <text:p>0.5839</text:p>
              </table:table-cell>
              <table:table-cell office:value-type="float" office:value="-0.669919">
                <text:p>-0.6699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712141">
                <text:p>0.712141</text:p>
              </table:table-cell>
              <table:table-cell office:value-type="float" office:value="-0.752184">
                <text:p>-0.752184</text:p>
              </table:table-cell>
              <table:table-cell office:value-type="float" office:value="-0.868147">
                <text:p>-0.868147</text:p>
              </table:table-cell>
              <table:table-cell office:value-type="float" office:value="1.53192">
                <text:p>1.53192</text:p>
              </table:table-cell>
              <table:table-cell office:value-type="float" office:value="-0.00209079">
                <text:p>-0.00209079</text:p>
              </table:table-cell>
              <table:table-cell office:value-type="float" office:value="0.583435">
                <text:p>0.583435</text:p>
              </table:table-cell>
              <table:table-cell office:value-type="float" office:value="-0.676745">
                <text:p>-0.6767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712802">
                <text:p>0.712802</text:p>
              </table:table-cell>
              <table:table-cell office:value-type="float" office:value="-0.753333">
                <text:p>-0.753333</text:p>
              </table:table-cell>
              <table:table-cell office:value-type="float" office:value="-0.866835">
                <text:p>-0.866835</text:p>
              </table:table-cell>
              <table:table-cell office:value-type="float" office:value="1.53279">
                <text:p>1.53279</text:p>
              </table:table-cell>
              <table:table-cell office:value-type="float" office:value="-0.0059766">
                <text:p>-0.0059766</text:p>
              </table:table-cell>
              <table:table-cell office:value-type="float" office:value="0.58297">
                <text:p>0.58297</text:p>
              </table:table-cell>
              <table:table-cell office:value-type="float" office:value="-0.68357">
                <text:p>-0.683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713465">
                <text:p>0.713465</text:p>
              </table:table-cell>
              <table:table-cell office:value-type="float" office:value="-0.754485">
                <text:p>-0.754485</text:p>
              </table:table-cell>
              <table:table-cell office:value-type="float" office:value="-0.865528">
                <text:p>-0.865528</text:p>
              </table:table-cell>
              <table:table-cell office:value-type="float" office:value="1.53366">
                <text:p>1.53366</text:p>
              </table:table-cell>
              <table:table-cell office:value-type="float" office:value="-0.00986468">
                <text:p>-0.00986468</text:p>
              </table:table-cell>
              <table:table-cell office:value-type="float" office:value="0.582506">
                <text:p>0.582506</text:p>
              </table:table-cell>
              <table:table-cell office:value-type="float" office:value="-0.690395">
                <text:p>-0.6903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714129">
                <text:p>0.714129</text:p>
              </table:table-cell>
              <table:table-cell office:value-type="float" office:value="-0.755641">
                <text:p>-0.755641</text:p>
              </table:table-cell>
              <table:table-cell office:value-type="float" office:value="-0.864226">
                <text:p>-0.864226</text:p>
              </table:table-cell>
              <table:table-cell office:value-type="float" office:value="1.53454">
                <text:p>1.53454</text:p>
              </table:table-cell>
              <table:table-cell office:value-type="float" office:value="-0.013755">
                <text:p>-0.013755</text:p>
              </table:table-cell>
              <table:table-cell office:value-type="float" office:value="0.582042">
                <text:p>0.582042</text:p>
              </table:table-cell>
              <table:table-cell office:value-type="float" office:value="-0.69722">
                <text:p>-0.697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714794">
                <text:p>0.714794</text:p>
              </table:table-cell>
              <table:table-cell office:value-type="float" office:value="-0.7568">
                <text:p>-0.7568</text:p>
              </table:table-cell>
              <table:table-cell office:value-type="float" office:value="-0.862928">
                <text:p>-0.862928</text:p>
              </table:table-cell>
              <table:table-cell office:value-type="float" office:value="1.53544">
                <text:p>1.53544</text:p>
              </table:table-cell>
              <table:table-cell office:value-type="float" office:value="-0.0176476">
                <text:p>-0.0176476</text:p>
              </table:table-cell>
              <table:table-cell office:value-type="float" office:value="0.581578">
                <text:p>0.581578</text:p>
              </table:table-cell>
              <table:table-cell office:value-type="float" office:value="-0.704045">
                <text:p>-0.7040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715461">
                <text:p>0.715461</text:p>
              </table:table-cell>
              <table:table-cell office:value-type="float" office:value="-0.757963">
                <text:p>-0.757963</text:p>
              </table:table-cell>
              <table:table-cell office:value-type="float" office:value="-0.861635">
                <text:p>-0.861635</text:p>
              </table:table-cell>
              <table:table-cell office:value-type="float" office:value="1.53634">
                <text:p>1.53634</text:p>
              </table:table-cell>
              <table:table-cell office:value-type="float" office:value="-0.0215425">
                <text:p>-0.0215425</text:p>
              </table:table-cell>
              <table:table-cell office:value-type="float" office:value="0.581115">
                <text:p>0.581115</text:p>
              </table:table-cell>
              <table:table-cell office:value-type="float" office:value="-0.710871">
                <text:p>-0.7108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71613">
                <text:p>0.71613</text:p>
              </table:table-cell>
              <table:table-cell office:value-type="float" office:value="-0.759129">
                <text:p>-0.759129</text:p>
              </table:table-cell>
              <table:table-cell office:value-type="float" office:value="-0.860346">
                <text:p>-0.860346</text:p>
              </table:table-cell>
              <table:table-cell office:value-type="float" office:value="1.53725">
                <text:p>1.53725</text:p>
              </table:table-cell>
              <table:table-cell office:value-type="float" office:value="-0.0254395">
                <text:p>-0.0254395</text:p>
              </table:table-cell>
              <table:table-cell office:value-type="float" office:value="0.580652">
                <text:p>0.580652</text:p>
              </table:table-cell>
              <table:table-cell office:value-type="float" office:value="-0.717696">
                <text:p>-0.7176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7168">
                <text:p>0.7168</text:p>
              </table:table-cell>
              <table:table-cell office:value-type="float" office:value="-0.760299">
                <text:p>-0.760299</text:p>
              </table:table-cell>
              <table:table-cell office:value-type="float" office:value="-0.859063">
                <text:p>-0.859063</text:p>
              </table:table-cell>
              <table:table-cell office:value-type="float" office:value="1.53817">
                <text:p>1.53817</text:p>
              </table:table-cell>
              <table:table-cell office:value-type="float" office:value="-0.0293388">
                <text:p>-0.0293388</text:p>
              </table:table-cell>
              <table:table-cell office:value-type="float" office:value="0.58019">
                <text:p>0.58019</text:p>
              </table:table-cell>
              <table:table-cell office:value-type="float" office:value="-0.724521">
                <text:p>-0.7245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717472">
                <text:p>0.717472</text:p>
              </table:table-cell>
              <table:table-cell office:value-type="float" office:value="-0.761472">
                <text:p>-0.761472</text:p>
              </table:table-cell>
              <table:table-cell office:value-type="float" office:value="-0.857784">
                <text:p>-0.857784</text:p>
              </table:table-cell>
              <table:table-cell office:value-type="float" office:value="1.53909">
                <text:p>1.53909</text:p>
              </table:table-cell>
              <table:table-cell office:value-type="float" office:value="-0.0332403">
                <text:p>-0.0332403</text:p>
              </table:table-cell>
              <table:table-cell office:value-type="float" office:value="0.579728">
                <text:p>0.579728</text:p>
              </table:table-cell>
              <table:table-cell office:value-type="float" office:value="-0.731347">
                <text:p>-0.7313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718145">
                <text:p>0.718145</text:p>
              </table:table-cell>
              <table:table-cell office:value-type="float" office:value="-0.762649">
                <text:p>-0.762649</text:p>
              </table:table-cell>
              <table:table-cell office:value-type="float" office:value="-0.856511">
                <text:p>-0.856511</text:p>
              </table:table-cell>
              <table:table-cell office:value-type="float" office:value="1.54003">
                <text:p>1.54003</text:p>
              </table:table-cell>
              <table:table-cell office:value-type="float" office:value="-0.0371439">
                <text:p>-0.0371439</text:p>
              </table:table-cell>
              <table:table-cell office:value-type="float" office:value="0.579267">
                <text:p>0.579267</text:p>
              </table:table-cell>
              <table:table-cell office:value-type="float" office:value="-0.738172">
                <text:p>-0.7381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718821">
                <text:p>0.718821</text:p>
              </table:table-cell>
              <table:table-cell office:value-type="float" office:value="-0.76383">
                <text:p>-0.76383</text:p>
              </table:table-cell>
              <table:table-cell office:value-type="float" office:value="-0.855242">
                <text:p>-0.855242</text:p>
              </table:table-cell>
              <table:table-cell office:value-type="float" office:value="1.54097">
                <text:p>1.54097</text:p>
              </table:table-cell>
              <table:table-cell office:value-type="float" office:value="-0.0410498">
                <text:p>-0.0410498</text:p>
              </table:table-cell>
              <table:table-cell office:value-type="float" office:value="0.578806">
                <text:p>0.578806</text:p>
              </table:table-cell>
              <table:table-cell office:value-type="float" office:value="-0.744998">
                <text:p>-0.7449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719498">
                <text:p>0.719498</text:p>
              </table:table-cell>
              <table:table-cell office:value-type="float" office:value="-0.765014">
                <text:p>-0.765014</text:p>
              </table:table-cell>
              <table:table-cell office:value-type="float" office:value="-0.853979">
                <text:p>-0.853979</text:p>
              </table:table-cell>
              <table:table-cell office:value-type="float" office:value="1.54193">
                <text:p>1.54193</text:p>
              </table:table-cell>
              <table:table-cell office:value-type="float" office:value="-0.0449578">
                <text:p>-0.0449578</text:p>
              </table:table-cell>
              <table:table-cell office:value-type="float" office:value="0.578346">
                <text:p>0.578346</text:p>
              </table:table-cell>
              <table:table-cell office:value-type="float" office:value="-0.751824">
                <text:p>-0.7518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720177">
                <text:p>0.720177</text:p>
              </table:table-cell>
              <table:table-cell office:value-type="float" office:value="-0.766201">
                <text:p>-0.766201</text:p>
              </table:table-cell>
              <table:table-cell office:value-type="float" office:value="-0.852721">
                <text:p>-0.852721</text:p>
              </table:table-cell>
              <table:table-cell office:value-type="float" office:value="1.54289">
                <text:p>1.54289</text:p>
              </table:table-cell>
              <table:table-cell office:value-type="float" office:value="-0.0488679">
                <text:p>-0.0488679</text:p>
              </table:table-cell>
              <table:table-cell office:value-type="float" office:value="0.577887">
                <text:p>0.577887</text:p>
              </table:table-cell>
              <table:table-cell office:value-type="float" office:value="-0.758651">
                <text:p>-0.7586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720859">
                <text:p>0.720859</text:p>
              </table:table-cell>
              <table:table-cell office:value-type="float" office:value="-0.767393">
                <text:p>-0.767393</text:p>
              </table:table-cell>
              <table:table-cell office:value-type="float" office:value="-0.851469">
                <text:p>-0.851469</text:p>
              </table:table-cell>
              <table:table-cell office:value-type="float" office:value="1.54386">
                <text:p>1.54386</text:p>
              </table:table-cell>
              <table:table-cell office:value-type="float" office:value="-0.0527802">
                <text:p>-0.0527802</text:p>
              </table:table-cell>
              <table:table-cell office:value-type="float" office:value="0.577429">
                <text:p>0.577429</text:p>
              </table:table-cell>
              <table:table-cell office:value-type="float" office:value="-0.765478">
                <text:p>-0.7654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721542">
                <text:p>0.721542</text:p>
              </table:table-cell>
              <table:table-cell office:value-type="float" office:value="-0.768588">
                <text:p>-0.768588</text:p>
              </table:table-cell>
              <table:table-cell office:value-type="float" office:value="-0.850222">
                <text:p>-0.850222</text:p>
              </table:table-cell>
              <table:table-cell office:value-type="float" office:value="1.54483">
                <text:p>1.54483</text:p>
              </table:table-cell>
              <table:table-cell office:value-type="float" office:value="-0.0566946">
                <text:p>-0.0566946</text:p>
              </table:table-cell>
              <table:table-cell office:value-type="float" office:value="0.576972">
                <text:p>0.576972</text:p>
              </table:table-cell>
              <table:table-cell office:value-type="float" office:value="-0.772305">
                <text:p>-0.7723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722227">
                <text:p>0.722227</text:p>
              </table:table-cell>
              <table:table-cell office:value-type="float" office:value="-0.769786">
                <text:p>-0.769786</text:p>
              </table:table-cell>
              <table:table-cell office:value-type="float" office:value="-0.84898">
                <text:p>-0.84898</text:p>
              </table:table-cell>
              <table:table-cell office:value-type="float" office:value="1.54582">
                <text:p>1.54582</text:p>
              </table:table-cell>
              <table:table-cell office:value-type="float" office:value="-0.0606111">
                <text:p>-0.0606111</text:p>
              </table:table-cell>
              <table:table-cell office:value-type="float" office:value="0.576516">
                <text:p>0.576516</text:p>
              </table:table-cell>
              <table:table-cell office:value-type="float" office:value="-0.779133">
                <text:p>-0.7791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722914">
                <text:p>0.722914</text:p>
              </table:table-cell>
              <table:table-cell office:value-type="float" office:value="-0.770988">
                <text:p>-0.770988</text:p>
              </table:table-cell>
              <table:table-cell office:value-type="float" office:value="-0.847745">
                <text:p>-0.847745</text:p>
              </table:table-cell>
              <table:table-cell office:value-type="float" office:value="1.54681">
                <text:p>1.54681</text:p>
              </table:table-cell>
              <table:table-cell office:value-type="float" office:value="-0.0645297">
                <text:p>-0.0645297</text:p>
              </table:table-cell>
              <table:table-cell office:value-type="float" office:value="0.57606">
                <text:p>0.57606</text:p>
              </table:table-cell>
              <table:table-cell office:value-type="float" office:value="-0.785961">
                <text:p>-0.7859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723604">
                <text:p>0.723604</text:p>
              </table:table-cell>
              <table:table-cell office:value-type="float" office:value="-0.772194">
                <text:p>-0.772194</text:p>
              </table:table-cell>
              <table:table-cell office:value-type="float" office:value="-0.846515">
                <text:p>-0.846515</text:p>
              </table:table-cell>
              <table:table-cell office:value-type="float" office:value="1.54781">
                <text:p>1.54781</text:p>
              </table:table-cell>
              <table:table-cell office:value-type="float" office:value="-0.0684504">
                <text:p>-0.0684504</text:p>
              </table:table-cell>
              <table:table-cell office:value-type="float" office:value="0.575606">
                <text:p>0.575606</text:p>
              </table:table-cell>
              <table:table-cell office:value-type="float" office:value="-0.79279">
                <text:p>-0.792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724296">
                <text:p>0.724296</text:p>
              </table:table-cell>
              <table:table-cell office:value-type="float" office:value="-0.773403">
                <text:p>-0.773403</text:p>
              </table:table-cell>
              <table:table-cell office:value-type="float" office:value="-0.845291">
                <text:p>-0.845291</text:p>
              </table:table-cell>
              <table:table-cell office:value-type="float" office:value="1.54882">
                <text:p>1.54882</text:p>
              </table:table-cell>
              <table:table-cell office:value-type="float" office:value="-0.0723731">
                <text:p>-0.0723731</text:p>
              </table:table-cell>
              <table:table-cell office:value-type="float" office:value="0.575153">
                <text:p>0.575153</text:p>
              </table:table-cell>
              <table:table-cell office:value-type="float" office:value="-0.799619">
                <text:p>-0.7996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72499">
                <text:p>0.72499</text:p>
              </table:table-cell>
              <table:table-cell office:value-type="float" office:value="-0.774616">
                <text:p>-0.774616</text:p>
              </table:table-cell>
              <table:table-cell office:value-type="float" office:value="-0.844072">
                <text:p>-0.844072</text:p>
              </table:table-cell>
              <table:table-cell office:value-type="float" office:value="1.54984">
                <text:p>1.54984</text:p>
              </table:table-cell>
              <table:table-cell office:value-type="float" office:value="-0.0762978">
                <text:p>-0.0762978</text:p>
              </table:table-cell>
              <table:table-cell office:value-type="float" office:value="0.574702">
                <text:p>0.574702</text:p>
              </table:table-cell>
              <table:table-cell office:value-type="float" office:value="-0.806449">
                <text:p>-0.8064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725686">
                <text:p>0.725686</text:p>
              </table:table-cell>
              <table:table-cell office:value-type="float" office:value="-0.775832">
                <text:p>-0.775832</text:p>
              </table:table-cell>
              <table:table-cell office:value-type="float" office:value="-0.84286">
                <text:p>-0.84286</text:p>
              </table:table-cell>
              <table:table-cell office:value-type="float" office:value="1.55086">
                <text:p>1.55086</text:p>
              </table:table-cell>
              <table:table-cell office:value-type="float" office:value="-0.0802246">
                <text:p>-0.0802246</text:p>
              </table:table-cell>
              <table:table-cell office:value-type="float" office:value="0.574251">
                <text:p>0.574251</text:p>
              </table:table-cell>
              <table:table-cell office:value-type="float" office:value="-0.813279">
                <text:p>-0.8132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726385">
                <text:p>0.726385</text:p>
              </table:table-cell>
              <table:table-cell office:value-type="float" office:value="-0.777053">
                <text:p>-0.777053</text:p>
              </table:table-cell>
              <table:table-cell office:value-type="float" office:value="-0.841654">
                <text:p>-0.841654</text:p>
              </table:table-cell>
              <table:table-cell office:value-type="float" office:value="1.55189">
                <text:p>1.55189</text:p>
              </table:table-cell>
              <table:table-cell office:value-type="float" office:value="-0.0841534">
                <text:p>-0.0841534</text:p>
              </table:table-cell>
              <table:table-cell office:value-type="float" office:value="0.573802">
                <text:p>0.573802</text:p>
              </table:table-cell>
              <table:table-cell office:value-type="float" office:value="-0.820111">
                <text:p>-0.8201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727086">
                <text:p>0.727086</text:p>
              </table:table-cell>
              <table:table-cell office:value-type="float" office:value="-0.778277">
                <text:p>-0.778277</text:p>
              </table:table-cell>
              <table:table-cell office:value-type="float" office:value="-0.840453">
                <text:p>-0.840453</text:p>
              </table:table-cell>
              <table:table-cell office:value-type="float" office:value="1.55293">
                <text:p>1.55293</text:p>
              </table:table-cell>
              <table:table-cell office:value-type="float" office:value="-0.0880842">
                <text:p>-0.0880842</text:p>
              </table:table-cell>
              <table:table-cell office:value-type="float" office:value="0.573354">
                <text:p>0.573354</text:p>
              </table:table-cell>
              <table:table-cell office:value-type="float" office:value="-0.826943">
                <text:p>-0.8269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727789">
                <text:p>0.727789</text:p>
              </table:table-cell>
              <table:table-cell office:value-type="float" office:value="-0.779504">
                <text:p>-0.779504</text:p>
              </table:table-cell>
              <table:table-cell office:value-type="float" office:value="-0.839259">
                <text:p>-0.839259</text:p>
              </table:table-cell>
              <table:table-cell office:value-type="float" office:value="1.55398">
                <text:p>1.55398</text:p>
              </table:table-cell>
              <table:table-cell office:value-type="float" office:value="-0.092017">
                <text:p>-0.092017</text:p>
              </table:table-cell>
              <table:table-cell office:value-type="float" office:value="0.572908">
                <text:p>0.572908</text:p>
              </table:table-cell>
              <table:table-cell office:value-type="float" office:value="-0.833776">
                <text:p>-0.8337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728495">
                <text:p>0.728495</text:p>
              </table:table-cell>
              <table:table-cell office:value-type="float" office:value="-0.780735">
                <text:p>-0.780735</text:p>
              </table:table-cell>
              <table:table-cell office:value-type="float" office:value="-0.838072">
                <text:p>-0.838072</text:p>
              </table:table-cell>
              <table:table-cell office:value-type="float" office:value="1.55503">
                <text:p>1.55503</text:p>
              </table:table-cell>
              <table:table-cell office:value-type="float" office:value="-0.0959518">
                <text:p>-0.0959518</text:p>
              </table:table-cell>
              <table:table-cell office:value-type="float" office:value="0.572463">
                <text:p>0.572463</text:p>
              </table:table-cell>
              <table:table-cell office:value-type="float" office:value="-0.840609">
                <text:p>-0.8406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729203">
                <text:p>0.729203</text:p>
              </table:table-cell>
              <table:table-cell office:value-type="float" office:value="-0.78197">
                <text:p>-0.78197</text:p>
              </table:table-cell>
              <table:table-cell office:value-type="float" office:value="-0.83689">
                <text:p>-0.83689</text:p>
              </table:table-cell>
              <table:table-cell office:value-type="float" office:value="1.55609">
                <text:p>1.55609</text:p>
              </table:table-cell>
              <table:table-cell office:value-type="float" office:value="-0.0998885">
                <text:p>-0.0998885</text:p>
              </table:table-cell>
              <table:table-cell office:value-type="float" office:value="0.57202">
                <text:p>0.57202</text:p>
              </table:table-cell>
              <table:table-cell office:value-type="float" office:value="-0.847444">
                <text:p>-0.8474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729915">
                <text:p>0.729915</text:p>
              </table:table-cell>
              <table:table-cell office:value-type="float" office:value="-0.783209">
                <text:p>-0.783209</text:p>
              </table:table-cell>
              <table:table-cell office:value-type="float" office:value="-0.835715">
                <text:p>-0.835715</text:p>
              </table:table-cell>
              <table:table-cell office:value-type="float" office:value="1.55716">
                <text:p>1.55716</text:p>
              </table:table-cell>
              <table:table-cell office:value-type="float" office:value="-0.103827">
                <text:p>-0.103827</text:p>
              </table:table-cell>
              <table:table-cell office:value-type="float" office:value="0.571579">
                <text:p>0.571579</text:p>
              </table:table-cell>
              <table:table-cell office:value-type="float" office:value="-0.85428">
                <text:p>-0.854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730628">
                <text:p>0.730628</text:p>
              </table:table-cell>
              <table:table-cell office:value-type="float" office:value="-0.784451">
                <text:p>-0.784451</text:p>
              </table:table-cell>
              <table:table-cell office:value-type="float" office:value="-0.834547">
                <text:p>-0.834547</text:p>
              </table:table-cell>
              <table:table-cell office:value-type="float" office:value="1.55823">
                <text:p>1.55823</text:p>
              </table:table-cell>
              <table:table-cell office:value-type="float" office:value="-0.107768">
                <text:p>-0.107768</text:p>
              </table:table-cell>
              <table:table-cell office:value-type="float" office:value="0.571139">
                <text:p>0.571139</text:p>
              </table:table-cell>
              <table:table-cell office:value-type="float" office:value="-0.861116">
                <text:p>-0.8611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731345">
                <text:p>0.731345</text:p>
              </table:table-cell>
              <table:table-cell office:value-type="float" office:value="-0.785697">
                <text:p>-0.785697</text:p>
              </table:table-cell>
              <table:table-cell office:value-type="float" office:value="-0.833385">
                <text:p>-0.833385</text:p>
              </table:table-cell>
              <table:table-cell office:value-type="float" office:value="1.55931">
                <text:p>1.55931</text:p>
              </table:table-cell>
              <table:table-cell office:value-type="float" office:value="-0.11171">
                <text:p>-0.11171</text:p>
              </table:table-cell>
              <table:table-cell office:value-type="float" office:value="0.570701">
                <text:p>0.570701</text:p>
              </table:table-cell>
              <table:table-cell office:value-type="float" office:value="-0.867954">
                <text:p>-0.8679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732064">
                <text:p>0.732064</text:p>
              </table:table-cell>
              <table:table-cell office:value-type="float" office:value="-0.786947">
                <text:p>-0.786947</text:p>
              </table:table-cell>
              <table:table-cell office:value-type="float" office:value="-0.83223">
                <text:p>-0.83223</text:p>
              </table:table-cell>
              <table:table-cell office:value-type="float" office:value="1.5604">
                <text:p>1.5604</text:p>
              </table:table-cell>
              <table:table-cell office:value-type="float" office:value="-0.115654">
                <text:p>-0.115654</text:p>
              </table:table-cell>
              <table:table-cell office:value-type="float" office:value="0.570265">
                <text:p>0.570265</text:p>
              </table:table-cell>
              <table:table-cell office:value-type="float" office:value="-0.874793">
                <text:p>-0.8747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732786">
                <text:p>0.732786</text:p>
              </table:table-cell>
              <table:table-cell office:value-type="float" office:value="-0.7882">
                <text:p>-0.7882</text:p>
              </table:table-cell>
              <table:table-cell office:value-type="float" office:value="-0.831081">
                <text:p>-0.831081</text:p>
              </table:table-cell>
              <table:table-cell office:value-type="float" office:value="1.5615">
                <text:p>1.5615</text:p>
              </table:table-cell>
              <table:table-cell office:value-type="float" office:value="-0.1196">
                <text:p>-0.1196</text:p>
              </table:table-cell>
              <table:table-cell office:value-type="float" office:value="0.56983">
                <text:p>0.56983</text:p>
              </table:table-cell>
              <table:table-cell office:value-type="float" office:value="-0.881633">
                <text:p>-0.8816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73351">
                <text:p>0.73351</text:p>
              </table:table-cell>
              <table:table-cell office:value-type="float" office:value="-0.789457">
                <text:p>-0.789457</text:p>
              </table:table-cell>
              <table:table-cell office:value-type="float" office:value="-0.829939">
                <text:p>-0.829939</text:p>
              </table:table-cell>
              <table:table-cell office:value-type="float" office:value="1.5626">
                <text:p>1.5626</text:p>
              </table:table-cell>
              <table:table-cell office:value-type="float" office:value="-0.123548">
                <text:p>-0.123548</text:p>
              </table:table-cell>
              <table:table-cell office:value-type="float" office:value="0.569398">
                <text:p>0.569398</text:p>
              </table:table-cell>
              <table:table-cell office:value-type="float" office:value="-0.888474">
                <text:p>-0.8884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734238">
                <text:p>0.734238</text:p>
              </table:table-cell>
              <table:table-cell office:value-type="float" office:value="-0.790718">
                <text:p>-0.790718</text:p>
              </table:table-cell>
              <table:table-cell office:value-type="float" office:value="-0.828804">
                <text:p>-0.828804</text:p>
              </table:table-cell>
              <table:table-cell office:value-type="float" office:value="1.5637">
                <text:p>1.5637</text:p>
              </table:table-cell>
              <table:table-cell office:value-type="float" office:value="-0.127498">
                <text:p>-0.127498</text:p>
              </table:table-cell>
              <table:table-cell office:value-type="float" office:value="0.568968">
                <text:p>0.568968</text:p>
              </table:table-cell>
              <table:table-cell office:value-type="float" office:value="-0.895316">
                <text:p>-0.8953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734968">
                <text:p>0.734968</text:p>
              </table:table-cell>
              <table:table-cell office:value-type="float" office:value="-0.791983">
                <text:p>-0.791983</text:p>
              </table:table-cell>
              <table:table-cell office:value-type="float" office:value="-0.827676">
                <text:p>-0.827676</text:p>
              </table:table-cell>
              <table:table-cell office:value-type="float" office:value="1.56481">
                <text:p>1.56481</text:p>
              </table:table-cell>
              <table:table-cell office:value-type="float" office:value="-0.13145">
                <text:p>-0.13145</text:p>
              </table:table-cell>
              <table:table-cell office:value-type="float" office:value="0.56854">
                <text:p>0.56854</text:p>
              </table:table-cell>
              <table:table-cell office:value-type="float" office:value="-0.90216">
                <text:p>-0.902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735701">
                <text:p>0.735701</text:p>
              </table:table-cell>
              <table:table-cell office:value-type="float" office:value="-0.793251">
                <text:p>-0.793251</text:p>
              </table:table-cell>
              <table:table-cell office:value-type="float" office:value="-0.826554">
                <text:p>-0.826554</text:p>
              </table:table-cell>
              <table:table-cell office:value-type="float" office:value="1.56593">
                <text:p>1.56593</text:p>
              </table:table-cell>
              <table:table-cell office:value-type="float" office:value="-0.135403">
                <text:p>-0.135403</text:p>
              </table:table-cell>
              <table:table-cell office:value-type="float" office:value="0.568114">
                <text:p>0.568114</text:p>
              </table:table-cell>
              <table:table-cell office:value-type="float" office:value="-0.909005">
                <text:p>-0.9090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736438">
                <text:p>0.736438</text:p>
              </table:table-cell>
              <table:table-cell office:value-type="float" office:value="-0.794523">
                <text:p>-0.794523</text:p>
              </table:table-cell>
              <table:table-cell office:value-type="float" office:value="-0.82544">
                <text:p>-0.82544</text:p>
              </table:table-cell>
              <table:table-cell office:value-type="float" office:value="1.56706">
                <text:p>1.56706</text:p>
              </table:table-cell>
              <table:table-cell office:value-type="float" office:value="-0.139359">
                <text:p>-0.139359</text:p>
              </table:table-cell>
              <table:table-cell office:value-type="float" office:value="0.56769">
                <text:p>0.56769</text:p>
              </table:table-cell>
              <table:table-cell office:value-type="float" office:value="-0.915852">
                <text:p>-0.9158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737177">
                <text:p>0.737177</text:p>
              </table:table-cell>
              <table:table-cell office:value-type="float" office:value="-0.795799">
                <text:p>-0.795799</text:p>
              </table:table-cell>
              <table:table-cell office:value-type="float" office:value="-0.824333">
                <text:p>-0.824333</text:p>
              </table:table-cell>
              <table:table-cell office:value-type="float" office:value="1.56819">
                <text:p>1.56819</text:p>
              </table:table-cell>
              <table:table-cell office:value-type="float" office:value="-0.143315">
                <text:p>-0.143315</text:p>
              </table:table-cell>
              <table:table-cell office:value-type="float" office:value="0.567268">
                <text:p>0.567268</text:p>
              </table:table-cell>
              <table:table-cell office:value-type="float" office:value="-0.9227">
                <text:p>-0.92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737919">
                <text:p>0.737919</text:p>
              </table:table-cell>
              <table:table-cell office:value-type="float" office:value="-0.797079">
                <text:p>-0.797079</text:p>
              </table:table-cell>
              <table:table-cell office:value-type="float" office:value="-0.823233">
                <text:p>-0.823233</text:p>
              </table:table-cell>
              <table:table-cell office:value-type="float" office:value="1.56932">
                <text:p>1.56932</text:p>
              </table:table-cell>
              <table:table-cell office:value-type="float" office:value="-0.147274">
                <text:p>-0.147274</text:p>
              </table:table-cell>
              <table:table-cell office:value-type="float" office:value="0.566849">
                <text:p>0.566849</text:p>
              </table:table-cell>
              <table:table-cell office:value-type="float" office:value="-0.929549">
                <text:p>-0.9295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738665">
                <text:p>0.738665</text:p>
              </table:table-cell>
              <table:table-cell office:value-type="float" office:value="-0.798363">
                <text:p>-0.798363</text:p>
              </table:table-cell>
              <table:table-cell office:value-type="float" office:value="-0.82214">
                <text:p>-0.82214</text:p>
              </table:table-cell>
              <table:table-cell office:value-type="float" office:value="1.57047">
                <text:p>1.57047</text:p>
              </table:table-cell>
              <table:table-cell office:value-type="float" office:value="-0.151234">
                <text:p>-0.151234</text:p>
              </table:table-cell>
              <table:table-cell office:value-type="float" office:value="0.566433">
                <text:p>0.566433</text:p>
              </table:table-cell>
              <table:table-cell office:value-type="float" office:value="-0.9364">
                <text:p>-0.93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739414">
                <text:p>0.739414</text:p>
              </table:table-cell>
              <table:table-cell office:value-type="float" office:value="-0.79965">
                <text:p>-0.79965</text:p>
              </table:table-cell>
              <table:table-cell office:value-type="float" office:value="-0.821054">
                <text:p>-0.821054</text:p>
              </table:table-cell>
              <table:table-cell office:value-type="float" office:value="1.57161">
                <text:p>1.57161</text:p>
              </table:table-cell>
              <table:table-cell office:value-type="float" office:value="-0.155196">
                <text:p>-0.155196</text:p>
              </table:table-cell>
              <table:table-cell office:value-type="float" office:value="0.566018">
                <text:p>0.566018</text:p>
              </table:table-cell>
              <table:table-cell office:value-type="float" office:value="-0.943253">
                <text:p>-0.9432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740165">
                <text:p>0.740165</text:p>
              </table:table-cell>
              <table:table-cell office:value-type="float" office:value="-0.800941">
                <text:p>-0.800941</text:p>
              </table:table-cell>
              <table:table-cell office:value-type="float" office:value="-0.819975">
                <text:p>-0.819975</text:p>
              </table:table-cell>
              <table:table-cell office:value-type="float" office:value="1.57277">
                <text:p>1.57277</text:p>
              </table:table-cell>
              <table:table-cell office:value-type="float" office:value="-0.15916">
                <text:p>-0.15916</text:p>
              </table:table-cell>
              <table:table-cell office:value-type="float" office:value="0.565607">
                <text:p>0.565607</text:p>
              </table:table-cell>
              <table:table-cell office:value-type="float" office:value="-0.950108">
                <text:p>-0.9501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74092">
                <text:p>0.74092</text:p>
              </table:table-cell>
              <table:table-cell office:value-type="float" office:value="-0.802236">
                <text:p>-0.802236</text:p>
              </table:table-cell>
              <table:table-cell office:value-type="float" office:value="-0.818904">
                <text:p>-0.818904</text:p>
              </table:table-cell>
              <table:table-cell office:value-type="float" office:value="1.57392">
                <text:p>1.57392</text:p>
              </table:table-cell>
              <table:table-cell office:value-type="float" office:value="-0.163125">
                <text:p>-0.163125</text:p>
              </table:table-cell>
              <table:table-cell office:value-type="float" office:value="0.565198">
                <text:p>0.565198</text:p>
              </table:table-cell>
              <table:table-cell office:value-type="float" office:value="-0.956964">
                <text:p>-0.9569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741679">
                <text:p>0.741679</text:p>
              </table:table-cell>
              <table:table-cell office:value-type="float" office:value="-0.803534">
                <text:p>-0.803534</text:p>
              </table:table-cell>
              <table:table-cell office:value-type="float" office:value="-0.81784">
                <text:p>-0.81784</text:p>
              </table:table-cell>
              <table:table-cell office:value-type="float" office:value="1.57509">
                <text:p>1.57509</text:p>
              </table:table-cell>
              <table:table-cell office:value-type="float" office:value="-0.167092">
                <text:p>-0.167092</text:p>
              </table:table-cell>
              <table:table-cell office:value-type="float" office:value="0.564791">
                <text:p>0.564791</text:p>
              </table:table-cell>
              <table:table-cell office:value-type="float" office:value="-0.963822">
                <text:p>-0.9638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74244">
                <text:p>0.74244</text:p>
              </table:table-cell>
              <table:table-cell office:value-type="float" office:value="-0.804837">
                <text:p>-0.804837</text:p>
              </table:table-cell>
              <table:table-cell office:value-type="float" office:value="-0.816784">
                <text:p>-0.816784</text:p>
              </table:table-cell>
              <table:table-cell office:value-type="float" office:value="1.57626">
                <text:p>1.57626</text:p>
              </table:table-cell>
              <table:table-cell office:value-type="float" office:value="-0.171061">
                <text:p>-0.171061</text:p>
              </table:table-cell>
              <table:table-cell office:value-type="float" office:value="0.564388">
                <text:p>0.564388</text:p>
              </table:table-cell>
              <table:table-cell office:value-type="float" office:value="-0.970683">
                <text:p>-0.9706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743205">
                <text:p>0.743205</text:p>
              </table:table-cell>
              <table:table-cell office:value-type="float" office:value="-0.806143">
                <text:p>-0.806143</text:p>
              </table:table-cell>
              <table:table-cell office:value-type="float" office:value="-0.815735">
                <text:p>-0.815735</text:p>
              </table:table-cell>
              <table:table-cell office:value-type="float" office:value="1.57743">
                <text:p>1.57743</text:p>
              </table:table-cell>
              <table:table-cell office:value-type="float" office:value="-0.175031">
                <text:p>-0.175031</text:p>
              </table:table-cell>
              <table:table-cell office:value-type="float" office:value="0.563987">
                <text:p>0.563987</text:p>
              </table:table-cell>
              <table:table-cell office:value-type="float" office:value="-0.977545">
                <text:p>-0.9775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743973">
                <text:p>0.743973</text:p>
              </table:table-cell>
              <table:table-cell office:value-type="float" office:value="-0.807453">
                <text:p>-0.807453</text:p>
              </table:table-cell>
              <table:table-cell office:value-type="float" office:value="-0.814693">
                <text:p>-0.814693</text:p>
              </table:table-cell>
              <table:table-cell office:value-type="float" office:value="1.57861">
                <text:p>1.57861</text:p>
              </table:table-cell>
              <table:table-cell office:value-type="float" office:value="-0.179003">
                <text:p>-0.179003</text:p>
              </table:table-cell>
              <table:table-cell office:value-type="float" office:value="0.563589">
                <text:p>0.563589</text:p>
              </table:table-cell>
              <table:table-cell office:value-type="float" office:value="-0.984409">
                <text:p>-0.9844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744745">
                <text:p>0.744745</text:p>
              </table:table-cell>
              <table:table-cell office:value-type="float" office:value="-0.808767">
                <text:p>-0.808767</text:p>
              </table:table-cell>
              <table:table-cell office:value-type="float" office:value="-0.813659">
                <text:p>-0.813659</text:p>
              </table:table-cell>
              <table:table-cell office:value-type="float" office:value="1.57979">
                <text:p>1.57979</text:p>
              </table:table-cell>
              <table:table-cell office:value-type="float" office:value="-0.182976">
                <text:p>-0.182976</text:p>
              </table:table-cell>
              <table:table-cell office:value-type="float" office:value="0.563194">
                <text:p>0.563194</text:p>
              </table:table-cell>
              <table:table-cell office:value-type="float" office:value="-0.991275">
                <text:p>-0.9912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74552">
                <text:p>0.74552</text:p>
              </table:table-cell>
              <table:table-cell office:value-type="float" office:value="-0.810085">
                <text:p>-0.810085</text:p>
              </table:table-cell>
              <table:table-cell office:value-type="float" office:value="-0.812633">
                <text:p>-0.812633</text:p>
              </table:table-cell>
              <table:table-cell office:value-type="float" office:value="1.58098">
                <text:p>1.58098</text:p>
              </table:table-cell>
              <table:table-cell office:value-type="float" office:value="-0.186951">
                <text:p>-0.186951</text:p>
              </table:table-cell>
              <table:table-cell office:value-type="float" office:value="0.562802">
                <text:p>0.562802</text:p>
              </table:table-cell>
              <table:table-cell office:value-type="float" office:value="-0.998143">
                <text:p>-0.9981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746299">
                <text:p>0.746299</text:p>
              </table:table-cell>
              <table:table-cell office:value-type="float" office:value="-0.811407">
                <text:p>-0.811407</text:p>
              </table:table-cell>
              <table:table-cell office:value-type="float" office:value="-0.811614">
                <text:p>-0.811614</text:p>
              </table:table-cell>
              <table:table-cell office:value-type="float" office:value="1.58217">
                <text:p>1.58217</text:p>
              </table:table-cell>
              <table:table-cell office:value-type="float" office:value="-0.190927">
                <text:p>-0.190927</text:p>
              </table:table-cell>
              <table:table-cell office:value-type="float" office:value="0.562413">
                <text:p>0.562413</text:p>
              </table:table-cell>
              <table:table-cell office:value-type="float" office:value="-1.00501">
                <text:p>-1.005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747081">
                <text:p>0.747081</text:p>
              </table:table-cell>
              <table:table-cell office:value-type="float" office:value="-0.812732">
                <text:p>-0.812732</text:p>
              </table:table-cell>
              <table:table-cell office:value-type="float" office:value="-0.810603">
                <text:p>-0.810603</text:p>
              </table:table-cell>
              <table:table-cell office:value-type="float" office:value="1.58337">
                <text:p>1.58337</text:p>
              </table:table-cell>
              <table:table-cell office:value-type="float" office:value="-0.194905">
                <text:p>-0.194905</text:p>
              </table:table-cell>
              <table:table-cell office:value-type="float" office:value="0.562028">
                <text:p>0.562028</text:p>
              </table:table-cell>
              <table:table-cell office:value-type="float" office:value="-1.01189">
                <text:p>-1.011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747866">
                <text:p>0.747866</text:p>
              </table:table-cell>
              <table:table-cell office:value-type="float" office:value="-0.814062">
                <text:p>-0.814062</text:p>
              </table:table-cell>
              <table:table-cell office:value-type="float" office:value="-0.8096">
                <text:p>-0.8096</text:p>
              </table:table-cell>
              <table:table-cell office:value-type="float" office:value="1.58457">
                <text:p>1.58457</text:p>
              </table:table-cell>
              <table:table-cell office:value-type="float" office:value="-0.198884">
                <text:p>-0.198884</text:p>
              </table:table-cell>
              <table:table-cell office:value-type="float" office:value="0.561645">
                <text:p>0.561645</text:p>
              </table:table-cell>
              <table:table-cell office:value-type="float" office:value="-1.01876">
                <text:p>-1.018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748656">
                <text:p>0.748656</text:p>
              </table:table-cell>
              <table:table-cell office:value-type="float" office:value="-0.815395">
                <text:p>-0.815395</text:p>
              </table:table-cell>
              <table:table-cell office:value-type="float" office:value="-0.808605">
                <text:p>-0.808605</text:p>
              </table:table-cell>
              <table:table-cell office:value-type="float" office:value="1.58577">
                <text:p>1.58577</text:p>
              </table:table-cell>
              <table:table-cell office:value-type="float" office:value="-0.202864">
                <text:p>-0.202864</text:p>
              </table:table-cell>
              <table:table-cell office:value-type="float" office:value="0.561266">
                <text:p>0.561266</text:p>
              </table:table-cell>
              <table:table-cell office:value-type="float" office:value="-1.02564">
                <text:p>-1.025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749449">
                <text:p>0.749449</text:p>
              </table:table-cell>
              <table:table-cell office:value-type="float" office:value="-0.816732">
                <text:p>-0.816732</text:p>
              </table:table-cell>
              <table:table-cell office:value-type="float" office:value="-0.807617">
                <text:p>-0.807617</text:p>
              </table:table-cell>
              <table:table-cell office:value-type="float" office:value="1.58698">
                <text:p>1.58698</text:p>
              </table:table-cell>
              <table:table-cell office:value-type="float" office:value="-0.206846">
                <text:p>-0.206846</text:p>
              </table:table-cell>
              <table:table-cell office:value-type="float" office:value="0.560891">
                <text:p>0.560891</text:p>
              </table:table-cell>
              <table:table-cell office:value-type="float" office:value="-1.03252">
                <text:p>-1.032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750245">
                <text:p>0.750245</text:p>
              </table:table-cell>
              <table:table-cell office:value-type="float" office:value="-0.818073">
                <text:p>-0.818073</text:p>
              </table:table-cell>
              <table:table-cell office:value-type="float" office:value="-0.806637">
                <text:p>-0.806637</text:p>
              </table:table-cell>
              <table:table-cell office:value-type="float" office:value="1.58819">
                <text:p>1.58819</text:p>
              </table:table-cell>
              <table:table-cell office:value-type="float" office:value="-0.210829">
                <text:p>-0.210829</text:p>
              </table:table-cell>
              <table:table-cell office:value-type="float" office:value="0.560518">
                <text:p>0.560518</text:p>
              </table:table-cell>
              <table:table-cell office:value-type="float" office:value="-1.0394">
                <text:p>-1.03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751045">
                <text:p>0.751045</text:p>
              </table:table-cell>
              <table:table-cell office:value-type="float" office:value="-0.819418">
                <text:p>-0.819418</text:p>
              </table:table-cell>
              <table:table-cell office:value-type="float" office:value="-0.805665">
                <text:p>-0.805665</text:p>
              </table:table-cell>
              <table:table-cell office:value-type="float" office:value="1.58941">
                <text:p>1.58941</text:p>
              </table:table-cell>
              <table:table-cell office:value-type="float" office:value="-0.214814">
                <text:p>-0.214814</text:p>
              </table:table-cell>
              <table:table-cell office:value-type="float" office:value="0.56015">
                <text:p>0.56015</text:p>
              </table:table-cell>
              <table:table-cell office:value-type="float" office:value="-1.04629">
                <text:p>-1.046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751849">
                <text:p>0.751849</text:p>
              </table:table-cell>
              <table:table-cell office:value-type="float" office:value="-0.820767">
                <text:p>-0.820767</text:p>
              </table:table-cell>
              <table:table-cell office:value-type="float" office:value="-0.804701">
                <text:p>-0.804701</text:p>
              </table:table-cell>
              <table:table-cell office:value-type="float" office:value="1.59063">
                <text:p>1.59063</text:p>
              </table:table-cell>
              <table:table-cell office:value-type="float" office:value="-0.2188">
                <text:p>-0.2188</text:p>
              </table:table-cell>
              <table:table-cell office:value-type="float" office:value="0.559785">
                <text:p>0.559785</text:p>
              </table:table-cell>
              <table:table-cell office:value-type="float" office:value="-1.05318">
                <text:p>-1.053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752657">
                <text:p>0.752657</text:p>
              </table:table-cell>
              <table:table-cell office:value-type="float" office:value="-0.82212">
                <text:p>-0.82212</text:p>
              </table:table-cell>
              <table:table-cell office:value-type="float" office:value="-0.803745">
                <text:p>-0.803745</text:p>
              </table:table-cell>
              <table:table-cell office:value-type="float" office:value="1.59186">
                <text:p>1.59186</text:p>
              </table:table-cell>
              <table:table-cell office:value-type="float" office:value="-0.222787">
                <text:p>-0.222787</text:p>
              </table:table-cell>
              <table:table-cell office:value-type="float" office:value="0.559423">
                <text:p>0.559423</text:p>
              </table:table-cell>
              <table:table-cell office:value-type="float" office:value="-1.06007">
                <text:p>-1.0600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753469">
                <text:p>0.753469</text:p>
              </table:table-cell>
              <table:table-cell office:value-type="float" office:value="-0.823476">
                <text:p>-0.823476</text:p>
              </table:table-cell>
              <table:table-cell office:value-type="float" office:value="-0.802797">
                <text:p>-0.802797</text:p>
              </table:table-cell>
              <table:table-cell office:value-type="float" office:value="1.59308">
                <text:p>1.59308</text:p>
              </table:table-cell>
              <table:table-cell office:value-type="float" office:value="-0.226776">
                <text:p>-0.226776</text:p>
              </table:table-cell>
              <table:table-cell office:value-type="float" office:value="0.559065">
                <text:p>0.559065</text:p>
              </table:table-cell>
              <table:table-cell office:value-type="float" office:value="-1.06696">
                <text:p>-1.066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754284">
                <text:p>0.754284</text:p>
              </table:table-cell>
              <table:table-cell office:value-type="float" office:value="-0.824837">
                <text:p>-0.824837</text:p>
              </table:table-cell>
              <table:table-cell office:value-type="float" office:value="-0.801857">
                <text:p>-0.801857</text:p>
              </table:table-cell>
              <table:table-cell office:value-type="float" office:value="1.59431">
                <text:p>1.59431</text:p>
              </table:table-cell>
              <table:table-cell office:value-type="float" office:value="-0.230765">
                <text:p>-0.230765</text:p>
              </table:table-cell>
              <table:table-cell office:value-type="float" office:value="0.558711">
                <text:p>0.558711</text:p>
              </table:table-cell>
              <table:table-cell office:value-type="float" office:value="-1.07386">
                <text:p>-1.0738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755103">
                <text:p>0.755103</text:p>
              </table:table-cell>
              <table:table-cell office:value-type="float" office:value="-0.826202">
                <text:p>-0.826202</text:p>
              </table:table-cell>
              <table:table-cell office:value-type="float" office:value="-0.800925">
                <text:p>-0.800925</text:p>
              </table:table-cell>
              <table:table-cell office:value-type="float" office:value="1.59555">
                <text:p>1.59555</text:p>
              </table:table-cell>
              <table:table-cell office:value-type="float" office:value="-0.234756">
                <text:p>-0.234756</text:p>
              </table:table-cell>
              <table:table-cell office:value-type="float" office:value="0.558361">
                <text:p>0.558361</text:p>
              </table:table-cell>
              <table:table-cell office:value-type="float" office:value="-1.08075">
                <text:p>-1.080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755927">
                <text:p>0.755927</text:p>
              </table:table-cell>
              <table:table-cell office:value-type="float" office:value="-0.82757">
                <text:p>-0.82757</text:p>
              </table:table-cell>
              <table:table-cell office:value-type="float" office:value="-0.800001">
                <text:p>-0.800001</text:p>
              </table:table-cell>
              <table:table-cell office:value-type="float" office:value="1.59678">
                <text:p>1.59678</text:p>
              </table:table-cell>
              <table:table-cell office:value-type="float" office:value="-0.238748">
                <text:p>-0.238748</text:p>
              </table:table-cell>
              <table:table-cell office:value-type="float" office:value="0.558015">
                <text:p>0.558015</text:p>
              </table:table-cell>
              <table:table-cell office:value-type="float" office:value="-1.08766">
                <text:p>-1.087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756754">
                <text:p>0.756754</text:p>
              </table:table-cell>
              <table:table-cell office:value-type="float" office:value="-0.828943">
                <text:p>-0.828943</text:p>
              </table:table-cell>
              <table:table-cell office:value-type="float" office:value="-0.799085">
                <text:p>-0.799085</text:p>
              </table:table-cell>
              <table:table-cell office:value-type="float" office:value="1.59803">
                <text:p>1.59803</text:p>
              </table:table-cell>
              <table:table-cell office:value-type="float" office:value="-0.242741">
                <text:p>-0.242741</text:p>
              </table:table-cell>
              <table:table-cell office:value-type="float" office:value="0.557673">
                <text:p>0.557673</text:p>
              </table:table-cell>
              <table:table-cell office:value-type="float" office:value="-1.09456">
                <text:p>-1.0945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757585">
                <text:p>0.757585</text:p>
              </table:table-cell>
              <table:table-cell office:value-type="float" office:value="-0.830319">
                <text:p>-0.830319</text:p>
              </table:table-cell>
              <table:table-cell office:value-type="float" office:value="-0.798177">
                <text:p>-0.798177</text:p>
              </table:table-cell>
              <table:table-cell office:value-type="float" office:value="1.59927">
                <text:p>1.59927</text:p>
              </table:table-cell>
              <table:table-cell office:value-type="float" office:value="-0.246736">
                <text:p>-0.246736</text:p>
              </table:table-cell>
              <table:table-cell office:value-type="float" office:value="0.557335">
                <text:p>0.557335</text:p>
              </table:table-cell>
              <table:table-cell office:value-type="float" office:value="-1.10147">
                <text:p>-1.101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75842">
                <text:p>0.75842</text:p>
              </table:table-cell>
              <table:table-cell office:value-type="float" office:value="-0.8317">
                <text:p>-0.8317</text:p>
              </table:table-cell>
              <table:table-cell office:value-type="float" office:value="-0.797277">
                <text:p>-0.797277</text:p>
              </table:table-cell>
              <table:table-cell office:value-type="float" office:value="1.60051">
                <text:p>1.60051</text:p>
              </table:table-cell>
              <table:table-cell office:value-type="float" office:value="-0.250731">
                <text:p>-0.250731</text:p>
              </table:table-cell>
              <table:table-cell office:value-type="float" office:value="0.557001">
                <text:p>0.557001</text:p>
              </table:table-cell>
              <table:table-cell office:value-type="float" office:value="-1.10838">
                <text:p>-1.108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759259">
                <text:p>0.759259</text:p>
              </table:table-cell>
              <table:table-cell office:value-type="float" office:value="-0.833084">
                <text:p>-0.833084</text:p>
              </table:table-cell>
              <table:table-cell office:value-type="float" office:value="-0.796386">
                <text:p>-0.796386</text:p>
              </table:table-cell>
              <table:table-cell office:value-type="float" office:value="1.60176">
                <text:p>1.60176</text:p>
              </table:table-cell>
              <table:table-cell office:value-type="float" office:value="-0.254727">
                <text:p>-0.254727</text:p>
              </table:table-cell>
              <table:table-cell office:value-type="float" office:value="0.556671">
                <text:p>0.556671</text:p>
              </table:table-cell>
              <table:table-cell office:value-type="float" office:value="-1.1153">
                <text:p>-1.11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760102">
                <text:p>0.760102</text:p>
              </table:table-cell>
              <table:table-cell office:value-type="float" office:value="-0.834473">
                <text:p>-0.834473</text:p>
              </table:table-cell>
              <table:table-cell office:value-type="float" office:value="-0.795502">
                <text:p>-0.795502</text:p>
              </table:table-cell>
              <table:table-cell office:value-type="float" office:value="1.60301">
                <text:p>1.60301</text:p>
              </table:table-cell>
              <table:table-cell office:value-type="float" office:value="-0.258725">
                <text:p>-0.258725</text:p>
              </table:table-cell>
              <table:table-cell office:value-type="float" office:value="0.556346">
                <text:p>0.556346</text:p>
              </table:table-cell>
              <table:table-cell office:value-type="float" office:value="-1.12222">
                <text:p>-1.122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76095">
                <text:p>0.76095</text:p>
              </table:table-cell>
              <table:table-cell office:value-type="float" office:value="-0.835865">
                <text:p>-0.835865</text:p>
              </table:table-cell>
              <table:table-cell office:value-type="float" office:value="-0.794627">
                <text:p>-0.794627</text:p>
              </table:table-cell>
              <table:table-cell office:value-type="float" office:value="1.60427">
                <text:p>1.60427</text:p>
              </table:table-cell>
              <table:table-cell office:value-type="float" office:value="-0.262723">
                <text:p>-0.262723</text:p>
              </table:table-cell>
              <table:table-cell office:value-type="float" office:value="0.556024">
                <text:p>0.556024</text:p>
              </table:table-cell>
              <table:table-cell office:value-type="float" office:value="-1.12914">
                <text:p>-1.129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761801">
                <text:p>0.761801</text:p>
              </table:table-cell>
              <table:table-cell office:value-type="float" office:value="-0.837261">
                <text:p>-0.837261</text:p>
              </table:table-cell>
              <table:table-cell office:value-type="float" office:value="-0.79376">
                <text:p>-0.79376</text:p>
              </table:table-cell>
              <table:table-cell office:value-type="float" office:value="1.60552">
                <text:p>1.60552</text:p>
              </table:table-cell>
              <table:table-cell office:value-type="float" office:value="-0.266723">
                <text:p>-0.266723</text:p>
              </table:table-cell>
              <table:table-cell office:value-type="float" office:value="0.555708">
                <text:p>0.555708</text:p>
              </table:table-cell>
              <table:table-cell office:value-type="float" office:value="-1.13606">
                <text:p>-1.136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762657">
                <text:p>0.762657</text:p>
              </table:table-cell>
              <table:table-cell office:value-type="float" office:value="-0.838662">
                <text:p>-0.838662</text:p>
              </table:table-cell>
              <table:table-cell office:value-type="float" office:value="-0.792901">
                <text:p>-0.792901</text:p>
              </table:table-cell>
              <table:table-cell office:value-type="float" office:value="1.60678">
                <text:p>1.60678</text:p>
              </table:table-cell>
              <table:table-cell office:value-type="float" office:value="-0.270723">
                <text:p>-0.270723</text:p>
              </table:table-cell>
              <table:table-cell office:value-type="float" office:value="0.555396">
                <text:p>0.555396</text:p>
              </table:table-cell>
              <table:table-cell office:value-type="float" office:value="-1.14299">
                <text:p>-1.142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763516">
                <text:p>0.763516</text:p>
              </table:table-cell>
              <table:table-cell office:value-type="float" office:value="-0.840066">
                <text:p>-0.840066</text:p>
              </table:table-cell>
              <table:table-cell office:value-type="float" office:value="-0.792051">
                <text:p>-0.792051</text:p>
              </table:table-cell>
              <table:table-cell office:value-type="float" office:value="1.60804">
                <text:p>1.60804</text:p>
              </table:table-cell>
              <table:table-cell office:value-type="float" office:value="-0.274724">
                <text:p>-0.274724</text:p>
              </table:table-cell>
              <table:table-cell office:value-type="float" office:value="0.555088">
                <text:p>0.555088</text:p>
              </table:table-cell>
              <table:table-cell office:value-type="float" office:value="-1.14993">
                <text:p>-1.1499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76438">
                <text:p>0.76438</text:p>
              </table:table-cell>
              <table:table-cell office:value-type="float" office:value="-0.841475">
                <text:p>-0.841475</text:p>
              </table:table-cell>
              <table:table-cell office:value-type="float" office:value="-0.791208">
                <text:p>-0.791208</text:p>
              </table:table-cell>
              <table:table-cell office:value-type="float" office:value="1.6093">
                <text:p>1.6093</text:p>
              </table:table-cell>
              <table:table-cell office:value-type="float" office:value="-0.278727">
                <text:p>-0.278727</text:p>
              </table:table-cell>
              <table:table-cell office:value-type="float" office:value="0.554785">
                <text:p>0.554785</text:p>
              </table:table-cell>
              <table:table-cell office:value-type="float" office:value="-1.15686">
                <text:p>-1.156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765249">
                <text:p>0.765249</text:p>
              </table:table-cell>
              <table:table-cell office:value-type="float" office:value="-0.842887">
                <text:p>-0.842887</text:p>
              </table:table-cell>
              <table:table-cell office:value-type="float" office:value="-0.790374">
                <text:p>-0.790374</text:p>
              </table:table-cell>
              <table:table-cell office:value-type="float" office:value="1.61057">
                <text:p>1.61057</text:p>
              </table:table-cell>
              <table:table-cell office:value-type="float" office:value="-0.28273">
                <text:p>-0.28273</text:p>
              </table:table-cell>
              <table:table-cell office:value-type="float" office:value="0.554487">
                <text:p>0.554487</text:p>
              </table:table-cell>
              <table:table-cell office:value-type="float" office:value="-1.1638">
                <text:p>-1.16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766121">
                <text:p>0.766121</text:p>
              </table:table-cell>
              <table:table-cell office:value-type="float" office:value="-0.844304">
                <text:p>-0.844304</text:p>
              </table:table-cell>
              <table:table-cell office:value-type="float" office:value="-0.789549">
                <text:p>-0.789549</text:p>
              </table:table-cell>
              <table:table-cell office:value-type="float" office:value="1.61183">
                <text:p>1.61183</text:p>
              </table:table-cell>
              <table:table-cell office:value-type="float" office:value="-0.286733">
                <text:p>-0.286733</text:p>
              </table:table-cell>
              <table:table-cell office:value-type="float" office:value="0.554194">
                <text:p>0.554194</text:p>
              </table:table-cell>
              <table:table-cell office:value-type="float" office:value="-1.17075">
                <text:p>-1.170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766998">
                <text:p>0.766998</text:p>
              </table:table-cell>
              <table:table-cell office:value-type="float" office:value="-0.845725">
                <text:p>-0.845725</text:p>
              </table:table-cell>
              <table:table-cell office:value-type="float" office:value="-0.788731">
                <text:p>-0.788731</text:p>
              </table:table-cell>
              <table:table-cell office:value-type="float" office:value="1.6131">
                <text:p>1.6131</text:p>
              </table:table-cell>
              <table:table-cell office:value-type="float" office:value="-0.290738">
                <text:p>-0.290738</text:p>
              </table:table-cell>
              <table:table-cell office:value-type="float" office:value="0.553905">
                <text:p>0.553905</text:p>
              </table:table-cell>
              <table:table-cell office:value-type="float" office:value="-1.1777">
                <text:p>-1.177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767879">
                <text:p>0.767879</text:p>
              </table:table-cell>
              <table:table-cell office:value-type="float" office:value="-0.847149">
                <text:p>-0.847149</text:p>
              </table:table-cell>
              <table:table-cell office:value-type="float" office:value="-0.787922">
                <text:p>-0.787922</text:p>
              </table:table-cell>
              <table:table-cell office:value-type="float" office:value="1.61437">
                <text:p>1.61437</text:p>
              </table:table-cell>
              <table:table-cell office:value-type="float" office:value="-0.294743">
                <text:p>-0.294743</text:p>
              </table:table-cell>
              <table:table-cell office:value-type="float" office:value="0.553622">
                <text:p>0.553622</text:p>
              </table:table-cell>
              <table:table-cell office:value-type="float" office:value="-1.18465">
                <text:p>-1.1846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768765">
                <text:p>0.768765</text:p>
              </table:table-cell>
              <table:table-cell office:value-type="float" office:value="-0.848578">
                <text:p>-0.848578</text:p>
              </table:table-cell>
              <table:table-cell office:value-type="float" office:value="-0.787121">
                <text:p>-0.787121</text:p>
              </table:table-cell>
              <table:table-cell office:value-type="float" office:value="1.61564">
                <text:p>1.61564</text:p>
              </table:table-cell>
              <table:table-cell office:value-type="float" office:value="-0.298749">
                <text:p>-0.298749</text:p>
              </table:table-cell>
              <table:table-cell office:value-type="float" office:value="0.553343">
                <text:p>0.553343</text:p>
              </table:table-cell>
              <table:table-cell office:value-type="float" office:value="-1.19161">
                <text:p>-1.191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769655">
                <text:p>0.769655</text:p>
              </table:table-cell>
              <table:table-cell office:value-type="float" office:value="-0.850011">
                <text:p>-0.850011</text:p>
              </table:table-cell>
              <table:table-cell office:value-type="float" office:value="-0.786328">
                <text:p>-0.786328</text:p>
              </table:table-cell>
              <table:table-cell office:value-type="float" office:value="1.61691">
                <text:p>1.61691</text:p>
              </table:table-cell>
              <table:table-cell office:value-type="float" office:value="-0.302756">
                <text:p>-0.302756</text:p>
              </table:table-cell>
              <table:table-cell office:value-type="float" office:value="0.55307">
                <text:p>0.55307</text:p>
              </table:table-cell>
              <table:table-cell office:value-type="float" office:value="-1.19857">
                <text:p>-1.1985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770549">
                <text:p>0.770549</text:p>
              </table:table-cell>
              <table:table-cell office:value-type="float" office:value="-0.851448">
                <text:p>-0.851448</text:p>
              </table:table-cell>
              <table:table-cell office:value-type="float" office:value="-0.785544">
                <text:p>-0.785544</text:p>
              </table:table-cell>
              <table:table-cell office:value-type="float" office:value="1.61818">
                <text:p>1.61818</text:p>
              </table:table-cell>
              <table:table-cell office:value-type="float" office:value="-0.306763">
                <text:p>-0.306763</text:p>
              </table:table-cell>
              <table:table-cell office:value-type="float" office:value="0.552802">
                <text:p>0.552802</text:p>
              </table:table-cell>
              <table:table-cell office:value-type="float" office:value="-1.20553">
                <text:p>-1.205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771448">
                <text:p>0.771448</text:p>
              </table:table-cell>
              <table:table-cell office:value-type="float" office:value="-0.852889">
                <text:p>-0.852889</text:p>
              </table:table-cell>
              <table:table-cell office:value-type="float" office:value="-0.784768">
                <text:p>-0.784768</text:p>
              </table:table-cell>
              <table:table-cell office:value-type="float" office:value="1.61946">
                <text:p>1.61946</text:p>
              </table:table-cell>
              <table:table-cell office:value-type="float" office:value="-0.310771">
                <text:p>-0.310771</text:p>
              </table:table-cell>
              <table:table-cell office:value-type="float" office:value="0.552539">
                <text:p>0.552539</text:p>
              </table:table-cell>
              <table:table-cell office:value-type="float" office:value="-1.2125">
                <text:p>-1.21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772351">
                <text:p>0.772351</text:p>
              </table:table-cell>
              <table:table-cell office:value-type="float" office:value="-0.854335">
                <text:p>-0.854335</text:p>
              </table:table-cell>
              <table:table-cell office:value-type="float" office:value="-0.784001">
                <text:p>-0.784001</text:p>
              </table:table-cell>
              <table:table-cell office:value-type="float" office:value="1.62073">
                <text:p>1.62073</text:p>
              </table:table-cell>
              <table:table-cell office:value-type="float" office:value="-0.314779">
                <text:p>-0.314779</text:p>
              </table:table-cell>
              <table:table-cell office:value-type="float" office:value="0.552281">
                <text:p>0.552281</text:p>
              </table:table-cell>
              <table:table-cell office:value-type="float" office:value="-1.21948">
                <text:p>-1.219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773259">
                <text:p>0.773259</text:p>
              </table:table-cell>
              <table:table-cell office:value-type="float" office:value="-0.855784">
                <text:p>-0.855784</text:p>
              </table:table-cell>
              <table:table-cell office:value-type="float" office:value="-0.783241">
                <text:p>-0.783241</text:p>
              </table:table-cell>
              <table:table-cell office:value-type="float" office:value="1.622">
                <text:p>1.622</text:p>
              </table:table-cell>
              <table:table-cell office:value-type="float" office:value="-0.318788">
                <text:p>-0.318788</text:p>
              </table:table-cell>
              <table:table-cell office:value-type="float" office:value="0.552029">
                <text:p>0.552029</text:p>
              </table:table-cell>
              <table:table-cell office:value-type="float" office:value="-1.22646">
                <text:p>-1.226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774172">
                <text:p>0.774172</text:p>
              </table:table-cell>
              <table:table-cell office:value-type="float" office:value="-0.857238">
                <text:p>-0.857238</text:p>
              </table:table-cell>
              <table:table-cell office:value-type="float" office:value="-0.78249">
                <text:p>-0.78249</text:p>
              </table:table-cell>
              <table:table-cell office:value-type="float" office:value="1.62328">
                <text:p>1.62328</text:p>
              </table:table-cell>
              <table:table-cell office:value-type="float" office:value="-0.322797">
                <text:p>-0.322797</text:p>
              </table:table-cell>
              <table:table-cell office:value-type="float" office:value="0.551782">
                <text:p>0.551782</text:p>
              </table:table-cell>
              <table:table-cell office:value-type="float" office:value="-1.23344">
                <text:p>-1.233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775088">
                <text:p>0.775088</text:p>
              </table:table-cell>
              <table:table-cell office:value-type="float" office:value="-0.858695">
                <text:p>-0.858695</text:p>
              </table:table-cell>
              <table:table-cell office:value-type="float" office:value="-0.781748">
                <text:p>-0.781748</text:p>
              </table:table-cell>
              <table:table-cell office:value-type="float" office:value="1.62456">
                <text:p>1.62456</text:p>
              </table:table-cell>
              <table:table-cell office:value-type="float" office:value="-0.326807">
                <text:p>-0.326807</text:p>
              </table:table-cell>
              <table:table-cell office:value-type="float" office:value="0.551541">
                <text:p>0.551541</text:p>
              </table:table-cell>
              <table:table-cell office:value-type="float" office:value="-1.24043">
                <text:p>-1.2404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77601">
                <text:p>0.77601</text:p>
              </table:table-cell>
              <table:table-cell office:value-type="float" office:value="-0.860157">
                <text:p>-0.860157</text:p>
              </table:table-cell>
              <table:table-cell office:value-type="float" office:value="-0.781013">
                <text:p>-0.781013</text:p>
              </table:table-cell>
              <table:table-cell office:value-type="float" office:value="1.62583">
                <text:p>1.62583</text:p>
              </table:table-cell>
              <table:table-cell office:value-type="float" office:value="-0.330817">
                <text:p>-0.330817</text:p>
              </table:table-cell>
              <table:table-cell office:value-type="float" office:value="0.551305">
                <text:p>0.551305</text:p>
              </table:table-cell>
              <table:table-cell office:value-type="float" office:value="-1.24742">
                <text:p>-1.2474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776936">
                <text:p>0.776936</text:p>
              </table:table-cell>
              <table:table-cell office:value-type="float" office:value="-0.861623">
                <text:p>-0.861623</text:p>
              </table:table-cell>
              <table:table-cell office:value-type="float" office:value="-0.780287">
                <text:p>-0.780287</text:p>
              </table:table-cell>
              <table:table-cell office:value-type="float" office:value="1.62711">
                <text:p>1.62711</text:p>
              </table:table-cell>
              <table:table-cell office:value-type="float" office:value="-0.334827">
                <text:p>-0.334827</text:p>
              </table:table-cell>
              <table:table-cell office:value-type="float" office:value="0.551075">
                <text:p>0.551075</text:p>
              </table:table-cell>
              <table:table-cell office:value-type="float" office:value="-1.25442">
                <text:p>-1.254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777867">
                <text:p>0.777867</text:p>
              </table:table-cell>
              <table:table-cell office:value-type="float" office:value="-0.863093">
                <text:p>-0.863093</text:p>
              </table:table-cell>
              <table:table-cell office:value-type="float" office:value="-0.779569">
                <text:p>-0.779569</text:p>
              </table:table-cell>
              <table:table-cell office:value-type="float" office:value="1.62838">
                <text:p>1.62838</text:p>
              </table:table-cell>
              <table:table-cell office:value-type="float" office:value="-0.338838">
                <text:p>-0.338838</text:p>
              </table:table-cell>
              <table:table-cell office:value-type="float" office:value="0.550851">
                <text:p>0.550851</text:p>
              </table:table-cell>
              <table:table-cell office:value-type="float" office:value="-1.26142">
                <text:p>-1.2614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778802">
                <text:p>0.778802</text:p>
              </table:table-cell>
              <table:table-cell office:value-type="float" office:value="-0.864567">
                <text:p>-0.864567</text:p>
              </table:table-cell>
              <table:table-cell office:value-type="float" office:value="-0.77886">
                <text:p>-0.77886</text:p>
              </table:table-cell>
              <table:table-cell office:value-type="float" office:value="1.62966">
                <text:p>1.62966</text:p>
              </table:table-cell>
              <table:table-cell office:value-type="float" office:value="-0.342849">
                <text:p>-0.342849</text:p>
              </table:table-cell>
              <table:table-cell office:value-type="float" office:value="0.550632">
                <text:p>0.550632</text:p>
              </table:table-cell>
              <table:table-cell office:value-type="float" office:value="-1.26843">
                <text:p>-1.2684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779742">
                <text:p>0.779742</text:p>
              </table:table-cell>
              <table:table-cell office:value-type="float" office:value="-0.866046">
                <text:p>-0.866046</text:p>
              </table:table-cell>
              <table:table-cell office:value-type="float" office:value="-0.778158">
                <text:p>-0.778158</text:p>
              </table:table-cell>
              <table:table-cell office:value-type="float" office:value="1.63094">
                <text:p>1.63094</text:p>
              </table:table-cell>
              <table:table-cell office:value-type="float" office:value="-0.34686">
                <text:p>-0.34686</text:p>
              </table:table-cell>
              <table:table-cell office:value-type="float" office:value="0.55042">
                <text:p>0.55042</text:p>
              </table:table-cell>
              <table:table-cell office:value-type="float" office:value="-1.27545">
                <text:p>-1.2754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775071">
                <text:p>0.775071</text:p>
              </table:table-cell>
              <table:table-cell office:value-type="float" office:value="-0.861739">
                <text:p>-0.861739</text:p>
              </table:table-cell>
              <table:table-cell office:value-type="float" office:value="-0.77242">
                <text:p>-0.77242</text:p>
              </table:table-cell>
              <table:table-cell office:value-type="float" office:value="1.63218">
                <text:p>1.63218</text:p>
              </table:table-cell>
              <table:table-cell office:value-type="float" office:value="-0.345788">
                <text:p>-0.345788</text:p>
              </table:table-cell>
              <table:table-cell office:value-type="float" office:value="0.549525">
                <text:p>0.549525</text:p>
              </table:table-cell>
              <table:table-cell office:value-type="float" office:value="-1.27">
                <text:p>-1.2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770408">
                <text:p>0.770408</text:p>
              </table:table-cell>
              <table:table-cell office:value-type="float" office:value="-0.857404">
                <text:p>-0.857404</text:p>
              </table:table-cell>
              <table:table-cell office:value-type="float" office:value="-0.766625">
                <text:p>-0.766625</text:p>
              </table:table-cell>
              <table:table-cell office:value-type="float" office:value="1.63326">
                <text:p>1.63326</text:p>
              </table:table-cell>
              <table:table-cell office:value-type="float" office:value="-0.344723">
                <text:p>-0.344723</text:p>
              </table:table-cell>
              <table:table-cell office:value-type="float" office:value="0.548728">
                <text:p>0.548728</text:p>
              </table:table-cell>
              <table:table-cell office:value-type="float" office:value="-1.26455">
                <text:p>-1.264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765726">
                <text:p>0.765726</text:p>
              </table:table-cell>
              <table:table-cell office:value-type="float" office:value="-0.853081">
                <text:p>-0.853081</text:p>
              </table:table-cell>
              <table:table-cell office:value-type="float" office:value="-0.760779">
                <text:p>-0.760779</text:p>
              </table:table-cell>
              <table:table-cell office:value-type="float" office:value="1.63428">
                <text:p>1.63428</text:p>
              </table:table-cell>
              <table:table-cell office:value-type="float" office:value="-0.343676">
                <text:p>-0.343676</text:p>
              </table:table-cell>
              <table:table-cell office:value-type="float" office:value="0.547973">
                <text:p>0.547973</text:p>
              </table:table-cell>
              <table:table-cell office:value-type="float" office:value="-1.25909">
                <text:p>-1.2590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761024">
                <text:p>0.761024</text:p>
              </table:table-cell>
              <table:table-cell office:value-type="float" office:value="-0.848769">
                <text:p>-0.848769</text:p>
              </table:table-cell>
              <table:table-cell office:value-type="float" office:value="-0.754883">
                <text:p>-0.754883</text:p>
              </table:table-cell>
              <table:table-cell office:value-type="float" office:value="1.63523">
                <text:p>1.63523</text:p>
              </table:table-cell>
              <table:table-cell office:value-type="float" office:value="-0.342646">
                <text:p>-0.342646</text:p>
              </table:table-cell>
              <table:table-cell office:value-type="float" office:value="0.547261">
                <text:p>0.547261</text:p>
              </table:table-cell>
              <table:table-cell office:value-type="float" office:value="-1.25362">
                <text:p>-1.253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756303">
                <text:p>0.756303</text:p>
              </table:table-cell>
              <table:table-cell office:value-type="float" office:value="-0.844469">
                <text:p>-0.844469</text:p>
              </table:table-cell>
              <table:table-cell office:value-type="float" office:value="-0.748936">
                <text:p>-0.748936</text:p>
              </table:table-cell>
              <table:table-cell office:value-type="float" office:value="1.63612">
                <text:p>1.63612</text:p>
              </table:table-cell>
              <table:table-cell office:value-type="float" office:value="-0.341634">
                <text:p>-0.341634</text:p>
              </table:table-cell>
              <table:table-cell office:value-type="float" office:value="0.54659">
                <text:p>0.54659</text:p>
              </table:table-cell>
              <table:table-cell office:value-type="float" office:value="-1.24814">
                <text:p>-1.248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751563">
                <text:p>0.751563</text:p>
              </table:table-cell>
              <table:table-cell office:value-type="float" office:value="-0.840181">
                <text:p>-0.840181</text:p>
              </table:table-cell>
              <table:table-cell office:value-type="float" office:value="-0.742939">
                <text:p>-0.742939</text:p>
              </table:table-cell>
              <table:table-cell office:value-type="float" office:value="1.63695">
                <text:p>1.63695</text:p>
              </table:table-cell>
              <table:table-cell office:value-type="float" office:value="-0.340641">
                <text:p>-0.340641</text:p>
              </table:table-cell>
              <table:table-cell office:value-type="float" office:value="0.545962">
                <text:p>0.545962</text:p>
              </table:table-cell>
              <table:table-cell office:value-type="float" office:value="-1.24265">
                <text:p>-1.2426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746804">
                <text:p>0.746804</text:p>
              </table:table-cell>
              <table:table-cell office:value-type="float" office:value="-0.835906">
                <text:p>-0.835906</text:p>
              </table:table-cell>
              <table:table-cell office:value-type="float" office:value="-0.736893">
                <text:p>-0.736893</text:p>
              </table:table-cell>
              <table:table-cell office:value-type="float" office:value="1.63771">
                <text:p>1.63771</text:p>
              </table:table-cell>
              <table:table-cell office:value-type="float" office:value="-0.339667">
                <text:p>-0.339667</text:p>
              </table:table-cell>
              <table:table-cell office:value-type="float" office:value="0.545376">
                <text:p>0.545376</text:p>
              </table:table-cell>
              <table:table-cell office:value-type="float" office:value="-1.23714">
                <text:p>-1.237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742026">
                <text:p>0.742026</text:p>
              </table:table-cell>
              <table:table-cell office:value-type="float" office:value="-0.831644">
                <text:p>-0.831644</text:p>
              </table:table-cell>
              <table:table-cell office:value-type="float" office:value="-0.730797">
                <text:p>-0.730797</text:p>
              </table:table-cell>
              <table:table-cell office:value-type="float" office:value="1.6384">
                <text:p>1.6384</text:p>
              </table:table-cell>
              <table:table-cell office:value-type="float" office:value="-0.338714">
                <text:p>-0.338714</text:p>
              </table:table-cell>
              <table:table-cell office:value-type="float" office:value="0.544833">
                <text:p>0.544833</text:p>
              </table:table-cell>
              <table:table-cell office:value-type="float" office:value="-1.23163">
                <text:p>-1.2316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737229">
                <text:p>0.737229</text:p>
              </table:table-cell>
              <table:table-cell office:value-type="float" office:value="-0.827396">
                <text:p>-0.827396</text:p>
              </table:table-cell>
              <table:table-cell office:value-type="float" office:value="-0.724652">
                <text:p>-0.724652</text:p>
              </table:table-cell>
              <table:table-cell office:value-type="float" office:value="1.63903">
                <text:p>1.63903</text:p>
              </table:table-cell>
              <table:table-cell office:value-type="float" office:value="-0.337783">
                <text:p>-0.337783</text:p>
              </table:table-cell>
              <table:table-cell office:value-type="float" office:value="0.544332">
                <text:p>0.544332</text:p>
              </table:table-cell>
              <table:table-cell office:value-type="float" office:value="-1.22611">
                <text:p>-1.226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732414">
                <text:p>0.732414</text:p>
              </table:table-cell>
              <table:table-cell office:value-type="float" office:value="-0.823162">
                <text:p>-0.823162</text:p>
              </table:table-cell>
              <table:table-cell office:value-type="float" office:value="-0.718458">
                <text:p>-0.718458</text:p>
              </table:table-cell>
              <table:table-cell office:value-type="float" office:value="1.63959">
                <text:p>1.63959</text:p>
              </table:table-cell>
              <table:table-cell office:value-type="float" office:value="-0.336873">
                <text:p>-0.336873</text:p>
              </table:table-cell>
              <table:table-cell office:value-type="float" office:value="0.543874">
                <text:p>0.543874</text:p>
              </table:table-cell>
              <table:table-cell office:value-type="float" office:value="-1.22058">
                <text:p>-1.2205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72758">
                <text:p>0.72758</text:p>
              </table:table-cell>
              <table:table-cell office:value-type="float" office:value="-0.818942">
                <text:p>-0.818942</text:p>
              </table:table-cell>
              <table:table-cell office:value-type="float" office:value="-0.712215">
                <text:p>-0.712215</text:p>
              </table:table-cell>
              <table:table-cell office:value-type="float" office:value="1.64009">
                <text:p>1.64009</text:p>
              </table:table-cell>
              <table:table-cell office:value-type="float" office:value="-0.335985">
                <text:p>-0.335985</text:p>
              </table:table-cell>
              <table:table-cell office:value-type="float" office:value="0.543459">
                <text:p>0.543459</text:p>
              </table:table-cell>
              <table:table-cell office:value-type="float" office:value="-1.21503">
                <text:p>-1.2150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722728">
                <text:p>0.722728</text:p>
              </table:table-cell>
              <table:table-cell office:value-type="float" office:value="-0.814737">
                <text:p>-0.814737</text:p>
              </table:table-cell>
              <table:table-cell office:value-type="float" office:value="-0.705925">
                <text:p>-0.705925</text:p>
              </table:table-cell>
              <table:table-cell office:value-type="float" office:value="1.64053">
                <text:p>1.64053</text:p>
              </table:table-cell>
              <table:table-cell office:value-type="float" office:value="-0.335121">
                <text:p>-0.335121</text:p>
              </table:table-cell>
              <table:table-cell office:value-type="float" office:value="0.543086">
                <text:p>0.543086</text:p>
              </table:table-cell>
              <table:table-cell office:value-type="float" office:value="-1.20948">
                <text:p>-1.209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717858">
                <text:p>0.717858</text:p>
              </table:table-cell>
              <table:table-cell office:value-type="float" office:value="-0.810546">
                <text:p>-0.810546</text:p>
              </table:table-cell>
              <table:table-cell office:value-type="float" office:value="-0.699587">
                <text:p>-0.699587</text:p>
              </table:table-cell>
              <table:table-cell office:value-type="float" office:value="1.6409">
                <text:p>1.6409</text:p>
              </table:table-cell>
              <table:table-cell office:value-type="float" office:value="-0.334281">
                <text:p>-0.334281</text:p>
              </table:table-cell>
              <table:table-cell office:value-type="float" office:value="0.542756">
                <text:p>0.542756</text:p>
              </table:table-cell>
              <table:table-cell office:value-type="float" office:value="-1.20391">
                <text:p>-1.203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712971">
                <text:p>0.712971</text:p>
              </table:table-cell>
              <table:table-cell office:value-type="float" office:value="-0.806371">
                <text:p>-0.806371</text:p>
              </table:table-cell>
              <table:table-cell office:value-type="float" office:value="-0.693202">
                <text:p>-0.693202</text:p>
              </table:table-cell>
              <table:table-cell office:value-type="float" office:value="1.64121">
                <text:p>1.64121</text:p>
              </table:table-cell>
              <table:table-cell office:value-type="float" office:value="-0.333466">
                <text:p>-0.333466</text:p>
              </table:table-cell>
              <table:table-cell office:value-type="float" office:value="0.54247">
                <text:p>0.54247</text:p>
              </table:table-cell>
              <table:table-cell office:value-type="float" office:value="-1.19833">
                <text:p>-1.198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708067">
                <text:p>0.708067</text:p>
              </table:table-cell>
              <table:table-cell office:value-type="float" office:value="-0.802212">
                <text:p>-0.802212</text:p>
              </table:table-cell>
              <table:table-cell office:value-type="float" office:value="-0.686771">
                <text:p>-0.686771</text:p>
              </table:table-cell>
              <table:table-cell office:value-type="float" office:value="1.64145">
                <text:p>1.64145</text:p>
              </table:table-cell>
              <table:table-cell office:value-type="float" office:value="-0.332677">
                <text:p>-0.332677</text:p>
              </table:table-cell>
              <table:table-cell office:value-type="float" office:value="0.542226">
                <text:p>0.542226</text:p>
              </table:table-cell>
              <table:table-cell office:value-type="float" office:value="-1.19275">
                <text:p>-1.192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703145">
                <text:p>0.703145</text:p>
              </table:table-cell>
              <table:table-cell office:value-type="float" office:value="-0.798068">
                <text:p>-0.798068</text:p>
              </table:table-cell>
              <table:table-cell office:value-type="float" office:value="-0.680293">
                <text:p>-0.680293</text:p>
              </table:table-cell>
              <table:table-cell office:value-type="float" office:value="1.64162">
                <text:p>1.64162</text:p>
              </table:table-cell>
              <table:table-cell office:value-type="float" office:value="-0.331913">
                <text:p>-0.331913</text:p>
              </table:table-cell>
              <table:table-cell office:value-type="float" office:value="0.542026">
                <text:p>0.542026</text:p>
              </table:table-cell>
              <table:table-cell office:value-type="float" office:value="-1.18715">
                <text:p>-1.187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698207">
                <text:p>0.698207</text:p>
              </table:table-cell>
              <table:table-cell office:value-type="float" office:value="-0.79394">
                <text:p>-0.79394</text:p>
              </table:table-cell>
              <table:table-cell office:value-type="float" office:value="-0.673769">
                <text:p>-0.673769</text:p>
              </table:table-cell>
              <table:table-cell office:value-type="float" office:value="1.64173">
                <text:p>1.64173</text:p>
              </table:table-cell>
              <table:table-cell office:value-type="float" office:value="-0.331177">
                <text:p>-0.331177</text:p>
              </table:table-cell>
              <table:table-cell office:value-type="float" office:value="0.541868">
                <text:p>0.541868</text:p>
              </table:table-cell>
              <table:table-cell office:value-type="float" office:value="-1.18153">
                <text:p>-1.181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693252">
                <text:p>0.693252</text:p>
              </table:table-cell>
              <table:table-cell office:value-type="float" office:value="-0.789829">
                <text:p>-0.789829</text:p>
              </table:table-cell>
              <table:table-cell office:value-type="float" office:value="-0.6672">
                <text:p>-0.6672</text:p>
              </table:table-cell>
              <table:table-cell office:value-type="float" office:value="1.64178">
                <text:p>1.64178</text:p>
              </table:table-cell>
              <table:table-cell office:value-type="float" office:value="-0.330469">
                <text:p>-0.330469</text:p>
              </table:table-cell>
              <table:table-cell office:value-type="float" office:value="0.541754">
                <text:p>0.541754</text:p>
              </table:table-cell>
              <table:table-cell office:value-type="float" office:value="-1.17591">
                <text:p>-1.1759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688282">
                <text:p>0.688282</text:p>
              </table:table-cell>
              <table:table-cell office:value-type="float" office:value="-0.785734">
                <text:p>-0.785734</text:p>
              </table:table-cell>
              <table:table-cell office:value-type="float" office:value="-0.660586">
                <text:p>-0.660586</text:p>
              </table:table-cell>
              <table:table-cell office:value-type="float" office:value="1.64176">
                <text:p>1.64176</text:p>
              </table:table-cell>
              <table:table-cell office:value-type="float" office:value="-0.329789">
                <text:p>-0.329789</text:p>
              </table:table-cell>
              <table:table-cell office:value-type="float" office:value="0.541683">
                <text:p>0.541683</text:p>
              </table:table-cell>
              <table:table-cell office:value-type="float" office:value="-1.17027">
                <text:p>-1.1702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683296">
                <text:p>0.683296</text:p>
              </table:table-cell>
              <table:table-cell office:value-type="float" office:value="-0.781656">
                <text:p>-0.781656</text:p>
              </table:table-cell>
              <table:table-cell office:value-type="float" office:value="-0.653928">
                <text:p>-0.653928</text:p>
              </table:table-cell>
              <table:table-cell office:value-type="float" office:value="1.64168">
                <text:p>1.64168</text:p>
              </table:table-cell>
              <table:table-cell office:value-type="float" office:value="-0.329138">
                <text:p>-0.329138</text:p>
              </table:table-cell>
              <table:table-cell office:value-type="float" office:value="0.541656">
                <text:p>0.541656</text:p>
              </table:table-cell>
              <table:table-cell office:value-type="float" office:value="-1.16463">
                <text:p>-1.1646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678295">
                <text:p>0.678295</text:p>
              </table:table-cell>
              <table:table-cell office:value-type="float" office:value="-0.777596">
                <text:p>-0.777596</text:p>
              </table:table-cell>
              <table:table-cell office:value-type="float" office:value="-0.647226">
                <text:p>-0.647226</text:p>
              </table:table-cell>
              <table:table-cell office:value-type="float" office:value="1.64153">
                <text:p>1.64153</text:p>
              </table:table-cell>
              <table:table-cell office:value-type="float" office:value="-0.328517">
                <text:p>-0.328517</text:p>
              </table:table-cell>
              <table:table-cell office:value-type="float" office:value="0.541671">
                <text:p>0.541671</text:p>
              </table:table-cell>
              <table:table-cell office:value-type="float" office:value="-1.15897">
                <text:p>-1.1589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673279">
                <text:p>0.673279</text:p>
              </table:table-cell>
              <table:table-cell office:value-type="float" office:value="-0.773552">
                <text:p>-0.773552</text:p>
              </table:table-cell>
              <table:table-cell office:value-type="float" office:value="-0.640481">
                <text:p>-0.640481</text:p>
              </table:table-cell>
              <table:table-cell office:value-type="float" office:value="1.64132">
                <text:p>1.64132</text:p>
              </table:table-cell>
              <table:table-cell office:value-type="float" office:value="-0.327926">
                <text:p>-0.327926</text:p>
              </table:table-cell>
              <table:table-cell office:value-type="float" office:value="0.541731">
                <text:p>0.541731</text:p>
              </table:table-cell>
              <table:table-cell office:value-type="float" office:value="-1.15329">
                <text:p>-1.1532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66825">
                <text:p>0.66825</text:p>
              </table:table-cell>
              <table:table-cell office:value-type="float" office:value="-0.769526">
                <text:p>-0.769526</text:p>
              </table:table-cell>
              <table:table-cell office:value-type="float" office:value="-0.633693">
                <text:p>-0.633693</text:p>
              </table:table-cell>
              <table:table-cell office:value-type="float" office:value="1.64105">
                <text:p>1.64105</text:p>
              </table:table-cell>
              <table:table-cell office:value-type="float" office:value="-0.327367">
                <text:p>-0.327367</text:p>
              </table:table-cell>
              <table:table-cell office:value-type="float" office:value="0.541833">
                <text:p>0.541833</text:p>
              </table:table-cell>
              <table:table-cell office:value-type="float" office:value="-1.14761">
                <text:p>-1.1476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663206">
                <text:p>0.663206</text:p>
              </table:table-cell>
              <table:table-cell office:value-type="float" office:value="-0.765517">
                <text:p>-0.765517</text:p>
              </table:table-cell>
              <table:table-cell office:value-type="float" office:value="-0.626863">
                <text:p>-0.626863</text:p>
              </table:table-cell>
              <table:table-cell office:value-type="float" office:value="1.64071">
                <text:p>1.64071</text:p>
              </table:table-cell>
              <table:table-cell office:value-type="float" office:value="-0.32684">
                <text:p>-0.32684</text:p>
              </table:table-cell>
              <table:table-cell office:value-type="float" office:value="0.541979">
                <text:p>0.541979</text:p>
              </table:table-cell>
              <table:table-cell office:value-type="float" office:value="-1.14191">
                <text:p>-1.141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658149">
                <text:p>0.658149</text:p>
              </table:table-cell>
              <table:table-cell office:value-type="float" office:value="-0.761527">
                <text:p>-0.761527</text:p>
              </table:table-cell>
              <table:table-cell office:value-type="float" office:value="-0.619992">
                <text:p>-0.619992</text:p>
              </table:table-cell>
              <table:table-cell office:value-type="float" office:value="1.6403">
                <text:p>1.6403</text:p>
              </table:table-cell>
              <table:table-cell office:value-type="float" office:value="-0.326345">
                <text:p>-0.326345</text:p>
              </table:table-cell>
              <table:table-cell office:value-type="float" office:value="0.542169">
                <text:p>0.542169</text:p>
              </table:table-cell>
              <table:table-cell office:value-type="float" office:value="-1.1362">
                <text:p>-1.136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653079">
                <text:p>0.653079</text:p>
              </table:table-cell>
              <table:table-cell office:value-type="float" office:value="-0.757554">
                <text:p>-0.757554</text:p>
              </table:table-cell>
              <table:table-cell office:value-type="float" office:value="-0.61308">
                <text:p>-0.61308</text:p>
              </table:table-cell>
              <table:table-cell office:value-type="float" office:value="1.63983">
                <text:p>1.63983</text:p>
              </table:table-cell>
              <table:table-cell office:value-type="float" office:value="-0.325884">
                <text:p>-0.325884</text:p>
              </table:table-cell>
              <table:table-cell office:value-type="float" office:value="0.542402">
                <text:p>0.542402</text:p>
              </table:table-cell>
              <table:table-cell office:value-type="float" office:value="-1.13048">
                <text:p>-1.130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647997">
                <text:p>0.647997</text:p>
              </table:table-cell>
              <table:table-cell office:value-type="float" office:value="-0.753599">
                <text:p>-0.753599</text:p>
              </table:table-cell>
              <table:table-cell office:value-type="float" office:value="-0.606128">
                <text:p>-0.606128</text:p>
              </table:table-cell>
              <table:table-cell office:value-type="float" office:value="1.63929">
                <text:p>1.63929</text:p>
              </table:table-cell>
              <table:table-cell office:value-type="float" office:value="-0.325456">
                <text:p>-0.325456</text:p>
              </table:table-cell>
              <table:table-cell office:value-type="float" office:value="0.542679">
                <text:p>0.542679</text:p>
              </table:table-cell>
              <table:table-cell office:value-type="float" office:value="-1.12475">
                <text:p>-1.124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642904">
                <text:p>0.642904</text:p>
              </table:table-cell>
              <table:table-cell office:value-type="float" office:value="-0.749661">
                <text:p>-0.749661</text:p>
              </table:table-cell>
              <table:table-cell office:value-type="float" office:value="-0.599137">
                <text:p>-0.599137</text:p>
              </table:table-cell>
              <table:table-cell office:value-type="float" office:value="1.6387">
                <text:p>1.6387</text:p>
              </table:table-cell>
              <table:table-cell office:value-type="float" office:value="-0.325063">
                <text:p>-0.325063</text:p>
              </table:table-cell>
              <table:table-cell office:value-type="float" office:value="0.542999">
                <text:p>0.542999</text:p>
              </table:table-cell>
              <table:table-cell office:value-type="float" office:value="-1.119">
                <text:p>-1.1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637799">
                <text:p>0.637799</text:p>
              </table:table-cell>
              <table:table-cell office:value-type="float" office:value="-0.745743">
                <text:p>-0.745743</text:p>
              </table:table-cell>
              <table:table-cell office:value-type="float" office:value="-0.592106">
                <text:p>-0.592106</text:p>
              </table:table-cell>
              <table:table-cell office:value-type="float" office:value="1.63803">
                <text:p>1.63803</text:p>
              </table:table-cell>
              <table:table-cell office:value-type="float" office:value="-0.324706">
                <text:p>-0.324706</text:p>
              </table:table-cell>
              <table:table-cell office:value-type="float" office:value="0.543363">
                <text:p>0.543363</text:p>
              </table:table-cell>
              <table:table-cell office:value-type="float" office:value="-1.11324">
                <text:p>-1.113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.632684">
                <text:p>0.632684</text:p>
              </table:table-cell>
              <table:table-cell office:value-type="float" office:value="-0.741842">
                <text:p>-0.741842</text:p>
              </table:table-cell>
              <table:table-cell office:value-type="float" office:value="-0.585037">
                <text:p>-0.585037</text:p>
              </table:table-cell>
              <table:table-cell office:value-type="float" office:value="1.6373">
                <text:p>1.6373</text:p>
              </table:table-cell>
              <table:table-cell office:value-type="float" office:value="-0.324384">
                <text:p>-0.324384</text:p>
              </table:table-cell>
              <table:table-cell office:value-type="float" office:value="0.543771">
                <text:p>0.543771</text:p>
              </table:table-cell>
              <table:table-cell office:value-type="float" office:value="-1.10747">
                <text:p>-1.1074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.627559">
                <text:p>0.627559</text:p>
              </table:table-cell>
              <table:table-cell office:value-type="float" office:value="-0.737959">
                <text:p>-0.737959</text:p>
              </table:table-cell>
              <table:table-cell office:value-type="float" office:value="-0.577931">
                <text:p>-0.577931</text:p>
              </table:table-cell>
              <table:table-cell office:value-type="float" office:value="1.63651">
                <text:p>1.63651</text:p>
              </table:table-cell>
              <table:table-cell office:value-type="float" office:value="-0.324099">
                <text:p>-0.324099</text:p>
              </table:table-cell>
              <table:table-cell office:value-type="float" office:value="0.544222">
                <text:p>0.544222</text:p>
              </table:table-cell>
              <table:table-cell office:value-type="float" office:value="-1.10168">
                <text:p>-1.1016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622424">
                <text:p>0.622424</text:p>
              </table:table-cell>
              <table:table-cell office:value-type="float" office:value="-0.734094">
                <text:p>-0.734094</text:p>
              </table:table-cell>
              <table:table-cell office:value-type="float" office:value="-0.570787">
                <text:p>-0.570787</text:p>
              </table:table-cell>
              <table:table-cell office:value-type="float" office:value="1.63565">
                <text:p>1.63565</text:p>
              </table:table-cell>
              <table:table-cell office:value-type="float" office:value="-0.323851">
                <text:p>-0.323851</text:p>
              </table:table-cell>
              <table:table-cell office:value-type="float" office:value="0.544717">
                <text:p>0.544717</text:p>
              </table:table-cell>
              <table:table-cell office:value-type="float" office:value="-1.09589">
                <text:p>-1.0958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617281">
                <text:p>0.617281</text:p>
              </table:table-cell>
              <table:table-cell office:value-type="float" office:value="-0.730248">
                <text:p>-0.730248</text:p>
              </table:table-cell>
              <table:table-cell office:value-type="float" office:value="-0.563608">
                <text:p>-0.563608</text:p>
              </table:table-cell>
              <table:table-cell office:value-type="float" office:value="1.63473">
                <text:p>1.63473</text:p>
              </table:table-cell>
              <table:table-cell office:value-type="float" office:value="-0.323641">
                <text:p>-0.323641</text:p>
              </table:table-cell>
              <table:table-cell office:value-type="float" office:value="0.545256">
                <text:p>0.545256</text:p>
              </table:table-cell>
              <table:table-cell office:value-type="float" office:value="-1.09008">
                <text:p>-1.0900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612129">
                <text:p>0.612129</text:p>
              </table:table-cell>
              <table:table-cell office:value-type="float" office:value="-0.72642">
                <text:p>-0.72642</text:p>
              </table:table-cell>
              <table:table-cell office:value-type="float" office:value="-0.556393">
                <text:p>-0.556393</text:p>
              </table:table-cell>
              <table:table-cell office:value-type="float" office:value="1.63375">
                <text:p>1.63375</text:p>
              </table:table-cell>
              <table:table-cell office:value-type="float" office:value="-0.323469">
                <text:p>-0.323469</text:p>
              </table:table-cell>
              <table:table-cell office:value-type="float" office:value="0.545838">
                <text:p>0.545838</text:p>
              </table:table-cell>
              <table:table-cell office:value-type="float" office:value="-1.08426">
                <text:p>-1.0842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60697">
                <text:p>0.60697</text:p>
              </table:table-cell>
              <table:table-cell office:value-type="float" office:value="-0.722609">
                <text:p>-0.722609</text:p>
              </table:table-cell>
              <table:table-cell office:value-type="float" office:value="-0.549143">
                <text:p>-0.549143</text:p>
              </table:table-cell>
              <table:table-cell office:value-type="float" office:value="1.63269">
                <text:p>1.63269</text:p>
              </table:table-cell>
              <table:table-cell office:value-type="float" office:value="-0.323336">
                <text:p>-0.323336</text:p>
              </table:table-cell>
              <table:table-cell office:value-type="float" office:value="0.546464">
                <text:p>0.546464</text:p>
              </table:table-cell>
              <table:table-cell office:value-type="float" office:value="-1.07842">
                <text:p>-1.0784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601805">
                <text:p>0.601805</text:p>
              </table:table-cell>
              <table:table-cell office:value-type="float" office:value="-0.718817">
                <text:p>-0.718817</text:p>
              </table:table-cell>
              <table:table-cell office:value-type="float" office:value="-0.541859">
                <text:p>-0.541859</text:p>
              </table:table-cell>
              <table:table-cell office:value-type="float" office:value="1.63158">
                <text:p>1.63158</text:p>
              </table:table-cell>
              <table:table-cell office:value-type="float" office:value="-0.323242">
                <text:p>-0.323242</text:p>
              </table:table-cell>
              <table:table-cell office:value-type="float" office:value="0.547134">
                <text:p>0.547134</text:p>
              </table:table-cell>
              <table:table-cell office:value-type="float" office:value="-1.07257">
                <text:p>-1.0725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596633">
                <text:p>0.596633</text:p>
              </table:table-cell>
              <table:table-cell office:value-type="float" office:value="-0.715043">
                <text:p>-0.715043</text:p>
              </table:table-cell>
              <table:table-cell office:value-type="float" office:value="-0.534542">
                <text:p>-0.534542</text:p>
              </table:table-cell>
              <table:table-cell office:value-type="float" office:value="1.6304">
                <text:p>1.6304</text:p>
              </table:table-cell>
              <table:table-cell office:value-type="float" office:value="-0.323188">
                <text:p>-0.323188</text:p>
              </table:table-cell>
              <table:table-cell office:value-type="float" office:value="0.547848">
                <text:p>0.547848</text:p>
              </table:table-cell>
              <table:table-cell office:value-type="float" office:value="-1.06672">
                <text:p>-1.0667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591456">
                <text:p>0.591456</text:p>
              </table:table-cell>
              <table:table-cell office:value-type="float" office:value="-0.711286">
                <text:p>-0.711286</text:p>
              </table:table-cell>
              <table:table-cell office:value-type="float" office:value="-0.527192">
                <text:p>-0.527192</text:p>
              </table:table-cell>
              <table:table-cell office:value-type="float" office:value="1.62916">
                <text:p>1.62916</text:p>
              </table:table-cell>
              <table:table-cell office:value-type="float" office:value="-0.323175">
                <text:p>-0.323175</text:p>
              </table:table-cell>
              <table:table-cell office:value-type="float" office:value="0.548605">
                <text:p>0.548605</text:p>
              </table:table-cell>
              <table:table-cell office:value-type="float" office:value="-1.06085">
                <text:p>-1.0608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586274">
                <text:p>0.586274</text:p>
              </table:table-cell>
              <table:table-cell office:value-type="float" office:value="-0.707547">
                <text:p>-0.707547</text:p>
              </table:table-cell>
              <table:table-cell office:value-type="float" office:value="-0.519811">
                <text:p>-0.519811</text:p>
              </table:table-cell>
              <table:table-cell office:value-type="float" office:value="1.62785">
                <text:p>1.62785</text:p>
              </table:table-cell>
              <table:table-cell office:value-type="float" office:value="-0.323202">
                <text:p>-0.323202</text:p>
              </table:table-cell>
              <table:table-cell office:value-type="float" office:value="0.549406">
                <text:p>0.549406</text:p>
              </table:table-cell>
              <table:table-cell office:value-type="float" office:value="-1.05496">
                <text:p>-1.054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581088">
                <text:p>0.581088</text:p>
              </table:table-cell>
              <table:table-cell office:value-type="float" office:value="-0.703826">
                <text:p>-0.703826</text:p>
              </table:table-cell>
              <table:table-cell office:value-type="float" office:value="-0.512398">
                <text:p>-0.512398</text:p>
              </table:table-cell>
              <table:table-cell office:value-type="float" office:value="1.62648">
                <text:p>1.62648</text:p>
              </table:table-cell>
              <table:table-cell office:value-type="float" office:value="-0.323271">
                <text:p>-0.323271</text:p>
              </table:table-cell>
              <table:table-cell office:value-type="float" office:value="0.550251">
                <text:p>0.550251</text:p>
              </table:table-cell>
              <table:table-cell office:value-type="float" office:value="-1.04907">
                <text:p>-1.0490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575899">
                <text:p>0.575899</text:p>
              </table:table-cell>
              <table:table-cell office:value-type="float" office:value="-0.700121">
                <text:p>-0.700121</text:p>
              </table:table-cell>
              <table:table-cell office:value-type="float" office:value="-0.504955">
                <text:p>-0.504955</text:p>
              </table:table-cell>
              <table:table-cell office:value-type="float" office:value="1.62504">
                <text:p>1.62504</text:p>
              </table:table-cell>
              <table:table-cell office:value-type="float" office:value="-0.323383">
                <text:p>-0.323383</text:p>
              </table:table-cell>
              <table:table-cell office:value-type="float" office:value="0.551139">
                <text:p>0.551139</text:p>
              </table:table-cell>
              <table:table-cell office:value-type="float" office:value="-1.04316">
                <text:p>-1.0431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570707">
                <text:p>0.570707</text:p>
              </table:table-cell>
              <table:table-cell office:value-type="float" office:value="-0.696434">
                <text:p>-0.696434</text:p>
              </table:table-cell>
              <table:table-cell office:value-type="float" office:value="-0.497482">
                <text:p>-0.497482</text:p>
              </table:table-cell>
              <table:table-cell office:value-type="float" office:value="1.62354">
                <text:p>1.62354</text:p>
              </table:table-cell>
              <table:table-cell office:value-type="float" office:value="-0.323536">
                <text:p>-0.323536</text:p>
              </table:table-cell>
              <table:table-cell office:value-type="float" office:value="0.552072">
                <text:p>0.552072</text:p>
              </table:table-cell>
              <table:table-cell office:value-type="float" office:value="-1.03724">
                <text:p>-1.037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565513">
                <text:p>0.565513</text:p>
              </table:table-cell>
              <table:table-cell office:value-type="float" office:value="-0.692764">
                <text:p>-0.692764</text:p>
              </table:table-cell>
              <table:table-cell office:value-type="float" office:value="-0.489981">
                <text:p>-0.489981</text:p>
              </table:table-cell>
              <table:table-cell office:value-type="float" office:value="1.62198">
                <text:p>1.62198</text:p>
              </table:table-cell>
              <table:table-cell office:value-type="float" office:value="-0.323732">
                <text:p>-0.323732</text:p>
              </table:table-cell>
              <table:table-cell office:value-type="float" office:value="0.553048">
                <text:p>0.553048</text:p>
              </table:table-cell>
              <table:table-cell office:value-type="float" office:value="-1.03132">
                <text:p>-1.031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560318">
                <text:p>0.560318</text:p>
              </table:table-cell>
              <table:table-cell office:value-type="float" office:value="-0.689111">
                <text:p>-0.689111</text:p>
              </table:table-cell>
              <table:table-cell office:value-type="float" office:value="-0.482451">
                <text:p>-0.482451</text:p>
              </table:table-cell>
              <table:table-cell office:value-type="float" office:value="1.62035">
                <text:p>1.62035</text:p>
              </table:table-cell>
              <table:table-cell office:value-type="float" office:value="-0.323972">
                <text:p>-0.323972</text:p>
              </table:table-cell>
              <table:table-cell office:value-type="float" office:value="0.554068">
                <text:p>0.554068</text:p>
              </table:table-cell>
              <table:table-cell office:value-type="float" office:value="-1.02538">
                <text:p>-1.0253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555123">
                <text:p>0.555123</text:p>
              </table:table-cell>
              <table:table-cell office:value-type="float" office:value="-0.685473">
                <text:p>-0.685473</text:p>
              </table:table-cell>
              <table:table-cell office:value-type="float" office:value="-0.474894">
                <text:p>-0.474894</text:p>
              </table:table-cell>
              <table:table-cell office:value-type="float" office:value="1.61865">
                <text:p>1.61865</text:p>
              </table:table-cell>
              <table:table-cell office:value-type="float" office:value="-0.324256">
                <text:p>-0.324256</text:p>
              </table:table-cell>
              <table:table-cell office:value-type="float" office:value="0.555131">
                <text:p>0.555131</text:p>
              </table:table-cell>
              <table:table-cell office:value-type="float" office:value="-1.01942">
                <text:p>-1.0194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549928">
                <text:p>0.549928</text:p>
              </table:table-cell>
              <table:table-cell office:value-type="float" office:value="-0.681852">
                <text:p>-0.681852</text:p>
              </table:table-cell>
              <table:table-cell office:value-type="float" office:value="-0.467311">
                <text:p>-0.467311</text:p>
              </table:table-cell>
              <table:table-cell office:value-type="float" office:value="1.6169">
                <text:p>1.6169</text:p>
              </table:table-cell>
              <table:table-cell office:value-type="float" office:value="-0.324583">
                <text:p>-0.324583</text:p>
              </table:table-cell>
              <table:table-cell office:value-type="float" office:value="0.556238">
                <text:p>0.556238</text:p>
              </table:table-cell>
              <table:table-cell office:value-type="float" office:value="-1.01346">
                <text:p>-1.0134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544734">
                <text:p>0.544734</text:p>
              </table:table-cell>
              <table:table-cell office:value-type="float" office:value="-0.678247">
                <text:p>-0.678247</text:p>
              </table:table-cell>
              <table:table-cell office:value-type="float" office:value="-0.459702">
                <text:p>-0.459702</text:p>
              </table:table-cell>
              <table:table-cell office:value-type="float" office:value="1.61508">
                <text:p>1.61508</text:p>
              </table:table-cell>
              <table:table-cell office:value-type="float" office:value="-0.324955">
                <text:p>-0.324955</text:p>
              </table:table-cell>
              <table:table-cell office:value-type="float" office:value="0.557389">
                <text:p>0.557389</text:p>
              </table:table-cell>
              <table:table-cell office:value-type="float" office:value="-1.00749">
                <text:p>-1.0074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539542">
                <text:p>0.539542</text:p>
              </table:table-cell>
              <table:table-cell office:value-type="float" office:value="-0.674657">
                <text:p>-0.674657</text:p>
              </table:table-cell>
              <table:table-cell office:value-type="float" office:value="-0.452067">
                <text:p>-0.452067</text:p>
              </table:table-cell>
              <table:table-cell office:value-type="float" office:value="1.61319">
                <text:p>1.61319</text:p>
              </table:table-cell>
              <table:table-cell office:value-type="float" office:value="-0.325372">
                <text:p>-0.325372</text:p>
              </table:table-cell>
              <table:table-cell office:value-type="float" office:value="0.558584">
                <text:p>0.558584</text:p>
              </table:table-cell>
              <table:table-cell office:value-type="float" office:value="-1.00151">
                <text:p>-1.0015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534352">
                <text:p>0.534352</text:p>
              </table:table-cell>
              <table:table-cell office:value-type="float" office:value="-0.671082">
                <text:p>-0.671082</text:p>
              </table:table-cell>
              <table:table-cell office:value-type="float" office:value="-0.444408">
                <text:p>-0.444408</text:p>
              </table:table-cell>
              <table:table-cell office:value-type="float" office:value="1.61124">
                <text:p>1.61124</text:p>
              </table:table-cell>
              <table:table-cell office:value-type="float" office:value="-0.325835">
                <text:p>-0.325835</text:p>
              </table:table-cell>
              <table:table-cell office:value-type="float" office:value="0.559823">
                <text:p>0.559823</text:p>
              </table:table-cell>
              <table:table-cell office:value-type="float" office:value="-0.995516">
                <text:p>-0.9955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529166">
                <text:p>0.529166</text:p>
              </table:table-cell>
              <table:table-cell office:value-type="float" office:value="-0.667522">
                <text:p>-0.667522</text:p>
              </table:table-cell>
              <table:table-cell office:value-type="float" office:value="-0.436726">
                <text:p>-0.436726</text:p>
              </table:table-cell>
              <table:table-cell office:value-type="float" office:value="1.60923">
                <text:p>1.60923</text:p>
              </table:table-cell>
              <table:table-cell office:value-type="float" office:value="-0.326342">
                <text:p>-0.326342</text:p>
              </table:table-cell>
              <table:table-cell office:value-type="float" office:value="0.561105">
                <text:p>0.561105</text:p>
              </table:table-cell>
              <table:table-cell office:value-type="float" office:value="-0.989514">
                <text:p>-0.98951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523984">
                <text:p>0.523984</text:p>
              </table:table-cell>
              <table:table-cell office:value-type="float" office:value="-0.663977">
                <text:p>-0.663977</text:p>
              </table:table-cell>
              <table:table-cell office:value-type="float" office:value="-0.429021">
                <text:p>-0.429021</text:p>
              </table:table-cell>
              <table:table-cell office:value-type="float" office:value="1.60715">
                <text:p>1.60715</text:p>
              </table:table-cell>
              <table:table-cell office:value-type="float" office:value="-0.326896">
                <text:p>-0.326896</text:p>
              </table:table-cell>
              <table:table-cell office:value-type="float" office:value="0.562431">
                <text:p>0.562431</text:p>
              </table:table-cell>
              <table:table-cell office:value-type="float" office:value="-0.983503">
                <text:p>-0.98350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518806">
                <text:p>0.518806</text:p>
              </table:table-cell>
              <table:table-cell office:value-type="float" office:value="-0.660445">
                <text:p>-0.660445</text:p>
              </table:table-cell>
              <table:table-cell office:value-type="float" office:value="-0.421294">
                <text:p>-0.421294</text:p>
              </table:table-cell>
              <table:table-cell office:value-type="float" office:value="1.60501">
                <text:p>1.60501</text:p>
              </table:table-cell>
              <table:table-cell office:value-type="float" office:value="-0.327496">
                <text:p>-0.327496</text:p>
              </table:table-cell>
              <table:table-cell office:value-type="float" office:value="0.563801">
                <text:p>0.563801</text:p>
              </table:table-cell>
              <table:table-cell office:value-type="float" office:value="-0.977482">
                <text:p>-0.97748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513634">
                <text:p>0.513634</text:p>
              </table:table-cell>
              <table:table-cell office:value-type="float" office:value="-0.656928">
                <text:p>-0.656928</text:p>
              </table:table-cell>
              <table:table-cell office:value-type="float" office:value="-0.413545">
                <text:p>-0.413545</text:p>
              </table:table-cell>
              <table:table-cell office:value-type="float" office:value="1.6028">
                <text:p>1.6028</text:p>
              </table:table-cell>
              <table:table-cell office:value-type="float" office:value="-0.328143">
                <text:p>-0.328143</text:p>
              </table:table-cell>
              <table:table-cell office:value-type="float" office:value="0.565214">
                <text:p>0.565214</text:p>
              </table:table-cell>
              <table:table-cell office:value-type="float" office:value="-0.971453">
                <text:p>-0.97145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508469">
                <text:p>0.508469</text:p>
              </table:table-cell>
              <table:table-cell office:value-type="float" office:value="-0.653423">
                <text:p>-0.653423</text:p>
              </table:table-cell>
              <table:table-cell office:value-type="float" office:value="-0.405775">
                <text:p>-0.405775</text:p>
              </table:table-cell>
              <table:table-cell office:value-type="float" office:value="1.60053">
                <text:p>1.60053</text:p>
              </table:table-cell>
              <table:table-cell office:value-type="float" office:value="-0.328836">
                <text:p>-0.328836</text:p>
              </table:table-cell>
              <table:table-cell office:value-type="float" office:value="0.566671">
                <text:p>0.566671</text:p>
              </table:table-cell>
              <table:table-cell office:value-type="float" office:value="-0.965415">
                <text:p>-0.96541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50331">
                <text:p>0.50331</text:p>
              </table:table-cell>
              <table:table-cell office:value-type="float" office:value="-0.649931">
                <text:p>-0.649931</text:p>
              </table:table-cell>
              <table:table-cell office:value-type="float" office:value="-0.397986">
                <text:p>-0.397986</text:p>
              </table:table-cell>
              <table:table-cell office:value-type="float" office:value="1.5982">
                <text:p>1.5982</text:p>
              </table:table-cell>
              <table:table-cell office:value-type="float" office:value="-0.329577">
                <text:p>-0.329577</text:p>
              </table:table-cell>
              <table:table-cell office:value-type="float" office:value="0.568172">
                <text:p>0.568172</text:p>
              </table:table-cell>
              <table:table-cell office:value-type="float" office:value="-0.95937">
                <text:p>-0.9593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498159">
                <text:p>0.498159</text:p>
              </table:table-cell>
              <table:table-cell office:value-type="float" office:value="-0.646451">
                <text:p>-0.646451</text:p>
              </table:table-cell>
              <table:table-cell office:value-type="float" office:value="-0.390177">
                <text:p>-0.390177</text:p>
              </table:table-cell>
              <table:table-cell office:value-type="float" office:value="1.5958">
                <text:p>1.5958</text:p>
              </table:table-cell>
              <table:table-cell office:value-type="float" office:value="-0.330365">
                <text:p>-0.330365</text:p>
              </table:table-cell>
              <table:table-cell office:value-type="float" office:value="0.569717">
                <text:p>0.569717</text:p>
              </table:table-cell>
              <table:table-cell office:value-type="float" office:value="-0.953316">
                <text:p>-0.9533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493017">
                <text:p>0.493017</text:p>
              </table:table-cell>
              <table:table-cell office:value-type="float" office:value="-0.642983">
                <text:p>-0.642983</text:p>
              </table:table-cell>
              <table:table-cell office:value-type="float" office:value="-0.38235">
                <text:p>-0.38235</text:p>
              </table:table-cell>
              <table:table-cell office:value-type="float" office:value="1.59334">
                <text:p>1.59334</text:p>
              </table:table-cell>
              <table:table-cell office:value-type="float" office:value="-0.3312">
                <text:p>-0.3312</text:p>
              </table:table-cell>
              <table:table-cell office:value-type="float" office:value="0.571305">
                <text:p>0.571305</text:p>
              </table:table-cell>
              <table:table-cell office:value-type="float" office:value="-0.947255">
                <text:p>-0.9472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487883">
                <text:p>0.487883</text:p>
              </table:table-cell>
              <table:table-cell office:value-type="float" office:value="-0.639526">
                <text:p>-0.639526</text:p>
              </table:table-cell>
              <table:table-cell office:value-type="float" office:value="-0.374504">
                <text:p>-0.374504</text:p>
              </table:table-cell>
              <table:table-cell office:value-type="float" office:value="1.59081">
                <text:p>1.59081</text:p>
              </table:table-cell>
              <table:table-cell office:value-type="float" office:value="-0.332083">
                <text:p>-0.332083</text:p>
              </table:table-cell>
              <table:table-cell office:value-type="float" office:value="0.572937">
                <text:p>0.572937</text:p>
              </table:table-cell>
              <table:table-cell office:value-type="float" office:value="-0.941188">
                <text:p>-0.94118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48276">
                <text:p>0.48276</text:p>
              </table:table-cell>
              <table:table-cell office:value-type="float" office:value="-0.636079">
                <text:p>-0.636079</text:p>
              </table:table-cell>
              <table:table-cell office:value-type="float" office:value="-0.366642">
                <text:p>-0.366642</text:p>
              </table:table-cell>
              <table:table-cell office:value-type="float" office:value="1.58822">
                <text:p>1.58822</text:p>
              </table:table-cell>
              <table:table-cell office:value-type="float" office:value="-0.333015">
                <text:p>-0.333015</text:p>
              </table:table-cell>
              <table:table-cell office:value-type="float" office:value="0.574613">
                <text:p>0.574613</text:p>
              </table:table-cell>
              <table:table-cell office:value-type="float" office:value="-0.935113">
                <text:p>-0.93511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477647">
                <text:p>0.477647</text:p>
              </table:table-cell>
              <table:table-cell office:value-type="float" office:value="-0.632643">
                <text:p>-0.632643</text:p>
              </table:table-cell>
              <table:table-cell office:value-type="float" office:value="-0.358762">
                <text:p>-0.358762</text:p>
              </table:table-cell>
              <table:table-cell office:value-type="float" office:value="1.58557">
                <text:p>1.58557</text:p>
              </table:table-cell>
              <table:table-cell office:value-type="float" office:value="-0.333994">
                <text:p>-0.333994</text:p>
              </table:table-cell>
              <table:table-cell office:value-type="float" office:value="0.576332">
                <text:p>0.576332</text:p>
              </table:table-cell>
              <table:table-cell office:value-type="float" office:value="-0.929033">
                <text:p>-0.9290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472545">
                <text:p>0.472545</text:p>
              </table:table-cell>
              <table:table-cell office:value-type="float" office:value="-0.629217">
                <text:p>-0.629217</text:p>
              </table:table-cell>
              <table:table-cell office:value-type="float" office:value="-0.350866">
                <text:p>-0.350866</text:p>
              </table:table-cell>
              <table:table-cell office:value-type="float" office:value="1.58285">
                <text:p>1.58285</text:p>
              </table:table-cell>
              <table:table-cell office:value-type="float" office:value="-0.335022">
                <text:p>-0.335022</text:p>
              </table:table-cell>
              <table:table-cell office:value-type="float" office:value="0.578096">
                <text:p>0.578096</text:p>
              </table:table-cell>
              <table:table-cell office:value-type="float" office:value="-0.922947">
                <text:p>-0.92294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467455">
                <text:p>0.467455</text:p>
              </table:table-cell>
              <table:table-cell office:value-type="float" office:value="-0.625799">
                <text:p>-0.625799</text:p>
              </table:table-cell>
              <table:table-cell office:value-type="float" office:value="-0.342955">
                <text:p>-0.342955</text:p>
              </table:table-cell>
              <table:table-cell office:value-type="float" office:value="1.58007">
                <text:p>1.58007</text:p>
              </table:table-cell>
              <table:table-cell office:value-type="float" office:value="-0.336099">
                <text:p>-0.336099</text:p>
              </table:table-cell>
              <table:table-cell office:value-type="float" office:value="0.579903">
                <text:p>0.579903</text:p>
              </table:table-cell>
              <table:table-cell office:value-type="float" office:value="-0.916856">
                <text:p>-0.9168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462378">
                <text:p>0.462378</text:p>
              </table:table-cell>
              <table:table-cell office:value-type="float" office:value="-0.62239">
                <text:p>-0.62239</text:p>
              </table:table-cell>
              <table:table-cell office:value-type="float" office:value="-0.335029">
                <text:p>-0.335029</text:p>
              </table:table-cell>
              <table:table-cell office:value-type="float" office:value="1.57723">
                <text:p>1.57723</text:p>
              </table:table-cell>
              <table:table-cell office:value-type="float" office:value="-0.337224">
                <text:p>-0.337224</text:p>
              </table:table-cell>
              <table:table-cell office:value-type="float" office:value="0.581754">
                <text:p>0.581754</text:p>
              </table:table-cell>
              <table:table-cell office:value-type="float" office:value="-0.910759">
                <text:p>-0.91075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457314">
                <text:p>0.457314</text:p>
              </table:table-cell>
              <table:table-cell office:value-type="float" office:value="-0.618989">
                <text:p>-0.618989</text:p>
              </table:table-cell>
              <table:table-cell office:value-type="float" office:value="-0.327089">
                <text:p>-0.327089</text:p>
              </table:table-cell>
              <table:table-cell office:value-type="float" office:value="1.57432">
                <text:p>1.57432</text:p>
              </table:table-cell>
              <table:table-cell office:value-type="float" office:value="-0.338399">
                <text:p>-0.338399</text:p>
              </table:table-cell>
              <table:table-cell office:value-type="float" office:value="0.583649">
                <text:p>0.583649</text:p>
              </table:table-cell>
              <table:table-cell office:value-type="float" office:value="-0.904659">
                <text:p>-0.90465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452263">
                <text:p>0.452263</text:p>
              </table:table-cell>
              <table:table-cell office:value-type="float" office:value="-0.615595">
                <text:p>-0.615595</text:p>
              </table:table-cell>
              <table:table-cell office:value-type="float" office:value="-0.319134">
                <text:p>-0.319134</text:p>
              </table:table-cell>
              <table:table-cell office:value-type="float" office:value="1.57134">
                <text:p>1.57134</text:p>
              </table:table-cell>
              <table:table-cell office:value-type="float" office:value="-0.339622">
                <text:p>-0.339622</text:p>
              </table:table-cell>
              <table:table-cell office:value-type="float" office:value="0.585587">
                <text:p>0.585587</text:p>
              </table:table-cell>
              <table:table-cell office:value-type="float" office:value="-0.898554">
                <text:p>-0.89855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447228">
                <text:p>0.447228</text:p>
              </table:table-cell>
              <table:table-cell office:value-type="float" office:value="-0.612207">
                <text:p>-0.612207</text:p>
              </table:table-cell>
              <table:table-cell office:value-type="float" office:value="-0.311167">
                <text:p>-0.311167</text:p>
              </table:table-cell>
              <table:table-cell office:value-type="float" office:value="1.56831">
                <text:p>1.56831</text:p>
              </table:table-cell>
              <table:table-cell office:value-type="float" office:value="-0.340895">
                <text:p>-0.340895</text:p>
              </table:table-cell>
              <table:table-cell office:value-type="float" office:value="0.58757">
                <text:p>0.58757</text:p>
              </table:table-cell>
              <table:table-cell office:value-type="float" office:value="-0.892446">
                <text:p>-0.89244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442207">
                <text:p>0.442207</text:p>
              </table:table-cell>
              <table:table-cell office:value-type="float" office:value="-0.608825">
                <text:p>-0.608825</text:p>
              </table:table-cell>
              <table:table-cell office:value-type="float" office:value="-0.303186">
                <text:p>-0.303186</text:p>
              </table:table-cell>
              <table:table-cell office:value-type="float" office:value="1.56521">
                <text:p>1.56521</text:p>
              </table:table-cell>
              <table:table-cell office:value-type="float" office:value="-0.342217">
                <text:p>-0.342217</text:p>
              </table:table-cell>
              <table:table-cell office:value-type="float" office:value="0.589596">
                <text:p>0.589596</text:p>
              </table:table-cell>
              <table:table-cell office:value-type="float" office:value="-0.886335">
                <text:p>-0.88633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437202">
                <text:p>0.437202</text:p>
              </table:table-cell>
              <table:table-cell office:value-type="float" office:value="-0.605449">
                <text:p>-0.605449</text:p>
              </table:table-cell>
              <table:table-cell office:value-type="float" office:value="-0.295193">
                <text:p>-0.295193</text:p>
              </table:table-cell>
              <table:table-cell office:value-type="float" office:value="1.56204">
                <text:p>1.56204</text:p>
              </table:table-cell>
              <table:table-cell office:value-type="float" office:value="-0.343589">
                <text:p>-0.343589</text:p>
              </table:table-cell>
              <table:table-cell office:value-type="float" office:value="0.591666">
                <text:p>0.591666</text:p>
              </table:table-cell>
              <table:table-cell office:value-type="float" office:value="-0.880222">
                <text:p>-0.88022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432213">
                <text:p>0.432213</text:p>
              </table:table-cell>
              <table:table-cell office:value-type="float" office:value="-0.602077">
                <text:p>-0.602077</text:p>
              </table:table-cell>
              <table:table-cell office:value-type="float" office:value="-0.287188">
                <text:p>-0.287188</text:p>
              </table:table-cell>
              <table:table-cell office:value-type="float" office:value="1.55881">
                <text:p>1.55881</text:p>
              </table:table-cell>
              <table:table-cell office:value-type="float" office:value="-0.345011">
                <text:p>-0.345011</text:p>
              </table:table-cell>
              <table:table-cell office:value-type="float" office:value="0.59378">
                <text:p>0.59378</text:p>
              </table:table-cell>
              <table:table-cell office:value-type="float" office:value="-0.874107">
                <text:p>-0.87410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42724">
                <text:p>0.42724</text:p>
              </table:table-cell>
              <table:table-cell office:value-type="float" office:value="-0.598709">
                <text:p>-0.598709</text:p>
              </table:table-cell>
              <table:table-cell office:value-type="float" office:value="-0.279171">
                <text:p>-0.279171</text:p>
              </table:table-cell>
              <table:table-cell office:value-type="float" office:value="1.55552">
                <text:p>1.55552</text:p>
              </table:table-cell>
              <table:table-cell office:value-type="float" office:value="-0.346482">
                <text:p>-0.346482</text:p>
              </table:table-cell>
              <table:table-cell office:value-type="float" office:value="0.595938">
                <text:p>0.595938</text:p>
              </table:table-cell>
              <table:table-cell office:value-type="float" office:value="-0.86799">
                <text:p>-0.8679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422285">
                <text:p>0.422285</text:p>
              </table:table-cell>
              <table:table-cell office:value-type="float" office:value="-0.595344">
                <text:p>-0.595344</text:p>
              </table:table-cell>
              <table:table-cell office:value-type="float" office:value="-0.271144">
                <text:p>-0.271144</text:p>
              </table:table-cell>
              <table:table-cell office:value-type="float" office:value="1.55216">
                <text:p>1.55216</text:p>
              </table:table-cell>
              <table:table-cell office:value-type="float" office:value="-0.348004">
                <text:p>-0.348004</text:p>
              </table:table-cell>
              <table:table-cell office:value-type="float" office:value="0.598141">
                <text:p>0.598141</text:p>
              </table:table-cell>
              <table:table-cell office:value-type="float" office:value="-0.861872">
                <text:p>-0.86187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417348">
                <text:p>0.417348</text:p>
              </table:table-cell>
              <table:table-cell office:value-type="float" office:value="-0.591981">
                <text:p>-0.591981</text:p>
              </table:table-cell>
              <table:table-cell office:value-type="float" office:value="-0.263105">
                <text:p>-0.263105</text:p>
              </table:table-cell>
              <table:table-cell office:value-type="float" office:value="1.54874">
                <text:p>1.54874</text:p>
              </table:table-cell>
              <table:table-cell office:value-type="float" office:value="-0.349575">
                <text:p>-0.349575</text:p>
              </table:table-cell>
              <table:table-cell office:value-type="float" office:value="0.600387">
                <text:p>0.600387</text:p>
              </table:table-cell>
              <table:table-cell office:value-type="float" office:value="-0.855753">
                <text:p>-0.85575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41243">
                <text:p>0.41243</text:p>
              </table:table-cell>
              <table:table-cell office:value-type="float" office:value="-0.588621">
                <text:p>-0.588621</text:p>
              </table:table-cell>
              <table:table-cell office:value-type="float" office:value="-0.255056">
                <text:p>-0.255056</text:p>
              </table:table-cell>
              <table:table-cell office:value-type="float" office:value="1.54525">
                <text:p>1.54525</text:p>
              </table:table-cell>
              <table:table-cell office:value-type="float" office:value="-0.351197">
                <text:p>-0.351197</text:p>
              </table:table-cell>
              <table:table-cell office:value-type="float" office:value="0.602677">
                <text:p>0.602677</text:p>
              </table:table-cell>
              <table:table-cell office:value-type="float" office:value="-0.849635">
                <text:p>-0.84963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40753">
                <text:p>0.40753</text:p>
              </table:table-cell>
              <table:table-cell office:value-type="float" office:value="-0.585261">
                <text:p>-0.585261</text:p>
              </table:table-cell>
              <table:table-cell office:value-type="float" office:value="-0.246996">
                <text:p>-0.246996</text:p>
              </table:table-cell>
              <table:table-cell office:value-type="float" office:value="1.5417">
                <text:p>1.5417</text:p>
              </table:table-cell>
              <table:table-cell office:value-type="float" office:value="-0.352869">
                <text:p>-0.352869</text:p>
              </table:table-cell>
              <table:table-cell office:value-type="float" office:value="0.605012">
                <text:p>0.605012</text:p>
              </table:table-cell>
              <table:table-cell office:value-type="float" office:value="-0.843517">
                <text:p>-0.84351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402649">
                <text:p>0.402649</text:p>
              </table:table-cell>
              <table:table-cell office:value-type="float" office:value="-0.581901">
                <text:p>-0.581901</text:p>
              </table:table-cell>
              <table:table-cell office:value-type="float" office:value="-0.238926">
                <text:p>-0.238926</text:p>
              </table:table-cell>
              <table:table-cell office:value-type="float" office:value="1.53808">
                <text:p>1.53808</text:p>
              </table:table-cell>
              <table:table-cell office:value-type="float" office:value="-0.354592">
                <text:p>-0.354592</text:p>
              </table:table-cell>
              <table:table-cell office:value-type="float" office:value="0.607391">
                <text:p>0.607391</text:p>
              </table:table-cell>
              <table:table-cell office:value-type="float" office:value="-0.837401">
                <text:p>-0.8374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397788">
                <text:p>0.397788</text:p>
              </table:table-cell>
              <table:table-cell office:value-type="float" office:value="-0.578541">
                <text:p>-0.578541</text:p>
              </table:table-cell>
              <table:table-cell office:value-type="float" office:value="-0.230847">
                <text:p>-0.230847</text:p>
              </table:table-cell>
              <table:table-cell office:value-type="float" office:value="1.5344">
                <text:p>1.5344</text:p>
              </table:table-cell>
              <table:table-cell office:value-type="float" office:value="-0.356365">
                <text:p>-0.356365</text:p>
              </table:table-cell>
              <table:table-cell office:value-type="float" office:value="0.609814">
                <text:p>0.609814</text:p>
              </table:table-cell>
              <table:table-cell office:value-type="float" office:value="-0.831286">
                <text:p>-0.83128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392947">
                <text:p>0.392947</text:p>
              </table:table-cell>
              <table:table-cell office:value-type="float" office:value="-0.575179">
                <text:p>-0.575179</text:p>
              </table:table-cell>
              <table:table-cell office:value-type="float" office:value="-0.222758">
                <text:p>-0.222758</text:p>
              </table:table-cell>
              <table:table-cell office:value-type="float" office:value="1.53066">
                <text:p>1.53066</text:p>
              </table:table-cell>
              <table:table-cell office:value-type="float" office:value="-0.35819">
                <text:p>-0.35819</text:p>
              </table:table-cell>
              <table:table-cell office:value-type="float" office:value="0.612282">
                <text:p>0.612282</text:p>
              </table:table-cell>
              <table:table-cell office:value-type="float" office:value="-0.825173">
                <text:p>-0.82517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388127">
                <text:p>0.388127</text:p>
              </table:table-cell>
              <table:table-cell office:value-type="float" office:value="-0.571816">
                <text:p>-0.571816</text:p>
              </table:table-cell>
              <table:table-cell office:value-type="float" office:value="-0.21466">
                <text:p>-0.21466</text:p>
              </table:table-cell>
              <table:table-cell office:value-type="float" office:value="1.52685">
                <text:p>1.52685</text:p>
              </table:table-cell>
              <table:table-cell office:value-type="float" office:value="-0.360065">
                <text:p>-0.360065</text:p>
              </table:table-cell>
              <table:table-cell office:value-type="float" office:value="0.614794">
                <text:p>0.614794</text:p>
              </table:table-cell>
              <table:table-cell office:value-type="float" office:value="-0.819062">
                <text:p>-0.81906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383328">
                <text:p>0.383328</text:p>
              </table:table-cell>
              <table:table-cell office:value-type="float" office:value="-0.568449">
                <text:p>-0.568449</text:p>
              </table:table-cell>
              <table:table-cell office:value-type="float" office:value="-0.206552">
                <text:p>-0.206552</text:p>
              </table:table-cell>
              <table:table-cell office:value-type="float" office:value="1.52298">
                <text:p>1.52298</text:p>
              </table:table-cell>
              <table:table-cell office:value-type="float" office:value="-0.361991">
                <text:p>-0.361991</text:p>
              </table:table-cell>
              <table:table-cell office:value-type="float" office:value="0.61735">
                <text:p>0.61735</text:p>
              </table:table-cell>
              <table:table-cell office:value-type="float" office:value="-0.812955">
                <text:p>-0.81295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37855">
                <text:p>0.37855</text:p>
              </table:table-cell>
              <table:table-cell office:value-type="float" office:value="-0.565079">
                <text:p>-0.565079</text:p>
              </table:table-cell>
              <table:table-cell office:value-type="float" office:value="-0.198435">
                <text:p>-0.198435</text:p>
              </table:table-cell>
              <table:table-cell office:value-type="float" office:value="1.51904">
                <text:p>1.51904</text:p>
              </table:table-cell>
              <table:table-cell office:value-type="float" office:value="-0.363969">
                <text:p>-0.363969</text:p>
              </table:table-cell>
              <table:table-cell office:value-type="float" office:value="0.619952">
                <text:p>0.619952</text:p>
              </table:table-cell>
              <table:table-cell office:value-type="float" office:value="-0.806852">
                <text:p>-0.8068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373793">
                <text:p>0.373793</text:p>
              </table:table-cell>
              <table:table-cell office:value-type="float" office:value="-0.561704">
                <text:p>-0.561704</text:p>
              </table:table-cell>
              <table:table-cell office:value-type="float" office:value="-0.190308">
                <text:p>-0.190308</text:p>
              </table:table-cell>
              <table:table-cell office:value-type="float" office:value="1.51504">
                <text:p>1.51504</text:p>
              </table:table-cell>
              <table:table-cell office:value-type="float" office:value="-0.365998">
                <text:p>-0.365998</text:p>
              </table:table-cell>
              <table:table-cell office:value-type="float" office:value="0.622598">
                <text:p>0.622598</text:p>
              </table:table-cell>
              <table:table-cell office:value-type="float" office:value="-0.800753">
                <text:p>-0.80075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369059">
                <text:p>0.369059</text:p>
              </table:table-cell>
              <table:table-cell office:value-type="float" office:value="-0.558323">
                <text:p>-0.558323</text:p>
              </table:table-cell>
              <table:table-cell office:value-type="float" office:value="-0.182173">
                <text:p>-0.182173</text:p>
              </table:table-cell>
              <table:table-cell office:value-type="float" office:value="1.51097">
                <text:p>1.51097</text:p>
              </table:table-cell>
              <table:table-cell office:value-type="float" office:value="-0.368079">
                <text:p>-0.368079</text:p>
              </table:table-cell>
              <table:table-cell office:value-type="float" office:value="0.625289">
                <text:p>0.625289</text:p>
              </table:table-cell>
              <table:table-cell office:value-type="float" office:value="-0.794659">
                <text:p>-0.7946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364347">
                <text:p>0.364347</text:p>
              </table:table-cell>
              <table:table-cell office:value-type="float" office:value="-0.554937">
                <text:p>-0.554937</text:p>
              </table:table-cell>
              <table:table-cell office:value-type="float" office:value="-0.174028">
                <text:p>-0.174028</text:p>
              </table:table-cell>
              <table:table-cell office:value-type="float" office:value="1.50684">
                <text:p>1.50684</text:p>
              </table:table-cell>
              <table:table-cell office:value-type="float" office:value="-0.370212">
                <text:p>-0.370212</text:p>
              </table:table-cell>
              <table:table-cell office:value-type="float" office:value="0.628025">
                <text:p>0.628025</text:p>
              </table:table-cell>
              <table:table-cell office:value-type="float" office:value="-0.78857">
                <text:p>-0.7885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359658">
                <text:p>0.359658</text:p>
              </table:table-cell>
              <table:table-cell office:value-type="float" office:value="-0.551543">
                <text:p>-0.551543</text:p>
              </table:table-cell>
              <table:table-cell office:value-type="float" office:value="-0.165874">
                <text:p>-0.165874</text:p>
              </table:table-cell>
              <table:table-cell office:value-type="float" office:value="1.50264">
                <text:p>1.50264</text:p>
              </table:table-cell>
              <table:table-cell office:value-type="float" office:value="-0.372397">
                <text:p>-0.372397</text:p>
              </table:table-cell>
              <table:table-cell office:value-type="float" office:value="0.630806">
                <text:p>0.630806</text:p>
              </table:table-cell>
              <table:table-cell office:value-type="float" office:value="-0.782487">
                <text:p>-0.78248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354991">
                <text:p>0.354991</text:p>
              </table:table-cell>
              <table:table-cell office:value-type="float" office:value="-0.548142">
                <text:p>-0.548142</text:p>
              </table:table-cell>
              <table:table-cell office:value-type="float" office:value="-0.15771">
                <text:p>-0.15771</text:p>
              </table:table-cell>
              <table:table-cell office:value-type="float" office:value="1.49837">
                <text:p>1.49837</text:p>
              </table:table-cell>
              <table:table-cell office:value-type="float" office:value="-0.374634">
                <text:p>-0.374634</text:p>
              </table:table-cell>
              <table:table-cell office:value-type="float" office:value="0.633632">
                <text:p>0.633632</text:p>
              </table:table-cell>
              <table:table-cell office:value-type="float" office:value="-0.776411">
                <text:p>-0.77641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350348">
                <text:p>0.350348</text:p>
              </table:table-cell>
              <table:table-cell office:value-type="float" office:value="-0.544732">
                <text:p>-0.544732</text:p>
              </table:table-cell>
              <table:table-cell office:value-type="float" office:value="-0.149537">
                <text:p>-0.149537</text:p>
              </table:table-cell>
              <table:table-cell office:value-type="float" office:value="1.49404">
                <text:p>1.49404</text:p>
              </table:table-cell>
              <table:table-cell office:value-type="float" office:value="-0.376924">
                <text:p>-0.376924</text:p>
              </table:table-cell>
              <table:table-cell office:value-type="float" office:value="0.636504">
                <text:p>0.636504</text:p>
              </table:table-cell>
              <table:table-cell office:value-type="float" office:value="-0.770341">
                <text:p>-0.77034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345727">
                <text:p>0.345727</text:p>
              </table:table-cell>
              <table:table-cell office:value-type="float" office:value="-0.541312">
                <text:p>-0.541312</text:p>
              </table:table-cell>
              <table:table-cell office:value-type="float" office:value="-0.141353">
                <text:p>-0.141353</text:p>
              </table:table-cell>
              <table:table-cell office:value-type="float" office:value="1.48965">
                <text:p>1.48965</text:p>
              </table:table-cell>
              <table:table-cell office:value-type="float" office:value="-0.379267">
                <text:p>-0.379267</text:p>
              </table:table-cell>
              <table:table-cell office:value-type="float" office:value="0.639421">
                <text:p>0.639421</text:p>
              </table:table-cell>
              <table:table-cell office:value-type="float" office:value="-0.764279">
                <text:p>-0.76427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341131">
                <text:p>0.341131</text:p>
              </table:table-cell>
              <table:table-cell office:value-type="float" office:value="-0.537881">
                <text:p>-0.537881</text:p>
              </table:table-cell>
              <table:table-cell office:value-type="float" office:value="-0.13316">
                <text:p>-0.13316</text:p>
              </table:table-cell>
              <table:table-cell office:value-type="float" office:value="1.48519">
                <text:p>1.48519</text:p>
              </table:table-cell>
              <table:table-cell office:value-type="float" office:value="-0.381663">
                <text:p>-0.381663</text:p>
              </table:table-cell>
              <table:table-cell office:value-type="float" office:value="0.642384">
                <text:p>0.642384</text:p>
              </table:table-cell>
              <table:table-cell office:value-type="float" office:value="-0.758225">
                <text:p>-0.7582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336558">
                <text:p>0.336558</text:p>
              </table:table-cell>
              <table:table-cell office:value-type="float" office:value="-0.53444">
                <text:p>-0.53444</text:p>
              </table:table-cell>
              <table:table-cell office:value-type="float" office:value="-0.124956">
                <text:p>-0.124956</text:p>
              </table:table-cell>
              <table:table-cell office:value-type="float" office:value="1.48066">
                <text:p>1.48066</text:p>
              </table:table-cell>
              <table:table-cell office:value-type="float" office:value="-0.384113">
                <text:p>-0.384113</text:p>
              </table:table-cell>
              <table:table-cell office:value-type="float" office:value="0.645392">
                <text:p>0.645392</text:p>
              </table:table-cell>
              <table:table-cell office:value-type="float" office:value="-0.752179">
                <text:p>-0.75217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332009">
                <text:p>0.332009</text:p>
              </table:table-cell>
              <table:table-cell office:value-type="float" office:value="-0.530985">
                <text:p>-0.530985</text:p>
              </table:table-cell>
              <table:table-cell office:value-type="float" office:value="-0.116742">
                <text:p>-0.116742</text:p>
              </table:table-cell>
              <table:table-cell office:value-type="float" office:value="1.47607">
                <text:p>1.47607</text:p>
              </table:table-cell>
              <table:table-cell office:value-type="float" office:value="-0.386616">
                <text:p>-0.386616</text:p>
              </table:table-cell>
              <table:table-cell office:value-type="float" office:value="0.648447">
                <text:p>0.648447</text:p>
              </table:table-cell>
              <table:table-cell office:value-type="float" office:value="-0.746142">
                <text:p>-0.74614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327484">
                <text:p>0.327484</text:p>
              </table:table-cell>
              <table:table-cell office:value-type="float" office:value="-0.527518">
                <text:p>-0.527518</text:p>
              </table:table-cell>
              <table:table-cell office:value-type="float" office:value="-0.108516">
                <text:p>-0.108516</text:p>
              </table:table-cell>
              <table:table-cell office:value-type="float" office:value="1.47141">
                <text:p>1.47141</text:p>
              </table:table-cell>
              <table:table-cell office:value-type="float" office:value="-0.389174">
                <text:p>-0.389174</text:p>
              </table:table-cell>
              <table:table-cell office:value-type="float" office:value="0.651548">
                <text:p>0.651548</text:p>
              </table:table-cell>
              <table:table-cell office:value-type="float" office:value="-0.740115">
                <text:p>-0.74011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322983">
                <text:p>0.322983</text:p>
              </table:table-cell>
              <table:table-cell office:value-type="float" office:value="-0.524037">
                <text:p>-0.524037</text:p>
              </table:table-cell>
              <table:table-cell office:value-type="float" office:value="-0.100279">
                <text:p>-0.100279</text:p>
              </table:table-cell>
              <table:table-cell office:value-type="float" office:value="1.46668">
                <text:p>1.46668</text:p>
              </table:table-cell>
              <table:table-cell office:value-type="float" office:value="-0.391786">
                <text:p>-0.391786</text:p>
              </table:table-cell>
              <table:table-cell office:value-type="float" office:value="0.654696">
                <text:p>0.654696</text:p>
              </table:table-cell>
              <table:table-cell office:value-type="float" office:value="-0.734098">
                <text:p>-0.73409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318507">
                <text:p>0.318507</text:p>
              </table:table-cell>
              <table:table-cell office:value-type="float" office:value="-0.52054">
                <text:p>-0.52054</text:p>
              </table:table-cell>
              <table:table-cell office:value-type="float" office:value="-0.0920298">
                <text:p>-0.0920298</text:p>
              </table:table-cell>
              <table:table-cell office:value-type="float" office:value="1.46189">
                <text:p>1.46189</text:p>
              </table:table-cell>
              <table:table-cell office:value-type="float" office:value="-0.394454">
                <text:p>-0.394454</text:p>
              </table:table-cell>
              <table:table-cell office:value-type="float" office:value="0.65789">
                <text:p>0.65789</text:p>
              </table:table-cell>
              <table:table-cell office:value-type="float" office:value="-0.728091">
                <text:p>-0.72809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314055">
                <text:p>0.314055</text:p>
              </table:table-cell>
              <table:table-cell office:value-type="float" office:value="-0.517027">
                <text:p>-0.517027</text:p>
              </table:table-cell>
              <table:table-cell office:value-type="float" office:value="-0.0837678">
                <text:p>-0.0837678</text:p>
              </table:table-cell>
              <table:table-cell office:value-type="float" office:value="1.45703">
                <text:p>1.45703</text:p>
              </table:table-cell>
              <table:table-cell office:value-type="float" office:value="-0.397177">
                <text:p>-0.397177</text:p>
              </table:table-cell>
              <table:table-cell office:value-type="float" office:value="0.661131">
                <text:p>0.661131</text:p>
              </table:table-cell>
              <table:table-cell office:value-type="float" office:value="-0.722095">
                <text:p>-0.72209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309627">
                <text:p>0.309627</text:p>
              </table:table-cell>
              <table:table-cell office:value-type="float" office:value="-0.513498">
                <text:p>-0.513498</text:p>
              </table:table-cell>
              <table:table-cell office:value-type="float" office:value="-0.0754927">
                <text:p>-0.0754927</text:p>
              </table:table-cell>
              <table:table-cell office:value-type="float" office:value="1.4521">
                <text:p>1.4521</text:p>
              </table:table-cell>
              <table:table-cell office:value-type="float" office:value="-0.399956">
                <text:p>-0.399956</text:p>
              </table:table-cell>
              <table:table-cell office:value-type="float" office:value="0.664419">
                <text:p>0.664419</text:p>
              </table:table-cell>
              <table:table-cell office:value-type="float" office:value="-0.716111">
                <text:p>-0.71611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305224">
                <text:p>0.305224</text:p>
              </table:table-cell>
              <table:table-cell office:value-type="float" office:value="-0.50995">
                <text:p>-0.50995</text:p>
              </table:table-cell>
              <table:table-cell office:value-type="float" office:value="-0.0672036">
                <text:p>-0.0672036</text:p>
              </table:table-cell>
              <table:table-cell office:value-type="float" office:value="1.44711">
                <text:p>1.44711</text:p>
              </table:table-cell>
              <table:table-cell office:value-type="float" office:value="-0.402792">
                <text:p>-0.402792</text:p>
              </table:table-cell>
              <table:table-cell office:value-type="float" office:value="0.667754">
                <text:p>0.667754</text:p>
              </table:table-cell>
              <table:table-cell office:value-type="float" office:value="-0.710139">
                <text:p>-0.71013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300846">
                <text:p>0.300846</text:p>
              </table:table-cell>
              <table:table-cell office:value-type="float" office:value="-0.506383">
                <text:p>-0.506383</text:p>
              </table:table-cell>
              <table:table-cell office:value-type="float" office:value="-0.0588999">
                <text:p>-0.0588999</text:p>
              </table:table-cell>
              <table:table-cell office:value-type="float" office:value="1.44205">
                <text:p>1.44205</text:p>
              </table:table-cell>
              <table:table-cell office:value-type="float" office:value="-0.405685">
                <text:p>-0.405685</text:p>
              </table:table-cell>
              <table:table-cell office:value-type="float" office:value="0.671138">
                <text:p>0.671138</text:p>
              </table:table-cell>
              <table:table-cell office:value-type="float" office:value="-0.704178">
                <text:p>-0.70417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296492">
                <text:p>0.296492</text:p>
              </table:table-cell>
              <table:table-cell office:value-type="float" office:value="-0.502797">
                <text:p>-0.502797</text:p>
              </table:table-cell>
              <table:table-cell office:value-type="float" office:value="-0.0505809">
                <text:p>-0.0505809</text:p>
              </table:table-cell>
              <table:table-cell office:value-type="float" office:value="1.43692">
                <text:p>1.43692</text:p>
              </table:table-cell>
              <table:table-cell office:value-type="float" office:value="-0.408636">
                <text:p>-0.408636</text:p>
              </table:table-cell>
              <table:table-cell office:value-type="float" office:value="0.674569">
                <text:p>0.674569</text:p>
              </table:table-cell>
              <table:table-cell office:value-type="float" office:value="-0.698231">
                <text:p>-0.69823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292163">
                <text:p>0.292163</text:p>
              </table:table-cell>
              <table:table-cell office:value-type="float" office:value="-0.49919">
                <text:p>-0.49919</text:p>
              </table:table-cell>
              <table:table-cell office:value-type="float" office:value="-0.0422457">
                <text:p>-0.0422457</text:p>
              </table:table-cell>
              <table:table-cell office:value-type="float" office:value="1.43172">
                <text:p>1.43172</text:p>
              </table:table-cell>
              <table:table-cell office:value-type="float" office:value="-0.411645">
                <text:p>-0.411645</text:p>
              </table:table-cell>
              <table:table-cell office:value-type="float" office:value="0.678048">
                <text:p>0.678048</text:p>
              </table:table-cell>
              <table:table-cell office:value-type="float" office:value="-0.692297">
                <text:p>-0.69229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287858">
                <text:p>0.287858</text:p>
              </table:table-cell>
              <table:table-cell office:value-type="float" office:value="-0.49556">
                <text:p>-0.49556</text:p>
              </table:table-cell>
              <table:table-cell office:value-type="float" office:value="-0.0338935">
                <text:p>-0.0338935</text:p>
              </table:table-cell>
              <table:table-cell office:value-type="float" office:value="1.42645">
                <text:p>1.42645</text:p>
              </table:table-cell>
              <table:table-cell office:value-type="float" office:value="-0.414713">
                <text:p>-0.414713</text:p>
              </table:table-cell>
              <table:table-cell office:value-type="float" office:value="0.681576">
                <text:p>0.681576</text:p>
              </table:table-cell>
              <table:table-cell office:value-type="float" office:value="-0.686377">
                <text:p>-0.68637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287893">
                <text:p>0.287893</text:p>
              </table:table-cell>
              <table:table-cell office:value-type="float" office:value="-0.495526">
                <text:p>-0.495526</text:p>
              </table:table-cell>
              <table:table-cell office:value-type="float" office:value="-0.0339148">
                <text:p>-0.0339148</text:p>
              </table:table-cell>
              <table:table-cell office:value-type="float" office:value="1.42638">
                <text:p>1.42638</text:p>
              </table:table-cell>
              <table:table-cell office:value-type="float" office:value="-0.414699">
                <text:p>-0.414699</text:p>
              </table:table-cell>
              <table:table-cell office:value-type="float" office:value="0.681628">
                <text:p>0.681628</text:p>
              </table:table-cell>
              <table:table-cell office:value-type="float" office:value="-0.686436">
                <text:p>-0.68643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287917">
                <text:p>0.287917</text:p>
              </table:table-cell>
              <table:table-cell office:value-type="float" office:value="-0.495514">
                <text:p>-0.495514</text:p>
              </table:table-cell>
              <table:table-cell office:value-type="float" office:value="-0.0339353">
                <text:p>-0.0339353</text:p>
              </table:table-cell>
              <table:table-cell office:value-type="float" office:value="1.42635">
                <text:p>1.42635</text:p>
              </table:table-cell>
              <table:table-cell office:value-type="float" office:value="-0.414681">
                <text:p>-0.414681</text:p>
              </table:table-cell>
              <table:table-cell office:value-type="float" office:value="0.681651">
                <text:p>0.681651</text:p>
              </table:table-cell>
              <table:table-cell office:value-type="float" office:value="-0.686463">
                <text:p>-0.68646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28794">
                <text:p>0.28794</text:p>
              </table:table-cell>
              <table:table-cell office:value-type="float" office:value="-0.495501">
                <text:p>-0.495501</text:p>
              </table:table-cell>
              <table:table-cell office:value-type="float" office:value="-0.033956">
                <text:p>-0.033956</text:p>
              </table:table-cell>
              <table:table-cell office:value-type="float" office:value="1.42632">
                <text:p>1.42632</text:p>
              </table:table-cell>
              <table:table-cell office:value-type="float" office:value="-0.414663">
                <text:p>-0.414663</text:p>
              </table:table-cell>
              <table:table-cell office:value-type="float" office:value="0.681675">
                <text:p>0.681675</text:p>
              </table:table-cell>
              <table:table-cell office:value-type="float" office:value="-0.68649">
                <text:p>-0.6864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287964">
                <text:p>0.287964</text:p>
              </table:table-cell>
              <table:table-cell office:value-type="float" office:value="-0.495488">
                <text:p>-0.495488</text:p>
              </table:table-cell>
              <table:table-cell office:value-type="float" office:value="-0.0339768">
                <text:p>-0.0339768</text:p>
              </table:table-cell>
              <table:table-cell office:value-type="float" office:value="1.42629">
                <text:p>1.42629</text:p>
              </table:table-cell>
              <table:table-cell office:value-type="float" office:value="-0.414645">
                <text:p>-0.414645</text:p>
              </table:table-cell>
              <table:table-cell office:value-type="float" office:value="0.681699">
                <text:p>0.681699</text:p>
              </table:table-cell>
              <table:table-cell office:value-type="float" office:value="-0.686517">
                <text:p>-0.68651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287988">
                <text:p>0.287988</text:p>
              </table:table-cell>
              <table:table-cell office:value-type="float" office:value="-0.495475">
                <text:p>-0.495475</text:p>
              </table:table-cell>
              <table:table-cell office:value-type="float" office:value="-0.0339977">
                <text:p>-0.0339977</text:p>
              </table:table-cell>
              <table:table-cell office:value-type="float" office:value="1.42626">
                <text:p>1.42626</text:p>
              </table:table-cell>
              <table:table-cell office:value-type="float" office:value="-0.414627">
                <text:p>-0.414627</text:p>
              </table:table-cell>
              <table:table-cell office:value-type="float" office:value="0.681723">
                <text:p>0.681723</text:p>
              </table:table-cell>
              <table:table-cell office:value-type="float" office:value="-0.686544">
                <text:p>-0.68654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288012">
                <text:p>0.288012</text:p>
              </table:table-cell>
              <table:table-cell office:value-type="float" office:value="-0.495462">
                <text:p>-0.495462</text:p>
              </table:table-cell>
              <table:table-cell office:value-type="float" office:value="-0.0340188">
                <text:p>-0.0340188</text:p>
              </table:table-cell>
              <table:table-cell office:value-type="float" office:value="1.42624">
                <text:p>1.42624</text:p>
              </table:table-cell>
              <table:table-cell office:value-type="float" office:value="-0.414608">
                <text:p>-0.414608</text:p>
              </table:table-cell>
              <table:table-cell office:value-type="float" office:value="0.681747">
                <text:p>0.681747</text:p>
              </table:table-cell>
              <table:table-cell office:value-type="float" office:value="-0.686572">
                <text:p>-0.68657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288036">
                <text:p>0.288036</text:p>
              </table:table-cell>
              <table:table-cell office:value-type="float" office:value="-0.495449">
                <text:p>-0.495449</text:p>
              </table:table-cell>
              <table:table-cell office:value-type="float" office:value="-0.03404">
                <text:p>-0.03404</text:p>
              </table:table-cell>
              <table:table-cell office:value-type="float" office:value="1.42621">
                <text:p>1.42621</text:p>
              </table:table-cell>
              <table:table-cell office:value-type="float" office:value="-0.41459">
                <text:p>-0.41459</text:p>
              </table:table-cell>
              <table:table-cell office:value-type="float" office:value="0.681772">
                <text:p>0.681772</text:p>
              </table:table-cell>
              <table:table-cell office:value-type="float" office:value="-0.6866">
                <text:p>-0.686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28806">
                <text:p>0.28806</text:p>
              </table:table-cell>
              <table:table-cell office:value-type="float" office:value="-0.495435">
                <text:p>-0.495435</text:p>
              </table:table-cell>
              <table:table-cell office:value-type="float" office:value="-0.0340613">
                <text:p>-0.0340613</text:p>
              </table:table-cell>
              <table:table-cell office:value-type="float" office:value="1.42618">
                <text:p>1.42618</text:p>
              </table:table-cell>
              <table:table-cell office:value-type="float" office:value="-0.414571">
                <text:p>-0.414571</text:p>
              </table:table-cell>
              <table:table-cell office:value-type="float" office:value="0.681796">
                <text:p>0.681796</text:p>
              </table:table-cell>
              <table:table-cell office:value-type="float" office:value="-0.686627">
                <text:p>-0.68662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288085">
                <text:p>0.288085</text:p>
              </table:table-cell>
              <table:table-cell office:value-type="float" office:value="-0.495422">
                <text:p>-0.495422</text:p>
              </table:table-cell>
              <table:table-cell office:value-type="float" office:value="-0.0340827">
                <text:p>-0.0340827</text:p>
              </table:table-cell>
              <table:table-cell office:value-type="float" office:value="1.42615">
                <text:p>1.42615</text:p>
              </table:table-cell>
              <table:table-cell office:value-type="float" office:value="-0.414552">
                <text:p>-0.414552</text:p>
              </table:table-cell>
              <table:table-cell office:value-type="float" office:value="0.681821">
                <text:p>0.681821</text:p>
              </table:table-cell>
              <table:table-cell office:value-type="float" office:value="-0.686656">
                <text:p>-0.68665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28811">
                <text:p>0.28811</text:p>
              </table:table-cell>
              <table:table-cell office:value-type="float" office:value="-0.495408">
                <text:p>-0.495408</text:p>
              </table:table-cell>
              <table:table-cell office:value-type="float" office:value="-0.0341043">
                <text:p>-0.0341043</text:p>
              </table:table-cell>
              <table:table-cell office:value-type="float" office:value="1.42612">
                <text:p>1.42612</text:p>
              </table:table-cell>
              <table:table-cell office:value-type="float" office:value="-0.414534">
                <text:p>-0.414534</text:p>
              </table:table-cell>
              <table:table-cell office:value-type="float" office:value="0.681846">
                <text:p>0.681846</text:p>
              </table:table-cell>
              <table:table-cell office:value-type="float" office:value="-0.686684">
                <text:p>-0.68668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288134">
                <text:p>0.288134</text:p>
              </table:table-cell>
              <table:table-cell office:value-type="float" office:value="-0.495394">
                <text:p>-0.495394</text:p>
              </table:table-cell>
              <table:table-cell office:value-type="float" office:value="-0.034126">
                <text:p>-0.034126</text:p>
              </table:table-cell>
              <table:table-cell office:value-type="float" office:value="1.42609">
                <text:p>1.42609</text:p>
              </table:table-cell>
              <table:table-cell office:value-type="float" office:value="-0.414515">
                <text:p>-0.414515</text:p>
              </table:table-cell>
              <table:table-cell office:value-type="float" office:value="0.681872">
                <text:p>0.681872</text:p>
              </table:table-cell>
              <table:table-cell office:value-type="float" office:value="-0.686712">
                <text:p>-0.6867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288159">
                <text:p>0.288159</text:p>
              </table:table-cell>
              <table:table-cell office:value-type="float" office:value="-0.495381">
                <text:p>-0.495381</text:p>
              </table:table-cell>
              <table:table-cell office:value-type="float" office:value="-0.0341478">
                <text:p>-0.0341478</text:p>
              </table:table-cell>
              <table:table-cell office:value-type="float" office:value="1.42606">
                <text:p>1.42606</text:p>
              </table:table-cell>
              <table:table-cell office:value-type="float" office:value="-0.414495">
                <text:p>-0.414495</text:p>
              </table:table-cell>
              <table:table-cell office:value-type="float" office:value="0.681897">
                <text:p>0.681897</text:p>
              </table:table-cell>
              <table:table-cell office:value-type="float" office:value="-0.686741">
                <text:p>-0.68674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288184">
                <text:p>0.288184</text:p>
              </table:table-cell>
              <table:table-cell office:value-type="float" office:value="-0.495367">
                <text:p>-0.495367</text:p>
              </table:table-cell>
              <table:table-cell office:value-type="float" office:value="-0.0341698">
                <text:p>-0.0341698</text:p>
              </table:table-cell>
              <table:table-cell office:value-type="float" office:value="1.42603">
                <text:p>1.42603</text:p>
              </table:table-cell>
              <table:table-cell office:value-type="float" office:value="-0.414476">
                <text:p>-0.414476</text:p>
              </table:table-cell>
              <table:table-cell office:value-type="float" office:value="0.681923">
                <text:p>0.681923</text:p>
              </table:table-cell>
              <table:table-cell office:value-type="float" office:value="-0.68677">
                <text:p>-0.6867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28821">
                <text:p>0.28821</text:p>
              </table:table-cell>
              <table:table-cell office:value-type="float" office:value="-0.495352">
                <text:p>-0.495352</text:p>
              </table:table-cell>
              <table:table-cell office:value-type="float" office:value="-0.0341919">
                <text:p>-0.0341919</text:p>
              </table:table-cell>
              <table:table-cell office:value-type="float" office:value="1.426">
                <text:p>1.426</text:p>
              </table:table-cell>
              <table:table-cell office:value-type="float" office:value="-0.414457">
                <text:p>-0.414457</text:p>
              </table:table-cell>
              <table:table-cell office:value-type="float" office:value="0.681949">
                <text:p>0.681949</text:p>
              </table:table-cell>
              <table:table-cell office:value-type="float" office:value="-0.686799">
                <text:p>-0.68679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288235">
                <text:p>0.288235</text:p>
              </table:table-cell>
              <table:table-cell office:value-type="float" office:value="-0.495338">
                <text:p>-0.495338</text:p>
              </table:table-cell>
              <table:table-cell office:value-type="float" office:value="-0.0342142">
                <text:p>-0.0342142</text:p>
              </table:table-cell>
              <table:table-cell office:value-type="float" office:value="1.42596">
                <text:p>1.42596</text:p>
              </table:table-cell>
              <table:table-cell office:value-type="float" office:value="-0.414437">
                <text:p>-0.414437</text:p>
              </table:table-cell>
              <table:table-cell office:value-type="float" office:value="0.681976">
                <text:p>0.681976</text:p>
              </table:table-cell>
              <table:table-cell office:value-type="float" office:value="-0.686828">
                <text:p>-0.68682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288261">
                <text:p>0.288261</text:p>
              </table:table-cell>
              <table:table-cell office:value-type="float" office:value="-0.495324">
                <text:p>-0.495324</text:p>
              </table:table-cell>
              <table:table-cell office:value-type="float" office:value="-0.0342366">
                <text:p>-0.0342366</text:p>
              </table:table-cell>
              <table:table-cell office:value-type="float" office:value="1.42593">
                <text:p>1.42593</text:p>
              </table:table-cell>
              <table:table-cell office:value-type="float" office:value="-0.414418">
                <text:p>-0.414418</text:p>
              </table:table-cell>
              <table:table-cell office:value-type="float" office:value="0.682002">
                <text:p>0.682002</text:p>
              </table:table-cell>
              <table:table-cell office:value-type="float" office:value="-0.686857">
                <text:p>-0.68685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288287">
                <text:p>0.288287</text:p>
              </table:table-cell>
              <table:table-cell office:value-type="float" office:value="-0.495309">
                <text:p>-0.495309</text:p>
              </table:table-cell>
              <table:table-cell office:value-type="float" office:value="-0.0342591">
                <text:p>-0.0342591</text:p>
              </table:table-cell>
              <table:table-cell office:value-type="float" office:value="1.4259">
                <text:p>1.4259</text:p>
              </table:table-cell>
              <table:table-cell office:value-type="float" office:value="-0.414398">
                <text:p>-0.414398</text:p>
              </table:table-cell>
              <table:table-cell office:value-type="float" office:value="0.682029">
                <text:p>0.682029</text:p>
              </table:table-cell>
              <table:table-cell office:value-type="float" office:value="-0.686887">
                <text:p>-0.68688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288313">
                <text:p>0.288313</text:p>
              </table:table-cell>
              <table:table-cell office:value-type="float" office:value="-0.495294">
                <text:p>-0.495294</text:p>
              </table:table-cell>
              <table:table-cell office:value-type="float" office:value="-0.0342818">
                <text:p>-0.0342818</text:p>
              </table:table-cell>
              <table:table-cell office:value-type="float" office:value="1.42587">
                <text:p>1.42587</text:p>
              </table:table-cell>
              <table:table-cell office:value-type="float" office:value="-0.414378">
                <text:p>-0.414378</text:p>
              </table:table-cell>
              <table:table-cell office:value-type="float" office:value="0.682056">
                <text:p>0.682056</text:p>
              </table:table-cell>
              <table:table-cell office:value-type="float" office:value="-0.686917">
                <text:p>-0.68691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288339">
                <text:p>0.288339</text:p>
              </table:table-cell>
              <table:table-cell office:value-type="float" office:value="-0.49528">
                <text:p>-0.49528</text:p>
              </table:table-cell>
              <table:table-cell office:value-type="float" office:value="-0.0343047">
                <text:p>-0.0343047</text:p>
              </table:table-cell>
              <table:table-cell office:value-type="float" office:value="1.42584">
                <text:p>1.42584</text:p>
              </table:table-cell>
              <table:table-cell office:value-type="float" office:value="-0.414358">
                <text:p>-0.414358</text:p>
              </table:table-cell>
              <table:table-cell office:value-type="float" office:value="0.682083">
                <text:p>0.682083</text:p>
              </table:table-cell>
              <table:table-cell office:value-type="float" office:value="-0.686947">
                <text:p>-0.68694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288365">
                <text:p>0.288365</text:p>
              </table:table-cell>
              <table:table-cell office:value-type="float" office:value="-0.495265">
                <text:p>-0.495265</text:p>
              </table:table-cell>
              <table:table-cell office:value-type="float" office:value="-0.0343277">
                <text:p>-0.0343277</text:p>
              </table:table-cell>
              <table:table-cell office:value-type="float" office:value="1.4258">
                <text:p>1.4258</text:p>
              </table:table-cell>
              <table:table-cell office:value-type="float" office:value="-0.414337">
                <text:p>-0.414337</text:p>
              </table:table-cell>
              <table:table-cell office:value-type="float" office:value="0.682111">
                <text:p>0.682111</text:p>
              </table:table-cell>
              <table:table-cell office:value-type="float" office:value="-0.686977">
                <text:p>-0.68697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288392">
                <text:p>0.288392</text:p>
              </table:table-cell>
              <table:table-cell office:value-type="float" office:value="-0.495249">
                <text:p>-0.495249</text:p>
              </table:table-cell>
              <table:table-cell office:value-type="float" office:value="-0.0343509">
                <text:p>-0.0343509</text:p>
              </table:table-cell>
              <table:table-cell office:value-type="float" office:value="1.42577">
                <text:p>1.42577</text:p>
              </table:table-cell>
              <table:table-cell office:value-type="float" office:value="-0.414317">
                <text:p>-0.414317</text:p>
              </table:table-cell>
              <table:table-cell office:value-type="float" office:value="0.682139">
                <text:p>0.682139</text:p>
              </table:table-cell>
              <table:table-cell office:value-type="float" office:value="-0.687007">
                <text:p>-0.68700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288419">
                <text:p>0.288419</text:p>
              </table:table-cell>
              <table:table-cell office:value-type="float" office:value="-0.495234">
                <text:p>-0.495234</text:p>
              </table:table-cell>
              <table:table-cell office:value-type="float" office:value="-0.0343742">
                <text:p>-0.0343742</text:p>
              </table:table-cell>
              <table:table-cell office:value-type="float" office:value="1.42574">
                <text:p>1.42574</text:p>
              </table:table-cell>
              <table:table-cell office:value-type="float" office:value="-0.414297">
                <text:p>-0.414297</text:p>
              </table:table-cell>
              <table:table-cell office:value-type="float" office:value="0.682167">
                <text:p>0.682167</text:p>
              </table:table-cell>
              <table:table-cell office:value-type="float" office:value="-0.687038">
                <text:p>-0.68703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288445">
                <text:p>0.288445</text:p>
              </table:table-cell>
              <table:table-cell office:value-type="float" office:value="-0.495219">
                <text:p>-0.495219</text:p>
              </table:table-cell>
              <table:table-cell office:value-type="float" office:value="-0.0343977">
                <text:p>-0.0343977</text:p>
              </table:table-cell>
              <table:table-cell office:value-type="float" office:value="1.4257">
                <text:p>1.4257</text:p>
              </table:table-cell>
              <table:table-cell office:value-type="float" office:value="-0.414276">
                <text:p>-0.414276</text:p>
              </table:table-cell>
              <table:table-cell office:value-type="float" office:value="0.682195">
                <text:p>0.682195</text:p>
              </table:table-cell>
              <table:table-cell office:value-type="float" office:value="-0.687069">
                <text:p>-0.68706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288473">
                <text:p>0.288473</text:p>
              </table:table-cell>
              <table:table-cell office:value-type="float" office:value="-0.495203">
                <text:p>-0.495203</text:p>
              </table:table-cell>
              <table:table-cell office:value-type="float" office:value="-0.0344214">
                <text:p>-0.0344214</text:p>
              </table:table-cell>
              <table:table-cell office:value-type="float" office:value="1.42567">
                <text:p>1.42567</text:p>
              </table:table-cell>
              <table:table-cell office:value-type="float" office:value="-0.414255">
                <text:p>-0.414255</text:p>
              </table:table-cell>
              <table:table-cell office:value-type="float" office:value="0.682224">
                <text:p>0.682224</text:p>
              </table:table-cell>
              <table:table-cell office:value-type="float" office:value="-0.6871">
                <text:p>-0.687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2885">
                <text:p>0.2885</text:p>
              </table:table-cell>
              <table:table-cell office:value-type="float" office:value="-0.495187">
                <text:p>-0.495187</text:p>
              </table:table-cell>
              <table:table-cell office:value-type="float" office:value="-0.0344452">
                <text:p>-0.0344452</text:p>
              </table:table-cell>
              <table:table-cell office:value-type="float" office:value="1.42563">
                <text:p>1.42563</text:p>
              </table:table-cell>
              <table:table-cell office:value-type="float" office:value="-0.414234">
                <text:p>-0.414234</text:p>
              </table:table-cell>
              <table:table-cell office:value-type="float" office:value="0.682253">
                <text:p>0.682253</text:p>
              </table:table-cell>
              <table:table-cell office:value-type="float" office:value="-0.687132">
                <text:p>-0.68713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288527">
                <text:p>0.288527</text:p>
              </table:table-cell>
              <table:table-cell office:value-type="float" office:value="-0.495171">
                <text:p>-0.495171</text:p>
              </table:table-cell>
              <table:table-cell office:value-type="float" office:value="-0.0344692">
                <text:p>-0.0344692</text:p>
              </table:table-cell>
              <table:table-cell office:value-type="float" office:value="1.4256">
                <text:p>1.4256</text:p>
              </table:table-cell>
              <table:table-cell office:value-type="float" office:value="-0.414213">
                <text:p>-0.414213</text:p>
              </table:table-cell>
              <table:table-cell office:value-type="float" office:value="0.682282">
                <text:p>0.682282</text:p>
              </table:table-cell>
              <table:table-cell office:value-type="float" office:value="-0.687163">
                <text:p>-0.68716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288555">
                <text:p>0.288555</text:p>
              </table:table-cell>
              <table:table-cell office:value-type="float" office:value="-0.495155">
                <text:p>-0.495155</text:p>
              </table:table-cell>
              <table:table-cell office:value-type="float" office:value="-0.0344933">
                <text:p>-0.0344933</text:p>
              </table:table-cell>
              <table:table-cell office:value-type="float" office:value="1.42557">
                <text:p>1.42557</text:p>
              </table:table-cell>
              <table:table-cell office:value-type="float" office:value="-0.414191">
                <text:p>-0.414191</text:p>
              </table:table-cell>
              <table:table-cell office:value-type="float" office:value="0.682311">
                <text:p>0.682311</text:p>
              </table:table-cell>
              <table:table-cell office:value-type="float" office:value="-0.687195">
                <text:p>-0.68719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288583">
                <text:p>0.288583</text:p>
              </table:table-cell>
              <table:table-cell office:value-type="float" office:value="-0.495139">
                <text:p>-0.495139</text:p>
              </table:table-cell>
              <table:table-cell office:value-type="float" office:value="-0.0345177">
                <text:p>-0.0345177</text:p>
              </table:table-cell>
              <table:table-cell office:value-type="float" office:value="1.42553">
                <text:p>1.42553</text:p>
              </table:table-cell>
              <table:table-cell office:value-type="float" office:value="-0.41417">
                <text:p>-0.41417</text:p>
              </table:table-cell>
              <table:table-cell office:value-type="float" office:value="0.682341">
                <text:p>0.682341</text:p>
              </table:table-cell>
              <table:table-cell office:value-type="float" office:value="-0.687227">
                <text:p>-0.68722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288611">
                <text:p>0.288611</text:p>
              </table:table-cell>
              <table:table-cell office:value-type="float" office:value="-0.495123">
                <text:p>-0.495123</text:p>
              </table:table-cell>
              <table:table-cell office:value-type="float" office:value="-0.0345422">
                <text:p>-0.0345422</text:p>
              </table:table-cell>
              <table:table-cell office:value-type="float" office:value="1.42549">
                <text:p>1.42549</text:p>
              </table:table-cell>
              <table:table-cell office:value-type="float" office:value="-0.414148">
                <text:p>-0.414148</text:p>
              </table:table-cell>
              <table:table-cell office:value-type="float" office:value="0.682371">
                <text:p>0.682371</text:p>
              </table:table-cell>
              <table:table-cell office:value-type="float" office:value="-0.68726">
                <text:p>-0.6872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28864">
                <text:p>0.28864</text:p>
              </table:table-cell>
              <table:table-cell office:value-type="float" office:value="-0.495106">
                <text:p>-0.495106</text:p>
              </table:table-cell>
              <table:table-cell office:value-type="float" office:value="-0.0345669">
                <text:p>-0.0345669</text:p>
              </table:table-cell>
              <table:table-cell office:value-type="float" office:value="1.42546">
                <text:p>1.42546</text:p>
              </table:table-cell>
              <table:table-cell office:value-type="float" office:value="-0.414126">
                <text:p>-0.414126</text:p>
              </table:table-cell>
              <table:table-cell office:value-type="float" office:value="0.682401">
                <text:p>0.682401</text:p>
              </table:table-cell>
              <table:table-cell office:value-type="float" office:value="-0.687292">
                <text:p>-0.68729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288668">
                <text:p>0.288668</text:p>
              </table:table-cell>
              <table:table-cell office:value-type="float" office:value="-0.495089">
                <text:p>-0.495089</text:p>
              </table:table-cell>
              <table:table-cell office:value-type="float" office:value="-0.0345917">
                <text:p>-0.0345917</text:p>
              </table:table-cell>
              <table:table-cell office:value-type="float" office:value="1.42542">
                <text:p>1.42542</text:p>
              </table:table-cell>
              <table:table-cell office:value-type="float" office:value="-0.414104">
                <text:p>-0.414104</text:p>
              </table:table-cell>
              <table:table-cell office:value-type="float" office:value="0.682432">
                <text:p>0.682432</text:p>
              </table:table-cell>
              <table:table-cell office:value-type="float" office:value="-0.687325">
                <text:p>-0.6873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288697">
                <text:p>0.288697</text:p>
              </table:table-cell>
              <table:table-cell office:value-type="float" office:value="-0.495072">
                <text:p>-0.495072</text:p>
              </table:table-cell>
              <table:table-cell office:value-type="float" office:value="-0.0346168">
                <text:p>-0.0346168</text:p>
              </table:table-cell>
              <table:table-cell office:value-type="float" office:value="1.42539">
                <text:p>1.42539</text:p>
              </table:table-cell>
              <table:table-cell office:value-type="float" office:value="-0.414082">
                <text:p>-0.414082</text:p>
              </table:table-cell>
              <table:table-cell office:value-type="float" office:value="0.682463">
                <text:p>0.682463</text:p>
              </table:table-cell>
              <table:table-cell office:value-type="float" office:value="-0.687358">
                <text:p>-0.68735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288726">
                <text:p>0.288726</text:p>
              </table:table-cell>
              <table:table-cell office:value-type="float" office:value="-0.495055">
                <text:p>-0.495055</text:p>
              </table:table-cell>
              <table:table-cell office:value-type="float" office:value="-0.034642">
                <text:p>-0.034642</text:p>
              </table:table-cell>
              <table:table-cell office:value-type="float" office:value="1.42535">
                <text:p>1.42535</text:p>
              </table:table-cell>
              <table:table-cell office:value-type="float" office:value="-0.41406">
                <text:p>-0.41406</text:p>
              </table:table-cell>
              <table:table-cell office:value-type="float" office:value="0.682494">
                <text:p>0.682494</text:p>
              </table:table-cell>
              <table:table-cell office:value-type="float" office:value="-0.687392">
                <text:p>-0.68739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288755">
                <text:p>0.288755</text:p>
              </table:table-cell>
              <table:table-cell office:value-type="float" office:value="-0.495038">
                <text:p>-0.495038</text:p>
              </table:table-cell>
              <table:table-cell office:value-type="float" office:value="-0.0346675">
                <text:p>-0.0346675</text:p>
              </table:table-cell>
              <table:table-cell office:value-type="float" office:value="1.42531">
                <text:p>1.42531</text:p>
              </table:table-cell>
              <table:table-cell office:value-type="float" office:value="-0.414037">
                <text:p>-0.414037</text:p>
              </table:table-cell>
              <table:table-cell office:value-type="float" office:value="0.682526">
                <text:p>0.682526</text:p>
              </table:table-cell>
              <table:table-cell office:value-type="float" office:value="-0.687426">
                <text:p>-0.68742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288785">
                <text:p>0.288785</text:p>
              </table:table-cell>
              <table:table-cell office:value-type="float" office:value="-0.49502">
                <text:p>-0.49502</text:p>
              </table:table-cell>
              <table:table-cell office:value-type="float" office:value="-0.0346931">
                <text:p>-0.0346931</text:p>
              </table:table-cell>
              <table:table-cell office:value-type="float" office:value="1.42527">
                <text:p>1.42527</text:p>
              </table:table-cell>
              <table:table-cell office:value-type="float" office:value="-0.414015">
                <text:p>-0.414015</text:p>
              </table:table-cell>
              <table:table-cell office:value-type="float" office:value="0.682558">
                <text:p>0.682558</text:p>
              </table:table-cell>
              <table:table-cell office:value-type="float" office:value="-0.68746">
                <text:p>-0.6874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288815">
                <text:p>0.288815</text:p>
              </table:table-cell>
              <table:table-cell office:value-type="float" office:value="-0.495003">
                <text:p>-0.495003</text:p>
              </table:table-cell>
              <table:table-cell office:value-type="float" office:value="-0.0347189">
                <text:p>-0.0347189</text:p>
              </table:table-cell>
              <table:table-cell office:value-type="float" office:value="1.42524">
                <text:p>1.42524</text:p>
              </table:table-cell>
              <table:table-cell office:value-type="float" office:value="-0.413992">
                <text:p>-0.413992</text:p>
              </table:table-cell>
              <table:table-cell office:value-type="float" office:value="0.68259">
                <text:p>0.68259</text:p>
              </table:table-cell>
              <table:table-cell office:value-type="float" office:value="-0.687494">
                <text:p>-0.68749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288845">
                <text:p>0.288845</text:p>
              </table:table-cell>
              <table:table-cell office:value-type="float" office:value="-0.494985">
                <text:p>-0.494985</text:p>
              </table:table-cell>
              <table:table-cell office:value-type="float" office:value="-0.0347449">
                <text:p>-0.0347449</text:p>
              </table:table-cell>
              <table:table-cell office:value-type="float" office:value="1.4252">
                <text:p>1.4252</text:p>
              </table:table-cell>
              <table:table-cell office:value-type="float" office:value="-0.413969">
                <text:p>-0.413969</text:p>
              </table:table-cell>
              <table:table-cell office:value-type="float" office:value="0.682622">
                <text:p>0.682622</text:p>
              </table:table-cell>
              <table:table-cell office:value-type="float" office:value="-0.687528">
                <text:p>-0.68752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288875">
                <text:p>0.288875</text:p>
              </table:table-cell>
              <table:table-cell office:value-type="float" office:value="-0.494967">
                <text:p>-0.494967</text:p>
              </table:table-cell>
              <table:table-cell office:value-type="float" office:value="-0.0347712">
                <text:p>-0.0347712</text:p>
              </table:table-cell>
              <table:table-cell office:value-type="float" office:value="1.42516">
                <text:p>1.42516</text:p>
              </table:table-cell>
              <table:table-cell office:value-type="float" office:value="-0.413945">
                <text:p>-0.413945</text:p>
              </table:table-cell>
              <table:table-cell office:value-type="float" office:value="0.682655">
                <text:p>0.682655</text:p>
              </table:table-cell>
              <table:table-cell office:value-type="float" office:value="-0.687563">
                <text:p>-0.68756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288905">
                <text:p>0.288905</text:p>
              </table:table-cell>
              <table:table-cell office:value-type="float" office:value="-0.494949">
                <text:p>-0.494949</text:p>
              </table:table-cell>
              <table:table-cell office:value-type="float" office:value="-0.0347976">
                <text:p>-0.0347976</text:p>
              </table:table-cell>
              <table:table-cell office:value-type="float" office:value="1.42512">
                <text:p>1.42512</text:p>
              </table:table-cell>
              <table:table-cell office:value-type="float" office:value="-0.413922">
                <text:p>-0.413922</text:p>
              </table:table-cell>
              <table:table-cell office:value-type="float" office:value="0.682688">
                <text:p>0.682688</text:p>
              </table:table-cell>
              <table:table-cell office:value-type="float" office:value="-0.687598">
                <text:p>-0.68759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.288936">
                <text:p>0.288936</text:p>
              </table:table-cell>
              <table:table-cell office:value-type="float" office:value="-0.49493">
                <text:p>-0.49493</text:p>
              </table:table-cell>
              <table:table-cell office:value-type="float" office:value="-0.0348242">
                <text:p>-0.0348242</text:p>
              </table:table-cell>
              <table:table-cell office:value-type="float" office:value="1.42508">
                <text:p>1.42508</text:p>
              </table:table-cell>
              <table:table-cell office:value-type="float" office:value="-0.413898">
                <text:p>-0.413898</text:p>
              </table:table-cell>
              <table:table-cell office:value-type="float" office:value="0.682722">
                <text:p>0.682722</text:p>
              </table:table-cell>
              <table:table-cell office:value-type="float" office:value="-0.687634">
                <text:p>-0.68763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288967">
                <text:p>0.288967</text:p>
              </table:table-cell>
              <table:table-cell office:value-type="float" office:value="-0.494912">
                <text:p>-0.494912</text:p>
              </table:table-cell>
              <table:table-cell office:value-type="float" office:value="-0.0348511">
                <text:p>-0.0348511</text:p>
              </table:table-cell>
              <table:table-cell office:value-type="float" office:value="1.42504">
                <text:p>1.42504</text:p>
              </table:table-cell>
              <table:table-cell office:value-type="float" office:value="-0.413874">
                <text:p>-0.413874</text:p>
              </table:table-cell>
              <table:table-cell office:value-type="float" office:value="0.682756">
                <text:p>0.682756</text:p>
              </table:table-cell>
              <table:table-cell office:value-type="float" office:value="-0.687669">
                <text:p>-0.68766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288998">
                <text:p>0.288998</text:p>
              </table:table-cell>
              <table:table-cell office:value-type="float" office:value="-0.494893">
                <text:p>-0.494893</text:p>
              </table:table-cell>
              <table:table-cell office:value-type="float" office:value="-0.0348782">
                <text:p>-0.0348782</text:p>
              </table:table-cell>
              <table:table-cell office:value-type="float" office:value="1.425">
                <text:p>1.425</text:p>
              </table:table-cell>
              <table:table-cell office:value-type="float" office:value="-0.41385">
                <text:p>-0.41385</text:p>
              </table:table-cell>
              <table:table-cell office:value-type="float" office:value="0.68279">
                <text:p>0.68279</text:p>
              </table:table-cell>
              <table:table-cell office:value-type="float" office:value="-0.687705">
                <text:p>-0.68770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28903">
                <text:p>0.28903</text:p>
              </table:table-cell>
              <table:table-cell office:value-type="float" office:value="-0.494874">
                <text:p>-0.494874</text:p>
              </table:table-cell>
              <table:table-cell office:value-type="float" office:value="-0.0349055">
                <text:p>-0.0349055</text:p>
              </table:table-cell>
              <table:table-cell office:value-type="float" office:value="1.42496">
                <text:p>1.42496</text:p>
              </table:table-cell>
              <table:table-cell office:value-type="float" office:value="-0.413826">
                <text:p>-0.413826</text:p>
              </table:table-cell>
              <table:table-cell office:value-type="float" office:value="0.682824">
                <text:p>0.682824</text:p>
              </table:table-cell>
              <table:table-cell office:value-type="float" office:value="-0.687741">
                <text:p>-0.68774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289061">
                <text:p>0.289061</text:p>
              </table:table-cell>
              <table:table-cell office:value-type="float" office:value="-0.494855">
                <text:p>-0.494855</text:p>
              </table:table-cell>
              <table:table-cell office:value-type="float" office:value="-0.034933">
                <text:p>-0.034933</text:p>
              </table:table-cell>
              <table:table-cell office:value-type="float" office:value="1.42492">
                <text:p>1.42492</text:p>
              </table:table-cell>
              <table:table-cell office:value-type="float" office:value="-0.413801">
                <text:p>-0.413801</text:p>
              </table:table-cell>
              <table:table-cell office:value-type="float" office:value="0.682859">
                <text:p>0.682859</text:p>
              </table:table-cell>
              <table:table-cell office:value-type="float" office:value="-0.687778">
                <text:p>-0.68777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289093">
                <text:p>0.289093</text:p>
              </table:table-cell>
              <table:table-cell office:value-type="float" office:value="-0.494835">
                <text:p>-0.494835</text:p>
              </table:table-cell>
              <table:table-cell office:value-type="float" office:value="-0.0349607">
                <text:p>-0.0349607</text:p>
              </table:table-cell>
              <table:table-cell office:value-type="float" office:value="1.42487">
                <text:p>1.42487</text:p>
              </table:table-cell>
              <table:table-cell office:value-type="float" office:value="-0.413777">
                <text:p>-0.413777</text:p>
              </table:table-cell>
              <table:table-cell office:value-type="float" office:value="0.682894">
                <text:p>0.682894</text:p>
              </table:table-cell>
              <table:table-cell office:value-type="float" office:value="-0.687815">
                <text:p>-0.68781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289126">
                <text:p>0.289126</text:p>
              </table:table-cell>
              <table:table-cell office:value-type="float" office:value="-0.494816">
                <text:p>-0.494816</text:p>
              </table:table-cell>
              <table:table-cell office:value-type="float" office:value="-0.0349887">
                <text:p>-0.0349887</text:p>
              </table:table-cell>
              <table:table-cell office:value-type="float" office:value="1.42483">
                <text:p>1.42483</text:p>
              </table:table-cell>
              <table:table-cell office:value-type="float" office:value="-0.413752">
                <text:p>-0.413752</text:p>
              </table:table-cell>
              <table:table-cell office:value-type="float" office:value="0.68293">
                <text:p>0.68293</text:p>
              </table:table-cell>
              <table:table-cell office:value-type="float" office:value="-0.687852">
                <text:p>-0.6878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289158">
                <text:p>0.289158</text:p>
              </table:table-cell>
              <table:table-cell office:value-type="float" office:value="-0.494796">
                <text:p>-0.494796</text:p>
              </table:table-cell>
              <table:table-cell office:value-type="float" office:value="-0.0350169">
                <text:p>-0.0350169</text:p>
              </table:table-cell>
              <table:table-cell office:value-type="float" office:value="1.42479">
                <text:p>1.42479</text:p>
              </table:table-cell>
              <table:table-cell office:value-type="float" office:value="-0.413726">
                <text:p>-0.413726</text:p>
              </table:table-cell>
              <table:table-cell office:value-type="float" office:value="0.682966">
                <text:p>0.682966</text:p>
              </table:table-cell>
              <table:table-cell office:value-type="float" office:value="-0.68789">
                <text:p>-0.6878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289191">
                <text:p>0.289191</text:p>
              </table:table-cell>
              <table:table-cell office:value-type="float" office:value="-0.494776">
                <text:p>-0.494776</text:p>
              </table:table-cell>
              <table:table-cell office:value-type="float" office:value="-0.0350454">
                <text:p>-0.0350454</text:p>
              </table:table-cell>
              <table:table-cell office:value-type="float" office:value="1.42475">
                <text:p>1.42475</text:p>
              </table:table-cell>
              <table:table-cell office:value-type="float" office:value="-0.413701">
                <text:p>-0.413701</text:p>
              </table:table-cell>
              <table:table-cell office:value-type="float" office:value="0.683002">
                <text:p>0.683002</text:p>
              </table:table-cell>
              <table:table-cell office:value-type="float" office:value="-0.687928">
                <text:p>-0.68792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289224">
                <text:p>0.289224</text:p>
              </table:table-cell>
              <table:table-cell office:value-type="float" office:value="-0.494755">
                <text:p>-0.494755</text:p>
              </table:table-cell>
              <table:table-cell office:value-type="float" office:value="-0.035074">
                <text:p>-0.035074</text:p>
              </table:table-cell>
              <table:table-cell office:value-type="float" office:value="1.4247">
                <text:p>1.4247</text:p>
              </table:table-cell>
              <table:table-cell office:value-type="float" office:value="-0.413675">
                <text:p>-0.413675</text:p>
              </table:table-cell>
              <table:table-cell office:value-type="float" office:value="0.683039">
                <text:p>0.683039</text:p>
              </table:table-cell>
              <table:table-cell office:value-type="float" office:value="-0.687966">
                <text:p>-0.68796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289258">
                <text:p>0.289258</text:p>
              </table:table-cell>
              <table:table-cell office:value-type="float" office:value="-0.494735">
                <text:p>-0.494735</text:p>
              </table:table-cell>
              <table:table-cell office:value-type="float" office:value="-0.035103">
                <text:p>-0.035103</text:p>
              </table:table-cell>
              <table:table-cell office:value-type="float" office:value="1.42466">
                <text:p>1.42466</text:p>
              </table:table-cell>
              <table:table-cell office:value-type="float" office:value="-0.41365">
                <text:p>-0.41365</text:p>
              </table:table-cell>
              <table:table-cell office:value-type="float" office:value="0.683076">
                <text:p>0.683076</text:p>
              </table:table-cell>
              <table:table-cell office:value-type="float" office:value="-0.688005">
                <text:p>-0.68800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289292">
                <text:p>0.289292</text:p>
              </table:table-cell>
              <table:table-cell office:value-type="float" office:value="-0.494714">
                <text:p>-0.494714</text:p>
              </table:table-cell>
              <table:table-cell office:value-type="float" office:value="-0.0351322">
                <text:p>-0.0351322</text:p>
              </table:table-cell>
              <table:table-cell office:value-type="float" office:value="1.42461">
                <text:p>1.42461</text:p>
              </table:table-cell>
              <table:table-cell office:value-type="float" office:value="-0.413623">
                <text:p>-0.413623</text:p>
              </table:table-cell>
              <table:table-cell office:value-type="float" office:value="0.683114">
                <text:p>0.683114</text:p>
              </table:table-cell>
              <table:table-cell office:value-type="float" office:value="-0.688043">
                <text:p>-0.68804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289326">
                <text:p>0.289326</text:p>
              </table:table-cell>
              <table:table-cell office:value-type="float" office:value="-0.494693">
                <text:p>-0.494693</text:p>
              </table:table-cell>
              <table:table-cell office:value-type="float" office:value="-0.0351616">
                <text:p>-0.0351616</text:p>
              </table:table-cell>
              <table:table-cell office:value-type="float" office:value="1.42457">
                <text:p>1.42457</text:p>
              </table:table-cell>
              <table:table-cell office:value-type="float" office:value="-0.413597">
                <text:p>-0.413597</text:p>
              </table:table-cell>
              <table:table-cell office:value-type="float" office:value="0.683152">
                <text:p>0.683152</text:p>
              </table:table-cell>
              <table:table-cell office:value-type="float" office:value="-0.688083">
                <text:p>-0.68808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28936">
                <text:p>0.28936</text:p>
              </table:table-cell>
              <table:table-cell office:value-type="float" office:value="-0.494672">
                <text:p>-0.494672</text:p>
              </table:table-cell>
              <table:table-cell office:value-type="float" office:value="-0.0351913">
                <text:p>-0.0351913</text:p>
              </table:table-cell>
              <table:table-cell office:value-type="float" office:value="1.42452">
                <text:p>1.42452</text:p>
              </table:table-cell>
              <table:table-cell office:value-type="float" office:value="-0.413571">
                <text:p>-0.413571</text:p>
              </table:table-cell>
              <table:table-cell office:value-type="float" office:value="0.68319">
                <text:p>0.68319</text:p>
              </table:table-cell>
              <table:table-cell office:value-type="float" office:value="-0.688122">
                <text:p>-0.68812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.289395">
                <text:p>0.289395</text:p>
              </table:table-cell>
              <table:table-cell office:value-type="float" office:value="-0.494651">
                <text:p>-0.494651</text:p>
              </table:table-cell>
              <table:table-cell office:value-type="float" office:value="-0.0352213">
                <text:p>-0.0352213</text:p>
              </table:table-cell>
              <table:table-cell office:value-type="float" office:value="1.42448">
                <text:p>1.42448</text:p>
              </table:table-cell>
              <table:table-cell office:value-type="float" office:value="-0.413544">
                <text:p>-0.413544</text:p>
              </table:table-cell>
              <table:table-cell office:value-type="float" office:value="0.683229">
                <text:p>0.683229</text:p>
              </table:table-cell>
              <table:table-cell office:value-type="float" office:value="-0.688162">
                <text:p>-0.68816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.28943">
                <text:p>0.28943</text:p>
              </table:table-cell>
              <table:table-cell office:value-type="float" office:value="-0.494629">
                <text:p>-0.494629</text:p>
              </table:table-cell>
              <table:table-cell office:value-type="float" office:value="-0.0352515">
                <text:p>-0.0352515</text:p>
              </table:table-cell>
              <table:table-cell office:value-type="float" office:value="1.42443">
                <text:p>1.42443</text:p>
              </table:table-cell>
              <table:table-cell office:value-type="float" office:value="-0.413517">
                <text:p>-0.413517</text:p>
              </table:table-cell>
              <table:table-cell office:value-type="float" office:value="0.683268">
                <text:p>0.683268</text:p>
              </table:table-cell>
              <table:table-cell office:value-type="float" office:value="-0.688203">
                <text:p>-0.68820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.289465">
                <text:p>0.289465</text:p>
              </table:table-cell>
              <table:table-cell office:value-type="float" office:value="-0.494607">
                <text:p>-0.494607</text:p>
              </table:table-cell>
              <table:table-cell office:value-type="float" office:value="-0.035282">
                <text:p>-0.035282</text:p>
              </table:table-cell>
              <table:table-cell office:value-type="float" office:value="1.42438">
                <text:p>1.42438</text:p>
              </table:table-cell>
              <table:table-cell office:value-type="float" office:value="-0.413489">
                <text:p>-0.413489</text:p>
              </table:table-cell>
              <table:table-cell office:value-type="float" office:value="0.683308">
                <text:p>0.683308</text:p>
              </table:table-cell>
              <table:table-cell office:value-type="float" office:value="-0.688244">
                <text:p>-0.68824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0.289501">
                <text:p>0.289501</text:p>
              </table:table-cell>
              <table:table-cell office:value-type="float" office:value="-0.494585">
                <text:p>-0.494585</text:p>
              </table:table-cell>
              <table:table-cell office:value-type="float" office:value="-0.0353128">
                <text:p>-0.0353128</text:p>
              </table:table-cell>
              <table:table-cell office:value-type="float" office:value="1.42434">
                <text:p>1.42434</text:p>
              </table:table-cell>
              <table:table-cell office:value-type="float" office:value="-0.413462">
                <text:p>-0.413462</text:p>
              </table:table-cell>
              <table:table-cell office:value-type="float" office:value="0.683348">
                <text:p>0.683348</text:p>
              </table:table-cell>
              <table:table-cell office:value-type="float" office:value="-0.688285">
                <text:p>-0.68828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289537">
                <text:p>0.289537</text:p>
              </table:table-cell>
              <table:table-cell office:value-type="float" office:value="-0.494562">
                <text:p>-0.494562</text:p>
              </table:table-cell>
              <table:table-cell office:value-type="float" office:value="-0.0353439">
                <text:p>-0.0353439</text:p>
              </table:table-cell>
              <table:table-cell office:value-type="float" office:value="1.42429">
                <text:p>1.42429</text:p>
              </table:table-cell>
              <table:table-cell office:value-type="float" office:value="-0.413434">
                <text:p>-0.413434</text:p>
              </table:table-cell>
              <table:table-cell office:value-type="float" office:value="0.683388">
                <text:p>0.683388</text:p>
              </table:table-cell>
              <table:table-cell office:value-type="float" office:value="-0.688326">
                <text:p>-0.68832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0.289573">
                <text:p>0.289573</text:p>
              </table:table-cell>
              <table:table-cell office:value-type="float" office:value="-0.49454">
                <text:p>-0.49454</text:p>
              </table:table-cell>
              <table:table-cell office:value-type="float" office:value="-0.0353752">
                <text:p>-0.0353752</text:p>
              </table:table-cell>
              <table:table-cell office:value-type="float" office:value="1.42424">
                <text:p>1.42424</text:p>
              </table:table-cell>
              <table:table-cell office:value-type="float" office:value="-0.413406">
                <text:p>-0.413406</text:p>
              </table:table-cell>
              <table:table-cell office:value-type="float" office:value="0.683429">
                <text:p>0.683429</text:p>
              </table:table-cell>
              <table:table-cell office:value-type="float" office:value="-0.688368">
                <text:p>-0.68836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0.289609">
                <text:p>0.289609</text:p>
              </table:table-cell>
              <table:table-cell office:value-type="float" office:value="-0.494517">
                <text:p>-0.494517</text:p>
              </table:table-cell>
              <table:table-cell office:value-type="float" office:value="-0.0354069">
                <text:p>-0.0354069</text:p>
              </table:table-cell>
              <table:table-cell office:value-type="float" office:value="1.42419">
                <text:p>1.42419</text:p>
              </table:table-cell>
              <table:table-cell office:value-type="float" office:value="-0.413377">
                <text:p>-0.413377</text:p>
              </table:table-cell>
              <table:table-cell office:value-type="float" office:value="0.683471">
                <text:p>0.683471</text:p>
              </table:table-cell>
              <table:table-cell office:value-type="float" office:value="-0.688411">
                <text:p>-0.68841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0.289646">
                <text:p>0.289646</text:p>
              </table:table-cell>
              <table:table-cell office:value-type="float" office:value="-0.494493">
                <text:p>-0.494493</text:p>
              </table:table-cell>
              <table:table-cell office:value-type="float" office:value="-0.0354388">
                <text:p>-0.0354388</text:p>
              </table:table-cell>
              <table:table-cell office:value-type="float" office:value="1.42414">
                <text:p>1.42414</text:p>
              </table:table-cell>
              <table:table-cell office:value-type="float" office:value="-0.413349">
                <text:p>-0.413349</text:p>
              </table:table-cell>
              <table:table-cell office:value-type="float" office:value="0.683513">
                <text:p>0.683513</text:p>
              </table:table-cell>
              <table:table-cell office:value-type="float" office:value="-0.688453">
                <text:p>-0.68845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0.289684">
                <text:p>0.289684</text:p>
              </table:table-cell>
              <table:table-cell office:value-type="float" office:value="-0.49447">
                <text:p>-0.49447</text:p>
              </table:table-cell>
              <table:table-cell office:value-type="float" office:value="-0.035471">
                <text:p>-0.035471</text:p>
              </table:table-cell>
              <table:table-cell office:value-type="float" office:value="1.42409">
                <text:p>1.42409</text:p>
              </table:table-cell>
              <table:table-cell office:value-type="float" office:value="-0.41332">
                <text:p>-0.41332</text:p>
              </table:table-cell>
              <table:table-cell office:value-type="float" office:value="0.683555">
                <text:p>0.683555</text:p>
              </table:table-cell>
              <table:table-cell office:value-type="float" office:value="-0.688497">
                <text:p>-0.68849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0.289722">
                <text:p>0.289722</text:p>
              </table:table-cell>
              <table:table-cell office:value-type="float" office:value="-0.494446">
                <text:p>-0.494446</text:p>
              </table:table-cell>
              <table:table-cell office:value-type="float" office:value="-0.0355036">
                <text:p>-0.0355036</text:p>
              </table:table-cell>
              <table:table-cell office:value-type="float" office:value="1.42404">
                <text:p>1.42404</text:p>
              </table:table-cell>
              <table:table-cell office:value-type="float" office:value="-0.41329">
                <text:p>-0.41329</text:p>
              </table:table-cell>
              <table:table-cell office:value-type="float" office:value="0.683598">
                <text:p>0.683598</text:p>
              </table:table-cell>
              <table:table-cell office:value-type="float" office:value="-0.68854">
                <text:p>-0.6885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0.28976">
                <text:p>0.28976</text:p>
              </table:table-cell>
              <table:table-cell office:value-type="float" office:value="-0.494422">
                <text:p>-0.494422</text:p>
              </table:table-cell>
              <table:table-cell office:value-type="float" office:value="-0.0355365">
                <text:p>-0.0355365</text:p>
              </table:table-cell>
              <table:table-cell office:value-type="float" office:value="1.42399">
                <text:p>1.42399</text:p>
              </table:table-cell>
              <table:table-cell office:value-type="float" office:value="-0.413261">
                <text:p>-0.413261</text:p>
              </table:table-cell>
              <table:table-cell office:value-type="float" office:value="0.683641">
                <text:p>0.683641</text:p>
              </table:table-cell>
              <table:table-cell office:value-type="float" office:value="-0.688584">
                <text:p>-0.68858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0.289798">
                <text:p>0.289798</text:p>
              </table:table-cell>
              <table:table-cell office:value-type="float" office:value="-0.494398">
                <text:p>-0.494398</text:p>
              </table:table-cell>
              <table:table-cell office:value-type="float" office:value="-0.0355696">
                <text:p>-0.0355696</text:p>
              </table:table-cell>
              <table:table-cell office:value-type="float" office:value="1.42394">
                <text:p>1.42394</text:p>
              </table:table-cell>
              <table:table-cell office:value-type="float" office:value="-0.413231">
                <text:p>-0.413231</text:p>
              </table:table-cell>
              <table:table-cell office:value-type="float" office:value="0.683685">
                <text:p>0.683685</text:p>
              </table:table-cell>
              <table:table-cell office:value-type="float" office:value="-0.688629">
                <text:p>-0.68862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0.289837">
                <text:p>0.289837</text:p>
              </table:table-cell>
              <table:table-cell office:value-type="float" office:value="-0.494373">
                <text:p>-0.494373</text:p>
              </table:table-cell>
              <table:table-cell office:value-type="float" office:value="-0.0356031">
                <text:p>-0.0356031</text:p>
              </table:table-cell>
              <table:table-cell office:value-type="float" office:value="1.42389">
                <text:p>1.42389</text:p>
              </table:table-cell>
              <table:table-cell office:value-type="float" office:value="-0.413201">
                <text:p>-0.413201</text:p>
              </table:table-cell>
              <table:table-cell office:value-type="float" office:value="0.683729">
                <text:p>0.683729</text:p>
              </table:table-cell>
              <table:table-cell office:value-type="float" office:value="-0.688674">
                <text:p>-0.68867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0.289876">
                <text:p>0.289876</text:p>
              </table:table-cell>
              <table:table-cell office:value-type="float" office:value="-0.494348">
                <text:p>-0.494348</text:p>
              </table:table-cell>
              <table:table-cell office:value-type="float" office:value="-0.035637">
                <text:p>-0.035637</text:p>
              </table:table-cell>
              <table:table-cell office:value-type="float" office:value="1.42383">
                <text:p>1.42383</text:p>
              </table:table-cell>
              <table:table-cell office:value-type="float" office:value="-0.41317">
                <text:p>-0.41317</text:p>
              </table:table-cell>
              <table:table-cell office:value-type="float" office:value="0.683774">
                <text:p>0.683774</text:p>
              </table:table-cell>
              <table:table-cell office:value-type="float" office:value="-0.688719">
                <text:p>-0.6887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289916">
                <text:p>0.289916</text:p>
              </table:table-cell>
              <table:table-cell office:value-type="float" office:value="-0.494323">
                <text:p>-0.494323</text:p>
              </table:table-cell>
              <table:table-cell office:value-type="float" office:value="-0.0356712">
                <text:p>-0.0356712</text:p>
              </table:table-cell>
              <table:table-cell office:value-type="float" office:value="1.42378">
                <text:p>1.42378</text:p>
              </table:table-cell>
              <table:table-cell office:value-type="float" office:value="-0.413139">
                <text:p>-0.413139</text:p>
              </table:table-cell>
              <table:table-cell office:value-type="float" office:value="0.68382">
                <text:p>0.68382</text:p>
              </table:table-cell>
              <table:table-cell office:value-type="float" office:value="-0.688765">
                <text:p>-0.68876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0.289956">
                <text:p>0.289956</text:p>
              </table:table-cell>
              <table:table-cell office:value-type="float" office:value="-0.494297">
                <text:p>-0.494297</text:p>
              </table:table-cell>
              <table:table-cell office:value-type="float" office:value="-0.0357057">
                <text:p>-0.0357057</text:p>
              </table:table-cell>
              <table:table-cell office:value-type="float" office:value="1.42372">
                <text:p>1.42372</text:p>
              </table:table-cell>
              <table:table-cell office:value-type="float" office:value="-0.413108">
                <text:p>-0.413108</text:p>
              </table:table-cell>
              <table:table-cell office:value-type="float" office:value="0.683866">
                <text:p>0.683866</text:p>
              </table:table-cell>
              <table:table-cell office:value-type="float" office:value="-0.688811">
                <text:p>-0.68881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0.289996">
                <text:p>0.289996</text:p>
              </table:table-cell>
              <table:table-cell office:value-type="float" office:value="-0.494272">
                <text:p>-0.494272</text:p>
              </table:table-cell>
              <table:table-cell office:value-type="float" office:value="-0.0357405">
                <text:p>-0.0357405</text:p>
              </table:table-cell>
              <table:table-cell office:value-type="float" office:value="1.42367">
                <text:p>1.42367</text:p>
              </table:table-cell>
              <table:table-cell office:value-type="float" office:value="-0.413077">
                <text:p>-0.413077</text:p>
              </table:table-cell>
              <table:table-cell office:value-type="float" office:value="0.683912">
                <text:p>0.683912</text:p>
              </table:table-cell>
              <table:table-cell office:value-type="float" office:value="-0.688858">
                <text:p>-0.68885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0.290037">
                <text:p>0.290037</text:p>
              </table:table-cell>
              <table:table-cell office:value-type="float" office:value="-0.494245">
                <text:p>-0.494245</text:p>
              </table:table-cell>
              <table:table-cell office:value-type="float" office:value="-0.0357758">
                <text:p>-0.0357758</text:p>
              </table:table-cell>
              <table:table-cell office:value-type="float" office:value="1.42361">
                <text:p>1.42361</text:p>
              </table:table-cell>
              <table:table-cell office:value-type="float" office:value="-0.413045">
                <text:p>-0.413045</text:p>
              </table:table-cell>
              <table:table-cell office:value-type="float" office:value="0.683959">
                <text:p>0.683959</text:p>
              </table:table-cell>
              <table:table-cell office:value-type="float" office:value="-0.688905">
                <text:p>-0.68890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0.290079">
                <text:p>0.290079</text:p>
              </table:table-cell>
              <table:table-cell office:value-type="float" office:value="-0.494219">
                <text:p>-0.494219</text:p>
              </table:table-cell>
              <table:table-cell office:value-type="float" office:value="-0.0358114">
                <text:p>-0.0358114</text:p>
              </table:table-cell>
              <table:table-cell office:value-type="float" office:value="1.42356">
                <text:p>1.42356</text:p>
              </table:table-cell>
              <table:table-cell office:value-type="float" office:value="-0.413013">
                <text:p>-0.413013</text:p>
              </table:table-cell>
              <table:table-cell office:value-type="float" office:value="0.684007">
                <text:p>0.684007</text:p>
              </table:table-cell>
              <table:table-cell office:value-type="float" office:value="-0.688953">
                <text:p>-0.68895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0.29012">
                <text:p>0.29012</text:p>
              </table:table-cell>
              <table:table-cell office:value-type="float" office:value="-0.494192">
                <text:p>-0.494192</text:p>
              </table:table-cell>
              <table:table-cell office:value-type="float" office:value="-0.0358473">
                <text:p>-0.0358473</text:p>
              </table:table-cell>
              <table:table-cell office:value-type="float" office:value="1.4235">
                <text:p>1.4235</text:p>
              </table:table-cell>
              <table:table-cell office:value-type="float" office:value="-0.412981">
                <text:p>-0.412981</text:p>
              </table:table-cell>
              <table:table-cell office:value-type="float" office:value="0.684055">
                <text:p>0.684055</text:p>
              </table:table-cell>
              <table:table-cell office:value-type="float" office:value="-0.689002">
                <text:p>-0.68900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0.290163">
                <text:p>0.290163</text:p>
              </table:table-cell>
              <table:table-cell office:value-type="float" office:value="-0.494165">
                <text:p>-0.494165</text:p>
              </table:table-cell>
              <table:table-cell office:value-type="float" office:value="-0.0358836">
                <text:p>-0.0358836</text:p>
              </table:table-cell>
              <table:table-cell office:value-type="float" office:value="1.42344">
                <text:p>1.42344</text:p>
              </table:table-cell>
              <table:table-cell office:value-type="float" office:value="-0.412948">
                <text:p>-0.412948</text:p>
              </table:table-cell>
              <table:table-cell office:value-type="float" office:value="0.684103">
                <text:p>0.684103</text:p>
              </table:table-cell>
              <table:table-cell office:value-type="float" office:value="-0.68905">
                <text:p>-0.6890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0.290205">
                <text:p>0.290205</text:p>
              </table:table-cell>
              <table:table-cell office:value-type="float" office:value="-0.494138">
                <text:p>-0.494138</text:p>
              </table:table-cell>
              <table:table-cell office:value-type="float" office:value="-0.0359203">
                <text:p>-0.0359203</text:p>
              </table:table-cell>
              <table:table-cell office:value-type="float" office:value="1.42338">
                <text:p>1.42338</text:p>
              </table:table-cell>
              <table:table-cell office:value-type="float" office:value="-0.412915">
                <text:p>-0.412915</text:p>
              </table:table-cell>
              <table:table-cell office:value-type="float" office:value="0.684153">
                <text:p>0.684153</text:p>
              </table:table-cell>
              <table:table-cell office:value-type="float" office:value="-0.6891">
                <text:p>-0.689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0.290248">
                <text:p>0.290248</text:p>
              </table:table-cell>
              <table:table-cell office:value-type="float" office:value="-0.49411">
                <text:p>-0.49411</text:p>
              </table:table-cell>
              <table:table-cell office:value-type="float" office:value="-0.0359574">
                <text:p>-0.0359574</text:p>
              </table:table-cell>
              <table:table-cell office:value-type="float" office:value="1.42333">
                <text:p>1.42333</text:p>
              </table:table-cell>
              <table:table-cell office:value-type="float" office:value="-0.412881">
                <text:p>-0.412881</text:p>
              </table:table-cell>
              <table:table-cell office:value-type="float" office:value="0.684203">
                <text:p>0.684203</text:p>
              </table:table-cell>
              <table:table-cell office:value-type="float" office:value="-0.68915">
                <text:p>-0.6891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0.290292">
                <text:p>0.290292</text:p>
              </table:table-cell>
              <table:table-cell office:value-type="float" office:value="-0.494082">
                <text:p>-0.494082</text:p>
              </table:table-cell>
              <table:table-cell office:value-type="float" office:value="-0.0359949">
                <text:p>-0.0359949</text:p>
              </table:table-cell>
              <table:table-cell office:value-type="float" office:value="1.42327">
                <text:p>1.42327</text:p>
              </table:table-cell>
              <table:table-cell office:value-type="float" office:value="-0.412847">
                <text:p>-0.412847</text:p>
              </table:table-cell>
              <table:table-cell office:value-type="float" office:value="0.684253">
                <text:p>0.684253</text:p>
              </table:table-cell>
              <table:table-cell office:value-type="float" office:value="-0.6892">
                <text:p>-0.689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290336">
                <text:p>0.290336</text:p>
              </table:table-cell>
              <table:table-cell office:value-type="float" office:value="-0.494053">
                <text:p>-0.494053</text:p>
              </table:table-cell>
              <table:table-cell office:value-type="float" office:value="-0.0360328">
                <text:p>-0.0360328</text:p>
              </table:table-cell>
              <table:table-cell office:value-type="float" office:value="1.42321">
                <text:p>1.42321</text:p>
              </table:table-cell>
              <table:table-cell office:value-type="float" office:value="-0.412813">
                <text:p>-0.412813</text:p>
              </table:table-cell>
              <table:table-cell office:value-type="float" office:value="0.684304">
                <text:p>0.684304</text:p>
              </table:table-cell>
              <table:table-cell office:value-type="float" office:value="-0.689251">
                <text:p>-0.68925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0.29038">
                <text:p>0.29038</text:p>
              </table:table-cell>
              <table:table-cell office:value-type="float" office:value="-0.494024">
                <text:p>-0.494024</text:p>
              </table:table-cell>
              <table:table-cell office:value-type="float" office:value="-0.0360712">
                <text:p>-0.0360712</text:p>
              </table:table-cell>
              <table:table-cell office:value-type="float" office:value="1.42314">
                <text:p>1.42314</text:p>
              </table:table-cell>
              <table:table-cell office:value-type="float" office:value="-0.412778">
                <text:p>-0.412778</text:p>
              </table:table-cell>
              <table:table-cell office:value-type="float" office:value="0.684356">
                <text:p>0.684356</text:p>
              </table:table-cell>
              <table:table-cell office:value-type="float" office:value="-0.689303">
                <text:p>-0.68930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0.290425">
                <text:p>0.290425</text:p>
              </table:table-cell>
              <table:table-cell office:value-type="float" office:value="-0.493995">
                <text:p>-0.493995</text:p>
              </table:table-cell>
              <table:table-cell office:value-type="float" office:value="-0.0361099">
                <text:p>-0.0361099</text:p>
              </table:table-cell>
              <table:table-cell office:value-type="float" office:value="1.42308">
                <text:p>1.42308</text:p>
              </table:table-cell>
              <table:table-cell office:value-type="float" office:value="-0.412743">
                <text:p>-0.412743</text:p>
              </table:table-cell>
              <table:table-cell office:value-type="float" office:value="0.684409">
                <text:p>0.684409</text:p>
              </table:table-cell>
              <table:table-cell office:value-type="float" office:value="-0.689355">
                <text:p>-0.68935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0.290471">
                <text:p>0.290471</text:p>
              </table:table-cell>
              <table:table-cell office:value-type="float" office:value="-0.493965">
                <text:p>-0.493965</text:p>
              </table:table-cell>
              <table:table-cell office:value-type="float" office:value="-0.0361491">
                <text:p>-0.0361491</text:p>
              </table:table-cell>
              <table:table-cell office:value-type="float" office:value="1.42302">
                <text:p>1.42302</text:p>
              </table:table-cell>
              <table:table-cell office:value-type="float" office:value="-0.412708">
                <text:p>-0.412708</text:p>
              </table:table-cell>
              <table:table-cell office:value-type="float" office:value="0.684462">
                <text:p>0.684462</text:p>
              </table:table-cell>
              <table:table-cell office:value-type="float" office:value="-0.689408">
                <text:p>-0.68940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0.290517">
                <text:p>0.290517</text:p>
              </table:table-cell>
              <table:table-cell office:value-type="float" office:value="-0.493935">
                <text:p>-0.493935</text:p>
              </table:table-cell>
              <table:table-cell office:value-type="float" office:value="-0.0361887">
                <text:p>-0.0361887</text:p>
              </table:table-cell>
              <table:table-cell office:value-type="float" office:value="1.42296">
                <text:p>1.42296</text:p>
              </table:table-cell>
              <table:table-cell office:value-type="float" office:value="-0.412672">
                <text:p>-0.412672</text:p>
              </table:table-cell>
              <table:table-cell office:value-type="float" office:value="0.684515">
                <text:p>0.684515</text:p>
              </table:table-cell>
              <table:table-cell office:value-type="float" office:value="-0.689461">
                <text:p>-0.68946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0.290564">
                <text:p>0.290564</text:p>
              </table:table-cell>
              <table:table-cell office:value-type="float" office:value="-0.493905">
                <text:p>-0.493905</text:p>
              </table:table-cell>
              <table:table-cell office:value-type="float" office:value="-0.0362287">
                <text:p>-0.0362287</text:p>
              </table:table-cell>
              <table:table-cell office:value-type="float" office:value="1.42289">
                <text:p>1.42289</text:p>
              </table:table-cell>
              <table:table-cell office:value-type="float" office:value="-0.412635">
                <text:p>-0.412635</text:p>
              </table:table-cell>
              <table:table-cell office:value-type="float" office:value="0.68457">
                <text:p>0.68457</text:p>
              </table:table-cell>
              <table:table-cell office:value-type="float" office:value="-0.689515">
                <text:p>-0.68951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0.290611">
                <text:p>0.290611</text:p>
              </table:table-cell>
              <table:table-cell office:value-type="float" office:value="-0.493874">
                <text:p>-0.493874</text:p>
              </table:table-cell>
              <table:table-cell office:value-type="float" office:value="-0.0362692">
                <text:p>-0.0362692</text:p>
              </table:table-cell>
              <table:table-cell office:value-type="float" office:value="1.42283">
                <text:p>1.42283</text:p>
              </table:table-cell>
              <table:table-cell office:value-type="float" office:value="-0.412599">
                <text:p>-0.412599</text:p>
              </table:table-cell>
              <table:table-cell office:value-type="float" office:value="0.684625">
                <text:p>0.684625</text:p>
              </table:table-cell>
              <table:table-cell office:value-type="float" office:value="-0.68957">
                <text:p>-0.6895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0.290658">
                <text:p>0.290658</text:p>
              </table:table-cell>
              <table:table-cell office:value-type="float" office:value="-0.493843">
                <text:p>-0.493843</text:p>
              </table:table-cell>
              <table:table-cell office:value-type="float" office:value="-0.0363102">
                <text:p>-0.0363102</text:p>
              </table:table-cell>
              <table:table-cell office:value-type="float" office:value="1.42276">
                <text:p>1.42276</text:p>
              </table:table-cell>
              <table:table-cell office:value-type="float" office:value="-0.412562">
                <text:p>-0.412562</text:p>
              </table:table-cell>
              <table:table-cell office:value-type="float" office:value="0.684681">
                <text:p>0.684681</text:p>
              </table:table-cell>
              <table:table-cell office:value-type="float" office:value="-0.689625">
                <text:p>-0.68962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0.290707">
                <text:p>0.290707</text:p>
              </table:table-cell>
              <table:table-cell office:value-type="float" office:value="-0.493811">
                <text:p>-0.493811</text:p>
              </table:table-cell>
              <table:table-cell office:value-type="float" office:value="-0.0363516">
                <text:p>-0.0363516</text:p>
              </table:table-cell>
              <table:table-cell office:value-type="float" office:value="1.42269">
                <text:p>1.42269</text:p>
              </table:table-cell>
              <table:table-cell office:value-type="float" office:value="-0.412524">
                <text:p>-0.412524</text:p>
              </table:table-cell>
              <table:table-cell office:value-type="float" office:value="0.684737">
                <text:p>0.684737</text:p>
              </table:table-cell>
              <table:table-cell office:value-type="float" office:value="-0.689681">
                <text:p>-0.68968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0.290755">
                <text:p>0.290755</text:p>
              </table:table-cell>
              <table:table-cell office:value-type="float" office:value="-0.493779">
                <text:p>-0.493779</text:p>
              </table:table-cell>
              <table:table-cell office:value-type="float" office:value="-0.0363935">
                <text:p>-0.0363935</text:p>
              </table:table-cell>
              <table:table-cell office:value-type="float" office:value="1.42263">
                <text:p>1.42263</text:p>
              </table:table-cell>
              <table:table-cell office:value-type="float" office:value="-0.412486">
                <text:p>-0.412486</text:p>
              </table:table-cell>
              <table:table-cell office:value-type="float" office:value="0.684795">
                <text:p>0.684795</text:p>
              </table:table-cell>
              <table:table-cell office:value-type="float" office:value="-0.689738">
                <text:p>-0.68973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290805">
                <text:p>0.290805</text:p>
              </table:table-cell>
              <table:table-cell office:value-type="float" office:value="-0.493747">
                <text:p>-0.493747</text:p>
              </table:table-cell>
              <table:table-cell office:value-type="float" office:value="-0.0364359">
                <text:p>-0.0364359</text:p>
              </table:table-cell>
              <table:table-cell office:value-type="float" office:value="1.42256">
                <text:p>1.42256</text:p>
              </table:table-cell>
              <table:table-cell office:value-type="float" office:value="-0.412447">
                <text:p>-0.412447</text:p>
              </table:table-cell>
              <table:table-cell office:value-type="float" office:value="0.684853">
                <text:p>0.684853</text:p>
              </table:table-cell>
              <table:table-cell office:value-type="float" office:value="-0.689795">
                <text:p>-0.6897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0.290855">
                <text:p>0.290855</text:p>
              </table:table-cell>
              <table:table-cell office:value-type="float" office:value="-0.493714">
                <text:p>-0.493714</text:p>
              </table:table-cell>
              <table:table-cell office:value-type="float" office:value="-0.0364788">
                <text:p>-0.0364788</text:p>
              </table:table-cell>
              <table:table-cell office:value-type="float" office:value="1.42249">
                <text:p>1.42249</text:p>
              </table:table-cell>
              <table:table-cell office:value-type="float" office:value="-0.412408">
                <text:p>-0.412408</text:p>
              </table:table-cell>
              <table:table-cell office:value-type="float" office:value="0.684911">
                <text:p>0.684911</text:p>
              </table:table-cell>
              <table:table-cell office:value-type="float" office:value="-0.689853">
                <text:p>-0.68985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0.290905">
                <text:p>0.290905</text:p>
              </table:table-cell>
              <table:table-cell office:value-type="float" office:value="-0.49368">
                <text:p>-0.49368</text:p>
              </table:table-cell>
              <table:table-cell office:value-type="float" office:value="-0.0365223">
                <text:p>-0.0365223</text:p>
              </table:table-cell>
              <table:table-cell office:value-type="float" office:value="1.42242">
                <text:p>1.42242</text:p>
              </table:table-cell>
              <table:table-cell office:value-type="float" office:value="-0.412369">
                <text:p>-0.412369</text:p>
              </table:table-cell>
              <table:table-cell office:value-type="float" office:value="0.684971">
                <text:p>0.684971</text:p>
              </table:table-cell>
              <table:table-cell office:value-type="float" office:value="-0.689911">
                <text:p>-0.68991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0.290956">
                <text:p>0.290956</text:p>
              </table:table-cell>
              <table:table-cell office:value-type="float" office:value="-0.493647">
                <text:p>-0.493647</text:p>
              </table:table-cell>
              <table:table-cell office:value-type="float" office:value="-0.0365662">
                <text:p>-0.0365662</text:p>
              </table:table-cell>
              <table:table-cell office:value-type="float" office:value="1.42235">
                <text:p>1.42235</text:p>
              </table:table-cell>
              <table:table-cell office:value-type="float" office:value="-0.412329">
                <text:p>-0.412329</text:p>
              </table:table-cell>
              <table:table-cell office:value-type="float" office:value="0.685031">
                <text:p>0.685031</text:p>
              </table:table-cell>
              <table:table-cell office:value-type="float" office:value="-0.689971">
                <text:p>-0.68997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0.291008">
                <text:p>0.291008</text:p>
              </table:table-cell>
              <table:table-cell office:value-type="float" office:value="-0.493612">
                <text:p>-0.493612</text:p>
              </table:table-cell>
              <table:table-cell office:value-type="float" office:value="-0.0366107">
                <text:p>-0.0366107</text:p>
              </table:table-cell>
              <table:table-cell office:value-type="float" office:value="1.42227">
                <text:p>1.42227</text:p>
              </table:table-cell>
              <table:table-cell office:value-type="float" office:value="-0.412289">
                <text:p>-0.412289</text:p>
              </table:table-cell>
              <table:table-cell office:value-type="float" office:value="0.685093">
                <text:p>0.685093</text:p>
              </table:table-cell>
              <table:table-cell office:value-type="float" office:value="-0.690031">
                <text:p>-0.69003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0.291061">
                <text:p>0.291061</text:p>
              </table:table-cell>
              <table:table-cell office:value-type="float" office:value="-0.493578">
                <text:p>-0.493578</text:p>
              </table:table-cell>
              <table:table-cell office:value-type="float" office:value="-0.0366557">
                <text:p>-0.0366557</text:p>
              </table:table-cell>
              <table:table-cell office:value-type="float" office:value="1.4222">
                <text:p>1.4222</text:p>
              </table:table-cell>
              <table:table-cell office:value-type="float" office:value="-0.412248">
                <text:p>-0.412248</text:p>
              </table:table-cell>
              <table:table-cell office:value-type="float" office:value="0.685155">
                <text:p>0.685155</text:p>
              </table:table-cell>
              <table:table-cell office:value-type="float" office:value="-0.690092">
                <text:p>-0.69009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0.291114">
                <text:p>0.291114</text:p>
              </table:table-cell>
              <table:table-cell office:value-type="float" office:value="-0.493542">
                <text:p>-0.493542</text:p>
              </table:table-cell>
              <table:table-cell office:value-type="float" office:value="-0.0367013">
                <text:p>-0.0367013</text:p>
              </table:table-cell>
              <table:table-cell office:value-type="float" office:value="1.42213">
                <text:p>1.42213</text:p>
              </table:table-cell>
              <table:table-cell office:value-type="float" office:value="-0.412206">
                <text:p>-0.412206</text:p>
              </table:table-cell>
              <table:table-cell office:value-type="float" office:value="0.685217">
                <text:p>0.685217</text:p>
              </table:table-cell>
              <table:table-cell office:value-type="float" office:value="-0.690153">
                <text:p>-0.69015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0.291167">
                <text:p>0.291167</text:p>
              </table:table-cell>
              <table:table-cell office:value-type="float" office:value="-0.493507">
                <text:p>-0.493507</text:p>
              </table:table-cell>
              <table:table-cell office:value-type="float" office:value="-0.0367474">
                <text:p>-0.0367474</text:p>
              </table:table-cell>
              <table:table-cell office:value-type="float" office:value="1.42205">
                <text:p>1.42205</text:p>
              </table:table-cell>
              <table:table-cell office:value-type="float" office:value="-0.412164">
                <text:p>-0.412164</text:p>
              </table:table-cell>
              <table:table-cell office:value-type="float" office:value="0.685281">
                <text:p>0.685281</text:p>
              </table:table-cell>
              <table:table-cell office:value-type="float" office:value="-0.690216">
                <text:p>-0.69021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0.291222">
                <text:p>0.291222</text:p>
              </table:table-cell>
              <table:table-cell office:value-type="float" office:value="-0.49347">
                <text:p>-0.49347</text:p>
              </table:table-cell>
              <table:table-cell office:value-type="float" office:value="-0.0367941">
                <text:p>-0.0367941</text:p>
              </table:table-cell>
              <table:table-cell office:value-type="float" office:value="1.42197">
                <text:p>1.42197</text:p>
              </table:table-cell>
              <table:table-cell office:value-type="float" office:value="-0.412122">
                <text:p>-0.412122</text:p>
              </table:table-cell>
              <table:table-cell office:value-type="float" office:value="0.685346">
                <text:p>0.685346</text:p>
              </table:table-cell>
              <table:table-cell office:value-type="float" office:value="-0.690279">
                <text:p>-0.69027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0.291277">
                <text:p>0.291277</text:p>
              </table:table-cell>
              <table:table-cell office:value-type="float" office:value="-0.493434">
                <text:p>-0.493434</text:p>
              </table:table-cell>
              <table:table-cell office:value-type="float" office:value="-0.0368415">
                <text:p>-0.0368415</text:p>
              </table:table-cell>
              <table:table-cell office:value-type="float" office:value="1.4219">
                <text:p>1.4219</text:p>
              </table:table-cell>
              <table:table-cell office:value-type="float" office:value="-0.412079">
                <text:p>-0.412079</text:p>
              </table:table-cell>
              <table:table-cell office:value-type="float" office:value="0.685411">
                <text:p>0.685411</text:p>
              </table:table-cell>
              <table:table-cell office:value-type="float" office:value="-0.690343">
                <text:p>-0.69034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291333">
                <text:p>0.291333</text:p>
              </table:table-cell>
              <table:table-cell office:value-type="float" office:value="-0.493396">
                <text:p>-0.493396</text:p>
              </table:table-cell>
              <table:table-cell office:value-type="float" office:value="-0.0368894">
                <text:p>-0.0368894</text:p>
              </table:table-cell>
              <table:table-cell office:value-type="float" office:value="1.42182">
                <text:p>1.42182</text:p>
              </table:table-cell>
              <table:table-cell office:value-type="float" office:value="-0.412035">
                <text:p>-0.412035</text:p>
              </table:table-cell>
              <table:table-cell office:value-type="float" office:value="0.685478">
                <text:p>0.685478</text:p>
              </table:table-cell>
              <table:table-cell office:value-type="float" office:value="-0.690408">
                <text:p>-0.69040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0.291389">
                <text:p>0.291389</text:p>
              </table:table-cell>
              <table:table-cell office:value-type="float" office:value="-0.493359">
                <text:p>-0.493359</text:p>
              </table:table-cell>
              <table:table-cell office:value-type="float" office:value="-0.0369379">
                <text:p>-0.0369379</text:p>
              </table:table-cell>
              <table:table-cell office:value-type="float" office:value="1.42174">
                <text:p>1.42174</text:p>
              </table:table-cell>
              <table:table-cell office:value-type="float" office:value="-0.411991">
                <text:p>-0.411991</text:p>
              </table:table-cell>
              <table:table-cell office:value-type="float" office:value="0.685545">
                <text:p>0.685545</text:p>
              </table:table-cell>
              <table:table-cell office:value-type="float" office:value="-0.690473">
                <text:p>-0.69047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0.291446">
                <text:p>0.291446</text:p>
              </table:table-cell>
              <table:table-cell office:value-type="float" office:value="-0.49332">
                <text:p>-0.49332</text:p>
              </table:table-cell>
              <table:table-cell office:value-type="float" office:value="-0.0369871">
                <text:p>-0.0369871</text:p>
              </table:table-cell>
              <table:table-cell office:value-type="float" office:value="1.42166">
                <text:p>1.42166</text:p>
              </table:table-cell>
              <table:table-cell office:value-type="float" office:value="-0.411946">
                <text:p>-0.411946</text:p>
              </table:table-cell>
              <table:table-cell office:value-type="float" office:value="0.685613">
                <text:p>0.685613</text:p>
              </table:table-cell>
              <table:table-cell office:value-type="float" office:value="-0.69054">
                <text:p>-0.6905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0.298391">
                <text:p>0.298391</text:p>
              </table:table-cell>
              <table:table-cell office:value-type="float" office:value="-0.495416">
                <text:p>-0.495416</text:p>
              </table:table-cell>
              <table:table-cell office:value-type="float" office:value="-0.0459287">
                <text:p>-0.0459287</text:p>
              </table:table-cell>
              <table:table-cell office:value-type="float" office:value="1.42341">
                <text:p>1.42341</text:p>
              </table:table-cell>
              <table:table-cell office:value-type="float" office:value="-0.411009">
                <text:p>-0.411009</text:p>
              </table:table-cell>
              <table:table-cell office:value-type="float" office:value="0.684528">
                <text:p>0.684528</text:p>
              </table:table-cell>
              <table:table-cell office:value-type="float" office:value="-0.705481">
                <text:p>-0.70548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0.305385">
                <text:p>0.305385</text:p>
              </table:table-cell>
              <table:table-cell office:value-type="float" office:value="-0.497452">
                <text:p>-0.497452</text:p>
              </table:table-cell>
              <table:table-cell office:value-type="float" office:value="-0.0548736">
                <text:p>-0.0548736</text:p>
              </table:table-cell>
              <table:table-cell office:value-type="float" office:value="1.42495">
                <text:p>1.42495</text:p>
              </table:table-cell>
              <table:table-cell office:value-type="float" office:value="-0.410103">
                <text:p>-0.410103</text:p>
              </table:table-cell>
              <table:table-cell office:value-type="float" office:value="0.683568">
                <text:p>0.683568</text:p>
              </table:table-cell>
              <table:table-cell office:value-type="float" office:value="-0.720472">
                <text:p>-0.72047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0.312389">
                <text:p>0.312389</text:p>
              </table:table-cell>
              <table:table-cell office:value-type="float" office:value="-0.4995">
                <text:p>-0.4995</text:p>
              </table:table-cell>
              <table:table-cell office:value-type="float" office:value="-0.0637975">
                <text:p>-0.0637975</text:p>
              </table:table-cell>
              <table:table-cell office:value-type="float" office:value="1.42645">
                <text:p>1.42645</text:p>
              </table:table-cell>
              <table:table-cell office:value-type="float" office:value="-0.409247">
                <text:p>-0.409247</text:p>
              </table:table-cell>
              <table:table-cell office:value-type="float" office:value="0.682641">
                <text:p>0.682641</text:p>
              </table:table-cell>
              <table:table-cell office:value-type="float" office:value="-0.735448">
                <text:p>-0.73544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0.319406">
                <text:p>0.319406</text:p>
              </table:table-cell>
              <table:table-cell office:value-type="float" office:value="-0.501558">
                <text:p>-0.501558</text:p>
              </table:table-cell>
              <table:table-cell office:value-type="float" office:value="-0.0727019">
                <text:p>-0.0727019</text:p>
              </table:table-cell>
              <table:table-cell office:value-type="float" office:value="1.42791">
                <text:p>1.42791</text:p>
              </table:table-cell>
              <table:table-cell office:value-type="float" office:value="-0.408442">
                <text:p>-0.408442</text:p>
              </table:table-cell>
              <table:table-cell office:value-type="float" office:value="0.681748">
                <text:p>0.681748</text:p>
              </table:table-cell>
              <table:table-cell office:value-type="float" office:value="-0.750412">
                <text:p>-0.75041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0.326433">
                <text:p>0.326433</text:p>
              </table:table-cell>
              <table:table-cell office:value-type="float" office:value="-0.503629">
                <text:p>-0.503629</text:p>
              </table:table-cell>
              <table:table-cell office:value-type="float" office:value="-0.0815863">
                <text:p>-0.0815863</text:p>
              </table:table-cell>
              <table:table-cell office:value-type="float" office:value="1.42932">
                <text:p>1.42932</text:p>
              </table:table-cell>
              <table:table-cell office:value-type="float" office:value="-0.407687">
                <text:p>-0.407687</text:p>
              </table:table-cell>
              <table:table-cell office:value-type="float" office:value="0.680889">
                <text:p>0.680889</text:p>
              </table:table-cell>
              <table:table-cell office:value-type="float" office:value="-0.765364">
                <text:p>-0.76536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0.333473">
                <text:p>0.333473</text:p>
              </table:table-cell>
              <table:table-cell office:value-type="float" office:value="-0.505713">
                <text:p>-0.505713</text:p>
              </table:table-cell>
              <table:table-cell office:value-type="float" office:value="-0.0904506">
                <text:p>-0.0904506</text:p>
              </table:table-cell>
              <table:table-cell office:value-type="float" office:value="1.43069">
                <text:p>1.43069</text:p>
              </table:table-cell>
              <table:table-cell office:value-type="float" office:value="-0.406984">
                <text:p>-0.406984</text:p>
              </table:table-cell>
              <table:table-cell office:value-type="float" office:value="0.680063">
                <text:p>0.680063</text:p>
              </table:table-cell>
              <table:table-cell office:value-type="float" office:value="-0.780302">
                <text:p>-0.78030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0.340523">
                <text:p>0.340523</text:p>
              </table:table-cell>
              <table:table-cell office:value-type="float" office:value="-0.507809">
                <text:p>-0.507809</text:p>
              </table:table-cell>
              <table:table-cell office:value-type="float" office:value="-0.0992943">
                <text:p>-0.0992943</text:p>
              </table:table-cell>
              <table:table-cell office:value-type="float" office:value="1.43202">
                <text:p>1.43202</text:p>
              </table:table-cell>
              <table:table-cell office:value-type="float" office:value="-0.406332">
                <text:p>-0.406332</text:p>
              </table:table-cell>
              <table:table-cell office:value-type="float" office:value="0.679272">
                <text:p>0.679272</text:p>
              </table:table-cell>
              <table:table-cell office:value-type="float" office:value="-0.795226">
                <text:p>-0.79522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347585">
                <text:p>0.347585</text:p>
              </table:table-cell>
              <table:table-cell office:value-type="float" office:value="-0.509919">
                <text:p>-0.509919</text:p>
              </table:table-cell>
              <table:table-cell office:value-type="float" office:value="-0.108117">
                <text:p>-0.108117</text:p>
              </table:table-cell>
              <table:table-cell office:value-type="float" office:value="1.4333">
                <text:p>1.4333</text:p>
              </table:table-cell>
              <table:table-cell office:value-type="float" office:value="-0.405732">
                <text:p>-0.405732</text:p>
              </table:table-cell>
              <table:table-cell office:value-type="float" office:value="0.678514">
                <text:p>0.678514</text:p>
              </table:table-cell>
              <table:table-cell office:value-type="float" office:value="-0.810136">
                <text:p>-0.81013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0.354657">
                <text:p>0.354657</text:p>
              </table:table-cell>
              <table:table-cell office:value-type="float" office:value="-0.512043">
                <text:p>-0.512043</text:p>
              </table:table-cell>
              <table:table-cell office:value-type="float" office:value="-0.116918">
                <text:p>-0.116918</text:p>
              </table:table-cell>
              <table:table-cell office:value-type="float" office:value="1.43453">
                <text:p>1.43453</text:p>
              </table:table-cell>
              <table:table-cell office:value-type="float" office:value="-0.405184">
                <text:p>-0.405184</text:p>
              </table:table-cell>
              <table:table-cell office:value-type="float" office:value="0.677791">
                <text:p>0.677791</text:p>
              </table:table-cell>
              <table:table-cell office:value-type="float" office:value="-0.825031">
                <text:p>-0.82503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0.361741">
                <text:p>0.361741</text:p>
              </table:table-cell>
              <table:table-cell office:value-type="float" office:value="-0.514182">
                <text:p>-0.514182</text:p>
              </table:table-cell>
              <table:table-cell office:value-type="float" office:value="-0.125698">
                <text:p>-0.125698</text:p>
              </table:table-cell>
              <table:table-cell office:value-type="float" office:value="1.43572">
                <text:p>1.43572</text:p>
              </table:table-cell>
              <table:table-cell office:value-type="float" office:value="-0.404688">
                <text:p>-0.404688</text:p>
              </table:table-cell>
              <table:table-cell office:value-type="float" office:value="0.677101">
                <text:p>0.677101</text:p>
              </table:table-cell>
              <table:table-cell office:value-type="float" office:value="-0.839912">
                <text:p>-0.83991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0.368835">
                <text:p>0.368835</text:p>
              </table:table-cell>
              <table:table-cell office:value-type="float" office:value="-0.516336">
                <text:p>-0.516336</text:p>
              </table:table-cell>
              <table:table-cell office:value-type="float" office:value="-0.134455">
                <text:p>-0.134455</text:p>
              </table:table-cell>
              <table:table-cell office:value-type="float" office:value="1.43687">
                <text:p>1.43687</text:p>
              </table:table-cell>
              <table:table-cell office:value-type="float" office:value="-0.404245">
                <text:p>-0.404245</text:p>
              </table:table-cell>
              <table:table-cell office:value-type="float" office:value="0.676446">
                <text:p>0.676446</text:p>
              </table:table-cell>
              <table:table-cell office:value-type="float" office:value="-0.854776">
                <text:p>-0.85477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0.37594">
                <text:p>0.37594</text:p>
              </table:table-cell>
              <table:table-cell office:value-type="float" office:value="-0.518505">
                <text:p>-0.518505</text:p>
              </table:table-cell>
              <table:table-cell office:value-type="float" office:value="-0.14319">
                <text:p>-0.14319</text:p>
              </table:table-cell>
              <table:table-cell office:value-type="float" office:value="1.43797">
                <text:p>1.43797</text:p>
              </table:table-cell>
              <table:table-cell office:value-type="float" office:value="-0.403855">
                <text:p>-0.403855</text:p>
              </table:table-cell>
              <table:table-cell office:value-type="float" office:value="0.675826">
                <text:p>0.675826</text:p>
              </table:table-cell>
              <table:table-cell office:value-type="float" office:value="-0.869625">
                <text:p>-0.86962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0.383054">
                <text:p>0.383054</text:p>
              </table:table-cell>
              <table:table-cell office:value-type="float" office:value="-0.52069">
                <text:p>-0.52069</text:p>
              </table:table-cell>
              <table:table-cell office:value-type="float" office:value="-0.151901">
                <text:p>-0.151901</text:p>
              </table:table-cell>
              <table:table-cell office:value-type="float" office:value="1.43903">
                <text:p>1.43903</text:p>
              </table:table-cell>
              <table:table-cell office:value-type="float" office:value="-0.403518">
                <text:p>-0.403518</text:p>
              </table:table-cell>
              <table:table-cell office:value-type="float" office:value="0.675239">
                <text:p>0.675239</text:p>
              </table:table-cell>
              <table:table-cell office:value-type="float" office:value="-0.884457">
                <text:p>-0.88445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0.390179">
                <text:p>0.390179</text:p>
              </table:table-cell>
              <table:table-cell office:value-type="float" office:value="-0.522892">
                <text:p>-0.522892</text:p>
              </table:table-cell>
              <table:table-cell office:value-type="float" office:value="-0.160589">
                <text:p>-0.160589</text:p>
              </table:table-cell>
              <table:table-cell office:value-type="float" office:value="1.44004">
                <text:p>1.44004</text:p>
              </table:table-cell>
              <table:table-cell office:value-type="float" office:value="-0.403234">
                <text:p>-0.403234</text:p>
              </table:table-cell>
              <table:table-cell office:value-type="float" office:value="0.674687">
                <text:p>0.674687</text:p>
              </table:table-cell>
              <table:table-cell office:value-type="float" office:value="-0.899272">
                <text:p>-0.89927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0.397314">
                <text:p>0.397314</text:p>
              </table:table-cell>
              <table:table-cell office:value-type="float" office:value="-0.525111">
                <text:p>-0.525111</text:p>
              </table:table-cell>
              <table:table-cell office:value-type="float" office:value="-0.169252">
                <text:p>-0.169252</text:p>
              </table:table-cell>
              <table:table-cell office:value-type="float" office:value="1.44101">
                <text:p>1.44101</text:p>
              </table:table-cell>
              <table:table-cell office:value-type="float" office:value="-0.403005">
                <text:p>-0.403005</text:p>
              </table:table-cell>
              <table:table-cell office:value-type="float" office:value="0.67417">
                <text:p>0.67417</text:p>
              </table:table-cell>
              <table:table-cell office:value-type="float" office:value="-0.914071">
                <text:p>-0.91407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0.404458">
                <text:p>0.404458</text:p>
              </table:table-cell>
              <table:table-cell office:value-type="float" office:value="-0.527348">
                <text:p>-0.527348</text:p>
              </table:table-cell>
              <table:table-cell office:value-type="float" office:value="-0.17789">
                <text:p>-0.17789</text:p>
              </table:table-cell>
              <table:table-cell office:value-type="float" office:value="1.44193">
                <text:p>1.44193</text:p>
              </table:table-cell>
              <table:table-cell office:value-type="float" office:value="-0.402829">
                <text:p>-0.402829</text:p>
              </table:table-cell>
              <table:table-cell office:value-type="float" office:value="0.673687">
                <text:p>0.673687</text:p>
              </table:table-cell>
              <table:table-cell office:value-type="float" office:value="-0.928851">
                <text:p>-0.92885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0.411611">
                <text:p>0.411611</text:p>
              </table:table-cell>
              <table:table-cell office:value-type="float" office:value="-0.529602">
                <text:p>-0.529602</text:p>
              </table:table-cell>
              <table:table-cell office:value-type="float" office:value="-0.186502">
                <text:p>-0.186502</text:p>
              </table:table-cell>
              <table:table-cell office:value-type="float" office:value="1.4428">
                <text:p>1.4428</text:p>
              </table:table-cell>
              <table:table-cell office:value-type="float" office:value="-0.402708">
                <text:p>-0.402708</text:p>
              </table:table-cell>
              <table:table-cell office:value-type="float" office:value="0.67324">
                <text:p>0.67324</text:p>
              </table:table-cell>
              <table:table-cell office:value-type="float" office:value="-0.943614">
                <text:p>-0.94361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418773">
                <text:p>0.418773</text:p>
              </table:table-cell>
              <table:table-cell office:value-type="float" office:value="-0.531875">
                <text:p>-0.531875</text:p>
              </table:table-cell>
              <table:table-cell office:value-type="float" office:value="-0.195089">
                <text:p>-0.195089</text:p>
              </table:table-cell>
              <table:table-cell office:value-type="float" office:value="1.44363">
                <text:p>1.44363</text:p>
              </table:table-cell>
              <table:table-cell office:value-type="float" office:value="-0.402641">
                <text:p>-0.402641</text:p>
              </table:table-cell>
              <table:table-cell office:value-type="float" office:value="0.672827">
                <text:p>0.672827</text:p>
              </table:table-cell>
              <table:table-cell office:value-type="float" office:value="-0.958358">
                <text:p>-0.95835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0.425943">
                <text:p>0.425943</text:p>
              </table:table-cell>
              <table:table-cell office:value-type="float" office:value="-0.534167">
                <text:p>-0.534167</text:p>
              </table:table-cell>
              <table:table-cell office:value-type="float" office:value="-0.203648">
                <text:p>-0.203648</text:p>
              </table:table-cell>
              <table:table-cell office:value-type="float" office:value="1.44442">
                <text:p>1.44442</text:p>
              </table:table-cell>
              <table:table-cell office:value-type="float" office:value="-0.402629">
                <text:p>-0.402629</text:p>
              </table:table-cell>
              <table:table-cell office:value-type="float" office:value="0.672449">
                <text:p>0.672449</text:p>
              </table:table-cell>
              <table:table-cell office:value-type="float" office:value="-0.973083">
                <text:p>-0.97308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0.433122">
                <text:p>0.433122</text:p>
              </table:table-cell>
              <table:table-cell office:value-type="float" office:value="-0.536478">
                <text:p>-0.536478</text:p>
              </table:table-cell>
              <table:table-cell office:value-type="float" office:value="-0.21218">
                <text:p>-0.21218</text:p>
              </table:table-cell>
              <table:table-cell office:value-type="float" office:value="1.44515">
                <text:p>1.44515</text:p>
              </table:table-cell>
              <table:table-cell office:value-type="float" office:value="-0.402672">
                <text:p>-0.402672</text:p>
              </table:table-cell>
              <table:table-cell office:value-type="float" office:value="0.672106">
                <text:p>0.672106</text:p>
              </table:table-cell>
              <table:table-cell office:value-type="float" office:value="-0.987789">
                <text:p>-0.98778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0.440308">
                <text:p>0.440308</text:p>
              </table:table-cell>
              <table:table-cell office:value-type="float" office:value="-0.53881">
                <text:p>-0.53881</text:p>
              </table:table-cell>
              <table:table-cell office:value-type="float" office:value="-0.220684">
                <text:p>-0.220684</text:p>
              </table:table-cell>
              <table:table-cell office:value-type="float" office:value="1.44584">
                <text:p>1.44584</text:p>
              </table:table-cell>
              <table:table-cell office:value-type="float" office:value="-0.402771">
                <text:p>-0.402771</text:p>
              </table:table-cell>
              <table:table-cell office:value-type="float" office:value="0.671798">
                <text:p>0.671798</text:p>
              </table:table-cell>
              <table:table-cell office:value-type="float" office:value="-1.00248">
                <text:p>-1.0024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0.447502">
                <text:p>0.447502</text:p>
              </table:table-cell>
              <table:table-cell office:value-type="float" office:value="-0.541161">
                <text:p>-0.541161</text:p>
              </table:table-cell>
              <table:table-cell office:value-type="float" office:value="-0.229158">
                <text:p>-0.229158</text:p>
              </table:table-cell>
              <table:table-cell office:value-type="float" office:value="1.44649">
                <text:p>1.44649</text:p>
              </table:table-cell>
              <table:table-cell office:value-type="float" office:value="-0.402924">
                <text:p>-0.402924</text:p>
              </table:table-cell>
              <table:table-cell office:value-type="float" office:value="0.671526">
                <text:p>0.671526</text:p>
              </table:table-cell>
              <table:table-cell office:value-type="float" office:value="-1.01714">
                <text:p>-1.0171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0.454702">
                <text:p>0.454702</text:p>
              </table:table-cell>
              <table:table-cell office:value-type="float" office:value="-0.543533">
                <text:p>-0.543533</text:p>
              </table:table-cell>
              <table:table-cell office:value-type="float" office:value="-0.237603">
                <text:p>-0.237603</text:p>
              </table:table-cell>
              <table:table-cell office:value-type="float" office:value="1.44708">
                <text:p>1.44708</text:p>
              </table:table-cell>
              <table:table-cell office:value-type="float" office:value="-0.403134">
                <text:p>-0.403134</text:p>
              </table:table-cell>
              <table:table-cell office:value-type="float" office:value="0.671289">
                <text:p>0.671289</text:p>
              </table:table-cell>
              <table:table-cell office:value-type="float" office:value="-1.03179">
                <text:p>-1.0317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0.461909">
                <text:p>0.461909</text:p>
              </table:table-cell>
              <table:table-cell office:value-type="float" office:value="-0.545927">
                <text:p>-0.545927</text:p>
              </table:table-cell>
              <table:table-cell office:value-type="float" office:value="-0.246018">
                <text:p>-0.246018</text:p>
              </table:table-cell>
              <table:table-cell office:value-type="float" office:value="1.44763">
                <text:p>1.44763</text:p>
              </table:table-cell>
              <table:table-cell office:value-type="float" office:value="-0.4034">
                <text:p>-0.4034</text:p>
              </table:table-cell>
              <table:table-cell office:value-type="float" office:value="0.671087">
                <text:p>0.671087</text:p>
              </table:table-cell>
              <table:table-cell office:value-type="float" office:value="-1.04642">
                <text:p>-1.0464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0.469123">
                <text:p>0.469123</text:p>
              </table:table-cell>
              <table:table-cell office:value-type="float" office:value="-0.548342">
                <text:p>-0.548342</text:p>
              </table:table-cell>
              <table:table-cell office:value-type="float" office:value="-0.254401">
                <text:p>-0.254401</text:p>
              </table:table-cell>
              <table:table-cell office:value-type="float" office:value="1.44813">
                <text:p>1.44813</text:p>
              </table:table-cell>
              <table:table-cell office:value-type="float" office:value="-0.403721">
                <text:p>-0.403721</text:p>
              </table:table-cell>
              <table:table-cell office:value-type="float" office:value="0.670921">
                <text:p>0.670921</text:p>
              </table:table-cell>
              <table:table-cell office:value-type="float" office:value="-1.06102">
                <text:p>-1.0610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0.476342">
                <text:p>0.476342</text:p>
              </table:table-cell>
              <table:table-cell office:value-type="float" office:value="-0.550779">
                <text:p>-0.550779</text:p>
              </table:table-cell>
              <table:table-cell office:value-type="float" office:value="-0.262752">
                <text:p>-0.262752</text:p>
              </table:table-cell>
              <table:table-cell office:value-type="float" office:value="1.44859">
                <text:p>1.44859</text:p>
              </table:table-cell>
              <table:table-cell office:value-type="float" office:value="-0.404099">
                <text:p>-0.404099</text:p>
              </table:table-cell>
              <table:table-cell office:value-type="float" office:value="0.670791">
                <text:p>0.670791</text:p>
              </table:table-cell>
              <table:table-cell office:value-type="float" office:value="-1.07561">
                <text:p>-1.0756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0.483566">
                <text:p>0.483566</text:p>
              </table:table-cell>
              <table:table-cell office:value-type="float" office:value="-0.553239">
                <text:p>-0.553239</text:p>
              </table:table-cell>
              <table:table-cell office:value-type="float" office:value="-0.27107">
                <text:p>-0.27107</text:p>
              </table:table-cell>
              <table:table-cell office:value-type="float" office:value="1.44899">
                <text:p>1.44899</text:p>
              </table:table-cell>
              <table:table-cell office:value-type="float" office:value="-0.404533">
                <text:p>-0.404533</text:p>
              </table:table-cell>
              <table:table-cell office:value-type="float" office:value="0.670697">
                <text:p>0.670697</text:p>
              </table:table-cell>
              <table:table-cell office:value-type="float" office:value="-1.09017">
                <text:p>-1.0901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490795">
                <text:p>0.490795</text:p>
              </table:table-cell>
              <table:table-cell office:value-type="float" office:value="-0.555721">
                <text:p>-0.555721</text:p>
              </table:table-cell>
              <table:table-cell office:value-type="float" office:value="-0.279354">
                <text:p>-0.279354</text:p>
              </table:table-cell>
              <table:table-cell office:value-type="float" office:value="1.44935">
                <text:p>1.44935</text:p>
              </table:table-cell>
              <table:table-cell office:value-type="float" office:value="-0.405023">
                <text:p>-0.405023</text:p>
              </table:table-cell>
              <table:table-cell office:value-type="float" office:value="0.670639">
                <text:p>0.670639</text:p>
              </table:table-cell>
              <table:table-cell office:value-type="float" office:value="-1.10471">
                <text:p>-1.1047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0.498029">
                <text:p>0.498029</text:p>
              </table:table-cell>
              <table:table-cell office:value-type="float" office:value="-0.558227">
                <text:p>-0.558227</text:p>
              </table:table-cell>
              <table:table-cell office:value-type="float" office:value="-0.287603">
                <text:p>-0.287603</text:p>
              </table:table-cell>
              <table:table-cell office:value-type="float" office:value="1.44966">
                <text:p>1.44966</text:p>
              </table:table-cell>
              <table:table-cell office:value-type="float" office:value="-0.40557">
                <text:p>-0.40557</text:p>
              </table:table-cell>
              <table:table-cell office:value-type="float" office:value="0.670617">
                <text:p>0.670617</text:p>
              </table:table-cell>
              <table:table-cell office:value-type="float" office:value="-1.11923">
                <text:p>-1.1192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0.505266">
                <text:p>0.505266</text:p>
              </table:table-cell>
              <table:table-cell office:value-type="float" office:value="-0.560756">
                <text:p>-0.560756</text:p>
              </table:table-cell>
              <table:table-cell office:value-type="float" office:value="-0.295817">
                <text:p>-0.295817</text:p>
              </table:table-cell>
              <table:table-cell office:value-type="float" office:value="1.44992">
                <text:p>1.44992</text:p>
              </table:table-cell>
              <table:table-cell office:value-type="float" office:value="-0.406174">
                <text:p>-0.406174</text:p>
              </table:table-cell>
              <table:table-cell office:value-type="float" office:value="0.670631">
                <text:p>0.670631</text:p>
              </table:table-cell>
              <table:table-cell office:value-type="float" office:value="-1.13373">
                <text:p>-1.1337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0.512506">
                <text:p>0.512506</text:p>
              </table:table-cell>
              <table:table-cell office:value-type="float" office:value="-0.563309">
                <text:p>-0.563309</text:p>
              </table:table-cell>
              <table:table-cell office:value-type="float" office:value="-0.303995">
                <text:p>-0.303995</text:p>
              </table:table-cell>
              <table:table-cell office:value-type="float" office:value="1.45014">
                <text:p>1.45014</text:p>
              </table:table-cell>
              <table:table-cell office:value-type="float" office:value="-0.406834">
                <text:p>-0.406834</text:p>
              </table:table-cell>
              <table:table-cell office:value-type="float" office:value="0.670681">
                <text:p>0.670681</text:p>
              </table:table-cell>
              <table:table-cell office:value-type="float" office:value="-1.14821">
                <text:p>-1.1482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0.519749">
                <text:p>0.519749</text:p>
              </table:table-cell>
              <table:table-cell office:value-type="float" office:value="-0.565887">
                <text:p>-0.565887</text:p>
              </table:table-cell>
              <table:table-cell office:value-type="float" office:value="-0.312135">
                <text:p>-0.312135</text:p>
              </table:table-cell>
              <table:table-cell office:value-type="float" office:value="1.4503">
                <text:p>1.4503</text:p>
              </table:table-cell>
              <table:table-cell office:value-type="float" office:value="-0.407551">
                <text:p>-0.407551</text:p>
              </table:table-cell>
              <table:table-cell office:value-type="float" office:value="0.670768">
                <text:p>0.670768</text:p>
              </table:table-cell>
              <table:table-cell office:value-type="float" office:value="-1.16267">
                <text:p>-1.1626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0.526995">
                <text:p>0.526995</text:p>
              </table:table-cell>
              <table:table-cell office:value-type="float" office:value="-0.56849">
                <text:p>-0.56849</text:p>
              </table:table-cell>
              <table:table-cell office:value-type="float" office:value="-0.320237">
                <text:p>-0.320237</text:p>
              </table:table-cell>
              <table:table-cell office:value-type="float" office:value="1.45042">
                <text:p>1.45042</text:p>
              </table:table-cell>
              <table:table-cell office:value-type="float" office:value="-0.408325">
                <text:p>-0.408325</text:p>
              </table:table-cell>
              <table:table-cell office:value-type="float" office:value="0.670892">
                <text:p>0.670892</text:p>
              </table:table-cell>
              <table:table-cell office:value-type="float" office:value="-1.1771">
                <text:p>-1.177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0.534241">
                <text:p>0.534241</text:p>
              </table:table-cell>
              <table:table-cell office:value-type="float" office:value="-0.571117">
                <text:p>-0.571117</text:p>
              </table:table-cell>
              <table:table-cell office:value-type="float" office:value="-0.3283">
                <text:p>-0.3283</text:p>
              </table:table-cell>
              <table:table-cell office:value-type="float" office:value="1.45048">
                <text:p>1.45048</text:p>
              </table:table-cell>
              <table:table-cell office:value-type="float" office:value="-0.409155">
                <text:p>-0.409155</text:p>
              </table:table-cell>
              <table:table-cell office:value-type="float" office:value="0.671052">
                <text:p>0.671052</text:p>
              </table:table-cell>
              <table:table-cell office:value-type="float" office:value="-1.19151">
                <text:p>-1.1915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0.541489">
                <text:p>0.541489</text:p>
              </table:table-cell>
              <table:table-cell office:value-type="float" office:value="-0.57377">
                <text:p>-0.57377</text:p>
              </table:table-cell>
              <table:table-cell office:value-type="float" office:value="-0.336323">
                <text:p>-0.336323</text:p>
              </table:table-cell>
              <table:table-cell office:value-type="float" office:value="1.4505">
                <text:p>1.4505</text:p>
              </table:table-cell>
              <table:table-cell office:value-type="float" office:value="-0.410042">
                <text:p>-0.410042</text:p>
              </table:table-cell>
              <table:table-cell office:value-type="float" office:value="0.671249">
                <text:p>0.671249</text:p>
              </table:table-cell>
              <table:table-cell office:value-type="float" office:value="-1.2059">
                <text:p>-1.205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0.548738">
                <text:p>0.548738</text:p>
              </table:table-cell>
              <table:table-cell office:value-type="float" office:value="-0.576449">
                <text:p>-0.576449</text:p>
              </table:table-cell>
              <table:table-cell office:value-type="float" office:value="-0.344304">
                <text:p>-0.344304</text:p>
              </table:table-cell>
              <table:table-cell office:value-type="float" office:value="1.45047">
                <text:p>1.45047</text:p>
              </table:table-cell>
              <table:table-cell office:value-type="float" office:value="-0.410986">
                <text:p>-0.410986</text:p>
              </table:table-cell>
              <table:table-cell office:value-type="float" office:value="0.671483">
                <text:p>0.671483</text:p>
              </table:table-cell>
              <table:table-cell office:value-type="float" office:value="-1.22026">
                <text:p>-1.2202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0.555986">
                <text:p>0.555986</text:p>
              </table:table-cell>
              <table:table-cell office:value-type="float" office:value="-0.579154">
                <text:p>-0.579154</text:p>
              </table:table-cell>
              <table:table-cell office:value-type="float" office:value="-0.352244">
                <text:p>-0.352244</text:p>
              </table:table-cell>
              <table:table-cell office:value-type="float" office:value="1.45039">
                <text:p>1.45039</text:p>
              </table:table-cell>
              <table:table-cell office:value-type="float" office:value="-0.411986">
                <text:p>-0.411986</text:p>
              </table:table-cell>
              <table:table-cell office:value-type="float" office:value="0.671755">
                <text:p>0.671755</text:p>
              </table:table-cell>
              <table:table-cell office:value-type="float" office:value="-1.23461">
                <text:p>-1.2346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563233">
                <text:p>0.563233</text:p>
              </table:table-cell>
              <table:table-cell office:value-type="float" office:value="-0.581885">
                <text:p>-0.581885</text:p>
              </table:table-cell>
              <table:table-cell office:value-type="float" office:value="-0.36014">
                <text:p>-0.36014</text:p>
              </table:table-cell>
              <table:table-cell office:value-type="float" office:value="1.45026">
                <text:p>1.45026</text:p>
              </table:table-cell>
              <table:table-cell office:value-type="float" office:value="-0.413042">
                <text:p>-0.413042</text:p>
              </table:table-cell>
              <table:table-cell office:value-type="float" office:value="0.672063">
                <text:p>0.672063</text:p>
              </table:table-cell>
              <table:table-cell office:value-type="float" office:value="-1.24893">
                <text:p>-1.2489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0.57048">
                <text:p>0.57048</text:p>
              </table:table-cell>
              <table:table-cell office:value-type="float" office:value="-0.584642">
                <text:p>-0.584642</text:p>
              </table:table-cell>
              <table:table-cell office:value-type="float" office:value="-0.367993">
                <text:p>-0.367993</text:p>
              </table:table-cell>
              <table:table-cell office:value-type="float" office:value="1.45007">
                <text:p>1.45007</text:p>
              </table:table-cell>
              <table:table-cell office:value-type="float" office:value="-0.414155">
                <text:p>-0.414155</text:p>
              </table:table-cell>
              <table:table-cell office:value-type="float" office:value="0.672409">
                <text:p>0.672409</text:p>
              </table:table-cell>
              <table:table-cell office:value-type="float" office:value="-1.26323">
                <text:p>-1.2632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0.577724">
                <text:p>0.577724</text:p>
              </table:table-cell>
              <table:table-cell office:value-type="float" office:value="-0.587426">
                <text:p>-0.587426</text:p>
              </table:table-cell>
              <table:table-cell office:value-type="float" office:value="-0.375801">
                <text:p>-0.375801</text:p>
              </table:table-cell>
              <table:table-cell office:value-type="float" office:value="1.44984">
                <text:p>1.44984</text:p>
              </table:table-cell>
              <table:table-cell office:value-type="float" office:value="-0.415324">
                <text:p>-0.415324</text:p>
              </table:table-cell>
              <table:table-cell office:value-type="float" office:value="0.672793">
                <text:p>0.672793</text:p>
              </table:table-cell>
              <table:table-cell office:value-type="float" office:value="-1.2775">
                <text:p>-1.277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0.584965">
                <text:p>0.584965</text:p>
              </table:table-cell>
              <table:table-cell office:value-type="float" office:value="-0.590238">
                <text:p>-0.590238</text:p>
              </table:table-cell>
              <table:table-cell office:value-type="float" office:value="-0.383562">
                <text:p>-0.383562</text:p>
              </table:table-cell>
              <table:table-cell office:value-type="float" office:value="1.44956">
                <text:p>1.44956</text:p>
              </table:table-cell>
              <table:table-cell office:value-type="float" office:value="-0.416549">
                <text:p>-0.416549</text:p>
              </table:table-cell>
              <table:table-cell office:value-type="float" office:value="0.673214">
                <text:p>0.673214</text:p>
              </table:table-cell>
              <table:table-cell office:value-type="float" office:value="-1.29176">
                <text:p>-1.2917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0.592204">
                <text:p>0.592204</text:p>
              </table:table-cell>
              <table:table-cell office:value-type="float" office:value="-0.593076">
                <text:p>-0.593076</text:p>
              </table:table-cell>
              <table:table-cell office:value-type="float" office:value="-0.391277">
                <text:p>-0.391277</text:p>
              </table:table-cell>
              <table:table-cell office:value-type="float" office:value="1.44922">
                <text:p>1.44922</text:p>
              </table:table-cell>
              <table:table-cell office:value-type="float" office:value="-0.417829">
                <text:p>-0.417829</text:p>
              </table:table-cell>
              <table:table-cell office:value-type="float" office:value="0.673673">
                <text:p>0.673673</text:p>
              </table:table-cell>
              <table:table-cell office:value-type="float" office:value="-1.30599">
                <text:p>-1.3059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0.599438">
                <text:p>0.599438</text:p>
              </table:table-cell>
              <table:table-cell office:value-type="float" office:value="-0.595942">
                <text:p>-0.595942</text:p>
              </table:table-cell>
              <table:table-cell office:value-type="float" office:value="-0.398943">
                <text:p>-0.398943</text:p>
              </table:table-cell>
              <table:table-cell office:value-type="float" office:value="1.44883">
                <text:p>1.44883</text:p>
              </table:table-cell>
              <table:table-cell office:value-type="float" office:value="-0.419164">
                <text:p>-0.419164</text:p>
              </table:table-cell>
              <table:table-cell office:value-type="float" office:value="0.67417">
                <text:p>0.67417</text:p>
              </table:table-cell>
              <table:table-cell office:value-type="float" office:value="-1.3202">
                <text:p>-1.320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0.606668">
                <text:p>0.606668</text:p>
              </table:table-cell>
              <table:table-cell office:value-type="float" office:value="-0.598836">
                <text:p>-0.598836</text:p>
              </table:table-cell>
              <table:table-cell office:value-type="float" office:value="-0.406561">
                <text:p>-0.406561</text:p>
              </table:table-cell>
              <table:table-cell office:value-type="float" office:value="1.4484">
                <text:p>1.4484</text:p>
              </table:table-cell>
              <table:table-cell office:value-type="float" office:value="-0.420555">
                <text:p>-0.420555</text:p>
              </table:table-cell>
              <table:table-cell office:value-type="float" office:value="0.674705">
                <text:p>0.674705</text:p>
              </table:table-cell>
              <table:table-cell office:value-type="float" office:value="-1.33438">
                <text:p>-1.3343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0.613893">
                <text:p>0.613893</text:p>
              </table:table-cell>
              <table:table-cell office:value-type="float" office:value="-0.601757">
                <text:p>-0.601757</text:p>
              </table:table-cell>
              <table:table-cell office:value-type="float" office:value="-0.414129">
                <text:p>-0.414129</text:p>
              </table:table-cell>
              <table:table-cell office:value-type="float" office:value="1.44791">
                <text:p>1.44791</text:p>
              </table:table-cell>
              <table:table-cell office:value-type="float" office:value="-0.422">
                <text:p>-0.422</text:p>
              </table:table-cell>
              <table:table-cell office:value-type="float" office:value="0.675279">
                <text:p>0.675279</text:p>
              </table:table-cell>
              <table:table-cell office:value-type="float" office:value="-1.34855">
                <text:p>-1.3485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0.621112">
                <text:p>0.621112</text:p>
              </table:table-cell>
              <table:table-cell office:value-type="float" office:value="-0.604706">
                <text:p>-0.604706</text:p>
              </table:table-cell>
              <table:table-cell office:value-type="float" office:value="-0.421646">
                <text:p>-0.421646</text:p>
              </table:table-cell>
              <table:table-cell office:value-type="float" office:value="1.44737">
                <text:p>1.44737</text:p>
              </table:table-cell>
              <table:table-cell office:value-type="float" office:value="-0.4235">
                <text:p>-0.4235</text:p>
              </table:table-cell>
              <table:table-cell office:value-type="float" office:value="0.67589">
                <text:p>0.67589</text:p>
              </table:table-cell>
              <table:table-cell office:value-type="float" office:value="-1.36269">
                <text:p>-1.3626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0.628324">
                <text:p>0.628324</text:p>
              </table:table-cell>
              <table:table-cell office:value-type="float" office:value="-0.607684">
                <text:p>-0.607684</text:p>
              </table:table-cell>
              <table:table-cell office:value-type="float" office:value="-0.429111">
                <text:p>-0.429111</text:p>
              </table:table-cell>
              <table:table-cell office:value-type="float" office:value="1.44677">
                <text:p>1.44677</text:p>
              </table:table-cell>
              <table:table-cell office:value-type="float" office:value="-0.425054">
                <text:p>-0.425054</text:p>
              </table:table-cell>
              <table:table-cell office:value-type="float" office:value="0.676541">
                <text:p>0.676541</text:p>
              </table:table-cell>
              <table:table-cell office:value-type="float" office:value="-1.37682">
                <text:p>-1.3768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635529">
                <text:p>0.635529</text:p>
              </table:table-cell>
              <table:table-cell office:value-type="float" office:value="-0.610689">
                <text:p>-0.610689</text:p>
              </table:table-cell>
              <table:table-cell office:value-type="float" office:value="-0.436522">
                <text:p>-0.436522</text:p>
              </table:table-cell>
              <table:table-cell office:value-type="float" office:value="1.44613">
                <text:p>1.44613</text:p>
              </table:table-cell>
              <table:table-cell office:value-type="float" office:value="-0.426661">
                <text:p>-0.426661</text:p>
              </table:table-cell>
              <table:table-cell office:value-type="float" office:value="0.677229">
                <text:p>0.677229</text:p>
              </table:table-cell>
              <table:table-cell office:value-type="float" office:value="-1.39092">
                <text:p>-1.3909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0.642727">
                <text:p>0.642727</text:p>
              </table:table-cell>
              <table:table-cell office:value-type="float" office:value="-0.613722">
                <text:p>-0.613722</text:p>
              </table:table-cell>
              <table:table-cell office:value-type="float" office:value="-0.44388">
                <text:p>-0.44388</text:p>
              </table:table-cell>
              <table:table-cell office:value-type="float" office:value="1.44543">
                <text:p>1.44543</text:p>
              </table:table-cell>
              <table:table-cell office:value-type="float" office:value="-0.428321">
                <text:p>-0.428321</text:p>
              </table:table-cell>
              <table:table-cell office:value-type="float" office:value="0.677957">
                <text:p>0.677957</text:p>
              </table:table-cell>
              <table:table-cell office:value-type="float" office:value="-1.405">
                <text:p>-1.40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0.649916">
                <text:p>0.649916</text:p>
              </table:table-cell>
              <table:table-cell office:value-type="float" office:value="-0.616784">
                <text:p>-0.616784</text:p>
              </table:table-cell>
              <table:table-cell office:value-type="float" office:value="-0.451183">
                <text:p>-0.451183</text:p>
              </table:table-cell>
              <table:table-cell office:value-type="float" office:value="1.44467">
                <text:p>1.44467</text:p>
              </table:table-cell>
              <table:table-cell office:value-type="float" office:value="-0.430034">
                <text:p>-0.430034</text:p>
              </table:table-cell>
              <table:table-cell office:value-type="float" office:value="0.678724">
                <text:p>0.678724</text:p>
              </table:table-cell>
              <table:table-cell office:value-type="float" office:value="-1.41906">
                <text:p>-1.4190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0.657095">
                <text:p>0.657095</text:p>
              </table:table-cell>
              <table:table-cell office:value-type="float" office:value="-0.619874">
                <text:p>-0.619874</text:p>
              </table:table-cell>
              <table:table-cell office:value-type="float" office:value="-0.458431">
                <text:p>-0.458431</text:p>
              </table:table-cell>
              <table:table-cell office:value-type="float" office:value="1.44387">
                <text:p>1.44387</text:p>
              </table:table-cell>
              <table:table-cell office:value-type="float" office:value="-0.431799">
                <text:p>-0.431799</text:p>
              </table:table-cell>
              <table:table-cell office:value-type="float" office:value="0.679529">
                <text:p>0.679529</text:p>
              </table:table-cell>
              <table:table-cell office:value-type="float" office:value="-1.4331">
                <text:p>-1.433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0.664265">
                <text:p>0.664265</text:p>
              </table:table-cell>
              <table:table-cell office:value-type="float" office:value="-0.622992">
                <text:p>-0.622992</text:p>
              </table:table-cell>
              <table:table-cell office:value-type="float" office:value="-0.465621">
                <text:p>-0.465621</text:p>
              </table:table-cell>
              <table:table-cell office:value-type="float" office:value="1.44301">
                <text:p>1.44301</text:p>
              </table:table-cell>
              <table:table-cell office:value-type="float" office:value="-0.433616">
                <text:p>-0.433616</text:p>
              </table:table-cell>
              <table:table-cell office:value-type="float" office:value="0.680374">
                <text:p>0.680374</text:p>
              </table:table-cell>
              <table:table-cell office:value-type="float" office:value="-1.44712">
                <text:p>-1.4471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0.671425">
                <text:p>0.671425</text:p>
              </table:table-cell>
              <table:table-cell office:value-type="float" office:value="-0.626139">
                <text:p>-0.626139</text:p>
              </table:table-cell>
              <table:table-cell office:value-type="float" office:value="-0.472754">
                <text:p>-0.472754</text:p>
              </table:table-cell>
              <table:table-cell office:value-type="float" office:value="1.4421">
                <text:p>1.4421</text:p>
              </table:table-cell>
              <table:table-cell office:value-type="float" office:value="-0.435484">
                <text:p>-0.435484</text:p>
              </table:table-cell>
              <table:table-cell office:value-type="float" office:value="0.681258">
                <text:p>0.681258</text:p>
              </table:table-cell>
              <table:table-cell office:value-type="float" office:value="-1.46112">
                <text:p>-1.4611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0.678573">
                <text:p>0.678573</text:p>
              </table:table-cell>
              <table:table-cell office:value-type="float" office:value="-0.629313">
                <text:p>-0.629313</text:p>
              </table:table-cell>
              <table:table-cell office:value-type="float" office:value="-0.479828">
                <text:p>-0.479828</text:p>
              </table:table-cell>
              <table:table-cell office:value-type="float" office:value="1.44113">
                <text:p>1.44113</text:p>
              </table:table-cell>
              <table:table-cell office:value-type="float" office:value="-0.437402">
                <text:p>-0.437402</text:p>
              </table:table-cell>
              <table:table-cell office:value-type="float" office:value="0.682181">
                <text:p>0.682181</text:p>
              </table:table-cell>
              <table:table-cell office:value-type="float" office:value="-1.47511">
                <text:p>-1.4751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0.68571">
                <text:p>0.68571</text:p>
              </table:table-cell>
              <table:table-cell office:value-type="float" office:value="-0.632516">
                <text:p>-0.632516</text:p>
              </table:table-cell>
              <table:table-cell office:value-type="float" office:value="-0.486842">
                <text:p>-0.486842</text:p>
              </table:table-cell>
              <table:table-cell office:value-type="float" office:value="1.44011">
                <text:p>1.44011</text:p>
              </table:table-cell>
              <table:table-cell office:value-type="float" office:value="-0.439369">
                <text:p>-0.439369</text:p>
              </table:table-cell>
              <table:table-cell office:value-type="float" office:value="0.683144">
                <text:p>0.683144</text:p>
              </table:table-cell>
              <table:table-cell office:value-type="float" office:value="-1.48907">
                <text:p>-1.4890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0.692835">
                <text:p>0.692835</text:p>
              </table:table-cell>
              <table:table-cell office:value-type="float" office:value="-0.635747">
                <text:p>-0.635747</text:p>
              </table:table-cell>
              <table:table-cell office:value-type="float" office:value="-0.493796">
                <text:p>-0.493796</text:p>
              </table:table-cell>
              <table:table-cell office:value-type="float" office:value="1.43903">
                <text:p>1.43903</text:p>
              </table:table-cell>
              <table:table-cell office:value-type="float" office:value="-0.441386">
                <text:p>-0.441386</text:p>
              </table:table-cell>
              <table:table-cell office:value-type="float" office:value="0.684147">
                <text:p>0.684147</text:p>
              </table:table-cell>
              <table:table-cell office:value-type="float" office:value="-1.50302">
                <text:p>-1.5030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0.699946">
                <text:p>0.699946</text:p>
              </table:table-cell>
              <table:table-cell office:value-type="float" office:value="-0.639005">
                <text:p>-0.639005</text:p>
              </table:table-cell>
              <table:table-cell office:value-type="float" office:value="-0.500688">
                <text:p>-0.500688</text:p>
              </table:table-cell>
              <table:table-cell office:value-type="float" office:value="1.4379">
                <text:p>1.4379</text:p>
              </table:table-cell>
              <table:table-cell office:value-type="float" office:value="-0.443451">
                <text:p>-0.443451</text:p>
              </table:table-cell>
              <table:table-cell office:value-type="float" office:value="0.685189">
                <text:p>0.685189</text:p>
              </table:table-cell>
              <table:table-cell office:value-type="float" office:value="-1.51695">
                <text:p>-1.5169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707044">
                <text:p>0.707044</text:p>
              </table:table-cell>
              <table:table-cell office:value-type="float" office:value="-0.642292">
                <text:p>-0.642292</text:p>
              </table:table-cell>
              <table:table-cell office:value-type="float" office:value="-0.507518">
                <text:p>-0.507518</text:p>
              </table:table-cell>
              <table:table-cell office:value-type="float" office:value="1.43672">
                <text:p>1.43672</text:p>
              </table:table-cell>
              <table:table-cell office:value-type="float" office:value="-0.445564">
                <text:p>-0.445564</text:p>
              </table:table-cell>
              <table:table-cell office:value-type="float" office:value="0.686271">
                <text:p>0.686271</text:p>
              </table:table-cell>
              <table:table-cell office:value-type="float" office:value="-1.53086">
                <text:p>-1.5308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0.714127">
                <text:p>0.714127</text:p>
              </table:table-cell>
              <table:table-cell office:value-type="float" office:value="-0.645605">
                <text:p>-0.645605</text:p>
              </table:table-cell>
              <table:table-cell office:value-type="float" office:value="-0.514285">
                <text:p>-0.514285</text:p>
              </table:table-cell>
              <table:table-cell office:value-type="float" office:value="1.43548">
                <text:p>1.43548</text:p>
              </table:table-cell>
              <table:table-cell office:value-type="float" office:value="-0.447723">
                <text:p>-0.447723</text:p>
              </table:table-cell>
              <table:table-cell office:value-type="float" office:value="0.687393">
                <text:p>0.687393</text:p>
              </table:table-cell>
              <table:table-cell office:value-type="float" office:value="-1.54475">
                <text:p>-1.5447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0.721196">
                <text:p>0.721196</text:p>
              </table:table-cell>
              <table:table-cell office:value-type="float" office:value="-0.648947">
                <text:p>-0.648947</text:p>
              </table:table-cell>
              <table:table-cell office:value-type="float" office:value="-0.520988">
                <text:p>-0.520988</text:p>
              </table:table-cell>
              <table:table-cell office:value-type="float" office:value="1.43418">
                <text:p>1.43418</text:p>
              </table:table-cell>
              <table:table-cell office:value-type="float" office:value="-0.449929">
                <text:p>-0.449929</text:p>
              </table:table-cell>
              <table:table-cell office:value-type="float" office:value="0.688556">
                <text:p>0.688556</text:p>
              </table:table-cell>
              <table:table-cell office:value-type="float" office:value="-1.55863">
                <text:p>-1.5586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0.728249">
                <text:p>0.728249</text:p>
              </table:table-cell>
              <table:table-cell office:value-type="float" office:value="-0.652315">
                <text:p>-0.652315</text:p>
              </table:table-cell>
              <table:table-cell office:value-type="float" office:value="-0.527626">
                <text:p>-0.527626</text:p>
              </table:table-cell>
              <table:table-cell office:value-type="float" office:value="1.43282">
                <text:p>1.43282</text:p>
              </table:table-cell>
              <table:table-cell office:value-type="float" office:value="-0.452179">
                <text:p>-0.452179</text:p>
              </table:table-cell>
              <table:table-cell office:value-type="float" office:value="0.689758">
                <text:p>0.689758</text:p>
              </table:table-cell>
              <table:table-cell office:value-type="float" office:value="-1.5725">
                <text:p>-1.572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0.735286">
                <text:p>0.735286</text:p>
              </table:table-cell>
              <table:table-cell office:value-type="float" office:value="-0.65571">
                <text:p>-0.65571</text:p>
              </table:table-cell>
              <table:table-cell office:value-type="float" office:value="-0.534198">
                <text:p>-0.534198</text:p>
              </table:table-cell>
              <table:table-cell office:value-type="float" office:value="1.43141">
                <text:p>1.43141</text:p>
              </table:table-cell>
              <table:table-cell office:value-type="float" office:value="-0.454474">
                <text:p>-0.454474</text:p>
              </table:table-cell>
              <table:table-cell office:value-type="float" office:value="0.691001">
                <text:p>0.691001</text:p>
              </table:table-cell>
              <table:table-cell office:value-type="float" office:value="-1.58635">
                <text:p>-1.5863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0.742307">
                <text:p>0.742307</text:p>
              </table:table-cell>
              <table:table-cell office:value-type="float" office:value="-0.659132">
                <text:p>-0.659132</text:p>
              </table:table-cell>
              <table:table-cell office:value-type="float" office:value="-0.540704">
                <text:p>-0.540704</text:p>
              </table:table-cell>
              <table:table-cell office:value-type="float" office:value="1.42995">
                <text:p>1.42995</text:p>
              </table:table-cell>
              <table:table-cell office:value-type="float" office:value="-0.456813">
                <text:p>-0.456813</text:p>
              </table:table-cell>
              <table:table-cell office:value-type="float" office:value="0.692284">
                <text:p>0.692284</text:p>
              </table:table-cell>
              <table:table-cell office:value-type="float" office:value="-1.60018">
                <text:p>-1.6001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0.74931">
                <text:p>0.74931</text:p>
              </table:table-cell>
              <table:table-cell office:value-type="float" office:value="-0.66258">
                <text:p>-0.66258</text:p>
              </table:table-cell>
              <table:table-cell office:value-type="float" office:value="-0.547143">
                <text:p>-0.547143</text:p>
              </table:table-cell>
              <table:table-cell office:value-type="float" office:value="1.42842">
                <text:p>1.42842</text:p>
              </table:table-cell>
              <table:table-cell office:value-type="float" office:value="-0.459193">
                <text:p>-0.459193</text:p>
              </table:table-cell>
              <table:table-cell office:value-type="float" office:value="0.693608">
                <text:p>0.693608</text:p>
              </table:table-cell>
              <table:table-cell office:value-type="float" office:value="-1.61401">
                <text:p>-1.6140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0.756296">
                <text:p>0.756296</text:p>
              </table:table-cell>
              <table:table-cell office:value-type="float" office:value="-0.666054">
                <text:p>-0.666054</text:p>
              </table:table-cell>
              <table:table-cell office:value-type="float" office:value="-0.553514">
                <text:p>-0.553514</text:p>
              </table:table-cell>
              <table:table-cell office:value-type="float" office:value="1.42684">
                <text:p>1.42684</text:p>
              </table:table-cell>
              <table:table-cell office:value-type="float" office:value="-0.461616">
                <text:p>-0.461616</text:p>
              </table:table-cell>
              <table:table-cell office:value-type="float" office:value="0.694972">
                <text:p>0.694972</text:p>
              </table:table-cell>
              <table:table-cell office:value-type="float" office:value="-1.62782">
                <text:p>-1.6278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0.763264">
                <text:p>0.763264</text:p>
              </table:table-cell>
              <table:table-cell office:value-type="float" office:value="-0.669554">
                <text:p>-0.669554</text:p>
              </table:table-cell>
              <table:table-cell office:value-type="float" office:value="-0.559816">
                <text:p>-0.559816</text:p>
              </table:table-cell>
              <table:table-cell office:value-type="float" office:value="1.4252">
                <text:p>1.4252</text:p>
              </table:table-cell>
              <table:table-cell office:value-type="float" office:value="-0.464079">
                <text:p>-0.464079</text:p>
              </table:table-cell>
              <table:table-cell office:value-type="float" office:value="0.696377">
                <text:p>0.696377</text:p>
              </table:table-cell>
              <table:table-cell office:value-type="float" office:value="-1.64162">
                <text:p>-1.6416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0.770213">
                <text:p>0.770213</text:p>
              </table:table-cell>
              <table:table-cell office:value-type="float" office:value="-0.673079">
                <text:p>-0.673079</text:p>
              </table:table-cell>
              <table:table-cell office:value-type="float" office:value="-0.566049">
                <text:p>-0.566049</text:p>
              </table:table-cell>
              <table:table-cell office:value-type="float" office:value="1.42351">
                <text:p>1.42351</text:p>
              </table:table-cell>
              <table:table-cell office:value-type="float" office:value="-0.466582">
                <text:p>-0.466582</text:p>
              </table:table-cell>
              <table:table-cell office:value-type="float" office:value="0.697823">
                <text:p>0.697823</text:p>
              </table:table-cell>
              <table:table-cell office:value-type="float" office:value="-1.65541">
                <text:p>-1.6554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777142">
                <text:p>0.777142</text:p>
              </table:table-cell>
              <table:table-cell office:value-type="float" office:value="-0.676629">
                <text:p>-0.676629</text:p>
              </table:table-cell>
              <table:table-cell office:value-type="float" office:value="-0.572212">
                <text:p>-0.572212</text:p>
              </table:table-cell>
              <table:table-cell office:value-type="float" office:value="1.42175">
                <text:p>1.42175</text:p>
              </table:table-cell>
              <table:table-cell office:value-type="float" office:value="-0.469123">
                <text:p>-0.469123</text:p>
              </table:table-cell>
              <table:table-cell office:value-type="float" office:value="0.699309">
                <text:p>0.699309</text:p>
              </table:table-cell>
              <table:table-cell office:value-type="float" office:value="-1.66918">
                <text:p>-1.6691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0.784053">
                <text:p>0.784053</text:p>
              </table:table-cell>
              <table:table-cell office:value-type="float" office:value="-0.680203">
                <text:p>-0.680203</text:p>
              </table:table-cell>
              <table:table-cell office:value-type="float" office:value="-0.578305">
                <text:p>-0.578305</text:p>
              </table:table-cell>
              <table:table-cell office:value-type="float" office:value="1.41994">
                <text:p>1.41994</text:p>
              </table:table-cell>
              <table:table-cell office:value-type="float" office:value="-0.471702">
                <text:p>-0.471702</text:p>
              </table:table-cell>
              <table:table-cell office:value-type="float" office:value="0.700836">
                <text:p>0.700836</text:p>
              </table:table-cell>
              <table:table-cell office:value-type="float" office:value="-1.68295">
                <text:p>-1.6829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0.790943">
                <text:p>0.790943</text:p>
              </table:table-cell>
              <table:table-cell office:value-type="float" office:value="-0.683801">
                <text:p>-0.683801</text:p>
              </table:table-cell>
              <table:table-cell office:value-type="float" office:value="-0.584326">
                <text:p>-0.584326</text:p>
              </table:table-cell>
              <table:table-cell office:value-type="float" office:value="1.41806">
                <text:p>1.41806</text:p>
              </table:table-cell>
              <table:table-cell office:value-type="float" office:value="-0.474318">
                <text:p>-0.474318</text:p>
              </table:table-cell>
              <table:table-cell office:value-type="float" office:value="0.702405">
                <text:p>0.702405</text:p>
              </table:table-cell>
              <table:table-cell office:value-type="float" office:value="-1.69671">
                <text:p>-1.6967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0.797812">
                <text:p>0.797812</text:p>
              </table:table-cell>
              <table:table-cell office:value-type="float" office:value="-0.687423">
                <text:p>-0.687423</text:p>
              </table:table-cell>
              <table:table-cell office:value-type="float" office:value="-0.590276">
                <text:p>-0.590276</text:p>
              </table:table-cell>
              <table:table-cell office:value-type="float" office:value="1.41613">
                <text:p>1.41613</text:p>
              </table:table-cell>
              <table:table-cell office:value-type="float" office:value="-0.476969">
                <text:p>-0.476969</text:p>
              </table:table-cell>
              <table:table-cell office:value-type="float" office:value="0.704014">
                <text:p>0.704014</text:p>
              </table:table-cell>
              <table:table-cell office:value-type="float" office:value="-1.71046">
                <text:p>-1.7104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0.804661">
                <text:p>0.804661</text:p>
              </table:table-cell>
              <table:table-cell office:value-type="float" office:value="-0.691067">
                <text:p>-0.691067</text:p>
              </table:table-cell>
              <table:table-cell office:value-type="float" office:value="-0.596154">
                <text:p>-0.596154</text:p>
              </table:table-cell>
              <table:table-cell office:value-type="float" office:value="1.41414">
                <text:p>1.41414</text:p>
              </table:table-cell>
              <table:table-cell office:value-type="float" office:value="-0.479654">
                <text:p>-0.479654</text:p>
              </table:table-cell>
              <table:table-cell office:value-type="float" office:value="0.705664">
                <text:p>0.705664</text:p>
              </table:table-cell>
              <table:table-cell office:value-type="float" office:value="-1.72421">
                <text:p>-1.7242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0.811489">
                <text:p>0.811489</text:p>
              </table:table-cell>
              <table:table-cell office:value-type="float" office:value="-0.694734">
                <text:p>-0.694734</text:p>
              </table:table-cell>
              <table:table-cell office:value-type="float" office:value="-0.601959">
                <text:p>-0.601959</text:p>
              </table:table-cell>
              <table:table-cell office:value-type="float" office:value="1.41208">
                <text:p>1.41208</text:p>
              </table:table-cell>
              <table:table-cell office:value-type="float" office:value="-0.482373">
                <text:p>-0.482373</text:p>
              </table:table-cell>
              <table:table-cell office:value-type="float" office:value="0.707355">
                <text:p>0.707355</text:p>
              </table:table-cell>
              <table:table-cell office:value-type="float" office:value="-1.73794">
                <text:p>-1.7379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0.818295">
                <text:p>0.818295</text:p>
              </table:table-cell>
              <table:table-cell office:value-type="float" office:value="-0.698422">
                <text:p>-0.698422</text:p>
              </table:table-cell>
              <table:table-cell office:value-type="float" office:value="-0.60769">
                <text:p>-0.60769</text:p>
              </table:table-cell>
              <table:table-cell office:value-type="float" office:value="1.40997">
                <text:p>1.40997</text:p>
              </table:table-cell>
              <table:table-cell office:value-type="float" office:value="-0.485124">
                <text:p>-0.485124</text:p>
              </table:table-cell>
              <table:table-cell office:value-type="float" office:value="0.709087">
                <text:p>0.709087</text:p>
              </table:table-cell>
              <table:table-cell office:value-type="float" office:value="-1.75168">
                <text:p>-1.7516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0.825079">
                <text:p>0.825079</text:p>
              </table:table-cell>
              <table:table-cell office:value-type="float" office:value="-0.702132">
                <text:p>-0.702132</text:p>
              </table:table-cell>
              <table:table-cell office:value-type="float" office:value="-0.613349">
                <text:p>-0.613349</text:p>
              </table:table-cell>
              <table:table-cell office:value-type="float" office:value="1.4078">
                <text:p>1.4078</text:p>
              </table:table-cell>
              <table:table-cell office:value-type="float" office:value="-0.487905">
                <text:p>-0.487905</text:p>
              </table:table-cell>
              <table:table-cell office:value-type="float" office:value="0.710861">
                <text:p>0.710861</text:p>
              </table:table-cell>
              <table:table-cell office:value-type="float" office:value="-1.7654">
                <text:p>-1.765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0.83184">
                <text:p>0.83184</text:p>
              </table:table-cell>
              <table:table-cell office:value-type="float" office:value="-0.705862">
                <text:p>-0.705862</text:p>
              </table:table-cell>
              <table:table-cell office:value-type="float" office:value="-0.618933">
                <text:p>-0.618933</text:p>
              </table:table-cell>
              <table:table-cell office:value-type="float" office:value="1.40556">
                <text:p>1.40556</text:p>
              </table:table-cell>
              <table:table-cell office:value-type="float" office:value="-0.490717">
                <text:p>-0.490717</text:p>
              </table:table-cell>
              <table:table-cell office:value-type="float" office:value="0.712675">
                <text:p>0.712675</text:p>
              </table:table-cell>
              <table:table-cell office:value-type="float" office:value="-1.77913">
                <text:p>-1.7791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0.838579">
                <text:p>0.838579</text:p>
              </table:table-cell>
              <table:table-cell office:value-type="float" office:value="-0.709612">
                <text:p>-0.709612</text:p>
              </table:table-cell>
              <table:table-cell office:value-type="float" office:value="-0.624442">
                <text:p>-0.624442</text:p>
              </table:table-cell>
              <table:table-cell office:value-type="float" office:value="1.40326">
                <text:p>1.40326</text:p>
              </table:table-cell>
              <table:table-cell office:value-type="float" office:value="-0.493557">
                <text:p>-0.493557</text:p>
              </table:table-cell>
              <table:table-cell office:value-type="float" office:value="0.714531">
                <text:p>0.714531</text:p>
              </table:table-cell>
              <table:table-cell office:value-type="float" office:value="-1.79285">
                <text:p>-1.7928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845296">
                <text:p>0.845296</text:p>
              </table:table-cell>
              <table:table-cell office:value-type="float" office:value="-0.713381">
                <text:p>-0.713381</text:p>
              </table:table-cell>
              <table:table-cell office:value-type="float" office:value="-0.629877">
                <text:p>-0.629877</text:p>
              </table:table-cell>
              <table:table-cell office:value-type="float" office:value="1.40091">
                <text:p>1.40091</text:p>
              </table:table-cell>
              <table:table-cell office:value-type="float" office:value="-0.496425">
                <text:p>-0.496425</text:p>
              </table:table-cell>
              <table:table-cell office:value-type="float" office:value="0.716428">
                <text:p>0.716428</text:p>
              </table:table-cell>
              <table:table-cell office:value-type="float" office:value="-1.80657">
                <text:p>-1.8065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0.851989">
                <text:p>0.851989</text:p>
              </table:table-cell>
              <table:table-cell office:value-type="float" office:value="-0.717169">
                <text:p>-0.717169</text:p>
              </table:table-cell>
              <table:table-cell office:value-type="float" office:value="-0.635237">
                <text:p>-0.635237</text:p>
              </table:table-cell>
              <table:table-cell office:value-type="float" office:value="1.39848">
                <text:p>1.39848</text:p>
              </table:table-cell>
              <table:table-cell office:value-type="float" office:value="-0.49932">
                <text:p>-0.49932</text:p>
              </table:table-cell>
              <table:table-cell office:value-type="float" office:value="0.718365">
                <text:p>0.718365</text:p>
              </table:table-cell>
              <table:table-cell office:value-type="float" office:value="-1.82029">
                <text:p>-1.8202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0.858659">
                <text:p>0.858659</text:p>
              </table:table-cell>
              <table:table-cell office:value-type="float" office:value="-0.720975">
                <text:p>-0.720975</text:p>
              </table:table-cell>
              <table:table-cell office:value-type="float" office:value="-0.640521">
                <text:p>-0.640521</text:p>
              </table:table-cell>
              <table:table-cell office:value-type="float" office:value="1.396">
                <text:p>1.396</text:p>
              </table:table-cell>
              <table:table-cell office:value-type="float" office:value="-0.502239">
                <text:p>-0.502239</text:p>
              </table:table-cell>
              <table:table-cell office:value-type="float" office:value="0.720344">
                <text:p>0.720344</text:p>
              </table:table-cell>
              <table:table-cell office:value-type="float" office:value="-1.83401">
                <text:p>-1.8340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0.865306">
                <text:p>0.865306</text:p>
              </table:table-cell>
              <table:table-cell office:value-type="float" office:value="-0.724798">
                <text:p>-0.724798</text:p>
              </table:table-cell>
              <table:table-cell office:value-type="float" office:value="-0.64573">
                <text:p>-0.64573</text:p>
              </table:table-cell>
              <table:table-cell office:value-type="float" office:value="1.39345">
                <text:p>1.39345</text:p>
              </table:table-cell>
              <table:table-cell office:value-type="float" office:value="-0.505182">
                <text:p>-0.505182</text:p>
              </table:table-cell>
              <table:table-cell office:value-type="float" office:value="0.722365">
                <text:p>0.722365</text:p>
              </table:table-cell>
              <table:table-cell office:value-type="float" office:value="-1.84773">
                <text:p>-1.8477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0.871928">
                <text:p>0.871928</text:p>
              </table:table-cell>
              <table:table-cell office:value-type="float" office:value="-0.728637">
                <text:p>-0.728637</text:p>
              </table:table-cell>
              <table:table-cell office:value-type="float" office:value="-0.650863">
                <text:p>-0.650863</text:p>
              </table:table-cell>
              <table:table-cell office:value-type="float" office:value="1.39084">
                <text:p>1.39084</text:p>
              </table:table-cell>
              <table:table-cell office:value-type="float" office:value="-0.508148">
                <text:p>-0.508148</text:p>
              </table:table-cell>
              <table:table-cell office:value-type="float" office:value="0.724426">
                <text:p>0.724426</text:p>
              </table:table-cell>
              <table:table-cell office:value-type="float" office:value="-1.86145">
                <text:p>-1.8614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0.878528">
                <text:p>0.878528</text:p>
              </table:table-cell>
              <table:table-cell office:value-type="float" office:value="-0.732491">
                <text:p>-0.732491</text:p>
              </table:table-cell>
              <table:table-cell office:value-type="float" office:value="-0.655919">
                <text:p>-0.655919</text:p>
              </table:table-cell>
              <table:table-cell office:value-type="float" office:value="1.38816">
                <text:p>1.38816</text:p>
              </table:table-cell>
              <table:table-cell office:value-type="float" office:value="-0.511136">
                <text:p>-0.511136</text:p>
              </table:table-cell>
              <table:table-cell office:value-type="float" office:value="0.726528">
                <text:p>0.726528</text:p>
              </table:table-cell>
              <table:table-cell office:value-type="float" office:value="-1.87517">
                <text:p>-1.8751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0.885103">
                <text:p>0.885103</text:p>
              </table:table-cell>
              <table:table-cell office:value-type="float" office:value="-0.73636">
                <text:p>-0.73636</text:p>
              </table:table-cell>
              <table:table-cell office:value-type="float" office:value="-0.6609">
                <text:p>-0.6609</text:p>
              </table:table-cell>
              <table:table-cell office:value-type="float" office:value="1.38542">
                <text:p>1.38542</text:p>
              </table:table-cell>
              <table:table-cell office:value-type="float" office:value="-0.514143">
                <text:p>-0.514143</text:p>
              </table:table-cell>
              <table:table-cell office:value-type="float" office:value="0.728672">
                <text:p>0.728672</text:p>
              </table:table-cell>
              <table:table-cell office:value-type="float" office:value="-1.8889">
                <text:p>-1.888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0.891654">
                <text:p>0.891654</text:p>
              </table:table-cell>
              <table:table-cell office:value-type="float" office:value="-0.740243">
                <text:p>-0.740243</text:p>
              </table:table-cell>
              <table:table-cell office:value-type="float" office:value="-0.665804">
                <text:p>-0.665804</text:p>
              </table:table-cell>
              <table:table-cell office:value-type="float" office:value="1.38262">
                <text:p>1.38262</text:p>
              </table:table-cell>
              <table:table-cell office:value-type="float" office:value="-0.51717">
                <text:p>-0.51717</text:p>
              </table:table-cell>
              <table:table-cell office:value-type="float" office:value="0.730856">
                <text:p>0.730856</text:p>
              </table:table-cell>
              <table:table-cell office:value-type="float" office:value="-1.90263">
                <text:p>-1.9026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0.898182">
                <text:p>0.898182</text:p>
              </table:table-cell>
              <table:table-cell office:value-type="float" office:value="-0.744139">
                <text:p>-0.744139</text:p>
              </table:table-cell>
              <table:table-cell office:value-type="float" office:value="-0.670632">
                <text:p>-0.670632</text:p>
              </table:table-cell>
              <table:table-cell office:value-type="float" office:value="1.37975">
                <text:p>1.37975</text:p>
              </table:table-cell>
              <table:table-cell office:value-type="float" office:value="-0.520215">
                <text:p>-0.520215</text:p>
              </table:table-cell>
              <table:table-cell office:value-type="float" office:value="0.733082">
                <text:p>0.733082</text:p>
              </table:table-cell>
              <table:table-cell office:value-type="float" office:value="-1.91637">
                <text:p>-1.9163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0.904685">
                <text:p>0.904685</text:p>
              </table:table-cell>
              <table:table-cell office:value-type="float" office:value="-0.748048">
                <text:p>-0.748048</text:p>
              </table:table-cell>
              <table:table-cell office:value-type="float" office:value="-0.675384">
                <text:p>-0.675384</text:p>
              </table:table-cell>
              <table:table-cell office:value-type="float" office:value="1.37681">
                <text:p>1.37681</text:p>
              </table:table-cell>
              <table:table-cell office:value-type="float" office:value="-0.523276">
                <text:p>-0.523276</text:p>
              </table:table-cell>
              <table:table-cell office:value-type="float" office:value="0.735348">
                <text:p>0.735348</text:p>
              </table:table-cell>
              <table:table-cell office:value-type="float" office:value="-1.93011">
                <text:p>-1.9301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911164">
                <text:p>0.911164</text:p>
              </table:table-cell>
              <table:table-cell office:value-type="float" office:value="-0.751967">
                <text:p>-0.751967</text:p>
              </table:table-cell>
              <table:table-cell office:value-type="float" office:value="-0.680059">
                <text:p>-0.680059</text:p>
              </table:table-cell>
              <table:table-cell office:value-type="float" office:value="1.37381">
                <text:p>1.37381</text:p>
              </table:table-cell>
              <table:table-cell office:value-type="float" office:value="-0.526353">
                <text:p>-0.526353</text:p>
              </table:table-cell>
              <table:table-cell office:value-type="float" office:value="0.737655">
                <text:p>0.737655</text:p>
              </table:table-cell>
              <table:table-cell office:value-type="float" office:value="-1.94386">
                <text:p>-1.9438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0.917619">
                <text:p>0.917619</text:p>
              </table:table-cell>
              <table:table-cell office:value-type="float" office:value="-0.755897">
                <text:p>-0.755897</text:p>
              </table:table-cell>
              <table:table-cell office:value-type="float" office:value="-0.684657">
                <text:p>-0.684657</text:p>
              </table:table-cell>
              <table:table-cell office:value-type="float" office:value="1.37074">
                <text:p>1.37074</text:p>
              </table:table-cell>
              <table:table-cell office:value-type="float" office:value="-0.529444">
                <text:p>-0.529444</text:p>
              </table:table-cell>
              <table:table-cell office:value-type="float" office:value="0.740003">
                <text:p>0.740003</text:p>
              </table:table-cell>
              <table:table-cell office:value-type="float" office:value="-1.95762">
                <text:p>-1.9576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0.92405">
                <text:p>0.92405</text:p>
              </table:table-cell>
              <table:table-cell office:value-type="float" office:value="-0.759836">
                <text:p>-0.759836</text:p>
              </table:table-cell>
              <table:table-cell office:value-type="float" office:value="-0.689179">
                <text:p>-0.689179</text:p>
              </table:table-cell>
              <table:table-cell office:value-type="float" office:value="1.3676">
                <text:p>1.3676</text:p>
              </table:table-cell>
              <table:table-cell office:value-type="float" office:value="-0.532548">
                <text:p>-0.532548</text:p>
              </table:table-cell>
              <table:table-cell office:value-type="float" office:value="0.742392">
                <text:p>0.742392</text:p>
              </table:table-cell>
              <table:table-cell office:value-type="float" office:value="-1.97139">
                <text:p>-1.9713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0.930458">
                <text:p>0.930458</text:p>
              </table:table-cell>
              <table:table-cell office:value-type="float" office:value="-0.763783">
                <text:p>-0.763783</text:p>
              </table:table-cell>
              <table:table-cell office:value-type="float" office:value="-0.693625">
                <text:p>-0.693625</text:p>
              </table:table-cell>
              <table:table-cell office:value-type="float" office:value="1.3644">
                <text:p>1.3644</text:p>
              </table:table-cell>
              <table:table-cell office:value-type="float" office:value="-0.535664">
                <text:p>-0.535664</text:p>
              </table:table-cell>
              <table:table-cell office:value-type="float" office:value="0.744821">
                <text:p>0.744821</text:p>
              </table:table-cell>
              <table:table-cell office:value-type="float" office:value="-1.98516">
                <text:p>-1.9851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0.936841">
                <text:p>0.936841</text:p>
              </table:table-cell>
              <table:table-cell office:value-type="float" office:value="-0.767738">
                <text:p>-0.767738</text:p>
              </table:table-cell>
              <table:table-cell office:value-type="float" office:value="-0.697994">
                <text:p>-0.697994</text:p>
              </table:table-cell>
              <table:table-cell office:value-type="float" office:value="1.36113">
                <text:p>1.36113</text:p>
              </table:table-cell>
              <table:table-cell office:value-type="float" office:value="-0.53879">
                <text:p>-0.53879</text:p>
              </table:table-cell>
              <table:table-cell office:value-type="float" office:value="0.747291">
                <text:p>0.747291</text:p>
              </table:table-cell>
              <table:table-cell office:value-type="float" office:value="-1.99895">
                <text:p>-1.9989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0.943201">
                <text:p>0.943201</text:p>
              </table:table-cell>
              <table:table-cell office:value-type="float" office:value="-0.7717">
                <text:p>-0.7717</text:p>
              </table:table-cell>
              <table:table-cell office:value-type="float" office:value="-0.702288">
                <text:p>-0.702288</text:p>
              </table:table-cell>
              <table:table-cell office:value-type="float" office:value="1.35778">
                <text:p>1.35778</text:p>
              </table:table-cell>
              <table:table-cell office:value-type="float" office:value="-0.541926">
                <text:p>-0.541926</text:p>
              </table:table-cell>
              <table:table-cell office:value-type="float" office:value="0.749801">
                <text:p>0.749801</text:p>
              </table:table-cell>
              <table:table-cell office:value-type="float" office:value="-2.01275">
                <text:p>-2.0127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0.949537">
                <text:p>0.949537</text:p>
              </table:table-cell>
              <table:table-cell office:value-type="float" office:value="-0.775667">
                <text:p>-0.775667</text:p>
              </table:table-cell>
              <table:table-cell office:value-type="float" office:value="-0.706505">
                <text:p>-0.706505</text:p>
              </table:table-cell>
              <table:table-cell office:value-type="float" office:value="1.35437">
                <text:p>1.35437</text:p>
              </table:table-cell>
              <table:table-cell office:value-type="float" office:value="-0.54507">
                <text:p>-0.54507</text:p>
              </table:table-cell>
              <table:table-cell office:value-type="float" office:value="0.752352">
                <text:p>0.752352</text:p>
              </table:table-cell>
              <table:table-cell office:value-type="float" office:value="-2.02657">
                <text:p>-2.0265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0.955849">
                <text:p>0.955849</text:p>
              </table:table-cell>
              <table:table-cell office:value-type="float" office:value="-0.779638">
                <text:p>-0.779638</text:p>
              </table:table-cell>
              <table:table-cell office:value-type="float" office:value="-0.710646">
                <text:p>-0.710646</text:p>
              </table:table-cell>
              <table:table-cell office:value-type="float" office:value="1.35089">
                <text:p>1.35089</text:p>
              </table:table-cell>
              <table:table-cell office:value-type="float" office:value="-0.548221">
                <text:p>-0.548221</text:p>
              </table:table-cell>
              <table:table-cell office:value-type="float" office:value="0.754943">
                <text:p>0.754943</text:p>
              </table:table-cell>
              <table:table-cell office:value-type="float" office:value="-2.04039">
                <text:p>-2.0403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0.962139">
                <text:p>0.962139</text:p>
              </table:table-cell>
              <table:table-cell office:value-type="float" office:value="-0.783613">
                <text:p>-0.783613</text:p>
              </table:table-cell>
              <table:table-cell office:value-type="float" office:value="-0.714712">
                <text:p>-0.714712</text:p>
              </table:table-cell>
              <table:table-cell office:value-type="float" office:value="1.34734">
                <text:p>1.34734</text:p>
              </table:table-cell>
              <table:table-cell office:value-type="float" office:value="-0.551378">
                <text:p>-0.551378</text:p>
              </table:table-cell>
              <table:table-cell office:value-type="float" office:value="0.757574">
                <text:p>0.757574</text:p>
              </table:table-cell>
              <table:table-cell office:value-type="float" office:value="-2.05423">
                <text:p>-2.0542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0.968405">
                <text:p>0.968405</text:p>
              </table:table-cell>
              <table:table-cell office:value-type="float" office:value="-0.78759">
                <text:p>-0.78759</text:p>
              </table:table-cell>
              <table:table-cell office:value-type="float" office:value="-0.718702">
                <text:p>-0.718702</text:p>
              </table:table-cell>
              <table:table-cell office:value-type="float" office:value="1.34372">
                <text:p>1.34372</text:p>
              </table:table-cell>
              <table:table-cell office:value-type="float" office:value="-0.55454">
                <text:p>-0.55454</text:p>
              </table:table-cell>
              <table:table-cell office:value-type="float" office:value="0.760246">
                <text:p>0.760246</text:p>
              </table:table-cell>
              <table:table-cell office:value-type="float" office:value="-2.06809">
                <text:p>-2.0680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974649">
                <text:p>0.974649</text:p>
              </table:table-cell>
              <table:table-cell office:value-type="float" office:value="-0.791568">
                <text:p>-0.791568</text:p>
              </table:table-cell>
              <table:table-cell office:value-type="float" office:value="-0.722617">
                <text:p>-0.722617</text:p>
              </table:table-cell>
              <table:table-cell office:value-type="float" office:value="1.34002">
                <text:p>1.34002</text:p>
              </table:table-cell>
              <table:table-cell office:value-type="float" office:value="-0.557706">
                <text:p>-0.557706</text:p>
              </table:table-cell>
              <table:table-cell office:value-type="float" office:value="0.762957">
                <text:p>0.762957</text:p>
              </table:table-cell>
              <table:table-cell office:value-type="float" office:value="-2.08196">
                <text:p>-2.0819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0.980871">
                <text:p>0.980871</text:p>
              </table:table-cell>
              <table:table-cell office:value-type="float" office:value="-0.795547">
                <text:p>-0.795547</text:p>
              </table:table-cell>
              <table:table-cell office:value-type="float" office:value="-0.726458">
                <text:p>-0.726458</text:p>
              </table:table-cell>
              <table:table-cell office:value-type="float" office:value="1.33626">
                <text:p>1.33626</text:p>
              </table:table-cell>
              <table:table-cell office:value-type="float" office:value="-0.560874">
                <text:p>-0.560874</text:p>
              </table:table-cell>
              <table:table-cell office:value-type="float" office:value="0.765708">
                <text:p>0.765708</text:p>
              </table:table-cell>
              <table:table-cell office:value-type="float" office:value="-2.09585">
                <text:p>-2.095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1cm" chart:symbol-height="0.0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amed-symbol" chart:symbol-name="diamond" chart:symbol-width="0.01cm" chart:symbol-height="0.01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01cm" chart:symbol-height="0.01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86cm" svg:y="0.316cm" chart:style-name="ch2">
          <text:p>Tool position</text:p>
        </chart:title>
        <chart:legend chart:legend-position="end" svg:x="14.471cm" svg:y="3.703cm" style:legend-expansion="high" chart:style-name="ch3"/>
        <chart:plot-area chart:style-name="ch4" table:cell-range-address="Sheet1.A1:Sheet1.A501 Sheet1.J1:Sheet1.L501" chart:data-source-has-labels="row" svg:x="1.331cm" svg:y="1.275cm" svg:width="12.82cm" svg:height="6.564cm">
          <chartooo:coordinate-region svg:x="2.164cm" svg:y="1.391cm" svg:width="11.707cm" svg:height="6.166cm"/>
          <chart:axis chart:dimension="x" chart:name="primary-x" chart:style-name="ch5">
            <chart:title svg:x="6.229cm" svg:y="8.019cm" chart:style-name="ch6">
              <text:p>Marker motion steps</text:p>
            </chart:title>
          </chart:axis>
          <chart:axis chart:dimension="y" chart:name="primary-y" chart:style-name="ch5">
            <chart:title svg:x="0.451cm" svg:y="5.196cm" chart:style-name="ch7">
              <text:p>Position</text:p>
            </chart:title>
            <chart:grid chart:style-name="ch8" chart:class="major"/>
          </chart:axis>
          <chart:series chart:style-name="ch9" chart:values-cell-range-address="Sheet1.J1:Sheet1.J501" loext:label-string="x" chart:class="chart:scatter">
            <chart:domain table:cell-range-address="Sheet1.A1:Sheet1.A501"/>
            <chart:data-point chart:repeated="501"/>
          </chart:series>
          <chart:series chart:style-name="ch10" chart:values-cell-range-address="Sheet1.K1:Sheet1.K501" loext:label-string="y" chart:class="chart:scatter">
            <chart:data-point chart:repeated="501"/>
          </chart:series>
          <chart:series chart:style-name="ch11" chart:values-cell-range-address="Sheet1.L1:Sheet1.L501" loext:label-string="z" chart:class="chart:scatter">
            <chart:data-point chart:repeated="5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</text:p>
              </table:table-cell>
              <table:table-cell office:value-type="string">
                <text:p>y</text:p>
              </table:table-cell>
              <table:table-cell office:value-type="string">
                <text:p>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501</svg:desc>
                </draw:g>
              </table:table-cell>
              <table:table-cell office:value-type="float" office:value="0.319048">
                <text:p>0.319048</text:p>
                <draw:g>
                  <svg:desc>Sheet1.J1:Sheet1.J501</svg:desc>
                </draw:g>
              </table:table-cell>
              <table:table-cell office:value-type="float" office:value="3.36778E-018">
                <text:p>3.36778E-018</text:p>
                <draw:g>
                  <svg:desc>Sheet1.K1:Sheet1.K501</svg:desc>
                </draw:g>
              </table:table-cell>
              <table:table-cell office:value-type="float" office:value="0.878589">
                <text:p>0.878589</text:p>
                <draw:g>
                  <svg:desc>Sheet1.L1:Sheet1.L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19048">
                <text:p>0.319048</text:p>
              </table:table-cell>
              <table:table-cell office:value-type="float" office:value="3.36778E-018">
                <text:p>3.36778E-018</text:p>
              </table:table-cell>
              <table:table-cell office:value-type="float" office:value="0.878589">
                <text:p>0.8785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31906">
                <text:p>0.31906</text:p>
              </table:table-cell>
              <table:table-cell office:value-type="float" office:value="-0.00349993">
                <text:p>-0.00349993</text:p>
              </table:table-cell>
              <table:table-cell office:value-type="float" office:value="0.878571">
                <text:p>0.878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319072">
                <text:p>0.319072</text:p>
              </table:table-cell>
              <table:table-cell office:value-type="float" office:value="-0.00700012">
                <text:p>-0.00700012</text:p>
              </table:table-cell>
              <table:table-cell office:value-type="float" office:value="0.878582">
                <text:p>0.8785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319084">
                <text:p>0.319084</text:p>
              </table:table-cell>
              <table:table-cell office:value-type="float" office:value="-0.0105002">
                <text:p>-0.0105002</text:p>
              </table:table-cell>
              <table:table-cell office:value-type="float" office:value="0.878593">
                <text:p>0.8785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319096">
                <text:p>0.319096</text:p>
              </table:table-cell>
              <table:table-cell office:value-type="float" office:value="-0.0140003">
                <text:p>-0.0140003</text:p>
              </table:table-cell>
              <table:table-cell office:value-type="float" office:value="0.878603">
                <text:p>0.8786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319109">
                <text:p>0.319109</text:p>
              </table:table-cell>
              <table:table-cell office:value-type="float" office:value="-0.0175004">
                <text:p>-0.0175004</text:p>
              </table:table-cell>
              <table:table-cell office:value-type="float" office:value="0.878614">
                <text:p>0.8786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319121">
                <text:p>0.319121</text:p>
              </table:table-cell>
              <table:table-cell office:value-type="float" office:value="-0.0210005">
                <text:p>-0.0210005</text:p>
              </table:table-cell>
              <table:table-cell office:value-type="float" office:value="0.878625">
                <text:p>0.878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319133">
                <text:p>0.319133</text:p>
              </table:table-cell>
              <table:table-cell office:value-type="float" office:value="-0.0245007">
                <text:p>-0.0245007</text:p>
              </table:table-cell>
              <table:table-cell office:value-type="float" office:value="0.878635">
                <text:p>0.8786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319145">
                <text:p>0.319145</text:p>
              </table:table-cell>
              <table:table-cell office:value-type="float" office:value="-0.0280008">
                <text:p>-0.0280008</text:p>
              </table:table-cell>
              <table:table-cell office:value-type="float" office:value="0.878646">
                <text:p>0.8786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319157">
                <text:p>0.319157</text:p>
              </table:table-cell>
              <table:table-cell office:value-type="float" office:value="-0.031501">
                <text:p>-0.031501</text:p>
              </table:table-cell>
              <table:table-cell office:value-type="float" office:value="0.878657">
                <text:p>0.8786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319169">
                <text:p>0.319169</text:p>
              </table:table-cell>
              <table:table-cell office:value-type="float" office:value="-0.0350013">
                <text:p>-0.0350013</text:p>
              </table:table-cell>
              <table:table-cell office:value-type="float" office:value="0.878667">
                <text:p>0.878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319181">
                <text:p>0.319181</text:p>
              </table:table-cell>
              <table:table-cell office:value-type="float" office:value="-0.0385015">
                <text:p>-0.0385015</text:p>
              </table:table-cell>
              <table:table-cell office:value-type="float" office:value="0.878678">
                <text:p>0.8786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319193">
                <text:p>0.319193</text:p>
              </table:table-cell>
              <table:table-cell office:value-type="float" office:value="-0.0420018">
                <text:p>-0.0420018</text:p>
              </table:table-cell>
              <table:table-cell office:value-type="float" office:value="0.878689">
                <text:p>0.8786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319205">
                <text:p>0.319205</text:p>
              </table:table-cell>
              <table:table-cell office:value-type="float" office:value="-0.0455021">
                <text:p>-0.0455021</text:p>
              </table:table-cell>
              <table:table-cell office:value-type="float" office:value="0.8787">
                <text:p>0.87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319217">
                <text:p>0.319217</text:p>
              </table:table-cell>
              <table:table-cell office:value-type="float" office:value="-0.0490024">
                <text:p>-0.0490024</text:p>
              </table:table-cell>
              <table:table-cell office:value-type="float" office:value="0.87871">
                <text:p>0.878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319229">
                <text:p>0.319229</text:p>
              </table:table-cell>
              <table:table-cell office:value-type="float" office:value="-0.0525027">
                <text:p>-0.0525027</text:p>
              </table:table-cell>
              <table:table-cell office:value-type="float" office:value="0.878721">
                <text:p>0.8787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319241">
                <text:p>0.319241</text:p>
              </table:table-cell>
              <table:table-cell office:value-type="float" office:value="-0.056003">
                <text:p>-0.056003</text:p>
              </table:table-cell>
              <table:table-cell office:value-type="float" office:value="0.878732">
                <text:p>0.8787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319253">
                <text:p>0.319253</text:p>
              </table:table-cell>
              <table:table-cell office:value-type="float" office:value="-0.0595034">
                <text:p>-0.0595034</text:p>
              </table:table-cell>
              <table:table-cell office:value-type="float" office:value="0.878742">
                <text:p>0.8787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319265">
                <text:p>0.319265</text:p>
              </table:table-cell>
              <table:table-cell office:value-type="float" office:value="-0.0630038">
                <text:p>-0.0630038</text:p>
              </table:table-cell>
              <table:table-cell office:value-type="float" office:value="0.878753">
                <text:p>0.8787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319277">
                <text:p>0.319277</text:p>
              </table:table-cell>
              <table:table-cell office:value-type="float" office:value="-0.0665041">
                <text:p>-0.0665041</text:p>
              </table:table-cell>
              <table:table-cell office:value-type="float" office:value="0.878764">
                <text:p>0.8787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319289">
                <text:p>0.319289</text:p>
              </table:table-cell>
              <table:table-cell office:value-type="float" office:value="-0.0700045">
                <text:p>-0.0700045</text:p>
              </table:table-cell>
              <table:table-cell office:value-type="float" office:value="0.878774">
                <text:p>0.8787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319301">
                <text:p>0.319301</text:p>
              </table:table-cell>
              <table:table-cell office:value-type="float" office:value="-0.073505">
                <text:p>-0.073505</text:p>
              </table:table-cell>
              <table:table-cell office:value-type="float" office:value="0.878785">
                <text:p>0.8787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319312">
                <text:p>0.319312</text:p>
              </table:table-cell>
              <table:table-cell office:value-type="float" office:value="-0.0770054">
                <text:p>-0.0770054</text:p>
              </table:table-cell>
              <table:table-cell office:value-type="float" office:value="0.878796">
                <text:p>0.8787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319324">
                <text:p>0.319324</text:p>
              </table:table-cell>
              <table:table-cell office:value-type="float" office:value="-0.0805058">
                <text:p>-0.0805058</text:p>
              </table:table-cell>
              <table:table-cell office:value-type="float" office:value="0.878806">
                <text:p>0.8788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319336">
                <text:p>0.319336</text:p>
              </table:table-cell>
              <table:table-cell office:value-type="float" office:value="-0.0840062">
                <text:p>-0.0840062</text:p>
              </table:table-cell>
              <table:table-cell office:value-type="float" office:value="0.878817">
                <text:p>0.8788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319348">
                <text:p>0.319348</text:p>
              </table:table-cell>
              <table:table-cell office:value-type="float" office:value="-0.0875067">
                <text:p>-0.0875067</text:p>
              </table:table-cell>
              <table:table-cell office:value-type="float" office:value="0.878827">
                <text:p>0.8788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31936">
                <text:p>0.31936</text:p>
              </table:table-cell>
              <table:table-cell office:value-type="float" office:value="-0.0910072">
                <text:p>-0.0910072</text:p>
              </table:table-cell>
              <table:table-cell office:value-type="float" office:value="0.878838">
                <text:p>0.8788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319372">
                <text:p>0.319372</text:p>
              </table:table-cell>
              <table:table-cell office:value-type="float" office:value="-0.0945076">
                <text:p>-0.0945076</text:p>
              </table:table-cell>
              <table:table-cell office:value-type="float" office:value="0.878849">
                <text:p>0.8788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319383">
                <text:p>0.319383</text:p>
              </table:table-cell>
              <table:table-cell office:value-type="float" office:value="-0.0980081">
                <text:p>-0.0980081</text:p>
              </table:table-cell>
              <table:table-cell office:value-type="float" office:value="0.878859">
                <text:p>0.8788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319395">
                <text:p>0.319395</text:p>
              </table:table-cell>
              <table:table-cell office:value-type="float" office:value="-0.101509">
                <text:p>-0.101509</text:p>
              </table:table-cell>
              <table:table-cell office:value-type="float" office:value="0.87887">
                <text:p>0.878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319407">
                <text:p>0.319407</text:p>
              </table:table-cell>
              <table:table-cell office:value-type="float" office:value="-0.105009">
                <text:p>-0.105009</text:p>
              </table:table-cell>
              <table:table-cell office:value-type="float" office:value="0.87888">
                <text:p>0.878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319419">
                <text:p>0.319419</text:p>
              </table:table-cell>
              <table:table-cell office:value-type="float" office:value="-0.10851">
                <text:p>-0.10851</text:p>
              </table:table-cell>
              <table:table-cell office:value-type="float" office:value="0.878891">
                <text:p>0.8788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31943">
                <text:p>0.31943</text:p>
              </table:table-cell>
              <table:table-cell office:value-type="float" office:value="-0.11201">
                <text:p>-0.11201</text:p>
              </table:table-cell>
              <table:table-cell office:value-type="float" office:value="0.878901">
                <text:p>0.8789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319442">
                <text:p>0.319442</text:p>
              </table:table-cell>
              <table:table-cell office:value-type="float" office:value="-0.11551">
                <text:p>-0.11551</text:p>
              </table:table-cell>
              <table:table-cell office:value-type="float" office:value="0.878912">
                <text:p>0.8789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319454">
                <text:p>0.319454</text:p>
              </table:table-cell>
              <table:table-cell office:value-type="float" office:value="-0.119011">
                <text:p>-0.119011</text:p>
              </table:table-cell>
              <table:table-cell office:value-type="float" office:value="0.878922">
                <text:p>0.8789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319465">
                <text:p>0.319465</text:p>
              </table:table-cell>
              <table:table-cell office:value-type="float" office:value="-0.122511">
                <text:p>-0.122511</text:p>
              </table:table-cell>
              <table:table-cell office:value-type="float" office:value="0.878933">
                <text:p>0.8789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319477">
                <text:p>0.319477</text:p>
              </table:table-cell>
              <table:table-cell office:value-type="float" office:value="-0.126012">
                <text:p>-0.126012</text:p>
              </table:table-cell>
              <table:table-cell office:value-type="float" office:value="0.878943">
                <text:p>0.8789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319489">
                <text:p>0.319489</text:p>
              </table:table-cell>
              <table:table-cell office:value-type="float" office:value="-0.129512">
                <text:p>-0.129512</text:p>
              </table:table-cell>
              <table:table-cell office:value-type="float" office:value="0.878954">
                <text:p>0.8789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3195">
                <text:p>0.3195</text:p>
              </table:table-cell>
              <table:table-cell office:value-type="float" office:value="-0.133013">
                <text:p>-0.133013</text:p>
              </table:table-cell>
              <table:table-cell office:value-type="float" office:value="0.878964">
                <text:p>0.8789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319512">
                <text:p>0.319512</text:p>
              </table:table-cell>
              <table:table-cell office:value-type="float" office:value="-0.136513">
                <text:p>-0.136513</text:p>
              </table:table-cell>
              <table:table-cell office:value-type="float" office:value="0.878975">
                <text:p>0.8789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319523">
                <text:p>0.319523</text:p>
              </table:table-cell>
              <table:table-cell office:value-type="float" office:value="-0.140014">
                <text:p>-0.140014</text:p>
              </table:table-cell>
              <table:table-cell office:value-type="float" office:value="0.878985">
                <text:p>0.8789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319535">
                <text:p>0.319535</text:p>
              </table:table-cell>
              <table:table-cell office:value-type="float" office:value="-0.143514">
                <text:p>-0.143514</text:p>
              </table:table-cell>
              <table:table-cell office:value-type="float" office:value="0.878996">
                <text:p>0.8789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319546">
                <text:p>0.319546</text:p>
              </table:table-cell>
              <table:table-cell office:value-type="float" office:value="-0.147015">
                <text:p>-0.147015</text:p>
              </table:table-cell>
              <table:table-cell office:value-type="float" office:value="0.879006">
                <text:p>0.8790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319558">
                <text:p>0.319558</text:p>
              </table:table-cell>
              <table:table-cell office:value-type="float" office:value="-0.150515">
                <text:p>-0.150515</text:p>
              </table:table-cell>
              <table:table-cell office:value-type="float" office:value="0.879016">
                <text:p>0.8790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319569">
                <text:p>0.319569</text:p>
              </table:table-cell>
              <table:table-cell office:value-type="float" office:value="-0.154015">
                <text:p>-0.154015</text:p>
              </table:table-cell>
              <table:table-cell office:value-type="float" office:value="0.879027">
                <text:p>0.8790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31958">
                <text:p>0.31958</text:p>
              </table:table-cell>
              <table:table-cell office:value-type="float" office:value="-0.157516">
                <text:p>-0.157516</text:p>
              </table:table-cell>
              <table:table-cell office:value-type="float" office:value="0.879037">
                <text:p>0.8790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319592">
                <text:p>0.319592</text:p>
              </table:table-cell>
              <table:table-cell office:value-type="float" office:value="-0.161016">
                <text:p>-0.161016</text:p>
              </table:table-cell>
              <table:table-cell office:value-type="float" office:value="0.879047">
                <text:p>0.8790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319603">
                <text:p>0.319603</text:p>
              </table:table-cell>
              <table:table-cell office:value-type="float" office:value="-0.164517">
                <text:p>-0.164517</text:p>
              </table:table-cell>
              <table:table-cell office:value-type="float" office:value="0.879058">
                <text:p>0.8790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319614">
                <text:p>0.319614</text:p>
              </table:table-cell>
              <table:table-cell office:value-type="float" office:value="-0.168017">
                <text:p>-0.168017</text:p>
              </table:table-cell>
              <table:table-cell office:value-type="float" office:value="0.879068">
                <text:p>0.8790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319626">
                <text:p>0.319626</text:p>
              </table:table-cell>
              <table:table-cell office:value-type="float" office:value="-0.171517">
                <text:p>-0.171517</text:p>
              </table:table-cell>
              <table:table-cell office:value-type="float" office:value="0.879078">
                <text:p>0.8790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319637">
                <text:p>0.319637</text:p>
              </table:table-cell>
              <table:table-cell office:value-type="float" office:value="-0.175018">
                <text:p>-0.175018</text:p>
              </table:table-cell>
              <table:table-cell office:value-type="float" office:value="0.879089">
                <text:p>0.8790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319648">
                <text:p>0.319648</text:p>
              </table:table-cell>
              <table:table-cell office:value-type="float" office:value="-0.178518">
                <text:p>-0.178518</text:p>
              </table:table-cell>
              <table:table-cell office:value-type="float" office:value="0.879099">
                <text:p>0.8790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31966">
                <text:p>0.31966</text:p>
              </table:table-cell>
              <table:table-cell office:value-type="float" office:value="-0.182018">
                <text:p>-0.182018</text:p>
              </table:table-cell>
              <table:table-cell office:value-type="float" office:value="0.879109">
                <text:p>0.879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319671">
                <text:p>0.319671</text:p>
              </table:table-cell>
              <table:table-cell office:value-type="float" office:value="-0.185518">
                <text:p>-0.185518</text:p>
              </table:table-cell>
              <table:table-cell office:value-type="float" office:value="0.879119">
                <text:p>0.8791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319682">
                <text:p>0.319682</text:p>
              </table:table-cell>
              <table:table-cell office:value-type="float" office:value="-0.189019">
                <text:p>-0.189019</text:p>
              </table:table-cell>
              <table:table-cell office:value-type="float" office:value="0.87913">
                <text:p>0.879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319693">
                <text:p>0.319693</text:p>
              </table:table-cell>
              <table:table-cell office:value-type="float" office:value="-0.192519">
                <text:p>-0.192519</text:p>
              </table:table-cell>
              <table:table-cell office:value-type="float" office:value="0.87914">
                <text:p>0.879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319704">
                <text:p>0.319704</text:p>
              </table:table-cell>
              <table:table-cell office:value-type="float" office:value="-0.196019">
                <text:p>-0.196019</text:p>
              </table:table-cell>
              <table:table-cell office:value-type="float" office:value="0.87915">
                <text:p>0.879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319715">
                <text:p>0.319715</text:p>
              </table:table-cell>
              <table:table-cell office:value-type="float" office:value="-0.199519">
                <text:p>-0.199519</text:p>
              </table:table-cell>
              <table:table-cell office:value-type="float" office:value="0.87916">
                <text:p>0.879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319726">
                <text:p>0.319726</text:p>
              </table:table-cell>
              <table:table-cell office:value-type="float" office:value="-0.203019">
                <text:p>-0.203019</text:p>
              </table:table-cell>
              <table:table-cell office:value-type="float" office:value="0.879171">
                <text:p>0.8791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319737">
                <text:p>0.319737</text:p>
              </table:table-cell>
              <table:table-cell office:value-type="float" office:value="-0.206519">
                <text:p>-0.206519</text:p>
              </table:table-cell>
              <table:table-cell office:value-type="float" office:value="0.879181">
                <text:p>0.8791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319748">
                <text:p>0.319748</text:p>
              </table:table-cell>
              <table:table-cell office:value-type="float" office:value="-0.210019">
                <text:p>-0.210019</text:p>
              </table:table-cell>
              <table:table-cell office:value-type="float" office:value="0.879191">
                <text:p>0.8791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319759">
                <text:p>0.319759</text:p>
              </table:table-cell>
              <table:table-cell office:value-type="float" office:value="-0.213519">
                <text:p>-0.213519</text:p>
              </table:table-cell>
              <table:table-cell office:value-type="float" office:value="0.879201">
                <text:p>0.8792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31977">
                <text:p>0.31977</text:p>
              </table:table-cell>
              <table:table-cell office:value-type="float" office:value="-0.217019">
                <text:p>-0.217019</text:p>
              </table:table-cell>
              <table:table-cell office:value-type="float" office:value="0.879211">
                <text:p>0.8792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319781">
                <text:p>0.319781</text:p>
              </table:table-cell>
              <table:table-cell office:value-type="float" office:value="-0.220519">
                <text:p>-0.220519</text:p>
              </table:table-cell>
              <table:table-cell office:value-type="float" office:value="0.879221">
                <text:p>0.8792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319792">
                <text:p>0.319792</text:p>
              </table:table-cell>
              <table:table-cell office:value-type="float" office:value="-0.224019">
                <text:p>-0.224019</text:p>
              </table:table-cell>
              <table:table-cell office:value-type="float" office:value="0.879232">
                <text:p>0.8792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319803">
                <text:p>0.319803</text:p>
              </table:table-cell>
              <table:table-cell office:value-type="float" office:value="-0.227519">
                <text:p>-0.227519</text:p>
              </table:table-cell>
              <table:table-cell office:value-type="float" office:value="0.879242">
                <text:p>0.8792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319814">
                <text:p>0.319814</text:p>
              </table:table-cell>
              <table:table-cell office:value-type="float" office:value="-0.231019">
                <text:p>-0.231019</text:p>
              </table:table-cell>
              <table:table-cell office:value-type="float" office:value="0.879252">
                <text:p>0.8792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319824">
                <text:p>0.319824</text:p>
              </table:table-cell>
              <table:table-cell office:value-type="float" office:value="-0.234519">
                <text:p>-0.234519</text:p>
              </table:table-cell>
              <table:table-cell office:value-type="float" office:value="0.879262">
                <text:p>0.8792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319835">
                <text:p>0.319835</text:p>
              </table:table-cell>
              <table:table-cell office:value-type="float" office:value="-0.238019">
                <text:p>-0.238019</text:p>
              </table:table-cell>
              <table:table-cell office:value-type="float" office:value="0.879272">
                <text:p>0.8792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319846">
                <text:p>0.319846</text:p>
              </table:table-cell>
              <table:table-cell office:value-type="float" office:value="-0.241519">
                <text:p>-0.241519</text:p>
              </table:table-cell>
              <table:table-cell office:value-type="float" office:value="0.879282">
                <text:p>0.8792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319857">
                <text:p>0.319857</text:p>
              </table:table-cell>
              <table:table-cell office:value-type="float" office:value="-0.245018">
                <text:p>-0.245018</text:p>
              </table:table-cell>
              <table:table-cell office:value-type="float" office:value="0.879292">
                <text:p>0.8792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319867">
                <text:p>0.319867</text:p>
              </table:table-cell>
              <table:table-cell office:value-type="float" office:value="-0.248518">
                <text:p>-0.248518</text:p>
              </table:table-cell>
              <table:table-cell office:value-type="float" office:value="0.879302">
                <text:p>0.8793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319878">
                <text:p>0.319878</text:p>
              </table:table-cell>
              <table:table-cell office:value-type="float" office:value="-0.252018">
                <text:p>-0.252018</text:p>
              </table:table-cell>
              <table:table-cell office:value-type="float" office:value="0.879312">
                <text:p>0.8793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319889">
                <text:p>0.319889</text:p>
              </table:table-cell>
              <table:table-cell office:value-type="float" office:value="-0.255517">
                <text:p>-0.255517</text:p>
              </table:table-cell>
              <table:table-cell office:value-type="float" office:value="0.879322">
                <text:p>0.8793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319899">
                <text:p>0.319899</text:p>
              </table:table-cell>
              <table:table-cell office:value-type="float" office:value="-0.259017">
                <text:p>-0.259017</text:p>
              </table:table-cell>
              <table:table-cell office:value-type="float" office:value="0.879332">
                <text:p>0.8793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31991">
                <text:p>0.31991</text:p>
              </table:table-cell>
              <table:table-cell office:value-type="float" office:value="-0.262517">
                <text:p>-0.262517</text:p>
              </table:table-cell>
              <table:table-cell office:value-type="float" office:value="0.879342">
                <text:p>0.8793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31992">
                <text:p>0.31992</text:p>
              </table:table-cell>
              <table:table-cell office:value-type="float" office:value="-0.266016">
                <text:p>-0.266016</text:p>
              </table:table-cell>
              <table:table-cell office:value-type="float" office:value="0.879352">
                <text:p>0.8793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319931">
                <text:p>0.319931</text:p>
              </table:table-cell>
              <table:table-cell office:value-type="float" office:value="-0.269516">
                <text:p>-0.269516</text:p>
              </table:table-cell>
              <table:table-cell office:value-type="float" office:value="0.879362">
                <text:p>0.8793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319941">
                <text:p>0.319941</text:p>
              </table:table-cell>
              <table:table-cell office:value-type="float" office:value="-0.273015">
                <text:p>-0.273015</text:p>
              </table:table-cell>
              <table:table-cell office:value-type="float" office:value="0.879372">
                <text:p>0.8793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319952">
                <text:p>0.319952</text:p>
              </table:table-cell>
              <table:table-cell office:value-type="float" office:value="-0.276514">
                <text:p>-0.276514</text:p>
              </table:table-cell>
              <table:table-cell office:value-type="float" office:value="0.879382">
                <text:p>0.8793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319962">
                <text:p>0.319962</text:p>
              </table:table-cell>
              <table:table-cell office:value-type="float" office:value="-0.280014">
                <text:p>-0.280014</text:p>
              </table:table-cell>
              <table:table-cell office:value-type="float" office:value="0.879393">
                <text:p>0.8793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319972">
                <text:p>0.319972</text:p>
              </table:table-cell>
              <table:table-cell office:value-type="float" office:value="-0.283513">
                <text:p>-0.283513</text:p>
              </table:table-cell>
              <table:table-cell office:value-type="float" office:value="0.879403">
                <text:p>0.8794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319983">
                <text:p>0.319983</text:p>
              </table:table-cell>
              <table:table-cell office:value-type="float" office:value="-0.287012">
                <text:p>-0.287012</text:p>
              </table:table-cell>
              <table:table-cell office:value-type="float" office:value="0.879413">
                <text:p>0.8794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319993">
                <text:p>0.319993</text:p>
              </table:table-cell>
              <table:table-cell office:value-type="float" office:value="-0.290512">
                <text:p>-0.290512</text:p>
              </table:table-cell>
              <table:table-cell office:value-type="float" office:value="0.879423">
                <text:p>0.8794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320003">
                <text:p>0.320003</text:p>
              </table:table-cell>
              <table:table-cell office:value-type="float" office:value="-0.294011">
                <text:p>-0.294011</text:p>
              </table:table-cell>
              <table:table-cell office:value-type="float" office:value="0.879433">
                <text:p>0.8794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320014">
                <text:p>0.320014</text:p>
              </table:table-cell>
              <table:table-cell office:value-type="float" office:value="-0.29751">
                <text:p>-0.29751</text:p>
              </table:table-cell>
              <table:table-cell office:value-type="float" office:value="0.879443">
                <text:p>0.8794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320024">
                <text:p>0.320024</text:p>
              </table:table-cell>
              <table:table-cell office:value-type="float" office:value="-0.301009">
                <text:p>-0.301009</text:p>
              </table:table-cell>
              <table:table-cell office:value-type="float" office:value="0.879453">
                <text:p>0.8794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320034">
                <text:p>0.320034</text:p>
              </table:table-cell>
              <table:table-cell office:value-type="float" office:value="-0.304508">
                <text:p>-0.304508</text:p>
              </table:table-cell>
              <table:table-cell office:value-type="float" office:value="0.879463">
                <text:p>0.8794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320044">
                <text:p>0.320044</text:p>
              </table:table-cell>
              <table:table-cell office:value-type="float" office:value="-0.308007">
                <text:p>-0.308007</text:p>
              </table:table-cell>
              <table:table-cell office:value-type="float" office:value="0.879473">
                <text:p>0.8794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320054">
                <text:p>0.320054</text:p>
              </table:table-cell>
              <table:table-cell office:value-type="float" office:value="-0.311506">
                <text:p>-0.311506</text:p>
              </table:table-cell>
              <table:table-cell office:value-type="float" office:value="0.879483">
                <text:p>0.8794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320065">
                <text:p>0.320065</text:p>
              </table:table-cell>
              <table:table-cell office:value-type="float" office:value="-0.315005">
                <text:p>-0.315005</text:p>
              </table:table-cell>
              <table:table-cell office:value-type="float" office:value="0.879493">
                <text:p>0.8794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320075">
                <text:p>0.320075</text:p>
              </table:table-cell>
              <table:table-cell office:value-type="float" office:value="-0.318504">
                <text:p>-0.318504</text:p>
              </table:table-cell>
              <table:table-cell office:value-type="float" office:value="0.879503">
                <text:p>0.8795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320085">
                <text:p>0.320085</text:p>
              </table:table-cell>
              <table:table-cell office:value-type="float" office:value="-0.322002">
                <text:p>-0.322002</text:p>
              </table:table-cell>
              <table:table-cell office:value-type="float" office:value="0.879513">
                <text:p>0.8795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320095">
                <text:p>0.320095</text:p>
              </table:table-cell>
              <table:table-cell office:value-type="float" office:value="-0.325501">
                <text:p>-0.325501</text:p>
              </table:table-cell>
              <table:table-cell office:value-type="float" office:value="0.879523">
                <text:p>0.8795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320105">
                <text:p>0.320105</text:p>
              </table:table-cell>
              <table:table-cell office:value-type="float" office:value="-0.329">
                <text:p>-0.329</text:p>
              </table:table-cell>
              <table:table-cell office:value-type="float" office:value="0.879533">
                <text:p>0.8795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320115">
                <text:p>0.320115</text:p>
              </table:table-cell>
              <table:table-cell office:value-type="float" office:value="-0.332498">
                <text:p>-0.332498</text:p>
              </table:table-cell>
              <table:table-cell office:value-type="float" office:value="0.879543">
                <text:p>0.8795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320125">
                <text:p>0.320125</text:p>
              </table:table-cell>
              <table:table-cell office:value-type="float" office:value="-0.335997">
                <text:p>-0.335997</text:p>
              </table:table-cell>
              <table:table-cell office:value-type="float" office:value="0.879553">
                <text:p>0.8795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320135">
                <text:p>0.320135</text:p>
              </table:table-cell>
              <table:table-cell office:value-type="float" office:value="-0.339496">
                <text:p>-0.339496</text:p>
              </table:table-cell>
              <table:table-cell office:value-type="float" office:value="0.879563">
                <text:p>0.8795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320145">
                <text:p>0.320145</text:p>
              </table:table-cell>
              <table:table-cell office:value-type="float" office:value="-0.342994">
                <text:p>-0.342994</text:p>
              </table:table-cell>
              <table:table-cell office:value-type="float" office:value="0.879573">
                <text:p>0.8795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320154">
                <text:p>0.320154</text:p>
              </table:table-cell>
              <table:table-cell office:value-type="float" office:value="-0.346492">
                <text:p>-0.346492</text:p>
              </table:table-cell>
              <table:table-cell office:value-type="float" office:value="0.879583">
                <text:p>0.8795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320164">
                <text:p>0.320164</text:p>
              </table:table-cell>
              <table:table-cell office:value-type="float" office:value="-0.349991">
                <text:p>-0.349991</text:p>
              </table:table-cell>
              <table:table-cell office:value-type="float" office:value="0.879593">
                <text:p>0.8795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320139">
                <text:p>0.320139</text:p>
              </table:table-cell>
              <table:table-cell office:value-type="float" office:value="-0.349539">
                <text:p>-0.349539</text:p>
              </table:table-cell>
              <table:table-cell office:value-type="float" office:value="0.879624">
                <text:p>0.8796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320113">
                <text:p>0.320113</text:p>
              </table:table-cell>
              <table:table-cell office:value-type="float" office:value="-0.349087">
                <text:p>-0.349087</text:p>
              </table:table-cell>
              <table:table-cell office:value-type="float" office:value="0.879615">
                <text:p>0.8796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320087">
                <text:p>0.320087</text:p>
              </table:table-cell>
              <table:table-cell office:value-type="float" office:value="-0.348636">
                <text:p>-0.348636</text:p>
              </table:table-cell>
              <table:table-cell office:value-type="float" office:value="0.879601">
                <text:p>0.8796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320062">
                <text:p>0.320062</text:p>
              </table:table-cell>
              <table:table-cell office:value-type="float" office:value="-0.348185">
                <text:p>-0.348185</text:p>
              </table:table-cell>
              <table:table-cell office:value-type="float" office:value="0.879583">
                <text:p>0.87958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320036">
                <text:p>0.320036</text:p>
              </table:table-cell>
              <table:table-cell office:value-type="float" office:value="-0.347735">
                <text:p>-0.347735</text:p>
              </table:table-cell>
              <table:table-cell office:value-type="float" office:value="0.87956">
                <text:p>0.879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32001">
                <text:p>0.32001</text:p>
              </table:table-cell>
              <table:table-cell office:value-type="float" office:value="-0.347284">
                <text:p>-0.347284</text:p>
              </table:table-cell>
              <table:table-cell office:value-type="float" office:value="0.879533">
                <text:p>0.8795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319985">
                <text:p>0.319985</text:p>
              </table:table-cell>
              <table:table-cell office:value-type="float" office:value="-0.346834">
                <text:p>-0.346834</text:p>
              </table:table-cell>
              <table:table-cell office:value-type="float" office:value="0.879501">
                <text:p>0.8795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319959">
                <text:p>0.319959</text:p>
              </table:table-cell>
              <table:table-cell office:value-type="float" office:value="-0.346385">
                <text:p>-0.346385</text:p>
              </table:table-cell>
              <table:table-cell office:value-type="float" office:value="0.879465">
                <text:p>0.8794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319933">
                <text:p>0.319933</text:p>
              </table:table-cell>
              <table:table-cell office:value-type="float" office:value="-0.345935">
                <text:p>-0.345935</text:p>
              </table:table-cell>
              <table:table-cell office:value-type="float" office:value="0.879424">
                <text:p>0.8794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319908">
                <text:p>0.319908</text:p>
              </table:table-cell>
              <table:table-cell office:value-type="float" office:value="-0.345487">
                <text:p>-0.345487</text:p>
              </table:table-cell>
              <table:table-cell office:value-type="float" office:value="0.879379">
                <text:p>0.8793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319882">
                <text:p>0.319882</text:p>
              </table:table-cell>
              <table:table-cell office:value-type="float" office:value="-0.345038">
                <text:p>-0.345038</text:p>
              </table:table-cell>
              <table:table-cell office:value-type="float" office:value="0.879329">
                <text:p>0.8793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319856">
                <text:p>0.319856</text:p>
              </table:table-cell>
              <table:table-cell office:value-type="float" office:value="-0.344591">
                <text:p>-0.344591</text:p>
              </table:table-cell>
              <table:table-cell office:value-type="float" office:value="0.879275">
                <text:p>0.8792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319831">
                <text:p>0.319831</text:p>
              </table:table-cell>
              <table:table-cell office:value-type="float" office:value="-0.344143">
                <text:p>-0.344143</text:p>
              </table:table-cell>
              <table:table-cell office:value-type="float" office:value="0.879216">
                <text:p>0.8792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319805">
                <text:p>0.319805</text:p>
              </table:table-cell>
              <table:table-cell office:value-type="float" office:value="-0.343697">
                <text:p>-0.343697</text:p>
              </table:table-cell>
              <table:table-cell office:value-type="float" office:value="0.879153">
                <text:p>0.8791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319779">
                <text:p>0.319779</text:p>
              </table:table-cell>
              <table:table-cell office:value-type="float" office:value="-0.343251">
                <text:p>-0.343251</text:p>
              </table:table-cell>
              <table:table-cell office:value-type="float" office:value="0.879086">
                <text:p>0.8790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319754">
                <text:p>0.319754</text:p>
              </table:table-cell>
              <table:table-cell office:value-type="float" office:value="-0.342806">
                <text:p>-0.342806</text:p>
              </table:table-cell>
              <table:table-cell office:value-type="float" office:value="0.879013">
                <text:p>0.8790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319728">
                <text:p>0.319728</text:p>
              </table:table-cell>
              <table:table-cell office:value-type="float" office:value="-0.342361">
                <text:p>-0.342361</text:p>
              </table:table-cell>
              <table:table-cell office:value-type="float" office:value="0.878937">
                <text:p>0.8789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319702">
                <text:p>0.319702</text:p>
              </table:table-cell>
              <table:table-cell office:value-type="float" office:value="-0.341917">
                <text:p>-0.341917</text:p>
              </table:table-cell>
              <table:table-cell office:value-type="float" office:value="0.878856">
                <text:p>0.8788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319677">
                <text:p>0.319677</text:p>
              </table:table-cell>
              <table:table-cell office:value-type="float" office:value="-0.341475">
                <text:p>-0.341475</text:p>
              </table:table-cell>
              <table:table-cell office:value-type="float" office:value="0.878771">
                <text:p>0.8787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319651">
                <text:p>0.319651</text:p>
              </table:table-cell>
              <table:table-cell office:value-type="float" office:value="-0.341033">
                <text:p>-0.341033</text:p>
              </table:table-cell>
              <table:table-cell office:value-type="float" office:value="0.878681">
                <text:p>0.8786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319625">
                <text:p>0.319625</text:p>
              </table:table-cell>
              <table:table-cell office:value-type="float" office:value="-0.340592">
                <text:p>-0.340592</text:p>
              </table:table-cell>
              <table:table-cell office:value-type="float" office:value="0.878586">
                <text:p>0.87858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319599">
                <text:p>0.319599</text:p>
              </table:table-cell>
              <table:table-cell office:value-type="float" office:value="-0.340152">
                <text:p>-0.340152</text:p>
              </table:table-cell>
              <table:table-cell office:value-type="float" office:value="0.878488">
                <text:p>0.8784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319574">
                <text:p>0.319574</text:p>
              </table:table-cell>
              <table:table-cell office:value-type="float" office:value="-0.339713">
                <text:p>-0.339713</text:p>
              </table:table-cell>
              <table:table-cell office:value-type="float" office:value="0.878385">
                <text:p>0.8783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319548">
                <text:p>0.319548</text:p>
              </table:table-cell>
              <table:table-cell office:value-type="float" office:value="-0.339275">
                <text:p>-0.339275</text:p>
              </table:table-cell>
              <table:table-cell office:value-type="float" office:value="0.878277">
                <text:p>0.8782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319522">
                <text:p>0.319522</text:p>
              </table:table-cell>
              <table:table-cell office:value-type="float" office:value="-0.338838">
                <text:p>-0.338838</text:p>
              </table:table-cell>
              <table:table-cell office:value-type="float" office:value="0.878166">
                <text:p>0.8781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319497">
                <text:p>0.319497</text:p>
              </table:table-cell>
              <table:table-cell office:value-type="float" office:value="-0.338402">
                <text:p>-0.338402</text:p>
              </table:table-cell>
              <table:table-cell office:value-type="float" office:value="0.878049">
                <text:p>0.8780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319471">
                <text:p>0.319471</text:p>
              </table:table-cell>
              <table:table-cell office:value-type="float" office:value="-0.337968">
                <text:p>-0.337968</text:p>
              </table:table-cell>
              <table:table-cell office:value-type="float" office:value="0.877929">
                <text:p>0.8779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319445">
                <text:p>0.319445</text:p>
              </table:table-cell>
              <table:table-cell office:value-type="float" office:value="-0.337535">
                <text:p>-0.337535</text:p>
              </table:table-cell>
              <table:table-cell office:value-type="float" office:value="0.877804">
                <text:p>0.8778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31942">
                <text:p>0.31942</text:p>
              </table:table-cell>
              <table:table-cell office:value-type="float" office:value="-0.337103">
                <text:p>-0.337103</text:p>
              </table:table-cell>
              <table:table-cell office:value-type="float" office:value="0.877675">
                <text:p>0.8776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319394">
                <text:p>0.319394</text:p>
              </table:table-cell>
              <table:table-cell office:value-type="float" office:value="-0.336672">
                <text:p>-0.336672</text:p>
              </table:table-cell>
              <table:table-cell office:value-type="float" office:value="0.877542">
                <text:p>0.8775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319368">
                <text:p>0.319368</text:p>
              </table:table-cell>
              <table:table-cell office:value-type="float" office:value="-0.336243">
                <text:p>-0.336243</text:p>
              </table:table-cell>
              <table:table-cell office:value-type="float" office:value="0.877404">
                <text:p>0.8774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319342">
                <text:p>0.319342</text:p>
              </table:table-cell>
              <table:table-cell office:value-type="float" office:value="-0.335815">
                <text:p>-0.335815</text:p>
              </table:table-cell>
              <table:table-cell office:value-type="float" office:value="0.877262">
                <text:p>0.8772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319317">
                <text:p>0.319317</text:p>
              </table:table-cell>
              <table:table-cell office:value-type="float" office:value="-0.335388">
                <text:p>-0.335388</text:p>
              </table:table-cell>
              <table:table-cell office:value-type="float" office:value="0.877116">
                <text:p>0.8771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319291">
                <text:p>0.319291</text:p>
              </table:table-cell>
              <table:table-cell office:value-type="float" office:value="-0.334963">
                <text:p>-0.334963</text:p>
              </table:table-cell>
              <table:table-cell office:value-type="float" office:value="0.876965">
                <text:p>0.8769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319265">
                <text:p>0.319265</text:p>
              </table:table-cell>
              <table:table-cell office:value-type="float" office:value="-0.33454">
                <text:p>-0.33454</text:p>
              </table:table-cell>
              <table:table-cell office:value-type="float" office:value="0.87681">
                <text:p>0.876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31924">
                <text:p>0.31924</text:p>
              </table:table-cell>
              <table:table-cell office:value-type="float" office:value="-0.334118">
                <text:p>-0.334118</text:p>
              </table:table-cell>
              <table:table-cell office:value-type="float" office:value="0.876651">
                <text:p>0.8766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319214">
                <text:p>0.319214</text:p>
              </table:table-cell>
              <table:table-cell office:value-type="float" office:value="-0.333698">
                <text:p>-0.333698</text:p>
              </table:table-cell>
              <table:table-cell office:value-type="float" office:value="0.876488">
                <text:p>0.8764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319188">
                <text:p>0.319188</text:p>
              </table:table-cell>
              <table:table-cell office:value-type="float" office:value="-0.333279">
                <text:p>-0.333279</text:p>
              </table:table-cell>
              <table:table-cell office:value-type="float" office:value="0.876321">
                <text:p>0.8763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319163">
                <text:p>0.319163</text:p>
              </table:table-cell>
              <table:table-cell office:value-type="float" office:value="-0.332862">
                <text:p>-0.332862</text:p>
              </table:table-cell>
              <table:table-cell office:value-type="float" office:value="0.876149">
                <text:p>0.8761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319137">
                <text:p>0.319137</text:p>
              </table:table-cell>
              <table:table-cell office:value-type="float" office:value="-0.332447">
                <text:p>-0.332447</text:p>
              </table:table-cell>
              <table:table-cell office:value-type="float" office:value="0.875974">
                <text:p>0.8759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319111">
                <text:p>0.319111</text:p>
              </table:table-cell>
              <table:table-cell office:value-type="float" office:value="-0.332034">
                <text:p>-0.332034</text:p>
              </table:table-cell>
              <table:table-cell office:value-type="float" office:value="0.875794">
                <text:p>0.8757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319085">
                <text:p>0.319085</text:p>
              </table:table-cell>
              <table:table-cell office:value-type="float" office:value="-0.331623">
                <text:p>-0.331623</text:p>
              </table:table-cell>
              <table:table-cell office:value-type="float" office:value="0.87561">
                <text:p>0.875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31906">
                <text:p>0.31906</text:p>
              </table:table-cell>
              <table:table-cell office:value-type="float" office:value="-0.331213">
                <text:p>-0.331213</text:p>
              </table:table-cell>
              <table:table-cell office:value-type="float" office:value="0.875422">
                <text:p>0.8754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319034">
                <text:p>0.319034</text:p>
              </table:table-cell>
              <table:table-cell office:value-type="float" office:value="-0.330805">
                <text:p>-0.330805</text:p>
              </table:table-cell>
              <table:table-cell office:value-type="float" office:value="0.87523">
                <text:p>0.875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319008">
                <text:p>0.319008</text:p>
              </table:table-cell>
              <table:table-cell office:value-type="float" office:value="-0.330399">
                <text:p>-0.330399</text:p>
              </table:table-cell>
              <table:table-cell office:value-type="float" office:value="0.875034">
                <text:p>0.8750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318983">
                <text:p>0.318983</text:p>
              </table:table-cell>
              <table:table-cell office:value-type="float" office:value="-0.329996">
                <text:p>-0.329996</text:p>
              </table:table-cell>
              <table:table-cell office:value-type="float" office:value="0.874834">
                <text:p>0.8748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318957">
                <text:p>0.318957</text:p>
              </table:table-cell>
              <table:table-cell office:value-type="float" office:value="-0.329594">
                <text:p>-0.329594</text:p>
              </table:table-cell>
              <table:table-cell office:value-type="float" office:value="0.874629">
                <text:p>0.8746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318931">
                <text:p>0.318931</text:p>
              </table:table-cell>
              <table:table-cell office:value-type="float" office:value="-0.329194">
                <text:p>-0.329194</text:p>
              </table:table-cell>
              <table:table-cell office:value-type="float" office:value="0.874421">
                <text:p>0.8744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318906">
                <text:p>0.318906</text:p>
              </table:table-cell>
              <table:table-cell office:value-type="float" office:value="-0.328796">
                <text:p>-0.328796</text:p>
              </table:table-cell>
              <table:table-cell office:value-type="float" office:value="0.874209">
                <text:p>0.8742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31888">
                <text:p>0.31888</text:p>
              </table:table-cell>
              <table:table-cell office:value-type="float" office:value="-0.328401">
                <text:p>-0.328401</text:p>
              </table:table-cell>
              <table:table-cell office:value-type="float" office:value="0.873993">
                <text:p>0.87399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318854">
                <text:p>0.318854</text:p>
              </table:table-cell>
              <table:table-cell office:value-type="float" office:value="-0.328008">
                <text:p>-0.328008</text:p>
              </table:table-cell>
              <table:table-cell office:value-type="float" office:value="0.873773">
                <text:p>0.87377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318829">
                <text:p>0.318829</text:p>
              </table:table-cell>
              <table:table-cell office:value-type="float" office:value="-0.327616">
                <text:p>-0.327616</text:p>
              </table:table-cell>
              <table:table-cell office:value-type="float" office:value="0.873549">
                <text:p>0.8735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318803">
                <text:p>0.318803</text:p>
              </table:table-cell>
              <table:table-cell office:value-type="float" office:value="-0.327228">
                <text:p>-0.327228</text:p>
              </table:table-cell>
              <table:table-cell office:value-type="float" office:value="0.873321">
                <text:p>0.8733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318777">
                <text:p>0.318777</text:p>
              </table:table-cell>
              <table:table-cell office:value-type="float" office:value="-0.326841">
                <text:p>-0.326841</text:p>
              </table:table-cell>
              <table:table-cell office:value-type="float" office:value="0.873089">
                <text:p>0.8730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318751">
                <text:p>0.318751</text:p>
              </table:table-cell>
              <table:table-cell office:value-type="float" office:value="-0.326457">
                <text:p>-0.326457</text:p>
              </table:table-cell>
              <table:table-cell office:value-type="float" office:value="0.872854">
                <text:p>0.8728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318726">
                <text:p>0.318726</text:p>
              </table:table-cell>
              <table:table-cell office:value-type="float" office:value="-0.326075">
                <text:p>-0.326075</text:p>
              </table:table-cell>
              <table:table-cell office:value-type="float" office:value="0.872615">
                <text:p>0.8726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3187">
                <text:p>0.3187</text:p>
              </table:table-cell>
              <table:table-cell office:value-type="float" office:value="-0.325696">
                <text:p>-0.325696</text:p>
              </table:table-cell>
              <table:table-cell office:value-type="float" office:value="0.872371">
                <text:p>0.8723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318674">
                <text:p>0.318674</text:p>
              </table:table-cell>
              <table:table-cell office:value-type="float" office:value="-0.325319">
                <text:p>-0.325319</text:p>
              </table:table-cell>
              <table:table-cell office:value-type="float" office:value="0.872125">
                <text:p>0.8721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318649">
                <text:p>0.318649</text:p>
              </table:table-cell>
              <table:table-cell office:value-type="float" office:value="-0.324944">
                <text:p>-0.324944</text:p>
              </table:table-cell>
              <table:table-cell office:value-type="float" office:value="0.871874">
                <text:p>0.8718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318623">
                <text:p>0.318623</text:p>
              </table:table-cell>
              <table:table-cell office:value-type="float" office:value="-0.324572">
                <text:p>-0.324572</text:p>
              </table:table-cell>
              <table:table-cell office:value-type="float" office:value="0.87162">
                <text:p>0.871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318597">
                <text:p>0.318597</text:p>
              </table:table-cell>
              <table:table-cell office:value-type="float" office:value="-0.324203">
                <text:p>-0.324203</text:p>
              </table:table-cell>
              <table:table-cell office:value-type="float" office:value="0.871361">
                <text:p>0.87136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318572">
                <text:p>0.318572</text:p>
              </table:table-cell>
              <table:table-cell office:value-type="float" office:value="-0.323836">
                <text:p>-0.323836</text:p>
              </table:table-cell>
              <table:table-cell office:value-type="float" office:value="0.8711">
                <text:p>0.87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318546">
                <text:p>0.318546</text:p>
              </table:table-cell>
              <table:table-cell office:value-type="float" office:value="-0.323472">
                <text:p>-0.323472</text:p>
              </table:table-cell>
              <table:table-cell office:value-type="float" office:value="0.870834">
                <text:p>0.87083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31852">
                <text:p>0.31852</text:p>
              </table:table-cell>
              <table:table-cell office:value-type="float" office:value="-0.32311">
                <text:p>-0.32311</text:p>
              </table:table-cell>
              <table:table-cell office:value-type="float" office:value="0.870565">
                <text:p>0.8705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318495">
                <text:p>0.318495</text:p>
              </table:table-cell>
              <table:table-cell office:value-type="float" office:value="-0.322751">
                <text:p>-0.322751</text:p>
              </table:table-cell>
              <table:table-cell office:value-type="float" office:value="0.870293">
                <text:p>0.87029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318469">
                <text:p>0.318469</text:p>
              </table:table-cell>
              <table:table-cell office:value-type="float" office:value="-0.322395">
                <text:p>-0.322395</text:p>
              </table:table-cell>
              <table:table-cell office:value-type="float" office:value="0.870017">
                <text:p>0.8700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318444">
                <text:p>0.318444</text:p>
              </table:table-cell>
              <table:table-cell office:value-type="float" office:value="-0.322042">
                <text:p>-0.322042</text:p>
              </table:table-cell>
              <table:table-cell office:value-type="float" office:value="0.869737">
                <text:p>0.86973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318418">
                <text:p>0.318418</text:p>
              </table:table-cell>
              <table:table-cell office:value-type="float" office:value="-0.321691">
                <text:p>-0.321691</text:p>
              </table:table-cell>
              <table:table-cell office:value-type="float" office:value="0.869454">
                <text:p>0.8694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318392">
                <text:p>0.318392</text:p>
              </table:table-cell>
              <table:table-cell office:value-type="float" office:value="-0.321343">
                <text:p>-0.321343</text:p>
              </table:table-cell>
              <table:table-cell office:value-type="float" office:value="0.869167">
                <text:p>0.8691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318367">
                <text:p>0.318367</text:p>
              </table:table-cell>
              <table:table-cell office:value-type="float" office:value="-0.320998">
                <text:p>-0.320998</text:p>
              </table:table-cell>
              <table:table-cell office:value-type="float" office:value="0.868877">
                <text:p>0.8688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318341">
                <text:p>0.318341</text:p>
              </table:table-cell>
              <table:table-cell office:value-type="float" office:value="-0.320656">
                <text:p>-0.320656</text:p>
              </table:table-cell>
              <table:table-cell office:value-type="float" office:value="0.868584">
                <text:p>0.8685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318315">
                <text:p>0.318315</text:p>
              </table:table-cell>
              <table:table-cell office:value-type="float" office:value="-0.320317">
                <text:p>-0.320317</text:p>
              </table:table-cell>
              <table:table-cell office:value-type="float" office:value="0.868287">
                <text:p>0.86828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31829">
                <text:p>0.31829</text:p>
              </table:table-cell>
              <table:table-cell office:value-type="float" office:value="-0.319981">
                <text:p>-0.319981</text:p>
              </table:table-cell>
              <table:table-cell office:value-type="float" office:value="0.867987">
                <text:p>0.8679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318264">
                <text:p>0.318264</text:p>
              </table:table-cell>
              <table:table-cell office:value-type="float" office:value="-0.319648">
                <text:p>-0.319648</text:p>
              </table:table-cell>
              <table:table-cell office:value-type="float" office:value="0.867683">
                <text:p>0.86768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318239">
                <text:p>0.318239</text:p>
              </table:table-cell>
              <table:table-cell office:value-type="float" office:value="-0.319318">
                <text:p>-0.319318</text:p>
              </table:table-cell>
              <table:table-cell office:value-type="float" office:value="0.867376">
                <text:p>0.8673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318213">
                <text:p>0.318213</text:p>
              </table:table-cell>
              <table:table-cell office:value-type="float" office:value="-0.318991">
                <text:p>-0.318991</text:p>
              </table:table-cell>
              <table:table-cell office:value-type="float" office:value="0.867066">
                <text:p>0.8670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318187">
                <text:p>0.318187</text:p>
              </table:table-cell>
              <table:table-cell office:value-type="float" office:value="-0.318668">
                <text:p>-0.318668</text:p>
              </table:table-cell>
              <table:table-cell office:value-type="float" office:value="0.866753">
                <text:p>0.8667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318162">
                <text:p>0.318162</text:p>
              </table:table-cell>
              <table:table-cell office:value-type="float" office:value="-0.318347">
                <text:p>-0.318347</text:p>
              </table:table-cell>
              <table:table-cell office:value-type="float" office:value="0.866436">
                <text:p>0.8664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318136">
                <text:p>0.318136</text:p>
              </table:table-cell>
              <table:table-cell office:value-type="float" office:value="-0.318029">
                <text:p>-0.318029</text:p>
              </table:table-cell>
              <table:table-cell office:value-type="float" office:value="0.866117">
                <text:p>0.8661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318111">
                <text:p>0.318111</text:p>
              </table:table-cell>
              <table:table-cell office:value-type="float" office:value="-0.317715">
                <text:p>-0.317715</text:p>
              </table:table-cell>
              <table:table-cell office:value-type="float" office:value="0.865794">
                <text:p>0.8657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318085">
                <text:p>0.318085</text:p>
              </table:table-cell>
              <table:table-cell office:value-type="float" office:value="-0.317404">
                <text:p>-0.317404</text:p>
              </table:table-cell>
              <table:table-cell office:value-type="float" office:value="0.865468">
                <text:p>0.86546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318059">
                <text:p>0.318059</text:p>
              </table:table-cell>
              <table:table-cell office:value-type="float" office:value="-0.317096">
                <text:p>-0.317096</text:p>
              </table:table-cell>
              <table:table-cell office:value-type="float" office:value="0.865139">
                <text:p>0.86513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318034">
                <text:p>0.318034</text:p>
              </table:table-cell>
              <table:table-cell office:value-type="float" office:value="-0.316791">
                <text:p>-0.316791</text:p>
              </table:table-cell>
              <table:table-cell office:value-type="float" office:value="0.864807">
                <text:p>0.86480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318008">
                <text:p>0.318008</text:p>
              </table:table-cell>
              <table:table-cell office:value-type="float" office:value="-0.31649">
                <text:p>-0.31649</text:p>
              </table:table-cell>
              <table:table-cell office:value-type="float" office:value="0.864472">
                <text:p>0.8644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317983">
                <text:p>0.317983</text:p>
              </table:table-cell>
              <table:table-cell office:value-type="float" office:value="-0.316192">
                <text:p>-0.316192</text:p>
              </table:table-cell>
              <table:table-cell office:value-type="float" office:value="0.864134">
                <text:p>0.8641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317957">
                <text:p>0.317957</text:p>
              </table:table-cell>
              <table:table-cell office:value-type="float" office:value="-0.315898">
                <text:p>-0.315898</text:p>
              </table:table-cell>
              <table:table-cell office:value-type="float" office:value="0.863792">
                <text:p>0.8637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317932">
                <text:p>0.317932</text:p>
              </table:table-cell>
              <table:table-cell office:value-type="float" office:value="-0.315607">
                <text:p>-0.315607</text:p>
              </table:table-cell>
              <table:table-cell office:value-type="float" office:value="0.863449">
                <text:p>0.8634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317906">
                <text:p>0.317906</text:p>
              </table:table-cell>
              <table:table-cell office:value-type="float" office:value="-0.315319">
                <text:p>-0.315319</text:p>
              </table:table-cell>
              <table:table-cell office:value-type="float" office:value="0.863102">
                <text:p>0.8631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31788">
                <text:p>0.31788</text:p>
              </table:table-cell>
              <table:table-cell office:value-type="float" office:value="-0.315035">
                <text:p>-0.315035</text:p>
              </table:table-cell>
              <table:table-cell office:value-type="float" office:value="0.862752">
                <text:p>0.86275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317855">
                <text:p>0.317855</text:p>
              </table:table-cell>
              <table:table-cell office:value-type="float" office:value="-0.314754">
                <text:p>-0.314754</text:p>
              </table:table-cell>
              <table:table-cell office:value-type="float" office:value="0.8624">
                <text:p>0.86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317829">
                <text:p>0.317829</text:p>
              </table:table-cell>
              <table:table-cell office:value-type="float" office:value="-0.314477">
                <text:p>-0.314477</text:p>
              </table:table-cell>
              <table:table-cell office:value-type="float" office:value="0.862044">
                <text:p>0.8620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317804">
                <text:p>0.317804</text:p>
              </table:table-cell>
              <table:table-cell office:value-type="float" office:value="-0.314203">
                <text:p>-0.314203</text:p>
              </table:table-cell>
              <table:table-cell office:value-type="float" office:value="0.861686">
                <text:p>0.8616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317778">
                <text:p>0.317778</text:p>
              </table:table-cell>
              <table:table-cell office:value-type="float" office:value="-0.313933">
                <text:p>-0.313933</text:p>
              </table:table-cell>
              <table:table-cell office:value-type="float" office:value="0.861326">
                <text:p>0.86132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317753">
                <text:p>0.317753</text:p>
              </table:table-cell>
              <table:table-cell office:value-type="float" office:value="-0.313666">
                <text:p>-0.313666</text:p>
              </table:table-cell>
              <table:table-cell office:value-type="float" office:value="0.860962">
                <text:p>0.86096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317727">
                <text:p>0.317727</text:p>
              </table:table-cell>
              <table:table-cell office:value-type="float" office:value="-0.313403">
                <text:p>-0.313403</text:p>
              </table:table-cell>
              <table:table-cell office:value-type="float" office:value="0.860596">
                <text:p>0.8605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317702">
                <text:p>0.317702</text:p>
              </table:table-cell>
              <table:table-cell office:value-type="float" office:value="-0.313144">
                <text:p>-0.313144</text:p>
              </table:table-cell>
              <table:table-cell office:value-type="float" office:value="0.860228">
                <text:p>0.8602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317676">
                <text:p>0.317676</text:p>
              </table:table-cell>
              <table:table-cell office:value-type="float" office:value="-0.312889">
                <text:p>-0.312889</text:p>
              </table:table-cell>
              <table:table-cell office:value-type="float" office:value="0.859856">
                <text:p>0.8598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317651">
                <text:p>0.317651</text:p>
              </table:table-cell>
              <table:table-cell office:value-type="float" office:value="-0.312637">
                <text:p>-0.312637</text:p>
              </table:table-cell>
              <table:table-cell office:value-type="float" office:value="0.859483">
                <text:p>0.85948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317625">
                <text:p>0.317625</text:p>
              </table:table-cell>
              <table:table-cell office:value-type="float" office:value="-0.312388">
                <text:p>-0.312388</text:p>
              </table:table-cell>
              <table:table-cell office:value-type="float" office:value="0.859106">
                <text:p>0.85910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3176">
                <text:p>0.3176</text:p>
              </table:table-cell>
              <table:table-cell office:value-type="float" office:value="-0.312144">
                <text:p>-0.312144</text:p>
              </table:table-cell>
              <table:table-cell office:value-type="float" office:value="0.858728">
                <text:p>0.85872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317617">
                <text:p>0.317617</text:p>
              </table:table-cell>
              <table:table-cell office:value-type="float" office:value="-0.308646">
                <text:p>-0.308646</text:p>
              </table:table-cell>
              <table:table-cell office:value-type="float" office:value="0.860203">
                <text:p>0.86020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317633">
                <text:p>0.317633</text:p>
              </table:table-cell>
              <table:table-cell office:value-type="float" office:value="-0.30515">
                <text:p>-0.30515</text:p>
              </table:table-cell>
              <table:table-cell office:value-type="float" office:value="0.861715">
                <text:p>0.8617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31765">
                <text:p>0.31765</text:p>
              </table:table-cell>
              <table:table-cell office:value-type="float" office:value="-0.301656">
                <text:p>-0.301656</text:p>
              </table:table-cell>
              <table:table-cell office:value-type="float" office:value="0.863227">
                <text:p>0.8632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317667">
                <text:p>0.317667</text:p>
              </table:table-cell>
              <table:table-cell office:value-type="float" office:value="-0.298161">
                <text:p>-0.298161</text:p>
              </table:table-cell>
              <table:table-cell office:value-type="float" office:value="0.864739">
                <text:p>0.86473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317683">
                <text:p>0.317683</text:p>
              </table:table-cell>
              <table:table-cell office:value-type="float" office:value="-0.294666">
                <text:p>-0.294666</text:p>
              </table:table-cell>
              <table:table-cell office:value-type="float" office:value="0.866252">
                <text:p>0.8662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3177">
                <text:p>0.3177</text:p>
              </table:table-cell>
              <table:table-cell office:value-type="float" office:value="-0.291172">
                <text:p>-0.291172</text:p>
              </table:table-cell>
              <table:table-cell office:value-type="float" office:value="0.867764">
                <text:p>0.8677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317717">
                <text:p>0.317717</text:p>
              </table:table-cell>
              <table:table-cell office:value-type="float" office:value="-0.287677">
                <text:p>-0.287677</text:p>
              </table:table-cell>
              <table:table-cell office:value-type="float" office:value="0.869276">
                <text:p>0.8692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317734">
                <text:p>0.317734</text:p>
              </table:table-cell>
              <table:table-cell office:value-type="float" office:value="-0.284183">
                <text:p>-0.284183</text:p>
              </table:table-cell>
              <table:table-cell office:value-type="float" office:value="0.870788">
                <text:p>0.87078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317751">
                <text:p>0.317751</text:p>
              </table:table-cell>
              <table:table-cell office:value-type="float" office:value="-0.280689">
                <text:p>-0.280689</text:p>
              </table:table-cell>
              <table:table-cell office:value-type="float" office:value="0.8723">
                <text:p>0.872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317768">
                <text:p>0.317768</text:p>
              </table:table-cell>
              <table:table-cell office:value-type="float" office:value="-0.277194">
                <text:p>-0.277194</text:p>
              </table:table-cell>
              <table:table-cell office:value-type="float" office:value="0.873812">
                <text:p>0.8738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317785">
                <text:p>0.317785</text:p>
              </table:table-cell>
              <table:table-cell office:value-type="float" office:value="-0.2737">
                <text:p>-0.2737</text:p>
              </table:table-cell>
              <table:table-cell office:value-type="float" office:value="0.875325">
                <text:p>0.8753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317802">
                <text:p>0.317802</text:p>
              </table:table-cell>
              <table:table-cell office:value-type="float" office:value="-0.270206">
                <text:p>-0.270206</text:p>
              </table:table-cell>
              <table:table-cell office:value-type="float" office:value="0.876837">
                <text:p>0.87683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317818">
                <text:p>0.317818</text:p>
              </table:table-cell>
              <table:table-cell office:value-type="float" office:value="-0.266712">
                <text:p>-0.266712</text:p>
              </table:table-cell>
              <table:table-cell office:value-type="float" office:value="0.878349">
                <text:p>0.87834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317835">
                <text:p>0.317835</text:p>
              </table:table-cell>
              <table:table-cell office:value-type="float" office:value="-0.263218">
                <text:p>-0.263218</text:p>
              </table:table-cell>
              <table:table-cell office:value-type="float" office:value="0.879862">
                <text:p>0.87986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317852">
                <text:p>0.317852</text:p>
              </table:table-cell>
              <table:table-cell office:value-type="float" office:value="-0.259724">
                <text:p>-0.259724</text:p>
              </table:table-cell>
              <table:table-cell office:value-type="float" office:value="0.881374">
                <text:p>0.88137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317869">
                <text:p>0.317869</text:p>
              </table:table-cell>
              <table:table-cell office:value-type="float" office:value="-0.25623">
                <text:p>-0.25623</text:p>
              </table:table-cell>
              <table:table-cell office:value-type="float" office:value="0.882886">
                <text:p>0.88288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317886">
                <text:p>0.317886</text:p>
              </table:table-cell>
              <table:table-cell office:value-type="float" office:value="-0.252736">
                <text:p>-0.252736</text:p>
              </table:table-cell>
              <table:table-cell office:value-type="float" office:value="0.884399">
                <text:p>0.88439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317903">
                <text:p>0.317903</text:p>
              </table:table-cell>
              <table:table-cell office:value-type="float" office:value="-0.249243">
                <text:p>-0.249243</text:p>
              </table:table-cell>
              <table:table-cell office:value-type="float" office:value="0.885911">
                <text:p>0.8859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31792">
                <text:p>0.31792</text:p>
              </table:table-cell>
              <table:table-cell office:value-type="float" office:value="-0.245749">
                <text:p>-0.245749</text:p>
              </table:table-cell>
              <table:table-cell office:value-type="float" office:value="0.887424">
                <text:p>0.88742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317936">
                <text:p>0.317936</text:p>
              </table:table-cell>
              <table:table-cell office:value-type="float" office:value="-0.242255">
                <text:p>-0.242255</text:p>
              </table:table-cell>
              <table:table-cell office:value-type="float" office:value="0.888936">
                <text:p>0.88893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317953">
                <text:p>0.317953</text:p>
              </table:table-cell>
              <table:table-cell office:value-type="float" office:value="-0.238762">
                <text:p>-0.238762</text:p>
              </table:table-cell>
              <table:table-cell office:value-type="float" office:value="0.890448">
                <text:p>0.8904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31797">
                <text:p>0.31797</text:p>
              </table:table-cell>
              <table:table-cell office:value-type="float" office:value="-0.235268">
                <text:p>-0.235268</text:p>
              </table:table-cell>
              <table:table-cell office:value-type="float" office:value="0.891961">
                <text:p>0.89196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317987">
                <text:p>0.317987</text:p>
              </table:table-cell>
              <table:table-cell office:value-type="float" office:value="-0.231775">
                <text:p>-0.231775</text:p>
              </table:table-cell>
              <table:table-cell office:value-type="float" office:value="0.893473">
                <text:p>0.89347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318003">
                <text:p>0.318003</text:p>
              </table:table-cell>
              <table:table-cell office:value-type="float" office:value="-0.228282">
                <text:p>-0.228282</text:p>
              </table:table-cell>
              <table:table-cell office:value-type="float" office:value="0.894986">
                <text:p>0.89498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31802">
                <text:p>0.31802</text:p>
              </table:table-cell>
              <table:table-cell office:value-type="float" office:value="-0.224788">
                <text:p>-0.224788</text:p>
              </table:table-cell>
              <table:table-cell office:value-type="float" office:value="0.896498">
                <text:p>0.89649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318037">
                <text:p>0.318037</text:p>
              </table:table-cell>
              <table:table-cell office:value-type="float" office:value="-0.221295">
                <text:p>-0.221295</text:p>
              </table:table-cell>
              <table:table-cell office:value-type="float" office:value="0.898011">
                <text:p>0.8980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318053">
                <text:p>0.318053</text:p>
              </table:table-cell>
              <table:table-cell office:value-type="float" office:value="-0.217802">
                <text:p>-0.217802</text:p>
              </table:table-cell>
              <table:table-cell office:value-type="float" office:value="0.899523">
                <text:p>0.89952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318069">
                <text:p>0.318069</text:p>
              </table:table-cell>
              <table:table-cell office:value-type="float" office:value="-0.214309">
                <text:p>-0.214309</text:p>
              </table:table-cell>
              <table:table-cell office:value-type="float" office:value="0.901036">
                <text:p>0.9010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318086">
                <text:p>0.318086</text:p>
              </table:table-cell>
              <table:table-cell office:value-type="float" office:value="-0.210815">
                <text:p>-0.210815</text:p>
              </table:table-cell>
              <table:table-cell office:value-type="float" office:value="0.902548">
                <text:p>0.90254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.318102">
                <text:p>0.318102</text:p>
              </table:table-cell>
              <table:table-cell office:value-type="float" office:value="-0.207322">
                <text:p>-0.207322</text:p>
              </table:table-cell>
              <table:table-cell office:value-type="float" office:value="0.904061">
                <text:p>0.90406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.318118">
                <text:p>0.318118</text:p>
              </table:table-cell>
              <table:table-cell office:value-type="float" office:value="-0.203829">
                <text:p>-0.203829</text:p>
              </table:table-cell>
              <table:table-cell office:value-type="float" office:value="0.905573">
                <text:p>0.90557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318135">
                <text:p>0.318135</text:p>
              </table:table-cell>
              <table:table-cell office:value-type="float" office:value="-0.200336">
                <text:p>-0.200336</text:p>
              </table:table-cell>
              <table:table-cell office:value-type="float" office:value="0.907086">
                <text:p>0.90708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318151">
                <text:p>0.318151</text:p>
              </table:table-cell>
              <table:table-cell office:value-type="float" office:value="-0.196843">
                <text:p>-0.196843</text:p>
              </table:table-cell>
              <table:table-cell office:value-type="float" office:value="0.908598">
                <text:p>0.90859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318167">
                <text:p>0.318167</text:p>
              </table:table-cell>
              <table:table-cell office:value-type="float" office:value="-0.193351">
                <text:p>-0.193351</text:p>
              </table:table-cell>
              <table:table-cell office:value-type="float" office:value="0.910111">
                <text:p>0.9101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318183">
                <text:p>0.318183</text:p>
              </table:table-cell>
              <table:table-cell office:value-type="float" office:value="-0.189858">
                <text:p>-0.189858</text:p>
              </table:table-cell>
              <table:table-cell office:value-type="float" office:value="0.911623">
                <text:p>0.91162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318198">
                <text:p>0.318198</text:p>
              </table:table-cell>
              <table:table-cell office:value-type="float" office:value="-0.186365">
                <text:p>-0.186365</text:p>
              </table:table-cell>
              <table:table-cell office:value-type="float" office:value="0.913136">
                <text:p>0.91313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318214">
                <text:p>0.318214</text:p>
              </table:table-cell>
              <table:table-cell office:value-type="float" office:value="-0.182872">
                <text:p>-0.182872</text:p>
              </table:table-cell>
              <table:table-cell office:value-type="float" office:value="0.914648">
                <text:p>0.9146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31823">
                <text:p>0.31823</text:p>
              </table:table-cell>
              <table:table-cell office:value-type="float" office:value="-0.179379">
                <text:p>-0.179379</text:p>
              </table:table-cell>
              <table:table-cell office:value-type="float" office:value="0.916161">
                <text:p>0.91616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318245">
                <text:p>0.318245</text:p>
              </table:table-cell>
              <table:table-cell office:value-type="float" office:value="-0.175887">
                <text:p>-0.175887</text:p>
              </table:table-cell>
              <table:table-cell office:value-type="float" office:value="0.917673">
                <text:p>0.91767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318261">
                <text:p>0.318261</text:p>
              </table:table-cell>
              <table:table-cell office:value-type="float" office:value="-0.172394">
                <text:p>-0.172394</text:p>
              </table:table-cell>
              <table:table-cell office:value-type="float" office:value="0.919186">
                <text:p>0.91918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318276">
                <text:p>0.318276</text:p>
              </table:table-cell>
              <table:table-cell office:value-type="float" office:value="-0.168901">
                <text:p>-0.168901</text:p>
              </table:table-cell>
              <table:table-cell office:value-type="float" office:value="0.920698">
                <text:p>0.9206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318291">
                <text:p>0.318291</text:p>
              </table:table-cell>
              <table:table-cell office:value-type="float" office:value="-0.165409">
                <text:p>-0.165409</text:p>
              </table:table-cell>
              <table:table-cell office:value-type="float" office:value="0.922211">
                <text:p>0.9222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318307">
                <text:p>0.318307</text:p>
              </table:table-cell>
              <table:table-cell office:value-type="float" office:value="-0.161916">
                <text:p>-0.161916</text:p>
              </table:table-cell>
              <table:table-cell office:value-type="float" office:value="0.923723">
                <text:p>0.92372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318322">
                <text:p>0.318322</text:p>
              </table:table-cell>
              <table:table-cell office:value-type="float" office:value="-0.158424">
                <text:p>-0.158424</text:p>
              </table:table-cell>
              <table:table-cell office:value-type="float" office:value="0.925235">
                <text:p>0.9252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318336">
                <text:p>0.318336</text:p>
              </table:table-cell>
              <table:table-cell office:value-type="float" office:value="-0.154931">
                <text:p>-0.154931</text:p>
              </table:table-cell>
              <table:table-cell office:value-type="float" office:value="0.926748">
                <text:p>0.9267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318351">
                <text:p>0.318351</text:p>
              </table:table-cell>
              <table:table-cell office:value-type="float" office:value="-0.151438">
                <text:p>-0.151438</text:p>
              </table:table-cell>
              <table:table-cell office:value-type="float" office:value="0.92826">
                <text:p>0.928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318366">
                <text:p>0.318366</text:p>
              </table:table-cell>
              <table:table-cell office:value-type="float" office:value="-0.147946">
                <text:p>-0.147946</text:p>
              </table:table-cell>
              <table:table-cell office:value-type="float" office:value="0.929772">
                <text:p>0.92977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31838">
                <text:p>0.31838</text:p>
              </table:table-cell>
              <table:table-cell office:value-type="float" office:value="-0.144453">
                <text:p>-0.144453</text:p>
              </table:table-cell>
              <table:table-cell office:value-type="float" office:value="0.931285">
                <text:p>0.93128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318395">
                <text:p>0.318395</text:p>
              </table:table-cell>
              <table:table-cell office:value-type="float" office:value="-0.140961">
                <text:p>-0.140961</text:p>
              </table:table-cell>
              <table:table-cell office:value-type="float" office:value="0.932797">
                <text:p>0.93279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318409">
                <text:p>0.318409</text:p>
              </table:table-cell>
              <table:table-cell office:value-type="float" office:value="-0.137469">
                <text:p>-0.137469</text:p>
              </table:table-cell>
              <table:table-cell office:value-type="float" office:value="0.934309">
                <text:p>0.93430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318423">
                <text:p>0.318423</text:p>
              </table:table-cell>
              <table:table-cell office:value-type="float" office:value="-0.133976">
                <text:p>-0.133976</text:p>
              </table:table-cell>
              <table:table-cell office:value-type="float" office:value="0.935821">
                <text:p>0.93582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318437">
                <text:p>0.318437</text:p>
              </table:table-cell>
              <table:table-cell office:value-type="float" office:value="-0.130484">
                <text:p>-0.130484</text:p>
              </table:table-cell>
              <table:table-cell office:value-type="float" office:value="0.937333">
                <text:p>0.9373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318451">
                <text:p>0.318451</text:p>
              </table:table-cell>
              <table:table-cell office:value-type="float" office:value="-0.126991">
                <text:p>-0.126991</text:p>
              </table:table-cell>
              <table:table-cell office:value-type="float" office:value="0.938846">
                <text:p>0.93884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318464">
                <text:p>0.318464</text:p>
              </table:table-cell>
              <table:table-cell office:value-type="float" office:value="-0.123499">
                <text:p>-0.123499</text:p>
              </table:table-cell>
              <table:table-cell office:value-type="float" office:value="0.940358">
                <text:p>0.94035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318478">
                <text:p>0.318478</text:p>
              </table:table-cell>
              <table:table-cell office:value-type="float" office:value="-0.120006">
                <text:p>-0.120006</text:p>
              </table:table-cell>
              <table:table-cell office:value-type="float" office:value="0.94187">
                <text:p>0.9418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318491">
                <text:p>0.318491</text:p>
              </table:table-cell>
              <table:table-cell office:value-type="float" office:value="-0.116514">
                <text:p>-0.116514</text:p>
              </table:table-cell>
              <table:table-cell office:value-type="float" office:value="0.943382">
                <text:p>0.94338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318505">
                <text:p>0.318505</text:p>
              </table:table-cell>
              <table:table-cell office:value-type="float" office:value="-0.113022">
                <text:p>-0.113022</text:p>
              </table:table-cell>
              <table:table-cell office:value-type="float" office:value="0.944894">
                <text:p>0.94489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318518">
                <text:p>0.318518</text:p>
              </table:table-cell>
              <table:table-cell office:value-type="float" office:value="-0.109529">
                <text:p>-0.109529</text:p>
              </table:table-cell>
              <table:table-cell office:value-type="float" office:value="0.946406">
                <text:p>0.94640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318531">
                <text:p>0.318531</text:p>
              </table:table-cell>
              <table:table-cell office:value-type="float" office:value="-0.106037">
                <text:p>-0.106037</text:p>
              </table:table-cell>
              <table:table-cell office:value-type="float" office:value="0.947918">
                <text:p>0.94791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318543">
                <text:p>0.318543</text:p>
              </table:table-cell>
              <table:table-cell office:value-type="float" office:value="-0.102545">
                <text:p>-0.102545</text:p>
              </table:table-cell>
              <table:table-cell office:value-type="float" office:value="0.94943">
                <text:p>0.9494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318556">
                <text:p>0.318556</text:p>
              </table:table-cell>
              <table:table-cell office:value-type="float" office:value="-0.0990523">
                <text:p>-0.0990523</text:p>
              </table:table-cell>
              <table:table-cell office:value-type="float" office:value="0.950941">
                <text:p>0.95094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318568">
                <text:p>0.318568</text:p>
              </table:table-cell>
              <table:table-cell office:value-type="float" office:value="-0.0955599">
                <text:p>-0.0955599</text:p>
              </table:table-cell>
              <table:table-cell office:value-type="float" office:value="0.952453">
                <text:p>0.95245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318581">
                <text:p>0.318581</text:p>
              </table:table-cell>
              <table:table-cell office:value-type="float" office:value="-0.0920676">
                <text:p>-0.0920676</text:p>
              </table:table-cell>
              <table:table-cell office:value-type="float" office:value="0.953965">
                <text:p>0.95396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318593">
                <text:p>0.318593</text:p>
              </table:table-cell>
              <table:table-cell office:value-type="float" office:value="-0.0885752">
                <text:p>-0.0885752</text:p>
              </table:table-cell>
              <table:table-cell office:value-type="float" office:value="0.955477">
                <text:p>0.95547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318605">
                <text:p>0.318605</text:p>
              </table:table-cell>
              <table:table-cell office:value-type="float" office:value="-0.0850829">
                <text:p>-0.0850829</text:p>
              </table:table-cell>
              <table:table-cell office:value-type="float" office:value="0.956988">
                <text:p>0.95698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318616">
                <text:p>0.318616</text:p>
              </table:table-cell>
              <table:table-cell office:value-type="float" office:value="-0.0815905">
                <text:p>-0.0815905</text:p>
              </table:table-cell>
              <table:table-cell office:value-type="float" office:value="0.9585">
                <text:p>0.958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318628">
                <text:p>0.318628</text:p>
              </table:table-cell>
              <table:table-cell office:value-type="float" office:value="-0.0780982">
                <text:p>-0.0780982</text:p>
              </table:table-cell>
              <table:table-cell office:value-type="float" office:value="0.960011">
                <text:p>0.96001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318639">
                <text:p>0.318639</text:p>
              </table:table-cell>
              <table:table-cell office:value-type="float" office:value="-0.0746058">
                <text:p>-0.0746058</text:p>
              </table:table-cell>
              <table:table-cell office:value-type="float" office:value="0.961523">
                <text:p>0.96152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318651">
                <text:p>0.318651</text:p>
              </table:table-cell>
              <table:table-cell office:value-type="float" office:value="-0.0711134">
                <text:p>-0.0711134</text:p>
              </table:table-cell>
              <table:table-cell office:value-type="float" office:value="0.963034">
                <text:p>0.96303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318662">
                <text:p>0.318662</text:p>
              </table:table-cell>
              <table:table-cell office:value-type="float" office:value="-0.0676211">
                <text:p>-0.0676211</text:p>
              </table:table-cell>
              <table:table-cell office:value-type="float" office:value="0.964546">
                <text:p>0.96454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318673">
                <text:p>0.318673</text:p>
              </table:table-cell>
              <table:table-cell office:value-type="float" office:value="-0.0641287">
                <text:p>-0.0641287</text:p>
              </table:table-cell>
              <table:table-cell office:value-type="float" office:value="0.966057">
                <text:p>0.96605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318683">
                <text:p>0.318683</text:p>
              </table:table-cell>
              <table:table-cell office:value-type="float" office:value="-0.0606363">
                <text:p>-0.0606363</text:p>
              </table:table-cell>
              <table:table-cell office:value-type="float" office:value="0.967569">
                <text:p>0.96756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318694">
                <text:p>0.318694</text:p>
              </table:table-cell>
              <table:table-cell office:value-type="float" office:value="-0.0571439">
                <text:p>-0.0571439</text:p>
              </table:table-cell>
              <table:table-cell office:value-type="float" office:value="0.96908">
                <text:p>0.9690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318704">
                <text:p>0.318704</text:p>
              </table:table-cell>
              <table:table-cell office:value-type="float" office:value="-0.0536515">
                <text:p>-0.0536515</text:p>
              </table:table-cell>
              <table:table-cell office:value-type="float" office:value="0.970591">
                <text:p>0.9705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318715">
                <text:p>0.318715</text:p>
              </table:table-cell>
              <table:table-cell office:value-type="float" office:value="-0.0501591">
                <text:p>-0.0501591</text:p>
              </table:table-cell>
              <table:table-cell office:value-type="float" office:value="0.972102">
                <text:p>0.97210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318725">
                <text:p>0.318725</text:p>
              </table:table-cell>
              <table:table-cell office:value-type="float" office:value="-0.0466667">
                <text:p>-0.0466667</text:p>
              </table:table-cell>
              <table:table-cell office:value-type="float" office:value="0.973613">
                <text:p>0.97361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318735">
                <text:p>0.318735</text:p>
              </table:table-cell>
              <table:table-cell office:value-type="float" office:value="-0.0431743">
                <text:p>-0.0431743</text:p>
              </table:table-cell>
              <table:table-cell office:value-type="float" office:value="0.975124">
                <text:p>0.97512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318744">
                <text:p>0.318744</text:p>
              </table:table-cell>
              <table:table-cell office:value-type="float" office:value="-0.0396818">
                <text:p>-0.0396818</text:p>
              </table:table-cell>
              <table:table-cell office:value-type="float" office:value="0.976635">
                <text:p>0.97663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318754">
                <text:p>0.318754</text:p>
              </table:table-cell>
              <table:table-cell office:value-type="float" office:value="-0.0361894">
                <text:p>-0.0361894</text:p>
              </table:table-cell>
              <table:table-cell office:value-type="float" office:value="0.978146">
                <text:p>0.97814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318763">
                <text:p>0.318763</text:p>
              </table:table-cell>
              <table:table-cell office:value-type="float" office:value="-0.0326969">
                <text:p>-0.0326969</text:p>
              </table:table-cell>
              <table:table-cell office:value-type="float" office:value="0.979657">
                <text:p>0.97965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318772">
                <text:p>0.318772</text:p>
              </table:table-cell>
              <table:table-cell office:value-type="float" office:value="-0.0292045">
                <text:p>-0.0292045</text:p>
              </table:table-cell>
              <table:table-cell office:value-type="float" office:value="0.981168">
                <text:p>0.98116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318781">
                <text:p>0.318781</text:p>
              </table:table-cell>
              <table:table-cell office:value-type="float" office:value="-0.025712">
                <text:p>-0.025712</text:p>
              </table:table-cell>
              <table:table-cell office:value-type="float" office:value="0.982679">
                <text:p>0.98267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31879">
                <text:p>0.31879</text:p>
              </table:table-cell>
              <table:table-cell office:value-type="float" office:value="-0.0222195">
                <text:p>-0.0222195</text:p>
              </table:table-cell>
              <table:table-cell office:value-type="float" office:value="0.98419">
                <text:p>0.984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318799">
                <text:p>0.318799</text:p>
              </table:table-cell>
              <table:table-cell office:value-type="float" office:value="-0.018727">
                <text:p>-0.018727</text:p>
              </table:table-cell>
              <table:table-cell office:value-type="float" office:value="0.9857">
                <text:p>0.985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318807">
                <text:p>0.318807</text:p>
              </table:table-cell>
              <table:table-cell office:value-type="float" office:value="-0.0152345">
                <text:p>-0.0152345</text:p>
              </table:table-cell>
              <table:table-cell office:value-type="float" office:value="0.987211">
                <text:p>0.98721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318815">
                <text:p>0.318815</text:p>
              </table:table-cell>
              <table:table-cell office:value-type="float" office:value="-0.0117419">
                <text:p>-0.0117419</text:p>
              </table:table-cell>
              <table:table-cell office:value-type="float" office:value="0.988722">
                <text:p>0.98872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318823">
                <text:p>0.318823</text:p>
              </table:table-cell>
              <table:table-cell office:value-type="float" office:value="-0.00824939">
                <text:p>-0.00824939</text:p>
              </table:table-cell>
              <table:table-cell office:value-type="float" office:value="0.990232">
                <text:p>0.9902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318831">
                <text:p>0.318831</text:p>
              </table:table-cell>
              <table:table-cell office:value-type="float" office:value="-0.00475684">
                <text:p>-0.00475684</text:p>
              </table:table-cell>
              <table:table-cell office:value-type="float" office:value="0.991743">
                <text:p>0.99174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318839">
                <text:p>0.318839</text:p>
              </table:table-cell>
              <table:table-cell office:value-type="float" office:value="-0.00126427">
                <text:p>-0.00126427</text:p>
              </table:table-cell>
              <table:table-cell office:value-type="float" office:value="0.993253">
                <text:p>0.99325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318847">
                <text:p>0.318847</text:p>
              </table:table-cell>
              <table:table-cell office:value-type="float" office:value="0.00222832">
                <text:p>0.00222832</text:p>
              </table:table-cell>
              <table:table-cell office:value-type="float" office:value="0.994763">
                <text:p>0.99476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318854">
                <text:p>0.318854</text:p>
              </table:table-cell>
              <table:table-cell office:value-type="float" office:value="0.00572092">
                <text:p>0.00572092</text:p>
              </table:table-cell>
              <table:table-cell office:value-type="float" office:value="0.996274">
                <text:p>0.99627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318861">
                <text:p>0.318861</text:p>
              </table:table-cell>
              <table:table-cell office:value-type="float" office:value="0.00921353">
                <text:p>0.00921353</text:p>
              </table:table-cell>
              <table:table-cell office:value-type="float" office:value="0.997784">
                <text:p>0.99778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318868">
                <text:p>0.318868</text:p>
              </table:table-cell>
              <table:table-cell office:value-type="float" office:value="0.0127062">
                <text:p>0.0127062</text:p>
              </table:table-cell>
              <table:table-cell office:value-type="float" office:value="0.999294">
                <text:p>0.99929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318875">
                <text:p>0.318875</text:p>
              </table:table-cell>
              <table:table-cell office:value-type="float" office:value="0.0161988">
                <text:p>0.0161988</text:p>
              </table:table-cell>
              <table:table-cell office:value-type="float" office:value="1.0008">
                <text:p>1.000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318882">
                <text:p>0.318882</text:p>
              </table:table-cell>
              <table:table-cell office:value-type="float" office:value="0.0196915">
                <text:p>0.0196915</text:p>
              </table:table-cell>
              <table:table-cell office:value-type="float" office:value="1.00231">
                <text:p>1.0023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318888">
                <text:p>0.318888</text:p>
              </table:table-cell>
              <table:table-cell office:value-type="float" office:value="0.0231841">
                <text:p>0.0231841</text:p>
              </table:table-cell>
              <table:table-cell office:value-type="float" office:value="1.00382">
                <text:p>1.0038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318895">
                <text:p>0.318895</text:p>
              </table:table-cell>
              <table:table-cell office:value-type="float" office:value="0.0266768">
                <text:p>0.0266768</text:p>
              </table:table-cell>
              <table:table-cell office:value-type="float" office:value="1.00533">
                <text:p>1.005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318901">
                <text:p>0.318901</text:p>
              </table:table-cell>
              <table:table-cell office:value-type="float" office:value="0.0301695">
                <text:p>0.0301695</text:p>
              </table:table-cell>
              <table:table-cell office:value-type="float" office:value="1.00684">
                <text:p>1.0068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318907">
                <text:p>0.318907</text:p>
              </table:table-cell>
              <table:table-cell office:value-type="float" office:value="0.0336623">
                <text:p>0.0336623</text:p>
              </table:table-cell>
              <table:table-cell office:value-type="float" office:value="1.00835">
                <text:p>1.0083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318913">
                <text:p>0.318913</text:p>
              </table:table-cell>
              <table:table-cell office:value-type="float" office:value="0.037155">
                <text:p>0.037155</text:p>
              </table:table-cell>
              <table:table-cell office:value-type="float" office:value="1.00986">
                <text:p>1.0098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318915">
                <text:p>0.318915</text:p>
              </table:table-cell>
              <table:table-cell office:value-type="float" office:value="0.0371529">
                <text:p>0.0371529</text:p>
              </table:table-cell>
              <table:table-cell office:value-type="float" office:value="1.00989">
                <text:p>1.0098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318917">
                <text:p>0.318917</text:p>
              </table:table-cell>
              <table:table-cell office:value-type="float" office:value="0.0371487">
                <text:p>0.0371487</text:p>
              </table:table-cell>
              <table:table-cell office:value-type="float" office:value="1.00989">
                <text:p>1.0098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318919">
                <text:p>0.318919</text:p>
              </table:table-cell>
              <table:table-cell office:value-type="float" office:value="0.0371445">
                <text:p>0.0371445</text:p>
              </table:table-cell>
              <table:table-cell office:value-type="float" office:value="1.0099">
                <text:p>1.009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318921">
                <text:p>0.318921</text:p>
              </table:table-cell>
              <table:table-cell office:value-type="float" office:value="0.0371402">
                <text:p>0.0371402</text:p>
              </table:table-cell>
              <table:table-cell office:value-type="float" office:value="1.00991">
                <text:p>1.0099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318923">
                <text:p>0.318923</text:p>
              </table:table-cell>
              <table:table-cell office:value-type="float" office:value="0.037136">
                <text:p>0.037136</text:p>
              </table:table-cell>
              <table:table-cell office:value-type="float" office:value="1.00991">
                <text:p>1.0099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318926">
                <text:p>0.318926</text:p>
              </table:table-cell>
              <table:table-cell office:value-type="float" office:value="0.0371317">
                <text:p>0.0371317</text:p>
              </table:table-cell>
              <table:table-cell office:value-type="float" office:value="1.00992">
                <text:p>1.0099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318928">
                <text:p>0.318928</text:p>
              </table:table-cell>
              <table:table-cell office:value-type="float" office:value="0.0371274">
                <text:p>0.0371274</text:p>
              </table:table-cell>
              <table:table-cell office:value-type="float" office:value="1.00993">
                <text:p>1.0099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31893">
                <text:p>0.31893</text:p>
              </table:table-cell>
              <table:table-cell office:value-type="float" office:value="0.037123">
                <text:p>0.037123</text:p>
              </table:table-cell>
              <table:table-cell office:value-type="float" office:value="1.00994">
                <text:p>1.0099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318932">
                <text:p>0.318932</text:p>
              </table:table-cell>
              <table:table-cell office:value-type="float" office:value="0.0371187">
                <text:p>0.0371187</text:p>
              </table:table-cell>
              <table:table-cell office:value-type="float" office:value="1.00994">
                <text:p>1.0099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318935">
                <text:p>0.318935</text:p>
              </table:table-cell>
              <table:table-cell office:value-type="float" office:value="0.0371143">
                <text:p>0.0371143</text:p>
              </table:table-cell>
              <table:table-cell office:value-type="float" office:value="1.00995">
                <text:p>1.0099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318937">
                <text:p>0.318937</text:p>
              </table:table-cell>
              <table:table-cell office:value-type="float" office:value="0.0371099">
                <text:p>0.0371099</text:p>
              </table:table-cell>
              <table:table-cell office:value-type="float" office:value="1.00996">
                <text:p>1.0099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318939">
                <text:p>0.318939</text:p>
              </table:table-cell>
              <table:table-cell office:value-type="float" office:value="0.0371054">
                <text:p>0.0371054</text:p>
              </table:table-cell>
              <table:table-cell office:value-type="float" office:value="1.00997">
                <text:p>1.0099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318942">
                <text:p>0.318942</text:p>
              </table:table-cell>
              <table:table-cell office:value-type="float" office:value="0.037101">
                <text:p>0.037101</text:p>
              </table:table-cell>
              <table:table-cell office:value-type="float" office:value="1.00997">
                <text:p>1.0099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318944">
                <text:p>0.318944</text:p>
              </table:table-cell>
              <table:table-cell office:value-type="float" office:value="0.0370965">
                <text:p>0.0370965</text:p>
              </table:table-cell>
              <table:table-cell office:value-type="float" office:value="1.00998">
                <text:p>1.0099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318946">
                <text:p>0.318946</text:p>
              </table:table-cell>
              <table:table-cell office:value-type="float" office:value="0.037092">
                <text:p>0.037092</text:p>
              </table:table-cell>
              <table:table-cell office:value-type="float" office:value="1.00999">
                <text:p>1.0099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318949">
                <text:p>0.318949</text:p>
              </table:table-cell>
              <table:table-cell office:value-type="float" office:value="0.0370875">
                <text:p>0.037087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318951">
                <text:p>0.318951</text:p>
              </table:table-cell>
              <table:table-cell office:value-type="float" office:value="0.0370829">
                <text:p>0.037082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318954">
                <text:p>0.318954</text:p>
              </table:table-cell>
              <table:table-cell office:value-type="float" office:value="0.0370783">
                <text:p>0.0370783</text:p>
              </table:table-cell>
              <table:table-cell office:value-type="float" office:value="1.01001">
                <text:p>1.010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318956">
                <text:p>0.318956</text:p>
              </table:table-cell>
              <table:table-cell office:value-type="float" office:value="0.0370737">
                <text:p>0.0370737</text:p>
              </table:table-cell>
              <table:table-cell office:value-type="float" office:value="1.01002">
                <text:p>1.0100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318959">
                <text:p>0.318959</text:p>
              </table:table-cell>
              <table:table-cell office:value-type="float" office:value="0.0370691">
                <text:p>0.0370691</text:p>
              </table:table-cell>
              <table:table-cell office:value-type="float" office:value="1.01003">
                <text:p>1.0100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318961">
                <text:p>0.318961</text:p>
              </table:table-cell>
              <table:table-cell office:value-type="float" office:value="0.0370644">
                <text:p>0.0370644</text:p>
              </table:table-cell>
              <table:table-cell office:value-type="float" office:value="1.01004">
                <text:p>1.0100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318964">
                <text:p>0.318964</text:p>
              </table:table-cell>
              <table:table-cell office:value-type="float" office:value="0.0370597">
                <text:p>0.0370597</text:p>
              </table:table-cell>
              <table:table-cell office:value-type="float" office:value="1.01004">
                <text:p>1.0100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318966">
                <text:p>0.318966</text:p>
              </table:table-cell>
              <table:table-cell office:value-type="float" office:value="0.037055">
                <text:p>0.037055</text:p>
              </table:table-cell>
              <table:table-cell office:value-type="float" office:value="1.01005">
                <text:p>1.010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318969">
                <text:p>0.318969</text:p>
              </table:table-cell>
              <table:table-cell office:value-type="float" office:value="0.0370502">
                <text:p>0.0370502</text:p>
              </table:table-cell>
              <table:table-cell office:value-type="float" office:value="1.01006">
                <text:p>1.0100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318972">
                <text:p>0.318972</text:p>
              </table:table-cell>
              <table:table-cell office:value-type="float" office:value="0.0370454">
                <text:p>0.0370454</text:p>
              </table:table-cell>
              <table:table-cell office:value-type="float" office:value="1.01007">
                <text:p>1.0100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318974">
                <text:p>0.318974</text:p>
              </table:table-cell>
              <table:table-cell office:value-type="float" office:value="0.0370406">
                <text:p>0.0370406</text:p>
              </table:table-cell>
              <table:table-cell office:value-type="float" office:value="1.01008">
                <text:p>1.0100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318977">
                <text:p>0.318977</text:p>
              </table:table-cell>
              <table:table-cell office:value-type="float" office:value="0.0370358">
                <text:p>0.0370358</text:p>
              </table:table-cell>
              <table:table-cell office:value-type="float" office:value="1.01009">
                <text:p>1.0100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31898">
                <text:p>0.31898</text:p>
              </table:table-cell>
              <table:table-cell office:value-type="float" office:value="0.0370309">
                <text:p>0.0370309</text:p>
              </table:table-cell>
              <table:table-cell office:value-type="float" office:value="1.01009">
                <text:p>1.0100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318983">
                <text:p>0.318983</text:p>
              </table:table-cell>
              <table:table-cell office:value-type="float" office:value="0.037026">
                <text:p>0.037026</text:p>
              </table:table-cell>
              <table:table-cell office:value-type="float" office:value="1.0101">
                <text:p>1.010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318985">
                <text:p>0.318985</text:p>
              </table:table-cell>
              <table:table-cell office:value-type="float" office:value="0.037021">
                <text:p>0.037021</text:p>
              </table:table-cell>
              <table:table-cell office:value-type="float" office:value="1.01011">
                <text:p>1.0101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318988">
                <text:p>0.318988</text:p>
              </table:table-cell>
              <table:table-cell office:value-type="float" office:value="0.037016">
                <text:p>0.037016</text:p>
              </table:table-cell>
              <table:table-cell office:value-type="float" office:value="1.01012">
                <text:p>1.0101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318991">
                <text:p>0.318991</text:p>
              </table:table-cell>
              <table:table-cell office:value-type="float" office:value="0.037011">
                <text:p>0.037011</text:p>
              </table:table-cell>
              <table:table-cell office:value-type="float" office:value="1.01013">
                <text:p>1.0101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318994">
                <text:p>0.318994</text:p>
              </table:table-cell>
              <table:table-cell office:value-type="float" office:value="0.037006">
                <text:p>0.037006</text:p>
              </table:table-cell>
              <table:table-cell office:value-type="float" office:value="1.01014">
                <text:p>1.0101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318997">
                <text:p>0.318997</text:p>
              </table:table-cell>
              <table:table-cell office:value-type="float" office:value="0.0370009">
                <text:p>0.0370009</text:p>
              </table:table-cell>
              <table:table-cell office:value-type="float" office:value="1.01015">
                <text:p>1.010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319">
                <text:p>0.319</text:p>
              </table:table-cell>
              <table:table-cell office:value-type="float" office:value="0.0369958">
                <text:p>0.0369958</text:p>
              </table:table-cell>
              <table:table-cell office:value-type="float" office:value="1.01016">
                <text:p>1.0101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319003">
                <text:p>0.319003</text:p>
              </table:table-cell>
              <table:table-cell office:value-type="float" office:value="0.0369906">
                <text:p>0.0369906</text:p>
              </table:table-cell>
              <table:table-cell office:value-type="float" office:value="1.01017">
                <text:p>1.0101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319006">
                <text:p>0.319006</text:p>
              </table:table-cell>
              <table:table-cell office:value-type="float" office:value="0.0369855">
                <text:p>0.0369855</text:p>
              </table:table-cell>
              <table:table-cell office:value-type="float" office:value="1.01018">
                <text:p>1.0101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319009">
                <text:p>0.319009</text:p>
              </table:table-cell>
              <table:table-cell office:value-type="float" office:value="0.0369802">
                <text:p>0.0369802</text:p>
              </table:table-cell>
              <table:table-cell office:value-type="float" office:value="1.01018">
                <text:p>1.0101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319012">
                <text:p>0.319012</text:p>
              </table:table-cell>
              <table:table-cell office:value-type="float" office:value="0.036975">
                <text:p>0.036975</text:p>
              </table:table-cell>
              <table:table-cell office:value-type="float" office:value="1.01019">
                <text:p>1.0101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.319015">
                <text:p>0.319015</text:p>
              </table:table-cell>
              <table:table-cell office:value-type="float" office:value="0.0369697">
                <text:p>0.0369697</text:p>
              </table:table-cell>
              <table:table-cell office:value-type="float" office:value="1.0102">
                <text:p>1.010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319018">
                <text:p>0.319018</text:p>
              </table:table-cell>
              <table:table-cell office:value-type="float" office:value="0.0369643">
                <text:p>0.0369643</text:p>
              </table:table-cell>
              <table:table-cell office:value-type="float" office:value="1.01021">
                <text:p>1.0102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319021">
                <text:p>0.319021</text:p>
              </table:table-cell>
              <table:table-cell office:value-type="float" office:value="0.036959">
                <text:p>0.036959</text:p>
              </table:table-cell>
              <table:table-cell office:value-type="float" office:value="1.01022">
                <text:p>1.0102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319024">
                <text:p>0.319024</text:p>
              </table:table-cell>
              <table:table-cell office:value-type="float" office:value="0.0369535">
                <text:p>0.0369535</text:p>
              </table:table-cell>
              <table:table-cell office:value-type="float" office:value="1.01023">
                <text:p>1.0102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319027">
                <text:p>0.319027</text:p>
              </table:table-cell>
              <table:table-cell office:value-type="float" office:value="0.0369481">
                <text:p>0.0369481</text:p>
              </table:table-cell>
              <table:table-cell office:value-type="float" office:value="1.01024">
                <text:p>1.0102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319031">
                <text:p>0.319031</text:p>
              </table:table-cell>
              <table:table-cell office:value-type="float" office:value="0.0369426">
                <text:p>0.0369426</text:p>
              </table:table-cell>
              <table:table-cell office:value-type="float" office:value="1.01025">
                <text:p>1.010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319034">
                <text:p>0.319034</text:p>
              </table:table-cell>
              <table:table-cell office:value-type="float" office:value="0.036937">
                <text:p>0.036937</text:p>
              </table:table-cell>
              <table:table-cell office:value-type="float" office:value="1.01026">
                <text:p>1.0102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319037">
                <text:p>0.319037</text:p>
              </table:table-cell>
              <table:table-cell office:value-type="float" office:value="0.0369315">
                <text:p>0.0369315</text:p>
              </table:table-cell>
              <table:table-cell office:value-type="float" office:value="1.01027">
                <text:p>1.0102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319041">
                <text:p>0.319041</text:p>
              </table:table-cell>
              <table:table-cell office:value-type="float" office:value="0.0369258">
                <text:p>0.0369258</text:p>
              </table:table-cell>
              <table:table-cell office:value-type="float" office:value="1.01028">
                <text:p>1.0102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319044">
                <text:p>0.319044</text:p>
              </table:table-cell>
              <table:table-cell office:value-type="float" office:value="0.0369202">
                <text:p>0.0369202</text:p>
              </table:table-cell>
              <table:table-cell office:value-type="float" office:value="1.0103">
                <text:p>1.010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319047">
                <text:p>0.319047</text:p>
              </table:table-cell>
              <table:table-cell office:value-type="float" office:value="0.0369145">
                <text:p>0.0369145</text:p>
              </table:table-cell>
              <table:table-cell office:value-type="float" office:value="1.01031">
                <text:p>1.0103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319051">
                <text:p>0.319051</text:p>
              </table:table-cell>
              <table:table-cell office:value-type="float" office:value="0.0369087">
                <text:p>0.0369087</text:p>
              </table:table-cell>
              <table:table-cell office:value-type="float" office:value="1.01032">
                <text:p>1.0103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319054">
                <text:p>0.319054</text:p>
              </table:table-cell>
              <table:table-cell office:value-type="float" office:value="0.0369029">
                <text:p>0.0369029</text:p>
              </table:table-cell>
              <table:table-cell office:value-type="float" office:value="1.01033">
                <text:p>1.010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319058">
                <text:p>0.319058</text:p>
              </table:table-cell>
              <table:table-cell office:value-type="float" office:value="0.036897">
                <text:p>0.036897</text:p>
              </table:table-cell>
              <table:table-cell office:value-type="float" office:value="1.01034">
                <text:p>1.0103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.319062">
                <text:p>0.319062</text:p>
              </table:table-cell>
              <table:table-cell office:value-type="float" office:value="0.0368911">
                <text:p>0.0368911</text:p>
              </table:table-cell>
              <table:table-cell office:value-type="float" office:value="1.01035">
                <text:p>1.0103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.319065">
                <text:p>0.319065</text:p>
              </table:table-cell>
              <table:table-cell office:value-type="float" office:value="0.0368852">
                <text:p>0.0368852</text:p>
              </table:table-cell>
              <table:table-cell office:value-type="float" office:value="1.01036">
                <text:p>1.0103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.319069">
                <text:p>0.319069</text:p>
              </table:table-cell>
              <table:table-cell office:value-type="float" office:value="0.0368792">
                <text:p>0.0368792</text:p>
              </table:table-cell>
              <table:table-cell office:value-type="float" office:value="1.01037">
                <text:p>1.0103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0.319073">
                <text:p>0.319073</text:p>
              </table:table-cell>
              <table:table-cell office:value-type="float" office:value="0.0368731">
                <text:p>0.0368731</text:p>
              </table:table-cell>
              <table:table-cell office:value-type="float" office:value="1.01038">
                <text:p>1.0103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319076">
                <text:p>0.319076</text:p>
              </table:table-cell>
              <table:table-cell office:value-type="float" office:value="0.036867">
                <text:p>0.036867</text:p>
              </table:table-cell>
              <table:table-cell office:value-type="float" office:value="1.0104">
                <text:p>1.010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0.31908">
                <text:p>0.31908</text:p>
              </table:table-cell>
              <table:table-cell office:value-type="float" office:value="0.0368608">
                <text:p>0.0368608</text:p>
              </table:table-cell>
              <table:table-cell office:value-type="float" office:value="1.01041">
                <text:p>1.0104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0.319084">
                <text:p>0.319084</text:p>
              </table:table-cell>
              <table:table-cell office:value-type="float" office:value="0.0368546">
                <text:p>0.0368546</text:p>
              </table:table-cell>
              <table:table-cell office:value-type="float" office:value="1.01042">
                <text:p>1.0104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0.319088">
                <text:p>0.319088</text:p>
              </table:table-cell>
              <table:table-cell office:value-type="float" office:value="0.0368484">
                <text:p>0.0368484</text:p>
              </table:table-cell>
              <table:table-cell office:value-type="float" office:value="1.01043">
                <text:p>1.0104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0.319092">
                <text:p>0.319092</text:p>
              </table:table-cell>
              <table:table-cell office:value-type="float" office:value="0.036842">
                <text:p>0.036842</text:p>
              </table:table-cell>
              <table:table-cell office:value-type="float" office:value="1.01044">
                <text:p>1.0104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0.319096">
                <text:p>0.319096</text:p>
              </table:table-cell>
              <table:table-cell office:value-type="float" office:value="0.0368357">
                <text:p>0.0368357</text:p>
              </table:table-cell>
              <table:table-cell office:value-type="float" office:value="1.01046">
                <text:p>1.0104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0.3191">
                <text:p>0.3191</text:p>
              </table:table-cell>
              <table:table-cell office:value-type="float" office:value="0.0368292">
                <text:p>0.0368292</text:p>
              </table:table-cell>
              <table:table-cell office:value-type="float" office:value="1.01047">
                <text:p>1.0104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0.319104">
                <text:p>0.319104</text:p>
              </table:table-cell>
              <table:table-cell office:value-type="float" office:value="0.0368227">
                <text:p>0.0368227</text:p>
              </table:table-cell>
              <table:table-cell office:value-type="float" office:value="1.01048">
                <text:p>1.0104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0.319108">
                <text:p>0.319108</text:p>
              </table:table-cell>
              <table:table-cell office:value-type="float" office:value="0.0368162">
                <text:p>0.0368162</text:p>
              </table:table-cell>
              <table:table-cell office:value-type="float" office:value="1.01049">
                <text:p>1.0104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0.319112">
                <text:p>0.319112</text:p>
              </table:table-cell>
              <table:table-cell office:value-type="float" office:value="0.0368096">
                <text:p>0.0368096</text:p>
              </table:table-cell>
              <table:table-cell office:value-type="float" office:value="1.01051">
                <text:p>1.0105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319116">
                <text:p>0.319116</text:p>
              </table:table-cell>
              <table:table-cell office:value-type="float" office:value="0.0368029">
                <text:p>0.0368029</text:p>
              </table:table-cell>
              <table:table-cell office:value-type="float" office:value="1.01052">
                <text:p>1.0105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0.319121">
                <text:p>0.319121</text:p>
              </table:table-cell>
              <table:table-cell office:value-type="float" office:value="0.0367961">
                <text:p>0.0367961</text:p>
              </table:table-cell>
              <table:table-cell office:value-type="float" office:value="1.01053">
                <text:p>1.0105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0.319125">
                <text:p>0.319125</text:p>
              </table:table-cell>
              <table:table-cell office:value-type="float" office:value="0.0367893">
                <text:p>0.0367893</text:p>
              </table:table-cell>
              <table:table-cell office:value-type="float" office:value="1.01055">
                <text:p>1.0105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0.319129">
                <text:p>0.319129</text:p>
              </table:table-cell>
              <table:table-cell office:value-type="float" office:value="0.0367825">
                <text:p>0.0367825</text:p>
              </table:table-cell>
              <table:table-cell office:value-type="float" office:value="1.01056">
                <text:p>1.0105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0.319134">
                <text:p>0.319134</text:p>
              </table:table-cell>
              <table:table-cell office:value-type="float" office:value="0.0367755">
                <text:p>0.0367755</text:p>
              </table:table-cell>
              <table:table-cell office:value-type="float" office:value="1.01057">
                <text:p>1.0105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0.319138">
                <text:p>0.319138</text:p>
              </table:table-cell>
              <table:table-cell office:value-type="float" office:value="0.0367685">
                <text:p>0.0367685</text:p>
              </table:table-cell>
              <table:table-cell office:value-type="float" office:value="1.01059">
                <text:p>1.0105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0.319143">
                <text:p>0.319143</text:p>
              </table:table-cell>
              <table:table-cell office:value-type="float" office:value="0.0367614">
                <text:p>0.0367614</text:p>
              </table:table-cell>
              <table:table-cell office:value-type="float" office:value="1.0106">
                <text:p>1.010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0.319147">
                <text:p>0.319147</text:p>
              </table:table-cell>
              <table:table-cell office:value-type="float" office:value="0.0367543">
                <text:p>0.0367543</text:p>
              </table:table-cell>
              <table:table-cell office:value-type="float" office:value="1.01061">
                <text:p>1.0106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0.319152">
                <text:p>0.319152</text:p>
              </table:table-cell>
              <table:table-cell office:value-type="float" office:value="0.0367471">
                <text:p>0.0367471</text:p>
              </table:table-cell>
              <table:table-cell office:value-type="float" office:value="1.01063">
                <text:p>1.0106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0.319157">
                <text:p>0.319157</text:p>
              </table:table-cell>
              <table:table-cell office:value-type="float" office:value="0.0367398">
                <text:p>0.0367398</text:p>
              </table:table-cell>
              <table:table-cell office:value-type="float" office:value="1.01064">
                <text:p>1.0106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319162">
                <text:p>0.319162</text:p>
              </table:table-cell>
              <table:table-cell office:value-type="float" office:value="0.0367324">
                <text:p>0.0367324</text:p>
              </table:table-cell>
              <table:table-cell office:value-type="float" office:value="1.01066">
                <text:p>1.0106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0.319166">
                <text:p>0.319166</text:p>
              </table:table-cell>
              <table:table-cell office:value-type="float" office:value="0.036725">
                <text:p>0.036725</text:p>
              </table:table-cell>
              <table:table-cell office:value-type="float" office:value="1.01067">
                <text:p>1.0106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0.319171">
                <text:p>0.319171</text:p>
              </table:table-cell>
              <table:table-cell office:value-type="float" office:value="0.0367175">
                <text:p>0.0367175</text:p>
              </table:table-cell>
              <table:table-cell office:value-type="float" office:value="1.01069">
                <text:p>1.0106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0.319176">
                <text:p>0.319176</text:p>
              </table:table-cell>
              <table:table-cell office:value-type="float" office:value="0.0367099">
                <text:p>0.0367099</text:p>
              </table:table-cell>
              <table:table-cell office:value-type="float" office:value="1.0107">
                <text:p>1.010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0.319181">
                <text:p>0.319181</text:p>
              </table:table-cell>
              <table:table-cell office:value-type="float" office:value="0.0367022">
                <text:p>0.0367022</text:p>
              </table:table-cell>
              <table:table-cell office:value-type="float" office:value="1.01072">
                <text:p>1.0107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0.319186">
                <text:p>0.319186</text:p>
              </table:table-cell>
              <table:table-cell office:value-type="float" office:value="0.0366944">
                <text:p>0.0366944</text:p>
              </table:table-cell>
              <table:table-cell office:value-type="float" office:value="1.01073">
                <text:p>1.0107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0.319192">
                <text:p>0.319192</text:p>
              </table:table-cell>
              <table:table-cell office:value-type="float" office:value="0.0366866">
                <text:p>0.0366866</text:p>
              </table:table-cell>
              <table:table-cell office:value-type="float" office:value="1.01075">
                <text:p>1.0107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0.319197">
                <text:p>0.319197</text:p>
              </table:table-cell>
              <table:table-cell office:value-type="float" office:value="0.0366786">
                <text:p>0.0366786</text:p>
              </table:table-cell>
              <table:table-cell office:value-type="float" office:value="1.01077">
                <text:p>1.0107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0.319202">
                <text:p>0.319202</text:p>
              </table:table-cell>
              <table:table-cell office:value-type="float" office:value="0.0366706">
                <text:p>0.0366706</text:p>
              </table:table-cell>
              <table:table-cell office:value-type="float" office:value="1.01078">
                <text:p>1.0107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0.319208">
                <text:p>0.319208</text:p>
              </table:table-cell>
              <table:table-cell office:value-type="float" office:value="0.0366625">
                <text:p>0.0366625</text:p>
              </table:table-cell>
              <table:table-cell office:value-type="float" office:value="1.0108">
                <text:p>1.010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319213">
                <text:p>0.319213</text:p>
              </table:table-cell>
              <table:table-cell office:value-type="float" office:value="0.0366543">
                <text:p>0.0366543</text:p>
              </table:table-cell>
              <table:table-cell office:value-type="float" office:value="1.01081">
                <text:p>1.0108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0.319219">
                <text:p>0.319219</text:p>
              </table:table-cell>
              <table:table-cell office:value-type="float" office:value="0.036646">
                <text:p>0.036646</text:p>
              </table:table-cell>
              <table:table-cell office:value-type="float" office:value="1.01083">
                <text:p>1.0108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0.319224">
                <text:p>0.319224</text:p>
              </table:table-cell>
              <table:table-cell office:value-type="float" office:value="0.0366376">
                <text:p>0.0366376</text:p>
              </table:table-cell>
              <table:table-cell office:value-type="float" office:value="1.01085">
                <text:p>1.0108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0.31923">
                <text:p>0.31923</text:p>
              </table:table-cell>
              <table:table-cell office:value-type="float" office:value="0.0366291">
                <text:p>0.0366291</text:p>
              </table:table-cell>
              <table:table-cell office:value-type="float" office:value="1.01087">
                <text:p>1.0108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0.319236">
                <text:p>0.319236</text:p>
              </table:table-cell>
              <table:table-cell office:value-type="float" office:value="0.0366206">
                <text:p>0.0366206</text:p>
              </table:table-cell>
              <table:table-cell office:value-type="float" office:value="1.01088">
                <text:p>1.0108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0.319241">
                <text:p>0.319241</text:p>
              </table:table-cell>
              <table:table-cell office:value-type="float" office:value="0.0366119">
                <text:p>0.0366119</text:p>
              </table:table-cell>
              <table:table-cell office:value-type="float" office:value="1.0109">
                <text:p>1.010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0.319247">
                <text:p>0.319247</text:p>
              </table:table-cell>
              <table:table-cell office:value-type="float" office:value="0.0366031">
                <text:p>0.0366031</text:p>
              </table:table-cell>
              <table:table-cell office:value-type="float" office:value="1.01092">
                <text:p>1.0109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0.319253">
                <text:p>0.319253</text:p>
              </table:table-cell>
              <table:table-cell office:value-type="float" office:value="0.0365942">
                <text:p>0.0365942</text:p>
              </table:table-cell>
              <table:table-cell office:value-type="float" office:value="1.01094">
                <text:p>1.0109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0.319259">
                <text:p>0.319259</text:p>
              </table:table-cell>
              <table:table-cell office:value-type="float" office:value="0.0365852">
                <text:p>0.0365852</text:p>
              </table:table-cell>
              <table:table-cell office:value-type="float" office:value="1.01096">
                <text:p>1.0109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0.319266">
                <text:p>0.319266</text:p>
              </table:table-cell>
              <table:table-cell office:value-type="float" office:value="0.0365761">
                <text:p>0.0365761</text:p>
              </table:table-cell>
              <table:table-cell office:value-type="float" office:value="1.01097">
                <text:p>1.0109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319272">
                <text:p>0.319272</text:p>
              </table:table-cell>
              <table:table-cell office:value-type="float" office:value="0.0365668">
                <text:p>0.0365668</text:p>
              </table:table-cell>
              <table:table-cell office:value-type="float" office:value="1.01099">
                <text:p>1.0109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0.319278">
                <text:p>0.319278</text:p>
              </table:table-cell>
              <table:table-cell office:value-type="float" office:value="0.0365575">
                <text:p>0.0365575</text:p>
              </table:table-cell>
              <table:table-cell office:value-type="float" office:value="1.01101">
                <text:p>1.0110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0.319285">
                <text:p>0.319285</text:p>
              </table:table-cell>
              <table:table-cell office:value-type="float" office:value="0.036548">
                <text:p>0.036548</text:p>
              </table:table-cell>
              <table:table-cell office:value-type="float" office:value="1.01103">
                <text:p>1.0110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0.319283">
                <text:p>0.319283</text:p>
              </table:table-cell>
              <table:table-cell office:value-type="float" office:value="0.0332807">
                <text:p>0.0332807</text:p>
              </table:table-cell>
              <table:table-cell office:value-type="float" office:value="1.01063">
                <text:p>1.0106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0.319283">
                <text:p>0.319283</text:p>
              </table:table-cell>
              <table:table-cell office:value-type="float" office:value="0.0300065">
                <text:p>0.0300065</text:p>
              </table:table-cell>
              <table:table-cell office:value-type="float" office:value="1.01027">
                <text:p>1.0102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0.319283">
                <text:p>0.319283</text:p>
              </table:table-cell>
              <table:table-cell office:value-type="float" office:value="0.0267297">
                <text:p>0.0267297</text:p>
              </table:table-cell>
              <table:table-cell office:value-type="float" office:value="1.00992">
                <text:p>1.0099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0.319283">
                <text:p>0.319283</text:p>
              </table:table-cell>
              <table:table-cell office:value-type="float" office:value="0.0234497">
                <text:p>0.0234497</text:p>
              </table:table-cell>
              <table:table-cell office:value-type="float" office:value="1.00956">
                <text:p>1.0095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0.319284">
                <text:p>0.319284</text:p>
              </table:table-cell>
              <table:table-cell office:value-type="float" office:value="0.0201665">
                <text:p>0.0201665</text:p>
              </table:table-cell>
              <table:table-cell office:value-type="float" office:value="1.0092">
                <text:p>1.009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0.319284">
                <text:p>0.319284</text:p>
              </table:table-cell>
              <table:table-cell office:value-type="float" office:value="0.01688">
                <text:p>0.01688</text:p>
              </table:table-cell>
              <table:table-cell office:value-type="float" office:value="1.00884">
                <text:p>1.0088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0.319286">
                <text:p>0.319286</text:p>
              </table:table-cell>
              <table:table-cell office:value-type="float" office:value="0.0135903">
                <text:p>0.0135903</text:p>
              </table:table-cell>
              <table:table-cell office:value-type="float" office:value="1.00847">
                <text:p>1.0084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319287">
                <text:p>0.319287</text:p>
              </table:table-cell>
              <table:table-cell office:value-type="float" office:value="0.0102974">
                <text:p>0.0102974</text:p>
              </table:table-cell>
              <table:table-cell office:value-type="float" office:value="1.00811">
                <text:p>1.0081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0.319289">
                <text:p>0.319289</text:p>
              </table:table-cell>
              <table:table-cell office:value-type="float" office:value="0.00700115">
                <text:p>0.00700115</text:p>
              </table:table-cell>
              <table:table-cell office:value-type="float" office:value="1.00774">
                <text:p>1.0077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0.319291">
                <text:p>0.319291</text:p>
              </table:table-cell>
              <table:table-cell office:value-type="float" office:value="0.00370168">
                <text:p>0.00370168</text:p>
              </table:table-cell>
              <table:table-cell office:value-type="float" office:value="1.00737">
                <text:p>1.0073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0.319294">
                <text:p>0.319294</text:p>
              </table:table-cell>
              <table:table-cell office:value-type="float" office:value="0.000398915">
                <text:p>0.000398915</text:p>
              </table:table-cell>
              <table:table-cell office:value-type="float" office:value="1.007">
                <text:p>1.00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0.319297">
                <text:p>0.319297</text:p>
              </table:table-cell>
              <table:table-cell office:value-type="float" office:value="-0.00290714">
                <text:p>-0.00290714</text:p>
              </table:table-cell>
              <table:table-cell office:value-type="float" office:value="1.00663">
                <text:p>1.0066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0.3193">
                <text:p>0.3193</text:p>
              </table:table-cell>
              <table:table-cell office:value-type="float" office:value="-0.00621649">
                <text:p>-0.00621649</text:p>
              </table:table-cell>
              <table:table-cell office:value-type="float" office:value="1.00625">
                <text:p>1.0062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0.319304">
                <text:p>0.319304</text:p>
              </table:table-cell>
              <table:table-cell office:value-type="float" office:value="-0.00952916">
                <text:p>-0.00952916</text:p>
              </table:table-cell>
              <table:table-cell office:value-type="float" office:value="1.00588">
                <text:p>1.0058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0.319307">
                <text:p>0.319307</text:p>
              </table:table-cell>
              <table:table-cell office:value-type="float" office:value="-0.0128452">
                <text:p>-0.0128452</text:p>
              </table:table-cell>
              <table:table-cell office:value-type="float" office:value="1.0055">
                <text:p>1.005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0.319312">
                <text:p>0.319312</text:p>
              </table:table-cell>
              <table:table-cell office:value-type="float" office:value="-0.0161645">
                <text:p>-0.0161645</text:p>
              </table:table-cell>
              <table:table-cell office:value-type="float" office:value="1.00512">
                <text:p>1.0051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0.319316">
                <text:p>0.319316</text:p>
              </table:table-cell>
              <table:table-cell office:value-type="float" office:value="-0.0194872">
                <text:p>-0.0194872</text:p>
              </table:table-cell>
              <table:table-cell office:value-type="float" office:value="1.00474">
                <text:p>1.0047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319321">
                <text:p>0.319321</text:p>
              </table:table-cell>
              <table:table-cell office:value-type="float" office:value="-0.0228132">
                <text:p>-0.0228132</text:p>
              </table:table-cell>
              <table:table-cell office:value-type="float" office:value="1.00436">
                <text:p>1.0043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0.319326">
                <text:p>0.319326</text:p>
              </table:table-cell>
              <table:table-cell office:value-type="float" office:value="-0.0261426">
                <text:p>-0.0261426</text:p>
              </table:table-cell>
              <table:table-cell office:value-type="float" office:value="1.00397">
                <text:p>1.0039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0.319331">
                <text:p>0.319331</text:p>
              </table:table-cell>
              <table:table-cell office:value-type="float" office:value="-0.0294754">
                <text:p>-0.0294754</text:p>
              </table:table-cell>
              <table:table-cell office:value-type="float" office:value="1.00359">
                <text:p>1.0035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0.319337">
                <text:p>0.319337</text:p>
              </table:table-cell>
              <table:table-cell office:value-type="float" office:value="-0.0328116">
                <text:p>-0.0328116</text:p>
              </table:table-cell>
              <table:table-cell office:value-type="float" office:value="1.0032">
                <text:p>1.003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0.319342">
                <text:p>0.319342</text:p>
              </table:table-cell>
              <table:table-cell office:value-type="float" office:value="-0.0361511">
                <text:p>-0.0361511</text:p>
              </table:table-cell>
              <table:table-cell office:value-type="float" office:value="1.00281">
                <text:p>1.0028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0.319349">
                <text:p>0.319349</text:p>
              </table:table-cell>
              <table:table-cell office:value-type="float" office:value="-0.0394942">
                <text:p>-0.0394942</text:p>
              </table:table-cell>
              <table:table-cell office:value-type="float" office:value="1.00242">
                <text:p>1.0024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0.319355">
                <text:p>0.319355</text:p>
              </table:table-cell>
              <table:table-cell office:value-type="float" office:value="-0.0428406">
                <text:p>-0.0428406</text:p>
              </table:table-cell>
              <table:table-cell office:value-type="float" office:value="1.00203">
                <text:p>1.0020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0.319362">
                <text:p>0.319362</text:p>
              </table:table-cell>
              <table:table-cell office:value-type="float" office:value="-0.0461905">
                <text:p>-0.0461905</text:p>
              </table:table-cell>
              <table:table-cell office:value-type="float" office:value="1.00164">
                <text:p>1.0016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0.319369">
                <text:p>0.319369</text:p>
              </table:table-cell>
              <table:table-cell office:value-type="float" office:value="-0.0495438">
                <text:p>-0.0495438</text:p>
              </table:table-cell>
              <table:table-cell office:value-type="float" office:value="1.00124">
                <text:p>1.0012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0.319376">
                <text:p>0.319376</text:p>
              </table:table-cell>
              <table:table-cell office:value-type="float" office:value="-0.0529006">
                <text:p>-0.0529006</text:p>
              </table:table-cell>
              <table:table-cell office:value-type="float" office:value="1.00085">
                <text:p>1.0008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319383">
                <text:p>0.319383</text:p>
              </table:table-cell>
              <table:table-cell office:value-type="float" office:value="-0.0562609">
                <text:p>-0.0562609</text:p>
              </table:table-cell>
              <table:table-cell office:value-type="float" office:value="1.00045">
                <text:p>1.0004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0.319391">
                <text:p>0.319391</text:p>
              </table:table-cell>
              <table:table-cell office:value-type="float" office:value="-0.0596247">
                <text:p>-0.0596247</text:p>
              </table:table-cell>
              <table:table-cell office:value-type="float" office:value="1.00005">
                <text:p>1.0000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0.319399">
                <text:p>0.319399</text:p>
              </table:table-cell>
              <table:table-cell office:value-type="float" office:value="-0.062992">
                <text:p>-0.062992</text:p>
              </table:table-cell>
              <table:table-cell office:value-type="float" office:value="0.999653">
                <text:p>0.99965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0.319407">
                <text:p>0.319407</text:p>
              </table:table-cell>
              <table:table-cell office:value-type="float" office:value="-0.0663628">
                <text:p>-0.0663628</text:p>
              </table:table-cell>
              <table:table-cell office:value-type="float" office:value="0.999252">
                <text:p>0.99925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0.319415">
                <text:p>0.319415</text:p>
              </table:table-cell>
              <table:table-cell office:value-type="float" office:value="-0.0697372">
                <text:p>-0.0697372</text:p>
              </table:table-cell>
              <table:table-cell office:value-type="float" office:value="0.99885">
                <text:p>0.9988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0.319424">
                <text:p>0.319424</text:p>
              </table:table-cell>
              <table:table-cell office:value-type="float" office:value="-0.0731151">
                <text:p>-0.0731151</text:p>
              </table:table-cell>
              <table:table-cell office:value-type="float" office:value="0.998447">
                <text:p>0.99844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0.319432">
                <text:p>0.319432</text:p>
              </table:table-cell>
              <table:table-cell office:value-type="float" office:value="-0.0764966">
                <text:p>-0.0764966</text:p>
              </table:table-cell>
              <table:table-cell office:value-type="float" office:value="0.998042">
                <text:p>0.99804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0.319441">
                <text:p>0.319441</text:p>
              </table:table-cell>
              <table:table-cell office:value-type="float" office:value="-0.0798816">
                <text:p>-0.0798816</text:p>
              </table:table-cell>
              <table:table-cell office:value-type="float" office:value="0.997636">
                <text:p>0.99763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0.31945">
                <text:p>0.31945</text:p>
              </table:table-cell>
              <table:table-cell office:value-type="float" office:value="-0.0832703">
                <text:p>-0.0832703</text:p>
              </table:table-cell>
              <table:table-cell office:value-type="float" office:value="0.997229">
                <text:p>0.99722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0.319459">
                <text:p>0.319459</text:p>
              </table:table-cell>
              <table:table-cell office:value-type="float" office:value="-0.0866625">
                <text:p>-0.0866625</text:p>
              </table:table-cell>
              <table:table-cell office:value-type="float" office:value="0.996821">
                <text:p>0.99682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319469">
                <text:p>0.319469</text:p>
              </table:table-cell>
              <table:table-cell office:value-type="float" office:value="-0.0900584">
                <text:p>-0.0900584</text:p>
              </table:table-cell>
              <table:table-cell office:value-type="float" office:value="0.996412">
                <text:p>0.99641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0.319478">
                <text:p>0.319478</text:p>
              </table:table-cell>
              <table:table-cell office:value-type="float" office:value="-0.0934579">
                <text:p>-0.0934579</text:p>
              </table:table-cell>
              <table:table-cell office:value-type="float" office:value="0.996002">
                <text:p>0.99600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0.319488">
                <text:p>0.319488</text:p>
              </table:table-cell>
              <table:table-cell office:value-type="float" office:value="-0.096861">
                <text:p>-0.096861</text:p>
              </table:table-cell>
              <table:table-cell office:value-type="float" office:value="0.99559">
                <text:p>0.9955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0.319498">
                <text:p>0.319498</text:p>
              </table:table-cell>
              <table:table-cell office:value-type="float" office:value="-0.100268">
                <text:p>-0.100268</text:p>
              </table:table-cell>
              <table:table-cell office:value-type="float" office:value="0.995178">
                <text:p>0.99517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0.319508">
                <text:p>0.319508</text:p>
              </table:table-cell>
              <table:table-cell office:value-type="float" office:value="-0.103678">
                <text:p>-0.103678</text:p>
              </table:table-cell>
              <table:table-cell office:value-type="float" office:value="0.994764">
                <text:p>0.99476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0.319518">
                <text:p>0.319518</text:p>
              </table:table-cell>
              <table:table-cell office:value-type="float" office:value="-0.107092">
                <text:p>-0.107092</text:p>
              </table:table-cell>
              <table:table-cell office:value-type="float" office:value="0.99435">
                <text:p>0.9943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0.319528">
                <text:p>0.319528</text:p>
              </table:table-cell>
              <table:table-cell office:value-type="float" office:value="-0.11051">
                <text:p>-0.11051</text:p>
              </table:table-cell>
              <table:table-cell office:value-type="float" office:value="0.993935">
                <text:p>0.99393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0.319539">
                <text:p>0.319539</text:p>
              </table:table-cell>
              <table:table-cell office:value-type="float" office:value="-0.113932">
                <text:p>-0.113932</text:p>
              </table:table-cell>
              <table:table-cell office:value-type="float" office:value="0.993519">
                <text:p>0.99351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0.319549">
                <text:p>0.319549</text:p>
              </table:table-cell>
              <table:table-cell office:value-type="float" office:value="-0.117357">
                <text:p>-0.117357</text:p>
              </table:table-cell>
              <table:table-cell office:value-type="float" office:value="0.993102">
                <text:p>0.99310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0.31956">
                <text:p>0.31956</text:p>
              </table:table-cell>
              <table:table-cell office:value-type="float" office:value="-0.120786">
                <text:p>-0.120786</text:p>
              </table:table-cell>
              <table:table-cell office:value-type="float" office:value="0.992684">
                <text:p>0.99268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31957">
                <text:p>0.31957</text:p>
              </table:table-cell>
              <table:table-cell office:value-type="float" office:value="-0.124219">
                <text:p>-0.124219</text:p>
              </table:table-cell>
              <table:table-cell office:value-type="float" office:value="0.992265">
                <text:p>0.99226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0.319581">
                <text:p>0.319581</text:p>
              </table:table-cell>
              <table:table-cell office:value-type="float" office:value="-0.127656">
                <text:p>-0.127656</text:p>
              </table:table-cell>
              <table:table-cell office:value-type="float" office:value="0.991845">
                <text:p>0.99184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0.319592">
                <text:p>0.319592</text:p>
              </table:table-cell>
              <table:table-cell office:value-type="float" office:value="-0.131096">
                <text:p>-0.131096</text:p>
              </table:table-cell>
              <table:table-cell office:value-type="float" office:value="0.991425">
                <text:p>0.9914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0.319603">
                <text:p>0.319603</text:p>
              </table:table-cell>
              <table:table-cell office:value-type="float" office:value="-0.13454">
                <text:p>-0.13454</text:p>
              </table:table-cell>
              <table:table-cell office:value-type="float" office:value="0.991004">
                <text:p>0.99100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0.319614">
                <text:p>0.319614</text:p>
              </table:table-cell>
              <table:table-cell office:value-type="float" office:value="-0.137988">
                <text:p>-0.137988</text:p>
              </table:table-cell>
              <table:table-cell office:value-type="float" office:value="0.990582">
                <text:p>0.99058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0.319625">
                <text:p>0.319625</text:p>
              </table:table-cell>
              <table:table-cell office:value-type="float" office:value="-0.14144">
                <text:p>-0.14144</text:p>
              </table:table-cell>
              <table:table-cell office:value-type="float" office:value="0.990159">
                <text:p>0.99015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0.319635">
                <text:p>0.319635</text:p>
              </table:table-cell>
              <table:table-cell office:value-type="float" office:value="-0.144896">
                <text:p>-0.144896</text:p>
              </table:table-cell>
              <table:table-cell office:value-type="float" office:value="0.989736">
                <text:p>0.98973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0.319646">
                <text:p>0.319646</text:p>
              </table:table-cell>
              <table:table-cell office:value-type="float" office:value="-0.148355">
                <text:p>-0.148355</text:p>
              </table:table-cell>
              <table:table-cell office:value-type="float" office:value="0.989313">
                <text:p>0.98931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0.319657">
                <text:p>0.319657</text:p>
              </table:table-cell>
              <table:table-cell office:value-type="float" office:value="-0.151819">
                <text:p>-0.151819</text:p>
              </table:table-cell>
              <table:table-cell office:value-type="float" office:value="0.988888">
                <text:p>0.98888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0.319668">
                <text:p>0.319668</text:p>
              </table:table-cell>
              <table:table-cell office:value-type="float" office:value="-0.155286">
                <text:p>-0.155286</text:p>
              </table:table-cell>
              <table:table-cell office:value-type="float" office:value="0.988463">
                <text:p>0.98846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319679">
                <text:p>0.319679</text:p>
              </table:table-cell>
              <table:table-cell office:value-type="float" office:value="-0.158757">
                <text:p>-0.158757</text:p>
              </table:table-cell>
              <table:table-cell office:value-type="float" office:value="0.988038">
                <text:p>0.98803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0.31969">
                <text:p>0.31969</text:p>
              </table:table-cell>
              <table:table-cell office:value-type="float" office:value="-0.162232">
                <text:p>-0.162232</text:p>
              </table:table-cell>
              <table:table-cell office:value-type="float" office:value="0.987612">
                <text:p>0.98761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0.319701">
                <text:p>0.319701</text:p>
              </table:table-cell>
              <table:table-cell office:value-type="float" office:value="-0.165711">
                <text:p>-0.165711</text:p>
              </table:table-cell>
              <table:table-cell office:value-type="float" office:value="0.987186">
                <text:p>0.98718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0.319712">
                <text:p>0.319712</text:p>
              </table:table-cell>
              <table:table-cell office:value-type="float" office:value="-0.169194">
                <text:p>-0.169194</text:p>
              </table:table-cell>
              <table:table-cell office:value-type="float" office:value="0.986759">
                <text:p>0.98675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0.319722">
                <text:p>0.319722</text:p>
              </table:table-cell>
              <table:table-cell office:value-type="float" office:value="-0.172681">
                <text:p>-0.172681</text:p>
              </table:table-cell>
              <table:table-cell office:value-type="float" office:value="0.986332">
                <text:p>0.98633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0.319733">
                <text:p>0.319733</text:p>
              </table:table-cell>
              <table:table-cell office:value-type="float" office:value="-0.176171">
                <text:p>-0.176171</text:p>
              </table:table-cell>
              <table:table-cell office:value-type="float" office:value="0.985904">
                <text:p>0.98590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0.319744">
                <text:p>0.319744</text:p>
              </table:table-cell>
              <table:table-cell office:value-type="float" office:value="-0.179666">
                <text:p>-0.179666</text:p>
              </table:table-cell>
              <table:table-cell office:value-type="float" office:value="0.985476">
                <text:p>0.98547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0.319754">
                <text:p>0.319754</text:p>
              </table:table-cell>
              <table:table-cell office:value-type="float" office:value="-0.183165">
                <text:p>-0.183165</text:p>
              </table:table-cell>
              <table:table-cell office:value-type="float" office:value="0.985048">
                <text:p>0.98504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0.319765">
                <text:p>0.319765</text:p>
              </table:table-cell>
              <table:table-cell office:value-type="float" office:value="-0.186667">
                <text:p>-0.186667</text:p>
              </table:table-cell>
              <table:table-cell office:value-type="float" office:value="0.98462">
                <text:p>0.9846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0.319775">
                <text:p>0.319775</text:p>
              </table:table-cell>
              <table:table-cell office:value-type="float" office:value="-0.190174">
                <text:p>-0.190174</text:p>
              </table:table-cell>
              <table:table-cell office:value-type="float" office:value="0.984191">
                <text:p>0.98419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319785">
                <text:p>0.319785</text:p>
              </table:table-cell>
              <table:table-cell office:value-type="float" office:value="-0.193685">
                <text:p>-0.193685</text:p>
              </table:table-cell>
              <table:table-cell office:value-type="float" office:value="0.983762">
                <text:p>0.98376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0.319795">
                <text:p>0.319795</text:p>
              </table:table-cell>
              <table:table-cell office:value-type="float" office:value="-0.197199">
                <text:p>-0.197199</text:p>
              </table:table-cell>
              <table:table-cell office:value-type="float" office:value="0.983334">
                <text:p>0.98333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0.319805">
                <text:p>0.319805</text:p>
              </table:table-cell>
              <table:table-cell office:value-type="float" office:value="-0.200718">
                <text:p>-0.200718</text:p>
              </table:table-cell>
              <table:table-cell office:value-type="float" office:value="0.982904">
                <text:p>0.98290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0.319815">
                <text:p>0.319815</text:p>
              </table:table-cell>
              <table:table-cell office:value-type="float" office:value="-0.204241">
                <text:p>-0.204241</text:p>
              </table:table-cell>
              <table:table-cell office:value-type="float" office:value="0.982475">
                <text:p>0.98247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0.319825">
                <text:p>0.319825</text:p>
              </table:table-cell>
              <table:table-cell office:value-type="float" office:value="-0.207768">
                <text:p>-0.207768</text:p>
              </table:table-cell>
              <table:table-cell office:value-type="float" office:value="0.982046">
                <text:p>0.98204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0.319834">
                <text:p>0.319834</text:p>
              </table:table-cell>
              <table:table-cell office:value-type="float" office:value="-0.211299">
                <text:p>-0.211299</text:p>
              </table:table-cell>
              <table:table-cell office:value-type="float" office:value="0.981617">
                <text:p>0.98161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0.319843">
                <text:p>0.319843</text:p>
              </table:table-cell>
              <table:table-cell office:value-type="float" office:value="-0.214833">
                <text:p>-0.214833</text:p>
              </table:table-cell>
              <table:table-cell office:value-type="float" office:value="0.981188">
                <text:p>0.98118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0.319852">
                <text:p>0.319852</text:p>
              </table:table-cell>
              <table:table-cell office:value-type="float" office:value="-0.218372">
                <text:p>-0.218372</text:p>
              </table:table-cell>
              <table:table-cell office:value-type="float" office:value="0.980759">
                <text:p>0.98075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0.319861">
                <text:p>0.319861</text:p>
              </table:table-cell>
              <table:table-cell office:value-type="float" office:value="-0.221916">
                <text:p>-0.221916</text:p>
              </table:table-cell>
              <table:table-cell office:value-type="float" office:value="0.98033">
                <text:p>0.9803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0.31987">
                <text:p>0.31987</text:p>
              </table:table-cell>
              <table:table-cell office:value-type="float" office:value="-0.225463">
                <text:p>-0.225463</text:p>
              </table:table-cell>
              <table:table-cell office:value-type="float" office:value="0.979901">
                <text:p>0.97990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319878">
                <text:p>0.319878</text:p>
              </table:table-cell>
              <table:table-cell office:value-type="float" office:value="-0.229014">
                <text:p>-0.229014</text:p>
              </table:table-cell>
              <table:table-cell office:value-type="float" office:value="0.979472">
                <text:p>0.97947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0.319887">
                <text:p>0.319887</text:p>
              </table:table-cell>
              <table:table-cell office:value-type="float" office:value="-0.232569">
                <text:p>-0.232569</text:p>
              </table:table-cell>
              <table:table-cell office:value-type="float" office:value="0.979044">
                <text:p>0.97904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0.319894">
                <text:p>0.319894</text:p>
              </table:table-cell>
              <table:table-cell office:value-type="float" office:value="-0.236129">
                <text:p>-0.236129</text:p>
              </table:table-cell>
              <table:table-cell office:value-type="float" office:value="0.978616">
                <text:p>0.97861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0.319902">
                <text:p>0.319902</text:p>
              </table:table-cell>
              <table:table-cell office:value-type="float" office:value="-0.239692">
                <text:p>-0.239692</text:p>
              </table:table-cell>
              <table:table-cell office:value-type="float" office:value="0.978188">
                <text:p>0.97818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0.31991">
                <text:p>0.31991</text:p>
              </table:table-cell>
              <table:table-cell office:value-type="float" office:value="-0.24326">
                <text:p>-0.24326</text:p>
              </table:table-cell>
              <table:table-cell office:value-type="float" office:value="0.977761">
                <text:p>0.97776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0.319917">
                <text:p>0.319917</text:p>
              </table:table-cell>
              <table:table-cell office:value-type="float" office:value="-0.246832">
                <text:p>-0.246832</text:p>
              </table:table-cell>
              <table:table-cell office:value-type="float" office:value="0.977333">
                <text:p>0.97733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0.319924">
                <text:p>0.319924</text:p>
              </table:table-cell>
              <table:table-cell office:value-type="float" office:value="-0.250408">
                <text:p>-0.250408</text:p>
              </table:table-cell>
              <table:table-cell office:value-type="float" office:value="0.976907">
                <text:p>0.97690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0.31993">
                <text:p>0.31993</text:p>
              </table:table-cell>
              <table:table-cell office:value-type="float" office:value="-0.253988">
                <text:p>-0.253988</text:p>
              </table:table-cell>
              <table:table-cell office:value-type="float" office:value="0.976481">
                <text:p>0.97648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0.319937">
                <text:p>0.319937</text:p>
              </table:table-cell>
              <table:table-cell office:value-type="float" office:value="-0.257573">
                <text:p>-0.257573</text:p>
              </table:table-cell>
              <table:table-cell office:value-type="float" office:value="0.976055">
                <text:p>0.97605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0.319943">
                <text:p>0.319943</text:p>
              </table:table-cell>
              <table:table-cell office:value-type="float" office:value="-0.261161">
                <text:p>-0.261161</text:p>
              </table:table-cell>
              <table:table-cell office:value-type="float" office:value="0.97563">
                <text:p>0.9756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319949">
                <text:p>0.319949</text:p>
              </table:table-cell>
              <table:table-cell office:value-type="float" office:value="-0.264754">
                <text:p>-0.264754</text:p>
              </table:table-cell>
              <table:table-cell office:value-type="float" office:value="0.975205">
                <text:p>0.97520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0.319954">
                <text:p>0.319954</text:p>
              </table:table-cell>
              <table:table-cell office:value-type="float" office:value="-0.268351">
                <text:p>-0.268351</text:p>
              </table:table-cell>
              <table:table-cell office:value-type="float" office:value="0.974781">
                <text:p>0.97478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0.319959">
                <text:p>0.319959</text:p>
              </table:table-cell>
              <table:table-cell office:value-type="float" office:value="-0.271952">
                <text:p>-0.271952</text:p>
              </table:table-cell>
              <table:table-cell office:value-type="float" office:value="0.974358">
                <text:p>0.97435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0.319964">
                <text:p>0.319964</text:p>
              </table:table-cell>
              <table:table-cell office:value-type="float" office:value="-0.275557">
                <text:p>-0.275557</text:p>
              </table:table-cell>
              <table:table-cell office:value-type="float" office:value="0.973935">
                <text:p>0.97393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0.319968">
                <text:p>0.319968</text:p>
              </table:table-cell>
              <table:table-cell office:value-type="float" office:value="-0.279166">
                <text:p>-0.279166</text:p>
              </table:table-cell>
              <table:table-cell office:value-type="float" office:value="0.973513">
                <text:p>0.97351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0.319972">
                <text:p>0.319972</text:p>
              </table:table-cell>
              <table:table-cell office:value-type="float" office:value="-0.28278">
                <text:p>-0.28278</text:p>
              </table:table-cell>
              <table:table-cell office:value-type="float" office:value="0.973092">
                <text:p>0.97309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0.319976">
                <text:p>0.319976</text:p>
              </table:table-cell>
              <table:table-cell office:value-type="float" office:value="-0.286397">
                <text:p>-0.286397</text:p>
              </table:table-cell>
              <table:table-cell office:value-type="float" office:value="0.972672">
                <text:p>0.97267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0.31998">
                <text:p>0.31998</text:p>
              </table:table-cell>
              <table:table-cell office:value-type="float" office:value="-0.290019">
                <text:p>-0.290019</text:p>
              </table:table-cell>
              <table:table-cell office:value-type="float" office:value="0.972253">
                <text:p>0.97225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0.319983">
                <text:p>0.319983</text:p>
              </table:table-cell>
              <table:table-cell office:value-type="float" office:value="-0.293645">
                <text:p>-0.293645</text:p>
              </table:table-cell>
              <table:table-cell office:value-type="float" office:value="0.971835">
                <text:p>0.97183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0.319985">
                <text:p>0.319985</text:p>
              </table:table-cell>
              <table:table-cell office:value-type="float" office:value="-0.297276">
                <text:p>-0.297276</text:p>
              </table:table-cell>
              <table:table-cell office:value-type="float" office:value="0.971417">
                <text:p>0.97141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319987">
                <text:p>0.319987</text:p>
              </table:table-cell>
              <table:table-cell office:value-type="float" office:value="-0.30091">
                <text:p>-0.30091</text:p>
              </table:table-cell>
              <table:table-cell office:value-type="float" office:value="0.971001">
                <text:p>0.97100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0.319989">
                <text:p>0.319989</text:p>
              </table:table-cell>
              <table:table-cell office:value-type="float" office:value="-0.304549">
                <text:p>-0.304549</text:p>
              </table:table-cell>
              <table:table-cell office:value-type="float" office:value="0.970585">
                <text:p>0.9705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1cm" chart:symbol-height="0.0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amed-symbol" chart:symbol-name="diamond" chart:symbol-width="0.01cm" chart:symbol-height="0.01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01cm" chart:symbol-height="0.01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34cm" svg:y="0.316cm" chart:style-name="ch2">
          <text:p>Tool Rotation</text:p>
        </chart:title>
        <chart:legend chart:legend-position="end" svg:x="13.915cm" svg:y="3.703cm" style:legend-expansion="high" chart:style-name="ch3"/>
        <chart:plot-area chart:style-name="ch4" table:cell-range-address="Sheet1.A1:Sheet1.A501 Sheet1.N1:Sheet1.P501" chart:data-source-has-labels="row" svg:x="1.331cm" svg:y="1.275cm" svg:width="12.264cm" svg:height="6.564cm">
          <chartooo:coordinate-region svg:x="1.873cm" svg:y="1.474cm" svg:width="11.442cm" svg:height="6.166cm"/>
          <chart:axis chart:dimension="x" chart:name="primary-x" chart:style-name="ch5">
            <chart:title svg:x="5.951cm" svg:y="8.019cm" chart:style-name="ch6">
              <text:p>Marker motion steps</text:p>
            </chart:title>
          </chart:axis>
          <chart:axis chart:dimension="y" chart:name="primary-y" chart:style-name="ch5">
            <chart:title svg:x="0.451cm" svg:y="5.196cm" chart:style-name="ch7">
              <text:p>Position</text:p>
            </chart:title>
            <chart:grid chart:style-name="ch8" chart:class="major"/>
          </chart:axis>
          <chart:series chart:style-name="ch9" chart:values-cell-range-address="Sheet1.N1:Sheet1.N501" loext:label-string="roll" chart:class="chart:scatter">
            <chart:domain table:cell-range-address="Sheet1.A1:Sheet1.A501"/>
            <chart:data-point chart:repeated="501"/>
          </chart:series>
          <chart:series chart:style-name="ch10" chart:values-cell-range-address="Sheet1.O1:Sheet1.O501" loext:label-string="pitch" chart:class="chart:scatter">
            <chart:data-point chart:repeated="501"/>
          </chart:series>
          <chart:series chart:style-name="ch11" chart:values-cell-range-address="Sheet1.P1:Sheet1.P501" loext:label-string="yaw" chart:class="chart:scatter">
            <chart:data-point chart:repeated="5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oll</text:p>
              </table:table-cell>
              <table:table-cell office:value-type="string">
                <text:p>pitch</text:p>
              </table:table-cell>
              <table:table-cell office:value-type="string">
                <text:p>ya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501</svg:desc>
                </draw:g>
              </table:table-cell>
              <table:table-cell office:value-type="float" office:value="-1.5708">
                <text:p>-1.5708</text:p>
                <draw:g>
                  <svg:desc>Sheet1.N1:Sheet1.N501</svg:desc>
                </draw:g>
              </table:table-cell>
              <table:table-cell office:value-type="float" office:value="-4.87609E-020">
                <text:p>-4.87609E-020</text:p>
                <draw:g>
                  <svg:desc>Sheet1.O1:Sheet1.O501</svg:desc>
                </draw:g>
              </table:table-cell>
              <table:table-cell office:value-type="float" office:value="-1.57">
                <text:p>-1.57</text:p>
                <draw:g>
                  <svg:desc>Sheet1.P1:Sheet1.P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.5708">
                <text:p>-1.5708</text:p>
              </table:table-cell>
              <table:table-cell office:value-type="float" office:value="-4.87609E-020">
                <text:p>-4.87609E-02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.5708">
                <text:p>-1.5708</text:p>
              </table:table-cell>
              <table:table-cell office:value-type="float" office:value="-0.0000000545754">
                <text:p>-0.0000000545754</text:p>
              </table:table-cell>
              <table:table-cell office:value-type="float" office:value="-1.57002">
                <text:p>-1.57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.5708">
                <text:p>-1.5708</text:p>
              </table:table-cell>
              <table:table-cell office:value-type="float" office:value="-0.000000306417">
                <text:p>-0.000000306417</text:p>
              </table:table-cell>
              <table:table-cell office:value-type="float" office:value="-1.57004">
                <text:p>-1.57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.5708">
                <text:p>-1.5708</text:p>
              </table:table-cell>
              <table:table-cell office:value-type="float" office:value="-0.000000325846">
                <text:p>-0.000000325846</text:p>
              </table:table-cell>
              <table:table-cell office:value-type="float" office:value="-1.57006">
                <text:p>-1.57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.5708">
                <text:p>-1.5708</text:p>
              </table:table-cell>
              <table:table-cell office:value-type="float" office:value="-0.000000345239">
                <text:p>-0.000000345239</text:p>
              </table:table-cell>
              <table:table-cell office:value-type="float" office:value="-1.57009">
                <text:p>-1.570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.5708">
                <text:p>-1.5708</text:p>
              </table:table-cell>
              <table:table-cell office:value-type="float" office:value="-0.000000364712">
                <text:p>-0.000000364712</text:p>
              </table:table-cell>
              <table:table-cell office:value-type="float" office:value="-1.57011">
                <text:p>-1.570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.5708">
                <text:p>-1.5708</text:p>
              </table:table-cell>
              <table:table-cell office:value-type="float" office:value="-0.00000038426">
                <text:p>-0.00000038426</text:p>
              </table:table-cell>
              <table:table-cell office:value-type="float" office:value="-1.57013">
                <text:p>-1.570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.5708">
                <text:p>-1.5708</text:p>
              </table:table-cell>
              <table:table-cell office:value-type="float" office:value="-0.000000403907">
                <text:p>-0.000000403907</text:p>
              </table:table-cell>
              <table:table-cell office:value-type="float" office:value="-1.57015">
                <text:p>-1.57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.5708">
                <text:p>-1.5708</text:p>
              </table:table-cell>
              <table:table-cell office:value-type="float" office:value="-0.000000423677">
                <text:p>-0.000000423677</text:p>
              </table:table-cell>
              <table:table-cell office:value-type="float" office:value="-1.57017">
                <text:p>-1.570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1.5708">
                <text:p>-1.5708</text:p>
              </table:table-cell>
              <table:table-cell office:value-type="float" office:value="-0.000000443593">
                <text:p>-0.000000443593</text:p>
              </table:table-cell>
              <table:table-cell office:value-type="float" office:value="-1.57019">
                <text:p>-1.570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1.57079">
                <text:p>-1.57079</text:p>
              </table:table-cell>
              <table:table-cell office:value-type="float" office:value="-0.000000463677">
                <text:p>-0.000000463677</text:p>
              </table:table-cell>
              <table:table-cell office:value-type="float" office:value="-1.57021">
                <text:p>-1.570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1.57079">
                <text:p>-1.57079</text:p>
              </table:table-cell>
              <table:table-cell office:value-type="float" office:value="-0.00000048395">
                <text:p>-0.00000048395</text:p>
              </table:table-cell>
              <table:table-cell office:value-type="float" office:value="-1.57024">
                <text:p>-1.57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1.57079">
                <text:p>-1.57079</text:p>
              </table:table-cell>
              <table:table-cell office:value-type="float" office:value="-0.000000504433">
                <text:p>-0.000000504433</text:p>
              </table:table-cell>
              <table:table-cell office:value-type="float" office:value="-1.57026">
                <text:p>-1.570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1.57079">
                <text:p>-1.57079</text:p>
              </table:table-cell>
              <table:table-cell office:value-type="float" office:value="-0.000000525145">
                <text:p>-0.000000525145</text:p>
              </table:table-cell>
              <table:table-cell office:value-type="float" office:value="-1.57028">
                <text:p>-1.570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1.57079">
                <text:p>-1.57079</text:p>
              </table:table-cell>
              <table:table-cell office:value-type="float" office:value="-0.000000546104">
                <text:p>-0.000000546104</text:p>
              </table:table-cell>
              <table:table-cell office:value-type="float" office:value="-1.5703">
                <text:p>-1.57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1.57079">
                <text:p>-1.57079</text:p>
              </table:table-cell>
              <table:table-cell office:value-type="float" office:value="-0.000000567327">
                <text:p>-0.000000567327</text:p>
              </table:table-cell>
              <table:table-cell office:value-type="float" office:value="-1.57032">
                <text:p>-1.570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1.57079">
                <text:p>-1.57079</text:p>
              </table:table-cell>
              <table:table-cell office:value-type="float" office:value="-0.00000058883">
                <text:p>-0.00000058883</text:p>
              </table:table-cell>
              <table:table-cell office:value-type="float" office:value="-1.57034">
                <text:p>-1.570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1.57079">
                <text:p>-1.57079</text:p>
              </table:table-cell>
              <table:table-cell office:value-type="float" office:value="-0.000000610627">
                <text:p>-0.000000610627</text:p>
              </table:table-cell>
              <table:table-cell office:value-type="float" office:value="-1.57036">
                <text:p>-1.570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1.57079">
                <text:p>-1.57079</text:p>
              </table:table-cell>
              <table:table-cell office:value-type="float" office:value="-0.000000632731">
                <text:p>-0.000000632731</text:p>
              </table:table-cell>
              <table:table-cell office:value-type="float" office:value="-1.57038">
                <text:p>-1.570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1.57079">
                <text:p>-1.57079</text:p>
              </table:table-cell>
              <table:table-cell office:value-type="float" office:value="-0.000000655155">
                <text:p>-0.000000655155</text:p>
              </table:table-cell>
              <table:table-cell office:value-type="float" office:value="-1.57041">
                <text:p>-1.570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1.57079">
                <text:p>-1.57079</text:p>
              </table:table-cell>
              <table:table-cell office:value-type="float" office:value="-0.000000677907">
                <text:p>-0.000000677907</text:p>
              </table:table-cell>
              <table:table-cell office:value-type="float" office:value="-1.57043">
                <text:p>-1.570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1.57079">
                <text:p>-1.57079</text:p>
              </table:table-cell>
              <table:table-cell office:value-type="float" office:value="-0.000000700996">
                <text:p>-0.000000700996</text:p>
              </table:table-cell>
              <table:table-cell office:value-type="float" office:value="-1.57045">
                <text:p>-1.570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1.57079">
                <text:p>-1.57079</text:p>
              </table:table-cell>
              <table:table-cell office:value-type="float" office:value="-0.000000724431">
                <text:p>-0.000000724431</text:p>
              </table:table-cell>
              <table:table-cell office:value-type="float" office:value="-1.57047">
                <text:p>-1.570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1.57079">
                <text:p>-1.57079</text:p>
              </table:table-cell>
              <table:table-cell office:value-type="float" office:value="-0.000000748215">
                <text:p>-0.000000748215</text:p>
              </table:table-cell>
              <table:table-cell office:value-type="float" office:value="-1.57049">
                <text:p>-1.570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1.57079">
                <text:p>-1.57079</text:p>
              </table:table-cell>
              <table:table-cell office:value-type="float" office:value="-0.000000772353">
                <text:p>-0.000000772353</text:p>
              </table:table-cell>
              <table:table-cell office:value-type="float" office:value="-1.57051">
                <text:p>-1.570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1.57079">
                <text:p>-1.57079</text:p>
              </table:table-cell>
              <table:table-cell office:value-type="float" office:value="-0.000000796848">
                <text:p>-0.000000796848</text:p>
              </table:table-cell>
              <table:table-cell office:value-type="float" office:value="-1.57053">
                <text:p>-1.570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.57078">
                <text:p>-1.57078</text:p>
              </table:table-cell>
              <table:table-cell office:value-type="float" office:value="-0.000000821699">
                <text:p>-0.000000821699</text:p>
              </table:table-cell>
              <table:table-cell office:value-type="float" office:value="-1.57055">
                <text:p>-1.570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.57078">
                <text:p>-1.57078</text:p>
              </table:table-cell>
              <table:table-cell office:value-type="float" office:value="-0.000000846906">
                <text:p>-0.000000846906</text:p>
              </table:table-cell>
              <table:table-cell office:value-type="float" office:value="-1.57058">
                <text:p>-1.570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.57078">
                <text:p>-1.57078</text:p>
              </table:table-cell>
              <table:table-cell office:value-type="float" office:value="-0.000000872467">
                <text:p>-0.000000872467</text:p>
              </table:table-cell>
              <table:table-cell office:value-type="float" office:value="-1.5706">
                <text:p>-1.57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1.57078">
                <text:p>-1.57078</text:p>
              </table:table-cell>
              <table:table-cell office:value-type="float" office:value="-0.000000898377">
                <text:p>-0.000000898377</text:p>
              </table:table-cell>
              <table:table-cell office:value-type="float" office:value="-1.57062">
                <text:p>-1.570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1.57078">
                <text:p>-1.57078</text:p>
              </table:table-cell>
              <table:table-cell office:value-type="float" office:value="-0.00000092463">
                <text:p>-0.00000092463</text:p>
              </table:table-cell>
              <table:table-cell office:value-type="float" office:value="-1.57064">
                <text:p>-1.570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1.57078">
                <text:p>-1.57078</text:p>
              </table:table-cell>
              <table:table-cell office:value-type="float" office:value="-0.000000951218">
                <text:p>-0.000000951218</text:p>
              </table:table-cell>
              <table:table-cell office:value-type="float" office:value="-1.57066">
                <text:p>-1.570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1.57078">
                <text:p>-1.57078</text:p>
              </table:table-cell>
              <table:table-cell office:value-type="float" office:value="-0.000000978134">
                <text:p>-0.000000978134</text:p>
              </table:table-cell>
              <table:table-cell office:value-type="float" office:value="-1.57068">
                <text:p>-1.570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1.57078">
                <text:p>-1.57078</text:p>
              </table:table-cell>
              <table:table-cell office:value-type="float" office:value="-0.00000100537">
                <text:p>-0.00000100537</text:p>
              </table:table-cell>
              <table:table-cell office:value-type="float" office:value="-1.5707">
                <text:p>-1.57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1.57078">
                <text:p>-1.57078</text:p>
              </table:table-cell>
              <table:table-cell office:value-type="float" office:value="-0.0000010329">
                <text:p>-0.0000010329</text:p>
              </table:table-cell>
              <table:table-cell office:value-type="float" office:value="-1.57072">
                <text:p>-1.570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1.57078">
                <text:p>-1.57078</text:p>
              </table:table-cell>
              <table:table-cell office:value-type="float" office:value="-0.00000106073">
                <text:p>-0.00000106073</text:p>
              </table:table-cell>
              <table:table-cell office:value-type="float" office:value="-1.57074">
                <text:p>-1.570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1.57078">
                <text:p>-1.57078</text:p>
              </table:table-cell>
              <table:table-cell office:value-type="float" office:value="-0.00000108884">
                <text:p>-0.00000108884</text:p>
              </table:table-cell>
              <table:table-cell office:value-type="float" office:value="-1.57077">
                <text:p>-1.570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.57077">
                <text:p>-1.57077</text:p>
              </table:table-cell>
              <table:table-cell office:value-type="float" office:value="-0.0000011172">
                <text:p>-0.0000011172</text:p>
              </table:table-cell>
              <table:table-cell office:value-type="float" office:value="-1.57079">
                <text:p>-1.570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1.57077">
                <text:p>-1.57077</text:p>
              </table:table-cell>
              <table:table-cell office:value-type="float" office:value="-0.00000114581">
                <text:p>-0.00000114581</text:p>
              </table:table-cell>
              <table:table-cell office:value-type="float" office:value="-1.57081">
                <text:p>-1.570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1.57077">
                <text:p>-1.57077</text:p>
              </table:table-cell>
              <table:table-cell office:value-type="float" office:value="-0.00000117464">
                <text:p>-0.00000117464</text:p>
              </table:table-cell>
              <table:table-cell office:value-type="float" office:value="-1.57083">
                <text:p>-1.570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1.57077">
                <text:p>-1.57077</text:p>
              </table:table-cell>
              <table:table-cell office:value-type="float" office:value="-0.00000120367">
                <text:p>-0.00000120367</text:p>
              </table:table-cell>
              <table:table-cell office:value-type="float" office:value="-1.57085">
                <text:p>-1.570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1.57077">
                <text:p>-1.57077</text:p>
              </table:table-cell>
              <table:table-cell office:value-type="float" office:value="-0.00000123289">
                <text:p>-0.00000123289</text:p>
              </table:table-cell>
              <table:table-cell office:value-type="float" office:value="-1.57087">
                <text:p>-1.570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1.57077">
                <text:p>-1.57077</text:p>
              </table:table-cell>
              <table:table-cell office:value-type="float" office:value="-0.00000126226">
                <text:p>-0.00000126226</text:p>
              </table:table-cell>
              <table:table-cell office:value-type="float" office:value="-1.57089">
                <text:p>-1.570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1.57077">
                <text:p>-1.57077</text:p>
              </table:table-cell>
              <table:table-cell office:value-type="float" office:value="-0.00000129178">
                <text:p>-0.00000129178</text:p>
              </table:table-cell>
              <table:table-cell office:value-type="float" office:value="-1.57091">
                <text:p>-1.570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1.57077">
                <text:p>-1.57077</text:p>
              </table:table-cell>
              <table:table-cell office:value-type="float" office:value="-0.0000013214">
                <text:p>-0.0000013214</text:p>
              </table:table-cell>
              <table:table-cell office:value-type="float" office:value="-1.57093">
                <text:p>-1.570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1.57077">
                <text:p>-1.57077</text:p>
              </table:table-cell>
              <table:table-cell office:value-type="float" office:value="-0.00000135111">
                <text:p>-0.00000135111</text:p>
              </table:table-cell>
              <table:table-cell office:value-type="float" office:value="-1.57095">
                <text:p>-1.570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1.57077">
                <text:p>-1.57077</text:p>
              </table:table-cell>
              <table:table-cell office:value-type="float" office:value="-0.00000138088">
                <text:p>-0.00000138088</text:p>
              </table:table-cell>
              <table:table-cell office:value-type="float" office:value="-1.57097">
                <text:p>-1.570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1.57077">
                <text:p>-1.57077</text:p>
              </table:table-cell>
              <table:table-cell office:value-type="float" office:value="-0.00000141069">
                <text:p>-0.00000141069</text:p>
              </table:table-cell>
              <table:table-cell office:value-type="float" office:value="-1.57099">
                <text:p>-1.570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1.57077">
                <text:p>-1.57077</text:p>
              </table:table-cell>
              <table:table-cell office:value-type="float" office:value="-0.00000144049">
                <text:p>-0.00000144049</text:p>
              </table:table-cell>
              <table:table-cell office:value-type="float" office:value="-1.57101">
                <text:p>-1.57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1.57077">
                <text:p>-1.57077</text:p>
              </table:table-cell>
              <table:table-cell office:value-type="float" office:value="-0.00000147028">
                <text:p>-0.00000147028</text:p>
              </table:table-cell>
              <table:table-cell office:value-type="float" office:value="-1.57104">
                <text:p>-1.571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1.57077">
                <text:p>-1.57077</text:p>
              </table:table-cell>
              <table:table-cell office:value-type="float" office:value="-0.00000150001">
                <text:p>-0.00000150001</text:p>
              </table:table-cell>
              <table:table-cell office:value-type="float" office:value="-1.57106">
                <text:p>-1.571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1.57076">
                <text:p>-1.57076</text:p>
              </table:table-cell>
              <table:table-cell office:value-type="float" office:value="-0.00000152966">
                <text:p>-0.00000152966</text:p>
              </table:table-cell>
              <table:table-cell office:value-type="float" office:value="-1.57108">
                <text:p>-1.571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1.57076">
                <text:p>-1.57076</text:p>
              </table:table-cell>
              <table:table-cell office:value-type="float" office:value="-0.0000015592">
                <text:p>-0.0000015592</text:p>
              </table:table-cell>
              <table:table-cell office:value-type="float" office:value="-1.5711">
                <text:p>-1.57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1.57076">
                <text:p>-1.57076</text:p>
              </table:table-cell>
              <table:table-cell office:value-type="float" office:value="-0.00000158859">
                <text:p>-0.00000158859</text:p>
              </table:table-cell>
              <table:table-cell office:value-type="float" office:value="-1.57112">
                <text:p>-1.571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1.57076">
                <text:p>-1.57076</text:p>
              </table:table-cell>
              <table:table-cell office:value-type="float" office:value="-0.00000161781">
                <text:p>-0.00000161781</text:p>
              </table:table-cell>
              <table:table-cell office:value-type="float" office:value="-1.57114">
                <text:p>-1.571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1.57076">
                <text:p>-1.57076</text:p>
              </table:table-cell>
              <table:table-cell office:value-type="float" office:value="-0.00000164682">
                <text:p>-0.00000164682</text:p>
              </table:table-cell>
              <table:table-cell office:value-type="float" office:value="-1.57116">
                <text:p>-1.571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1.57076">
                <text:p>-1.57076</text:p>
              </table:table-cell>
              <table:table-cell office:value-type="float" office:value="-0.00000167559">
                <text:p>-0.00000167559</text:p>
              </table:table-cell>
              <table:table-cell office:value-type="float" office:value="-1.57118">
                <text:p>-1.571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1.57076">
                <text:p>-1.57076</text:p>
              </table:table-cell>
              <table:table-cell office:value-type="float" office:value="-0.00000170409">
                <text:p>-0.00000170409</text:p>
              </table:table-cell>
              <table:table-cell office:value-type="float" office:value="-1.5712">
                <text:p>-1.57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1.57076">
                <text:p>-1.57076</text:p>
              </table:table-cell>
              <table:table-cell office:value-type="float" office:value="-0.00000173229">
                <text:p>-0.00000173229</text:p>
              </table:table-cell>
              <table:table-cell office:value-type="float" office:value="-1.57122">
                <text:p>-1.571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1.57076">
                <text:p>-1.57076</text:p>
              </table:table-cell>
              <table:table-cell office:value-type="float" office:value="-0.00000176015">
                <text:p>-0.00000176015</text:p>
              </table:table-cell>
              <table:table-cell office:value-type="float" office:value="-1.57124">
                <text:p>-1.571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1.57076">
                <text:p>-1.57076</text:p>
              </table:table-cell>
              <table:table-cell office:value-type="float" office:value="-0.00000178764">
                <text:p>-0.00000178764</text:p>
              </table:table-cell>
              <table:table-cell office:value-type="float" office:value="-1.57126">
                <text:p>-1.571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1.57076">
                <text:p>-1.57076</text:p>
              </table:table-cell>
              <table:table-cell office:value-type="float" office:value="-0.00000181474">
                <text:p>-0.00000181474</text:p>
              </table:table-cell>
              <table:table-cell office:value-type="float" office:value="-1.57128">
                <text:p>-1.571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1.57076">
                <text:p>-1.57076</text:p>
              </table:table-cell>
              <table:table-cell office:value-type="float" office:value="-0.0000018414">
                <text:p>-0.0000018414</text:p>
              </table:table-cell>
              <table:table-cell office:value-type="float" office:value="-1.5713">
                <text:p>-1.57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1.57076">
                <text:p>-1.57076</text:p>
              </table:table-cell>
              <table:table-cell office:value-type="float" office:value="-0.00000186759">
                <text:p>-0.00000186759</text:p>
              </table:table-cell>
              <table:table-cell office:value-type="float" office:value="-1.57132">
                <text:p>-1.571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1.57076">
                <text:p>-1.57076</text:p>
              </table:table-cell>
              <table:table-cell office:value-type="float" office:value="-0.00000189329">
                <text:p>-0.00000189329</text:p>
              </table:table-cell>
              <table:table-cell office:value-type="float" office:value="-1.57134">
                <text:p>-1.571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1.57076">
                <text:p>-1.57076</text:p>
              </table:table-cell>
              <table:table-cell office:value-type="float" office:value="-0.00000191845">
                <text:p>-0.00000191845</text:p>
              </table:table-cell>
              <table:table-cell office:value-type="float" office:value="-1.57136">
                <text:p>-1.571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1.57076">
                <text:p>-1.57076</text:p>
              </table:table-cell>
              <table:table-cell office:value-type="float" office:value="-0.00000194305">
                <text:p>-0.00000194305</text:p>
              </table:table-cell>
              <table:table-cell office:value-type="float" office:value="-1.57138">
                <text:p>-1.571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1.57076">
                <text:p>-1.57076</text:p>
              </table:table-cell>
              <table:table-cell office:value-type="float" office:value="-0.00000196706">
                <text:p>-0.00000196706</text:p>
              </table:table-cell>
              <table:table-cell office:value-type="float" office:value="-1.5714">
                <text:p>-1.57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1.57076">
                <text:p>-1.57076</text:p>
              </table:table-cell>
              <table:table-cell office:value-type="float" office:value="-0.00000199044">
                <text:p>-0.00000199044</text:p>
              </table:table-cell>
              <table:table-cell office:value-type="float" office:value="-1.57142">
                <text:p>-1.571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1.57076">
                <text:p>-1.57076</text:p>
              </table:table-cell>
              <table:table-cell office:value-type="float" office:value="-0.00000201317">
                <text:p>-0.00000201317</text:p>
              </table:table-cell>
              <table:table-cell office:value-type="float" office:value="-1.57144">
                <text:p>-1.571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1.57076">
                <text:p>-1.57076</text:p>
              </table:table-cell>
              <table:table-cell office:value-type="float" office:value="-0.0000020352">
                <text:p>-0.0000020352</text:p>
              </table:table-cell>
              <table:table-cell office:value-type="float" office:value="-1.57146">
                <text:p>-1.571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1.57076">
                <text:p>-1.57076</text:p>
              </table:table-cell>
              <table:table-cell office:value-type="float" office:value="-0.00000205652">
                <text:p>-0.00000205652</text:p>
              </table:table-cell>
              <table:table-cell office:value-type="float" office:value="-1.57148">
                <text:p>-1.571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1.57077">
                <text:p>-1.57077</text:p>
              </table:table-cell>
              <table:table-cell office:value-type="float" office:value="-0.00000207708">
                <text:p>-0.00000207708</text:p>
              </table:table-cell>
              <table:table-cell office:value-type="float" office:value="-1.5715">
                <text:p>-1.57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1.57077">
                <text:p>-1.57077</text:p>
              </table:table-cell>
              <table:table-cell office:value-type="float" office:value="-0.00000209686">
                <text:p>-0.00000209686</text:p>
              </table:table-cell>
              <table:table-cell office:value-type="float" office:value="-1.57152">
                <text:p>-1.571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1.57077">
                <text:p>-1.57077</text:p>
              </table:table-cell>
              <table:table-cell office:value-type="float" office:value="-0.00000211584">
                <text:p>-0.00000211584</text:p>
              </table:table-cell>
              <table:table-cell office:value-type="float" office:value="-1.57154">
                <text:p>-1.571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1.57077">
                <text:p>-1.57077</text:p>
              </table:table-cell>
              <table:table-cell office:value-type="float" office:value="-0.00000213397">
                <text:p>-0.00000213397</text:p>
              </table:table-cell>
              <table:table-cell office:value-type="float" office:value="-1.57156">
                <text:p>-1.571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1.57077">
                <text:p>-1.57077</text:p>
              </table:table-cell>
              <table:table-cell office:value-type="float" office:value="-0.00000215124">
                <text:p>-0.00000215124</text:p>
              </table:table-cell>
              <table:table-cell office:value-type="float" office:value="-1.57158">
                <text:p>-1.571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1.57077">
                <text:p>-1.57077</text:p>
              </table:table-cell>
              <table:table-cell office:value-type="float" office:value="-0.00000216761">
                <text:p>-0.00000216761</text:p>
              </table:table-cell>
              <table:table-cell office:value-type="float" office:value="-1.5716">
                <text:p>-1.57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1.57077">
                <text:p>-1.57077</text:p>
              </table:table-cell>
              <table:table-cell office:value-type="float" office:value="-0.00000218305">
                <text:p>-0.00000218305</text:p>
              </table:table-cell>
              <table:table-cell office:value-type="float" office:value="-1.57162">
                <text:p>-1.571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1.57077">
                <text:p>-1.57077</text:p>
              </table:table-cell>
              <table:table-cell office:value-type="float" office:value="-0.00000219754">
                <text:p>-0.00000219754</text:p>
              </table:table-cell>
              <table:table-cell office:value-type="float" office:value="-1.57164">
                <text:p>-1.571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1.57077">
                <text:p>-1.57077</text:p>
              </table:table-cell>
              <table:table-cell office:value-type="float" office:value="-0.00000221106">
                <text:p>-0.00000221106</text:p>
              </table:table-cell>
              <table:table-cell office:value-type="float" office:value="-1.57166">
                <text:p>-1.571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1.57077">
                <text:p>-1.57077</text:p>
              </table:table-cell>
              <table:table-cell office:value-type="float" office:value="-0.00000222356">
                <text:p>-0.00000222356</text:p>
              </table:table-cell>
              <table:table-cell office:value-type="float" office:value="-1.57168">
                <text:p>-1.571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1.57078">
                <text:p>-1.57078</text:p>
              </table:table-cell>
              <table:table-cell office:value-type="float" office:value="-0.00000223504">
                <text:p>-0.00000223504</text:p>
              </table:table-cell>
              <table:table-cell office:value-type="float" office:value="-1.5717">
                <text:p>-1.57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1.57078">
                <text:p>-1.57078</text:p>
              </table:table-cell>
              <table:table-cell office:value-type="float" office:value="-0.00000224546">
                <text:p>-0.00000224546</text:p>
              </table:table-cell>
              <table:table-cell office:value-type="float" office:value="-1.57173">
                <text:p>-1.571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1.57078">
                <text:p>-1.57078</text:p>
              </table:table-cell>
              <table:table-cell office:value-type="float" office:value="-0.00000225479">
                <text:p>-0.00000225479</text:p>
              </table:table-cell>
              <table:table-cell office:value-type="float" office:value="-1.57175">
                <text:p>-1.571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1.57078">
                <text:p>-1.57078</text:p>
              </table:table-cell>
              <table:table-cell office:value-type="float" office:value="-0.00000226302">
                <text:p>-0.00000226302</text:p>
              </table:table-cell>
              <table:table-cell office:value-type="float" office:value="-1.57177">
                <text:p>-1.571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1.57078">
                <text:p>-1.57078</text:p>
              </table:table-cell>
              <table:table-cell office:value-type="float" office:value="-0.00000227012">
                <text:p>-0.00000227012</text:p>
              </table:table-cell>
              <table:table-cell office:value-type="float" office:value="-1.57179">
                <text:p>-1.571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1.57078">
                <text:p>-1.57078</text:p>
              </table:table-cell>
              <table:table-cell office:value-type="float" office:value="-0.00000227607">
                <text:p>-0.00000227607</text:p>
              </table:table-cell>
              <table:table-cell office:value-type="float" office:value="-1.57181">
                <text:p>-1.571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1.57079">
                <text:p>-1.57079</text:p>
              </table:table-cell>
              <table:table-cell office:value-type="float" office:value="-0.00000228084">
                <text:p>-0.00000228084</text:p>
              </table:table-cell>
              <table:table-cell office:value-type="float" office:value="-1.57183">
                <text:p>-1.571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1.57079">
                <text:p>-1.57079</text:p>
              </table:table-cell>
              <table:table-cell office:value-type="float" office:value="-0.0000022844">
                <text:p>-0.0000022844</text:p>
              </table:table-cell>
              <table:table-cell office:value-type="float" office:value="-1.57185">
                <text:p>-1.571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1.57079">
                <text:p>-1.57079</text:p>
              </table:table-cell>
              <table:table-cell office:value-type="float" office:value="-0.00000228675">
                <text:p>-0.00000228675</text:p>
              </table:table-cell>
              <table:table-cell office:value-type="float" office:value="-1.57187">
                <text:p>-1.571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1.57079">
                <text:p>-1.57079</text:p>
              </table:table-cell>
              <table:table-cell office:value-type="float" office:value="-0.00000228785">
                <text:p>-0.00000228785</text:p>
              </table:table-cell>
              <table:table-cell office:value-type="float" office:value="-1.57189">
                <text:p>-1.571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1.5708">
                <text:p>-1.5708</text:p>
              </table:table-cell>
              <table:table-cell office:value-type="float" office:value="-0.00000228769">
                <text:p>-0.00000228769</text:p>
              </table:table-cell>
              <table:table-cell office:value-type="float" office:value="-1.57191">
                <text:p>-1.571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1.5708">
                <text:p>-1.5708</text:p>
              </table:table-cell>
              <table:table-cell office:value-type="float" office:value="-0.00000228625">
                <text:p>-0.00000228625</text:p>
              </table:table-cell>
              <table:table-cell office:value-type="float" office:value="-1.57193">
                <text:p>-1.571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1.5708">
                <text:p>-1.5708</text:p>
              </table:table-cell>
              <table:table-cell office:value-type="float" office:value="-0.0000022835">
                <text:p>-0.0000022835</text:p>
              </table:table-cell>
              <table:table-cell office:value-type="float" office:value="-1.57195">
                <text:p>-1.571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1.5708">
                <text:p>-1.5708</text:p>
              </table:table-cell>
              <table:table-cell office:value-type="float" office:value="-0.00000227942">
                <text:p>-0.00000227942</text:p>
              </table:table-cell>
              <table:table-cell office:value-type="float" office:value="-1.57197">
                <text:p>-1.571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1.57081">
                <text:p>-1.57081</text:p>
              </table:table-cell>
              <table:table-cell office:value-type="float" office:value="-0.00000227401">
                <text:p>-0.00000227401</text:p>
              </table:table-cell>
              <table:table-cell office:value-type="float" office:value="-1.57199">
                <text:p>-1.571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1.57081">
                <text:p>-1.57081</text:p>
              </table:table-cell>
              <table:table-cell office:value-type="float" office:value="-0.00000226723">
                <text:p>-0.00000226723</text:p>
              </table:table-cell>
              <table:table-cell office:value-type="float" office:value="-1.57201">
                <text:p>-1.572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1.57081">
                <text:p>-1.57081</text:p>
              </table:table-cell>
              <table:table-cell office:value-type="float" office:value="-0.00000225907">
                <text:p>-0.00000225907</text:p>
              </table:table-cell>
              <table:table-cell office:value-type="float" office:value="-1.57203">
                <text:p>-1.572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1.57082">
                <text:p>-1.57082</text:p>
              </table:table-cell>
              <table:table-cell office:value-type="float" office:value="-0.00000224951">
                <text:p>-0.00000224951</text:p>
              </table:table-cell>
              <table:table-cell office:value-type="float" office:value="-1.57205">
                <text:p>-1.572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-1.57082">
                <text:p>-1.57082</text:p>
              </table:table-cell>
              <table:table-cell office:value-type="float" office:value="-0.00000223854">
                <text:p>-0.00000223854</text:p>
              </table:table-cell>
              <table:table-cell office:value-type="float" office:value="-1.57207">
                <text:p>-1.572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-1.57081">
                <text:p>-1.57081</text:p>
              </table:table-cell>
              <table:table-cell office:value-type="float" office:value="-0.0100007">
                <text:p>-0.0100007</text:p>
              </table:table-cell>
              <table:table-cell office:value-type="float" office:value="-1.57206">
                <text:p>-1.572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-1.5708">
                <text:p>-1.5708</text:p>
              </table:table-cell>
              <table:table-cell office:value-type="float" office:value="-0.0200009">
                <text:p>-0.0200009</text:p>
              </table:table-cell>
              <table:table-cell office:value-type="float" office:value="-1.57206">
                <text:p>-1.572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-1.57079">
                <text:p>-1.57079</text:p>
              </table:table-cell>
              <table:table-cell office:value-type="float" office:value="-0.0300009">
                <text:p>-0.0300009</text:p>
              </table:table-cell>
              <table:table-cell office:value-type="float" office:value="-1.57205">
                <text:p>-1.572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-1.57078">
                <text:p>-1.57078</text:p>
              </table:table-cell>
              <table:table-cell office:value-type="float" office:value="-0.0400009">
                <text:p>-0.0400009</text:p>
              </table:table-cell>
              <table:table-cell office:value-type="float" office:value="-1.57205">
                <text:p>-1.572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-1.57077">
                <text:p>-1.57077</text:p>
              </table:table-cell>
              <table:table-cell office:value-type="float" office:value="-0.0500009">
                <text:p>-0.0500009</text:p>
              </table:table-cell>
              <table:table-cell office:value-type="float" office:value="-1.57204">
                <text:p>-1.572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-1.57076">
                <text:p>-1.57076</text:p>
              </table:table-cell>
              <table:table-cell office:value-type="float" office:value="-0.0600009">
                <text:p>-0.0600009</text:p>
              </table:table-cell>
              <table:table-cell office:value-type="float" office:value="-1.57204">
                <text:p>-1.572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-1.57075">
                <text:p>-1.57075</text:p>
              </table:table-cell>
              <table:table-cell office:value-type="float" office:value="-0.0700009">
                <text:p>-0.0700009</text:p>
              </table:table-cell>
              <table:table-cell office:value-type="float" office:value="-1.57204">
                <text:p>-1.572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-1.57074">
                <text:p>-1.57074</text:p>
              </table:table-cell>
              <table:table-cell office:value-type="float" office:value="-0.0800009">
                <text:p>-0.0800009</text:p>
              </table:table-cell>
              <table:table-cell office:value-type="float" office:value="-1.57203">
                <text:p>-1.572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-1.57073">
                <text:p>-1.57073</text:p>
              </table:table-cell>
              <table:table-cell office:value-type="float" office:value="-0.0900009">
                <text:p>-0.0900009</text:p>
              </table:table-cell>
              <table:table-cell office:value-type="float" office:value="-1.57203">
                <text:p>-1.572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-1.57072">
                <text:p>-1.57072</text:p>
              </table:table-cell>
              <table:table-cell office:value-type="float" office:value="-0.100001">
                <text:p>-0.100001</text:p>
              </table:table-cell>
              <table:table-cell office:value-type="float" office:value="-1.57202">
                <text:p>-1.572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-1.57071">
                <text:p>-1.57071</text:p>
              </table:table-cell>
              <table:table-cell office:value-type="float" office:value="-0.110001">
                <text:p>-0.110001</text:p>
              </table:table-cell>
              <table:table-cell office:value-type="float" office:value="-1.57202">
                <text:p>-1.572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-1.5707">
                <text:p>-1.5707</text:p>
              </table:table-cell>
              <table:table-cell office:value-type="float" office:value="-0.120001">
                <text:p>-0.120001</text:p>
              </table:table-cell>
              <table:table-cell office:value-type="float" office:value="-1.57202">
                <text:p>-1.572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-1.57069">
                <text:p>-1.57069</text:p>
              </table:table-cell>
              <table:table-cell office:value-type="float" office:value="-0.130001">
                <text:p>-0.130001</text:p>
              </table:table-cell>
              <table:table-cell office:value-type="float" office:value="-1.57201">
                <text:p>-1.572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-1.57068">
                <text:p>-1.57068</text:p>
              </table:table-cell>
              <table:table-cell office:value-type="float" office:value="-0.140001">
                <text:p>-0.140001</text:p>
              </table:table-cell>
              <table:table-cell office:value-type="float" office:value="-1.57201">
                <text:p>-1.572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-1.57067">
                <text:p>-1.57067</text:p>
              </table:table-cell>
              <table:table-cell office:value-type="float" office:value="-0.150001">
                <text:p>-0.150001</text:p>
              </table:table-cell>
              <table:table-cell office:value-type="float" office:value="-1.572">
                <text:p>-1.5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-1.57066">
                <text:p>-1.57066</text:p>
              </table:table-cell>
              <table:table-cell office:value-type="float" office:value="-0.160001">
                <text:p>-0.160001</text:p>
              </table:table-cell>
              <table:table-cell office:value-type="float" office:value="-1.572">
                <text:p>-1.5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-1.57065">
                <text:p>-1.57065</text:p>
              </table:table-cell>
              <table:table-cell office:value-type="float" office:value="-0.170001">
                <text:p>-0.170001</text:p>
              </table:table-cell>
              <table:table-cell office:value-type="float" office:value="-1.572">
                <text:p>-1.5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-1.57064">
                <text:p>-1.57064</text:p>
              </table:table-cell>
              <table:table-cell office:value-type="float" office:value="-0.180001">
                <text:p>-0.180001</text:p>
              </table:table-cell>
              <table:table-cell office:value-type="float" office:value="-1.57199">
                <text:p>-1.571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-1.57063">
                <text:p>-1.57063</text:p>
              </table:table-cell>
              <table:table-cell office:value-type="float" office:value="-0.190001">
                <text:p>-0.190001</text:p>
              </table:table-cell>
              <table:table-cell office:value-type="float" office:value="-1.57199">
                <text:p>-1.571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-1.57062">
                <text:p>-1.57062</text:p>
              </table:table-cell>
              <table:table-cell office:value-type="float" office:value="-0.200001">
                <text:p>-0.200001</text:p>
              </table:table-cell>
              <table:table-cell office:value-type="float" office:value="-1.57199">
                <text:p>-1.571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-1.57061">
                <text:p>-1.57061</text:p>
              </table:table-cell>
              <table:table-cell office:value-type="float" office:value="-0.210001">
                <text:p>-0.210001</text:p>
              </table:table-cell>
              <table:table-cell office:value-type="float" office:value="-1.57199">
                <text:p>-1.571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-1.5706">
                <text:p>-1.5706</text:p>
              </table:table-cell>
              <table:table-cell office:value-type="float" office:value="-0.220001">
                <text:p>-0.220001</text:p>
              </table:table-cell>
              <table:table-cell office:value-type="float" office:value="-1.57198">
                <text:p>-1.571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-1.57059">
                <text:p>-1.57059</text:p>
              </table:table-cell>
              <table:table-cell office:value-type="float" office:value="-0.230001">
                <text:p>-0.230001</text:p>
              </table:table-cell>
              <table:table-cell office:value-type="float" office:value="-1.57198">
                <text:p>-1.571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-1.57058">
                <text:p>-1.57058</text:p>
              </table:table-cell>
              <table:table-cell office:value-type="float" office:value="-0.240001">
                <text:p>-0.240001</text:p>
              </table:table-cell>
              <table:table-cell office:value-type="float" office:value="-1.57198">
                <text:p>-1.571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-1.57057">
                <text:p>-1.57057</text:p>
              </table:table-cell>
              <table:table-cell office:value-type="float" office:value="-0.250001">
                <text:p>-0.250001</text:p>
              </table:table-cell>
              <table:table-cell office:value-type="float" office:value="-1.57197">
                <text:p>-1.571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-1.57056">
                <text:p>-1.57056</text:p>
              </table:table-cell>
              <table:table-cell office:value-type="float" office:value="-0.260001">
                <text:p>-0.260001</text:p>
              </table:table-cell>
              <table:table-cell office:value-type="float" office:value="-1.57197">
                <text:p>-1.571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-1.57055">
                <text:p>-1.57055</text:p>
              </table:table-cell>
              <table:table-cell office:value-type="float" office:value="-0.270001">
                <text:p>-0.270001</text:p>
              </table:table-cell>
              <table:table-cell office:value-type="float" office:value="-1.57197">
                <text:p>-1.571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-1.57054">
                <text:p>-1.57054</text:p>
              </table:table-cell>
              <table:table-cell office:value-type="float" office:value="-0.280001">
                <text:p>-0.280001</text:p>
              </table:table-cell>
              <table:table-cell office:value-type="float" office:value="-1.57197">
                <text:p>-1.571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-1.57053">
                <text:p>-1.57053</text:p>
              </table:table-cell>
              <table:table-cell office:value-type="float" office:value="-0.290001">
                <text:p>-0.290001</text:p>
              </table:table-cell>
              <table:table-cell office:value-type="float" office:value="-1.57197">
                <text:p>-1.571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-1.57052">
                <text:p>-1.57052</text:p>
              </table:table-cell>
              <table:table-cell office:value-type="float" office:value="-0.300001">
                <text:p>-0.300001</text:p>
              </table:table-cell>
              <table:table-cell office:value-type="float" office:value="-1.57196">
                <text:p>-1.571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-1.57051">
                <text:p>-1.57051</text:p>
              </table:table-cell>
              <table:table-cell office:value-type="float" office:value="-0.310001">
                <text:p>-0.310001</text:p>
              </table:table-cell>
              <table:table-cell office:value-type="float" office:value="-1.57196">
                <text:p>-1.571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-1.5705">
                <text:p>-1.5705</text:p>
              </table:table-cell>
              <table:table-cell office:value-type="float" office:value="-0.320001">
                <text:p>-0.320001</text:p>
              </table:table-cell>
              <table:table-cell office:value-type="float" office:value="-1.57196">
                <text:p>-1.571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-1.57049">
                <text:p>-1.57049</text:p>
              </table:table-cell>
              <table:table-cell office:value-type="float" office:value="-0.330001">
                <text:p>-0.330001</text:p>
              </table:table-cell>
              <table:table-cell office:value-type="float" office:value="-1.57196">
                <text:p>-1.571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-1.57048">
                <text:p>-1.57048</text:p>
              </table:table-cell>
              <table:table-cell office:value-type="float" office:value="-0.340001">
                <text:p>-0.340001</text:p>
              </table:table-cell>
              <table:table-cell office:value-type="float" office:value="-1.57196">
                <text:p>-1.571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-1.57046">
                <text:p>-1.57046</text:p>
              </table:table-cell>
              <table:table-cell office:value-type="float" office:value="-0.350001">
                <text:p>-0.350001</text:p>
              </table:table-cell>
              <table:table-cell office:value-type="float" office:value="-1.57195">
                <text:p>-1.571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1.57045">
                <text:p>-1.57045</text:p>
              </table:table-cell>
              <table:table-cell office:value-type="float" office:value="-0.360001">
                <text:p>-0.360001</text:p>
              </table:table-cell>
              <table:table-cell office:value-type="float" office:value="-1.57195">
                <text:p>-1.571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1.57044">
                <text:p>-1.57044</text:p>
              </table:table-cell>
              <table:table-cell office:value-type="float" office:value="-0.370001">
                <text:p>-0.370001</text:p>
              </table:table-cell>
              <table:table-cell office:value-type="float" office:value="-1.57195">
                <text:p>-1.571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1.57043">
                <text:p>-1.57043</text:p>
              </table:table-cell>
              <table:table-cell office:value-type="float" office:value="-0.380001">
                <text:p>-0.380001</text:p>
              </table:table-cell>
              <table:table-cell office:value-type="float" office:value="-1.57195">
                <text:p>-1.571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-1.57042">
                <text:p>-1.57042</text:p>
              </table:table-cell>
              <table:table-cell office:value-type="float" office:value="-0.390001">
                <text:p>-0.390001</text:p>
              </table:table-cell>
              <table:table-cell office:value-type="float" office:value="-1.57195">
                <text:p>-1.571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-1.57041">
                <text:p>-1.57041</text:p>
              </table:table-cell>
              <table:table-cell office:value-type="float" office:value="-0.400001">
                <text:p>-0.400001</text:p>
              </table:table-cell>
              <table:table-cell office:value-type="float" office:value="-1.57195">
                <text:p>-1.571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-1.5704">
                <text:p>-1.5704</text:p>
              </table:table-cell>
              <table:table-cell office:value-type="float" office:value="-0.410001">
                <text:p>-0.410001</text:p>
              </table:table-cell>
              <table:table-cell office:value-type="float" office:value="-1.57195">
                <text:p>-1.571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-1.57039">
                <text:p>-1.57039</text:p>
              </table:table-cell>
              <table:table-cell office:value-type="float" office:value="-0.420001">
                <text:p>-0.420001</text:p>
              </table:table-cell>
              <table:table-cell office:value-type="float" office:value="-1.57195">
                <text:p>-1.571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-1.57038">
                <text:p>-1.57038</text:p>
              </table:table-cell>
              <table:table-cell office:value-type="float" office:value="-0.430001">
                <text:p>-0.430001</text:p>
              </table:table-cell>
              <table:table-cell office:value-type="float" office:value="-1.57195">
                <text:p>-1.571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-1.57037">
                <text:p>-1.57037</text:p>
              </table:table-cell>
              <table:table-cell office:value-type="float" office:value="-0.440001">
                <text:p>-0.440001</text:p>
              </table:table-cell>
              <table:table-cell office:value-type="float" office:value="-1.57195">
                <text:p>-1.571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-1.57036">
                <text:p>-1.57036</text:p>
              </table:table-cell>
              <table:table-cell office:value-type="float" office:value="-0.450001">
                <text:p>-0.450001</text:p>
              </table:table-cell>
              <table:table-cell office:value-type="float" office:value="-1.57195">
                <text:p>-1.571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-1.57035">
                <text:p>-1.57035</text:p>
              </table:table-cell>
              <table:table-cell office:value-type="float" office:value="-0.460001">
                <text:p>-0.460001</text:p>
              </table:table-cell>
              <table:table-cell office:value-type="float" office:value="-1.57195">
                <text:p>-1.571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-1.57034">
                <text:p>-1.57034</text:p>
              </table:table-cell>
              <table:table-cell office:value-type="float" office:value="-0.470001">
                <text:p>-0.470001</text:p>
              </table:table-cell>
              <table:table-cell office:value-type="float" office:value="-1.57195">
                <text:p>-1.571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-1.57032">
                <text:p>-1.57032</text:p>
              </table:table-cell>
              <table:table-cell office:value-type="float" office:value="-0.480001">
                <text:p>-0.480001</text:p>
              </table:table-cell>
              <table:table-cell office:value-type="float" office:value="-1.57195">
                <text:p>-1.571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-1.57031">
                <text:p>-1.57031</text:p>
              </table:table-cell>
              <table:table-cell office:value-type="float" office:value="-0.490001">
                <text:p>-0.490001</text:p>
              </table:table-cell>
              <table:table-cell office:value-type="float" office:value="-1.57195">
                <text:p>-1.571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-1.5703">
                <text:p>-1.5703</text:p>
              </table:table-cell>
              <table:table-cell office:value-type="float" office:value="-0.500001">
                <text:p>-0.500001</text:p>
              </table:table-cell>
              <table:table-cell office:value-type="float" office:value="-1.57195">
                <text:p>-1.571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-1.57029">
                <text:p>-1.57029</text:p>
              </table:table-cell>
              <table:table-cell office:value-type="float" office:value="-0.510001">
                <text:p>-0.510001</text:p>
              </table:table-cell>
              <table:table-cell office:value-type="float" office:value="-1.57195">
                <text:p>-1.571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-1.57028">
                <text:p>-1.57028</text:p>
              </table:table-cell>
              <table:table-cell office:value-type="float" office:value="-0.520001">
                <text:p>-0.520001</text:p>
              </table:table-cell>
              <table:table-cell office:value-type="float" office:value="-1.57195">
                <text:p>-1.571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-1.57027">
                <text:p>-1.57027</text:p>
              </table:table-cell>
              <table:table-cell office:value-type="float" office:value="-0.530001">
                <text:p>-0.530001</text:p>
              </table:table-cell>
              <table:table-cell office:value-type="float" office:value="-1.57195">
                <text:p>-1.571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-1.57026">
                <text:p>-1.57026</text:p>
              </table:table-cell>
              <table:table-cell office:value-type="float" office:value="-0.540001">
                <text:p>-0.540001</text:p>
              </table:table-cell>
              <table:table-cell office:value-type="float" office:value="-1.57196">
                <text:p>-1.571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-1.57024">
                <text:p>-1.57024</text:p>
              </table:table-cell>
              <table:table-cell office:value-type="float" office:value="-0.550001">
                <text:p>-0.550001</text:p>
              </table:table-cell>
              <table:table-cell office:value-type="float" office:value="-1.57196">
                <text:p>-1.571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-1.57023">
                <text:p>-1.57023</text:p>
              </table:table-cell>
              <table:table-cell office:value-type="float" office:value="-0.560001">
                <text:p>-0.560001</text:p>
              </table:table-cell>
              <table:table-cell office:value-type="float" office:value="-1.57196">
                <text:p>-1.571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-1.57022">
                <text:p>-1.57022</text:p>
              </table:table-cell>
              <table:table-cell office:value-type="float" office:value="-0.570001">
                <text:p>-0.570001</text:p>
              </table:table-cell>
              <table:table-cell office:value-type="float" office:value="-1.57196">
                <text:p>-1.571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-1.57021">
                <text:p>-1.57021</text:p>
              </table:table-cell>
              <table:table-cell office:value-type="float" office:value="-0.580001">
                <text:p>-0.580001</text:p>
              </table:table-cell>
              <table:table-cell office:value-type="float" office:value="-1.57196">
                <text:p>-1.571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-1.5702">
                <text:p>-1.5702</text:p>
              </table:table-cell>
              <table:table-cell office:value-type="float" office:value="-0.590001">
                <text:p>-0.590001</text:p>
              </table:table-cell>
              <table:table-cell office:value-type="float" office:value="-1.57197">
                <text:p>-1.571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-1.57018">
                <text:p>-1.57018</text:p>
              </table:table-cell>
              <table:table-cell office:value-type="float" office:value="-0.600001">
                <text:p>-0.600001</text:p>
              </table:table-cell>
              <table:table-cell office:value-type="float" office:value="-1.57197">
                <text:p>-1.5719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-1.57017">
                <text:p>-1.57017</text:p>
              </table:table-cell>
              <table:table-cell office:value-type="float" office:value="-0.610001">
                <text:p>-0.610001</text:p>
              </table:table-cell>
              <table:table-cell office:value-type="float" office:value="-1.57197">
                <text:p>-1.5719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-1.57016">
                <text:p>-1.57016</text:p>
              </table:table-cell>
              <table:table-cell office:value-type="float" office:value="-0.620001">
                <text:p>-0.620001</text:p>
              </table:table-cell>
              <table:table-cell office:value-type="float" office:value="-1.57197">
                <text:p>-1.5719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-1.57014">
                <text:p>-1.57014</text:p>
              </table:table-cell>
              <table:table-cell office:value-type="float" office:value="-0.630001">
                <text:p>-0.630001</text:p>
              </table:table-cell>
              <table:table-cell office:value-type="float" office:value="-1.57198">
                <text:p>-1.571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-1.57013">
                <text:p>-1.57013</text:p>
              </table:table-cell>
              <table:table-cell office:value-type="float" office:value="-0.640001">
                <text:p>-0.640001</text:p>
              </table:table-cell>
              <table:table-cell office:value-type="float" office:value="-1.57198">
                <text:p>-1.571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-1.57012">
                <text:p>-1.57012</text:p>
              </table:table-cell>
              <table:table-cell office:value-type="float" office:value="-0.650001">
                <text:p>-0.650001</text:p>
              </table:table-cell>
              <table:table-cell office:value-type="float" office:value="-1.57198">
                <text:p>-1.571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-1.57011">
                <text:p>-1.57011</text:p>
              </table:table-cell>
              <table:table-cell office:value-type="float" office:value="-0.660001">
                <text:p>-0.660001</text:p>
              </table:table-cell>
              <table:table-cell office:value-type="float" office:value="-1.57199">
                <text:p>-1.571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-1.57009">
                <text:p>-1.57009</text:p>
              </table:table-cell>
              <table:table-cell office:value-type="float" office:value="-0.670001">
                <text:p>-0.670001</text:p>
              </table:table-cell>
              <table:table-cell office:value-type="float" office:value="-1.57199">
                <text:p>-1.571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-1.57008">
                <text:p>-1.57008</text:p>
              </table:table-cell>
              <table:table-cell office:value-type="float" office:value="-0.680001">
                <text:p>-0.680001</text:p>
              </table:table-cell>
              <table:table-cell office:value-type="float" office:value="-1.572">
                <text:p>-1.5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-1.57007">
                <text:p>-1.57007</text:p>
              </table:table-cell>
              <table:table-cell office:value-type="float" office:value="-0.690001">
                <text:p>-0.690001</text:p>
              </table:table-cell>
              <table:table-cell office:value-type="float" office:value="-1.572">
                <text:p>-1.5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-1.57005">
                <text:p>-1.57005</text:p>
              </table:table-cell>
              <table:table-cell office:value-type="float" office:value="-0.700001">
                <text:p>-0.700001</text:p>
              </table:table-cell>
              <table:table-cell office:value-type="float" office:value="-1.57201">
                <text:p>-1.572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-1.57004">
                <text:p>-1.57004</text:p>
              </table:table-cell>
              <table:table-cell office:value-type="float" office:value="-0.710001">
                <text:p>-0.710001</text:p>
              </table:table-cell>
              <table:table-cell office:value-type="float" office:value="-1.57201">
                <text:p>-1.572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-1.57002">
                <text:p>-1.57002</text:p>
              </table:table-cell>
              <table:table-cell office:value-type="float" office:value="-0.720001">
                <text:p>-0.720001</text:p>
              </table:table-cell>
              <table:table-cell office:value-type="float" office:value="-1.57202">
                <text:p>-1.5720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-1.57001">
                <text:p>-1.57001</text:p>
              </table:table-cell>
              <table:table-cell office:value-type="float" office:value="-0.730001">
                <text:p>-0.730001</text:p>
              </table:table-cell>
              <table:table-cell office:value-type="float" office:value="-1.57202">
                <text:p>-1.572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-1.56999">
                <text:p>-1.56999</text:p>
              </table:table-cell>
              <table:table-cell office:value-type="float" office:value="-0.740001">
                <text:p>-0.740001</text:p>
              </table:table-cell>
              <table:table-cell office:value-type="float" office:value="-1.57203">
                <text:p>-1.572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-1.56998">
                <text:p>-1.56998</text:p>
              </table:table-cell>
              <table:table-cell office:value-type="float" office:value="-0.750001">
                <text:p>-0.750001</text:p>
              </table:table-cell>
              <table:table-cell office:value-type="float" office:value="-1.57204">
                <text:p>-1.572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-1.56996">
                <text:p>-1.56996</text:p>
              </table:table-cell>
              <table:table-cell office:value-type="float" office:value="-0.760001">
                <text:p>-0.760001</text:p>
              </table:table-cell>
              <table:table-cell office:value-type="float" office:value="-1.57204">
                <text:p>-1.572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-1.56995">
                <text:p>-1.56995</text:p>
              </table:table-cell>
              <table:table-cell office:value-type="float" office:value="-0.770001">
                <text:p>-0.770001</text:p>
              </table:table-cell>
              <table:table-cell office:value-type="float" office:value="-1.57205">
                <text:p>-1.572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-1.56993">
                <text:p>-1.56993</text:p>
              </table:table-cell>
              <table:table-cell office:value-type="float" office:value="-0.780001">
                <text:p>-0.780001</text:p>
              </table:table-cell>
              <table:table-cell office:value-type="float" office:value="-1.57206">
                <text:p>-1.572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-1.56992">
                <text:p>-1.56992</text:p>
              </table:table-cell>
              <table:table-cell office:value-type="float" office:value="-0.790001">
                <text:p>-0.790001</text:p>
              </table:table-cell>
              <table:table-cell office:value-type="float" office:value="-1.57206">
                <text:p>-1.572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-1.5699">
                <text:p>-1.5699</text:p>
              </table:table-cell>
              <table:table-cell office:value-type="float" office:value="-0.800001">
                <text:p>-0.800001</text:p>
              </table:table-cell>
              <table:table-cell office:value-type="float" office:value="-1.57207">
                <text:p>-1.5720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-1.56988">
                <text:p>-1.56988</text:p>
              </table:table-cell>
              <table:table-cell office:value-type="float" office:value="-0.810001">
                <text:p>-0.810001</text:p>
              </table:table-cell>
              <table:table-cell office:value-type="float" office:value="-1.57208">
                <text:p>-1.572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-1.56987">
                <text:p>-1.56987</text:p>
              </table:table-cell>
              <table:table-cell office:value-type="float" office:value="-0.820001">
                <text:p>-0.820001</text:p>
              </table:table-cell>
              <table:table-cell office:value-type="float" office:value="-1.57209">
                <text:p>-1.572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-1.56985">
                <text:p>-1.56985</text:p>
              </table:table-cell>
              <table:table-cell office:value-type="float" office:value="-0.830001">
                <text:p>-0.830001</text:p>
              </table:table-cell>
              <table:table-cell office:value-type="float" office:value="-1.5721">
                <text:p>-1.57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-1.56983">
                <text:p>-1.56983</text:p>
              </table:table-cell>
              <table:table-cell office:value-type="float" office:value="-0.840001">
                <text:p>-0.840001</text:p>
              </table:table-cell>
              <table:table-cell office:value-type="float" office:value="-1.57211">
                <text:p>-1.572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-1.56982">
                <text:p>-1.56982</text:p>
              </table:table-cell>
              <table:table-cell office:value-type="float" office:value="-0.850001">
                <text:p>-0.850001</text:p>
              </table:table-cell>
              <table:table-cell office:value-type="float" office:value="-1.57212">
                <text:p>-1.572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-1.5698">
                <text:p>-1.5698</text:p>
              </table:table-cell>
              <table:table-cell office:value-type="float" office:value="-0.860001">
                <text:p>-0.860001</text:p>
              </table:table-cell>
              <table:table-cell office:value-type="float" office:value="-1.57213">
                <text:p>-1.572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-1.56978">
                <text:p>-1.56978</text:p>
              </table:table-cell>
              <table:table-cell office:value-type="float" office:value="-0.870001">
                <text:p>-0.870001</text:p>
              </table:table-cell>
              <table:table-cell office:value-type="float" office:value="-1.57214">
                <text:p>-1.572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-1.56976">
                <text:p>-1.56976</text:p>
              </table:table-cell>
              <table:table-cell office:value-type="float" office:value="-0.880001">
                <text:p>-0.880001</text:p>
              </table:table-cell>
              <table:table-cell office:value-type="float" office:value="-1.57215">
                <text:p>-1.572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-1.56974">
                <text:p>-1.56974</text:p>
              </table:table-cell>
              <table:table-cell office:value-type="float" office:value="-0.890001">
                <text:p>-0.890001</text:p>
              </table:table-cell>
              <table:table-cell office:value-type="float" office:value="-1.57216">
                <text:p>-1.572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-1.56972">
                <text:p>-1.56972</text:p>
              </table:table-cell>
              <table:table-cell office:value-type="float" office:value="-0.900001">
                <text:p>-0.900001</text:p>
              </table:table-cell>
              <table:table-cell office:value-type="float" office:value="-1.57218">
                <text:p>-1.572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-1.5697">
                <text:p>-1.5697</text:p>
              </table:table-cell>
              <table:table-cell office:value-type="float" office:value="-0.910001">
                <text:p>-0.910001</text:p>
              </table:table-cell>
              <table:table-cell office:value-type="float" office:value="-1.57219">
                <text:p>-1.572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-1.56968">
                <text:p>-1.56968</text:p>
              </table:table-cell>
              <table:table-cell office:value-type="float" office:value="-0.920001">
                <text:p>-0.920001</text:p>
              </table:table-cell>
              <table:table-cell office:value-type="float" office:value="-1.5722">
                <text:p>-1.57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-1.56966">
                <text:p>-1.56966</text:p>
              </table:table-cell>
              <table:table-cell office:value-type="float" office:value="-0.930001">
                <text:p>-0.930001</text:p>
              </table:table-cell>
              <table:table-cell office:value-type="float" office:value="-1.57222">
                <text:p>-1.572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-1.56964">
                <text:p>-1.56964</text:p>
              </table:table-cell>
              <table:table-cell office:value-type="float" office:value="-0.940001">
                <text:p>-0.940001</text:p>
              </table:table-cell>
              <table:table-cell office:value-type="float" office:value="-1.57223">
                <text:p>-1.5722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-1.56962">
                <text:p>-1.56962</text:p>
              </table:table-cell>
              <table:table-cell office:value-type="float" office:value="-0.950001">
                <text:p>-0.950001</text:p>
              </table:table-cell>
              <table:table-cell office:value-type="float" office:value="-1.57225">
                <text:p>-1.572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-1.56959">
                <text:p>-1.56959</text:p>
              </table:table-cell>
              <table:table-cell office:value-type="float" office:value="-0.96">
                <text:p>-0.96</text:p>
              </table:table-cell>
              <table:table-cell office:value-type="float" office:value="-1.57226">
                <text:p>-1.5722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-1.56957">
                <text:p>-1.56957</text:p>
              </table:table-cell>
              <table:table-cell office:value-type="float" office:value="-0.97">
                <text:p>-0.97</text:p>
              </table:table-cell>
              <table:table-cell office:value-type="float" office:value="-1.57228">
                <text:p>-1.572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-1.56955">
                <text:p>-1.56955</text:p>
              </table:table-cell>
              <table:table-cell office:value-type="float" office:value="-0.98">
                <text:p>-0.98</text:p>
              </table:table-cell>
              <table:table-cell office:value-type="float" office:value="-1.5723">
                <text:p>-1.57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-1.56952">
                <text:p>-1.56952</text:p>
              </table:table-cell>
              <table:table-cell office:value-type="float" office:value="-0.99">
                <text:p>-0.99</text:p>
              </table:table-cell>
              <table:table-cell office:value-type="float" office:value="-1.57231">
                <text:p>-1.572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-1.5695">
                <text:p>-1.5695</text:p>
              </table:table-cell>
              <table:table-cell office:value-type="float" office:value="-1">
                <text:p>-1</text:p>
              </table:table-cell>
              <table:table-cell office:value-type="float" office:value="-1.57233">
                <text:p>-1.572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-1.56945">
                <text:p>-1.56945</text:p>
              </table:table-cell>
              <table:table-cell office:value-type="float" office:value="-0.999993">
                <text:p>-0.999993</text:p>
              </table:table-cell>
              <table:table-cell office:value-type="float" office:value="-1.57238">
                <text:p>-1.572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-1.5694">
                <text:p>-1.5694</text:p>
              </table:table-cell>
              <table:table-cell office:value-type="float" office:value="-0.999993">
                <text:p>-0.999993</text:p>
              </table:table-cell>
              <table:table-cell office:value-type="float" office:value="-1.57242">
                <text:p>-1.5724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-1.56935">
                <text:p>-1.56935</text:p>
              </table:table-cell>
              <table:table-cell office:value-type="float" office:value="-0.999993">
                <text:p>-0.999993</text:p>
              </table:table-cell>
              <table:table-cell office:value-type="float" office:value="-1.57247">
                <text:p>-1.5724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-1.56931">
                <text:p>-1.56931</text:p>
              </table:table-cell>
              <table:table-cell office:value-type="float" office:value="-0.999993">
                <text:p>-0.999993</text:p>
              </table:table-cell>
              <table:table-cell office:value-type="float" office:value="-1.57251">
                <text:p>-1.5725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-1.56926">
                <text:p>-1.56926</text:p>
              </table:table-cell>
              <table:table-cell office:value-type="float" office:value="-0.999993">
                <text:p>-0.999993</text:p>
              </table:table-cell>
              <table:table-cell office:value-type="float" office:value="-1.57256">
                <text:p>-1.572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-1.56921">
                <text:p>-1.56921</text:p>
              </table:table-cell>
              <table:table-cell office:value-type="float" office:value="-0.999993">
                <text:p>-0.999993</text:p>
              </table:table-cell>
              <table:table-cell office:value-type="float" office:value="-1.5726">
                <text:p>-1.572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-1.56916">
                <text:p>-1.56916</text:p>
              </table:table-cell>
              <table:table-cell office:value-type="float" office:value="-0.999992">
                <text:p>-0.999992</text:p>
              </table:table-cell>
              <table:table-cell office:value-type="float" office:value="-1.57265">
                <text:p>-1.5726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-1.56911">
                <text:p>-1.56911</text:p>
              </table:table-cell>
              <table:table-cell office:value-type="float" office:value="-0.999992">
                <text:p>-0.999992</text:p>
              </table:table-cell>
              <table:table-cell office:value-type="float" office:value="-1.57269">
                <text:p>-1.572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-1.56906">
                <text:p>-1.56906</text:p>
              </table:table-cell>
              <table:table-cell office:value-type="float" office:value="-0.999992">
                <text:p>-0.999992</text:p>
              </table:table-cell>
              <table:table-cell office:value-type="float" office:value="-1.57274">
                <text:p>-1.5727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-1.56901">
                <text:p>-1.56901</text:p>
              </table:table-cell>
              <table:table-cell office:value-type="float" office:value="-0.999992">
                <text:p>-0.999992</text:p>
              </table:table-cell>
              <table:table-cell office:value-type="float" office:value="-1.57278">
                <text:p>-1.5727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-1.56896">
                <text:p>-1.56896</text:p>
              </table:table-cell>
              <table:table-cell office:value-type="float" office:value="-0.999992">
                <text:p>-0.999992</text:p>
              </table:table-cell>
              <table:table-cell office:value-type="float" office:value="-1.57283">
                <text:p>-1.5728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-1.56891">
                <text:p>-1.56891</text:p>
              </table:table-cell>
              <table:table-cell office:value-type="float" office:value="-0.999992">
                <text:p>-0.999992</text:p>
              </table:table-cell>
              <table:table-cell office:value-type="float" office:value="-1.57287">
                <text:p>-1.5728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-1.56886">
                <text:p>-1.56886</text:p>
              </table:table-cell>
              <table:table-cell office:value-type="float" office:value="-0.999992">
                <text:p>-0.999992</text:p>
              </table:table-cell>
              <table:table-cell office:value-type="float" office:value="-1.57292">
                <text:p>-1.572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-1.56881">
                <text:p>-1.56881</text:p>
              </table:table-cell>
              <table:table-cell office:value-type="float" office:value="-0.999992">
                <text:p>-0.999992</text:p>
              </table:table-cell>
              <table:table-cell office:value-type="float" office:value="-1.57296">
                <text:p>-1.572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-1.56876">
                <text:p>-1.56876</text:p>
              </table:table-cell>
              <table:table-cell office:value-type="float" office:value="-0.999992">
                <text:p>-0.999992</text:p>
              </table:table-cell>
              <table:table-cell office:value-type="float" office:value="-1.57301">
                <text:p>-1.573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-1.56871">
                <text:p>-1.56871</text:p>
              </table:table-cell>
              <table:table-cell office:value-type="float" office:value="-0.999991">
                <text:p>-0.999991</text:p>
              </table:table-cell>
              <table:table-cell office:value-type="float" office:value="-1.57305">
                <text:p>-1.573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-1.56866">
                <text:p>-1.56866</text:p>
              </table:table-cell>
              <table:table-cell office:value-type="float" office:value="-0.999991">
                <text:p>-0.999991</text:p>
              </table:table-cell>
              <table:table-cell office:value-type="float" office:value="-1.5731">
                <text:p>-1.573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-1.56861">
                <text:p>-1.56861</text:p>
              </table:table-cell>
              <table:table-cell office:value-type="float" office:value="-0.999991">
                <text:p>-0.999991</text:p>
              </table:table-cell>
              <table:table-cell office:value-type="float" office:value="-1.57314">
                <text:p>-1.573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-1.56856">
                <text:p>-1.56856</text:p>
              </table:table-cell>
              <table:table-cell office:value-type="float" office:value="-0.999991">
                <text:p>-0.999991</text:p>
              </table:table-cell>
              <table:table-cell office:value-type="float" office:value="-1.57319">
                <text:p>-1.573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-1.56851">
                <text:p>-1.56851</text:p>
              </table:table-cell>
              <table:table-cell office:value-type="float" office:value="-0.999991">
                <text:p>-0.999991</text:p>
              </table:table-cell>
              <table:table-cell office:value-type="float" office:value="-1.57323">
                <text:p>-1.5732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-1.56846">
                <text:p>-1.56846</text:p>
              </table:table-cell>
              <table:table-cell office:value-type="float" office:value="-0.999991">
                <text:p>-0.999991</text:p>
              </table:table-cell>
              <table:table-cell office:value-type="float" office:value="-1.57328">
                <text:p>-1.5732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-1.5684">
                <text:p>-1.5684</text:p>
              </table:table-cell>
              <table:table-cell office:value-type="float" office:value="-0.999991">
                <text:p>-0.999991</text:p>
              </table:table-cell>
              <table:table-cell office:value-type="float" office:value="-1.57333">
                <text:p>-1.573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-1.56835">
                <text:p>-1.56835</text:p>
              </table:table-cell>
              <table:table-cell office:value-type="float" office:value="-0.99999">
                <text:p>-0.99999</text:p>
              </table:table-cell>
              <table:table-cell office:value-type="float" office:value="-1.57337">
                <text:p>-1.5733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-1.5683">
                <text:p>-1.5683</text:p>
              </table:table-cell>
              <table:table-cell office:value-type="float" office:value="-0.99999">
                <text:p>-0.99999</text:p>
              </table:table-cell>
              <table:table-cell office:value-type="float" office:value="-1.57342">
                <text:p>-1.5734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-1.56825">
                <text:p>-1.56825</text:p>
              </table:table-cell>
              <table:table-cell office:value-type="float" office:value="-0.99999">
                <text:p>-0.99999</text:p>
              </table:table-cell>
              <table:table-cell office:value-type="float" office:value="-1.57346">
                <text:p>-1.5734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-1.5682">
                <text:p>-1.5682</text:p>
              </table:table-cell>
              <table:table-cell office:value-type="float" office:value="-0.99999">
                <text:p>-0.99999</text:p>
              </table:table-cell>
              <table:table-cell office:value-type="float" office:value="-1.57351">
                <text:p>-1.5735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-1.56814">
                <text:p>-1.56814</text:p>
              </table:table-cell>
              <table:table-cell office:value-type="float" office:value="-0.99999">
                <text:p>-0.99999</text:p>
              </table:table-cell>
              <table:table-cell office:value-type="float" office:value="-1.57356">
                <text:p>-1.5735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-1.56809">
                <text:p>-1.56809</text:p>
              </table:table-cell>
              <table:table-cell office:value-type="float" office:value="-0.99999">
                <text:p>-0.99999</text:p>
              </table:table-cell>
              <table:table-cell office:value-type="float" office:value="-1.5736">
                <text:p>-1.57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-1.56804">
                <text:p>-1.56804</text:p>
              </table:table-cell>
              <table:table-cell office:value-type="float" office:value="-0.999989">
                <text:p>-0.999989</text:p>
              </table:table-cell>
              <table:table-cell office:value-type="float" office:value="-1.57365">
                <text:p>-1.5736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-1.56799">
                <text:p>-1.56799</text:p>
              </table:table-cell>
              <table:table-cell office:value-type="float" office:value="-0.999989">
                <text:p>-0.999989</text:p>
              </table:table-cell>
              <table:table-cell office:value-type="float" office:value="-1.57369">
                <text:p>-1.5736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-1.56793">
                <text:p>-1.56793</text:p>
              </table:table-cell>
              <table:table-cell office:value-type="float" office:value="-0.999989">
                <text:p>-0.999989</text:p>
              </table:table-cell>
              <table:table-cell office:value-type="float" office:value="-1.57374">
                <text:p>-1.5737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-1.56788">
                <text:p>-1.56788</text:p>
              </table:table-cell>
              <table:table-cell office:value-type="float" office:value="-0.999989">
                <text:p>-0.999989</text:p>
              </table:table-cell>
              <table:table-cell office:value-type="float" office:value="-1.57378">
                <text:p>-1.573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-1.56783">
                <text:p>-1.56783</text:p>
              </table:table-cell>
              <table:table-cell office:value-type="float" office:value="-0.999989">
                <text:p>-0.999989</text:p>
              </table:table-cell>
              <table:table-cell office:value-type="float" office:value="-1.57383">
                <text:p>-1.573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-1.56778">
                <text:p>-1.56778</text:p>
              </table:table-cell>
              <table:table-cell office:value-type="float" office:value="-0.999989">
                <text:p>-0.999989</text:p>
              </table:table-cell>
              <table:table-cell office:value-type="float" office:value="-1.57388">
                <text:p>-1.5738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-1.56772">
                <text:p>-1.56772</text:p>
              </table:table-cell>
              <table:table-cell office:value-type="float" office:value="-0.999988">
                <text:p>-0.999988</text:p>
              </table:table-cell>
              <table:table-cell office:value-type="float" office:value="-1.57392">
                <text:p>-1.5739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-1.56767">
                <text:p>-1.56767</text:p>
              </table:table-cell>
              <table:table-cell office:value-type="float" office:value="-0.999988">
                <text:p>-0.999988</text:p>
              </table:table-cell>
              <table:table-cell office:value-type="float" office:value="-1.57397">
                <text:p>-1.5739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-1.56762">
                <text:p>-1.56762</text:p>
              </table:table-cell>
              <table:table-cell office:value-type="float" office:value="-0.999988">
                <text:p>-0.999988</text:p>
              </table:table-cell>
              <table:table-cell office:value-type="float" office:value="-1.57401">
                <text:p>-1.574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-1.56757">
                <text:p>-1.56757</text:p>
              </table:table-cell>
              <table:table-cell office:value-type="float" office:value="-0.999988">
                <text:p>-0.999988</text:p>
              </table:table-cell>
              <table:table-cell office:value-type="float" office:value="-1.57406">
                <text:p>-1.574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-1.56751">
                <text:p>-1.56751</text:p>
              </table:table-cell>
              <table:table-cell office:value-type="float" office:value="-0.999988">
                <text:p>-0.999988</text:p>
              </table:table-cell>
              <table:table-cell office:value-type="float" office:value="-1.5741">
                <text:p>-1.574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-1.56746">
                <text:p>-1.56746</text:p>
              </table:table-cell>
              <table:table-cell office:value-type="float" office:value="-0.999987">
                <text:p>-0.999987</text:p>
              </table:table-cell>
              <table:table-cell office:value-type="float" office:value="-1.57415">
                <text:p>-1.574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-1.56741">
                <text:p>-1.56741</text:p>
              </table:table-cell>
              <table:table-cell office:value-type="float" office:value="-0.999987">
                <text:p>-0.999987</text:p>
              </table:table-cell>
              <table:table-cell office:value-type="float" office:value="-1.5742">
                <text:p>-1.574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-1.56735">
                <text:p>-1.56735</text:p>
              </table:table-cell>
              <table:table-cell office:value-type="float" office:value="-0.999987">
                <text:p>-0.999987</text:p>
              </table:table-cell>
              <table:table-cell office:value-type="float" office:value="-1.57424">
                <text:p>-1.574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-1.5673">
                <text:p>-1.5673</text:p>
              </table:table-cell>
              <table:table-cell office:value-type="float" office:value="-0.999987">
                <text:p>-0.999987</text:p>
              </table:table-cell>
              <table:table-cell office:value-type="float" office:value="-1.57429">
                <text:p>-1.5742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-1.56725">
                <text:p>-1.56725</text:p>
              </table:table-cell>
              <table:table-cell office:value-type="float" office:value="-0.999986">
                <text:p>-0.999986</text:p>
              </table:table-cell>
              <table:table-cell office:value-type="float" office:value="-1.57433">
                <text:p>-1.574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-1.5672">
                <text:p>-1.5672</text:p>
              </table:table-cell>
              <table:table-cell office:value-type="float" office:value="-0.999986">
                <text:p>-0.999986</text:p>
              </table:table-cell>
              <table:table-cell office:value-type="float" office:value="-1.57438">
                <text:p>-1.5743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-1.56714">
                <text:p>-1.56714</text:p>
              </table:table-cell>
              <table:table-cell office:value-type="float" office:value="-0.999986">
                <text:p>-0.999986</text:p>
              </table:table-cell>
              <table:table-cell office:value-type="float" office:value="-1.57442">
                <text:p>-1.5744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-1.56709">
                <text:p>-1.56709</text:p>
              </table:table-cell>
              <table:table-cell office:value-type="float" office:value="-0.999986">
                <text:p>-0.999986</text:p>
              </table:table-cell>
              <table:table-cell office:value-type="float" office:value="-1.57447">
                <text:p>-1.5744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-1.56704">
                <text:p>-1.56704</text:p>
              </table:table-cell>
              <table:table-cell office:value-type="float" office:value="-0.999986">
                <text:p>-0.999986</text:p>
              </table:table-cell>
              <table:table-cell office:value-type="float" office:value="-1.57451">
                <text:p>-1.5745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-1.56699">
                <text:p>-1.56699</text:p>
              </table:table-cell>
              <table:table-cell office:value-type="float" office:value="-0.999985">
                <text:p>-0.999985</text:p>
              </table:table-cell>
              <table:table-cell office:value-type="float" office:value="-1.57456">
                <text:p>-1.574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-1.56693">
                <text:p>-1.56693</text:p>
              </table:table-cell>
              <table:table-cell office:value-type="float" office:value="-0.999985">
                <text:p>-0.999985</text:p>
              </table:table-cell>
              <table:table-cell office:value-type="float" office:value="-1.5746">
                <text:p>-1.574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-1.56688">
                <text:p>-1.56688</text:p>
              </table:table-cell>
              <table:table-cell office:value-type="float" office:value="-0.999985">
                <text:p>-0.999985</text:p>
              </table:table-cell>
              <table:table-cell office:value-type="float" office:value="-1.57465">
                <text:p>-1.5746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-1.56683">
                <text:p>-1.56683</text:p>
              </table:table-cell>
              <table:table-cell office:value-type="float" office:value="-0.999984">
                <text:p>-0.999984</text:p>
              </table:table-cell>
              <table:table-cell office:value-type="float" office:value="-1.57469">
                <text:p>-1.5746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-1.56678">
                <text:p>-1.56678</text:p>
              </table:table-cell>
              <table:table-cell office:value-type="float" office:value="-0.999984">
                <text:p>-0.999984</text:p>
              </table:table-cell>
              <table:table-cell office:value-type="float" office:value="-1.57473">
                <text:p>-1.5747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-1.56672">
                <text:p>-1.56672</text:p>
              </table:table-cell>
              <table:table-cell office:value-type="float" office:value="-0.999984">
                <text:p>-0.999984</text:p>
              </table:table-cell>
              <table:table-cell office:value-type="float" office:value="-1.57478">
                <text:p>-1.5747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-1.56667">
                <text:p>-1.56667</text:p>
              </table:table-cell>
              <table:table-cell office:value-type="float" office:value="-0.999984">
                <text:p>-0.999984</text:p>
              </table:table-cell>
              <table:table-cell office:value-type="float" office:value="-1.57482">
                <text:p>-1.5748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-1.56662">
                <text:p>-1.56662</text:p>
              </table:table-cell>
              <table:table-cell office:value-type="float" office:value="-0.999983">
                <text:p>-0.999983</text:p>
              </table:table-cell>
              <table:table-cell office:value-type="float" office:value="-1.57487">
                <text:p>-1.5748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-1.56657">
                <text:p>-1.56657</text:p>
              </table:table-cell>
              <table:table-cell office:value-type="float" office:value="-0.999983">
                <text:p>-0.999983</text:p>
              </table:table-cell>
              <table:table-cell office:value-type="float" office:value="-1.57491">
                <text:p>-1.5749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-1.56652">
                <text:p>-1.56652</text:p>
              </table:table-cell>
              <table:table-cell office:value-type="float" office:value="-0.999983">
                <text:p>-0.999983</text:p>
              </table:table-cell>
              <table:table-cell office:value-type="float" office:value="-1.57495">
                <text:p>-1.5749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-1.56646">
                <text:p>-1.56646</text:p>
              </table:table-cell>
              <table:table-cell office:value-type="float" office:value="-0.999982">
                <text:p>-0.999982</text:p>
              </table:table-cell>
              <table:table-cell office:value-type="float" office:value="-1.575">
                <text:p>-1.5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-1.56641">
                <text:p>-1.56641</text:p>
              </table:table-cell>
              <table:table-cell office:value-type="float" office:value="-0.999982">
                <text:p>-0.999982</text:p>
              </table:table-cell>
              <table:table-cell office:value-type="float" office:value="-1.57504">
                <text:p>-1.5750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-1.56636">
                <text:p>-1.56636</text:p>
              </table:table-cell>
              <table:table-cell office:value-type="float" office:value="-0.999982">
                <text:p>-0.999982</text:p>
              </table:table-cell>
              <table:table-cell office:value-type="float" office:value="-1.57508">
                <text:p>-1.5750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-1.56631">
                <text:p>-1.56631</text:p>
              </table:table-cell>
              <table:table-cell office:value-type="float" office:value="-0.999982">
                <text:p>-0.999982</text:p>
              </table:table-cell>
              <table:table-cell office:value-type="float" office:value="-1.57513">
                <text:p>-1.5751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-1.56626">
                <text:p>-1.56626</text:p>
              </table:table-cell>
              <table:table-cell office:value-type="float" office:value="-0.999981">
                <text:p>-0.999981</text:p>
              </table:table-cell>
              <table:table-cell office:value-type="float" office:value="-1.57517">
                <text:p>-1.5751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-1.56621">
                <text:p>-1.56621</text:p>
              </table:table-cell>
              <table:table-cell office:value-type="float" office:value="-0.999981">
                <text:p>-0.999981</text:p>
              </table:table-cell>
              <table:table-cell office:value-type="float" office:value="-1.57521">
                <text:p>-1.575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-1.56616">
                <text:p>-1.56616</text:p>
              </table:table-cell>
              <table:table-cell office:value-type="float" office:value="-0.999981">
                <text:p>-0.999981</text:p>
              </table:table-cell>
              <table:table-cell office:value-type="float" office:value="-1.57525">
                <text:p>-1.575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-1.56611">
                <text:p>-1.56611</text:p>
              </table:table-cell>
              <table:table-cell office:value-type="float" office:value="-0.99998">
                <text:p>-0.99998</text:p>
              </table:table-cell>
              <table:table-cell office:value-type="float" office:value="-1.5753">
                <text:p>-1.575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-1.56606">
                <text:p>-1.56606</text:p>
              </table:table-cell>
              <table:table-cell office:value-type="float" office:value="-0.99998">
                <text:p>-0.99998</text:p>
              </table:table-cell>
              <table:table-cell office:value-type="float" office:value="-1.57534">
                <text:p>-1.5753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-1.56601">
                <text:p>-1.56601</text:p>
              </table:table-cell>
              <table:table-cell office:value-type="float" office:value="-0.999979">
                <text:p>-0.999979</text:p>
              </table:table-cell>
              <table:table-cell office:value-type="float" office:value="-1.57538">
                <text:p>-1.5753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-1.56596">
                <text:p>-1.56596</text:p>
              </table:table-cell>
              <table:table-cell office:value-type="float" office:value="-0.999979">
                <text:p>-0.999979</text:p>
              </table:table-cell>
              <table:table-cell office:value-type="float" office:value="-1.57542">
                <text:p>-1.5754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-1.56591">
                <text:p>-1.56591</text:p>
              </table:table-cell>
              <table:table-cell office:value-type="float" office:value="-0.999979">
                <text:p>-0.999979</text:p>
              </table:table-cell>
              <table:table-cell office:value-type="float" office:value="-1.57546">
                <text:p>-1.5754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-1.56586">
                <text:p>-1.56586</text:p>
              </table:table-cell>
              <table:table-cell office:value-type="float" office:value="-0.999978">
                <text:p>-0.999978</text:p>
              </table:table-cell>
              <table:table-cell office:value-type="float" office:value="-1.5755">
                <text:p>-1.575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-1.56581">
                <text:p>-1.56581</text:p>
              </table:table-cell>
              <table:table-cell office:value-type="float" office:value="-0.999978">
                <text:p>-0.999978</text:p>
              </table:table-cell>
              <table:table-cell office:value-type="float" office:value="-1.57554">
                <text:p>-1.5755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-1.56576">
                <text:p>-1.56576</text:p>
              </table:table-cell>
              <table:table-cell office:value-type="float" office:value="-0.999978">
                <text:p>-0.999978</text:p>
              </table:table-cell>
              <table:table-cell office:value-type="float" office:value="-1.57559">
                <text:p>-1.5755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-1.56571">
                <text:p>-1.56571</text:p>
              </table:table-cell>
              <table:table-cell office:value-type="float" office:value="-0.999977">
                <text:p>-0.999977</text:p>
              </table:table-cell>
              <table:table-cell office:value-type="float" office:value="-1.57563">
                <text:p>-1.5756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-1.56566">
                <text:p>-1.56566</text:p>
              </table:table-cell>
              <table:table-cell office:value-type="float" office:value="-0.999977">
                <text:p>-0.999977</text:p>
              </table:table-cell>
              <table:table-cell office:value-type="float" office:value="-1.57567">
                <text:p>-1.5756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-1.56561">
                <text:p>-1.56561</text:p>
              </table:table-cell>
              <table:table-cell office:value-type="float" office:value="-0.999976">
                <text:p>-0.999976</text:p>
              </table:table-cell>
              <table:table-cell office:value-type="float" office:value="-1.57571">
                <text:p>-1.5757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-1.56556">
                <text:p>-1.56556</text:p>
              </table:table-cell>
              <table:table-cell office:value-type="float" office:value="-0.999976">
                <text:p>-0.999976</text:p>
              </table:table-cell>
              <table:table-cell office:value-type="float" office:value="-1.57575">
                <text:p>-1.5757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-1.56552">
                <text:p>-1.56552</text:p>
              </table:table-cell>
              <table:table-cell office:value-type="float" office:value="-0.999975">
                <text:p>-0.999975</text:p>
              </table:table-cell>
              <table:table-cell office:value-type="float" office:value="-1.57579">
                <text:p>-1.5757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-1.56547">
                <text:p>-1.56547</text:p>
              </table:table-cell>
              <table:table-cell office:value-type="float" office:value="-0.999975">
                <text:p>-0.999975</text:p>
              </table:table-cell>
              <table:table-cell office:value-type="float" office:value="-1.57583">
                <text:p>-1.5758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-1.56542">
                <text:p>-1.56542</text:p>
              </table:table-cell>
              <table:table-cell office:value-type="float" office:value="-0.999975">
                <text:p>-0.999975</text:p>
              </table:table-cell>
              <table:table-cell office:value-type="float" office:value="-1.57587">
                <text:p>-1.5758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-1.56537">
                <text:p>-1.56537</text:p>
              </table:table-cell>
              <table:table-cell office:value-type="float" office:value="-0.999974">
                <text:p>-0.999974</text:p>
              </table:table-cell>
              <table:table-cell office:value-type="float" office:value="-1.57591">
                <text:p>-1.5759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-1.56532">
                <text:p>-1.56532</text:p>
              </table:table-cell>
              <table:table-cell office:value-type="float" office:value="-0.999974">
                <text:p>-0.999974</text:p>
              </table:table-cell>
              <table:table-cell office:value-type="float" office:value="-1.57595">
                <text:p>-1.5759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-1.56528">
                <text:p>-1.56528</text:p>
              </table:table-cell>
              <table:table-cell office:value-type="float" office:value="-0.999973">
                <text:p>-0.999973</text:p>
              </table:table-cell>
              <table:table-cell office:value-type="float" office:value="-1.57598">
                <text:p>-1.5759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-1.56523">
                <text:p>-1.56523</text:p>
              </table:table-cell>
              <table:table-cell office:value-type="float" office:value="-0.999973">
                <text:p>-0.999973</text:p>
              </table:table-cell>
              <table:table-cell office:value-type="float" office:value="-1.57602">
                <text:p>-1.5760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-1.56518">
                <text:p>-1.56518</text:p>
              </table:table-cell>
              <table:table-cell office:value-type="float" office:value="-0.999972">
                <text:p>-0.999972</text:p>
              </table:table-cell>
              <table:table-cell office:value-type="float" office:value="-1.57606">
                <text:p>-1.5760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-1.56514">
                <text:p>-1.56514</text:p>
              </table:table-cell>
              <table:table-cell office:value-type="float" office:value="-0.999972">
                <text:p>-0.999972</text:p>
              </table:table-cell>
              <table:table-cell office:value-type="float" office:value="-1.5761">
                <text:p>-1.576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-1.56509">
                <text:p>-1.56509</text:p>
              </table:table-cell>
              <table:table-cell office:value-type="float" office:value="-0.999971">
                <text:p>-0.999971</text:p>
              </table:table-cell>
              <table:table-cell office:value-type="float" office:value="-1.57614">
                <text:p>-1.5761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-1.56504">
                <text:p>-1.56504</text:p>
              </table:table-cell>
              <table:table-cell office:value-type="float" office:value="-0.999971">
                <text:p>-0.999971</text:p>
              </table:table-cell>
              <table:table-cell office:value-type="float" office:value="-1.57618">
                <text:p>-1.5761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-1.565">
                <text:p>-1.565</text:p>
              </table:table-cell>
              <table:table-cell office:value-type="float" office:value="-0.99997">
                <text:p>-0.99997</text:p>
              </table:table-cell>
              <table:table-cell office:value-type="float" office:value="-1.57621">
                <text:p>-1.576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-1.56495">
                <text:p>-1.56495</text:p>
              </table:table-cell>
              <table:table-cell office:value-type="float" office:value="-0.999969">
                <text:p>-0.999969</text:p>
              </table:table-cell>
              <table:table-cell office:value-type="float" office:value="-1.57625">
                <text:p>-1.576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-1.5649">
                <text:p>-1.5649</text:p>
              </table:table-cell>
              <table:table-cell office:value-type="float" office:value="-0.999969">
                <text:p>-0.999969</text:p>
              </table:table-cell>
              <table:table-cell office:value-type="float" office:value="-1.57629">
                <text:p>-1.5762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-1.56486">
                <text:p>-1.56486</text:p>
              </table:table-cell>
              <table:table-cell office:value-type="float" office:value="-0.999968">
                <text:p>-0.999968</text:p>
              </table:table-cell>
              <table:table-cell office:value-type="float" office:value="-1.57633">
                <text:p>-1.576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-1.56481">
                <text:p>-1.56481</text:p>
              </table:table-cell>
              <table:table-cell office:value-type="float" office:value="-0.999968">
                <text:p>-0.999968</text:p>
              </table:table-cell>
              <table:table-cell office:value-type="float" office:value="-1.57636">
                <text:p>-1.5763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-1.56477">
                <text:p>-1.56477</text:p>
              </table:table-cell>
              <table:table-cell office:value-type="float" office:value="-0.999967">
                <text:p>-0.999967</text:p>
              </table:table-cell>
              <table:table-cell office:value-type="float" office:value="-1.5764">
                <text:p>-1.576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-1.56472">
                <text:p>-1.56472</text:p>
              </table:table-cell>
              <table:table-cell office:value-type="float" office:value="-0.999966">
                <text:p>-0.999966</text:p>
              </table:table-cell>
              <table:table-cell office:value-type="float" office:value="-1.57644">
                <text:p>-1.576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-1.56468">
                <text:p>-1.56468</text:p>
              </table:table-cell>
              <table:table-cell office:value-type="float" office:value="-0.999966">
                <text:p>-0.999966</text:p>
              </table:table-cell>
              <table:table-cell office:value-type="float" office:value="-1.57647">
                <text:p>-1.5764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-1.56463">
                <text:p>-1.56463</text:p>
              </table:table-cell>
              <table:table-cell office:value-type="float" office:value="-0.999965">
                <text:p>-0.999965</text:p>
              </table:table-cell>
              <table:table-cell office:value-type="float" office:value="-1.57651">
                <text:p>-1.5765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-1.56459">
                <text:p>-1.56459</text:p>
              </table:table-cell>
              <table:table-cell office:value-type="float" office:value="-0.999964">
                <text:p>-0.999964</text:p>
              </table:table-cell>
              <table:table-cell office:value-type="float" office:value="-1.57655">
                <text:p>-1.5765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-1.56455">
                <text:p>-1.56455</text:p>
              </table:table-cell>
              <table:table-cell office:value-type="float" office:value="-0.999964">
                <text:p>-0.999964</text:p>
              </table:table-cell>
              <table:table-cell office:value-type="float" office:value="-1.57658">
                <text:p>-1.5765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-1.5645">
                <text:p>-1.5645</text:p>
              </table:table-cell>
              <table:table-cell office:value-type="float" office:value="-0.999963">
                <text:p>-0.999963</text:p>
              </table:table-cell>
              <table:table-cell office:value-type="float" office:value="-1.57662">
                <text:p>-1.5766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-1.56447">
                <text:p>-1.56447</text:p>
              </table:table-cell>
              <table:table-cell office:value-type="float" office:value="-0.999992">
                <text:p>-0.999992</text:p>
              </table:table-cell>
              <table:table-cell office:value-type="float" office:value="-1.57664">
                <text:p>-1.5766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-1.56444">
                <text:p>-1.56444</text:p>
              </table:table-cell>
              <table:table-cell office:value-type="float" office:value="-0.999992">
                <text:p>-0.999992</text:p>
              </table:table-cell>
              <table:table-cell office:value-type="float" office:value="-1.57667">
                <text:p>-1.576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-1.56441">
                <text:p>-1.56441</text:p>
              </table:table-cell>
              <table:table-cell office:value-type="float" office:value="-0.999992">
                <text:p>-0.999992</text:p>
              </table:table-cell>
              <table:table-cell office:value-type="float" office:value="-1.57669">
                <text:p>-1.5766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-1.56438">
                <text:p>-1.56438</text:p>
              </table:table-cell>
              <table:table-cell office:value-type="float" office:value="-0.999991">
                <text:p>-0.999991</text:p>
              </table:table-cell>
              <table:table-cell office:value-type="float" office:value="-1.57672">
                <text:p>-1.5767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-1.56435">
                <text:p>-1.56435</text:p>
              </table:table-cell>
              <table:table-cell office:value-type="float" office:value="-0.999991">
                <text:p>-0.999991</text:p>
              </table:table-cell>
              <table:table-cell office:value-type="float" office:value="-1.57675">
                <text:p>-1.5767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-1.56432">
                <text:p>-1.56432</text:p>
              </table:table-cell>
              <table:table-cell office:value-type="float" office:value="-0.999991">
                <text:p>-0.999991</text:p>
              </table:table-cell>
              <table:table-cell office:value-type="float" office:value="-1.57677">
                <text:p>-1.5767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-1.56429">
                <text:p>-1.56429</text:p>
              </table:table-cell>
              <table:table-cell office:value-type="float" office:value="-0.999991">
                <text:p>-0.999991</text:p>
              </table:table-cell>
              <table:table-cell office:value-type="float" office:value="-1.5768">
                <text:p>-1.576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-1.56426">
                <text:p>-1.56426</text:p>
              </table:table-cell>
              <table:table-cell office:value-type="float" office:value="-0.999991">
                <text:p>-0.999991</text:p>
              </table:table-cell>
              <table:table-cell office:value-type="float" office:value="-1.57682">
                <text:p>-1.5768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-1.56423">
                <text:p>-1.56423</text:p>
              </table:table-cell>
              <table:table-cell office:value-type="float" office:value="-0.999991">
                <text:p>-0.999991</text:p>
              </table:table-cell>
              <table:table-cell office:value-type="float" office:value="-1.57685">
                <text:p>-1.5768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-1.5642">
                <text:p>-1.5642</text:p>
              </table:table-cell>
              <table:table-cell office:value-type="float" office:value="-0.999991">
                <text:p>-0.999991</text:p>
              </table:table-cell>
              <table:table-cell office:value-type="float" office:value="-1.57688">
                <text:p>-1.5768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-1.56416">
                <text:p>-1.56416</text:p>
              </table:table-cell>
              <table:table-cell office:value-type="float" office:value="-0.999991">
                <text:p>-0.999991</text:p>
              </table:table-cell>
              <table:table-cell office:value-type="float" office:value="-1.57691">
                <text:p>-1.5769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-1.56413">
                <text:p>-1.56413</text:p>
              </table:table-cell>
              <table:table-cell office:value-type="float" office:value="-0.999991">
                <text:p>-0.999991</text:p>
              </table:table-cell>
              <table:table-cell office:value-type="float" office:value="-1.57693">
                <text:p>-1.5769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-1.5641">
                <text:p>-1.5641</text:p>
              </table:table-cell>
              <table:table-cell office:value-type="float" office:value="-0.999991">
                <text:p>-0.999991</text:p>
              </table:table-cell>
              <table:table-cell office:value-type="float" office:value="-1.57696">
                <text:p>-1.5769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-1.56407">
                <text:p>-1.56407</text:p>
              </table:table-cell>
              <table:table-cell office:value-type="float" office:value="-0.999991">
                <text:p>-0.999991</text:p>
              </table:table-cell>
              <table:table-cell office:value-type="float" office:value="-1.57699">
                <text:p>-1.5769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-1.56404">
                <text:p>-1.56404</text:p>
              </table:table-cell>
              <table:table-cell office:value-type="float" office:value="-0.999991">
                <text:p>-0.999991</text:p>
              </table:table-cell>
              <table:table-cell office:value-type="float" office:value="-1.57702">
                <text:p>-1.5770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-1.564">
                <text:p>-1.564</text:p>
              </table:table-cell>
              <table:table-cell office:value-type="float" office:value="-0.99999">
                <text:p>-0.99999</text:p>
              </table:table-cell>
              <table:table-cell office:value-type="float" office:value="-1.57705">
                <text:p>-1.5770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-1.56397">
                <text:p>-1.56397</text:p>
              </table:table-cell>
              <table:table-cell office:value-type="float" office:value="-0.99999">
                <text:p>-0.99999</text:p>
              </table:table-cell>
              <table:table-cell office:value-type="float" office:value="-1.57707">
                <text:p>-1.5770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-1.56394">
                <text:p>-1.56394</text:p>
              </table:table-cell>
              <table:table-cell office:value-type="float" office:value="-0.99999">
                <text:p>-0.99999</text:p>
              </table:table-cell>
              <table:table-cell office:value-type="float" office:value="-1.5771">
                <text:p>-1.577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-1.5639">
                <text:p>-1.5639</text:p>
              </table:table-cell>
              <table:table-cell office:value-type="float" office:value="-0.99999">
                <text:p>-0.99999</text:p>
              </table:table-cell>
              <table:table-cell office:value-type="float" office:value="-1.57713">
                <text:p>-1.5771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-1.56387">
                <text:p>-1.56387</text:p>
              </table:table-cell>
              <table:table-cell office:value-type="float" office:value="-0.99999">
                <text:p>-0.99999</text:p>
              </table:table-cell>
              <table:table-cell office:value-type="float" office:value="-1.57716">
                <text:p>-1.577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-1.56383">
                <text:p>-1.56383</text:p>
              </table:table-cell>
              <table:table-cell office:value-type="float" office:value="-0.99999">
                <text:p>-0.99999</text:p>
              </table:table-cell>
              <table:table-cell office:value-type="float" office:value="-1.57719">
                <text:p>-1.5771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-1.5638">
                <text:p>-1.5638</text:p>
              </table:table-cell>
              <table:table-cell office:value-type="float" office:value="-0.99999">
                <text:p>-0.99999</text:p>
              </table:table-cell>
              <table:table-cell office:value-type="float" office:value="-1.57722">
                <text:p>-1.5772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-1.56376">
                <text:p>-1.56376</text:p>
              </table:table-cell>
              <table:table-cell office:value-type="float" office:value="-0.99999">
                <text:p>-0.99999</text:p>
              </table:table-cell>
              <table:table-cell office:value-type="float" office:value="-1.57725">
                <text:p>-1.577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-1.56373">
                <text:p>-1.56373</text:p>
              </table:table-cell>
              <table:table-cell office:value-type="float" office:value="-0.99999">
                <text:p>-0.99999</text:p>
              </table:table-cell>
              <table:table-cell office:value-type="float" office:value="-1.57728">
                <text:p>-1.5772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-1.56369">
                <text:p>-1.56369</text:p>
              </table:table-cell>
              <table:table-cell office:value-type="float" office:value="-0.99999">
                <text:p>-0.99999</text:p>
              </table:table-cell>
              <table:table-cell office:value-type="float" office:value="-1.57731">
                <text:p>-1.5773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-1.56366">
                <text:p>-1.56366</text:p>
              </table:table-cell>
              <table:table-cell office:value-type="float" office:value="-0.999989">
                <text:p>-0.999989</text:p>
              </table:table-cell>
              <table:table-cell office:value-type="float" office:value="-1.57735">
                <text:p>-1.5773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-1.56362">
                <text:p>-1.56362</text:p>
              </table:table-cell>
              <table:table-cell office:value-type="float" office:value="-0.999989">
                <text:p>-0.999989</text:p>
              </table:table-cell>
              <table:table-cell office:value-type="float" office:value="-1.57738">
                <text:p>-1.5773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-1.56358">
                <text:p>-1.56358</text:p>
              </table:table-cell>
              <table:table-cell office:value-type="float" office:value="-0.999989">
                <text:p>-0.999989</text:p>
              </table:table-cell>
              <table:table-cell office:value-type="float" office:value="-1.57741">
                <text:p>-1.5774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-1.56355">
                <text:p>-1.56355</text:p>
              </table:table-cell>
              <table:table-cell office:value-type="float" office:value="-0.999989">
                <text:p>-0.999989</text:p>
              </table:table-cell>
              <table:table-cell office:value-type="float" office:value="-1.57744">
                <text:p>-1.5774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-1.56351">
                <text:p>-1.56351</text:p>
              </table:table-cell>
              <table:table-cell office:value-type="float" office:value="-0.999989">
                <text:p>-0.999989</text:p>
              </table:table-cell>
              <table:table-cell office:value-type="float" office:value="-1.57747">
                <text:p>-1.5774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-1.56347">
                <text:p>-1.56347</text:p>
              </table:table-cell>
              <table:table-cell office:value-type="float" office:value="-0.999989">
                <text:p>-0.999989</text:p>
              </table:table-cell>
              <table:table-cell office:value-type="float" office:value="-1.57751">
                <text:p>-1.5775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-1.56343">
                <text:p>-1.56343</text:p>
              </table:table-cell>
              <table:table-cell office:value-type="float" office:value="-0.999989">
                <text:p>-0.999989</text:p>
              </table:table-cell>
              <table:table-cell office:value-type="float" office:value="-1.57754">
                <text:p>-1.5775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-1.5634">
                <text:p>-1.5634</text:p>
              </table:table-cell>
              <table:table-cell office:value-type="float" office:value="-0.999989">
                <text:p>-0.999989</text:p>
              </table:table-cell>
              <table:table-cell office:value-type="float" office:value="-1.57757">
                <text:p>-1.5775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-1.56336">
                <text:p>-1.56336</text:p>
              </table:table-cell>
              <table:table-cell office:value-type="float" office:value="-0.999989">
                <text:p>-0.999989</text:p>
              </table:table-cell>
              <table:table-cell office:value-type="float" office:value="-1.57761">
                <text:p>-1.5776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-1.56332">
                <text:p>-1.56332</text:p>
              </table:table-cell>
              <table:table-cell office:value-type="float" office:value="-0.999988">
                <text:p>-0.999988</text:p>
              </table:table-cell>
              <table:table-cell office:value-type="float" office:value="-1.57764">
                <text:p>-1.5776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-1.56328">
                <text:p>-1.56328</text:p>
              </table:table-cell>
              <table:table-cell office:value-type="float" office:value="-0.999988">
                <text:p>-0.999988</text:p>
              </table:table-cell>
              <table:table-cell office:value-type="float" office:value="-1.57767">
                <text:p>-1.577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-1.56324">
                <text:p>-1.56324</text:p>
              </table:table-cell>
              <table:table-cell office:value-type="float" office:value="-0.999988">
                <text:p>-0.999988</text:p>
              </table:table-cell>
              <table:table-cell office:value-type="float" office:value="-1.57771">
                <text:p>-1.5777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-1.5632">
                <text:p>-1.5632</text:p>
              </table:table-cell>
              <table:table-cell office:value-type="float" office:value="-0.999988">
                <text:p>-0.999988</text:p>
              </table:table-cell>
              <table:table-cell office:value-type="float" office:value="-1.57774">
                <text:p>-1.5777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-1.56316">
                <text:p>-1.56316</text:p>
              </table:table-cell>
              <table:table-cell office:value-type="float" office:value="-0.999988">
                <text:p>-0.999988</text:p>
              </table:table-cell>
              <table:table-cell office:value-type="float" office:value="-1.57778">
                <text:p>-1.5777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-1.56312">
                <text:p>-1.56312</text:p>
              </table:table-cell>
              <table:table-cell office:value-type="float" office:value="-0.999988">
                <text:p>-0.999988</text:p>
              </table:table-cell>
              <table:table-cell office:value-type="float" office:value="-1.57782">
                <text:p>-1.5778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-1.56308">
                <text:p>-1.56308</text:p>
              </table:table-cell>
              <table:table-cell office:value-type="float" office:value="-0.999988">
                <text:p>-0.999988</text:p>
              </table:table-cell>
              <table:table-cell office:value-type="float" office:value="-1.57785">
                <text:p>-1.5778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-1.56304">
                <text:p>-1.56304</text:p>
              </table:table-cell>
              <table:table-cell office:value-type="float" office:value="-0.999988">
                <text:p>-0.999988</text:p>
              </table:table-cell>
              <table:table-cell office:value-type="float" office:value="-1.57789">
                <text:p>-1.5778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-1.56299">
                <text:p>-1.56299</text:p>
              </table:table-cell>
              <table:table-cell office:value-type="float" office:value="-0.999987">
                <text:p>-0.999987</text:p>
              </table:table-cell>
              <table:table-cell office:value-type="float" office:value="-1.57792">
                <text:p>-1.5779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-1.56295">
                <text:p>-1.56295</text:p>
              </table:table-cell>
              <table:table-cell office:value-type="float" office:value="-0.999987">
                <text:p>-0.999987</text:p>
              </table:table-cell>
              <table:table-cell office:value-type="float" office:value="-1.57796">
                <text:p>-1.5779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-1.56291">
                <text:p>-1.56291</text:p>
              </table:table-cell>
              <table:table-cell office:value-type="float" office:value="-0.999987">
                <text:p>-0.999987</text:p>
              </table:table-cell>
              <table:table-cell office:value-type="float" office:value="-1.578">
                <text:p>-1.57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-1.56287">
                <text:p>-1.56287</text:p>
              </table:table-cell>
              <table:table-cell office:value-type="float" office:value="-0.999987">
                <text:p>-0.999987</text:p>
              </table:table-cell>
              <table:table-cell office:value-type="float" office:value="-1.57804">
                <text:p>-1.5780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-1.56282">
                <text:p>-1.56282</text:p>
              </table:table-cell>
              <table:table-cell office:value-type="float" office:value="-0.999987">
                <text:p>-0.999987</text:p>
              </table:table-cell>
              <table:table-cell office:value-type="float" office:value="-1.57808">
                <text:p>-1.5780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-1.56278">
                <text:p>-1.56278</text:p>
              </table:table-cell>
              <table:table-cell office:value-type="float" office:value="-0.999987">
                <text:p>-0.999987</text:p>
              </table:table-cell>
              <table:table-cell office:value-type="float" office:value="-1.57811">
                <text:p>-1.5781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-1.56273">
                <text:p>-1.56273</text:p>
              </table:table-cell>
              <table:table-cell office:value-type="float" office:value="-0.999987">
                <text:p>-0.999987</text:p>
              </table:table-cell>
              <table:table-cell office:value-type="float" office:value="-1.57815">
                <text:p>-1.5781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-1.56269">
                <text:p>-1.56269</text:p>
              </table:table-cell>
              <table:table-cell office:value-type="float" office:value="-0.999986">
                <text:p>-0.999986</text:p>
              </table:table-cell>
              <table:table-cell office:value-type="float" office:value="-1.57819">
                <text:p>-1.5781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-1.56265">
                <text:p>-1.56265</text:p>
              </table:table-cell>
              <table:table-cell office:value-type="float" office:value="-0.999986">
                <text:p>-0.999986</text:p>
              </table:table-cell>
              <table:table-cell office:value-type="float" office:value="-1.57823">
                <text:p>-1.5782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-1.5626">
                <text:p>-1.5626</text:p>
              </table:table-cell>
              <table:table-cell office:value-type="float" office:value="-0.999986">
                <text:p>-0.999986</text:p>
              </table:table-cell>
              <table:table-cell office:value-type="float" office:value="-1.57827">
                <text:p>-1.5782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-1.56255">
                <text:p>-1.56255</text:p>
              </table:table-cell>
              <table:table-cell office:value-type="float" office:value="-0.999986">
                <text:p>-0.999986</text:p>
              </table:table-cell>
              <table:table-cell office:value-type="float" office:value="-1.57831">
                <text:p>-1.5783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-1.56251">
                <text:p>-1.56251</text:p>
              </table:table-cell>
              <table:table-cell office:value-type="float" office:value="-0.999986">
                <text:p>-0.999986</text:p>
              </table:table-cell>
              <table:table-cell office:value-type="float" office:value="-1.57836">
                <text:p>-1.5783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-1.56246">
                <text:p>-1.56246</text:p>
              </table:table-cell>
              <table:table-cell office:value-type="float" office:value="-0.999986">
                <text:p>-0.999986</text:p>
              </table:table-cell>
              <table:table-cell office:value-type="float" office:value="-1.5784">
                <text:p>-1.578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-1.56241">
                <text:p>-1.56241</text:p>
              </table:table-cell>
              <table:table-cell office:value-type="float" office:value="-0.999985">
                <text:p>-0.999985</text:p>
              </table:table-cell>
              <table:table-cell office:value-type="float" office:value="-1.57844">
                <text:p>-1.5784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-1.56236">
                <text:p>-1.56236</text:p>
              </table:table-cell>
              <table:table-cell office:value-type="float" office:value="-0.999985">
                <text:p>-0.999985</text:p>
              </table:table-cell>
              <table:table-cell office:value-type="float" office:value="-1.57848">
                <text:p>-1.5784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-1.56232">
                <text:p>-1.56232</text:p>
              </table:table-cell>
              <table:table-cell office:value-type="float" office:value="-0.999985">
                <text:p>-0.999985</text:p>
              </table:table-cell>
              <table:table-cell office:value-type="float" office:value="-1.57853">
                <text:p>-1.5785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-1.56227">
                <text:p>-1.56227</text:p>
              </table:table-cell>
              <table:table-cell office:value-type="float" office:value="-0.999985">
                <text:p>-0.999985</text:p>
              </table:table-cell>
              <table:table-cell office:value-type="float" office:value="-1.57857">
                <text:p>-1.5785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-1.56222">
                <text:p>-1.56222</text:p>
              </table:table-cell>
              <table:table-cell office:value-type="float" office:value="-0.999985">
                <text:p>-0.999985</text:p>
              </table:table-cell>
              <table:table-cell office:value-type="float" office:value="-1.57861">
                <text:p>-1.5786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-1.56217">
                <text:p>-1.56217</text:p>
              </table:table-cell>
              <table:table-cell office:value-type="float" office:value="-0.999985">
                <text:p>-0.999985</text:p>
              </table:table-cell>
              <table:table-cell office:value-type="float" office:value="-1.57866">
                <text:p>-1.5786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-1.56212">
                <text:p>-1.56212</text:p>
              </table:table-cell>
              <table:table-cell office:value-type="float" office:value="-0.999984">
                <text:p>-0.999984</text:p>
              </table:table-cell>
              <table:table-cell office:value-type="float" office:value="-1.5787">
                <text:p>-1.578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-1.56207">
                <text:p>-1.56207</text:p>
              </table:table-cell>
              <table:table-cell office:value-type="float" office:value="-0.999984">
                <text:p>-0.999984</text:p>
              </table:table-cell>
              <table:table-cell office:value-type="float" office:value="-1.57875">
                <text:p>-1.5787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-1.56201">
                <text:p>-1.56201</text:p>
              </table:table-cell>
              <table:table-cell office:value-type="float" office:value="-0.999984">
                <text:p>-0.999984</text:p>
              </table:table-cell>
              <table:table-cell office:value-type="float" office:value="-1.57879">
                <text:p>-1.5787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-1.56196">
                <text:p>-1.56196</text:p>
              </table:table-cell>
              <table:table-cell office:value-type="float" office:value="-0.999984">
                <text:p>-0.999984</text:p>
              </table:table-cell>
              <table:table-cell office:value-type="float" office:value="-1.57884">
                <text:p>-1.5788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-1.56191">
                <text:p>-1.56191</text:p>
              </table:table-cell>
              <table:table-cell office:value-type="float" office:value="-0.999984">
                <text:p>-0.999984</text:p>
              </table:table-cell>
              <table:table-cell office:value-type="float" office:value="-1.57889">
                <text:p>-1.5788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-1.56186">
                <text:p>-1.56186</text:p>
              </table:table-cell>
              <table:table-cell office:value-type="float" office:value="-0.999983">
                <text:p>-0.999983</text:p>
              </table:table-cell>
              <table:table-cell office:value-type="float" office:value="-1.57894">
                <text:p>-1.5789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-1.5618">
                <text:p>-1.5618</text:p>
              </table:table-cell>
              <table:table-cell office:value-type="float" office:value="-0.999983">
                <text:p>-0.999983</text:p>
              </table:table-cell>
              <table:table-cell office:value-type="float" office:value="-1.57898">
                <text:p>-1.5789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-1.56175">
                <text:p>-1.56175</text:p>
              </table:table-cell>
              <table:table-cell office:value-type="float" office:value="-0.999983">
                <text:p>-0.999983</text:p>
              </table:table-cell>
              <table:table-cell office:value-type="float" office:value="-1.57903">
                <text:p>-1.5790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-1.56169">
                <text:p>-1.56169</text:p>
              </table:table-cell>
              <table:table-cell office:value-type="float" office:value="-0.999983">
                <text:p>-0.999983</text:p>
              </table:table-cell>
              <table:table-cell office:value-type="float" office:value="-1.57908">
                <text:p>-1.5790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-1.56164">
                <text:p>-1.56164</text:p>
              </table:table-cell>
              <table:table-cell office:value-type="float" office:value="-0.999983">
                <text:p>-0.999983</text:p>
              </table:table-cell>
              <table:table-cell office:value-type="float" office:value="-1.57913">
                <text:p>-1.5791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-1.56158">
                <text:p>-1.56158</text:p>
              </table:table-cell>
              <table:table-cell office:value-type="float" office:value="-0.999982">
                <text:p>-0.999982</text:p>
              </table:table-cell>
              <table:table-cell office:value-type="float" office:value="-1.57918">
                <text:p>-1.5791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-1.56152">
                <text:p>-1.56152</text:p>
              </table:table-cell>
              <table:table-cell office:value-type="float" office:value="-0.999982">
                <text:p>-0.999982</text:p>
              </table:table-cell>
              <table:table-cell office:value-type="float" office:value="-1.57923">
                <text:p>-1.5792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-1.56147">
                <text:p>-1.56147</text:p>
              </table:table-cell>
              <table:table-cell office:value-type="float" office:value="-0.999982">
                <text:p>-0.999982</text:p>
              </table:table-cell>
              <table:table-cell office:value-type="float" office:value="-1.57928">
                <text:p>-1.5792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-1.56141">
                <text:p>-1.56141</text:p>
              </table:table-cell>
              <table:table-cell office:value-type="float" office:value="-0.999982">
                <text:p>-0.999982</text:p>
              </table:table-cell>
              <table:table-cell office:value-type="float" office:value="-1.57934">
                <text:p>-1.5793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-1.56135">
                <text:p>-1.56135</text:p>
              </table:table-cell>
              <table:table-cell office:value-type="float" office:value="-0.999982">
                <text:p>-0.999982</text:p>
              </table:table-cell>
              <table:table-cell office:value-type="float" office:value="-1.57939">
                <text:p>-1.5793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-1.56129">
                <text:p>-1.56129</text:p>
              </table:table-cell>
              <table:table-cell office:value-type="float" office:value="-0.999981">
                <text:p>-0.999981</text:p>
              </table:table-cell>
              <table:table-cell office:value-type="float" office:value="-1.57944">
                <text:p>-1.5794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-1.56123">
                <text:p>-1.56123</text:p>
              </table:table-cell>
              <table:table-cell office:value-type="float" office:value="-0.999981">
                <text:p>-0.999981</text:p>
              </table:table-cell>
              <table:table-cell office:value-type="float" office:value="-1.5795">
                <text:p>-1.579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-1.56117">
                <text:p>-1.56117</text:p>
              </table:table-cell>
              <table:table-cell office:value-type="float" office:value="-0.999981">
                <text:p>-0.999981</text:p>
              </table:table-cell>
              <table:table-cell office:value-type="float" office:value="-1.57955">
                <text:p>-1.5795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-1.56111">
                <text:p>-1.56111</text:p>
              </table:table-cell>
              <table:table-cell office:value-type="float" office:value="-0.999981">
                <text:p>-0.999981</text:p>
              </table:table-cell>
              <table:table-cell office:value-type="float" office:value="-1.57961">
                <text:p>-1.5796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-1.56104">
                <text:p>-1.56104</text:p>
              </table:table-cell>
              <table:table-cell office:value-type="float" office:value="-0.99998">
                <text:p>-0.99998</text:p>
              </table:table-cell>
              <table:table-cell office:value-type="float" office:value="-1.57966">
                <text:p>-1.5796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-1.56098">
                <text:p>-1.56098</text:p>
              </table:table-cell>
              <table:table-cell office:value-type="float" office:value="-0.99998">
                <text:p>-0.99998</text:p>
              </table:table-cell>
              <table:table-cell office:value-type="float" office:value="-1.57972">
                <text:p>-1.5797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-1.56092">
                <text:p>-1.56092</text:p>
              </table:table-cell>
              <table:table-cell office:value-type="float" office:value="-0.99998">
                <text:p>-0.99998</text:p>
              </table:table-cell>
              <table:table-cell office:value-type="float" office:value="-1.57978">
                <text:p>-1.5797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-1.56085">
                <text:p>-1.56085</text:p>
              </table:table-cell>
              <table:table-cell office:value-type="float" office:value="-0.99998">
                <text:p>-0.99998</text:p>
              </table:table-cell>
              <table:table-cell office:value-type="float" office:value="-1.57984">
                <text:p>-1.5798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-1.56079">
                <text:p>-1.56079</text:p>
              </table:table-cell>
              <table:table-cell office:value-type="float" office:value="-0.999979">
                <text:p>-0.999979</text:p>
              </table:table-cell>
              <table:table-cell office:value-type="float" office:value="-1.5799">
                <text:p>-1.579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-1.56072">
                <text:p>-1.56072</text:p>
              </table:table-cell>
              <table:table-cell office:value-type="float" office:value="-0.999979">
                <text:p>-0.999979</text:p>
              </table:table-cell>
              <table:table-cell office:value-type="float" office:value="-1.57996">
                <text:p>-1.5799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-1.56065">
                <text:p>-1.56065</text:p>
              </table:table-cell>
              <table:table-cell office:value-type="float" office:value="-0.999979">
                <text:p>-0.999979</text:p>
              </table:table-cell>
              <table:table-cell office:value-type="float" office:value="-1.58002">
                <text:p>-1.5800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-1.56058">
                <text:p>-1.56058</text:p>
              </table:table-cell>
              <table:table-cell office:value-type="float" office:value="-0.999978">
                <text:p>-0.999978</text:p>
              </table:table-cell>
              <table:table-cell office:value-type="float" office:value="-1.58008">
                <text:p>-1.5800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-1.56052">
                <text:p>-1.56052</text:p>
              </table:table-cell>
              <table:table-cell office:value-type="float" office:value="-0.999978">
                <text:p>-0.999978</text:p>
              </table:table-cell>
              <table:table-cell office:value-type="float" office:value="-1.58014">
                <text:p>-1.5801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-1.56045">
                <text:p>-1.56045</text:p>
              </table:table-cell>
              <table:table-cell office:value-type="float" office:value="-0.999978">
                <text:p>-0.999978</text:p>
              </table:table-cell>
              <table:table-cell office:value-type="float" office:value="-1.5802">
                <text:p>-1.580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-1.56037">
                <text:p>-1.56037</text:p>
              </table:table-cell>
              <table:table-cell office:value-type="float" office:value="-0.999978">
                <text:p>-0.999978</text:p>
              </table:table-cell>
              <table:table-cell office:value-type="float" office:value="-1.58027">
                <text:p>-1.5802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-1.5603">
                <text:p>-1.5603</text:p>
              </table:table-cell>
              <table:table-cell office:value-type="float" office:value="-0.999977">
                <text:p>-0.999977</text:p>
              </table:table-cell>
              <table:table-cell office:value-type="float" office:value="-1.58033">
                <text:p>-1.5803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-1.56023">
                <text:p>-1.56023</text:p>
              </table:table-cell>
              <table:table-cell office:value-type="float" office:value="-0.999977">
                <text:p>-0.999977</text:p>
              </table:table-cell>
              <table:table-cell office:value-type="float" office:value="-1.5804">
                <text:p>-1.580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-1.56016">
                <text:p>-1.56016</text:p>
              </table:table-cell>
              <table:table-cell office:value-type="float" office:value="-0.999977">
                <text:p>-0.999977</text:p>
              </table:table-cell>
              <table:table-cell office:value-type="float" office:value="-1.58046">
                <text:p>-1.5804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-1.56008">
                <text:p>-1.56008</text:p>
              </table:table-cell>
              <table:table-cell office:value-type="float" office:value="-0.999976">
                <text:p>-0.999976</text:p>
              </table:table-cell>
              <table:table-cell office:value-type="float" office:value="-1.58053">
                <text:p>-1.5805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-1.56001">
                <text:p>-1.56001</text:p>
              </table:table-cell>
              <table:table-cell office:value-type="float" office:value="-0.999976">
                <text:p>-0.999976</text:p>
              </table:table-cell>
              <table:table-cell office:value-type="float" office:value="-1.5806">
                <text:p>-1.580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-1.55993">
                <text:p>-1.55993</text:p>
              </table:table-cell>
              <table:table-cell office:value-type="float" office:value="-0.999976">
                <text:p>-0.999976</text:p>
              </table:table-cell>
              <table:table-cell office:value-type="float" office:value="-1.58067">
                <text:p>-1.5806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-1.55985">
                <text:p>-1.55985</text:p>
              </table:table-cell>
              <table:table-cell office:value-type="float" office:value="-0.999975">
                <text:p>-0.999975</text:p>
              </table:table-cell>
              <table:table-cell office:value-type="float" office:value="-1.58074">
                <text:p>-1.5807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-1.55977">
                <text:p>-1.55977</text:p>
              </table:table-cell>
              <table:table-cell office:value-type="float" office:value="-0.999975">
                <text:p>-0.999975</text:p>
              </table:table-cell>
              <table:table-cell office:value-type="float" office:value="-1.58081">
                <text:p>-1.5808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-1.55969">
                <text:p>-1.55969</text:p>
              </table:table-cell>
              <table:table-cell office:value-type="float" office:value="-0.999974">
                <text:p>-0.999974</text:p>
              </table:table-cell>
              <table:table-cell office:value-type="float" office:value="-1.58088">
                <text:p>-1.5808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-1.55939">
                <text:p>-1.55939</text:p>
              </table:table-cell>
              <table:table-cell office:value-type="float" office:value="-1.00996">
                <text:p>-1.00996</text:p>
              </table:table-cell>
              <table:table-cell office:value-type="float" office:value="-1.58115">
                <text:p>-1.5811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-1.55908">
                <text:p>-1.55908</text:p>
              </table:table-cell>
              <table:table-cell office:value-type="float" office:value="-1.01996">
                <text:p>-1.01996</text:p>
              </table:table-cell>
              <table:table-cell office:value-type="float" office:value="-1.58142">
                <text:p>-1.5814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-1.55876">
                <text:p>-1.55876</text:p>
              </table:table-cell>
              <table:table-cell office:value-type="float" office:value="-1.02996">
                <text:p>-1.02996</text:p>
              </table:table-cell>
              <table:table-cell office:value-type="float" office:value="-1.58171">
                <text:p>-1.5817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-1.55842">
                <text:p>-1.55842</text:p>
              </table:table-cell>
              <table:table-cell office:value-type="float" office:value="-1.03996">
                <text:p>-1.03996</text:p>
              </table:table-cell>
              <table:table-cell office:value-type="float" office:value="-1.58201">
                <text:p>-1.5820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-1.55808">
                <text:p>-1.55808</text:p>
              </table:table-cell>
              <table:table-cell office:value-type="float" office:value="-1.04996">
                <text:p>-1.04996</text:p>
              </table:table-cell>
              <table:table-cell office:value-type="float" office:value="-1.58232">
                <text:p>-1.5823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-1.55772">
                <text:p>-1.55772</text:p>
              </table:table-cell>
              <table:table-cell office:value-type="float" office:value="-1.05996">
                <text:p>-1.05996</text:p>
              </table:table-cell>
              <table:table-cell office:value-type="float" office:value="-1.58265">
                <text:p>-1.5826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-1.55735">
                <text:p>-1.55735</text:p>
              </table:table-cell>
              <table:table-cell office:value-type="float" office:value="-1.06996">
                <text:p>-1.06996</text:p>
              </table:table-cell>
              <table:table-cell office:value-type="float" office:value="-1.58299">
                <text:p>-1.5829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-1.55696">
                <text:p>-1.55696</text:p>
              </table:table-cell>
              <table:table-cell office:value-type="float" office:value="-1.07995">
                <text:p>-1.07995</text:p>
              </table:table-cell>
              <table:table-cell office:value-type="float" office:value="-1.58335">
                <text:p>-1.5833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-1.55656">
                <text:p>-1.55656</text:p>
              </table:table-cell>
              <table:table-cell office:value-type="float" office:value="-1.08995">
                <text:p>-1.08995</text:p>
              </table:table-cell>
              <table:table-cell office:value-type="float" office:value="-1.58372">
                <text:p>-1.5837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-1.55614">
                <text:p>-1.55614</text:p>
              </table:table-cell>
              <table:table-cell office:value-type="float" office:value="-1.09995">
                <text:p>-1.09995</text:p>
              </table:table-cell>
              <table:table-cell office:value-type="float" office:value="-1.58411">
                <text:p>-1.5841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-1.5557">
                <text:p>-1.5557</text:p>
              </table:table-cell>
              <table:table-cell office:value-type="float" office:value="-1.10995">
                <text:p>-1.10995</text:p>
              </table:table-cell>
              <table:table-cell office:value-type="float" office:value="-1.58452">
                <text:p>-1.5845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-1.55525">
                <text:p>-1.55525</text:p>
              </table:table-cell>
              <table:table-cell office:value-type="float" office:value="-1.11995">
                <text:p>-1.11995</text:p>
              </table:table-cell>
              <table:table-cell office:value-type="float" office:value="-1.58495">
                <text:p>-1.5849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-1.55477">
                <text:p>-1.55477</text:p>
              </table:table-cell>
              <table:table-cell office:value-type="float" office:value="-1.12995">
                <text:p>-1.12995</text:p>
              </table:table-cell>
              <table:table-cell office:value-type="float" office:value="-1.5854">
                <text:p>-1.585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-1.55428">
                <text:p>-1.55428</text:p>
              </table:table-cell>
              <table:table-cell office:value-type="float" office:value="-1.13994">
                <text:p>-1.13994</text:p>
              </table:table-cell>
              <table:table-cell office:value-type="float" office:value="-1.58587">
                <text:p>-1.5858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-1.55376">
                <text:p>-1.55376</text:p>
              </table:table-cell>
              <table:table-cell office:value-type="float" office:value="-1.14994">
                <text:p>-1.14994</text:p>
              </table:table-cell>
              <table:table-cell office:value-type="float" office:value="-1.58637">
                <text:p>-1.5863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-1.55322">
                <text:p>-1.55322</text:p>
              </table:table-cell>
              <table:table-cell office:value-type="float" office:value="-1.15994">
                <text:p>-1.15994</text:p>
              </table:table-cell>
              <table:table-cell office:value-type="float" office:value="-1.58689">
                <text:p>-1.5868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-1.55265">
                <text:p>-1.55265</text:p>
              </table:table-cell>
              <table:table-cell office:value-type="float" office:value="-1.16994">
                <text:p>-1.16994</text:p>
              </table:table-cell>
              <table:table-cell office:value-type="float" office:value="-1.58743">
                <text:p>-1.5874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-1.55205">
                <text:p>-1.55205</text:p>
              </table:table-cell>
              <table:table-cell office:value-type="float" office:value="-1.17994">
                <text:p>-1.17994</text:p>
              </table:table-cell>
              <table:table-cell office:value-type="float" office:value="-1.58801">
                <text:p>-1.5880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-1.55143">
                <text:p>-1.55143</text:p>
              </table:table-cell>
              <table:table-cell office:value-type="float" office:value="-1.18993">
                <text:p>-1.18993</text:p>
              </table:table-cell>
              <table:table-cell office:value-type="float" office:value="-1.58862">
                <text:p>-1.5886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-1.55077">
                <text:p>-1.55077</text:p>
              </table:table-cell>
              <table:table-cell office:value-type="float" office:value="-1.19993">
                <text:p>-1.19993</text:p>
              </table:table-cell>
              <table:table-cell office:value-type="float" office:value="-1.58926">
                <text:p>-1.5892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-1.55007">
                <text:p>-1.55007</text:p>
              </table:table-cell>
              <table:table-cell office:value-type="float" office:value="-1.20993">
                <text:p>-1.20993</text:p>
              </table:table-cell>
              <table:table-cell office:value-type="float" office:value="-1.58993">
                <text:p>-1.5899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-1.54934">
                <text:p>-1.54934</text:p>
              </table:table-cell>
              <table:table-cell office:value-type="float" office:value="-1.21993">
                <text:p>-1.21993</text:p>
              </table:table-cell>
              <table:table-cell office:value-type="float" office:value="-1.59065">
                <text:p>-1.5906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-1.54857">
                <text:p>-1.54857</text:p>
              </table:table-cell>
              <table:table-cell office:value-type="float" office:value="-1.22992">
                <text:p>-1.22992</text:p>
              </table:table-cell>
              <table:table-cell office:value-type="float" office:value="-1.59141">
                <text:p>-1.5914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-1.54775">
                <text:p>-1.54775</text:p>
              </table:table-cell>
              <table:table-cell office:value-type="float" office:value="-1.23992">
                <text:p>-1.23992</text:p>
              </table:table-cell>
              <table:table-cell office:value-type="float" office:value="-1.59222">
                <text:p>-1.5922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-1.54688">
                <text:p>-1.54688</text:p>
              </table:table-cell>
              <table:table-cell office:value-type="float" office:value="-1.24992">
                <text:p>-1.24992</text:p>
              </table:table-cell>
              <table:table-cell office:value-type="float" office:value="-1.59307">
                <text:p>-1.5930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-1.54595">
                <text:p>-1.54595</text:p>
              </table:table-cell>
              <table:table-cell office:value-type="float" office:value="-1.25991">
                <text:p>-1.25991</text:p>
              </table:table-cell>
              <table:table-cell office:value-type="float" office:value="-1.59399">
                <text:p>-1.5939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-1.54497">
                <text:p>-1.54497</text:p>
              </table:table-cell>
              <table:table-cell office:value-type="float" office:value="-1.26991">
                <text:p>-1.26991</text:p>
              </table:table-cell>
              <table:table-cell office:value-type="float" office:value="-1.59496">
                <text:p>-1.5949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-1.54392">
                <text:p>-1.54392</text:p>
              </table:table-cell>
              <table:table-cell office:value-type="float" office:value="-1.2799">
                <text:p>-1.2799</text:p>
              </table:table-cell>
              <table:table-cell office:value-type="float" office:value="-1.596">
                <text:p>-1.59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-1.5428">
                <text:p>-1.5428</text:p>
              </table:table-cell>
              <table:table-cell office:value-type="float" office:value="-1.2899">
                <text:p>-1.2899</text:p>
              </table:table-cell>
              <table:table-cell office:value-type="float" office:value="-1.59711">
                <text:p>-1.5971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-1.54159">
                <text:p>-1.54159</text:p>
              </table:table-cell>
              <table:table-cell office:value-type="float" office:value="-1.29989">
                <text:p>-1.29989</text:p>
              </table:table-cell>
              <table:table-cell office:value-type="float" office:value="-1.59831">
                <text:p>-1.5983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-1.5403">
                <text:p>-1.5403</text:p>
              </table:table-cell>
              <table:table-cell office:value-type="float" office:value="-1.30989">
                <text:p>-1.30989</text:p>
              </table:table-cell>
              <table:table-cell office:value-type="float" office:value="-1.5996">
                <text:p>-1.599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-1.5389">
                <text:p>-1.5389</text:p>
              </table:table-cell>
              <table:table-cell office:value-type="float" office:value="-1.31988">
                <text:p>-1.31988</text:p>
              </table:table-cell>
              <table:table-cell office:value-type="float" office:value="-1.60099">
                <text:p>-1.6009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-1.53739">
                <text:p>-1.53739</text:p>
              </table:table-cell>
              <table:table-cell office:value-type="float" office:value="-1.32987">
                <text:p>-1.32987</text:p>
              </table:table-cell>
              <table:table-cell office:value-type="float" office:value="-1.6025">
                <text:p>-1.602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-1.53575">
                <text:p>-1.53575</text:p>
              </table:table-cell>
              <table:table-cell office:value-type="float" office:value="-1.33987">
                <text:p>-1.33987</text:p>
              </table:table-cell>
              <table:table-cell office:value-type="float" office:value="-1.60413">
                <text:p>-1.6041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-1.53396">
                <text:p>-1.53396</text:p>
              </table:table-cell>
              <table:table-cell office:value-type="float" office:value="-1.34986">
                <text:p>-1.34986</text:p>
              </table:table-cell>
              <table:table-cell office:value-type="float" office:value="-1.60591">
                <text:p>-1.6059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-1.53201">
                <text:p>-1.53201</text:p>
              </table:table-cell>
              <table:table-cell office:value-type="float" office:value="-1.35985">
                <text:p>-1.35985</text:p>
              </table:table-cell>
              <table:table-cell office:value-type="float" office:value="-1.60787">
                <text:p>-1.6078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-1.52986">
                <text:p>-1.52986</text:p>
              </table:table-cell>
              <table:table-cell office:value-type="float" office:value="-1.36984">
                <text:p>-1.36984</text:p>
              </table:table-cell>
              <table:table-cell office:value-type="float" office:value="-1.61001">
                <text:p>-1.6100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-1.5275">
                <text:p>-1.5275</text:p>
              </table:table-cell>
              <table:table-cell office:value-type="float" office:value="-1.37983">
                <text:p>-1.37983</text:p>
              </table:table-cell>
              <table:table-cell office:value-type="float" office:value="-1.61238">
                <text:p>-1.6123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-1.52487">
                <text:p>-1.52487</text:p>
              </table:table-cell>
              <table:table-cell office:value-type="float" office:value="-1.38982">
                <text:p>-1.38982</text:p>
              </table:table-cell>
              <table:table-cell office:value-type="float" office:value="-1.615">
                <text:p>-1.61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-1.52194">
                <text:p>-1.52194</text:p>
              </table:table-cell>
              <table:table-cell office:value-type="float" office:value="-1.39981">
                <text:p>-1.39981</text:p>
              </table:table-cell>
              <table:table-cell office:value-type="float" office:value="-1.61794">
                <text:p>-1.6179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-1.51865">
                <text:p>-1.51865</text:p>
              </table:table-cell>
              <table:table-cell office:value-type="float" office:value="-1.40979">
                <text:p>-1.40979</text:p>
              </table:table-cell>
              <table:table-cell office:value-type="float" office:value="-1.62123">
                <text:p>-1.6212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-1.51492">
                <text:p>-1.51492</text:p>
              </table:table-cell>
              <table:table-cell office:value-type="float" office:value="-1.41977">
                <text:p>-1.41977</text:p>
              </table:table-cell>
              <table:table-cell office:value-type="float" office:value="-1.62496">
                <text:p>-1.6249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-1.51068">
                <text:p>-1.51068</text:p>
              </table:table-cell>
              <table:table-cell office:value-type="float" office:value="-1.42976">
                <text:p>-1.42976</text:p>
              </table:table-cell>
              <table:table-cell office:value-type="float" office:value="-1.62921">
                <text:p>-1.6292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-1.50579">
                <text:p>-1.50579</text:p>
              </table:table-cell>
              <table:table-cell office:value-type="float" office:value="-1.43973">
                <text:p>-1.43973</text:p>
              </table:table-cell>
              <table:table-cell office:value-type="float" office:value="-1.63411">
                <text:p>-1.6341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-1.50009">
                <text:p>-1.50009</text:p>
              </table:table-cell>
              <table:table-cell office:value-type="float" office:value="-1.44971">
                <text:p>-1.44971</text:p>
              </table:table-cell>
              <table:table-cell office:value-type="float" office:value="-1.63981">
                <text:p>-1.6398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-1.49338">
                <text:p>-1.49338</text:p>
              </table:table-cell>
              <table:table-cell office:value-type="float" office:value="-1.45968">
                <text:p>-1.45968</text:p>
              </table:table-cell>
              <table:table-cell office:value-type="float" office:value="-1.64653">
                <text:p>-1.6465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-1.48535">
                <text:p>-1.48535</text:p>
              </table:table-cell>
              <table:table-cell office:value-type="float" office:value="-1.46964">
                <text:p>-1.46964</text:p>
              </table:table-cell>
              <table:table-cell office:value-type="float" office:value="-1.65456">
                <text:p>-1.6545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-1.47557">
                <text:p>-1.47557</text:p>
              </table:table-cell>
              <table:table-cell office:value-type="float" office:value="-1.4796">
                <text:p>-1.4796</text:p>
              </table:table-cell>
              <table:table-cell office:value-type="float" office:value="-1.66435">
                <text:p>-1.6643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-1.4634">
                <text:p>-1.4634</text:p>
              </table:table-cell>
              <table:table-cell office:value-type="float" office:value="-1.48954">
                <text:p>-1.48954</text:p>
              </table:table-cell>
              <table:table-cell office:value-type="float" office:value="-1.67653">
                <text:p>-1.6765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-1.44784">
                <text:p>-1.44784</text:p>
              </table:table-cell>
              <table:table-cell office:value-type="float" office:value="-1.49947">
                <text:p>-1.49947</text:p>
              </table:table-cell>
              <table:table-cell office:value-type="float" office:value="-1.6921">
                <text:p>-1.692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-1.42727">
                <text:p>-1.42727</text:p>
              </table:table-cell>
              <table:table-cell office:value-type="float" office:value="-1.50938">
                <text:p>-1.50938</text:p>
              </table:table-cell>
              <table:table-cell office:value-type="float" office:value="-1.71268">
                <text:p>-1.7126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-1.39881">
                <text:p>-1.39881</text:p>
              </table:table-cell>
              <table:table-cell office:value-type="float" office:value="-1.51925">
                <text:p>-1.51925</text:p>
              </table:table-cell>
              <table:table-cell office:value-type="float" office:value="-1.74116">
                <text:p>-1.7411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-1.35693">
                <text:p>-1.35693</text:p>
              </table:table-cell>
              <table:table-cell office:value-type="float" office:value="-1.52906">
                <text:p>-1.52906</text:p>
              </table:table-cell>
              <table:table-cell office:value-type="float" office:value="-1.78305">
                <text:p>-1.7830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-1.28955">
                <text:p>-1.28955</text:p>
              </table:table-cell>
              <table:table-cell office:value-type="float" office:value="-1.53875">
                <text:p>-1.53875</text:p>
              </table:table-cell>
              <table:table-cell office:value-type="float" office:value="-1.85044">
                <text:p>-1.8504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-1.16502">
                <text:p>-1.16502</text:p>
              </table:table-cell>
              <table:table-cell office:value-type="float" office:value="-1.54817">
                <text:p>-1.54817</text:p>
              </table:table-cell>
              <table:table-cell office:value-type="float" office:value="-1.97498">
                <text:p>-1.9749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-0.87733">
                <text:p>-0.87733</text:p>
              </table:table-cell>
              <table:table-cell office:value-type="float" office:value="-1.55677">
                <text:p>-1.55677</text:p>
              </table:table-cell>
              <table:table-cell office:value-type="float" office:value="-2.26269">
                <text:p>-2.2626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-0.0871238">
                <text:p>-0.0871238</text:p>
              </table:table-cell>
              <table:table-cell office:value-type="float" office:value="-1.56176">
                <text:p>-1.56176</text:p>
              </table:table-cell>
              <table:table-cell office:value-type="float" office:value="-3.05291">
                <text:p>-3.0529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795238">
                <text:p>0.795238</text:p>
              </table:table-cell>
              <table:table-cell office:value-type="float" office:value="-1.55789">
                <text:p>-1.55789</text:p>
              </table:table-cell>
              <table:table-cell office:value-type="float" office:value="2.3479">
                <text:p>2.347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1.12983">
                <text:p>1.12983</text:p>
              </table:table-cell>
              <table:table-cell office:value-type="float" office:value="-1.54955">
                <text:p>-1.54955</text:p>
              </table:table-cell>
              <table:table-cell office:value-type="float" office:value="2.01329">
                <text:p>2.0132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1.26877">
                <text:p>1.26877</text:p>
              </table:table-cell>
              <table:table-cell office:value-type="float" office:value="-1.5402">
                <text:p>-1.5402</text:p>
              </table:table-cell>
              <table:table-cell office:value-type="float" office:value="1.87433">
                <text:p>1.8743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1.34193">
                <text:p>1.34193</text:p>
              </table:table-cell>
              <table:table-cell office:value-type="float" office:value="-1.53053">
                <text:p>-1.53053</text:p>
              </table:table-cell>
              <table:table-cell office:value-type="float" office:value="1.80115">
                <text:p>1.8011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1.38663">
                <text:p>1.38663</text:p>
              </table:table-cell>
              <table:table-cell office:value-type="float" office:value="-1.52074">
                <text:p>-1.52074</text:p>
              </table:table-cell>
              <table:table-cell office:value-type="float" office:value="1.75643">
                <text:p>1.7564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1.41666">
                <text:p>1.41666</text:p>
              </table:table-cell>
              <table:table-cell office:value-type="float" office:value="-1.51087">
                <text:p>-1.51087</text:p>
              </table:table-cell>
              <table:table-cell office:value-type="float" office:value="1.72638">
                <text:p>1.7263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1.4382">
                <text:p>1.4382</text:p>
              </table:table-cell>
              <table:table-cell office:value-type="float" office:value="-1.50097">
                <text:p>-1.50097</text:p>
              </table:table-cell>
              <table:table-cell office:value-type="float" office:value="1.70482">
                <text:p>1.7048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1.45439">
                <text:p>1.45439</text:p>
              </table:table-cell>
              <table:table-cell office:value-type="float" office:value="-1.49104">
                <text:p>-1.49104</text:p>
              </table:table-cell>
              <table:table-cell office:value-type="float" office:value="1.68861">
                <text:p>1.6886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1.46699">
                <text:p>1.46699</text:p>
              </table:table-cell>
              <table:table-cell office:value-type="float" office:value="-1.4811">
                <text:p>-1.4811</text:p>
              </table:table-cell>
              <table:table-cell office:value-type="float" office:value="1.67599">
                <text:p>1.6759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1.47708">
                <text:p>1.47708</text:p>
              </table:table-cell>
              <table:table-cell office:value-type="float" office:value="-1.47115">
                <text:p>-1.47115</text:p>
              </table:table-cell>
              <table:table-cell office:value-type="float" office:value="1.66587">
                <text:p>1.6658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1.48535">
                <text:p>1.48535</text:p>
              </table:table-cell>
              <table:table-cell office:value-type="float" office:value="-1.46118">
                <text:p>-1.46118</text:p>
              </table:table-cell>
              <table:table-cell office:value-type="float" office:value="1.65759">
                <text:p>1.6575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1.49224">
                <text:p>1.49224</text:p>
              </table:table-cell>
              <table:table-cell office:value-type="float" office:value="-1.45121">
                <text:p>-1.45121</text:p>
              </table:table-cell>
              <table:table-cell office:value-type="float" office:value="1.65067">
                <text:p>1.6506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1.49807">
                <text:p>1.49807</text:p>
              </table:table-cell>
              <table:table-cell office:value-type="float" office:value="-1.44124">
                <text:p>-1.44124</text:p>
              </table:table-cell>
              <table:table-cell office:value-type="float" office:value="1.64482">
                <text:p>1.6448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1.50307">
                <text:p>1.50307</text:p>
              </table:table-cell>
              <table:table-cell office:value-type="float" office:value="-1.43126">
                <text:p>-1.43126</text:p>
              </table:table-cell>
              <table:table-cell office:value-type="float" office:value="1.63979">
                <text:p>1.6397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1.5074">
                <text:p>1.5074</text:p>
              </table:table-cell>
              <table:table-cell office:value-type="float" office:value="-1.42128">
                <text:p>-1.42128</text:p>
              </table:table-cell>
              <table:table-cell office:value-type="float" office:value="1.63543">
                <text:p>1.6354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1.5112">
                <text:p>1.5112</text:p>
              </table:table-cell>
              <table:table-cell office:value-type="float" office:value="-1.4113">
                <text:p>-1.4113</text:p>
              </table:table-cell>
              <table:table-cell office:value-type="float" office:value="1.63161">
                <text:p>1.6316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1.51455">
                <text:p>1.51455</text:p>
              </table:table-cell>
              <table:table-cell office:value-type="float" office:value="-1.40132">
                <text:p>-1.40132</text:p>
              </table:table-cell>
              <table:table-cell office:value-type="float" office:value="1.62823">
                <text:p>1.6282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1.51753">
                <text:p>1.51753</text:p>
              </table:table-cell>
              <table:table-cell office:value-type="float" office:value="-1.39133">
                <text:p>-1.39133</text:p>
              </table:table-cell>
              <table:table-cell office:value-type="float" office:value="1.62522">
                <text:p>1.6252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1.5202">
                <text:p>1.5202</text:p>
              </table:table-cell>
              <table:table-cell office:value-type="float" office:value="-1.38134">
                <text:p>-1.38134</text:p>
              </table:table-cell>
              <table:table-cell office:value-type="float" office:value="1.62253">
                <text:p>1.6225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1.5226">
                <text:p>1.5226</text:p>
              </table:table-cell>
              <table:table-cell office:value-type="float" office:value="-1.37135">
                <text:p>-1.37135</text:p>
              </table:table-cell>
              <table:table-cell office:value-type="float" office:value="1.6201">
                <text:p>1.620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1.52478">
                <text:p>1.52478</text:p>
              </table:table-cell>
              <table:table-cell office:value-type="float" office:value="-1.36136">
                <text:p>-1.36136</text:p>
              </table:table-cell>
              <table:table-cell office:value-type="float" office:value="1.61789">
                <text:p>1.6178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1.52676">
                <text:p>1.52676</text:p>
              </table:table-cell>
              <table:table-cell office:value-type="float" office:value="-1.35137">
                <text:p>-1.35137</text:p>
              </table:table-cell>
              <table:table-cell office:value-type="float" office:value="1.61589">
                <text:p>1.6158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1.52857">
                <text:p>1.52857</text:p>
              </table:table-cell>
              <table:table-cell office:value-type="float" office:value="-1.34138">
                <text:p>-1.34138</text:p>
              </table:table-cell>
              <table:table-cell office:value-type="float" office:value="1.61405">
                <text:p>1.6140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1.53023">
                <text:p>1.53023</text:p>
              </table:table-cell>
              <table:table-cell office:value-type="float" office:value="-1.33139">
                <text:p>-1.33139</text:p>
              </table:table-cell>
              <table:table-cell office:value-type="float" office:value="1.61236">
                <text:p>1.6123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1.53175">
                <text:p>1.53175</text:p>
              </table:table-cell>
              <table:table-cell office:value-type="float" office:value="-1.3214">
                <text:p>-1.3214</text:p>
              </table:table-cell>
              <table:table-cell office:value-type="float" office:value="1.6108">
                <text:p>1.610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1.53317">
                <text:p>1.53317</text:p>
              </table:table-cell>
              <table:table-cell office:value-type="float" office:value="-1.3114">
                <text:p>-1.3114</text:p>
              </table:table-cell>
              <table:table-cell office:value-type="float" office:value="1.60936">
                <text:p>1.6093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1.53447">
                <text:p>1.53447</text:p>
              </table:table-cell>
              <table:table-cell office:value-type="float" office:value="-1.30141">
                <text:p>-1.30141</text:p>
              </table:table-cell>
              <table:table-cell office:value-type="float" office:value="1.60802">
                <text:p>1.6080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1.53569">
                <text:p>1.53569</text:p>
              </table:table-cell>
              <table:table-cell office:value-type="float" office:value="-1.29142">
                <text:p>-1.29142</text:p>
              </table:table-cell>
              <table:table-cell office:value-type="float" office:value="1.60677">
                <text:p>1.6067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1.53682">
                <text:p>1.53682</text:p>
              </table:table-cell>
              <table:table-cell office:value-type="float" office:value="-1.28142">
                <text:p>-1.28142</text:p>
              </table:table-cell>
              <table:table-cell office:value-type="float" office:value="1.60561">
                <text:p>1.6056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1.53788">
                <text:p>1.53788</text:p>
              </table:table-cell>
              <table:table-cell office:value-type="float" office:value="-1.27143">
                <text:p>-1.27143</text:p>
              </table:table-cell>
              <table:table-cell office:value-type="float" office:value="1.60452">
                <text:p>1.6045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1.53888">
                <text:p>1.53888</text:p>
              </table:table-cell>
              <table:table-cell office:value-type="float" office:value="-1.26143">
                <text:p>-1.26143</text:p>
              </table:table-cell>
              <table:table-cell office:value-type="float" office:value="1.60349">
                <text:p>1.6034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1.53981">
                <text:p>1.53981</text:p>
              </table:table-cell>
              <table:table-cell office:value-type="float" office:value="-1.25144">
                <text:p>-1.25144</text:p>
              </table:table-cell>
              <table:table-cell office:value-type="float" office:value="1.60253">
                <text:p>1.6025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1.54068">
                <text:p>1.54068</text:p>
              </table:table-cell>
              <table:table-cell office:value-type="float" office:value="-1.24144">
                <text:p>-1.24144</text:p>
              </table:table-cell>
              <table:table-cell office:value-type="float" office:value="1.60162">
                <text:p>1.6016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1.54151">
                <text:p>1.54151</text:p>
              </table:table-cell>
              <table:table-cell office:value-type="float" office:value="-1.23144">
                <text:p>-1.23144</text:p>
              </table:table-cell>
              <table:table-cell office:value-type="float" office:value="1.60076">
                <text:p>1.6007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1.54229">
                <text:p>1.54229</text:p>
              </table:table-cell>
              <table:table-cell office:value-type="float" office:value="-1.22145">
                <text:p>-1.22145</text:p>
              </table:table-cell>
              <table:table-cell office:value-type="float" office:value="1.59995">
                <text:p>1.5999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1.54303">
                <text:p>1.54303</text:p>
              </table:table-cell>
              <table:table-cell office:value-type="float" office:value="-1.21145">
                <text:p>-1.21145</text:p>
              </table:table-cell>
              <table:table-cell office:value-type="float" office:value="1.59918">
                <text:p>1.5991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1.54373">
                <text:p>1.54373</text:p>
              </table:table-cell>
              <table:table-cell office:value-type="float" office:value="-1.20145">
                <text:p>-1.20145</text:p>
              </table:table-cell>
              <table:table-cell office:value-type="float" office:value="1.59844">
                <text:p>1.5984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1.54439">
                <text:p>1.54439</text:p>
              </table:table-cell>
              <table:table-cell office:value-type="float" office:value="-1.19146">
                <text:p>-1.19146</text:p>
              </table:table-cell>
              <table:table-cell office:value-type="float" office:value="1.59775">
                <text:p>1.5977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1.54502">
                <text:p>1.54502</text:p>
              </table:table-cell>
              <table:table-cell office:value-type="float" office:value="-1.18146">
                <text:p>-1.18146</text:p>
              </table:table-cell>
              <table:table-cell office:value-type="float" office:value="1.59708">
                <text:p>1.5970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1.54562">
                <text:p>1.54562</text:p>
              </table:table-cell>
              <table:table-cell office:value-type="float" office:value="-1.17146">
                <text:p>-1.17146</text:p>
              </table:table-cell>
              <table:table-cell office:value-type="float" office:value="1.59645">
                <text:p>1.5964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1.54619">
                <text:p>1.54619</text:p>
              </table:table-cell>
              <table:table-cell office:value-type="float" office:value="-1.16147">
                <text:p>-1.16147</text:p>
              </table:table-cell>
              <table:table-cell office:value-type="float" office:value="1.59584">
                <text:p>1.5958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1.54673">
                <text:p>1.54673</text:p>
              </table:table-cell>
              <table:table-cell office:value-type="float" office:value="-1.15147">
                <text:p>-1.15147</text:p>
              </table:table-cell>
              <table:table-cell office:value-type="float" office:value="1.59526">
                <text:p>1.595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